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31.84mm"/>
    </style:style>
    <style:style style:name="co22" style:family="table-column">
      <style:table-column-properties fo:break-before="auto" style:column-width="111.97mm"/>
    </style:style>
    <style:style style:name="co23" style:family="table-column">
      <style:table-column-properties fo:break-before="auto" style:column-width="45.83mm"/>
    </style:style>
    <style:style style:name="co2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92.85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02.2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57.19mm"/>
    </style:style>
    <style:style style:name="co11" style:family="table-column">
      <style:table-column-properties fo:break-before="auto" style:column-width="5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40.3mm"/>
    </style:style>
    <style:style style:name="co15" style:family="table-column">
      <style:table-column-properties fo:break-before="auto" style:column-width="41.59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94.58mm"/>
    </style:style>
    <style:style style:name="co18" style:family="table-column">
      <style:table-column-properties fo:break-before="auto" style:column-width="82.06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76.61mm"/>
    </style:style>
    <style:style style:name="co25" style:family="table-column">
      <style:table-column-properties fo:break-before="auto" style:column-width="54.82mm"/>
    </style:style>
    <style:style style:name="co26" style:family="table-column">
      <style:table-column-properties fo:break-before="auto" style:column-width="50.46mm"/>
    </style:style>
    <style:style style:name="co27" style:family="table-column">
      <style:table-column-properties fo:break-before="auto" style:column-width="46.04mm"/>
    </style:style>
    <style:style style:name="co28" style:family="table-column">
      <style:table-column-properties fo:break-before="auto" style:column-width="30.94mm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6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6" style:family="table-cell" style:parent-style-name="Excel_20_Built-in_20_Explanatory_20_Tex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Explanatory_20_Tex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</style:style>
    <style:style style:name="ce65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6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124">
      <style:table-cell-properties fo:background-color="#ffff00" style:cell-protect="formula-hidden" style:print-content="true" style:text-align-source="fix" style:repeat-content="false" fo:border="none" style:vertical-align="middle"/>
      <style:paragraph-properties fo:text-align="center" fo:margin-left="0mm"/>
      <style:text-properties fo:color="#ffff00" fo:font-size="12pt" style:font-size-asian="12pt" style:font-size-complex="12pt"/>
    </style:style>
    <style:style style:name="ce10" style:family="table-cell" style:parent-style-name="Default" style:data-style-name="N124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0" style:family="table-cell" style:parent-style-name="Default" style:data-style-name="N124">
      <style:table-cell-properties fo:background-color="#00a800" style:cell-protect="formula-hidden" style:print-content="tru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4">
      <style:table-cell-properties style:cell-protect="formula-hidden" style:print-content="true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24">
      <style:table-cell-properties style:cell-protect="formula-hidden" style:print-content="true"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24">
      <style:table-cell-properties fo:background-color="#ffff00" style:cell-protect="formula-hidden" style:print-content="true" style:text-align-source="fix" style:repeat-content="false" fo:border="none" style:vertical-align="middle"/>
      <style:paragraph-properties fo:text-align="center" fo:margin-left="0mm"/>
      <style:text-properties fo:color="#ffff00" fo:font-size="12pt" style:font-size-asian="12pt" style:font-size-complex="12pt"/>
    </style:style>
    <style:style style:name="ce15" style:family="table-cell" style:parent-style-name="Default" style:data-style-name="N124">
      <style:table-cell-properties fo:background-color="#ffff00" style:cell-protect="protected formula-hidden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dddddd"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86" style:family="table-cell" style:parent-style-name="Default">
      <style:table-cell-properties style:cell-protect="formula-hidden" style:print-content="true"/>
      <style:text-properties fo:font-size="12pt" style:font-size-asian="12pt" style:font-size-complex="12pt"/>
    </style:style>
    <style:style style:name="ce21" style:family="table-cell" style:parent-style-name="Default" style:data-style-name="N124">
      <style:table-cell-properties style:cell-protect="formula-hidden" style:print-content="true"/>
      <style:text-properties fo:font-size="12pt" style:font-size-asian="12pt" style:font-size-complex="12pt"/>
    </style:style>
    <style:style style:name="ce22" style:family="table-cell" style:parent-style-name="Default" style:data-style-name="N124">
      <style:table-cell-properties style:cell-protect="formula-hidden" style:print-content="true"/>
      <style:text-properties fo:font-size="12pt" style:font-size-asian="12pt" style:font-size-complex="12pt"/>
    </style:style>
    <style:style style:name="ce23" style:family="table-cell" style:parent-style-name="Default" style:data-style-name="N124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24">
      <style:table-cell-properties fo:background-color="#dddddd" style:cell-protect="formula-hidden" style:print-content="tru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24">
      <style:table-cell-properties style:cell-protect="formula-hidden" style:print-content="tru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24">
      <style:table-cell-properties fo:background-color="#ffff00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00" fo:font-size="12pt" style:font-size-asian="12pt" style:font-size-complex="12pt"/>
    </style:style>
    <style:style style:name="ce26" style:family="table-cell" style:parent-style-name="Default" style:data-style-name="N124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124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 style:data-style-name="N124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97" style:family="table-cell" style:parent-style-name="Default" style:data-style-name="N126">
      <style:table-cell-properties fo:background-color="#dddddd" style:cell-protect="none" style:print-content="tru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24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 style:data-style-name="N124">
      <style:table-cell-properties fo:background-color="#ffff00" style:cell-protect="protected" style:print-content="true" fo:border="0.06pt solid #000000" style:vertical-align="middle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3" style:family="table-cell" style:parent-style-name="Default" style:data-style-name="N124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24">
      <style:table-cell-properties style:cell-protect="protected formula-hidden" style:print-content="true" fo:border="none"/>
      <style:text-properties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35" style:family="table-cell" style:parent-style-name="Default" style:data-style-name="N124">
      <style:table-cell-properties style:cell-protect="protected formula-hidden" style:print-content="true" fo:border="none"/>
      <style:text-properties fo:font-size="12pt" style:font-size-asian="12pt" style:font-size-complex="12pt"/>
    </style:style>
    <style:style style:name="ce36" style:family="table-cell" style:parent-style-name="Default" style:data-style-name="N124">
      <style:table-cell-properties fo:background-color="#ffff00" style:cell-protect="protected" style:print-content="true" fo:border="0.06pt solid #000000" style:vertical-align="middle"/>
      <style:text-properties fo:font-size="10pt" style:font-size-asian="10pt" style:font-size-complex="10pt"/>
    </style:style>
    <style:style style:name="ce37" style:family="table-cell" style:parent-style-name="Default" style:data-style-name="N124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124"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7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f00" style:cell-protect="protected" style:print-content="true" fo:border="0.06pt solid #000000" style:vertical-align="middle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52" style:family="table-cell" style:parent-style-name="Default">
      <style:table-cell-properties style:cell-protect="protected formula-hidden" style:print-content="true" fo:border="none"/>
      <style:text-properties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3" style:family="table-cell" style:parent-style-name="Default" style:data-style-name="N100">
      <style:table-cell-properties style:cell-protect="protected formula-hidden" style:print-content="true" fo:border="none"/>
      <style:text-properties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4" style:family="table-cell" style:parent-style-name="Default">
      <style:table-cell-properties style:cell-protect="protected formula-hidden" style:print-content="true" fo:border="none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00" style:cell-protect="protected" style:print-content="true" fo:border="0.06pt solid #000000" style:vertical-align="middle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ffff00"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Default" style:data-style-name="N126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ff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ffff00" style:cell-protect="protected" style:print-content="true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ff00" style:cell-protect="protected" style:print-content="true" style:text-align-source="fix" style:repeat-content="false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cell-protect="none" style:print-content="true"/>
      <style:text-properties fo:font-size="10pt" style:font-size-asian="10pt" style:font-size-complex="10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cell-protect="protected formula-hidden" style:print-content="true"/>
    </style:style>
    <style:style style:name="ce75" style:family="table-cell" style:parent-style-name="Default">
      <style:table-cell-properties style:cell-protect="protected formula-hidden" style:print-content="true"/>
      <style:text-properties style:font-name="Liberation Sans" style:font-name-asian="Arial Unicode MS" style:font-name-complex="Arial Unicode MS"/>
    </style:style>
    <style:style style:name="ce76" style:family="table-cell" style:parent-style-name="Default">
      <style:text-properties style:font-name="Liberation Sans" style:font-name-asian="Arial Unicode MS" style:font-name-complex="Arial Unicode MS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Excel_20_Built-in_20_Explanatory_20_Tex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style:rotation-align="none"/>
    </style:style>
    <style:style style:name="ce149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Explanatory_20_Tex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52" style:family="table-cell" style:parent-style-name="Default">
      <style:text-properties fo:font-size="11pt" style:font-size-asian="11pt" style:font-size-complex="11pt"/>
    </style:style>
  </office:automatic-styles>
  <office:body>
    <office:spreadsheet>
      <table:content-validations>
        <table:content-validation table:name="val1" table:base-cell-address="usuários.A3">
          <table:error-message table:message-type="stop" table:display="true"/>
        </table:content-validation>
        <table:content-validation table:name="val2" table:condition="of:cell-content-is-in-list(&quot;.1anoA&quot;;&quot;.1anoB&quot;;&quot;.1anoC&quot;;&quot;.1anoD&quot;;&quot;&quot;;&quot;.2anoA&quot;;&quot;.2anoB&quot;;&quot;.2anoC&quot;;&quot;.2anoD&quot;;&quot;.2anoE&quot;;&quot;.2anoF&quot;;&quot;.2anoG&quot;;&quot;.2anoH&quot;;&quot;&quot;;&quot;.3anoA&quot;;&quot;.3anoB&quot;;&quot;.3anoC&quot;;&quot;.3anoD&quot;;&quot;.3anoE&quot;;&quot;.3anoF&quot;;&quot;.3anoG&quot;;&quot;.3anoH&quot;;&quot;&quot;;&quot;.4anoA&quot;;&quot;.4anoB&quot;;&quot;.4anoC&quot;;&quot;.4anoD&quot;;&quot;.4anoE&quot;;&quot;.4anoF&quot;;&quot;.4anoG&quot;;&quot;.4anoH&quot;;&quot;&quot;;&quot;.5anoA&quot;;&quot;.5anoB&quot;;&quot;.5anoC&quot;;&quot;.5anoD&quot;;&quot;.5anoE&quot;;&quot;.5anoF&quot;;&quot;.5anoG&quot;;&quot;.5anoH&quot;;&quot;&quot;;&quot;.8anoA&quot;;&quot;.8anoA&quot;;&quot;.8anoB&quot;;&quot;.8anoC&quot;;&quot;.8anoD&quot;;&quot;.8anoE&quot;;&quot;.8anoF&quot;;&quot;.8anoG&quot;;&quot;.8anoH&quot;;&quot;&quot;;&quot;.9anoA&quot;;&quot;.9anoB&quot;;&quot;.9anoC&quot;;&quot;.9anoD&quot;;&quot;.9anoE&quot;;&quot;.9anoF&quot;;&quot;.9anoG&quot;;&quot;.9anoH&quot;;&quot;&quot;;&quot;Se Liga - Mamhã&quot;;&quot;Se Liga - Tarde&quot;;&quot;&quot;;&quot;Acelera - Manhã&quot;;&quot;Acelera - Tarde&quot;)" table:allow-empty-cell="true" table:display-list="unsorted" table:base-cell-address="usuários.C3">
          <table:error-message table:message-type="stop" table:display="true"/>
        </table:content-validation>
        <table:content-validation table:name="val3" table:condition="of:cell-content-is-in-list(&quot;simrede1.&quot;;&quot;simrede2.&quot;;&quot;simrede3.&quot;;&quot;simrede4.&quot;;&quot;simrede5.&quot;;&quot;&quot;;&quot;simrede6.&quot;;&quot;simrede7.&quot;;&quot;simrede8.&quot;;&quot;simrede9.&quot;;&quot;&quot;;&quot;se_liga&quot;;&quot;acelera&quot;)" table:allow-empty-cell="true" table:display-list="unsorted" table:base-cell-address="usuários.E3">
          <table:error-message table:message-type="stop" table:display="true"/>
        </table:content-validation>
      </table:content-validations>
      <table:table table:name="usuários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5" table:default-cell-style-name="ce13"/>
        <table:table-column table:style-name="co6" table:default-cell-style-name="ce22"/>
        <table:table-column table:style-name="co7" table:default-cell-style-name="ce24"/>
        <table:table-column table:style-name="co8" table:default-cell-style-name="ce27"/>
        <table:table-column table:style-name="co9" table:default-cell-style-name="ce31"/>
        <table:table-column table:style-name="co10" table:visibility="collapse" table:default-cell-style-name="ce35"/>
        <table:table-column table:style-name="co11" table:visibility="collapse" table:default-cell-style-name="ce37"/>
        <table:table-column table:style-name="co12" table:visibility="collapse" table:default-cell-style-name="ce37"/>
        <table:table-column table:style-name="co13" table:visibility="collapse" table:default-cell-style-name="ce37"/>
        <table:table-column table:style-name="co12" table:visibility="collapse" table:default-cell-style-name="ce37"/>
        <table:table-column table:style-name="co12" table:number-columns-repeated="1008" table:default-cell-style-name="ce42"/>
        <table:table-column table:style-name="co12" table:number-columns-repeated="4" table:default-cell-style-name="ce41"/>
        <table:table-row table:style-name="ro3" table:visibility="collapse">
          <table:table-cell table:style-name="ce9" office:value-type="string" calcext:value-type="string">
            <text:p>lastname</text:p>
          </table:table-cell>
          <table:table-cell table:style-name="ce14" office:value-type="string" calcext:value-type="string">
            <text:p>firstname</text:p>
          </table:table-cell>
          <table:table-cell table:style-name="ce9" office:value-type="string" calcext:value-type="string">
            <text:p>department</text:p>
          </table:table-cell>
          <table:table-cell table:style-name="ce25" office:value-type="string" calcext:value-type="string">
            <text:p>institution</text:p>
          </table:table-cell>
          <table:table-cell table:style-name="ce28" office:value-type="string" calcext:value-type="string">
            <text:p>course1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city</text:p>
          </table:table-cell>
          <table:table-cell table:style-name="ce28" office:value-type="string" calcext:value-type="string">
            <text:p>country</text:p>
          </table:table-cell>
          <table:table-cell table:style-name="ce28" office:value-type="string" calcext:value-type="string">
            <text:p>password</text:p>
          </table:table-cell>
          <table:table-cell table:style-name="ce39" table:number-columns-repeated="1008"/>
          <table:table-cell table:number-columns-repeated="4"/>
        </table:table-row>
        <table:table-row table:style-name="ro3">
          <table:table-cell table:style-name="ce10" office:value-type="string" calcext:value-type="string">
            <text:p>ID SIEM</text:p>
          </table:table-cell>
          <table:table-cell table:style-name="ce15" office:value-type="string" calcext:value-type="string">
            <text:p>NOME COMPLETO</text:p>
          </table:table-cell>
          <table:table-cell table:style-name="ce23" office:value-type="string" calcext:value-type="string">
            <text:p>TURMA</text:p>
          </table:table-cell>
          <table:table-cell table:style-name="ce10" office:value-type="string" calcext:value-type="string">
            <text:p>NOME DA ESCOLA</text:p>
          </table:table-cell>
          <table:table-cell table:style-name="ce29" office:value-type="string" calcext:value-type="string">
            <text:p>CURSO</text:p>
          </table:table-cell>
          <table:table-cell table:style-name="ce32"/>
          <table:table-cell table:style-name="ce36" table:number-columns-repeated="4"/>
          <table:table-cell table:style-name="ce40" table:number-columns-repeated="1012"/>
        </table:table-row>
        <table:table-row table:style-name="ro3">
          <table:table-cell table:style-name="ce60" table:content-validation-name="val1" office:value-type="float" office:value="213" calcext:value-type="float">
            <text:p>213</text:p>
          </table:table-cell>
          <table:table-cell table:style-name="ce80" office:value-type="string" calcext:value-type="string">
            <text:p>Miguel dos Santos Silva</text:p>
          </table:table-cell>
          <table:table-cell table:style-name="ce90" table:content-validation-name="val2" office:value-type="string" calcext:value-type="string">
            <text:p>.1anoA</text:p>
          </table:table-cell>
          <table:table-cell table:style-name="ce26" table:formula="of:=IFERROR([usuários_2.L3];&quot;&quot;)" office:value-type="string" office:string-value="EDUCANDÁRIO JOÃO XXIII" calcext:value-type="string">
            <text:p>EDUCANDÁRIO JOÃO XXIII</text:p>
          </table:table-cell>
          <table:table-cell table:style-name="ce97" table:content-validation-name="val3" office:value-type="string" calcext:value-type="string">
            <text:p>simrede1.</text:p>
          </table:table-cell>
          <table:table-cell table:style-name="ce33" table:formula="of:=IF(ISERR([usuários_2.D3]);&quot;&quot;;[usuários_2.D3])" office:value-type="string" office:string-value="2131" calcext:value-type="string">
            <text:p>2131</text:p>
          </table:table-cell>
          <table:table-cell table:style-name="ce33" table:formula="of:=IF(ISERR([usuários_2.E3]);&quot;&quot;;[usuários_2.E3])" office:value-type="string" office:string-value="2131@gmail.com" calcext:value-type="string">
            <text:p>2131@gmail.com</text:p>
          </table:table-cell>
          <table:table-cell table:style-name="ce33" table:formula="of:=IF(ISBLANK([.B3]);&quot;&quot;;[usuários_2.G3])" office:value-type="string" office:string-value="Juazeiro" calcext:value-type="string">
            <text:p>Juazeiro</text:p>
          </table:table-cell>
          <table:table-cell table:style-name="ce33" table:formula="of:=IF(ISBLANK([.B3]);&quot;&quot;;[usuários_2.H3])" office:value-type="string" office:string-value="BR" calcext:value-type="string">
            <text:p>BR</text:p>
          </table:table-cell>
          <table:table-cell table:style-name="ce33" table:formula="of:=IF(ISBLANK([.B3]);&quot;&quot;;[usuários_2.I3])" office:value-type="float" office:value="123456" calcext:value-type="float">
            <text:p>123456</text:p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]" office:value-type="float" office:value="213" calcext:value-type="float">
            <text:p>213</text:p>
          </table:table-cell>
          <table:table-cell table:style-name="ce81"/>
          <table:table-cell table:style-name="ce11" table:content-validation-name="val2"/>
          <table:table-cell table:style-name="ce26" table:formula="of:=IFERROR([usuários_2.L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]);&quot;&quot;;[usuários_2.D4])" office:value-type="string" office:string-value="2132" calcext:value-type="string">
            <text:p>2132</text:p>
          </table:table-cell>
          <table:table-cell table:style-name="ce33" table:formula="of:=IF(ISERR([usuários_2.E4]);&quot;&quot;;[usuários_2.E4])" office:value-type="string" office:string-value="2132@gmail.com" calcext:value-type="string">
            <text:p>2132@gmail.com</text:p>
          </table:table-cell>
          <table:table-cell table:style-name="ce33" table:formula="of:=IF(ISBLANK([.B4]);&quot;&quot;;[usuários_2.G4])">
            <text:p/>
          </table:table-cell>
          <table:table-cell table:style-name="ce33" table:formula="of:=IF(ISBLANK([.B4]);&quot;&quot;;[usuários_2.H4])">
            <text:p/>
          </table:table-cell>
          <table:table-cell table:style-name="ce33" table:formula="of:=IF(ISBLANK([.B4]);&quot;&quot;;[usuários_2.I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]);&quot;&quot;;[usuários_2.D5])" office:value-type="string" office:string-value="2133" calcext:value-type="string">
            <text:p>2133</text:p>
          </table:table-cell>
          <table:table-cell table:style-name="ce33" table:formula="of:=IF(ISERR([usuários_2.E5]);&quot;&quot;;[usuários_2.E5])" office:value-type="string" office:string-value="2133@gmail.com" calcext:value-type="string">
            <text:p>2133@gmail.com</text:p>
          </table:table-cell>
          <table:table-cell table:style-name="ce33" table:formula="of:=IF(ISBLANK([.B5]);&quot;&quot;;[usuários_2.G5])">
            <text:p/>
          </table:table-cell>
          <table:table-cell table:style-name="ce33" table:formula="of:=IF(ISBLANK([.B5]);&quot;&quot;;[usuários_2.H5])">
            <text:p/>
          </table:table-cell>
          <table:table-cell table:style-name="ce33" table:formula="of:=IF(ISBLANK([.B5]);&quot;&quot;;[usuários_2.I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]);&quot;&quot;;[usuários_2.D6])" office:value-type="string" office:string-value="2134" calcext:value-type="string">
            <text:p>2134</text:p>
          </table:table-cell>
          <table:table-cell table:style-name="ce33" table:formula="of:=IF(ISERR([usuários_2.E6]);&quot;&quot;;[usuários_2.E6])" office:value-type="string" office:string-value="2134@gmail.com" calcext:value-type="string">
            <text:p>2134@gmail.com</text:p>
          </table:table-cell>
          <table:table-cell table:style-name="ce33" table:formula="of:=IF(ISBLANK([.B6]);&quot;&quot;;[usuários_2.G6])">
            <text:p/>
          </table:table-cell>
          <table:table-cell table:style-name="ce33" table:formula="of:=IF(ISBLANK([.B6]);&quot;&quot;;[usuários_2.H6])">
            <text:p/>
          </table:table-cell>
          <table:table-cell table:style-name="ce33" table:formula="of:=IF(ISBLANK([.B6]);&quot;&quot;;[usuários_2.I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6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]);&quot;&quot;;[usuários_2.D7])" office:value-type="string" office:string-value="2135" calcext:value-type="string">
            <text:p>2135</text:p>
          </table:table-cell>
          <table:table-cell table:style-name="ce33" table:formula="of:=IF(ISERR([usuários_2.E7]);&quot;&quot;;[usuários_2.E7])" office:value-type="string" office:string-value="2135@gmail.com" calcext:value-type="string">
            <text:p>2135@gmail.com</text:p>
          </table:table-cell>
          <table:table-cell table:style-name="ce33" table:formula="of:=IF(ISBLANK([.B7]);&quot;&quot;;[usuários_2.G7])">
            <text:p/>
          </table:table-cell>
          <table:table-cell table:style-name="ce33" table:formula="of:=IF(ISBLANK([.B7]);&quot;&quot;;[usuários_2.H7])">
            <text:p/>
          </table:table-cell>
          <table:table-cell table:style-name="ce33" table:formula="of:=IF(ISBLANK([.B7]);&quot;&quot;;[usuários_2.I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7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]);&quot;&quot;;[usuários_2.D8])" office:value-type="string" office:string-value="2136" calcext:value-type="string">
            <text:p>2136</text:p>
          </table:table-cell>
          <table:table-cell table:style-name="ce33" table:formula="of:=IF(ISERR([usuários_2.E8]);&quot;&quot;;[usuários_2.E8])" office:value-type="string" office:string-value="2136@gmail.com" calcext:value-type="string">
            <text:p>2136@gmail.com</text:p>
          </table:table-cell>
          <table:table-cell table:style-name="ce33" table:formula="of:=IF(ISBLANK([.B8]);&quot;&quot;;[usuários_2.G8])">
            <text:p/>
          </table:table-cell>
          <table:table-cell table:style-name="ce33" table:formula="of:=IF(ISBLANK([.B8]);&quot;&quot;;[usuários_2.H8])">
            <text:p/>
          </table:table-cell>
          <table:table-cell table:style-name="ce33" table:formula="of:=IF(ISBLANK([.B8]);&quot;&quot;;[usuários_2.I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8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]);&quot;&quot;;[usuários_2.D9])" office:value-type="string" office:string-value="2137" calcext:value-type="string">
            <text:p>2137</text:p>
          </table:table-cell>
          <table:table-cell table:style-name="ce33" table:formula="of:=IF(ISERR([usuários_2.E9]);&quot;&quot;;[usuários_2.E9])" office:value-type="string" office:string-value="2137@gmail.com" calcext:value-type="string">
            <text:p>2137@gmail.com</text:p>
          </table:table-cell>
          <table:table-cell table:style-name="ce33" table:formula="of:=IF(ISBLANK([.B9]);&quot;&quot;;[usuários_2.G9])">
            <text:p/>
          </table:table-cell>
          <table:table-cell table:style-name="ce33" table:formula="of:=IF(ISBLANK([.B9]);&quot;&quot;;[usuários_2.H9])">
            <text:p/>
          </table:table-cell>
          <table:table-cell table:style-name="ce33" table:formula="of:=IF(ISBLANK([.B9]);&quot;&quot;;[usuários_2.I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9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]);&quot;&quot;;[usuários_2.D10])" office:value-type="string" office:string-value="2138" calcext:value-type="string">
            <text:p>2138</text:p>
          </table:table-cell>
          <table:table-cell table:style-name="ce33" table:formula="of:=IF(ISERR([usuários_2.E10]);&quot;&quot;;[usuários_2.E10])" office:value-type="string" office:string-value="2138@gmail.com" calcext:value-type="string">
            <text:p>2138@gmail.com</text:p>
          </table:table-cell>
          <table:table-cell table:style-name="ce33" table:formula="of:=IF(ISBLANK([.B10]);&quot;&quot;;[usuários_2.G10])">
            <text:p/>
          </table:table-cell>
          <table:table-cell table:style-name="ce33" table:formula="of:=IF(ISBLANK([.B10]);&quot;&quot;;[usuários_2.H10])">
            <text:p/>
          </table:table-cell>
          <table:table-cell table:style-name="ce33" table:formula="of:=IF(ISBLANK([.B10]);&quot;&quot;;[usuários_2.I1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0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]);&quot;&quot;;[usuários_2.D11])" office:value-type="string" office:string-value="2139" calcext:value-type="string">
            <text:p>2139</text:p>
          </table:table-cell>
          <table:table-cell table:style-name="ce33" table:formula="of:=IF(ISERR([usuários_2.E11]);&quot;&quot;;[usuários_2.E11])" office:value-type="string" office:string-value="2139@gmail.com" calcext:value-type="string">
            <text:p>2139@gmail.com</text:p>
          </table:table-cell>
          <table:table-cell table:style-name="ce33" table:formula="of:=IF(ISBLANK([.B11]);&quot;&quot;;[usuários_2.G11])">
            <text:p/>
          </table:table-cell>
          <table:table-cell table:style-name="ce33" table:formula="of:=IF(ISBLANK([.B11]);&quot;&quot;;[usuários_2.H11])">
            <text:p/>
          </table:table-cell>
          <table:table-cell table:style-name="ce33" table:formula="of:=IF(ISBLANK([.B11]);&quot;&quot;;[usuários_2.I1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1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]);&quot;&quot;;[usuários_2.D12])" office:value-type="string" office:string-value="21310" calcext:value-type="string">
            <text:p>21310</text:p>
          </table:table-cell>
          <table:table-cell table:style-name="ce33" table:formula="of:=IF(ISERR([usuários_2.E12]);&quot;&quot;;[usuários_2.E12])" office:value-type="string" office:string-value="21310@gmail.com" calcext:value-type="string">
            <text:p>21310@gmail.com</text:p>
          </table:table-cell>
          <table:table-cell table:style-name="ce33" table:formula="of:=IF(ISBLANK([.B12]);&quot;&quot;;[usuários_2.G12])">
            <text:p/>
          </table:table-cell>
          <table:table-cell table:style-name="ce33" table:formula="of:=IF(ISBLANK([.B12]);&quot;&quot;;[usuários_2.H12])">
            <text:p/>
          </table:table-cell>
          <table:table-cell table:style-name="ce33" table:formula="of:=IF(ISBLANK([.B12]);&quot;&quot;;[usuários_2.I1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]);&quot;&quot;;[usuários_2.D13])" office:value-type="string" office:string-value="21311" calcext:value-type="string">
            <text:p>21311</text:p>
          </table:table-cell>
          <table:table-cell table:style-name="ce33" table:formula="of:=IF(ISERR([usuários_2.E13]);&quot;&quot;;[usuários_2.E13])" office:value-type="string" office:string-value="21311@gmail.com" calcext:value-type="string">
            <text:p>21311@gmail.com</text:p>
          </table:table-cell>
          <table:table-cell table:style-name="ce33" table:formula="of:=IF(ISBLANK([.B13]);&quot;&quot;;[usuários_2.G13])">
            <text:p/>
          </table:table-cell>
          <table:table-cell table:style-name="ce33" table:formula="of:=IF(ISBLANK([.B13]);&quot;&quot;;[usuários_2.H13])">
            <text:p/>
          </table:table-cell>
          <table:table-cell table:style-name="ce33" table:formula="of:=IF(ISBLANK([.B13]);&quot;&quot;;[usuários_2.I1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]);&quot;&quot;;[usuários_2.D14])" office:value-type="string" office:string-value="21312" calcext:value-type="string">
            <text:p>21312</text:p>
          </table:table-cell>
          <table:table-cell table:style-name="ce33" table:formula="of:=IF(ISERR([usuários_2.E14]);&quot;&quot;;[usuários_2.E14])" office:value-type="string" office:string-value="21312@gmail.com" calcext:value-type="string">
            <text:p>21312@gmail.com</text:p>
          </table:table-cell>
          <table:table-cell table:style-name="ce33" table:formula="of:=IF(ISBLANK([.B14]);&quot;&quot;;[usuários_2.G14])">
            <text:p/>
          </table:table-cell>
          <table:table-cell table:style-name="ce33" table:formula="of:=IF(ISBLANK([.B14]);&quot;&quot;;[usuários_2.H14])">
            <text:p/>
          </table:table-cell>
          <table:table-cell table:style-name="ce33" table:formula="of:=IF(ISBLANK([.B14]);&quot;&quot;;[usuários_2.I1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]);&quot;&quot;;[usuários_2.D15])" office:value-type="string" office:string-value="21313" calcext:value-type="string">
            <text:p>21313</text:p>
          </table:table-cell>
          <table:table-cell table:style-name="ce33" table:formula="of:=IF(ISERR([usuários_2.E15]);&quot;&quot;;[usuários_2.E15])" office:value-type="string" office:string-value="21313@gmail.com" calcext:value-type="string">
            <text:p>21313@gmail.com</text:p>
          </table:table-cell>
          <table:table-cell table:style-name="ce33" table:formula="of:=IF(ISBLANK([.B15]);&quot;&quot;;[usuários_2.G15])">
            <text:p/>
          </table:table-cell>
          <table:table-cell table:style-name="ce33" table:formula="of:=IF(ISBLANK([.B15]);&quot;&quot;;[usuários_2.H15])">
            <text:p/>
          </table:table-cell>
          <table:table-cell table:style-name="ce33" table:formula="of:=IF(ISBLANK([.B15]);&quot;&quot;;[usuários_2.I1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]);&quot;&quot;;[usuários_2.D16])" office:value-type="string" office:string-value="21314" calcext:value-type="string">
            <text:p>21314</text:p>
          </table:table-cell>
          <table:table-cell table:style-name="ce33" table:formula="of:=IF(ISERR([usuários_2.E16]);&quot;&quot;;[usuários_2.E16])" office:value-type="string" office:string-value="21314@gmail.com" calcext:value-type="string">
            <text:p>21314@gmail.com</text:p>
          </table:table-cell>
          <table:table-cell table:style-name="ce33" table:formula="of:=IF(ISBLANK([.B16]);&quot;&quot;;[usuários_2.G16])">
            <text:p/>
          </table:table-cell>
          <table:table-cell table:style-name="ce33" table:formula="of:=IF(ISBLANK([.B16]);&quot;&quot;;[usuários_2.H16])">
            <text:p/>
          </table:table-cell>
          <table:table-cell table:style-name="ce33" table:formula="of:=IF(ISBLANK([.B16]);&quot;&quot;;[usuários_2.I1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]);&quot;&quot;;[usuários_2.D17])" office:value-type="string" office:string-value="21315" calcext:value-type="string">
            <text:p>21315</text:p>
          </table:table-cell>
          <table:table-cell table:style-name="ce33" table:formula="of:=IF(ISERR([usuários_2.E17]);&quot;&quot;;[usuários_2.E17])" office:value-type="string" office:string-value="21315@gmail.com" calcext:value-type="string">
            <text:p>21315@gmail.com</text:p>
          </table:table-cell>
          <table:table-cell table:style-name="ce33" table:formula="of:=IF(ISBLANK([.B17]);&quot;&quot;;[usuários_2.G17])">
            <text:p/>
          </table:table-cell>
          <table:table-cell table:style-name="ce33" table:formula="of:=IF(ISBLANK([.B17]);&quot;&quot;;[usuários_2.H17])">
            <text:p/>
          </table:table-cell>
          <table:table-cell table:style-name="ce33" table:formula="of:=IF(ISBLANK([.B17]);&quot;&quot;;[usuários_2.I1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]);&quot;&quot;;[usuários_2.D18])" office:value-type="string" office:string-value="21316" calcext:value-type="string">
            <text:p>21316</text:p>
          </table:table-cell>
          <table:table-cell table:style-name="ce33" table:formula="of:=IF(ISERR([usuários_2.E18]);&quot;&quot;;[usuários_2.E18])" office:value-type="string" office:string-value="21316@gmail.com" calcext:value-type="string">
            <text:p>21316@gmail.com</text:p>
          </table:table-cell>
          <table:table-cell table:style-name="ce33" table:formula="of:=IF(ISBLANK([.B18]);&quot;&quot;;[usuários_2.G18])">
            <text:p/>
          </table:table-cell>
          <table:table-cell table:style-name="ce33" table:formula="of:=IF(ISBLANK([.B18]);&quot;&quot;;[usuários_2.H18])">
            <text:p/>
          </table:table-cell>
          <table:table-cell table:style-name="ce33" table:formula="of:=IF(ISBLANK([.B18]);&quot;&quot;;[usuários_2.I1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1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]);&quot;&quot;;[usuários_2.D19])" office:value-type="string" office:string-value="21317" calcext:value-type="string">
            <text:p>21317</text:p>
          </table:table-cell>
          <table:table-cell table:style-name="ce33" table:formula="of:=IF(ISERR([usuários_2.E19]);&quot;&quot;;[usuários_2.E19])" office:value-type="string" office:string-value="21317@gmail.com" calcext:value-type="string">
            <text:p>21317@gmail.com</text:p>
          </table:table-cell>
          <table:table-cell table:style-name="ce33" table:formula="of:=IF(ISBLANK([.B19]);&quot;&quot;;[usuários_2.G19])">
            <text:p/>
          </table:table-cell>
          <table:table-cell table:style-name="ce33" table:formula="of:=IF(ISBLANK([.B19]);&quot;&quot;;[usuários_2.H19])">
            <text:p/>
          </table:table-cell>
          <table:table-cell table:style-name="ce33" table:formula="of:=IF(ISBLANK([.B19]);&quot;&quot;;[usuários_2.I1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2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]);&quot;&quot;;[usuários_2.D20])" office:value-type="string" office:string-value="21318" calcext:value-type="string">
            <text:p>21318</text:p>
          </table:table-cell>
          <table:table-cell table:style-name="ce33" table:formula="of:=IF(ISERR([usuários_2.E20]);&quot;&quot;;[usuários_2.E20])" office:value-type="string" office:string-value="21318@gmail.com" calcext:value-type="string">
            <text:p>21318@gmail.com</text:p>
          </table:table-cell>
          <table:table-cell table:style-name="ce33" table:formula="of:=IF(ISBLANK([.B20]);&quot;&quot;;[usuários_2.G20])">
            <text:p/>
          </table:table-cell>
          <table:table-cell table:style-name="ce33" table:formula="of:=IF(ISBLANK([.B20]);&quot;&quot;;[usuários_2.H20])">
            <text:p/>
          </table:table-cell>
          <table:table-cell table:style-name="ce33" table:formula="of:=IF(ISBLANK([.B20]);&quot;&quot;;[usuários_2.I2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0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2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]);&quot;&quot;;[usuários_2.D21])" office:value-type="string" office:string-value="21319" calcext:value-type="string">
            <text:p>21319</text:p>
          </table:table-cell>
          <table:table-cell table:style-name="ce33" table:formula="of:=IF(ISERR([usuários_2.E21]);&quot;&quot;;[usuários_2.E21])" office:value-type="string" office:string-value="21319@gmail.com" calcext:value-type="string">
            <text:p>21319@gmail.com</text:p>
          </table:table-cell>
          <table:table-cell table:style-name="ce33" table:formula="of:=IF(ISBLANK([.B21]);&quot;&quot;;[usuários_2.G21])">
            <text:p/>
          </table:table-cell>
          <table:table-cell table:style-name="ce33" table:formula="of:=IF(ISBLANK([.B21]);&quot;&quot;;[usuários_2.H21])">
            <text:p/>
          </table:table-cell>
          <table:table-cell table:style-name="ce33" table:formula="of:=IF(ISBLANK([.B21]);&quot;&quot;;[usuários_2.I2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1]" office:value-type="float" office:value="213" calcext:value-type="float">
            <text:p>213</text:p>
          </table:table-cell>
          <table:table-cell table:style-name="ce82"/>
          <table:table-cell table:style-name="ce11" table:content-validation-name="val2"/>
          <table:table-cell table:style-name="ce26" table:formula="of:=IFERROR([usuários_2.L2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]);&quot;&quot;;[usuários_2.D22])" office:value-type="string" office:string-value="21320" calcext:value-type="string">
            <text:p>21320</text:p>
          </table:table-cell>
          <table:table-cell table:style-name="ce33" table:formula="of:=IF(ISERR([usuários_2.E22]);&quot;&quot;;[usuários_2.E22])" office:value-type="string" office:string-value="21320@gmail.com" calcext:value-type="string">
            <text:p>21320@gmail.com</text:p>
          </table:table-cell>
          <table:table-cell table:style-name="ce33" table:formula="of:=IF(ISBLANK([.B22]);&quot;&quot;;[usuários_2.G22])">
            <text:p/>
          </table:table-cell>
          <table:table-cell table:style-name="ce33" table:formula="of:=IF(ISBLANK([.B22]);&quot;&quot;;[usuários_2.H22])">
            <text:p/>
          </table:table-cell>
          <table:table-cell table:style-name="ce33" table:formula="of:=IF(ISBLANK([.B22]);&quot;&quot;;[usuários_2.I2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]);&quot;&quot;;[usuários_2.D23])" office:value-type="string" office:string-value="21321" calcext:value-type="string">
            <text:p>21321</text:p>
          </table:table-cell>
          <table:table-cell table:style-name="ce33" table:formula="of:=IF(ISERR([usuários_2.E23]);&quot;&quot;;[usuários_2.E23])" office:value-type="string" office:string-value="21321@gmail.com" calcext:value-type="string">
            <text:p>21321@gmail.com</text:p>
          </table:table-cell>
          <table:table-cell table:style-name="ce33" table:formula="of:=IF(ISBLANK([.B23]);&quot;&quot;;[usuários_2.G23])">
            <text:p/>
          </table:table-cell>
          <table:table-cell table:style-name="ce33" table:formula="of:=IF(ISBLANK([.B23]);&quot;&quot;;[usuários_2.H23])">
            <text:p/>
          </table:table-cell>
          <table:table-cell table:style-name="ce33" table:formula="of:=IF(ISBLANK([.B23]);&quot;&quot;;[usuários_2.I2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]);&quot;&quot;;[usuários_2.D24])" office:value-type="string" office:string-value="21322" calcext:value-type="string">
            <text:p>21322</text:p>
          </table:table-cell>
          <table:table-cell table:style-name="ce33" table:formula="of:=IF(ISERR([usuários_2.E24]);&quot;&quot;;[usuários_2.E24])" office:value-type="string" office:string-value="21322@gmail.com" calcext:value-type="string">
            <text:p>21322@gmail.com</text:p>
          </table:table-cell>
          <table:table-cell table:style-name="ce33" table:formula="of:=IF(ISBLANK([.B24]);&quot;&quot;;[usuários_2.G24])">
            <text:p/>
          </table:table-cell>
          <table:table-cell table:style-name="ce33" table:formula="of:=IF(ISBLANK([.B24]);&quot;&quot;;[usuários_2.H24])">
            <text:p/>
          </table:table-cell>
          <table:table-cell table:style-name="ce33" table:formula="of:=IF(ISBLANK([.B24]);&quot;&quot;;[usuários_2.I2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]);&quot;&quot;;[usuários_2.D25])" office:value-type="string" office:string-value="21323" calcext:value-type="string">
            <text:p>21323</text:p>
          </table:table-cell>
          <table:table-cell table:style-name="ce33" table:formula="of:=IF(ISERR([usuários_2.E25]);&quot;&quot;;[usuários_2.E25])" office:value-type="string" office:string-value="21323@gmail.com" calcext:value-type="string">
            <text:p>21323@gmail.com</text:p>
          </table:table-cell>
          <table:table-cell table:style-name="ce33" table:formula="of:=IF(ISBLANK([.B25]);&quot;&quot;;[usuários_2.G25])">
            <text:p/>
          </table:table-cell>
          <table:table-cell table:style-name="ce33" table:formula="of:=IF(ISBLANK([.B25]);&quot;&quot;;[usuários_2.H25])">
            <text:p/>
          </table:table-cell>
          <table:table-cell table:style-name="ce33" table:formula="of:=IF(ISBLANK([.B25]);&quot;&quot;;[usuários_2.I2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]);&quot;&quot;;[usuários_2.D26])" office:value-type="string" office:string-value="21324" calcext:value-type="string">
            <text:p>21324</text:p>
          </table:table-cell>
          <table:table-cell table:style-name="ce33" table:formula="of:=IF(ISERR([usuários_2.E26]);&quot;&quot;;[usuários_2.E26])" office:value-type="string" office:string-value="21324@gmail.com" calcext:value-type="string">
            <text:p>21324@gmail.com</text:p>
          </table:table-cell>
          <table:table-cell table:style-name="ce33" table:formula="of:=IF(ISBLANK([.B26]);&quot;&quot;;[usuários_2.G26])">
            <text:p/>
          </table:table-cell>
          <table:table-cell table:style-name="ce33" table:formula="of:=IF(ISBLANK([.B26]);&quot;&quot;;[usuários_2.H26])">
            <text:p/>
          </table:table-cell>
          <table:table-cell table:style-name="ce33" table:formula="of:=IF(ISBLANK([.B26]);&quot;&quot;;[usuários_2.I2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]);&quot;&quot;;[usuários_2.D27])" office:value-type="string" office:string-value="21325" calcext:value-type="string">
            <text:p>21325</text:p>
          </table:table-cell>
          <table:table-cell table:style-name="ce33" table:formula="of:=IF(ISERR([usuários_2.E27]);&quot;&quot;;[usuários_2.E27])" office:value-type="string" office:string-value="21325@gmail.com" calcext:value-type="string">
            <text:p>21325@gmail.com</text:p>
          </table:table-cell>
          <table:table-cell table:style-name="ce33" table:formula="of:=IF(ISBLANK([.B27]);&quot;&quot;;[usuários_2.G27])">
            <text:p/>
          </table:table-cell>
          <table:table-cell table:style-name="ce33" table:formula="of:=IF(ISBLANK([.B27]);&quot;&quot;;[usuários_2.H27])">
            <text:p/>
          </table:table-cell>
          <table:table-cell table:style-name="ce33" table:formula="of:=IF(ISBLANK([.B27]);&quot;&quot;;[usuários_2.I2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]);&quot;&quot;;[usuários_2.D28])" office:value-type="string" office:string-value="21326" calcext:value-type="string">
            <text:p>21326</text:p>
          </table:table-cell>
          <table:table-cell table:style-name="ce33" table:formula="of:=IF(ISERR([usuários_2.E28]);&quot;&quot;;[usuários_2.E28])" office:value-type="string" office:string-value="21326@gmail.com" calcext:value-type="string">
            <text:p>21326@gmail.com</text:p>
          </table:table-cell>
          <table:table-cell table:style-name="ce33" table:formula="of:=IF(ISBLANK([.B28]);&quot;&quot;;[usuários_2.G28])">
            <text:p/>
          </table:table-cell>
          <table:table-cell table:style-name="ce33" table:formula="of:=IF(ISBLANK([.B28]);&quot;&quot;;[usuários_2.H28])">
            <text:p/>
          </table:table-cell>
          <table:table-cell table:style-name="ce33" table:formula="of:=IF(ISBLANK([.B28]);&quot;&quot;;[usuários_2.I2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]);&quot;&quot;;[usuários_2.D29])" office:value-type="string" office:string-value="21327" calcext:value-type="string">
            <text:p>21327</text:p>
          </table:table-cell>
          <table:table-cell table:style-name="ce33" table:formula="of:=IF(ISERR([usuários_2.E29]);&quot;&quot;;[usuários_2.E29])" office:value-type="string" office:string-value="21327@gmail.com" calcext:value-type="string">
            <text:p>21327@gmail.com</text:p>
          </table:table-cell>
          <table:table-cell table:style-name="ce33" table:formula="of:=IF(ISBLANK([.B29]);&quot;&quot;;[usuários_2.G29])">
            <text:p/>
          </table:table-cell>
          <table:table-cell table:style-name="ce33" table:formula="of:=IF(ISBLANK([.B29]);&quot;&quot;;[usuários_2.H29])">
            <text:p/>
          </table:table-cell>
          <table:table-cell table:style-name="ce33" table:formula="of:=IF(ISBLANK([.B29]);&quot;&quot;;[usuários_2.I2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2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]);&quot;&quot;;[usuários_2.D30])" office:value-type="string" office:string-value="21328" calcext:value-type="string">
            <text:p>21328</text:p>
          </table:table-cell>
          <table:table-cell table:style-name="ce33" table:formula="of:=IF(ISERR([usuários_2.E30]);&quot;&quot;;[usuários_2.E30])" office:value-type="string" office:string-value="21328@gmail.com" calcext:value-type="string">
            <text:p>21328@gmail.com</text:p>
          </table:table-cell>
          <table:table-cell table:style-name="ce33" table:formula="of:=IF(ISBLANK([.B30]);&quot;&quot;;[usuários_2.G30])">
            <text:p/>
          </table:table-cell>
          <table:table-cell table:style-name="ce33" table:formula="of:=IF(ISBLANK([.B30]);&quot;&quot;;[usuários_2.H30])">
            <text:p/>
          </table:table-cell>
          <table:table-cell table:style-name="ce33" table:formula="of:=IF(ISBLANK([.B30]);&quot;&quot;;[usuários_2.I3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]);&quot;&quot;;[usuários_2.D31])" office:value-type="string" office:string-value="21329" calcext:value-type="string">
            <text:p>21329</text:p>
          </table:table-cell>
          <table:table-cell table:style-name="ce33" table:formula="of:=IF(ISERR([usuários_2.E31]);&quot;&quot;;[usuários_2.E31])" office:value-type="string" office:string-value="21329@gmail.com" calcext:value-type="string">
            <text:p>21329@gmail.com</text:p>
          </table:table-cell>
          <table:table-cell table:style-name="ce33" table:formula="of:=IF(ISBLANK([.B31]);&quot;&quot;;[usuários_2.G31])">
            <text:p/>
          </table:table-cell>
          <table:table-cell table:style-name="ce33" table:formula="of:=IF(ISBLANK([.B31]);&quot;&quot;;[usuários_2.H31])">
            <text:p/>
          </table:table-cell>
          <table:table-cell table:style-name="ce33" table:formula="of:=IF(ISBLANK([.B31]);&quot;&quot;;[usuários_2.I3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]);&quot;&quot;;[usuários_2.D32])" office:value-type="string" office:string-value="21330" calcext:value-type="string">
            <text:p>21330</text:p>
          </table:table-cell>
          <table:table-cell table:style-name="ce33" table:formula="of:=IF(ISERR([usuários_2.E32]);&quot;&quot;;[usuários_2.E32])" office:value-type="string" office:string-value="21330@gmail.com" calcext:value-type="string">
            <text:p>21330@gmail.com</text:p>
          </table:table-cell>
          <table:table-cell table:style-name="ce33" table:formula="of:=IF(ISBLANK([.B32]);&quot;&quot;;[usuários_2.G32])">
            <text:p/>
          </table:table-cell>
          <table:table-cell table:style-name="ce33" table:formula="of:=IF(ISBLANK([.B32]);&quot;&quot;;[usuários_2.H32])">
            <text:p/>
          </table:table-cell>
          <table:table-cell table:style-name="ce33" table:formula="of:=IF(ISBLANK([.B32]);&quot;&quot;;[usuários_2.I3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]);&quot;&quot;;[usuários_2.D33])" office:value-type="string" office:string-value="21331" calcext:value-type="string">
            <text:p>21331</text:p>
          </table:table-cell>
          <table:table-cell table:style-name="ce33" table:formula="of:=IF(ISERR([usuários_2.E33]);&quot;&quot;;[usuários_2.E33])" office:value-type="string" office:string-value="21331@gmail.com" calcext:value-type="string">
            <text:p>21331@gmail.com</text:p>
          </table:table-cell>
          <table:table-cell table:style-name="ce33" table:formula="of:=IF(ISBLANK([.B33]);&quot;&quot;;[usuários_2.G33])">
            <text:p/>
          </table:table-cell>
          <table:table-cell table:style-name="ce33" table:formula="of:=IF(ISBLANK([.B33]);&quot;&quot;;[usuários_2.H33])">
            <text:p/>
          </table:table-cell>
          <table:table-cell table:style-name="ce33" table:formula="of:=IF(ISBLANK([.B33]);&quot;&quot;;[usuários_2.I3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]);&quot;&quot;;[usuários_2.D34])" office:value-type="string" office:string-value="21332" calcext:value-type="string">
            <text:p>21332</text:p>
          </table:table-cell>
          <table:table-cell table:style-name="ce33" table:formula="of:=IF(ISERR([usuários_2.E34]);&quot;&quot;;[usuários_2.E34])" office:value-type="string" office:string-value="21332@gmail.com" calcext:value-type="string">
            <text:p>21332@gmail.com</text:p>
          </table:table-cell>
          <table:table-cell table:style-name="ce33" table:formula="of:=IF(ISBLANK([.B34]);&quot;&quot;;[usuários_2.G34])">
            <text:p/>
          </table:table-cell>
          <table:table-cell table:style-name="ce33" table:formula="of:=IF(ISBLANK([.B34]);&quot;&quot;;[usuários_2.H34])">
            <text:p/>
          </table:table-cell>
          <table:table-cell table:style-name="ce33" table:formula="of:=IF(ISBLANK([.B34]);&quot;&quot;;[usuários_2.I3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]);&quot;&quot;;[usuários_2.D35])" office:value-type="string" office:string-value="21333" calcext:value-type="string">
            <text:p>21333</text:p>
          </table:table-cell>
          <table:table-cell table:style-name="ce33" table:formula="of:=IF(ISERR([usuários_2.E35]);&quot;&quot;;[usuários_2.E35])" office:value-type="string" office:string-value="21333@gmail.com" calcext:value-type="string">
            <text:p>21333@gmail.com</text:p>
          </table:table-cell>
          <table:table-cell table:style-name="ce33" table:formula="of:=IF(ISBLANK([.B35]);&quot;&quot;;[usuários_2.G35])">
            <text:p/>
          </table:table-cell>
          <table:table-cell table:style-name="ce33" table:formula="of:=IF(ISBLANK([.B35]);&quot;&quot;;[usuários_2.H35])">
            <text:p/>
          </table:table-cell>
          <table:table-cell table:style-name="ce33" table:formula="of:=IF(ISBLANK([.B35]);&quot;&quot;;[usuários_2.I3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]);&quot;&quot;;[usuários_2.D36])" office:value-type="string" office:string-value="21334" calcext:value-type="string">
            <text:p>21334</text:p>
          </table:table-cell>
          <table:table-cell table:style-name="ce33" table:formula="of:=IF(ISERR([usuários_2.E36]);&quot;&quot;;[usuários_2.E36])" office:value-type="string" office:string-value="21334@gmail.com" calcext:value-type="string">
            <text:p>21334@gmail.com</text:p>
          </table:table-cell>
          <table:table-cell table:style-name="ce33" table:formula="of:=IF(ISBLANK([.B36]);&quot;&quot;;[usuários_2.G36])">
            <text:p/>
          </table:table-cell>
          <table:table-cell table:style-name="ce33" table:formula="of:=IF(ISBLANK([.B36]);&quot;&quot;;[usuários_2.H36])">
            <text:p/>
          </table:table-cell>
          <table:table-cell table:style-name="ce33" table:formula="of:=IF(ISBLANK([.B36]);&quot;&quot;;[usuários_2.I3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]);&quot;&quot;;[usuários_2.D37])" office:value-type="string" office:string-value="21335" calcext:value-type="string">
            <text:p>21335</text:p>
          </table:table-cell>
          <table:table-cell table:style-name="ce33" table:formula="of:=IF(ISERR([usuários_2.E37]);&quot;&quot;;[usuários_2.E37])" office:value-type="string" office:string-value="21335@gmail.com" calcext:value-type="string">
            <text:p>21335@gmail.com</text:p>
          </table:table-cell>
          <table:table-cell table:style-name="ce33" table:formula="of:=IF(ISBLANK([.B37]);&quot;&quot;;[usuários_2.G37])">
            <text:p/>
          </table:table-cell>
          <table:table-cell table:style-name="ce33" table:formula="of:=IF(ISBLANK([.B37]);&quot;&quot;;[usuários_2.H37])">
            <text:p/>
          </table:table-cell>
          <table:table-cell table:style-name="ce33" table:formula="of:=IF(ISBLANK([.B37]);&quot;&quot;;[usuários_2.I3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]);&quot;&quot;;[usuários_2.D38])" office:value-type="string" office:string-value="21336" calcext:value-type="string">
            <text:p>21336</text:p>
          </table:table-cell>
          <table:table-cell table:style-name="ce33" table:formula="of:=IF(ISERR([usuários_2.E38]);&quot;&quot;;[usuários_2.E38])" office:value-type="string" office:string-value="21336@gmail.com" calcext:value-type="string">
            <text:p>21336@gmail.com</text:p>
          </table:table-cell>
          <table:table-cell table:style-name="ce33" table:formula="of:=IF(ISBLANK([.B38]);&quot;&quot;;[usuários_2.G38])">
            <text:p/>
          </table:table-cell>
          <table:table-cell table:style-name="ce33" table:formula="of:=IF(ISBLANK([.B38]);&quot;&quot;;[usuários_2.H38])">
            <text:p/>
          </table:table-cell>
          <table:table-cell table:style-name="ce33" table:formula="of:=IF(ISBLANK([.B38]);&quot;&quot;;[usuários_2.I3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]);&quot;&quot;;[usuários_2.D39])" office:value-type="string" office:string-value="21337" calcext:value-type="string">
            <text:p>21337</text:p>
          </table:table-cell>
          <table:table-cell table:style-name="ce33" table:formula="of:=IF(ISERR([usuários_2.E39]);&quot;&quot;;[usuários_2.E39])" office:value-type="string" office:string-value="21337@gmail.com" calcext:value-type="string">
            <text:p>21337@gmail.com</text:p>
          </table:table-cell>
          <table:table-cell table:style-name="ce33" table:formula="of:=IF(ISBLANK([.B39]);&quot;&quot;;[usuários_2.G39])">
            <text:p/>
          </table:table-cell>
          <table:table-cell table:style-name="ce33" table:formula="of:=IF(ISBLANK([.B39]);&quot;&quot;;[usuários_2.H39])">
            <text:p/>
          </table:table-cell>
          <table:table-cell table:style-name="ce33" table:formula="of:=IF(ISBLANK([.B39]);&quot;&quot;;[usuários_2.I3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3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]);&quot;&quot;;[usuários_2.D40])" office:value-type="string" office:string-value="21338" calcext:value-type="string">
            <text:p>21338</text:p>
          </table:table-cell>
          <table:table-cell table:style-name="ce33" table:formula="of:=IF(ISERR([usuários_2.E40]);&quot;&quot;;[usuários_2.E40])" office:value-type="string" office:string-value="21338@gmail.com" calcext:value-type="string">
            <text:p>21338@gmail.com</text:p>
          </table:table-cell>
          <table:table-cell table:style-name="ce33" table:formula="of:=IF(ISBLANK([.B40]);&quot;&quot;;[usuários_2.G40])">
            <text:p/>
          </table:table-cell>
          <table:table-cell table:style-name="ce33" table:formula="of:=IF(ISBLANK([.B40]);&quot;&quot;;[usuários_2.H40])">
            <text:p/>
          </table:table-cell>
          <table:table-cell table:style-name="ce33" table:formula="of:=IF(ISBLANK([.B40]);&quot;&quot;;[usuários_2.I4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]);&quot;&quot;;[usuários_2.D41])" office:value-type="string" office:string-value="21339" calcext:value-type="string">
            <text:p>21339</text:p>
          </table:table-cell>
          <table:table-cell table:style-name="ce33" table:formula="of:=IF(ISERR([usuários_2.E41]);&quot;&quot;;[usuários_2.E41])" office:value-type="string" office:string-value="21339@gmail.com" calcext:value-type="string">
            <text:p>21339@gmail.com</text:p>
          </table:table-cell>
          <table:table-cell table:style-name="ce33" table:formula="of:=IF(ISBLANK([.B41]);&quot;&quot;;[usuários_2.G41])">
            <text:p/>
          </table:table-cell>
          <table:table-cell table:style-name="ce33" table:formula="of:=IF(ISBLANK([.B41]);&quot;&quot;;[usuários_2.H41])">
            <text:p/>
          </table:table-cell>
          <table:table-cell table:style-name="ce33" table:formula="of:=IF(ISBLANK([.B41]);&quot;&quot;;[usuários_2.I4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]);&quot;&quot;;[usuários_2.D42])" office:value-type="string" office:string-value="21340" calcext:value-type="string">
            <text:p>21340</text:p>
          </table:table-cell>
          <table:table-cell table:style-name="ce33" table:formula="of:=IF(ISERR([usuários_2.E42]);&quot;&quot;;[usuários_2.E42])" office:value-type="string" office:string-value="21340@gmail.com" calcext:value-type="string">
            <text:p>21340@gmail.com</text:p>
          </table:table-cell>
          <table:table-cell table:style-name="ce33" table:formula="of:=IF(ISBLANK([.B42]);&quot;&quot;;[usuários_2.G42])">
            <text:p/>
          </table:table-cell>
          <table:table-cell table:style-name="ce33" table:formula="of:=IF(ISBLANK([.B42]);&quot;&quot;;[usuários_2.H42])">
            <text:p/>
          </table:table-cell>
          <table:table-cell table:style-name="ce33" table:formula="of:=IF(ISBLANK([.B42]);&quot;&quot;;[usuários_2.I4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]);&quot;&quot;;[usuários_2.D43])" office:value-type="string" office:string-value="21341" calcext:value-type="string">
            <text:p>21341</text:p>
          </table:table-cell>
          <table:table-cell table:style-name="ce33" table:formula="of:=IF(ISERR([usuários_2.E43]);&quot;&quot;;[usuários_2.E43])" office:value-type="string" office:string-value="21341@gmail.com" calcext:value-type="string">
            <text:p>21341@gmail.com</text:p>
          </table:table-cell>
          <table:table-cell table:style-name="ce33" table:formula="of:=IF(ISBLANK([.B43]);&quot;&quot;;[usuários_2.G43])">
            <text:p/>
          </table:table-cell>
          <table:table-cell table:style-name="ce33" table:formula="of:=IF(ISBLANK([.B43]);&quot;&quot;;[usuários_2.H43])">
            <text:p/>
          </table:table-cell>
          <table:table-cell table:style-name="ce33" table:formula="of:=IF(ISBLANK([.B43]);&quot;&quot;;[usuários_2.I4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]);&quot;&quot;;[usuários_2.D44])" office:value-type="string" office:string-value="21342" calcext:value-type="string">
            <text:p>21342</text:p>
          </table:table-cell>
          <table:table-cell table:style-name="ce33" table:formula="of:=IF(ISERR([usuários_2.E44]);&quot;&quot;;[usuários_2.E44])" office:value-type="string" office:string-value="21342@gmail.com" calcext:value-type="string">
            <text:p>21342@gmail.com</text:p>
          </table:table-cell>
          <table:table-cell table:style-name="ce33" table:formula="of:=IF(ISBLANK([.B44]);&quot;&quot;;[usuários_2.G44])">
            <text:p/>
          </table:table-cell>
          <table:table-cell table:style-name="ce33" table:formula="of:=IF(ISBLANK([.B44]);&quot;&quot;;[usuários_2.H44])">
            <text:p/>
          </table:table-cell>
          <table:table-cell table:style-name="ce33" table:formula="of:=IF(ISBLANK([.B44]);&quot;&quot;;[usuários_2.I4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]);&quot;&quot;;[usuários_2.D45])" office:value-type="string" office:string-value="21343" calcext:value-type="string">
            <text:p>21343</text:p>
          </table:table-cell>
          <table:table-cell table:style-name="ce33" table:formula="of:=IF(ISERR([usuários_2.E45]);&quot;&quot;;[usuários_2.E45])" office:value-type="string" office:string-value="21343@gmail.com" calcext:value-type="string">
            <text:p>21343@gmail.com</text:p>
          </table:table-cell>
          <table:table-cell table:style-name="ce33" table:formula="of:=IF(ISBLANK([.B45]);&quot;&quot;;[usuários_2.G45])">
            <text:p/>
          </table:table-cell>
          <table:table-cell table:style-name="ce33" table:formula="of:=IF(ISBLANK([.B45]);&quot;&quot;;[usuários_2.H45])">
            <text:p/>
          </table:table-cell>
          <table:table-cell table:style-name="ce33" table:formula="of:=IF(ISBLANK([.B45]);&quot;&quot;;[usuários_2.I4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4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]);&quot;&quot;;[usuários_2.D46])" office:value-type="string" office:string-value="21344" calcext:value-type="string">
            <text:p>21344</text:p>
          </table:table-cell>
          <table:table-cell table:style-name="ce33" table:formula="of:=IF(ISERR([usuários_2.E46]);&quot;&quot;;[usuários_2.E46])" office:value-type="string" office:string-value="21344@gmail.com" calcext:value-type="string">
            <text:p>21344@gmail.com</text:p>
          </table:table-cell>
          <table:table-cell table:style-name="ce33" table:formula="of:=IF(ISBLANK([.B46]);&quot;&quot;;[usuários_2.G46])">
            <text:p/>
          </table:table-cell>
          <table:table-cell table:style-name="ce33" table:formula="of:=IF(ISBLANK([.B46]);&quot;&quot;;[usuários_2.H46])">
            <text:p/>
          </table:table-cell>
          <table:table-cell table:style-name="ce33" table:formula="of:=IF(ISBLANK([.B46]);&quot;&quot;;[usuários_2.I4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4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]);&quot;&quot;;[usuários_2.D47])" office:value-type="string" office:string-value="21345" calcext:value-type="string">
            <text:p>21345</text:p>
          </table:table-cell>
          <table:table-cell table:style-name="ce33" table:formula="of:=IF(ISERR([usuários_2.E47]);&quot;&quot;;[usuários_2.E47])" office:value-type="string" office:string-value="21345@gmail.com" calcext:value-type="string">
            <text:p>21345@gmail.com</text:p>
          </table:table-cell>
          <table:table-cell table:style-name="ce33" table:formula="of:=IF(ISBLANK([.B47]);&quot;&quot;;[usuários_2.G47])">
            <text:p/>
          </table:table-cell>
          <table:table-cell table:style-name="ce33" table:formula="of:=IF(ISBLANK([.B47]);&quot;&quot;;[usuários_2.H47])">
            <text:p/>
          </table:table-cell>
          <table:table-cell table:style-name="ce33" table:formula="of:=IF(ISBLANK([.B47]);&quot;&quot;;[usuários_2.I4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4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]);&quot;&quot;;[usuários_2.D48])" office:value-type="string" office:string-value="21346" calcext:value-type="string">
            <text:p>21346</text:p>
          </table:table-cell>
          <table:table-cell table:style-name="ce33" table:formula="of:=IF(ISERR([usuários_2.E48]);&quot;&quot;;[usuários_2.E48])" office:value-type="string" office:string-value="21346@gmail.com" calcext:value-type="string">
            <text:p>21346@gmail.com</text:p>
          </table:table-cell>
          <table:table-cell table:style-name="ce33" table:formula="of:=IF(ISBLANK([.B48]);&quot;&quot;;[usuários_2.G48])">
            <text:p/>
          </table:table-cell>
          <table:table-cell table:style-name="ce33" table:formula="of:=IF(ISBLANK([.B48]);&quot;&quot;;[usuários_2.H48])">
            <text:p/>
          </table:table-cell>
          <table:table-cell table:style-name="ce33" table:formula="of:=IF(ISBLANK([.B48]);&quot;&quot;;[usuários_2.I4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4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]);&quot;&quot;;[usuários_2.D49])" office:value-type="string" office:string-value="21347" calcext:value-type="string">
            <text:p>21347</text:p>
          </table:table-cell>
          <table:table-cell table:style-name="ce33" table:formula="of:=IF(ISERR([usuários_2.E49]);&quot;&quot;;[usuários_2.E49])" office:value-type="string" office:string-value="21347@gmail.com" calcext:value-type="string">
            <text:p>21347@gmail.com</text:p>
          </table:table-cell>
          <table:table-cell table:style-name="ce33" table:formula="of:=IF(ISBLANK([.B49]);&quot;&quot;;[usuários_2.G49])">
            <text:p/>
          </table:table-cell>
          <table:table-cell table:style-name="ce33" table:formula="of:=IF(ISBLANK([.B49]);&quot;&quot;;[usuários_2.H49])">
            <text:p/>
          </table:table-cell>
          <table:table-cell table:style-name="ce33" table:formula="of:=IF(ISBLANK([.B49]);&quot;&quot;;[usuários_2.I4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4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0]);&quot;&quot;;[usuários_2.D50])" office:value-type="string" office:string-value="21348" calcext:value-type="string">
            <text:p>21348</text:p>
          </table:table-cell>
          <table:table-cell table:style-name="ce33" table:formula="of:=IF(ISERR([usuários_2.E50]);&quot;&quot;;[usuários_2.E50])" office:value-type="string" office:string-value="21348@gmail.com" calcext:value-type="string">
            <text:p>21348@gmail.com</text:p>
          </table:table-cell>
          <table:table-cell table:style-name="ce33" table:formula="of:=IF(ISBLANK([.B50]);&quot;&quot;;[usuários_2.G50])">
            <text:p/>
          </table:table-cell>
          <table:table-cell table:style-name="ce33" table:formula="of:=IF(ISBLANK([.B50]);&quot;&quot;;[usuários_2.H50])">
            <text:p/>
          </table:table-cell>
          <table:table-cell table:style-name="ce33" table:formula="of:=IF(ISBLANK([.B50]);&quot;&quot;;[usuários_2.I5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1]);&quot;&quot;;[usuários_2.D51])" office:value-type="string" office:string-value="21349" calcext:value-type="string">
            <text:p>21349</text:p>
          </table:table-cell>
          <table:table-cell table:style-name="ce33" table:formula="of:=IF(ISERR([usuários_2.E51]);&quot;&quot;;[usuários_2.E51])" office:value-type="string" office:string-value="21349@gmail.com" calcext:value-type="string">
            <text:p>21349@gmail.com</text:p>
          </table:table-cell>
          <table:table-cell table:style-name="ce33" table:formula="of:=IF(ISBLANK([.B51]);&quot;&quot;;[usuários_2.G51])">
            <text:p/>
          </table:table-cell>
          <table:table-cell table:style-name="ce33" table:formula="of:=IF(ISBLANK([.B51]);&quot;&quot;;[usuários_2.H51])">
            <text:p/>
          </table:table-cell>
          <table:table-cell table:style-name="ce33" table:formula="of:=IF(ISBLANK([.B51]);&quot;&quot;;[usuários_2.I5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2]);&quot;&quot;;[usuários_2.D52])" office:value-type="string" office:string-value="21350" calcext:value-type="string">
            <text:p>21350</text:p>
          </table:table-cell>
          <table:table-cell table:style-name="ce33" table:formula="of:=IF(ISERR([usuários_2.E52]);&quot;&quot;;[usuários_2.E52])" office:value-type="string" office:string-value="21350@gmail.com" calcext:value-type="string">
            <text:p>21350@gmail.com</text:p>
          </table:table-cell>
          <table:table-cell table:style-name="ce33" table:formula="of:=IF(ISBLANK([.B52]);&quot;&quot;;[usuários_2.G52])">
            <text:p/>
          </table:table-cell>
          <table:table-cell table:style-name="ce33" table:formula="of:=IF(ISBLANK([.B52]);&quot;&quot;;[usuários_2.H52])">
            <text:p/>
          </table:table-cell>
          <table:table-cell table:style-name="ce33" table:formula="of:=IF(ISBLANK([.B52]);&quot;&quot;;[usuários_2.I5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3]);&quot;&quot;;[usuários_2.D53])" office:value-type="string" office:string-value="21351" calcext:value-type="string">
            <text:p>21351</text:p>
          </table:table-cell>
          <table:table-cell table:style-name="ce33" table:formula="of:=IF(ISERR([usuários_2.E53]);&quot;&quot;;[usuários_2.E53])" office:value-type="string" office:string-value="21351@gmail.com" calcext:value-type="string">
            <text:p>21351@gmail.com</text:p>
          </table:table-cell>
          <table:table-cell table:style-name="ce33" table:formula="of:=IF(ISBLANK([.B53]);&quot;&quot;;[usuários_2.G53])">
            <text:p/>
          </table:table-cell>
          <table:table-cell table:style-name="ce33" table:formula="of:=IF(ISBLANK([.B53]);&quot;&quot;;[usuários_2.H53])">
            <text:p/>
          </table:table-cell>
          <table:table-cell table:style-name="ce33" table:formula="of:=IF(ISBLANK([.B53]);&quot;&quot;;[usuários_2.I5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4]);&quot;&quot;;[usuários_2.D54])" office:value-type="string" office:string-value="21352" calcext:value-type="string">
            <text:p>21352</text:p>
          </table:table-cell>
          <table:table-cell table:style-name="ce33" table:formula="of:=IF(ISERR([usuários_2.E54]);&quot;&quot;;[usuários_2.E54])" office:value-type="string" office:string-value="21352@gmail.com" calcext:value-type="string">
            <text:p>21352@gmail.com</text:p>
          </table:table-cell>
          <table:table-cell table:style-name="ce33" table:formula="of:=IF(ISBLANK([.B54]);&quot;&quot;;[usuários_2.G54])">
            <text:p/>
          </table:table-cell>
          <table:table-cell table:style-name="ce33" table:formula="of:=IF(ISBLANK([.B54]);&quot;&quot;;[usuários_2.H54])">
            <text:p/>
          </table:table-cell>
          <table:table-cell table:style-name="ce33" table:formula="of:=IF(ISBLANK([.B54]);&quot;&quot;;[usuários_2.I5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5]);&quot;&quot;;[usuários_2.D55])" office:value-type="string" office:string-value="21353" calcext:value-type="string">
            <text:p>21353</text:p>
          </table:table-cell>
          <table:table-cell table:style-name="ce33" table:formula="of:=IF(ISERR([usuários_2.E55]);&quot;&quot;;[usuários_2.E55])" office:value-type="string" office:string-value="21353@gmail.com" calcext:value-type="string">
            <text:p>21353@gmail.com</text:p>
          </table:table-cell>
          <table:table-cell table:style-name="ce33" table:formula="of:=IF(ISBLANK([.B55]);&quot;&quot;;[usuários_2.G55])">
            <text:p/>
          </table:table-cell>
          <table:table-cell table:style-name="ce33" table:formula="of:=IF(ISBLANK([.B55]);&quot;&quot;;[usuários_2.H55])">
            <text:p/>
          </table:table-cell>
          <table:table-cell table:style-name="ce33" table:formula="of:=IF(ISBLANK([.B55]);&quot;&quot;;[usuários_2.I5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6]);&quot;&quot;;[usuários_2.D56])" office:value-type="string" office:string-value="21354" calcext:value-type="string">
            <text:p>21354</text:p>
          </table:table-cell>
          <table:table-cell table:style-name="ce33" table:formula="of:=IF(ISERR([usuários_2.E56]);&quot;&quot;;[usuários_2.E56])" office:value-type="string" office:string-value="21354@gmail.com" calcext:value-type="string">
            <text:p>21354@gmail.com</text:p>
          </table:table-cell>
          <table:table-cell table:style-name="ce33" table:formula="of:=IF(ISBLANK([.B56]);&quot;&quot;;[usuários_2.G56])">
            <text:p/>
          </table:table-cell>
          <table:table-cell table:style-name="ce33" table:formula="of:=IF(ISBLANK([.B56]);&quot;&quot;;[usuários_2.H56])">
            <text:p/>
          </table:table-cell>
          <table:table-cell table:style-name="ce33" table:formula="of:=IF(ISBLANK([.B56]);&quot;&quot;;[usuários_2.I5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7]);&quot;&quot;;[usuários_2.D57])" office:value-type="string" office:string-value="21355" calcext:value-type="string">
            <text:p>21355</text:p>
          </table:table-cell>
          <table:table-cell table:style-name="ce33" table:formula="of:=IF(ISERR([usuários_2.E57]);&quot;&quot;;[usuários_2.E57])" office:value-type="string" office:string-value="21355@gmail.com" calcext:value-type="string">
            <text:p>21355@gmail.com</text:p>
          </table:table-cell>
          <table:table-cell table:style-name="ce33" table:formula="of:=IF(ISBLANK([.B57]);&quot;&quot;;[usuários_2.G57])">
            <text:p/>
          </table:table-cell>
          <table:table-cell table:style-name="ce33" table:formula="of:=IF(ISBLANK([.B57]);&quot;&quot;;[usuários_2.H57])">
            <text:p/>
          </table:table-cell>
          <table:table-cell table:style-name="ce33" table:formula="of:=IF(ISBLANK([.B57]);&quot;&quot;;[usuários_2.I5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8]);&quot;&quot;;[usuários_2.D58])" office:value-type="string" office:string-value="21356" calcext:value-type="string">
            <text:p>21356</text:p>
          </table:table-cell>
          <table:table-cell table:style-name="ce33" table:formula="of:=IF(ISERR([usuários_2.E58]);&quot;&quot;;[usuários_2.E58])" office:value-type="string" office:string-value="21356@gmail.com" calcext:value-type="string">
            <text:p>21356@gmail.com</text:p>
          </table:table-cell>
          <table:table-cell table:style-name="ce33" table:formula="of:=IF(ISBLANK([.B58]);&quot;&quot;;[usuários_2.G58])">
            <text:p/>
          </table:table-cell>
          <table:table-cell table:style-name="ce33" table:formula="of:=IF(ISBLANK([.B58]);&quot;&quot;;[usuários_2.H58])">
            <text:p/>
          </table:table-cell>
          <table:table-cell table:style-name="ce33" table:formula="of:=IF(ISBLANK([.B58]);&quot;&quot;;[usuários_2.I5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5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5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9]);&quot;&quot;;[usuários_2.D59])" office:value-type="string" office:string-value="21357" calcext:value-type="string">
            <text:p>21357</text:p>
          </table:table-cell>
          <table:table-cell table:style-name="ce33" table:formula="of:=IF(ISERR([usuários_2.E59]);&quot;&quot;;[usuários_2.E59])" office:value-type="string" office:string-value="21357@gmail.com" calcext:value-type="string">
            <text:p>21357@gmail.com</text:p>
          </table:table-cell>
          <table:table-cell table:style-name="ce33" table:formula="of:=IF(ISBLANK([.B59]);&quot;&quot;;[usuários_2.G59])">
            <text:p/>
          </table:table-cell>
          <table:table-cell table:style-name="ce33" table:formula="of:=IF(ISBLANK([.B59]);&quot;&quot;;[usuários_2.H59])">
            <text:p/>
          </table:table-cell>
          <table:table-cell table:style-name="ce33" table:formula="of:=IF(ISBLANK([.B59]);&quot;&quot;;[usuários_2.I5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5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0]);&quot;&quot;;[usuários_2.D60])" office:value-type="string" office:string-value="21358" calcext:value-type="string">
            <text:p>21358</text:p>
          </table:table-cell>
          <table:table-cell table:style-name="ce33" table:formula="of:=IF(ISERR([usuários_2.E60]);&quot;&quot;;[usuários_2.E60])" office:value-type="string" office:string-value="21358@gmail.com" calcext:value-type="string">
            <text:p>21358@gmail.com</text:p>
          </table:table-cell>
          <table:table-cell table:style-name="ce33" table:formula="of:=IF(ISBLANK([.B60]);&quot;&quot;;[usuários_2.G60])">
            <text:p/>
          </table:table-cell>
          <table:table-cell table:style-name="ce33" table:formula="of:=IF(ISBLANK([.B60]);&quot;&quot;;[usuários_2.H60])">
            <text:p/>
          </table:table-cell>
          <table:table-cell table:style-name="ce33" table:formula="of:=IF(ISBLANK([.B60]);&quot;&quot;;[usuários_2.I6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1]);&quot;&quot;;[usuários_2.D61])" office:value-type="string" office:string-value="21359" calcext:value-type="string">
            <text:p>21359</text:p>
          </table:table-cell>
          <table:table-cell table:style-name="ce33" table:formula="of:=IF(ISERR([usuários_2.E61]);&quot;&quot;;[usuários_2.E61])" office:value-type="string" office:string-value="21359@gmail.com" calcext:value-type="string">
            <text:p>21359@gmail.com</text:p>
          </table:table-cell>
          <table:table-cell table:style-name="ce33" table:formula="of:=IF(ISBLANK([.B61]);&quot;&quot;;[usuários_2.G61])">
            <text:p/>
          </table:table-cell>
          <table:table-cell table:style-name="ce33" table:formula="of:=IF(ISBLANK([.B61]);&quot;&quot;;[usuários_2.H61])">
            <text:p/>
          </table:table-cell>
          <table:table-cell table:style-name="ce33" table:formula="of:=IF(ISBLANK([.B61]);&quot;&quot;;[usuários_2.I6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2]);&quot;&quot;;[usuários_2.D62])" office:value-type="string" office:string-value="21360" calcext:value-type="string">
            <text:p>21360</text:p>
          </table:table-cell>
          <table:table-cell table:style-name="ce33" table:formula="of:=IF(ISERR([usuários_2.E62]);&quot;&quot;;[usuários_2.E62])" office:value-type="string" office:string-value="21360@gmail.com" calcext:value-type="string">
            <text:p>21360@gmail.com</text:p>
          </table:table-cell>
          <table:table-cell table:style-name="ce33" table:formula="of:=IF(ISBLANK([.B62]);&quot;&quot;;[usuários_2.G62])">
            <text:p/>
          </table:table-cell>
          <table:table-cell table:style-name="ce33" table:formula="of:=IF(ISBLANK([.B62]);&quot;&quot;;[usuários_2.H62])">
            <text:p/>
          </table:table-cell>
          <table:table-cell table:style-name="ce33" table:formula="of:=IF(ISBLANK([.B62]);&quot;&quot;;[usuários_2.I6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3]);&quot;&quot;;[usuários_2.D63])" office:value-type="string" office:string-value="21361" calcext:value-type="string">
            <text:p>21361</text:p>
          </table:table-cell>
          <table:table-cell table:style-name="ce33" table:formula="of:=IF(ISERR([usuários_2.E63]);&quot;&quot;;[usuários_2.E63])" office:value-type="string" office:string-value="21361@gmail.com" calcext:value-type="string">
            <text:p>21361@gmail.com</text:p>
          </table:table-cell>
          <table:table-cell table:style-name="ce33" table:formula="of:=IF(ISBLANK([.B63]);&quot;&quot;;[usuários_2.G63])">
            <text:p/>
          </table:table-cell>
          <table:table-cell table:style-name="ce33" table:formula="of:=IF(ISBLANK([.B63]);&quot;&quot;;[usuários_2.H63])">
            <text:p/>
          </table:table-cell>
          <table:table-cell table:style-name="ce33" table:formula="of:=IF(ISBLANK([.B63]);&quot;&quot;;[usuários_2.I6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4]);&quot;&quot;;[usuários_2.D64])" office:value-type="string" office:string-value="21362" calcext:value-type="string">
            <text:p>21362</text:p>
          </table:table-cell>
          <table:table-cell table:style-name="ce33" table:formula="of:=IF(ISERR([usuários_2.E64]);&quot;&quot;;[usuários_2.E64])" office:value-type="string" office:string-value="21362@gmail.com" calcext:value-type="string">
            <text:p>21362@gmail.com</text:p>
          </table:table-cell>
          <table:table-cell table:style-name="ce33" table:formula="of:=IF(ISBLANK([.B64]);&quot;&quot;;[usuários_2.G64])">
            <text:p/>
          </table:table-cell>
          <table:table-cell table:style-name="ce33" table:formula="of:=IF(ISBLANK([.B64]);&quot;&quot;;[usuários_2.H64])">
            <text:p/>
          </table:table-cell>
          <table:table-cell table:style-name="ce33" table:formula="of:=IF(ISBLANK([.B64]);&quot;&quot;;[usuários_2.I6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5]);&quot;&quot;;[usuários_2.D65])" office:value-type="string" office:string-value="21363" calcext:value-type="string">
            <text:p>21363</text:p>
          </table:table-cell>
          <table:table-cell table:style-name="ce33" table:formula="of:=IF(ISERR([usuários_2.E65]);&quot;&quot;;[usuários_2.E65])" office:value-type="string" office:string-value="21363@gmail.com" calcext:value-type="string">
            <text:p>21363@gmail.com</text:p>
          </table:table-cell>
          <table:table-cell table:style-name="ce33" table:formula="of:=IF(ISBLANK([.B65]);&quot;&quot;;[usuários_2.G65])">
            <text:p/>
          </table:table-cell>
          <table:table-cell table:style-name="ce33" table:formula="of:=IF(ISBLANK([.B65]);&quot;&quot;;[usuários_2.H65])">
            <text:p/>
          </table:table-cell>
          <table:table-cell table:style-name="ce33" table:formula="of:=IF(ISBLANK([.B65]);&quot;&quot;;[usuários_2.I6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6]);&quot;&quot;;[usuários_2.D66])" office:value-type="string" office:string-value="21364" calcext:value-type="string">
            <text:p>21364</text:p>
          </table:table-cell>
          <table:table-cell table:style-name="ce33" table:formula="of:=IF(ISERR([usuários_2.E66]);&quot;&quot;;[usuários_2.E66])" office:value-type="string" office:string-value="21364@gmail.com" calcext:value-type="string">
            <text:p>21364@gmail.com</text:p>
          </table:table-cell>
          <table:table-cell table:style-name="ce33" table:formula="of:=IF(ISBLANK([.B66]);&quot;&quot;;[usuários_2.G66])">
            <text:p/>
          </table:table-cell>
          <table:table-cell table:style-name="ce33" table:formula="of:=IF(ISBLANK([.B66]);&quot;&quot;;[usuários_2.H66])">
            <text:p/>
          </table:table-cell>
          <table:table-cell table:style-name="ce33" table:formula="of:=IF(ISBLANK([.B66]);&quot;&quot;;[usuários_2.I6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7]);&quot;&quot;;[usuários_2.D67])" office:value-type="string" office:string-value="21365" calcext:value-type="string">
            <text:p>21365</text:p>
          </table:table-cell>
          <table:table-cell table:style-name="ce33" table:formula="of:=IF(ISERR([usuários_2.E67]);&quot;&quot;;[usuários_2.E67])" office:value-type="string" office:string-value="21365@gmail.com" calcext:value-type="string">
            <text:p>21365@gmail.com</text:p>
          </table:table-cell>
          <table:table-cell table:style-name="ce33" table:formula="of:=IF(ISBLANK([.B67]);&quot;&quot;;[usuários_2.G67])">
            <text:p/>
          </table:table-cell>
          <table:table-cell table:style-name="ce33" table:formula="of:=IF(ISBLANK([.B67]);&quot;&quot;;[usuários_2.H67])">
            <text:p/>
          </table:table-cell>
          <table:table-cell table:style-name="ce33" table:formula="of:=IF(ISBLANK([.B67]);&quot;&quot;;[usuários_2.I6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8]);&quot;&quot;;[usuários_2.D68])" office:value-type="string" office:string-value="21366" calcext:value-type="string">
            <text:p>21366</text:p>
          </table:table-cell>
          <table:table-cell table:style-name="ce33" table:formula="of:=IF(ISERR([usuários_2.E68]);&quot;&quot;;[usuários_2.E68])" office:value-type="string" office:string-value="21366@gmail.com" calcext:value-type="string">
            <text:p>21366@gmail.com</text:p>
          </table:table-cell>
          <table:table-cell table:style-name="ce33" table:formula="of:=IF(ISBLANK([.B68]);&quot;&quot;;[usuários_2.G68])">
            <text:p/>
          </table:table-cell>
          <table:table-cell table:style-name="ce33" table:formula="of:=IF(ISBLANK([.B68]);&quot;&quot;;[usuários_2.H68])">
            <text:p/>
          </table:table-cell>
          <table:table-cell table:style-name="ce33" table:formula="of:=IF(ISBLANK([.B68]);&quot;&quot;;[usuários_2.I6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6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69]);&quot;&quot;;[usuários_2.D69])" office:value-type="string" office:string-value="21367" calcext:value-type="string">
            <text:p>21367</text:p>
          </table:table-cell>
          <table:table-cell table:style-name="ce33" table:formula="of:=IF(ISERR([usuários_2.E69]);&quot;&quot;;[usuários_2.E69])" office:value-type="string" office:string-value="21367@gmail.com" calcext:value-type="string">
            <text:p>21367@gmail.com</text:p>
          </table:table-cell>
          <table:table-cell table:style-name="ce33" table:formula="of:=IF(ISBLANK([.B69]);&quot;&quot;;[usuários_2.G69])">
            <text:p/>
          </table:table-cell>
          <table:table-cell table:style-name="ce33" table:formula="of:=IF(ISBLANK([.B69]);&quot;&quot;;[usuários_2.H69])">
            <text:p/>
          </table:table-cell>
          <table:table-cell table:style-name="ce33" table:formula="of:=IF(ISBLANK([.B69]);&quot;&quot;;[usuários_2.I6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6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7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0]);&quot;&quot;;[usuários_2.D70])" office:value-type="string" office:string-value="21368" calcext:value-type="string">
            <text:p>21368</text:p>
          </table:table-cell>
          <table:table-cell table:style-name="ce33" table:formula="of:=IF(ISERR([usuários_2.E70]);&quot;&quot;;[usuários_2.E70])" office:value-type="string" office:string-value="21368@gmail.com" calcext:value-type="string">
            <text:p>21368@gmail.com</text:p>
          </table:table-cell>
          <table:table-cell table:style-name="ce33" table:formula="of:=IF(ISBLANK([.B70]);&quot;&quot;;[usuários_2.G70])">
            <text:p/>
          </table:table-cell>
          <table:table-cell table:style-name="ce33" table:formula="of:=IF(ISBLANK([.B70]);&quot;&quot;;[usuários_2.H70])">
            <text:p/>
          </table:table-cell>
          <table:table-cell table:style-name="ce33" table:formula="of:=IF(ISBLANK([.B70]);&quot;&quot;;[usuários_2.I7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7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1]);&quot;&quot;;[usuários_2.D71])" office:value-type="string" office:string-value="21369" calcext:value-type="string">
            <text:p>21369</text:p>
          </table:table-cell>
          <table:table-cell table:style-name="ce33" table:formula="of:=IF(ISERR([usuários_2.E71]);&quot;&quot;;[usuários_2.E71])" office:value-type="string" office:string-value="21369@gmail.com" calcext:value-type="string">
            <text:p>21369@gmail.com</text:p>
          </table:table-cell>
          <table:table-cell table:style-name="ce33" table:formula="of:=IF(ISBLANK([.B71]);&quot;&quot;;[usuários_2.G71])">
            <text:p/>
          </table:table-cell>
          <table:table-cell table:style-name="ce33" table:formula="of:=IF(ISBLANK([.B71]);&quot;&quot;;[usuários_2.H71])">
            <text:p/>
          </table:table-cell>
          <table:table-cell table:style-name="ce33" table:formula="of:=IF(ISBLANK([.B71]);&quot;&quot;;[usuários_2.I7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7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2]);&quot;&quot;;[usuários_2.D72])" office:value-type="string" office:string-value="21370" calcext:value-type="string">
            <text:p>21370</text:p>
          </table:table-cell>
          <table:table-cell table:style-name="ce33" table:formula="of:=IF(ISERR([usuários_2.E72]);&quot;&quot;;[usuários_2.E72])" office:value-type="string" office:string-value="21370@gmail.com" calcext:value-type="string">
            <text:p>21370@gmail.com</text:p>
          </table:table-cell>
          <table:table-cell table:style-name="ce33" table:formula="of:=IF(ISBLANK([.B72]);&quot;&quot;;[usuários_2.G72])">
            <text:p/>
          </table:table-cell>
          <table:table-cell table:style-name="ce33" table:formula="of:=IF(ISBLANK([.B72]);&quot;&quot;;[usuários_2.H72])">
            <text:p/>
          </table:table-cell>
          <table:table-cell table:style-name="ce33" table:formula="of:=IF(ISBLANK([.B72]);&quot;&quot;;[usuários_2.I7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7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3]);&quot;&quot;;[usuários_2.D73])" office:value-type="string" office:string-value="21371" calcext:value-type="string">
            <text:p>21371</text:p>
          </table:table-cell>
          <table:table-cell table:style-name="ce33" table:formula="of:=IF(ISERR([usuários_2.E73]);&quot;&quot;;[usuários_2.E73])" office:value-type="string" office:string-value="21371@gmail.com" calcext:value-type="string">
            <text:p>21371@gmail.com</text:p>
          </table:table-cell>
          <table:table-cell table:style-name="ce33" table:formula="of:=IF(ISBLANK([.B73]);&quot;&quot;;[usuários_2.G73])">
            <text:p/>
          </table:table-cell>
          <table:table-cell table:style-name="ce33" table:formula="of:=IF(ISBLANK([.B73]);&quot;&quot;;[usuários_2.H73])">
            <text:p/>
          </table:table-cell>
          <table:table-cell table:style-name="ce33" table:formula="of:=IF(ISBLANK([.B73]);&quot;&quot;;[usuários_2.I7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7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4]);&quot;&quot;;[usuários_2.D74])" office:value-type="string" office:string-value="21372" calcext:value-type="string">
            <text:p>21372</text:p>
          </table:table-cell>
          <table:table-cell table:style-name="ce33" table:formula="of:=IF(ISERR([usuários_2.E74]);&quot;&quot;;[usuários_2.E74])" office:value-type="string" office:string-value="21372@gmail.com" calcext:value-type="string">
            <text:p>21372@gmail.com</text:p>
          </table:table-cell>
          <table:table-cell table:style-name="ce33" table:formula="of:=IF(ISBLANK([.B74]);&quot;&quot;;[usuários_2.G74])">
            <text:p/>
          </table:table-cell>
          <table:table-cell table:style-name="ce33" table:formula="of:=IF(ISBLANK([.B74]);&quot;&quot;;[usuários_2.H74])">
            <text:p/>
          </table:table-cell>
          <table:table-cell table:style-name="ce33" table:formula="of:=IF(ISBLANK([.B74]);&quot;&quot;;[usuários_2.I7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7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5]);&quot;&quot;;[usuários_2.D75])" office:value-type="string" office:string-value="21373" calcext:value-type="string">
            <text:p>21373</text:p>
          </table:table-cell>
          <table:table-cell table:style-name="ce33" table:formula="of:=IF(ISERR([usuários_2.E75]);&quot;&quot;;[usuários_2.E75])" office:value-type="string" office:string-value="21373@gmail.com" calcext:value-type="string">
            <text:p>21373@gmail.com</text:p>
          </table:table-cell>
          <table:table-cell table:style-name="ce33" table:formula="of:=IF(ISBLANK([.B75]);&quot;&quot;;[usuários_2.G75])">
            <text:p/>
          </table:table-cell>
          <table:table-cell table:style-name="ce33" table:formula="of:=IF(ISBLANK([.B75]);&quot;&quot;;[usuários_2.H75])">
            <text:p/>
          </table:table-cell>
          <table:table-cell table:style-name="ce33" table:formula="of:=IF(ISBLANK([.B75]);&quot;&quot;;[usuários_2.I7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7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6]);&quot;&quot;;[usuários_2.D76])" office:value-type="string" office:string-value="21374" calcext:value-type="string">
            <text:p>21374</text:p>
          </table:table-cell>
          <table:table-cell table:style-name="ce33" table:formula="of:=IF(ISERR([usuários_2.E76]);&quot;&quot;;[usuários_2.E76])" office:value-type="string" office:string-value="21374@gmail.com" calcext:value-type="string">
            <text:p>21374@gmail.com</text:p>
          </table:table-cell>
          <table:table-cell table:style-name="ce33" table:formula="of:=IF(ISBLANK([.B76]);&quot;&quot;;[usuários_2.G76])">
            <text:p/>
          </table:table-cell>
          <table:table-cell table:style-name="ce33" table:formula="of:=IF(ISBLANK([.B76]);&quot;&quot;;[usuários_2.H76])">
            <text:p/>
          </table:table-cell>
          <table:table-cell table:style-name="ce33" table:formula="of:=IF(ISBLANK([.B76]);&quot;&quot;;[usuários_2.I7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7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7]);&quot;&quot;;[usuários_2.D77])" office:value-type="string" office:string-value="21375" calcext:value-type="string">
            <text:p>21375</text:p>
          </table:table-cell>
          <table:table-cell table:style-name="ce33" table:formula="of:=IF(ISERR([usuários_2.E77]);&quot;&quot;;[usuários_2.E77])" office:value-type="string" office:string-value="21375@gmail.com" calcext:value-type="string">
            <text:p>21375@gmail.com</text:p>
          </table:table-cell>
          <table:table-cell table:style-name="ce33" table:formula="of:=IF(ISBLANK([.B77]);&quot;&quot;;[usuários_2.G77])">
            <text:p/>
          </table:table-cell>
          <table:table-cell table:style-name="ce33" table:formula="of:=IF(ISBLANK([.B77]);&quot;&quot;;[usuários_2.H77])">
            <text:p/>
          </table:table-cell>
          <table:table-cell table:style-name="ce33" table:formula="of:=IF(ISBLANK([.B77]);&quot;&quot;;[usuários_2.I7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7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8]);&quot;&quot;;[usuários_2.D78])" office:value-type="string" office:string-value="21376" calcext:value-type="string">
            <text:p>21376</text:p>
          </table:table-cell>
          <table:table-cell table:style-name="ce33" table:formula="of:=IF(ISERR([usuários_2.E78]);&quot;&quot;;[usuários_2.E78])" office:value-type="string" office:string-value="21376@gmail.com" calcext:value-type="string">
            <text:p>21376@gmail.com</text:p>
          </table:table-cell>
          <table:table-cell table:style-name="ce33" table:formula="of:=IF(ISBLANK([.B78]);&quot;&quot;;[usuários_2.G78])">
            <text:p/>
          </table:table-cell>
          <table:table-cell table:style-name="ce33" table:formula="of:=IF(ISBLANK([.B78]);&quot;&quot;;[usuários_2.H78])">
            <text:p/>
          </table:table-cell>
          <table:table-cell table:style-name="ce33" table:formula="of:=IF(ISBLANK([.B78]);&quot;&quot;;[usuários_2.I7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7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79]);&quot;&quot;;[usuários_2.D79])" office:value-type="string" office:string-value="21377" calcext:value-type="string">
            <text:p>21377</text:p>
          </table:table-cell>
          <table:table-cell table:style-name="ce33" table:formula="of:=IF(ISERR([usuários_2.E79]);&quot;&quot;;[usuários_2.E79])" office:value-type="string" office:string-value="21377@gmail.com" calcext:value-type="string">
            <text:p>21377@gmail.com</text:p>
          </table:table-cell>
          <table:table-cell table:style-name="ce33" table:formula="of:=IF(ISBLANK([.B79]);&quot;&quot;;[usuários_2.G79])">
            <text:p/>
          </table:table-cell>
          <table:table-cell table:style-name="ce33" table:formula="of:=IF(ISBLANK([.B79]);&quot;&quot;;[usuários_2.H79])">
            <text:p/>
          </table:table-cell>
          <table:table-cell table:style-name="ce33" table:formula="of:=IF(ISBLANK([.B79]);&quot;&quot;;[usuários_2.I7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7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0]);&quot;&quot;;[usuários_2.D80])" office:value-type="string" office:string-value="21378" calcext:value-type="string">
            <text:p>21378</text:p>
          </table:table-cell>
          <table:table-cell table:style-name="ce33" table:formula="of:=IF(ISERR([usuários_2.E80]);&quot;&quot;;[usuários_2.E80])" office:value-type="string" office:string-value="21378@gmail.com" calcext:value-type="string">
            <text:p>21378@gmail.com</text:p>
          </table:table-cell>
          <table:table-cell table:style-name="ce33" table:formula="of:=IF(ISBLANK([.B80]);&quot;&quot;;[usuários_2.G80])">
            <text:p/>
          </table:table-cell>
          <table:table-cell table:style-name="ce33" table:formula="of:=IF(ISBLANK([.B80]);&quot;&quot;;[usuários_2.H80])">
            <text:p/>
          </table:table-cell>
          <table:table-cell table:style-name="ce33" table:formula="of:=IF(ISBLANK([.B80]);&quot;&quot;;[usuários_2.I8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1]);&quot;&quot;;[usuários_2.D81])" office:value-type="string" office:string-value="21379" calcext:value-type="string">
            <text:p>21379</text:p>
          </table:table-cell>
          <table:table-cell table:style-name="ce33" table:formula="of:=IF(ISERR([usuários_2.E81]);&quot;&quot;;[usuários_2.E81])" office:value-type="string" office:string-value="21379@gmail.com" calcext:value-type="string">
            <text:p>21379@gmail.com</text:p>
          </table:table-cell>
          <table:table-cell table:style-name="ce33" table:formula="of:=IF(ISBLANK([.B81]);&quot;&quot;;[usuários_2.G81])">
            <text:p/>
          </table:table-cell>
          <table:table-cell table:style-name="ce33" table:formula="of:=IF(ISBLANK([.B81]);&quot;&quot;;[usuários_2.H81])">
            <text:p/>
          </table:table-cell>
          <table:table-cell table:style-name="ce33" table:formula="of:=IF(ISBLANK([.B81]);&quot;&quot;;[usuários_2.I8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2]);&quot;&quot;;[usuários_2.D82])" office:value-type="string" office:string-value="21380" calcext:value-type="string">
            <text:p>21380</text:p>
          </table:table-cell>
          <table:table-cell table:style-name="ce33" table:formula="of:=IF(ISERR([usuários_2.E82]);&quot;&quot;;[usuários_2.E82])" office:value-type="string" office:string-value="21380@gmail.com" calcext:value-type="string">
            <text:p>21380@gmail.com</text:p>
          </table:table-cell>
          <table:table-cell table:style-name="ce33" table:formula="of:=IF(ISBLANK([.B82]);&quot;&quot;;[usuários_2.G82])">
            <text:p/>
          </table:table-cell>
          <table:table-cell table:style-name="ce33" table:formula="of:=IF(ISBLANK([.B82]);&quot;&quot;;[usuários_2.H82])">
            <text:p/>
          </table:table-cell>
          <table:table-cell table:style-name="ce33" table:formula="of:=IF(ISBLANK([.B82]);&quot;&quot;;[usuários_2.I8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3]);&quot;&quot;;[usuários_2.D83])" office:value-type="string" office:string-value="21381" calcext:value-type="string">
            <text:p>21381</text:p>
          </table:table-cell>
          <table:table-cell table:style-name="ce33" table:formula="of:=IF(ISERR([usuários_2.E83]);&quot;&quot;;[usuários_2.E83])" office:value-type="string" office:string-value="21381@gmail.com" calcext:value-type="string">
            <text:p>21381@gmail.com</text:p>
          </table:table-cell>
          <table:table-cell table:style-name="ce33" table:formula="of:=IF(ISBLANK([.B83]);&quot;&quot;;[usuários_2.G83])">
            <text:p/>
          </table:table-cell>
          <table:table-cell table:style-name="ce33" table:formula="of:=IF(ISBLANK([.B83]);&quot;&quot;;[usuários_2.H83])">
            <text:p/>
          </table:table-cell>
          <table:table-cell table:style-name="ce33" table:formula="of:=IF(ISBLANK([.B83]);&quot;&quot;;[usuários_2.I8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4]);&quot;&quot;;[usuários_2.D84])" office:value-type="string" office:string-value="21382" calcext:value-type="string">
            <text:p>21382</text:p>
          </table:table-cell>
          <table:table-cell table:style-name="ce33" table:formula="of:=IF(ISERR([usuários_2.E84]);&quot;&quot;;[usuários_2.E84])" office:value-type="string" office:string-value="21382@gmail.com" calcext:value-type="string">
            <text:p>21382@gmail.com</text:p>
          </table:table-cell>
          <table:table-cell table:style-name="ce33" table:formula="of:=IF(ISBLANK([.B84]);&quot;&quot;;[usuários_2.G84])">
            <text:p/>
          </table:table-cell>
          <table:table-cell table:style-name="ce33" table:formula="of:=IF(ISBLANK([.B84]);&quot;&quot;;[usuários_2.H84])">
            <text:p/>
          </table:table-cell>
          <table:table-cell table:style-name="ce33" table:formula="of:=IF(ISBLANK([.B84]);&quot;&quot;;[usuários_2.I8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5]);&quot;&quot;;[usuários_2.D85])" office:value-type="string" office:string-value="21383" calcext:value-type="string">
            <text:p>21383</text:p>
          </table:table-cell>
          <table:table-cell table:style-name="ce33" table:formula="of:=IF(ISERR([usuários_2.E85]);&quot;&quot;;[usuários_2.E85])" office:value-type="string" office:string-value="21383@gmail.com" calcext:value-type="string">
            <text:p>21383@gmail.com</text:p>
          </table:table-cell>
          <table:table-cell table:style-name="ce33" table:formula="of:=IF(ISBLANK([.B85]);&quot;&quot;;[usuários_2.G85])">
            <text:p/>
          </table:table-cell>
          <table:table-cell table:style-name="ce33" table:formula="of:=IF(ISBLANK([.B85]);&quot;&quot;;[usuários_2.H85])">
            <text:p/>
          </table:table-cell>
          <table:table-cell table:style-name="ce33" table:formula="of:=IF(ISBLANK([.B85]);&quot;&quot;;[usuários_2.I8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6]);&quot;&quot;;[usuários_2.D86])" office:value-type="string" office:string-value="21384" calcext:value-type="string">
            <text:p>21384</text:p>
          </table:table-cell>
          <table:table-cell table:style-name="ce33" table:formula="of:=IF(ISERR([usuários_2.E86]);&quot;&quot;;[usuários_2.E86])" office:value-type="string" office:string-value="21384@gmail.com" calcext:value-type="string">
            <text:p>21384@gmail.com</text:p>
          </table:table-cell>
          <table:table-cell table:style-name="ce33" table:formula="of:=IF(ISBLANK([.B86]);&quot;&quot;;[usuários_2.G86])">
            <text:p/>
          </table:table-cell>
          <table:table-cell table:style-name="ce33" table:formula="of:=IF(ISBLANK([.B86]);&quot;&quot;;[usuários_2.H86])">
            <text:p/>
          </table:table-cell>
          <table:table-cell table:style-name="ce33" table:formula="of:=IF(ISBLANK([.B86]);&quot;&quot;;[usuários_2.I8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7]);&quot;&quot;;[usuários_2.D87])" office:value-type="string" office:string-value="21385" calcext:value-type="string">
            <text:p>21385</text:p>
          </table:table-cell>
          <table:table-cell table:style-name="ce33" table:formula="of:=IF(ISERR([usuários_2.E87]);&quot;&quot;;[usuários_2.E87])" office:value-type="string" office:string-value="21385@gmail.com" calcext:value-type="string">
            <text:p>21385@gmail.com</text:p>
          </table:table-cell>
          <table:table-cell table:style-name="ce33" table:formula="of:=IF(ISBLANK([.B87]);&quot;&quot;;[usuários_2.G87])">
            <text:p/>
          </table:table-cell>
          <table:table-cell table:style-name="ce33" table:formula="of:=IF(ISBLANK([.B87]);&quot;&quot;;[usuários_2.H87])">
            <text:p/>
          </table:table-cell>
          <table:table-cell table:style-name="ce33" table:formula="of:=IF(ISBLANK([.B87]);&quot;&quot;;[usuários_2.I8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8]);&quot;&quot;;[usuários_2.D88])" office:value-type="string" office:string-value="21386" calcext:value-type="string">
            <text:p>21386</text:p>
          </table:table-cell>
          <table:table-cell table:style-name="ce33" table:formula="of:=IF(ISERR([usuários_2.E88]);&quot;&quot;;[usuários_2.E88])" office:value-type="string" office:string-value="21386@gmail.com" calcext:value-type="string">
            <text:p>21386@gmail.com</text:p>
          </table:table-cell>
          <table:table-cell table:style-name="ce33" table:formula="of:=IF(ISBLANK([.B88]);&quot;&quot;;[usuários_2.G88])">
            <text:p/>
          </table:table-cell>
          <table:table-cell table:style-name="ce33" table:formula="of:=IF(ISBLANK([.B88]);&quot;&quot;;[usuários_2.H88])">
            <text:p/>
          </table:table-cell>
          <table:table-cell table:style-name="ce33" table:formula="of:=IF(ISBLANK([.B88]);&quot;&quot;;[usuários_2.I8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8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89]);&quot;&quot;;[usuários_2.D89])" office:value-type="string" office:string-value="21387" calcext:value-type="string">
            <text:p>21387</text:p>
          </table:table-cell>
          <table:table-cell table:style-name="ce33" table:formula="of:=IF(ISERR([usuários_2.E89]);&quot;&quot;;[usuários_2.E89])" office:value-type="string" office:string-value="21387@gmail.com" calcext:value-type="string">
            <text:p>21387@gmail.com</text:p>
          </table:table-cell>
          <table:table-cell table:style-name="ce33" table:formula="of:=IF(ISBLANK([.B89]);&quot;&quot;;[usuários_2.G89])">
            <text:p/>
          </table:table-cell>
          <table:table-cell table:style-name="ce33" table:formula="of:=IF(ISBLANK([.B89]);&quot;&quot;;[usuários_2.H89])">
            <text:p/>
          </table:table-cell>
          <table:table-cell table:style-name="ce33" table:formula="of:=IF(ISBLANK([.B89]);&quot;&quot;;[usuários_2.I8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8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0]);&quot;&quot;;[usuários_2.D90])" office:value-type="string" office:string-value="21388" calcext:value-type="string">
            <text:p>21388</text:p>
          </table:table-cell>
          <table:table-cell table:style-name="ce33" table:formula="of:=IF(ISERR([usuários_2.E90]);&quot;&quot;;[usuários_2.E90])" office:value-type="string" office:string-value="21388@gmail.com" calcext:value-type="string">
            <text:p>21388@gmail.com</text:p>
          </table:table-cell>
          <table:table-cell table:style-name="ce33" table:formula="of:=IF(ISBLANK([.B90]);&quot;&quot;;[usuários_2.G90])">
            <text:p/>
          </table:table-cell>
          <table:table-cell table:style-name="ce33" table:formula="of:=IF(ISBLANK([.B90]);&quot;&quot;;[usuários_2.H90])">
            <text:p/>
          </table:table-cell>
          <table:table-cell table:style-name="ce33" table:formula="of:=IF(ISBLANK([.B90]);&quot;&quot;;[usuários_2.I9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1]);&quot;&quot;;[usuários_2.D91])" office:value-type="string" office:string-value="21389" calcext:value-type="string">
            <text:p>21389</text:p>
          </table:table-cell>
          <table:table-cell table:style-name="ce33" table:formula="of:=IF(ISERR([usuários_2.E91]);&quot;&quot;;[usuários_2.E91])" office:value-type="string" office:string-value="21389@gmail.com" calcext:value-type="string">
            <text:p>21389@gmail.com</text:p>
          </table:table-cell>
          <table:table-cell table:style-name="ce33" table:formula="of:=IF(ISBLANK([.B91]);&quot;&quot;;[usuários_2.G91])">
            <text:p/>
          </table:table-cell>
          <table:table-cell table:style-name="ce33" table:formula="of:=IF(ISBLANK([.B91]);&quot;&quot;;[usuários_2.H91])">
            <text:p/>
          </table:table-cell>
          <table:table-cell table:style-name="ce33" table:formula="of:=IF(ISBLANK([.B91]);&quot;&quot;;[usuários_2.I9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2]);&quot;&quot;;[usuários_2.D92])" office:value-type="string" office:string-value="21390" calcext:value-type="string">
            <text:p>21390</text:p>
          </table:table-cell>
          <table:table-cell table:style-name="ce33" table:formula="of:=IF(ISERR([usuários_2.E92]);&quot;&quot;;[usuários_2.E92])" office:value-type="string" office:string-value="21390@gmail.com" calcext:value-type="string">
            <text:p>21390@gmail.com</text:p>
          </table:table-cell>
          <table:table-cell table:style-name="ce33" table:formula="of:=IF(ISBLANK([.B92]);&quot;&quot;;[usuários_2.G92])">
            <text:p/>
          </table:table-cell>
          <table:table-cell table:style-name="ce33" table:formula="of:=IF(ISBLANK([.B92]);&quot;&quot;;[usuários_2.H92])">
            <text:p/>
          </table:table-cell>
          <table:table-cell table:style-name="ce33" table:formula="of:=IF(ISBLANK([.B92]);&quot;&quot;;[usuários_2.I9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3]);&quot;&quot;;[usuários_2.D93])" office:value-type="string" office:string-value="21391" calcext:value-type="string">
            <text:p>21391</text:p>
          </table:table-cell>
          <table:table-cell table:style-name="ce33" table:formula="of:=IF(ISERR([usuários_2.E93]);&quot;&quot;;[usuários_2.E93])" office:value-type="string" office:string-value="21391@gmail.com" calcext:value-type="string">
            <text:p>21391@gmail.com</text:p>
          </table:table-cell>
          <table:table-cell table:style-name="ce33" table:formula="of:=IF(ISBLANK([.B93]);&quot;&quot;;[usuários_2.G93])">
            <text:p/>
          </table:table-cell>
          <table:table-cell table:style-name="ce33" table:formula="of:=IF(ISBLANK([.B93]);&quot;&quot;;[usuários_2.H93])">
            <text:p/>
          </table:table-cell>
          <table:table-cell table:style-name="ce33" table:formula="of:=IF(ISBLANK([.B93]);&quot;&quot;;[usuários_2.I9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4]);&quot;&quot;;[usuários_2.D94])" office:value-type="string" office:string-value="21392" calcext:value-type="string">
            <text:p>21392</text:p>
          </table:table-cell>
          <table:table-cell table:style-name="ce33" table:formula="of:=IF(ISERR([usuários_2.E94]);&quot;&quot;;[usuários_2.E94])" office:value-type="string" office:string-value="21392@gmail.com" calcext:value-type="string">
            <text:p>21392@gmail.com</text:p>
          </table:table-cell>
          <table:table-cell table:style-name="ce33" table:formula="of:=IF(ISBLANK([.B94]);&quot;&quot;;[usuários_2.G94])">
            <text:p/>
          </table:table-cell>
          <table:table-cell table:style-name="ce33" table:formula="of:=IF(ISBLANK([.B94]);&quot;&quot;;[usuários_2.H94])">
            <text:p/>
          </table:table-cell>
          <table:table-cell table:style-name="ce33" table:formula="of:=IF(ISBLANK([.B94]);&quot;&quot;;[usuários_2.I9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5]);&quot;&quot;;[usuários_2.D95])" office:value-type="string" office:string-value="21393" calcext:value-type="string">
            <text:p>21393</text:p>
          </table:table-cell>
          <table:table-cell table:style-name="ce33" table:formula="of:=IF(ISERR([usuários_2.E95]);&quot;&quot;;[usuários_2.E95])" office:value-type="string" office:string-value="21393@gmail.com" calcext:value-type="string">
            <text:p>21393@gmail.com</text:p>
          </table:table-cell>
          <table:table-cell table:style-name="ce33" table:formula="of:=IF(ISBLANK([.B95]);&quot;&quot;;[usuários_2.G95])">
            <text:p/>
          </table:table-cell>
          <table:table-cell table:style-name="ce33" table:formula="of:=IF(ISBLANK([.B95]);&quot;&quot;;[usuários_2.H95])">
            <text:p/>
          </table:table-cell>
          <table:table-cell table:style-name="ce33" table:formula="of:=IF(ISBLANK([.B95]);&quot;&quot;;[usuários_2.I9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6]);&quot;&quot;;[usuários_2.D96])" office:value-type="string" office:string-value="21394" calcext:value-type="string">
            <text:p>21394</text:p>
          </table:table-cell>
          <table:table-cell table:style-name="ce33" table:formula="of:=IF(ISERR([usuários_2.E96]);&quot;&quot;;[usuários_2.E96])" office:value-type="string" office:string-value="21394@gmail.com" calcext:value-type="string">
            <text:p>21394@gmail.com</text:p>
          </table:table-cell>
          <table:table-cell table:style-name="ce33" table:formula="of:=IF(ISBLANK([.B96]);&quot;&quot;;[usuários_2.G96])">
            <text:p/>
          </table:table-cell>
          <table:table-cell table:style-name="ce33" table:formula="of:=IF(ISBLANK([.B96]);&quot;&quot;;[usuários_2.H96])">
            <text:p/>
          </table:table-cell>
          <table:table-cell table:style-name="ce33" table:formula="of:=IF(ISBLANK([.B96]);&quot;&quot;;[usuários_2.I9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9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7]);&quot;&quot;;[usuários_2.D97])" office:value-type="string" office:string-value="21395" calcext:value-type="string">
            <text:p>21395</text:p>
          </table:table-cell>
          <table:table-cell table:style-name="ce33" table:formula="of:=IF(ISERR([usuários_2.E97]);&quot;&quot;;[usuários_2.E97])" office:value-type="string" office:string-value="21395@gmail.com" calcext:value-type="string">
            <text:p>21395@gmail.com</text:p>
          </table:table-cell>
          <table:table-cell table:style-name="ce33" table:formula="of:=IF(ISBLANK([.B97]);&quot;&quot;;[usuários_2.G97])">
            <text:p/>
          </table:table-cell>
          <table:table-cell table:style-name="ce33" table:formula="of:=IF(ISBLANK([.B97]);&quot;&quot;;[usuários_2.H97])">
            <text:p/>
          </table:table-cell>
          <table:table-cell table:style-name="ce33" table:formula="of:=IF(ISBLANK([.B97]);&quot;&quot;;[usuários_2.I9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9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8]);&quot;&quot;;[usuários_2.D98])" office:value-type="string" office:string-value="21396" calcext:value-type="string">
            <text:p>21396</text:p>
          </table:table-cell>
          <table:table-cell table:style-name="ce33" table:formula="of:=IF(ISERR([usuários_2.E98]);&quot;&quot;;[usuários_2.E98])" office:value-type="string" office:string-value="21396@gmail.com" calcext:value-type="string">
            <text:p>21396@gmail.com</text:p>
          </table:table-cell>
          <table:table-cell table:style-name="ce33" table:formula="of:=IF(ISBLANK([.B98]);&quot;&quot;;[usuários_2.G98])">
            <text:p/>
          </table:table-cell>
          <table:table-cell table:style-name="ce33" table:formula="of:=IF(ISBLANK([.B98]);&quot;&quot;;[usuários_2.H98])">
            <text:p/>
          </table:table-cell>
          <table:table-cell table:style-name="ce33" table:formula="of:=IF(ISBLANK([.B98]);&quot;&quot;;[usuários_2.I9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9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99]);&quot;&quot;;[usuários_2.D99])" office:value-type="string" office:string-value="21397" calcext:value-type="string">
            <text:p>21397</text:p>
          </table:table-cell>
          <table:table-cell table:style-name="ce33" table:formula="of:=IF(ISERR([usuários_2.E99]);&quot;&quot;;[usuários_2.E99])" office:value-type="string" office:string-value="21397@gmail.com" calcext:value-type="string">
            <text:p>21397@gmail.com</text:p>
          </table:table-cell>
          <table:table-cell table:style-name="ce33" table:formula="of:=IF(ISBLANK([.B99]);&quot;&quot;;[usuários_2.G99])">
            <text:p/>
          </table:table-cell>
          <table:table-cell table:style-name="ce33" table:formula="of:=IF(ISBLANK([.B99]);&quot;&quot;;[usuários_2.H99])">
            <text:p/>
          </table:table-cell>
          <table:table-cell table:style-name="ce33" table:formula="of:=IF(ISBLANK([.B99]);&quot;&quot;;[usuários_2.I9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9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0]);&quot;&quot;;[usuários_2.D100])" office:value-type="string" office:string-value="21398" calcext:value-type="string">
            <text:p>21398</text:p>
          </table:table-cell>
          <table:table-cell table:style-name="ce33" table:formula="of:=IF(ISERR([usuários_2.E100]);&quot;&quot;;[usuários_2.E100])" office:value-type="string" office:string-value="21398@gmail.com" calcext:value-type="string">
            <text:p>21398@gmail.com</text:p>
          </table:table-cell>
          <table:table-cell table:style-name="ce33" table:formula="of:=IF(ISBLANK([.B100]);&quot;&quot;;[usuários_2.G100])">
            <text:p/>
          </table:table-cell>
          <table:table-cell table:style-name="ce33" table:formula="of:=IF(ISBLANK([.B100]);&quot;&quot;;[usuários_2.H100])">
            <text:p/>
          </table:table-cell>
          <table:table-cell table:style-name="ce33" table:formula="of:=IF(ISBLANK([.B100]);&quot;&quot;;[usuários_2.I10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1]);&quot;&quot;;[usuários_2.D101])" office:value-type="string" office:string-value="21399" calcext:value-type="string">
            <text:p>21399</text:p>
          </table:table-cell>
          <table:table-cell table:style-name="ce33" table:formula="of:=IF(ISERR([usuários_2.E101]);&quot;&quot;;[usuários_2.E101])" office:value-type="string" office:string-value="21399@gmail.com" calcext:value-type="string">
            <text:p>21399@gmail.com</text:p>
          </table:table-cell>
          <table:table-cell table:style-name="ce33" table:formula="of:=IF(ISBLANK([.B101]);&quot;&quot;;[usuários_2.G101])">
            <text:p/>
          </table:table-cell>
          <table:table-cell table:style-name="ce33" table:formula="of:=IF(ISBLANK([.B101]);&quot;&quot;;[usuários_2.H101])">
            <text:p/>
          </table:table-cell>
          <table:table-cell table:style-name="ce33" table:formula="of:=IF(ISBLANK([.B101]);&quot;&quot;;[usuários_2.I10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2]);&quot;&quot;;[usuários_2.D102])" office:value-type="string" office:string-value="213100" calcext:value-type="string">
            <text:p>213100</text:p>
          </table:table-cell>
          <table:table-cell table:style-name="ce33" table:formula="of:=IF(ISERR([usuários_2.E102]);&quot;&quot;;[usuários_2.E102])" office:value-type="string" office:string-value="213100@gmail.com" calcext:value-type="string">
            <text:p>213100@gmail.com</text:p>
          </table:table-cell>
          <table:table-cell table:style-name="ce33" table:formula="of:=IF(ISBLANK([.B102]);&quot;&quot;;[usuários_2.G102])">
            <text:p/>
          </table:table-cell>
          <table:table-cell table:style-name="ce33" table:formula="of:=IF(ISBLANK([.B102]);&quot;&quot;;[usuários_2.H102])">
            <text:p/>
          </table:table-cell>
          <table:table-cell table:style-name="ce33" table:formula="of:=IF(ISBLANK([.B102]);&quot;&quot;;[usuários_2.I10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3]);&quot;&quot;;[usuários_2.D103])" office:value-type="string" office:string-value="213101" calcext:value-type="string">
            <text:p>213101</text:p>
          </table:table-cell>
          <table:table-cell table:style-name="ce33" table:formula="of:=IF(ISERR([usuários_2.E103]);&quot;&quot;;[usuários_2.E103])" office:value-type="string" office:string-value="213101@gmail.com" calcext:value-type="string">
            <text:p>213101@gmail.com</text:p>
          </table:table-cell>
          <table:table-cell table:style-name="ce33" table:formula="of:=IF(ISBLANK([.B103]);&quot;&quot;;[usuários_2.G103])">
            <text:p/>
          </table:table-cell>
          <table:table-cell table:style-name="ce33" table:formula="of:=IF(ISBLANK([.B103]);&quot;&quot;;[usuários_2.H103])">
            <text:p/>
          </table:table-cell>
          <table:table-cell table:style-name="ce33" table:formula="of:=IF(ISBLANK([.B103]);&quot;&quot;;[usuários_2.I10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4]);&quot;&quot;;[usuários_2.D104])" office:value-type="string" office:string-value="213102" calcext:value-type="string">
            <text:p>213102</text:p>
          </table:table-cell>
          <table:table-cell table:style-name="ce33" table:formula="of:=IF(ISERR([usuários_2.E104]);&quot;&quot;;[usuários_2.E104])" office:value-type="string" office:string-value="213102@gmail.com" calcext:value-type="string">
            <text:p>213102@gmail.com</text:p>
          </table:table-cell>
          <table:table-cell table:style-name="ce33" table:formula="of:=IF(ISBLANK([.B104]);&quot;&quot;;[usuários_2.G104])">
            <text:p/>
          </table:table-cell>
          <table:table-cell table:style-name="ce33" table:formula="of:=IF(ISBLANK([.B104]);&quot;&quot;;[usuários_2.H104])">
            <text:p/>
          </table:table-cell>
          <table:table-cell table:style-name="ce33" table:formula="of:=IF(ISBLANK([.B104]);&quot;&quot;;[usuários_2.I10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5]);&quot;&quot;;[usuários_2.D105])" office:value-type="string" office:string-value="213103" calcext:value-type="string">
            <text:p>213103</text:p>
          </table:table-cell>
          <table:table-cell table:style-name="ce33" table:formula="of:=IF(ISERR([usuários_2.E105]);&quot;&quot;;[usuários_2.E105])" office:value-type="string" office:string-value="213103@gmail.com" calcext:value-type="string">
            <text:p>213103@gmail.com</text:p>
          </table:table-cell>
          <table:table-cell table:style-name="ce33" table:formula="of:=IF(ISBLANK([.B105]);&quot;&quot;;[usuários_2.G105])">
            <text:p/>
          </table:table-cell>
          <table:table-cell table:style-name="ce33" table:formula="of:=IF(ISBLANK([.B105]);&quot;&quot;;[usuários_2.H105])">
            <text:p/>
          </table:table-cell>
          <table:table-cell table:style-name="ce33" table:formula="of:=IF(ISBLANK([.B105]);&quot;&quot;;[usuários_2.I10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6]);&quot;&quot;;[usuários_2.D106])" office:value-type="string" office:string-value="213104" calcext:value-type="string">
            <text:p>213104</text:p>
          </table:table-cell>
          <table:table-cell table:style-name="ce33" table:formula="of:=IF(ISERR([usuários_2.E106]);&quot;&quot;;[usuários_2.E106])" office:value-type="string" office:string-value="213104@gmail.com" calcext:value-type="string">
            <text:p>213104@gmail.com</text:p>
          </table:table-cell>
          <table:table-cell table:style-name="ce33" table:formula="of:=IF(ISBLANK([.B106]);&quot;&quot;;[usuários_2.G106])">
            <text:p/>
          </table:table-cell>
          <table:table-cell table:style-name="ce33" table:formula="of:=IF(ISBLANK([.B106]);&quot;&quot;;[usuários_2.H106])">
            <text:p/>
          </table:table-cell>
          <table:table-cell table:style-name="ce33" table:formula="of:=IF(ISBLANK([.B106]);&quot;&quot;;[usuários_2.I10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7]);&quot;&quot;;[usuários_2.D107])" office:value-type="string" office:string-value="213105" calcext:value-type="string">
            <text:p>213105</text:p>
          </table:table-cell>
          <table:table-cell table:style-name="ce33" table:formula="of:=IF(ISERR([usuários_2.E107]);&quot;&quot;;[usuários_2.E107])" office:value-type="string" office:string-value="213105@gmail.com" calcext:value-type="string">
            <text:p>213105@gmail.com</text:p>
          </table:table-cell>
          <table:table-cell table:style-name="ce33" table:formula="of:=IF(ISBLANK([.B107]);&quot;&quot;;[usuários_2.G107])">
            <text:p/>
          </table:table-cell>
          <table:table-cell table:style-name="ce33" table:formula="of:=IF(ISBLANK([.B107]);&quot;&quot;;[usuários_2.H107])">
            <text:p/>
          </table:table-cell>
          <table:table-cell table:style-name="ce33" table:formula="of:=IF(ISBLANK([.B107]);&quot;&quot;;[usuários_2.I10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8]);&quot;&quot;;[usuários_2.D108])" office:value-type="string" office:string-value="213106" calcext:value-type="string">
            <text:p>213106</text:p>
          </table:table-cell>
          <table:table-cell table:style-name="ce33" table:formula="of:=IF(ISERR([usuários_2.E108]);&quot;&quot;;[usuários_2.E108])" office:value-type="string" office:string-value="213106@gmail.com" calcext:value-type="string">
            <text:p>213106@gmail.com</text:p>
          </table:table-cell>
          <table:table-cell table:style-name="ce33" table:formula="of:=IF(ISBLANK([.B108]);&quot;&quot;;[usuários_2.G108])">
            <text:p/>
          </table:table-cell>
          <table:table-cell table:style-name="ce33" table:formula="of:=IF(ISBLANK([.B108]);&quot;&quot;;[usuários_2.H108])">
            <text:p/>
          </table:table-cell>
          <table:table-cell table:style-name="ce33" table:formula="of:=IF(ISBLANK([.B108]);&quot;&quot;;[usuários_2.I10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0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09]);&quot;&quot;;[usuários_2.D109])" office:value-type="string" office:string-value="213107" calcext:value-type="string">
            <text:p>213107</text:p>
          </table:table-cell>
          <table:table-cell table:style-name="ce33" table:formula="of:=IF(ISERR([usuários_2.E109]);&quot;&quot;;[usuários_2.E109])" office:value-type="string" office:string-value="213107@gmail.com" calcext:value-type="string">
            <text:p>213107@gmail.com</text:p>
          </table:table-cell>
          <table:table-cell table:style-name="ce33" table:formula="of:=IF(ISBLANK([.B109]);&quot;&quot;;[usuários_2.G109])">
            <text:p/>
          </table:table-cell>
          <table:table-cell table:style-name="ce33" table:formula="of:=IF(ISBLANK([.B109]);&quot;&quot;;[usuários_2.H109])">
            <text:p/>
          </table:table-cell>
          <table:table-cell table:style-name="ce33" table:formula="of:=IF(ISBLANK([.B109]);&quot;&quot;;[usuários_2.I10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0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0]);&quot;&quot;;[usuários_2.D110])" office:value-type="string" office:string-value="213108" calcext:value-type="string">
            <text:p>213108</text:p>
          </table:table-cell>
          <table:table-cell table:style-name="ce33" table:formula="of:=IF(ISERR([usuários_2.E110]);&quot;&quot;;[usuários_2.E110])" office:value-type="string" office:string-value="213108@gmail.com" calcext:value-type="string">
            <text:p>213108@gmail.com</text:p>
          </table:table-cell>
          <table:table-cell table:style-name="ce33" table:formula="of:=IF(ISBLANK([.B110]);&quot;&quot;;[usuários_2.G110])">
            <text:p/>
          </table:table-cell>
          <table:table-cell table:style-name="ce33" table:formula="of:=IF(ISBLANK([.B110]);&quot;&quot;;[usuários_2.H110])">
            <text:p/>
          </table:table-cell>
          <table:table-cell table:style-name="ce33" table:formula="of:=IF(ISBLANK([.B110]);&quot;&quot;;[usuários_2.I11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1]);&quot;&quot;;[usuários_2.D111])" office:value-type="string" office:string-value="213109" calcext:value-type="string">
            <text:p>213109</text:p>
          </table:table-cell>
          <table:table-cell table:style-name="ce33" table:formula="of:=IF(ISERR([usuários_2.E111]);&quot;&quot;;[usuários_2.E111])" office:value-type="string" office:string-value="213109@gmail.com" calcext:value-type="string">
            <text:p>213109@gmail.com</text:p>
          </table:table-cell>
          <table:table-cell table:style-name="ce33" table:formula="of:=IF(ISBLANK([.B111]);&quot;&quot;;[usuários_2.G111])">
            <text:p/>
          </table:table-cell>
          <table:table-cell table:style-name="ce33" table:formula="of:=IF(ISBLANK([.B111]);&quot;&quot;;[usuários_2.H111])">
            <text:p/>
          </table:table-cell>
          <table:table-cell table:style-name="ce33" table:formula="of:=IF(ISBLANK([.B111]);&quot;&quot;;[usuários_2.I11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2]);&quot;&quot;;[usuários_2.D112])" office:value-type="string" office:string-value="213110" calcext:value-type="string">
            <text:p>213110</text:p>
          </table:table-cell>
          <table:table-cell table:style-name="ce33" table:formula="of:=IF(ISERR([usuários_2.E112]);&quot;&quot;;[usuários_2.E112])" office:value-type="string" office:string-value="213110@gmail.com" calcext:value-type="string">
            <text:p>213110@gmail.com</text:p>
          </table:table-cell>
          <table:table-cell table:style-name="ce33" table:formula="of:=IF(ISBLANK([.B112]);&quot;&quot;;[usuários_2.G112])">
            <text:p/>
          </table:table-cell>
          <table:table-cell table:style-name="ce33" table:formula="of:=IF(ISBLANK([.B112]);&quot;&quot;;[usuários_2.H112])">
            <text:p/>
          </table:table-cell>
          <table:table-cell table:style-name="ce33" table:formula="of:=IF(ISBLANK([.B112]);&quot;&quot;;[usuários_2.I11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3]);&quot;&quot;;[usuários_2.D113])" office:value-type="string" office:string-value="213111" calcext:value-type="string">
            <text:p>213111</text:p>
          </table:table-cell>
          <table:table-cell table:style-name="ce33" table:formula="of:=IF(ISERR([usuários_2.E113]);&quot;&quot;;[usuários_2.E113])" office:value-type="string" office:string-value="213111@gmail.com" calcext:value-type="string">
            <text:p>213111@gmail.com</text:p>
          </table:table-cell>
          <table:table-cell table:style-name="ce33" table:formula="of:=IF(ISBLANK([.B113]);&quot;&quot;;[usuários_2.G113])">
            <text:p/>
          </table:table-cell>
          <table:table-cell table:style-name="ce33" table:formula="of:=IF(ISBLANK([.B113]);&quot;&quot;;[usuários_2.H113])">
            <text:p/>
          </table:table-cell>
          <table:table-cell table:style-name="ce33" table:formula="of:=IF(ISBLANK([.B113]);&quot;&quot;;[usuários_2.I11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4]);&quot;&quot;;[usuários_2.D114])" office:value-type="string" office:string-value="213112" calcext:value-type="string">
            <text:p>213112</text:p>
          </table:table-cell>
          <table:table-cell table:style-name="ce33" table:formula="of:=IF(ISERR([usuários_2.E114]);&quot;&quot;;[usuários_2.E114])" office:value-type="string" office:string-value="213112@gmail.com" calcext:value-type="string">
            <text:p>213112@gmail.com</text:p>
          </table:table-cell>
          <table:table-cell table:style-name="ce33" table:formula="of:=IF(ISBLANK([.B114]);&quot;&quot;;[usuários_2.G114])">
            <text:p/>
          </table:table-cell>
          <table:table-cell table:style-name="ce33" table:formula="of:=IF(ISBLANK([.B114]);&quot;&quot;;[usuários_2.H114])">
            <text:p/>
          </table:table-cell>
          <table:table-cell table:style-name="ce33" table:formula="of:=IF(ISBLANK([.B114]);&quot;&quot;;[usuários_2.I11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5]);&quot;&quot;;[usuários_2.D115])" office:value-type="string" office:string-value="213113" calcext:value-type="string">
            <text:p>213113</text:p>
          </table:table-cell>
          <table:table-cell table:style-name="ce33" table:formula="of:=IF(ISERR([usuários_2.E115]);&quot;&quot;;[usuários_2.E115])" office:value-type="string" office:string-value="213113@gmail.com" calcext:value-type="string">
            <text:p>213113@gmail.com</text:p>
          </table:table-cell>
          <table:table-cell table:style-name="ce33" table:formula="of:=IF(ISBLANK([.B115]);&quot;&quot;;[usuários_2.G115])">
            <text:p/>
          </table:table-cell>
          <table:table-cell table:style-name="ce33" table:formula="of:=IF(ISBLANK([.B115]);&quot;&quot;;[usuários_2.H115])">
            <text:p/>
          </table:table-cell>
          <table:table-cell table:style-name="ce33" table:formula="of:=IF(ISBLANK([.B115]);&quot;&quot;;[usuários_2.I11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6]);&quot;&quot;;[usuários_2.D116])" office:value-type="string" office:string-value="213114" calcext:value-type="string">
            <text:p>213114</text:p>
          </table:table-cell>
          <table:table-cell table:style-name="ce33" table:formula="of:=IF(ISERR([usuários_2.E116]);&quot;&quot;;[usuários_2.E116])" office:value-type="string" office:string-value="213114@gmail.com" calcext:value-type="string">
            <text:p>213114@gmail.com</text:p>
          </table:table-cell>
          <table:table-cell table:style-name="ce33" table:formula="of:=IF(ISBLANK([.B116]);&quot;&quot;;[usuários_2.G116])">
            <text:p/>
          </table:table-cell>
          <table:table-cell table:style-name="ce33" table:formula="of:=IF(ISBLANK([.B116]);&quot;&quot;;[usuários_2.H116])">
            <text:p/>
          </table:table-cell>
          <table:table-cell table:style-name="ce33" table:formula="of:=IF(ISBLANK([.B116]);&quot;&quot;;[usuários_2.I11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7]);&quot;&quot;;[usuários_2.D117])" office:value-type="string" office:string-value="213115" calcext:value-type="string">
            <text:p>213115</text:p>
          </table:table-cell>
          <table:table-cell table:style-name="ce33" table:formula="of:=IF(ISERR([usuários_2.E117]);&quot;&quot;;[usuários_2.E117])" office:value-type="string" office:string-value="213115@gmail.com" calcext:value-type="string">
            <text:p>213115@gmail.com</text:p>
          </table:table-cell>
          <table:table-cell table:style-name="ce33" table:formula="of:=IF(ISBLANK([.B117]);&quot;&quot;;[usuários_2.G117])">
            <text:p/>
          </table:table-cell>
          <table:table-cell table:style-name="ce33" table:formula="of:=IF(ISBLANK([.B117]);&quot;&quot;;[usuários_2.H117])">
            <text:p/>
          </table:table-cell>
          <table:table-cell table:style-name="ce33" table:formula="of:=IF(ISBLANK([.B117]);&quot;&quot;;[usuários_2.I11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8]);&quot;&quot;;[usuários_2.D118])" office:value-type="string" office:string-value="213116" calcext:value-type="string">
            <text:p>213116</text:p>
          </table:table-cell>
          <table:table-cell table:style-name="ce33" table:formula="of:=IF(ISERR([usuários_2.E118]);&quot;&quot;;[usuários_2.E118])" office:value-type="string" office:string-value="213116@gmail.com" calcext:value-type="string">
            <text:p>213116@gmail.com</text:p>
          </table:table-cell>
          <table:table-cell table:style-name="ce33" table:formula="of:=IF(ISBLANK([.B118]);&quot;&quot;;[usuários_2.G118])">
            <text:p/>
          </table:table-cell>
          <table:table-cell table:style-name="ce33" table:formula="of:=IF(ISBLANK([.B118]);&quot;&quot;;[usuários_2.H118])">
            <text:p/>
          </table:table-cell>
          <table:table-cell table:style-name="ce33" table:formula="of:=IF(ISBLANK([.B118]);&quot;&quot;;[usuários_2.I11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1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19]);&quot;&quot;;[usuários_2.D119])" office:value-type="string" office:string-value="213117" calcext:value-type="string">
            <text:p>213117</text:p>
          </table:table-cell>
          <table:table-cell table:style-name="ce33" table:formula="of:=IF(ISERR([usuários_2.E119]);&quot;&quot;;[usuários_2.E119])" office:value-type="string" office:string-value="213117@gmail.com" calcext:value-type="string">
            <text:p>213117@gmail.com</text:p>
          </table:table-cell>
          <table:table-cell table:style-name="ce33" table:formula="of:=IF(ISBLANK([.B119]);&quot;&quot;;[usuários_2.G119])">
            <text:p/>
          </table:table-cell>
          <table:table-cell table:style-name="ce33" table:formula="of:=IF(ISBLANK([.B119]);&quot;&quot;;[usuários_2.H119])">
            <text:p/>
          </table:table-cell>
          <table:table-cell table:style-name="ce33" table:formula="of:=IF(ISBLANK([.B119]);&quot;&quot;;[usuários_2.I11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11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0]);&quot;&quot;;[usuários_2.D120])" office:value-type="string" office:string-value="213118" calcext:value-type="string">
            <text:p>213118</text:p>
          </table:table-cell>
          <table:table-cell table:style-name="ce33" table:formula="of:=IF(ISERR([usuários_2.E120]);&quot;&quot;;[usuários_2.E120])" office:value-type="string" office:string-value="213118@gmail.com" calcext:value-type="string">
            <text:p>213118@gmail.com</text:p>
          </table:table-cell>
          <table:table-cell table:style-name="ce33" table:formula="of:=IF(ISBLANK([.B120]);&quot;&quot;;[usuários_2.G120])">
            <text:p/>
          </table:table-cell>
          <table:table-cell table:style-name="ce33" table:formula="of:=IF(ISBLANK([.B120]);&quot;&quot;;[usuários_2.H120])">
            <text:p/>
          </table:table-cell>
          <table:table-cell table:style-name="ce33" table:formula="of:=IF(ISBLANK([.B120]);&quot;&quot;;[usuários_2.I12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1]);&quot;&quot;;[usuários_2.D121])" office:value-type="string" office:string-value="213119" calcext:value-type="string">
            <text:p>213119</text:p>
          </table:table-cell>
          <table:table-cell table:style-name="ce33" table:formula="of:=IF(ISERR([usuários_2.E121]);&quot;&quot;;[usuários_2.E121])" office:value-type="string" office:string-value="213119@gmail.com" calcext:value-type="string">
            <text:p>213119@gmail.com</text:p>
          </table:table-cell>
          <table:table-cell table:style-name="ce33" table:formula="of:=IF(ISBLANK([.B121]);&quot;&quot;;[usuários_2.G121])">
            <text:p/>
          </table:table-cell>
          <table:table-cell table:style-name="ce33" table:formula="of:=IF(ISBLANK([.B121]);&quot;&quot;;[usuários_2.H121])">
            <text:p/>
          </table:table-cell>
          <table:table-cell table:style-name="ce33" table:formula="of:=IF(ISBLANK([.B121]);&quot;&quot;;[usuários_2.I12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2]);&quot;&quot;;[usuários_2.D122])" office:value-type="string" office:string-value="213120" calcext:value-type="string">
            <text:p>213120</text:p>
          </table:table-cell>
          <table:table-cell table:style-name="ce33" table:formula="of:=IF(ISERR([usuários_2.E122]);&quot;&quot;;[usuários_2.E122])" office:value-type="string" office:string-value="213120@gmail.com" calcext:value-type="string">
            <text:p>213120@gmail.com</text:p>
          </table:table-cell>
          <table:table-cell table:style-name="ce33" table:formula="of:=IF(ISBLANK([.B122]);&quot;&quot;;[usuários_2.G122])">
            <text:p/>
          </table:table-cell>
          <table:table-cell table:style-name="ce33" table:formula="of:=IF(ISBLANK([.B122]);&quot;&quot;;[usuários_2.H122])">
            <text:p/>
          </table:table-cell>
          <table:table-cell table:style-name="ce33" table:formula="of:=IF(ISBLANK([.B122]);&quot;&quot;;[usuários_2.I12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3]);&quot;&quot;;[usuários_2.D123])" office:value-type="string" office:string-value="213121" calcext:value-type="string">
            <text:p>213121</text:p>
          </table:table-cell>
          <table:table-cell table:style-name="ce33" table:formula="of:=IF(ISERR([usuários_2.E123]);&quot;&quot;;[usuários_2.E123])" office:value-type="string" office:string-value="213121@gmail.com" calcext:value-type="string">
            <text:p>213121@gmail.com</text:p>
          </table:table-cell>
          <table:table-cell table:style-name="ce33" table:formula="of:=IF(ISBLANK([.B123]);&quot;&quot;;[usuários_2.G123])">
            <text:p/>
          </table:table-cell>
          <table:table-cell table:style-name="ce33" table:formula="of:=IF(ISBLANK([.B123]);&quot;&quot;;[usuários_2.H123])">
            <text:p/>
          </table:table-cell>
          <table:table-cell table:style-name="ce33" table:formula="of:=IF(ISBLANK([.B123]);&quot;&quot;;[usuários_2.I12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4]);&quot;&quot;;[usuários_2.D124])" office:value-type="string" office:string-value="213122" calcext:value-type="string">
            <text:p>213122</text:p>
          </table:table-cell>
          <table:table-cell table:style-name="ce33" table:formula="of:=IF(ISERR([usuários_2.E124]);&quot;&quot;;[usuários_2.E124])" office:value-type="string" office:string-value="213122@gmail.com" calcext:value-type="string">
            <text:p>213122@gmail.com</text:p>
          </table:table-cell>
          <table:table-cell table:style-name="ce33" table:formula="of:=IF(ISBLANK([.B124]);&quot;&quot;;[usuários_2.G124])">
            <text:p/>
          </table:table-cell>
          <table:table-cell table:style-name="ce33" table:formula="of:=IF(ISBLANK([.B124]);&quot;&quot;;[usuários_2.H124])">
            <text:p/>
          </table:table-cell>
          <table:table-cell table:style-name="ce33" table:formula="of:=IF(ISBLANK([.B124]);&quot;&quot;;[usuários_2.I12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5]);&quot;&quot;;[usuários_2.D125])" office:value-type="string" office:string-value="213123" calcext:value-type="string">
            <text:p>213123</text:p>
          </table:table-cell>
          <table:table-cell table:style-name="ce33" table:formula="of:=IF(ISERR([usuários_2.E125]);&quot;&quot;;[usuários_2.E125])" office:value-type="string" office:string-value="213123@gmail.com" calcext:value-type="string">
            <text:p>213123@gmail.com</text:p>
          </table:table-cell>
          <table:table-cell table:style-name="ce33" table:formula="of:=IF(ISBLANK([.B125]);&quot;&quot;;[usuários_2.G125])">
            <text:p/>
          </table:table-cell>
          <table:table-cell table:style-name="ce33" table:formula="of:=IF(ISBLANK([.B125]);&quot;&quot;;[usuários_2.H125])">
            <text:p/>
          </table:table-cell>
          <table:table-cell table:style-name="ce33" table:formula="of:=IF(ISBLANK([.B125]);&quot;&quot;;[usuários_2.I12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6]);&quot;&quot;;[usuários_2.D126])" office:value-type="string" office:string-value="213124" calcext:value-type="string">
            <text:p>213124</text:p>
          </table:table-cell>
          <table:table-cell table:style-name="ce33" table:formula="of:=IF(ISERR([usuários_2.E126]);&quot;&quot;;[usuários_2.E126])" office:value-type="string" office:string-value="213124@gmail.com" calcext:value-type="string">
            <text:p>213124@gmail.com</text:p>
          </table:table-cell>
          <table:table-cell table:style-name="ce33" table:formula="of:=IF(ISBLANK([.B126]);&quot;&quot;;[usuários_2.G126])">
            <text:p/>
          </table:table-cell>
          <table:table-cell table:style-name="ce33" table:formula="of:=IF(ISBLANK([.B126]);&quot;&quot;;[usuários_2.H126])">
            <text:p/>
          </table:table-cell>
          <table:table-cell table:style-name="ce33" table:formula="of:=IF(ISBLANK([.B126]);&quot;&quot;;[usuários_2.I12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7]);&quot;&quot;;[usuários_2.D127])" office:value-type="string" office:string-value="213125" calcext:value-type="string">
            <text:p>213125</text:p>
          </table:table-cell>
          <table:table-cell table:style-name="ce33" table:formula="of:=IF(ISERR([usuários_2.E127]);&quot;&quot;;[usuários_2.E127])" office:value-type="string" office:string-value="213125@gmail.com" calcext:value-type="string">
            <text:p>213125@gmail.com</text:p>
          </table:table-cell>
          <table:table-cell table:style-name="ce33" table:formula="of:=IF(ISBLANK([.B127]);&quot;&quot;;[usuários_2.G127])">
            <text:p/>
          </table:table-cell>
          <table:table-cell table:style-name="ce33" table:formula="of:=IF(ISBLANK([.B127]);&quot;&quot;;[usuários_2.H127])">
            <text:p/>
          </table:table-cell>
          <table:table-cell table:style-name="ce33" table:formula="of:=IF(ISBLANK([.B127]);&quot;&quot;;[usuários_2.I12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8]);&quot;&quot;;[usuários_2.D128])" office:value-type="string" office:string-value="213126" calcext:value-type="string">
            <text:p>213126</text:p>
          </table:table-cell>
          <table:table-cell table:style-name="ce33" table:formula="of:=IF(ISERR([usuários_2.E128]);&quot;&quot;;[usuários_2.E128])" office:value-type="string" office:string-value="213126@gmail.com" calcext:value-type="string">
            <text:p>213126@gmail.com</text:p>
          </table:table-cell>
          <table:table-cell table:style-name="ce33" table:formula="of:=IF(ISBLANK([.B128]);&quot;&quot;;[usuários_2.G128])">
            <text:p/>
          </table:table-cell>
          <table:table-cell table:style-name="ce33" table:formula="of:=IF(ISBLANK([.B128]);&quot;&quot;;[usuários_2.H128])">
            <text:p/>
          </table:table-cell>
          <table:table-cell table:style-name="ce33" table:formula="of:=IF(ISBLANK([.B128]);&quot;&quot;;[usuários_2.I12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2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29]);&quot;&quot;;[usuários_2.D129])" office:value-type="string" office:string-value="213127" calcext:value-type="string">
            <text:p>213127</text:p>
          </table:table-cell>
          <table:table-cell table:style-name="ce33" table:formula="of:=IF(ISERR([usuários_2.E129]);&quot;&quot;;[usuários_2.E129])" office:value-type="string" office:string-value="213127@gmail.com" calcext:value-type="string">
            <text:p>213127@gmail.com</text:p>
          </table:table-cell>
          <table:table-cell table:style-name="ce33" table:formula="of:=IF(ISBLANK([.B129]);&quot;&quot;;[usuários_2.G129])">
            <text:p/>
          </table:table-cell>
          <table:table-cell table:style-name="ce33" table:formula="of:=IF(ISBLANK([.B129]);&quot;&quot;;[usuários_2.H129])">
            <text:p/>
          </table:table-cell>
          <table:table-cell table:style-name="ce33" table:formula="of:=IF(ISBLANK([.B129]);&quot;&quot;;[usuários_2.I12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2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3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0]);&quot;&quot;;[usuários_2.D130])" office:value-type="string" office:string-value="213128" calcext:value-type="string">
            <text:p>213128</text:p>
          </table:table-cell>
          <table:table-cell table:style-name="ce33" table:formula="of:=IF(ISERR([usuários_2.E130]);&quot;&quot;;[usuários_2.E130])" office:value-type="string" office:string-value="213128@gmail.com" calcext:value-type="string">
            <text:p>213128@gmail.com</text:p>
          </table:table-cell>
          <table:table-cell table:style-name="ce33" table:formula="of:=IF(ISBLANK([.B130]);&quot;&quot;;[usuários_2.G130])">
            <text:p/>
          </table:table-cell>
          <table:table-cell table:style-name="ce33" table:formula="of:=IF(ISBLANK([.B130]);&quot;&quot;;[usuários_2.H130])">
            <text:p/>
          </table:table-cell>
          <table:table-cell table:style-name="ce33" table:formula="of:=IF(ISBLANK([.B130]);&quot;&quot;;[usuários_2.I13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3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1]);&quot;&quot;;[usuários_2.D131])" office:value-type="string" office:string-value="213129" calcext:value-type="string">
            <text:p>213129</text:p>
          </table:table-cell>
          <table:table-cell table:style-name="ce33" table:formula="of:=IF(ISERR([usuários_2.E131]);&quot;&quot;;[usuários_2.E131])" office:value-type="string" office:string-value="213129@gmail.com" calcext:value-type="string">
            <text:p>213129@gmail.com</text:p>
          </table:table-cell>
          <table:table-cell table:style-name="ce33" table:formula="of:=IF(ISBLANK([.B131]);&quot;&quot;;[usuários_2.G131])">
            <text:p/>
          </table:table-cell>
          <table:table-cell table:style-name="ce33" table:formula="of:=IF(ISBLANK([.B131]);&quot;&quot;;[usuários_2.H131])">
            <text:p/>
          </table:table-cell>
          <table:table-cell table:style-name="ce33" table:formula="of:=IF(ISBLANK([.B131]);&quot;&quot;;[usuários_2.I13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3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2]);&quot;&quot;;[usuários_2.D132])" office:value-type="string" office:string-value="213130" calcext:value-type="string">
            <text:p>213130</text:p>
          </table:table-cell>
          <table:table-cell table:style-name="ce33" table:formula="of:=IF(ISERR([usuários_2.E132]);&quot;&quot;;[usuários_2.E132])" office:value-type="string" office:string-value="213130@gmail.com" calcext:value-type="string">
            <text:p>213130@gmail.com</text:p>
          </table:table-cell>
          <table:table-cell table:style-name="ce33" table:formula="of:=IF(ISBLANK([.B132]);&quot;&quot;;[usuários_2.G132])">
            <text:p/>
          </table:table-cell>
          <table:table-cell table:style-name="ce33" table:formula="of:=IF(ISBLANK([.B132]);&quot;&quot;;[usuários_2.H132])">
            <text:p/>
          </table:table-cell>
          <table:table-cell table:style-name="ce33" table:formula="of:=IF(ISBLANK([.B132]);&quot;&quot;;[usuários_2.I13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3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3]);&quot;&quot;;[usuários_2.D133])" office:value-type="string" office:string-value="213131" calcext:value-type="string">
            <text:p>213131</text:p>
          </table:table-cell>
          <table:table-cell table:style-name="ce33" table:formula="of:=IF(ISERR([usuários_2.E133]);&quot;&quot;;[usuários_2.E133])" office:value-type="string" office:string-value="213131@gmail.com" calcext:value-type="string">
            <text:p>213131@gmail.com</text:p>
          </table:table-cell>
          <table:table-cell table:style-name="ce33" table:formula="of:=IF(ISBLANK([.B133]);&quot;&quot;;[usuários_2.G133])">
            <text:p/>
          </table:table-cell>
          <table:table-cell table:style-name="ce33" table:formula="of:=IF(ISBLANK([.B133]);&quot;&quot;;[usuários_2.H133])">
            <text:p/>
          </table:table-cell>
          <table:table-cell table:style-name="ce33" table:formula="of:=IF(ISBLANK([.B133]);&quot;&quot;;[usuários_2.I13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4]);&quot;&quot;;[usuários_2.D134])" office:value-type="string" office:string-value="213132" calcext:value-type="string">
            <text:p>213132</text:p>
          </table:table-cell>
          <table:table-cell table:style-name="ce33" table:formula="of:=IF(ISERR([usuários_2.E134]);&quot;&quot;;[usuários_2.E134])" office:value-type="string" office:string-value="213132@gmail.com" calcext:value-type="string">
            <text:p>213132@gmail.com</text:p>
          </table:table-cell>
          <table:table-cell table:style-name="ce33" table:formula="of:=IF(ISBLANK([.B134]);&quot;&quot;;[usuários_2.G134])">
            <text:p/>
          </table:table-cell>
          <table:table-cell table:style-name="ce33" table:formula="of:=IF(ISBLANK([.B134]);&quot;&quot;;[usuários_2.H134])">
            <text:p/>
          </table:table-cell>
          <table:table-cell table:style-name="ce33" table:formula="of:=IF(ISBLANK([.B134]);&quot;&quot;;[usuários_2.I13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5]);&quot;&quot;;[usuários_2.D135])" office:value-type="string" office:string-value="213133" calcext:value-type="string">
            <text:p>213133</text:p>
          </table:table-cell>
          <table:table-cell table:style-name="ce33" table:formula="of:=IF(ISERR([usuários_2.E135]);&quot;&quot;;[usuários_2.E135])" office:value-type="string" office:string-value="213133@gmail.com" calcext:value-type="string">
            <text:p>213133@gmail.com</text:p>
          </table:table-cell>
          <table:table-cell table:style-name="ce33" table:formula="of:=IF(ISBLANK([.B135]);&quot;&quot;;[usuários_2.G135])">
            <text:p/>
          </table:table-cell>
          <table:table-cell table:style-name="ce33" table:formula="of:=IF(ISBLANK([.B135]);&quot;&quot;;[usuários_2.H135])">
            <text:p/>
          </table:table-cell>
          <table:table-cell table:style-name="ce33" table:formula="of:=IF(ISBLANK([.B135]);&quot;&quot;;[usuários_2.I13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6]);&quot;&quot;;[usuários_2.D136])" office:value-type="string" office:string-value="213134" calcext:value-type="string">
            <text:p>213134</text:p>
          </table:table-cell>
          <table:table-cell table:style-name="ce33" table:formula="of:=IF(ISERR([usuários_2.E136]);&quot;&quot;;[usuários_2.E136])" office:value-type="string" office:string-value="213134@gmail.com" calcext:value-type="string">
            <text:p>213134@gmail.com</text:p>
          </table:table-cell>
          <table:table-cell table:style-name="ce33" table:formula="of:=IF(ISBLANK([.B136]);&quot;&quot;;[usuários_2.G136])">
            <text:p/>
          </table:table-cell>
          <table:table-cell table:style-name="ce33" table:formula="of:=IF(ISBLANK([.B136]);&quot;&quot;;[usuários_2.H136])">
            <text:p/>
          </table:table-cell>
          <table:table-cell table:style-name="ce33" table:formula="of:=IF(ISBLANK([.B136]);&quot;&quot;;[usuários_2.I13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7]);&quot;&quot;;[usuários_2.D137])" office:value-type="string" office:string-value="213135" calcext:value-type="string">
            <text:p>213135</text:p>
          </table:table-cell>
          <table:table-cell table:style-name="ce33" table:formula="of:=IF(ISERR([usuários_2.E137]);&quot;&quot;;[usuários_2.E137])" office:value-type="string" office:string-value="213135@gmail.com" calcext:value-type="string">
            <text:p>213135@gmail.com</text:p>
          </table:table-cell>
          <table:table-cell table:style-name="ce33" table:formula="of:=IF(ISBLANK([.B137]);&quot;&quot;;[usuários_2.G137])">
            <text:p/>
          </table:table-cell>
          <table:table-cell table:style-name="ce33" table:formula="of:=IF(ISBLANK([.B137]);&quot;&quot;;[usuários_2.H137])">
            <text:p/>
          </table:table-cell>
          <table:table-cell table:style-name="ce33" table:formula="of:=IF(ISBLANK([.B137]);&quot;&quot;;[usuários_2.I13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8]);&quot;&quot;;[usuários_2.D138])" office:value-type="string" office:string-value="213136" calcext:value-type="string">
            <text:p>213136</text:p>
          </table:table-cell>
          <table:table-cell table:style-name="ce33" table:formula="of:=IF(ISERR([usuários_2.E138]);&quot;&quot;;[usuários_2.E138])" office:value-type="string" office:string-value="213136@gmail.com" calcext:value-type="string">
            <text:p>213136@gmail.com</text:p>
          </table:table-cell>
          <table:table-cell table:style-name="ce33" table:formula="of:=IF(ISBLANK([.B138]);&quot;&quot;;[usuários_2.G138])">
            <text:p/>
          </table:table-cell>
          <table:table-cell table:style-name="ce33" table:formula="of:=IF(ISBLANK([.B138]);&quot;&quot;;[usuários_2.H138])">
            <text:p/>
          </table:table-cell>
          <table:table-cell table:style-name="ce33" table:formula="of:=IF(ISBLANK([.B138]);&quot;&quot;;[usuários_2.I13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3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39]);&quot;&quot;;[usuários_2.D139])" office:value-type="string" office:string-value="213137" calcext:value-type="string">
            <text:p>213137</text:p>
          </table:table-cell>
          <table:table-cell table:style-name="ce33" table:formula="of:=IF(ISERR([usuários_2.E139]);&quot;&quot;;[usuários_2.E139])" office:value-type="string" office:string-value="213137@gmail.com" calcext:value-type="string">
            <text:p>213137@gmail.com</text:p>
          </table:table-cell>
          <table:table-cell table:style-name="ce33" table:formula="of:=IF(ISBLANK([.B139]);&quot;&quot;;[usuários_2.G139])">
            <text:p/>
          </table:table-cell>
          <table:table-cell table:style-name="ce33" table:formula="of:=IF(ISBLANK([.B139]);&quot;&quot;;[usuários_2.H139])">
            <text:p/>
          </table:table-cell>
          <table:table-cell table:style-name="ce33" table:formula="of:=IF(ISBLANK([.B139]);&quot;&quot;;[usuários_2.I13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3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0]);&quot;&quot;;[usuários_2.D140])" office:value-type="string" office:string-value="213138" calcext:value-type="string">
            <text:p>213138</text:p>
          </table:table-cell>
          <table:table-cell table:style-name="ce33" table:formula="of:=IF(ISERR([usuários_2.E140]);&quot;&quot;;[usuários_2.E140])" office:value-type="string" office:string-value="213138@gmail.com" calcext:value-type="string">
            <text:p>213138@gmail.com</text:p>
          </table:table-cell>
          <table:table-cell table:style-name="ce33" table:formula="of:=IF(ISBLANK([.B140]);&quot;&quot;;[usuários_2.G140])">
            <text:p/>
          </table:table-cell>
          <table:table-cell table:style-name="ce33" table:formula="of:=IF(ISBLANK([.B140]);&quot;&quot;;[usuários_2.H140])">
            <text:p/>
          </table:table-cell>
          <table:table-cell table:style-name="ce33" table:formula="of:=IF(ISBLANK([.B140]);&quot;&quot;;[usuários_2.I14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1]);&quot;&quot;;[usuários_2.D141])" office:value-type="string" office:string-value="213139" calcext:value-type="string">
            <text:p>213139</text:p>
          </table:table-cell>
          <table:table-cell table:style-name="ce33" table:formula="of:=IF(ISERR([usuários_2.E141]);&quot;&quot;;[usuários_2.E141])" office:value-type="string" office:string-value="213139@gmail.com" calcext:value-type="string">
            <text:p>213139@gmail.com</text:p>
          </table:table-cell>
          <table:table-cell table:style-name="ce33" table:formula="of:=IF(ISBLANK([.B141]);&quot;&quot;;[usuários_2.G141])">
            <text:p/>
          </table:table-cell>
          <table:table-cell table:style-name="ce33" table:formula="of:=IF(ISBLANK([.B141]);&quot;&quot;;[usuários_2.H141])">
            <text:p/>
          </table:table-cell>
          <table:table-cell table:style-name="ce33" table:formula="of:=IF(ISBLANK([.B141]);&quot;&quot;;[usuários_2.I14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2]);&quot;&quot;;[usuários_2.D142])" office:value-type="string" office:string-value="213140" calcext:value-type="string">
            <text:p>213140</text:p>
          </table:table-cell>
          <table:table-cell table:style-name="ce33" table:formula="of:=IF(ISERR([usuários_2.E142]);&quot;&quot;;[usuários_2.E142])" office:value-type="string" office:string-value="213140@gmail.com" calcext:value-type="string">
            <text:p>213140@gmail.com</text:p>
          </table:table-cell>
          <table:table-cell table:style-name="ce33" table:formula="of:=IF(ISBLANK([.B142]);&quot;&quot;;[usuários_2.G142])">
            <text:p/>
          </table:table-cell>
          <table:table-cell table:style-name="ce33" table:formula="of:=IF(ISBLANK([.B142]);&quot;&quot;;[usuários_2.H142])">
            <text:p/>
          </table:table-cell>
          <table:table-cell table:style-name="ce33" table:formula="of:=IF(ISBLANK([.B142]);&quot;&quot;;[usuários_2.I14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3]);&quot;&quot;;[usuários_2.D143])" office:value-type="string" office:string-value="213141" calcext:value-type="string">
            <text:p>213141</text:p>
          </table:table-cell>
          <table:table-cell table:style-name="ce33" table:formula="of:=IF(ISERR([usuários_2.E143]);&quot;&quot;;[usuários_2.E143])" office:value-type="string" office:string-value="213141@gmail.com" calcext:value-type="string">
            <text:p>213141@gmail.com</text:p>
          </table:table-cell>
          <table:table-cell table:style-name="ce33" table:formula="of:=IF(ISBLANK([.B143]);&quot;&quot;;[usuários_2.G143])">
            <text:p/>
          </table:table-cell>
          <table:table-cell table:style-name="ce33" table:formula="of:=IF(ISBLANK([.B143]);&quot;&quot;;[usuários_2.H143])">
            <text:p/>
          </table:table-cell>
          <table:table-cell table:style-name="ce33" table:formula="of:=IF(ISBLANK([.B143]);&quot;&quot;;[usuários_2.I14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4]);&quot;&quot;;[usuários_2.D144])" office:value-type="string" office:string-value="213142" calcext:value-type="string">
            <text:p>213142</text:p>
          </table:table-cell>
          <table:table-cell table:style-name="ce33" table:formula="of:=IF(ISERR([usuários_2.E144]);&quot;&quot;;[usuários_2.E144])" office:value-type="string" office:string-value="213142@gmail.com" calcext:value-type="string">
            <text:p>213142@gmail.com</text:p>
          </table:table-cell>
          <table:table-cell table:style-name="ce33" table:formula="of:=IF(ISBLANK([.B144]);&quot;&quot;;[usuários_2.G144])">
            <text:p/>
          </table:table-cell>
          <table:table-cell table:style-name="ce33" table:formula="of:=IF(ISBLANK([.B144]);&quot;&quot;;[usuários_2.H144])">
            <text:p/>
          </table:table-cell>
          <table:table-cell table:style-name="ce33" table:formula="of:=IF(ISBLANK([.B144]);&quot;&quot;;[usuários_2.I14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5]);&quot;&quot;;[usuários_2.D145])" office:value-type="string" office:string-value="213143" calcext:value-type="string">
            <text:p>213143</text:p>
          </table:table-cell>
          <table:table-cell table:style-name="ce33" table:formula="of:=IF(ISERR([usuários_2.E145]);&quot;&quot;;[usuários_2.E145])" office:value-type="string" office:string-value="213143@gmail.com" calcext:value-type="string">
            <text:p>213143@gmail.com</text:p>
          </table:table-cell>
          <table:table-cell table:style-name="ce33" table:formula="of:=IF(ISBLANK([.B145]);&quot;&quot;;[usuários_2.G145])">
            <text:p/>
          </table:table-cell>
          <table:table-cell table:style-name="ce33" table:formula="of:=IF(ISBLANK([.B145]);&quot;&quot;;[usuários_2.H145])">
            <text:p/>
          </table:table-cell>
          <table:table-cell table:style-name="ce33" table:formula="of:=IF(ISBLANK([.B145]);&quot;&quot;;[usuários_2.I14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6]);&quot;&quot;;[usuários_2.D146])" office:value-type="string" office:string-value="213144" calcext:value-type="string">
            <text:p>213144</text:p>
          </table:table-cell>
          <table:table-cell table:style-name="ce33" table:formula="of:=IF(ISERR([usuários_2.E146]);&quot;&quot;;[usuários_2.E146])" office:value-type="string" office:string-value="213144@gmail.com" calcext:value-type="string">
            <text:p>213144@gmail.com</text:p>
          </table:table-cell>
          <table:table-cell table:style-name="ce33" table:formula="of:=IF(ISBLANK([.B146]);&quot;&quot;;[usuários_2.G146])">
            <text:p/>
          </table:table-cell>
          <table:table-cell table:style-name="ce33" table:formula="of:=IF(ISBLANK([.B146]);&quot;&quot;;[usuários_2.H146])">
            <text:p/>
          </table:table-cell>
          <table:table-cell table:style-name="ce33" table:formula="of:=IF(ISBLANK([.B146]);&quot;&quot;;[usuários_2.I14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7]);&quot;&quot;;[usuários_2.D147])" office:value-type="string" office:string-value="213145" calcext:value-type="string">
            <text:p>213145</text:p>
          </table:table-cell>
          <table:table-cell table:style-name="ce33" table:formula="of:=IF(ISERR([usuários_2.E147]);&quot;&quot;;[usuários_2.E147])" office:value-type="string" office:string-value="213145@gmail.com" calcext:value-type="string">
            <text:p>213145@gmail.com</text:p>
          </table:table-cell>
          <table:table-cell table:style-name="ce33" table:formula="of:=IF(ISBLANK([.B147]);&quot;&quot;;[usuários_2.G147])">
            <text:p/>
          </table:table-cell>
          <table:table-cell table:style-name="ce33" table:formula="of:=IF(ISBLANK([.B147]);&quot;&quot;;[usuários_2.H147])">
            <text:p/>
          </table:table-cell>
          <table:table-cell table:style-name="ce33" table:formula="of:=IF(ISBLANK([.B147]);&quot;&quot;;[usuários_2.I14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8]);&quot;&quot;;[usuários_2.D148])" office:value-type="string" office:string-value="213146" calcext:value-type="string">
            <text:p>213146</text:p>
          </table:table-cell>
          <table:table-cell table:style-name="ce33" table:formula="of:=IF(ISERR([usuários_2.E148]);&quot;&quot;;[usuários_2.E148])" office:value-type="string" office:string-value="213146@gmail.com" calcext:value-type="string">
            <text:p>213146@gmail.com</text:p>
          </table:table-cell>
          <table:table-cell table:style-name="ce33" table:formula="of:=IF(ISBLANK([.B148]);&quot;&quot;;[usuários_2.G148])">
            <text:p/>
          </table:table-cell>
          <table:table-cell table:style-name="ce33" table:formula="of:=IF(ISBLANK([.B148]);&quot;&quot;;[usuários_2.H148])">
            <text:p/>
          </table:table-cell>
          <table:table-cell table:style-name="ce33" table:formula="of:=IF(ISBLANK([.B148]);&quot;&quot;;[usuários_2.I14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4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49]);&quot;&quot;;[usuários_2.D149])" office:value-type="string" office:string-value="213147" calcext:value-type="string">
            <text:p>213147</text:p>
          </table:table-cell>
          <table:table-cell table:style-name="ce33" table:formula="of:=IF(ISERR([usuários_2.E149]);&quot;&quot;;[usuários_2.E149])" office:value-type="string" office:string-value="213147@gmail.com" calcext:value-type="string">
            <text:p>213147@gmail.com</text:p>
          </table:table-cell>
          <table:table-cell table:style-name="ce33" table:formula="of:=IF(ISBLANK([.B149]);&quot;&quot;;[usuários_2.G149])">
            <text:p/>
          </table:table-cell>
          <table:table-cell table:style-name="ce33" table:formula="of:=IF(ISBLANK([.B149]);&quot;&quot;;[usuários_2.H149])">
            <text:p/>
          </table:table-cell>
          <table:table-cell table:style-name="ce33" table:formula="of:=IF(ISBLANK([.B149]);&quot;&quot;;[usuários_2.I14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4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0]);&quot;&quot;;[usuários_2.D150])" office:value-type="string" office:string-value="213148" calcext:value-type="string">
            <text:p>213148</text:p>
          </table:table-cell>
          <table:table-cell table:style-name="ce33" table:formula="of:=IF(ISERR([usuários_2.E150]);&quot;&quot;;[usuários_2.E150])" office:value-type="string" office:string-value="213148@gmail.com" calcext:value-type="string">
            <text:p>213148@gmail.com</text:p>
          </table:table-cell>
          <table:table-cell table:style-name="ce33" table:formula="of:=IF(ISBLANK([.B150]);&quot;&quot;;[usuários_2.G150])">
            <text:p/>
          </table:table-cell>
          <table:table-cell table:style-name="ce33" table:formula="of:=IF(ISBLANK([.B150]);&quot;&quot;;[usuários_2.H150])">
            <text:p/>
          </table:table-cell>
          <table:table-cell table:style-name="ce33" table:formula="of:=IF(ISBLANK([.B150]);&quot;&quot;;[usuários_2.I15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1]);&quot;&quot;;[usuários_2.D151])" office:value-type="string" office:string-value="213149" calcext:value-type="string">
            <text:p>213149</text:p>
          </table:table-cell>
          <table:table-cell table:style-name="ce33" table:formula="of:=IF(ISERR([usuários_2.E151]);&quot;&quot;;[usuários_2.E151])" office:value-type="string" office:string-value="213149@gmail.com" calcext:value-type="string">
            <text:p>213149@gmail.com</text:p>
          </table:table-cell>
          <table:table-cell table:style-name="ce33" table:formula="of:=IF(ISBLANK([.B151]);&quot;&quot;;[usuários_2.G151])">
            <text:p/>
          </table:table-cell>
          <table:table-cell table:style-name="ce33" table:formula="of:=IF(ISBLANK([.B151]);&quot;&quot;;[usuários_2.H151])">
            <text:p/>
          </table:table-cell>
          <table:table-cell table:style-name="ce33" table:formula="of:=IF(ISBLANK([.B151]);&quot;&quot;;[usuários_2.I15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2]);&quot;&quot;;[usuários_2.D152])" office:value-type="string" office:string-value="213150" calcext:value-type="string">
            <text:p>213150</text:p>
          </table:table-cell>
          <table:table-cell table:style-name="ce33" table:formula="of:=IF(ISERR([usuários_2.E152]);&quot;&quot;;[usuários_2.E152])" office:value-type="string" office:string-value="213150@gmail.com" calcext:value-type="string">
            <text:p>213150@gmail.com</text:p>
          </table:table-cell>
          <table:table-cell table:style-name="ce33" table:formula="of:=IF(ISBLANK([.B152]);&quot;&quot;;[usuários_2.G152])">
            <text:p/>
          </table:table-cell>
          <table:table-cell table:style-name="ce33" table:formula="of:=IF(ISBLANK([.B152]);&quot;&quot;;[usuários_2.H152])">
            <text:p/>
          </table:table-cell>
          <table:table-cell table:style-name="ce33" table:formula="of:=IF(ISBLANK([.B152]);&quot;&quot;;[usuários_2.I15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3]);&quot;&quot;;[usuários_2.D153])" office:value-type="string" office:string-value="213151" calcext:value-type="string">
            <text:p>213151</text:p>
          </table:table-cell>
          <table:table-cell table:style-name="ce33" table:formula="of:=IF(ISERR([usuários_2.E153]);&quot;&quot;;[usuários_2.E153])" office:value-type="string" office:string-value="213151@gmail.com" calcext:value-type="string">
            <text:p>213151@gmail.com</text:p>
          </table:table-cell>
          <table:table-cell table:style-name="ce33" table:formula="of:=IF(ISBLANK([.B153]);&quot;&quot;;[usuários_2.G153])">
            <text:p/>
          </table:table-cell>
          <table:table-cell table:style-name="ce33" table:formula="of:=IF(ISBLANK([.B153]);&quot;&quot;;[usuários_2.H153])">
            <text:p/>
          </table:table-cell>
          <table:table-cell table:style-name="ce33" table:formula="of:=IF(ISBLANK([.B153]);&quot;&quot;;[usuários_2.I15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4]);&quot;&quot;;[usuários_2.D154])" office:value-type="string" office:string-value="213152" calcext:value-type="string">
            <text:p>213152</text:p>
          </table:table-cell>
          <table:table-cell table:style-name="ce33" table:formula="of:=IF(ISERR([usuários_2.E154]);&quot;&quot;;[usuários_2.E154])" office:value-type="string" office:string-value="213152@gmail.com" calcext:value-type="string">
            <text:p>213152@gmail.com</text:p>
          </table:table-cell>
          <table:table-cell table:style-name="ce33" table:formula="of:=IF(ISBLANK([.B154]);&quot;&quot;;[usuários_2.G154])">
            <text:p/>
          </table:table-cell>
          <table:table-cell table:style-name="ce33" table:formula="of:=IF(ISBLANK([.B154]);&quot;&quot;;[usuários_2.H154])">
            <text:p/>
          </table:table-cell>
          <table:table-cell table:style-name="ce33" table:formula="of:=IF(ISBLANK([.B154]);&quot;&quot;;[usuários_2.I15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5]);&quot;&quot;;[usuários_2.D155])" office:value-type="string" office:string-value="213153" calcext:value-type="string">
            <text:p>213153</text:p>
          </table:table-cell>
          <table:table-cell table:style-name="ce33" table:formula="of:=IF(ISERR([usuários_2.E155]);&quot;&quot;;[usuários_2.E155])" office:value-type="string" office:string-value="213153@gmail.com" calcext:value-type="string">
            <text:p>213153@gmail.com</text:p>
          </table:table-cell>
          <table:table-cell table:style-name="ce33" table:formula="of:=IF(ISBLANK([.B155]);&quot;&quot;;[usuários_2.G155])">
            <text:p/>
          </table:table-cell>
          <table:table-cell table:style-name="ce33" table:formula="of:=IF(ISBLANK([.B155]);&quot;&quot;;[usuários_2.H155])">
            <text:p/>
          </table:table-cell>
          <table:table-cell table:style-name="ce33" table:formula="of:=IF(ISBLANK([.B155]);&quot;&quot;;[usuários_2.I15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6]);&quot;&quot;;[usuários_2.D156])" office:value-type="string" office:string-value="213154" calcext:value-type="string">
            <text:p>213154</text:p>
          </table:table-cell>
          <table:table-cell table:style-name="ce33" table:formula="of:=IF(ISERR([usuários_2.E156]);&quot;&quot;;[usuários_2.E156])" office:value-type="string" office:string-value="213154@gmail.com" calcext:value-type="string">
            <text:p>213154@gmail.com</text:p>
          </table:table-cell>
          <table:table-cell table:style-name="ce33" table:formula="of:=IF(ISBLANK([.B156]);&quot;&quot;;[usuários_2.G156])">
            <text:p/>
          </table:table-cell>
          <table:table-cell table:style-name="ce33" table:formula="of:=IF(ISBLANK([.B156]);&quot;&quot;;[usuários_2.H156])">
            <text:p/>
          </table:table-cell>
          <table:table-cell table:style-name="ce33" table:formula="of:=IF(ISBLANK([.B156]);&quot;&quot;;[usuários_2.I15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7]);&quot;&quot;;[usuários_2.D157])" office:value-type="string" office:string-value="213155" calcext:value-type="string">
            <text:p>213155</text:p>
          </table:table-cell>
          <table:table-cell table:style-name="ce33" table:formula="of:=IF(ISERR([usuários_2.E157]);&quot;&quot;;[usuários_2.E157])" office:value-type="string" office:string-value="213155@gmail.com" calcext:value-type="string">
            <text:p>213155@gmail.com</text:p>
          </table:table-cell>
          <table:table-cell table:style-name="ce33" table:formula="of:=IF(ISBLANK([.B157]);&quot;&quot;;[usuários_2.G157])">
            <text:p/>
          </table:table-cell>
          <table:table-cell table:style-name="ce33" table:formula="of:=IF(ISBLANK([.B157]);&quot;&quot;;[usuários_2.H157])">
            <text:p/>
          </table:table-cell>
          <table:table-cell table:style-name="ce33" table:formula="of:=IF(ISBLANK([.B157]);&quot;&quot;;[usuários_2.I15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8]);&quot;&quot;;[usuários_2.D158])" office:value-type="string" office:string-value="213156" calcext:value-type="string">
            <text:p>213156</text:p>
          </table:table-cell>
          <table:table-cell table:style-name="ce33" table:formula="of:=IF(ISERR([usuários_2.E158]);&quot;&quot;;[usuários_2.E158])" office:value-type="string" office:string-value="213156@gmail.com" calcext:value-type="string">
            <text:p>213156@gmail.com</text:p>
          </table:table-cell>
          <table:table-cell table:style-name="ce33" table:formula="of:=IF(ISBLANK([.B158]);&quot;&quot;;[usuários_2.G158])">
            <text:p/>
          </table:table-cell>
          <table:table-cell table:style-name="ce33" table:formula="of:=IF(ISBLANK([.B158]);&quot;&quot;;[usuários_2.H158])">
            <text:p/>
          </table:table-cell>
          <table:table-cell table:style-name="ce33" table:formula="of:=IF(ISBLANK([.B158]);&quot;&quot;;[usuários_2.I15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5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59]);&quot;&quot;;[usuários_2.D159])" office:value-type="string" office:string-value="213157" calcext:value-type="string">
            <text:p>213157</text:p>
          </table:table-cell>
          <table:table-cell table:style-name="ce33" table:formula="of:=IF(ISERR([usuários_2.E159]);&quot;&quot;;[usuários_2.E159])" office:value-type="string" office:string-value="213157@gmail.com" calcext:value-type="string">
            <text:p>213157@gmail.com</text:p>
          </table:table-cell>
          <table:table-cell table:style-name="ce33" table:formula="of:=IF(ISBLANK([.B159]);&quot;&quot;;[usuários_2.G159])">
            <text:p/>
          </table:table-cell>
          <table:table-cell table:style-name="ce33" table:formula="of:=IF(ISBLANK([.B159]);&quot;&quot;;[usuários_2.H159])">
            <text:p/>
          </table:table-cell>
          <table:table-cell table:style-name="ce33" table:formula="of:=IF(ISBLANK([.B159]);&quot;&quot;;[usuários_2.I15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5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0]);&quot;&quot;;[usuários_2.D160])" office:value-type="string" office:string-value="213158" calcext:value-type="string">
            <text:p>213158</text:p>
          </table:table-cell>
          <table:table-cell table:style-name="ce33" table:formula="of:=IF(ISERR([usuários_2.E160]);&quot;&quot;;[usuários_2.E160])" office:value-type="string" office:string-value="213158@gmail.com" calcext:value-type="string">
            <text:p>213158@gmail.com</text:p>
          </table:table-cell>
          <table:table-cell table:style-name="ce33" table:formula="of:=IF(ISBLANK([.B160]);&quot;&quot;;[usuários_2.G160])">
            <text:p/>
          </table:table-cell>
          <table:table-cell table:style-name="ce33" table:formula="of:=IF(ISBLANK([.B160]);&quot;&quot;;[usuários_2.H160])">
            <text:p/>
          </table:table-cell>
          <table:table-cell table:style-name="ce33" table:formula="of:=IF(ISBLANK([.B160]);&quot;&quot;;[usuários_2.I16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1]);&quot;&quot;;[usuários_2.D161])" office:value-type="string" office:string-value="213159" calcext:value-type="string">
            <text:p>213159</text:p>
          </table:table-cell>
          <table:table-cell table:style-name="ce33" table:formula="of:=IF(ISERR([usuários_2.E161]);&quot;&quot;;[usuários_2.E161])" office:value-type="string" office:string-value="213159@gmail.com" calcext:value-type="string">
            <text:p>213159@gmail.com</text:p>
          </table:table-cell>
          <table:table-cell table:style-name="ce33" table:formula="of:=IF(ISBLANK([.B161]);&quot;&quot;;[usuários_2.G161])">
            <text:p/>
          </table:table-cell>
          <table:table-cell table:style-name="ce33" table:formula="of:=IF(ISBLANK([.B161]);&quot;&quot;;[usuários_2.H161])">
            <text:p/>
          </table:table-cell>
          <table:table-cell table:style-name="ce33" table:formula="of:=IF(ISBLANK([.B161]);&quot;&quot;;[usuários_2.I16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2]);&quot;&quot;;[usuários_2.D162])" office:value-type="string" office:string-value="213160" calcext:value-type="string">
            <text:p>213160</text:p>
          </table:table-cell>
          <table:table-cell table:style-name="ce33" table:formula="of:=IF(ISERR([usuários_2.E162]);&quot;&quot;;[usuários_2.E162])" office:value-type="string" office:string-value="213160@gmail.com" calcext:value-type="string">
            <text:p>213160@gmail.com</text:p>
          </table:table-cell>
          <table:table-cell table:style-name="ce33" table:formula="of:=IF(ISBLANK([.B162]);&quot;&quot;;[usuários_2.G162])">
            <text:p/>
          </table:table-cell>
          <table:table-cell table:style-name="ce33" table:formula="of:=IF(ISBLANK([.B162]);&quot;&quot;;[usuários_2.H162])">
            <text:p/>
          </table:table-cell>
          <table:table-cell table:style-name="ce33" table:formula="of:=IF(ISBLANK([.B162]);&quot;&quot;;[usuários_2.I16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3]);&quot;&quot;;[usuários_2.D163])" office:value-type="string" office:string-value="213161" calcext:value-type="string">
            <text:p>213161</text:p>
          </table:table-cell>
          <table:table-cell table:style-name="ce33" table:formula="of:=IF(ISERR([usuários_2.E163]);&quot;&quot;;[usuários_2.E163])" office:value-type="string" office:string-value="213161@gmail.com" calcext:value-type="string">
            <text:p>213161@gmail.com</text:p>
          </table:table-cell>
          <table:table-cell table:style-name="ce33" table:formula="of:=IF(ISBLANK([.B163]);&quot;&quot;;[usuários_2.G163])">
            <text:p/>
          </table:table-cell>
          <table:table-cell table:style-name="ce33" table:formula="of:=IF(ISBLANK([.B163]);&quot;&quot;;[usuários_2.H163])">
            <text:p/>
          </table:table-cell>
          <table:table-cell table:style-name="ce33" table:formula="of:=IF(ISBLANK([.B163]);&quot;&quot;;[usuários_2.I16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4]);&quot;&quot;;[usuários_2.D164])" office:value-type="string" office:string-value="213162" calcext:value-type="string">
            <text:p>213162</text:p>
          </table:table-cell>
          <table:table-cell table:style-name="ce33" table:formula="of:=IF(ISERR([usuários_2.E164]);&quot;&quot;;[usuários_2.E164])" office:value-type="string" office:string-value="213162@gmail.com" calcext:value-type="string">
            <text:p>213162@gmail.com</text:p>
          </table:table-cell>
          <table:table-cell table:style-name="ce33" table:formula="of:=IF(ISBLANK([.B164]);&quot;&quot;;[usuários_2.G164])">
            <text:p/>
          </table:table-cell>
          <table:table-cell table:style-name="ce33" table:formula="of:=IF(ISBLANK([.B164]);&quot;&quot;;[usuários_2.H164])">
            <text:p/>
          </table:table-cell>
          <table:table-cell table:style-name="ce33" table:formula="of:=IF(ISBLANK([.B164]);&quot;&quot;;[usuários_2.I16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5]);&quot;&quot;;[usuários_2.D165])" office:value-type="string" office:string-value="213163" calcext:value-type="string">
            <text:p>213163</text:p>
          </table:table-cell>
          <table:table-cell table:style-name="ce33" table:formula="of:=IF(ISERR([usuários_2.E165]);&quot;&quot;;[usuários_2.E165])" office:value-type="string" office:string-value="213163@gmail.com" calcext:value-type="string">
            <text:p>213163@gmail.com</text:p>
          </table:table-cell>
          <table:table-cell table:style-name="ce33" table:formula="of:=IF(ISBLANK([.B165]);&quot;&quot;;[usuários_2.G165])">
            <text:p/>
          </table:table-cell>
          <table:table-cell table:style-name="ce33" table:formula="of:=IF(ISBLANK([.B165]);&quot;&quot;;[usuários_2.H165])">
            <text:p/>
          </table:table-cell>
          <table:table-cell table:style-name="ce33" table:formula="of:=IF(ISBLANK([.B165]);&quot;&quot;;[usuários_2.I16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6]);&quot;&quot;;[usuários_2.D166])" office:value-type="string" office:string-value="213164" calcext:value-type="string">
            <text:p>213164</text:p>
          </table:table-cell>
          <table:table-cell table:style-name="ce33" table:formula="of:=IF(ISERR([usuários_2.E166]);&quot;&quot;;[usuários_2.E166])" office:value-type="string" office:string-value="213164@gmail.com" calcext:value-type="string">
            <text:p>213164@gmail.com</text:p>
          </table:table-cell>
          <table:table-cell table:style-name="ce33" table:formula="of:=IF(ISBLANK([.B166]);&quot;&quot;;[usuários_2.G166])">
            <text:p/>
          </table:table-cell>
          <table:table-cell table:style-name="ce33" table:formula="of:=IF(ISBLANK([.B166]);&quot;&quot;;[usuários_2.H166])">
            <text:p/>
          </table:table-cell>
          <table:table-cell table:style-name="ce33" table:formula="of:=IF(ISBLANK([.B166]);&quot;&quot;;[usuários_2.I16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7]);&quot;&quot;;[usuários_2.D167])" office:value-type="string" office:string-value="213165" calcext:value-type="string">
            <text:p>213165</text:p>
          </table:table-cell>
          <table:table-cell table:style-name="ce33" table:formula="of:=IF(ISERR([usuários_2.E167]);&quot;&quot;;[usuários_2.E167])" office:value-type="string" office:string-value="213165@gmail.com" calcext:value-type="string">
            <text:p>213165@gmail.com</text:p>
          </table:table-cell>
          <table:table-cell table:style-name="ce33" table:formula="of:=IF(ISBLANK([.B167]);&quot;&quot;;[usuários_2.G167])">
            <text:p/>
          </table:table-cell>
          <table:table-cell table:style-name="ce33" table:formula="of:=IF(ISBLANK([.B167]);&quot;&quot;;[usuários_2.H167])">
            <text:p/>
          </table:table-cell>
          <table:table-cell table:style-name="ce33" table:formula="of:=IF(ISBLANK([.B167]);&quot;&quot;;[usuários_2.I16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8]);&quot;&quot;;[usuários_2.D168])" office:value-type="string" office:string-value="213166" calcext:value-type="string">
            <text:p>213166</text:p>
          </table:table-cell>
          <table:table-cell table:style-name="ce33" table:formula="of:=IF(ISERR([usuários_2.E168]);&quot;&quot;;[usuários_2.E168])" office:value-type="string" office:string-value="213166@gmail.com" calcext:value-type="string">
            <text:p>213166@gmail.com</text:p>
          </table:table-cell>
          <table:table-cell table:style-name="ce33" table:formula="of:=IF(ISBLANK([.B168]);&quot;&quot;;[usuários_2.G168])">
            <text:p/>
          </table:table-cell>
          <table:table-cell table:style-name="ce33" table:formula="of:=IF(ISBLANK([.B168]);&quot;&quot;;[usuários_2.H168])">
            <text:p/>
          </table:table-cell>
          <table:table-cell table:style-name="ce33" table:formula="of:=IF(ISBLANK([.B168]);&quot;&quot;;[usuários_2.I16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6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69]);&quot;&quot;;[usuários_2.D169])" office:value-type="string" office:string-value="213167" calcext:value-type="string">
            <text:p>213167</text:p>
          </table:table-cell>
          <table:table-cell table:style-name="ce33" table:formula="of:=IF(ISERR([usuários_2.E169]);&quot;&quot;;[usuários_2.E169])" office:value-type="string" office:string-value="213167@gmail.com" calcext:value-type="string">
            <text:p>213167@gmail.com</text:p>
          </table:table-cell>
          <table:table-cell table:style-name="ce33" table:formula="of:=IF(ISBLANK([.B169]);&quot;&quot;;[usuários_2.G169])">
            <text:p/>
          </table:table-cell>
          <table:table-cell table:style-name="ce33" table:formula="of:=IF(ISBLANK([.B169]);&quot;&quot;;[usuários_2.H169])">
            <text:p/>
          </table:table-cell>
          <table:table-cell table:style-name="ce33" table:formula="of:=IF(ISBLANK([.B169]);&quot;&quot;;[usuários_2.I16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6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0]);&quot;&quot;;[usuários_2.D170])" office:value-type="string" office:string-value="213168" calcext:value-type="string">
            <text:p>213168</text:p>
          </table:table-cell>
          <table:table-cell table:style-name="ce33" table:formula="of:=IF(ISERR([usuários_2.E170]);&quot;&quot;;[usuários_2.E170])" office:value-type="string" office:string-value="213168@gmail.com" calcext:value-type="string">
            <text:p>213168@gmail.com</text:p>
          </table:table-cell>
          <table:table-cell table:style-name="ce33" table:formula="of:=IF(ISBLANK([.B170]);&quot;&quot;;[usuários_2.G170])">
            <text:p/>
          </table:table-cell>
          <table:table-cell table:style-name="ce33" table:formula="of:=IF(ISBLANK([.B170]);&quot;&quot;;[usuários_2.H170])">
            <text:p/>
          </table:table-cell>
          <table:table-cell table:style-name="ce33" table:formula="of:=IF(ISBLANK([.B170]);&quot;&quot;;[usuários_2.I17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1]);&quot;&quot;;[usuários_2.D171])" office:value-type="string" office:string-value="213169" calcext:value-type="string">
            <text:p>213169</text:p>
          </table:table-cell>
          <table:table-cell table:style-name="ce33" table:formula="of:=IF(ISERR([usuários_2.E171]);&quot;&quot;;[usuários_2.E171])" office:value-type="string" office:string-value="213169@gmail.com" calcext:value-type="string">
            <text:p>213169@gmail.com</text:p>
          </table:table-cell>
          <table:table-cell table:style-name="ce33" table:formula="of:=IF(ISBLANK([.B171]);&quot;&quot;;[usuários_2.G171])">
            <text:p/>
          </table:table-cell>
          <table:table-cell table:style-name="ce33" table:formula="of:=IF(ISBLANK([.B171]);&quot;&quot;;[usuários_2.H171])">
            <text:p/>
          </table:table-cell>
          <table:table-cell table:style-name="ce33" table:formula="of:=IF(ISBLANK([.B171]);&quot;&quot;;[usuários_2.I17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2]);&quot;&quot;;[usuários_2.D172])" office:value-type="string" office:string-value="213170" calcext:value-type="string">
            <text:p>213170</text:p>
          </table:table-cell>
          <table:table-cell table:style-name="ce33" table:formula="of:=IF(ISERR([usuários_2.E172]);&quot;&quot;;[usuários_2.E172])" office:value-type="string" office:string-value="213170@gmail.com" calcext:value-type="string">
            <text:p>213170@gmail.com</text:p>
          </table:table-cell>
          <table:table-cell table:style-name="ce33" table:formula="of:=IF(ISBLANK([.B172]);&quot;&quot;;[usuários_2.G172])">
            <text:p/>
          </table:table-cell>
          <table:table-cell table:style-name="ce33" table:formula="of:=IF(ISBLANK([.B172]);&quot;&quot;;[usuários_2.H172])">
            <text:p/>
          </table:table-cell>
          <table:table-cell table:style-name="ce33" table:formula="of:=IF(ISBLANK([.B172]);&quot;&quot;;[usuários_2.I17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3]);&quot;&quot;;[usuários_2.D173])" office:value-type="string" office:string-value="213171" calcext:value-type="string">
            <text:p>213171</text:p>
          </table:table-cell>
          <table:table-cell table:style-name="ce33" table:formula="of:=IF(ISERR([usuários_2.E173]);&quot;&quot;;[usuários_2.E173])" office:value-type="string" office:string-value="213171@gmail.com" calcext:value-type="string">
            <text:p>213171@gmail.com</text:p>
          </table:table-cell>
          <table:table-cell table:style-name="ce33" table:formula="of:=IF(ISBLANK([.B173]);&quot;&quot;;[usuários_2.G173])">
            <text:p/>
          </table:table-cell>
          <table:table-cell table:style-name="ce33" table:formula="of:=IF(ISBLANK([.B173]);&quot;&quot;;[usuários_2.H173])">
            <text:p/>
          </table:table-cell>
          <table:table-cell table:style-name="ce33" table:formula="of:=IF(ISBLANK([.B173]);&quot;&quot;;[usuários_2.I17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4]);&quot;&quot;;[usuários_2.D174])" office:value-type="string" office:string-value="213172" calcext:value-type="string">
            <text:p>213172</text:p>
          </table:table-cell>
          <table:table-cell table:style-name="ce33" table:formula="of:=IF(ISERR([usuários_2.E174]);&quot;&quot;;[usuários_2.E174])" office:value-type="string" office:string-value="213172@gmail.com" calcext:value-type="string">
            <text:p>213172@gmail.com</text:p>
          </table:table-cell>
          <table:table-cell table:style-name="ce33" table:formula="of:=IF(ISBLANK([.B174]);&quot;&quot;;[usuários_2.G174])">
            <text:p/>
          </table:table-cell>
          <table:table-cell table:style-name="ce33" table:formula="of:=IF(ISBLANK([.B174]);&quot;&quot;;[usuários_2.H174])">
            <text:p/>
          </table:table-cell>
          <table:table-cell table:style-name="ce33" table:formula="of:=IF(ISBLANK([.B174]);&quot;&quot;;[usuários_2.I17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5]);&quot;&quot;;[usuários_2.D175])" office:value-type="string" office:string-value="213173" calcext:value-type="string">
            <text:p>213173</text:p>
          </table:table-cell>
          <table:table-cell table:style-name="ce33" table:formula="of:=IF(ISERR([usuários_2.E175]);&quot;&quot;;[usuários_2.E175])" office:value-type="string" office:string-value="213173@gmail.com" calcext:value-type="string">
            <text:p>213173@gmail.com</text:p>
          </table:table-cell>
          <table:table-cell table:style-name="ce33" table:formula="of:=IF(ISBLANK([.B175]);&quot;&quot;;[usuários_2.G175])">
            <text:p/>
          </table:table-cell>
          <table:table-cell table:style-name="ce33" table:formula="of:=IF(ISBLANK([.B175]);&quot;&quot;;[usuários_2.H175])">
            <text:p/>
          </table:table-cell>
          <table:table-cell table:style-name="ce33" table:formula="of:=IF(ISBLANK([.B175]);&quot;&quot;;[usuários_2.I17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6]);&quot;&quot;;[usuários_2.D176])" office:value-type="string" office:string-value="213174" calcext:value-type="string">
            <text:p>213174</text:p>
          </table:table-cell>
          <table:table-cell table:style-name="ce33" table:formula="of:=IF(ISERR([usuários_2.E176]);&quot;&quot;;[usuários_2.E176])" office:value-type="string" office:string-value="213174@gmail.com" calcext:value-type="string">
            <text:p>213174@gmail.com</text:p>
          </table:table-cell>
          <table:table-cell table:style-name="ce33" table:formula="of:=IF(ISBLANK([.B176]);&quot;&quot;;[usuários_2.G176])">
            <text:p/>
          </table:table-cell>
          <table:table-cell table:style-name="ce33" table:formula="of:=IF(ISBLANK([.B176]);&quot;&quot;;[usuários_2.H176])">
            <text:p/>
          </table:table-cell>
          <table:table-cell table:style-name="ce33" table:formula="of:=IF(ISBLANK([.B176]);&quot;&quot;;[usuários_2.I17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7]);&quot;&quot;;[usuários_2.D177])" office:value-type="string" office:string-value="213175" calcext:value-type="string">
            <text:p>213175</text:p>
          </table:table-cell>
          <table:table-cell table:style-name="ce33" table:formula="of:=IF(ISERR([usuários_2.E177]);&quot;&quot;;[usuários_2.E177])" office:value-type="string" office:string-value="213175@gmail.com" calcext:value-type="string">
            <text:p>213175@gmail.com</text:p>
          </table:table-cell>
          <table:table-cell table:style-name="ce33" table:formula="of:=IF(ISBLANK([.B177]);&quot;&quot;;[usuários_2.G177])">
            <text:p/>
          </table:table-cell>
          <table:table-cell table:style-name="ce33" table:formula="of:=IF(ISBLANK([.B177]);&quot;&quot;;[usuários_2.H177])">
            <text:p/>
          </table:table-cell>
          <table:table-cell table:style-name="ce33" table:formula="of:=IF(ISBLANK([.B177]);&quot;&quot;;[usuários_2.I17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8]);&quot;&quot;;[usuários_2.D178])" office:value-type="string" office:string-value="213176" calcext:value-type="string">
            <text:p>213176</text:p>
          </table:table-cell>
          <table:table-cell table:style-name="ce33" table:formula="of:=IF(ISERR([usuários_2.E178]);&quot;&quot;;[usuários_2.E178])" office:value-type="string" office:string-value="213176@gmail.com" calcext:value-type="string">
            <text:p>213176@gmail.com</text:p>
          </table:table-cell>
          <table:table-cell table:style-name="ce33" table:formula="of:=IF(ISBLANK([.B178]);&quot;&quot;;[usuários_2.G178])">
            <text:p/>
          </table:table-cell>
          <table:table-cell table:style-name="ce33" table:formula="of:=IF(ISBLANK([.B178]);&quot;&quot;;[usuários_2.H178])">
            <text:p/>
          </table:table-cell>
          <table:table-cell table:style-name="ce33" table:formula="of:=IF(ISBLANK([.B178]);&quot;&quot;;[usuários_2.I17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7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79]);&quot;&quot;;[usuários_2.D179])" office:value-type="string" office:string-value="213177" calcext:value-type="string">
            <text:p>213177</text:p>
          </table:table-cell>
          <table:table-cell table:style-name="ce33" table:formula="of:=IF(ISERR([usuários_2.E179]);&quot;&quot;;[usuários_2.E179])" office:value-type="string" office:string-value="213177@gmail.com" calcext:value-type="string">
            <text:p>213177@gmail.com</text:p>
          </table:table-cell>
          <table:table-cell table:style-name="ce33" table:formula="of:=IF(ISBLANK([.B179]);&quot;&quot;;[usuários_2.G179])">
            <text:p/>
          </table:table-cell>
          <table:table-cell table:style-name="ce33" table:formula="of:=IF(ISBLANK([.B179]);&quot;&quot;;[usuários_2.H179])">
            <text:p/>
          </table:table-cell>
          <table:table-cell table:style-name="ce33" table:formula="of:=IF(ISBLANK([.B179]);&quot;&quot;;[usuários_2.I17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7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0]);&quot;&quot;;[usuários_2.D180])" office:value-type="string" office:string-value="213178" calcext:value-type="string">
            <text:p>213178</text:p>
          </table:table-cell>
          <table:table-cell table:style-name="ce33" table:formula="of:=IF(ISERR([usuários_2.E180]);&quot;&quot;;[usuários_2.E180])" office:value-type="string" office:string-value="213178@gmail.com" calcext:value-type="string">
            <text:p>213178@gmail.com</text:p>
          </table:table-cell>
          <table:table-cell table:style-name="ce33" table:formula="of:=IF(ISBLANK([.B180]);&quot;&quot;;[usuários_2.G180])">
            <text:p/>
          </table:table-cell>
          <table:table-cell table:style-name="ce33" table:formula="of:=IF(ISBLANK([.B180]);&quot;&quot;;[usuários_2.H180])">
            <text:p/>
          </table:table-cell>
          <table:table-cell table:style-name="ce33" table:formula="of:=IF(ISBLANK([.B180]);&quot;&quot;;[usuários_2.I18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1]);&quot;&quot;;[usuários_2.D181])" office:value-type="string" office:string-value="213179" calcext:value-type="string">
            <text:p>213179</text:p>
          </table:table-cell>
          <table:table-cell table:style-name="ce33" table:formula="of:=IF(ISERR([usuários_2.E181]);&quot;&quot;;[usuários_2.E181])" office:value-type="string" office:string-value="213179@gmail.com" calcext:value-type="string">
            <text:p>213179@gmail.com</text:p>
          </table:table-cell>
          <table:table-cell table:style-name="ce33" table:formula="of:=IF(ISBLANK([.B181]);&quot;&quot;;[usuários_2.G181])">
            <text:p/>
          </table:table-cell>
          <table:table-cell table:style-name="ce33" table:formula="of:=IF(ISBLANK([.B181]);&quot;&quot;;[usuários_2.H181])">
            <text:p/>
          </table:table-cell>
          <table:table-cell table:style-name="ce33" table:formula="of:=IF(ISBLANK([.B181]);&quot;&quot;;[usuários_2.I18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2]);&quot;&quot;;[usuários_2.D182])" office:value-type="string" office:string-value="213180" calcext:value-type="string">
            <text:p>213180</text:p>
          </table:table-cell>
          <table:table-cell table:style-name="ce33" table:formula="of:=IF(ISERR([usuários_2.E182]);&quot;&quot;;[usuários_2.E182])" office:value-type="string" office:string-value="213180@gmail.com" calcext:value-type="string">
            <text:p>213180@gmail.com</text:p>
          </table:table-cell>
          <table:table-cell table:style-name="ce33" table:formula="of:=IF(ISBLANK([.B182]);&quot;&quot;;[usuários_2.G182])">
            <text:p/>
          </table:table-cell>
          <table:table-cell table:style-name="ce33" table:formula="of:=IF(ISBLANK([.B182]);&quot;&quot;;[usuários_2.H182])">
            <text:p/>
          </table:table-cell>
          <table:table-cell table:style-name="ce33" table:formula="of:=IF(ISBLANK([.B182]);&quot;&quot;;[usuários_2.I18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3]);&quot;&quot;;[usuários_2.D183])" office:value-type="string" office:string-value="213181" calcext:value-type="string">
            <text:p>213181</text:p>
          </table:table-cell>
          <table:table-cell table:style-name="ce33" table:formula="of:=IF(ISERR([usuários_2.E183]);&quot;&quot;;[usuários_2.E183])" office:value-type="string" office:string-value="213181@gmail.com" calcext:value-type="string">
            <text:p>213181@gmail.com</text:p>
          </table:table-cell>
          <table:table-cell table:style-name="ce33" table:formula="of:=IF(ISBLANK([.B183]);&quot;&quot;;[usuários_2.G183])">
            <text:p/>
          </table:table-cell>
          <table:table-cell table:style-name="ce33" table:formula="of:=IF(ISBLANK([.B183]);&quot;&quot;;[usuários_2.H183])">
            <text:p/>
          </table:table-cell>
          <table:table-cell table:style-name="ce33" table:formula="of:=IF(ISBLANK([.B183]);&quot;&quot;;[usuários_2.I18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4]);&quot;&quot;;[usuários_2.D184])" office:value-type="string" office:string-value="213182" calcext:value-type="string">
            <text:p>213182</text:p>
          </table:table-cell>
          <table:table-cell table:style-name="ce33" table:formula="of:=IF(ISERR([usuários_2.E184]);&quot;&quot;;[usuários_2.E184])" office:value-type="string" office:string-value="213182@gmail.com" calcext:value-type="string">
            <text:p>213182@gmail.com</text:p>
          </table:table-cell>
          <table:table-cell table:style-name="ce33" table:formula="of:=IF(ISBLANK([.B184]);&quot;&quot;;[usuários_2.G184])">
            <text:p/>
          </table:table-cell>
          <table:table-cell table:style-name="ce33" table:formula="of:=IF(ISBLANK([.B184]);&quot;&quot;;[usuários_2.H184])">
            <text:p/>
          </table:table-cell>
          <table:table-cell table:style-name="ce33" table:formula="of:=IF(ISBLANK([.B184]);&quot;&quot;;[usuários_2.I18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5]);&quot;&quot;;[usuários_2.D185])" office:value-type="string" office:string-value="213183" calcext:value-type="string">
            <text:p>213183</text:p>
          </table:table-cell>
          <table:table-cell table:style-name="ce33" table:formula="of:=IF(ISERR([usuários_2.E185]);&quot;&quot;;[usuários_2.E185])" office:value-type="string" office:string-value="213183@gmail.com" calcext:value-type="string">
            <text:p>213183@gmail.com</text:p>
          </table:table-cell>
          <table:table-cell table:style-name="ce33" table:formula="of:=IF(ISBLANK([.B185]);&quot;&quot;;[usuários_2.G185])">
            <text:p/>
          </table:table-cell>
          <table:table-cell table:style-name="ce33" table:formula="of:=IF(ISBLANK([.B185]);&quot;&quot;;[usuários_2.H185])">
            <text:p/>
          </table:table-cell>
          <table:table-cell table:style-name="ce33" table:formula="of:=IF(ISBLANK([.B185]);&quot;&quot;;[usuários_2.I18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6]);&quot;&quot;;[usuários_2.D186])" office:value-type="string" office:string-value="213184" calcext:value-type="string">
            <text:p>213184</text:p>
          </table:table-cell>
          <table:table-cell table:style-name="ce33" table:formula="of:=IF(ISERR([usuários_2.E186]);&quot;&quot;;[usuários_2.E186])" office:value-type="string" office:string-value="213184@gmail.com" calcext:value-type="string">
            <text:p>213184@gmail.com</text:p>
          </table:table-cell>
          <table:table-cell table:style-name="ce33" table:formula="of:=IF(ISBLANK([.B186]);&quot;&quot;;[usuários_2.G186])">
            <text:p/>
          </table:table-cell>
          <table:table-cell table:style-name="ce33" table:formula="of:=IF(ISBLANK([.B186]);&quot;&quot;;[usuários_2.H186])">
            <text:p/>
          </table:table-cell>
          <table:table-cell table:style-name="ce33" table:formula="of:=IF(ISBLANK([.B186]);&quot;&quot;;[usuários_2.I18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7]);&quot;&quot;;[usuários_2.D187])" office:value-type="string" office:string-value="213185" calcext:value-type="string">
            <text:p>213185</text:p>
          </table:table-cell>
          <table:table-cell table:style-name="ce33" table:formula="of:=IF(ISERR([usuários_2.E187]);&quot;&quot;;[usuários_2.E187])" office:value-type="string" office:string-value="213185@gmail.com" calcext:value-type="string">
            <text:p>213185@gmail.com</text:p>
          </table:table-cell>
          <table:table-cell table:style-name="ce33" table:formula="of:=IF(ISBLANK([.B187]);&quot;&quot;;[usuários_2.G187])">
            <text:p/>
          </table:table-cell>
          <table:table-cell table:style-name="ce33" table:formula="of:=IF(ISBLANK([.B187]);&quot;&quot;;[usuários_2.H187])">
            <text:p/>
          </table:table-cell>
          <table:table-cell table:style-name="ce33" table:formula="of:=IF(ISBLANK([.B187]);&quot;&quot;;[usuários_2.I18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18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8]);&quot;&quot;;[usuários_2.D188])" office:value-type="string" office:string-value="213186" calcext:value-type="string">
            <text:p>213186</text:p>
          </table:table-cell>
          <table:table-cell table:style-name="ce33" table:formula="of:=IF(ISERR([usuários_2.E188]);&quot;&quot;;[usuários_2.E188])" office:value-type="string" office:string-value="213186@gmail.com" calcext:value-type="string">
            <text:p>213186@gmail.com</text:p>
          </table:table-cell>
          <table:table-cell table:style-name="ce33" table:formula="of:=IF(ISBLANK([.B188]);&quot;&quot;;[usuários_2.G188])">
            <text:p/>
          </table:table-cell>
          <table:table-cell table:style-name="ce33" table:formula="of:=IF(ISBLANK([.B188]);&quot;&quot;;[usuários_2.H188])">
            <text:p/>
          </table:table-cell>
          <table:table-cell table:style-name="ce33" table:formula="of:=IF(ISBLANK([.B188]);&quot;&quot;;[usuários_2.I18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8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89]);&quot;&quot;;[usuários_2.D189])" office:value-type="string" office:string-value="213187" calcext:value-type="string">
            <text:p>213187</text:p>
          </table:table-cell>
          <table:table-cell table:style-name="ce33" table:formula="of:=IF(ISERR([usuários_2.E189]);&quot;&quot;;[usuários_2.E189])" office:value-type="string" office:string-value="213187@gmail.com" calcext:value-type="string">
            <text:p>213187@gmail.com</text:p>
          </table:table-cell>
          <table:table-cell table:style-name="ce33" table:formula="of:=IF(ISBLANK([.B189]);&quot;&quot;;[usuários_2.G189])">
            <text:p/>
          </table:table-cell>
          <table:table-cell table:style-name="ce33" table:formula="of:=IF(ISBLANK([.B189]);&quot;&quot;;[usuários_2.H189])">
            <text:p/>
          </table:table-cell>
          <table:table-cell table:style-name="ce33" table:formula="of:=IF(ISBLANK([.B189]);&quot;&quot;;[usuários_2.I18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8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0]);&quot;&quot;;[usuários_2.D190])" office:value-type="string" office:string-value="213188" calcext:value-type="string">
            <text:p>213188</text:p>
          </table:table-cell>
          <table:table-cell table:style-name="ce33" table:formula="of:=IF(ISERR([usuários_2.E190]);&quot;&quot;;[usuários_2.E190])" office:value-type="string" office:string-value="213188@gmail.com" calcext:value-type="string">
            <text:p>213188@gmail.com</text:p>
          </table:table-cell>
          <table:table-cell table:style-name="ce33" table:formula="of:=IF(ISBLANK([.B190]);&quot;&quot;;[usuários_2.G190])">
            <text:p/>
          </table:table-cell>
          <table:table-cell table:style-name="ce33" table:formula="of:=IF(ISBLANK([.B190]);&quot;&quot;;[usuários_2.H190])">
            <text:p/>
          </table:table-cell>
          <table:table-cell table:style-name="ce33" table:formula="of:=IF(ISBLANK([.B190]);&quot;&quot;;[usuários_2.I190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1]);&quot;&quot;;[usuários_2.D191])" office:value-type="string" office:string-value="213189" calcext:value-type="string">
            <text:p>213189</text:p>
          </table:table-cell>
          <table:table-cell table:style-name="ce33" table:formula="of:=IF(ISERR([usuários_2.E191]);&quot;&quot;;[usuários_2.E191])" office:value-type="string" office:string-value="213189@gmail.com" calcext:value-type="string">
            <text:p>213189@gmail.com</text:p>
          </table:table-cell>
          <table:table-cell table:style-name="ce33" table:formula="of:=IF(ISBLANK([.B191]);&quot;&quot;;[usuários_2.G191])">
            <text:p/>
          </table:table-cell>
          <table:table-cell table:style-name="ce33" table:formula="of:=IF(ISBLANK([.B191]);&quot;&quot;;[usuários_2.H191])">
            <text:p/>
          </table:table-cell>
          <table:table-cell table:style-name="ce33" table:formula="of:=IF(ISBLANK([.B191]);&quot;&quot;;[usuários_2.I191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2]);&quot;&quot;;[usuários_2.D192])" office:value-type="string" office:string-value="213190" calcext:value-type="string">
            <text:p>213190</text:p>
          </table:table-cell>
          <table:table-cell table:style-name="ce33" table:formula="of:=IF(ISERR([usuários_2.E192]);&quot;&quot;;[usuários_2.E192])" office:value-type="string" office:string-value="213190@gmail.com" calcext:value-type="string">
            <text:p>213190@gmail.com</text:p>
          </table:table-cell>
          <table:table-cell table:style-name="ce33" table:formula="of:=IF(ISBLANK([.B192]);&quot;&quot;;[usuários_2.G192])">
            <text:p/>
          </table:table-cell>
          <table:table-cell table:style-name="ce33" table:formula="of:=IF(ISBLANK([.B192]);&quot;&quot;;[usuários_2.H192])">
            <text:p/>
          </table:table-cell>
          <table:table-cell table:style-name="ce33" table:formula="of:=IF(ISBLANK([.B192]);&quot;&quot;;[usuários_2.I192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3]);&quot;&quot;;[usuários_2.D193])" office:value-type="string" office:string-value="213191" calcext:value-type="string">
            <text:p>213191</text:p>
          </table:table-cell>
          <table:table-cell table:style-name="ce33" table:formula="of:=IF(ISERR([usuários_2.E193]);&quot;&quot;;[usuários_2.E193])" office:value-type="string" office:string-value="213191@gmail.com" calcext:value-type="string">
            <text:p>213191@gmail.com</text:p>
          </table:table-cell>
          <table:table-cell table:style-name="ce33" table:formula="of:=IF(ISBLANK([.B193]);&quot;&quot;;[usuários_2.G193])">
            <text:p/>
          </table:table-cell>
          <table:table-cell table:style-name="ce33" table:formula="of:=IF(ISBLANK([.B193]);&quot;&quot;;[usuários_2.H193])">
            <text:p/>
          </table:table-cell>
          <table:table-cell table:style-name="ce33" table:formula="of:=IF(ISBLANK([.B193]);&quot;&quot;;[usuários_2.I193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4]);&quot;&quot;;[usuários_2.D194])" office:value-type="string" office:string-value="213192" calcext:value-type="string">
            <text:p>213192</text:p>
          </table:table-cell>
          <table:table-cell table:style-name="ce33" table:formula="of:=IF(ISERR([usuários_2.E194]);&quot;&quot;;[usuários_2.E194])" office:value-type="string" office:string-value="213192@gmail.com" calcext:value-type="string">
            <text:p>213192@gmail.com</text:p>
          </table:table-cell>
          <table:table-cell table:style-name="ce33" table:formula="of:=IF(ISBLANK([.B194]);&quot;&quot;;[usuários_2.G194])">
            <text:p/>
          </table:table-cell>
          <table:table-cell table:style-name="ce33" table:formula="of:=IF(ISBLANK([.B194]);&quot;&quot;;[usuários_2.H194])">
            <text:p/>
          </table:table-cell>
          <table:table-cell table:style-name="ce33" table:formula="of:=IF(ISBLANK([.B194]);&quot;&quot;;[usuários_2.I194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5]);&quot;&quot;;[usuários_2.D195])" office:value-type="string" office:string-value="213193" calcext:value-type="string">
            <text:p>213193</text:p>
          </table:table-cell>
          <table:table-cell table:style-name="ce33" table:formula="of:=IF(ISERR([usuários_2.E195]);&quot;&quot;;[usuários_2.E195])" office:value-type="string" office:string-value="213193@gmail.com" calcext:value-type="string">
            <text:p>213193@gmail.com</text:p>
          </table:table-cell>
          <table:table-cell table:style-name="ce33" table:formula="of:=IF(ISBLANK([.B195]);&quot;&quot;;[usuários_2.G195])">
            <text:p/>
          </table:table-cell>
          <table:table-cell table:style-name="ce33" table:formula="of:=IF(ISBLANK([.B195]);&quot;&quot;;[usuários_2.H195])">
            <text:p/>
          </table:table-cell>
          <table:table-cell table:style-name="ce33" table:formula="of:=IF(ISBLANK([.B195]);&quot;&quot;;[usuários_2.I195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6]);&quot;&quot;;[usuários_2.D196])" office:value-type="string" office:string-value="213194" calcext:value-type="string">
            <text:p>213194</text:p>
          </table:table-cell>
          <table:table-cell table:style-name="ce33" table:formula="of:=IF(ISERR([usuários_2.E196]);&quot;&quot;;[usuários_2.E196])" office:value-type="string" office:string-value="213194@gmail.com" calcext:value-type="string">
            <text:p>213194@gmail.com</text:p>
          </table:table-cell>
          <table:table-cell table:style-name="ce33" table:formula="of:=IF(ISBLANK([.B196]);&quot;&quot;;[usuários_2.G196])">
            <text:p/>
          </table:table-cell>
          <table:table-cell table:style-name="ce33" table:formula="of:=IF(ISBLANK([.B196]);&quot;&quot;;[usuários_2.H196])">
            <text:p/>
          </table:table-cell>
          <table:table-cell table:style-name="ce33" table:formula="of:=IF(ISBLANK([.B196]);&quot;&quot;;[usuários_2.I196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7]);&quot;&quot;;[usuários_2.D197])" office:value-type="string" office:string-value="213195" calcext:value-type="string">
            <text:p>213195</text:p>
          </table:table-cell>
          <table:table-cell table:style-name="ce33" table:formula="of:=IF(ISERR([usuários_2.E197]);&quot;&quot;;[usuários_2.E197])" office:value-type="string" office:string-value="213195@gmail.com" calcext:value-type="string">
            <text:p>213195@gmail.com</text:p>
          </table:table-cell>
          <table:table-cell table:style-name="ce33" table:formula="of:=IF(ISBLANK([.B197]);&quot;&quot;;[usuários_2.G197])">
            <text:p/>
          </table:table-cell>
          <table:table-cell table:style-name="ce33" table:formula="of:=IF(ISBLANK([.B197]);&quot;&quot;;[usuários_2.H197])">
            <text:p/>
          </table:table-cell>
          <table:table-cell table:style-name="ce33" table:formula="of:=IF(ISBLANK([.B197]);&quot;&quot;;[usuários_2.I197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8]);&quot;&quot;;[usuários_2.D198])" office:value-type="string" office:string-value="213196" calcext:value-type="string">
            <text:p>213196</text:p>
          </table:table-cell>
          <table:table-cell table:style-name="ce33" table:formula="of:=IF(ISERR([usuários_2.E198]);&quot;&quot;;[usuários_2.E198])" office:value-type="string" office:string-value="213196@gmail.com" calcext:value-type="string">
            <text:p>213196@gmail.com</text:p>
          </table:table-cell>
          <table:table-cell table:style-name="ce33" table:formula="of:=IF(ISBLANK([.B198]);&quot;&quot;;[usuários_2.G198])">
            <text:p/>
          </table:table-cell>
          <table:table-cell table:style-name="ce33" table:formula="of:=IF(ISBLANK([.B198]);&quot;&quot;;[usuários_2.H198])">
            <text:p/>
          </table:table-cell>
          <table:table-cell table:style-name="ce33" table:formula="of:=IF(ISBLANK([.B198]);&quot;&quot;;[usuários_2.I198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19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199]);&quot;&quot;;[usuários_2.D199])" office:value-type="string" office:string-value="213197" calcext:value-type="string">
            <text:p>213197</text:p>
          </table:table-cell>
          <table:table-cell table:style-name="ce33" table:formula="of:=IF(ISERR([usuários_2.E199]);&quot;&quot;;[usuários_2.E199])" office:value-type="string" office:string-value="213197@gmail.com" calcext:value-type="string">
            <text:p>213197@gmail.com</text:p>
          </table:table-cell>
          <table:table-cell table:style-name="ce33" table:formula="of:=IF(ISBLANK([.B199]);&quot;&quot;;[usuários_2.G199])">
            <text:p/>
          </table:table-cell>
          <table:table-cell table:style-name="ce33" table:formula="of:=IF(ISBLANK([.B199]);&quot;&quot;;[usuários_2.H199])">
            <text:p/>
          </table:table-cell>
          <table:table-cell table:style-name="ce33" table:formula="of:=IF(ISBLANK([.B199]);&quot;&quot;;[usuários_2.I199])">
            <text:p/>
          </table:table-cell>
          <table:table-cell table:style-name="ce41" table:number-columns-repeated="1008"/>
          <table:table-cell table:number-columns-repeated="4"/>
        </table:table-row>
        <table:table-row table:style-name="ro3">
          <table:table-cell table:style-name="ce11" table:content-validation-name="val1" table:formula="of:=[.A19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0]);&quot;&quot;;[usuários_2.D200])" office:value-type="string" office:string-value="213198" calcext:value-type="string">
            <text:p>213198</text:p>
          </table:table-cell>
          <table:table-cell table:style-name="ce33" table:formula="of:=IF(ISERR([usuários_2.E200]);&quot;&quot;;[usuários_2.E200])" office:value-type="string" office:string-value="213198@gmail.com" calcext:value-type="string">
            <text:p>213198@gmail.com</text:p>
          </table:table-cell>
          <table:table-cell table:style-name="ce33" table:formula="of:=IF(ISBLANK([.B200]);&quot;&quot;;[usuários_2.G200])">
            <text:p/>
          </table:table-cell>
          <table:table-cell table:style-name="ce33" table:formula="of:=IF(ISBLANK([.B200]);&quot;&quot;;[usuários_2.H200])">
            <text:p/>
          </table:table-cell>
          <table:table-cell table:style-name="ce33" table:formula="of:=IF(ISBLANK([.B200]);&quot;&quot;;[usuários_2.I20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1]);&quot;&quot;;[usuários_2.D201])" office:value-type="string" office:string-value="213199" calcext:value-type="string">
            <text:p>213199</text:p>
          </table:table-cell>
          <table:table-cell table:style-name="ce33" table:formula="of:=IF(ISERR([usuários_2.E201]);&quot;&quot;;[usuários_2.E201])" office:value-type="string" office:string-value="213199@gmail.com" calcext:value-type="string">
            <text:p>213199@gmail.com</text:p>
          </table:table-cell>
          <table:table-cell table:style-name="ce33" table:formula="of:=IF(ISBLANK([.B201]);&quot;&quot;;[usuários_2.G201])">
            <text:p/>
          </table:table-cell>
          <table:table-cell table:style-name="ce33" table:formula="of:=IF(ISBLANK([.B201]);&quot;&quot;;[usuários_2.H201])">
            <text:p/>
          </table:table-cell>
          <table:table-cell table:style-name="ce33" table:formula="of:=IF(ISBLANK([.B201]);&quot;&quot;;[usuários_2.I20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2]);&quot;&quot;;[usuários_2.D202])" office:value-type="string" office:string-value="213200" calcext:value-type="string">
            <text:p>213200</text:p>
          </table:table-cell>
          <table:table-cell table:style-name="ce33" table:formula="of:=IF(ISERR([usuários_2.E202]);&quot;&quot;;[usuários_2.E202])" office:value-type="string" office:string-value="213200@gmail.com" calcext:value-type="string">
            <text:p>213200@gmail.com</text:p>
          </table:table-cell>
          <table:table-cell table:style-name="ce33" table:formula="of:=IF(ISBLANK([.B202]);&quot;&quot;;[usuários_2.G202])">
            <text:p/>
          </table:table-cell>
          <table:table-cell table:style-name="ce33" table:formula="of:=IF(ISBLANK([.B202]);&quot;&quot;;[usuários_2.H202])">
            <text:p/>
          </table:table-cell>
          <table:table-cell table:style-name="ce33" table:formula="of:=IF(ISBLANK([.B202]);&quot;&quot;;[usuários_2.I20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3]);&quot;&quot;;[usuários_2.D203])" office:value-type="string" office:string-value="213201" calcext:value-type="string">
            <text:p>213201</text:p>
          </table:table-cell>
          <table:table-cell table:style-name="ce33" table:formula="of:=IF(ISERR([usuários_2.E203]);&quot;&quot;;[usuários_2.E203])" office:value-type="string" office:string-value="213201@gmail.com" calcext:value-type="string">
            <text:p>213201@gmail.com</text:p>
          </table:table-cell>
          <table:table-cell table:style-name="ce33" table:formula="of:=IF(ISBLANK([.B203]);&quot;&quot;;[usuários_2.G203])">
            <text:p/>
          </table:table-cell>
          <table:table-cell table:style-name="ce33" table:formula="of:=IF(ISBLANK([.B203]);&quot;&quot;;[usuários_2.H203])">
            <text:p/>
          </table:table-cell>
          <table:table-cell table:style-name="ce33" table:formula="of:=IF(ISBLANK([.B203]);&quot;&quot;;[usuários_2.I20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4]);&quot;&quot;;[usuários_2.D204])" office:value-type="string" office:string-value="213202" calcext:value-type="string">
            <text:p>213202</text:p>
          </table:table-cell>
          <table:table-cell table:style-name="ce33" table:formula="of:=IF(ISERR([usuários_2.E204]);&quot;&quot;;[usuários_2.E204])" office:value-type="string" office:string-value="213202@gmail.com" calcext:value-type="string">
            <text:p>213202@gmail.com</text:p>
          </table:table-cell>
          <table:table-cell table:style-name="ce33" table:formula="of:=IF(ISBLANK([.B204]);&quot;&quot;;[usuários_2.G204])">
            <text:p/>
          </table:table-cell>
          <table:table-cell table:style-name="ce33" table:formula="of:=IF(ISBLANK([.B204]);&quot;&quot;;[usuários_2.H204])">
            <text:p/>
          </table:table-cell>
          <table:table-cell table:style-name="ce33" table:formula="of:=IF(ISBLANK([.B204]);&quot;&quot;;[usuários_2.I20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5]);&quot;&quot;;[usuários_2.D205])" office:value-type="string" office:string-value="213203" calcext:value-type="string">
            <text:p>213203</text:p>
          </table:table-cell>
          <table:table-cell table:style-name="ce33" table:formula="of:=IF(ISERR([usuários_2.E205]);&quot;&quot;;[usuários_2.E205])" office:value-type="string" office:string-value="213203@gmail.com" calcext:value-type="string">
            <text:p>213203@gmail.com</text:p>
          </table:table-cell>
          <table:table-cell table:style-name="ce33" table:formula="of:=IF(ISBLANK([.B205]);&quot;&quot;;[usuários_2.G205])">
            <text:p/>
          </table:table-cell>
          <table:table-cell table:style-name="ce33" table:formula="of:=IF(ISBLANK([.B205]);&quot;&quot;;[usuários_2.H205])">
            <text:p/>
          </table:table-cell>
          <table:table-cell table:style-name="ce33" table:formula="of:=IF(ISBLANK([.B205]);&quot;&quot;;[usuários_2.I20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6]);&quot;&quot;;[usuários_2.D206])" office:value-type="string" office:string-value="213204" calcext:value-type="string">
            <text:p>213204</text:p>
          </table:table-cell>
          <table:table-cell table:style-name="ce33" table:formula="of:=IF(ISERR([usuários_2.E206]);&quot;&quot;;[usuários_2.E206])" office:value-type="string" office:string-value="213204@gmail.com" calcext:value-type="string">
            <text:p>213204@gmail.com</text:p>
          </table:table-cell>
          <table:table-cell table:style-name="ce33" table:formula="of:=IF(ISBLANK([.B206]);&quot;&quot;;[usuários_2.G206])">
            <text:p/>
          </table:table-cell>
          <table:table-cell table:style-name="ce33" table:formula="of:=IF(ISBLANK([.B206]);&quot;&quot;;[usuários_2.H206])">
            <text:p/>
          </table:table-cell>
          <table:table-cell table:style-name="ce33" table:formula="of:=IF(ISBLANK([.B206]);&quot;&quot;;[usuários_2.I20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7]);&quot;&quot;;[usuários_2.D207])" office:value-type="string" office:string-value="213205" calcext:value-type="string">
            <text:p>213205</text:p>
          </table:table-cell>
          <table:table-cell table:style-name="ce33" table:formula="of:=IF(ISERR([usuários_2.E207]);&quot;&quot;;[usuários_2.E207])" office:value-type="string" office:string-value="213205@gmail.com" calcext:value-type="string">
            <text:p>213205@gmail.com</text:p>
          </table:table-cell>
          <table:table-cell table:style-name="ce33" table:formula="of:=IF(ISBLANK([.B207]);&quot;&quot;;[usuários_2.G207])">
            <text:p/>
          </table:table-cell>
          <table:table-cell table:style-name="ce33" table:formula="of:=IF(ISBLANK([.B207]);&quot;&quot;;[usuários_2.H207])">
            <text:p/>
          </table:table-cell>
          <table:table-cell table:style-name="ce33" table:formula="of:=IF(ISBLANK([.B207]);&quot;&quot;;[usuários_2.I20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8]);&quot;&quot;;[usuários_2.D208])" office:value-type="string" office:string-value="213206" calcext:value-type="string">
            <text:p>213206</text:p>
          </table:table-cell>
          <table:table-cell table:style-name="ce33" table:formula="of:=IF(ISERR([usuários_2.E208]);&quot;&quot;;[usuários_2.E208])" office:value-type="string" office:string-value="213206@gmail.com" calcext:value-type="string">
            <text:p>213206@gmail.com</text:p>
          </table:table-cell>
          <table:table-cell table:style-name="ce33" table:formula="of:=IF(ISBLANK([.B208]);&quot;&quot;;[usuários_2.G208])">
            <text:p/>
          </table:table-cell>
          <table:table-cell table:style-name="ce33" table:formula="of:=IF(ISBLANK([.B208]);&quot;&quot;;[usuários_2.H208])">
            <text:p/>
          </table:table-cell>
          <table:table-cell table:style-name="ce33" table:formula="of:=IF(ISBLANK([.B208]);&quot;&quot;;[usuários_2.I20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0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09]);&quot;&quot;;[usuários_2.D209])" office:value-type="string" office:string-value="213207" calcext:value-type="string">
            <text:p>213207</text:p>
          </table:table-cell>
          <table:table-cell table:style-name="ce33" table:formula="of:=IF(ISERR([usuários_2.E209]);&quot;&quot;;[usuários_2.E209])" office:value-type="string" office:string-value="213207@gmail.com" calcext:value-type="string">
            <text:p>213207@gmail.com</text:p>
          </table:table-cell>
          <table:table-cell table:style-name="ce33" table:formula="of:=IF(ISBLANK([.B209]);&quot;&quot;;[usuários_2.G209])">
            <text:p/>
          </table:table-cell>
          <table:table-cell table:style-name="ce33" table:formula="of:=IF(ISBLANK([.B209]);&quot;&quot;;[usuários_2.H209])">
            <text:p/>
          </table:table-cell>
          <table:table-cell table:style-name="ce33" table:formula="of:=IF(ISBLANK([.B209]);&quot;&quot;;[usuários_2.I20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0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0]);&quot;&quot;;[usuários_2.D210])" office:value-type="string" office:string-value="213208" calcext:value-type="string">
            <text:p>213208</text:p>
          </table:table-cell>
          <table:table-cell table:style-name="ce33" table:formula="of:=IF(ISERR([usuários_2.E210]);&quot;&quot;;[usuários_2.E210])" office:value-type="string" office:string-value="213208@gmail.com" calcext:value-type="string">
            <text:p>213208@gmail.com</text:p>
          </table:table-cell>
          <table:table-cell table:style-name="ce33" table:formula="of:=IF(ISBLANK([.B210]);&quot;&quot;;[usuários_2.G210])">
            <text:p/>
          </table:table-cell>
          <table:table-cell table:style-name="ce33" table:formula="of:=IF(ISBLANK([.B210]);&quot;&quot;;[usuários_2.H210])">
            <text:p/>
          </table:table-cell>
          <table:table-cell table:style-name="ce33" table:formula="of:=IF(ISBLANK([.B210]);&quot;&quot;;[usuários_2.I21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1]);&quot;&quot;;[usuários_2.D211])" office:value-type="string" office:string-value="213209" calcext:value-type="string">
            <text:p>213209</text:p>
          </table:table-cell>
          <table:table-cell table:style-name="ce33" table:formula="of:=IF(ISERR([usuários_2.E211]);&quot;&quot;;[usuários_2.E211])" office:value-type="string" office:string-value="213209@gmail.com" calcext:value-type="string">
            <text:p>213209@gmail.com</text:p>
          </table:table-cell>
          <table:table-cell table:style-name="ce33" table:formula="of:=IF(ISBLANK([.B211]);&quot;&quot;;[usuários_2.G211])">
            <text:p/>
          </table:table-cell>
          <table:table-cell table:style-name="ce33" table:formula="of:=IF(ISBLANK([.B211]);&quot;&quot;;[usuários_2.H211])">
            <text:p/>
          </table:table-cell>
          <table:table-cell table:style-name="ce33" table:formula="of:=IF(ISBLANK([.B211]);&quot;&quot;;[usuários_2.I21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2]);&quot;&quot;;[usuários_2.D212])" office:value-type="string" office:string-value="213210" calcext:value-type="string">
            <text:p>213210</text:p>
          </table:table-cell>
          <table:table-cell table:style-name="ce33" table:formula="of:=IF(ISERR([usuários_2.E212]);&quot;&quot;;[usuários_2.E212])" office:value-type="string" office:string-value="213210@gmail.com" calcext:value-type="string">
            <text:p>213210@gmail.com</text:p>
          </table:table-cell>
          <table:table-cell table:style-name="ce33" table:formula="of:=IF(ISBLANK([.B212]);&quot;&quot;;[usuários_2.G212])">
            <text:p/>
          </table:table-cell>
          <table:table-cell table:style-name="ce33" table:formula="of:=IF(ISBLANK([.B212]);&quot;&quot;;[usuários_2.H212])">
            <text:p/>
          </table:table-cell>
          <table:table-cell table:style-name="ce33" table:formula="of:=IF(ISBLANK([.B212]);&quot;&quot;;[usuários_2.I21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3]);&quot;&quot;;[usuários_2.D213])" office:value-type="string" office:string-value="213211" calcext:value-type="string">
            <text:p>213211</text:p>
          </table:table-cell>
          <table:table-cell table:style-name="ce33" table:formula="of:=IF(ISERR([usuários_2.E213]);&quot;&quot;;[usuários_2.E213])" office:value-type="string" office:string-value="213211@gmail.com" calcext:value-type="string">
            <text:p>213211@gmail.com</text:p>
          </table:table-cell>
          <table:table-cell table:style-name="ce33" table:formula="of:=IF(ISBLANK([.B213]);&quot;&quot;;[usuários_2.G213])">
            <text:p/>
          </table:table-cell>
          <table:table-cell table:style-name="ce33" table:formula="of:=IF(ISBLANK([.B213]);&quot;&quot;;[usuários_2.H213])">
            <text:p/>
          </table:table-cell>
          <table:table-cell table:style-name="ce33" table:formula="of:=IF(ISBLANK([.B213]);&quot;&quot;;[usuários_2.I21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4]);&quot;&quot;;[usuários_2.D214])" office:value-type="string" office:string-value="213212" calcext:value-type="string">
            <text:p>213212</text:p>
          </table:table-cell>
          <table:table-cell table:style-name="ce33" table:formula="of:=IF(ISERR([usuários_2.E214]);&quot;&quot;;[usuários_2.E214])" office:value-type="string" office:string-value="213212@gmail.com" calcext:value-type="string">
            <text:p>213212@gmail.com</text:p>
          </table:table-cell>
          <table:table-cell table:style-name="ce33" table:formula="of:=IF(ISBLANK([.B214]);&quot;&quot;;[usuários_2.G214])">
            <text:p/>
          </table:table-cell>
          <table:table-cell table:style-name="ce33" table:formula="of:=IF(ISBLANK([.B214]);&quot;&quot;;[usuários_2.H214])">
            <text:p/>
          </table:table-cell>
          <table:table-cell table:style-name="ce33" table:formula="of:=IF(ISBLANK([.B214]);&quot;&quot;;[usuários_2.I21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5]);&quot;&quot;;[usuários_2.D215])" office:value-type="string" office:string-value="213213" calcext:value-type="string">
            <text:p>213213</text:p>
          </table:table-cell>
          <table:table-cell table:style-name="ce33" table:formula="of:=IF(ISERR([usuários_2.E215]);&quot;&quot;;[usuários_2.E215])" office:value-type="string" office:string-value="213213@gmail.com" calcext:value-type="string">
            <text:p>213213@gmail.com</text:p>
          </table:table-cell>
          <table:table-cell table:style-name="ce33" table:formula="of:=IF(ISBLANK([.B215]);&quot;&quot;;[usuários_2.G215])">
            <text:p/>
          </table:table-cell>
          <table:table-cell table:style-name="ce33" table:formula="of:=IF(ISBLANK([.B215]);&quot;&quot;;[usuários_2.H215])">
            <text:p/>
          </table:table-cell>
          <table:table-cell table:style-name="ce33" table:formula="of:=IF(ISBLANK([.B215]);&quot;&quot;;[usuários_2.I21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6]);&quot;&quot;;[usuários_2.D216])" office:value-type="string" office:string-value="213214" calcext:value-type="string">
            <text:p>213214</text:p>
          </table:table-cell>
          <table:table-cell table:style-name="ce33" table:formula="of:=IF(ISERR([usuários_2.E216]);&quot;&quot;;[usuários_2.E216])" office:value-type="string" office:string-value="213214@gmail.com" calcext:value-type="string">
            <text:p>213214@gmail.com</text:p>
          </table:table-cell>
          <table:table-cell table:style-name="ce33" table:formula="of:=IF(ISBLANK([.B216]);&quot;&quot;;[usuários_2.G216])">
            <text:p/>
          </table:table-cell>
          <table:table-cell table:style-name="ce33" table:formula="of:=IF(ISBLANK([.B216]);&quot;&quot;;[usuários_2.H216])">
            <text:p/>
          </table:table-cell>
          <table:table-cell table:style-name="ce33" table:formula="of:=IF(ISBLANK([.B216]);&quot;&quot;;[usuários_2.I21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7]);&quot;&quot;;[usuários_2.D217])" office:value-type="string" office:string-value="213215" calcext:value-type="string">
            <text:p>213215</text:p>
          </table:table-cell>
          <table:table-cell table:style-name="ce33" table:formula="of:=IF(ISERR([usuários_2.E217]);&quot;&quot;;[usuários_2.E217])" office:value-type="string" office:string-value="213215@gmail.com" calcext:value-type="string">
            <text:p>213215@gmail.com</text:p>
          </table:table-cell>
          <table:table-cell table:style-name="ce33" table:formula="of:=IF(ISBLANK([.B217]);&quot;&quot;;[usuários_2.G217])">
            <text:p/>
          </table:table-cell>
          <table:table-cell table:style-name="ce33" table:formula="of:=IF(ISBLANK([.B217]);&quot;&quot;;[usuários_2.H217])">
            <text:p/>
          </table:table-cell>
          <table:table-cell table:style-name="ce33" table:formula="of:=IF(ISBLANK([.B217]);&quot;&quot;;[usuários_2.I21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8]);&quot;&quot;;[usuários_2.D218])" office:value-type="string" office:string-value="213216" calcext:value-type="string">
            <text:p>213216</text:p>
          </table:table-cell>
          <table:table-cell table:style-name="ce33" table:formula="of:=IF(ISERR([usuários_2.E218]);&quot;&quot;;[usuários_2.E218])" office:value-type="string" office:string-value="213216@gmail.com" calcext:value-type="string">
            <text:p>213216@gmail.com</text:p>
          </table:table-cell>
          <table:table-cell table:style-name="ce33" table:formula="of:=IF(ISBLANK([.B218]);&quot;&quot;;[usuários_2.G218])">
            <text:p/>
          </table:table-cell>
          <table:table-cell table:style-name="ce33" table:formula="of:=IF(ISBLANK([.B218]);&quot;&quot;;[usuários_2.H218])">
            <text:p/>
          </table:table-cell>
          <table:table-cell table:style-name="ce33" table:formula="of:=IF(ISBLANK([.B218]);&quot;&quot;;[usuários_2.I21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1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19]);&quot;&quot;;[usuários_2.D219])" office:value-type="string" office:string-value="213217" calcext:value-type="string">
            <text:p>213217</text:p>
          </table:table-cell>
          <table:table-cell table:style-name="ce33" table:formula="of:=IF(ISERR([usuários_2.E219]);&quot;&quot;;[usuários_2.E219])" office:value-type="string" office:string-value="213217@gmail.com" calcext:value-type="string">
            <text:p>213217@gmail.com</text:p>
          </table:table-cell>
          <table:table-cell table:style-name="ce33" table:formula="of:=IF(ISBLANK([.B219]);&quot;&quot;;[usuários_2.G219])">
            <text:p/>
          </table:table-cell>
          <table:table-cell table:style-name="ce33" table:formula="of:=IF(ISBLANK([.B219]);&quot;&quot;;[usuários_2.H219])">
            <text:p/>
          </table:table-cell>
          <table:table-cell table:style-name="ce33" table:formula="of:=IF(ISBLANK([.B219]);&quot;&quot;;[usuários_2.I21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1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2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0]);&quot;&quot;;[usuários_2.D220])" office:value-type="string" office:string-value="213218" calcext:value-type="string">
            <text:p>213218</text:p>
          </table:table-cell>
          <table:table-cell table:style-name="ce33" table:formula="of:=IF(ISERR([usuários_2.E220]);&quot;&quot;;[usuários_2.E220])" office:value-type="string" office:string-value="213218@gmail.com" calcext:value-type="string">
            <text:p>213218@gmail.com</text:p>
          </table:table-cell>
          <table:table-cell table:style-name="ce33" table:formula="of:=IF(ISBLANK([.B220]);&quot;&quot;;[usuários_2.G220])">
            <text:p/>
          </table:table-cell>
          <table:table-cell table:style-name="ce33" table:formula="of:=IF(ISBLANK([.B220]);&quot;&quot;;[usuários_2.H220])">
            <text:p/>
          </table:table-cell>
          <table:table-cell table:style-name="ce33" table:formula="of:=IF(ISBLANK([.B220]);&quot;&quot;;[usuários_2.I22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2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1]);&quot;&quot;;[usuários_2.D221])" office:value-type="string" office:string-value="213219" calcext:value-type="string">
            <text:p>213219</text:p>
          </table:table-cell>
          <table:table-cell table:style-name="ce33" table:formula="of:=IF(ISERR([usuários_2.E221]);&quot;&quot;;[usuários_2.E221])" office:value-type="string" office:string-value="213219@gmail.com" calcext:value-type="string">
            <text:p>213219@gmail.com</text:p>
          </table:table-cell>
          <table:table-cell table:style-name="ce33" table:formula="of:=IF(ISBLANK([.B221]);&quot;&quot;;[usuários_2.G221])">
            <text:p/>
          </table:table-cell>
          <table:table-cell table:style-name="ce33" table:formula="of:=IF(ISBLANK([.B221]);&quot;&quot;;[usuários_2.H221])">
            <text:p/>
          </table:table-cell>
          <table:table-cell table:style-name="ce33" table:formula="of:=IF(ISBLANK([.B221]);&quot;&quot;;[usuários_2.I22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2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2]);&quot;&quot;;[usuários_2.D222])" office:value-type="string" office:string-value="213220" calcext:value-type="string">
            <text:p>213220</text:p>
          </table:table-cell>
          <table:table-cell table:style-name="ce33" table:formula="of:=IF(ISERR([usuários_2.E222]);&quot;&quot;;[usuários_2.E222])" office:value-type="string" office:string-value="213220@gmail.com" calcext:value-type="string">
            <text:p>213220@gmail.com</text:p>
          </table:table-cell>
          <table:table-cell table:style-name="ce33" table:formula="of:=IF(ISBLANK([.B222]);&quot;&quot;;[usuários_2.G222])">
            <text:p/>
          </table:table-cell>
          <table:table-cell table:style-name="ce33" table:formula="of:=IF(ISBLANK([.B222]);&quot;&quot;;[usuários_2.H222])">
            <text:p/>
          </table:table-cell>
          <table:table-cell table:style-name="ce33" table:formula="of:=IF(ISBLANK([.B222]);&quot;&quot;;[usuários_2.I22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3]);&quot;&quot;;[usuários_2.D223])" office:value-type="string" office:string-value="213221" calcext:value-type="string">
            <text:p>213221</text:p>
          </table:table-cell>
          <table:table-cell table:style-name="ce33" table:formula="of:=IF(ISERR([usuários_2.E223]);&quot;&quot;;[usuários_2.E223])" office:value-type="string" office:string-value="213221@gmail.com" calcext:value-type="string">
            <text:p>213221@gmail.com</text:p>
          </table:table-cell>
          <table:table-cell table:style-name="ce33" table:formula="of:=IF(ISBLANK([.B223]);&quot;&quot;;[usuários_2.G223])">
            <text:p/>
          </table:table-cell>
          <table:table-cell table:style-name="ce33" table:formula="of:=IF(ISBLANK([.B223]);&quot;&quot;;[usuários_2.H223])">
            <text:p/>
          </table:table-cell>
          <table:table-cell table:style-name="ce33" table:formula="of:=IF(ISBLANK([.B223]);&quot;&quot;;[usuários_2.I22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4]);&quot;&quot;;[usuários_2.D224])" office:value-type="string" office:string-value="213222" calcext:value-type="string">
            <text:p>213222</text:p>
          </table:table-cell>
          <table:table-cell table:style-name="ce33" table:formula="of:=IF(ISERR([usuários_2.E224]);&quot;&quot;;[usuários_2.E224])" office:value-type="string" office:string-value="213222@gmail.com" calcext:value-type="string">
            <text:p>213222@gmail.com</text:p>
          </table:table-cell>
          <table:table-cell table:style-name="ce33" table:formula="of:=IF(ISBLANK([.B224]);&quot;&quot;;[usuários_2.G224])">
            <text:p/>
          </table:table-cell>
          <table:table-cell table:style-name="ce33" table:formula="of:=IF(ISBLANK([.B224]);&quot;&quot;;[usuários_2.H224])">
            <text:p/>
          </table:table-cell>
          <table:table-cell table:style-name="ce33" table:formula="of:=IF(ISBLANK([.B224]);&quot;&quot;;[usuários_2.I22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5]);&quot;&quot;;[usuários_2.D225])" office:value-type="string" office:string-value="213223" calcext:value-type="string">
            <text:p>213223</text:p>
          </table:table-cell>
          <table:table-cell table:style-name="ce33" table:formula="of:=IF(ISERR([usuários_2.E225]);&quot;&quot;;[usuários_2.E225])" office:value-type="string" office:string-value="213223@gmail.com" calcext:value-type="string">
            <text:p>213223@gmail.com</text:p>
          </table:table-cell>
          <table:table-cell table:style-name="ce33" table:formula="of:=IF(ISBLANK([.B225]);&quot;&quot;;[usuários_2.G225])">
            <text:p/>
          </table:table-cell>
          <table:table-cell table:style-name="ce33" table:formula="of:=IF(ISBLANK([.B225]);&quot;&quot;;[usuários_2.H225])">
            <text:p/>
          </table:table-cell>
          <table:table-cell table:style-name="ce33" table:formula="of:=IF(ISBLANK([.B225]);&quot;&quot;;[usuários_2.I22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6]);&quot;&quot;;[usuários_2.D226])" office:value-type="string" office:string-value="213224" calcext:value-type="string">
            <text:p>213224</text:p>
          </table:table-cell>
          <table:table-cell table:style-name="ce33" table:formula="of:=IF(ISERR([usuários_2.E226]);&quot;&quot;;[usuários_2.E226])" office:value-type="string" office:string-value="213224@gmail.com" calcext:value-type="string">
            <text:p>213224@gmail.com</text:p>
          </table:table-cell>
          <table:table-cell table:style-name="ce33" table:formula="of:=IF(ISBLANK([.B226]);&quot;&quot;;[usuários_2.G226])">
            <text:p/>
          </table:table-cell>
          <table:table-cell table:style-name="ce33" table:formula="of:=IF(ISBLANK([.B226]);&quot;&quot;;[usuários_2.H226])">
            <text:p/>
          </table:table-cell>
          <table:table-cell table:style-name="ce33" table:formula="of:=IF(ISBLANK([.B226]);&quot;&quot;;[usuários_2.I22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7]);&quot;&quot;;[usuários_2.D227])" office:value-type="string" office:string-value="213225" calcext:value-type="string">
            <text:p>213225</text:p>
          </table:table-cell>
          <table:table-cell table:style-name="ce33" table:formula="of:=IF(ISERR([usuários_2.E227]);&quot;&quot;;[usuários_2.E227])" office:value-type="string" office:string-value="213225@gmail.com" calcext:value-type="string">
            <text:p>213225@gmail.com</text:p>
          </table:table-cell>
          <table:table-cell table:style-name="ce33" table:formula="of:=IF(ISBLANK([.B227]);&quot;&quot;;[usuários_2.G227])">
            <text:p/>
          </table:table-cell>
          <table:table-cell table:style-name="ce33" table:formula="of:=IF(ISBLANK([.B227]);&quot;&quot;;[usuários_2.H227])">
            <text:p/>
          </table:table-cell>
          <table:table-cell table:style-name="ce33" table:formula="of:=IF(ISBLANK([.B227]);&quot;&quot;;[usuários_2.I22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8]);&quot;&quot;;[usuários_2.D228])" office:value-type="string" office:string-value="213226" calcext:value-type="string">
            <text:p>213226</text:p>
          </table:table-cell>
          <table:table-cell table:style-name="ce33" table:formula="of:=IF(ISERR([usuários_2.E228]);&quot;&quot;;[usuários_2.E228])" office:value-type="string" office:string-value="213226@gmail.com" calcext:value-type="string">
            <text:p>213226@gmail.com</text:p>
          </table:table-cell>
          <table:table-cell table:style-name="ce33" table:formula="of:=IF(ISBLANK([.B228]);&quot;&quot;;[usuários_2.G228])">
            <text:p/>
          </table:table-cell>
          <table:table-cell table:style-name="ce33" table:formula="of:=IF(ISBLANK([.B228]);&quot;&quot;;[usuários_2.H228])">
            <text:p/>
          </table:table-cell>
          <table:table-cell table:style-name="ce33" table:formula="of:=IF(ISBLANK([.B228]);&quot;&quot;;[usuários_2.I22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2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29]);&quot;&quot;;[usuários_2.D229])" office:value-type="string" office:string-value="213227" calcext:value-type="string">
            <text:p>213227</text:p>
          </table:table-cell>
          <table:table-cell table:style-name="ce33" table:formula="of:=IF(ISERR([usuários_2.E229]);&quot;&quot;;[usuários_2.E229])" office:value-type="string" office:string-value="213227@gmail.com" calcext:value-type="string">
            <text:p>213227@gmail.com</text:p>
          </table:table-cell>
          <table:table-cell table:style-name="ce33" table:formula="of:=IF(ISBLANK([.B229]);&quot;&quot;;[usuários_2.G229])">
            <text:p/>
          </table:table-cell>
          <table:table-cell table:style-name="ce33" table:formula="of:=IF(ISBLANK([.B229]);&quot;&quot;;[usuários_2.H229])">
            <text:p/>
          </table:table-cell>
          <table:table-cell table:style-name="ce33" table:formula="of:=IF(ISBLANK([.B229]);&quot;&quot;;[usuários_2.I22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2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0]);&quot;&quot;;[usuários_2.D230])" office:value-type="string" office:string-value="213228" calcext:value-type="string">
            <text:p>213228</text:p>
          </table:table-cell>
          <table:table-cell table:style-name="ce33" table:formula="of:=IF(ISERR([usuários_2.E230]);&quot;&quot;;[usuários_2.E230])" office:value-type="string" office:string-value="213228@gmail.com" calcext:value-type="string">
            <text:p>213228@gmail.com</text:p>
          </table:table-cell>
          <table:table-cell table:style-name="ce33" table:formula="of:=IF(ISBLANK([.B230]);&quot;&quot;;[usuários_2.G230])">
            <text:p/>
          </table:table-cell>
          <table:table-cell table:style-name="ce33" table:formula="of:=IF(ISBLANK([.B230]);&quot;&quot;;[usuários_2.H230])">
            <text:p/>
          </table:table-cell>
          <table:table-cell table:style-name="ce33" table:formula="of:=IF(ISBLANK([.B230]);&quot;&quot;;[usuários_2.I23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1]);&quot;&quot;;[usuários_2.D231])" office:value-type="string" office:string-value="213229" calcext:value-type="string">
            <text:p>213229</text:p>
          </table:table-cell>
          <table:table-cell table:style-name="ce33" table:formula="of:=IF(ISERR([usuários_2.E231]);&quot;&quot;;[usuários_2.E231])" office:value-type="string" office:string-value="213229@gmail.com" calcext:value-type="string">
            <text:p>213229@gmail.com</text:p>
          </table:table-cell>
          <table:table-cell table:style-name="ce33" table:formula="of:=IF(ISBLANK([.B231]);&quot;&quot;;[usuários_2.G231])">
            <text:p/>
          </table:table-cell>
          <table:table-cell table:style-name="ce33" table:formula="of:=IF(ISBLANK([.B231]);&quot;&quot;;[usuários_2.H231])">
            <text:p/>
          </table:table-cell>
          <table:table-cell table:style-name="ce33" table:formula="of:=IF(ISBLANK([.B231]);&quot;&quot;;[usuários_2.I23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2]);&quot;&quot;;[usuários_2.D232])" office:value-type="string" office:string-value="213230" calcext:value-type="string">
            <text:p>213230</text:p>
          </table:table-cell>
          <table:table-cell table:style-name="ce33" table:formula="of:=IF(ISERR([usuários_2.E232]);&quot;&quot;;[usuários_2.E232])" office:value-type="string" office:string-value="213230@gmail.com" calcext:value-type="string">
            <text:p>213230@gmail.com</text:p>
          </table:table-cell>
          <table:table-cell table:style-name="ce33" table:formula="of:=IF(ISBLANK([.B232]);&quot;&quot;;[usuários_2.G232])">
            <text:p/>
          </table:table-cell>
          <table:table-cell table:style-name="ce33" table:formula="of:=IF(ISBLANK([.B232]);&quot;&quot;;[usuários_2.H232])">
            <text:p/>
          </table:table-cell>
          <table:table-cell table:style-name="ce33" table:formula="of:=IF(ISBLANK([.B232]);&quot;&quot;;[usuários_2.I23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3]);&quot;&quot;;[usuários_2.D233])" office:value-type="string" office:string-value="213231" calcext:value-type="string">
            <text:p>213231</text:p>
          </table:table-cell>
          <table:table-cell table:style-name="ce33" table:formula="of:=IF(ISERR([usuários_2.E233]);&quot;&quot;;[usuários_2.E233])" office:value-type="string" office:string-value="213231@gmail.com" calcext:value-type="string">
            <text:p>213231@gmail.com</text:p>
          </table:table-cell>
          <table:table-cell table:style-name="ce33" table:formula="of:=IF(ISBLANK([.B233]);&quot;&quot;;[usuários_2.G233])">
            <text:p/>
          </table:table-cell>
          <table:table-cell table:style-name="ce33" table:formula="of:=IF(ISBLANK([.B233]);&quot;&quot;;[usuários_2.H233])">
            <text:p/>
          </table:table-cell>
          <table:table-cell table:style-name="ce33" table:formula="of:=IF(ISBLANK([.B233]);&quot;&quot;;[usuários_2.I23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4]);&quot;&quot;;[usuários_2.D234])" office:value-type="string" office:string-value="213232" calcext:value-type="string">
            <text:p>213232</text:p>
          </table:table-cell>
          <table:table-cell table:style-name="ce33" table:formula="of:=IF(ISERR([usuários_2.E234]);&quot;&quot;;[usuários_2.E234])" office:value-type="string" office:string-value="213232@gmail.com" calcext:value-type="string">
            <text:p>213232@gmail.com</text:p>
          </table:table-cell>
          <table:table-cell table:style-name="ce33" table:formula="of:=IF(ISBLANK([.B234]);&quot;&quot;;[usuários_2.G234])">
            <text:p/>
          </table:table-cell>
          <table:table-cell table:style-name="ce33" table:formula="of:=IF(ISBLANK([.B234]);&quot;&quot;;[usuários_2.H234])">
            <text:p/>
          </table:table-cell>
          <table:table-cell table:style-name="ce33" table:formula="of:=IF(ISBLANK([.B234]);&quot;&quot;;[usuários_2.I23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5]);&quot;&quot;;[usuários_2.D235])" office:value-type="string" office:string-value="213233" calcext:value-type="string">
            <text:p>213233</text:p>
          </table:table-cell>
          <table:table-cell table:style-name="ce33" table:formula="of:=IF(ISERR([usuários_2.E235]);&quot;&quot;;[usuários_2.E235])" office:value-type="string" office:string-value="213233@gmail.com" calcext:value-type="string">
            <text:p>213233@gmail.com</text:p>
          </table:table-cell>
          <table:table-cell table:style-name="ce33" table:formula="of:=IF(ISBLANK([.B235]);&quot;&quot;;[usuários_2.G235])">
            <text:p/>
          </table:table-cell>
          <table:table-cell table:style-name="ce33" table:formula="of:=IF(ISBLANK([.B235]);&quot;&quot;;[usuários_2.H235])">
            <text:p/>
          </table:table-cell>
          <table:table-cell table:style-name="ce33" table:formula="of:=IF(ISBLANK([.B235]);&quot;&quot;;[usuários_2.I23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6]);&quot;&quot;;[usuários_2.D236])" office:value-type="string" office:string-value="213234" calcext:value-type="string">
            <text:p>213234</text:p>
          </table:table-cell>
          <table:table-cell table:style-name="ce33" table:formula="of:=IF(ISERR([usuários_2.E236]);&quot;&quot;;[usuários_2.E236])" office:value-type="string" office:string-value="213234@gmail.com" calcext:value-type="string">
            <text:p>213234@gmail.com</text:p>
          </table:table-cell>
          <table:table-cell table:style-name="ce33" table:formula="of:=IF(ISBLANK([.B236]);&quot;&quot;;[usuários_2.G236])">
            <text:p/>
          </table:table-cell>
          <table:table-cell table:style-name="ce33" table:formula="of:=IF(ISBLANK([.B236]);&quot;&quot;;[usuários_2.H236])">
            <text:p/>
          </table:table-cell>
          <table:table-cell table:style-name="ce33" table:formula="of:=IF(ISBLANK([.B236]);&quot;&quot;;[usuários_2.I23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7]);&quot;&quot;;[usuários_2.D237])" office:value-type="string" office:string-value="213235" calcext:value-type="string">
            <text:p>213235</text:p>
          </table:table-cell>
          <table:table-cell table:style-name="ce33" table:formula="of:=IF(ISERR([usuários_2.E237]);&quot;&quot;;[usuários_2.E237])" office:value-type="string" office:string-value="213235@gmail.com" calcext:value-type="string">
            <text:p>213235@gmail.com</text:p>
          </table:table-cell>
          <table:table-cell table:style-name="ce33" table:formula="of:=IF(ISBLANK([.B237]);&quot;&quot;;[usuários_2.G237])">
            <text:p/>
          </table:table-cell>
          <table:table-cell table:style-name="ce33" table:formula="of:=IF(ISBLANK([.B237]);&quot;&quot;;[usuários_2.H237])">
            <text:p/>
          </table:table-cell>
          <table:table-cell table:style-name="ce33" table:formula="of:=IF(ISBLANK([.B237]);&quot;&quot;;[usuários_2.I23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8]);&quot;&quot;;[usuários_2.D238])" office:value-type="string" office:string-value="213236" calcext:value-type="string">
            <text:p>213236</text:p>
          </table:table-cell>
          <table:table-cell table:style-name="ce33" table:formula="of:=IF(ISERR([usuários_2.E238]);&quot;&quot;;[usuários_2.E238])" office:value-type="string" office:string-value="213236@gmail.com" calcext:value-type="string">
            <text:p>213236@gmail.com</text:p>
          </table:table-cell>
          <table:table-cell table:style-name="ce33" table:formula="of:=IF(ISBLANK([.B238]);&quot;&quot;;[usuários_2.G238])">
            <text:p/>
          </table:table-cell>
          <table:table-cell table:style-name="ce33" table:formula="of:=IF(ISBLANK([.B238]);&quot;&quot;;[usuários_2.H238])">
            <text:p/>
          </table:table-cell>
          <table:table-cell table:style-name="ce33" table:formula="of:=IF(ISBLANK([.B238]);&quot;&quot;;[usuários_2.I23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3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39]);&quot;&quot;;[usuários_2.D239])" office:value-type="string" office:string-value="213237" calcext:value-type="string">
            <text:p>213237</text:p>
          </table:table-cell>
          <table:table-cell table:style-name="ce33" table:formula="of:=IF(ISERR([usuários_2.E239]);&quot;&quot;;[usuários_2.E239])" office:value-type="string" office:string-value="213237@gmail.com" calcext:value-type="string">
            <text:p>213237@gmail.com</text:p>
          </table:table-cell>
          <table:table-cell table:style-name="ce33" table:formula="of:=IF(ISBLANK([.B239]);&quot;&quot;;[usuários_2.G239])">
            <text:p/>
          </table:table-cell>
          <table:table-cell table:style-name="ce33" table:formula="of:=IF(ISBLANK([.B239]);&quot;&quot;;[usuários_2.H239])">
            <text:p/>
          </table:table-cell>
          <table:table-cell table:style-name="ce33" table:formula="of:=IF(ISBLANK([.B239]);&quot;&quot;;[usuários_2.I23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3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0]);&quot;&quot;;[usuários_2.D240])" office:value-type="string" office:string-value="213238" calcext:value-type="string">
            <text:p>213238</text:p>
          </table:table-cell>
          <table:table-cell table:style-name="ce33" table:formula="of:=IF(ISERR([usuários_2.E240]);&quot;&quot;;[usuários_2.E240])" office:value-type="string" office:string-value="213238@gmail.com" calcext:value-type="string">
            <text:p>213238@gmail.com</text:p>
          </table:table-cell>
          <table:table-cell table:style-name="ce33" table:formula="of:=IF(ISBLANK([.B240]);&quot;&quot;;[usuários_2.G240])">
            <text:p/>
          </table:table-cell>
          <table:table-cell table:style-name="ce33" table:formula="of:=IF(ISBLANK([.B240]);&quot;&quot;;[usuários_2.H240])">
            <text:p/>
          </table:table-cell>
          <table:table-cell table:style-name="ce33" table:formula="of:=IF(ISBLANK([.B240]);&quot;&quot;;[usuários_2.I24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1]);&quot;&quot;;[usuários_2.D241])" office:value-type="string" office:string-value="213239" calcext:value-type="string">
            <text:p>213239</text:p>
          </table:table-cell>
          <table:table-cell table:style-name="ce33" table:formula="of:=IF(ISERR([usuários_2.E241]);&quot;&quot;;[usuários_2.E241])" office:value-type="string" office:string-value="213239@gmail.com" calcext:value-type="string">
            <text:p>213239@gmail.com</text:p>
          </table:table-cell>
          <table:table-cell table:style-name="ce33" table:formula="of:=IF(ISBLANK([.B241]);&quot;&quot;;[usuários_2.G241])">
            <text:p/>
          </table:table-cell>
          <table:table-cell table:style-name="ce33" table:formula="of:=IF(ISBLANK([.B241]);&quot;&quot;;[usuários_2.H241])">
            <text:p/>
          </table:table-cell>
          <table:table-cell table:style-name="ce33" table:formula="of:=IF(ISBLANK([.B241]);&quot;&quot;;[usuários_2.I24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2]);&quot;&quot;;[usuários_2.D242])" office:value-type="string" office:string-value="213240" calcext:value-type="string">
            <text:p>213240</text:p>
          </table:table-cell>
          <table:table-cell table:style-name="ce33" table:formula="of:=IF(ISERR([usuários_2.E242]);&quot;&quot;;[usuários_2.E242])" office:value-type="string" office:string-value="213240@gmail.com" calcext:value-type="string">
            <text:p>213240@gmail.com</text:p>
          </table:table-cell>
          <table:table-cell table:style-name="ce33" table:formula="of:=IF(ISBLANK([.B242]);&quot;&quot;;[usuários_2.G242])">
            <text:p/>
          </table:table-cell>
          <table:table-cell table:style-name="ce33" table:formula="of:=IF(ISBLANK([.B242]);&quot;&quot;;[usuários_2.H242])">
            <text:p/>
          </table:table-cell>
          <table:table-cell table:style-name="ce33" table:formula="of:=IF(ISBLANK([.B242]);&quot;&quot;;[usuários_2.I24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3]);&quot;&quot;;[usuários_2.D243])" office:value-type="string" office:string-value="213241" calcext:value-type="string">
            <text:p>213241</text:p>
          </table:table-cell>
          <table:table-cell table:style-name="ce33" table:formula="of:=IF(ISERR([usuários_2.E243]);&quot;&quot;;[usuários_2.E243])" office:value-type="string" office:string-value="213241@gmail.com" calcext:value-type="string">
            <text:p>213241@gmail.com</text:p>
          </table:table-cell>
          <table:table-cell table:style-name="ce33" table:formula="of:=IF(ISBLANK([.B243]);&quot;&quot;;[usuários_2.G243])">
            <text:p/>
          </table:table-cell>
          <table:table-cell table:style-name="ce33" table:formula="of:=IF(ISBLANK([.B243]);&quot;&quot;;[usuários_2.H243])">
            <text:p/>
          </table:table-cell>
          <table:table-cell table:style-name="ce33" table:formula="of:=IF(ISBLANK([.B243]);&quot;&quot;;[usuários_2.I24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4]);&quot;&quot;;[usuários_2.D244])" office:value-type="string" office:string-value="213242" calcext:value-type="string">
            <text:p>213242</text:p>
          </table:table-cell>
          <table:table-cell table:style-name="ce33" table:formula="of:=IF(ISERR([usuários_2.E244]);&quot;&quot;;[usuários_2.E244])" office:value-type="string" office:string-value="213242@gmail.com" calcext:value-type="string">
            <text:p>213242@gmail.com</text:p>
          </table:table-cell>
          <table:table-cell table:style-name="ce33" table:formula="of:=IF(ISBLANK([.B244]);&quot;&quot;;[usuários_2.G244])">
            <text:p/>
          </table:table-cell>
          <table:table-cell table:style-name="ce33" table:formula="of:=IF(ISBLANK([.B244]);&quot;&quot;;[usuários_2.H244])">
            <text:p/>
          </table:table-cell>
          <table:table-cell table:style-name="ce33" table:formula="of:=IF(ISBLANK([.B244]);&quot;&quot;;[usuários_2.I24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5]);&quot;&quot;;[usuários_2.D245])" office:value-type="string" office:string-value="213243" calcext:value-type="string">
            <text:p>213243</text:p>
          </table:table-cell>
          <table:table-cell table:style-name="ce33" table:formula="of:=IF(ISERR([usuários_2.E245]);&quot;&quot;;[usuários_2.E245])" office:value-type="string" office:string-value="213243@gmail.com" calcext:value-type="string">
            <text:p>213243@gmail.com</text:p>
          </table:table-cell>
          <table:table-cell table:style-name="ce33" table:formula="of:=IF(ISBLANK([.B245]);&quot;&quot;;[usuários_2.G245])">
            <text:p/>
          </table:table-cell>
          <table:table-cell table:style-name="ce33" table:formula="of:=IF(ISBLANK([.B245]);&quot;&quot;;[usuários_2.H245])">
            <text:p/>
          </table:table-cell>
          <table:table-cell table:style-name="ce33" table:formula="of:=IF(ISBLANK([.B245]);&quot;&quot;;[usuários_2.I24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6]);&quot;&quot;;[usuários_2.D246])" office:value-type="string" office:string-value="213244" calcext:value-type="string">
            <text:p>213244</text:p>
          </table:table-cell>
          <table:table-cell table:style-name="ce33" table:formula="of:=IF(ISERR([usuários_2.E246]);&quot;&quot;;[usuários_2.E246])" office:value-type="string" office:string-value="213244@gmail.com" calcext:value-type="string">
            <text:p>213244@gmail.com</text:p>
          </table:table-cell>
          <table:table-cell table:style-name="ce33" table:formula="of:=IF(ISBLANK([.B246]);&quot;&quot;;[usuários_2.G246])">
            <text:p/>
          </table:table-cell>
          <table:table-cell table:style-name="ce33" table:formula="of:=IF(ISBLANK([.B246]);&quot;&quot;;[usuários_2.H246])">
            <text:p/>
          </table:table-cell>
          <table:table-cell table:style-name="ce33" table:formula="of:=IF(ISBLANK([.B246]);&quot;&quot;;[usuários_2.I24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7]);&quot;&quot;;[usuários_2.D247])" office:value-type="string" office:string-value="213245" calcext:value-type="string">
            <text:p>213245</text:p>
          </table:table-cell>
          <table:table-cell table:style-name="ce33" table:formula="of:=IF(ISERR([usuários_2.E247]);&quot;&quot;;[usuários_2.E247])" office:value-type="string" office:string-value="213245@gmail.com" calcext:value-type="string">
            <text:p>213245@gmail.com</text:p>
          </table:table-cell>
          <table:table-cell table:style-name="ce33" table:formula="of:=IF(ISBLANK([.B247]);&quot;&quot;;[usuários_2.G247])">
            <text:p/>
          </table:table-cell>
          <table:table-cell table:style-name="ce33" table:formula="of:=IF(ISBLANK([.B247]);&quot;&quot;;[usuários_2.H247])">
            <text:p/>
          </table:table-cell>
          <table:table-cell table:style-name="ce33" table:formula="of:=IF(ISBLANK([.B247]);&quot;&quot;;[usuários_2.I24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8]);&quot;&quot;;[usuários_2.D248])" office:value-type="string" office:string-value="213246" calcext:value-type="string">
            <text:p>213246</text:p>
          </table:table-cell>
          <table:table-cell table:style-name="ce33" table:formula="of:=IF(ISERR([usuários_2.E248]);&quot;&quot;;[usuários_2.E248])" office:value-type="string" office:string-value="213246@gmail.com" calcext:value-type="string">
            <text:p>213246@gmail.com</text:p>
          </table:table-cell>
          <table:table-cell table:style-name="ce33" table:formula="of:=IF(ISBLANK([.B248]);&quot;&quot;;[usuários_2.G248])">
            <text:p/>
          </table:table-cell>
          <table:table-cell table:style-name="ce33" table:formula="of:=IF(ISBLANK([.B248]);&quot;&quot;;[usuários_2.H248])">
            <text:p/>
          </table:table-cell>
          <table:table-cell table:style-name="ce33" table:formula="of:=IF(ISBLANK([.B248]);&quot;&quot;;[usuários_2.I24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4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49]);&quot;&quot;;[usuários_2.D249])" office:value-type="string" office:string-value="213247" calcext:value-type="string">
            <text:p>213247</text:p>
          </table:table-cell>
          <table:table-cell table:style-name="ce33" table:formula="of:=IF(ISERR([usuários_2.E249]);&quot;&quot;;[usuários_2.E249])" office:value-type="string" office:string-value="213247@gmail.com" calcext:value-type="string">
            <text:p>213247@gmail.com</text:p>
          </table:table-cell>
          <table:table-cell table:style-name="ce33" table:formula="of:=IF(ISBLANK([.B249]);&quot;&quot;;[usuários_2.G249])">
            <text:p/>
          </table:table-cell>
          <table:table-cell table:style-name="ce33" table:formula="of:=IF(ISBLANK([.B249]);&quot;&quot;;[usuários_2.H249])">
            <text:p/>
          </table:table-cell>
          <table:table-cell table:style-name="ce33" table:formula="of:=IF(ISBLANK([.B249]);&quot;&quot;;[usuários_2.I24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4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5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0]);&quot;&quot;;[usuários_2.D250])" office:value-type="string" office:string-value="213248" calcext:value-type="string">
            <text:p>213248</text:p>
          </table:table-cell>
          <table:table-cell table:style-name="ce33" table:formula="of:=IF(ISERR([usuários_2.E250]);&quot;&quot;;[usuários_2.E250])" office:value-type="string" office:string-value="213248@gmail.com" calcext:value-type="string">
            <text:p>213248@gmail.com</text:p>
          </table:table-cell>
          <table:table-cell table:style-name="ce33" table:formula="of:=IF(ISBLANK([.B250]);&quot;&quot;;[usuários_2.G250])">
            <text:p/>
          </table:table-cell>
          <table:table-cell table:style-name="ce33" table:formula="of:=IF(ISBLANK([.B250]);&quot;&quot;;[usuários_2.H250])">
            <text:p/>
          </table:table-cell>
          <table:table-cell table:style-name="ce33" table:formula="of:=IF(ISBLANK([.B250]);&quot;&quot;;[usuários_2.I25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5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1]);&quot;&quot;;[usuários_2.D251])" office:value-type="string" office:string-value="213249" calcext:value-type="string">
            <text:p>213249</text:p>
          </table:table-cell>
          <table:table-cell table:style-name="ce33" table:formula="of:=IF(ISERR([usuários_2.E251]);&quot;&quot;;[usuários_2.E251])" office:value-type="string" office:string-value="213249@gmail.com" calcext:value-type="string">
            <text:p>213249@gmail.com</text:p>
          </table:table-cell>
          <table:table-cell table:style-name="ce33" table:formula="of:=IF(ISBLANK([.B251]);&quot;&quot;;[usuários_2.G251])">
            <text:p/>
          </table:table-cell>
          <table:table-cell table:style-name="ce33" table:formula="of:=IF(ISBLANK([.B251]);&quot;&quot;;[usuários_2.H251])">
            <text:p/>
          </table:table-cell>
          <table:table-cell table:style-name="ce33" table:formula="of:=IF(ISBLANK([.B251]);&quot;&quot;;[usuários_2.I25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5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2]);&quot;&quot;;[usuários_2.D252])" office:value-type="string" office:string-value="213250" calcext:value-type="string">
            <text:p>213250</text:p>
          </table:table-cell>
          <table:table-cell table:style-name="ce33" table:formula="of:=IF(ISERR([usuários_2.E252]);&quot;&quot;;[usuários_2.E252])" office:value-type="string" office:string-value="213250@gmail.com" calcext:value-type="string">
            <text:p>213250@gmail.com</text:p>
          </table:table-cell>
          <table:table-cell table:style-name="ce33" table:formula="of:=IF(ISBLANK([.B252]);&quot;&quot;;[usuários_2.G252])">
            <text:p/>
          </table:table-cell>
          <table:table-cell table:style-name="ce33" table:formula="of:=IF(ISBLANK([.B252]);&quot;&quot;;[usuários_2.H252])">
            <text:p/>
          </table:table-cell>
          <table:table-cell table:style-name="ce33" table:formula="of:=IF(ISBLANK([.B252]);&quot;&quot;;[usuários_2.I25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5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3]);&quot;&quot;;[usuários_2.D253])" office:value-type="string" office:string-value="213251" calcext:value-type="string">
            <text:p>213251</text:p>
          </table:table-cell>
          <table:table-cell table:style-name="ce33" table:formula="of:=IF(ISERR([usuários_2.E253]);&quot;&quot;;[usuários_2.E253])" office:value-type="string" office:string-value="213251@gmail.com" calcext:value-type="string">
            <text:p>213251@gmail.com</text:p>
          </table:table-cell>
          <table:table-cell table:style-name="ce33" table:formula="of:=IF(ISBLANK([.B253]);&quot;&quot;;[usuários_2.G253])">
            <text:p/>
          </table:table-cell>
          <table:table-cell table:style-name="ce33" table:formula="of:=IF(ISBLANK([.B253]);&quot;&quot;;[usuários_2.H253])">
            <text:p/>
          </table:table-cell>
          <table:table-cell table:style-name="ce33" table:formula="of:=IF(ISBLANK([.B253]);&quot;&quot;;[usuários_2.I25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4]);&quot;&quot;;[usuários_2.D254])" office:value-type="string" office:string-value="213252" calcext:value-type="string">
            <text:p>213252</text:p>
          </table:table-cell>
          <table:table-cell table:style-name="ce33" table:formula="of:=IF(ISERR([usuários_2.E254]);&quot;&quot;;[usuários_2.E254])" office:value-type="string" office:string-value="213252@gmail.com" calcext:value-type="string">
            <text:p>213252@gmail.com</text:p>
          </table:table-cell>
          <table:table-cell table:style-name="ce33" table:formula="of:=IF(ISBLANK([.B254]);&quot;&quot;;[usuários_2.G254])">
            <text:p/>
          </table:table-cell>
          <table:table-cell table:style-name="ce33" table:formula="of:=IF(ISBLANK([.B254]);&quot;&quot;;[usuários_2.H254])">
            <text:p/>
          </table:table-cell>
          <table:table-cell table:style-name="ce33" table:formula="of:=IF(ISBLANK([.B254]);&quot;&quot;;[usuários_2.I25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5]);&quot;&quot;;[usuários_2.D255])" office:value-type="string" office:string-value="213253" calcext:value-type="string">
            <text:p>213253</text:p>
          </table:table-cell>
          <table:table-cell table:style-name="ce33" table:formula="of:=IF(ISERR([usuários_2.E255]);&quot;&quot;;[usuários_2.E255])" office:value-type="string" office:string-value="213253@gmail.com" calcext:value-type="string">
            <text:p>213253@gmail.com</text:p>
          </table:table-cell>
          <table:table-cell table:style-name="ce33" table:formula="of:=IF(ISBLANK([.B255]);&quot;&quot;;[usuários_2.G255])">
            <text:p/>
          </table:table-cell>
          <table:table-cell table:style-name="ce33" table:formula="of:=IF(ISBLANK([.B255]);&quot;&quot;;[usuários_2.H255])">
            <text:p/>
          </table:table-cell>
          <table:table-cell table:style-name="ce33" table:formula="of:=IF(ISBLANK([.B255]);&quot;&quot;;[usuários_2.I25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6]);&quot;&quot;;[usuários_2.D256])" office:value-type="string" office:string-value="213254" calcext:value-type="string">
            <text:p>213254</text:p>
          </table:table-cell>
          <table:table-cell table:style-name="ce33" table:formula="of:=IF(ISERR([usuários_2.E256]);&quot;&quot;;[usuários_2.E256])" office:value-type="string" office:string-value="213254@gmail.com" calcext:value-type="string">
            <text:p>213254@gmail.com</text:p>
          </table:table-cell>
          <table:table-cell table:style-name="ce33" table:formula="of:=IF(ISBLANK([.B256]);&quot;&quot;;[usuários_2.G256])">
            <text:p/>
          </table:table-cell>
          <table:table-cell table:style-name="ce33" table:formula="of:=IF(ISBLANK([.B256]);&quot;&quot;;[usuários_2.H256])">
            <text:p/>
          </table:table-cell>
          <table:table-cell table:style-name="ce33" table:formula="of:=IF(ISBLANK([.B256]);&quot;&quot;;[usuários_2.I25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7]);&quot;&quot;;[usuários_2.D257])" office:value-type="string" office:string-value="213255" calcext:value-type="string">
            <text:p>213255</text:p>
          </table:table-cell>
          <table:table-cell table:style-name="ce33" table:formula="of:=IF(ISERR([usuários_2.E257]);&quot;&quot;;[usuários_2.E257])" office:value-type="string" office:string-value="213255@gmail.com" calcext:value-type="string">
            <text:p>213255@gmail.com</text:p>
          </table:table-cell>
          <table:table-cell table:style-name="ce33" table:formula="of:=IF(ISBLANK([.B257]);&quot;&quot;;[usuários_2.G257])">
            <text:p/>
          </table:table-cell>
          <table:table-cell table:style-name="ce33" table:formula="of:=IF(ISBLANK([.B257]);&quot;&quot;;[usuários_2.H257])">
            <text:p/>
          </table:table-cell>
          <table:table-cell table:style-name="ce33" table:formula="of:=IF(ISBLANK([.B257]);&quot;&quot;;[usuários_2.I25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8]);&quot;&quot;;[usuários_2.D258])" office:value-type="string" office:string-value="213256" calcext:value-type="string">
            <text:p>213256</text:p>
          </table:table-cell>
          <table:table-cell table:style-name="ce33" table:formula="of:=IF(ISERR([usuários_2.E258]);&quot;&quot;;[usuários_2.E258])" office:value-type="string" office:string-value="213256@gmail.com" calcext:value-type="string">
            <text:p>213256@gmail.com</text:p>
          </table:table-cell>
          <table:table-cell table:style-name="ce33" table:formula="of:=IF(ISBLANK([.B258]);&quot;&quot;;[usuários_2.G258])">
            <text:p/>
          </table:table-cell>
          <table:table-cell table:style-name="ce33" table:formula="of:=IF(ISBLANK([.B258]);&quot;&quot;;[usuários_2.H258])">
            <text:p/>
          </table:table-cell>
          <table:table-cell table:style-name="ce33" table:formula="of:=IF(ISBLANK([.B258]);&quot;&quot;;[usuários_2.I25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5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59]);&quot;&quot;;[usuários_2.D259])" office:value-type="string" office:string-value="213257" calcext:value-type="string">
            <text:p>213257</text:p>
          </table:table-cell>
          <table:table-cell table:style-name="ce33" table:formula="of:=IF(ISERR([usuários_2.E259]);&quot;&quot;;[usuários_2.E259])" office:value-type="string" office:string-value="213257@gmail.com" calcext:value-type="string">
            <text:p>213257@gmail.com</text:p>
          </table:table-cell>
          <table:table-cell table:style-name="ce33" table:formula="of:=IF(ISBLANK([.B259]);&quot;&quot;;[usuários_2.G259])">
            <text:p/>
          </table:table-cell>
          <table:table-cell table:style-name="ce33" table:formula="of:=IF(ISBLANK([.B259]);&quot;&quot;;[usuários_2.H259])">
            <text:p/>
          </table:table-cell>
          <table:table-cell table:style-name="ce33" table:formula="of:=IF(ISBLANK([.B259]);&quot;&quot;;[usuários_2.I25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5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0]);&quot;&quot;;[usuários_2.D260])" office:value-type="string" office:string-value="213258" calcext:value-type="string">
            <text:p>213258</text:p>
          </table:table-cell>
          <table:table-cell table:style-name="ce33" table:formula="of:=IF(ISERR([usuários_2.E260]);&quot;&quot;;[usuários_2.E260])" office:value-type="string" office:string-value="213258@gmail.com" calcext:value-type="string">
            <text:p>213258@gmail.com</text:p>
          </table:table-cell>
          <table:table-cell table:style-name="ce33" table:formula="of:=IF(ISBLANK([.B260]);&quot;&quot;;[usuários_2.G260])">
            <text:p/>
          </table:table-cell>
          <table:table-cell table:style-name="ce33" table:formula="of:=IF(ISBLANK([.B260]);&quot;&quot;;[usuários_2.H260])">
            <text:p/>
          </table:table-cell>
          <table:table-cell table:style-name="ce33" table:formula="of:=IF(ISBLANK([.B260]);&quot;&quot;;[usuários_2.I26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1]);&quot;&quot;;[usuários_2.D261])" office:value-type="string" office:string-value="213259" calcext:value-type="string">
            <text:p>213259</text:p>
          </table:table-cell>
          <table:table-cell table:style-name="ce33" table:formula="of:=IF(ISERR([usuários_2.E261]);&quot;&quot;;[usuários_2.E261])" office:value-type="string" office:string-value="213259@gmail.com" calcext:value-type="string">
            <text:p>213259@gmail.com</text:p>
          </table:table-cell>
          <table:table-cell table:style-name="ce33" table:formula="of:=IF(ISBLANK([.B261]);&quot;&quot;;[usuários_2.G261])">
            <text:p/>
          </table:table-cell>
          <table:table-cell table:style-name="ce33" table:formula="of:=IF(ISBLANK([.B261]);&quot;&quot;;[usuários_2.H261])">
            <text:p/>
          </table:table-cell>
          <table:table-cell table:style-name="ce33" table:formula="of:=IF(ISBLANK([.B261]);&quot;&quot;;[usuários_2.I26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2]);&quot;&quot;;[usuários_2.D262])" office:value-type="string" office:string-value="213260" calcext:value-type="string">
            <text:p>213260</text:p>
          </table:table-cell>
          <table:table-cell table:style-name="ce33" table:formula="of:=IF(ISERR([usuários_2.E262]);&quot;&quot;;[usuários_2.E262])" office:value-type="string" office:string-value="213260@gmail.com" calcext:value-type="string">
            <text:p>213260@gmail.com</text:p>
          </table:table-cell>
          <table:table-cell table:style-name="ce33" table:formula="of:=IF(ISBLANK([.B262]);&quot;&quot;;[usuários_2.G262])">
            <text:p/>
          </table:table-cell>
          <table:table-cell table:style-name="ce33" table:formula="of:=IF(ISBLANK([.B262]);&quot;&quot;;[usuários_2.H262])">
            <text:p/>
          </table:table-cell>
          <table:table-cell table:style-name="ce33" table:formula="of:=IF(ISBLANK([.B262]);&quot;&quot;;[usuários_2.I26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3]);&quot;&quot;;[usuários_2.D263])" office:value-type="string" office:string-value="213261" calcext:value-type="string">
            <text:p>213261</text:p>
          </table:table-cell>
          <table:table-cell table:style-name="ce33" table:formula="of:=IF(ISERR([usuários_2.E263]);&quot;&quot;;[usuários_2.E263])" office:value-type="string" office:string-value="213261@gmail.com" calcext:value-type="string">
            <text:p>213261@gmail.com</text:p>
          </table:table-cell>
          <table:table-cell table:style-name="ce33" table:formula="of:=IF(ISBLANK([.B263]);&quot;&quot;;[usuários_2.G263])">
            <text:p/>
          </table:table-cell>
          <table:table-cell table:style-name="ce33" table:formula="of:=IF(ISBLANK([.B263]);&quot;&quot;;[usuários_2.H263])">
            <text:p/>
          </table:table-cell>
          <table:table-cell table:style-name="ce33" table:formula="of:=IF(ISBLANK([.B263]);&quot;&quot;;[usuários_2.I26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4]);&quot;&quot;;[usuários_2.D264])" office:value-type="string" office:string-value="213262" calcext:value-type="string">
            <text:p>213262</text:p>
          </table:table-cell>
          <table:table-cell table:style-name="ce33" table:formula="of:=IF(ISERR([usuários_2.E264]);&quot;&quot;;[usuários_2.E264])" office:value-type="string" office:string-value="213262@gmail.com" calcext:value-type="string">
            <text:p>213262@gmail.com</text:p>
          </table:table-cell>
          <table:table-cell table:style-name="ce33" table:formula="of:=IF(ISBLANK([.B264]);&quot;&quot;;[usuários_2.G264])">
            <text:p/>
          </table:table-cell>
          <table:table-cell table:style-name="ce33" table:formula="of:=IF(ISBLANK([.B264]);&quot;&quot;;[usuários_2.H264])">
            <text:p/>
          </table:table-cell>
          <table:table-cell table:style-name="ce33" table:formula="of:=IF(ISBLANK([.B264]);&quot;&quot;;[usuários_2.I26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5]);&quot;&quot;;[usuários_2.D265])" office:value-type="string" office:string-value="213263" calcext:value-type="string">
            <text:p>213263</text:p>
          </table:table-cell>
          <table:table-cell table:style-name="ce33" table:formula="of:=IF(ISERR([usuários_2.E265]);&quot;&quot;;[usuários_2.E265])" office:value-type="string" office:string-value="213263@gmail.com" calcext:value-type="string">
            <text:p>213263@gmail.com</text:p>
          </table:table-cell>
          <table:table-cell table:style-name="ce33" table:formula="of:=IF(ISBLANK([.B265]);&quot;&quot;;[usuários_2.G265])">
            <text:p/>
          </table:table-cell>
          <table:table-cell table:style-name="ce33" table:formula="of:=IF(ISBLANK([.B265]);&quot;&quot;;[usuários_2.H265])">
            <text:p/>
          </table:table-cell>
          <table:table-cell table:style-name="ce33" table:formula="of:=IF(ISBLANK([.B265]);&quot;&quot;;[usuários_2.I26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6]);&quot;&quot;;[usuários_2.D266])" office:value-type="string" office:string-value="213264" calcext:value-type="string">
            <text:p>213264</text:p>
          </table:table-cell>
          <table:table-cell table:style-name="ce33" table:formula="of:=IF(ISERR([usuários_2.E266]);&quot;&quot;;[usuários_2.E266])" office:value-type="string" office:string-value="213264@gmail.com" calcext:value-type="string">
            <text:p>213264@gmail.com</text:p>
          </table:table-cell>
          <table:table-cell table:style-name="ce33" table:formula="of:=IF(ISBLANK([.B266]);&quot;&quot;;[usuários_2.G266])">
            <text:p/>
          </table:table-cell>
          <table:table-cell table:style-name="ce33" table:formula="of:=IF(ISBLANK([.B266]);&quot;&quot;;[usuários_2.H266])">
            <text:p/>
          </table:table-cell>
          <table:table-cell table:style-name="ce33" table:formula="of:=IF(ISBLANK([.B266]);&quot;&quot;;[usuários_2.I26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7]);&quot;&quot;;[usuários_2.D267])" office:value-type="string" office:string-value="213265" calcext:value-type="string">
            <text:p>213265</text:p>
          </table:table-cell>
          <table:table-cell table:style-name="ce33" table:formula="of:=IF(ISERR([usuários_2.E267]);&quot;&quot;;[usuários_2.E267])" office:value-type="string" office:string-value="213265@gmail.com" calcext:value-type="string">
            <text:p>213265@gmail.com</text:p>
          </table:table-cell>
          <table:table-cell table:style-name="ce33" table:formula="of:=IF(ISBLANK([.B267]);&quot;&quot;;[usuários_2.G267])">
            <text:p/>
          </table:table-cell>
          <table:table-cell table:style-name="ce33" table:formula="of:=IF(ISBLANK([.B267]);&quot;&quot;;[usuários_2.H267])">
            <text:p/>
          </table:table-cell>
          <table:table-cell table:style-name="ce33" table:formula="of:=IF(ISBLANK([.B267]);&quot;&quot;;[usuários_2.I26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8]);&quot;&quot;;[usuários_2.D268])" office:value-type="string" office:string-value="213266" calcext:value-type="string">
            <text:p>213266</text:p>
          </table:table-cell>
          <table:table-cell table:style-name="ce33" table:formula="of:=IF(ISERR([usuários_2.E268]);&quot;&quot;;[usuários_2.E268])" office:value-type="string" office:string-value="213266@gmail.com" calcext:value-type="string">
            <text:p>213266@gmail.com</text:p>
          </table:table-cell>
          <table:table-cell table:style-name="ce33" table:formula="of:=IF(ISBLANK([.B268]);&quot;&quot;;[usuários_2.G268])">
            <text:p/>
          </table:table-cell>
          <table:table-cell table:style-name="ce33" table:formula="of:=IF(ISBLANK([.B268]);&quot;&quot;;[usuários_2.H268])">
            <text:p/>
          </table:table-cell>
          <table:table-cell table:style-name="ce33" table:formula="of:=IF(ISBLANK([.B268]);&quot;&quot;;[usuários_2.I26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6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69]);&quot;&quot;;[usuários_2.D269])" office:value-type="string" office:string-value="213267" calcext:value-type="string">
            <text:p>213267</text:p>
          </table:table-cell>
          <table:table-cell table:style-name="ce33" table:formula="of:=IF(ISERR([usuários_2.E269]);&quot;&quot;;[usuários_2.E269])" office:value-type="string" office:string-value="213267@gmail.com" calcext:value-type="string">
            <text:p>213267@gmail.com</text:p>
          </table:table-cell>
          <table:table-cell table:style-name="ce33" table:formula="of:=IF(ISBLANK([.B269]);&quot;&quot;;[usuários_2.G269])">
            <text:p/>
          </table:table-cell>
          <table:table-cell table:style-name="ce33" table:formula="of:=IF(ISBLANK([.B269]);&quot;&quot;;[usuários_2.H269])">
            <text:p/>
          </table:table-cell>
          <table:table-cell table:style-name="ce33" table:formula="of:=IF(ISBLANK([.B269]);&quot;&quot;;[usuários_2.I26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6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0]);&quot;&quot;;[usuários_2.D270])" office:value-type="string" office:string-value="213268" calcext:value-type="string">
            <text:p>213268</text:p>
          </table:table-cell>
          <table:table-cell table:style-name="ce33" table:formula="of:=IF(ISERR([usuários_2.E270]);&quot;&quot;;[usuários_2.E270])" office:value-type="string" office:string-value="213268@gmail.com" calcext:value-type="string">
            <text:p>213268@gmail.com</text:p>
          </table:table-cell>
          <table:table-cell table:style-name="ce33" table:formula="of:=IF(ISBLANK([.B270]);&quot;&quot;;[usuários_2.G270])">
            <text:p/>
          </table:table-cell>
          <table:table-cell table:style-name="ce33" table:formula="of:=IF(ISBLANK([.B270]);&quot;&quot;;[usuários_2.H270])">
            <text:p/>
          </table:table-cell>
          <table:table-cell table:style-name="ce33" table:formula="of:=IF(ISBLANK([.B270]);&quot;&quot;;[usuários_2.I27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1]);&quot;&quot;;[usuários_2.D271])" office:value-type="string" office:string-value="213269" calcext:value-type="string">
            <text:p>213269</text:p>
          </table:table-cell>
          <table:table-cell table:style-name="ce33" table:formula="of:=IF(ISERR([usuários_2.E271]);&quot;&quot;;[usuários_2.E271])" office:value-type="string" office:string-value="213269@gmail.com" calcext:value-type="string">
            <text:p>213269@gmail.com</text:p>
          </table:table-cell>
          <table:table-cell table:style-name="ce33" table:formula="of:=IF(ISBLANK([.B271]);&quot;&quot;;[usuários_2.G271])">
            <text:p/>
          </table:table-cell>
          <table:table-cell table:style-name="ce33" table:formula="of:=IF(ISBLANK([.B271]);&quot;&quot;;[usuários_2.H271])">
            <text:p/>
          </table:table-cell>
          <table:table-cell table:style-name="ce33" table:formula="of:=IF(ISBLANK([.B271]);&quot;&quot;;[usuários_2.I27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2]);&quot;&quot;;[usuários_2.D272])" office:value-type="string" office:string-value="213270" calcext:value-type="string">
            <text:p>213270</text:p>
          </table:table-cell>
          <table:table-cell table:style-name="ce33" table:formula="of:=IF(ISERR([usuários_2.E272]);&quot;&quot;;[usuários_2.E272])" office:value-type="string" office:string-value="213270@gmail.com" calcext:value-type="string">
            <text:p>213270@gmail.com</text:p>
          </table:table-cell>
          <table:table-cell table:style-name="ce33" table:formula="of:=IF(ISBLANK([.B272]);&quot;&quot;;[usuários_2.G272])">
            <text:p/>
          </table:table-cell>
          <table:table-cell table:style-name="ce33" table:formula="of:=IF(ISBLANK([.B272]);&quot;&quot;;[usuários_2.H272])">
            <text:p/>
          </table:table-cell>
          <table:table-cell table:style-name="ce33" table:formula="of:=IF(ISBLANK([.B272]);&quot;&quot;;[usuários_2.I27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3]);&quot;&quot;;[usuários_2.D273])" office:value-type="string" office:string-value="213271" calcext:value-type="string">
            <text:p>213271</text:p>
          </table:table-cell>
          <table:table-cell table:style-name="ce33" table:formula="of:=IF(ISERR([usuários_2.E273]);&quot;&quot;;[usuários_2.E273])" office:value-type="string" office:string-value="213271@gmail.com" calcext:value-type="string">
            <text:p>213271@gmail.com</text:p>
          </table:table-cell>
          <table:table-cell table:style-name="ce33" table:formula="of:=IF(ISBLANK([.B273]);&quot;&quot;;[usuários_2.G273])">
            <text:p/>
          </table:table-cell>
          <table:table-cell table:style-name="ce33" table:formula="of:=IF(ISBLANK([.B273]);&quot;&quot;;[usuários_2.H273])">
            <text:p/>
          </table:table-cell>
          <table:table-cell table:style-name="ce33" table:formula="of:=IF(ISBLANK([.B273]);&quot;&quot;;[usuários_2.I27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4]);&quot;&quot;;[usuários_2.D274])" office:value-type="string" office:string-value="213272" calcext:value-type="string">
            <text:p>213272</text:p>
          </table:table-cell>
          <table:table-cell table:style-name="ce33" table:formula="of:=IF(ISERR([usuários_2.E274]);&quot;&quot;;[usuários_2.E274])" office:value-type="string" office:string-value="213272@gmail.com" calcext:value-type="string">
            <text:p>213272@gmail.com</text:p>
          </table:table-cell>
          <table:table-cell table:style-name="ce33" table:formula="of:=IF(ISBLANK([.B274]);&quot;&quot;;[usuários_2.G274])">
            <text:p/>
          </table:table-cell>
          <table:table-cell table:style-name="ce33" table:formula="of:=IF(ISBLANK([.B274]);&quot;&quot;;[usuários_2.H274])">
            <text:p/>
          </table:table-cell>
          <table:table-cell table:style-name="ce33" table:formula="of:=IF(ISBLANK([.B274]);&quot;&quot;;[usuários_2.I27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5]);&quot;&quot;;[usuários_2.D275])" office:value-type="string" office:string-value="213273" calcext:value-type="string">
            <text:p>213273</text:p>
          </table:table-cell>
          <table:table-cell table:style-name="ce33" table:formula="of:=IF(ISERR([usuários_2.E275]);&quot;&quot;;[usuários_2.E275])" office:value-type="string" office:string-value="213273@gmail.com" calcext:value-type="string">
            <text:p>213273@gmail.com</text:p>
          </table:table-cell>
          <table:table-cell table:style-name="ce33" table:formula="of:=IF(ISBLANK([.B275]);&quot;&quot;;[usuários_2.G275])">
            <text:p/>
          </table:table-cell>
          <table:table-cell table:style-name="ce33" table:formula="of:=IF(ISBLANK([.B275]);&quot;&quot;;[usuários_2.H275])">
            <text:p/>
          </table:table-cell>
          <table:table-cell table:style-name="ce33" table:formula="of:=IF(ISBLANK([.B275]);&quot;&quot;;[usuários_2.I27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6]);&quot;&quot;;[usuários_2.D276])" office:value-type="string" office:string-value="213274" calcext:value-type="string">
            <text:p>213274</text:p>
          </table:table-cell>
          <table:table-cell table:style-name="ce33" table:formula="of:=IF(ISERR([usuários_2.E276]);&quot;&quot;;[usuários_2.E276])" office:value-type="string" office:string-value="213274@gmail.com" calcext:value-type="string">
            <text:p>213274@gmail.com</text:p>
          </table:table-cell>
          <table:table-cell table:style-name="ce33" table:formula="of:=IF(ISBLANK([.B276]);&quot;&quot;;[usuários_2.G276])">
            <text:p/>
          </table:table-cell>
          <table:table-cell table:style-name="ce33" table:formula="of:=IF(ISBLANK([.B276]);&quot;&quot;;[usuários_2.H276])">
            <text:p/>
          </table:table-cell>
          <table:table-cell table:style-name="ce33" table:formula="of:=IF(ISBLANK([.B276]);&quot;&quot;;[usuários_2.I27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7]);&quot;&quot;;[usuários_2.D277])" office:value-type="string" office:string-value="213275" calcext:value-type="string">
            <text:p>213275</text:p>
          </table:table-cell>
          <table:table-cell table:style-name="ce33" table:formula="of:=IF(ISERR([usuários_2.E277]);&quot;&quot;;[usuários_2.E277])" office:value-type="string" office:string-value="213275@gmail.com" calcext:value-type="string">
            <text:p>213275@gmail.com</text:p>
          </table:table-cell>
          <table:table-cell table:style-name="ce33" table:formula="of:=IF(ISBLANK([.B277]);&quot;&quot;;[usuários_2.G277])">
            <text:p/>
          </table:table-cell>
          <table:table-cell table:style-name="ce33" table:formula="of:=IF(ISBLANK([.B277]);&quot;&quot;;[usuários_2.H277])">
            <text:p/>
          </table:table-cell>
          <table:table-cell table:style-name="ce33" table:formula="of:=IF(ISBLANK([.B277]);&quot;&quot;;[usuários_2.I27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7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8]);&quot;&quot;;[usuários_2.D278])" office:value-type="string" office:string-value="213276" calcext:value-type="string">
            <text:p>213276</text:p>
          </table:table-cell>
          <table:table-cell table:style-name="ce33" table:formula="of:=IF(ISERR([usuários_2.E278]);&quot;&quot;;[usuários_2.E278])" office:value-type="string" office:string-value="213276@gmail.com" calcext:value-type="string">
            <text:p>213276@gmail.com</text:p>
          </table:table-cell>
          <table:table-cell table:style-name="ce33" table:formula="of:=IF(ISBLANK([.B278]);&quot;&quot;;[usuários_2.G278])">
            <text:p/>
          </table:table-cell>
          <table:table-cell table:style-name="ce33" table:formula="of:=IF(ISBLANK([.B278]);&quot;&quot;;[usuários_2.H278])">
            <text:p/>
          </table:table-cell>
          <table:table-cell table:style-name="ce33" table:formula="of:=IF(ISBLANK([.B278]);&quot;&quot;;[usuários_2.I27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7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79]);&quot;&quot;;[usuários_2.D279])" office:value-type="string" office:string-value="213277" calcext:value-type="string">
            <text:p>213277</text:p>
          </table:table-cell>
          <table:table-cell table:style-name="ce33" table:formula="of:=IF(ISERR([usuários_2.E279]);&quot;&quot;;[usuários_2.E279])" office:value-type="string" office:string-value="213277@gmail.com" calcext:value-type="string">
            <text:p>213277@gmail.com</text:p>
          </table:table-cell>
          <table:table-cell table:style-name="ce33" table:formula="of:=IF(ISBLANK([.B279]);&quot;&quot;;[usuários_2.G279])">
            <text:p/>
          </table:table-cell>
          <table:table-cell table:style-name="ce33" table:formula="of:=IF(ISBLANK([.B279]);&quot;&quot;;[usuários_2.H279])">
            <text:p/>
          </table:table-cell>
          <table:table-cell table:style-name="ce33" table:formula="of:=IF(ISBLANK([.B279]);&quot;&quot;;[usuários_2.I27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7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0]);&quot;&quot;;[usuários_2.D280])" office:value-type="string" office:string-value="213278" calcext:value-type="string">
            <text:p>213278</text:p>
          </table:table-cell>
          <table:table-cell table:style-name="ce33" table:formula="of:=IF(ISERR([usuários_2.E280]);&quot;&quot;;[usuários_2.E280])" office:value-type="string" office:string-value="213278@gmail.com" calcext:value-type="string">
            <text:p>213278@gmail.com</text:p>
          </table:table-cell>
          <table:table-cell table:style-name="ce33" table:formula="of:=IF(ISBLANK([.B280]);&quot;&quot;;[usuários_2.G280])">
            <text:p/>
          </table:table-cell>
          <table:table-cell table:style-name="ce33" table:formula="of:=IF(ISBLANK([.B280]);&quot;&quot;;[usuários_2.H280])">
            <text:p/>
          </table:table-cell>
          <table:table-cell table:style-name="ce33" table:formula="of:=IF(ISBLANK([.B280]);&quot;&quot;;[usuários_2.I28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1]);&quot;&quot;;[usuários_2.D281])" office:value-type="string" office:string-value="213279" calcext:value-type="string">
            <text:p>213279</text:p>
          </table:table-cell>
          <table:table-cell table:style-name="ce33" table:formula="of:=IF(ISERR([usuários_2.E281]);&quot;&quot;;[usuários_2.E281])" office:value-type="string" office:string-value="213279@gmail.com" calcext:value-type="string">
            <text:p>213279@gmail.com</text:p>
          </table:table-cell>
          <table:table-cell table:style-name="ce33" table:formula="of:=IF(ISBLANK([.B281]);&quot;&quot;;[usuários_2.G281])">
            <text:p/>
          </table:table-cell>
          <table:table-cell table:style-name="ce33" table:formula="of:=IF(ISBLANK([.B281]);&quot;&quot;;[usuários_2.H281])">
            <text:p/>
          </table:table-cell>
          <table:table-cell table:style-name="ce33" table:formula="of:=IF(ISBLANK([.B281]);&quot;&quot;;[usuários_2.I28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2]);&quot;&quot;;[usuários_2.D282])" office:value-type="string" office:string-value="213280" calcext:value-type="string">
            <text:p>213280</text:p>
          </table:table-cell>
          <table:table-cell table:style-name="ce33" table:formula="of:=IF(ISERR([usuários_2.E282]);&quot;&quot;;[usuários_2.E282])" office:value-type="string" office:string-value="213280@gmail.com" calcext:value-type="string">
            <text:p>213280@gmail.com</text:p>
          </table:table-cell>
          <table:table-cell table:style-name="ce33" table:formula="of:=IF(ISBLANK([.B282]);&quot;&quot;;[usuários_2.G282])">
            <text:p/>
          </table:table-cell>
          <table:table-cell table:style-name="ce33" table:formula="of:=IF(ISBLANK([.B282]);&quot;&quot;;[usuários_2.H282])">
            <text:p/>
          </table:table-cell>
          <table:table-cell table:style-name="ce33" table:formula="of:=IF(ISBLANK([.B282]);&quot;&quot;;[usuários_2.I28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3]);&quot;&quot;;[usuários_2.D283])" office:value-type="string" office:string-value="213281" calcext:value-type="string">
            <text:p>213281</text:p>
          </table:table-cell>
          <table:table-cell table:style-name="ce33" table:formula="of:=IF(ISERR([usuários_2.E283]);&quot;&quot;;[usuários_2.E283])" office:value-type="string" office:string-value="213281@gmail.com" calcext:value-type="string">
            <text:p>213281@gmail.com</text:p>
          </table:table-cell>
          <table:table-cell table:style-name="ce33" table:formula="of:=IF(ISBLANK([.B283]);&quot;&quot;;[usuários_2.G283])">
            <text:p/>
          </table:table-cell>
          <table:table-cell table:style-name="ce33" table:formula="of:=IF(ISBLANK([.B283]);&quot;&quot;;[usuários_2.H283])">
            <text:p/>
          </table:table-cell>
          <table:table-cell table:style-name="ce33" table:formula="of:=IF(ISBLANK([.B283]);&quot;&quot;;[usuários_2.I28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3]" office:value-type="float" office:value="213" calcext:value-type="float">
            <text:p>213</text:p>
          </table:table-cell>
          <table:table-cell table:style-name="ce85"/>
          <table:table-cell table:style-name="ce11" table:content-validation-name="val2"/>
          <table:table-cell table:style-name="ce26" table:formula="of:=IFERROR([usuários_2.L28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4]);&quot;&quot;;[usuários_2.D284])" office:value-type="string" office:string-value="213282" calcext:value-type="string">
            <text:p>213282</text:p>
          </table:table-cell>
          <table:table-cell table:style-name="ce33" table:formula="of:=IF(ISERR([usuários_2.E284]);&quot;&quot;;[usuários_2.E284])" office:value-type="string" office:string-value="213282@gmail.com" calcext:value-type="string">
            <text:p>213282@gmail.com</text:p>
          </table:table-cell>
          <table:table-cell table:style-name="ce33" table:formula="of:=IF(ISBLANK([.B284]);&quot;&quot;;[usuários_2.G284])">
            <text:p/>
          </table:table-cell>
          <table:table-cell table:style-name="ce33" table:formula="of:=IF(ISBLANK([.B284]);&quot;&quot;;[usuários_2.H284])">
            <text:p/>
          </table:table-cell>
          <table:table-cell table:style-name="ce33" table:formula="of:=IF(ISBLANK([.B284]);&quot;&quot;;[usuários_2.I28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4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5]);&quot;&quot;;[usuários_2.D285])" office:value-type="string" office:string-value="213283" calcext:value-type="string">
            <text:p>213283</text:p>
          </table:table-cell>
          <table:table-cell table:style-name="ce33" table:formula="of:=IF(ISERR([usuários_2.E285]);&quot;&quot;;[usuários_2.E285])" office:value-type="string" office:string-value="213283@gmail.com" calcext:value-type="string">
            <text:p>213283@gmail.com</text:p>
          </table:table-cell>
          <table:table-cell table:style-name="ce33" table:formula="of:=IF(ISBLANK([.B285]);&quot;&quot;;[usuários_2.G285])">
            <text:p/>
          </table:table-cell>
          <table:table-cell table:style-name="ce33" table:formula="of:=IF(ISBLANK([.B285]);&quot;&quot;;[usuários_2.H285])">
            <text:p/>
          </table:table-cell>
          <table:table-cell table:style-name="ce33" table:formula="of:=IF(ISBLANK([.B285]);&quot;&quot;;[usuários_2.I28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5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6]);&quot;&quot;;[usuários_2.D286])" office:value-type="string" office:string-value="213284" calcext:value-type="string">
            <text:p>213284</text:p>
          </table:table-cell>
          <table:table-cell table:style-name="ce33" table:formula="of:=IF(ISERR([usuários_2.E286]);&quot;&quot;;[usuários_2.E286])" office:value-type="string" office:string-value="213284@gmail.com" calcext:value-type="string">
            <text:p>213284@gmail.com</text:p>
          </table:table-cell>
          <table:table-cell table:style-name="ce33" table:formula="of:=IF(ISBLANK([.B286]);&quot;&quot;;[usuários_2.G286])">
            <text:p/>
          </table:table-cell>
          <table:table-cell table:style-name="ce33" table:formula="of:=IF(ISBLANK([.B286]);&quot;&quot;;[usuários_2.H286])">
            <text:p/>
          </table:table-cell>
          <table:table-cell table:style-name="ce33" table:formula="of:=IF(ISBLANK([.B286]);&quot;&quot;;[usuários_2.I28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6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7]);&quot;&quot;;[usuários_2.D287])" office:value-type="string" office:string-value="213285" calcext:value-type="string">
            <text:p>213285</text:p>
          </table:table-cell>
          <table:table-cell table:style-name="ce33" table:formula="of:=IF(ISERR([usuários_2.E287]);&quot;&quot;;[usuários_2.E287])" office:value-type="string" office:string-value="213285@gmail.com" calcext:value-type="string">
            <text:p>213285@gmail.com</text:p>
          </table:table-cell>
          <table:table-cell table:style-name="ce33" table:formula="of:=IF(ISBLANK([.B287]);&quot;&quot;;[usuários_2.G287])">
            <text:p/>
          </table:table-cell>
          <table:table-cell table:style-name="ce33" table:formula="of:=IF(ISBLANK([.B287]);&quot;&quot;;[usuários_2.H287])">
            <text:p/>
          </table:table-cell>
          <table:table-cell table:style-name="ce33" table:formula="of:=IF(ISBLANK([.B287]);&quot;&quot;;[usuários_2.I28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7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8]);&quot;&quot;;[usuários_2.D288])" office:value-type="string" office:string-value="213286" calcext:value-type="string">
            <text:p>213286</text:p>
          </table:table-cell>
          <table:table-cell table:style-name="ce33" table:formula="of:=IF(ISERR([usuários_2.E288]);&quot;&quot;;[usuários_2.E288])" office:value-type="string" office:string-value="213286@gmail.com" calcext:value-type="string">
            <text:p>213286@gmail.com</text:p>
          </table:table-cell>
          <table:table-cell table:style-name="ce33" table:formula="of:=IF(ISBLANK([.B288]);&quot;&quot;;[usuários_2.G288])">
            <text:p/>
          </table:table-cell>
          <table:table-cell table:style-name="ce33" table:formula="of:=IF(ISBLANK([.B288]);&quot;&quot;;[usuários_2.H288])">
            <text:p/>
          </table:table-cell>
          <table:table-cell table:style-name="ce33" table:formula="of:=IF(ISBLANK([.B288]);&quot;&quot;;[usuários_2.I28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8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8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89]);&quot;&quot;;[usuários_2.D289])" office:value-type="string" office:string-value="213287" calcext:value-type="string">
            <text:p>213287</text:p>
          </table:table-cell>
          <table:table-cell table:style-name="ce33" table:formula="of:=IF(ISERR([usuários_2.E289]);&quot;&quot;;[usuários_2.E289])" office:value-type="string" office:string-value="213287@gmail.com" calcext:value-type="string">
            <text:p>213287@gmail.com</text:p>
          </table:table-cell>
          <table:table-cell table:style-name="ce33" table:formula="of:=IF(ISBLANK([.B289]);&quot;&quot;;[usuários_2.G289])">
            <text:p/>
          </table:table-cell>
          <table:table-cell table:style-name="ce33" table:formula="of:=IF(ISBLANK([.B289]);&quot;&quot;;[usuários_2.H289])">
            <text:p/>
          </table:table-cell>
          <table:table-cell table:style-name="ce33" table:formula="of:=IF(ISBLANK([.B289]);&quot;&quot;;[usuários_2.I28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89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9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0]);&quot;&quot;;[usuários_2.D290])" office:value-type="string" office:string-value="213288" calcext:value-type="string">
            <text:p>213288</text:p>
          </table:table-cell>
          <table:table-cell table:style-name="ce33" table:formula="of:=IF(ISERR([usuários_2.E290]);&quot;&quot;;[usuários_2.E290])" office:value-type="string" office:string-value="213288@gmail.com" calcext:value-type="string">
            <text:p>213288@gmail.com</text:p>
          </table:table-cell>
          <table:table-cell table:style-name="ce33" table:formula="of:=IF(ISBLANK([.B290]);&quot;&quot;;[usuários_2.G290])">
            <text:p/>
          </table:table-cell>
          <table:table-cell table:style-name="ce33" table:formula="of:=IF(ISBLANK([.B290]);&quot;&quot;;[usuários_2.H290])">
            <text:p/>
          </table:table-cell>
          <table:table-cell table:style-name="ce33" table:formula="of:=IF(ISBLANK([.B290]);&quot;&quot;;[usuários_2.I29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0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9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1]);&quot;&quot;;[usuários_2.D291])" office:value-type="string" office:string-value="213289" calcext:value-type="string">
            <text:p>213289</text:p>
          </table:table-cell>
          <table:table-cell table:style-name="ce33" table:formula="of:=IF(ISERR([usuários_2.E291]);&quot;&quot;;[usuários_2.E291])" office:value-type="string" office:string-value="213289@gmail.com" calcext:value-type="string">
            <text:p>213289@gmail.com</text:p>
          </table:table-cell>
          <table:table-cell table:style-name="ce33" table:formula="of:=IF(ISBLANK([.B291]);&quot;&quot;;[usuários_2.G291])">
            <text:p/>
          </table:table-cell>
          <table:table-cell table:style-name="ce33" table:formula="of:=IF(ISBLANK([.B291]);&quot;&quot;;[usuários_2.H291])">
            <text:p/>
          </table:table-cell>
          <table:table-cell table:style-name="ce33" table:formula="of:=IF(ISBLANK([.B291]);&quot;&quot;;[usuários_2.I29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1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9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2]);&quot;&quot;;[usuários_2.D292])" office:value-type="string" office:string-value="213290" calcext:value-type="string">
            <text:p>213290</text:p>
          </table:table-cell>
          <table:table-cell table:style-name="ce33" table:formula="of:=IF(ISERR([usuários_2.E292]);&quot;&quot;;[usuários_2.E292])" office:value-type="string" office:string-value="213290@gmail.com" calcext:value-type="string">
            <text:p>213290@gmail.com</text:p>
          </table:table-cell>
          <table:table-cell table:style-name="ce33" table:formula="of:=IF(ISBLANK([.B292]);&quot;&quot;;[usuários_2.G292])">
            <text:p/>
          </table:table-cell>
          <table:table-cell table:style-name="ce33" table:formula="of:=IF(ISBLANK([.B292]);&quot;&quot;;[usuários_2.H292])">
            <text:p/>
          </table:table-cell>
          <table:table-cell table:style-name="ce33" table:formula="of:=IF(ISBLANK([.B292]);&quot;&quot;;[usuários_2.I29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2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9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3]);&quot;&quot;;[usuários_2.D293])" office:value-type="string" office:string-value="213291" calcext:value-type="string">
            <text:p>213291</text:p>
          </table:table-cell>
          <table:table-cell table:style-name="ce33" table:formula="of:=IF(ISERR([usuários_2.E293]);&quot;&quot;;[usuários_2.E293])" office:value-type="string" office:string-value="213291@gmail.com" calcext:value-type="string">
            <text:p>213291@gmail.com</text:p>
          </table:table-cell>
          <table:table-cell table:style-name="ce33" table:formula="of:=IF(ISBLANK([.B293]);&quot;&quot;;[usuários_2.G293])">
            <text:p/>
          </table:table-cell>
          <table:table-cell table:style-name="ce33" table:formula="of:=IF(ISBLANK([.B293]);&quot;&quot;;[usuários_2.H293])">
            <text:p/>
          </table:table-cell>
          <table:table-cell table:style-name="ce33" table:formula="of:=IF(ISBLANK([.B293]);&quot;&quot;;[usuários_2.I29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3]" office:value-type="float" office:value="213" calcext:value-type="float">
            <text:p>213</text:p>
          </table:table-cell>
          <table:table-cell table:style-name="ce84"/>
          <table:table-cell table:style-name="ce11" table:content-validation-name="val2"/>
          <table:table-cell table:style-name="ce26" table:formula="of:=IFERROR([usuários_2.L29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4]);&quot;&quot;;[usuários_2.D294])" office:value-type="string" office:string-value="213292" calcext:value-type="string">
            <text:p>213292</text:p>
          </table:table-cell>
          <table:table-cell table:style-name="ce33" table:formula="of:=IF(ISERR([usuários_2.E294]);&quot;&quot;;[usuários_2.E294])" office:value-type="string" office:string-value="213292@gmail.com" calcext:value-type="string">
            <text:p>213292@gmail.com</text:p>
          </table:table-cell>
          <table:table-cell table:style-name="ce33" table:formula="of:=IF(ISBLANK([.B294]);&quot;&quot;;[usuários_2.G294])">
            <text:p/>
          </table:table-cell>
          <table:table-cell table:style-name="ce33" table:formula="of:=IF(ISBLANK([.B294]);&quot;&quot;;[usuários_2.H294])">
            <text:p/>
          </table:table-cell>
          <table:table-cell table:style-name="ce33" table:formula="of:=IF(ISBLANK([.B294]);&quot;&quot;;[usuários_2.I29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5]);&quot;&quot;;[usuários_2.D295])" office:value-type="string" office:string-value="213293" calcext:value-type="string">
            <text:p>213293</text:p>
          </table:table-cell>
          <table:table-cell table:style-name="ce33" table:formula="of:=IF(ISERR([usuários_2.E295]);&quot;&quot;;[usuários_2.E295])" office:value-type="string" office:string-value="213293@gmail.com" calcext:value-type="string">
            <text:p>213293@gmail.com</text:p>
          </table:table-cell>
          <table:table-cell table:style-name="ce33" table:formula="of:=IF(ISBLANK([.B295]);&quot;&quot;;[usuários_2.G295])">
            <text:p/>
          </table:table-cell>
          <table:table-cell table:style-name="ce33" table:formula="of:=IF(ISBLANK([.B295]);&quot;&quot;;[usuários_2.H295])">
            <text:p/>
          </table:table-cell>
          <table:table-cell table:style-name="ce33" table:formula="of:=IF(ISBLANK([.B295]);&quot;&quot;;[usuários_2.I29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6]);&quot;&quot;;[usuários_2.D296])" office:value-type="string" office:string-value="213294" calcext:value-type="string">
            <text:p>213294</text:p>
          </table:table-cell>
          <table:table-cell table:style-name="ce33" table:formula="of:=IF(ISERR([usuários_2.E296]);&quot;&quot;;[usuários_2.E296])" office:value-type="string" office:string-value="213294@gmail.com" calcext:value-type="string">
            <text:p>213294@gmail.com</text:p>
          </table:table-cell>
          <table:table-cell table:style-name="ce33" table:formula="of:=IF(ISBLANK([.B296]);&quot;&quot;;[usuários_2.G296])">
            <text:p/>
          </table:table-cell>
          <table:table-cell table:style-name="ce33" table:formula="of:=IF(ISBLANK([.B296]);&quot;&quot;;[usuários_2.H296])">
            <text:p/>
          </table:table-cell>
          <table:table-cell table:style-name="ce33" table:formula="of:=IF(ISBLANK([.B296]);&quot;&quot;;[usuários_2.I29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7]);&quot;&quot;;[usuários_2.D297])" office:value-type="string" office:string-value="213295" calcext:value-type="string">
            <text:p>213295</text:p>
          </table:table-cell>
          <table:table-cell table:style-name="ce33" table:formula="of:=IF(ISERR([usuários_2.E297]);&quot;&quot;;[usuários_2.E297])" office:value-type="string" office:string-value="213295@gmail.com" calcext:value-type="string">
            <text:p>213295@gmail.com</text:p>
          </table:table-cell>
          <table:table-cell table:style-name="ce33" table:formula="of:=IF(ISBLANK([.B297]);&quot;&quot;;[usuários_2.G297])">
            <text:p/>
          </table:table-cell>
          <table:table-cell table:style-name="ce33" table:formula="of:=IF(ISBLANK([.B297]);&quot;&quot;;[usuários_2.H297])">
            <text:p/>
          </table:table-cell>
          <table:table-cell table:style-name="ce33" table:formula="of:=IF(ISBLANK([.B297]);&quot;&quot;;[usuários_2.I29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8]);&quot;&quot;;[usuários_2.D298])" office:value-type="string" office:string-value="213296" calcext:value-type="string">
            <text:p>213296</text:p>
          </table:table-cell>
          <table:table-cell table:style-name="ce33" table:formula="of:=IF(ISERR([usuários_2.E298]);&quot;&quot;;[usuários_2.E298])" office:value-type="string" office:string-value="213296@gmail.com" calcext:value-type="string">
            <text:p>213296@gmail.com</text:p>
          </table:table-cell>
          <table:table-cell table:style-name="ce33" table:formula="of:=IF(ISBLANK([.B298]);&quot;&quot;;[usuários_2.G298])">
            <text:p/>
          </table:table-cell>
          <table:table-cell table:style-name="ce33" table:formula="of:=IF(ISBLANK([.B298]);&quot;&quot;;[usuários_2.H298])">
            <text:p/>
          </table:table-cell>
          <table:table-cell table:style-name="ce33" table:formula="of:=IF(ISBLANK([.B298]);&quot;&quot;;[usuários_2.I29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29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299]);&quot;&quot;;[usuários_2.D299])" office:value-type="string" office:string-value="213297" calcext:value-type="string">
            <text:p>213297</text:p>
          </table:table-cell>
          <table:table-cell table:style-name="ce33" table:formula="of:=IF(ISERR([usuários_2.E299]);&quot;&quot;;[usuários_2.E299])" office:value-type="string" office:string-value="213297@gmail.com" calcext:value-type="string">
            <text:p>213297@gmail.com</text:p>
          </table:table-cell>
          <table:table-cell table:style-name="ce33" table:formula="of:=IF(ISBLANK([.B299]);&quot;&quot;;[usuários_2.G299])">
            <text:p/>
          </table:table-cell>
          <table:table-cell table:style-name="ce33" table:formula="of:=IF(ISBLANK([.B299]);&quot;&quot;;[usuários_2.H299])">
            <text:p/>
          </table:table-cell>
          <table:table-cell table:style-name="ce33" table:formula="of:=IF(ISBLANK([.B299]);&quot;&quot;;[usuários_2.I29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29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0]);&quot;&quot;;[usuários_2.D300])" office:value-type="string" office:string-value="213298" calcext:value-type="string">
            <text:p>213298</text:p>
          </table:table-cell>
          <table:table-cell table:style-name="ce33" table:formula="of:=IF(ISERR([usuários_2.E300]);&quot;&quot;;[usuários_2.E300])" office:value-type="string" office:string-value="213298@gmail.com" calcext:value-type="string">
            <text:p>213298@gmail.com</text:p>
          </table:table-cell>
          <table:table-cell table:style-name="ce33" table:formula="of:=IF(ISBLANK([.B300]);&quot;&quot;;[usuários_2.G300])">
            <text:p/>
          </table:table-cell>
          <table:table-cell table:style-name="ce33" table:formula="of:=IF(ISBLANK([.B300]);&quot;&quot;;[usuários_2.H300])">
            <text:p/>
          </table:table-cell>
          <table:table-cell table:style-name="ce33" table:formula="of:=IF(ISBLANK([.B300]);&quot;&quot;;[usuários_2.I30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0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1]);&quot;&quot;;[usuários_2.D301])" office:value-type="string" office:string-value="213299" calcext:value-type="string">
            <text:p>213299</text:p>
          </table:table-cell>
          <table:table-cell table:style-name="ce33" table:formula="of:=IF(ISERR([usuários_2.E301]);&quot;&quot;;[usuários_2.E301])" office:value-type="string" office:string-value="213299@gmail.com" calcext:value-type="string">
            <text:p>213299@gmail.com</text:p>
          </table:table-cell>
          <table:table-cell table:style-name="ce33" table:formula="of:=IF(ISBLANK([.B301]);&quot;&quot;;[usuários_2.G301])">
            <text:p/>
          </table:table-cell>
          <table:table-cell table:style-name="ce33" table:formula="of:=IF(ISBLANK([.B301]);&quot;&quot;;[usuários_2.H301])">
            <text:p/>
          </table:table-cell>
          <table:table-cell table:style-name="ce33" table:formula="of:=IF(ISBLANK([.B301]);&quot;&quot;;[usuários_2.I30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1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2]);&quot;&quot;;[usuários_2.D302])" office:value-type="string" office:string-value="213300" calcext:value-type="string">
            <text:p>213300</text:p>
          </table:table-cell>
          <table:table-cell table:style-name="ce33" table:formula="of:=IF(ISERR([usuários_2.E302]);&quot;&quot;;[usuários_2.E302])" office:value-type="string" office:string-value="213300@gmail.com" calcext:value-type="string">
            <text:p>213300@gmail.com</text:p>
          </table:table-cell>
          <table:table-cell table:style-name="ce33" table:formula="of:=IF(ISBLANK([.B302]);&quot;&quot;;[usuários_2.G302])">
            <text:p/>
          </table:table-cell>
          <table:table-cell table:style-name="ce33" table:formula="of:=IF(ISBLANK([.B302]);&quot;&quot;;[usuários_2.H302])">
            <text:p/>
          </table:table-cell>
          <table:table-cell table:style-name="ce33" table:formula="of:=IF(ISBLANK([.B302]);&quot;&quot;;[usuários_2.I30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2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3]);&quot;&quot;;[usuários_2.D303])" office:value-type="string" office:string-value="213301" calcext:value-type="string">
            <text:p>213301</text:p>
          </table:table-cell>
          <table:table-cell table:style-name="ce33" table:formula="of:=IF(ISERR([usuários_2.E303]);&quot;&quot;;[usuários_2.E303])" office:value-type="string" office:string-value="213301@gmail.com" calcext:value-type="string">
            <text:p>213301@gmail.com</text:p>
          </table:table-cell>
          <table:table-cell table:style-name="ce33" table:formula="of:=IF(ISBLANK([.B303]);&quot;&quot;;[usuários_2.G303])">
            <text:p/>
          </table:table-cell>
          <table:table-cell table:style-name="ce33" table:formula="of:=IF(ISBLANK([.B303]);&quot;&quot;;[usuários_2.H303])">
            <text:p/>
          </table:table-cell>
          <table:table-cell table:style-name="ce33" table:formula="of:=IF(ISBLANK([.B303]);&quot;&quot;;[usuários_2.I30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3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4]);&quot;&quot;;[usuários_2.D304])" office:value-type="string" office:string-value="213302" calcext:value-type="string">
            <text:p>213302</text:p>
          </table:table-cell>
          <table:table-cell table:style-name="ce33" table:formula="of:=IF(ISERR([usuários_2.E304]);&quot;&quot;;[usuários_2.E304])" office:value-type="string" office:string-value="213302@gmail.com" calcext:value-type="string">
            <text:p>213302@gmail.com</text:p>
          </table:table-cell>
          <table:table-cell table:style-name="ce33" table:formula="of:=IF(ISBLANK([.B304]);&quot;&quot;;[usuários_2.G304])">
            <text:p/>
          </table:table-cell>
          <table:table-cell table:style-name="ce33" table:formula="of:=IF(ISBLANK([.B304]);&quot;&quot;;[usuários_2.H304])">
            <text:p/>
          </table:table-cell>
          <table:table-cell table:style-name="ce33" table:formula="of:=IF(ISBLANK([.B304]);&quot;&quot;;[usuários_2.I30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4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5]);&quot;&quot;;[usuários_2.D305])" office:value-type="string" office:string-value="213303" calcext:value-type="string">
            <text:p>213303</text:p>
          </table:table-cell>
          <table:table-cell table:style-name="ce33" table:formula="of:=IF(ISERR([usuários_2.E305]);&quot;&quot;;[usuários_2.E305])" office:value-type="string" office:string-value="213303@gmail.com" calcext:value-type="string">
            <text:p>213303@gmail.com</text:p>
          </table:table-cell>
          <table:table-cell table:style-name="ce33" table:formula="of:=IF(ISBLANK([.B305]);&quot;&quot;;[usuários_2.G305])">
            <text:p/>
          </table:table-cell>
          <table:table-cell table:style-name="ce33" table:formula="of:=IF(ISBLANK([.B305]);&quot;&quot;;[usuários_2.H305])">
            <text:p/>
          </table:table-cell>
          <table:table-cell table:style-name="ce33" table:formula="of:=IF(ISBLANK([.B305]);&quot;&quot;;[usuários_2.I30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5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6]);&quot;&quot;;[usuários_2.D306])" office:value-type="string" office:string-value="213304" calcext:value-type="string">
            <text:p>213304</text:p>
          </table:table-cell>
          <table:table-cell table:style-name="ce33" table:formula="of:=IF(ISERR([usuários_2.E306]);&quot;&quot;;[usuários_2.E306])" office:value-type="string" office:string-value="213304@gmail.com" calcext:value-type="string">
            <text:p>213304@gmail.com</text:p>
          </table:table-cell>
          <table:table-cell table:style-name="ce33" table:formula="of:=IF(ISBLANK([.B306]);&quot;&quot;;[usuários_2.G306])">
            <text:p/>
          </table:table-cell>
          <table:table-cell table:style-name="ce33" table:formula="of:=IF(ISBLANK([.B306]);&quot;&quot;;[usuários_2.H306])">
            <text:p/>
          </table:table-cell>
          <table:table-cell table:style-name="ce33" table:formula="of:=IF(ISBLANK([.B306]);&quot;&quot;;[usuários_2.I30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6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7]);&quot;&quot;;[usuários_2.D307])" office:value-type="string" office:string-value="213305" calcext:value-type="string">
            <text:p>213305</text:p>
          </table:table-cell>
          <table:table-cell table:style-name="ce33" table:formula="of:=IF(ISERR([usuários_2.E307]);&quot;&quot;;[usuários_2.E307])" office:value-type="string" office:string-value="213305@gmail.com" calcext:value-type="string">
            <text:p>213305@gmail.com</text:p>
          </table:table-cell>
          <table:table-cell table:style-name="ce33" table:formula="of:=IF(ISBLANK([.B307]);&quot;&quot;;[usuários_2.G307])">
            <text:p/>
          </table:table-cell>
          <table:table-cell table:style-name="ce33" table:formula="of:=IF(ISBLANK([.B307]);&quot;&quot;;[usuários_2.H307])">
            <text:p/>
          </table:table-cell>
          <table:table-cell table:style-name="ce33" table:formula="of:=IF(ISBLANK([.B307]);&quot;&quot;;[usuários_2.I30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7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8]);&quot;&quot;;[usuários_2.D308])" office:value-type="string" office:string-value="213306" calcext:value-type="string">
            <text:p>213306</text:p>
          </table:table-cell>
          <table:table-cell table:style-name="ce33" table:formula="of:=IF(ISERR([usuários_2.E308]);&quot;&quot;;[usuários_2.E308])" office:value-type="string" office:string-value="213306@gmail.com" calcext:value-type="string">
            <text:p>213306@gmail.com</text:p>
          </table:table-cell>
          <table:table-cell table:style-name="ce33" table:formula="of:=IF(ISBLANK([.B308]);&quot;&quot;;[usuários_2.G308])">
            <text:p/>
          </table:table-cell>
          <table:table-cell table:style-name="ce33" table:formula="of:=IF(ISBLANK([.B308]);&quot;&quot;;[usuários_2.H308])">
            <text:p/>
          </table:table-cell>
          <table:table-cell table:style-name="ce33" table:formula="of:=IF(ISBLANK([.B308]);&quot;&quot;;[usuários_2.I30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8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0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09]);&quot;&quot;;[usuários_2.D309])" office:value-type="string" office:string-value="213307" calcext:value-type="string">
            <text:p>213307</text:p>
          </table:table-cell>
          <table:table-cell table:style-name="ce33" table:formula="of:=IF(ISERR([usuários_2.E309]);&quot;&quot;;[usuários_2.E309])" office:value-type="string" office:string-value="213307@gmail.com" calcext:value-type="string">
            <text:p>213307@gmail.com</text:p>
          </table:table-cell>
          <table:table-cell table:style-name="ce33" table:formula="of:=IF(ISBLANK([.B309]);&quot;&quot;;[usuários_2.G309])">
            <text:p/>
          </table:table-cell>
          <table:table-cell table:style-name="ce33" table:formula="of:=IF(ISBLANK([.B309]);&quot;&quot;;[usuários_2.H309])">
            <text:p/>
          </table:table-cell>
          <table:table-cell table:style-name="ce33" table:formula="of:=IF(ISBLANK([.B309]);&quot;&quot;;[usuários_2.I30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09]" office:value-type="float" office:value="213" calcext:value-type="float">
            <text:p>213</text:p>
          </table:table-cell>
          <table:table-cell table:style-name="ce83"/>
          <table:table-cell table:style-name="ce11" table:content-validation-name="val2"/>
          <table:table-cell table:style-name="ce26" table:formula="of:=IFERROR([usuários_2.L31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0]);&quot;&quot;;[usuários_2.D310])" office:value-type="string" office:string-value="213308" calcext:value-type="string">
            <text:p>213308</text:p>
          </table:table-cell>
          <table:table-cell table:style-name="ce33" table:formula="of:=IF(ISERR([usuários_2.E310]);&quot;&quot;;[usuários_2.E310])" office:value-type="string" office:string-value="213308@gmail.com" calcext:value-type="string">
            <text:p>213308@gmail.com</text:p>
          </table:table-cell>
          <table:table-cell table:style-name="ce33" table:formula="of:=IF(ISBLANK([.B310]);&quot;&quot;;[usuários_2.G310])">
            <text:p/>
          </table:table-cell>
          <table:table-cell table:style-name="ce33" table:formula="of:=IF(ISBLANK([.B310]);&quot;&quot;;[usuários_2.H310])">
            <text:p/>
          </table:table-cell>
          <table:table-cell table:style-name="ce33" table:formula="of:=IF(ISBLANK([.B310]);&quot;&quot;;[usuários_2.I31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1]);&quot;&quot;;[usuários_2.D311])" office:value-type="string" office:string-value="213309" calcext:value-type="string">
            <text:p>213309</text:p>
          </table:table-cell>
          <table:table-cell table:style-name="ce33" table:formula="of:=IF(ISERR([usuários_2.E311]);&quot;&quot;;[usuários_2.E311])" office:value-type="string" office:string-value="213309@gmail.com" calcext:value-type="string">
            <text:p>213309@gmail.com</text:p>
          </table:table-cell>
          <table:table-cell table:style-name="ce33" table:formula="of:=IF(ISBLANK([.B311]);&quot;&quot;;[usuários_2.G311])">
            <text:p/>
          </table:table-cell>
          <table:table-cell table:style-name="ce33" table:formula="of:=IF(ISBLANK([.B311]);&quot;&quot;;[usuários_2.H311])">
            <text:p/>
          </table:table-cell>
          <table:table-cell table:style-name="ce33" table:formula="of:=IF(ISBLANK([.B311]);&quot;&quot;;[usuários_2.I31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2]);&quot;&quot;;[usuários_2.D312])" office:value-type="string" office:string-value="213310" calcext:value-type="string">
            <text:p>213310</text:p>
          </table:table-cell>
          <table:table-cell table:style-name="ce33" table:formula="of:=IF(ISERR([usuários_2.E312]);&quot;&quot;;[usuários_2.E312])" office:value-type="string" office:string-value="213310@gmail.com" calcext:value-type="string">
            <text:p>213310@gmail.com</text:p>
          </table:table-cell>
          <table:table-cell table:style-name="ce33" table:formula="of:=IF(ISBLANK([.B312]);&quot;&quot;;[usuários_2.G312])">
            <text:p/>
          </table:table-cell>
          <table:table-cell table:style-name="ce33" table:formula="of:=IF(ISBLANK([.B312]);&quot;&quot;;[usuários_2.H312])">
            <text:p/>
          </table:table-cell>
          <table:table-cell table:style-name="ce33" table:formula="of:=IF(ISBLANK([.B312]);&quot;&quot;;[usuários_2.I31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3]);&quot;&quot;;[usuários_2.D313])" office:value-type="string" office:string-value="213311" calcext:value-type="string">
            <text:p>213311</text:p>
          </table:table-cell>
          <table:table-cell table:style-name="ce33" table:formula="of:=IF(ISERR([usuários_2.E313]);&quot;&quot;;[usuários_2.E313])" office:value-type="string" office:string-value="213311@gmail.com" calcext:value-type="string">
            <text:p>213311@gmail.com</text:p>
          </table:table-cell>
          <table:table-cell table:style-name="ce33" table:formula="of:=IF(ISBLANK([.B313]);&quot;&quot;;[usuários_2.G313])">
            <text:p/>
          </table:table-cell>
          <table:table-cell table:style-name="ce33" table:formula="of:=IF(ISBLANK([.B313]);&quot;&quot;;[usuários_2.H313])">
            <text:p/>
          </table:table-cell>
          <table:table-cell table:style-name="ce33" table:formula="of:=IF(ISBLANK([.B313]);&quot;&quot;;[usuários_2.I31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4]);&quot;&quot;;[usuários_2.D314])" office:value-type="string" office:string-value="213312" calcext:value-type="string">
            <text:p>213312</text:p>
          </table:table-cell>
          <table:table-cell table:style-name="ce33" table:formula="of:=IF(ISERR([usuários_2.E314]);&quot;&quot;;[usuários_2.E314])" office:value-type="string" office:string-value="213312@gmail.com" calcext:value-type="string">
            <text:p>213312@gmail.com</text:p>
          </table:table-cell>
          <table:table-cell table:style-name="ce33" table:formula="of:=IF(ISBLANK([.B314]);&quot;&quot;;[usuários_2.G314])">
            <text:p/>
          </table:table-cell>
          <table:table-cell table:style-name="ce33" table:formula="of:=IF(ISBLANK([.B314]);&quot;&quot;;[usuários_2.H314])">
            <text:p/>
          </table:table-cell>
          <table:table-cell table:style-name="ce33" table:formula="of:=IF(ISBLANK([.B314]);&quot;&quot;;[usuários_2.I31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5]);&quot;&quot;;[usuários_2.D315])" office:value-type="string" office:string-value="213313" calcext:value-type="string">
            <text:p>213313</text:p>
          </table:table-cell>
          <table:table-cell table:style-name="ce33" table:formula="of:=IF(ISERR([usuários_2.E315]);&quot;&quot;;[usuários_2.E315])" office:value-type="string" office:string-value="213313@gmail.com" calcext:value-type="string">
            <text:p>213313@gmail.com</text:p>
          </table:table-cell>
          <table:table-cell table:style-name="ce33" table:formula="of:=IF(ISBLANK([.B315]);&quot;&quot;;[usuários_2.G315])">
            <text:p/>
          </table:table-cell>
          <table:table-cell table:style-name="ce33" table:formula="of:=IF(ISBLANK([.B315]);&quot;&quot;;[usuários_2.H315])">
            <text:p/>
          </table:table-cell>
          <table:table-cell table:style-name="ce33" table:formula="of:=IF(ISBLANK([.B315]);&quot;&quot;;[usuários_2.I31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6]);&quot;&quot;;[usuários_2.D316])" office:value-type="string" office:string-value="213314" calcext:value-type="string">
            <text:p>213314</text:p>
          </table:table-cell>
          <table:table-cell table:style-name="ce33" table:formula="of:=IF(ISERR([usuários_2.E316]);&quot;&quot;;[usuários_2.E316])" office:value-type="string" office:string-value="213314@gmail.com" calcext:value-type="string">
            <text:p>213314@gmail.com</text:p>
          </table:table-cell>
          <table:table-cell table:style-name="ce33" table:formula="of:=IF(ISBLANK([.B316]);&quot;&quot;;[usuários_2.G316])">
            <text:p/>
          </table:table-cell>
          <table:table-cell table:style-name="ce33" table:formula="of:=IF(ISBLANK([.B316]);&quot;&quot;;[usuários_2.H316])">
            <text:p/>
          </table:table-cell>
          <table:table-cell table:style-name="ce33" table:formula="of:=IF(ISBLANK([.B316]);&quot;&quot;;[usuários_2.I31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7]);&quot;&quot;;[usuários_2.D317])" office:value-type="string" office:string-value="213315" calcext:value-type="string">
            <text:p>213315</text:p>
          </table:table-cell>
          <table:table-cell table:style-name="ce33" table:formula="of:=IF(ISERR([usuários_2.E317]);&quot;&quot;;[usuários_2.E317])" office:value-type="string" office:string-value="213315@gmail.com" calcext:value-type="string">
            <text:p>213315@gmail.com</text:p>
          </table:table-cell>
          <table:table-cell table:style-name="ce33" table:formula="of:=IF(ISBLANK([.B317]);&quot;&quot;;[usuários_2.G317])">
            <text:p/>
          </table:table-cell>
          <table:table-cell table:style-name="ce33" table:formula="of:=IF(ISBLANK([.B317]);&quot;&quot;;[usuários_2.H317])">
            <text:p/>
          </table:table-cell>
          <table:table-cell table:style-name="ce33" table:formula="of:=IF(ISBLANK([.B317]);&quot;&quot;;[usuários_2.I31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8]);&quot;&quot;;[usuários_2.D318])" office:value-type="string" office:string-value="213316" calcext:value-type="string">
            <text:p>213316</text:p>
          </table:table-cell>
          <table:table-cell table:style-name="ce33" table:formula="of:=IF(ISERR([usuários_2.E318]);&quot;&quot;;[usuários_2.E318])" office:value-type="string" office:string-value="213316@gmail.com" calcext:value-type="string">
            <text:p>213316@gmail.com</text:p>
          </table:table-cell>
          <table:table-cell table:style-name="ce33" table:formula="of:=IF(ISBLANK([.B318]);&quot;&quot;;[usuários_2.G318])">
            <text:p/>
          </table:table-cell>
          <table:table-cell table:style-name="ce33" table:formula="of:=IF(ISBLANK([.B318]);&quot;&quot;;[usuários_2.H318])">
            <text:p/>
          </table:table-cell>
          <table:table-cell table:style-name="ce33" table:formula="of:=IF(ISBLANK([.B318]);&quot;&quot;;[usuários_2.I31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1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19]);&quot;&quot;;[usuários_2.D319])" office:value-type="string" office:string-value="213317" calcext:value-type="string">
            <text:p>213317</text:p>
          </table:table-cell>
          <table:table-cell table:style-name="ce33" table:formula="of:=IF(ISERR([usuários_2.E319]);&quot;&quot;;[usuários_2.E319])" office:value-type="string" office:string-value="213317@gmail.com" calcext:value-type="string">
            <text:p>213317@gmail.com</text:p>
          </table:table-cell>
          <table:table-cell table:style-name="ce33" table:formula="of:=IF(ISBLANK([.B319]);&quot;&quot;;[usuários_2.G319])">
            <text:p/>
          </table:table-cell>
          <table:table-cell table:style-name="ce33" table:formula="of:=IF(ISBLANK([.B319]);&quot;&quot;;[usuários_2.H319])">
            <text:p/>
          </table:table-cell>
          <table:table-cell table:style-name="ce33" table:formula="of:=IF(ISBLANK([.B319]);&quot;&quot;;[usuários_2.I31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1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0]);&quot;&quot;;[usuários_2.D320])" office:value-type="string" office:string-value="213318" calcext:value-type="string">
            <text:p>213318</text:p>
          </table:table-cell>
          <table:table-cell table:style-name="ce33" table:formula="of:=IF(ISERR([usuários_2.E320]);&quot;&quot;;[usuários_2.E320])" office:value-type="string" office:string-value="213318@gmail.com" calcext:value-type="string">
            <text:p>213318@gmail.com</text:p>
          </table:table-cell>
          <table:table-cell table:style-name="ce33" table:formula="of:=IF(ISBLANK([.B320]);&quot;&quot;;[usuários_2.G320])">
            <text:p/>
          </table:table-cell>
          <table:table-cell table:style-name="ce33" table:formula="of:=IF(ISBLANK([.B320]);&quot;&quot;;[usuários_2.H320])">
            <text:p/>
          </table:table-cell>
          <table:table-cell table:style-name="ce33" table:formula="of:=IF(ISBLANK([.B320]);&quot;&quot;;[usuários_2.I32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1]);&quot;&quot;;[usuários_2.D321])" office:value-type="string" office:string-value="213319" calcext:value-type="string">
            <text:p>213319</text:p>
          </table:table-cell>
          <table:table-cell table:style-name="ce33" table:formula="of:=IF(ISERR([usuários_2.E321]);&quot;&quot;;[usuários_2.E321])" office:value-type="string" office:string-value="213319@gmail.com" calcext:value-type="string">
            <text:p>213319@gmail.com</text:p>
          </table:table-cell>
          <table:table-cell table:style-name="ce33" table:formula="of:=IF(ISBLANK([.B321]);&quot;&quot;;[usuários_2.G321])">
            <text:p/>
          </table:table-cell>
          <table:table-cell table:style-name="ce33" table:formula="of:=IF(ISBLANK([.B321]);&quot;&quot;;[usuários_2.H321])">
            <text:p/>
          </table:table-cell>
          <table:table-cell table:style-name="ce33" table:formula="of:=IF(ISBLANK([.B321]);&quot;&quot;;[usuários_2.I32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2]);&quot;&quot;;[usuários_2.D322])" office:value-type="string" office:string-value="213320" calcext:value-type="string">
            <text:p>213320</text:p>
          </table:table-cell>
          <table:table-cell table:style-name="ce33" table:formula="of:=IF(ISERR([usuários_2.E322]);&quot;&quot;;[usuários_2.E322])" office:value-type="string" office:string-value="213320@gmail.com" calcext:value-type="string">
            <text:p>213320@gmail.com</text:p>
          </table:table-cell>
          <table:table-cell table:style-name="ce33" table:formula="of:=IF(ISBLANK([.B322]);&quot;&quot;;[usuários_2.G322])">
            <text:p/>
          </table:table-cell>
          <table:table-cell table:style-name="ce33" table:formula="of:=IF(ISBLANK([.B322]);&quot;&quot;;[usuários_2.H322])">
            <text:p/>
          </table:table-cell>
          <table:table-cell table:style-name="ce33" table:formula="of:=IF(ISBLANK([.B322]);&quot;&quot;;[usuários_2.I32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3]);&quot;&quot;;[usuários_2.D323])" office:value-type="string" office:string-value="213321" calcext:value-type="string">
            <text:p>213321</text:p>
          </table:table-cell>
          <table:table-cell table:style-name="ce33" table:formula="of:=IF(ISERR([usuários_2.E323]);&quot;&quot;;[usuários_2.E323])" office:value-type="string" office:string-value="213321@gmail.com" calcext:value-type="string">
            <text:p>213321@gmail.com</text:p>
          </table:table-cell>
          <table:table-cell table:style-name="ce33" table:formula="of:=IF(ISBLANK([.B323]);&quot;&quot;;[usuários_2.G323])">
            <text:p/>
          </table:table-cell>
          <table:table-cell table:style-name="ce33" table:formula="of:=IF(ISBLANK([.B323]);&quot;&quot;;[usuários_2.H323])">
            <text:p/>
          </table:table-cell>
          <table:table-cell table:style-name="ce33" table:formula="of:=IF(ISBLANK([.B323]);&quot;&quot;;[usuários_2.I32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4]);&quot;&quot;;[usuários_2.D324])" office:value-type="string" office:string-value="213322" calcext:value-type="string">
            <text:p>213322</text:p>
          </table:table-cell>
          <table:table-cell table:style-name="ce33" table:formula="of:=IF(ISERR([usuários_2.E324]);&quot;&quot;;[usuários_2.E324])" office:value-type="string" office:string-value="213322@gmail.com" calcext:value-type="string">
            <text:p>213322@gmail.com</text:p>
          </table:table-cell>
          <table:table-cell table:style-name="ce33" table:formula="of:=IF(ISBLANK([.B324]);&quot;&quot;;[usuários_2.G324])">
            <text:p/>
          </table:table-cell>
          <table:table-cell table:style-name="ce33" table:formula="of:=IF(ISBLANK([.B324]);&quot;&quot;;[usuários_2.H324])">
            <text:p/>
          </table:table-cell>
          <table:table-cell table:style-name="ce33" table:formula="of:=IF(ISBLANK([.B324]);&quot;&quot;;[usuários_2.I32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5]);&quot;&quot;;[usuários_2.D325])" office:value-type="string" office:string-value="213323" calcext:value-type="string">
            <text:p>213323</text:p>
          </table:table-cell>
          <table:table-cell table:style-name="ce33" table:formula="of:=IF(ISERR([usuários_2.E325]);&quot;&quot;;[usuários_2.E325])" office:value-type="string" office:string-value="213323@gmail.com" calcext:value-type="string">
            <text:p>213323@gmail.com</text:p>
          </table:table-cell>
          <table:table-cell table:style-name="ce33" table:formula="of:=IF(ISBLANK([.B325]);&quot;&quot;;[usuários_2.G325])">
            <text:p/>
          </table:table-cell>
          <table:table-cell table:style-name="ce33" table:formula="of:=IF(ISBLANK([.B325]);&quot;&quot;;[usuários_2.H325])">
            <text:p/>
          </table:table-cell>
          <table:table-cell table:style-name="ce33" table:formula="of:=IF(ISBLANK([.B325]);&quot;&quot;;[usuários_2.I32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6]);&quot;&quot;;[usuários_2.D326])" office:value-type="string" office:string-value="213324" calcext:value-type="string">
            <text:p>213324</text:p>
          </table:table-cell>
          <table:table-cell table:style-name="ce33" table:formula="of:=IF(ISERR([usuários_2.E326]);&quot;&quot;;[usuários_2.E326])" office:value-type="string" office:string-value="213324@gmail.com" calcext:value-type="string">
            <text:p>213324@gmail.com</text:p>
          </table:table-cell>
          <table:table-cell table:style-name="ce33" table:formula="of:=IF(ISBLANK([.B326]);&quot;&quot;;[usuários_2.G326])">
            <text:p/>
          </table:table-cell>
          <table:table-cell table:style-name="ce33" table:formula="of:=IF(ISBLANK([.B326]);&quot;&quot;;[usuários_2.H326])">
            <text:p/>
          </table:table-cell>
          <table:table-cell table:style-name="ce33" table:formula="of:=IF(ISBLANK([.B326]);&quot;&quot;;[usuários_2.I32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7]);&quot;&quot;;[usuários_2.D327])" office:value-type="string" office:string-value="213325" calcext:value-type="string">
            <text:p>213325</text:p>
          </table:table-cell>
          <table:table-cell table:style-name="ce33" table:formula="of:=IF(ISERR([usuários_2.E327]);&quot;&quot;;[usuários_2.E327])" office:value-type="string" office:string-value="213325@gmail.com" calcext:value-type="string">
            <text:p>213325@gmail.com</text:p>
          </table:table-cell>
          <table:table-cell table:style-name="ce33" table:formula="of:=IF(ISBLANK([.B327]);&quot;&quot;;[usuários_2.G327])">
            <text:p/>
          </table:table-cell>
          <table:table-cell table:style-name="ce33" table:formula="of:=IF(ISBLANK([.B327]);&quot;&quot;;[usuários_2.H327])">
            <text:p/>
          </table:table-cell>
          <table:table-cell table:style-name="ce33" table:formula="of:=IF(ISBLANK([.B327]);&quot;&quot;;[usuários_2.I32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8]);&quot;&quot;;[usuários_2.D328])" office:value-type="string" office:string-value="213326" calcext:value-type="string">
            <text:p>213326</text:p>
          </table:table-cell>
          <table:table-cell table:style-name="ce33" table:formula="of:=IF(ISERR([usuários_2.E328]);&quot;&quot;;[usuários_2.E328])" office:value-type="string" office:string-value="213326@gmail.com" calcext:value-type="string">
            <text:p>213326@gmail.com</text:p>
          </table:table-cell>
          <table:table-cell table:style-name="ce33" table:formula="of:=IF(ISBLANK([.B328]);&quot;&quot;;[usuários_2.G328])">
            <text:p/>
          </table:table-cell>
          <table:table-cell table:style-name="ce33" table:formula="of:=IF(ISBLANK([.B328]);&quot;&quot;;[usuários_2.H328])">
            <text:p/>
          </table:table-cell>
          <table:table-cell table:style-name="ce33" table:formula="of:=IF(ISBLANK([.B328]);&quot;&quot;;[usuários_2.I32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2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29]);&quot;&quot;;[usuários_2.D329])" office:value-type="string" office:string-value="213327" calcext:value-type="string">
            <text:p>213327</text:p>
          </table:table-cell>
          <table:table-cell table:style-name="ce33" table:formula="of:=IF(ISERR([usuários_2.E329]);&quot;&quot;;[usuários_2.E329])" office:value-type="string" office:string-value="213327@gmail.com" calcext:value-type="string">
            <text:p>213327@gmail.com</text:p>
          </table:table-cell>
          <table:table-cell table:style-name="ce33" table:formula="of:=IF(ISBLANK([.B329]);&quot;&quot;;[usuários_2.G329])">
            <text:p/>
          </table:table-cell>
          <table:table-cell table:style-name="ce33" table:formula="of:=IF(ISBLANK([.B329]);&quot;&quot;;[usuários_2.H329])">
            <text:p/>
          </table:table-cell>
          <table:table-cell table:style-name="ce33" table:formula="of:=IF(ISBLANK([.B329]);&quot;&quot;;[usuários_2.I32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2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0]);&quot;&quot;;[usuários_2.D330])" office:value-type="string" office:string-value="213328" calcext:value-type="string">
            <text:p>213328</text:p>
          </table:table-cell>
          <table:table-cell table:style-name="ce33" table:formula="of:=IF(ISERR([usuários_2.E330]);&quot;&quot;;[usuários_2.E330])" office:value-type="string" office:string-value="213328@gmail.com" calcext:value-type="string">
            <text:p>213328@gmail.com</text:p>
          </table:table-cell>
          <table:table-cell table:style-name="ce33" table:formula="of:=IF(ISBLANK([.B330]);&quot;&quot;;[usuários_2.G330])">
            <text:p/>
          </table:table-cell>
          <table:table-cell table:style-name="ce33" table:formula="of:=IF(ISBLANK([.B330]);&quot;&quot;;[usuários_2.H330])">
            <text:p/>
          </table:table-cell>
          <table:table-cell table:style-name="ce33" table:formula="of:=IF(ISBLANK([.B330]);&quot;&quot;;[usuários_2.I33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1]);&quot;&quot;;[usuários_2.D331])" office:value-type="string" office:string-value="213329" calcext:value-type="string">
            <text:p>213329</text:p>
          </table:table-cell>
          <table:table-cell table:style-name="ce33" table:formula="of:=IF(ISERR([usuários_2.E331]);&quot;&quot;;[usuários_2.E331])" office:value-type="string" office:string-value="213329@gmail.com" calcext:value-type="string">
            <text:p>213329@gmail.com</text:p>
          </table:table-cell>
          <table:table-cell table:style-name="ce33" table:formula="of:=IF(ISBLANK([.B331]);&quot;&quot;;[usuários_2.G331])">
            <text:p/>
          </table:table-cell>
          <table:table-cell table:style-name="ce33" table:formula="of:=IF(ISBLANK([.B331]);&quot;&quot;;[usuários_2.H331])">
            <text:p/>
          </table:table-cell>
          <table:table-cell table:style-name="ce33" table:formula="of:=IF(ISBLANK([.B331]);&quot;&quot;;[usuários_2.I33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2]);&quot;&quot;;[usuários_2.D332])" office:value-type="string" office:string-value="213330" calcext:value-type="string">
            <text:p>213330</text:p>
          </table:table-cell>
          <table:table-cell table:style-name="ce33" table:formula="of:=IF(ISERR([usuários_2.E332]);&quot;&quot;;[usuários_2.E332])" office:value-type="string" office:string-value="213330@gmail.com" calcext:value-type="string">
            <text:p>213330@gmail.com</text:p>
          </table:table-cell>
          <table:table-cell table:style-name="ce33" table:formula="of:=IF(ISBLANK([.B332]);&quot;&quot;;[usuários_2.G332])">
            <text:p/>
          </table:table-cell>
          <table:table-cell table:style-name="ce33" table:formula="of:=IF(ISBLANK([.B332]);&quot;&quot;;[usuários_2.H332])">
            <text:p/>
          </table:table-cell>
          <table:table-cell table:style-name="ce33" table:formula="of:=IF(ISBLANK([.B332]);&quot;&quot;;[usuários_2.I33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3]);&quot;&quot;;[usuários_2.D333])" office:value-type="string" office:string-value="213331" calcext:value-type="string">
            <text:p>213331</text:p>
          </table:table-cell>
          <table:table-cell table:style-name="ce33" table:formula="of:=IF(ISERR([usuários_2.E333]);&quot;&quot;;[usuários_2.E333])" office:value-type="string" office:string-value="213331@gmail.com" calcext:value-type="string">
            <text:p>213331@gmail.com</text:p>
          </table:table-cell>
          <table:table-cell table:style-name="ce33" table:formula="of:=IF(ISBLANK([.B333]);&quot;&quot;;[usuários_2.G333])">
            <text:p/>
          </table:table-cell>
          <table:table-cell table:style-name="ce33" table:formula="of:=IF(ISBLANK([.B333]);&quot;&quot;;[usuários_2.H333])">
            <text:p/>
          </table:table-cell>
          <table:table-cell table:style-name="ce33" table:formula="of:=IF(ISBLANK([.B333]);&quot;&quot;;[usuários_2.I33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4]);&quot;&quot;;[usuários_2.D334])" office:value-type="string" office:string-value="213332" calcext:value-type="string">
            <text:p>213332</text:p>
          </table:table-cell>
          <table:table-cell table:style-name="ce33" table:formula="of:=IF(ISERR([usuários_2.E334]);&quot;&quot;;[usuários_2.E334])" office:value-type="string" office:string-value="213332@gmail.com" calcext:value-type="string">
            <text:p>213332@gmail.com</text:p>
          </table:table-cell>
          <table:table-cell table:style-name="ce33" table:formula="of:=IF(ISBLANK([.B334]);&quot;&quot;;[usuários_2.G334])">
            <text:p/>
          </table:table-cell>
          <table:table-cell table:style-name="ce33" table:formula="of:=IF(ISBLANK([.B334]);&quot;&quot;;[usuários_2.H334])">
            <text:p/>
          </table:table-cell>
          <table:table-cell table:style-name="ce33" table:formula="of:=IF(ISBLANK([.B334]);&quot;&quot;;[usuários_2.I33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5]);&quot;&quot;;[usuários_2.D335])" office:value-type="string" office:string-value="213333" calcext:value-type="string">
            <text:p>213333</text:p>
          </table:table-cell>
          <table:table-cell table:style-name="ce33" table:formula="of:=IF(ISERR([usuários_2.E335]);&quot;&quot;;[usuários_2.E335])" office:value-type="string" office:string-value="213333@gmail.com" calcext:value-type="string">
            <text:p>213333@gmail.com</text:p>
          </table:table-cell>
          <table:table-cell table:style-name="ce33" table:formula="of:=IF(ISBLANK([.B335]);&quot;&quot;;[usuários_2.G335])">
            <text:p/>
          </table:table-cell>
          <table:table-cell table:style-name="ce33" table:formula="of:=IF(ISBLANK([.B335]);&quot;&quot;;[usuários_2.H335])">
            <text:p/>
          </table:table-cell>
          <table:table-cell table:style-name="ce33" table:formula="of:=IF(ISBLANK([.B335]);&quot;&quot;;[usuários_2.I33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6]);&quot;&quot;;[usuários_2.D336])" office:value-type="string" office:string-value="213334" calcext:value-type="string">
            <text:p>213334</text:p>
          </table:table-cell>
          <table:table-cell table:style-name="ce33" table:formula="of:=IF(ISERR([usuários_2.E336]);&quot;&quot;;[usuários_2.E336])" office:value-type="string" office:string-value="213334@gmail.com" calcext:value-type="string">
            <text:p>213334@gmail.com</text:p>
          </table:table-cell>
          <table:table-cell table:style-name="ce33" table:formula="of:=IF(ISBLANK([.B336]);&quot;&quot;;[usuários_2.G336])">
            <text:p/>
          </table:table-cell>
          <table:table-cell table:style-name="ce33" table:formula="of:=IF(ISBLANK([.B336]);&quot;&quot;;[usuários_2.H336])">
            <text:p/>
          </table:table-cell>
          <table:table-cell table:style-name="ce33" table:formula="of:=IF(ISBLANK([.B336]);&quot;&quot;;[usuários_2.I33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7]);&quot;&quot;;[usuários_2.D337])" office:value-type="string" office:string-value="213335" calcext:value-type="string">
            <text:p>213335</text:p>
          </table:table-cell>
          <table:table-cell table:style-name="ce33" table:formula="of:=IF(ISERR([usuários_2.E337]);&quot;&quot;;[usuários_2.E337])" office:value-type="string" office:string-value="213335@gmail.com" calcext:value-type="string">
            <text:p>213335@gmail.com</text:p>
          </table:table-cell>
          <table:table-cell table:style-name="ce33" table:formula="of:=IF(ISBLANK([.B337]);&quot;&quot;;[usuários_2.G337])">
            <text:p/>
          </table:table-cell>
          <table:table-cell table:style-name="ce33" table:formula="of:=IF(ISBLANK([.B337]);&quot;&quot;;[usuários_2.H337])">
            <text:p/>
          </table:table-cell>
          <table:table-cell table:style-name="ce33" table:formula="of:=IF(ISBLANK([.B337]);&quot;&quot;;[usuários_2.I33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8]);&quot;&quot;;[usuários_2.D338])" office:value-type="string" office:string-value="213336" calcext:value-type="string">
            <text:p>213336</text:p>
          </table:table-cell>
          <table:table-cell table:style-name="ce33" table:formula="of:=IF(ISERR([usuários_2.E338]);&quot;&quot;;[usuários_2.E338])" office:value-type="string" office:string-value="213336@gmail.com" calcext:value-type="string">
            <text:p>213336@gmail.com</text:p>
          </table:table-cell>
          <table:table-cell table:style-name="ce33" table:formula="of:=IF(ISBLANK([.B338]);&quot;&quot;;[usuários_2.G338])">
            <text:p/>
          </table:table-cell>
          <table:table-cell table:style-name="ce33" table:formula="of:=IF(ISBLANK([.B338]);&quot;&quot;;[usuários_2.H338])">
            <text:p/>
          </table:table-cell>
          <table:table-cell table:style-name="ce33" table:formula="of:=IF(ISBLANK([.B338]);&quot;&quot;;[usuários_2.I33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3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39]);&quot;&quot;;[usuários_2.D339])" office:value-type="string" office:string-value="213337" calcext:value-type="string">
            <text:p>213337</text:p>
          </table:table-cell>
          <table:table-cell table:style-name="ce33" table:formula="of:=IF(ISERR([usuários_2.E339]);&quot;&quot;;[usuários_2.E339])" office:value-type="string" office:string-value="213337@gmail.com" calcext:value-type="string">
            <text:p>213337@gmail.com</text:p>
          </table:table-cell>
          <table:table-cell table:style-name="ce33" table:formula="of:=IF(ISBLANK([.B339]);&quot;&quot;;[usuários_2.G339])">
            <text:p/>
          </table:table-cell>
          <table:table-cell table:style-name="ce33" table:formula="of:=IF(ISBLANK([.B339]);&quot;&quot;;[usuários_2.H339])">
            <text:p/>
          </table:table-cell>
          <table:table-cell table:style-name="ce33" table:formula="of:=IF(ISBLANK([.B339]);&quot;&quot;;[usuários_2.I33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3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0]);&quot;&quot;;[usuários_2.D340])" office:value-type="string" office:string-value="213338" calcext:value-type="string">
            <text:p>213338</text:p>
          </table:table-cell>
          <table:table-cell table:style-name="ce33" table:formula="of:=IF(ISERR([usuários_2.E340]);&quot;&quot;;[usuários_2.E340])" office:value-type="string" office:string-value="213338@gmail.com" calcext:value-type="string">
            <text:p>213338@gmail.com</text:p>
          </table:table-cell>
          <table:table-cell table:style-name="ce33" table:formula="of:=IF(ISBLANK([.B340]);&quot;&quot;;[usuários_2.G340])">
            <text:p/>
          </table:table-cell>
          <table:table-cell table:style-name="ce33" table:formula="of:=IF(ISBLANK([.B340]);&quot;&quot;;[usuários_2.H340])">
            <text:p/>
          </table:table-cell>
          <table:table-cell table:style-name="ce33" table:formula="of:=IF(ISBLANK([.B340]);&quot;&quot;;[usuários_2.I34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1]);&quot;&quot;;[usuários_2.D341])" office:value-type="string" office:string-value="213339" calcext:value-type="string">
            <text:p>213339</text:p>
          </table:table-cell>
          <table:table-cell table:style-name="ce33" table:formula="of:=IF(ISERR([usuários_2.E341]);&quot;&quot;;[usuários_2.E341])" office:value-type="string" office:string-value="213339@gmail.com" calcext:value-type="string">
            <text:p>213339@gmail.com</text:p>
          </table:table-cell>
          <table:table-cell table:style-name="ce33" table:formula="of:=IF(ISBLANK([.B341]);&quot;&quot;;[usuários_2.G341])">
            <text:p/>
          </table:table-cell>
          <table:table-cell table:style-name="ce33" table:formula="of:=IF(ISBLANK([.B341]);&quot;&quot;;[usuários_2.H341])">
            <text:p/>
          </table:table-cell>
          <table:table-cell table:style-name="ce33" table:formula="of:=IF(ISBLANK([.B341]);&quot;&quot;;[usuários_2.I34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2]);&quot;&quot;;[usuários_2.D342])" office:value-type="string" office:string-value="213340" calcext:value-type="string">
            <text:p>213340</text:p>
          </table:table-cell>
          <table:table-cell table:style-name="ce33" table:formula="of:=IF(ISERR([usuários_2.E342]);&quot;&quot;;[usuários_2.E342])" office:value-type="string" office:string-value="213340@gmail.com" calcext:value-type="string">
            <text:p>213340@gmail.com</text:p>
          </table:table-cell>
          <table:table-cell table:style-name="ce33" table:formula="of:=IF(ISBLANK([.B342]);&quot;&quot;;[usuários_2.G342])">
            <text:p/>
          </table:table-cell>
          <table:table-cell table:style-name="ce33" table:formula="of:=IF(ISBLANK([.B342]);&quot;&quot;;[usuários_2.H342])">
            <text:p/>
          </table:table-cell>
          <table:table-cell table:style-name="ce33" table:formula="of:=IF(ISBLANK([.B342]);&quot;&quot;;[usuários_2.I34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3]);&quot;&quot;;[usuários_2.D343])" office:value-type="string" office:string-value="213341" calcext:value-type="string">
            <text:p>213341</text:p>
          </table:table-cell>
          <table:table-cell table:style-name="ce33" table:formula="of:=IF(ISERR([usuários_2.E343]);&quot;&quot;;[usuários_2.E343])" office:value-type="string" office:string-value="213341@gmail.com" calcext:value-type="string">
            <text:p>213341@gmail.com</text:p>
          </table:table-cell>
          <table:table-cell table:style-name="ce33" table:formula="of:=IF(ISBLANK([.B343]);&quot;&quot;;[usuários_2.G343])">
            <text:p/>
          </table:table-cell>
          <table:table-cell table:style-name="ce33" table:formula="of:=IF(ISBLANK([.B343]);&quot;&quot;;[usuários_2.H343])">
            <text:p/>
          </table:table-cell>
          <table:table-cell table:style-name="ce33" table:formula="of:=IF(ISBLANK([.B343]);&quot;&quot;;[usuários_2.I34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4]);&quot;&quot;;[usuários_2.D344])" office:value-type="string" office:string-value="213342" calcext:value-type="string">
            <text:p>213342</text:p>
          </table:table-cell>
          <table:table-cell table:style-name="ce33" table:formula="of:=IF(ISERR([usuários_2.E344]);&quot;&quot;;[usuários_2.E344])" office:value-type="string" office:string-value="213342@gmail.com" calcext:value-type="string">
            <text:p>213342@gmail.com</text:p>
          </table:table-cell>
          <table:table-cell table:style-name="ce33" table:formula="of:=IF(ISBLANK([.B344]);&quot;&quot;;[usuários_2.G344])">
            <text:p/>
          </table:table-cell>
          <table:table-cell table:style-name="ce33" table:formula="of:=IF(ISBLANK([.B344]);&quot;&quot;;[usuários_2.H344])">
            <text:p/>
          </table:table-cell>
          <table:table-cell table:style-name="ce33" table:formula="of:=IF(ISBLANK([.B344]);&quot;&quot;;[usuários_2.I34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5]);&quot;&quot;;[usuários_2.D345])" office:value-type="string" office:string-value="213343" calcext:value-type="string">
            <text:p>213343</text:p>
          </table:table-cell>
          <table:table-cell table:style-name="ce33" table:formula="of:=IF(ISERR([usuários_2.E345]);&quot;&quot;;[usuários_2.E345])" office:value-type="string" office:string-value="213343@gmail.com" calcext:value-type="string">
            <text:p>213343@gmail.com</text:p>
          </table:table-cell>
          <table:table-cell table:style-name="ce33" table:formula="of:=IF(ISBLANK([.B345]);&quot;&quot;;[usuários_2.G345])">
            <text:p/>
          </table:table-cell>
          <table:table-cell table:style-name="ce33" table:formula="of:=IF(ISBLANK([.B345]);&quot;&quot;;[usuários_2.H345])">
            <text:p/>
          </table:table-cell>
          <table:table-cell table:style-name="ce33" table:formula="of:=IF(ISBLANK([.B345]);&quot;&quot;;[usuários_2.I34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6]);&quot;&quot;;[usuários_2.D346])" office:value-type="string" office:string-value="213344" calcext:value-type="string">
            <text:p>213344</text:p>
          </table:table-cell>
          <table:table-cell table:style-name="ce33" table:formula="of:=IF(ISERR([usuários_2.E346]);&quot;&quot;;[usuários_2.E346])" office:value-type="string" office:string-value="213344@gmail.com" calcext:value-type="string">
            <text:p>213344@gmail.com</text:p>
          </table:table-cell>
          <table:table-cell table:style-name="ce33" table:formula="of:=IF(ISBLANK([.B346]);&quot;&quot;;[usuários_2.G346])">
            <text:p/>
          </table:table-cell>
          <table:table-cell table:style-name="ce33" table:formula="of:=IF(ISBLANK([.B346]);&quot;&quot;;[usuários_2.H346])">
            <text:p/>
          </table:table-cell>
          <table:table-cell table:style-name="ce33" table:formula="of:=IF(ISBLANK([.B346]);&quot;&quot;;[usuários_2.I34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7]);&quot;&quot;;[usuários_2.D347])" office:value-type="string" office:string-value="213345" calcext:value-type="string">
            <text:p>213345</text:p>
          </table:table-cell>
          <table:table-cell table:style-name="ce33" table:formula="of:=IF(ISERR([usuários_2.E347]);&quot;&quot;;[usuários_2.E347])" office:value-type="string" office:string-value="213345@gmail.com" calcext:value-type="string">
            <text:p>213345@gmail.com</text:p>
          </table:table-cell>
          <table:table-cell table:style-name="ce33" table:formula="of:=IF(ISBLANK([.B347]);&quot;&quot;;[usuários_2.G347])">
            <text:p/>
          </table:table-cell>
          <table:table-cell table:style-name="ce33" table:formula="of:=IF(ISBLANK([.B347]);&quot;&quot;;[usuários_2.H347])">
            <text:p/>
          </table:table-cell>
          <table:table-cell table:style-name="ce33" table:formula="of:=IF(ISBLANK([.B347]);&quot;&quot;;[usuários_2.I34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8]);&quot;&quot;;[usuários_2.D348])" office:value-type="string" office:string-value="213346" calcext:value-type="string">
            <text:p>213346</text:p>
          </table:table-cell>
          <table:table-cell table:style-name="ce33" table:formula="of:=IF(ISERR([usuários_2.E348]);&quot;&quot;;[usuários_2.E348])" office:value-type="string" office:string-value="213346@gmail.com" calcext:value-type="string">
            <text:p>213346@gmail.com</text:p>
          </table:table-cell>
          <table:table-cell table:style-name="ce33" table:formula="of:=IF(ISBLANK([.B348]);&quot;&quot;;[usuários_2.G348])">
            <text:p/>
          </table:table-cell>
          <table:table-cell table:style-name="ce33" table:formula="of:=IF(ISBLANK([.B348]);&quot;&quot;;[usuários_2.H348])">
            <text:p/>
          </table:table-cell>
          <table:table-cell table:style-name="ce33" table:formula="of:=IF(ISBLANK([.B348]);&quot;&quot;;[usuários_2.I34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4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49]);&quot;&quot;;[usuários_2.D349])" office:value-type="string" office:string-value="213347" calcext:value-type="string">
            <text:p>213347</text:p>
          </table:table-cell>
          <table:table-cell table:style-name="ce33" table:formula="of:=IF(ISERR([usuários_2.E349]);&quot;&quot;;[usuários_2.E349])" office:value-type="string" office:string-value="213347@gmail.com" calcext:value-type="string">
            <text:p>213347@gmail.com</text:p>
          </table:table-cell>
          <table:table-cell table:style-name="ce33" table:formula="of:=IF(ISBLANK([.B349]);&quot;&quot;;[usuários_2.G349])">
            <text:p/>
          </table:table-cell>
          <table:table-cell table:style-name="ce33" table:formula="of:=IF(ISBLANK([.B349]);&quot;&quot;;[usuários_2.H349])">
            <text:p/>
          </table:table-cell>
          <table:table-cell table:style-name="ce33" table:formula="of:=IF(ISBLANK([.B349]);&quot;&quot;;[usuários_2.I34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4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0]);&quot;&quot;;[usuários_2.D350])" office:value-type="string" office:string-value="213348" calcext:value-type="string">
            <text:p>213348</text:p>
          </table:table-cell>
          <table:table-cell table:style-name="ce33" table:formula="of:=IF(ISERR([usuários_2.E350]);&quot;&quot;;[usuários_2.E350])" office:value-type="string" office:string-value="213348@gmail.com" calcext:value-type="string">
            <text:p>213348@gmail.com</text:p>
          </table:table-cell>
          <table:table-cell table:style-name="ce33" table:formula="of:=IF(ISBLANK([.B350]);&quot;&quot;;[usuários_2.G350])">
            <text:p/>
          </table:table-cell>
          <table:table-cell table:style-name="ce33" table:formula="of:=IF(ISBLANK([.B350]);&quot;&quot;;[usuários_2.H350])">
            <text:p/>
          </table:table-cell>
          <table:table-cell table:style-name="ce33" table:formula="of:=IF(ISBLANK([.B350]);&quot;&quot;;[usuários_2.I35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1]);&quot;&quot;;[usuários_2.D351])" office:value-type="string" office:string-value="213349" calcext:value-type="string">
            <text:p>213349</text:p>
          </table:table-cell>
          <table:table-cell table:style-name="ce33" table:formula="of:=IF(ISERR([usuários_2.E351]);&quot;&quot;;[usuários_2.E351])" office:value-type="string" office:string-value="213349@gmail.com" calcext:value-type="string">
            <text:p>213349@gmail.com</text:p>
          </table:table-cell>
          <table:table-cell table:style-name="ce33" table:formula="of:=IF(ISBLANK([.B351]);&quot;&quot;;[usuários_2.G351])">
            <text:p/>
          </table:table-cell>
          <table:table-cell table:style-name="ce33" table:formula="of:=IF(ISBLANK([.B351]);&quot;&quot;;[usuários_2.H351])">
            <text:p/>
          </table:table-cell>
          <table:table-cell table:style-name="ce33" table:formula="of:=IF(ISBLANK([.B351]);&quot;&quot;;[usuários_2.I35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2]);&quot;&quot;;[usuários_2.D352])" office:value-type="string" office:string-value="213350" calcext:value-type="string">
            <text:p>213350</text:p>
          </table:table-cell>
          <table:table-cell table:style-name="ce33" table:formula="of:=IF(ISERR([usuários_2.E352]);&quot;&quot;;[usuários_2.E352])" office:value-type="string" office:string-value="213350@gmail.com" calcext:value-type="string">
            <text:p>213350@gmail.com</text:p>
          </table:table-cell>
          <table:table-cell table:style-name="ce33" table:formula="of:=IF(ISBLANK([.B352]);&quot;&quot;;[usuários_2.G352])">
            <text:p/>
          </table:table-cell>
          <table:table-cell table:style-name="ce33" table:formula="of:=IF(ISBLANK([.B352]);&quot;&quot;;[usuários_2.H352])">
            <text:p/>
          </table:table-cell>
          <table:table-cell table:style-name="ce33" table:formula="of:=IF(ISBLANK([.B352]);&quot;&quot;;[usuários_2.I35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3]);&quot;&quot;;[usuários_2.D353])" office:value-type="string" office:string-value="213351" calcext:value-type="string">
            <text:p>213351</text:p>
          </table:table-cell>
          <table:table-cell table:style-name="ce33" table:formula="of:=IF(ISERR([usuários_2.E353]);&quot;&quot;;[usuários_2.E353])" office:value-type="string" office:string-value="213351@gmail.com" calcext:value-type="string">
            <text:p>213351@gmail.com</text:p>
          </table:table-cell>
          <table:table-cell table:style-name="ce33" table:formula="of:=IF(ISBLANK([.B353]);&quot;&quot;;[usuários_2.G353])">
            <text:p/>
          </table:table-cell>
          <table:table-cell table:style-name="ce33" table:formula="of:=IF(ISBLANK([.B353]);&quot;&quot;;[usuários_2.H353])">
            <text:p/>
          </table:table-cell>
          <table:table-cell table:style-name="ce33" table:formula="of:=IF(ISBLANK([.B353]);&quot;&quot;;[usuários_2.I35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4]);&quot;&quot;;[usuários_2.D354])" office:value-type="string" office:string-value="213352" calcext:value-type="string">
            <text:p>213352</text:p>
          </table:table-cell>
          <table:table-cell table:style-name="ce33" table:formula="of:=IF(ISERR([usuários_2.E354]);&quot;&quot;;[usuários_2.E354])" office:value-type="string" office:string-value="213352@gmail.com" calcext:value-type="string">
            <text:p>213352@gmail.com</text:p>
          </table:table-cell>
          <table:table-cell table:style-name="ce33" table:formula="of:=IF(ISBLANK([.B354]);&quot;&quot;;[usuários_2.G354])">
            <text:p/>
          </table:table-cell>
          <table:table-cell table:style-name="ce33" table:formula="of:=IF(ISBLANK([.B354]);&quot;&quot;;[usuários_2.H354])">
            <text:p/>
          </table:table-cell>
          <table:table-cell table:style-name="ce33" table:formula="of:=IF(ISBLANK([.B354]);&quot;&quot;;[usuários_2.I35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5]);&quot;&quot;;[usuários_2.D355])" office:value-type="string" office:string-value="213353" calcext:value-type="string">
            <text:p>213353</text:p>
          </table:table-cell>
          <table:table-cell table:style-name="ce33" table:formula="of:=IF(ISERR([usuários_2.E355]);&quot;&quot;;[usuários_2.E355])" office:value-type="string" office:string-value="213353@gmail.com" calcext:value-type="string">
            <text:p>213353@gmail.com</text:p>
          </table:table-cell>
          <table:table-cell table:style-name="ce33" table:formula="of:=IF(ISBLANK([.B355]);&quot;&quot;;[usuários_2.G355])">
            <text:p/>
          </table:table-cell>
          <table:table-cell table:style-name="ce33" table:formula="of:=IF(ISBLANK([.B355]);&quot;&quot;;[usuários_2.H355])">
            <text:p/>
          </table:table-cell>
          <table:table-cell table:style-name="ce33" table:formula="of:=IF(ISBLANK([.B355]);&quot;&quot;;[usuários_2.I35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6]);&quot;&quot;;[usuários_2.D356])" office:value-type="string" office:string-value="213354" calcext:value-type="string">
            <text:p>213354</text:p>
          </table:table-cell>
          <table:table-cell table:style-name="ce33" table:formula="of:=IF(ISERR([usuários_2.E356]);&quot;&quot;;[usuários_2.E356])" office:value-type="string" office:string-value="213354@gmail.com" calcext:value-type="string">
            <text:p>213354@gmail.com</text:p>
          </table:table-cell>
          <table:table-cell table:style-name="ce33" table:formula="of:=IF(ISBLANK([.B356]);&quot;&quot;;[usuários_2.G356])">
            <text:p/>
          </table:table-cell>
          <table:table-cell table:style-name="ce33" table:formula="of:=IF(ISBLANK([.B356]);&quot;&quot;;[usuários_2.H356])">
            <text:p/>
          </table:table-cell>
          <table:table-cell table:style-name="ce33" table:formula="of:=IF(ISBLANK([.B356]);&quot;&quot;;[usuários_2.I35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7]);&quot;&quot;;[usuários_2.D357])" office:value-type="string" office:string-value="213355" calcext:value-type="string">
            <text:p>213355</text:p>
          </table:table-cell>
          <table:table-cell table:style-name="ce33" table:formula="of:=IF(ISERR([usuários_2.E357]);&quot;&quot;;[usuários_2.E357])" office:value-type="string" office:string-value="213355@gmail.com" calcext:value-type="string">
            <text:p>213355@gmail.com</text:p>
          </table:table-cell>
          <table:table-cell table:style-name="ce33" table:formula="of:=IF(ISBLANK([.B357]);&quot;&quot;;[usuários_2.G357])">
            <text:p/>
          </table:table-cell>
          <table:table-cell table:style-name="ce33" table:formula="of:=IF(ISBLANK([.B357]);&quot;&quot;;[usuários_2.H357])">
            <text:p/>
          </table:table-cell>
          <table:table-cell table:style-name="ce33" table:formula="of:=IF(ISBLANK([.B357]);&quot;&quot;;[usuários_2.I35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8]);&quot;&quot;;[usuários_2.D358])" office:value-type="string" office:string-value="213356" calcext:value-type="string">
            <text:p>213356</text:p>
          </table:table-cell>
          <table:table-cell table:style-name="ce33" table:formula="of:=IF(ISERR([usuários_2.E358]);&quot;&quot;;[usuários_2.E358])" office:value-type="string" office:string-value="213356@gmail.com" calcext:value-type="string">
            <text:p>213356@gmail.com</text:p>
          </table:table-cell>
          <table:table-cell table:style-name="ce33" table:formula="of:=IF(ISBLANK([.B358]);&quot;&quot;;[usuários_2.G358])">
            <text:p/>
          </table:table-cell>
          <table:table-cell table:style-name="ce33" table:formula="of:=IF(ISBLANK([.B358]);&quot;&quot;;[usuários_2.H358])">
            <text:p/>
          </table:table-cell>
          <table:table-cell table:style-name="ce33" table:formula="of:=IF(ISBLANK([.B358]);&quot;&quot;;[usuários_2.I35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5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59]);&quot;&quot;;[usuários_2.D359])" office:value-type="string" office:string-value="213357" calcext:value-type="string">
            <text:p>213357</text:p>
          </table:table-cell>
          <table:table-cell table:style-name="ce33" table:formula="of:=IF(ISERR([usuários_2.E359]);&quot;&quot;;[usuários_2.E359])" office:value-type="string" office:string-value="213357@gmail.com" calcext:value-type="string">
            <text:p>213357@gmail.com</text:p>
          </table:table-cell>
          <table:table-cell table:style-name="ce33" table:formula="of:=IF(ISBLANK([.B359]);&quot;&quot;;[usuários_2.G359])">
            <text:p/>
          </table:table-cell>
          <table:table-cell table:style-name="ce33" table:formula="of:=IF(ISBLANK([.B359]);&quot;&quot;;[usuários_2.H359])">
            <text:p/>
          </table:table-cell>
          <table:table-cell table:style-name="ce33" table:formula="of:=IF(ISBLANK([.B359]);&quot;&quot;;[usuários_2.I35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5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0]);&quot;&quot;;[usuários_2.D360])" office:value-type="string" office:string-value="213358" calcext:value-type="string">
            <text:p>213358</text:p>
          </table:table-cell>
          <table:table-cell table:style-name="ce33" table:formula="of:=IF(ISERR([usuários_2.E360]);&quot;&quot;;[usuários_2.E360])" office:value-type="string" office:string-value="213358@gmail.com" calcext:value-type="string">
            <text:p>213358@gmail.com</text:p>
          </table:table-cell>
          <table:table-cell table:style-name="ce33" table:formula="of:=IF(ISBLANK([.B360]);&quot;&quot;;[usuários_2.G360])">
            <text:p/>
          </table:table-cell>
          <table:table-cell table:style-name="ce33" table:formula="of:=IF(ISBLANK([.B360]);&quot;&quot;;[usuários_2.H360])">
            <text:p/>
          </table:table-cell>
          <table:table-cell table:style-name="ce33" table:formula="of:=IF(ISBLANK([.B360]);&quot;&quot;;[usuários_2.I36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1]);&quot;&quot;;[usuários_2.D361])" office:value-type="string" office:string-value="213359" calcext:value-type="string">
            <text:p>213359</text:p>
          </table:table-cell>
          <table:table-cell table:style-name="ce33" table:formula="of:=IF(ISERR([usuários_2.E361]);&quot;&quot;;[usuários_2.E361])" office:value-type="string" office:string-value="213359@gmail.com" calcext:value-type="string">
            <text:p>213359@gmail.com</text:p>
          </table:table-cell>
          <table:table-cell table:style-name="ce33" table:formula="of:=IF(ISBLANK([.B361]);&quot;&quot;;[usuários_2.G361])">
            <text:p/>
          </table:table-cell>
          <table:table-cell table:style-name="ce33" table:formula="of:=IF(ISBLANK([.B361]);&quot;&quot;;[usuários_2.H361])">
            <text:p/>
          </table:table-cell>
          <table:table-cell table:style-name="ce33" table:formula="of:=IF(ISBLANK([.B361]);&quot;&quot;;[usuários_2.I36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2]);&quot;&quot;;[usuários_2.D362])" office:value-type="string" office:string-value="213360" calcext:value-type="string">
            <text:p>213360</text:p>
          </table:table-cell>
          <table:table-cell table:style-name="ce33" table:formula="of:=IF(ISERR([usuários_2.E362]);&quot;&quot;;[usuários_2.E362])" office:value-type="string" office:string-value="213360@gmail.com" calcext:value-type="string">
            <text:p>213360@gmail.com</text:p>
          </table:table-cell>
          <table:table-cell table:style-name="ce33" table:formula="of:=IF(ISBLANK([.B362]);&quot;&quot;;[usuários_2.G362])">
            <text:p/>
          </table:table-cell>
          <table:table-cell table:style-name="ce33" table:formula="of:=IF(ISBLANK([.B362]);&quot;&quot;;[usuários_2.H362])">
            <text:p/>
          </table:table-cell>
          <table:table-cell table:style-name="ce33" table:formula="of:=IF(ISBLANK([.B362]);&quot;&quot;;[usuários_2.I36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3]);&quot;&quot;;[usuários_2.D363])" office:value-type="string" office:string-value="213361" calcext:value-type="string">
            <text:p>213361</text:p>
          </table:table-cell>
          <table:table-cell table:style-name="ce33" table:formula="of:=IF(ISERR([usuários_2.E363]);&quot;&quot;;[usuários_2.E363])" office:value-type="string" office:string-value="213361@gmail.com" calcext:value-type="string">
            <text:p>213361@gmail.com</text:p>
          </table:table-cell>
          <table:table-cell table:style-name="ce33" table:formula="of:=IF(ISBLANK([.B363]);&quot;&quot;;[usuários_2.G363])">
            <text:p/>
          </table:table-cell>
          <table:table-cell table:style-name="ce33" table:formula="of:=IF(ISBLANK([.B363]);&quot;&quot;;[usuários_2.H363])">
            <text:p/>
          </table:table-cell>
          <table:table-cell table:style-name="ce33" table:formula="of:=IF(ISBLANK([.B363]);&quot;&quot;;[usuários_2.I36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4]);&quot;&quot;;[usuários_2.D364])" office:value-type="string" office:string-value="213362" calcext:value-type="string">
            <text:p>213362</text:p>
          </table:table-cell>
          <table:table-cell table:style-name="ce33" table:formula="of:=IF(ISERR([usuários_2.E364]);&quot;&quot;;[usuários_2.E364])" office:value-type="string" office:string-value="213362@gmail.com" calcext:value-type="string">
            <text:p>213362@gmail.com</text:p>
          </table:table-cell>
          <table:table-cell table:style-name="ce33" table:formula="of:=IF(ISBLANK([.B364]);&quot;&quot;;[usuários_2.G364])">
            <text:p/>
          </table:table-cell>
          <table:table-cell table:style-name="ce33" table:formula="of:=IF(ISBLANK([.B364]);&quot;&quot;;[usuários_2.H364])">
            <text:p/>
          </table:table-cell>
          <table:table-cell table:style-name="ce33" table:formula="of:=IF(ISBLANK([.B364]);&quot;&quot;;[usuários_2.I36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5]);&quot;&quot;;[usuários_2.D365])" office:value-type="string" office:string-value="213363" calcext:value-type="string">
            <text:p>213363</text:p>
          </table:table-cell>
          <table:table-cell table:style-name="ce33" table:formula="of:=IF(ISERR([usuários_2.E365]);&quot;&quot;;[usuários_2.E365])" office:value-type="string" office:string-value="213363@gmail.com" calcext:value-type="string">
            <text:p>213363@gmail.com</text:p>
          </table:table-cell>
          <table:table-cell table:style-name="ce33" table:formula="of:=IF(ISBLANK([.B365]);&quot;&quot;;[usuários_2.G365])">
            <text:p/>
          </table:table-cell>
          <table:table-cell table:style-name="ce33" table:formula="of:=IF(ISBLANK([.B365]);&quot;&quot;;[usuários_2.H365])">
            <text:p/>
          </table:table-cell>
          <table:table-cell table:style-name="ce33" table:formula="of:=IF(ISBLANK([.B365]);&quot;&quot;;[usuários_2.I36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6]);&quot;&quot;;[usuários_2.D366])" office:value-type="string" office:string-value="213364" calcext:value-type="string">
            <text:p>213364</text:p>
          </table:table-cell>
          <table:table-cell table:style-name="ce33" table:formula="of:=IF(ISERR([usuários_2.E366]);&quot;&quot;;[usuários_2.E366])" office:value-type="string" office:string-value="213364@gmail.com" calcext:value-type="string">
            <text:p>213364@gmail.com</text:p>
          </table:table-cell>
          <table:table-cell table:style-name="ce33" table:formula="of:=IF(ISBLANK([.B366]);&quot;&quot;;[usuários_2.G366])">
            <text:p/>
          </table:table-cell>
          <table:table-cell table:style-name="ce33" table:formula="of:=IF(ISBLANK([.B366]);&quot;&quot;;[usuários_2.H366])">
            <text:p/>
          </table:table-cell>
          <table:table-cell table:style-name="ce33" table:formula="of:=IF(ISBLANK([.B366]);&quot;&quot;;[usuários_2.I36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7]);&quot;&quot;;[usuários_2.D367])" office:value-type="string" office:string-value="213365" calcext:value-type="string">
            <text:p>213365</text:p>
          </table:table-cell>
          <table:table-cell table:style-name="ce33" table:formula="of:=IF(ISERR([usuários_2.E367]);&quot;&quot;;[usuários_2.E367])" office:value-type="string" office:string-value="213365@gmail.com" calcext:value-type="string">
            <text:p>213365@gmail.com</text:p>
          </table:table-cell>
          <table:table-cell table:style-name="ce33" table:formula="of:=IF(ISBLANK([.B367]);&quot;&quot;;[usuários_2.G367])">
            <text:p/>
          </table:table-cell>
          <table:table-cell table:style-name="ce33" table:formula="of:=IF(ISBLANK([.B367]);&quot;&quot;;[usuários_2.H367])">
            <text:p/>
          </table:table-cell>
          <table:table-cell table:style-name="ce33" table:formula="of:=IF(ISBLANK([.B367]);&quot;&quot;;[usuários_2.I36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8]);&quot;&quot;;[usuários_2.D368])" office:value-type="string" office:string-value="213366" calcext:value-type="string">
            <text:p>213366</text:p>
          </table:table-cell>
          <table:table-cell table:style-name="ce33" table:formula="of:=IF(ISERR([usuários_2.E368]);&quot;&quot;;[usuários_2.E368])" office:value-type="string" office:string-value="213366@gmail.com" calcext:value-type="string">
            <text:p>213366@gmail.com</text:p>
          </table:table-cell>
          <table:table-cell table:style-name="ce33" table:formula="of:=IF(ISBLANK([.B368]);&quot;&quot;;[usuários_2.G368])">
            <text:p/>
          </table:table-cell>
          <table:table-cell table:style-name="ce33" table:formula="of:=IF(ISBLANK([.B368]);&quot;&quot;;[usuários_2.H368])">
            <text:p/>
          </table:table-cell>
          <table:table-cell table:style-name="ce33" table:formula="of:=IF(ISBLANK([.B368]);&quot;&quot;;[usuários_2.I36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6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69]);&quot;&quot;;[usuários_2.D369])" office:value-type="string" office:string-value="213367" calcext:value-type="string">
            <text:p>213367</text:p>
          </table:table-cell>
          <table:table-cell table:style-name="ce33" table:formula="of:=IF(ISERR([usuários_2.E369]);&quot;&quot;;[usuários_2.E369])" office:value-type="string" office:string-value="213367@gmail.com" calcext:value-type="string">
            <text:p>213367@gmail.com</text:p>
          </table:table-cell>
          <table:table-cell table:style-name="ce33" table:formula="of:=IF(ISBLANK([.B369]);&quot;&quot;;[usuários_2.G369])">
            <text:p/>
          </table:table-cell>
          <table:table-cell table:style-name="ce33" table:formula="of:=IF(ISBLANK([.B369]);&quot;&quot;;[usuários_2.H369])">
            <text:p/>
          </table:table-cell>
          <table:table-cell table:style-name="ce33" table:formula="of:=IF(ISBLANK([.B369]);&quot;&quot;;[usuários_2.I36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6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0]);&quot;&quot;;[usuários_2.D370])" office:value-type="string" office:string-value="213368" calcext:value-type="string">
            <text:p>213368</text:p>
          </table:table-cell>
          <table:table-cell table:style-name="ce33" table:formula="of:=IF(ISERR([usuários_2.E370]);&quot;&quot;;[usuários_2.E370])" office:value-type="string" office:string-value="213368@gmail.com" calcext:value-type="string">
            <text:p>213368@gmail.com</text:p>
          </table:table-cell>
          <table:table-cell table:style-name="ce33" table:formula="of:=IF(ISBLANK([.B370]);&quot;&quot;;[usuários_2.G370])">
            <text:p/>
          </table:table-cell>
          <table:table-cell table:style-name="ce33" table:formula="of:=IF(ISBLANK([.B370]);&quot;&quot;;[usuários_2.H370])">
            <text:p/>
          </table:table-cell>
          <table:table-cell table:style-name="ce33" table:formula="of:=IF(ISBLANK([.B370]);&quot;&quot;;[usuários_2.I37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1]);&quot;&quot;;[usuários_2.D371])" office:value-type="string" office:string-value="213369" calcext:value-type="string">
            <text:p>213369</text:p>
          </table:table-cell>
          <table:table-cell table:style-name="ce33" table:formula="of:=IF(ISERR([usuários_2.E371]);&quot;&quot;;[usuários_2.E371])" office:value-type="string" office:string-value="213369@gmail.com" calcext:value-type="string">
            <text:p>213369@gmail.com</text:p>
          </table:table-cell>
          <table:table-cell table:style-name="ce33" table:formula="of:=IF(ISBLANK([.B371]);&quot;&quot;;[usuários_2.G371])">
            <text:p/>
          </table:table-cell>
          <table:table-cell table:style-name="ce33" table:formula="of:=IF(ISBLANK([.B371]);&quot;&quot;;[usuários_2.H371])">
            <text:p/>
          </table:table-cell>
          <table:table-cell table:style-name="ce33" table:formula="of:=IF(ISBLANK([.B371]);&quot;&quot;;[usuários_2.I37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2]);&quot;&quot;;[usuários_2.D372])" office:value-type="string" office:string-value="213370" calcext:value-type="string">
            <text:p>213370</text:p>
          </table:table-cell>
          <table:table-cell table:style-name="ce33" table:formula="of:=IF(ISERR([usuários_2.E372]);&quot;&quot;;[usuários_2.E372])" office:value-type="string" office:string-value="213370@gmail.com" calcext:value-type="string">
            <text:p>213370@gmail.com</text:p>
          </table:table-cell>
          <table:table-cell table:style-name="ce33" table:formula="of:=IF(ISBLANK([.B372]);&quot;&quot;;[usuários_2.G372])">
            <text:p/>
          </table:table-cell>
          <table:table-cell table:style-name="ce33" table:formula="of:=IF(ISBLANK([.B372]);&quot;&quot;;[usuários_2.H372])">
            <text:p/>
          </table:table-cell>
          <table:table-cell table:style-name="ce33" table:formula="of:=IF(ISBLANK([.B372]);&quot;&quot;;[usuários_2.I37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3]);&quot;&quot;;[usuários_2.D373])" office:value-type="string" office:string-value="213371" calcext:value-type="string">
            <text:p>213371</text:p>
          </table:table-cell>
          <table:table-cell table:style-name="ce33" table:formula="of:=IF(ISERR([usuários_2.E373]);&quot;&quot;;[usuários_2.E373])" office:value-type="string" office:string-value="213371@gmail.com" calcext:value-type="string">
            <text:p>213371@gmail.com</text:p>
          </table:table-cell>
          <table:table-cell table:style-name="ce33" table:formula="of:=IF(ISBLANK([.B373]);&quot;&quot;;[usuários_2.G373])">
            <text:p/>
          </table:table-cell>
          <table:table-cell table:style-name="ce33" table:formula="of:=IF(ISBLANK([.B373]);&quot;&quot;;[usuários_2.H373])">
            <text:p/>
          </table:table-cell>
          <table:table-cell table:style-name="ce33" table:formula="of:=IF(ISBLANK([.B373]);&quot;&quot;;[usuários_2.I37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4]);&quot;&quot;;[usuários_2.D374])" office:value-type="string" office:string-value="213372" calcext:value-type="string">
            <text:p>213372</text:p>
          </table:table-cell>
          <table:table-cell table:style-name="ce33" table:formula="of:=IF(ISERR([usuários_2.E374]);&quot;&quot;;[usuários_2.E374])" office:value-type="string" office:string-value="213372@gmail.com" calcext:value-type="string">
            <text:p>213372@gmail.com</text:p>
          </table:table-cell>
          <table:table-cell table:style-name="ce33" table:formula="of:=IF(ISBLANK([.B374]);&quot;&quot;;[usuários_2.G374])">
            <text:p/>
          </table:table-cell>
          <table:table-cell table:style-name="ce33" table:formula="of:=IF(ISBLANK([.B374]);&quot;&quot;;[usuários_2.H374])">
            <text:p/>
          </table:table-cell>
          <table:table-cell table:style-name="ce33" table:formula="of:=IF(ISBLANK([.B374]);&quot;&quot;;[usuários_2.I37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5]);&quot;&quot;;[usuários_2.D375])" office:value-type="string" office:string-value="213373" calcext:value-type="string">
            <text:p>213373</text:p>
          </table:table-cell>
          <table:table-cell table:style-name="ce33" table:formula="of:=IF(ISERR([usuários_2.E375]);&quot;&quot;;[usuários_2.E375])" office:value-type="string" office:string-value="213373@gmail.com" calcext:value-type="string">
            <text:p>213373@gmail.com</text:p>
          </table:table-cell>
          <table:table-cell table:style-name="ce33" table:formula="of:=IF(ISBLANK([.B375]);&quot;&quot;;[usuários_2.G375])">
            <text:p/>
          </table:table-cell>
          <table:table-cell table:style-name="ce33" table:formula="of:=IF(ISBLANK([.B375]);&quot;&quot;;[usuários_2.H375])">
            <text:p/>
          </table:table-cell>
          <table:table-cell table:style-name="ce33" table:formula="of:=IF(ISBLANK([.B375]);&quot;&quot;;[usuários_2.I37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6]);&quot;&quot;;[usuários_2.D376])" office:value-type="string" office:string-value="213374" calcext:value-type="string">
            <text:p>213374</text:p>
          </table:table-cell>
          <table:table-cell table:style-name="ce33" table:formula="of:=IF(ISERR([usuários_2.E376]);&quot;&quot;;[usuários_2.E376])" office:value-type="string" office:string-value="213374@gmail.com" calcext:value-type="string">
            <text:p>213374@gmail.com</text:p>
          </table:table-cell>
          <table:table-cell table:style-name="ce33" table:formula="of:=IF(ISBLANK([.B376]);&quot;&quot;;[usuários_2.G376])">
            <text:p/>
          </table:table-cell>
          <table:table-cell table:style-name="ce33" table:formula="of:=IF(ISBLANK([.B376]);&quot;&quot;;[usuários_2.H376])">
            <text:p/>
          </table:table-cell>
          <table:table-cell table:style-name="ce33" table:formula="of:=IF(ISBLANK([.B376]);&quot;&quot;;[usuários_2.I37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7]);&quot;&quot;;[usuários_2.D377])" office:value-type="string" office:string-value="213375" calcext:value-type="string">
            <text:p>213375</text:p>
          </table:table-cell>
          <table:table-cell table:style-name="ce33" table:formula="of:=IF(ISERR([usuários_2.E377]);&quot;&quot;;[usuários_2.E377])" office:value-type="string" office:string-value="213375@gmail.com" calcext:value-type="string">
            <text:p>213375@gmail.com</text:p>
          </table:table-cell>
          <table:table-cell table:style-name="ce33" table:formula="of:=IF(ISBLANK([.B377]);&quot;&quot;;[usuários_2.G377])">
            <text:p/>
          </table:table-cell>
          <table:table-cell table:style-name="ce33" table:formula="of:=IF(ISBLANK([.B377]);&quot;&quot;;[usuários_2.H377])">
            <text:p/>
          </table:table-cell>
          <table:table-cell table:style-name="ce33" table:formula="of:=IF(ISBLANK([.B377]);&quot;&quot;;[usuários_2.I37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8]);&quot;&quot;;[usuários_2.D378])" office:value-type="string" office:string-value="213376" calcext:value-type="string">
            <text:p>213376</text:p>
          </table:table-cell>
          <table:table-cell table:style-name="ce33" table:formula="of:=IF(ISERR([usuários_2.E378]);&quot;&quot;;[usuários_2.E378])" office:value-type="string" office:string-value="213376@gmail.com" calcext:value-type="string">
            <text:p>213376@gmail.com</text:p>
          </table:table-cell>
          <table:table-cell table:style-name="ce33" table:formula="of:=IF(ISBLANK([.B378]);&quot;&quot;;[usuários_2.G378])">
            <text:p/>
          </table:table-cell>
          <table:table-cell table:style-name="ce33" table:formula="of:=IF(ISBLANK([.B378]);&quot;&quot;;[usuários_2.H378])">
            <text:p/>
          </table:table-cell>
          <table:table-cell table:style-name="ce33" table:formula="of:=IF(ISBLANK([.B378]);&quot;&quot;;[usuários_2.I37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7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79]);&quot;&quot;;[usuários_2.D379])" office:value-type="string" office:string-value="213377" calcext:value-type="string">
            <text:p>213377</text:p>
          </table:table-cell>
          <table:table-cell table:style-name="ce33" table:formula="of:=IF(ISERR([usuários_2.E379]);&quot;&quot;;[usuários_2.E379])" office:value-type="string" office:string-value="213377@gmail.com" calcext:value-type="string">
            <text:p>213377@gmail.com</text:p>
          </table:table-cell>
          <table:table-cell table:style-name="ce33" table:formula="of:=IF(ISBLANK([.B379]);&quot;&quot;;[usuários_2.G379])">
            <text:p/>
          </table:table-cell>
          <table:table-cell table:style-name="ce33" table:formula="of:=IF(ISBLANK([.B379]);&quot;&quot;;[usuários_2.H379])">
            <text:p/>
          </table:table-cell>
          <table:table-cell table:style-name="ce33" table:formula="of:=IF(ISBLANK([.B379]);&quot;&quot;;[usuários_2.I37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7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0]);&quot;&quot;;[usuários_2.D380])" office:value-type="string" office:string-value="213378" calcext:value-type="string">
            <text:p>213378</text:p>
          </table:table-cell>
          <table:table-cell table:style-name="ce33" table:formula="of:=IF(ISERR([usuários_2.E380]);&quot;&quot;;[usuários_2.E380])" office:value-type="string" office:string-value="213378@gmail.com" calcext:value-type="string">
            <text:p>213378@gmail.com</text:p>
          </table:table-cell>
          <table:table-cell table:style-name="ce33" table:formula="of:=IF(ISBLANK([.B380]);&quot;&quot;;[usuários_2.G380])">
            <text:p/>
          </table:table-cell>
          <table:table-cell table:style-name="ce33" table:formula="of:=IF(ISBLANK([.B380]);&quot;&quot;;[usuários_2.H380])">
            <text:p/>
          </table:table-cell>
          <table:table-cell table:style-name="ce33" table:formula="of:=IF(ISBLANK([.B380]);&quot;&quot;;[usuários_2.I38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1]);&quot;&quot;;[usuários_2.D381])" office:value-type="string" office:string-value="213379" calcext:value-type="string">
            <text:p>213379</text:p>
          </table:table-cell>
          <table:table-cell table:style-name="ce33" table:formula="of:=IF(ISERR([usuários_2.E381]);&quot;&quot;;[usuários_2.E381])" office:value-type="string" office:string-value="213379@gmail.com" calcext:value-type="string">
            <text:p>213379@gmail.com</text:p>
          </table:table-cell>
          <table:table-cell table:style-name="ce33" table:formula="of:=IF(ISBLANK([.B381]);&quot;&quot;;[usuários_2.G381])">
            <text:p/>
          </table:table-cell>
          <table:table-cell table:style-name="ce33" table:formula="of:=IF(ISBLANK([.B381]);&quot;&quot;;[usuários_2.H381])">
            <text:p/>
          </table:table-cell>
          <table:table-cell table:style-name="ce33" table:formula="of:=IF(ISBLANK([.B381]);&quot;&quot;;[usuários_2.I38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2]);&quot;&quot;;[usuários_2.D382])" office:value-type="string" office:string-value="213380" calcext:value-type="string">
            <text:p>213380</text:p>
          </table:table-cell>
          <table:table-cell table:style-name="ce33" table:formula="of:=IF(ISERR([usuários_2.E382]);&quot;&quot;;[usuários_2.E382])" office:value-type="string" office:string-value="213380@gmail.com" calcext:value-type="string">
            <text:p>213380@gmail.com</text:p>
          </table:table-cell>
          <table:table-cell table:style-name="ce33" table:formula="of:=IF(ISBLANK([.B382]);&quot;&quot;;[usuários_2.G382])">
            <text:p/>
          </table:table-cell>
          <table:table-cell table:style-name="ce33" table:formula="of:=IF(ISBLANK([.B382]);&quot;&quot;;[usuários_2.H382])">
            <text:p/>
          </table:table-cell>
          <table:table-cell table:style-name="ce33" table:formula="of:=IF(ISBLANK([.B382]);&quot;&quot;;[usuários_2.I38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3]);&quot;&quot;;[usuários_2.D383])" office:value-type="string" office:string-value="213381" calcext:value-type="string">
            <text:p>213381</text:p>
          </table:table-cell>
          <table:table-cell table:style-name="ce33" table:formula="of:=IF(ISERR([usuários_2.E383]);&quot;&quot;;[usuários_2.E383])" office:value-type="string" office:string-value="213381@gmail.com" calcext:value-type="string">
            <text:p>213381@gmail.com</text:p>
          </table:table-cell>
          <table:table-cell table:style-name="ce33" table:formula="of:=IF(ISBLANK([.B383]);&quot;&quot;;[usuários_2.G383])">
            <text:p/>
          </table:table-cell>
          <table:table-cell table:style-name="ce33" table:formula="of:=IF(ISBLANK([.B383]);&quot;&quot;;[usuários_2.H383])">
            <text:p/>
          </table:table-cell>
          <table:table-cell table:style-name="ce33" table:formula="of:=IF(ISBLANK([.B383]);&quot;&quot;;[usuários_2.I38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4]);&quot;&quot;;[usuários_2.D384])" office:value-type="string" office:string-value="213382" calcext:value-type="string">
            <text:p>213382</text:p>
          </table:table-cell>
          <table:table-cell table:style-name="ce33" table:formula="of:=IF(ISERR([usuários_2.E384]);&quot;&quot;;[usuários_2.E384])" office:value-type="string" office:string-value="213382@gmail.com" calcext:value-type="string">
            <text:p>213382@gmail.com</text:p>
          </table:table-cell>
          <table:table-cell table:style-name="ce33" table:formula="of:=IF(ISBLANK([.B384]);&quot;&quot;;[usuários_2.G384])">
            <text:p/>
          </table:table-cell>
          <table:table-cell table:style-name="ce33" table:formula="of:=IF(ISBLANK([.B384]);&quot;&quot;;[usuários_2.H384])">
            <text:p/>
          </table:table-cell>
          <table:table-cell table:style-name="ce33" table:formula="of:=IF(ISBLANK([.B384]);&quot;&quot;;[usuários_2.I38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5]);&quot;&quot;;[usuários_2.D385])" office:value-type="string" office:string-value="213383" calcext:value-type="string">
            <text:p>213383</text:p>
          </table:table-cell>
          <table:table-cell table:style-name="ce33" table:formula="of:=IF(ISERR([usuários_2.E385]);&quot;&quot;;[usuários_2.E385])" office:value-type="string" office:string-value="213383@gmail.com" calcext:value-type="string">
            <text:p>213383@gmail.com</text:p>
          </table:table-cell>
          <table:table-cell table:style-name="ce33" table:formula="of:=IF(ISBLANK([.B385]);&quot;&quot;;[usuários_2.G385])">
            <text:p/>
          </table:table-cell>
          <table:table-cell table:style-name="ce33" table:formula="of:=IF(ISBLANK([.B385]);&quot;&quot;;[usuários_2.H385])">
            <text:p/>
          </table:table-cell>
          <table:table-cell table:style-name="ce33" table:formula="of:=IF(ISBLANK([.B385]);&quot;&quot;;[usuários_2.I38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6]);&quot;&quot;;[usuários_2.D386])" office:value-type="string" office:string-value="213384" calcext:value-type="string">
            <text:p>213384</text:p>
          </table:table-cell>
          <table:table-cell table:style-name="ce33" table:formula="of:=IF(ISERR([usuários_2.E386]);&quot;&quot;;[usuários_2.E386])" office:value-type="string" office:string-value="213384@gmail.com" calcext:value-type="string">
            <text:p>213384@gmail.com</text:p>
          </table:table-cell>
          <table:table-cell table:style-name="ce33" table:formula="of:=IF(ISBLANK([.B386]);&quot;&quot;;[usuários_2.G386])">
            <text:p/>
          </table:table-cell>
          <table:table-cell table:style-name="ce33" table:formula="of:=IF(ISBLANK([.B386]);&quot;&quot;;[usuários_2.H386])">
            <text:p/>
          </table:table-cell>
          <table:table-cell table:style-name="ce33" table:formula="of:=IF(ISBLANK([.B386]);&quot;&quot;;[usuários_2.I38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7]);&quot;&quot;;[usuários_2.D387])" office:value-type="string" office:string-value="213385" calcext:value-type="string">
            <text:p>213385</text:p>
          </table:table-cell>
          <table:table-cell table:style-name="ce33" table:formula="of:=IF(ISERR([usuários_2.E387]);&quot;&quot;;[usuários_2.E387])" office:value-type="string" office:string-value="213385@gmail.com" calcext:value-type="string">
            <text:p>213385@gmail.com</text:p>
          </table:table-cell>
          <table:table-cell table:style-name="ce33" table:formula="of:=IF(ISBLANK([.B387]);&quot;&quot;;[usuários_2.G387])">
            <text:p/>
          </table:table-cell>
          <table:table-cell table:style-name="ce33" table:formula="of:=IF(ISBLANK([.B387]);&quot;&quot;;[usuários_2.H387])">
            <text:p/>
          </table:table-cell>
          <table:table-cell table:style-name="ce33" table:formula="of:=IF(ISBLANK([.B387]);&quot;&quot;;[usuários_2.I38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8]);&quot;&quot;;[usuários_2.D388])" office:value-type="string" office:string-value="213386" calcext:value-type="string">
            <text:p>213386</text:p>
          </table:table-cell>
          <table:table-cell table:style-name="ce33" table:formula="of:=IF(ISERR([usuários_2.E388]);&quot;&quot;;[usuários_2.E388])" office:value-type="string" office:string-value="213386@gmail.com" calcext:value-type="string">
            <text:p>213386@gmail.com</text:p>
          </table:table-cell>
          <table:table-cell table:style-name="ce33" table:formula="of:=IF(ISBLANK([.B388]);&quot;&quot;;[usuários_2.G388])">
            <text:p/>
          </table:table-cell>
          <table:table-cell table:style-name="ce33" table:formula="of:=IF(ISBLANK([.B388]);&quot;&quot;;[usuários_2.H388])">
            <text:p/>
          </table:table-cell>
          <table:table-cell table:style-name="ce33" table:formula="of:=IF(ISBLANK([.B388]);&quot;&quot;;[usuários_2.I38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8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89]);&quot;&quot;;[usuários_2.D389])" office:value-type="string" office:string-value="213387" calcext:value-type="string">
            <text:p>213387</text:p>
          </table:table-cell>
          <table:table-cell table:style-name="ce33" table:formula="of:=IF(ISERR([usuários_2.E389]);&quot;&quot;;[usuários_2.E389])" office:value-type="string" office:string-value="213387@gmail.com" calcext:value-type="string">
            <text:p>213387@gmail.com</text:p>
          </table:table-cell>
          <table:table-cell table:style-name="ce33" table:formula="of:=IF(ISBLANK([.B389]);&quot;&quot;;[usuários_2.G389])">
            <text:p/>
          </table:table-cell>
          <table:table-cell table:style-name="ce33" table:formula="of:=IF(ISBLANK([.B389]);&quot;&quot;;[usuários_2.H389])">
            <text:p/>
          </table:table-cell>
          <table:table-cell table:style-name="ce33" table:formula="of:=IF(ISBLANK([.B389]);&quot;&quot;;[usuários_2.I38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8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0]);&quot;&quot;;[usuários_2.D390])" office:value-type="string" office:string-value="213388" calcext:value-type="string">
            <text:p>213388</text:p>
          </table:table-cell>
          <table:table-cell table:style-name="ce33" table:formula="of:=IF(ISERR([usuários_2.E390]);&quot;&quot;;[usuários_2.E390])" office:value-type="string" office:string-value="213388@gmail.com" calcext:value-type="string">
            <text:p>213388@gmail.com</text:p>
          </table:table-cell>
          <table:table-cell table:style-name="ce33" table:formula="of:=IF(ISBLANK([.B390]);&quot;&quot;;[usuários_2.G390])">
            <text:p/>
          </table:table-cell>
          <table:table-cell table:style-name="ce33" table:formula="of:=IF(ISBLANK([.B390]);&quot;&quot;;[usuários_2.H390])">
            <text:p/>
          </table:table-cell>
          <table:table-cell table:style-name="ce33" table:formula="of:=IF(ISBLANK([.B390]);&quot;&quot;;[usuários_2.I39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1]);&quot;&quot;;[usuários_2.D391])" office:value-type="string" office:string-value="213389" calcext:value-type="string">
            <text:p>213389</text:p>
          </table:table-cell>
          <table:table-cell table:style-name="ce33" table:formula="of:=IF(ISERR([usuários_2.E391]);&quot;&quot;;[usuários_2.E391])" office:value-type="string" office:string-value="213389@gmail.com" calcext:value-type="string">
            <text:p>213389@gmail.com</text:p>
          </table:table-cell>
          <table:table-cell table:style-name="ce33" table:formula="of:=IF(ISBLANK([.B391]);&quot;&quot;;[usuários_2.G391])">
            <text:p/>
          </table:table-cell>
          <table:table-cell table:style-name="ce33" table:formula="of:=IF(ISBLANK([.B391]);&quot;&quot;;[usuários_2.H391])">
            <text:p/>
          </table:table-cell>
          <table:table-cell table:style-name="ce33" table:formula="of:=IF(ISBLANK([.B391]);&quot;&quot;;[usuários_2.I39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2]);&quot;&quot;;[usuários_2.D392])" office:value-type="string" office:string-value="213390" calcext:value-type="string">
            <text:p>213390</text:p>
          </table:table-cell>
          <table:table-cell table:style-name="ce33" table:formula="of:=IF(ISERR([usuários_2.E392]);&quot;&quot;;[usuários_2.E392])" office:value-type="string" office:string-value="213390@gmail.com" calcext:value-type="string">
            <text:p>213390@gmail.com</text:p>
          </table:table-cell>
          <table:table-cell table:style-name="ce33" table:formula="of:=IF(ISBLANK([.B392]);&quot;&quot;;[usuários_2.G392])">
            <text:p/>
          </table:table-cell>
          <table:table-cell table:style-name="ce33" table:formula="of:=IF(ISBLANK([.B392]);&quot;&quot;;[usuários_2.H392])">
            <text:p/>
          </table:table-cell>
          <table:table-cell table:style-name="ce33" table:formula="of:=IF(ISBLANK([.B392]);&quot;&quot;;[usuários_2.I39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3]);&quot;&quot;;[usuários_2.D393])" office:value-type="string" office:string-value="213391" calcext:value-type="string">
            <text:p>213391</text:p>
          </table:table-cell>
          <table:table-cell table:style-name="ce33" table:formula="of:=IF(ISERR([usuários_2.E393]);&quot;&quot;;[usuários_2.E393])" office:value-type="string" office:string-value="213391@gmail.com" calcext:value-type="string">
            <text:p>213391@gmail.com</text:p>
          </table:table-cell>
          <table:table-cell table:style-name="ce33" table:formula="of:=IF(ISBLANK([.B393]);&quot;&quot;;[usuários_2.G393])">
            <text:p/>
          </table:table-cell>
          <table:table-cell table:style-name="ce33" table:formula="of:=IF(ISBLANK([.B393]);&quot;&quot;;[usuários_2.H393])">
            <text:p/>
          </table:table-cell>
          <table:table-cell table:style-name="ce33" table:formula="of:=IF(ISBLANK([.B393]);&quot;&quot;;[usuários_2.I39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4]);&quot;&quot;;[usuários_2.D394])" office:value-type="string" office:string-value="213392" calcext:value-type="string">
            <text:p>213392</text:p>
          </table:table-cell>
          <table:table-cell table:style-name="ce33" table:formula="of:=IF(ISERR([usuários_2.E394]);&quot;&quot;;[usuários_2.E394])" office:value-type="string" office:string-value="213392@gmail.com" calcext:value-type="string">
            <text:p>213392@gmail.com</text:p>
          </table:table-cell>
          <table:table-cell table:style-name="ce33" table:formula="of:=IF(ISBLANK([.B394]);&quot;&quot;;[usuários_2.G394])">
            <text:p/>
          </table:table-cell>
          <table:table-cell table:style-name="ce33" table:formula="of:=IF(ISBLANK([.B394]);&quot;&quot;;[usuários_2.H394])">
            <text:p/>
          </table:table-cell>
          <table:table-cell table:style-name="ce33" table:formula="of:=IF(ISBLANK([.B394]);&quot;&quot;;[usuários_2.I39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5]);&quot;&quot;;[usuários_2.D395])" office:value-type="string" office:string-value="213393" calcext:value-type="string">
            <text:p>213393</text:p>
          </table:table-cell>
          <table:table-cell table:style-name="ce33" table:formula="of:=IF(ISERR([usuários_2.E395]);&quot;&quot;;[usuários_2.E395])" office:value-type="string" office:string-value="213393@gmail.com" calcext:value-type="string">
            <text:p>213393@gmail.com</text:p>
          </table:table-cell>
          <table:table-cell table:style-name="ce33" table:formula="of:=IF(ISBLANK([.B395]);&quot;&quot;;[usuários_2.G395])">
            <text:p/>
          </table:table-cell>
          <table:table-cell table:style-name="ce33" table:formula="of:=IF(ISBLANK([.B395]);&quot;&quot;;[usuários_2.H395])">
            <text:p/>
          </table:table-cell>
          <table:table-cell table:style-name="ce33" table:formula="of:=IF(ISBLANK([.B395]);&quot;&quot;;[usuários_2.I39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6]);&quot;&quot;;[usuários_2.D396])" office:value-type="string" office:string-value="213394" calcext:value-type="string">
            <text:p>213394</text:p>
          </table:table-cell>
          <table:table-cell table:style-name="ce33" table:formula="of:=IF(ISERR([usuários_2.E396]);&quot;&quot;;[usuários_2.E396])" office:value-type="string" office:string-value="213394@gmail.com" calcext:value-type="string">
            <text:p>213394@gmail.com</text:p>
          </table:table-cell>
          <table:table-cell table:style-name="ce33" table:formula="of:=IF(ISBLANK([.B396]);&quot;&quot;;[usuários_2.G396])">
            <text:p/>
          </table:table-cell>
          <table:table-cell table:style-name="ce33" table:formula="of:=IF(ISBLANK([.B396]);&quot;&quot;;[usuários_2.H396])">
            <text:p/>
          </table:table-cell>
          <table:table-cell table:style-name="ce33" table:formula="of:=IF(ISBLANK([.B396]);&quot;&quot;;[usuários_2.I39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7]);&quot;&quot;;[usuários_2.D397])" office:value-type="string" office:string-value="213395" calcext:value-type="string">
            <text:p>213395</text:p>
          </table:table-cell>
          <table:table-cell table:style-name="ce33" table:formula="of:=IF(ISERR([usuários_2.E397]);&quot;&quot;;[usuários_2.E397])" office:value-type="string" office:string-value="213395@gmail.com" calcext:value-type="string">
            <text:p>213395@gmail.com</text:p>
          </table:table-cell>
          <table:table-cell table:style-name="ce33" table:formula="of:=IF(ISBLANK([.B397]);&quot;&quot;;[usuários_2.G397])">
            <text:p/>
          </table:table-cell>
          <table:table-cell table:style-name="ce33" table:formula="of:=IF(ISBLANK([.B397]);&quot;&quot;;[usuários_2.H397])">
            <text:p/>
          </table:table-cell>
          <table:table-cell table:style-name="ce33" table:formula="of:=IF(ISBLANK([.B397]);&quot;&quot;;[usuários_2.I39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8]);&quot;&quot;;[usuários_2.D398])" office:value-type="string" office:string-value="213396" calcext:value-type="string">
            <text:p>213396</text:p>
          </table:table-cell>
          <table:table-cell table:style-name="ce33" table:formula="of:=IF(ISERR([usuários_2.E398]);&quot;&quot;;[usuários_2.E398])" office:value-type="string" office:string-value="213396@gmail.com" calcext:value-type="string">
            <text:p>213396@gmail.com</text:p>
          </table:table-cell>
          <table:table-cell table:style-name="ce33" table:formula="of:=IF(ISBLANK([.B398]);&quot;&quot;;[usuários_2.G398])">
            <text:p/>
          </table:table-cell>
          <table:table-cell table:style-name="ce33" table:formula="of:=IF(ISBLANK([.B398]);&quot;&quot;;[usuários_2.H398])">
            <text:p/>
          </table:table-cell>
          <table:table-cell table:style-name="ce33" table:formula="of:=IF(ISBLANK([.B398]);&quot;&quot;;[usuários_2.I39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39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399]);&quot;&quot;;[usuários_2.D399])" office:value-type="string" office:string-value="213397" calcext:value-type="string">
            <text:p>213397</text:p>
          </table:table-cell>
          <table:table-cell table:style-name="ce33" table:formula="of:=IF(ISERR([usuários_2.E399]);&quot;&quot;;[usuários_2.E399])" office:value-type="string" office:string-value="213397@gmail.com" calcext:value-type="string">
            <text:p>213397@gmail.com</text:p>
          </table:table-cell>
          <table:table-cell table:style-name="ce33" table:formula="of:=IF(ISBLANK([.B399]);&quot;&quot;;[usuários_2.G399])">
            <text:p/>
          </table:table-cell>
          <table:table-cell table:style-name="ce33" table:formula="of:=IF(ISBLANK([.B399]);&quot;&quot;;[usuários_2.H399])">
            <text:p/>
          </table:table-cell>
          <table:table-cell table:style-name="ce33" table:formula="of:=IF(ISBLANK([.B399]);&quot;&quot;;[usuários_2.I39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39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0]);&quot;&quot;;[usuários_2.D400])" office:value-type="string" office:string-value="213398" calcext:value-type="string">
            <text:p>213398</text:p>
          </table:table-cell>
          <table:table-cell table:style-name="ce33" table:formula="of:=IF(ISERR([usuários_2.E400]);&quot;&quot;;[usuários_2.E400])" office:value-type="string" office:string-value="213398@gmail.com" calcext:value-type="string">
            <text:p>213398@gmail.com</text:p>
          </table:table-cell>
          <table:table-cell table:style-name="ce33" table:formula="of:=IF(ISBLANK([.B400]);&quot;&quot;;[usuários_2.G400])">
            <text:p/>
          </table:table-cell>
          <table:table-cell table:style-name="ce33" table:formula="of:=IF(ISBLANK([.B400]);&quot;&quot;;[usuários_2.H400])">
            <text:p/>
          </table:table-cell>
          <table:table-cell table:style-name="ce33" table:formula="of:=IF(ISBLANK([.B400]);&quot;&quot;;[usuários_2.I40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1]);&quot;&quot;;[usuários_2.D401])" office:value-type="string" office:string-value="213399" calcext:value-type="string">
            <text:p>213399</text:p>
          </table:table-cell>
          <table:table-cell table:style-name="ce33" table:formula="of:=IF(ISERR([usuários_2.E401]);&quot;&quot;;[usuários_2.E401])" office:value-type="string" office:string-value="213399@gmail.com" calcext:value-type="string">
            <text:p>213399@gmail.com</text:p>
          </table:table-cell>
          <table:table-cell table:style-name="ce33" table:formula="of:=IF(ISBLANK([.B401]);&quot;&quot;;[usuários_2.G401])">
            <text:p/>
          </table:table-cell>
          <table:table-cell table:style-name="ce33" table:formula="of:=IF(ISBLANK([.B401]);&quot;&quot;;[usuários_2.H401])">
            <text:p/>
          </table:table-cell>
          <table:table-cell table:style-name="ce33" table:formula="of:=IF(ISBLANK([.B401]);&quot;&quot;;[usuários_2.I40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2]);&quot;&quot;;[usuários_2.D402])" office:value-type="string" office:string-value="213400" calcext:value-type="string">
            <text:p>213400</text:p>
          </table:table-cell>
          <table:table-cell table:style-name="ce33" table:formula="of:=IF(ISERR([usuários_2.E402]);&quot;&quot;;[usuários_2.E402])" office:value-type="string" office:string-value="213400@gmail.com" calcext:value-type="string">
            <text:p>213400@gmail.com</text:p>
          </table:table-cell>
          <table:table-cell table:style-name="ce33" table:formula="of:=IF(ISBLANK([.B402]);&quot;&quot;;[usuários_2.G402])">
            <text:p/>
          </table:table-cell>
          <table:table-cell table:style-name="ce33" table:formula="of:=IF(ISBLANK([.B402]);&quot;&quot;;[usuários_2.H402])">
            <text:p/>
          </table:table-cell>
          <table:table-cell table:style-name="ce33" table:formula="of:=IF(ISBLANK([.B402]);&quot;&quot;;[usuários_2.I40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3]);&quot;&quot;;[usuários_2.D403])" office:value-type="string" office:string-value="213401" calcext:value-type="string">
            <text:p>213401</text:p>
          </table:table-cell>
          <table:table-cell table:style-name="ce33" table:formula="of:=IF(ISERR([usuários_2.E403]);&quot;&quot;;[usuários_2.E403])" office:value-type="string" office:string-value="213401@gmail.com" calcext:value-type="string">
            <text:p>213401@gmail.com</text:p>
          </table:table-cell>
          <table:table-cell table:style-name="ce33" table:formula="of:=IF(ISBLANK([.B403]);&quot;&quot;;[usuários_2.G403])">
            <text:p/>
          </table:table-cell>
          <table:table-cell table:style-name="ce33" table:formula="of:=IF(ISBLANK([.B403]);&quot;&quot;;[usuários_2.H403])">
            <text:p/>
          </table:table-cell>
          <table:table-cell table:style-name="ce33" table:formula="of:=IF(ISBLANK([.B403]);&quot;&quot;;[usuários_2.I40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4]);&quot;&quot;;[usuários_2.D404])" office:value-type="string" office:string-value="213402" calcext:value-type="string">
            <text:p>213402</text:p>
          </table:table-cell>
          <table:table-cell table:style-name="ce33" table:formula="of:=IF(ISERR([usuários_2.E404]);&quot;&quot;;[usuários_2.E404])" office:value-type="string" office:string-value="213402@gmail.com" calcext:value-type="string">
            <text:p>213402@gmail.com</text:p>
          </table:table-cell>
          <table:table-cell table:style-name="ce33" table:formula="of:=IF(ISBLANK([.B404]);&quot;&quot;;[usuários_2.G404])">
            <text:p/>
          </table:table-cell>
          <table:table-cell table:style-name="ce33" table:formula="of:=IF(ISBLANK([.B404]);&quot;&quot;;[usuários_2.H404])">
            <text:p/>
          </table:table-cell>
          <table:table-cell table:style-name="ce33" table:formula="of:=IF(ISBLANK([.B404]);&quot;&quot;;[usuários_2.I40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5]);&quot;&quot;;[usuários_2.D405])" office:value-type="string" office:string-value="213403" calcext:value-type="string">
            <text:p>213403</text:p>
          </table:table-cell>
          <table:table-cell table:style-name="ce33" table:formula="of:=IF(ISERR([usuários_2.E405]);&quot;&quot;;[usuários_2.E405])" office:value-type="string" office:string-value="213403@gmail.com" calcext:value-type="string">
            <text:p>213403@gmail.com</text:p>
          </table:table-cell>
          <table:table-cell table:style-name="ce33" table:formula="of:=IF(ISBLANK([.B405]);&quot;&quot;;[usuários_2.G405])">
            <text:p/>
          </table:table-cell>
          <table:table-cell table:style-name="ce33" table:formula="of:=IF(ISBLANK([.B405]);&quot;&quot;;[usuários_2.H405])">
            <text:p/>
          </table:table-cell>
          <table:table-cell table:style-name="ce33" table:formula="of:=IF(ISBLANK([.B405]);&quot;&quot;;[usuários_2.I40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6]);&quot;&quot;;[usuários_2.D406])" office:value-type="string" office:string-value="213404" calcext:value-type="string">
            <text:p>213404</text:p>
          </table:table-cell>
          <table:table-cell table:style-name="ce33" table:formula="of:=IF(ISERR([usuários_2.E406]);&quot;&quot;;[usuários_2.E406])" office:value-type="string" office:string-value="213404@gmail.com" calcext:value-type="string">
            <text:p>213404@gmail.com</text:p>
          </table:table-cell>
          <table:table-cell table:style-name="ce33" table:formula="of:=IF(ISBLANK([.B406]);&quot;&quot;;[usuários_2.G406])">
            <text:p/>
          </table:table-cell>
          <table:table-cell table:style-name="ce33" table:formula="of:=IF(ISBLANK([.B406]);&quot;&quot;;[usuários_2.H406])">
            <text:p/>
          </table:table-cell>
          <table:table-cell table:style-name="ce33" table:formula="of:=IF(ISBLANK([.B406]);&quot;&quot;;[usuários_2.I40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7]);&quot;&quot;;[usuários_2.D407])" office:value-type="string" office:string-value="213405" calcext:value-type="string">
            <text:p>213405</text:p>
          </table:table-cell>
          <table:table-cell table:style-name="ce33" table:formula="of:=IF(ISERR([usuários_2.E407]);&quot;&quot;;[usuários_2.E407])" office:value-type="string" office:string-value="213405@gmail.com" calcext:value-type="string">
            <text:p>213405@gmail.com</text:p>
          </table:table-cell>
          <table:table-cell table:style-name="ce33" table:formula="of:=IF(ISBLANK([.B407]);&quot;&quot;;[usuários_2.G407])">
            <text:p/>
          </table:table-cell>
          <table:table-cell table:style-name="ce33" table:formula="of:=IF(ISBLANK([.B407]);&quot;&quot;;[usuários_2.H407])">
            <text:p/>
          </table:table-cell>
          <table:table-cell table:style-name="ce33" table:formula="of:=IF(ISBLANK([.B407]);&quot;&quot;;[usuários_2.I40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8]);&quot;&quot;;[usuários_2.D408])" office:value-type="string" office:string-value="213406" calcext:value-type="string">
            <text:p>213406</text:p>
          </table:table-cell>
          <table:table-cell table:style-name="ce33" table:formula="of:=IF(ISERR([usuários_2.E408]);&quot;&quot;;[usuários_2.E408])" office:value-type="string" office:string-value="213406@gmail.com" calcext:value-type="string">
            <text:p>213406@gmail.com</text:p>
          </table:table-cell>
          <table:table-cell table:style-name="ce33" table:formula="of:=IF(ISBLANK([.B408]);&quot;&quot;;[usuários_2.G408])">
            <text:p/>
          </table:table-cell>
          <table:table-cell table:style-name="ce33" table:formula="of:=IF(ISBLANK([.B408]);&quot;&quot;;[usuários_2.H408])">
            <text:p/>
          </table:table-cell>
          <table:table-cell table:style-name="ce33" table:formula="of:=IF(ISBLANK([.B408]);&quot;&quot;;[usuários_2.I40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0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09]);&quot;&quot;;[usuários_2.D409])" office:value-type="string" office:string-value="213407" calcext:value-type="string">
            <text:p>213407</text:p>
          </table:table-cell>
          <table:table-cell table:style-name="ce33" table:formula="of:=IF(ISERR([usuários_2.E409]);&quot;&quot;;[usuários_2.E409])" office:value-type="string" office:string-value="213407@gmail.com" calcext:value-type="string">
            <text:p>213407@gmail.com</text:p>
          </table:table-cell>
          <table:table-cell table:style-name="ce33" table:formula="of:=IF(ISBLANK([.B409]);&quot;&quot;;[usuários_2.G409])">
            <text:p/>
          </table:table-cell>
          <table:table-cell table:style-name="ce33" table:formula="of:=IF(ISBLANK([.B409]);&quot;&quot;;[usuários_2.H409])">
            <text:p/>
          </table:table-cell>
          <table:table-cell table:style-name="ce33" table:formula="of:=IF(ISBLANK([.B409]);&quot;&quot;;[usuários_2.I40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0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0]);&quot;&quot;;[usuários_2.D410])" office:value-type="string" office:string-value="213408" calcext:value-type="string">
            <text:p>213408</text:p>
          </table:table-cell>
          <table:table-cell table:style-name="ce33" table:formula="of:=IF(ISERR([usuários_2.E410]);&quot;&quot;;[usuários_2.E410])" office:value-type="string" office:string-value="213408@gmail.com" calcext:value-type="string">
            <text:p>213408@gmail.com</text:p>
          </table:table-cell>
          <table:table-cell table:style-name="ce33" table:formula="of:=IF(ISBLANK([.B410]);&quot;&quot;;[usuários_2.G410])">
            <text:p/>
          </table:table-cell>
          <table:table-cell table:style-name="ce33" table:formula="of:=IF(ISBLANK([.B410]);&quot;&quot;;[usuários_2.H410])">
            <text:p/>
          </table:table-cell>
          <table:table-cell table:style-name="ce33" table:formula="of:=IF(ISBLANK([.B410]);&quot;&quot;;[usuários_2.I41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1]);&quot;&quot;;[usuários_2.D411])" office:value-type="string" office:string-value="213409" calcext:value-type="string">
            <text:p>213409</text:p>
          </table:table-cell>
          <table:table-cell table:style-name="ce33" table:formula="of:=IF(ISERR([usuários_2.E411]);&quot;&quot;;[usuários_2.E411])" office:value-type="string" office:string-value="213409@gmail.com" calcext:value-type="string">
            <text:p>213409@gmail.com</text:p>
          </table:table-cell>
          <table:table-cell table:style-name="ce33" table:formula="of:=IF(ISBLANK([.B411]);&quot;&quot;;[usuários_2.G411])">
            <text:p/>
          </table:table-cell>
          <table:table-cell table:style-name="ce33" table:formula="of:=IF(ISBLANK([.B411]);&quot;&quot;;[usuários_2.H411])">
            <text:p/>
          </table:table-cell>
          <table:table-cell table:style-name="ce33" table:formula="of:=IF(ISBLANK([.B411]);&quot;&quot;;[usuários_2.I41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2]);&quot;&quot;;[usuários_2.D412])" office:value-type="string" office:string-value="213410" calcext:value-type="string">
            <text:p>213410</text:p>
          </table:table-cell>
          <table:table-cell table:style-name="ce33" table:formula="of:=IF(ISERR([usuários_2.E412]);&quot;&quot;;[usuários_2.E412])" office:value-type="string" office:string-value="213410@gmail.com" calcext:value-type="string">
            <text:p>213410@gmail.com</text:p>
          </table:table-cell>
          <table:table-cell table:style-name="ce33" table:formula="of:=IF(ISBLANK([.B412]);&quot;&quot;;[usuários_2.G412])">
            <text:p/>
          </table:table-cell>
          <table:table-cell table:style-name="ce33" table:formula="of:=IF(ISBLANK([.B412]);&quot;&quot;;[usuários_2.H412])">
            <text:p/>
          </table:table-cell>
          <table:table-cell table:style-name="ce33" table:formula="of:=IF(ISBLANK([.B412]);&quot;&quot;;[usuários_2.I41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3]);&quot;&quot;;[usuários_2.D413])" office:value-type="string" office:string-value="213411" calcext:value-type="string">
            <text:p>213411</text:p>
          </table:table-cell>
          <table:table-cell table:style-name="ce33" table:formula="of:=IF(ISERR([usuários_2.E413]);&quot;&quot;;[usuários_2.E413])" office:value-type="string" office:string-value="213411@gmail.com" calcext:value-type="string">
            <text:p>213411@gmail.com</text:p>
          </table:table-cell>
          <table:table-cell table:style-name="ce33" table:formula="of:=IF(ISBLANK([.B413]);&quot;&quot;;[usuários_2.G413])">
            <text:p/>
          </table:table-cell>
          <table:table-cell table:style-name="ce33" table:formula="of:=IF(ISBLANK([.B413]);&quot;&quot;;[usuários_2.H413])">
            <text:p/>
          </table:table-cell>
          <table:table-cell table:style-name="ce33" table:formula="of:=IF(ISBLANK([.B413]);&quot;&quot;;[usuários_2.I41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4]);&quot;&quot;;[usuários_2.D414])" office:value-type="string" office:string-value="213412" calcext:value-type="string">
            <text:p>213412</text:p>
          </table:table-cell>
          <table:table-cell table:style-name="ce33" table:formula="of:=IF(ISERR([usuários_2.E414]);&quot;&quot;;[usuários_2.E414])" office:value-type="string" office:string-value="213412@gmail.com" calcext:value-type="string">
            <text:p>213412@gmail.com</text:p>
          </table:table-cell>
          <table:table-cell table:style-name="ce33" table:formula="of:=IF(ISBLANK([.B414]);&quot;&quot;;[usuários_2.G414])">
            <text:p/>
          </table:table-cell>
          <table:table-cell table:style-name="ce33" table:formula="of:=IF(ISBLANK([.B414]);&quot;&quot;;[usuários_2.H414])">
            <text:p/>
          </table:table-cell>
          <table:table-cell table:style-name="ce33" table:formula="of:=IF(ISBLANK([.B414]);&quot;&quot;;[usuários_2.I41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5]);&quot;&quot;;[usuários_2.D415])" office:value-type="string" office:string-value="213413" calcext:value-type="string">
            <text:p>213413</text:p>
          </table:table-cell>
          <table:table-cell table:style-name="ce33" table:formula="of:=IF(ISERR([usuários_2.E415]);&quot;&quot;;[usuários_2.E415])" office:value-type="string" office:string-value="213413@gmail.com" calcext:value-type="string">
            <text:p>213413@gmail.com</text:p>
          </table:table-cell>
          <table:table-cell table:style-name="ce33" table:formula="of:=IF(ISBLANK([.B415]);&quot;&quot;;[usuários_2.G415])">
            <text:p/>
          </table:table-cell>
          <table:table-cell table:style-name="ce33" table:formula="of:=IF(ISBLANK([.B415]);&quot;&quot;;[usuários_2.H415])">
            <text:p/>
          </table:table-cell>
          <table:table-cell table:style-name="ce33" table:formula="of:=IF(ISBLANK([.B415]);&quot;&quot;;[usuários_2.I41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6]);&quot;&quot;;[usuários_2.D416])" office:value-type="string" office:string-value="213414" calcext:value-type="string">
            <text:p>213414</text:p>
          </table:table-cell>
          <table:table-cell table:style-name="ce33" table:formula="of:=IF(ISERR([usuários_2.E416]);&quot;&quot;;[usuários_2.E416])" office:value-type="string" office:string-value="213414@gmail.com" calcext:value-type="string">
            <text:p>213414@gmail.com</text:p>
          </table:table-cell>
          <table:table-cell table:style-name="ce33" table:formula="of:=IF(ISBLANK([.B416]);&quot;&quot;;[usuários_2.G416])">
            <text:p/>
          </table:table-cell>
          <table:table-cell table:style-name="ce33" table:formula="of:=IF(ISBLANK([.B416]);&quot;&quot;;[usuários_2.H416])">
            <text:p/>
          </table:table-cell>
          <table:table-cell table:style-name="ce33" table:formula="of:=IF(ISBLANK([.B416]);&quot;&quot;;[usuários_2.I41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7]);&quot;&quot;;[usuários_2.D417])" office:value-type="string" office:string-value="213415" calcext:value-type="string">
            <text:p>213415</text:p>
          </table:table-cell>
          <table:table-cell table:style-name="ce33" table:formula="of:=IF(ISERR([usuários_2.E417]);&quot;&quot;;[usuários_2.E417])" office:value-type="string" office:string-value="213415@gmail.com" calcext:value-type="string">
            <text:p>213415@gmail.com</text:p>
          </table:table-cell>
          <table:table-cell table:style-name="ce33" table:formula="of:=IF(ISBLANK([.B417]);&quot;&quot;;[usuários_2.G417])">
            <text:p/>
          </table:table-cell>
          <table:table-cell table:style-name="ce33" table:formula="of:=IF(ISBLANK([.B417]);&quot;&quot;;[usuários_2.H417])">
            <text:p/>
          </table:table-cell>
          <table:table-cell table:style-name="ce33" table:formula="of:=IF(ISBLANK([.B417]);&quot;&quot;;[usuários_2.I41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8]);&quot;&quot;;[usuários_2.D418])" office:value-type="string" office:string-value="213416" calcext:value-type="string">
            <text:p>213416</text:p>
          </table:table-cell>
          <table:table-cell table:style-name="ce33" table:formula="of:=IF(ISERR([usuários_2.E418]);&quot;&quot;;[usuários_2.E418])" office:value-type="string" office:string-value="213416@gmail.com" calcext:value-type="string">
            <text:p>213416@gmail.com</text:p>
          </table:table-cell>
          <table:table-cell table:style-name="ce33" table:formula="of:=IF(ISBLANK([.B418]);&quot;&quot;;[usuários_2.G418])">
            <text:p/>
          </table:table-cell>
          <table:table-cell table:style-name="ce33" table:formula="of:=IF(ISBLANK([.B418]);&quot;&quot;;[usuários_2.H418])">
            <text:p/>
          </table:table-cell>
          <table:table-cell table:style-name="ce33" table:formula="of:=IF(ISBLANK([.B418]);&quot;&quot;;[usuários_2.I41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1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19]);&quot;&quot;;[usuários_2.D419])" office:value-type="string" office:string-value="213417" calcext:value-type="string">
            <text:p>213417</text:p>
          </table:table-cell>
          <table:table-cell table:style-name="ce33" table:formula="of:=IF(ISERR([usuários_2.E419]);&quot;&quot;;[usuários_2.E419])" office:value-type="string" office:string-value="213417@gmail.com" calcext:value-type="string">
            <text:p>213417@gmail.com</text:p>
          </table:table-cell>
          <table:table-cell table:style-name="ce33" table:formula="of:=IF(ISBLANK([.B419]);&quot;&quot;;[usuários_2.G419])">
            <text:p/>
          </table:table-cell>
          <table:table-cell table:style-name="ce33" table:formula="of:=IF(ISBLANK([.B419]);&quot;&quot;;[usuários_2.H419])">
            <text:p/>
          </table:table-cell>
          <table:table-cell table:style-name="ce33" table:formula="of:=IF(ISBLANK([.B419]);&quot;&quot;;[usuários_2.I41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1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0]);&quot;&quot;;[usuários_2.D420])" office:value-type="string" office:string-value="213418" calcext:value-type="string">
            <text:p>213418</text:p>
          </table:table-cell>
          <table:table-cell table:style-name="ce33" table:formula="of:=IF(ISERR([usuários_2.E420]);&quot;&quot;;[usuários_2.E420])" office:value-type="string" office:string-value="213418@gmail.com" calcext:value-type="string">
            <text:p>213418@gmail.com</text:p>
          </table:table-cell>
          <table:table-cell table:style-name="ce33" table:formula="of:=IF(ISBLANK([.B420]);&quot;&quot;;[usuários_2.G420])">
            <text:p/>
          </table:table-cell>
          <table:table-cell table:style-name="ce33" table:formula="of:=IF(ISBLANK([.B420]);&quot;&quot;;[usuários_2.H420])">
            <text:p/>
          </table:table-cell>
          <table:table-cell table:style-name="ce33" table:formula="of:=IF(ISBLANK([.B420]);&quot;&quot;;[usuários_2.I42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1]);&quot;&quot;;[usuários_2.D421])" office:value-type="string" office:string-value="213419" calcext:value-type="string">
            <text:p>213419</text:p>
          </table:table-cell>
          <table:table-cell table:style-name="ce33" table:formula="of:=IF(ISERR([usuários_2.E421]);&quot;&quot;;[usuários_2.E421])" office:value-type="string" office:string-value="213419@gmail.com" calcext:value-type="string">
            <text:p>213419@gmail.com</text:p>
          </table:table-cell>
          <table:table-cell table:style-name="ce33" table:formula="of:=IF(ISBLANK([.B421]);&quot;&quot;;[usuários_2.G421])">
            <text:p/>
          </table:table-cell>
          <table:table-cell table:style-name="ce33" table:formula="of:=IF(ISBLANK([.B421]);&quot;&quot;;[usuários_2.H421])">
            <text:p/>
          </table:table-cell>
          <table:table-cell table:style-name="ce33" table:formula="of:=IF(ISBLANK([.B421]);&quot;&quot;;[usuários_2.I42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2]);&quot;&quot;;[usuários_2.D422])" office:value-type="string" office:string-value="213420" calcext:value-type="string">
            <text:p>213420</text:p>
          </table:table-cell>
          <table:table-cell table:style-name="ce33" table:formula="of:=IF(ISERR([usuários_2.E422]);&quot;&quot;;[usuários_2.E422])" office:value-type="string" office:string-value="213420@gmail.com" calcext:value-type="string">
            <text:p>213420@gmail.com</text:p>
          </table:table-cell>
          <table:table-cell table:style-name="ce33" table:formula="of:=IF(ISBLANK([.B422]);&quot;&quot;;[usuários_2.G422])">
            <text:p/>
          </table:table-cell>
          <table:table-cell table:style-name="ce33" table:formula="of:=IF(ISBLANK([.B422]);&quot;&quot;;[usuários_2.H422])">
            <text:p/>
          </table:table-cell>
          <table:table-cell table:style-name="ce33" table:formula="of:=IF(ISBLANK([.B422]);&quot;&quot;;[usuários_2.I42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3]);&quot;&quot;;[usuários_2.D423])" office:value-type="string" office:string-value="213421" calcext:value-type="string">
            <text:p>213421</text:p>
          </table:table-cell>
          <table:table-cell table:style-name="ce33" table:formula="of:=IF(ISERR([usuários_2.E423]);&quot;&quot;;[usuários_2.E423])" office:value-type="string" office:string-value="213421@gmail.com" calcext:value-type="string">
            <text:p>213421@gmail.com</text:p>
          </table:table-cell>
          <table:table-cell table:style-name="ce33" table:formula="of:=IF(ISBLANK([.B423]);&quot;&quot;;[usuários_2.G423])">
            <text:p/>
          </table:table-cell>
          <table:table-cell table:style-name="ce33" table:formula="of:=IF(ISBLANK([.B423]);&quot;&quot;;[usuários_2.H423])">
            <text:p/>
          </table:table-cell>
          <table:table-cell table:style-name="ce33" table:formula="of:=IF(ISBLANK([.B423]);&quot;&quot;;[usuários_2.I42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4]);&quot;&quot;;[usuários_2.D424])" office:value-type="string" office:string-value="213422" calcext:value-type="string">
            <text:p>213422</text:p>
          </table:table-cell>
          <table:table-cell table:style-name="ce33" table:formula="of:=IF(ISERR([usuários_2.E424]);&quot;&quot;;[usuários_2.E424])" office:value-type="string" office:string-value="213422@gmail.com" calcext:value-type="string">
            <text:p>213422@gmail.com</text:p>
          </table:table-cell>
          <table:table-cell table:style-name="ce33" table:formula="of:=IF(ISBLANK([.B424]);&quot;&quot;;[usuários_2.G424])">
            <text:p/>
          </table:table-cell>
          <table:table-cell table:style-name="ce33" table:formula="of:=IF(ISBLANK([.B424]);&quot;&quot;;[usuários_2.H424])">
            <text:p/>
          </table:table-cell>
          <table:table-cell table:style-name="ce33" table:formula="of:=IF(ISBLANK([.B424]);&quot;&quot;;[usuários_2.I42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5]);&quot;&quot;;[usuários_2.D425])" office:value-type="string" office:string-value="213423" calcext:value-type="string">
            <text:p>213423</text:p>
          </table:table-cell>
          <table:table-cell table:style-name="ce33" table:formula="of:=IF(ISERR([usuários_2.E425]);&quot;&quot;;[usuários_2.E425])" office:value-type="string" office:string-value="213423@gmail.com" calcext:value-type="string">
            <text:p>213423@gmail.com</text:p>
          </table:table-cell>
          <table:table-cell table:style-name="ce33" table:formula="of:=IF(ISBLANK([.B425]);&quot;&quot;;[usuários_2.G425])">
            <text:p/>
          </table:table-cell>
          <table:table-cell table:style-name="ce33" table:formula="of:=IF(ISBLANK([.B425]);&quot;&quot;;[usuários_2.H425])">
            <text:p/>
          </table:table-cell>
          <table:table-cell table:style-name="ce33" table:formula="of:=IF(ISBLANK([.B425]);&quot;&quot;;[usuários_2.I42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6]);&quot;&quot;;[usuários_2.D426])" office:value-type="string" office:string-value="213424" calcext:value-type="string">
            <text:p>213424</text:p>
          </table:table-cell>
          <table:table-cell table:style-name="ce33" table:formula="of:=IF(ISERR([usuários_2.E426]);&quot;&quot;;[usuários_2.E426])" office:value-type="string" office:string-value="213424@gmail.com" calcext:value-type="string">
            <text:p>213424@gmail.com</text:p>
          </table:table-cell>
          <table:table-cell table:style-name="ce33" table:formula="of:=IF(ISBLANK([.B426]);&quot;&quot;;[usuários_2.G426])">
            <text:p/>
          </table:table-cell>
          <table:table-cell table:style-name="ce33" table:formula="of:=IF(ISBLANK([.B426]);&quot;&quot;;[usuários_2.H426])">
            <text:p/>
          </table:table-cell>
          <table:table-cell table:style-name="ce33" table:formula="of:=IF(ISBLANK([.B426]);&quot;&quot;;[usuários_2.I42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7]);&quot;&quot;;[usuários_2.D427])" office:value-type="string" office:string-value="213425" calcext:value-type="string">
            <text:p>213425</text:p>
          </table:table-cell>
          <table:table-cell table:style-name="ce33" table:formula="of:=IF(ISERR([usuários_2.E427]);&quot;&quot;;[usuários_2.E427])" office:value-type="string" office:string-value="213425@gmail.com" calcext:value-type="string">
            <text:p>213425@gmail.com</text:p>
          </table:table-cell>
          <table:table-cell table:style-name="ce33" table:formula="of:=IF(ISBLANK([.B427]);&quot;&quot;;[usuários_2.G427])">
            <text:p/>
          </table:table-cell>
          <table:table-cell table:style-name="ce33" table:formula="of:=IF(ISBLANK([.B427]);&quot;&quot;;[usuários_2.H427])">
            <text:p/>
          </table:table-cell>
          <table:table-cell table:style-name="ce33" table:formula="of:=IF(ISBLANK([.B427]);&quot;&quot;;[usuários_2.I42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8]);&quot;&quot;;[usuários_2.D428])" office:value-type="string" office:string-value="213426" calcext:value-type="string">
            <text:p>213426</text:p>
          </table:table-cell>
          <table:table-cell table:style-name="ce33" table:formula="of:=IF(ISERR([usuários_2.E428]);&quot;&quot;;[usuários_2.E428])" office:value-type="string" office:string-value="213426@gmail.com" calcext:value-type="string">
            <text:p>213426@gmail.com</text:p>
          </table:table-cell>
          <table:table-cell table:style-name="ce33" table:formula="of:=IF(ISBLANK([.B428]);&quot;&quot;;[usuários_2.G428])">
            <text:p/>
          </table:table-cell>
          <table:table-cell table:style-name="ce33" table:formula="of:=IF(ISBLANK([.B428]);&quot;&quot;;[usuários_2.H428])">
            <text:p/>
          </table:table-cell>
          <table:table-cell table:style-name="ce33" table:formula="of:=IF(ISBLANK([.B428]);&quot;&quot;;[usuários_2.I42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2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29]);&quot;&quot;;[usuários_2.D429])" office:value-type="string" office:string-value="213427" calcext:value-type="string">
            <text:p>213427</text:p>
          </table:table-cell>
          <table:table-cell table:style-name="ce33" table:formula="of:=IF(ISERR([usuários_2.E429]);&quot;&quot;;[usuários_2.E429])" office:value-type="string" office:string-value="213427@gmail.com" calcext:value-type="string">
            <text:p>213427@gmail.com</text:p>
          </table:table-cell>
          <table:table-cell table:style-name="ce33" table:formula="of:=IF(ISBLANK([.B429]);&quot;&quot;;[usuários_2.G429])">
            <text:p/>
          </table:table-cell>
          <table:table-cell table:style-name="ce33" table:formula="of:=IF(ISBLANK([.B429]);&quot;&quot;;[usuários_2.H429])">
            <text:p/>
          </table:table-cell>
          <table:table-cell table:style-name="ce33" table:formula="of:=IF(ISBLANK([.B429]);&quot;&quot;;[usuários_2.I42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2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0]);&quot;&quot;;[usuários_2.D430])" office:value-type="string" office:string-value="213428" calcext:value-type="string">
            <text:p>213428</text:p>
          </table:table-cell>
          <table:table-cell table:style-name="ce33" table:formula="of:=IF(ISERR([usuários_2.E430]);&quot;&quot;;[usuários_2.E430])" office:value-type="string" office:string-value="213428@gmail.com" calcext:value-type="string">
            <text:p>213428@gmail.com</text:p>
          </table:table-cell>
          <table:table-cell table:style-name="ce33" table:formula="of:=IF(ISBLANK([.B430]);&quot;&quot;;[usuários_2.G430])">
            <text:p/>
          </table:table-cell>
          <table:table-cell table:style-name="ce33" table:formula="of:=IF(ISBLANK([.B430]);&quot;&quot;;[usuários_2.H430])">
            <text:p/>
          </table:table-cell>
          <table:table-cell table:style-name="ce33" table:formula="of:=IF(ISBLANK([.B430]);&quot;&quot;;[usuários_2.I43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1]);&quot;&quot;;[usuários_2.D431])" office:value-type="string" office:string-value="213429" calcext:value-type="string">
            <text:p>213429</text:p>
          </table:table-cell>
          <table:table-cell table:style-name="ce33" table:formula="of:=IF(ISERR([usuários_2.E431]);&quot;&quot;;[usuários_2.E431])" office:value-type="string" office:string-value="213429@gmail.com" calcext:value-type="string">
            <text:p>213429@gmail.com</text:p>
          </table:table-cell>
          <table:table-cell table:style-name="ce33" table:formula="of:=IF(ISBLANK([.B431]);&quot;&quot;;[usuários_2.G431])">
            <text:p/>
          </table:table-cell>
          <table:table-cell table:style-name="ce33" table:formula="of:=IF(ISBLANK([.B431]);&quot;&quot;;[usuários_2.H431])">
            <text:p/>
          </table:table-cell>
          <table:table-cell table:style-name="ce33" table:formula="of:=IF(ISBLANK([.B431]);&quot;&quot;;[usuários_2.I43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2]);&quot;&quot;;[usuários_2.D432])" office:value-type="string" office:string-value="213430" calcext:value-type="string">
            <text:p>213430</text:p>
          </table:table-cell>
          <table:table-cell table:style-name="ce33" table:formula="of:=IF(ISERR([usuários_2.E432]);&quot;&quot;;[usuários_2.E432])" office:value-type="string" office:string-value="213430@gmail.com" calcext:value-type="string">
            <text:p>213430@gmail.com</text:p>
          </table:table-cell>
          <table:table-cell table:style-name="ce33" table:formula="of:=IF(ISBLANK([.B432]);&quot;&quot;;[usuários_2.G432])">
            <text:p/>
          </table:table-cell>
          <table:table-cell table:style-name="ce33" table:formula="of:=IF(ISBLANK([.B432]);&quot;&quot;;[usuários_2.H432])">
            <text:p/>
          </table:table-cell>
          <table:table-cell table:style-name="ce33" table:formula="of:=IF(ISBLANK([.B432]);&quot;&quot;;[usuários_2.I43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3]);&quot;&quot;;[usuários_2.D433])" office:value-type="string" office:string-value="213431" calcext:value-type="string">
            <text:p>213431</text:p>
          </table:table-cell>
          <table:table-cell table:style-name="ce33" table:formula="of:=IF(ISERR([usuários_2.E433]);&quot;&quot;;[usuários_2.E433])" office:value-type="string" office:string-value="213431@gmail.com" calcext:value-type="string">
            <text:p>213431@gmail.com</text:p>
          </table:table-cell>
          <table:table-cell table:style-name="ce33" table:formula="of:=IF(ISBLANK([.B433]);&quot;&quot;;[usuários_2.G433])">
            <text:p/>
          </table:table-cell>
          <table:table-cell table:style-name="ce33" table:formula="of:=IF(ISBLANK([.B433]);&quot;&quot;;[usuários_2.H433])">
            <text:p/>
          </table:table-cell>
          <table:table-cell table:style-name="ce33" table:formula="of:=IF(ISBLANK([.B433]);&quot;&quot;;[usuários_2.I43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4]);&quot;&quot;;[usuários_2.D434])" office:value-type="string" office:string-value="213432" calcext:value-type="string">
            <text:p>213432</text:p>
          </table:table-cell>
          <table:table-cell table:style-name="ce33" table:formula="of:=IF(ISERR([usuários_2.E434]);&quot;&quot;;[usuários_2.E434])" office:value-type="string" office:string-value="213432@gmail.com" calcext:value-type="string">
            <text:p>213432@gmail.com</text:p>
          </table:table-cell>
          <table:table-cell table:style-name="ce33" table:formula="of:=IF(ISBLANK([.B434]);&quot;&quot;;[usuários_2.G434])">
            <text:p/>
          </table:table-cell>
          <table:table-cell table:style-name="ce33" table:formula="of:=IF(ISBLANK([.B434]);&quot;&quot;;[usuários_2.H434])">
            <text:p/>
          </table:table-cell>
          <table:table-cell table:style-name="ce33" table:formula="of:=IF(ISBLANK([.B434]);&quot;&quot;;[usuários_2.I43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5]);&quot;&quot;;[usuários_2.D435])" office:value-type="string" office:string-value="213433" calcext:value-type="string">
            <text:p>213433</text:p>
          </table:table-cell>
          <table:table-cell table:style-name="ce33" table:formula="of:=IF(ISERR([usuários_2.E435]);&quot;&quot;;[usuários_2.E435])" office:value-type="string" office:string-value="213433@gmail.com" calcext:value-type="string">
            <text:p>213433@gmail.com</text:p>
          </table:table-cell>
          <table:table-cell table:style-name="ce33" table:formula="of:=IF(ISBLANK([.B435]);&quot;&quot;;[usuários_2.G435])">
            <text:p/>
          </table:table-cell>
          <table:table-cell table:style-name="ce33" table:formula="of:=IF(ISBLANK([.B435]);&quot;&quot;;[usuários_2.H435])">
            <text:p/>
          </table:table-cell>
          <table:table-cell table:style-name="ce33" table:formula="of:=IF(ISBLANK([.B435]);&quot;&quot;;[usuários_2.I43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6]);&quot;&quot;;[usuários_2.D436])" office:value-type="string" office:string-value="213434" calcext:value-type="string">
            <text:p>213434</text:p>
          </table:table-cell>
          <table:table-cell table:style-name="ce33" table:formula="of:=IF(ISERR([usuários_2.E436]);&quot;&quot;;[usuários_2.E436])" office:value-type="string" office:string-value="213434@gmail.com" calcext:value-type="string">
            <text:p>213434@gmail.com</text:p>
          </table:table-cell>
          <table:table-cell table:style-name="ce33" table:formula="of:=IF(ISBLANK([.B436]);&quot;&quot;;[usuários_2.G436])">
            <text:p/>
          </table:table-cell>
          <table:table-cell table:style-name="ce33" table:formula="of:=IF(ISBLANK([.B436]);&quot;&quot;;[usuários_2.H436])">
            <text:p/>
          </table:table-cell>
          <table:table-cell table:style-name="ce33" table:formula="of:=IF(ISBLANK([.B436]);&quot;&quot;;[usuários_2.I43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7]);&quot;&quot;;[usuários_2.D437])" office:value-type="string" office:string-value="213435" calcext:value-type="string">
            <text:p>213435</text:p>
          </table:table-cell>
          <table:table-cell table:style-name="ce33" table:formula="of:=IF(ISERR([usuários_2.E437]);&quot;&quot;;[usuários_2.E437])" office:value-type="string" office:string-value="213435@gmail.com" calcext:value-type="string">
            <text:p>213435@gmail.com</text:p>
          </table:table-cell>
          <table:table-cell table:style-name="ce33" table:formula="of:=IF(ISBLANK([.B437]);&quot;&quot;;[usuários_2.G437])">
            <text:p/>
          </table:table-cell>
          <table:table-cell table:style-name="ce33" table:formula="of:=IF(ISBLANK([.B437]);&quot;&quot;;[usuários_2.H437])">
            <text:p/>
          </table:table-cell>
          <table:table-cell table:style-name="ce33" table:formula="of:=IF(ISBLANK([.B437]);&quot;&quot;;[usuários_2.I43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8]);&quot;&quot;;[usuários_2.D438])" office:value-type="string" office:string-value="213436" calcext:value-type="string">
            <text:p>213436</text:p>
          </table:table-cell>
          <table:table-cell table:style-name="ce33" table:formula="of:=IF(ISERR([usuários_2.E438]);&quot;&quot;;[usuários_2.E438])" office:value-type="string" office:string-value="213436@gmail.com" calcext:value-type="string">
            <text:p>213436@gmail.com</text:p>
          </table:table-cell>
          <table:table-cell table:style-name="ce33" table:formula="of:=IF(ISBLANK([.B438]);&quot;&quot;;[usuários_2.G438])">
            <text:p/>
          </table:table-cell>
          <table:table-cell table:style-name="ce33" table:formula="of:=IF(ISBLANK([.B438]);&quot;&quot;;[usuários_2.H438])">
            <text:p/>
          </table:table-cell>
          <table:table-cell table:style-name="ce33" table:formula="of:=IF(ISBLANK([.B438]);&quot;&quot;;[usuários_2.I43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3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39]);&quot;&quot;;[usuários_2.D439])" office:value-type="string" office:string-value="213437" calcext:value-type="string">
            <text:p>213437</text:p>
          </table:table-cell>
          <table:table-cell table:style-name="ce33" table:formula="of:=IF(ISERR([usuários_2.E439]);&quot;&quot;;[usuários_2.E439])" office:value-type="string" office:string-value="213437@gmail.com" calcext:value-type="string">
            <text:p>213437@gmail.com</text:p>
          </table:table-cell>
          <table:table-cell table:style-name="ce33" table:formula="of:=IF(ISBLANK([.B439]);&quot;&quot;;[usuários_2.G439])">
            <text:p/>
          </table:table-cell>
          <table:table-cell table:style-name="ce33" table:formula="of:=IF(ISBLANK([.B439]);&quot;&quot;;[usuários_2.H439])">
            <text:p/>
          </table:table-cell>
          <table:table-cell table:style-name="ce33" table:formula="of:=IF(ISBLANK([.B439]);&quot;&quot;;[usuários_2.I43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3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0]);&quot;&quot;;[usuários_2.D440])" office:value-type="string" office:string-value="213438" calcext:value-type="string">
            <text:p>213438</text:p>
          </table:table-cell>
          <table:table-cell table:style-name="ce33" table:formula="of:=IF(ISERR([usuários_2.E440]);&quot;&quot;;[usuários_2.E440])" office:value-type="string" office:string-value="213438@gmail.com" calcext:value-type="string">
            <text:p>213438@gmail.com</text:p>
          </table:table-cell>
          <table:table-cell table:style-name="ce33" table:formula="of:=IF(ISBLANK([.B440]);&quot;&quot;;[usuários_2.G440])">
            <text:p/>
          </table:table-cell>
          <table:table-cell table:style-name="ce33" table:formula="of:=IF(ISBLANK([.B440]);&quot;&quot;;[usuários_2.H440])">
            <text:p/>
          </table:table-cell>
          <table:table-cell table:style-name="ce33" table:formula="of:=IF(ISBLANK([.B440]);&quot;&quot;;[usuários_2.I44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1]);&quot;&quot;;[usuários_2.D441])" office:value-type="string" office:string-value="213439" calcext:value-type="string">
            <text:p>213439</text:p>
          </table:table-cell>
          <table:table-cell table:style-name="ce33" table:formula="of:=IF(ISERR([usuários_2.E441]);&quot;&quot;;[usuários_2.E441])" office:value-type="string" office:string-value="213439@gmail.com" calcext:value-type="string">
            <text:p>213439@gmail.com</text:p>
          </table:table-cell>
          <table:table-cell table:style-name="ce33" table:formula="of:=IF(ISBLANK([.B441]);&quot;&quot;;[usuários_2.G441])">
            <text:p/>
          </table:table-cell>
          <table:table-cell table:style-name="ce33" table:formula="of:=IF(ISBLANK([.B441]);&quot;&quot;;[usuários_2.H441])">
            <text:p/>
          </table:table-cell>
          <table:table-cell table:style-name="ce33" table:formula="of:=IF(ISBLANK([.B441]);&quot;&quot;;[usuários_2.I44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2]);&quot;&quot;;[usuários_2.D442])" office:value-type="string" office:string-value="213440" calcext:value-type="string">
            <text:p>213440</text:p>
          </table:table-cell>
          <table:table-cell table:style-name="ce33" table:formula="of:=IF(ISERR([usuários_2.E442]);&quot;&quot;;[usuários_2.E442])" office:value-type="string" office:string-value="213440@gmail.com" calcext:value-type="string">
            <text:p>213440@gmail.com</text:p>
          </table:table-cell>
          <table:table-cell table:style-name="ce33" table:formula="of:=IF(ISBLANK([.B442]);&quot;&quot;;[usuários_2.G442])">
            <text:p/>
          </table:table-cell>
          <table:table-cell table:style-name="ce33" table:formula="of:=IF(ISBLANK([.B442]);&quot;&quot;;[usuários_2.H442])">
            <text:p/>
          </table:table-cell>
          <table:table-cell table:style-name="ce33" table:formula="of:=IF(ISBLANK([.B442]);&quot;&quot;;[usuários_2.I44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3]);&quot;&quot;;[usuários_2.D443])" office:value-type="string" office:string-value="213441" calcext:value-type="string">
            <text:p>213441</text:p>
          </table:table-cell>
          <table:table-cell table:style-name="ce33" table:formula="of:=IF(ISERR([usuários_2.E443]);&quot;&quot;;[usuários_2.E443])" office:value-type="string" office:string-value="213441@gmail.com" calcext:value-type="string">
            <text:p>213441@gmail.com</text:p>
          </table:table-cell>
          <table:table-cell table:style-name="ce33" table:formula="of:=IF(ISBLANK([.B443]);&quot;&quot;;[usuários_2.G443])">
            <text:p/>
          </table:table-cell>
          <table:table-cell table:style-name="ce33" table:formula="of:=IF(ISBLANK([.B443]);&quot;&quot;;[usuários_2.H443])">
            <text:p/>
          </table:table-cell>
          <table:table-cell table:style-name="ce33" table:formula="of:=IF(ISBLANK([.B443]);&quot;&quot;;[usuários_2.I44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4]);&quot;&quot;;[usuários_2.D444])" office:value-type="string" office:string-value="213442" calcext:value-type="string">
            <text:p>213442</text:p>
          </table:table-cell>
          <table:table-cell table:style-name="ce33" table:formula="of:=IF(ISERR([usuários_2.E444]);&quot;&quot;;[usuários_2.E444])" office:value-type="string" office:string-value="213442@gmail.com" calcext:value-type="string">
            <text:p>213442@gmail.com</text:p>
          </table:table-cell>
          <table:table-cell table:style-name="ce33" table:formula="of:=IF(ISBLANK([.B444]);&quot;&quot;;[usuários_2.G444])">
            <text:p/>
          </table:table-cell>
          <table:table-cell table:style-name="ce33" table:formula="of:=IF(ISBLANK([.B444]);&quot;&quot;;[usuários_2.H444])">
            <text:p/>
          </table:table-cell>
          <table:table-cell table:style-name="ce33" table:formula="of:=IF(ISBLANK([.B444]);&quot;&quot;;[usuários_2.I44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5]);&quot;&quot;;[usuários_2.D445])" office:value-type="string" office:string-value="213443" calcext:value-type="string">
            <text:p>213443</text:p>
          </table:table-cell>
          <table:table-cell table:style-name="ce33" table:formula="of:=IF(ISERR([usuários_2.E445]);&quot;&quot;;[usuários_2.E445])" office:value-type="string" office:string-value="213443@gmail.com" calcext:value-type="string">
            <text:p>213443@gmail.com</text:p>
          </table:table-cell>
          <table:table-cell table:style-name="ce33" table:formula="of:=IF(ISBLANK([.B445]);&quot;&quot;;[usuários_2.G445])">
            <text:p/>
          </table:table-cell>
          <table:table-cell table:style-name="ce33" table:formula="of:=IF(ISBLANK([.B445]);&quot;&quot;;[usuários_2.H445])">
            <text:p/>
          </table:table-cell>
          <table:table-cell table:style-name="ce33" table:formula="of:=IF(ISBLANK([.B445]);&quot;&quot;;[usuários_2.I44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6]);&quot;&quot;;[usuários_2.D446])" office:value-type="string" office:string-value="213444" calcext:value-type="string">
            <text:p>213444</text:p>
          </table:table-cell>
          <table:table-cell table:style-name="ce33" table:formula="of:=IF(ISERR([usuários_2.E446]);&quot;&quot;;[usuários_2.E446])" office:value-type="string" office:string-value="213444@gmail.com" calcext:value-type="string">
            <text:p>213444@gmail.com</text:p>
          </table:table-cell>
          <table:table-cell table:style-name="ce33" table:formula="of:=IF(ISBLANK([.B446]);&quot;&quot;;[usuários_2.G446])">
            <text:p/>
          </table:table-cell>
          <table:table-cell table:style-name="ce33" table:formula="of:=IF(ISBLANK([.B446]);&quot;&quot;;[usuários_2.H446])">
            <text:p/>
          </table:table-cell>
          <table:table-cell table:style-name="ce33" table:formula="of:=IF(ISBLANK([.B446]);&quot;&quot;;[usuários_2.I44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7]);&quot;&quot;;[usuários_2.D447])" office:value-type="string" office:string-value="213445" calcext:value-type="string">
            <text:p>213445</text:p>
          </table:table-cell>
          <table:table-cell table:style-name="ce33" table:formula="of:=IF(ISERR([usuários_2.E447]);&quot;&quot;;[usuários_2.E447])" office:value-type="string" office:string-value="213445@gmail.com" calcext:value-type="string">
            <text:p>213445@gmail.com</text:p>
          </table:table-cell>
          <table:table-cell table:style-name="ce33" table:formula="of:=IF(ISBLANK([.B447]);&quot;&quot;;[usuários_2.G447])">
            <text:p/>
          </table:table-cell>
          <table:table-cell table:style-name="ce33" table:formula="of:=IF(ISBLANK([.B447]);&quot;&quot;;[usuários_2.H447])">
            <text:p/>
          </table:table-cell>
          <table:table-cell table:style-name="ce33" table:formula="of:=IF(ISBLANK([.B447]);&quot;&quot;;[usuários_2.I44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8]);&quot;&quot;;[usuários_2.D448])" office:value-type="string" office:string-value="213446" calcext:value-type="string">
            <text:p>213446</text:p>
          </table:table-cell>
          <table:table-cell table:style-name="ce33" table:formula="of:=IF(ISERR([usuários_2.E448]);&quot;&quot;;[usuários_2.E448])" office:value-type="string" office:string-value="213446@gmail.com" calcext:value-type="string">
            <text:p>213446@gmail.com</text:p>
          </table:table-cell>
          <table:table-cell table:style-name="ce33" table:formula="of:=IF(ISBLANK([.B448]);&quot;&quot;;[usuários_2.G448])">
            <text:p/>
          </table:table-cell>
          <table:table-cell table:style-name="ce33" table:formula="of:=IF(ISBLANK([.B448]);&quot;&quot;;[usuários_2.H448])">
            <text:p/>
          </table:table-cell>
          <table:table-cell table:style-name="ce33" table:formula="of:=IF(ISBLANK([.B448]);&quot;&quot;;[usuários_2.I44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4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49]);&quot;&quot;;[usuários_2.D449])" office:value-type="string" office:string-value="213447" calcext:value-type="string">
            <text:p>213447</text:p>
          </table:table-cell>
          <table:table-cell table:style-name="ce33" table:formula="of:=IF(ISERR([usuários_2.E449]);&quot;&quot;;[usuários_2.E449])" office:value-type="string" office:string-value="213447@gmail.com" calcext:value-type="string">
            <text:p>213447@gmail.com</text:p>
          </table:table-cell>
          <table:table-cell table:style-name="ce33" table:formula="of:=IF(ISBLANK([.B449]);&quot;&quot;;[usuários_2.G449])">
            <text:p/>
          </table:table-cell>
          <table:table-cell table:style-name="ce33" table:formula="of:=IF(ISBLANK([.B449]);&quot;&quot;;[usuários_2.H449])">
            <text:p/>
          </table:table-cell>
          <table:table-cell table:style-name="ce33" table:formula="of:=IF(ISBLANK([.B449]);&quot;&quot;;[usuários_2.I44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4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0]);&quot;&quot;;[usuários_2.D450])" office:value-type="string" office:string-value="213448" calcext:value-type="string">
            <text:p>213448</text:p>
          </table:table-cell>
          <table:table-cell table:style-name="ce33" table:formula="of:=IF(ISERR([usuários_2.E450]);&quot;&quot;;[usuários_2.E450])" office:value-type="string" office:string-value="213448@gmail.com" calcext:value-type="string">
            <text:p>213448@gmail.com</text:p>
          </table:table-cell>
          <table:table-cell table:style-name="ce33" table:formula="of:=IF(ISBLANK([.B450]);&quot;&quot;;[usuários_2.G450])">
            <text:p/>
          </table:table-cell>
          <table:table-cell table:style-name="ce33" table:formula="of:=IF(ISBLANK([.B450]);&quot;&quot;;[usuários_2.H450])">
            <text:p/>
          </table:table-cell>
          <table:table-cell table:style-name="ce33" table:formula="of:=IF(ISBLANK([.B450]);&quot;&quot;;[usuários_2.I45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1]);&quot;&quot;;[usuários_2.D451])" office:value-type="string" office:string-value="213449" calcext:value-type="string">
            <text:p>213449</text:p>
          </table:table-cell>
          <table:table-cell table:style-name="ce33" table:formula="of:=IF(ISERR([usuários_2.E451]);&quot;&quot;;[usuários_2.E451])" office:value-type="string" office:string-value="213449@gmail.com" calcext:value-type="string">
            <text:p>213449@gmail.com</text:p>
          </table:table-cell>
          <table:table-cell table:style-name="ce33" table:formula="of:=IF(ISBLANK([.B451]);&quot;&quot;;[usuários_2.G451])">
            <text:p/>
          </table:table-cell>
          <table:table-cell table:style-name="ce33" table:formula="of:=IF(ISBLANK([.B451]);&quot;&quot;;[usuários_2.H451])">
            <text:p/>
          </table:table-cell>
          <table:table-cell table:style-name="ce33" table:formula="of:=IF(ISBLANK([.B451]);&quot;&quot;;[usuários_2.I45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2]);&quot;&quot;;[usuários_2.D452])" office:value-type="string" office:string-value="213450" calcext:value-type="string">
            <text:p>213450</text:p>
          </table:table-cell>
          <table:table-cell table:style-name="ce33" table:formula="of:=IF(ISERR([usuários_2.E452]);&quot;&quot;;[usuários_2.E452])" office:value-type="string" office:string-value="213450@gmail.com" calcext:value-type="string">
            <text:p>213450@gmail.com</text:p>
          </table:table-cell>
          <table:table-cell table:style-name="ce33" table:formula="of:=IF(ISBLANK([.B452]);&quot;&quot;;[usuários_2.G452])">
            <text:p/>
          </table:table-cell>
          <table:table-cell table:style-name="ce33" table:formula="of:=IF(ISBLANK([.B452]);&quot;&quot;;[usuários_2.H452])">
            <text:p/>
          </table:table-cell>
          <table:table-cell table:style-name="ce33" table:formula="of:=IF(ISBLANK([.B452]);&quot;&quot;;[usuários_2.I45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3]);&quot;&quot;;[usuários_2.D453])" office:value-type="string" office:string-value="213451" calcext:value-type="string">
            <text:p>213451</text:p>
          </table:table-cell>
          <table:table-cell table:style-name="ce33" table:formula="of:=IF(ISERR([usuários_2.E453]);&quot;&quot;;[usuários_2.E453])" office:value-type="string" office:string-value="213451@gmail.com" calcext:value-type="string">
            <text:p>213451@gmail.com</text:p>
          </table:table-cell>
          <table:table-cell table:style-name="ce33" table:formula="of:=IF(ISBLANK([.B453]);&quot;&quot;;[usuários_2.G453])">
            <text:p/>
          </table:table-cell>
          <table:table-cell table:style-name="ce33" table:formula="of:=IF(ISBLANK([.B453]);&quot;&quot;;[usuários_2.H453])">
            <text:p/>
          </table:table-cell>
          <table:table-cell table:style-name="ce33" table:formula="of:=IF(ISBLANK([.B453]);&quot;&quot;;[usuários_2.I45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4]);&quot;&quot;;[usuários_2.D454])" office:value-type="string" office:string-value="213452" calcext:value-type="string">
            <text:p>213452</text:p>
          </table:table-cell>
          <table:table-cell table:style-name="ce33" table:formula="of:=IF(ISERR([usuários_2.E454]);&quot;&quot;;[usuários_2.E454])" office:value-type="string" office:string-value="213452@gmail.com" calcext:value-type="string">
            <text:p>213452@gmail.com</text:p>
          </table:table-cell>
          <table:table-cell table:style-name="ce33" table:formula="of:=IF(ISBLANK([.B454]);&quot;&quot;;[usuários_2.G454])">
            <text:p/>
          </table:table-cell>
          <table:table-cell table:style-name="ce33" table:formula="of:=IF(ISBLANK([.B454]);&quot;&quot;;[usuários_2.H454])">
            <text:p/>
          </table:table-cell>
          <table:table-cell table:style-name="ce33" table:formula="of:=IF(ISBLANK([.B454]);&quot;&quot;;[usuários_2.I45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5]);&quot;&quot;;[usuários_2.D455])" office:value-type="string" office:string-value="213453" calcext:value-type="string">
            <text:p>213453</text:p>
          </table:table-cell>
          <table:table-cell table:style-name="ce33" table:formula="of:=IF(ISERR([usuários_2.E455]);&quot;&quot;;[usuários_2.E455])" office:value-type="string" office:string-value="213453@gmail.com" calcext:value-type="string">
            <text:p>213453@gmail.com</text:p>
          </table:table-cell>
          <table:table-cell table:style-name="ce33" table:formula="of:=IF(ISBLANK([.B455]);&quot;&quot;;[usuários_2.G455])">
            <text:p/>
          </table:table-cell>
          <table:table-cell table:style-name="ce33" table:formula="of:=IF(ISBLANK([.B455]);&quot;&quot;;[usuários_2.H455])">
            <text:p/>
          </table:table-cell>
          <table:table-cell table:style-name="ce33" table:formula="of:=IF(ISBLANK([.B455]);&quot;&quot;;[usuários_2.I45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6]);&quot;&quot;;[usuários_2.D456])" office:value-type="string" office:string-value="213454" calcext:value-type="string">
            <text:p>213454</text:p>
          </table:table-cell>
          <table:table-cell table:style-name="ce33" table:formula="of:=IF(ISERR([usuários_2.E456]);&quot;&quot;;[usuários_2.E456])" office:value-type="string" office:string-value="213454@gmail.com" calcext:value-type="string">
            <text:p>213454@gmail.com</text:p>
          </table:table-cell>
          <table:table-cell table:style-name="ce33" table:formula="of:=IF(ISBLANK([.B456]);&quot;&quot;;[usuários_2.G456])">
            <text:p/>
          </table:table-cell>
          <table:table-cell table:style-name="ce33" table:formula="of:=IF(ISBLANK([.B456]);&quot;&quot;;[usuários_2.H456])">
            <text:p/>
          </table:table-cell>
          <table:table-cell table:style-name="ce33" table:formula="of:=IF(ISBLANK([.B456]);&quot;&quot;;[usuários_2.I45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7]);&quot;&quot;;[usuários_2.D457])" office:value-type="string" office:string-value="213455" calcext:value-type="string">
            <text:p>213455</text:p>
          </table:table-cell>
          <table:table-cell table:style-name="ce33" table:formula="of:=IF(ISERR([usuários_2.E457]);&quot;&quot;;[usuários_2.E457])" office:value-type="string" office:string-value="213455@gmail.com" calcext:value-type="string">
            <text:p>213455@gmail.com</text:p>
          </table:table-cell>
          <table:table-cell table:style-name="ce33" table:formula="of:=IF(ISBLANK([.B457]);&quot;&quot;;[usuários_2.G457])">
            <text:p/>
          </table:table-cell>
          <table:table-cell table:style-name="ce33" table:formula="of:=IF(ISBLANK([.B457]);&quot;&quot;;[usuários_2.H457])">
            <text:p/>
          </table:table-cell>
          <table:table-cell table:style-name="ce33" table:formula="of:=IF(ISBLANK([.B457]);&quot;&quot;;[usuários_2.I45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8]);&quot;&quot;;[usuários_2.D458])" office:value-type="string" office:string-value="213456" calcext:value-type="string">
            <text:p>213456</text:p>
          </table:table-cell>
          <table:table-cell table:style-name="ce33" table:formula="of:=IF(ISERR([usuários_2.E458]);&quot;&quot;;[usuários_2.E458])" office:value-type="string" office:string-value="213456@gmail.com" calcext:value-type="string">
            <text:p>213456@gmail.com</text:p>
          </table:table-cell>
          <table:table-cell table:style-name="ce33" table:formula="of:=IF(ISBLANK([.B458]);&quot;&quot;;[usuários_2.G458])">
            <text:p/>
          </table:table-cell>
          <table:table-cell table:style-name="ce33" table:formula="of:=IF(ISBLANK([.B458]);&quot;&quot;;[usuários_2.H458])">
            <text:p/>
          </table:table-cell>
          <table:table-cell table:style-name="ce33" table:formula="of:=IF(ISBLANK([.B458]);&quot;&quot;;[usuários_2.I45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5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59]);&quot;&quot;;[usuários_2.D459])" office:value-type="string" office:string-value="213457" calcext:value-type="string">
            <text:p>213457</text:p>
          </table:table-cell>
          <table:table-cell table:style-name="ce33" table:formula="of:=IF(ISERR([usuários_2.E459]);&quot;&quot;;[usuários_2.E459])" office:value-type="string" office:string-value="213457@gmail.com" calcext:value-type="string">
            <text:p>213457@gmail.com</text:p>
          </table:table-cell>
          <table:table-cell table:style-name="ce33" table:formula="of:=IF(ISBLANK([.B459]);&quot;&quot;;[usuários_2.G459])">
            <text:p/>
          </table:table-cell>
          <table:table-cell table:style-name="ce33" table:formula="of:=IF(ISBLANK([.B459]);&quot;&quot;;[usuários_2.H459])">
            <text:p/>
          </table:table-cell>
          <table:table-cell table:style-name="ce33" table:formula="of:=IF(ISBLANK([.B459]);&quot;&quot;;[usuários_2.I45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5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0]);&quot;&quot;;[usuários_2.D460])" office:value-type="string" office:string-value="213458" calcext:value-type="string">
            <text:p>213458</text:p>
          </table:table-cell>
          <table:table-cell table:style-name="ce33" table:formula="of:=IF(ISERR([usuários_2.E460]);&quot;&quot;;[usuários_2.E460])" office:value-type="string" office:string-value="213458@gmail.com" calcext:value-type="string">
            <text:p>213458@gmail.com</text:p>
          </table:table-cell>
          <table:table-cell table:style-name="ce33" table:formula="of:=IF(ISBLANK([.B460]);&quot;&quot;;[usuários_2.G460])">
            <text:p/>
          </table:table-cell>
          <table:table-cell table:style-name="ce33" table:formula="of:=IF(ISBLANK([.B460]);&quot;&quot;;[usuários_2.H460])">
            <text:p/>
          </table:table-cell>
          <table:table-cell table:style-name="ce33" table:formula="of:=IF(ISBLANK([.B460]);&quot;&quot;;[usuários_2.I46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1]);&quot;&quot;;[usuários_2.D461])" office:value-type="string" office:string-value="213459" calcext:value-type="string">
            <text:p>213459</text:p>
          </table:table-cell>
          <table:table-cell table:style-name="ce33" table:formula="of:=IF(ISERR([usuários_2.E461]);&quot;&quot;;[usuários_2.E461])" office:value-type="string" office:string-value="213459@gmail.com" calcext:value-type="string">
            <text:p>213459@gmail.com</text:p>
          </table:table-cell>
          <table:table-cell table:style-name="ce33" table:formula="of:=IF(ISBLANK([.B461]);&quot;&quot;;[usuários_2.G461])">
            <text:p/>
          </table:table-cell>
          <table:table-cell table:style-name="ce33" table:formula="of:=IF(ISBLANK([.B461]);&quot;&quot;;[usuários_2.H461])">
            <text:p/>
          </table:table-cell>
          <table:table-cell table:style-name="ce33" table:formula="of:=IF(ISBLANK([.B461]);&quot;&quot;;[usuários_2.I46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2]);&quot;&quot;;[usuários_2.D462])" office:value-type="string" office:string-value="213460" calcext:value-type="string">
            <text:p>213460</text:p>
          </table:table-cell>
          <table:table-cell table:style-name="ce33" table:formula="of:=IF(ISERR([usuários_2.E462]);&quot;&quot;;[usuários_2.E462])" office:value-type="string" office:string-value="213460@gmail.com" calcext:value-type="string">
            <text:p>213460@gmail.com</text:p>
          </table:table-cell>
          <table:table-cell table:style-name="ce33" table:formula="of:=IF(ISBLANK([.B462]);&quot;&quot;;[usuários_2.G462])">
            <text:p/>
          </table:table-cell>
          <table:table-cell table:style-name="ce33" table:formula="of:=IF(ISBLANK([.B462]);&quot;&quot;;[usuários_2.H462])">
            <text:p/>
          </table:table-cell>
          <table:table-cell table:style-name="ce33" table:formula="of:=IF(ISBLANK([.B462]);&quot;&quot;;[usuários_2.I46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3]);&quot;&quot;;[usuários_2.D463])" office:value-type="string" office:string-value="213461" calcext:value-type="string">
            <text:p>213461</text:p>
          </table:table-cell>
          <table:table-cell table:style-name="ce33" table:formula="of:=IF(ISERR([usuários_2.E463]);&quot;&quot;;[usuários_2.E463])" office:value-type="string" office:string-value="213461@gmail.com" calcext:value-type="string">
            <text:p>213461@gmail.com</text:p>
          </table:table-cell>
          <table:table-cell table:style-name="ce33" table:formula="of:=IF(ISBLANK([.B463]);&quot;&quot;;[usuários_2.G463])">
            <text:p/>
          </table:table-cell>
          <table:table-cell table:style-name="ce33" table:formula="of:=IF(ISBLANK([.B463]);&quot;&quot;;[usuários_2.H463])">
            <text:p/>
          </table:table-cell>
          <table:table-cell table:style-name="ce33" table:formula="of:=IF(ISBLANK([.B463]);&quot;&quot;;[usuários_2.I46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4]);&quot;&quot;;[usuários_2.D464])" office:value-type="string" office:string-value="213462" calcext:value-type="string">
            <text:p>213462</text:p>
          </table:table-cell>
          <table:table-cell table:style-name="ce33" table:formula="of:=IF(ISERR([usuários_2.E464]);&quot;&quot;;[usuários_2.E464])" office:value-type="string" office:string-value="213462@gmail.com" calcext:value-type="string">
            <text:p>213462@gmail.com</text:p>
          </table:table-cell>
          <table:table-cell table:style-name="ce33" table:formula="of:=IF(ISBLANK([.B464]);&quot;&quot;;[usuários_2.G464])">
            <text:p/>
          </table:table-cell>
          <table:table-cell table:style-name="ce33" table:formula="of:=IF(ISBLANK([.B464]);&quot;&quot;;[usuários_2.H464])">
            <text:p/>
          </table:table-cell>
          <table:table-cell table:style-name="ce33" table:formula="of:=IF(ISBLANK([.B464]);&quot;&quot;;[usuários_2.I46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5]);&quot;&quot;;[usuários_2.D465])" office:value-type="string" office:string-value="213463" calcext:value-type="string">
            <text:p>213463</text:p>
          </table:table-cell>
          <table:table-cell table:style-name="ce33" table:formula="of:=IF(ISERR([usuários_2.E465]);&quot;&quot;;[usuários_2.E465])" office:value-type="string" office:string-value="213463@gmail.com" calcext:value-type="string">
            <text:p>213463@gmail.com</text:p>
          </table:table-cell>
          <table:table-cell table:style-name="ce33" table:formula="of:=IF(ISBLANK([.B465]);&quot;&quot;;[usuários_2.G465])">
            <text:p/>
          </table:table-cell>
          <table:table-cell table:style-name="ce33" table:formula="of:=IF(ISBLANK([.B465]);&quot;&quot;;[usuários_2.H465])">
            <text:p/>
          </table:table-cell>
          <table:table-cell table:style-name="ce33" table:formula="of:=IF(ISBLANK([.B465]);&quot;&quot;;[usuários_2.I46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6]);&quot;&quot;;[usuários_2.D466])" office:value-type="string" office:string-value="213464" calcext:value-type="string">
            <text:p>213464</text:p>
          </table:table-cell>
          <table:table-cell table:style-name="ce33" table:formula="of:=IF(ISERR([usuários_2.E466]);&quot;&quot;;[usuários_2.E466])" office:value-type="string" office:string-value="213464@gmail.com" calcext:value-type="string">
            <text:p>213464@gmail.com</text:p>
          </table:table-cell>
          <table:table-cell table:style-name="ce33" table:formula="of:=IF(ISBLANK([.B466]);&quot;&quot;;[usuários_2.G466])">
            <text:p/>
          </table:table-cell>
          <table:table-cell table:style-name="ce33" table:formula="of:=IF(ISBLANK([.B466]);&quot;&quot;;[usuários_2.H466])">
            <text:p/>
          </table:table-cell>
          <table:table-cell table:style-name="ce33" table:formula="of:=IF(ISBLANK([.B466]);&quot;&quot;;[usuários_2.I46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7]);&quot;&quot;;[usuários_2.D467])" office:value-type="string" office:string-value="213465" calcext:value-type="string">
            <text:p>213465</text:p>
          </table:table-cell>
          <table:table-cell table:style-name="ce33" table:formula="of:=IF(ISERR([usuários_2.E467]);&quot;&quot;;[usuários_2.E467])" office:value-type="string" office:string-value="213465@gmail.com" calcext:value-type="string">
            <text:p>213465@gmail.com</text:p>
          </table:table-cell>
          <table:table-cell table:style-name="ce33" table:formula="of:=IF(ISBLANK([.B467]);&quot;&quot;;[usuários_2.G467])">
            <text:p/>
          </table:table-cell>
          <table:table-cell table:style-name="ce33" table:formula="of:=IF(ISBLANK([.B467]);&quot;&quot;;[usuários_2.H467])">
            <text:p/>
          </table:table-cell>
          <table:table-cell table:style-name="ce33" table:formula="of:=IF(ISBLANK([.B467]);&quot;&quot;;[usuários_2.I46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8]);&quot;&quot;;[usuários_2.D468])" office:value-type="string" office:string-value="213466" calcext:value-type="string">
            <text:p>213466</text:p>
          </table:table-cell>
          <table:table-cell table:style-name="ce33" table:formula="of:=IF(ISERR([usuários_2.E468]);&quot;&quot;;[usuários_2.E468])" office:value-type="string" office:string-value="213466@gmail.com" calcext:value-type="string">
            <text:p>213466@gmail.com</text:p>
          </table:table-cell>
          <table:table-cell table:style-name="ce33" table:formula="of:=IF(ISBLANK([.B468]);&quot;&quot;;[usuários_2.G468])">
            <text:p/>
          </table:table-cell>
          <table:table-cell table:style-name="ce33" table:formula="of:=IF(ISBLANK([.B468]);&quot;&quot;;[usuários_2.H468])">
            <text:p/>
          </table:table-cell>
          <table:table-cell table:style-name="ce33" table:formula="of:=IF(ISBLANK([.B468]);&quot;&quot;;[usuários_2.I46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6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69]);&quot;&quot;;[usuários_2.D469])" office:value-type="string" office:string-value="213467" calcext:value-type="string">
            <text:p>213467</text:p>
          </table:table-cell>
          <table:table-cell table:style-name="ce33" table:formula="of:=IF(ISERR([usuários_2.E469]);&quot;&quot;;[usuários_2.E469])" office:value-type="string" office:string-value="213467@gmail.com" calcext:value-type="string">
            <text:p>213467@gmail.com</text:p>
          </table:table-cell>
          <table:table-cell table:style-name="ce33" table:formula="of:=IF(ISBLANK([.B469]);&quot;&quot;;[usuários_2.G469])">
            <text:p/>
          </table:table-cell>
          <table:table-cell table:style-name="ce33" table:formula="of:=IF(ISBLANK([.B469]);&quot;&quot;;[usuários_2.H469])">
            <text:p/>
          </table:table-cell>
          <table:table-cell table:style-name="ce33" table:formula="of:=IF(ISBLANK([.B469]);&quot;&quot;;[usuários_2.I46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6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0]);&quot;&quot;;[usuários_2.D470])" office:value-type="string" office:string-value="213468" calcext:value-type="string">
            <text:p>213468</text:p>
          </table:table-cell>
          <table:table-cell table:style-name="ce33" table:formula="of:=IF(ISERR([usuários_2.E470]);&quot;&quot;;[usuários_2.E470])" office:value-type="string" office:string-value="213468@gmail.com" calcext:value-type="string">
            <text:p>213468@gmail.com</text:p>
          </table:table-cell>
          <table:table-cell table:style-name="ce33" table:formula="of:=IF(ISBLANK([.B470]);&quot;&quot;;[usuários_2.G470])">
            <text:p/>
          </table:table-cell>
          <table:table-cell table:style-name="ce33" table:formula="of:=IF(ISBLANK([.B470]);&quot;&quot;;[usuários_2.H470])">
            <text:p/>
          </table:table-cell>
          <table:table-cell table:style-name="ce33" table:formula="of:=IF(ISBLANK([.B470]);&quot;&quot;;[usuários_2.I47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1]);&quot;&quot;;[usuários_2.D471])" office:value-type="string" office:string-value="213469" calcext:value-type="string">
            <text:p>213469</text:p>
          </table:table-cell>
          <table:table-cell table:style-name="ce33" table:formula="of:=IF(ISERR([usuários_2.E471]);&quot;&quot;;[usuários_2.E471])" office:value-type="string" office:string-value="213469@gmail.com" calcext:value-type="string">
            <text:p>213469@gmail.com</text:p>
          </table:table-cell>
          <table:table-cell table:style-name="ce33" table:formula="of:=IF(ISBLANK([.B471]);&quot;&quot;;[usuários_2.G471])">
            <text:p/>
          </table:table-cell>
          <table:table-cell table:style-name="ce33" table:formula="of:=IF(ISBLANK([.B471]);&quot;&quot;;[usuários_2.H471])">
            <text:p/>
          </table:table-cell>
          <table:table-cell table:style-name="ce33" table:formula="of:=IF(ISBLANK([.B471]);&quot;&quot;;[usuários_2.I47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2]);&quot;&quot;;[usuários_2.D472])" office:value-type="string" office:string-value="213470" calcext:value-type="string">
            <text:p>213470</text:p>
          </table:table-cell>
          <table:table-cell table:style-name="ce33" table:formula="of:=IF(ISERR([usuários_2.E472]);&quot;&quot;;[usuários_2.E472])" office:value-type="string" office:string-value="213470@gmail.com" calcext:value-type="string">
            <text:p>213470@gmail.com</text:p>
          </table:table-cell>
          <table:table-cell table:style-name="ce33" table:formula="of:=IF(ISBLANK([.B472]);&quot;&quot;;[usuários_2.G472])">
            <text:p/>
          </table:table-cell>
          <table:table-cell table:style-name="ce33" table:formula="of:=IF(ISBLANK([.B472]);&quot;&quot;;[usuários_2.H472])">
            <text:p/>
          </table:table-cell>
          <table:table-cell table:style-name="ce33" table:formula="of:=IF(ISBLANK([.B472]);&quot;&quot;;[usuários_2.I47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3]);&quot;&quot;;[usuários_2.D473])" office:value-type="string" office:string-value="213471" calcext:value-type="string">
            <text:p>213471</text:p>
          </table:table-cell>
          <table:table-cell table:style-name="ce33" table:formula="of:=IF(ISERR([usuários_2.E473]);&quot;&quot;;[usuários_2.E473])" office:value-type="string" office:string-value="213471@gmail.com" calcext:value-type="string">
            <text:p>213471@gmail.com</text:p>
          </table:table-cell>
          <table:table-cell table:style-name="ce33" table:formula="of:=IF(ISBLANK([.B473]);&quot;&quot;;[usuários_2.G473])">
            <text:p/>
          </table:table-cell>
          <table:table-cell table:style-name="ce33" table:formula="of:=IF(ISBLANK([.B473]);&quot;&quot;;[usuários_2.H473])">
            <text:p/>
          </table:table-cell>
          <table:table-cell table:style-name="ce33" table:formula="of:=IF(ISBLANK([.B473]);&quot;&quot;;[usuários_2.I47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4]);&quot;&quot;;[usuários_2.D474])" office:value-type="string" office:string-value="213472" calcext:value-type="string">
            <text:p>213472</text:p>
          </table:table-cell>
          <table:table-cell table:style-name="ce33" table:formula="of:=IF(ISERR([usuários_2.E474]);&quot;&quot;;[usuários_2.E474])" office:value-type="string" office:string-value="213472@gmail.com" calcext:value-type="string">
            <text:p>213472@gmail.com</text:p>
          </table:table-cell>
          <table:table-cell table:style-name="ce33" table:formula="of:=IF(ISBLANK([.B474]);&quot;&quot;;[usuários_2.G474])">
            <text:p/>
          </table:table-cell>
          <table:table-cell table:style-name="ce33" table:formula="of:=IF(ISBLANK([.B474]);&quot;&quot;;[usuários_2.H474])">
            <text:p/>
          </table:table-cell>
          <table:table-cell table:style-name="ce33" table:formula="of:=IF(ISBLANK([.B474]);&quot;&quot;;[usuários_2.I47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5]);&quot;&quot;;[usuários_2.D475])" office:value-type="string" office:string-value="213473" calcext:value-type="string">
            <text:p>213473</text:p>
          </table:table-cell>
          <table:table-cell table:style-name="ce33" table:formula="of:=IF(ISERR([usuários_2.E475]);&quot;&quot;;[usuários_2.E475])" office:value-type="string" office:string-value="213473@gmail.com" calcext:value-type="string">
            <text:p>213473@gmail.com</text:p>
          </table:table-cell>
          <table:table-cell table:style-name="ce33" table:formula="of:=IF(ISBLANK([.B475]);&quot;&quot;;[usuários_2.G475])">
            <text:p/>
          </table:table-cell>
          <table:table-cell table:style-name="ce33" table:formula="of:=IF(ISBLANK([.B475]);&quot;&quot;;[usuários_2.H475])">
            <text:p/>
          </table:table-cell>
          <table:table-cell table:style-name="ce33" table:formula="of:=IF(ISBLANK([.B475]);&quot;&quot;;[usuários_2.I47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6]);&quot;&quot;;[usuários_2.D476])" office:value-type="string" office:string-value="213474" calcext:value-type="string">
            <text:p>213474</text:p>
          </table:table-cell>
          <table:table-cell table:style-name="ce33" table:formula="of:=IF(ISERR([usuários_2.E476]);&quot;&quot;;[usuários_2.E476])" office:value-type="string" office:string-value="213474@gmail.com" calcext:value-type="string">
            <text:p>213474@gmail.com</text:p>
          </table:table-cell>
          <table:table-cell table:style-name="ce33" table:formula="of:=IF(ISBLANK([.B476]);&quot;&quot;;[usuários_2.G476])">
            <text:p/>
          </table:table-cell>
          <table:table-cell table:style-name="ce33" table:formula="of:=IF(ISBLANK([.B476]);&quot;&quot;;[usuários_2.H476])">
            <text:p/>
          </table:table-cell>
          <table:table-cell table:style-name="ce33" table:formula="of:=IF(ISBLANK([.B476]);&quot;&quot;;[usuários_2.I47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7]);&quot;&quot;;[usuários_2.D477])" office:value-type="string" office:string-value="213475" calcext:value-type="string">
            <text:p>213475</text:p>
          </table:table-cell>
          <table:table-cell table:style-name="ce33" table:formula="of:=IF(ISERR([usuários_2.E477]);&quot;&quot;;[usuários_2.E477])" office:value-type="string" office:string-value="213475@gmail.com" calcext:value-type="string">
            <text:p>213475@gmail.com</text:p>
          </table:table-cell>
          <table:table-cell table:style-name="ce33" table:formula="of:=IF(ISBLANK([.B477]);&quot;&quot;;[usuários_2.G477])">
            <text:p/>
          </table:table-cell>
          <table:table-cell table:style-name="ce33" table:formula="of:=IF(ISBLANK([.B477]);&quot;&quot;;[usuários_2.H477])">
            <text:p/>
          </table:table-cell>
          <table:table-cell table:style-name="ce33" table:formula="of:=IF(ISBLANK([.B477]);&quot;&quot;;[usuários_2.I47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8]);&quot;&quot;;[usuários_2.D478])" office:value-type="string" office:string-value="213476" calcext:value-type="string">
            <text:p>213476</text:p>
          </table:table-cell>
          <table:table-cell table:style-name="ce33" table:formula="of:=IF(ISERR([usuários_2.E478]);&quot;&quot;;[usuários_2.E478])" office:value-type="string" office:string-value="213476@gmail.com" calcext:value-type="string">
            <text:p>213476@gmail.com</text:p>
          </table:table-cell>
          <table:table-cell table:style-name="ce33" table:formula="of:=IF(ISBLANK([.B478]);&quot;&quot;;[usuários_2.G478])">
            <text:p/>
          </table:table-cell>
          <table:table-cell table:style-name="ce33" table:formula="of:=IF(ISBLANK([.B478]);&quot;&quot;;[usuários_2.H478])">
            <text:p/>
          </table:table-cell>
          <table:table-cell table:style-name="ce33" table:formula="of:=IF(ISBLANK([.B478]);&quot;&quot;;[usuários_2.I47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7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79]);&quot;&quot;;[usuários_2.D479])" office:value-type="string" office:string-value="213477" calcext:value-type="string">
            <text:p>213477</text:p>
          </table:table-cell>
          <table:table-cell table:style-name="ce33" table:formula="of:=IF(ISERR([usuários_2.E479]);&quot;&quot;;[usuários_2.E479])" office:value-type="string" office:string-value="213477@gmail.com" calcext:value-type="string">
            <text:p>213477@gmail.com</text:p>
          </table:table-cell>
          <table:table-cell table:style-name="ce33" table:formula="of:=IF(ISBLANK([.B479]);&quot;&quot;;[usuários_2.G479])">
            <text:p/>
          </table:table-cell>
          <table:table-cell table:style-name="ce33" table:formula="of:=IF(ISBLANK([.B479]);&quot;&quot;;[usuários_2.H479])">
            <text:p/>
          </table:table-cell>
          <table:table-cell table:style-name="ce33" table:formula="of:=IF(ISBLANK([.B479]);&quot;&quot;;[usuários_2.I47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7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0]);&quot;&quot;;[usuários_2.D480])" office:value-type="string" office:string-value="213478" calcext:value-type="string">
            <text:p>213478</text:p>
          </table:table-cell>
          <table:table-cell table:style-name="ce33" table:formula="of:=IF(ISERR([usuários_2.E480]);&quot;&quot;;[usuários_2.E480])" office:value-type="string" office:string-value="213478@gmail.com" calcext:value-type="string">
            <text:p>213478@gmail.com</text:p>
          </table:table-cell>
          <table:table-cell table:style-name="ce33" table:formula="of:=IF(ISBLANK([.B480]);&quot;&quot;;[usuários_2.G480])">
            <text:p/>
          </table:table-cell>
          <table:table-cell table:style-name="ce33" table:formula="of:=IF(ISBLANK([.B480]);&quot;&quot;;[usuários_2.H480])">
            <text:p/>
          </table:table-cell>
          <table:table-cell table:style-name="ce33" table:formula="of:=IF(ISBLANK([.B480]);&quot;&quot;;[usuários_2.I48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1]);&quot;&quot;;[usuários_2.D481])" office:value-type="string" office:string-value="213479" calcext:value-type="string">
            <text:p>213479</text:p>
          </table:table-cell>
          <table:table-cell table:style-name="ce33" table:formula="of:=IF(ISERR([usuários_2.E481]);&quot;&quot;;[usuários_2.E481])" office:value-type="string" office:string-value="213479@gmail.com" calcext:value-type="string">
            <text:p>213479@gmail.com</text:p>
          </table:table-cell>
          <table:table-cell table:style-name="ce33" table:formula="of:=IF(ISBLANK([.B481]);&quot;&quot;;[usuários_2.G481])">
            <text:p/>
          </table:table-cell>
          <table:table-cell table:style-name="ce33" table:formula="of:=IF(ISBLANK([.B481]);&quot;&quot;;[usuários_2.H481])">
            <text:p/>
          </table:table-cell>
          <table:table-cell table:style-name="ce33" table:formula="of:=IF(ISBLANK([.B481]);&quot;&quot;;[usuários_2.I48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2]);&quot;&quot;;[usuários_2.D482])" office:value-type="string" office:string-value="213480" calcext:value-type="string">
            <text:p>213480</text:p>
          </table:table-cell>
          <table:table-cell table:style-name="ce33" table:formula="of:=IF(ISERR([usuários_2.E482]);&quot;&quot;;[usuários_2.E482])" office:value-type="string" office:string-value="213480@gmail.com" calcext:value-type="string">
            <text:p>213480@gmail.com</text:p>
          </table:table-cell>
          <table:table-cell table:style-name="ce33" table:formula="of:=IF(ISBLANK([.B482]);&quot;&quot;;[usuários_2.G482])">
            <text:p/>
          </table:table-cell>
          <table:table-cell table:style-name="ce33" table:formula="of:=IF(ISBLANK([.B482]);&quot;&quot;;[usuários_2.H482])">
            <text:p/>
          </table:table-cell>
          <table:table-cell table:style-name="ce33" table:formula="of:=IF(ISBLANK([.B482]);&quot;&quot;;[usuários_2.I48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3]);&quot;&quot;;[usuários_2.D483])" office:value-type="string" office:string-value="213481" calcext:value-type="string">
            <text:p>213481</text:p>
          </table:table-cell>
          <table:table-cell table:style-name="ce33" table:formula="of:=IF(ISERR([usuários_2.E483]);&quot;&quot;;[usuários_2.E483])" office:value-type="string" office:string-value="213481@gmail.com" calcext:value-type="string">
            <text:p>213481@gmail.com</text:p>
          </table:table-cell>
          <table:table-cell table:style-name="ce33" table:formula="of:=IF(ISBLANK([.B483]);&quot;&quot;;[usuários_2.G483])">
            <text:p/>
          </table:table-cell>
          <table:table-cell table:style-name="ce33" table:formula="of:=IF(ISBLANK([.B483]);&quot;&quot;;[usuários_2.H483])">
            <text:p/>
          </table:table-cell>
          <table:table-cell table:style-name="ce33" table:formula="of:=IF(ISBLANK([.B483]);&quot;&quot;;[usuários_2.I48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4]);&quot;&quot;;[usuários_2.D484])" office:value-type="string" office:string-value="213482" calcext:value-type="string">
            <text:p>213482</text:p>
          </table:table-cell>
          <table:table-cell table:style-name="ce33" table:formula="of:=IF(ISERR([usuários_2.E484]);&quot;&quot;;[usuários_2.E484])" office:value-type="string" office:string-value="213482@gmail.com" calcext:value-type="string">
            <text:p>213482@gmail.com</text:p>
          </table:table-cell>
          <table:table-cell table:style-name="ce33" table:formula="of:=IF(ISBLANK([.B484]);&quot;&quot;;[usuários_2.G484])">
            <text:p/>
          </table:table-cell>
          <table:table-cell table:style-name="ce33" table:formula="of:=IF(ISBLANK([.B484]);&quot;&quot;;[usuários_2.H484])">
            <text:p/>
          </table:table-cell>
          <table:table-cell table:style-name="ce33" table:formula="of:=IF(ISBLANK([.B484]);&quot;&quot;;[usuários_2.I48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5]);&quot;&quot;;[usuários_2.D485])" office:value-type="string" office:string-value="213483" calcext:value-type="string">
            <text:p>213483</text:p>
          </table:table-cell>
          <table:table-cell table:style-name="ce33" table:formula="of:=IF(ISERR([usuários_2.E485]);&quot;&quot;;[usuários_2.E485])" office:value-type="string" office:string-value="213483@gmail.com" calcext:value-type="string">
            <text:p>213483@gmail.com</text:p>
          </table:table-cell>
          <table:table-cell table:style-name="ce33" table:formula="of:=IF(ISBLANK([.B485]);&quot;&quot;;[usuários_2.G485])">
            <text:p/>
          </table:table-cell>
          <table:table-cell table:style-name="ce33" table:formula="of:=IF(ISBLANK([.B485]);&quot;&quot;;[usuários_2.H485])">
            <text:p/>
          </table:table-cell>
          <table:table-cell table:style-name="ce33" table:formula="of:=IF(ISBLANK([.B485]);&quot;&quot;;[usuários_2.I48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6]);&quot;&quot;;[usuários_2.D486])" office:value-type="string" office:string-value="213484" calcext:value-type="string">
            <text:p>213484</text:p>
          </table:table-cell>
          <table:table-cell table:style-name="ce33" table:formula="of:=IF(ISERR([usuários_2.E486]);&quot;&quot;;[usuários_2.E486])" office:value-type="string" office:string-value="213484@gmail.com" calcext:value-type="string">
            <text:p>213484@gmail.com</text:p>
          </table:table-cell>
          <table:table-cell table:style-name="ce33" table:formula="of:=IF(ISBLANK([.B486]);&quot;&quot;;[usuários_2.G486])">
            <text:p/>
          </table:table-cell>
          <table:table-cell table:style-name="ce33" table:formula="of:=IF(ISBLANK([.B486]);&quot;&quot;;[usuários_2.H486])">
            <text:p/>
          </table:table-cell>
          <table:table-cell table:style-name="ce33" table:formula="of:=IF(ISBLANK([.B486]);&quot;&quot;;[usuários_2.I48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7]);&quot;&quot;;[usuários_2.D487])" office:value-type="string" office:string-value="213485" calcext:value-type="string">
            <text:p>213485</text:p>
          </table:table-cell>
          <table:table-cell table:style-name="ce33" table:formula="of:=IF(ISERR([usuários_2.E487]);&quot;&quot;;[usuários_2.E487])" office:value-type="string" office:string-value="213485@gmail.com" calcext:value-type="string">
            <text:p>213485@gmail.com</text:p>
          </table:table-cell>
          <table:table-cell table:style-name="ce33" table:formula="of:=IF(ISBLANK([.B487]);&quot;&quot;;[usuários_2.G487])">
            <text:p/>
          </table:table-cell>
          <table:table-cell table:style-name="ce33" table:formula="of:=IF(ISBLANK([.B487]);&quot;&quot;;[usuários_2.H487])">
            <text:p/>
          </table:table-cell>
          <table:table-cell table:style-name="ce33" table:formula="of:=IF(ISBLANK([.B487]);&quot;&quot;;[usuários_2.I48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8]);&quot;&quot;;[usuários_2.D488])" office:value-type="string" office:string-value="213486" calcext:value-type="string">
            <text:p>213486</text:p>
          </table:table-cell>
          <table:table-cell table:style-name="ce33" table:formula="of:=IF(ISERR([usuários_2.E488]);&quot;&quot;;[usuários_2.E488])" office:value-type="string" office:string-value="213486@gmail.com" calcext:value-type="string">
            <text:p>213486@gmail.com</text:p>
          </table:table-cell>
          <table:table-cell table:style-name="ce33" table:formula="of:=IF(ISBLANK([.B488]);&quot;&quot;;[usuários_2.G488])">
            <text:p/>
          </table:table-cell>
          <table:table-cell table:style-name="ce33" table:formula="of:=IF(ISBLANK([.B488]);&quot;&quot;;[usuários_2.H488])">
            <text:p/>
          </table:table-cell>
          <table:table-cell table:style-name="ce33" table:formula="of:=IF(ISBLANK([.B488]);&quot;&quot;;[usuários_2.I48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8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89]);&quot;&quot;;[usuários_2.D489])" office:value-type="string" office:string-value="213487" calcext:value-type="string">
            <text:p>213487</text:p>
          </table:table-cell>
          <table:table-cell table:style-name="ce33" table:formula="of:=IF(ISERR([usuários_2.E489]);&quot;&quot;;[usuários_2.E489])" office:value-type="string" office:string-value="213487@gmail.com" calcext:value-type="string">
            <text:p>213487@gmail.com</text:p>
          </table:table-cell>
          <table:table-cell table:style-name="ce33" table:formula="of:=IF(ISBLANK([.B489]);&quot;&quot;;[usuários_2.G489])">
            <text:p/>
          </table:table-cell>
          <table:table-cell table:style-name="ce33" table:formula="of:=IF(ISBLANK([.B489]);&quot;&quot;;[usuários_2.H489])">
            <text:p/>
          </table:table-cell>
          <table:table-cell table:style-name="ce33" table:formula="of:=IF(ISBLANK([.B489]);&quot;&quot;;[usuários_2.I48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8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0]);&quot;&quot;;[usuários_2.D490])" office:value-type="string" office:string-value="213488" calcext:value-type="string">
            <text:p>213488</text:p>
          </table:table-cell>
          <table:table-cell table:style-name="ce33" table:formula="of:=IF(ISERR([usuários_2.E490]);&quot;&quot;;[usuários_2.E490])" office:value-type="string" office:string-value="213488@gmail.com" calcext:value-type="string">
            <text:p>213488@gmail.com</text:p>
          </table:table-cell>
          <table:table-cell table:style-name="ce33" table:formula="of:=IF(ISBLANK([.B490]);&quot;&quot;;[usuários_2.G490])">
            <text:p/>
          </table:table-cell>
          <table:table-cell table:style-name="ce33" table:formula="of:=IF(ISBLANK([.B490]);&quot;&quot;;[usuários_2.H490])">
            <text:p/>
          </table:table-cell>
          <table:table-cell table:style-name="ce33" table:formula="of:=IF(ISBLANK([.B490]);&quot;&quot;;[usuários_2.I490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0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1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1]);&quot;&quot;;[usuários_2.D491])" office:value-type="string" office:string-value="213489" calcext:value-type="string">
            <text:p>213489</text:p>
          </table:table-cell>
          <table:table-cell table:style-name="ce33" table:formula="of:=IF(ISERR([usuários_2.E491]);&quot;&quot;;[usuários_2.E491])" office:value-type="string" office:string-value="213489@gmail.com" calcext:value-type="string">
            <text:p>213489@gmail.com</text:p>
          </table:table-cell>
          <table:table-cell table:style-name="ce33" table:formula="of:=IF(ISBLANK([.B491]);&quot;&quot;;[usuários_2.G491])">
            <text:p/>
          </table:table-cell>
          <table:table-cell table:style-name="ce33" table:formula="of:=IF(ISBLANK([.B491]);&quot;&quot;;[usuários_2.H491])">
            <text:p/>
          </table:table-cell>
          <table:table-cell table:style-name="ce33" table:formula="of:=IF(ISBLANK([.B491]);&quot;&quot;;[usuários_2.I491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1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2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2]);&quot;&quot;;[usuários_2.D492])" office:value-type="string" office:string-value="213490" calcext:value-type="string">
            <text:p>213490</text:p>
          </table:table-cell>
          <table:table-cell table:style-name="ce33" table:formula="of:=IF(ISERR([usuários_2.E492]);&quot;&quot;;[usuários_2.E492])" office:value-type="string" office:string-value="213490@gmail.com" calcext:value-type="string">
            <text:p>213490@gmail.com</text:p>
          </table:table-cell>
          <table:table-cell table:style-name="ce33" table:formula="of:=IF(ISBLANK([.B492]);&quot;&quot;;[usuários_2.G492])">
            <text:p/>
          </table:table-cell>
          <table:table-cell table:style-name="ce33" table:formula="of:=IF(ISBLANK([.B492]);&quot;&quot;;[usuários_2.H492])">
            <text:p/>
          </table:table-cell>
          <table:table-cell table:style-name="ce33" table:formula="of:=IF(ISBLANK([.B492]);&quot;&quot;;[usuários_2.I492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2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3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3]);&quot;&quot;;[usuários_2.D493])" office:value-type="string" office:string-value="213491" calcext:value-type="string">
            <text:p>213491</text:p>
          </table:table-cell>
          <table:table-cell table:style-name="ce33" table:formula="of:=IF(ISERR([usuários_2.E493]);&quot;&quot;;[usuários_2.E493])" office:value-type="string" office:string-value="213491@gmail.com" calcext:value-type="string">
            <text:p>213491@gmail.com</text:p>
          </table:table-cell>
          <table:table-cell table:style-name="ce33" table:formula="of:=IF(ISBLANK([.B493]);&quot;&quot;;[usuários_2.G493])">
            <text:p/>
          </table:table-cell>
          <table:table-cell table:style-name="ce33" table:formula="of:=IF(ISBLANK([.B493]);&quot;&quot;;[usuários_2.H493])">
            <text:p/>
          </table:table-cell>
          <table:table-cell table:style-name="ce33" table:formula="of:=IF(ISBLANK([.B493]);&quot;&quot;;[usuários_2.I493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3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4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4]);&quot;&quot;;[usuários_2.D494])" office:value-type="string" office:string-value="213492" calcext:value-type="string">
            <text:p>213492</text:p>
          </table:table-cell>
          <table:table-cell table:style-name="ce33" table:formula="of:=IF(ISERR([usuários_2.E494]);&quot;&quot;;[usuários_2.E494])" office:value-type="string" office:string-value="213492@gmail.com" calcext:value-type="string">
            <text:p>213492@gmail.com</text:p>
          </table:table-cell>
          <table:table-cell table:style-name="ce33" table:formula="of:=IF(ISBLANK([.B494]);&quot;&quot;;[usuários_2.G494])">
            <text:p/>
          </table:table-cell>
          <table:table-cell table:style-name="ce33" table:formula="of:=IF(ISBLANK([.B494]);&quot;&quot;;[usuários_2.H494])">
            <text:p/>
          </table:table-cell>
          <table:table-cell table:style-name="ce33" table:formula="of:=IF(ISBLANK([.B494]);&quot;&quot;;[usuários_2.I494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4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5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5]);&quot;&quot;;[usuários_2.D495])" office:value-type="string" office:string-value="213493" calcext:value-type="string">
            <text:p>213493</text:p>
          </table:table-cell>
          <table:table-cell table:style-name="ce33" table:formula="of:=IF(ISERR([usuários_2.E495]);&quot;&quot;;[usuários_2.E495])" office:value-type="string" office:string-value="213493@gmail.com" calcext:value-type="string">
            <text:p>213493@gmail.com</text:p>
          </table:table-cell>
          <table:table-cell table:style-name="ce33" table:formula="of:=IF(ISBLANK([.B495]);&quot;&quot;;[usuários_2.G495])">
            <text:p/>
          </table:table-cell>
          <table:table-cell table:style-name="ce33" table:formula="of:=IF(ISBLANK([.B495]);&quot;&quot;;[usuários_2.H495])">
            <text:p/>
          </table:table-cell>
          <table:table-cell table:style-name="ce33" table:formula="of:=IF(ISBLANK([.B495]);&quot;&quot;;[usuários_2.I495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5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6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6]);&quot;&quot;;[usuários_2.D496])" office:value-type="string" office:string-value="213494" calcext:value-type="string">
            <text:p>213494</text:p>
          </table:table-cell>
          <table:table-cell table:style-name="ce33" table:formula="of:=IF(ISERR([usuários_2.E496]);&quot;&quot;;[usuários_2.E496])" office:value-type="string" office:string-value="213494@gmail.com" calcext:value-type="string">
            <text:p>213494@gmail.com</text:p>
          </table:table-cell>
          <table:table-cell table:style-name="ce33" table:formula="of:=IF(ISBLANK([.B496]);&quot;&quot;;[usuários_2.G496])">
            <text:p/>
          </table:table-cell>
          <table:table-cell table:style-name="ce33" table:formula="of:=IF(ISBLANK([.B496]);&quot;&quot;;[usuários_2.H496])">
            <text:p/>
          </table:table-cell>
          <table:table-cell table:style-name="ce33" table:formula="of:=IF(ISBLANK([.B496]);&quot;&quot;;[usuários_2.I496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6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7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7]);&quot;&quot;;[usuários_2.D497])" office:value-type="string" office:string-value="213495" calcext:value-type="string">
            <text:p>213495</text:p>
          </table:table-cell>
          <table:table-cell table:style-name="ce33" table:formula="of:=IF(ISERR([usuários_2.E497]);&quot;&quot;;[usuários_2.E497])" office:value-type="string" office:string-value="213495@gmail.com" calcext:value-type="string">
            <text:p>213495@gmail.com</text:p>
          </table:table-cell>
          <table:table-cell table:style-name="ce33" table:formula="of:=IF(ISBLANK([.B497]);&quot;&quot;;[usuários_2.G497])">
            <text:p/>
          </table:table-cell>
          <table:table-cell table:style-name="ce33" table:formula="of:=IF(ISBLANK([.B497]);&quot;&quot;;[usuários_2.H497])">
            <text:p/>
          </table:table-cell>
          <table:table-cell table:style-name="ce33" table:formula="of:=IF(ISBLANK([.B497]);&quot;&quot;;[usuários_2.I497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7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8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8]);&quot;&quot;;[usuários_2.D498])" office:value-type="string" office:string-value="213496" calcext:value-type="string">
            <text:p>213496</text:p>
          </table:table-cell>
          <table:table-cell table:style-name="ce33" table:formula="of:=IF(ISERR([usuários_2.E498]);&quot;&quot;;[usuários_2.E498])" office:value-type="string" office:string-value="213496@gmail.com" calcext:value-type="string">
            <text:p>213496@gmail.com</text:p>
          </table:table-cell>
          <table:table-cell table:style-name="ce33" table:formula="of:=IF(ISBLANK([.B498]);&quot;&quot;;[usuários_2.G498])">
            <text:p/>
          </table:table-cell>
          <table:table-cell table:style-name="ce33" table:formula="of:=IF(ISBLANK([.B498]);&quot;&quot;;[usuários_2.H498])">
            <text:p/>
          </table:table-cell>
          <table:table-cell table:style-name="ce33" table:formula="of:=IF(ISBLANK([.B498]);&quot;&quot;;[usuários_2.I498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8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499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499]);&quot;&quot;;[usuários_2.D499])" office:value-type="string" office:string-value="213497" calcext:value-type="string">
            <text:p>213497</text:p>
          </table:table-cell>
          <table:table-cell table:style-name="ce33" table:formula="of:=IF(ISERR([usuários_2.E499]);&quot;&quot;;[usuários_2.E499])" office:value-type="string" office:string-value="213497@gmail.com" calcext:value-type="string">
            <text:p>213497@gmail.com</text:p>
          </table:table-cell>
          <table:table-cell table:style-name="ce33" table:formula="of:=IF(ISBLANK([.B499]);&quot;&quot;;[usuários_2.G499])">
            <text:p/>
          </table:table-cell>
          <table:table-cell table:style-name="ce33" table:formula="of:=IF(ISBLANK([.B499]);&quot;&quot;;[usuários_2.H499])">
            <text:p/>
          </table:table-cell>
          <table:table-cell table:style-name="ce33" table:formula="of:=IF(ISBLANK([.B499]);&quot;&quot;;[usuários_2.I499])">
            <text:p/>
          </table:table-cell>
          <table:table-cell table:number-columns-repeated="1012"/>
        </table:table-row>
        <table:table-row table:style-name="ro3">
          <table:table-cell table:style-name="ce11" table:content-validation-name="val1" table:formula="of:=[.A499]" office:value-type="float" office:value="213" calcext:value-type="float">
            <text:p>213</text:p>
          </table:table-cell>
          <table:table-cell table:style-name="ce86"/>
          <table:table-cell table:style-name="ce11" table:content-validation-name="val2"/>
          <table:table-cell table:style-name="ce26" table:formula="of:=IFERROR([usuários_2.L500];&quot;&quot;)" office:value-type="string" office:string-value="EDUCANDÁRIO JOÃO XXIII" calcext:value-type="string">
            <text:p>EDUCANDÁRIO JOÃO XXIII</text:p>
          </table:table-cell>
          <table:table-cell table:style-name="ce30" table:content-validation-name="val3"/>
          <table:table-cell table:style-name="ce33" table:formula="of:=IF(ISERR([usuários_2.D500]);&quot;&quot;;[usuários_2.D500])" office:value-type="string" office:string-value="213498" calcext:value-type="string">
            <text:p>213498</text:p>
          </table:table-cell>
          <table:table-cell table:style-name="ce33" table:formula="of:=IF(ISERR([usuários_2.E500]);&quot;&quot;;[usuários_2.E500])" office:value-type="string" office:string-value="213498@gmail.com" calcext:value-type="string">
            <text:p>213498@gmail.com</text:p>
          </table:table-cell>
          <table:table-cell table:style-name="ce33" table:formula="of:=IF(ISBLANK([.B500]);&quot;&quot;;[usuários_2.G500])">
            <text:p/>
          </table:table-cell>
          <table:table-cell table:style-name="ce33" table:formula="of:=IF(ISBLANK([.B500]);&quot;&quot;;[usuários_2.H500])">
            <text:p/>
          </table:table-cell>
          <table:table-cell table:style-name="ce33" table:formula="of:=IF(ISBLANK([.B500]);&quot;&quot;;[usuários_2.I500])">
            <text:p/>
          </table:table-cell>
          <table:table-cell table:number-columns-repeated="1012"/>
        </table:table-row>
        <table:table-row table:style-name="ro3" table:number-rows-repeated="9868">
          <table:table-cell/>
          <table:table-cell table:style-name="ce21"/>
          <table:table-cell table:number-columns-repeated="3"/>
          <table:table-cell table:style-name="ce34"/>
          <table:table-cell/>
          <table:table-cell table:style-name="ce38" table:number-columns-repeated="2"/>
          <table:table-cell table:number-columns-repeated="1013"/>
        </table:table-row>
        <table:table-row table:style-name="ro3" table:number-rows-repeated="19632">
          <table:table-cell/>
          <table:table-cell table:style-name="ce21"/>
          <table:table-cell table:number-columns-repeated="1020"/>
        </table:table-row>
        <table:table-row table:style-name="ro3" table:number-rows-repeated="1018575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usuários.B311:usuários.B30000 usuários.B1:usuários.B2 usuários.B5:usuários.B22 usuários.B47:usuários.B74 usuários.B98:usuários.B133 usuários.B160:usuários.B188 usuários.B223:usuários.B253 usuários.B279:usuários.B294">
            <calcext:condition calcext:apply-style-name="VERMELHO" calcext:value="duplicate" calcext:base-cell-address="usuários.B1"/>
          </calcext:conditional-format>
          <calcext:conditional-format calcext:target-range-address="usuários.B5:usuários.B22">
            <calcext:condition calcext:apply-style-name="VERMELHO" calcext:value="duplicate" calcext:base-cell-address="usuários.B4"/>
          </calcext:conditional-format>
          <calcext:conditional-format calcext:target-range-address="usuários.B4:usuários.B4">
            <calcext:condition calcext:apply-style-name="VERMELHO" calcext:value="duplicate" calcext:base-cell-address="usuários.B4"/>
          </calcext:conditional-format>
          <calcext:conditional-format calcext:target-range-address="usuários.B4:usuários.B4">
            <calcext:condition calcext:apply-style-name="VERMELHO" calcext:value="duplicate" calcext:base-cell-address="usuários.B4"/>
          </calcext:conditional-format>
          <calcext:conditional-format calcext:target-range-address="usuários.B4:usuários.B4">
            <calcext:condition calcext:apply-style-name="VERMELHO" calcext:value="duplicate" calcext:base-cell-address="usuários.B4"/>
          </calcext:conditional-format>
          <calcext:conditional-format calcext:target-range-address="usuários.B4:usuários.B4">
            <calcext:condition calcext:apply-style-name="VERMELHO" calcext:value="duplicate" calcext:base-cell-address="usuários.B4"/>
          </calcext:conditional-format>
        </calcext:conditional-formats>
      </table:table>
      <table:table table:name="usuários_2" table:style-name="ta2">
        <table:table-column table:style-name="co6" table:default-cell-style-name="Default"/>
        <table:table-column table:style-name="co6" table:default-cell-style-name="ce47"/>
        <table:table-column table:style-name="co7" table:default-cell-style-name="ce50"/>
        <table:table-column table:style-name="co10" table:default-cell-style-name="ce54"/>
        <table:table-column table:style-name="co11" table:default-cell-style-name="ce42"/>
        <table:table-column table:style-name="co14" table:default-cell-style-name="ce42"/>
        <table:table-column table:style-name="co12" table:default-cell-style-name="ce42"/>
        <table:table-column table:style-name="co13" table:default-cell-style-name="ce42"/>
        <table:table-column table:style-name="co1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2" table:number-columns-repeated="1006" table:default-cell-style-name="ce42"/>
        <table:table-column table:style-name="co12" table:number-columns-repeated="5" table:default-cell-style-name="ce41"/>
        <table:table-row table:style-name="ro3">
          <table:table-cell table:style-name="ce43" office:value-type="string" calcext:value-type="string" table:number-columns-spanned="1" table:number-rows-spanned="2">
            <text:p>Nome em Maiúscula</text:p>
          </table:table-cell>
          <table:table-cell table:style-name="ce44" office:value-type="string" calcext:value-type="string">
            <text:p>firstname</text:p>
          </table:table-cell>
          <table:table-cell table:style-name="ce117" office:value-type="string" calcext:value-type="string">
            <text:p>department</text:p>
          </table:table-cell>
          <table:table-cell table:style-name="ce111" office:value-type="string" calcext:value-type="string">
            <text:p>username</text:p>
          </table:table-cell>
          <table:table-cell table:style-name="ce111" office:value-type="string" calcext:value-type="string">
            <text:p>email</text:p>
          </table:table-cell>
          <table:table-cell table:style-name="ce111" office:value-type="string" calcext:value-type="string">
            <text:p>lastname</text:p>
          </table:table-cell>
          <table:table-cell table:style-name="ce111" office:value-type="string" calcext:value-type="string">
            <text:p>city</text:p>
          </table:table-cell>
          <table:table-cell table:style-name="ce111" office:value-type="string" calcext:value-type="string">
            <text:p>country</text:p>
          </table:table-cell>
          <table:table-cell table:style-name="ce111" office:value-type="string" calcext:value-type="string">
            <text:p>password</text:p>
          </table:table-cell>
          <table:table-cell table:style-name="ce28" office:value-type="string" calcext:value-type="string">
            <text:p>course1</text:p>
          </table:table-cell>
          <table:table-cell table:style-name="ce58" office:value-type="string" calcext:value-type="string">
            <text:p>simulados</text:p>
          </table:table-cell>
          <table:table-cell table:style-name="ce39" table:number-columns-repeated="1007"/>
          <table:table-cell table:number-columns-repeated="5"/>
        </table:table-row>
        <table:table-row table:style-name="ro3">
          <table:covered-table-cell/>
          <table:table-cell table:style-name="ce45" office:value-type="string" calcext:value-type="string">
            <text:p>NOME COMPLETO</text:p>
          </table:table-cell>
          <table:table-cell table:style-name="ce49" office:value-type="string" calcext:value-type="string">
            <text:p>TURMA</text:p>
          </table:table-cell>
          <table:table-cell table:style-name="ce51"/>
          <table:table-cell table:style-name="ce55" table:number-columns-repeated="5"/>
          <table:table-cell table:style-name="ce56"/>
          <table:table-cell table:style-name="ce59"/>
          <table:table-cell table:style-name="ce40" table:number-columns-repeated="1012"/>
        </table:table-row>
        <table:table-row table:style-name="ro3">
          <table:table-cell table:formula="of:=UPPER([usuários.B3])" office:value-type="string" office:string-value="MIGUEL DOS SANTOS SILVA" calcext:value-type="string">
            <text:p>MIGUEL DOS SANTOS SILVA</text:p>
          </table:table-cell>
          <table:table-cell table:style-name="ce46" table:formula="of:=SUBSTITUTE(SUBSTITUTE(SUBSTITUTE(SUBSTITUTE(SUBSTITUTE(SUBSTITUTE(SUBSTITUTE(SUBSTITUTE(SUBSTITUTE(SUBSTITUTE(SUBSTITUTE(SUBSTITUTE([.A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 office:value-type="string" office:string-value="MIGUEL DOS SANTOS SILVA" calcext:value-type="string">
            <text:p>MIGUEL DOS SANTOS SILVA</text:p>
          </table:table-cell>
          <table:table-cell table:style-name="ce33" table:formula="of:=[usuários.C3]" office:value-type="string" office:string-value=".1anoA" calcext:value-type="string">
            <text:p>.1anoA</text:p>
          </table:table-cell>
          <table:table-cell table:style-name="ce52" table:formula="of:=LOWER([Configurações.H3])" office:value-type="string" office:string-value="2131" calcext:value-type="string">
            <text:p>2131</text:p>
          </table:table-cell>
          <table:table-cell table:style-name="ce54" table:formula="of:=CONCATENATE([.D3];[Configurações.F3])" office:value-type="string" office:string-value="2131@gmail.com" calcext:value-type="string">
            <text:p>2131@gmail.com</text:p>
          </table:table-cell>
          <table:table-cell table:style-name="ce54" table:formula="of:=[.C3]" office:value-type="string" office:string-value=".1anoA" calcext:value-type="string">
            <text:p>.1anoA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]);&quot;&quot;;CONCATENATE([.K3];LEFT([.F3];1)))" office:value-type="string" office:string-value="simrede." calcext:value-type="string">
            <text:p>simrede.</text:p>
          </table:table-cell>
          <table:table-cell table:style-name="ce41" office:value-type="string" calcext:value-type="string">
            <text:p>simrede</text:p>
          </table:table-cell>
          <table:table-cell table:style-name="ce41" table:formula="of:=IF(ISERR(VLOOKUP([usuários.A3];[EscolaID.A$2:.B$130];2;0));&quot;&quot;;VLOOKUP([usuários.A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])">
            <text:p/>
          </table:table-cell>
          <table:table-cell table:style-name="ce46" table:formula="of:=SUBSTITUTE(SUBSTITUTE(SUBSTITUTE(SUBSTITUTE(SUBSTITUTE(SUBSTITUTE(SUBSTITUTE(SUBSTITUTE(SUBSTITUTE(SUBSTITUTE(SUBSTITUTE(SUBSTITUTE([.A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]" office:value-type="float" office:value="0" calcext:value-type="float">
            <text:p/>
          </table:table-cell>
          <table:table-cell table:style-name="ce52" table:formula="of:=LOWER([Configurações.H4])" office:value-type="string" office:string-value="2132" calcext:value-type="string">
            <text:p>2132</text:p>
          </table:table-cell>
          <table:table-cell table:style-name="ce54" table:formula="of:=CONCATENATE([.D4];[Configurações.F4])" office:value-type="string" office:string-value="2132@gmail.com" calcext:value-type="string">
            <text:p>2132@gmail.com</text:p>
          </table:table-cell>
          <table:table-cell table:style-name="ce54" table:formula="of:=[.C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]);&quot;&quot;;CONCATENATE([.K4];LEFT([.F4];4)))">
            <text:p/>
          </table:table-cell>
          <table:table-cell table:style-name="ce41" table:formula="of:=IF(ISBLANK([usuários.B4]);&quot;&quot;;&quot;SIMULADO_&quot;)">
            <text:p/>
          </table:table-cell>
          <table:table-cell table:style-name="ce41" table:formula="of:=IF(ISERR(VLOOKUP([usuários.A4];[EscolaID.A$2:.B$130];2;0));&quot;&quot;;VLOOKUP([usuários.A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])">
            <text:p/>
          </table:table-cell>
          <table:table-cell table:style-name="ce46" table:formula="of:=SUBSTITUTE(SUBSTITUTE(SUBSTITUTE(SUBSTITUTE(SUBSTITUTE(SUBSTITUTE(SUBSTITUTE(SUBSTITUTE(SUBSTITUTE(SUBSTITUTE(SUBSTITUTE(SUBSTITUTE([.A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]" office:value-type="float" office:value="0" calcext:value-type="float">
            <text:p/>
          </table:table-cell>
          <table:table-cell table:style-name="ce52" table:formula="of:=LOWER([Configurações.H5])" office:value-type="string" office:string-value="2133" calcext:value-type="string">
            <text:p>2133</text:p>
          </table:table-cell>
          <table:table-cell table:style-name="ce54" table:formula="of:=CONCATENATE([.D5];[Configurações.F5])" office:value-type="string" office:string-value="2133@gmail.com" calcext:value-type="string">
            <text:p>2133@gmail.com</text:p>
          </table:table-cell>
          <table:table-cell table:style-name="ce54" table:formula="of:=[.C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]);&quot;&quot;;CONCATENATE([.K5];LEFT([.F5];4)))">
            <text:p/>
          </table:table-cell>
          <table:table-cell table:style-name="ce41" table:formula="of:=IF(ISBLANK([usuários.B5]);&quot;&quot;;&quot;SIMULADO_&quot;)">
            <text:p/>
          </table:table-cell>
          <table:table-cell table:style-name="ce41" table:formula="of:=IF(ISERR(VLOOKUP([usuários.A5];[EscolaID.A$2:.B$130];2;0));&quot;&quot;;VLOOKUP([usuários.A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6])">
            <text:p/>
          </table:table-cell>
          <table:table-cell table:style-name="ce46" table:formula="of:=SUBSTITUTE(SUBSTITUTE(SUBSTITUTE(SUBSTITUTE(SUBSTITUTE(SUBSTITUTE(SUBSTITUTE(SUBSTITUTE(SUBSTITUTE(SUBSTITUTE(SUBSTITUTE(SUBSTITUTE([.A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]" office:value-type="float" office:value="0" calcext:value-type="float">
            <text:p/>
          </table:table-cell>
          <table:table-cell table:style-name="ce52" table:formula="of:=LOWER([Configurações.H6])" office:value-type="string" office:string-value="2134" calcext:value-type="string">
            <text:p>2134</text:p>
          </table:table-cell>
          <table:table-cell table:style-name="ce54" table:formula="of:=CONCATENATE([.D6];[Configurações.F6])" office:value-type="string" office:string-value="2134@gmail.com" calcext:value-type="string">
            <text:p>2134@gmail.com</text:p>
          </table:table-cell>
          <table:table-cell table:style-name="ce54" table:formula="of:=[.C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]);&quot;&quot;;CONCATENATE([.K6];LEFT([.F6];4)))">
            <text:p/>
          </table:table-cell>
          <table:table-cell table:style-name="ce41" table:formula="of:=IF(ISBLANK([usuários.B6]);&quot;&quot;;&quot;SIMULADO_&quot;)">
            <text:p/>
          </table:table-cell>
          <table:table-cell table:style-name="ce41" table:formula="of:=IF(ISERR(VLOOKUP([usuários.A6];[EscolaID.A$2:.B$130];2;0));&quot;&quot;;VLOOKUP([usuários.A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7])">
            <text:p/>
          </table:table-cell>
          <table:table-cell table:style-name="ce46" table:formula="of:=SUBSTITUTE(SUBSTITUTE(SUBSTITUTE(SUBSTITUTE(SUBSTITUTE(SUBSTITUTE(SUBSTITUTE(SUBSTITUTE(SUBSTITUTE(SUBSTITUTE(SUBSTITUTE(SUBSTITUTE([.A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]" office:value-type="float" office:value="0" calcext:value-type="float">
            <text:p/>
          </table:table-cell>
          <table:table-cell table:style-name="ce52" table:formula="of:=LOWER([Configurações.H7])" office:value-type="string" office:string-value="2135" calcext:value-type="string">
            <text:p>2135</text:p>
          </table:table-cell>
          <table:table-cell table:style-name="ce54" table:formula="of:=CONCATENATE([.D7];[Configurações.F7])" office:value-type="string" office:string-value="2135@gmail.com" calcext:value-type="string">
            <text:p>2135@gmail.com</text:p>
          </table:table-cell>
          <table:table-cell table:style-name="ce54" table:formula="of:=[.C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]);&quot;&quot;;CONCATENATE([.K7];LEFT([.F7];4)))">
            <text:p/>
          </table:table-cell>
          <table:table-cell table:style-name="ce41" table:formula="of:=IF(ISBLANK([usuários.B7]);&quot;&quot;;&quot;SIMULADO_&quot;)">
            <text:p/>
          </table:table-cell>
          <table:table-cell table:style-name="ce41" table:formula="of:=IF(ISERR(VLOOKUP([usuários.A7];[EscolaID.A$2:.B$130];2;0));&quot;&quot;;VLOOKUP([usuários.A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8])">
            <text:p/>
          </table:table-cell>
          <table:table-cell table:style-name="ce46" table:formula="of:=SUBSTITUTE(SUBSTITUTE(SUBSTITUTE(SUBSTITUTE(SUBSTITUTE(SUBSTITUTE(SUBSTITUTE(SUBSTITUTE(SUBSTITUTE(SUBSTITUTE(SUBSTITUTE(SUBSTITUTE([.A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]" office:value-type="float" office:value="0" calcext:value-type="float">
            <text:p/>
          </table:table-cell>
          <table:table-cell table:style-name="ce52" table:formula="of:=LOWER([Configurações.H8])" office:value-type="string" office:string-value="2136" calcext:value-type="string">
            <text:p>2136</text:p>
          </table:table-cell>
          <table:table-cell table:style-name="ce54" table:formula="of:=CONCATENATE([.D8];[Configurações.F8])" office:value-type="string" office:string-value="2136@gmail.com" calcext:value-type="string">
            <text:p>2136@gmail.com</text:p>
          </table:table-cell>
          <table:table-cell table:style-name="ce54" table:formula="of:=[.C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]);&quot;&quot;;CONCATENATE([.K8];LEFT([.F8];4)))">
            <text:p/>
          </table:table-cell>
          <table:table-cell table:style-name="ce41" table:formula="of:=IF(ISBLANK([usuários.B8]);&quot;&quot;;&quot;SIMULADO_&quot;)">
            <text:p/>
          </table:table-cell>
          <table:table-cell table:style-name="ce41" table:formula="of:=IF(ISERR(VLOOKUP([usuários.A8];[EscolaID.A$2:.B$130];2;0));&quot;&quot;;VLOOKUP([usuários.A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9])">
            <text:p/>
          </table:table-cell>
          <table:table-cell table:style-name="ce46" table:formula="of:=SUBSTITUTE(SUBSTITUTE(SUBSTITUTE(SUBSTITUTE(SUBSTITUTE(SUBSTITUTE(SUBSTITUTE(SUBSTITUTE(SUBSTITUTE(SUBSTITUTE(SUBSTITUTE(SUBSTITUTE([.A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]" office:value-type="float" office:value="0" calcext:value-type="float">
            <text:p/>
          </table:table-cell>
          <table:table-cell table:style-name="ce52" table:formula="of:=LOWER([Configurações.H9])" office:value-type="string" office:string-value="2137" calcext:value-type="string">
            <text:p>2137</text:p>
          </table:table-cell>
          <table:table-cell table:style-name="ce54" table:formula="of:=CONCATENATE([.D9];[Configurações.F9])" office:value-type="string" office:string-value="2137@gmail.com" calcext:value-type="string">
            <text:p>2137@gmail.com</text:p>
          </table:table-cell>
          <table:table-cell table:style-name="ce54" table:formula="of:=[.C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]);&quot;&quot;;CONCATENATE([.K9];LEFT([.F9];4)))">
            <text:p/>
          </table:table-cell>
          <table:table-cell table:style-name="ce41" table:formula="of:=IF(ISBLANK([usuários.B9]);&quot;&quot;;&quot;SIMULADO_&quot;)">
            <text:p/>
          </table:table-cell>
          <table:table-cell table:style-name="ce41" table:formula="of:=IF(ISERR(VLOOKUP([usuários.A9];[EscolaID.A$2:.B$130];2;0));&quot;&quot;;VLOOKUP([usuários.A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0])">
            <text:p/>
          </table:table-cell>
          <table:table-cell table:style-name="ce46" table:formula="of:=SUBSTITUTE(SUBSTITUTE(SUBSTITUTE(SUBSTITUTE(SUBSTITUTE(SUBSTITUTE(SUBSTITUTE(SUBSTITUTE(SUBSTITUTE(SUBSTITUTE(SUBSTITUTE(SUBSTITUTE([.A1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]" office:value-type="float" office:value="0" calcext:value-type="float">
            <text:p/>
          </table:table-cell>
          <table:table-cell table:style-name="ce52" table:formula="of:=LOWER([Configurações.H10])" office:value-type="string" office:string-value="2138" calcext:value-type="string">
            <text:p>2138</text:p>
          </table:table-cell>
          <table:table-cell table:style-name="ce54" table:formula="of:=CONCATENATE([.D10];[Configurações.F10])" office:value-type="string" office:string-value="2138@gmail.com" calcext:value-type="string">
            <text:p>2138@gmail.com</text:p>
          </table:table-cell>
          <table:table-cell table:style-name="ce54" table:formula="of:=[.C1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]);&quot;&quot;;CONCATENATE([.K10];LEFT([.F10];4)))">
            <text:p/>
          </table:table-cell>
          <table:table-cell table:style-name="ce41" table:formula="of:=IF(ISBLANK([usuários.B10]);&quot;&quot;;&quot;SIMULADO_&quot;)">
            <text:p/>
          </table:table-cell>
          <table:table-cell table:style-name="ce41" table:formula="of:=IF(ISERR(VLOOKUP([usuários.A10];[EscolaID.A$2:.B$130];2;0));&quot;&quot;;VLOOKUP([usuários.A1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1])">
            <text:p/>
          </table:table-cell>
          <table:table-cell table:style-name="ce46" table:formula="of:=SUBSTITUTE(SUBSTITUTE(SUBSTITUTE(SUBSTITUTE(SUBSTITUTE(SUBSTITUTE(SUBSTITUTE(SUBSTITUTE(SUBSTITUTE(SUBSTITUTE(SUBSTITUTE(SUBSTITUTE([.A1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]" office:value-type="float" office:value="0" calcext:value-type="float">
            <text:p/>
          </table:table-cell>
          <table:table-cell table:style-name="ce52" table:formula="of:=LOWER([Configurações.H11])" office:value-type="string" office:string-value="2139" calcext:value-type="string">
            <text:p>2139</text:p>
          </table:table-cell>
          <table:table-cell table:style-name="ce54" table:formula="of:=CONCATENATE([.D11];[Configurações.F11])" office:value-type="string" office:string-value="2139@gmail.com" calcext:value-type="string">
            <text:p>2139@gmail.com</text:p>
          </table:table-cell>
          <table:table-cell table:style-name="ce54" table:formula="of:=[.C1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]);&quot;&quot;;CONCATENATE([.K11];LEFT([.F11];4)))">
            <text:p/>
          </table:table-cell>
          <table:table-cell table:style-name="ce41" table:formula="of:=IF(ISBLANK([usuários.B11]);&quot;&quot;;&quot;SIMULADO_&quot;)">
            <text:p/>
          </table:table-cell>
          <table:table-cell table:style-name="ce41" table:formula="of:=IF(ISERR(VLOOKUP([usuários.A11];[EscolaID.A$2:.B$130];2;0));&quot;&quot;;VLOOKUP([usuários.A1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])">
            <text:p/>
          </table:table-cell>
          <table:table-cell table:style-name="ce46" table:formula="of:=SUBSTITUTE(SUBSTITUTE(SUBSTITUTE(SUBSTITUTE(SUBSTITUTE(SUBSTITUTE(SUBSTITUTE(SUBSTITUTE(SUBSTITUTE(SUBSTITUTE(SUBSTITUTE(SUBSTITUTE([.A1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]" office:value-type="float" office:value="0" calcext:value-type="float">
            <text:p/>
          </table:table-cell>
          <table:table-cell table:style-name="ce52" table:formula="of:=LOWER([Configurações.H12])" office:value-type="string" office:string-value="21310" calcext:value-type="string">
            <text:p>21310</text:p>
          </table:table-cell>
          <table:table-cell table:style-name="ce54" table:formula="of:=CONCATENATE([.D12];[Configurações.F12])" office:value-type="string" office:string-value="21310@gmail.com" calcext:value-type="string">
            <text:p>21310@gmail.com</text:p>
          </table:table-cell>
          <table:table-cell table:style-name="ce54" table:formula="of:=[.C1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]);&quot;&quot;;CONCATENATE([.K12];LEFT([.F12];4)))">
            <text:p/>
          </table:table-cell>
          <table:table-cell table:style-name="ce41" table:formula="of:=IF(ISBLANK([usuários.B12]);&quot;&quot;;&quot;SIMULADO_&quot;)">
            <text:p/>
          </table:table-cell>
          <table:table-cell table:style-name="ce41" table:formula="of:=IF(ISERR(VLOOKUP([usuários.A12];[EscolaID.A$2:.B$130];2;0));&quot;&quot;;VLOOKUP([usuários.A1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])">
            <text:p/>
          </table:table-cell>
          <table:table-cell table:style-name="ce46" table:formula="of:=SUBSTITUTE(SUBSTITUTE(SUBSTITUTE(SUBSTITUTE(SUBSTITUTE(SUBSTITUTE(SUBSTITUTE(SUBSTITUTE(SUBSTITUTE(SUBSTITUTE(SUBSTITUTE(SUBSTITUTE([.A1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]" office:value-type="float" office:value="0" calcext:value-type="float">
            <text:p/>
          </table:table-cell>
          <table:table-cell table:style-name="ce52" table:formula="of:=LOWER([Configurações.H13])" office:value-type="string" office:string-value="21311" calcext:value-type="string">
            <text:p>21311</text:p>
          </table:table-cell>
          <table:table-cell table:style-name="ce54" table:formula="of:=CONCATENATE([.D13];[Configurações.F13])" office:value-type="string" office:string-value="21311@gmail.com" calcext:value-type="string">
            <text:p>21311@gmail.com</text:p>
          </table:table-cell>
          <table:table-cell table:style-name="ce54" table:formula="of:=[.C1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]);&quot;&quot;;CONCATENATE([.K13];LEFT([.F13];4)))">
            <text:p/>
          </table:table-cell>
          <table:table-cell table:style-name="ce41" table:formula="of:=IF(ISBLANK([usuários.B13]);&quot;&quot;;&quot;SIMULADO_&quot;)">
            <text:p/>
          </table:table-cell>
          <table:table-cell table:style-name="ce41" table:formula="of:=IF(ISERR(VLOOKUP([usuários.A13];[EscolaID.A$2:.B$130];2;0));&quot;&quot;;VLOOKUP([usuários.A1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])">
            <text:p/>
          </table:table-cell>
          <table:table-cell table:style-name="ce46" table:formula="of:=SUBSTITUTE(SUBSTITUTE(SUBSTITUTE(SUBSTITUTE(SUBSTITUTE(SUBSTITUTE(SUBSTITUTE(SUBSTITUTE(SUBSTITUTE(SUBSTITUTE(SUBSTITUTE(SUBSTITUTE([.A1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]" office:value-type="float" office:value="0" calcext:value-type="float">
            <text:p/>
          </table:table-cell>
          <table:table-cell table:style-name="ce52" table:formula="of:=LOWER([Configurações.H14])" office:value-type="string" office:string-value="21312" calcext:value-type="string">
            <text:p>21312</text:p>
          </table:table-cell>
          <table:table-cell table:style-name="ce54" table:formula="of:=CONCATENATE([.D14];[Configurações.F14])" office:value-type="string" office:string-value="21312@gmail.com" calcext:value-type="string">
            <text:p>21312@gmail.com</text:p>
          </table:table-cell>
          <table:table-cell table:style-name="ce54" table:formula="of:=[.C1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]);&quot;&quot;;CONCATENATE([.K14];LEFT([.F14];4)))">
            <text:p/>
          </table:table-cell>
          <table:table-cell table:style-name="ce41" table:formula="of:=IF(ISBLANK([usuários.B14]);&quot;&quot;;&quot;SIMULADO_&quot;)">
            <text:p/>
          </table:table-cell>
          <table:table-cell table:style-name="ce41" table:formula="of:=IF(ISERR(VLOOKUP([usuários.A14];[EscolaID.A$2:.B$130];2;0));&quot;&quot;;VLOOKUP([usuários.A1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])">
            <text:p/>
          </table:table-cell>
          <table:table-cell table:style-name="ce46" table:formula="of:=SUBSTITUTE(SUBSTITUTE(SUBSTITUTE(SUBSTITUTE(SUBSTITUTE(SUBSTITUTE(SUBSTITUTE(SUBSTITUTE(SUBSTITUTE(SUBSTITUTE(SUBSTITUTE(SUBSTITUTE([.A1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]" office:value-type="float" office:value="0" calcext:value-type="float">
            <text:p/>
          </table:table-cell>
          <table:table-cell table:style-name="ce52" table:formula="of:=LOWER([Configurações.H15])" office:value-type="string" office:string-value="21313" calcext:value-type="string">
            <text:p>21313</text:p>
          </table:table-cell>
          <table:table-cell table:style-name="ce54" table:formula="of:=CONCATENATE([.D15];[Configurações.F15])" office:value-type="string" office:string-value="21313@gmail.com" calcext:value-type="string">
            <text:p>21313@gmail.com</text:p>
          </table:table-cell>
          <table:table-cell table:style-name="ce54" table:formula="of:=[.C1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]);&quot;&quot;;CONCATENATE([.K15];LEFT([.F15];4)))">
            <text:p/>
          </table:table-cell>
          <table:table-cell table:style-name="ce41" table:formula="of:=IF(ISBLANK([usuários.B15]);&quot;&quot;;&quot;SIMULADO_&quot;)">
            <text:p/>
          </table:table-cell>
          <table:table-cell table:style-name="ce41" table:formula="of:=IF(ISERR(VLOOKUP([usuários.A15];[EscolaID.A$2:.B$130];2;0));&quot;&quot;;VLOOKUP([usuários.A1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])">
            <text:p/>
          </table:table-cell>
          <table:table-cell table:style-name="ce46" table:formula="of:=SUBSTITUTE(SUBSTITUTE(SUBSTITUTE(SUBSTITUTE(SUBSTITUTE(SUBSTITUTE(SUBSTITUTE(SUBSTITUTE(SUBSTITUTE(SUBSTITUTE(SUBSTITUTE(SUBSTITUTE([.A1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]" office:value-type="float" office:value="0" calcext:value-type="float">
            <text:p/>
          </table:table-cell>
          <table:table-cell table:style-name="ce52" table:formula="of:=LOWER([Configurações.H16])" office:value-type="string" office:string-value="21314" calcext:value-type="string">
            <text:p>21314</text:p>
          </table:table-cell>
          <table:table-cell table:style-name="ce54" table:formula="of:=CONCATENATE([.D16];[Configurações.F16])" office:value-type="string" office:string-value="21314@gmail.com" calcext:value-type="string">
            <text:p>21314@gmail.com</text:p>
          </table:table-cell>
          <table:table-cell table:style-name="ce54" table:formula="of:=[.C1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]);&quot;&quot;;CONCATENATE([.K16];LEFT([.F16];4)))">
            <text:p/>
          </table:table-cell>
          <table:table-cell table:style-name="ce41" table:formula="of:=IF(ISBLANK([usuários.B16]);&quot;&quot;;&quot;SIMULADO_&quot;)">
            <text:p/>
          </table:table-cell>
          <table:table-cell table:style-name="ce41" table:formula="of:=IF(ISERR(VLOOKUP([usuários.A16];[EscolaID.A$2:.B$130];2;0));&quot;&quot;;VLOOKUP([usuários.A1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])">
            <text:p/>
          </table:table-cell>
          <table:table-cell table:style-name="ce46" table:formula="of:=SUBSTITUTE(SUBSTITUTE(SUBSTITUTE(SUBSTITUTE(SUBSTITUTE(SUBSTITUTE(SUBSTITUTE(SUBSTITUTE(SUBSTITUTE(SUBSTITUTE(SUBSTITUTE(SUBSTITUTE([.A1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]" office:value-type="float" office:value="0" calcext:value-type="float">
            <text:p/>
          </table:table-cell>
          <table:table-cell table:style-name="ce52" table:formula="of:=LOWER([Configurações.H17])" office:value-type="string" office:string-value="21315" calcext:value-type="string">
            <text:p>21315</text:p>
          </table:table-cell>
          <table:table-cell table:style-name="ce54" table:formula="of:=CONCATENATE([.D17];[Configurações.F17])" office:value-type="string" office:string-value="21315@gmail.com" calcext:value-type="string">
            <text:p>21315@gmail.com</text:p>
          </table:table-cell>
          <table:table-cell table:style-name="ce54" table:formula="of:=[.C1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]);&quot;&quot;;CONCATENATE([.K17];LEFT([.F17];4)))">
            <text:p/>
          </table:table-cell>
          <table:table-cell table:style-name="ce41" table:formula="of:=IF(ISBLANK([usuários.B17]);&quot;&quot;;&quot;SIMULADO_&quot;)">
            <text:p/>
          </table:table-cell>
          <table:table-cell table:style-name="ce41" table:formula="of:=IF(ISERR(VLOOKUP([usuários.A17];[EscolaID.A$2:.B$130];2;0));&quot;&quot;;VLOOKUP([usuários.A1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])">
            <text:p/>
          </table:table-cell>
          <table:table-cell table:style-name="ce46" table:formula="of:=SUBSTITUTE(SUBSTITUTE(SUBSTITUTE(SUBSTITUTE(SUBSTITUTE(SUBSTITUTE(SUBSTITUTE(SUBSTITUTE(SUBSTITUTE(SUBSTITUTE(SUBSTITUTE(SUBSTITUTE([.A1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]" office:value-type="float" office:value="0" calcext:value-type="float">
            <text:p/>
          </table:table-cell>
          <table:table-cell table:style-name="ce52" table:formula="of:=LOWER([Configurações.H18])" office:value-type="string" office:string-value="21316" calcext:value-type="string">
            <text:p>21316</text:p>
          </table:table-cell>
          <table:table-cell table:style-name="ce54" table:formula="of:=CONCATENATE([.D18];[Configurações.F18])" office:value-type="string" office:string-value="21316@gmail.com" calcext:value-type="string">
            <text:p>21316@gmail.com</text:p>
          </table:table-cell>
          <table:table-cell table:style-name="ce54" table:formula="of:=[.C1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]);&quot;&quot;;CONCATENATE([.K18];LEFT([.F18];4)))">
            <text:p/>
          </table:table-cell>
          <table:table-cell table:style-name="ce41" table:formula="of:=IF(ISBLANK([usuários.B18]);&quot;&quot;;&quot;SIMULADO_&quot;)">
            <text:p/>
          </table:table-cell>
          <table:table-cell table:style-name="ce41" table:formula="of:=IF(ISERR(VLOOKUP([usuários.A18];[EscolaID.A$2:.B$130];2;0));&quot;&quot;;VLOOKUP([usuários.A1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])">
            <text:p/>
          </table:table-cell>
          <table:table-cell table:style-name="ce46" table:formula="of:=SUBSTITUTE(SUBSTITUTE(SUBSTITUTE(SUBSTITUTE(SUBSTITUTE(SUBSTITUTE(SUBSTITUTE(SUBSTITUTE(SUBSTITUTE(SUBSTITUTE(SUBSTITUTE(SUBSTITUTE([.A1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]" office:value-type="float" office:value="0" calcext:value-type="float">
            <text:p/>
          </table:table-cell>
          <table:table-cell table:style-name="ce52" table:formula="of:=LOWER([Configurações.H19])" office:value-type="string" office:string-value="21317" calcext:value-type="string">
            <text:p>21317</text:p>
          </table:table-cell>
          <table:table-cell table:style-name="ce54" table:formula="of:=CONCATENATE([.D19];[Configurações.F19])" office:value-type="string" office:string-value="21317@gmail.com" calcext:value-type="string">
            <text:p>21317@gmail.com</text:p>
          </table:table-cell>
          <table:table-cell table:style-name="ce54" table:formula="of:=[.C1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]);&quot;&quot;;CONCATENATE([.K19];LEFT([.F19];4)))">
            <text:p/>
          </table:table-cell>
          <table:table-cell table:style-name="ce41" table:formula="of:=IF(ISBLANK([usuários.B19]);&quot;&quot;;&quot;SIMULADO_&quot;)">
            <text:p/>
          </table:table-cell>
          <table:table-cell table:style-name="ce41" table:formula="of:=IF(ISERR(VLOOKUP([usuários.A19];[EscolaID.A$2:.B$130];2;0));&quot;&quot;;VLOOKUP([usuários.A1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0])">
            <text:p/>
          </table:table-cell>
          <table:table-cell table:style-name="ce46" table:formula="of:=SUBSTITUTE(SUBSTITUTE(SUBSTITUTE(SUBSTITUTE(SUBSTITUTE(SUBSTITUTE(SUBSTITUTE(SUBSTITUTE(SUBSTITUTE(SUBSTITUTE(SUBSTITUTE(SUBSTITUTE([.A2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]" office:value-type="float" office:value="0" calcext:value-type="float">
            <text:p/>
          </table:table-cell>
          <table:table-cell table:style-name="ce52" table:formula="of:=LOWER([Configurações.H20])" office:value-type="string" office:string-value="21318" calcext:value-type="string">
            <text:p>21318</text:p>
          </table:table-cell>
          <table:table-cell table:style-name="ce54" table:formula="of:=CONCATENATE([.D20];[Configurações.F20])" office:value-type="string" office:string-value="21318@gmail.com" calcext:value-type="string">
            <text:p>21318@gmail.com</text:p>
          </table:table-cell>
          <table:table-cell table:style-name="ce54" table:formula="of:=[.C2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]);&quot;&quot;;CONCATENATE([.K20];LEFT([.F20];4)))">
            <text:p/>
          </table:table-cell>
          <table:table-cell table:style-name="ce41" table:formula="of:=IF(ISBLANK([usuários.B20]);&quot;&quot;;&quot;SIMULADO_&quot;)">
            <text:p/>
          </table:table-cell>
          <table:table-cell table:style-name="ce41" table:formula="of:=IF(ISERR(VLOOKUP([usuários.A20];[EscolaID.A$2:.B$130];2;0));&quot;&quot;;VLOOKUP([usuários.A2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1])">
            <text:p/>
          </table:table-cell>
          <table:table-cell table:style-name="ce46" table:formula="of:=SUBSTITUTE(SUBSTITUTE(SUBSTITUTE(SUBSTITUTE(SUBSTITUTE(SUBSTITUTE(SUBSTITUTE(SUBSTITUTE(SUBSTITUTE(SUBSTITUTE(SUBSTITUTE(SUBSTITUTE([.A2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]" office:value-type="float" office:value="0" calcext:value-type="float">
            <text:p/>
          </table:table-cell>
          <table:table-cell table:style-name="ce52" table:formula="of:=LOWER([Configurações.H21])" office:value-type="string" office:string-value="21319" calcext:value-type="string">
            <text:p>21319</text:p>
          </table:table-cell>
          <table:table-cell table:style-name="ce54" table:formula="of:=CONCATENATE([.D21];[Configurações.F21])" office:value-type="string" office:string-value="21319@gmail.com" calcext:value-type="string">
            <text:p>21319@gmail.com</text:p>
          </table:table-cell>
          <table:table-cell table:style-name="ce54" table:formula="of:=[.C2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]);&quot;&quot;;CONCATENATE([.K21];LEFT([.F21];4)))">
            <text:p/>
          </table:table-cell>
          <table:table-cell table:style-name="ce41" table:formula="of:=IF(ISBLANK([usuários.B21]);&quot;&quot;;&quot;SIMULADO_&quot;)">
            <text:p/>
          </table:table-cell>
          <table:table-cell table:style-name="ce41" table:formula="of:=IF(ISERR(VLOOKUP([usuários.A21];[EscolaID.A$2:.B$130];2;0));&quot;&quot;;VLOOKUP([usuários.A2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2])">
            <text:p/>
          </table:table-cell>
          <table:table-cell table:style-name="ce46" table:formula="of:=SUBSTITUTE(SUBSTITUTE(SUBSTITUTE(SUBSTITUTE(SUBSTITUTE(SUBSTITUTE(SUBSTITUTE(SUBSTITUTE(SUBSTITUTE(SUBSTITUTE(SUBSTITUTE(SUBSTITUTE([.A2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]" office:value-type="float" office:value="0" calcext:value-type="float">
            <text:p/>
          </table:table-cell>
          <table:table-cell table:style-name="ce52" table:formula="of:=LOWER([Configurações.H22])" office:value-type="string" office:string-value="21320" calcext:value-type="string">
            <text:p>21320</text:p>
          </table:table-cell>
          <table:table-cell table:style-name="ce54" table:formula="of:=CONCATENATE([.D22];[Configurações.F22])" office:value-type="string" office:string-value="21320@gmail.com" calcext:value-type="string">
            <text:p>21320@gmail.com</text:p>
          </table:table-cell>
          <table:table-cell table:style-name="ce54" table:formula="of:=[.C2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]);&quot;&quot;;CONCATENATE([.K22];LEFT([.F22];4)))">
            <text:p/>
          </table:table-cell>
          <table:table-cell table:style-name="ce41" table:formula="of:=IF(ISBLANK([usuários.B22]);&quot;&quot;;&quot;SIMULADO_&quot;)">
            <text:p/>
          </table:table-cell>
          <table:table-cell table:style-name="ce41" table:formula="of:=IF(ISERR(VLOOKUP([usuários.A22];[EscolaID.A$2:.B$130];2;0));&quot;&quot;;VLOOKUP([usuários.A2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3])">
            <text:p/>
          </table:table-cell>
          <table:table-cell table:style-name="ce46" table:formula="of:=SUBSTITUTE(SUBSTITUTE(SUBSTITUTE(SUBSTITUTE(SUBSTITUTE(SUBSTITUTE(SUBSTITUTE(SUBSTITUTE(SUBSTITUTE(SUBSTITUTE(SUBSTITUTE(SUBSTITUTE([.A2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]" office:value-type="float" office:value="0" calcext:value-type="float">
            <text:p/>
          </table:table-cell>
          <table:table-cell table:style-name="ce52" table:formula="of:=LOWER([Configurações.H23])" office:value-type="string" office:string-value="21321" calcext:value-type="string">
            <text:p>21321</text:p>
          </table:table-cell>
          <table:table-cell table:style-name="ce54" table:formula="of:=CONCATENATE([.D23];[Configurações.F23])" office:value-type="string" office:string-value="21321@gmail.com" calcext:value-type="string">
            <text:p>21321@gmail.com</text:p>
          </table:table-cell>
          <table:table-cell table:style-name="ce54" table:formula="of:=[.C2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]);&quot;&quot;;CONCATENATE([.K23];LEFT([.F23];4)))">
            <text:p/>
          </table:table-cell>
          <table:table-cell table:style-name="ce41" table:formula="of:=IF(ISBLANK([usuários.B23]);&quot;&quot;;&quot;SIMULADO_&quot;)">
            <text:p/>
          </table:table-cell>
          <table:table-cell table:style-name="ce41" table:formula="of:=IF(ISERR(VLOOKUP([usuários.A23];[EscolaID.A$2:.B$130];2;0));&quot;&quot;;VLOOKUP([usuários.A2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4])">
            <text:p/>
          </table:table-cell>
          <table:table-cell table:style-name="ce46" table:formula="of:=SUBSTITUTE(SUBSTITUTE(SUBSTITUTE(SUBSTITUTE(SUBSTITUTE(SUBSTITUTE(SUBSTITUTE(SUBSTITUTE(SUBSTITUTE(SUBSTITUTE(SUBSTITUTE(SUBSTITUTE([.A2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]" office:value-type="float" office:value="0" calcext:value-type="float">
            <text:p/>
          </table:table-cell>
          <table:table-cell table:style-name="ce52" table:formula="of:=LOWER([Configurações.H24])" office:value-type="string" office:string-value="21322" calcext:value-type="string">
            <text:p>21322</text:p>
          </table:table-cell>
          <table:table-cell table:style-name="ce54" table:formula="of:=CONCATENATE([.D24];[Configurações.F24])" office:value-type="string" office:string-value="21322@gmail.com" calcext:value-type="string">
            <text:p>21322@gmail.com</text:p>
          </table:table-cell>
          <table:table-cell table:style-name="ce54" table:formula="of:=[.C2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]);&quot;&quot;;CONCATENATE([.K24];LEFT([.F24];4)))">
            <text:p/>
          </table:table-cell>
          <table:table-cell table:style-name="ce41" table:formula="of:=IF(ISBLANK([usuários.B24]);&quot;&quot;;&quot;SIMULADO_&quot;)">
            <text:p/>
          </table:table-cell>
          <table:table-cell table:style-name="ce41" table:formula="of:=IF(ISERR(VLOOKUP([usuários.A24];[EscolaID.A$2:.B$130];2;0));&quot;&quot;;VLOOKUP([usuários.A2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5])">
            <text:p/>
          </table:table-cell>
          <table:table-cell table:style-name="ce46" table:formula="of:=SUBSTITUTE(SUBSTITUTE(SUBSTITUTE(SUBSTITUTE(SUBSTITUTE(SUBSTITUTE(SUBSTITUTE(SUBSTITUTE(SUBSTITUTE(SUBSTITUTE(SUBSTITUTE(SUBSTITUTE([.A2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]" office:value-type="float" office:value="0" calcext:value-type="float">
            <text:p/>
          </table:table-cell>
          <table:table-cell table:style-name="ce52" table:formula="of:=LOWER([Configurações.H25])" office:value-type="string" office:string-value="21323" calcext:value-type="string">
            <text:p>21323</text:p>
          </table:table-cell>
          <table:table-cell table:style-name="ce54" table:formula="of:=CONCATENATE([.D25];[Configurações.F25])" office:value-type="string" office:string-value="21323@gmail.com" calcext:value-type="string">
            <text:p>21323@gmail.com</text:p>
          </table:table-cell>
          <table:table-cell table:style-name="ce54" table:formula="of:=[.C2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]);&quot;&quot;;CONCATENATE([.K25];LEFT([.F25];4)))">
            <text:p/>
          </table:table-cell>
          <table:table-cell table:style-name="ce41" table:formula="of:=IF(ISBLANK([usuários.B25]);&quot;&quot;;&quot;SIMULADO_&quot;)">
            <text:p/>
          </table:table-cell>
          <table:table-cell table:style-name="ce41" table:formula="of:=IF(ISERR(VLOOKUP([usuários.A25];[EscolaID.A$2:.B$130];2;0));&quot;&quot;;VLOOKUP([usuários.A2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6])">
            <text:p/>
          </table:table-cell>
          <table:table-cell table:style-name="ce46" table:formula="of:=SUBSTITUTE(SUBSTITUTE(SUBSTITUTE(SUBSTITUTE(SUBSTITUTE(SUBSTITUTE(SUBSTITUTE(SUBSTITUTE(SUBSTITUTE(SUBSTITUTE(SUBSTITUTE(SUBSTITUTE([.A2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]" office:value-type="float" office:value="0" calcext:value-type="float">
            <text:p/>
          </table:table-cell>
          <table:table-cell table:style-name="ce52" table:formula="of:=LOWER([Configurações.H26])" office:value-type="string" office:string-value="21324" calcext:value-type="string">
            <text:p>21324</text:p>
          </table:table-cell>
          <table:table-cell table:style-name="ce54" table:formula="of:=CONCATENATE([.D26];[Configurações.F26])" office:value-type="string" office:string-value="21324@gmail.com" calcext:value-type="string">
            <text:p>21324@gmail.com</text:p>
          </table:table-cell>
          <table:table-cell table:style-name="ce54" table:formula="of:=[.C2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]);&quot;&quot;;CONCATENATE([.K26];LEFT([.F26];4)))">
            <text:p/>
          </table:table-cell>
          <table:table-cell table:style-name="ce41" table:formula="of:=IF(ISBLANK([usuários.B26]);&quot;&quot;;&quot;SIMULADO_&quot;)">
            <text:p/>
          </table:table-cell>
          <table:table-cell table:style-name="ce41" table:formula="of:=IF(ISERR(VLOOKUP([usuários.A26];[EscolaID.A$2:.B$130];2;0));&quot;&quot;;VLOOKUP([usuários.A2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7])">
            <text:p/>
          </table:table-cell>
          <table:table-cell table:style-name="ce46" table:formula="of:=SUBSTITUTE(SUBSTITUTE(SUBSTITUTE(SUBSTITUTE(SUBSTITUTE(SUBSTITUTE(SUBSTITUTE(SUBSTITUTE(SUBSTITUTE(SUBSTITUTE(SUBSTITUTE(SUBSTITUTE([.A2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]" office:value-type="float" office:value="0" calcext:value-type="float">
            <text:p/>
          </table:table-cell>
          <table:table-cell table:style-name="ce52" table:formula="of:=LOWER([Configurações.H27])" office:value-type="string" office:string-value="21325" calcext:value-type="string">
            <text:p>21325</text:p>
          </table:table-cell>
          <table:table-cell table:style-name="ce54" table:formula="of:=CONCATENATE([.D27];[Configurações.F27])" office:value-type="string" office:string-value="21325@gmail.com" calcext:value-type="string">
            <text:p>21325@gmail.com</text:p>
          </table:table-cell>
          <table:table-cell table:style-name="ce54" table:formula="of:=[.C2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]);&quot;&quot;;CONCATENATE([.K27];LEFT([.F27];4)))">
            <text:p/>
          </table:table-cell>
          <table:table-cell table:style-name="ce41" table:formula="of:=IF(ISBLANK([usuários.B27]);&quot;&quot;;&quot;SIMULADO_&quot;)">
            <text:p/>
          </table:table-cell>
          <table:table-cell table:style-name="ce41" table:formula="of:=IF(ISERR(VLOOKUP([usuários.A27];[EscolaID.A$2:.B$130];2;0));&quot;&quot;;VLOOKUP([usuários.A2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8])">
            <text:p/>
          </table:table-cell>
          <table:table-cell table:style-name="ce46" table:formula="of:=SUBSTITUTE(SUBSTITUTE(SUBSTITUTE(SUBSTITUTE(SUBSTITUTE(SUBSTITUTE(SUBSTITUTE(SUBSTITUTE(SUBSTITUTE(SUBSTITUTE(SUBSTITUTE(SUBSTITUTE([.A2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]" office:value-type="float" office:value="0" calcext:value-type="float">
            <text:p/>
          </table:table-cell>
          <table:table-cell table:style-name="ce52" table:formula="of:=LOWER([Configurações.H28])" office:value-type="string" office:string-value="21326" calcext:value-type="string">
            <text:p>21326</text:p>
          </table:table-cell>
          <table:table-cell table:style-name="ce54" table:formula="of:=CONCATENATE([.D28];[Configurações.F28])" office:value-type="string" office:string-value="21326@gmail.com" calcext:value-type="string">
            <text:p>21326@gmail.com</text:p>
          </table:table-cell>
          <table:table-cell table:style-name="ce54" table:formula="of:=[.C2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]);&quot;&quot;;CONCATENATE([.K28];LEFT([.F28];4)))">
            <text:p/>
          </table:table-cell>
          <table:table-cell table:style-name="ce41" table:formula="of:=IF(ISBLANK([usuários.B28]);&quot;&quot;;&quot;SIMULADO_&quot;)">
            <text:p/>
          </table:table-cell>
          <table:table-cell table:style-name="ce41" table:formula="of:=IF(ISERR(VLOOKUP([usuários.A28];[EscolaID.A$2:.B$130];2;0));&quot;&quot;;VLOOKUP([usuários.A2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9])">
            <text:p/>
          </table:table-cell>
          <table:table-cell table:style-name="ce46" table:formula="of:=SUBSTITUTE(SUBSTITUTE(SUBSTITUTE(SUBSTITUTE(SUBSTITUTE(SUBSTITUTE(SUBSTITUTE(SUBSTITUTE(SUBSTITUTE(SUBSTITUTE(SUBSTITUTE(SUBSTITUTE([.A2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]" office:value-type="float" office:value="0" calcext:value-type="float">
            <text:p/>
          </table:table-cell>
          <table:table-cell table:style-name="ce52" table:formula="of:=LOWER([Configurações.H29])" office:value-type="string" office:string-value="21327" calcext:value-type="string">
            <text:p>21327</text:p>
          </table:table-cell>
          <table:table-cell table:style-name="ce54" table:formula="of:=CONCATENATE([.D29];[Configurações.F29])" office:value-type="string" office:string-value="21327@gmail.com" calcext:value-type="string">
            <text:p>21327@gmail.com</text:p>
          </table:table-cell>
          <table:table-cell table:style-name="ce54" table:formula="of:=[.C2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]);&quot;&quot;;CONCATENATE([.K29];LEFT([.F29];4)))">
            <text:p/>
          </table:table-cell>
          <table:table-cell table:style-name="ce41" table:formula="of:=IF(ISBLANK([usuários.B29]);&quot;&quot;;&quot;SIMULADO_&quot;)">
            <text:p/>
          </table:table-cell>
          <table:table-cell table:style-name="ce41" table:formula="of:=IF(ISERR(VLOOKUP([usuários.A29];[EscolaID.A$2:.B$130];2;0));&quot;&quot;;VLOOKUP([usuários.A2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0])">
            <text:p/>
          </table:table-cell>
          <table:table-cell table:style-name="ce46" table:formula="of:=SUBSTITUTE(SUBSTITUTE(SUBSTITUTE(SUBSTITUTE(SUBSTITUTE(SUBSTITUTE(SUBSTITUTE(SUBSTITUTE(SUBSTITUTE(SUBSTITUTE(SUBSTITUTE(SUBSTITUTE([.A3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]" office:value-type="float" office:value="0" calcext:value-type="float">
            <text:p/>
          </table:table-cell>
          <table:table-cell table:style-name="ce52" table:formula="of:=LOWER([Configurações.H30])" office:value-type="string" office:string-value="21328" calcext:value-type="string">
            <text:p>21328</text:p>
          </table:table-cell>
          <table:table-cell table:style-name="ce54" table:formula="of:=CONCATENATE([.D30];[Configurações.F30])" office:value-type="string" office:string-value="21328@gmail.com" calcext:value-type="string">
            <text:p>21328@gmail.com</text:p>
          </table:table-cell>
          <table:table-cell table:style-name="ce54" table:formula="of:=[.C3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]);&quot;&quot;;CONCATENATE([.K30];LEFT([.F30];4)))">
            <text:p/>
          </table:table-cell>
          <table:table-cell table:style-name="ce41" table:formula="of:=IF(ISBLANK([usuários.B30]);&quot;&quot;;&quot;SIMULADO_&quot;)">
            <text:p/>
          </table:table-cell>
          <table:table-cell table:style-name="ce41" table:formula="of:=IF(ISERR(VLOOKUP([usuários.A30];[EscolaID.A$2:.B$130];2;0));&quot;&quot;;VLOOKUP([usuários.A3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1])">
            <text:p/>
          </table:table-cell>
          <table:table-cell table:style-name="ce46" table:formula="of:=SUBSTITUTE(SUBSTITUTE(SUBSTITUTE(SUBSTITUTE(SUBSTITUTE(SUBSTITUTE(SUBSTITUTE(SUBSTITUTE(SUBSTITUTE(SUBSTITUTE(SUBSTITUTE(SUBSTITUTE([.A3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]" office:value-type="float" office:value="0" calcext:value-type="float">
            <text:p/>
          </table:table-cell>
          <table:table-cell table:style-name="ce52" table:formula="of:=LOWER([Configurações.H31])" office:value-type="string" office:string-value="21329" calcext:value-type="string">
            <text:p>21329</text:p>
          </table:table-cell>
          <table:table-cell table:style-name="ce54" table:formula="of:=CONCATENATE([.D31];[Configurações.F31])" office:value-type="string" office:string-value="21329@gmail.com" calcext:value-type="string">
            <text:p>21329@gmail.com</text:p>
          </table:table-cell>
          <table:table-cell table:style-name="ce54" table:formula="of:=[.C3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]);&quot;&quot;;CONCATENATE([.K31];LEFT([.F31];4)))">
            <text:p/>
          </table:table-cell>
          <table:table-cell table:style-name="ce41" table:formula="of:=IF(ISBLANK([usuários.B31]);&quot;&quot;;&quot;SIMULADO_&quot;)">
            <text:p/>
          </table:table-cell>
          <table:table-cell table:style-name="ce41" table:formula="of:=IF(ISERR(VLOOKUP([usuários.A31];[EscolaID.A$2:.B$130];2;0));&quot;&quot;;VLOOKUP([usuários.A3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2])">
            <text:p/>
          </table:table-cell>
          <table:table-cell table:style-name="ce46" table:formula="of:=SUBSTITUTE(SUBSTITUTE(SUBSTITUTE(SUBSTITUTE(SUBSTITUTE(SUBSTITUTE(SUBSTITUTE(SUBSTITUTE(SUBSTITUTE(SUBSTITUTE(SUBSTITUTE(SUBSTITUTE([.A3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]" office:value-type="float" office:value="0" calcext:value-type="float">
            <text:p/>
          </table:table-cell>
          <table:table-cell table:style-name="ce52" table:formula="of:=LOWER([Configurações.H32])" office:value-type="string" office:string-value="21330" calcext:value-type="string">
            <text:p>21330</text:p>
          </table:table-cell>
          <table:table-cell table:style-name="ce54" table:formula="of:=CONCATENATE([.D32];[Configurações.F32])" office:value-type="string" office:string-value="21330@gmail.com" calcext:value-type="string">
            <text:p>21330@gmail.com</text:p>
          </table:table-cell>
          <table:table-cell table:style-name="ce54" table:formula="of:=[.C3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]);&quot;&quot;;CONCATENATE([.K32];LEFT([.F32];4)))">
            <text:p/>
          </table:table-cell>
          <table:table-cell table:style-name="ce41" table:formula="of:=IF(ISBLANK([usuários.B32]);&quot;&quot;;&quot;SIMULADO_&quot;)">
            <text:p/>
          </table:table-cell>
          <table:table-cell table:style-name="ce41" table:formula="of:=IF(ISERR(VLOOKUP([usuários.A32];[EscolaID.A$2:.B$130];2;0));&quot;&quot;;VLOOKUP([usuários.A3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3])">
            <text:p/>
          </table:table-cell>
          <table:table-cell table:style-name="ce46" table:formula="of:=SUBSTITUTE(SUBSTITUTE(SUBSTITUTE(SUBSTITUTE(SUBSTITUTE(SUBSTITUTE(SUBSTITUTE(SUBSTITUTE(SUBSTITUTE(SUBSTITUTE(SUBSTITUTE(SUBSTITUTE([.A3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]" office:value-type="float" office:value="0" calcext:value-type="float">
            <text:p/>
          </table:table-cell>
          <table:table-cell table:style-name="ce52" table:formula="of:=LOWER([Configurações.H33])" office:value-type="string" office:string-value="21331" calcext:value-type="string">
            <text:p>21331</text:p>
          </table:table-cell>
          <table:table-cell table:style-name="ce54" table:formula="of:=CONCATENATE([.D33];[Configurações.F33])" office:value-type="string" office:string-value="21331@gmail.com" calcext:value-type="string">
            <text:p>21331@gmail.com</text:p>
          </table:table-cell>
          <table:table-cell table:style-name="ce54" table:formula="of:=[.C3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]);&quot;&quot;;CONCATENATE([.K33];LEFT([.F33];4)))">
            <text:p/>
          </table:table-cell>
          <table:table-cell table:style-name="ce41" table:formula="of:=IF(ISBLANK([usuários.B33]);&quot;&quot;;&quot;SIMULADO_&quot;)">
            <text:p/>
          </table:table-cell>
          <table:table-cell table:style-name="ce41" table:formula="of:=IF(ISERR(VLOOKUP([usuários.A33];[EscolaID.A$2:.B$130];2;0));&quot;&quot;;VLOOKUP([usuários.A3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4])">
            <text:p/>
          </table:table-cell>
          <table:table-cell table:style-name="ce46" table:formula="of:=SUBSTITUTE(SUBSTITUTE(SUBSTITUTE(SUBSTITUTE(SUBSTITUTE(SUBSTITUTE(SUBSTITUTE(SUBSTITUTE(SUBSTITUTE(SUBSTITUTE(SUBSTITUTE(SUBSTITUTE([.A3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]" office:value-type="float" office:value="0" calcext:value-type="float">
            <text:p/>
          </table:table-cell>
          <table:table-cell table:style-name="ce52" table:formula="of:=LOWER([Configurações.H34])" office:value-type="string" office:string-value="21332" calcext:value-type="string">
            <text:p>21332</text:p>
          </table:table-cell>
          <table:table-cell table:style-name="ce54" table:formula="of:=CONCATENATE([.D34];[Configurações.F34])" office:value-type="string" office:string-value="21332@gmail.com" calcext:value-type="string">
            <text:p>21332@gmail.com</text:p>
          </table:table-cell>
          <table:table-cell table:style-name="ce54" table:formula="of:=[.C3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]);&quot;&quot;;CONCATENATE([.K34];LEFT([.F34];4)))">
            <text:p/>
          </table:table-cell>
          <table:table-cell table:style-name="ce41" table:formula="of:=IF(ISBLANK([usuários.B34]);&quot;&quot;;&quot;SIMULADO_&quot;)">
            <text:p/>
          </table:table-cell>
          <table:table-cell table:style-name="ce41" table:formula="of:=IF(ISERR(VLOOKUP([usuários.A34];[EscolaID.A$2:.B$130];2;0));&quot;&quot;;VLOOKUP([usuários.A3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5])">
            <text:p/>
          </table:table-cell>
          <table:table-cell table:style-name="ce46" table:formula="of:=SUBSTITUTE(SUBSTITUTE(SUBSTITUTE(SUBSTITUTE(SUBSTITUTE(SUBSTITUTE(SUBSTITUTE(SUBSTITUTE(SUBSTITUTE(SUBSTITUTE(SUBSTITUTE(SUBSTITUTE([.A3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]" office:value-type="float" office:value="0" calcext:value-type="float">
            <text:p/>
          </table:table-cell>
          <table:table-cell table:style-name="ce52" table:formula="of:=LOWER([Configurações.H35])" office:value-type="string" office:string-value="21333" calcext:value-type="string">
            <text:p>21333</text:p>
          </table:table-cell>
          <table:table-cell table:style-name="ce54" table:formula="of:=CONCATENATE([.D35];[Configurações.F35])" office:value-type="string" office:string-value="21333@gmail.com" calcext:value-type="string">
            <text:p>21333@gmail.com</text:p>
          </table:table-cell>
          <table:table-cell table:style-name="ce54" table:formula="of:=[.C3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]);&quot;&quot;;CONCATENATE([.K35];LEFT([.F35];4)))">
            <text:p/>
          </table:table-cell>
          <table:table-cell table:style-name="ce41" table:formula="of:=IF(ISBLANK([usuários.B35]);&quot;&quot;;&quot;SIMULADO_&quot;)">
            <text:p/>
          </table:table-cell>
          <table:table-cell table:style-name="ce41" table:formula="of:=IF(ISERR(VLOOKUP([usuários.A35];[EscolaID.A$2:.B$130];2;0));&quot;&quot;;VLOOKUP([usuários.A3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6])">
            <text:p/>
          </table:table-cell>
          <table:table-cell table:style-name="ce46" table:formula="of:=SUBSTITUTE(SUBSTITUTE(SUBSTITUTE(SUBSTITUTE(SUBSTITUTE(SUBSTITUTE(SUBSTITUTE(SUBSTITUTE(SUBSTITUTE(SUBSTITUTE(SUBSTITUTE(SUBSTITUTE([.A3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]" office:value-type="float" office:value="0" calcext:value-type="float">
            <text:p/>
          </table:table-cell>
          <table:table-cell table:style-name="ce52" table:formula="of:=LOWER([Configurações.H36])" office:value-type="string" office:string-value="21334" calcext:value-type="string">
            <text:p>21334</text:p>
          </table:table-cell>
          <table:table-cell table:style-name="ce54" table:formula="of:=CONCATENATE([.D36];[Configurações.F36])" office:value-type="string" office:string-value="21334@gmail.com" calcext:value-type="string">
            <text:p>21334@gmail.com</text:p>
          </table:table-cell>
          <table:table-cell table:style-name="ce54" table:formula="of:=[.C3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]);&quot;&quot;;CONCATENATE([.K36];LEFT([.F36];4)))">
            <text:p/>
          </table:table-cell>
          <table:table-cell table:style-name="ce41" table:formula="of:=IF(ISBLANK([usuários.B36]);&quot;&quot;;&quot;SIMULADO_&quot;)">
            <text:p/>
          </table:table-cell>
          <table:table-cell table:style-name="ce41" table:formula="of:=IF(ISERR(VLOOKUP([usuários.A36];[EscolaID.A$2:.B$130];2;0));&quot;&quot;;VLOOKUP([usuários.A3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7])">
            <text:p/>
          </table:table-cell>
          <table:table-cell table:style-name="ce46" table:formula="of:=SUBSTITUTE(SUBSTITUTE(SUBSTITUTE(SUBSTITUTE(SUBSTITUTE(SUBSTITUTE(SUBSTITUTE(SUBSTITUTE(SUBSTITUTE(SUBSTITUTE(SUBSTITUTE(SUBSTITUTE([.A3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]" office:value-type="float" office:value="0" calcext:value-type="float">
            <text:p/>
          </table:table-cell>
          <table:table-cell table:style-name="ce52" table:formula="of:=LOWER([Configurações.H37])" office:value-type="string" office:string-value="21335" calcext:value-type="string">
            <text:p>21335</text:p>
          </table:table-cell>
          <table:table-cell table:style-name="ce54" table:formula="of:=CONCATENATE([.D37];[Configurações.F37])" office:value-type="string" office:string-value="21335@gmail.com" calcext:value-type="string">
            <text:p>21335@gmail.com</text:p>
          </table:table-cell>
          <table:table-cell table:style-name="ce54" table:formula="of:=[.C3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]);&quot;&quot;;CONCATENATE([.K37];LEFT([.F37];4)))">
            <text:p/>
          </table:table-cell>
          <table:table-cell table:style-name="ce41" table:formula="of:=IF(ISBLANK([usuários.B37]);&quot;&quot;;&quot;SIMULADO_&quot;)">
            <text:p/>
          </table:table-cell>
          <table:table-cell table:style-name="ce41" table:formula="of:=IF(ISERR(VLOOKUP([usuários.A37];[EscolaID.A$2:.B$130];2;0));&quot;&quot;;VLOOKUP([usuários.A3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8])">
            <text:p/>
          </table:table-cell>
          <table:table-cell table:style-name="ce46" table:formula="of:=SUBSTITUTE(SUBSTITUTE(SUBSTITUTE(SUBSTITUTE(SUBSTITUTE(SUBSTITUTE(SUBSTITUTE(SUBSTITUTE(SUBSTITUTE(SUBSTITUTE(SUBSTITUTE(SUBSTITUTE([.A3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]" office:value-type="float" office:value="0" calcext:value-type="float">
            <text:p/>
          </table:table-cell>
          <table:table-cell table:style-name="ce52" table:formula="of:=LOWER([Configurações.H38])" office:value-type="string" office:string-value="21336" calcext:value-type="string">
            <text:p>21336</text:p>
          </table:table-cell>
          <table:table-cell table:style-name="ce54" table:formula="of:=CONCATENATE([.D38];[Configurações.F38])" office:value-type="string" office:string-value="21336@gmail.com" calcext:value-type="string">
            <text:p>21336@gmail.com</text:p>
          </table:table-cell>
          <table:table-cell table:style-name="ce54" table:formula="of:=[.C3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]);&quot;&quot;;CONCATENATE([.K38];LEFT([.F38];4)))">
            <text:p/>
          </table:table-cell>
          <table:table-cell table:style-name="ce41" table:formula="of:=IF(ISBLANK([usuários.B38]);&quot;&quot;;&quot;SIMULADO_&quot;)">
            <text:p/>
          </table:table-cell>
          <table:table-cell table:style-name="ce41" table:formula="of:=IF(ISERR(VLOOKUP([usuários.A38];[EscolaID.A$2:.B$130];2;0));&quot;&quot;;VLOOKUP([usuários.A3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39])">
            <text:p/>
          </table:table-cell>
          <table:table-cell table:style-name="ce46" table:formula="of:=SUBSTITUTE(SUBSTITUTE(SUBSTITUTE(SUBSTITUTE(SUBSTITUTE(SUBSTITUTE(SUBSTITUTE(SUBSTITUTE(SUBSTITUTE(SUBSTITUTE(SUBSTITUTE(SUBSTITUTE([.A3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]" office:value-type="float" office:value="0" calcext:value-type="float">
            <text:p/>
          </table:table-cell>
          <table:table-cell table:style-name="ce52" table:formula="of:=LOWER([Configurações.H39])" office:value-type="string" office:string-value="21337" calcext:value-type="string">
            <text:p>21337</text:p>
          </table:table-cell>
          <table:table-cell table:style-name="ce54" table:formula="of:=CONCATENATE([.D39];[Configurações.F39])" office:value-type="string" office:string-value="21337@gmail.com" calcext:value-type="string">
            <text:p>21337@gmail.com</text:p>
          </table:table-cell>
          <table:table-cell table:style-name="ce54" table:formula="of:=[.C3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]);&quot;&quot;;CONCATENATE([.K39];LEFT([.F39];4)))">
            <text:p/>
          </table:table-cell>
          <table:table-cell table:style-name="ce41" table:formula="of:=IF(ISBLANK([usuários.B39]);&quot;&quot;;&quot;SIMULADO_&quot;)">
            <text:p/>
          </table:table-cell>
          <table:table-cell table:style-name="ce41" table:formula="of:=IF(ISERR(VLOOKUP([usuários.A39];[EscolaID.A$2:.B$130];2;0));&quot;&quot;;VLOOKUP([usuários.A3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0])">
            <text:p/>
          </table:table-cell>
          <table:table-cell table:style-name="ce46" table:formula="of:=SUBSTITUTE(SUBSTITUTE(SUBSTITUTE(SUBSTITUTE(SUBSTITUTE(SUBSTITUTE(SUBSTITUTE(SUBSTITUTE(SUBSTITUTE(SUBSTITUTE(SUBSTITUTE(SUBSTITUTE([.A4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]" office:value-type="float" office:value="0" calcext:value-type="float">
            <text:p/>
          </table:table-cell>
          <table:table-cell table:style-name="ce52" table:formula="of:=LOWER([Configurações.H40])" office:value-type="string" office:string-value="21338" calcext:value-type="string">
            <text:p>21338</text:p>
          </table:table-cell>
          <table:table-cell table:style-name="ce54" table:formula="of:=CONCATENATE([.D40];[Configurações.F40])" office:value-type="string" office:string-value="21338@gmail.com" calcext:value-type="string">
            <text:p>21338@gmail.com</text:p>
          </table:table-cell>
          <table:table-cell table:style-name="ce54" table:formula="of:=[.C4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]);&quot;&quot;;CONCATENATE([.K40];LEFT([.F40];4)))">
            <text:p/>
          </table:table-cell>
          <table:table-cell table:style-name="ce41" table:formula="of:=IF(ISBLANK([usuários.B40]);&quot;&quot;;&quot;SIMULADO_&quot;)">
            <text:p/>
          </table:table-cell>
          <table:table-cell table:style-name="ce41" table:formula="of:=IF(ISERR(VLOOKUP([usuários.A40];[EscolaID.A$2:.B$130];2;0));&quot;&quot;;VLOOKUP([usuários.A4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1])">
            <text:p/>
          </table:table-cell>
          <table:table-cell table:style-name="ce46" table:formula="of:=SUBSTITUTE(SUBSTITUTE(SUBSTITUTE(SUBSTITUTE(SUBSTITUTE(SUBSTITUTE(SUBSTITUTE(SUBSTITUTE(SUBSTITUTE(SUBSTITUTE(SUBSTITUTE(SUBSTITUTE([.A4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]" office:value-type="float" office:value="0" calcext:value-type="float">
            <text:p/>
          </table:table-cell>
          <table:table-cell table:style-name="ce52" table:formula="of:=LOWER([Configurações.H41])" office:value-type="string" office:string-value="21339" calcext:value-type="string">
            <text:p>21339</text:p>
          </table:table-cell>
          <table:table-cell table:style-name="ce54" table:formula="of:=CONCATENATE([.D41];[Configurações.F41])" office:value-type="string" office:string-value="21339@gmail.com" calcext:value-type="string">
            <text:p>21339@gmail.com</text:p>
          </table:table-cell>
          <table:table-cell table:style-name="ce54" table:formula="of:=[.C4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]);&quot;&quot;;CONCATENATE([.K41];LEFT([.F41];4)))">
            <text:p/>
          </table:table-cell>
          <table:table-cell table:style-name="ce41" table:formula="of:=IF(ISBLANK([usuários.B41]);&quot;&quot;;&quot;SIMULADO_&quot;)">
            <text:p/>
          </table:table-cell>
          <table:table-cell table:style-name="ce41" table:formula="of:=IF(ISERR(VLOOKUP([usuários.A41];[EscolaID.A$2:.B$130];2;0));&quot;&quot;;VLOOKUP([usuários.A4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2])">
            <text:p/>
          </table:table-cell>
          <table:table-cell table:style-name="ce46" table:formula="of:=SUBSTITUTE(SUBSTITUTE(SUBSTITUTE(SUBSTITUTE(SUBSTITUTE(SUBSTITUTE(SUBSTITUTE(SUBSTITUTE(SUBSTITUTE(SUBSTITUTE(SUBSTITUTE(SUBSTITUTE([.A4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]" office:value-type="float" office:value="0" calcext:value-type="float">
            <text:p/>
          </table:table-cell>
          <table:table-cell table:style-name="ce52" table:formula="of:=LOWER([Configurações.H42])" office:value-type="string" office:string-value="21340" calcext:value-type="string">
            <text:p>21340</text:p>
          </table:table-cell>
          <table:table-cell table:style-name="ce54" table:formula="of:=CONCATENATE([.D42];[Configurações.F42])" office:value-type="string" office:string-value="21340@gmail.com" calcext:value-type="string">
            <text:p>21340@gmail.com</text:p>
          </table:table-cell>
          <table:table-cell table:style-name="ce54" table:formula="of:=[.C4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]);&quot;&quot;;CONCATENATE([.K42];LEFT([.F42];4)))">
            <text:p/>
          </table:table-cell>
          <table:table-cell table:style-name="ce41" table:formula="of:=IF(ISBLANK([usuários.B42]);&quot;&quot;;&quot;SIMULADO_&quot;)">
            <text:p/>
          </table:table-cell>
          <table:table-cell table:style-name="ce41" table:formula="of:=IF(ISERR(VLOOKUP([usuários.A42];[EscolaID.A$2:.B$130];2;0));&quot;&quot;;VLOOKUP([usuários.A4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3])">
            <text:p/>
          </table:table-cell>
          <table:table-cell table:style-name="ce46" table:formula="of:=SUBSTITUTE(SUBSTITUTE(SUBSTITUTE(SUBSTITUTE(SUBSTITUTE(SUBSTITUTE(SUBSTITUTE(SUBSTITUTE(SUBSTITUTE(SUBSTITUTE(SUBSTITUTE(SUBSTITUTE([.A4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]" office:value-type="float" office:value="0" calcext:value-type="float">
            <text:p/>
          </table:table-cell>
          <table:table-cell table:style-name="ce52" table:formula="of:=LOWER([Configurações.H43])" office:value-type="string" office:string-value="21341" calcext:value-type="string">
            <text:p>21341</text:p>
          </table:table-cell>
          <table:table-cell table:style-name="ce54" table:formula="of:=CONCATENATE([.D43];[Configurações.F43])" office:value-type="string" office:string-value="21341@gmail.com" calcext:value-type="string">
            <text:p>21341@gmail.com</text:p>
          </table:table-cell>
          <table:table-cell table:style-name="ce54" table:formula="of:=[.C4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]);&quot;&quot;;CONCATENATE([.K43];LEFT([.F43];4)))">
            <text:p/>
          </table:table-cell>
          <table:table-cell table:style-name="ce41" table:formula="of:=IF(ISBLANK([usuários.B43]);&quot;&quot;;&quot;SIMULADO_&quot;)">
            <text:p/>
          </table:table-cell>
          <table:table-cell table:style-name="ce41" table:formula="of:=IF(ISERR(VLOOKUP([usuários.A43];[EscolaID.A$2:.B$130];2;0));&quot;&quot;;VLOOKUP([usuários.A4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4])">
            <text:p/>
          </table:table-cell>
          <table:table-cell table:style-name="ce46" table:formula="of:=SUBSTITUTE(SUBSTITUTE(SUBSTITUTE(SUBSTITUTE(SUBSTITUTE(SUBSTITUTE(SUBSTITUTE(SUBSTITUTE(SUBSTITUTE(SUBSTITUTE(SUBSTITUTE(SUBSTITUTE([.A4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]" office:value-type="float" office:value="0" calcext:value-type="float">
            <text:p/>
          </table:table-cell>
          <table:table-cell table:style-name="ce52" table:formula="of:=LOWER([Configurações.H44])" office:value-type="string" office:string-value="21342" calcext:value-type="string">
            <text:p>21342</text:p>
          </table:table-cell>
          <table:table-cell table:style-name="ce54" table:formula="of:=CONCATENATE([.D44];[Configurações.F44])" office:value-type="string" office:string-value="21342@gmail.com" calcext:value-type="string">
            <text:p>21342@gmail.com</text:p>
          </table:table-cell>
          <table:table-cell table:style-name="ce54" table:formula="of:=[.C4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]);&quot;&quot;;CONCATENATE([.K44];LEFT([.F44];4)))">
            <text:p/>
          </table:table-cell>
          <table:table-cell table:style-name="ce41" table:formula="of:=IF(ISBLANK([usuários.B44]);&quot;&quot;;&quot;SIMULADO_&quot;)">
            <text:p/>
          </table:table-cell>
          <table:table-cell table:style-name="ce41" table:formula="of:=IF(ISERR(VLOOKUP([usuários.A44];[EscolaID.A$2:.B$130];2;0));&quot;&quot;;VLOOKUP([usuários.A4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5])">
            <text:p/>
          </table:table-cell>
          <table:table-cell table:style-name="ce46" table:formula="of:=SUBSTITUTE(SUBSTITUTE(SUBSTITUTE(SUBSTITUTE(SUBSTITUTE(SUBSTITUTE(SUBSTITUTE(SUBSTITUTE(SUBSTITUTE(SUBSTITUTE(SUBSTITUTE(SUBSTITUTE([.A4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]" office:value-type="float" office:value="0" calcext:value-type="float">
            <text:p/>
          </table:table-cell>
          <table:table-cell table:style-name="ce52" table:formula="of:=LOWER([Configurações.H45])" office:value-type="string" office:string-value="21343" calcext:value-type="string">
            <text:p>21343</text:p>
          </table:table-cell>
          <table:table-cell table:style-name="ce54" table:formula="of:=CONCATENATE([.D45];[Configurações.F45])" office:value-type="string" office:string-value="21343@gmail.com" calcext:value-type="string">
            <text:p>21343@gmail.com</text:p>
          </table:table-cell>
          <table:table-cell table:style-name="ce54" table:formula="of:=[.C4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]);&quot;&quot;;CONCATENATE([.K45];LEFT([.F45];4)))">
            <text:p/>
          </table:table-cell>
          <table:table-cell table:style-name="ce41" table:formula="of:=IF(ISBLANK([usuários.B45]);&quot;&quot;;&quot;SIMULADO_&quot;)">
            <text:p/>
          </table:table-cell>
          <table:table-cell table:style-name="ce41" table:formula="of:=IF(ISERR(VLOOKUP([usuários.A45];[EscolaID.A$2:.B$130];2;0));&quot;&quot;;VLOOKUP([usuários.A4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6])">
            <text:p/>
          </table:table-cell>
          <table:table-cell table:style-name="ce46" table:formula="of:=SUBSTITUTE(SUBSTITUTE(SUBSTITUTE(SUBSTITUTE(SUBSTITUTE(SUBSTITUTE(SUBSTITUTE(SUBSTITUTE(SUBSTITUTE(SUBSTITUTE(SUBSTITUTE(SUBSTITUTE([.A4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]" office:value-type="float" office:value="0" calcext:value-type="float">
            <text:p/>
          </table:table-cell>
          <table:table-cell table:style-name="ce52" table:formula="of:=LOWER([Configurações.H46])" office:value-type="string" office:string-value="21344" calcext:value-type="string">
            <text:p>21344</text:p>
          </table:table-cell>
          <table:table-cell table:style-name="ce54" table:formula="of:=CONCATENATE([.D46];[Configurações.F46])" office:value-type="string" office:string-value="21344@gmail.com" calcext:value-type="string">
            <text:p>21344@gmail.com</text:p>
          </table:table-cell>
          <table:table-cell table:style-name="ce54" table:formula="of:=[.C4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]);&quot;&quot;;CONCATENATE([.K46];LEFT([.F46];4)))">
            <text:p/>
          </table:table-cell>
          <table:table-cell table:style-name="ce41" table:formula="of:=IF(ISBLANK([usuários.B46]);&quot;&quot;;&quot;SIMULADO_&quot;)">
            <text:p/>
          </table:table-cell>
          <table:table-cell table:style-name="ce41" table:formula="of:=IF(ISERR(VLOOKUP([usuários.A46];[EscolaID.A$2:.B$130];2;0));&quot;&quot;;VLOOKUP([usuários.A4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7])">
            <text:p/>
          </table:table-cell>
          <table:table-cell table:style-name="ce46" table:formula="of:=SUBSTITUTE(SUBSTITUTE(SUBSTITUTE(SUBSTITUTE(SUBSTITUTE(SUBSTITUTE(SUBSTITUTE(SUBSTITUTE(SUBSTITUTE(SUBSTITUTE(SUBSTITUTE(SUBSTITUTE([.A4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]" office:value-type="float" office:value="0" calcext:value-type="float">
            <text:p/>
          </table:table-cell>
          <table:table-cell table:style-name="ce52" table:formula="of:=LOWER([Configurações.H47])" office:value-type="string" office:string-value="21345" calcext:value-type="string">
            <text:p>21345</text:p>
          </table:table-cell>
          <table:table-cell table:style-name="ce54" table:formula="of:=CONCATENATE([.D47];[Configurações.F47])" office:value-type="string" office:string-value="21345@gmail.com" calcext:value-type="string">
            <text:p>21345@gmail.com</text:p>
          </table:table-cell>
          <table:table-cell table:style-name="ce54" table:formula="of:=[.C4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]);&quot;&quot;;CONCATENATE([.K47];LEFT([.F47];4)))">
            <text:p/>
          </table:table-cell>
          <table:table-cell table:style-name="ce41" table:formula="of:=IF(ISBLANK([usuários.B47]);&quot;&quot;;&quot;SIMULADO_&quot;)">
            <text:p/>
          </table:table-cell>
          <table:table-cell table:style-name="ce41" table:formula="of:=IF(ISERR(VLOOKUP([usuários.A47];[EscolaID.A$2:.B$130];2;0));&quot;&quot;;VLOOKUP([usuários.A4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8])">
            <text:p/>
          </table:table-cell>
          <table:table-cell table:style-name="ce46" table:formula="of:=SUBSTITUTE(SUBSTITUTE(SUBSTITUTE(SUBSTITUTE(SUBSTITUTE(SUBSTITUTE(SUBSTITUTE(SUBSTITUTE(SUBSTITUTE(SUBSTITUTE(SUBSTITUTE(SUBSTITUTE([.A4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]" office:value-type="float" office:value="0" calcext:value-type="float">
            <text:p/>
          </table:table-cell>
          <table:table-cell table:style-name="ce52" table:formula="of:=LOWER([Configurações.H48])" office:value-type="string" office:string-value="21346" calcext:value-type="string">
            <text:p>21346</text:p>
          </table:table-cell>
          <table:table-cell table:style-name="ce54" table:formula="of:=CONCATENATE([.D48];[Configurações.F48])" office:value-type="string" office:string-value="21346@gmail.com" calcext:value-type="string">
            <text:p>21346@gmail.com</text:p>
          </table:table-cell>
          <table:table-cell table:style-name="ce54" table:formula="of:=[.C4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]);&quot;&quot;;CONCATENATE([.K48];LEFT([.F48];4)))">
            <text:p/>
          </table:table-cell>
          <table:table-cell table:style-name="ce41" table:formula="of:=IF(ISBLANK([usuários.B48]);&quot;&quot;;&quot;SIMULADO_&quot;)">
            <text:p/>
          </table:table-cell>
          <table:table-cell table:style-name="ce41" table:formula="of:=IF(ISERR(VLOOKUP([usuários.A48];[EscolaID.A$2:.B$130];2;0));&quot;&quot;;VLOOKUP([usuários.A4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49])">
            <text:p/>
          </table:table-cell>
          <table:table-cell table:style-name="ce46" table:formula="of:=SUBSTITUTE(SUBSTITUTE(SUBSTITUTE(SUBSTITUTE(SUBSTITUTE(SUBSTITUTE(SUBSTITUTE(SUBSTITUTE(SUBSTITUTE(SUBSTITUTE(SUBSTITUTE(SUBSTITUTE([.A4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]" office:value-type="float" office:value="0" calcext:value-type="float">
            <text:p/>
          </table:table-cell>
          <table:table-cell table:style-name="ce52" table:formula="of:=LOWER([Configurações.H49])" office:value-type="string" office:string-value="21347" calcext:value-type="string">
            <text:p>21347</text:p>
          </table:table-cell>
          <table:table-cell table:style-name="ce54" table:formula="of:=CONCATENATE([.D49];[Configurações.F49])" office:value-type="string" office:string-value="21347@gmail.com" calcext:value-type="string">
            <text:p>21347@gmail.com</text:p>
          </table:table-cell>
          <table:table-cell table:style-name="ce54" table:formula="of:=[.C4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]);&quot;&quot;;CONCATENATE([.K49];LEFT([.F49];4)))">
            <text:p/>
          </table:table-cell>
          <table:table-cell table:style-name="ce41" table:formula="of:=IF(ISBLANK([usuários.B49]);&quot;&quot;;&quot;SIMULADO_&quot;)">
            <text:p/>
          </table:table-cell>
          <table:table-cell table:style-name="ce41" table:formula="of:=IF(ISERR(VLOOKUP([usuários.A49];[EscolaID.A$2:.B$130];2;0));&quot;&quot;;VLOOKUP([usuários.A4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0])">
            <text:p/>
          </table:table-cell>
          <table:table-cell table:style-name="ce46" table:formula="of:=SUBSTITUTE(SUBSTITUTE(SUBSTITUTE(SUBSTITUTE(SUBSTITUTE(SUBSTITUTE(SUBSTITUTE(SUBSTITUTE(SUBSTITUTE(SUBSTITUTE(SUBSTITUTE(SUBSTITUTE([.A5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0]" office:value-type="float" office:value="0" calcext:value-type="float">
            <text:p/>
          </table:table-cell>
          <table:table-cell table:style-name="ce52" table:formula="of:=LOWER([Configurações.H50])" office:value-type="string" office:string-value="21348" calcext:value-type="string">
            <text:p>21348</text:p>
          </table:table-cell>
          <table:table-cell table:style-name="ce54" table:formula="of:=CONCATENATE([.D50];[Configurações.F50])" office:value-type="string" office:string-value="21348@gmail.com" calcext:value-type="string">
            <text:p>21348@gmail.com</text:p>
          </table:table-cell>
          <table:table-cell table:style-name="ce54" table:formula="of:=[.C5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0]);&quot;&quot;;CONCATENATE([.K50];LEFT([.F50];4)))">
            <text:p/>
          </table:table-cell>
          <table:table-cell table:style-name="ce41" table:formula="of:=IF(ISBLANK([usuários.B50]);&quot;&quot;;&quot;SIMULADO_&quot;)">
            <text:p/>
          </table:table-cell>
          <table:table-cell table:style-name="ce41" table:formula="of:=IF(ISERR(VLOOKUP([usuários.A50];[EscolaID.A$2:.B$130];2;0));&quot;&quot;;VLOOKUP([usuários.A5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1])">
            <text:p/>
          </table:table-cell>
          <table:table-cell table:style-name="ce46" table:formula="of:=SUBSTITUTE(SUBSTITUTE(SUBSTITUTE(SUBSTITUTE(SUBSTITUTE(SUBSTITUTE(SUBSTITUTE(SUBSTITUTE(SUBSTITUTE(SUBSTITUTE(SUBSTITUTE(SUBSTITUTE([.A5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1]" office:value-type="float" office:value="0" calcext:value-type="float">
            <text:p/>
          </table:table-cell>
          <table:table-cell table:style-name="ce52" table:formula="of:=LOWER([Configurações.H51])" office:value-type="string" office:string-value="21349" calcext:value-type="string">
            <text:p>21349</text:p>
          </table:table-cell>
          <table:table-cell table:style-name="ce54" table:formula="of:=CONCATENATE([.D51];[Configurações.F51])" office:value-type="string" office:string-value="21349@gmail.com" calcext:value-type="string">
            <text:p>21349@gmail.com</text:p>
          </table:table-cell>
          <table:table-cell table:style-name="ce54" table:formula="of:=[.C5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1]);&quot;&quot;;CONCATENATE([.K51];LEFT([.F51];4)))">
            <text:p/>
          </table:table-cell>
          <table:table-cell table:style-name="ce41" table:formula="of:=IF(ISBLANK([usuários.B51]);&quot;&quot;;&quot;SIMULADO_&quot;)">
            <text:p/>
          </table:table-cell>
          <table:table-cell table:style-name="ce41" table:formula="of:=IF(ISERR(VLOOKUP([usuários.A51];[EscolaID.A$2:.B$130];2;0));&quot;&quot;;VLOOKUP([usuários.A5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2])">
            <text:p/>
          </table:table-cell>
          <table:table-cell table:style-name="ce46" table:formula="of:=SUBSTITUTE(SUBSTITUTE(SUBSTITUTE(SUBSTITUTE(SUBSTITUTE(SUBSTITUTE(SUBSTITUTE(SUBSTITUTE(SUBSTITUTE(SUBSTITUTE(SUBSTITUTE(SUBSTITUTE([.A5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2]" office:value-type="float" office:value="0" calcext:value-type="float">
            <text:p/>
          </table:table-cell>
          <table:table-cell table:style-name="ce52" table:formula="of:=LOWER([Configurações.H52])" office:value-type="string" office:string-value="21350" calcext:value-type="string">
            <text:p>21350</text:p>
          </table:table-cell>
          <table:table-cell table:style-name="ce54" table:formula="of:=CONCATENATE([.D52];[Configurações.F52])" office:value-type="string" office:string-value="21350@gmail.com" calcext:value-type="string">
            <text:p>21350@gmail.com</text:p>
          </table:table-cell>
          <table:table-cell table:style-name="ce54" table:formula="of:=[.C5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2]);&quot;&quot;;CONCATENATE([.K52];LEFT([.F52];4)))">
            <text:p/>
          </table:table-cell>
          <table:table-cell table:style-name="ce41" table:formula="of:=IF(ISBLANK([usuários.B52]);&quot;&quot;;&quot;SIMULADO_&quot;)">
            <text:p/>
          </table:table-cell>
          <table:table-cell table:style-name="ce41" table:formula="of:=IF(ISERR(VLOOKUP([usuários.A52];[EscolaID.A$2:.B$130];2;0));&quot;&quot;;VLOOKUP([usuários.A5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3])">
            <text:p/>
          </table:table-cell>
          <table:table-cell table:style-name="ce46" table:formula="of:=SUBSTITUTE(SUBSTITUTE(SUBSTITUTE(SUBSTITUTE(SUBSTITUTE(SUBSTITUTE(SUBSTITUTE(SUBSTITUTE(SUBSTITUTE(SUBSTITUTE(SUBSTITUTE(SUBSTITUTE([.A5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3]" office:value-type="float" office:value="0" calcext:value-type="float">
            <text:p/>
          </table:table-cell>
          <table:table-cell table:style-name="ce52" table:formula="of:=LOWER([Configurações.H53])" office:value-type="string" office:string-value="21351" calcext:value-type="string">
            <text:p>21351</text:p>
          </table:table-cell>
          <table:table-cell table:style-name="ce54" table:formula="of:=CONCATENATE([.D53];[Configurações.F53])" office:value-type="string" office:string-value="21351@gmail.com" calcext:value-type="string">
            <text:p>21351@gmail.com</text:p>
          </table:table-cell>
          <table:table-cell table:style-name="ce54" table:formula="of:=[.C5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3]);&quot;&quot;;CONCATENATE([.K53];LEFT([.F53];4)))">
            <text:p/>
          </table:table-cell>
          <table:table-cell table:style-name="ce41" table:formula="of:=IF(ISBLANK([usuários.B53]);&quot;&quot;;&quot;SIMULADO_&quot;)">
            <text:p/>
          </table:table-cell>
          <table:table-cell table:style-name="ce41" table:formula="of:=IF(ISERR(VLOOKUP([usuários.A53];[EscolaID.A$2:.B$130];2;0));&quot;&quot;;VLOOKUP([usuários.A5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4])">
            <text:p/>
          </table:table-cell>
          <table:table-cell table:style-name="ce46" table:formula="of:=SUBSTITUTE(SUBSTITUTE(SUBSTITUTE(SUBSTITUTE(SUBSTITUTE(SUBSTITUTE(SUBSTITUTE(SUBSTITUTE(SUBSTITUTE(SUBSTITUTE(SUBSTITUTE(SUBSTITUTE([.A5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4]" office:value-type="float" office:value="0" calcext:value-type="float">
            <text:p/>
          </table:table-cell>
          <table:table-cell table:style-name="ce52" table:formula="of:=LOWER([Configurações.H54])" office:value-type="string" office:string-value="21352" calcext:value-type="string">
            <text:p>21352</text:p>
          </table:table-cell>
          <table:table-cell table:style-name="ce54" table:formula="of:=CONCATENATE([.D54];[Configurações.F54])" office:value-type="string" office:string-value="21352@gmail.com" calcext:value-type="string">
            <text:p>21352@gmail.com</text:p>
          </table:table-cell>
          <table:table-cell table:style-name="ce54" table:formula="of:=[.C5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4]);&quot;&quot;;CONCATENATE([.K54];LEFT([.F54];4)))">
            <text:p/>
          </table:table-cell>
          <table:table-cell table:style-name="ce41" table:formula="of:=IF(ISBLANK([usuários.B54]);&quot;&quot;;&quot;SIMULADO_&quot;)">
            <text:p/>
          </table:table-cell>
          <table:table-cell table:style-name="ce41" table:formula="of:=IF(ISERR(VLOOKUP([usuários.A54];[EscolaID.A$2:.B$130];2;0));&quot;&quot;;VLOOKUP([usuários.A5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5])">
            <text:p/>
          </table:table-cell>
          <table:table-cell table:style-name="ce46" table:formula="of:=SUBSTITUTE(SUBSTITUTE(SUBSTITUTE(SUBSTITUTE(SUBSTITUTE(SUBSTITUTE(SUBSTITUTE(SUBSTITUTE(SUBSTITUTE(SUBSTITUTE(SUBSTITUTE(SUBSTITUTE([.A5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5]" office:value-type="float" office:value="0" calcext:value-type="float">
            <text:p/>
          </table:table-cell>
          <table:table-cell table:style-name="ce52" table:formula="of:=LOWER([Configurações.H55])" office:value-type="string" office:string-value="21353" calcext:value-type="string">
            <text:p>21353</text:p>
          </table:table-cell>
          <table:table-cell table:style-name="ce54" table:formula="of:=CONCATENATE([.D55];[Configurações.F55])" office:value-type="string" office:string-value="21353@gmail.com" calcext:value-type="string">
            <text:p>21353@gmail.com</text:p>
          </table:table-cell>
          <table:table-cell table:style-name="ce54" table:formula="of:=[.C5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5]);&quot;&quot;;CONCATENATE([.K55];LEFT([.F55];4)))">
            <text:p/>
          </table:table-cell>
          <table:table-cell table:style-name="ce41" table:formula="of:=IF(ISBLANK([usuários.B55]);&quot;&quot;;&quot;SIMULADO_&quot;)">
            <text:p/>
          </table:table-cell>
          <table:table-cell table:style-name="ce41" table:formula="of:=IF(ISERR(VLOOKUP([usuários.A55];[EscolaID.A$2:.B$130];2;0));&quot;&quot;;VLOOKUP([usuários.A5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6])">
            <text:p/>
          </table:table-cell>
          <table:table-cell table:style-name="ce46" table:formula="of:=SUBSTITUTE(SUBSTITUTE(SUBSTITUTE(SUBSTITUTE(SUBSTITUTE(SUBSTITUTE(SUBSTITUTE(SUBSTITUTE(SUBSTITUTE(SUBSTITUTE(SUBSTITUTE(SUBSTITUTE([.A5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6]" office:value-type="float" office:value="0" calcext:value-type="float">
            <text:p/>
          </table:table-cell>
          <table:table-cell table:style-name="ce52" table:formula="of:=LOWER([Configurações.H56])" office:value-type="string" office:string-value="21354" calcext:value-type="string">
            <text:p>21354</text:p>
          </table:table-cell>
          <table:table-cell table:style-name="ce54" table:formula="of:=CONCATENATE([.D56];[Configurações.F56])" office:value-type="string" office:string-value="21354@gmail.com" calcext:value-type="string">
            <text:p>21354@gmail.com</text:p>
          </table:table-cell>
          <table:table-cell table:style-name="ce54" table:formula="of:=[.C5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6]);&quot;&quot;;CONCATENATE([.K56];LEFT([.F56];4)))">
            <text:p/>
          </table:table-cell>
          <table:table-cell table:style-name="ce41" table:formula="of:=IF(ISBLANK([usuários.B56]);&quot;&quot;;&quot;SIMULADO_&quot;)">
            <text:p/>
          </table:table-cell>
          <table:table-cell table:style-name="ce41" table:formula="of:=IF(ISERR(VLOOKUP([usuários.A56];[EscolaID.A$2:.B$130];2;0));&quot;&quot;;VLOOKUP([usuários.A5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7])">
            <text:p/>
          </table:table-cell>
          <table:table-cell table:style-name="ce46" table:formula="of:=SUBSTITUTE(SUBSTITUTE(SUBSTITUTE(SUBSTITUTE(SUBSTITUTE(SUBSTITUTE(SUBSTITUTE(SUBSTITUTE(SUBSTITUTE(SUBSTITUTE(SUBSTITUTE(SUBSTITUTE([.A5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7]" office:value-type="float" office:value="0" calcext:value-type="float">
            <text:p/>
          </table:table-cell>
          <table:table-cell table:style-name="ce52" table:formula="of:=LOWER([Configurações.H57])" office:value-type="string" office:string-value="21355" calcext:value-type="string">
            <text:p>21355</text:p>
          </table:table-cell>
          <table:table-cell table:style-name="ce54" table:formula="of:=CONCATENATE([.D57];[Configurações.F57])" office:value-type="string" office:string-value="21355@gmail.com" calcext:value-type="string">
            <text:p>21355@gmail.com</text:p>
          </table:table-cell>
          <table:table-cell table:style-name="ce54" table:formula="of:=[.C5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7]);&quot;&quot;;CONCATENATE([.K57];LEFT([.F57];4)))">
            <text:p/>
          </table:table-cell>
          <table:table-cell table:style-name="ce41" table:formula="of:=IF(ISBLANK([usuários.B57]);&quot;&quot;;&quot;SIMULADO_&quot;)">
            <text:p/>
          </table:table-cell>
          <table:table-cell table:style-name="ce41" table:formula="of:=IF(ISERR(VLOOKUP([usuários.A57];[EscolaID.A$2:.B$130];2;0));&quot;&quot;;VLOOKUP([usuários.A5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8])">
            <text:p/>
          </table:table-cell>
          <table:table-cell table:style-name="ce46" table:formula="of:=SUBSTITUTE(SUBSTITUTE(SUBSTITUTE(SUBSTITUTE(SUBSTITUTE(SUBSTITUTE(SUBSTITUTE(SUBSTITUTE(SUBSTITUTE(SUBSTITUTE(SUBSTITUTE(SUBSTITUTE([.A5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8]" office:value-type="float" office:value="0" calcext:value-type="float">
            <text:p/>
          </table:table-cell>
          <table:table-cell table:style-name="ce52" table:formula="of:=LOWER([Configurações.H58])" office:value-type="string" office:string-value="21356" calcext:value-type="string">
            <text:p>21356</text:p>
          </table:table-cell>
          <table:table-cell table:style-name="ce54" table:formula="of:=CONCATENATE([.D58];[Configurações.F58])" office:value-type="string" office:string-value="21356@gmail.com" calcext:value-type="string">
            <text:p>21356@gmail.com</text:p>
          </table:table-cell>
          <table:table-cell table:style-name="ce54" table:formula="of:=[.C5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8]);&quot;&quot;;CONCATENATE([.K58];LEFT([.F58];4)))">
            <text:p/>
          </table:table-cell>
          <table:table-cell table:style-name="ce41" table:formula="of:=IF(ISBLANK([usuários.B58]);&quot;&quot;;&quot;SIMULADO_&quot;)">
            <text:p/>
          </table:table-cell>
          <table:table-cell table:style-name="ce41" table:formula="of:=IF(ISERR(VLOOKUP([usuários.A58];[EscolaID.A$2:.B$130];2;0));&quot;&quot;;VLOOKUP([usuários.A5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59])">
            <text:p/>
          </table:table-cell>
          <table:table-cell table:style-name="ce46" table:formula="of:=SUBSTITUTE(SUBSTITUTE(SUBSTITUTE(SUBSTITUTE(SUBSTITUTE(SUBSTITUTE(SUBSTITUTE(SUBSTITUTE(SUBSTITUTE(SUBSTITUTE(SUBSTITUTE(SUBSTITUTE([.A5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9]" office:value-type="float" office:value="0" calcext:value-type="float">
            <text:p/>
          </table:table-cell>
          <table:table-cell table:style-name="ce52" table:formula="of:=LOWER([Configurações.H59])" office:value-type="string" office:string-value="21357" calcext:value-type="string">
            <text:p>21357</text:p>
          </table:table-cell>
          <table:table-cell table:style-name="ce54" table:formula="of:=CONCATENATE([.D59];[Configurações.F59])" office:value-type="string" office:string-value="21357@gmail.com" calcext:value-type="string">
            <text:p>21357@gmail.com</text:p>
          </table:table-cell>
          <table:table-cell table:style-name="ce54" table:formula="of:=[.C5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9]);&quot;&quot;;CONCATENATE([.K59];LEFT([.F59];4)))">
            <text:p/>
          </table:table-cell>
          <table:table-cell table:style-name="ce41" table:formula="of:=IF(ISBLANK([usuários.B59]);&quot;&quot;;&quot;SIMULADO_&quot;)">
            <text:p/>
          </table:table-cell>
          <table:table-cell table:style-name="ce41" table:formula="of:=IF(ISERR(VLOOKUP([usuários.A59];[EscolaID.A$2:.B$130];2;0));&quot;&quot;;VLOOKUP([usuários.A5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0])">
            <text:p/>
          </table:table-cell>
          <table:table-cell table:style-name="ce46" table:formula="of:=SUBSTITUTE(SUBSTITUTE(SUBSTITUTE(SUBSTITUTE(SUBSTITUTE(SUBSTITUTE(SUBSTITUTE(SUBSTITUTE(SUBSTITUTE(SUBSTITUTE(SUBSTITUTE(SUBSTITUTE([.A6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0]" office:value-type="float" office:value="0" calcext:value-type="float">
            <text:p/>
          </table:table-cell>
          <table:table-cell table:style-name="ce52" table:formula="of:=LOWER([Configurações.H60])" office:value-type="string" office:string-value="21358" calcext:value-type="string">
            <text:p>21358</text:p>
          </table:table-cell>
          <table:table-cell table:style-name="ce54" table:formula="of:=CONCATENATE([.D60];[Configurações.F60])" office:value-type="string" office:string-value="21358@gmail.com" calcext:value-type="string">
            <text:p>21358@gmail.com</text:p>
          </table:table-cell>
          <table:table-cell table:style-name="ce54" table:formula="of:=[.C6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0]);&quot;&quot;;CONCATENATE([.K60];LEFT([.F60];4)))">
            <text:p/>
          </table:table-cell>
          <table:table-cell table:style-name="ce41" table:formula="of:=IF(ISBLANK([usuários.B60]);&quot;&quot;;&quot;SIMULADO_&quot;)">
            <text:p/>
          </table:table-cell>
          <table:table-cell table:style-name="ce41" table:formula="of:=IF(ISERR(VLOOKUP([usuários.A60];[EscolaID.A$2:.B$130];2;0));&quot;&quot;;VLOOKUP([usuários.A6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1])">
            <text:p/>
          </table:table-cell>
          <table:table-cell table:style-name="ce46" table:formula="of:=SUBSTITUTE(SUBSTITUTE(SUBSTITUTE(SUBSTITUTE(SUBSTITUTE(SUBSTITUTE(SUBSTITUTE(SUBSTITUTE(SUBSTITUTE(SUBSTITUTE(SUBSTITUTE(SUBSTITUTE([.A6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1]" office:value-type="float" office:value="0" calcext:value-type="float">
            <text:p/>
          </table:table-cell>
          <table:table-cell table:style-name="ce52" table:formula="of:=LOWER([Configurações.H61])" office:value-type="string" office:string-value="21359" calcext:value-type="string">
            <text:p>21359</text:p>
          </table:table-cell>
          <table:table-cell table:style-name="ce54" table:formula="of:=CONCATENATE([.D61];[Configurações.F61])" office:value-type="string" office:string-value="21359@gmail.com" calcext:value-type="string">
            <text:p>21359@gmail.com</text:p>
          </table:table-cell>
          <table:table-cell table:style-name="ce54" table:formula="of:=[.C6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1]);&quot;&quot;;CONCATENATE([.K61];LEFT([.F61];4)))">
            <text:p/>
          </table:table-cell>
          <table:table-cell table:style-name="ce41" table:formula="of:=IF(ISBLANK([usuários.B61]);&quot;&quot;;&quot;SIMULADO_&quot;)">
            <text:p/>
          </table:table-cell>
          <table:table-cell table:style-name="ce41" table:formula="of:=IF(ISERR(VLOOKUP([usuários.A61];[EscolaID.A$2:.B$130];2;0));&quot;&quot;;VLOOKUP([usuários.A6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2])">
            <text:p/>
          </table:table-cell>
          <table:table-cell table:style-name="ce46" table:formula="of:=SUBSTITUTE(SUBSTITUTE(SUBSTITUTE(SUBSTITUTE(SUBSTITUTE(SUBSTITUTE(SUBSTITUTE(SUBSTITUTE(SUBSTITUTE(SUBSTITUTE(SUBSTITUTE(SUBSTITUTE([.A6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2]" office:value-type="float" office:value="0" calcext:value-type="float">
            <text:p/>
          </table:table-cell>
          <table:table-cell table:style-name="ce52" table:formula="of:=LOWER([Configurações.H62])" office:value-type="string" office:string-value="21360" calcext:value-type="string">
            <text:p>21360</text:p>
          </table:table-cell>
          <table:table-cell table:style-name="ce54" table:formula="of:=CONCATENATE([.D62];[Configurações.F62])" office:value-type="string" office:string-value="21360@gmail.com" calcext:value-type="string">
            <text:p>21360@gmail.com</text:p>
          </table:table-cell>
          <table:table-cell table:style-name="ce54" table:formula="of:=[.C6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2]);&quot;&quot;;CONCATENATE([.K62];LEFT([.F62];4)))">
            <text:p/>
          </table:table-cell>
          <table:table-cell table:style-name="ce41" table:formula="of:=IF(ISBLANK([usuários.B62]);&quot;&quot;;&quot;SIMULADO_&quot;)">
            <text:p/>
          </table:table-cell>
          <table:table-cell table:style-name="ce41" table:formula="of:=IF(ISERR(VLOOKUP([usuários.A62];[EscolaID.A$2:.B$130];2;0));&quot;&quot;;VLOOKUP([usuários.A6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3])">
            <text:p/>
          </table:table-cell>
          <table:table-cell table:style-name="ce46" table:formula="of:=SUBSTITUTE(SUBSTITUTE(SUBSTITUTE(SUBSTITUTE(SUBSTITUTE(SUBSTITUTE(SUBSTITUTE(SUBSTITUTE(SUBSTITUTE(SUBSTITUTE(SUBSTITUTE(SUBSTITUTE([.A6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3]" office:value-type="float" office:value="0" calcext:value-type="float">
            <text:p/>
          </table:table-cell>
          <table:table-cell table:style-name="ce52" table:formula="of:=LOWER([Configurações.H63])" office:value-type="string" office:string-value="21361" calcext:value-type="string">
            <text:p>21361</text:p>
          </table:table-cell>
          <table:table-cell table:style-name="ce54" table:formula="of:=CONCATENATE([.D63];[Configurações.F63])" office:value-type="string" office:string-value="21361@gmail.com" calcext:value-type="string">
            <text:p>21361@gmail.com</text:p>
          </table:table-cell>
          <table:table-cell table:style-name="ce54" table:formula="of:=[.C6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3]);&quot;&quot;;CONCATENATE([.K63];LEFT([.F63];4)))">
            <text:p/>
          </table:table-cell>
          <table:table-cell table:style-name="ce41" table:formula="of:=IF(ISBLANK([usuários.B63]);&quot;&quot;;&quot;SIMULADO_&quot;)">
            <text:p/>
          </table:table-cell>
          <table:table-cell table:style-name="ce41" table:formula="of:=IF(ISERR(VLOOKUP([usuários.A63];[EscolaID.A$2:.B$130];2;0));&quot;&quot;;VLOOKUP([usuários.A6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4])">
            <text:p/>
          </table:table-cell>
          <table:table-cell table:style-name="ce46" table:formula="of:=SUBSTITUTE(SUBSTITUTE(SUBSTITUTE(SUBSTITUTE(SUBSTITUTE(SUBSTITUTE(SUBSTITUTE(SUBSTITUTE(SUBSTITUTE(SUBSTITUTE(SUBSTITUTE(SUBSTITUTE([.A6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4]" office:value-type="float" office:value="0" calcext:value-type="float">
            <text:p/>
          </table:table-cell>
          <table:table-cell table:style-name="ce52" table:formula="of:=LOWER([Configurações.H64])" office:value-type="string" office:string-value="21362" calcext:value-type="string">
            <text:p>21362</text:p>
          </table:table-cell>
          <table:table-cell table:style-name="ce54" table:formula="of:=CONCATENATE([.D64];[Configurações.F64])" office:value-type="string" office:string-value="21362@gmail.com" calcext:value-type="string">
            <text:p>21362@gmail.com</text:p>
          </table:table-cell>
          <table:table-cell table:style-name="ce54" table:formula="of:=[.C6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4]);&quot;&quot;;CONCATENATE([.K64];LEFT([.F64];4)))">
            <text:p/>
          </table:table-cell>
          <table:table-cell table:style-name="ce41" table:formula="of:=IF(ISBLANK([usuários.B64]);&quot;&quot;;&quot;SIMULADO_&quot;)">
            <text:p/>
          </table:table-cell>
          <table:table-cell table:style-name="ce41" table:formula="of:=IF(ISERR(VLOOKUP([usuários.A64];[EscolaID.A$2:.B$130];2;0));&quot;&quot;;VLOOKUP([usuários.A6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5])">
            <text:p/>
          </table:table-cell>
          <table:table-cell table:style-name="ce46" table:formula="of:=SUBSTITUTE(SUBSTITUTE(SUBSTITUTE(SUBSTITUTE(SUBSTITUTE(SUBSTITUTE(SUBSTITUTE(SUBSTITUTE(SUBSTITUTE(SUBSTITUTE(SUBSTITUTE(SUBSTITUTE([.A6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5]" office:value-type="float" office:value="0" calcext:value-type="float">
            <text:p/>
          </table:table-cell>
          <table:table-cell table:style-name="ce52" table:formula="of:=LOWER([Configurações.H65])" office:value-type="string" office:string-value="21363" calcext:value-type="string">
            <text:p>21363</text:p>
          </table:table-cell>
          <table:table-cell table:style-name="ce54" table:formula="of:=CONCATENATE([.D65];[Configurações.F65])" office:value-type="string" office:string-value="21363@gmail.com" calcext:value-type="string">
            <text:p>21363@gmail.com</text:p>
          </table:table-cell>
          <table:table-cell table:style-name="ce54" table:formula="of:=[.C6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5]);&quot;&quot;;CONCATENATE([.K65];LEFT([.F65];4)))">
            <text:p/>
          </table:table-cell>
          <table:table-cell table:style-name="ce41" table:formula="of:=IF(ISBLANK([usuários.B65]);&quot;&quot;;&quot;SIMULADO_&quot;)">
            <text:p/>
          </table:table-cell>
          <table:table-cell table:style-name="ce41" table:formula="of:=IF(ISERR(VLOOKUP([usuários.A65];[EscolaID.A$2:.B$130];2;0));&quot;&quot;;VLOOKUP([usuários.A6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6])">
            <text:p/>
          </table:table-cell>
          <table:table-cell table:style-name="ce46" table:formula="of:=SUBSTITUTE(SUBSTITUTE(SUBSTITUTE(SUBSTITUTE(SUBSTITUTE(SUBSTITUTE(SUBSTITUTE(SUBSTITUTE(SUBSTITUTE(SUBSTITUTE(SUBSTITUTE(SUBSTITUTE([.A6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6]" office:value-type="float" office:value="0" calcext:value-type="float">
            <text:p/>
          </table:table-cell>
          <table:table-cell table:style-name="ce52" table:formula="of:=LOWER([Configurações.H66])" office:value-type="string" office:string-value="21364" calcext:value-type="string">
            <text:p>21364</text:p>
          </table:table-cell>
          <table:table-cell table:style-name="ce54" table:formula="of:=CONCATENATE([.D66];[Configurações.F66])" office:value-type="string" office:string-value="21364@gmail.com" calcext:value-type="string">
            <text:p>21364@gmail.com</text:p>
          </table:table-cell>
          <table:table-cell table:style-name="ce54" table:formula="of:=[.C6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6]);&quot;&quot;;CONCATENATE([.K66];LEFT([.F66];4)))">
            <text:p/>
          </table:table-cell>
          <table:table-cell table:style-name="ce41" table:formula="of:=IF(ISBLANK([usuários.B66]);&quot;&quot;;&quot;SIMULADO_&quot;)">
            <text:p/>
          </table:table-cell>
          <table:table-cell table:style-name="ce41" table:formula="of:=IF(ISERR(VLOOKUP([usuários.A66];[EscolaID.A$2:.B$130];2;0));&quot;&quot;;VLOOKUP([usuários.A6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7])">
            <text:p/>
          </table:table-cell>
          <table:table-cell table:style-name="ce46" table:formula="of:=SUBSTITUTE(SUBSTITUTE(SUBSTITUTE(SUBSTITUTE(SUBSTITUTE(SUBSTITUTE(SUBSTITUTE(SUBSTITUTE(SUBSTITUTE(SUBSTITUTE(SUBSTITUTE(SUBSTITUTE([.A6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7]" office:value-type="float" office:value="0" calcext:value-type="float">
            <text:p/>
          </table:table-cell>
          <table:table-cell table:style-name="ce52" table:formula="of:=LOWER([Configurações.H67])" office:value-type="string" office:string-value="21365" calcext:value-type="string">
            <text:p>21365</text:p>
          </table:table-cell>
          <table:table-cell table:style-name="ce54" table:formula="of:=CONCATENATE([.D67];[Configurações.F67])" office:value-type="string" office:string-value="21365@gmail.com" calcext:value-type="string">
            <text:p>21365@gmail.com</text:p>
          </table:table-cell>
          <table:table-cell table:style-name="ce54" table:formula="of:=[.C6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7]);&quot;&quot;;CONCATENATE([.K67];LEFT([.F67];4)))">
            <text:p/>
          </table:table-cell>
          <table:table-cell table:style-name="ce41" table:formula="of:=IF(ISBLANK([usuários.B67]);&quot;&quot;;&quot;SIMULADO_&quot;)">
            <text:p/>
          </table:table-cell>
          <table:table-cell table:style-name="ce41" table:formula="of:=IF(ISERR(VLOOKUP([usuários.A67];[EscolaID.A$2:.B$130];2;0));&quot;&quot;;VLOOKUP([usuários.A6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8])">
            <text:p/>
          </table:table-cell>
          <table:table-cell table:style-name="ce46" table:formula="of:=SUBSTITUTE(SUBSTITUTE(SUBSTITUTE(SUBSTITUTE(SUBSTITUTE(SUBSTITUTE(SUBSTITUTE(SUBSTITUTE(SUBSTITUTE(SUBSTITUTE(SUBSTITUTE(SUBSTITUTE([.A6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8]" office:value-type="float" office:value="0" calcext:value-type="float">
            <text:p/>
          </table:table-cell>
          <table:table-cell table:style-name="ce52" table:formula="of:=LOWER([Configurações.H68])" office:value-type="string" office:string-value="21366" calcext:value-type="string">
            <text:p>21366</text:p>
          </table:table-cell>
          <table:table-cell table:style-name="ce54" table:formula="of:=CONCATENATE([.D68];[Configurações.F68])" office:value-type="string" office:string-value="21366@gmail.com" calcext:value-type="string">
            <text:p>21366@gmail.com</text:p>
          </table:table-cell>
          <table:table-cell table:style-name="ce54" table:formula="of:=[.C6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8]);&quot;&quot;;CONCATENATE([.K68];LEFT([.F68];4)))">
            <text:p/>
          </table:table-cell>
          <table:table-cell table:style-name="ce41" table:formula="of:=IF(ISBLANK([usuários.B68]);&quot;&quot;;&quot;SIMULADO_&quot;)">
            <text:p/>
          </table:table-cell>
          <table:table-cell table:style-name="ce41" table:formula="of:=IF(ISERR(VLOOKUP([usuários.A68];[EscolaID.A$2:.B$130];2;0));&quot;&quot;;VLOOKUP([usuários.A6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69])">
            <text:p/>
          </table:table-cell>
          <table:table-cell table:style-name="ce46" table:formula="of:=SUBSTITUTE(SUBSTITUTE(SUBSTITUTE(SUBSTITUTE(SUBSTITUTE(SUBSTITUTE(SUBSTITUTE(SUBSTITUTE(SUBSTITUTE(SUBSTITUTE(SUBSTITUTE(SUBSTITUTE([.A6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69]" office:value-type="float" office:value="0" calcext:value-type="float">
            <text:p/>
          </table:table-cell>
          <table:table-cell table:style-name="ce52" table:formula="of:=LOWER([Configurações.H69])" office:value-type="string" office:string-value="21367" calcext:value-type="string">
            <text:p>21367</text:p>
          </table:table-cell>
          <table:table-cell table:style-name="ce54" table:formula="of:=CONCATENATE([.D69];[Configurações.F69])" office:value-type="string" office:string-value="21367@gmail.com" calcext:value-type="string">
            <text:p>21367@gmail.com</text:p>
          </table:table-cell>
          <table:table-cell table:style-name="ce54" table:formula="of:=[.C6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69]);&quot;&quot;;CONCATENATE([.K69];LEFT([.F69];4)))">
            <text:p/>
          </table:table-cell>
          <table:table-cell table:style-name="ce41" table:formula="of:=IF(ISBLANK([usuários.B69]);&quot;&quot;;&quot;SIMULADO_&quot;)">
            <text:p/>
          </table:table-cell>
          <table:table-cell table:style-name="ce41" table:formula="of:=IF(ISERR(VLOOKUP([usuários.A69];[EscolaID.A$2:.B$130];2;0));&quot;&quot;;VLOOKUP([usuários.A6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0])">
            <text:p/>
          </table:table-cell>
          <table:table-cell table:style-name="ce46" table:formula="of:=SUBSTITUTE(SUBSTITUTE(SUBSTITUTE(SUBSTITUTE(SUBSTITUTE(SUBSTITUTE(SUBSTITUTE(SUBSTITUTE(SUBSTITUTE(SUBSTITUTE(SUBSTITUTE(SUBSTITUTE([.A7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0]" office:value-type="float" office:value="0" calcext:value-type="float">
            <text:p/>
          </table:table-cell>
          <table:table-cell table:style-name="ce52" table:formula="of:=LOWER([Configurações.H70])" office:value-type="string" office:string-value="21368" calcext:value-type="string">
            <text:p>21368</text:p>
          </table:table-cell>
          <table:table-cell table:style-name="ce54" table:formula="of:=CONCATENATE([.D70];[Configurações.F70])" office:value-type="string" office:string-value="21368@gmail.com" calcext:value-type="string">
            <text:p>21368@gmail.com</text:p>
          </table:table-cell>
          <table:table-cell table:style-name="ce54" table:formula="of:=[.C7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0]);&quot;&quot;;CONCATENATE([.K70];LEFT([.F70];4)))">
            <text:p/>
          </table:table-cell>
          <table:table-cell table:style-name="ce41" table:formula="of:=IF(ISBLANK([usuários.B70]);&quot;&quot;;&quot;SIMULADO_&quot;)">
            <text:p/>
          </table:table-cell>
          <table:table-cell table:style-name="ce41" table:formula="of:=IF(ISERR(VLOOKUP([usuários.A70];[EscolaID.A$2:.B$130];2;0));&quot;&quot;;VLOOKUP([usuários.A7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1])">
            <text:p/>
          </table:table-cell>
          <table:table-cell table:style-name="ce46" table:formula="of:=SUBSTITUTE(SUBSTITUTE(SUBSTITUTE(SUBSTITUTE(SUBSTITUTE(SUBSTITUTE(SUBSTITUTE(SUBSTITUTE(SUBSTITUTE(SUBSTITUTE(SUBSTITUTE(SUBSTITUTE([.A7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1]" office:value-type="float" office:value="0" calcext:value-type="float">
            <text:p/>
          </table:table-cell>
          <table:table-cell table:style-name="ce52" table:formula="of:=LOWER([Configurações.H71])" office:value-type="string" office:string-value="21369" calcext:value-type="string">
            <text:p>21369</text:p>
          </table:table-cell>
          <table:table-cell table:style-name="ce54" table:formula="of:=CONCATENATE([.D71];[Configurações.F71])" office:value-type="string" office:string-value="21369@gmail.com" calcext:value-type="string">
            <text:p>21369@gmail.com</text:p>
          </table:table-cell>
          <table:table-cell table:style-name="ce54" table:formula="of:=[.C7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1]);&quot;&quot;;CONCATENATE([.K71];LEFT([.F71];4)))">
            <text:p/>
          </table:table-cell>
          <table:table-cell table:style-name="ce41" table:formula="of:=IF(ISBLANK([usuários.B71]);&quot;&quot;;&quot;SIMULADO_&quot;)">
            <text:p/>
          </table:table-cell>
          <table:table-cell table:style-name="ce41" table:formula="of:=IF(ISERR(VLOOKUP([usuários.A71];[EscolaID.A$2:.B$130];2;0));&quot;&quot;;VLOOKUP([usuários.A7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2])">
            <text:p/>
          </table:table-cell>
          <table:table-cell table:style-name="ce46" table:formula="of:=SUBSTITUTE(SUBSTITUTE(SUBSTITUTE(SUBSTITUTE(SUBSTITUTE(SUBSTITUTE(SUBSTITUTE(SUBSTITUTE(SUBSTITUTE(SUBSTITUTE(SUBSTITUTE(SUBSTITUTE([.A7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2]" office:value-type="float" office:value="0" calcext:value-type="float">
            <text:p/>
          </table:table-cell>
          <table:table-cell table:style-name="ce52" table:formula="of:=LOWER([Configurações.H72])" office:value-type="string" office:string-value="21370" calcext:value-type="string">
            <text:p>21370</text:p>
          </table:table-cell>
          <table:table-cell table:style-name="ce54" table:formula="of:=CONCATENATE([.D72];[Configurações.F72])" office:value-type="string" office:string-value="21370@gmail.com" calcext:value-type="string">
            <text:p>21370@gmail.com</text:p>
          </table:table-cell>
          <table:table-cell table:style-name="ce54" table:formula="of:=[.C7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2]);&quot;&quot;;CONCATENATE([.K72];LEFT([.F72];4)))">
            <text:p/>
          </table:table-cell>
          <table:table-cell table:style-name="ce41" table:formula="of:=IF(ISBLANK([usuários.B72]);&quot;&quot;;&quot;SIMULADO_&quot;)">
            <text:p/>
          </table:table-cell>
          <table:table-cell table:style-name="ce41" table:formula="of:=IF(ISERR(VLOOKUP([usuários.A72];[EscolaID.A$2:.B$130];2;0));&quot;&quot;;VLOOKUP([usuários.A7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3])">
            <text:p/>
          </table:table-cell>
          <table:table-cell table:style-name="ce46" table:formula="of:=SUBSTITUTE(SUBSTITUTE(SUBSTITUTE(SUBSTITUTE(SUBSTITUTE(SUBSTITUTE(SUBSTITUTE(SUBSTITUTE(SUBSTITUTE(SUBSTITUTE(SUBSTITUTE(SUBSTITUTE([.A7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3]" office:value-type="float" office:value="0" calcext:value-type="float">
            <text:p/>
          </table:table-cell>
          <table:table-cell table:style-name="ce52" table:formula="of:=LOWER([Configurações.H73])" office:value-type="string" office:string-value="21371" calcext:value-type="string">
            <text:p>21371</text:p>
          </table:table-cell>
          <table:table-cell table:style-name="ce54" table:formula="of:=CONCATENATE([.D73];[Configurações.F73])" office:value-type="string" office:string-value="21371@gmail.com" calcext:value-type="string">
            <text:p>21371@gmail.com</text:p>
          </table:table-cell>
          <table:table-cell table:style-name="ce54" table:formula="of:=[.C7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3]);&quot;&quot;;CONCATENATE([.K73];LEFT([.F73];4)))">
            <text:p/>
          </table:table-cell>
          <table:table-cell table:style-name="ce41" table:formula="of:=IF(ISBLANK([usuários.B73]);&quot;&quot;;&quot;SIMULADO_&quot;)">
            <text:p/>
          </table:table-cell>
          <table:table-cell table:style-name="ce41" table:formula="of:=IF(ISERR(VLOOKUP([usuários.A73];[EscolaID.A$2:.B$130];2;0));&quot;&quot;;VLOOKUP([usuários.A7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4])">
            <text:p/>
          </table:table-cell>
          <table:table-cell table:style-name="ce46" table:formula="of:=SUBSTITUTE(SUBSTITUTE(SUBSTITUTE(SUBSTITUTE(SUBSTITUTE(SUBSTITUTE(SUBSTITUTE(SUBSTITUTE(SUBSTITUTE(SUBSTITUTE(SUBSTITUTE(SUBSTITUTE([.A7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4]" office:value-type="float" office:value="0" calcext:value-type="float">
            <text:p/>
          </table:table-cell>
          <table:table-cell table:style-name="ce52" table:formula="of:=LOWER([Configurações.H74])" office:value-type="string" office:string-value="21372" calcext:value-type="string">
            <text:p>21372</text:p>
          </table:table-cell>
          <table:table-cell table:style-name="ce54" table:formula="of:=CONCATENATE([.D74];[Configurações.F74])" office:value-type="string" office:string-value="21372@gmail.com" calcext:value-type="string">
            <text:p>21372@gmail.com</text:p>
          </table:table-cell>
          <table:table-cell table:style-name="ce54" table:formula="of:=[.C7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4]);&quot;&quot;;CONCATENATE([.K74];LEFT([.F74];4)))">
            <text:p/>
          </table:table-cell>
          <table:table-cell table:style-name="ce41" table:formula="of:=IF(ISBLANK([usuários.B74]);&quot;&quot;;&quot;SIMULADO_&quot;)">
            <text:p/>
          </table:table-cell>
          <table:table-cell table:style-name="ce41" table:formula="of:=IF(ISERR(VLOOKUP([usuários.A74];[EscolaID.A$2:.B$130];2;0));&quot;&quot;;VLOOKUP([usuários.A7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5])">
            <text:p/>
          </table:table-cell>
          <table:table-cell table:style-name="ce46" table:formula="of:=SUBSTITUTE(SUBSTITUTE(SUBSTITUTE(SUBSTITUTE(SUBSTITUTE(SUBSTITUTE(SUBSTITUTE(SUBSTITUTE(SUBSTITUTE(SUBSTITUTE(SUBSTITUTE(SUBSTITUTE([.A7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5]" office:value-type="float" office:value="0" calcext:value-type="float">
            <text:p/>
          </table:table-cell>
          <table:table-cell table:style-name="ce52" table:formula="of:=LOWER([Configurações.H75])" office:value-type="string" office:string-value="21373" calcext:value-type="string">
            <text:p>21373</text:p>
          </table:table-cell>
          <table:table-cell table:style-name="ce54" table:formula="of:=CONCATENATE([.D75];[Configurações.F75])" office:value-type="string" office:string-value="21373@gmail.com" calcext:value-type="string">
            <text:p>21373@gmail.com</text:p>
          </table:table-cell>
          <table:table-cell table:style-name="ce54" table:formula="of:=[.C7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5]);&quot;&quot;;CONCATENATE([.K75];LEFT([.F75];4)))">
            <text:p/>
          </table:table-cell>
          <table:table-cell table:style-name="ce41" table:formula="of:=IF(ISBLANK([usuários.B75]);&quot;&quot;;&quot;SIMULADO_&quot;)">
            <text:p/>
          </table:table-cell>
          <table:table-cell table:style-name="ce41" table:formula="of:=IF(ISERR(VLOOKUP([usuários.A75];[EscolaID.A$2:.B$130];2;0));&quot;&quot;;VLOOKUP([usuários.A7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6])">
            <text:p/>
          </table:table-cell>
          <table:table-cell table:style-name="ce46" table:formula="of:=SUBSTITUTE(SUBSTITUTE(SUBSTITUTE(SUBSTITUTE(SUBSTITUTE(SUBSTITUTE(SUBSTITUTE(SUBSTITUTE(SUBSTITUTE(SUBSTITUTE(SUBSTITUTE(SUBSTITUTE([.A7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6]" office:value-type="float" office:value="0" calcext:value-type="float">
            <text:p/>
          </table:table-cell>
          <table:table-cell table:style-name="ce52" table:formula="of:=LOWER([Configurações.H76])" office:value-type="string" office:string-value="21374" calcext:value-type="string">
            <text:p>21374</text:p>
          </table:table-cell>
          <table:table-cell table:style-name="ce54" table:formula="of:=CONCATENATE([.D76];[Configurações.F76])" office:value-type="string" office:string-value="21374@gmail.com" calcext:value-type="string">
            <text:p>21374@gmail.com</text:p>
          </table:table-cell>
          <table:table-cell table:style-name="ce54" table:formula="of:=[.C7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6]);&quot;&quot;;CONCATENATE([.K76];LEFT([.F76];4)))">
            <text:p/>
          </table:table-cell>
          <table:table-cell table:style-name="ce41" table:formula="of:=IF(ISBLANK([usuários.B76]);&quot;&quot;;&quot;SIMULADO_&quot;)">
            <text:p/>
          </table:table-cell>
          <table:table-cell table:style-name="ce41" table:formula="of:=IF(ISERR(VLOOKUP([usuários.A76];[EscolaID.A$2:.B$130];2;0));&quot;&quot;;VLOOKUP([usuários.A7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7])">
            <text:p/>
          </table:table-cell>
          <table:table-cell table:style-name="ce46" table:formula="of:=SUBSTITUTE(SUBSTITUTE(SUBSTITUTE(SUBSTITUTE(SUBSTITUTE(SUBSTITUTE(SUBSTITUTE(SUBSTITUTE(SUBSTITUTE(SUBSTITUTE(SUBSTITUTE(SUBSTITUTE([.A7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7]" office:value-type="float" office:value="0" calcext:value-type="float">
            <text:p/>
          </table:table-cell>
          <table:table-cell table:style-name="ce52" table:formula="of:=LOWER([Configurações.H77])" office:value-type="string" office:string-value="21375" calcext:value-type="string">
            <text:p>21375</text:p>
          </table:table-cell>
          <table:table-cell table:style-name="ce54" table:formula="of:=CONCATENATE([.D77];[Configurações.F77])" office:value-type="string" office:string-value="21375@gmail.com" calcext:value-type="string">
            <text:p>21375@gmail.com</text:p>
          </table:table-cell>
          <table:table-cell table:style-name="ce54" table:formula="of:=[.C7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7]);&quot;&quot;;CONCATENATE([.K77];LEFT([.F77];4)))">
            <text:p/>
          </table:table-cell>
          <table:table-cell table:style-name="ce41" table:formula="of:=IF(ISBLANK([usuários.B77]);&quot;&quot;;&quot;SIMULADO_&quot;)">
            <text:p/>
          </table:table-cell>
          <table:table-cell table:style-name="ce41" table:formula="of:=IF(ISERR(VLOOKUP([usuários.A77];[EscolaID.A$2:.B$130];2;0));&quot;&quot;;VLOOKUP([usuários.A7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8])">
            <text:p/>
          </table:table-cell>
          <table:table-cell table:style-name="ce46" table:formula="of:=SUBSTITUTE(SUBSTITUTE(SUBSTITUTE(SUBSTITUTE(SUBSTITUTE(SUBSTITUTE(SUBSTITUTE(SUBSTITUTE(SUBSTITUTE(SUBSTITUTE(SUBSTITUTE(SUBSTITUTE([.A7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8]" office:value-type="float" office:value="0" calcext:value-type="float">
            <text:p/>
          </table:table-cell>
          <table:table-cell table:style-name="ce52" table:formula="of:=LOWER([Configurações.H78])" office:value-type="string" office:string-value="21376" calcext:value-type="string">
            <text:p>21376</text:p>
          </table:table-cell>
          <table:table-cell table:style-name="ce54" table:formula="of:=CONCATENATE([.D78];[Configurações.F78])" office:value-type="string" office:string-value="21376@gmail.com" calcext:value-type="string">
            <text:p>21376@gmail.com</text:p>
          </table:table-cell>
          <table:table-cell table:style-name="ce54" table:formula="of:=[.C7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8]);&quot;&quot;;CONCATENATE([.K78];LEFT([.F78];4)))">
            <text:p/>
          </table:table-cell>
          <table:table-cell table:style-name="ce41" table:formula="of:=IF(ISBLANK([usuários.B78]);&quot;&quot;;&quot;SIMULADO_&quot;)">
            <text:p/>
          </table:table-cell>
          <table:table-cell table:style-name="ce41" table:formula="of:=IF(ISERR(VLOOKUP([usuários.A78];[EscolaID.A$2:.B$130];2;0));&quot;&quot;;VLOOKUP([usuários.A7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79])">
            <text:p/>
          </table:table-cell>
          <table:table-cell table:style-name="ce46" table:formula="of:=SUBSTITUTE(SUBSTITUTE(SUBSTITUTE(SUBSTITUTE(SUBSTITUTE(SUBSTITUTE(SUBSTITUTE(SUBSTITUTE(SUBSTITUTE(SUBSTITUTE(SUBSTITUTE(SUBSTITUTE([.A7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79]" office:value-type="float" office:value="0" calcext:value-type="float">
            <text:p/>
          </table:table-cell>
          <table:table-cell table:style-name="ce52" table:formula="of:=LOWER([Configurações.H79])" office:value-type="string" office:string-value="21377" calcext:value-type="string">
            <text:p>21377</text:p>
          </table:table-cell>
          <table:table-cell table:style-name="ce54" table:formula="of:=CONCATENATE([.D79];[Configurações.F79])" office:value-type="string" office:string-value="21377@gmail.com" calcext:value-type="string">
            <text:p>21377@gmail.com</text:p>
          </table:table-cell>
          <table:table-cell table:style-name="ce54" table:formula="of:=[.C7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79]);&quot;&quot;;CONCATENATE([.K79];LEFT([.F79];4)))">
            <text:p/>
          </table:table-cell>
          <table:table-cell table:style-name="ce41" table:formula="of:=IF(ISBLANK([usuários.B79]);&quot;&quot;;&quot;SIMULADO_&quot;)">
            <text:p/>
          </table:table-cell>
          <table:table-cell table:style-name="ce41" table:formula="of:=IF(ISERR(VLOOKUP([usuários.A79];[EscolaID.A$2:.B$130];2;0));&quot;&quot;;VLOOKUP([usuários.A7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0])">
            <text:p/>
          </table:table-cell>
          <table:table-cell table:style-name="ce46" table:formula="of:=SUBSTITUTE(SUBSTITUTE(SUBSTITUTE(SUBSTITUTE(SUBSTITUTE(SUBSTITUTE(SUBSTITUTE(SUBSTITUTE(SUBSTITUTE(SUBSTITUTE(SUBSTITUTE(SUBSTITUTE([.A8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0]" office:value-type="float" office:value="0" calcext:value-type="float">
            <text:p/>
          </table:table-cell>
          <table:table-cell table:style-name="ce52" table:formula="of:=LOWER([Configurações.H80])" office:value-type="string" office:string-value="21378" calcext:value-type="string">
            <text:p>21378</text:p>
          </table:table-cell>
          <table:table-cell table:style-name="ce54" table:formula="of:=CONCATENATE([.D80];[Configurações.F80])" office:value-type="string" office:string-value="21378@gmail.com" calcext:value-type="string">
            <text:p>21378@gmail.com</text:p>
          </table:table-cell>
          <table:table-cell table:style-name="ce54" table:formula="of:=[.C8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0]);&quot;&quot;;CONCATENATE([.K80];LEFT([.F80];4)))">
            <text:p/>
          </table:table-cell>
          <table:table-cell table:style-name="ce41" table:formula="of:=IF(ISBLANK([usuários.B80]);&quot;&quot;;&quot;SIMULADO_&quot;)">
            <text:p/>
          </table:table-cell>
          <table:table-cell table:style-name="ce41" table:formula="of:=IF(ISERR(VLOOKUP([usuários.A80];[EscolaID.A$2:.B$130];2;0));&quot;&quot;;VLOOKUP([usuários.A8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1])">
            <text:p/>
          </table:table-cell>
          <table:table-cell table:style-name="ce46" table:formula="of:=SUBSTITUTE(SUBSTITUTE(SUBSTITUTE(SUBSTITUTE(SUBSTITUTE(SUBSTITUTE(SUBSTITUTE(SUBSTITUTE(SUBSTITUTE(SUBSTITUTE(SUBSTITUTE(SUBSTITUTE([.A8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1]" office:value-type="float" office:value="0" calcext:value-type="float">
            <text:p/>
          </table:table-cell>
          <table:table-cell table:style-name="ce52" table:formula="of:=LOWER([Configurações.H81])" office:value-type="string" office:string-value="21379" calcext:value-type="string">
            <text:p>21379</text:p>
          </table:table-cell>
          <table:table-cell table:style-name="ce54" table:formula="of:=CONCATENATE([.D81];[Configurações.F81])" office:value-type="string" office:string-value="21379@gmail.com" calcext:value-type="string">
            <text:p>21379@gmail.com</text:p>
          </table:table-cell>
          <table:table-cell table:style-name="ce54" table:formula="of:=[.C8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1]);&quot;&quot;;CONCATENATE([.K81];LEFT([.F81];4)))">
            <text:p/>
          </table:table-cell>
          <table:table-cell table:style-name="ce41" table:formula="of:=IF(ISBLANK([usuários.B81]);&quot;&quot;;&quot;SIMULADO_&quot;)">
            <text:p/>
          </table:table-cell>
          <table:table-cell table:style-name="ce41" table:formula="of:=IF(ISERR(VLOOKUP([usuários.A81];[EscolaID.A$2:.B$130];2;0));&quot;&quot;;VLOOKUP([usuários.A8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2])">
            <text:p/>
          </table:table-cell>
          <table:table-cell table:style-name="ce46" table:formula="of:=SUBSTITUTE(SUBSTITUTE(SUBSTITUTE(SUBSTITUTE(SUBSTITUTE(SUBSTITUTE(SUBSTITUTE(SUBSTITUTE(SUBSTITUTE(SUBSTITUTE(SUBSTITUTE(SUBSTITUTE([.A8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2]" office:value-type="float" office:value="0" calcext:value-type="float">
            <text:p/>
          </table:table-cell>
          <table:table-cell table:style-name="ce52" table:formula="of:=LOWER([Configurações.H82])" office:value-type="string" office:string-value="21380" calcext:value-type="string">
            <text:p>21380</text:p>
          </table:table-cell>
          <table:table-cell table:style-name="ce54" table:formula="of:=CONCATENATE([.D82];[Configurações.F82])" office:value-type="string" office:string-value="21380@gmail.com" calcext:value-type="string">
            <text:p>21380@gmail.com</text:p>
          </table:table-cell>
          <table:table-cell table:style-name="ce54" table:formula="of:=[.C8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2]);&quot;&quot;;CONCATENATE([.K82];LEFT([.F82];4)))">
            <text:p/>
          </table:table-cell>
          <table:table-cell table:style-name="ce41" table:formula="of:=IF(ISBLANK([usuários.B82]);&quot;&quot;;&quot;SIMULADO_&quot;)">
            <text:p/>
          </table:table-cell>
          <table:table-cell table:style-name="ce41" table:formula="of:=IF(ISERR(VLOOKUP([usuários.A82];[EscolaID.A$2:.B$130];2;0));&quot;&quot;;VLOOKUP([usuários.A8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3])">
            <text:p/>
          </table:table-cell>
          <table:table-cell table:style-name="ce46" table:formula="of:=SUBSTITUTE(SUBSTITUTE(SUBSTITUTE(SUBSTITUTE(SUBSTITUTE(SUBSTITUTE(SUBSTITUTE(SUBSTITUTE(SUBSTITUTE(SUBSTITUTE(SUBSTITUTE(SUBSTITUTE([.A8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3]" office:value-type="float" office:value="0" calcext:value-type="float">
            <text:p/>
          </table:table-cell>
          <table:table-cell table:style-name="ce52" table:formula="of:=LOWER([Configurações.H83])" office:value-type="string" office:string-value="21381" calcext:value-type="string">
            <text:p>21381</text:p>
          </table:table-cell>
          <table:table-cell table:style-name="ce54" table:formula="of:=CONCATENATE([.D83];[Configurações.F83])" office:value-type="string" office:string-value="21381@gmail.com" calcext:value-type="string">
            <text:p>21381@gmail.com</text:p>
          </table:table-cell>
          <table:table-cell table:style-name="ce54" table:formula="of:=[.C8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3]);&quot;&quot;;CONCATENATE([.K83];LEFT([.F83];4)))">
            <text:p/>
          </table:table-cell>
          <table:table-cell table:style-name="ce41" table:formula="of:=IF(ISBLANK([usuários.B83]);&quot;&quot;;&quot;SIMULADO_&quot;)">
            <text:p/>
          </table:table-cell>
          <table:table-cell table:style-name="ce41" table:formula="of:=IF(ISERR(VLOOKUP([usuários.A83];[EscolaID.A$2:.B$130];2;0));&quot;&quot;;VLOOKUP([usuários.A8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4])">
            <text:p/>
          </table:table-cell>
          <table:table-cell table:style-name="ce46" table:formula="of:=SUBSTITUTE(SUBSTITUTE(SUBSTITUTE(SUBSTITUTE(SUBSTITUTE(SUBSTITUTE(SUBSTITUTE(SUBSTITUTE(SUBSTITUTE(SUBSTITUTE(SUBSTITUTE(SUBSTITUTE([.A8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4]" office:value-type="float" office:value="0" calcext:value-type="float">
            <text:p/>
          </table:table-cell>
          <table:table-cell table:style-name="ce52" table:formula="of:=LOWER([Configurações.H84])" office:value-type="string" office:string-value="21382" calcext:value-type="string">
            <text:p>21382</text:p>
          </table:table-cell>
          <table:table-cell table:style-name="ce54" table:formula="of:=CONCATENATE([.D84];[Configurações.F84])" office:value-type="string" office:string-value="21382@gmail.com" calcext:value-type="string">
            <text:p>21382@gmail.com</text:p>
          </table:table-cell>
          <table:table-cell table:style-name="ce54" table:formula="of:=[.C8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4]);&quot;&quot;;CONCATENATE([.K84];LEFT([.F84];4)))">
            <text:p/>
          </table:table-cell>
          <table:table-cell table:style-name="ce41" table:formula="of:=IF(ISBLANK([usuários.B84]);&quot;&quot;;&quot;SIMULADO_&quot;)">
            <text:p/>
          </table:table-cell>
          <table:table-cell table:style-name="ce41" table:formula="of:=IF(ISERR(VLOOKUP([usuários.A84];[EscolaID.A$2:.B$130];2;0));&quot;&quot;;VLOOKUP([usuários.A8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5])">
            <text:p/>
          </table:table-cell>
          <table:table-cell table:style-name="ce46" table:formula="of:=SUBSTITUTE(SUBSTITUTE(SUBSTITUTE(SUBSTITUTE(SUBSTITUTE(SUBSTITUTE(SUBSTITUTE(SUBSTITUTE(SUBSTITUTE(SUBSTITUTE(SUBSTITUTE(SUBSTITUTE([.A8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5]" office:value-type="float" office:value="0" calcext:value-type="float">
            <text:p/>
          </table:table-cell>
          <table:table-cell table:style-name="ce52" table:formula="of:=LOWER([Configurações.H85])" office:value-type="string" office:string-value="21383" calcext:value-type="string">
            <text:p>21383</text:p>
          </table:table-cell>
          <table:table-cell table:style-name="ce54" table:formula="of:=CONCATENATE([.D85];[Configurações.F85])" office:value-type="string" office:string-value="21383@gmail.com" calcext:value-type="string">
            <text:p>21383@gmail.com</text:p>
          </table:table-cell>
          <table:table-cell table:style-name="ce54" table:formula="of:=[.C8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5]);&quot;&quot;;CONCATENATE([.K85];LEFT([.F85];4)))">
            <text:p/>
          </table:table-cell>
          <table:table-cell table:style-name="ce41" table:formula="of:=IF(ISBLANK([usuários.B85]);&quot;&quot;;&quot;SIMULADO_&quot;)">
            <text:p/>
          </table:table-cell>
          <table:table-cell table:style-name="ce41" table:formula="of:=IF(ISERR(VLOOKUP([usuários.A85];[EscolaID.A$2:.B$130];2;0));&quot;&quot;;VLOOKUP([usuários.A8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6])">
            <text:p/>
          </table:table-cell>
          <table:table-cell table:style-name="ce46" table:formula="of:=SUBSTITUTE(SUBSTITUTE(SUBSTITUTE(SUBSTITUTE(SUBSTITUTE(SUBSTITUTE(SUBSTITUTE(SUBSTITUTE(SUBSTITUTE(SUBSTITUTE(SUBSTITUTE(SUBSTITUTE([.A8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6]" office:value-type="float" office:value="0" calcext:value-type="float">
            <text:p/>
          </table:table-cell>
          <table:table-cell table:style-name="ce52" table:formula="of:=LOWER([Configurações.H86])" office:value-type="string" office:string-value="21384" calcext:value-type="string">
            <text:p>21384</text:p>
          </table:table-cell>
          <table:table-cell table:style-name="ce54" table:formula="of:=CONCATENATE([.D86];[Configurações.F86])" office:value-type="string" office:string-value="21384@gmail.com" calcext:value-type="string">
            <text:p>21384@gmail.com</text:p>
          </table:table-cell>
          <table:table-cell table:style-name="ce54" table:formula="of:=[.C8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6]);&quot;&quot;;CONCATENATE([.K86];LEFT([.F86];4)))">
            <text:p/>
          </table:table-cell>
          <table:table-cell table:style-name="ce41" table:formula="of:=IF(ISBLANK([usuários.B86]);&quot;&quot;;&quot;SIMULADO_&quot;)">
            <text:p/>
          </table:table-cell>
          <table:table-cell table:style-name="ce41" table:formula="of:=IF(ISERR(VLOOKUP([usuários.A86];[EscolaID.A$2:.B$130];2;0));&quot;&quot;;VLOOKUP([usuários.A8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7])">
            <text:p/>
          </table:table-cell>
          <table:table-cell table:style-name="ce46" table:formula="of:=SUBSTITUTE(SUBSTITUTE(SUBSTITUTE(SUBSTITUTE(SUBSTITUTE(SUBSTITUTE(SUBSTITUTE(SUBSTITUTE(SUBSTITUTE(SUBSTITUTE(SUBSTITUTE(SUBSTITUTE([.A8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7]" office:value-type="float" office:value="0" calcext:value-type="float">
            <text:p/>
          </table:table-cell>
          <table:table-cell table:style-name="ce52" table:formula="of:=LOWER([Configurações.H87])" office:value-type="string" office:string-value="21385" calcext:value-type="string">
            <text:p>21385</text:p>
          </table:table-cell>
          <table:table-cell table:style-name="ce54" table:formula="of:=CONCATENATE([.D87];[Configurações.F87])" office:value-type="string" office:string-value="21385@gmail.com" calcext:value-type="string">
            <text:p>21385@gmail.com</text:p>
          </table:table-cell>
          <table:table-cell table:style-name="ce54" table:formula="of:=[.C8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7]);&quot;&quot;;CONCATENATE([.K87];LEFT([.F87];4)))">
            <text:p/>
          </table:table-cell>
          <table:table-cell table:style-name="ce41" table:formula="of:=IF(ISBLANK([usuários.B87]);&quot;&quot;;&quot;SIMULADO_&quot;)">
            <text:p/>
          </table:table-cell>
          <table:table-cell table:style-name="ce41" table:formula="of:=IF(ISERR(VLOOKUP([usuários.A87];[EscolaID.A$2:.B$130];2;0));&quot;&quot;;VLOOKUP([usuários.A8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8])">
            <text:p/>
          </table:table-cell>
          <table:table-cell table:style-name="ce46" table:formula="of:=SUBSTITUTE(SUBSTITUTE(SUBSTITUTE(SUBSTITUTE(SUBSTITUTE(SUBSTITUTE(SUBSTITUTE(SUBSTITUTE(SUBSTITUTE(SUBSTITUTE(SUBSTITUTE(SUBSTITUTE([.A8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8]" office:value-type="float" office:value="0" calcext:value-type="float">
            <text:p/>
          </table:table-cell>
          <table:table-cell table:style-name="ce52" table:formula="of:=LOWER([Configurações.H88])" office:value-type="string" office:string-value="21386" calcext:value-type="string">
            <text:p>21386</text:p>
          </table:table-cell>
          <table:table-cell table:style-name="ce54" table:formula="of:=CONCATENATE([.D88];[Configurações.F88])" office:value-type="string" office:string-value="21386@gmail.com" calcext:value-type="string">
            <text:p>21386@gmail.com</text:p>
          </table:table-cell>
          <table:table-cell table:style-name="ce54" table:formula="of:=[.C8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8]);&quot;&quot;;CONCATENATE([.K88];LEFT([.F88];4)))">
            <text:p/>
          </table:table-cell>
          <table:table-cell table:style-name="ce41" table:formula="of:=IF(ISBLANK([usuários.B88]);&quot;&quot;;&quot;SIMULADO_&quot;)">
            <text:p/>
          </table:table-cell>
          <table:table-cell table:style-name="ce41" table:formula="of:=IF(ISERR(VLOOKUP([usuários.A88];[EscolaID.A$2:.B$130];2;0));&quot;&quot;;VLOOKUP([usuários.A8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89])">
            <text:p/>
          </table:table-cell>
          <table:table-cell table:style-name="ce46" table:formula="of:=SUBSTITUTE(SUBSTITUTE(SUBSTITUTE(SUBSTITUTE(SUBSTITUTE(SUBSTITUTE(SUBSTITUTE(SUBSTITUTE(SUBSTITUTE(SUBSTITUTE(SUBSTITUTE(SUBSTITUTE([.A8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89]" office:value-type="float" office:value="0" calcext:value-type="float">
            <text:p/>
          </table:table-cell>
          <table:table-cell table:style-name="ce52" table:formula="of:=LOWER([Configurações.H89])" office:value-type="string" office:string-value="21387" calcext:value-type="string">
            <text:p>21387</text:p>
          </table:table-cell>
          <table:table-cell table:style-name="ce54" table:formula="of:=CONCATENATE([.D89];[Configurações.F89])" office:value-type="string" office:string-value="21387@gmail.com" calcext:value-type="string">
            <text:p>21387@gmail.com</text:p>
          </table:table-cell>
          <table:table-cell table:style-name="ce54" table:formula="of:=[.C8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89]);&quot;&quot;;CONCATENATE([.K89];LEFT([.F89];4)))">
            <text:p/>
          </table:table-cell>
          <table:table-cell table:style-name="ce41" table:formula="of:=IF(ISBLANK([usuários.B89]);&quot;&quot;;&quot;SIMULADO_&quot;)">
            <text:p/>
          </table:table-cell>
          <table:table-cell table:style-name="ce41" table:formula="of:=IF(ISERR(VLOOKUP([usuários.A89];[EscolaID.A$2:.B$130];2;0));&quot;&quot;;VLOOKUP([usuários.A8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0])">
            <text:p/>
          </table:table-cell>
          <table:table-cell table:style-name="ce46" table:formula="of:=SUBSTITUTE(SUBSTITUTE(SUBSTITUTE(SUBSTITUTE(SUBSTITUTE(SUBSTITUTE(SUBSTITUTE(SUBSTITUTE(SUBSTITUTE(SUBSTITUTE(SUBSTITUTE(SUBSTITUTE([.A9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0]" office:value-type="float" office:value="0" calcext:value-type="float">
            <text:p/>
          </table:table-cell>
          <table:table-cell table:style-name="ce52" table:formula="of:=LOWER([Configurações.H90])" office:value-type="string" office:string-value="21388" calcext:value-type="string">
            <text:p>21388</text:p>
          </table:table-cell>
          <table:table-cell table:style-name="ce54" table:formula="of:=CONCATENATE([.D90];[Configurações.F90])" office:value-type="string" office:string-value="21388@gmail.com" calcext:value-type="string">
            <text:p>21388@gmail.com</text:p>
          </table:table-cell>
          <table:table-cell table:style-name="ce54" table:formula="of:=[.C9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0]);&quot;&quot;;CONCATENATE([.K90];LEFT([.F90];4)))">
            <text:p/>
          </table:table-cell>
          <table:table-cell table:style-name="ce41" table:formula="of:=IF(ISBLANK([usuários.B90]);&quot;&quot;;&quot;SIMULADO_&quot;)">
            <text:p/>
          </table:table-cell>
          <table:table-cell table:style-name="ce41" table:formula="of:=IF(ISERR(VLOOKUP([usuários.A90];[EscolaID.A$2:.B$130];2;0));&quot;&quot;;VLOOKUP([usuários.A9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1])">
            <text:p/>
          </table:table-cell>
          <table:table-cell table:style-name="ce46" table:formula="of:=SUBSTITUTE(SUBSTITUTE(SUBSTITUTE(SUBSTITUTE(SUBSTITUTE(SUBSTITUTE(SUBSTITUTE(SUBSTITUTE(SUBSTITUTE(SUBSTITUTE(SUBSTITUTE(SUBSTITUTE([.A9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1]" office:value-type="float" office:value="0" calcext:value-type="float">
            <text:p/>
          </table:table-cell>
          <table:table-cell table:style-name="ce52" table:formula="of:=LOWER([Configurações.H91])" office:value-type="string" office:string-value="21389" calcext:value-type="string">
            <text:p>21389</text:p>
          </table:table-cell>
          <table:table-cell table:style-name="ce54" table:formula="of:=CONCATENATE([.D91];[Configurações.F91])" office:value-type="string" office:string-value="21389@gmail.com" calcext:value-type="string">
            <text:p>21389@gmail.com</text:p>
          </table:table-cell>
          <table:table-cell table:style-name="ce54" table:formula="of:=[.C9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1]);&quot;&quot;;CONCATENATE([.K91];LEFT([.F91];4)))">
            <text:p/>
          </table:table-cell>
          <table:table-cell table:style-name="ce41" table:formula="of:=IF(ISBLANK([usuários.B91]);&quot;&quot;;&quot;SIMULADO_&quot;)">
            <text:p/>
          </table:table-cell>
          <table:table-cell table:style-name="ce41" table:formula="of:=IF(ISERR(VLOOKUP([usuários.A91];[EscolaID.A$2:.B$130];2;0));&quot;&quot;;VLOOKUP([usuários.A9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2])">
            <text:p/>
          </table:table-cell>
          <table:table-cell table:style-name="ce46" table:formula="of:=SUBSTITUTE(SUBSTITUTE(SUBSTITUTE(SUBSTITUTE(SUBSTITUTE(SUBSTITUTE(SUBSTITUTE(SUBSTITUTE(SUBSTITUTE(SUBSTITUTE(SUBSTITUTE(SUBSTITUTE([.A9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2]" office:value-type="float" office:value="0" calcext:value-type="float">
            <text:p/>
          </table:table-cell>
          <table:table-cell table:style-name="ce52" table:formula="of:=LOWER([Configurações.H92])" office:value-type="string" office:string-value="21390" calcext:value-type="string">
            <text:p>21390</text:p>
          </table:table-cell>
          <table:table-cell table:style-name="ce54" table:formula="of:=CONCATENATE([.D92];[Configurações.F92])" office:value-type="string" office:string-value="21390@gmail.com" calcext:value-type="string">
            <text:p>21390@gmail.com</text:p>
          </table:table-cell>
          <table:table-cell table:style-name="ce54" table:formula="of:=[.C9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2]);&quot;&quot;;CONCATENATE([.K92];LEFT([.F92];4)))">
            <text:p/>
          </table:table-cell>
          <table:table-cell table:style-name="ce41" table:formula="of:=IF(ISBLANK([usuários.B92]);&quot;&quot;;&quot;SIMULADO_&quot;)">
            <text:p/>
          </table:table-cell>
          <table:table-cell table:style-name="ce41" table:formula="of:=IF(ISERR(VLOOKUP([usuários.A92];[EscolaID.A$2:.B$130];2;0));&quot;&quot;;VLOOKUP([usuários.A9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3])">
            <text:p/>
          </table:table-cell>
          <table:table-cell table:style-name="ce46" table:formula="of:=SUBSTITUTE(SUBSTITUTE(SUBSTITUTE(SUBSTITUTE(SUBSTITUTE(SUBSTITUTE(SUBSTITUTE(SUBSTITUTE(SUBSTITUTE(SUBSTITUTE(SUBSTITUTE(SUBSTITUTE([.A9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3]" office:value-type="float" office:value="0" calcext:value-type="float">
            <text:p/>
          </table:table-cell>
          <table:table-cell table:style-name="ce52" table:formula="of:=LOWER([Configurações.H93])" office:value-type="string" office:string-value="21391" calcext:value-type="string">
            <text:p>21391</text:p>
          </table:table-cell>
          <table:table-cell table:style-name="ce54" table:formula="of:=CONCATENATE([.D93];[Configurações.F93])" office:value-type="string" office:string-value="21391@gmail.com" calcext:value-type="string">
            <text:p>21391@gmail.com</text:p>
          </table:table-cell>
          <table:table-cell table:style-name="ce54" table:formula="of:=[.C9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3]);&quot;&quot;;CONCATENATE([.K93];LEFT([.F93];4)))">
            <text:p/>
          </table:table-cell>
          <table:table-cell table:style-name="ce41" table:formula="of:=IF(ISBLANK([usuários.B93]);&quot;&quot;;&quot;SIMULADO_&quot;)">
            <text:p/>
          </table:table-cell>
          <table:table-cell table:style-name="ce41" table:formula="of:=IF(ISERR(VLOOKUP([usuários.A93];[EscolaID.A$2:.B$130];2;0));&quot;&quot;;VLOOKUP([usuários.A9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4])">
            <text:p/>
          </table:table-cell>
          <table:table-cell table:style-name="ce46" table:formula="of:=SUBSTITUTE(SUBSTITUTE(SUBSTITUTE(SUBSTITUTE(SUBSTITUTE(SUBSTITUTE(SUBSTITUTE(SUBSTITUTE(SUBSTITUTE(SUBSTITUTE(SUBSTITUTE(SUBSTITUTE([.A9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4]" office:value-type="float" office:value="0" calcext:value-type="float">
            <text:p/>
          </table:table-cell>
          <table:table-cell table:style-name="ce52" table:formula="of:=LOWER([Configurações.H94])" office:value-type="string" office:string-value="21392" calcext:value-type="string">
            <text:p>21392</text:p>
          </table:table-cell>
          <table:table-cell table:style-name="ce54" table:formula="of:=CONCATENATE([.D94];[Configurações.F94])" office:value-type="string" office:string-value="21392@gmail.com" calcext:value-type="string">
            <text:p>21392@gmail.com</text:p>
          </table:table-cell>
          <table:table-cell table:style-name="ce54" table:formula="of:=[.C9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4]);&quot;&quot;;CONCATENATE([.K94];LEFT([.F94];4)))">
            <text:p/>
          </table:table-cell>
          <table:table-cell table:style-name="ce41" table:formula="of:=IF(ISBLANK([usuários.B94]);&quot;&quot;;&quot;SIMULADO_&quot;)">
            <text:p/>
          </table:table-cell>
          <table:table-cell table:style-name="ce41" table:formula="of:=IF(ISERR(VLOOKUP([usuários.A94];[EscolaID.A$2:.B$130];2;0));&quot;&quot;;VLOOKUP([usuários.A9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5])">
            <text:p/>
          </table:table-cell>
          <table:table-cell table:style-name="ce46" table:formula="of:=SUBSTITUTE(SUBSTITUTE(SUBSTITUTE(SUBSTITUTE(SUBSTITUTE(SUBSTITUTE(SUBSTITUTE(SUBSTITUTE(SUBSTITUTE(SUBSTITUTE(SUBSTITUTE(SUBSTITUTE([.A9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5]" office:value-type="float" office:value="0" calcext:value-type="float">
            <text:p/>
          </table:table-cell>
          <table:table-cell table:style-name="ce52" table:formula="of:=LOWER([Configurações.H95])" office:value-type="string" office:string-value="21393" calcext:value-type="string">
            <text:p>21393</text:p>
          </table:table-cell>
          <table:table-cell table:style-name="ce54" table:formula="of:=CONCATENATE([.D95];[Configurações.F95])" office:value-type="string" office:string-value="21393@gmail.com" calcext:value-type="string">
            <text:p>21393@gmail.com</text:p>
          </table:table-cell>
          <table:table-cell table:style-name="ce54" table:formula="of:=[.C9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5]);&quot;&quot;;CONCATENATE([.K95];LEFT([.F95];4)))">
            <text:p/>
          </table:table-cell>
          <table:table-cell table:style-name="ce41" table:formula="of:=IF(ISBLANK([usuários.B95]);&quot;&quot;;&quot;SIMULADO_&quot;)">
            <text:p/>
          </table:table-cell>
          <table:table-cell table:style-name="ce41" table:formula="of:=IF(ISERR(VLOOKUP([usuários.A95];[EscolaID.A$2:.B$130];2;0));&quot;&quot;;VLOOKUP([usuários.A9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6])">
            <text:p/>
          </table:table-cell>
          <table:table-cell table:style-name="ce46" table:formula="of:=SUBSTITUTE(SUBSTITUTE(SUBSTITUTE(SUBSTITUTE(SUBSTITUTE(SUBSTITUTE(SUBSTITUTE(SUBSTITUTE(SUBSTITUTE(SUBSTITUTE(SUBSTITUTE(SUBSTITUTE([.A9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6]" office:value-type="float" office:value="0" calcext:value-type="float">
            <text:p/>
          </table:table-cell>
          <table:table-cell table:style-name="ce52" table:formula="of:=LOWER([Configurações.H96])" office:value-type="string" office:string-value="21394" calcext:value-type="string">
            <text:p>21394</text:p>
          </table:table-cell>
          <table:table-cell table:style-name="ce54" table:formula="of:=CONCATENATE([.D96];[Configurações.F96])" office:value-type="string" office:string-value="21394@gmail.com" calcext:value-type="string">
            <text:p>21394@gmail.com</text:p>
          </table:table-cell>
          <table:table-cell table:style-name="ce54" table:formula="of:=[.C9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6]);&quot;&quot;;CONCATENATE([.K96];LEFT([.F96];4)))">
            <text:p/>
          </table:table-cell>
          <table:table-cell table:style-name="ce41" table:formula="of:=IF(ISBLANK([usuários.B96]);&quot;&quot;;&quot;SIMULADO_&quot;)">
            <text:p/>
          </table:table-cell>
          <table:table-cell table:style-name="ce41" table:formula="of:=IF(ISERR(VLOOKUP([usuários.A96];[EscolaID.A$2:.B$130];2;0));&quot;&quot;;VLOOKUP([usuários.A9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7])">
            <text:p/>
          </table:table-cell>
          <table:table-cell table:style-name="ce46" table:formula="of:=SUBSTITUTE(SUBSTITUTE(SUBSTITUTE(SUBSTITUTE(SUBSTITUTE(SUBSTITUTE(SUBSTITUTE(SUBSTITUTE(SUBSTITUTE(SUBSTITUTE(SUBSTITUTE(SUBSTITUTE([.A9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7]" office:value-type="float" office:value="0" calcext:value-type="float">
            <text:p/>
          </table:table-cell>
          <table:table-cell table:style-name="ce52" table:formula="of:=LOWER([Configurações.H97])" office:value-type="string" office:string-value="21395" calcext:value-type="string">
            <text:p>21395</text:p>
          </table:table-cell>
          <table:table-cell table:style-name="ce54" table:formula="of:=CONCATENATE([.D97];[Configurações.F97])" office:value-type="string" office:string-value="21395@gmail.com" calcext:value-type="string">
            <text:p>21395@gmail.com</text:p>
          </table:table-cell>
          <table:table-cell table:style-name="ce54" table:formula="of:=[.C9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7]);&quot;&quot;;CONCATENATE([.K97];LEFT([.F97];4)))">
            <text:p/>
          </table:table-cell>
          <table:table-cell table:style-name="ce41" table:formula="of:=IF(ISBLANK([usuários.B97]);&quot;&quot;;&quot;SIMULADO_&quot;)">
            <text:p/>
          </table:table-cell>
          <table:table-cell table:style-name="ce41" table:formula="of:=IF(ISERR(VLOOKUP([usuários.A97];[EscolaID.A$2:.B$130];2;0));&quot;&quot;;VLOOKUP([usuários.A9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8])">
            <text:p/>
          </table:table-cell>
          <table:table-cell table:style-name="ce46" table:formula="of:=SUBSTITUTE(SUBSTITUTE(SUBSTITUTE(SUBSTITUTE(SUBSTITUTE(SUBSTITUTE(SUBSTITUTE(SUBSTITUTE(SUBSTITUTE(SUBSTITUTE(SUBSTITUTE(SUBSTITUTE([.A9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8]" office:value-type="float" office:value="0" calcext:value-type="float">
            <text:p/>
          </table:table-cell>
          <table:table-cell table:style-name="ce52" table:formula="of:=LOWER([Configurações.H98])" office:value-type="string" office:string-value="21396" calcext:value-type="string">
            <text:p>21396</text:p>
          </table:table-cell>
          <table:table-cell table:style-name="ce54" table:formula="of:=CONCATENATE([.D98];[Configurações.F98])" office:value-type="string" office:string-value="21396@gmail.com" calcext:value-type="string">
            <text:p>21396@gmail.com</text:p>
          </table:table-cell>
          <table:table-cell table:style-name="ce54" table:formula="of:=[.C9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8]);&quot;&quot;;CONCATENATE([.K98];LEFT([.F98];4)))">
            <text:p/>
          </table:table-cell>
          <table:table-cell table:style-name="ce41" table:formula="of:=IF(ISBLANK([usuários.B98]);&quot;&quot;;&quot;SIMULADO_&quot;)">
            <text:p/>
          </table:table-cell>
          <table:table-cell table:style-name="ce41" table:formula="of:=IF(ISERR(VLOOKUP([usuários.A98];[EscolaID.A$2:.B$130];2;0));&quot;&quot;;VLOOKUP([usuários.A9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99])">
            <text:p/>
          </table:table-cell>
          <table:table-cell table:style-name="ce46" table:formula="of:=SUBSTITUTE(SUBSTITUTE(SUBSTITUTE(SUBSTITUTE(SUBSTITUTE(SUBSTITUTE(SUBSTITUTE(SUBSTITUTE(SUBSTITUTE(SUBSTITUTE(SUBSTITUTE(SUBSTITUTE([.A9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99]" office:value-type="float" office:value="0" calcext:value-type="float">
            <text:p/>
          </table:table-cell>
          <table:table-cell table:style-name="ce52" table:formula="of:=LOWER([Configurações.H99])" office:value-type="string" office:string-value="21397" calcext:value-type="string">
            <text:p>21397</text:p>
          </table:table-cell>
          <table:table-cell table:style-name="ce54" table:formula="of:=CONCATENATE([.D99];[Configurações.F99])" office:value-type="string" office:string-value="21397@gmail.com" calcext:value-type="string">
            <text:p>21397@gmail.com</text:p>
          </table:table-cell>
          <table:table-cell table:style-name="ce54" table:formula="of:=[.C9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99]);&quot;&quot;;CONCATENATE([.K99];LEFT([.F99];4)))">
            <text:p/>
          </table:table-cell>
          <table:table-cell table:style-name="ce41" table:formula="of:=IF(ISBLANK([usuários.B99]);&quot;&quot;;&quot;SIMULADO_&quot;)">
            <text:p/>
          </table:table-cell>
          <table:table-cell table:style-name="ce41" table:formula="of:=IF(ISERR(VLOOKUP([usuários.A99];[EscolaID.A$2:.B$130];2;0));&quot;&quot;;VLOOKUP([usuários.A9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0])">
            <text:p/>
          </table:table-cell>
          <table:table-cell table:style-name="ce46" table:formula="of:=SUBSTITUTE(SUBSTITUTE(SUBSTITUTE(SUBSTITUTE(SUBSTITUTE(SUBSTITUTE(SUBSTITUTE(SUBSTITUTE(SUBSTITUTE(SUBSTITUTE(SUBSTITUTE(SUBSTITUTE([.A10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0]" office:value-type="float" office:value="0" calcext:value-type="float">
            <text:p/>
          </table:table-cell>
          <table:table-cell table:style-name="ce52" table:formula="of:=LOWER([Configurações.H100])" office:value-type="string" office:string-value="21398" calcext:value-type="string">
            <text:p>21398</text:p>
          </table:table-cell>
          <table:table-cell table:style-name="ce54" table:formula="of:=CONCATENATE([.D100];[Configurações.F100])" office:value-type="string" office:string-value="21398@gmail.com" calcext:value-type="string">
            <text:p>21398@gmail.com</text:p>
          </table:table-cell>
          <table:table-cell table:style-name="ce54" table:formula="of:=[.C10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0]);&quot;&quot;;CONCATENATE([.K100];LEFT([.F100];4)))">
            <text:p/>
          </table:table-cell>
          <table:table-cell table:style-name="ce41" table:formula="of:=IF(ISBLANK([usuários.B100]);&quot;&quot;;&quot;SIMULADO_&quot;)">
            <text:p/>
          </table:table-cell>
          <table:table-cell table:style-name="ce41" table:formula="of:=IF(ISERR(VLOOKUP([usuários.A100];[EscolaID.A$2:.B$130];2;0));&quot;&quot;;VLOOKUP([usuários.A10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1])">
            <text:p/>
          </table:table-cell>
          <table:table-cell table:style-name="ce46" table:formula="of:=SUBSTITUTE(SUBSTITUTE(SUBSTITUTE(SUBSTITUTE(SUBSTITUTE(SUBSTITUTE(SUBSTITUTE(SUBSTITUTE(SUBSTITUTE(SUBSTITUTE(SUBSTITUTE(SUBSTITUTE([.A10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1]" office:value-type="float" office:value="0" calcext:value-type="float">
            <text:p/>
          </table:table-cell>
          <table:table-cell table:style-name="ce52" table:formula="of:=LOWER([Configurações.H101])" office:value-type="string" office:string-value="21399" calcext:value-type="string">
            <text:p>21399</text:p>
          </table:table-cell>
          <table:table-cell table:style-name="ce54" table:formula="of:=CONCATENATE([.D101];[Configurações.F101])" office:value-type="string" office:string-value="21399@gmail.com" calcext:value-type="string">
            <text:p>21399@gmail.com</text:p>
          </table:table-cell>
          <table:table-cell table:style-name="ce54" table:formula="of:=[.C10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1]);&quot;&quot;;CONCATENATE([.K101];LEFT([.F101];4)))">
            <text:p/>
          </table:table-cell>
          <table:table-cell table:style-name="ce41" table:formula="of:=IF(ISBLANK([usuários.B101]);&quot;&quot;;&quot;SIMULADO_&quot;)">
            <text:p/>
          </table:table-cell>
          <table:table-cell table:style-name="ce41" table:formula="of:=IF(ISERR(VLOOKUP([usuários.A101];[EscolaID.A$2:.B$130];2;0));&quot;&quot;;VLOOKUP([usuários.A10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2])">
            <text:p/>
          </table:table-cell>
          <table:table-cell table:style-name="ce46" table:formula="of:=SUBSTITUTE(SUBSTITUTE(SUBSTITUTE(SUBSTITUTE(SUBSTITUTE(SUBSTITUTE(SUBSTITUTE(SUBSTITUTE(SUBSTITUTE(SUBSTITUTE(SUBSTITUTE(SUBSTITUTE([.A10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2]" office:value-type="float" office:value="0" calcext:value-type="float">
            <text:p/>
          </table:table-cell>
          <table:table-cell table:style-name="ce52" table:formula="of:=LOWER([Configurações.H102])" office:value-type="string" office:string-value="213100" calcext:value-type="string">
            <text:p>213100</text:p>
          </table:table-cell>
          <table:table-cell table:style-name="ce54" table:formula="of:=CONCATENATE([.D102];[Configurações.F102])" office:value-type="string" office:string-value="213100@gmail.com" calcext:value-type="string">
            <text:p>213100@gmail.com</text:p>
          </table:table-cell>
          <table:table-cell table:style-name="ce54" table:formula="of:=[.C10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2]);&quot;&quot;;CONCATENATE([.K102];LEFT([.F102];4)))">
            <text:p/>
          </table:table-cell>
          <table:table-cell table:style-name="ce41" table:formula="of:=IF(ISBLANK([usuários.B102]);&quot;&quot;;&quot;SIMULADO_&quot;)">
            <text:p/>
          </table:table-cell>
          <table:table-cell table:style-name="ce41" table:formula="of:=IF(ISERR(VLOOKUP([usuários.A102];[EscolaID.A$2:.B$130];2;0));&quot;&quot;;VLOOKUP([usuários.A10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3])">
            <text:p/>
          </table:table-cell>
          <table:table-cell table:style-name="ce46" table:formula="of:=SUBSTITUTE(SUBSTITUTE(SUBSTITUTE(SUBSTITUTE(SUBSTITUTE(SUBSTITUTE(SUBSTITUTE(SUBSTITUTE(SUBSTITUTE(SUBSTITUTE(SUBSTITUTE(SUBSTITUTE([.A10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3]" office:value-type="float" office:value="0" calcext:value-type="float">
            <text:p/>
          </table:table-cell>
          <table:table-cell table:style-name="ce52" table:formula="of:=LOWER([Configurações.H103])" office:value-type="string" office:string-value="213101" calcext:value-type="string">
            <text:p>213101</text:p>
          </table:table-cell>
          <table:table-cell table:style-name="ce54" table:formula="of:=CONCATENATE([.D103];[Configurações.F103])" office:value-type="string" office:string-value="213101@gmail.com" calcext:value-type="string">
            <text:p>213101@gmail.com</text:p>
          </table:table-cell>
          <table:table-cell table:style-name="ce54" table:formula="of:=[.C10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3]);&quot;&quot;;CONCATENATE([.K103];LEFT([.F103];4)))">
            <text:p/>
          </table:table-cell>
          <table:table-cell table:style-name="ce41" table:formula="of:=IF(ISBLANK([usuários.B103]);&quot;&quot;;&quot;SIMULADO_&quot;)">
            <text:p/>
          </table:table-cell>
          <table:table-cell table:style-name="ce41" table:formula="of:=IF(ISERR(VLOOKUP([usuários.A103];[EscolaID.A$2:.B$130];2;0));&quot;&quot;;VLOOKUP([usuários.A10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4])">
            <text:p/>
          </table:table-cell>
          <table:table-cell table:style-name="ce46" table:formula="of:=SUBSTITUTE(SUBSTITUTE(SUBSTITUTE(SUBSTITUTE(SUBSTITUTE(SUBSTITUTE(SUBSTITUTE(SUBSTITUTE(SUBSTITUTE(SUBSTITUTE(SUBSTITUTE(SUBSTITUTE([.A10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4]" office:value-type="float" office:value="0" calcext:value-type="float">
            <text:p/>
          </table:table-cell>
          <table:table-cell table:style-name="ce52" table:formula="of:=LOWER([Configurações.H104])" office:value-type="string" office:string-value="213102" calcext:value-type="string">
            <text:p>213102</text:p>
          </table:table-cell>
          <table:table-cell table:style-name="ce54" table:formula="of:=CONCATENATE([.D104];[Configurações.F104])" office:value-type="string" office:string-value="213102@gmail.com" calcext:value-type="string">
            <text:p>213102@gmail.com</text:p>
          </table:table-cell>
          <table:table-cell table:style-name="ce54" table:formula="of:=[.C10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4]);&quot;&quot;;CONCATENATE([.K104];LEFT([.F104];4)))">
            <text:p/>
          </table:table-cell>
          <table:table-cell table:style-name="ce41" table:formula="of:=IF(ISBLANK([usuários.B104]);&quot;&quot;;&quot;SIMULADO_&quot;)">
            <text:p/>
          </table:table-cell>
          <table:table-cell table:style-name="ce41" table:formula="of:=IF(ISERR(VLOOKUP([usuários.A104];[EscolaID.A$2:.B$130];2;0));&quot;&quot;;VLOOKUP([usuários.A10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5])">
            <text:p/>
          </table:table-cell>
          <table:table-cell table:style-name="ce46" table:formula="of:=SUBSTITUTE(SUBSTITUTE(SUBSTITUTE(SUBSTITUTE(SUBSTITUTE(SUBSTITUTE(SUBSTITUTE(SUBSTITUTE(SUBSTITUTE(SUBSTITUTE(SUBSTITUTE(SUBSTITUTE([.A10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5]" office:value-type="float" office:value="0" calcext:value-type="float">
            <text:p/>
          </table:table-cell>
          <table:table-cell table:style-name="ce52" table:formula="of:=LOWER([Configurações.H105])" office:value-type="string" office:string-value="213103" calcext:value-type="string">
            <text:p>213103</text:p>
          </table:table-cell>
          <table:table-cell table:style-name="ce54" table:formula="of:=CONCATENATE([.D105];[Configurações.F105])" office:value-type="string" office:string-value="213103@gmail.com" calcext:value-type="string">
            <text:p>213103@gmail.com</text:p>
          </table:table-cell>
          <table:table-cell table:style-name="ce54" table:formula="of:=[.C10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5]);&quot;&quot;;CONCATENATE([.K105];LEFT([.F105];4)))">
            <text:p/>
          </table:table-cell>
          <table:table-cell table:style-name="ce41" table:formula="of:=IF(ISBLANK([usuários.B105]);&quot;&quot;;&quot;SIMULADO_&quot;)">
            <text:p/>
          </table:table-cell>
          <table:table-cell table:style-name="ce41" table:formula="of:=IF(ISERR(VLOOKUP([usuários.A105];[EscolaID.A$2:.B$130];2;0));&quot;&quot;;VLOOKUP([usuários.A10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6])">
            <text:p/>
          </table:table-cell>
          <table:table-cell table:style-name="ce46" table:formula="of:=SUBSTITUTE(SUBSTITUTE(SUBSTITUTE(SUBSTITUTE(SUBSTITUTE(SUBSTITUTE(SUBSTITUTE(SUBSTITUTE(SUBSTITUTE(SUBSTITUTE(SUBSTITUTE(SUBSTITUTE([.A10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6]" office:value-type="float" office:value="0" calcext:value-type="float">
            <text:p/>
          </table:table-cell>
          <table:table-cell table:style-name="ce52" table:formula="of:=LOWER([Configurações.H106])" office:value-type="string" office:string-value="213104" calcext:value-type="string">
            <text:p>213104</text:p>
          </table:table-cell>
          <table:table-cell table:style-name="ce54" table:formula="of:=CONCATENATE([.D106];[Configurações.F106])" office:value-type="string" office:string-value="213104@gmail.com" calcext:value-type="string">
            <text:p>213104@gmail.com</text:p>
          </table:table-cell>
          <table:table-cell table:style-name="ce54" table:formula="of:=[.C10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6]);&quot;&quot;;CONCATENATE([.K106];LEFT([.F106];4)))">
            <text:p/>
          </table:table-cell>
          <table:table-cell table:style-name="ce41" table:formula="of:=IF(ISBLANK([usuários.B106]);&quot;&quot;;&quot;SIMULADO_&quot;)">
            <text:p/>
          </table:table-cell>
          <table:table-cell table:style-name="ce41" table:formula="of:=IF(ISERR(VLOOKUP([usuários.A106];[EscolaID.A$2:.B$130];2;0));&quot;&quot;;VLOOKUP([usuários.A10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7])">
            <text:p/>
          </table:table-cell>
          <table:table-cell table:style-name="ce46" table:formula="of:=SUBSTITUTE(SUBSTITUTE(SUBSTITUTE(SUBSTITUTE(SUBSTITUTE(SUBSTITUTE(SUBSTITUTE(SUBSTITUTE(SUBSTITUTE(SUBSTITUTE(SUBSTITUTE(SUBSTITUTE([.A10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7]" office:value-type="float" office:value="0" calcext:value-type="float">
            <text:p/>
          </table:table-cell>
          <table:table-cell table:style-name="ce52" table:formula="of:=LOWER([Configurações.H107])" office:value-type="string" office:string-value="213105" calcext:value-type="string">
            <text:p>213105</text:p>
          </table:table-cell>
          <table:table-cell table:style-name="ce54" table:formula="of:=CONCATENATE([.D107];[Configurações.F107])" office:value-type="string" office:string-value="213105@gmail.com" calcext:value-type="string">
            <text:p>213105@gmail.com</text:p>
          </table:table-cell>
          <table:table-cell table:style-name="ce54" table:formula="of:=[.C10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7]);&quot;&quot;;CONCATENATE([.K107];LEFT([.F107];4)))">
            <text:p/>
          </table:table-cell>
          <table:table-cell table:style-name="ce41" table:formula="of:=IF(ISBLANK([usuários.B107]);&quot;&quot;;&quot;SIMULADO_&quot;)">
            <text:p/>
          </table:table-cell>
          <table:table-cell table:style-name="ce41" table:formula="of:=IF(ISERR(VLOOKUP([usuários.A107];[EscolaID.A$2:.B$130];2;0));&quot;&quot;;VLOOKUP([usuários.A10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8])">
            <text:p/>
          </table:table-cell>
          <table:table-cell table:style-name="ce46" table:formula="of:=SUBSTITUTE(SUBSTITUTE(SUBSTITUTE(SUBSTITUTE(SUBSTITUTE(SUBSTITUTE(SUBSTITUTE(SUBSTITUTE(SUBSTITUTE(SUBSTITUTE(SUBSTITUTE(SUBSTITUTE([.A10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8]" office:value-type="float" office:value="0" calcext:value-type="float">
            <text:p/>
          </table:table-cell>
          <table:table-cell table:style-name="ce52" table:formula="of:=LOWER([Configurações.H108])" office:value-type="string" office:string-value="213106" calcext:value-type="string">
            <text:p>213106</text:p>
          </table:table-cell>
          <table:table-cell table:style-name="ce54" table:formula="of:=CONCATENATE([.D108];[Configurações.F108])" office:value-type="string" office:string-value="213106@gmail.com" calcext:value-type="string">
            <text:p>213106@gmail.com</text:p>
          </table:table-cell>
          <table:table-cell table:style-name="ce54" table:formula="of:=[.C10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8]);&quot;&quot;;CONCATENATE([.K108];LEFT([.F108];4)))">
            <text:p/>
          </table:table-cell>
          <table:table-cell table:style-name="ce41" table:formula="of:=IF(ISBLANK([usuários.B108]);&quot;&quot;;&quot;SIMULADO_&quot;)">
            <text:p/>
          </table:table-cell>
          <table:table-cell table:style-name="ce41" table:formula="of:=IF(ISERR(VLOOKUP([usuários.A108];[EscolaID.A$2:.B$130];2;0));&quot;&quot;;VLOOKUP([usuários.A10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09])">
            <text:p/>
          </table:table-cell>
          <table:table-cell table:style-name="ce46" table:formula="of:=SUBSTITUTE(SUBSTITUTE(SUBSTITUTE(SUBSTITUTE(SUBSTITUTE(SUBSTITUTE(SUBSTITUTE(SUBSTITUTE(SUBSTITUTE(SUBSTITUTE(SUBSTITUTE(SUBSTITUTE([.A10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09]" office:value-type="float" office:value="0" calcext:value-type="float">
            <text:p/>
          </table:table-cell>
          <table:table-cell table:style-name="ce52" table:formula="of:=LOWER([Configurações.H109])" office:value-type="string" office:string-value="213107" calcext:value-type="string">
            <text:p>213107</text:p>
          </table:table-cell>
          <table:table-cell table:style-name="ce54" table:formula="of:=CONCATENATE([.D109];[Configurações.F109])" office:value-type="string" office:string-value="213107@gmail.com" calcext:value-type="string">
            <text:p>213107@gmail.com</text:p>
          </table:table-cell>
          <table:table-cell table:style-name="ce54" table:formula="of:=[.C10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09]);&quot;&quot;;CONCATENATE([.K109];LEFT([.F109];4)))">
            <text:p/>
          </table:table-cell>
          <table:table-cell table:style-name="ce41" table:formula="of:=IF(ISBLANK([usuários.B109]);&quot;&quot;;&quot;SIMULADO_&quot;)">
            <text:p/>
          </table:table-cell>
          <table:table-cell table:style-name="ce41" table:formula="of:=IF(ISERR(VLOOKUP([usuários.A109];[EscolaID.A$2:.B$130];2;0));&quot;&quot;;VLOOKUP([usuários.A10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0])">
            <text:p/>
          </table:table-cell>
          <table:table-cell table:style-name="ce46" table:formula="of:=SUBSTITUTE(SUBSTITUTE(SUBSTITUTE(SUBSTITUTE(SUBSTITUTE(SUBSTITUTE(SUBSTITUTE(SUBSTITUTE(SUBSTITUTE(SUBSTITUTE(SUBSTITUTE(SUBSTITUTE([.A11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0]" office:value-type="float" office:value="0" calcext:value-type="float">
            <text:p/>
          </table:table-cell>
          <table:table-cell table:style-name="ce52" table:formula="of:=LOWER([Configurações.H110])" office:value-type="string" office:string-value="213108" calcext:value-type="string">
            <text:p>213108</text:p>
          </table:table-cell>
          <table:table-cell table:style-name="ce54" table:formula="of:=CONCATENATE([.D110];[Configurações.F110])" office:value-type="string" office:string-value="213108@gmail.com" calcext:value-type="string">
            <text:p>213108@gmail.com</text:p>
          </table:table-cell>
          <table:table-cell table:style-name="ce54" table:formula="of:=[.C11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0]);&quot;&quot;;CONCATENATE([.K110];LEFT([.F110];4)))">
            <text:p/>
          </table:table-cell>
          <table:table-cell table:style-name="ce41" table:formula="of:=IF(ISBLANK([usuários.B110]);&quot;&quot;;&quot;SIMULADO_&quot;)">
            <text:p/>
          </table:table-cell>
          <table:table-cell table:style-name="ce41" table:formula="of:=IF(ISERR(VLOOKUP([usuários.A110];[EscolaID.A$2:.B$130];2;0));&quot;&quot;;VLOOKUP([usuários.A11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1])">
            <text:p/>
          </table:table-cell>
          <table:table-cell table:style-name="ce46" table:formula="of:=SUBSTITUTE(SUBSTITUTE(SUBSTITUTE(SUBSTITUTE(SUBSTITUTE(SUBSTITUTE(SUBSTITUTE(SUBSTITUTE(SUBSTITUTE(SUBSTITUTE(SUBSTITUTE(SUBSTITUTE([.A11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1]" office:value-type="float" office:value="0" calcext:value-type="float">
            <text:p/>
          </table:table-cell>
          <table:table-cell table:style-name="ce52" table:formula="of:=LOWER([Configurações.H111])" office:value-type="string" office:string-value="213109" calcext:value-type="string">
            <text:p>213109</text:p>
          </table:table-cell>
          <table:table-cell table:style-name="ce54" table:formula="of:=CONCATENATE([.D111];[Configurações.F111])" office:value-type="string" office:string-value="213109@gmail.com" calcext:value-type="string">
            <text:p>213109@gmail.com</text:p>
          </table:table-cell>
          <table:table-cell table:style-name="ce54" table:formula="of:=[.C11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1]);&quot;&quot;;CONCATENATE([.K111];LEFT([.F111];4)))">
            <text:p/>
          </table:table-cell>
          <table:table-cell table:style-name="ce41" table:formula="of:=IF(ISBLANK([usuários.B111]);&quot;&quot;;&quot;SIMULADO_&quot;)">
            <text:p/>
          </table:table-cell>
          <table:table-cell table:style-name="ce41" table:formula="of:=IF(ISERR(VLOOKUP([usuários.A111];[EscolaID.A$2:.B$130];2;0));&quot;&quot;;VLOOKUP([usuários.A11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2])">
            <text:p/>
          </table:table-cell>
          <table:table-cell table:style-name="ce46" table:formula="of:=SUBSTITUTE(SUBSTITUTE(SUBSTITUTE(SUBSTITUTE(SUBSTITUTE(SUBSTITUTE(SUBSTITUTE(SUBSTITUTE(SUBSTITUTE(SUBSTITUTE(SUBSTITUTE(SUBSTITUTE([.A11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2]" office:value-type="float" office:value="0" calcext:value-type="float">
            <text:p/>
          </table:table-cell>
          <table:table-cell table:style-name="ce52" table:formula="of:=LOWER([Configurações.H112])" office:value-type="string" office:string-value="213110" calcext:value-type="string">
            <text:p>213110</text:p>
          </table:table-cell>
          <table:table-cell table:style-name="ce54" table:formula="of:=CONCATENATE([.D112];[Configurações.F112])" office:value-type="string" office:string-value="213110@gmail.com" calcext:value-type="string">
            <text:p>213110@gmail.com</text:p>
          </table:table-cell>
          <table:table-cell table:style-name="ce54" table:formula="of:=[.C11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2]);&quot;&quot;;CONCATENATE([.K112];LEFT([.F112];4)))">
            <text:p/>
          </table:table-cell>
          <table:table-cell table:style-name="ce41" table:formula="of:=IF(ISBLANK([usuários.B112]);&quot;&quot;;&quot;SIMULADO_&quot;)">
            <text:p/>
          </table:table-cell>
          <table:table-cell table:style-name="ce41" table:formula="of:=IF(ISERR(VLOOKUP([usuários.A112];[EscolaID.A$2:.B$130];2;0));&quot;&quot;;VLOOKUP([usuários.A11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3])">
            <text:p/>
          </table:table-cell>
          <table:table-cell table:style-name="ce46" table:formula="of:=SUBSTITUTE(SUBSTITUTE(SUBSTITUTE(SUBSTITUTE(SUBSTITUTE(SUBSTITUTE(SUBSTITUTE(SUBSTITUTE(SUBSTITUTE(SUBSTITUTE(SUBSTITUTE(SUBSTITUTE([.A11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3]" office:value-type="float" office:value="0" calcext:value-type="float">
            <text:p/>
          </table:table-cell>
          <table:table-cell table:style-name="ce52" table:formula="of:=LOWER([Configurações.H113])" office:value-type="string" office:string-value="213111" calcext:value-type="string">
            <text:p>213111</text:p>
          </table:table-cell>
          <table:table-cell table:style-name="ce54" table:formula="of:=CONCATENATE([.D113];[Configurações.F113])" office:value-type="string" office:string-value="213111@gmail.com" calcext:value-type="string">
            <text:p>213111@gmail.com</text:p>
          </table:table-cell>
          <table:table-cell table:style-name="ce54" table:formula="of:=[.C11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3]);&quot;&quot;;CONCATENATE([.K113];LEFT([.F113];4)))">
            <text:p/>
          </table:table-cell>
          <table:table-cell table:style-name="ce41" table:formula="of:=IF(ISBLANK([usuários.B113]);&quot;&quot;;&quot;SIMULADO_&quot;)">
            <text:p/>
          </table:table-cell>
          <table:table-cell table:style-name="ce41" table:formula="of:=IF(ISERR(VLOOKUP([usuários.A113];[EscolaID.A$2:.B$130];2;0));&quot;&quot;;VLOOKUP([usuários.A11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4])">
            <text:p/>
          </table:table-cell>
          <table:table-cell table:style-name="ce46" table:formula="of:=SUBSTITUTE(SUBSTITUTE(SUBSTITUTE(SUBSTITUTE(SUBSTITUTE(SUBSTITUTE(SUBSTITUTE(SUBSTITUTE(SUBSTITUTE(SUBSTITUTE(SUBSTITUTE(SUBSTITUTE([.A11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4]" office:value-type="float" office:value="0" calcext:value-type="float">
            <text:p/>
          </table:table-cell>
          <table:table-cell table:style-name="ce52" table:formula="of:=LOWER([Configurações.H114])" office:value-type="string" office:string-value="213112" calcext:value-type="string">
            <text:p>213112</text:p>
          </table:table-cell>
          <table:table-cell table:style-name="ce54" table:formula="of:=CONCATENATE([.D114];[Configurações.F114])" office:value-type="string" office:string-value="213112@gmail.com" calcext:value-type="string">
            <text:p>213112@gmail.com</text:p>
          </table:table-cell>
          <table:table-cell table:style-name="ce54" table:formula="of:=[.C11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4]);&quot;&quot;;CONCATENATE([.K114];LEFT([.F114];4)))">
            <text:p/>
          </table:table-cell>
          <table:table-cell table:style-name="ce41" table:formula="of:=IF(ISBLANK([usuários.B114]);&quot;&quot;;&quot;SIMULADO_&quot;)">
            <text:p/>
          </table:table-cell>
          <table:table-cell table:style-name="ce41" table:formula="of:=IF(ISERR(VLOOKUP([usuários.A114];[EscolaID.A$2:.B$130];2;0));&quot;&quot;;VLOOKUP([usuários.A11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5])">
            <text:p/>
          </table:table-cell>
          <table:table-cell table:style-name="ce46" table:formula="of:=SUBSTITUTE(SUBSTITUTE(SUBSTITUTE(SUBSTITUTE(SUBSTITUTE(SUBSTITUTE(SUBSTITUTE(SUBSTITUTE(SUBSTITUTE(SUBSTITUTE(SUBSTITUTE(SUBSTITUTE([.A11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5]" office:value-type="float" office:value="0" calcext:value-type="float">
            <text:p/>
          </table:table-cell>
          <table:table-cell table:style-name="ce52" table:formula="of:=LOWER([Configurações.H115])" office:value-type="string" office:string-value="213113" calcext:value-type="string">
            <text:p>213113</text:p>
          </table:table-cell>
          <table:table-cell table:style-name="ce54" table:formula="of:=CONCATENATE([.D115];[Configurações.F115])" office:value-type="string" office:string-value="213113@gmail.com" calcext:value-type="string">
            <text:p>213113@gmail.com</text:p>
          </table:table-cell>
          <table:table-cell table:style-name="ce54" table:formula="of:=[.C11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5]);&quot;&quot;;CONCATENATE([.K115];LEFT([.F115];4)))">
            <text:p/>
          </table:table-cell>
          <table:table-cell table:style-name="ce41" table:formula="of:=IF(ISBLANK([usuários.B115]);&quot;&quot;;&quot;SIMULADO_&quot;)">
            <text:p/>
          </table:table-cell>
          <table:table-cell table:style-name="ce41" table:formula="of:=IF(ISERR(VLOOKUP([usuários.A115];[EscolaID.A$2:.B$130];2;0));&quot;&quot;;VLOOKUP([usuários.A11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6])">
            <text:p/>
          </table:table-cell>
          <table:table-cell table:style-name="ce46" table:formula="of:=SUBSTITUTE(SUBSTITUTE(SUBSTITUTE(SUBSTITUTE(SUBSTITUTE(SUBSTITUTE(SUBSTITUTE(SUBSTITUTE(SUBSTITUTE(SUBSTITUTE(SUBSTITUTE(SUBSTITUTE([.A11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6]" office:value-type="float" office:value="0" calcext:value-type="float">
            <text:p/>
          </table:table-cell>
          <table:table-cell table:style-name="ce52" table:formula="of:=LOWER([Configurações.H116])" office:value-type="string" office:string-value="213114" calcext:value-type="string">
            <text:p>213114</text:p>
          </table:table-cell>
          <table:table-cell table:style-name="ce54" table:formula="of:=CONCATENATE([.D116];[Configurações.F116])" office:value-type="string" office:string-value="213114@gmail.com" calcext:value-type="string">
            <text:p>213114@gmail.com</text:p>
          </table:table-cell>
          <table:table-cell table:style-name="ce54" table:formula="of:=[.C11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6]);&quot;&quot;;CONCATENATE([.K116];LEFT([.F116];4)))">
            <text:p/>
          </table:table-cell>
          <table:table-cell table:style-name="ce41" table:formula="of:=IF(ISBLANK([usuários.B116]);&quot;&quot;;&quot;SIMULADO_&quot;)">
            <text:p/>
          </table:table-cell>
          <table:table-cell table:style-name="ce41" table:formula="of:=IF(ISERR(VLOOKUP([usuários.A116];[EscolaID.A$2:.B$130];2;0));&quot;&quot;;VLOOKUP([usuários.A11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7])">
            <text:p/>
          </table:table-cell>
          <table:table-cell table:style-name="ce46" table:formula="of:=SUBSTITUTE(SUBSTITUTE(SUBSTITUTE(SUBSTITUTE(SUBSTITUTE(SUBSTITUTE(SUBSTITUTE(SUBSTITUTE(SUBSTITUTE(SUBSTITUTE(SUBSTITUTE(SUBSTITUTE([.A11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7]" office:value-type="float" office:value="0" calcext:value-type="float">
            <text:p/>
          </table:table-cell>
          <table:table-cell table:style-name="ce52" table:formula="of:=LOWER([Configurações.H117])" office:value-type="string" office:string-value="213115" calcext:value-type="string">
            <text:p>213115</text:p>
          </table:table-cell>
          <table:table-cell table:style-name="ce54" table:formula="of:=CONCATENATE([.D117];[Configurações.F117])" office:value-type="string" office:string-value="213115@gmail.com" calcext:value-type="string">
            <text:p>213115@gmail.com</text:p>
          </table:table-cell>
          <table:table-cell table:style-name="ce54" table:formula="of:=[.C11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7]);&quot;&quot;;CONCATENATE([.K117];LEFT([.F117];4)))">
            <text:p/>
          </table:table-cell>
          <table:table-cell table:style-name="ce41" table:formula="of:=IF(ISBLANK([usuários.B117]);&quot;&quot;;&quot;SIMULADO_&quot;)">
            <text:p/>
          </table:table-cell>
          <table:table-cell table:style-name="ce41" table:formula="of:=IF(ISERR(VLOOKUP([usuários.A117];[EscolaID.A$2:.B$130];2;0));&quot;&quot;;VLOOKUP([usuários.A11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8])">
            <text:p/>
          </table:table-cell>
          <table:table-cell table:style-name="ce46" table:formula="of:=SUBSTITUTE(SUBSTITUTE(SUBSTITUTE(SUBSTITUTE(SUBSTITUTE(SUBSTITUTE(SUBSTITUTE(SUBSTITUTE(SUBSTITUTE(SUBSTITUTE(SUBSTITUTE(SUBSTITUTE([.A11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8]" office:value-type="float" office:value="0" calcext:value-type="float">
            <text:p/>
          </table:table-cell>
          <table:table-cell table:style-name="ce52" table:formula="of:=LOWER([Configurações.H118])" office:value-type="string" office:string-value="213116" calcext:value-type="string">
            <text:p>213116</text:p>
          </table:table-cell>
          <table:table-cell table:style-name="ce54" table:formula="of:=CONCATENATE([.D118];[Configurações.F118])" office:value-type="string" office:string-value="213116@gmail.com" calcext:value-type="string">
            <text:p>213116@gmail.com</text:p>
          </table:table-cell>
          <table:table-cell table:style-name="ce54" table:formula="of:=[.C11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8]);&quot;&quot;;CONCATENATE([.K118];LEFT([.F118];4)))">
            <text:p/>
          </table:table-cell>
          <table:table-cell table:style-name="ce41" table:formula="of:=IF(ISBLANK([usuários.B118]);&quot;&quot;;&quot;SIMULADO_&quot;)">
            <text:p/>
          </table:table-cell>
          <table:table-cell table:style-name="ce41" table:formula="of:=IF(ISERR(VLOOKUP([usuários.A118];[EscolaID.A$2:.B$130];2;0));&quot;&quot;;VLOOKUP([usuários.A11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19])">
            <text:p/>
          </table:table-cell>
          <table:table-cell table:style-name="ce46" table:formula="of:=SUBSTITUTE(SUBSTITUTE(SUBSTITUTE(SUBSTITUTE(SUBSTITUTE(SUBSTITUTE(SUBSTITUTE(SUBSTITUTE(SUBSTITUTE(SUBSTITUTE(SUBSTITUTE(SUBSTITUTE([.A11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19]" office:value-type="float" office:value="0" calcext:value-type="float">
            <text:p/>
          </table:table-cell>
          <table:table-cell table:style-name="ce52" table:formula="of:=LOWER([Configurações.H119])" office:value-type="string" office:string-value="213117" calcext:value-type="string">
            <text:p>213117</text:p>
          </table:table-cell>
          <table:table-cell table:style-name="ce54" table:formula="of:=CONCATENATE([.D119];[Configurações.F119])" office:value-type="string" office:string-value="213117@gmail.com" calcext:value-type="string">
            <text:p>213117@gmail.com</text:p>
          </table:table-cell>
          <table:table-cell table:style-name="ce54" table:formula="of:=[.C11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19]);&quot;&quot;;CONCATENATE([.K119];LEFT([.F119];4)))">
            <text:p/>
          </table:table-cell>
          <table:table-cell table:style-name="ce41" table:formula="of:=IF(ISBLANK([usuários.B119]);&quot;&quot;;&quot;SIMULADO_&quot;)">
            <text:p/>
          </table:table-cell>
          <table:table-cell table:style-name="ce41" table:formula="of:=IF(ISERR(VLOOKUP([usuários.A119];[EscolaID.A$2:.B$130];2;0));&quot;&quot;;VLOOKUP([usuários.A11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120])">
            <text:p/>
          </table:table-cell>
          <table:table-cell table:style-name="ce46" table:formula="of:=SUBSTITUTE(SUBSTITUTE(SUBSTITUTE(SUBSTITUTE(SUBSTITUTE(SUBSTITUTE(SUBSTITUTE(SUBSTITUTE(SUBSTITUTE(SUBSTITUTE(SUBSTITUTE(SUBSTITUTE([.A12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0]" office:value-type="float" office:value="0" calcext:value-type="float">
            <text:p/>
          </table:table-cell>
          <table:table-cell table:style-name="ce52" table:formula="of:=LOWER([Configurações.H120])" office:value-type="string" office:string-value="213118" calcext:value-type="string">
            <text:p>213118</text:p>
          </table:table-cell>
          <table:table-cell table:style-name="ce54" table:formula="of:=CONCATENATE([.D120];[Configurações.F120])" office:value-type="string" office:string-value="213118@gmail.com" calcext:value-type="string">
            <text:p>213118@gmail.com</text:p>
          </table:table-cell>
          <table:table-cell table:style-name="ce54" table:formula="of:=[.C12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0]);&quot;&quot;;CONCATENATE([.K120];LEFT([.F120];4)))">
            <text:p/>
          </table:table-cell>
          <table:table-cell table:style-name="ce41" table:formula="of:=IF(ISBLANK([usuários.B120]);&quot;&quot;;&quot;SIMULADO_&quot;)">
            <text:p/>
          </table:table-cell>
          <table:table-cell table:style-name="ce41" table:formula="of:=IF(ISERR(VLOOKUP([usuários.A120];[EscolaID.A$2:.B$130];2;0));&quot;&quot;;VLOOKUP([usuários.A12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1])">
            <text:p/>
          </table:table-cell>
          <table:table-cell table:style-name="ce46" table:formula="of:=SUBSTITUTE(SUBSTITUTE(SUBSTITUTE(SUBSTITUTE(SUBSTITUTE(SUBSTITUTE(SUBSTITUTE(SUBSTITUTE(SUBSTITUTE(SUBSTITUTE(SUBSTITUTE(SUBSTITUTE([.A12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1]" office:value-type="float" office:value="0" calcext:value-type="float">
            <text:p/>
          </table:table-cell>
          <table:table-cell table:style-name="ce52" table:formula="of:=LOWER([Configurações.H121])" office:value-type="string" office:string-value="213119" calcext:value-type="string">
            <text:p>213119</text:p>
          </table:table-cell>
          <table:table-cell table:style-name="ce54" table:formula="of:=CONCATENATE([.D121];[Configurações.F121])" office:value-type="string" office:string-value="213119@gmail.com" calcext:value-type="string">
            <text:p>213119@gmail.com</text:p>
          </table:table-cell>
          <table:table-cell table:style-name="ce54" table:formula="of:=[.C12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1]);&quot;&quot;;CONCATENATE([.K121];LEFT([.F121];4)))">
            <text:p/>
          </table:table-cell>
          <table:table-cell table:style-name="ce41" table:formula="of:=IF(ISBLANK([usuários.B121]);&quot;&quot;;&quot;SIMULADO_&quot;)">
            <text:p/>
          </table:table-cell>
          <table:table-cell table:style-name="ce41" table:formula="of:=IF(ISERR(VLOOKUP([usuários.A121];[EscolaID.A$2:.B$130];2;0));&quot;&quot;;VLOOKUP([usuários.A12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2])">
            <text:p/>
          </table:table-cell>
          <table:table-cell table:style-name="ce46" table:formula="of:=SUBSTITUTE(SUBSTITUTE(SUBSTITUTE(SUBSTITUTE(SUBSTITUTE(SUBSTITUTE(SUBSTITUTE(SUBSTITUTE(SUBSTITUTE(SUBSTITUTE(SUBSTITUTE(SUBSTITUTE([.A12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2]" office:value-type="float" office:value="0" calcext:value-type="float">
            <text:p/>
          </table:table-cell>
          <table:table-cell table:style-name="ce52" table:formula="of:=LOWER([Configurações.H122])" office:value-type="string" office:string-value="213120" calcext:value-type="string">
            <text:p>213120</text:p>
          </table:table-cell>
          <table:table-cell table:style-name="ce54" table:formula="of:=CONCATENATE([.D122];[Configurações.F122])" office:value-type="string" office:string-value="213120@gmail.com" calcext:value-type="string">
            <text:p>213120@gmail.com</text:p>
          </table:table-cell>
          <table:table-cell table:style-name="ce54" table:formula="of:=[.C12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2]);&quot;&quot;;CONCATENATE([.K122];LEFT([.F122];4)))">
            <text:p/>
          </table:table-cell>
          <table:table-cell table:style-name="ce41" table:formula="of:=IF(ISBLANK([usuários.B122]);&quot;&quot;;&quot;SIMULADO_&quot;)">
            <text:p/>
          </table:table-cell>
          <table:table-cell table:style-name="ce41" table:formula="of:=IF(ISERR(VLOOKUP([usuários.A122];[EscolaID.A$2:.B$130];2;0));&quot;&quot;;VLOOKUP([usuários.A12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3])">
            <text:p/>
          </table:table-cell>
          <table:table-cell table:style-name="ce46" table:formula="of:=SUBSTITUTE(SUBSTITUTE(SUBSTITUTE(SUBSTITUTE(SUBSTITUTE(SUBSTITUTE(SUBSTITUTE(SUBSTITUTE(SUBSTITUTE(SUBSTITUTE(SUBSTITUTE(SUBSTITUTE([.A12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3]" office:value-type="float" office:value="0" calcext:value-type="float">
            <text:p/>
          </table:table-cell>
          <table:table-cell table:style-name="ce52" table:formula="of:=LOWER([Configurações.H123])" office:value-type="string" office:string-value="213121" calcext:value-type="string">
            <text:p>213121</text:p>
          </table:table-cell>
          <table:table-cell table:style-name="ce54" table:formula="of:=CONCATENATE([.D123];[Configurações.F123])" office:value-type="string" office:string-value="213121@gmail.com" calcext:value-type="string">
            <text:p>213121@gmail.com</text:p>
          </table:table-cell>
          <table:table-cell table:style-name="ce54" table:formula="of:=[.C12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3]);&quot;&quot;;CONCATENATE([.K123];LEFT([.F123];4)))">
            <text:p/>
          </table:table-cell>
          <table:table-cell table:style-name="ce41" table:formula="of:=IF(ISBLANK([usuários.B123]);&quot;&quot;;&quot;SIMULADO_&quot;)">
            <text:p/>
          </table:table-cell>
          <table:table-cell table:style-name="ce41" table:formula="of:=IF(ISERR(VLOOKUP([usuários.A123];[EscolaID.A$2:.B$130];2;0));&quot;&quot;;VLOOKUP([usuários.A12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4])">
            <text:p/>
          </table:table-cell>
          <table:table-cell table:style-name="ce46" table:formula="of:=SUBSTITUTE(SUBSTITUTE(SUBSTITUTE(SUBSTITUTE(SUBSTITUTE(SUBSTITUTE(SUBSTITUTE(SUBSTITUTE(SUBSTITUTE(SUBSTITUTE(SUBSTITUTE(SUBSTITUTE([.A12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4]" office:value-type="float" office:value="0" calcext:value-type="float">
            <text:p/>
          </table:table-cell>
          <table:table-cell table:style-name="ce52" table:formula="of:=LOWER([Configurações.H124])" office:value-type="string" office:string-value="213122" calcext:value-type="string">
            <text:p>213122</text:p>
          </table:table-cell>
          <table:table-cell table:style-name="ce54" table:formula="of:=CONCATENATE([.D124];[Configurações.F124])" office:value-type="string" office:string-value="213122@gmail.com" calcext:value-type="string">
            <text:p>213122@gmail.com</text:p>
          </table:table-cell>
          <table:table-cell table:style-name="ce54" table:formula="of:=[.C12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4]);&quot;&quot;;CONCATENATE([.K124];LEFT([.F124];4)))">
            <text:p/>
          </table:table-cell>
          <table:table-cell table:style-name="ce41" table:formula="of:=IF(ISBLANK([usuários.B124]);&quot;&quot;;&quot;SIMULADO_&quot;)">
            <text:p/>
          </table:table-cell>
          <table:table-cell table:style-name="ce41" table:formula="of:=IF(ISERR(VLOOKUP([usuários.A124];[EscolaID.A$2:.B$130];2;0));&quot;&quot;;VLOOKUP([usuários.A12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5])">
            <text:p/>
          </table:table-cell>
          <table:table-cell table:style-name="ce46" table:formula="of:=SUBSTITUTE(SUBSTITUTE(SUBSTITUTE(SUBSTITUTE(SUBSTITUTE(SUBSTITUTE(SUBSTITUTE(SUBSTITUTE(SUBSTITUTE(SUBSTITUTE(SUBSTITUTE(SUBSTITUTE([.A12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5]" office:value-type="float" office:value="0" calcext:value-type="float">
            <text:p/>
          </table:table-cell>
          <table:table-cell table:style-name="ce52" table:formula="of:=LOWER([Configurações.H125])" office:value-type="string" office:string-value="213123" calcext:value-type="string">
            <text:p>213123</text:p>
          </table:table-cell>
          <table:table-cell table:style-name="ce54" table:formula="of:=CONCATENATE([.D125];[Configurações.F125])" office:value-type="string" office:string-value="213123@gmail.com" calcext:value-type="string">
            <text:p>213123@gmail.com</text:p>
          </table:table-cell>
          <table:table-cell table:style-name="ce54" table:formula="of:=[.C12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5]);&quot;&quot;;CONCATENATE([.K125];LEFT([.F125];4)))">
            <text:p/>
          </table:table-cell>
          <table:table-cell table:style-name="ce41" table:formula="of:=IF(ISBLANK([usuários.B125]);&quot;&quot;;&quot;SIMULADO_&quot;)">
            <text:p/>
          </table:table-cell>
          <table:table-cell table:style-name="ce41" table:formula="of:=IF(ISERR(VLOOKUP([usuários.A125];[EscolaID.A$2:.B$130];2;0));&quot;&quot;;VLOOKUP([usuários.A12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6])">
            <text:p/>
          </table:table-cell>
          <table:table-cell table:style-name="ce46" table:formula="of:=SUBSTITUTE(SUBSTITUTE(SUBSTITUTE(SUBSTITUTE(SUBSTITUTE(SUBSTITUTE(SUBSTITUTE(SUBSTITUTE(SUBSTITUTE(SUBSTITUTE(SUBSTITUTE(SUBSTITUTE([.A12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6]" office:value-type="float" office:value="0" calcext:value-type="float">
            <text:p/>
          </table:table-cell>
          <table:table-cell table:style-name="ce52" table:formula="of:=LOWER([Configurações.H126])" office:value-type="string" office:string-value="213124" calcext:value-type="string">
            <text:p>213124</text:p>
          </table:table-cell>
          <table:table-cell table:style-name="ce54" table:formula="of:=CONCATENATE([.D126];[Configurações.F126])" office:value-type="string" office:string-value="213124@gmail.com" calcext:value-type="string">
            <text:p>213124@gmail.com</text:p>
          </table:table-cell>
          <table:table-cell table:style-name="ce54" table:formula="of:=[.C12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6]);&quot;&quot;;CONCATENATE([.K126];LEFT([.F126];4)))">
            <text:p/>
          </table:table-cell>
          <table:table-cell table:style-name="ce41" table:formula="of:=IF(ISBLANK([usuários.B126]);&quot;&quot;;&quot;SIMULADO_&quot;)">
            <text:p/>
          </table:table-cell>
          <table:table-cell table:style-name="ce41" table:formula="of:=IF(ISERR(VLOOKUP([usuários.A126];[EscolaID.A$2:.B$130];2;0));&quot;&quot;;VLOOKUP([usuários.A12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7])">
            <text:p/>
          </table:table-cell>
          <table:table-cell table:style-name="ce46" table:formula="of:=SUBSTITUTE(SUBSTITUTE(SUBSTITUTE(SUBSTITUTE(SUBSTITUTE(SUBSTITUTE(SUBSTITUTE(SUBSTITUTE(SUBSTITUTE(SUBSTITUTE(SUBSTITUTE(SUBSTITUTE([.A12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7]" office:value-type="float" office:value="0" calcext:value-type="float">
            <text:p/>
          </table:table-cell>
          <table:table-cell table:style-name="ce52" table:formula="of:=LOWER([Configurações.H127])" office:value-type="string" office:string-value="213125" calcext:value-type="string">
            <text:p>213125</text:p>
          </table:table-cell>
          <table:table-cell table:style-name="ce54" table:formula="of:=CONCATENATE([.D127];[Configurações.F127])" office:value-type="string" office:string-value="213125@gmail.com" calcext:value-type="string">
            <text:p>213125@gmail.com</text:p>
          </table:table-cell>
          <table:table-cell table:style-name="ce54" table:formula="of:=[.C12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7]);&quot;&quot;;CONCATENATE([.K127];LEFT([.F127];4)))">
            <text:p/>
          </table:table-cell>
          <table:table-cell table:style-name="ce41" table:formula="of:=IF(ISBLANK([usuários.B127]);&quot;&quot;;&quot;SIMULADO_&quot;)">
            <text:p/>
          </table:table-cell>
          <table:table-cell table:style-name="ce41" table:formula="of:=IF(ISERR(VLOOKUP([usuários.A127];[EscolaID.A$2:.B$130];2;0));&quot;&quot;;VLOOKUP([usuários.A12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8])">
            <text:p/>
          </table:table-cell>
          <table:table-cell table:style-name="ce46" table:formula="of:=SUBSTITUTE(SUBSTITUTE(SUBSTITUTE(SUBSTITUTE(SUBSTITUTE(SUBSTITUTE(SUBSTITUTE(SUBSTITUTE(SUBSTITUTE(SUBSTITUTE(SUBSTITUTE(SUBSTITUTE([.A12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8]" office:value-type="float" office:value="0" calcext:value-type="float">
            <text:p/>
          </table:table-cell>
          <table:table-cell table:style-name="ce52" table:formula="of:=LOWER([Configurações.H128])" office:value-type="string" office:string-value="213126" calcext:value-type="string">
            <text:p>213126</text:p>
          </table:table-cell>
          <table:table-cell table:style-name="ce54" table:formula="of:=CONCATENATE([.D128];[Configurações.F128])" office:value-type="string" office:string-value="213126@gmail.com" calcext:value-type="string">
            <text:p>213126@gmail.com</text:p>
          </table:table-cell>
          <table:table-cell table:style-name="ce54" table:formula="of:=[.C12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8]);&quot;&quot;;CONCATENATE([.K128];LEFT([.F128];4)))">
            <text:p/>
          </table:table-cell>
          <table:table-cell table:style-name="ce41" table:formula="of:=IF(ISBLANK([usuários.B128]);&quot;&quot;;&quot;SIMULADO_&quot;)">
            <text:p/>
          </table:table-cell>
          <table:table-cell table:style-name="ce41" table:formula="of:=IF(ISERR(VLOOKUP([usuários.A128];[EscolaID.A$2:.B$130];2;0));&quot;&quot;;VLOOKUP([usuários.A12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29])">
            <text:p/>
          </table:table-cell>
          <table:table-cell table:style-name="ce46" table:formula="of:=SUBSTITUTE(SUBSTITUTE(SUBSTITUTE(SUBSTITUTE(SUBSTITUTE(SUBSTITUTE(SUBSTITUTE(SUBSTITUTE(SUBSTITUTE(SUBSTITUTE(SUBSTITUTE(SUBSTITUTE([.A12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29]" office:value-type="float" office:value="0" calcext:value-type="float">
            <text:p/>
          </table:table-cell>
          <table:table-cell table:style-name="ce52" table:formula="of:=LOWER([Configurações.H129])" office:value-type="string" office:string-value="213127" calcext:value-type="string">
            <text:p>213127</text:p>
          </table:table-cell>
          <table:table-cell table:style-name="ce54" table:formula="of:=CONCATENATE([.D129];[Configurações.F129])" office:value-type="string" office:string-value="213127@gmail.com" calcext:value-type="string">
            <text:p>213127@gmail.com</text:p>
          </table:table-cell>
          <table:table-cell table:style-name="ce54" table:formula="of:=[.C12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29]);&quot;&quot;;CONCATENATE([.K129];LEFT([.F129];4)))">
            <text:p/>
          </table:table-cell>
          <table:table-cell table:style-name="ce41" table:formula="of:=IF(ISBLANK([usuários.B129]);&quot;&quot;;&quot;SIMULADO_&quot;)">
            <text:p/>
          </table:table-cell>
          <table:table-cell table:style-name="ce41" table:formula="of:=IF(ISERR(VLOOKUP([usuários.A129];[EscolaID.A$2:.B$130];2;0));&quot;&quot;;VLOOKUP([usuários.A12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0])">
            <text:p/>
          </table:table-cell>
          <table:table-cell table:style-name="ce46" table:formula="of:=SUBSTITUTE(SUBSTITUTE(SUBSTITUTE(SUBSTITUTE(SUBSTITUTE(SUBSTITUTE(SUBSTITUTE(SUBSTITUTE(SUBSTITUTE(SUBSTITUTE(SUBSTITUTE(SUBSTITUTE([.A13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0]" office:value-type="float" office:value="0" calcext:value-type="float">
            <text:p/>
          </table:table-cell>
          <table:table-cell table:style-name="ce52" table:formula="of:=LOWER([Configurações.H130])" office:value-type="string" office:string-value="213128" calcext:value-type="string">
            <text:p>213128</text:p>
          </table:table-cell>
          <table:table-cell table:style-name="ce54" table:formula="of:=CONCATENATE([.D130];[Configurações.F130])" office:value-type="string" office:string-value="213128@gmail.com" calcext:value-type="string">
            <text:p>213128@gmail.com</text:p>
          </table:table-cell>
          <table:table-cell table:style-name="ce54" table:formula="of:=[.C13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0]);&quot;&quot;;CONCATENATE([.K130];LEFT([.F130];4)))">
            <text:p/>
          </table:table-cell>
          <table:table-cell table:style-name="ce41" table:formula="of:=IF(ISBLANK([usuários.B130]);&quot;&quot;;&quot;SIMULADO_&quot;)">
            <text:p/>
          </table:table-cell>
          <table:table-cell table:style-name="ce41" table:formula="of:=IF(ISERR(VLOOKUP([usuários.A130];[EscolaID.A$2:.B$130];2;0));&quot;&quot;;VLOOKUP([usuários.A13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1])">
            <text:p/>
          </table:table-cell>
          <table:table-cell table:style-name="ce46" table:formula="of:=SUBSTITUTE(SUBSTITUTE(SUBSTITUTE(SUBSTITUTE(SUBSTITUTE(SUBSTITUTE(SUBSTITUTE(SUBSTITUTE(SUBSTITUTE(SUBSTITUTE(SUBSTITUTE(SUBSTITUTE([.A13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1]" office:value-type="float" office:value="0" calcext:value-type="float">
            <text:p/>
          </table:table-cell>
          <table:table-cell table:style-name="ce52" table:formula="of:=LOWER([Configurações.H131])" office:value-type="string" office:string-value="213129" calcext:value-type="string">
            <text:p>213129</text:p>
          </table:table-cell>
          <table:table-cell table:style-name="ce54" table:formula="of:=CONCATENATE([.D131];[Configurações.F131])" office:value-type="string" office:string-value="213129@gmail.com" calcext:value-type="string">
            <text:p>213129@gmail.com</text:p>
          </table:table-cell>
          <table:table-cell table:style-name="ce54" table:formula="of:=[.C13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1]);&quot;&quot;;CONCATENATE([.K131];LEFT([.F131];4)))">
            <text:p/>
          </table:table-cell>
          <table:table-cell table:style-name="ce41" table:formula="of:=IF(ISBLANK([usuários.B131]);&quot;&quot;;&quot;SIMULADO_&quot;)">
            <text:p/>
          </table:table-cell>
          <table:table-cell table:style-name="ce41" table:formula="of:=IF(ISERR(VLOOKUP([usuários.A131];[EscolaID.A$2:.B$130];2;0));&quot;&quot;;VLOOKUP([usuários.A13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2])">
            <text:p/>
          </table:table-cell>
          <table:table-cell table:style-name="ce46" table:formula="of:=SUBSTITUTE(SUBSTITUTE(SUBSTITUTE(SUBSTITUTE(SUBSTITUTE(SUBSTITUTE(SUBSTITUTE(SUBSTITUTE(SUBSTITUTE(SUBSTITUTE(SUBSTITUTE(SUBSTITUTE([.A13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2]" office:value-type="float" office:value="0" calcext:value-type="float">
            <text:p/>
          </table:table-cell>
          <table:table-cell table:style-name="ce52" table:formula="of:=LOWER([Configurações.H132])" office:value-type="string" office:string-value="213130" calcext:value-type="string">
            <text:p>213130</text:p>
          </table:table-cell>
          <table:table-cell table:style-name="ce54" table:formula="of:=CONCATENATE([.D132];[Configurações.F132])" office:value-type="string" office:string-value="213130@gmail.com" calcext:value-type="string">
            <text:p>213130@gmail.com</text:p>
          </table:table-cell>
          <table:table-cell table:style-name="ce54" table:formula="of:=[.C13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2]);&quot;&quot;;CONCATENATE([.K132];LEFT([.F132];4)))">
            <text:p/>
          </table:table-cell>
          <table:table-cell table:style-name="ce41" table:formula="of:=IF(ISBLANK([usuários.B132]);&quot;&quot;;&quot;SIMULADO_&quot;)">
            <text:p/>
          </table:table-cell>
          <table:table-cell table:style-name="ce41" table:formula="of:=IF(ISERR(VLOOKUP([usuários.A132];[EscolaID.A$2:.B$130];2;0));&quot;&quot;;VLOOKUP([usuários.A13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3])">
            <text:p/>
          </table:table-cell>
          <table:table-cell table:style-name="ce46" table:formula="of:=SUBSTITUTE(SUBSTITUTE(SUBSTITUTE(SUBSTITUTE(SUBSTITUTE(SUBSTITUTE(SUBSTITUTE(SUBSTITUTE(SUBSTITUTE(SUBSTITUTE(SUBSTITUTE(SUBSTITUTE([.A13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3]" office:value-type="float" office:value="0" calcext:value-type="float">
            <text:p/>
          </table:table-cell>
          <table:table-cell table:style-name="ce52" table:formula="of:=LOWER([Configurações.H133])" office:value-type="string" office:string-value="213131" calcext:value-type="string">
            <text:p>213131</text:p>
          </table:table-cell>
          <table:table-cell table:style-name="ce54" table:formula="of:=CONCATENATE([.D133];[Configurações.F133])" office:value-type="string" office:string-value="213131@gmail.com" calcext:value-type="string">
            <text:p>213131@gmail.com</text:p>
          </table:table-cell>
          <table:table-cell table:style-name="ce54" table:formula="of:=[.C13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3]);&quot;&quot;;CONCATENATE([.K133];LEFT([.F133];4)))">
            <text:p/>
          </table:table-cell>
          <table:table-cell table:style-name="ce41" table:formula="of:=IF(ISBLANK([usuários.B133]);&quot;&quot;;&quot;SIMULADO_&quot;)">
            <text:p/>
          </table:table-cell>
          <table:table-cell table:style-name="ce41" table:formula="of:=IF(ISERR(VLOOKUP([usuários.A133];[EscolaID.A$2:.B$130];2;0));&quot;&quot;;VLOOKUP([usuários.A13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4])">
            <text:p/>
          </table:table-cell>
          <table:table-cell table:style-name="ce46" table:formula="of:=SUBSTITUTE(SUBSTITUTE(SUBSTITUTE(SUBSTITUTE(SUBSTITUTE(SUBSTITUTE(SUBSTITUTE(SUBSTITUTE(SUBSTITUTE(SUBSTITUTE(SUBSTITUTE(SUBSTITUTE([.A13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4]" office:value-type="float" office:value="0" calcext:value-type="float">
            <text:p/>
          </table:table-cell>
          <table:table-cell table:style-name="ce52" table:formula="of:=LOWER([Configurações.H134])" office:value-type="string" office:string-value="213132" calcext:value-type="string">
            <text:p>213132</text:p>
          </table:table-cell>
          <table:table-cell table:style-name="ce54" table:formula="of:=CONCATENATE([.D134];[Configurações.F134])" office:value-type="string" office:string-value="213132@gmail.com" calcext:value-type="string">
            <text:p>213132@gmail.com</text:p>
          </table:table-cell>
          <table:table-cell table:style-name="ce54" table:formula="of:=[.C13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4]);&quot;&quot;;CONCATENATE([.K134];LEFT([.F134];4)))">
            <text:p/>
          </table:table-cell>
          <table:table-cell table:style-name="ce41" table:formula="of:=IF(ISBLANK([usuários.B134]);&quot;&quot;;&quot;SIMULADO_&quot;)">
            <text:p/>
          </table:table-cell>
          <table:table-cell table:style-name="ce41" table:formula="of:=IF(ISERR(VLOOKUP([usuários.A134];[EscolaID.A$2:.B$130];2;0));&quot;&quot;;VLOOKUP([usuários.A13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5])">
            <text:p/>
          </table:table-cell>
          <table:table-cell table:style-name="ce46" table:formula="of:=SUBSTITUTE(SUBSTITUTE(SUBSTITUTE(SUBSTITUTE(SUBSTITUTE(SUBSTITUTE(SUBSTITUTE(SUBSTITUTE(SUBSTITUTE(SUBSTITUTE(SUBSTITUTE(SUBSTITUTE([.A13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5]" office:value-type="float" office:value="0" calcext:value-type="float">
            <text:p/>
          </table:table-cell>
          <table:table-cell table:style-name="ce52" table:formula="of:=LOWER([Configurações.H135])" office:value-type="string" office:string-value="213133" calcext:value-type="string">
            <text:p>213133</text:p>
          </table:table-cell>
          <table:table-cell table:style-name="ce54" table:formula="of:=CONCATENATE([.D135];[Configurações.F135])" office:value-type="string" office:string-value="213133@gmail.com" calcext:value-type="string">
            <text:p>213133@gmail.com</text:p>
          </table:table-cell>
          <table:table-cell table:style-name="ce54" table:formula="of:=[.C13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5]);&quot;&quot;;CONCATENATE([.K135];LEFT([.F135];4)))">
            <text:p/>
          </table:table-cell>
          <table:table-cell table:style-name="ce41" table:formula="of:=IF(ISBLANK([usuários.B135]);&quot;&quot;;&quot;SIMULADO_&quot;)">
            <text:p/>
          </table:table-cell>
          <table:table-cell table:style-name="ce41" table:formula="of:=IF(ISERR(VLOOKUP([usuários.A135];[EscolaID.A$2:.B$130];2;0));&quot;&quot;;VLOOKUP([usuários.A13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6])">
            <text:p/>
          </table:table-cell>
          <table:table-cell table:style-name="ce46" table:formula="of:=SUBSTITUTE(SUBSTITUTE(SUBSTITUTE(SUBSTITUTE(SUBSTITUTE(SUBSTITUTE(SUBSTITUTE(SUBSTITUTE(SUBSTITUTE(SUBSTITUTE(SUBSTITUTE(SUBSTITUTE([.A13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6]" office:value-type="float" office:value="0" calcext:value-type="float">
            <text:p/>
          </table:table-cell>
          <table:table-cell table:style-name="ce52" table:formula="of:=LOWER([Configurações.H136])" office:value-type="string" office:string-value="213134" calcext:value-type="string">
            <text:p>213134</text:p>
          </table:table-cell>
          <table:table-cell table:style-name="ce54" table:formula="of:=CONCATENATE([.D136];[Configurações.F136])" office:value-type="string" office:string-value="213134@gmail.com" calcext:value-type="string">
            <text:p>213134@gmail.com</text:p>
          </table:table-cell>
          <table:table-cell table:style-name="ce54" table:formula="of:=[.C13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6]);&quot;&quot;;CONCATENATE([.K136];LEFT([.F136];4)))">
            <text:p/>
          </table:table-cell>
          <table:table-cell table:style-name="ce41" table:formula="of:=IF(ISBLANK([usuários.B136]);&quot;&quot;;&quot;SIMULADO_&quot;)">
            <text:p/>
          </table:table-cell>
          <table:table-cell table:style-name="ce41" table:formula="of:=IF(ISERR(VLOOKUP([usuários.A136];[EscolaID.A$2:.B$130];2;0));&quot;&quot;;VLOOKUP([usuários.A13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7])">
            <text:p/>
          </table:table-cell>
          <table:table-cell table:style-name="ce46" table:formula="of:=SUBSTITUTE(SUBSTITUTE(SUBSTITUTE(SUBSTITUTE(SUBSTITUTE(SUBSTITUTE(SUBSTITUTE(SUBSTITUTE(SUBSTITUTE(SUBSTITUTE(SUBSTITUTE(SUBSTITUTE([.A13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7]" office:value-type="float" office:value="0" calcext:value-type="float">
            <text:p/>
          </table:table-cell>
          <table:table-cell table:style-name="ce52" table:formula="of:=LOWER([Configurações.H137])" office:value-type="string" office:string-value="213135" calcext:value-type="string">
            <text:p>213135</text:p>
          </table:table-cell>
          <table:table-cell table:style-name="ce54" table:formula="of:=CONCATENATE([.D137];[Configurações.F137])" office:value-type="string" office:string-value="213135@gmail.com" calcext:value-type="string">
            <text:p>213135@gmail.com</text:p>
          </table:table-cell>
          <table:table-cell table:style-name="ce54" table:formula="of:=[.C13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7]);&quot;&quot;;CONCATENATE([.K137];LEFT([.F137];4)))">
            <text:p/>
          </table:table-cell>
          <table:table-cell table:style-name="ce41" table:formula="of:=IF(ISBLANK([usuários.B137]);&quot;&quot;;&quot;SIMULADO_&quot;)">
            <text:p/>
          </table:table-cell>
          <table:table-cell table:style-name="ce41" table:formula="of:=IF(ISERR(VLOOKUP([usuários.A137];[EscolaID.A$2:.B$130];2;0));&quot;&quot;;VLOOKUP([usuários.A13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8])">
            <text:p/>
          </table:table-cell>
          <table:table-cell table:style-name="ce46" table:formula="of:=SUBSTITUTE(SUBSTITUTE(SUBSTITUTE(SUBSTITUTE(SUBSTITUTE(SUBSTITUTE(SUBSTITUTE(SUBSTITUTE(SUBSTITUTE(SUBSTITUTE(SUBSTITUTE(SUBSTITUTE([.A13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8]" office:value-type="float" office:value="0" calcext:value-type="float">
            <text:p/>
          </table:table-cell>
          <table:table-cell table:style-name="ce52" table:formula="of:=LOWER([Configurações.H138])" office:value-type="string" office:string-value="213136" calcext:value-type="string">
            <text:p>213136</text:p>
          </table:table-cell>
          <table:table-cell table:style-name="ce54" table:formula="of:=CONCATENATE([.D138];[Configurações.F138])" office:value-type="string" office:string-value="213136@gmail.com" calcext:value-type="string">
            <text:p>213136@gmail.com</text:p>
          </table:table-cell>
          <table:table-cell table:style-name="ce54" table:formula="of:=[.C13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8]);&quot;&quot;;CONCATENATE([.K138];LEFT([.F138];4)))">
            <text:p/>
          </table:table-cell>
          <table:table-cell table:style-name="ce41" table:formula="of:=IF(ISBLANK([usuários.B138]);&quot;&quot;;&quot;SIMULADO_&quot;)">
            <text:p/>
          </table:table-cell>
          <table:table-cell table:style-name="ce41" table:formula="of:=IF(ISERR(VLOOKUP([usuários.A138];[EscolaID.A$2:.B$130];2;0));&quot;&quot;;VLOOKUP([usuários.A13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39])">
            <text:p/>
          </table:table-cell>
          <table:table-cell table:style-name="ce46" table:formula="of:=SUBSTITUTE(SUBSTITUTE(SUBSTITUTE(SUBSTITUTE(SUBSTITUTE(SUBSTITUTE(SUBSTITUTE(SUBSTITUTE(SUBSTITUTE(SUBSTITUTE(SUBSTITUTE(SUBSTITUTE([.A13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39]" office:value-type="float" office:value="0" calcext:value-type="float">
            <text:p/>
          </table:table-cell>
          <table:table-cell table:style-name="ce52" table:formula="of:=LOWER([Configurações.H139])" office:value-type="string" office:string-value="213137" calcext:value-type="string">
            <text:p>213137</text:p>
          </table:table-cell>
          <table:table-cell table:style-name="ce54" table:formula="of:=CONCATENATE([.D139];[Configurações.F139])" office:value-type="string" office:string-value="213137@gmail.com" calcext:value-type="string">
            <text:p>213137@gmail.com</text:p>
          </table:table-cell>
          <table:table-cell table:style-name="ce54" table:formula="of:=[.C13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39]);&quot;&quot;;CONCATENATE([.K139];LEFT([.F139];4)))">
            <text:p/>
          </table:table-cell>
          <table:table-cell table:style-name="ce41" table:formula="of:=IF(ISBLANK([usuários.B139]);&quot;&quot;;&quot;SIMULADO_&quot;)">
            <text:p/>
          </table:table-cell>
          <table:table-cell table:style-name="ce41" table:formula="of:=IF(ISERR(VLOOKUP([usuários.A139];[EscolaID.A$2:.B$130];2;0));&quot;&quot;;VLOOKUP([usuários.A13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0])">
            <text:p/>
          </table:table-cell>
          <table:table-cell table:style-name="ce46" table:formula="of:=SUBSTITUTE(SUBSTITUTE(SUBSTITUTE(SUBSTITUTE(SUBSTITUTE(SUBSTITUTE(SUBSTITUTE(SUBSTITUTE(SUBSTITUTE(SUBSTITUTE(SUBSTITUTE(SUBSTITUTE([.A14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0]" office:value-type="float" office:value="0" calcext:value-type="float">
            <text:p/>
          </table:table-cell>
          <table:table-cell table:style-name="ce52" table:formula="of:=LOWER([Configurações.H140])" office:value-type="string" office:string-value="213138" calcext:value-type="string">
            <text:p>213138</text:p>
          </table:table-cell>
          <table:table-cell table:style-name="ce54" table:formula="of:=CONCATENATE([.D140];[Configurações.F140])" office:value-type="string" office:string-value="213138@gmail.com" calcext:value-type="string">
            <text:p>213138@gmail.com</text:p>
          </table:table-cell>
          <table:table-cell table:style-name="ce54" table:formula="of:=[.C14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0]);&quot;&quot;;CONCATENATE([.K140];LEFT([.F140];4)))">
            <text:p/>
          </table:table-cell>
          <table:table-cell table:style-name="ce41" table:formula="of:=IF(ISBLANK([usuários.B140]);&quot;&quot;;&quot;SIMULADO_&quot;)">
            <text:p/>
          </table:table-cell>
          <table:table-cell table:style-name="ce41" table:formula="of:=IF(ISERR(VLOOKUP([usuários.A140];[EscolaID.A$2:.B$130];2;0));&quot;&quot;;VLOOKUP([usuários.A14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1])">
            <text:p/>
          </table:table-cell>
          <table:table-cell table:style-name="ce46" table:formula="of:=SUBSTITUTE(SUBSTITUTE(SUBSTITUTE(SUBSTITUTE(SUBSTITUTE(SUBSTITUTE(SUBSTITUTE(SUBSTITUTE(SUBSTITUTE(SUBSTITUTE(SUBSTITUTE(SUBSTITUTE([.A14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1]" office:value-type="float" office:value="0" calcext:value-type="float">
            <text:p/>
          </table:table-cell>
          <table:table-cell table:style-name="ce52" table:formula="of:=LOWER([Configurações.H141])" office:value-type="string" office:string-value="213139" calcext:value-type="string">
            <text:p>213139</text:p>
          </table:table-cell>
          <table:table-cell table:style-name="ce54" table:formula="of:=CONCATENATE([.D141];[Configurações.F141])" office:value-type="string" office:string-value="213139@gmail.com" calcext:value-type="string">
            <text:p>213139@gmail.com</text:p>
          </table:table-cell>
          <table:table-cell table:style-name="ce54" table:formula="of:=[.C14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1]);&quot;&quot;;CONCATENATE([.K141];LEFT([.F141];4)))">
            <text:p/>
          </table:table-cell>
          <table:table-cell table:style-name="ce41" table:formula="of:=IF(ISBLANK([usuários.B141]);&quot;&quot;;&quot;SIMULADO_&quot;)">
            <text:p/>
          </table:table-cell>
          <table:table-cell table:style-name="ce41" table:formula="of:=IF(ISERR(VLOOKUP([usuários.A141];[EscolaID.A$2:.B$130];2;0));&quot;&quot;;VLOOKUP([usuários.A14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2])">
            <text:p/>
          </table:table-cell>
          <table:table-cell table:style-name="ce46" table:formula="of:=SUBSTITUTE(SUBSTITUTE(SUBSTITUTE(SUBSTITUTE(SUBSTITUTE(SUBSTITUTE(SUBSTITUTE(SUBSTITUTE(SUBSTITUTE(SUBSTITUTE(SUBSTITUTE(SUBSTITUTE([.A14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2]" office:value-type="float" office:value="0" calcext:value-type="float">
            <text:p/>
          </table:table-cell>
          <table:table-cell table:style-name="ce52" table:formula="of:=LOWER([Configurações.H142])" office:value-type="string" office:string-value="213140" calcext:value-type="string">
            <text:p>213140</text:p>
          </table:table-cell>
          <table:table-cell table:style-name="ce54" table:formula="of:=CONCATENATE([.D142];[Configurações.F142])" office:value-type="string" office:string-value="213140@gmail.com" calcext:value-type="string">
            <text:p>213140@gmail.com</text:p>
          </table:table-cell>
          <table:table-cell table:style-name="ce54" table:formula="of:=[.C14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2]);&quot;&quot;;CONCATENATE([.K142];LEFT([.F142];4)))">
            <text:p/>
          </table:table-cell>
          <table:table-cell table:style-name="ce41" table:formula="of:=IF(ISBLANK([usuários.B142]);&quot;&quot;;&quot;SIMULADO_&quot;)">
            <text:p/>
          </table:table-cell>
          <table:table-cell table:style-name="ce41" table:formula="of:=IF(ISERR(VLOOKUP([usuários.A142];[EscolaID.A$2:.B$130];2;0));&quot;&quot;;VLOOKUP([usuários.A14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3])">
            <text:p/>
          </table:table-cell>
          <table:table-cell table:style-name="ce46" table:formula="of:=SUBSTITUTE(SUBSTITUTE(SUBSTITUTE(SUBSTITUTE(SUBSTITUTE(SUBSTITUTE(SUBSTITUTE(SUBSTITUTE(SUBSTITUTE(SUBSTITUTE(SUBSTITUTE(SUBSTITUTE([.A14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3]" office:value-type="float" office:value="0" calcext:value-type="float">
            <text:p/>
          </table:table-cell>
          <table:table-cell table:style-name="ce52" table:formula="of:=LOWER([Configurações.H143])" office:value-type="string" office:string-value="213141" calcext:value-type="string">
            <text:p>213141</text:p>
          </table:table-cell>
          <table:table-cell table:style-name="ce54" table:formula="of:=CONCATENATE([.D143];[Configurações.F143])" office:value-type="string" office:string-value="213141@gmail.com" calcext:value-type="string">
            <text:p>213141@gmail.com</text:p>
          </table:table-cell>
          <table:table-cell table:style-name="ce54" table:formula="of:=[.C14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3]);&quot;&quot;;CONCATENATE([.K143];LEFT([.F143];4)))">
            <text:p/>
          </table:table-cell>
          <table:table-cell table:style-name="ce41" table:formula="of:=IF(ISBLANK([usuários.B143]);&quot;&quot;;&quot;SIMULADO_&quot;)">
            <text:p/>
          </table:table-cell>
          <table:table-cell table:style-name="ce41" table:formula="of:=IF(ISERR(VLOOKUP([usuários.A143];[EscolaID.A$2:.B$130];2;0));&quot;&quot;;VLOOKUP([usuários.A14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4])">
            <text:p/>
          </table:table-cell>
          <table:table-cell table:style-name="ce46" table:formula="of:=SUBSTITUTE(SUBSTITUTE(SUBSTITUTE(SUBSTITUTE(SUBSTITUTE(SUBSTITUTE(SUBSTITUTE(SUBSTITUTE(SUBSTITUTE(SUBSTITUTE(SUBSTITUTE(SUBSTITUTE([.A14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4]" office:value-type="float" office:value="0" calcext:value-type="float">
            <text:p/>
          </table:table-cell>
          <table:table-cell table:style-name="ce52" table:formula="of:=LOWER([Configurações.H144])" office:value-type="string" office:string-value="213142" calcext:value-type="string">
            <text:p>213142</text:p>
          </table:table-cell>
          <table:table-cell table:style-name="ce54" table:formula="of:=CONCATENATE([.D144];[Configurações.F144])" office:value-type="string" office:string-value="213142@gmail.com" calcext:value-type="string">
            <text:p>213142@gmail.com</text:p>
          </table:table-cell>
          <table:table-cell table:style-name="ce54" table:formula="of:=[.C14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4]);&quot;&quot;;CONCATENATE([.K144];LEFT([.F144];4)))">
            <text:p/>
          </table:table-cell>
          <table:table-cell table:style-name="ce41" table:formula="of:=IF(ISBLANK([usuários.B144]);&quot;&quot;;&quot;SIMULADO_&quot;)">
            <text:p/>
          </table:table-cell>
          <table:table-cell table:style-name="ce41" table:formula="of:=IF(ISERR(VLOOKUP([usuários.A144];[EscolaID.A$2:.B$130];2;0));&quot;&quot;;VLOOKUP([usuários.A14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5])">
            <text:p/>
          </table:table-cell>
          <table:table-cell table:style-name="ce46" table:formula="of:=SUBSTITUTE(SUBSTITUTE(SUBSTITUTE(SUBSTITUTE(SUBSTITUTE(SUBSTITUTE(SUBSTITUTE(SUBSTITUTE(SUBSTITUTE(SUBSTITUTE(SUBSTITUTE(SUBSTITUTE([.A14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5]" office:value-type="float" office:value="0" calcext:value-type="float">
            <text:p/>
          </table:table-cell>
          <table:table-cell table:style-name="ce52" table:formula="of:=LOWER([Configurações.H145])" office:value-type="string" office:string-value="213143" calcext:value-type="string">
            <text:p>213143</text:p>
          </table:table-cell>
          <table:table-cell table:style-name="ce54" table:formula="of:=CONCATENATE([.D145];[Configurações.F145])" office:value-type="string" office:string-value="213143@gmail.com" calcext:value-type="string">
            <text:p>213143@gmail.com</text:p>
          </table:table-cell>
          <table:table-cell table:style-name="ce54" table:formula="of:=[.C14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5]);&quot;&quot;;CONCATENATE([.K145];LEFT([.F145];4)))">
            <text:p/>
          </table:table-cell>
          <table:table-cell table:style-name="ce41" table:formula="of:=IF(ISBLANK([usuários.B145]);&quot;&quot;;&quot;SIMULADO_&quot;)">
            <text:p/>
          </table:table-cell>
          <table:table-cell table:style-name="ce41" table:formula="of:=IF(ISERR(VLOOKUP([usuários.A145];[EscolaID.A$2:.B$130];2;0));&quot;&quot;;VLOOKUP([usuários.A14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6])">
            <text:p/>
          </table:table-cell>
          <table:table-cell table:style-name="ce46" table:formula="of:=SUBSTITUTE(SUBSTITUTE(SUBSTITUTE(SUBSTITUTE(SUBSTITUTE(SUBSTITUTE(SUBSTITUTE(SUBSTITUTE(SUBSTITUTE(SUBSTITUTE(SUBSTITUTE(SUBSTITUTE([.A14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6]" office:value-type="float" office:value="0" calcext:value-type="float">
            <text:p/>
          </table:table-cell>
          <table:table-cell table:style-name="ce52" table:formula="of:=LOWER([Configurações.H146])" office:value-type="string" office:string-value="213144" calcext:value-type="string">
            <text:p>213144</text:p>
          </table:table-cell>
          <table:table-cell table:style-name="ce54" table:formula="of:=CONCATENATE([.D146];[Configurações.F146])" office:value-type="string" office:string-value="213144@gmail.com" calcext:value-type="string">
            <text:p>213144@gmail.com</text:p>
          </table:table-cell>
          <table:table-cell table:style-name="ce54" table:formula="of:=[.C14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6]);&quot;&quot;;CONCATENATE([.K146];LEFT([.F146];4)))">
            <text:p/>
          </table:table-cell>
          <table:table-cell table:style-name="ce41" table:formula="of:=IF(ISBLANK([usuários.B146]);&quot;&quot;;&quot;SIMULADO_&quot;)">
            <text:p/>
          </table:table-cell>
          <table:table-cell table:style-name="ce41" table:formula="of:=IF(ISERR(VLOOKUP([usuários.A146];[EscolaID.A$2:.B$130];2;0));&quot;&quot;;VLOOKUP([usuários.A14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7])">
            <text:p/>
          </table:table-cell>
          <table:table-cell table:style-name="ce46" table:formula="of:=SUBSTITUTE(SUBSTITUTE(SUBSTITUTE(SUBSTITUTE(SUBSTITUTE(SUBSTITUTE(SUBSTITUTE(SUBSTITUTE(SUBSTITUTE(SUBSTITUTE(SUBSTITUTE(SUBSTITUTE([.A14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7]" office:value-type="float" office:value="0" calcext:value-type="float">
            <text:p/>
          </table:table-cell>
          <table:table-cell table:style-name="ce52" table:formula="of:=LOWER([Configurações.H147])" office:value-type="string" office:string-value="213145" calcext:value-type="string">
            <text:p>213145</text:p>
          </table:table-cell>
          <table:table-cell table:style-name="ce54" table:formula="of:=CONCATENATE([.D147];[Configurações.F147])" office:value-type="string" office:string-value="213145@gmail.com" calcext:value-type="string">
            <text:p>213145@gmail.com</text:p>
          </table:table-cell>
          <table:table-cell table:style-name="ce54" table:formula="of:=[.C14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7]);&quot;&quot;;CONCATENATE([.K147];LEFT([.F147];4)))">
            <text:p/>
          </table:table-cell>
          <table:table-cell table:style-name="ce41" table:formula="of:=IF(ISBLANK([usuários.B147]);&quot;&quot;;&quot;SIMULADO_&quot;)">
            <text:p/>
          </table:table-cell>
          <table:table-cell table:style-name="ce41" table:formula="of:=IF(ISERR(VLOOKUP([usuários.A147];[EscolaID.A$2:.B$130];2;0));&quot;&quot;;VLOOKUP([usuários.A14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8])">
            <text:p/>
          </table:table-cell>
          <table:table-cell table:style-name="ce46" table:formula="of:=SUBSTITUTE(SUBSTITUTE(SUBSTITUTE(SUBSTITUTE(SUBSTITUTE(SUBSTITUTE(SUBSTITUTE(SUBSTITUTE(SUBSTITUTE(SUBSTITUTE(SUBSTITUTE(SUBSTITUTE([.A14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8]" office:value-type="float" office:value="0" calcext:value-type="float">
            <text:p/>
          </table:table-cell>
          <table:table-cell table:style-name="ce52" table:formula="of:=LOWER([Configurações.H148])" office:value-type="string" office:string-value="213146" calcext:value-type="string">
            <text:p>213146</text:p>
          </table:table-cell>
          <table:table-cell table:style-name="ce54" table:formula="of:=CONCATENATE([.D148];[Configurações.F148])" office:value-type="string" office:string-value="213146@gmail.com" calcext:value-type="string">
            <text:p>213146@gmail.com</text:p>
          </table:table-cell>
          <table:table-cell table:style-name="ce54" table:formula="of:=[.C14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8]);&quot;&quot;;CONCATENATE([.K148];LEFT([.F148];4)))">
            <text:p/>
          </table:table-cell>
          <table:table-cell table:style-name="ce41" table:formula="of:=IF(ISBLANK([usuários.B148]);&quot;&quot;;&quot;SIMULADO_&quot;)">
            <text:p/>
          </table:table-cell>
          <table:table-cell table:style-name="ce41" table:formula="of:=IF(ISERR(VLOOKUP([usuários.A148];[EscolaID.A$2:.B$130];2;0));&quot;&quot;;VLOOKUP([usuários.A14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49])">
            <text:p/>
          </table:table-cell>
          <table:table-cell table:style-name="ce46" table:formula="of:=SUBSTITUTE(SUBSTITUTE(SUBSTITUTE(SUBSTITUTE(SUBSTITUTE(SUBSTITUTE(SUBSTITUTE(SUBSTITUTE(SUBSTITUTE(SUBSTITUTE(SUBSTITUTE(SUBSTITUTE([.A14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49]" office:value-type="float" office:value="0" calcext:value-type="float">
            <text:p/>
          </table:table-cell>
          <table:table-cell table:style-name="ce52" table:formula="of:=LOWER([Configurações.H149])" office:value-type="string" office:string-value="213147" calcext:value-type="string">
            <text:p>213147</text:p>
          </table:table-cell>
          <table:table-cell table:style-name="ce54" table:formula="of:=CONCATENATE([.D149];[Configurações.F149])" office:value-type="string" office:string-value="213147@gmail.com" calcext:value-type="string">
            <text:p>213147@gmail.com</text:p>
          </table:table-cell>
          <table:table-cell table:style-name="ce54" table:formula="of:=[.C14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49]);&quot;&quot;;CONCATENATE([.K149];LEFT([.F149];4)))">
            <text:p/>
          </table:table-cell>
          <table:table-cell table:style-name="ce41" table:formula="of:=IF(ISBLANK([usuários.B149]);&quot;&quot;;&quot;SIMULADO_&quot;)">
            <text:p/>
          </table:table-cell>
          <table:table-cell table:style-name="ce41" table:formula="of:=IF(ISERR(VLOOKUP([usuários.A149];[EscolaID.A$2:.B$130];2;0));&quot;&quot;;VLOOKUP([usuários.A14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0])">
            <text:p/>
          </table:table-cell>
          <table:table-cell table:style-name="ce46" table:formula="of:=SUBSTITUTE(SUBSTITUTE(SUBSTITUTE(SUBSTITUTE(SUBSTITUTE(SUBSTITUTE(SUBSTITUTE(SUBSTITUTE(SUBSTITUTE(SUBSTITUTE(SUBSTITUTE(SUBSTITUTE([.A15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0]" office:value-type="float" office:value="0" calcext:value-type="float">
            <text:p/>
          </table:table-cell>
          <table:table-cell table:style-name="ce52" table:formula="of:=LOWER([Configurações.H150])" office:value-type="string" office:string-value="213148" calcext:value-type="string">
            <text:p>213148</text:p>
          </table:table-cell>
          <table:table-cell table:style-name="ce54" table:formula="of:=CONCATENATE([.D150];[Configurações.F150])" office:value-type="string" office:string-value="213148@gmail.com" calcext:value-type="string">
            <text:p>213148@gmail.com</text:p>
          </table:table-cell>
          <table:table-cell table:style-name="ce54" table:formula="of:=[.C15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0]);&quot;&quot;;CONCATENATE([.K150];LEFT([.F150];4)))">
            <text:p/>
          </table:table-cell>
          <table:table-cell table:style-name="ce41" table:formula="of:=IF(ISBLANK([usuários.B150]);&quot;&quot;;&quot;SIMULADO_&quot;)">
            <text:p/>
          </table:table-cell>
          <table:table-cell table:style-name="ce41" table:formula="of:=IF(ISERR(VLOOKUP([usuários.A150];[EscolaID.A$2:.B$130];2;0));&quot;&quot;;VLOOKUP([usuários.A15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1])">
            <text:p/>
          </table:table-cell>
          <table:table-cell table:style-name="ce46" table:formula="of:=SUBSTITUTE(SUBSTITUTE(SUBSTITUTE(SUBSTITUTE(SUBSTITUTE(SUBSTITUTE(SUBSTITUTE(SUBSTITUTE(SUBSTITUTE(SUBSTITUTE(SUBSTITUTE(SUBSTITUTE([.A15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1]" office:value-type="float" office:value="0" calcext:value-type="float">
            <text:p/>
          </table:table-cell>
          <table:table-cell table:style-name="ce52" table:formula="of:=LOWER([Configurações.H151])" office:value-type="string" office:string-value="213149" calcext:value-type="string">
            <text:p>213149</text:p>
          </table:table-cell>
          <table:table-cell table:style-name="ce54" table:formula="of:=CONCATENATE([.D151];[Configurações.F151])" office:value-type="string" office:string-value="213149@gmail.com" calcext:value-type="string">
            <text:p>213149@gmail.com</text:p>
          </table:table-cell>
          <table:table-cell table:style-name="ce54" table:formula="of:=[.C15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1]);&quot;&quot;;CONCATENATE([.K151];LEFT([.F151];4)))">
            <text:p/>
          </table:table-cell>
          <table:table-cell table:style-name="ce41" table:formula="of:=IF(ISBLANK([usuários.B151]);&quot;&quot;;&quot;SIMULADO_&quot;)">
            <text:p/>
          </table:table-cell>
          <table:table-cell table:style-name="ce41" table:formula="of:=IF(ISERR(VLOOKUP([usuários.A151];[EscolaID.A$2:.B$130];2;0));&quot;&quot;;VLOOKUP([usuários.A15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2])">
            <text:p/>
          </table:table-cell>
          <table:table-cell table:style-name="ce46" table:formula="of:=SUBSTITUTE(SUBSTITUTE(SUBSTITUTE(SUBSTITUTE(SUBSTITUTE(SUBSTITUTE(SUBSTITUTE(SUBSTITUTE(SUBSTITUTE(SUBSTITUTE(SUBSTITUTE(SUBSTITUTE([.A15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2]" office:value-type="float" office:value="0" calcext:value-type="float">
            <text:p/>
          </table:table-cell>
          <table:table-cell table:style-name="ce52" table:formula="of:=LOWER([Configurações.H152])" office:value-type="string" office:string-value="213150" calcext:value-type="string">
            <text:p>213150</text:p>
          </table:table-cell>
          <table:table-cell table:style-name="ce54" table:formula="of:=CONCATENATE([.D152];[Configurações.F152])" office:value-type="string" office:string-value="213150@gmail.com" calcext:value-type="string">
            <text:p>213150@gmail.com</text:p>
          </table:table-cell>
          <table:table-cell table:style-name="ce54" table:formula="of:=[.C15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2]);&quot;&quot;;CONCATENATE([.K152];LEFT([.F152];4)))">
            <text:p/>
          </table:table-cell>
          <table:table-cell table:style-name="ce41" table:formula="of:=IF(ISBLANK([usuários.B152]);&quot;&quot;;&quot;SIMULADO_&quot;)">
            <text:p/>
          </table:table-cell>
          <table:table-cell table:style-name="ce41" table:formula="of:=IF(ISERR(VLOOKUP([usuários.A152];[EscolaID.A$2:.B$130];2;0));&quot;&quot;;VLOOKUP([usuários.A15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3])">
            <text:p/>
          </table:table-cell>
          <table:table-cell table:style-name="ce46" table:formula="of:=SUBSTITUTE(SUBSTITUTE(SUBSTITUTE(SUBSTITUTE(SUBSTITUTE(SUBSTITUTE(SUBSTITUTE(SUBSTITUTE(SUBSTITUTE(SUBSTITUTE(SUBSTITUTE(SUBSTITUTE([.A15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3]" office:value-type="float" office:value="0" calcext:value-type="float">
            <text:p/>
          </table:table-cell>
          <table:table-cell table:style-name="ce52" table:formula="of:=LOWER([Configurações.H153])" office:value-type="string" office:string-value="213151" calcext:value-type="string">
            <text:p>213151</text:p>
          </table:table-cell>
          <table:table-cell table:style-name="ce54" table:formula="of:=CONCATENATE([.D153];[Configurações.F153])" office:value-type="string" office:string-value="213151@gmail.com" calcext:value-type="string">
            <text:p>213151@gmail.com</text:p>
          </table:table-cell>
          <table:table-cell table:style-name="ce54" table:formula="of:=[.C15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3]);&quot;&quot;;CONCATENATE([.K153];LEFT([.F153];4)))">
            <text:p/>
          </table:table-cell>
          <table:table-cell table:style-name="ce41" table:formula="of:=IF(ISBLANK([usuários.B153]);&quot;&quot;;&quot;SIMULADO_&quot;)">
            <text:p/>
          </table:table-cell>
          <table:table-cell table:style-name="ce41" table:formula="of:=IF(ISERR(VLOOKUP([usuários.A153];[EscolaID.A$2:.B$130];2;0));&quot;&quot;;VLOOKUP([usuários.A15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4])">
            <text:p/>
          </table:table-cell>
          <table:table-cell table:style-name="ce46" table:formula="of:=SUBSTITUTE(SUBSTITUTE(SUBSTITUTE(SUBSTITUTE(SUBSTITUTE(SUBSTITUTE(SUBSTITUTE(SUBSTITUTE(SUBSTITUTE(SUBSTITUTE(SUBSTITUTE(SUBSTITUTE([.A15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4]" office:value-type="float" office:value="0" calcext:value-type="float">
            <text:p/>
          </table:table-cell>
          <table:table-cell table:style-name="ce52" table:formula="of:=LOWER([Configurações.H154])" office:value-type="string" office:string-value="213152" calcext:value-type="string">
            <text:p>213152</text:p>
          </table:table-cell>
          <table:table-cell table:style-name="ce54" table:formula="of:=CONCATENATE([.D154];[Configurações.F154])" office:value-type="string" office:string-value="213152@gmail.com" calcext:value-type="string">
            <text:p>213152@gmail.com</text:p>
          </table:table-cell>
          <table:table-cell table:style-name="ce54" table:formula="of:=[.C15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4]);&quot;&quot;;CONCATENATE([.K154];LEFT([.F154];4)))">
            <text:p/>
          </table:table-cell>
          <table:table-cell table:style-name="ce41" table:formula="of:=IF(ISBLANK([usuários.B154]);&quot;&quot;;&quot;SIMULADO_&quot;)">
            <text:p/>
          </table:table-cell>
          <table:table-cell table:style-name="ce41" table:formula="of:=IF(ISERR(VLOOKUP([usuários.A154];[EscolaID.A$2:.B$130];2;0));&quot;&quot;;VLOOKUP([usuários.A15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5])">
            <text:p/>
          </table:table-cell>
          <table:table-cell table:style-name="ce46" table:formula="of:=SUBSTITUTE(SUBSTITUTE(SUBSTITUTE(SUBSTITUTE(SUBSTITUTE(SUBSTITUTE(SUBSTITUTE(SUBSTITUTE(SUBSTITUTE(SUBSTITUTE(SUBSTITUTE(SUBSTITUTE([.A15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5]" office:value-type="float" office:value="0" calcext:value-type="float">
            <text:p/>
          </table:table-cell>
          <table:table-cell table:style-name="ce52" table:formula="of:=LOWER([Configurações.H155])" office:value-type="string" office:string-value="213153" calcext:value-type="string">
            <text:p>213153</text:p>
          </table:table-cell>
          <table:table-cell table:style-name="ce54" table:formula="of:=CONCATENATE([.D155];[Configurações.F155])" office:value-type="string" office:string-value="213153@gmail.com" calcext:value-type="string">
            <text:p>213153@gmail.com</text:p>
          </table:table-cell>
          <table:table-cell table:style-name="ce54" table:formula="of:=[.C15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5]);&quot;&quot;;CONCATENATE([.K155];LEFT([.F155];4)))">
            <text:p/>
          </table:table-cell>
          <table:table-cell table:style-name="ce41" table:formula="of:=IF(ISBLANK([usuários.B155]);&quot;&quot;;&quot;SIMULADO_&quot;)">
            <text:p/>
          </table:table-cell>
          <table:table-cell table:style-name="ce41" table:formula="of:=IF(ISERR(VLOOKUP([usuários.A155];[EscolaID.A$2:.B$130];2;0));&quot;&quot;;VLOOKUP([usuários.A15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6])">
            <text:p/>
          </table:table-cell>
          <table:table-cell table:style-name="ce46" table:formula="of:=SUBSTITUTE(SUBSTITUTE(SUBSTITUTE(SUBSTITUTE(SUBSTITUTE(SUBSTITUTE(SUBSTITUTE(SUBSTITUTE(SUBSTITUTE(SUBSTITUTE(SUBSTITUTE(SUBSTITUTE([.A15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6]" office:value-type="float" office:value="0" calcext:value-type="float">
            <text:p/>
          </table:table-cell>
          <table:table-cell table:style-name="ce52" table:formula="of:=LOWER([Configurações.H156])" office:value-type="string" office:string-value="213154" calcext:value-type="string">
            <text:p>213154</text:p>
          </table:table-cell>
          <table:table-cell table:style-name="ce54" table:formula="of:=CONCATENATE([.D156];[Configurações.F156])" office:value-type="string" office:string-value="213154@gmail.com" calcext:value-type="string">
            <text:p>213154@gmail.com</text:p>
          </table:table-cell>
          <table:table-cell table:style-name="ce54" table:formula="of:=[.C15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6]);&quot;&quot;;CONCATENATE([.K156];LEFT([.F156];4)))">
            <text:p/>
          </table:table-cell>
          <table:table-cell table:style-name="ce41" table:formula="of:=IF(ISBLANK([usuários.B156]);&quot;&quot;;&quot;SIMULADO_&quot;)">
            <text:p/>
          </table:table-cell>
          <table:table-cell table:style-name="ce41" table:formula="of:=IF(ISERR(VLOOKUP([usuários.A156];[EscolaID.A$2:.B$130];2;0));&quot;&quot;;VLOOKUP([usuários.A15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7])">
            <text:p/>
          </table:table-cell>
          <table:table-cell table:style-name="ce46" table:formula="of:=SUBSTITUTE(SUBSTITUTE(SUBSTITUTE(SUBSTITUTE(SUBSTITUTE(SUBSTITUTE(SUBSTITUTE(SUBSTITUTE(SUBSTITUTE(SUBSTITUTE(SUBSTITUTE(SUBSTITUTE([.A15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7]" office:value-type="float" office:value="0" calcext:value-type="float">
            <text:p/>
          </table:table-cell>
          <table:table-cell table:style-name="ce52" table:formula="of:=LOWER([Configurações.H157])" office:value-type="string" office:string-value="213155" calcext:value-type="string">
            <text:p>213155</text:p>
          </table:table-cell>
          <table:table-cell table:style-name="ce54" table:formula="of:=CONCATENATE([.D157];[Configurações.F157])" office:value-type="string" office:string-value="213155@gmail.com" calcext:value-type="string">
            <text:p>213155@gmail.com</text:p>
          </table:table-cell>
          <table:table-cell table:style-name="ce54" table:formula="of:=[.C15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7]);&quot;&quot;;CONCATENATE([.K157];LEFT([.F157];4)))">
            <text:p/>
          </table:table-cell>
          <table:table-cell table:style-name="ce41" table:formula="of:=IF(ISBLANK([usuários.B157]);&quot;&quot;;&quot;SIMULADO_&quot;)">
            <text:p/>
          </table:table-cell>
          <table:table-cell table:style-name="ce41" table:formula="of:=IF(ISERR(VLOOKUP([usuários.A157];[EscolaID.A$2:.B$130];2;0));&quot;&quot;;VLOOKUP([usuários.A15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8])">
            <text:p/>
          </table:table-cell>
          <table:table-cell table:style-name="ce46" table:formula="of:=SUBSTITUTE(SUBSTITUTE(SUBSTITUTE(SUBSTITUTE(SUBSTITUTE(SUBSTITUTE(SUBSTITUTE(SUBSTITUTE(SUBSTITUTE(SUBSTITUTE(SUBSTITUTE(SUBSTITUTE([.A15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8]" office:value-type="float" office:value="0" calcext:value-type="float">
            <text:p/>
          </table:table-cell>
          <table:table-cell table:style-name="ce52" table:formula="of:=LOWER([Configurações.H158])" office:value-type="string" office:string-value="213156" calcext:value-type="string">
            <text:p>213156</text:p>
          </table:table-cell>
          <table:table-cell table:style-name="ce54" table:formula="of:=CONCATENATE([.D158];[Configurações.F158])" office:value-type="string" office:string-value="213156@gmail.com" calcext:value-type="string">
            <text:p>213156@gmail.com</text:p>
          </table:table-cell>
          <table:table-cell table:style-name="ce54" table:formula="of:=[.C15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8]);&quot;&quot;;CONCATENATE([.K158];LEFT([.F158];4)))">
            <text:p/>
          </table:table-cell>
          <table:table-cell table:style-name="ce41" table:formula="of:=IF(ISBLANK([usuários.B158]);&quot;&quot;;&quot;SIMULADO_&quot;)">
            <text:p/>
          </table:table-cell>
          <table:table-cell table:style-name="ce41" table:formula="of:=IF(ISERR(VLOOKUP([usuários.A158];[EscolaID.A$2:.B$130];2;0));&quot;&quot;;VLOOKUP([usuários.A15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59])">
            <text:p/>
          </table:table-cell>
          <table:table-cell table:style-name="ce46" table:formula="of:=SUBSTITUTE(SUBSTITUTE(SUBSTITUTE(SUBSTITUTE(SUBSTITUTE(SUBSTITUTE(SUBSTITUTE(SUBSTITUTE(SUBSTITUTE(SUBSTITUTE(SUBSTITUTE(SUBSTITUTE([.A15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59]" office:value-type="float" office:value="0" calcext:value-type="float">
            <text:p/>
          </table:table-cell>
          <table:table-cell table:style-name="ce52" table:formula="of:=LOWER([Configurações.H159])" office:value-type="string" office:string-value="213157" calcext:value-type="string">
            <text:p>213157</text:p>
          </table:table-cell>
          <table:table-cell table:style-name="ce54" table:formula="of:=CONCATENATE([.D159];[Configurações.F159])" office:value-type="string" office:string-value="213157@gmail.com" calcext:value-type="string">
            <text:p>213157@gmail.com</text:p>
          </table:table-cell>
          <table:table-cell table:style-name="ce54" table:formula="of:=[.C15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59]);&quot;&quot;;CONCATENATE([.K159];LEFT([.F159];4)))">
            <text:p/>
          </table:table-cell>
          <table:table-cell table:style-name="ce41" table:formula="of:=IF(ISBLANK([usuários.B159]);&quot;&quot;;&quot;SIMULADO_&quot;)">
            <text:p/>
          </table:table-cell>
          <table:table-cell table:style-name="ce41" table:formula="of:=IF(ISERR(VLOOKUP([usuários.A159];[EscolaID.A$2:.B$130];2;0));&quot;&quot;;VLOOKUP([usuários.A15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0])">
            <text:p/>
          </table:table-cell>
          <table:table-cell table:style-name="ce46" table:formula="of:=SUBSTITUTE(SUBSTITUTE(SUBSTITUTE(SUBSTITUTE(SUBSTITUTE(SUBSTITUTE(SUBSTITUTE(SUBSTITUTE(SUBSTITUTE(SUBSTITUTE(SUBSTITUTE(SUBSTITUTE([.A16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0]" office:value-type="float" office:value="0" calcext:value-type="float">
            <text:p/>
          </table:table-cell>
          <table:table-cell table:style-name="ce52" table:formula="of:=LOWER([Configurações.H160])" office:value-type="string" office:string-value="213158" calcext:value-type="string">
            <text:p>213158</text:p>
          </table:table-cell>
          <table:table-cell table:style-name="ce54" table:formula="of:=CONCATENATE([.D160];[Configurações.F160])" office:value-type="string" office:string-value="213158@gmail.com" calcext:value-type="string">
            <text:p>213158@gmail.com</text:p>
          </table:table-cell>
          <table:table-cell table:style-name="ce54" table:formula="of:=[.C16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0]);&quot;&quot;;CONCATENATE([.K160];LEFT([.F160];4)))">
            <text:p/>
          </table:table-cell>
          <table:table-cell table:style-name="ce41" table:formula="of:=IF(ISBLANK([usuários.B160]);&quot;&quot;;&quot;SIMULADO_&quot;)">
            <text:p/>
          </table:table-cell>
          <table:table-cell table:style-name="ce41" table:formula="of:=IF(ISERR(VLOOKUP([usuários.A160];[EscolaID.A$2:.B$130];2;0));&quot;&quot;;VLOOKUP([usuários.A16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1])">
            <text:p/>
          </table:table-cell>
          <table:table-cell table:style-name="ce46" table:formula="of:=SUBSTITUTE(SUBSTITUTE(SUBSTITUTE(SUBSTITUTE(SUBSTITUTE(SUBSTITUTE(SUBSTITUTE(SUBSTITUTE(SUBSTITUTE(SUBSTITUTE(SUBSTITUTE(SUBSTITUTE([.A16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1]" office:value-type="float" office:value="0" calcext:value-type="float">
            <text:p/>
          </table:table-cell>
          <table:table-cell table:style-name="ce52" table:formula="of:=LOWER([Configurações.H161])" office:value-type="string" office:string-value="213159" calcext:value-type="string">
            <text:p>213159</text:p>
          </table:table-cell>
          <table:table-cell table:style-name="ce54" table:formula="of:=CONCATENATE([.D161];[Configurações.F161])" office:value-type="string" office:string-value="213159@gmail.com" calcext:value-type="string">
            <text:p>213159@gmail.com</text:p>
          </table:table-cell>
          <table:table-cell table:style-name="ce54" table:formula="of:=[.C16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1]);&quot;&quot;;CONCATENATE([.K161];LEFT([.F161];4)))">
            <text:p/>
          </table:table-cell>
          <table:table-cell table:style-name="ce41" table:formula="of:=IF(ISBLANK([usuários.B161]);&quot;&quot;;&quot;SIMULADO_&quot;)">
            <text:p/>
          </table:table-cell>
          <table:table-cell table:style-name="ce41" table:formula="of:=IF(ISERR(VLOOKUP([usuários.A161];[EscolaID.A$2:.B$130];2;0));&quot;&quot;;VLOOKUP([usuários.A16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2])">
            <text:p/>
          </table:table-cell>
          <table:table-cell table:style-name="ce46" table:formula="of:=SUBSTITUTE(SUBSTITUTE(SUBSTITUTE(SUBSTITUTE(SUBSTITUTE(SUBSTITUTE(SUBSTITUTE(SUBSTITUTE(SUBSTITUTE(SUBSTITUTE(SUBSTITUTE(SUBSTITUTE([.A16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2]" office:value-type="float" office:value="0" calcext:value-type="float">
            <text:p/>
          </table:table-cell>
          <table:table-cell table:style-name="ce52" table:formula="of:=LOWER([Configurações.H162])" office:value-type="string" office:string-value="213160" calcext:value-type="string">
            <text:p>213160</text:p>
          </table:table-cell>
          <table:table-cell table:style-name="ce54" table:formula="of:=CONCATENATE([.D162];[Configurações.F162])" office:value-type="string" office:string-value="213160@gmail.com" calcext:value-type="string">
            <text:p>213160@gmail.com</text:p>
          </table:table-cell>
          <table:table-cell table:style-name="ce54" table:formula="of:=[.C16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2]);&quot;&quot;;CONCATENATE([.K162];LEFT([.F162];4)))">
            <text:p/>
          </table:table-cell>
          <table:table-cell table:style-name="ce41" table:formula="of:=IF(ISBLANK([usuários.B162]);&quot;&quot;;&quot;SIMULADO_&quot;)">
            <text:p/>
          </table:table-cell>
          <table:table-cell table:style-name="ce41" table:formula="of:=IF(ISERR(VLOOKUP([usuários.A162];[EscolaID.A$2:.B$130];2;0));&quot;&quot;;VLOOKUP([usuários.A16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3])">
            <text:p/>
          </table:table-cell>
          <table:table-cell table:style-name="ce46" table:formula="of:=SUBSTITUTE(SUBSTITUTE(SUBSTITUTE(SUBSTITUTE(SUBSTITUTE(SUBSTITUTE(SUBSTITUTE(SUBSTITUTE(SUBSTITUTE(SUBSTITUTE(SUBSTITUTE(SUBSTITUTE([.A16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3]" office:value-type="float" office:value="0" calcext:value-type="float">
            <text:p/>
          </table:table-cell>
          <table:table-cell table:style-name="ce52" table:formula="of:=LOWER([Configurações.H163])" office:value-type="string" office:string-value="213161" calcext:value-type="string">
            <text:p>213161</text:p>
          </table:table-cell>
          <table:table-cell table:style-name="ce54" table:formula="of:=CONCATENATE([.D163];[Configurações.F163])" office:value-type="string" office:string-value="213161@gmail.com" calcext:value-type="string">
            <text:p>213161@gmail.com</text:p>
          </table:table-cell>
          <table:table-cell table:style-name="ce54" table:formula="of:=[.C16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3]);&quot;&quot;;CONCATENATE([.K163];LEFT([.F163];4)))">
            <text:p/>
          </table:table-cell>
          <table:table-cell table:style-name="ce41" table:formula="of:=IF(ISBLANK([usuários.B163]);&quot;&quot;;&quot;SIMULADO_&quot;)">
            <text:p/>
          </table:table-cell>
          <table:table-cell table:style-name="ce41" table:formula="of:=IF(ISERR(VLOOKUP([usuários.A163];[EscolaID.A$2:.B$130];2;0));&quot;&quot;;VLOOKUP([usuários.A16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4])">
            <text:p/>
          </table:table-cell>
          <table:table-cell table:style-name="ce46" table:formula="of:=SUBSTITUTE(SUBSTITUTE(SUBSTITUTE(SUBSTITUTE(SUBSTITUTE(SUBSTITUTE(SUBSTITUTE(SUBSTITUTE(SUBSTITUTE(SUBSTITUTE(SUBSTITUTE(SUBSTITUTE([.A16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4]" office:value-type="float" office:value="0" calcext:value-type="float">
            <text:p/>
          </table:table-cell>
          <table:table-cell table:style-name="ce52" table:formula="of:=LOWER([Configurações.H164])" office:value-type="string" office:string-value="213162" calcext:value-type="string">
            <text:p>213162</text:p>
          </table:table-cell>
          <table:table-cell table:style-name="ce54" table:formula="of:=CONCATENATE([.D164];[Configurações.F164])" office:value-type="string" office:string-value="213162@gmail.com" calcext:value-type="string">
            <text:p>213162@gmail.com</text:p>
          </table:table-cell>
          <table:table-cell table:style-name="ce54" table:formula="of:=[.C16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4]);&quot;&quot;;CONCATENATE([.K164];LEFT([.F164];4)))">
            <text:p/>
          </table:table-cell>
          <table:table-cell table:style-name="ce41" table:formula="of:=IF(ISBLANK([usuários.B164]);&quot;&quot;;&quot;SIMULADO_&quot;)">
            <text:p/>
          </table:table-cell>
          <table:table-cell table:style-name="ce41" table:formula="of:=IF(ISERR(VLOOKUP([usuários.A164];[EscolaID.A$2:.B$130];2;0));&quot;&quot;;VLOOKUP([usuários.A16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5])">
            <text:p/>
          </table:table-cell>
          <table:table-cell table:style-name="ce46" table:formula="of:=SUBSTITUTE(SUBSTITUTE(SUBSTITUTE(SUBSTITUTE(SUBSTITUTE(SUBSTITUTE(SUBSTITUTE(SUBSTITUTE(SUBSTITUTE(SUBSTITUTE(SUBSTITUTE(SUBSTITUTE([.A16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5]" office:value-type="float" office:value="0" calcext:value-type="float">
            <text:p/>
          </table:table-cell>
          <table:table-cell table:style-name="ce52" table:formula="of:=LOWER([Configurações.H165])" office:value-type="string" office:string-value="213163" calcext:value-type="string">
            <text:p>213163</text:p>
          </table:table-cell>
          <table:table-cell table:style-name="ce54" table:formula="of:=CONCATENATE([.D165];[Configurações.F165])" office:value-type="string" office:string-value="213163@gmail.com" calcext:value-type="string">
            <text:p>213163@gmail.com</text:p>
          </table:table-cell>
          <table:table-cell table:style-name="ce54" table:formula="of:=[.C16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5]);&quot;&quot;;CONCATENATE([.K165];LEFT([.F165];4)))">
            <text:p/>
          </table:table-cell>
          <table:table-cell table:style-name="ce41" table:formula="of:=IF(ISBLANK([usuários.B165]);&quot;&quot;;&quot;SIMULADO_&quot;)">
            <text:p/>
          </table:table-cell>
          <table:table-cell table:style-name="ce41" table:formula="of:=IF(ISERR(VLOOKUP([usuários.A165];[EscolaID.A$2:.B$130];2;0));&quot;&quot;;VLOOKUP([usuários.A16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6])">
            <text:p/>
          </table:table-cell>
          <table:table-cell table:style-name="ce46" table:formula="of:=SUBSTITUTE(SUBSTITUTE(SUBSTITUTE(SUBSTITUTE(SUBSTITUTE(SUBSTITUTE(SUBSTITUTE(SUBSTITUTE(SUBSTITUTE(SUBSTITUTE(SUBSTITUTE(SUBSTITUTE([.A16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6]" office:value-type="float" office:value="0" calcext:value-type="float">
            <text:p/>
          </table:table-cell>
          <table:table-cell table:style-name="ce52" table:formula="of:=LOWER([Configurações.H166])" office:value-type="string" office:string-value="213164" calcext:value-type="string">
            <text:p>213164</text:p>
          </table:table-cell>
          <table:table-cell table:style-name="ce54" table:formula="of:=CONCATENATE([.D166];[Configurações.F166])" office:value-type="string" office:string-value="213164@gmail.com" calcext:value-type="string">
            <text:p>213164@gmail.com</text:p>
          </table:table-cell>
          <table:table-cell table:style-name="ce54" table:formula="of:=[.C16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6]);&quot;&quot;;CONCATENATE([.K166];LEFT([.F166];4)))">
            <text:p/>
          </table:table-cell>
          <table:table-cell table:style-name="ce41" table:formula="of:=IF(ISBLANK([usuários.B166]);&quot;&quot;;&quot;SIMULADO_&quot;)">
            <text:p/>
          </table:table-cell>
          <table:table-cell table:style-name="ce41" table:formula="of:=IF(ISERR(VLOOKUP([usuários.A166];[EscolaID.A$2:.B$130];2;0));&quot;&quot;;VLOOKUP([usuários.A16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7])">
            <text:p/>
          </table:table-cell>
          <table:table-cell table:style-name="ce46" table:formula="of:=SUBSTITUTE(SUBSTITUTE(SUBSTITUTE(SUBSTITUTE(SUBSTITUTE(SUBSTITUTE(SUBSTITUTE(SUBSTITUTE(SUBSTITUTE(SUBSTITUTE(SUBSTITUTE(SUBSTITUTE([.A16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7]" office:value-type="float" office:value="0" calcext:value-type="float">
            <text:p/>
          </table:table-cell>
          <table:table-cell table:style-name="ce52" table:formula="of:=LOWER([Configurações.H167])" office:value-type="string" office:string-value="213165" calcext:value-type="string">
            <text:p>213165</text:p>
          </table:table-cell>
          <table:table-cell table:style-name="ce54" table:formula="of:=CONCATENATE([.D167];[Configurações.F167])" office:value-type="string" office:string-value="213165@gmail.com" calcext:value-type="string">
            <text:p>213165@gmail.com</text:p>
          </table:table-cell>
          <table:table-cell table:style-name="ce54" table:formula="of:=[.C16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7]);&quot;&quot;;CONCATENATE([.K167];LEFT([.F167];4)))">
            <text:p/>
          </table:table-cell>
          <table:table-cell table:style-name="ce41" table:formula="of:=IF(ISBLANK([usuários.B167]);&quot;&quot;;&quot;SIMULADO_&quot;)">
            <text:p/>
          </table:table-cell>
          <table:table-cell table:style-name="ce41" table:formula="of:=IF(ISERR(VLOOKUP([usuários.A167];[EscolaID.A$2:.B$130];2;0));&quot;&quot;;VLOOKUP([usuários.A16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8])">
            <text:p/>
          </table:table-cell>
          <table:table-cell table:style-name="ce46" table:formula="of:=SUBSTITUTE(SUBSTITUTE(SUBSTITUTE(SUBSTITUTE(SUBSTITUTE(SUBSTITUTE(SUBSTITUTE(SUBSTITUTE(SUBSTITUTE(SUBSTITUTE(SUBSTITUTE(SUBSTITUTE([.A16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8]" office:value-type="float" office:value="0" calcext:value-type="float">
            <text:p/>
          </table:table-cell>
          <table:table-cell table:style-name="ce52" table:formula="of:=LOWER([Configurações.H168])" office:value-type="string" office:string-value="213166" calcext:value-type="string">
            <text:p>213166</text:p>
          </table:table-cell>
          <table:table-cell table:style-name="ce54" table:formula="of:=CONCATENATE([.D168];[Configurações.F168])" office:value-type="string" office:string-value="213166@gmail.com" calcext:value-type="string">
            <text:p>213166@gmail.com</text:p>
          </table:table-cell>
          <table:table-cell table:style-name="ce54" table:formula="of:=[.C16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8]);&quot;&quot;;CONCATENATE([.K168];LEFT([.F168];4)))">
            <text:p/>
          </table:table-cell>
          <table:table-cell table:style-name="ce41" table:formula="of:=IF(ISBLANK([usuários.B168]);&quot;&quot;;&quot;SIMULADO_&quot;)">
            <text:p/>
          </table:table-cell>
          <table:table-cell table:style-name="ce41" table:formula="of:=IF(ISERR(VLOOKUP([usuários.A168];[EscolaID.A$2:.B$130];2;0));&quot;&quot;;VLOOKUP([usuários.A16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69])">
            <text:p/>
          </table:table-cell>
          <table:table-cell table:style-name="ce46" table:formula="of:=SUBSTITUTE(SUBSTITUTE(SUBSTITUTE(SUBSTITUTE(SUBSTITUTE(SUBSTITUTE(SUBSTITUTE(SUBSTITUTE(SUBSTITUTE(SUBSTITUTE(SUBSTITUTE(SUBSTITUTE([.A16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69]" office:value-type="float" office:value="0" calcext:value-type="float">
            <text:p/>
          </table:table-cell>
          <table:table-cell table:style-name="ce52" table:formula="of:=LOWER([Configurações.H169])" office:value-type="string" office:string-value="213167" calcext:value-type="string">
            <text:p>213167</text:p>
          </table:table-cell>
          <table:table-cell table:style-name="ce54" table:formula="of:=CONCATENATE([.D169];[Configurações.F169])" office:value-type="string" office:string-value="213167@gmail.com" calcext:value-type="string">
            <text:p>213167@gmail.com</text:p>
          </table:table-cell>
          <table:table-cell table:style-name="ce54" table:formula="of:=[.C16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69]);&quot;&quot;;CONCATENATE([.K169];LEFT([.F169];4)))">
            <text:p/>
          </table:table-cell>
          <table:table-cell table:style-name="ce41" table:formula="of:=IF(ISBLANK([usuários.B169]);&quot;&quot;;&quot;SIMULADO_&quot;)">
            <text:p/>
          </table:table-cell>
          <table:table-cell table:style-name="ce41" table:formula="of:=IF(ISERR(VLOOKUP([usuários.A169];[EscolaID.A$2:.B$130];2;0));&quot;&quot;;VLOOKUP([usuários.A16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0])">
            <text:p/>
          </table:table-cell>
          <table:table-cell table:style-name="ce46" table:formula="of:=SUBSTITUTE(SUBSTITUTE(SUBSTITUTE(SUBSTITUTE(SUBSTITUTE(SUBSTITUTE(SUBSTITUTE(SUBSTITUTE(SUBSTITUTE(SUBSTITUTE(SUBSTITUTE(SUBSTITUTE([.A17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0]" office:value-type="float" office:value="0" calcext:value-type="float">
            <text:p/>
          </table:table-cell>
          <table:table-cell table:style-name="ce52" table:formula="of:=LOWER([Configurações.H170])" office:value-type="string" office:string-value="213168" calcext:value-type="string">
            <text:p>213168</text:p>
          </table:table-cell>
          <table:table-cell table:style-name="ce54" table:formula="of:=CONCATENATE([.D170];[Configurações.F170])" office:value-type="string" office:string-value="213168@gmail.com" calcext:value-type="string">
            <text:p>213168@gmail.com</text:p>
          </table:table-cell>
          <table:table-cell table:style-name="ce54" table:formula="of:=[.C17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0]);&quot;&quot;;CONCATENATE([.K170];LEFT([.F170];4)))">
            <text:p/>
          </table:table-cell>
          <table:table-cell table:style-name="ce41" table:formula="of:=IF(ISBLANK([usuários.B170]);&quot;&quot;;&quot;SIMULADO_&quot;)">
            <text:p/>
          </table:table-cell>
          <table:table-cell table:style-name="ce41" table:formula="of:=IF(ISERR(VLOOKUP([usuários.A170];[EscolaID.A$2:.B$130];2;0));&quot;&quot;;VLOOKUP([usuários.A17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1])">
            <text:p/>
          </table:table-cell>
          <table:table-cell table:style-name="ce46" table:formula="of:=SUBSTITUTE(SUBSTITUTE(SUBSTITUTE(SUBSTITUTE(SUBSTITUTE(SUBSTITUTE(SUBSTITUTE(SUBSTITUTE(SUBSTITUTE(SUBSTITUTE(SUBSTITUTE(SUBSTITUTE([.A17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1]" office:value-type="float" office:value="0" calcext:value-type="float">
            <text:p/>
          </table:table-cell>
          <table:table-cell table:style-name="ce52" table:formula="of:=LOWER([Configurações.H171])" office:value-type="string" office:string-value="213169" calcext:value-type="string">
            <text:p>213169</text:p>
          </table:table-cell>
          <table:table-cell table:style-name="ce54" table:formula="of:=CONCATENATE([.D171];[Configurações.F171])" office:value-type="string" office:string-value="213169@gmail.com" calcext:value-type="string">
            <text:p>213169@gmail.com</text:p>
          </table:table-cell>
          <table:table-cell table:style-name="ce54" table:formula="of:=[.C17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1]);&quot;&quot;;CONCATENATE([.K171];LEFT([.F171];4)))">
            <text:p/>
          </table:table-cell>
          <table:table-cell table:style-name="ce41" table:formula="of:=IF(ISBLANK([usuários.B171]);&quot;&quot;;&quot;SIMULADO_&quot;)">
            <text:p/>
          </table:table-cell>
          <table:table-cell table:style-name="ce41" table:formula="of:=IF(ISERR(VLOOKUP([usuários.A171];[EscolaID.A$2:.B$130];2;0));&quot;&quot;;VLOOKUP([usuários.A17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2])">
            <text:p/>
          </table:table-cell>
          <table:table-cell table:style-name="ce46" table:formula="of:=SUBSTITUTE(SUBSTITUTE(SUBSTITUTE(SUBSTITUTE(SUBSTITUTE(SUBSTITUTE(SUBSTITUTE(SUBSTITUTE(SUBSTITUTE(SUBSTITUTE(SUBSTITUTE(SUBSTITUTE([.A17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2]" office:value-type="float" office:value="0" calcext:value-type="float">
            <text:p/>
          </table:table-cell>
          <table:table-cell table:style-name="ce52" table:formula="of:=LOWER([Configurações.H172])" office:value-type="string" office:string-value="213170" calcext:value-type="string">
            <text:p>213170</text:p>
          </table:table-cell>
          <table:table-cell table:style-name="ce54" table:formula="of:=CONCATENATE([.D172];[Configurações.F172])" office:value-type="string" office:string-value="213170@gmail.com" calcext:value-type="string">
            <text:p>213170@gmail.com</text:p>
          </table:table-cell>
          <table:table-cell table:style-name="ce54" table:formula="of:=[.C17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2]);&quot;&quot;;CONCATENATE([.K172];LEFT([.F172];4)))">
            <text:p/>
          </table:table-cell>
          <table:table-cell table:style-name="ce41" table:formula="of:=IF(ISBLANK([usuários.B172]);&quot;&quot;;&quot;SIMULADO_&quot;)">
            <text:p/>
          </table:table-cell>
          <table:table-cell table:style-name="ce41" table:formula="of:=IF(ISERR(VLOOKUP([usuários.A172];[EscolaID.A$2:.B$130];2;0));&quot;&quot;;VLOOKUP([usuários.A17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3])">
            <text:p/>
          </table:table-cell>
          <table:table-cell table:style-name="ce46" table:formula="of:=SUBSTITUTE(SUBSTITUTE(SUBSTITUTE(SUBSTITUTE(SUBSTITUTE(SUBSTITUTE(SUBSTITUTE(SUBSTITUTE(SUBSTITUTE(SUBSTITUTE(SUBSTITUTE(SUBSTITUTE([.A17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3]" office:value-type="float" office:value="0" calcext:value-type="float">
            <text:p/>
          </table:table-cell>
          <table:table-cell table:style-name="ce52" table:formula="of:=LOWER([Configurações.H173])" office:value-type="string" office:string-value="213171" calcext:value-type="string">
            <text:p>213171</text:p>
          </table:table-cell>
          <table:table-cell table:style-name="ce54" table:formula="of:=CONCATENATE([.D173];[Configurações.F173])" office:value-type="string" office:string-value="213171@gmail.com" calcext:value-type="string">
            <text:p>213171@gmail.com</text:p>
          </table:table-cell>
          <table:table-cell table:style-name="ce54" table:formula="of:=[.C17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3]);&quot;&quot;;CONCATENATE([.K173];LEFT([.F173];4)))">
            <text:p/>
          </table:table-cell>
          <table:table-cell table:style-name="ce41" table:formula="of:=IF(ISBLANK([usuários.B173]);&quot;&quot;;&quot;SIMULADO_&quot;)">
            <text:p/>
          </table:table-cell>
          <table:table-cell table:style-name="ce41" table:formula="of:=IF(ISERR(VLOOKUP([usuários.A173];[EscolaID.A$2:.B$130];2;0));&quot;&quot;;VLOOKUP([usuários.A17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4])">
            <text:p/>
          </table:table-cell>
          <table:table-cell table:style-name="ce46" table:formula="of:=SUBSTITUTE(SUBSTITUTE(SUBSTITUTE(SUBSTITUTE(SUBSTITUTE(SUBSTITUTE(SUBSTITUTE(SUBSTITUTE(SUBSTITUTE(SUBSTITUTE(SUBSTITUTE(SUBSTITUTE([.A17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4]" office:value-type="float" office:value="0" calcext:value-type="float">
            <text:p/>
          </table:table-cell>
          <table:table-cell table:style-name="ce52" table:formula="of:=LOWER([Configurações.H174])" office:value-type="string" office:string-value="213172" calcext:value-type="string">
            <text:p>213172</text:p>
          </table:table-cell>
          <table:table-cell table:style-name="ce54" table:formula="of:=CONCATENATE([.D174];[Configurações.F174])" office:value-type="string" office:string-value="213172@gmail.com" calcext:value-type="string">
            <text:p>213172@gmail.com</text:p>
          </table:table-cell>
          <table:table-cell table:style-name="ce54" table:formula="of:=[.C17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4]);&quot;&quot;;CONCATENATE([.K174];LEFT([.F174];4)))">
            <text:p/>
          </table:table-cell>
          <table:table-cell table:style-name="ce41" table:formula="of:=IF(ISBLANK([usuários.B174]);&quot;&quot;;&quot;SIMULADO_&quot;)">
            <text:p/>
          </table:table-cell>
          <table:table-cell table:style-name="ce41" table:formula="of:=IF(ISERR(VLOOKUP([usuários.A174];[EscolaID.A$2:.B$130];2;0));&quot;&quot;;VLOOKUP([usuários.A17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5])">
            <text:p/>
          </table:table-cell>
          <table:table-cell table:style-name="ce46" table:formula="of:=SUBSTITUTE(SUBSTITUTE(SUBSTITUTE(SUBSTITUTE(SUBSTITUTE(SUBSTITUTE(SUBSTITUTE(SUBSTITUTE(SUBSTITUTE(SUBSTITUTE(SUBSTITUTE(SUBSTITUTE([.A17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5]" office:value-type="float" office:value="0" calcext:value-type="float">
            <text:p/>
          </table:table-cell>
          <table:table-cell table:style-name="ce52" table:formula="of:=LOWER([Configurações.H175])" office:value-type="string" office:string-value="213173" calcext:value-type="string">
            <text:p>213173</text:p>
          </table:table-cell>
          <table:table-cell table:style-name="ce54" table:formula="of:=CONCATENATE([.D175];[Configurações.F175])" office:value-type="string" office:string-value="213173@gmail.com" calcext:value-type="string">
            <text:p>213173@gmail.com</text:p>
          </table:table-cell>
          <table:table-cell table:style-name="ce54" table:formula="of:=[.C17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5]);&quot;&quot;;CONCATENATE([.K175];LEFT([.F175];4)))">
            <text:p/>
          </table:table-cell>
          <table:table-cell table:style-name="ce41" table:formula="of:=IF(ISBLANK([usuários.B175]);&quot;&quot;;&quot;SIMULADO_&quot;)">
            <text:p/>
          </table:table-cell>
          <table:table-cell table:style-name="ce41" table:formula="of:=IF(ISERR(VLOOKUP([usuários.A175];[EscolaID.A$2:.B$130];2;0));&quot;&quot;;VLOOKUP([usuários.A17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6])">
            <text:p/>
          </table:table-cell>
          <table:table-cell table:style-name="ce46" table:formula="of:=SUBSTITUTE(SUBSTITUTE(SUBSTITUTE(SUBSTITUTE(SUBSTITUTE(SUBSTITUTE(SUBSTITUTE(SUBSTITUTE(SUBSTITUTE(SUBSTITUTE(SUBSTITUTE(SUBSTITUTE([.A17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6]" office:value-type="float" office:value="0" calcext:value-type="float">
            <text:p/>
          </table:table-cell>
          <table:table-cell table:style-name="ce52" table:formula="of:=LOWER([Configurações.H176])" office:value-type="string" office:string-value="213174" calcext:value-type="string">
            <text:p>213174</text:p>
          </table:table-cell>
          <table:table-cell table:style-name="ce54" table:formula="of:=CONCATENATE([.D176];[Configurações.F176])" office:value-type="string" office:string-value="213174@gmail.com" calcext:value-type="string">
            <text:p>213174@gmail.com</text:p>
          </table:table-cell>
          <table:table-cell table:style-name="ce54" table:formula="of:=[.C17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6]);&quot;&quot;;CONCATENATE([.K176];LEFT([.F176];4)))">
            <text:p/>
          </table:table-cell>
          <table:table-cell table:style-name="ce41" table:formula="of:=IF(ISBLANK([usuários.B176]);&quot;&quot;;&quot;SIMULADO_&quot;)">
            <text:p/>
          </table:table-cell>
          <table:table-cell table:style-name="ce41" table:formula="of:=IF(ISERR(VLOOKUP([usuários.A176];[EscolaID.A$2:.B$130];2;0));&quot;&quot;;VLOOKUP([usuários.A17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7])">
            <text:p/>
          </table:table-cell>
          <table:table-cell table:style-name="ce46" table:formula="of:=SUBSTITUTE(SUBSTITUTE(SUBSTITUTE(SUBSTITUTE(SUBSTITUTE(SUBSTITUTE(SUBSTITUTE(SUBSTITUTE(SUBSTITUTE(SUBSTITUTE(SUBSTITUTE(SUBSTITUTE([.A17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7]" office:value-type="float" office:value="0" calcext:value-type="float">
            <text:p/>
          </table:table-cell>
          <table:table-cell table:style-name="ce52" table:formula="of:=LOWER([Configurações.H177])" office:value-type="string" office:string-value="213175" calcext:value-type="string">
            <text:p>213175</text:p>
          </table:table-cell>
          <table:table-cell table:style-name="ce54" table:formula="of:=CONCATENATE([.D177];[Configurações.F177])" office:value-type="string" office:string-value="213175@gmail.com" calcext:value-type="string">
            <text:p>213175@gmail.com</text:p>
          </table:table-cell>
          <table:table-cell table:style-name="ce54" table:formula="of:=[.C17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7]);&quot;&quot;;CONCATENATE([.K177];LEFT([.F177];4)))">
            <text:p/>
          </table:table-cell>
          <table:table-cell table:style-name="ce41" table:formula="of:=IF(ISBLANK([usuários.B177]);&quot;&quot;;&quot;SIMULADO_&quot;)">
            <text:p/>
          </table:table-cell>
          <table:table-cell table:style-name="ce41" table:formula="of:=IF(ISERR(VLOOKUP([usuários.A177];[EscolaID.A$2:.B$130];2;0));&quot;&quot;;VLOOKUP([usuários.A17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8])">
            <text:p/>
          </table:table-cell>
          <table:table-cell table:style-name="ce46" table:formula="of:=SUBSTITUTE(SUBSTITUTE(SUBSTITUTE(SUBSTITUTE(SUBSTITUTE(SUBSTITUTE(SUBSTITUTE(SUBSTITUTE(SUBSTITUTE(SUBSTITUTE(SUBSTITUTE(SUBSTITUTE([.A17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8]" office:value-type="float" office:value="0" calcext:value-type="float">
            <text:p/>
          </table:table-cell>
          <table:table-cell table:style-name="ce52" table:formula="of:=LOWER([Configurações.H178])" office:value-type="string" office:string-value="213176" calcext:value-type="string">
            <text:p>213176</text:p>
          </table:table-cell>
          <table:table-cell table:style-name="ce54" table:formula="of:=CONCATENATE([.D178];[Configurações.F178])" office:value-type="string" office:string-value="213176@gmail.com" calcext:value-type="string">
            <text:p>213176@gmail.com</text:p>
          </table:table-cell>
          <table:table-cell table:style-name="ce54" table:formula="of:=[.C17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8]);&quot;&quot;;CONCATENATE([.K178];LEFT([.F178];4)))">
            <text:p/>
          </table:table-cell>
          <table:table-cell table:style-name="ce41" table:formula="of:=IF(ISBLANK([usuários.B178]);&quot;&quot;;&quot;SIMULADO_&quot;)">
            <text:p/>
          </table:table-cell>
          <table:table-cell table:style-name="ce41" table:formula="of:=IF(ISERR(VLOOKUP([usuários.A178];[EscolaID.A$2:.B$130];2;0));&quot;&quot;;VLOOKUP([usuários.A17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79])">
            <text:p/>
          </table:table-cell>
          <table:table-cell table:style-name="ce46" table:formula="of:=SUBSTITUTE(SUBSTITUTE(SUBSTITUTE(SUBSTITUTE(SUBSTITUTE(SUBSTITUTE(SUBSTITUTE(SUBSTITUTE(SUBSTITUTE(SUBSTITUTE(SUBSTITUTE(SUBSTITUTE([.A17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79]" office:value-type="float" office:value="0" calcext:value-type="float">
            <text:p/>
          </table:table-cell>
          <table:table-cell table:style-name="ce52" table:formula="of:=LOWER([Configurações.H179])" office:value-type="string" office:string-value="213177" calcext:value-type="string">
            <text:p>213177</text:p>
          </table:table-cell>
          <table:table-cell table:style-name="ce54" table:formula="of:=CONCATENATE([.D179];[Configurações.F179])" office:value-type="string" office:string-value="213177@gmail.com" calcext:value-type="string">
            <text:p>213177@gmail.com</text:p>
          </table:table-cell>
          <table:table-cell table:style-name="ce54" table:formula="of:=[.C17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79]);&quot;&quot;;CONCATENATE([.K179];LEFT([.F179];4)))">
            <text:p/>
          </table:table-cell>
          <table:table-cell table:style-name="ce41" table:formula="of:=IF(ISBLANK([usuários.B179]);&quot;&quot;;&quot;SIMULADO_&quot;)">
            <text:p/>
          </table:table-cell>
          <table:table-cell table:style-name="ce41" table:formula="of:=IF(ISERR(VLOOKUP([usuários.A179];[EscolaID.A$2:.B$130];2;0));&quot;&quot;;VLOOKUP([usuários.A17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0])">
            <text:p/>
          </table:table-cell>
          <table:table-cell table:style-name="ce46" table:formula="of:=SUBSTITUTE(SUBSTITUTE(SUBSTITUTE(SUBSTITUTE(SUBSTITUTE(SUBSTITUTE(SUBSTITUTE(SUBSTITUTE(SUBSTITUTE(SUBSTITUTE(SUBSTITUTE(SUBSTITUTE([.A18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0]" office:value-type="float" office:value="0" calcext:value-type="float">
            <text:p/>
          </table:table-cell>
          <table:table-cell table:style-name="ce52" table:formula="of:=LOWER([Configurações.H180])" office:value-type="string" office:string-value="213178" calcext:value-type="string">
            <text:p>213178</text:p>
          </table:table-cell>
          <table:table-cell table:style-name="ce54" table:formula="of:=CONCATENATE([.D180];[Configurações.F180])" office:value-type="string" office:string-value="213178@gmail.com" calcext:value-type="string">
            <text:p>213178@gmail.com</text:p>
          </table:table-cell>
          <table:table-cell table:style-name="ce54" table:formula="of:=[.C18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0]);&quot;&quot;;CONCATENATE([.K180];LEFT([.F180];4)))">
            <text:p/>
          </table:table-cell>
          <table:table-cell table:style-name="ce41" table:formula="of:=IF(ISBLANK([usuários.B180]);&quot;&quot;;&quot;SIMULADO_&quot;)">
            <text:p/>
          </table:table-cell>
          <table:table-cell table:style-name="ce41" table:formula="of:=IF(ISERR(VLOOKUP([usuários.A180];[EscolaID.A$2:.B$130];2;0));&quot;&quot;;VLOOKUP([usuários.A18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1])">
            <text:p/>
          </table:table-cell>
          <table:table-cell table:style-name="ce46" table:formula="of:=SUBSTITUTE(SUBSTITUTE(SUBSTITUTE(SUBSTITUTE(SUBSTITUTE(SUBSTITUTE(SUBSTITUTE(SUBSTITUTE(SUBSTITUTE(SUBSTITUTE(SUBSTITUTE(SUBSTITUTE([.A18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1]" office:value-type="float" office:value="0" calcext:value-type="float">
            <text:p/>
          </table:table-cell>
          <table:table-cell table:style-name="ce52" table:formula="of:=LOWER([Configurações.H181])" office:value-type="string" office:string-value="213179" calcext:value-type="string">
            <text:p>213179</text:p>
          </table:table-cell>
          <table:table-cell table:style-name="ce54" table:formula="of:=CONCATENATE([.D181];[Configurações.F181])" office:value-type="string" office:string-value="213179@gmail.com" calcext:value-type="string">
            <text:p>213179@gmail.com</text:p>
          </table:table-cell>
          <table:table-cell table:style-name="ce54" table:formula="of:=[.C18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1]);&quot;&quot;;CONCATENATE([.K181];LEFT([.F181];4)))">
            <text:p/>
          </table:table-cell>
          <table:table-cell table:style-name="ce41" table:formula="of:=IF(ISBLANK([usuários.B181]);&quot;&quot;;&quot;SIMULADO_&quot;)">
            <text:p/>
          </table:table-cell>
          <table:table-cell table:style-name="ce41" table:formula="of:=IF(ISERR(VLOOKUP([usuários.A181];[EscolaID.A$2:.B$130];2;0));&quot;&quot;;VLOOKUP([usuários.A18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2])">
            <text:p/>
          </table:table-cell>
          <table:table-cell table:style-name="ce46" table:formula="of:=SUBSTITUTE(SUBSTITUTE(SUBSTITUTE(SUBSTITUTE(SUBSTITUTE(SUBSTITUTE(SUBSTITUTE(SUBSTITUTE(SUBSTITUTE(SUBSTITUTE(SUBSTITUTE(SUBSTITUTE([.A18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2]" office:value-type="float" office:value="0" calcext:value-type="float">
            <text:p/>
          </table:table-cell>
          <table:table-cell table:style-name="ce52" table:formula="of:=LOWER([Configurações.H182])" office:value-type="string" office:string-value="213180" calcext:value-type="string">
            <text:p>213180</text:p>
          </table:table-cell>
          <table:table-cell table:style-name="ce54" table:formula="of:=CONCATENATE([.D182];[Configurações.F182])" office:value-type="string" office:string-value="213180@gmail.com" calcext:value-type="string">
            <text:p>213180@gmail.com</text:p>
          </table:table-cell>
          <table:table-cell table:style-name="ce54" table:formula="of:=[.C18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2]);&quot;&quot;;CONCATENATE([.K182];LEFT([.F182];4)))">
            <text:p/>
          </table:table-cell>
          <table:table-cell table:style-name="ce41" table:formula="of:=IF(ISBLANK([usuários.B182]);&quot;&quot;;&quot;SIMULADO_&quot;)">
            <text:p/>
          </table:table-cell>
          <table:table-cell table:style-name="ce41" table:formula="of:=IF(ISERR(VLOOKUP([usuários.A182];[EscolaID.A$2:.B$130];2;0));&quot;&quot;;VLOOKUP([usuários.A18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3])">
            <text:p/>
          </table:table-cell>
          <table:table-cell table:style-name="ce46" table:formula="of:=SUBSTITUTE(SUBSTITUTE(SUBSTITUTE(SUBSTITUTE(SUBSTITUTE(SUBSTITUTE(SUBSTITUTE(SUBSTITUTE(SUBSTITUTE(SUBSTITUTE(SUBSTITUTE(SUBSTITUTE([.A18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3]" office:value-type="float" office:value="0" calcext:value-type="float">
            <text:p/>
          </table:table-cell>
          <table:table-cell table:style-name="ce52" table:formula="of:=LOWER([Configurações.H183])" office:value-type="string" office:string-value="213181" calcext:value-type="string">
            <text:p>213181</text:p>
          </table:table-cell>
          <table:table-cell table:style-name="ce54" table:formula="of:=CONCATENATE([.D183];[Configurações.F183])" office:value-type="string" office:string-value="213181@gmail.com" calcext:value-type="string">
            <text:p>213181@gmail.com</text:p>
          </table:table-cell>
          <table:table-cell table:style-name="ce54" table:formula="of:=[.C18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3]);&quot;&quot;;CONCATENATE([.K183];LEFT([.F183];4)))">
            <text:p/>
          </table:table-cell>
          <table:table-cell table:style-name="ce41" table:formula="of:=IF(ISBLANK([usuários.B183]);&quot;&quot;;&quot;SIMULADO_&quot;)">
            <text:p/>
          </table:table-cell>
          <table:table-cell table:style-name="ce41" table:formula="of:=IF(ISERR(VLOOKUP([usuários.A183];[EscolaID.A$2:.B$130];2;0));&quot;&quot;;VLOOKUP([usuários.A18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4])">
            <text:p/>
          </table:table-cell>
          <table:table-cell table:style-name="ce46" table:formula="of:=SUBSTITUTE(SUBSTITUTE(SUBSTITUTE(SUBSTITUTE(SUBSTITUTE(SUBSTITUTE(SUBSTITUTE(SUBSTITUTE(SUBSTITUTE(SUBSTITUTE(SUBSTITUTE(SUBSTITUTE([.A18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4]" office:value-type="float" office:value="0" calcext:value-type="float">
            <text:p/>
          </table:table-cell>
          <table:table-cell table:style-name="ce52" table:formula="of:=LOWER([Configurações.H184])" office:value-type="string" office:string-value="213182" calcext:value-type="string">
            <text:p>213182</text:p>
          </table:table-cell>
          <table:table-cell table:style-name="ce54" table:formula="of:=CONCATENATE([.D184];[Configurações.F184])" office:value-type="string" office:string-value="213182@gmail.com" calcext:value-type="string">
            <text:p>213182@gmail.com</text:p>
          </table:table-cell>
          <table:table-cell table:style-name="ce54" table:formula="of:=[.C18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4]);&quot;&quot;;CONCATENATE([.K184];LEFT([.F184];4)))">
            <text:p/>
          </table:table-cell>
          <table:table-cell table:style-name="ce41" table:formula="of:=IF(ISBLANK([usuários.B184]);&quot;&quot;;&quot;SIMULADO_&quot;)">
            <text:p/>
          </table:table-cell>
          <table:table-cell table:style-name="ce41" table:formula="of:=IF(ISERR(VLOOKUP([usuários.A184];[EscolaID.A$2:.B$130];2;0));&quot;&quot;;VLOOKUP([usuários.A18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5])">
            <text:p/>
          </table:table-cell>
          <table:table-cell table:style-name="ce46" table:formula="of:=SUBSTITUTE(SUBSTITUTE(SUBSTITUTE(SUBSTITUTE(SUBSTITUTE(SUBSTITUTE(SUBSTITUTE(SUBSTITUTE(SUBSTITUTE(SUBSTITUTE(SUBSTITUTE(SUBSTITUTE([.A18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5]" office:value-type="float" office:value="0" calcext:value-type="float">
            <text:p/>
          </table:table-cell>
          <table:table-cell table:style-name="ce52" table:formula="of:=LOWER([Configurações.H185])" office:value-type="string" office:string-value="213183" calcext:value-type="string">
            <text:p>213183</text:p>
          </table:table-cell>
          <table:table-cell table:style-name="ce54" table:formula="of:=CONCATENATE([.D185];[Configurações.F185])" office:value-type="string" office:string-value="213183@gmail.com" calcext:value-type="string">
            <text:p>213183@gmail.com</text:p>
          </table:table-cell>
          <table:table-cell table:style-name="ce54" table:formula="of:=[.C18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5]);&quot;&quot;;CONCATENATE([.K185];LEFT([.F185];4)))">
            <text:p/>
          </table:table-cell>
          <table:table-cell table:style-name="ce41" table:formula="of:=IF(ISBLANK([usuários.B185]);&quot;&quot;;&quot;SIMULADO_&quot;)">
            <text:p/>
          </table:table-cell>
          <table:table-cell table:style-name="ce41" table:formula="of:=IF(ISERR(VLOOKUP([usuários.A185];[EscolaID.A$2:.B$130];2;0));&quot;&quot;;VLOOKUP([usuários.A18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6])">
            <text:p/>
          </table:table-cell>
          <table:table-cell table:style-name="ce46" table:formula="of:=SUBSTITUTE(SUBSTITUTE(SUBSTITUTE(SUBSTITUTE(SUBSTITUTE(SUBSTITUTE(SUBSTITUTE(SUBSTITUTE(SUBSTITUTE(SUBSTITUTE(SUBSTITUTE(SUBSTITUTE([.A18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6]" office:value-type="float" office:value="0" calcext:value-type="float">
            <text:p/>
          </table:table-cell>
          <table:table-cell table:style-name="ce52" table:formula="of:=LOWER([Configurações.H186])" office:value-type="string" office:string-value="213184" calcext:value-type="string">
            <text:p>213184</text:p>
          </table:table-cell>
          <table:table-cell table:style-name="ce54" table:formula="of:=CONCATENATE([.D186];[Configurações.F186])" office:value-type="string" office:string-value="213184@gmail.com" calcext:value-type="string">
            <text:p>213184@gmail.com</text:p>
          </table:table-cell>
          <table:table-cell table:style-name="ce54" table:formula="of:=[.C18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6]);&quot;&quot;;CONCATENATE([.K186];LEFT([.F186];4)))">
            <text:p/>
          </table:table-cell>
          <table:table-cell table:style-name="ce41" table:formula="of:=IF(ISBLANK([usuários.B186]);&quot;&quot;;&quot;SIMULADO_&quot;)">
            <text:p/>
          </table:table-cell>
          <table:table-cell table:style-name="ce41" table:formula="of:=IF(ISERR(VLOOKUP([usuários.A186];[EscolaID.A$2:.B$130];2;0));&quot;&quot;;VLOOKUP([usuários.A18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7])">
            <text:p/>
          </table:table-cell>
          <table:table-cell table:style-name="ce46" table:formula="of:=SUBSTITUTE(SUBSTITUTE(SUBSTITUTE(SUBSTITUTE(SUBSTITUTE(SUBSTITUTE(SUBSTITUTE(SUBSTITUTE(SUBSTITUTE(SUBSTITUTE(SUBSTITUTE(SUBSTITUTE([.A18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7]" office:value-type="float" office:value="0" calcext:value-type="float">
            <text:p/>
          </table:table-cell>
          <table:table-cell table:style-name="ce52" table:formula="of:=LOWER([Configurações.H187])" office:value-type="string" office:string-value="213185" calcext:value-type="string">
            <text:p>213185</text:p>
          </table:table-cell>
          <table:table-cell table:style-name="ce54" table:formula="of:=CONCATENATE([.D187];[Configurações.F187])" office:value-type="string" office:string-value="213185@gmail.com" calcext:value-type="string">
            <text:p>213185@gmail.com</text:p>
          </table:table-cell>
          <table:table-cell table:style-name="ce54" table:formula="of:=[.C18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7]);&quot;&quot;;CONCATENATE([.K187];LEFT([.F187];4)))">
            <text:p/>
          </table:table-cell>
          <table:table-cell table:style-name="ce41" table:formula="of:=IF(ISBLANK([usuários.B187]);&quot;&quot;;&quot;SIMULADO_&quot;)">
            <text:p/>
          </table:table-cell>
          <table:table-cell table:style-name="ce41" table:formula="of:=IF(ISERR(VLOOKUP([usuários.A187];[EscolaID.A$2:.B$130];2;0));&quot;&quot;;VLOOKUP([usuários.A18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8])">
            <text:p/>
          </table:table-cell>
          <table:table-cell table:style-name="ce46" table:formula="of:=SUBSTITUTE(SUBSTITUTE(SUBSTITUTE(SUBSTITUTE(SUBSTITUTE(SUBSTITUTE(SUBSTITUTE(SUBSTITUTE(SUBSTITUTE(SUBSTITUTE(SUBSTITUTE(SUBSTITUTE([.A18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8]" office:value-type="float" office:value="0" calcext:value-type="float">
            <text:p/>
          </table:table-cell>
          <table:table-cell table:style-name="ce52" table:formula="of:=LOWER([Configurações.H188])" office:value-type="string" office:string-value="213186" calcext:value-type="string">
            <text:p>213186</text:p>
          </table:table-cell>
          <table:table-cell table:style-name="ce54" table:formula="of:=CONCATENATE([.D188];[Configurações.F188])" office:value-type="string" office:string-value="213186@gmail.com" calcext:value-type="string">
            <text:p>213186@gmail.com</text:p>
          </table:table-cell>
          <table:table-cell table:style-name="ce54" table:formula="of:=[.C18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8]);&quot;&quot;;CONCATENATE([.K188];LEFT([.F188];4)))">
            <text:p/>
          </table:table-cell>
          <table:table-cell table:style-name="ce41" table:formula="of:=IF(ISBLANK([usuários.B188]);&quot;&quot;;&quot;SIMULADO_&quot;)">
            <text:p/>
          </table:table-cell>
          <table:table-cell table:style-name="ce41" table:formula="of:=IF(ISERR(VLOOKUP([usuários.A188];[EscolaID.A$2:.B$130];2;0));&quot;&quot;;VLOOKUP([usuários.A18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89])">
            <text:p/>
          </table:table-cell>
          <table:table-cell table:style-name="ce46" table:formula="of:=SUBSTITUTE(SUBSTITUTE(SUBSTITUTE(SUBSTITUTE(SUBSTITUTE(SUBSTITUTE(SUBSTITUTE(SUBSTITUTE(SUBSTITUTE(SUBSTITUTE(SUBSTITUTE(SUBSTITUTE([.A18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89]" office:value-type="float" office:value="0" calcext:value-type="float">
            <text:p/>
          </table:table-cell>
          <table:table-cell table:style-name="ce52" table:formula="of:=LOWER([Configurações.H189])" office:value-type="string" office:string-value="213187" calcext:value-type="string">
            <text:p>213187</text:p>
          </table:table-cell>
          <table:table-cell table:style-name="ce54" table:formula="of:=CONCATENATE([.D189];[Configurações.F189])" office:value-type="string" office:string-value="213187@gmail.com" calcext:value-type="string">
            <text:p>213187@gmail.com</text:p>
          </table:table-cell>
          <table:table-cell table:style-name="ce54" table:formula="of:=[.C18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89]);&quot;&quot;;CONCATENATE([.K189];LEFT([.F189];4)))">
            <text:p/>
          </table:table-cell>
          <table:table-cell table:style-name="ce41" table:formula="of:=IF(ISBLANK([usuários.B189]);&quot;&quot;;&quot;SIMULADO_&quot;)">
            <text:p/>
          </table:table-cell>
          <table:table-cell table:style-name="ce41" table:formula="of:=IF(ISERR(VLOOKUP([usuários.A189];[EscolaID.A$2:.B$130];2;0));&quot;&quot;;VLOOKUP([usuários.A18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0])">
            <text:p/>
          </table:table-cell>
          <table:table-cell table:style-name="ce46" table:formula="of:=SUBSTITUTE(SUBSTITUTE(SUBSTITUTE(SUBSTITUTE(SUBSTITUTE(SUBSTITUTE(SUBSTITUTE(SUBSTITUTE(SUBSTITUTE(SUBSTITUTE(SUBSTITUTE(SUBSTITUTE([.A19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0]" office:value-type="float" office:value="0" calcext:value-type="float">
            <text:p/>
          </table:table-cell>
          <table:table-cell table:style-name="ce52" table:formula="of:=LOWER([Configurações.H190])" office:value-type="string" office:string-value="213188" calcext:value-type="string">
            <text:p>213188</text:p>
          </table:table-cell>
          <table:table-cell table:style-name="ce54" table:formula="of:=CONCATENATE([.D190];[Configurações.F190])" office:value-type="string" office:string-value="213188@gmail.com" calcext:value-type="string">
            <text:p>213188@gmail.com</text:p>
          </table:table-cell>
          <table:table-cell table:style-name="ce54" table:formula="of:=[.C19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0]);&quot;&quot;;CONCATENATE([.K190];LEFT([.F190];4)))">
            <text:p/>
          </table:table-cell>
          <table:table-cell table:style-name="ce41" table:formula="of:=IF(ISBLANK([usuários.B190]);&quot;&quot;;&quot;SIMULADO_&quot;)">
            <text:p/>
          </table:table-cell>
          <table:table-cell table:style-name="ce41" table:formula="of:=IF(ISERR(VLOOKUP([usuários.A190];[EscolaID.A$2:.B$130];2;0));&quot;&quot;;VLOOKUP([usuários.A190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1])">
            <text:p/>
          </table:table-cell>
          <table:table-cell table:style-name="ce46" table:formula="of:=SUBSTITUTE(SUBSTITUTE(SUBSTITUTE(SUBSTITUTE(SUBSTITUTE(SUBSTITUTE(SUBSTITUTE(SUBSTITUTE(SUBSTITUTE(SUBSTITUTE(SUBSTITUTE(SUBSTITUTE([.A19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1]" office:value-type="float" office:value="0" calcext:value-type="float">
            <text:p/>
          </table:table-cell>
          <table:table-cell table:style-name="ce52" table:formula="of:=LOWER([Configurações.H191])" office:value-type="string" office:string-value="213189" calcext:value-type="string">
            <text:p>213189</text:p>
          </table:table-cell>
          <table:table-cell table:style-name="ce54" table:formula="of:=CONCATENATE([.D191];[Configurações.F191])" office:value-type="string" office:string-value="213189@gmail.com" calcext:value-type="string">
            <text:p>213189@gmail.com</text:p>
          </table:table-cell>
          <table:table-cell table:style-name="ce54" table:formula="of:=[.C19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1]);&quot;&quot;;CONCATENATE([.K191];LEFT([.F191];4)))">
            <text:p/>
          </table:table-cell>
          <table:table-cell table:style-name="ce41" table:formula="of:=IF(ISBLANK([usuários.B191]);&quot;&quot;;&quot;SIMULADO_&quot;)">
            <text:p/>
          </table:table-cell>
          <table:table-cell table:style-name="ce41" table:formula="of:=IF(ISERR(VLOOKUP([usuários.A191];[EscolaID.A$2:.B$130];2;0));&quot;&quot;;VLOOKUP([usuários.A191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2])">
            <text:p/>
          </table:table-cell>
          <table:table-cell table:style-name="ce46" table:formula="of:=SUBSTITUTE(SUBSTITUTE(SUBSTITUTE(SUBSTITUTE(SUBSTITUTE(SUBSTITUTE(SUBSTITUTE(SUBSTITUTE(SUBSTITUTE(SUBSTITUTE(SUBSTITUTE(SUBSTITUTE([.A19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2]" office:value-type="float" office:value="0" calcext:value-type="float">
            <text:p/>
          </table:table-cell>
          <table:table-cell table:style-name="ce52" table:formula="of:=LOWER([Configurações.H192])" office:value-type="string" office:string-value="213190" calcext:value-type="string">
            <text:p>213190</text:p>
          </table:table-cell>
          <table:table-cell table:style-name="ce54" table:formula="of:=CONCATENATE([.D192];[Configurações.F192])" office:value-type="string" office:string-value="213190@gmail.com" calcext:value-type="string">
            <text:p>213190@gmail.com</text:p>
          </table:table-cell>
          <table:table-cell table:style-name="ce54" table:formula="of:=[.C19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2]);&quot;&quot;;CONCATENATE([.K192];LEFT([.F192];4)))">
            <text:p/>
          </table:table-cell>
          <table:table-cell table:style-name="ce41" table:formula="of:=IF(ISBLANK([usuários.B192]);&quot;&quot;;&quot;SIMULADO_&quot;)">
            <text:p/>
          </table:table-cell>
          <table:table-cell table:style-name="ce41" table:formula="of:=IF(ISERR(VLOOKUP([usuários.A192];[EscolaID.A$2:.B$130];2;0));&quot;&quot;;VLOOKUP([usuários.A192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3])">
            <text:p/>
          </table:table-cell>
          <table:table-cell table:style-name="ce46" table:formula="of:=SUBSTITUTE(SUBSTITUTE(SUBSTITUTE(SUBSTITUTE(SUBSTITUTE(SUBSTITUTE(SUBSTITUTE(SUBSTITUTE(SUBSTITUTE(SUBSTITUTE(SUBSTITUTE(SUBSTITUTE([.A19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3]" office:value-type="float" office:value="0" calcext:value-type="float">
            <text:p/>
          </table:table-cell>
          <table:table-cell table:style-name="ce52" table:formula="of:=LOWER([Configurações.H193])" office:value-type="string" office:string-value="213191" calcext:value-type="string">
            <text:p>213191</text:p>
          </table:table-cell>
          <table:table-cell table:style-name="ce54" table:formula="of:=CONCATENATE([.D193];[Configurações.F193])" office:value-type="string" office:string-value="213191@gmail.com" calcext:value-type="string">
            <text:p>213191@gmail.com</text:p>
          </table:table-cell>
          <table:table-cell table:style-name="ce54" table:formula="of:=[.C19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3]);&quot;&quot;;CONCATENATE([.K193];LEFT([.F193];4)))">
            <text:p/>
          </table:table-cell>
          <table:table-cell table:style-name="ce41" table:formula="of:=IF(ISBLANK([usuários.B193]);&quot;&quot;;&quot;SIMULADO_&quot;)">
            <text:p/>
          </table:table-cell>
          <table:table-cell table:style-name="ce41" table:formula="of:=IF(ISERR(VLOOKUP([usuários.A193];[EscolaID.A$2:.B$130];2;0));&quot;&quot;;VLOOKUP([usuários.A193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4])">
            <text:p/>
          </table:table-cell>
          <table:table-cell table:style-name="ce46" table:formula="of:=SUBSTITUTE(SUBSTITUTE(SUBSTITUTE(SUBSTITUTE(SUBSTITUTE(SUBSTITUTE(SUBSTITUTE(SUBSTITUTE(SUBSTITUTE(SUBSTITUTE(SUBSTITUTE(SUBSTITUTE([.A19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4]" office:value-type="float" office:value="0" calcext:value-type="float">
            <text:p/>
          </table:table-cell>
          <table:table-cell table:style-name="ce52" table:formula="of:=LOWER([Configurações.H194])" office:value-type="string" office:string-value="213192" calcext:value-type="string">
            <text:p>213192</text:p>
          </table:table-cell>
          <table:table-cell table:style-name="ce54" table:formula="of:=CONCATENATE([.D194];[Configurações.F194])" office:value-type="string" office:string-value="213192@gmail.com" calcext:value-type="string">
            <text:p>213192@gmail.com</text:p>
          </table:table-cell>
          <table:table-cell table:style-name="ce54" table:formula="of:=[.C19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4]);&quot;&quot;;CONCATENATE([.K194];LEFT([.F194];4)))">
            <text:p/>
          </table:table-cell>
          <table:table-cell table:style-name="ce41" table:formula="of:=IF(ISBLANK([usuários.B194]);&quot;&quot;;&quot;SIMULADO_&quot;)">
            <text:p/>
          </table:table-cell>
          <table:table-cell table:style-name="ce41" table:formula="of:=IF(ISERR(VLOOKUP([usuários.A194];[EscolaID.A$2:.B$130];2;0));&quot;&quot;;VLOOKUP([usuários.A194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5])">
            <text:p/>
          </table:table-cell>
          <table:table-cell table:style-name="ce46" table:formula="of:=SUBSTITUTE(SUBSTITUTE(SUBSTITUTE(SUBSTITUTE(SUBSTITUTE(SUBSTITUTE(SUBSTITUTE(SUBSTITUTE(SUBSTITUTE(SUBSTITUTE(SUBSTITUTE(SUBSTITUTE([.A19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5]" office:value-type="float" office:value="0" calcext:value-type="float">
            <text:p/>
          </table:table-cell>
          <table:table-cell table:style-name="ce52" table:formula="of:=LOWER([Configurações.H195])" office:value-type="string" office:string-value="213193" calcext:value-type="string">
            <text:p>213193</text:p>
          </table:table-cell>
          <table:table-cell table:style-name="ce54" table:formula="of:=CONCATENATE([.D195];[Configurações.F195])" office:value-type="string" office:string-value="213193@gmail.com" calcext:value-type="string">
            <text:p>213193@gmail.com</text:p>
          </table:table-cell>
          <table:table-cell table:style-name="ce54" table:formula="of:=[.C19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5]);&quot;&quot;;CONCATENATE([.K195];LEFT([.F195];4)))">
            <text:p/>
          </table:table-cell>
          <table:table-cell table:style-name="ce41" table:formula="of:=IF(ISBLANK([usuários.B195]);&quot;&quot;;&quot;SIMULADO_&quot;)">
            <text:p/>
          </table:table-cell>
          <table:table-cell table:style-name="ce41" table:formula="of:=IF(ISERR(VLOOKUP([usuários.A195];[EscolaID.A$2:.B$130];2;0));&quot;&quot;;VLOOKUP([usuários.A195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6])">
            <text:p/>
          </table:table-cell>
          <table:table-cell table:style-name="ce46" table:formula="of:=SUBSTITUTE(SUBSTITUTE(SUBSTITUTE(SUBSTITUTE(SUBSTITUTE(SUBSTITUTE(SUBSTITUTE(SUBSTITUTE(SUBSTITUTE(SUBSTITUTE(SUBSTITUTE(SUBSTITUTE([.A19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6]" office:value-type="float" office:value="0" calcext:value-type="float">
            <text:p/>
          </table:table-cell>
          <table:table-cell table:style-name="ce52" table:formula="of:=LOWER([Configurações.H196])" office:value-type="string" office:string-value="213194" calcext:value-type="string">
            <text:p>213194</text:p>
          </table:table-cell>
          <table:table-cell table:style-name="ce54" table:formula="of:=CONCATENATE([.D196];[Configurações.F196])" office:value-type="string" office:string-value="213194@gmail.com" calcext:value-type="string">
            <text:p>213194@gmail.com</text:p>
          </table:table-cell>
          <table:table-cell table:style-name="ce54" table:formula="of:=[.C19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6]);&quot;&quot;;CONCATENATE([.K196];LEFT([.F196];4)))">
            <text:p/>
          </table:table-cell>
          <table:table-cell table:style-name="ce41" table:formula="of:=IF(ISBLANK([usuários.B196]);&quot;&quot;;&quot;SIMULADO_&quot;)">
            <text:p/>
          </table:table-cell>
          <table:table-cell table:style-name="ce41" table:formula="of:=IF(ISERR(VLOOKUP([usuários.A196];[EscolaID.A$2:.B$130];2;0));&quot;&quot;;VLOOKUP([usuários.A196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7])">
            <text:p/>
          </table:table-cell>
          <table:table-cell table:style-name="ce46" table:formula="of:=SUBSTITUTE(SUBSTITUTE(SUBSTITUTE(SUBSTITUTE(SUBSTITUTE(SUBSTITUTE(SUBSTITUTE(SUBSTITUTE(SUBSTITUTE(SUBSTITUTE(SUBSTITUTE(SUBSTITUTE([.A19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7]" office:value-type="float" office:value="0" calcext:value-type="float">
            <text:p/>
          </table:table-cell>
          <table:table-cell table:style-name="ce52" table:formula="of:=LOWER([Configurações.H197])" office:value-type="string" office:string-value="213195" calcext:value-type="string">
            <text:p>213195</text:p>
          </table:table-cell>
          <table:table-cell table:style-name="ce54" table:formula="of:=CONCATENATE([.D197];[Configurações.F197])" office:value-type="string" office:string-value="213195@gmail.com" calcext:value-type="string">
            <text:p>213195@gmail.com</text:p>
          </table:table-cell>
          <table:table-cell table:style-name="ce54" table:formula="of:=[.C19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7]);&quot;&quot;;CONCATENATE([.K197];LEFT([.F197];4)))">
            <text:p/>
          </table:table-cell>
          <table:table-cell table:style-name="ce41" table:formula="of:=IF(ISBLANK([usuários.B197]);&quot;&quot;;&quot;SIMULADO_&quot;)">
            <text:p/>
          </table:table-cell>
          <table:table-cell table:style-name="ce41" table:formula="of:=IF(ISERR(VLOOKUP([usuários.A197];[EscolaID.A$2:.B$130];2;0));&quot;&quot;;VLOOKUP([usuários.A197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8])">
            <text:p/>
          </table:table-cell>
          <table:table-cell table:style-name="ce46" table:formula="of:=SUBSTITUTE(SUBSTITUTE(SUBSTITUTE(SUBSTITUTE(SUBSTITUTE(SUBSTITUTE(SUBSTITUTE(SUBSTITUTE(SUBSTITUTE(SUBSTITUTE(SUBSTITUTE(SUBSTITUTE([.A19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8]" office:value-type="float" office:value="0" calcext:value-type="float">
            <text:p/>
          </table:table-cell>
          <table:table-cell table:style-name="ce52" table:formula="of:=LOWER([Configurações.H198])" office:value-type="string" office:string-value="213196" calcext:value-type="string">
            <text:p>213196</text:p>
          </table:table-cell>
          <table:table-cell table:style-name="ce54" table:formula="of:=CONCATENATE([.D198];[Configurações.F198])" office:value-type="string" office:string-value="213196@gmail.com" calcext:value-type="string">
            <text:p>213196@gmail.com</text:p>
          </table:table-cell>
          <table:table-cell table:style-name="ce54" table:formula="of:=[.C19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8]);&quot;&quot;;CONCATENATE([.K198];LEFT([.F198];4)))">
            <text:p/>
          </table:table-cell>
          <table:table-cell table:style-name="ce41" table:formula="of:=IF(ISBLANK([usuários.B198]);&quot;&quot;;&quot;SIMULADO_&quot;)">
            <text:p/>
          </table:table-cell>
          <table:table-cell table:style-name="ce41" table:formula="of:=IF(ISERR(VLOOKUP([usuários.A198];[EscolaID.A$2:.B$130];2;0));&quot;&quot;;VLOOKUP([usuários.A198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199])">
            <text:p/>
          </table:table-cell>
          <table:table-cell table:style-name="ce46" table:formula="of:=SUBSTITUTE(SUBSTITUTE(SUBSTITUTE(SUBSTITUTE(SUBSTITUTE(SUBSTITUTE(SUBSTITUTE(SUBSTITUTE(SUBSTITUTE(SUBSTITUTE(SUBSTITUTE(SUBSTITUTE([.A19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199]" office:value-type="float" office:value="0" calcext:value-type="float">
            <text:p/>
          </table:table-cell>
          <table:table-cell table:style-name="ce52" table:formula="of:=LOWER([Configurações.H199])" office:value-type="string" office:string-value="213197" calcext:value-type="string">
            <text:p>213197</text:p>
          </table:table-cell>
          <table:table-cell table:style-name="ce54" table:formula="of:=CONCATENATE([.D199];[Configurações.F199])" office:value-type="string" office:string-value="213197@gmail.com" calcext:value-type="string">
            <text:p>213197@gmail.com</text:p>
          </table:table-cell>
          <table:table-cell table:style-name="ce54" table:formula="of:=[.C19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199]);&quot;&quot;;CONCATENATE([.K199];LEFT([.F199];4)))">
            <text:p/>
          </table:table-cell>
          <table:table-cell table:style-name="ce41" table:formula="of:=IF(ISBLANK([usuários.B199]);&quot;&quot;;&quot;SIMULADO_&quot;)">
            <text:p/>
          </table:table-cell>
          <table:table-cell table:style-name="ce41" table:formula="of:=IF(ISERR(VLOOKUP([usuários.A199];[EscolaID.A$2:.B$130];2;0));&quot;&quot;;VLOOKUP([usuários.A199];[EscolaID.A$2:.B$130];2;0))" office:value-type="string" office:string-value="EDUCANDÁRIO JOÃO XXIII" calcext:value-type="string">
            <text:p>EDUCANDÁRIO JOÃO XXIII</text:p>
          </table:table-cell>
          <table:table-cell table:style-name="ce41" table:number-columns-repeated="1006"/>
          <table:table-cell table:number-columns-repeated="5"/>
        </table:table-row>
        <table:table-row table:style-name="ro3">
          <table:table-cell table:formula="of:=UPPER([usuários.B200])">
            <text:p/>
          </table:table-cell>
          <table:table-cell table:style-name="ce46" table:formula="of:=SUBSTITUTE(SUBSTITUTE(SUBSTITUTE(SUBSTITUTE(SUBSTITUTE(SUBSTITUTE(SUBSTITUTE(SUBSTITUTE(SUBSTITUTE(SUBSTITUTE(SUBSTITUTE(SUBSTITUTE([.A20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0]" office:value-type="float" office:value="0" calcext:value-type="float">
            <text:p/>
          </table:table-cell>
          <table:table-cell table:style-name="ce52" table:formula="of:=LOWER([Configurações.H200])" office:value-type="string" office:string-value="213198" calcext:value-type="string">
            <text:p>213198</text:p>
          </table:table-cell>
          <table:table-cell table:style-name="ce54" table:formula="of:=CONCATENATE([.D200];[Configurações.F200])" office:value-type="string" office:string-value="213198@gmail.com" calcext:value-type="string">
            <text:p>213198@gmail.com</text:p>
          </table:table-cell>
          <table:table-cell table:style-name="ce54" table:formula="of:=[.C20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0]);&quot;&quot;;CONCATENATE([.K200];LEFT([.F200];4)))">
            <text:p/>
          </table:table-cell>
          <table:table-cell table:style-name="ce41" table:formula="of:=IF(ISBLANK([usuários.B200]);&quot;&quot;;&quot;SIMULADO_&quot;)">
            <text:p/>
          </table:table-cell>
          <table:table-cell table:style-name="ce41" table:formula="of:=IF(ISERR(VLOOKUP([usuários.A200];[EscolaID.A$2:.B$130];2;0));&quot;&quot;;VLOOKUP([usuários.A20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1])">
            <text:p/>
          </table:table-cell>
          <table:table-cell table:style-name="ce46" table:formula="of:=SUBSTITUTE(SUBSTITUTE(SUBSTITUTE(SUBSTITUTE(SUBSTITUTE(SUBSTITUTE(SUBSTITUTE(SUBSTITUTE(SUBSTITUTE(SUBSTITUTE(SUBSTITUTE(SUBSTITUTE([.A20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1]" office:value-type="float" office:value="0" calcext:value-type="float">
            <text:p/>
          </table:table-cell>
          <table:table-cell table:style-name="ce52" table:formula="of:=LOWER([Configurações.H201])" office:value-type="string" office:string-value="213199" calcext:value-type="string">
            <text:p>213199</text:p>
          </table:table-cell>
          <table:table-cell table:style-name="ce54" table:formula="of:=CONCATENATE([.D201];[Configurações.F201])" office:value-type="string" office:string-value="213199@gmail.com" calcext:value-type="string">
            <text:p>213199@gmail.com</text:p>
          </table:table-cell>
          <table:table-cell table:style-name="ce54" table:formula="of:=[.C20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1]);&quot;&quot;;CONCATENATE([.K201];LEFT([.F201];4)))">
            <text:p/>
          </table:table-cell>
          <table:table-cell table:style-name="ce41" table:formula="of:=IF(ISBLANK([usuários.B201]);&quot;&quot;;&quot;SIMULADO_&quot;)">
            <text:p/>
          </table:table-cell>
          <table:table-cell table:style-name="ce41" table:formula="of:=IF(ISERR(VLOOKUP([usuários.A201];[EscolaID.A$2:.B$130];2;0));&quot;&quot;;VLOOKUP([usuários.A20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2])">
            <text:p/>
          </table:table-cell>
          <table:table-cell table:style-name="ce46" table:formula="of:=SUBSTITUTE(SUBSTITUTE(SUBSTITUTE(SUBSTITUTE(SUBSTITUTE(SUBSTITUTE(SUBSTITUTE(SUBSTITUTE(SUBSTITUTE(SUBSTITUTE(SUBSTITUTE(SUBSTITUTE([.A20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2]" office:value-type="float" office:value="0" calcext:value-type="float">
            <text:p/>
          </table:table-cell>
          <table:table-cell table:style-name="ce52" table:formula="of:=LOWER([Configurações.H202])" office:value-type="string" office:string-value="213200" calcext:value-type="string">
            <text:p>213200</text:p>
          </table:table-cell>
          <table:table-cell table:style-name="ce54" table:formula="of:=CONCATENATE([.D202];[Configurações.F202])" office:value-type="string" office:string-value="213200@gmail.com" calcext:value-type="string">
            <text:p>213200@gmail.com</text:p>
          </table:table-cell>
          <table:table-cell table:style-name="ce54" table:formula="of:=[.C20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2]);&quot;&quot;;CONCATENATE([.K202];LEFT([.F202];4)))">
            <text:p/>
          </table:table-cell>
          <table:table-cell table:style-name="ce41" table:formula="of:=IF(ISBLANK([usuários.B202]);&quot;&quot;;&quot;SIMULADO_&quot;)">
            <text:p/>
          </table:table-cell>
          <table:table-cell table:style-name="ce41" table:formula="of:=IF(ISERR(VLOOKUP([usuários.A202];[EscolaID.A$2:.B$130];2;0));&quot;&quot;;VLOOKUP([usuários.A20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3])">
            <text:p/>
          </table:table-cell>
          <table:table-cell table:style-name="ce46" table:formula="of:=SUBSTITUTE(SUBSTITUTE(SUBSTITUTE(SUBSTITUTE(SUBSTITUTE(SUBSTITUTE(SUBSTITUTE(SUBSTITUTE(SUBSTITUTE(SUBSTITUTE(SUBSTITUTE(SUBSTITUTE([.A20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3]" office:value-type="float" office:value="0" calcext:value-type="float">
            <text:p/>
          </table:table-cell>
          <table:table-cell table:style-name="ce52" table:formula="of:=LOWER([Configurações.H203])" office:value-type="string" office:string-value="213201" calcext:value-type="string">
            <text:p>213201</text:p>
          </table:table-cell>
          <table:table-cell table:style-name="ce54" table:formula="of:=CONCATENATE([.D203];[Configurações.F203])" office:value-type="string" office:string-value="213201@gmail.com" calcext:value-type="string">
            <text:p>213201@gmail.com</text:p>
          </table:table-cell>
          <table:table-cell table:style-name="ce54" table:formula="of:=[.C20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3]);&quot;&quot;;CONCATENATE([.K203];LEFT([.F203];4)))">
            <text:p/>
          </table:table-cell>
          <table:table-cell table:style-name="ce41" table:formula="of:=IF(ISBLANK([usuários.B203]);&quot;&quot;;&quot;SIMULADO_&quot;)">
            <text:p/>
          </table:table-cell>
          <table:table-cell table:style-name="ce41" table:formula="of:=IF(ISERR(VLOOKUP([usuários.A203];[EscolaID.A$2:.B$130];2;0));&quot;&quot;;VLOOKUP([usuários.A20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4])">
            <text:p/>
          </table:table-cell>
          <table:table-cell table:style-name="ce46" table:formula="of:=SUBSTITUTE(SUBSTITUTE(SUBSTITUTE(SUBSTITUTE(SUBSTITUTE(SUBSTITUTE(SUBSTITUTE(SUBSTITUTE(SUBSTITUTE(SUBSTITUTE(SUBSTITUTE(SUBSTITUTE([.A20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4]" office:value-type="float" office:value="0" calcext:value-type="float">
            <text:p/>
          </table:table-cell>
          <table:table-cell table:style-name="ce52" table:formula="of:=LOWER([Configurações.H204])" office:value-type="string" office:string-value="213202" calcext:value-type="string">
            <text:p>213202</text:p>
          </table:table-cell>
          <table:table-cell table:style-name="ce54" table:formula="of:=CONCATENATE([.D204];[Configurações.F204])" office:value-type="string" office:string-value="213202@gmail.com" calcext:value-type="string">
            <text:p>213202@gmail.com</text:p>
          </table:table-cell>
          <table:table-cell table:style-name="ce54" table:formula="of:=[.C20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4]);&quot;&quot;;CONCATENATE([.K204];LEFT([.F204];4)))">
            <text:p/>
          </table:table-cell>
          <table:table-cell table:style-name="ce41" table:formula="of:=IF(ISBLANK([usuários.B204]);&quot;&quot;;&quot;SIMULADO_&quot;)">
            <text:p/>
          </table:table-cell>
          <table:table-cell table:style-name="ce41" table:formula="of:=IF(ISERR(VLOOKUP([usuários.A204];[EscolaID.A$2:.B$130];2;0));&quot;&quot;;VLOOKUP([usuários.A20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5])">
            <text:p/>
          </table:table-cell>
          <table:table-cell table:style-name="ce46" table:formula="of:=SUBSTITUTE(SUBSTITUTE(SUBSTITUTE(SUBSTITUTE(SUBSTITUTE(SUBSTITUTE(SUBSTITUTE(SUBSTITUTE(SUBSTITUTE(SUBSTITUTE(SUBSTITUTE(SUBSTITUTE([.A20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5]" office:value-type="float" office:value="0" calcext:value-type="float">
            <text:p/>
          </table:table-cell>
          <table:table-cell table:style-name="ce52" table:formula="of:=LOWER([Configurações.H205])" office:value-type="string" office:string-value="213203" calcext:value-type="string">
            <text:p>213203</text:p>
          </table:table-cell>
          <table:table-cell table:style-name="ce54" table:formula="of:=CONCATENATE([.D205];[Configurações.F205])" office:value-type="string" office:string-value="213203@gmail.com" calcext:value-type="string">
            <text:p>213203@gmail.com</text:p>
          </table:table-cell>
          <table:table-cell table:style-name="ce54" table:formula="of:=[.C20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5]);&quot;&quot;;CONCATENATE([.K205];LEFT([.F205];4)))">
            <text:p/>
          </table:table-cell>
          <table:table-cell table:style-name="ce41" table:formula="of:=IF(ISBLANK([usuários.B205]);&quot;&quot;;&quot;SIMULADO_&quot;)">
            <text:p/>
          </table:table-cell>
          <table:table-cell table:style-name="ce41" table:formula="of:=IF(ISERR(VLOOKUP([usuários.A205];[EscolaID.A$2:.B$130];2;0));&quot;&quot;;VLOOKUP([usuários.A20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6])">
            <text:p/>
          </table:table-cell>
          <table:table-cell table:style-name="ce46" table:formula="of:=SUBSTITUTE(SUBSTITUTE(SUBSTITUTE(SUBSTITUTE(SUBSTITUTE(SUBSTITUTE(SUBSTITUTE(SUBSTITUTE(SUBSTITUTE(SUBSTITUTE(SUBSTITUTE(SUBSTITUTE([.A20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6]" office:value-type="float" office:value="0" calcext:value-type="float">
            <text:p/>
          </table:table-cell>
          <table:table-cell table:style-name="ce52" table:formula="of:=LOWER([Configurações.H206])" office:value-type="string" office:string-value="213204" calcext:value-type="string">
            <text:p>213204</text:p>
          </table:table-cell>
          <table:table-cell table:style-name="ce54" table:formula="of:=CONCATENATE([.D206];[Configurações.F206])" office:value-type="string" office:string-value="213204@gmail.com" calcext:value-type="string">
            <text:p>213204@gmail.com</text:p>
          </table:table-cell>
          <table:table-cell table:style-name="ce54" table:formula="of:=[.C20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6]);&quot;&quot;;CONCATENATE([.K206];LEFT([.F206];4)))">
            <text:p/>
          </table:table-cell>
          <table:table-cell table:style-name="ce41" table:formula="of:=IF(ISBLANK([usuários.B206]);&quot;&quot;;&quot;SIMULADO_&quot;)">
            <text:p/>
          </table:table-cell>
          <table:table-cell table:style-name="ce41" table:formula="of:=IF(ISERR(VLOOKUP([usuários.A206];[EscolaID.A$2:.B$130];2;0));&quot;&quot;;VLOOKUP([usuários.A20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7])">
            <text:p/>
          </table:table-cell>
          <table:table-cell table:style-name="ce46" table:formula="of:=SUBSTITUTE(SUBSTITUTE(SUBSTITUTE(SUBSTITUTE(SUBSTITUTE(SUBSTITUTE(SUBSTITUTE(SUBSTITUTE(SUBSTITUTE(SUBSTITUTE(SUBSTITUTE(SUBSTITUTE([.A20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7]" office:value-type="float" office:value="0" calcext:value-type="float">
            <text:p/>
          </table:table-cell>
          <table:table-cell table:style-name="ce52" table:formula="of:=LOWER([Configurações.H207])" office:value-type="string" office:string-value="213205" calcext:value-type="string">
            <text:p>213205</text:p>
          </table:table-cell>
          <table:table-cell table:style-name="ce54" table:formula="of:=CONCATENATE([.D207];[Configurações.F207])" office:value-type="string" office:string-value="213205@gmail.com" calcext:value-type="string">
            <text:p>213205@gmail.com</text:p>
          </table:table-cell>
          <table:table-cell table:style-name="ce54" table:formula="of:=[.C20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7]);&quot;&quot;;CONCATENATE([.K207];LEFT([.F207];4)))">
            <text:p/>
          </table:table-cell>
          <table:table-cell table:style-name="ce41" table:formula="of:=IF(ISBLANK([usuários.B207]);&quot;&quot;;&quot;SIMULADO_&quot;)">
            <text:p/>
          </table:table-cell>
          <table:table-cell table:style-name="ce41" table:formula="of:=IF(ISERR(VLOOKUP([usuários.A207];[EscolaID.A$2:.B$130];2;0));&quot;&quot;;VLOOKUP([usuários.A20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8])">
            <text:p/>
          </table:table-cell>
          <table:table-cell table:style-name="ce46" table:formula="of:=SUBSTITUTE(SUBSTITUTE(SUBSTITUTE(SUBSTITUTE(SUBSTITUTE(SUBSTITUTE(SUBSTITUTE(SUBSTITUTE(SUBSTITUTE(SUBSTITUTE(SUBSTITUTE(SUBSTITUTE([.A20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8]" office:value-type="float" office:value="0" calcext:value-type="float">
            <text:p/>
          </table:table-cell>
          <table:table-cell table:style-name="ce52" table:formula="of:=LOWER([Configurações.H208])" office:value-type="string" office:string-value="213206" calcext:value-type="string">
            <text:p>213206</text:p>
          </table:table-cell>
          <table:table-cell table:style-name="ce54" table:formula="of:=CONCATENATE([.D208];[Configurações.F208])" office:value-type="string" office:string-value="213206@gmail.com" calcext:value-type="string">
            <text:p>213206@gmail.com</text:p>
          </table:table-cell>
          <table:table-cell table:style-name="ce54" table:formula="of:=[.C20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8]);&quot;&quot;;CONCATENATE([.K208];LEFT([.F208];4)))">
            <text:p/>
          </table:table-cell>
          <table:table-cell table:style-name="ce41" table:formula="of:=IF(ISBLANK([usuários.B208]);&quot;&quot;;&quot;SIMULADO_&quot;)">
            <text:p/>
          </table:table-cell>
          <table:table-cell table:style-name="ce41" table:formula="of:=IF(ISERR(VLOOKUP([usuários.A208];[EscolaID.A$2:.B$130];2;0));&quot;&quot;;VLOOKUP([usuários.A20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09])">
            <text:p/>
          </table:table-cell>
          <table:table-cell table:style-name="ce46" table:formula="of:=SUBSTITUTE(SUBSTITUTE(SUBSTITUTE(SUBSTITUTE(SUBSTITUTE(SUBSTITUTE(SUBSTITUTE(SUBSTITUTE(SUBSTITUTE(SUBSTITUTE(SUBSTITUTE(SUBSTITUTE([.A20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09]" office:value-type="float" office:value="0" calcext:value-type="float">
            <text:p/>
          </table:table-cell>
          <table:table-cell table:style-name="ce52" table:formula="of:=LOWER([Configurações.H209])" office:value-type="string" office:string-value="213207" calcext:value-type="string">
            <text:p>213207</text:p>
          </table:table-cell>
          <table:table-cell table:style-name="ce54" table:formula="of:=CONCATENATE([.D209];[Configurações.F209])" office:value-type="string" office:string-value="213207@gmail.com" calcext:value-type="string">
            <text:p>213207@gmail.com</text:p>
          </table:table-cell>
          <table:table-cell table:style-name="ce54" table:formula="of:=[.C20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09]);&quot;&quot;;CONCATENATE([.K209];LEFT([.F209];4)))">
            <text:p/>
          </table:table-cell>
          <table:table-cell table:style-name="ce41" table:formula="of:=IF(ISBLANK([usuários.B209]);&quot;&quot;;&quot;SIMULADO_&quot;)">
            <text:p/>
          </table:table-cell>
          <table:table-cell table:style-name="ce41" table:formula="of:=IF(ISERR(VLOOKUP([usuários.A209];[EscolaID.A$2:.B$130];2;0));&quot;&quot;;VLOOKUP([usuários.A20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0])">
            <text:p/>
          </table:table-cell>
          <table:table-cell table:style-name="ce46" table:formula="of:=SUBSTITUTE(SUBSTITUTE(SUBSTITUTE(SUBSTITUTE(SUBSTITUTE(SUBSTITUTE(SUBSTITUTE(SUBSTITUTE(SUBSTITUTE(SUBSTITUTE(SUBSTITUTE(SUBSTITUTE([.A21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0]" office:value-type="float" office:value="0" calcext:value-type="float">
            <text:p/>
          </table:table-cell>
          <table:table-cell table:style-name="ce52" table:formula="of:=LOWER([Configurações.H210])" office:value-type="string" office:string-value="213208" calcext:value-type="string">
            <text:p>213208</text:p>
          </table:table-cell>
          <table:table-cell table:style-name="ce54" table:formula="of:=CONCATENATE([.D210];[Configurações.F210])" office:value-type="string" office:string-value="213208@gmail.com" calcext:value-type="string">
            <text:p>213208@gmail.com</text:p>
          </table:table-cell>
          <table:table-cell table:style-name="ce54" table:formula="of:=[.C21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0]);&quot;&quot;;CONCATENATE([.K210];LEFT([.F210];4)))">
            <text:p/>
          </table:table-cell>
          <table:table-cell table:style-name="ce41" table:formula="of:=IF(ISBLANK([usuários.B210]);&quot;&quot;;&quot;SIMULADO_&quot;)">
            <text:p/>
          </table:table-cell>
          <table:table-cell table:style-name="ce41" table:formula="of:=IF(ISERR(VLOOKUP([usuários.A210];[EscolaID.A$2:.B$130];2;0));&quot;&quot;;VLOOKUP([usuários.A21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1])">
            <text:p/>
          </table:table-cell>
          <table:table-cell table:style-name="ce46" table:formula="of:=SUBSTITUTE(SUBSTITUTE(SUBSTITUTE(SUBSTITUTE(SUBSTITUTE(SUBSTITUTE(SUBSTITUTE(SUBSTITUTE(SUBSTITUTE(SUBSTITUTE(SUBSTITUTE(SUBSTITUTE([.A21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1]" office:value-type="float" office:value="0" calcext:value-type="float">
            <text:p/>
          </table:table-cell>
          <table:table-cell table:style-name="ce52" table:formula="of:=LOWER([Configurações.H211])" office:value-type="string" office:string-value="213209" calcext:value-type="string">
            <text:p>213209</text:p>
          </table:table-cell>
          <table:table-cell table:style-name="ce54" table:formula="of:=CONCATENATE([.D211];[Configurações.F211])" office:value-type="string" office:string-value="213209@gmail.com" calcext:value-type="string">
            <text:p>213209@gmail.com</text:p>
          </table:table-cell>
          <table:table-cell table:style-name="ce54" table:formula="of:=[.C21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1]);&quot;&quot;;CONCATENATE([.K211];LEFT([.F211];4)))">
            <text:p/>
          </table:table-cell>
          <table:table-cell table:style-name="ce41" table:formula="of:=IF(ISBLANK([usuários.B211]);&quot;&quot;;&quot;SIMULADO_&quot;)">
            <text:p/>
          </table:table-cell>
          <table:table-cell table:style-name="ce41" table:formula="of:=IF(ISERR(VLOOKUP([usuários.A211];[EscolaID.A$2:.B$130];2;0));&quot;&quot;;VLOOKUP([usuários.A21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2])">
            <text:p/>
          </table:table-cell>
          <table:table-cell table:style-name="ce46" table:formula="of:=SUBSTITUTE(SUBSTITUTE(SUBSTITUTE(SUBSTITUTE(SUBSTITUTE(SUBSTITUTE(SUBSTITUTE(SUBSTITUTE(SUBSTITUTE(SUBSTITUTE(SUBSTITUTE(SUBSTITUTE([.A21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2]" office:value-type="float" office:value="0" calcext:value-type="float">
            <text:p/>
          </table:table-cell>
          <table:table-cell table:style-name="ce52" table:formula="of:=LOWER([Configurações.H212])" office:value-type="string" office:string-value="213210" calcext:value-type="string">
            <text:p>213210</text:p>
          </table:table-cell>
          <table:table-cell table:style-name="ce54" table:formula="of:=CONCATENATE([.D212];[Configurações.F212])" office:value-type="string" office:string-value="213210@gmail.com" calcext:value-type="string">
            <text:p>213210@gmail.com</text:p>
          </table:table-cell>
          <table:table-cell table:style-name="ce54" table:formula="of:=[.C21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2]);&quot;&quot;;CONCATENATE([.K212];LEFT([.F212];4)))">
            <text:p/>
          </table:table-cell>
          <table:table-cell table:style-name="ce41" table:formula="of:=IF(ISBLANK([usuários.B212]);&quot;&quot;;&quot;SIMULADO_&quot;)">
            <text:p/>
          </table:table-cell>
          <table:table-cell table:style-name="ce41" table:formula="of:=IF(ISERR(VLOOKUP([usuários.A212];[EscolaID.A$2:.B$130];2;0));&quot;&quot;;VLOOKUP([usuários.A21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3])">
            <text:p/>
          </table:table-cell>
          <table:table-cell table:style-name="ce46" table:formula="of:=SUBSTITUTE(SUBSTITUTE(SUBSTITUTE(SUBSTITUTE(SUBSTITUTE(SUBSTITUTE(SUBSTITUTE(SUBSTITUTE(SUBSTITUTE(SUBSTITUTE(SUBSTITUTE(SUBSTITUTE([.A21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3]" office:value-type="float" office:value="0" calcext:value-type="float">
            <text:p/>
          </table:table-cell>
          <table:table-cell table:style-name="ce52" table:formula="of:=LOWER([Configurações.H213])" office:value-type="string" office:string-value="213211" calcext:value-type="string">
            <text:p>213211</text:p>
          </table:table-cell>
          <table:table-cell table:style-name="ce54" table:formula="of:=CONCATENATE([.D213];[Configurações.F213])" office:value-type="string" office:string-value="213211@gmail.com" calcext:value-type="string">
            <text:p>213211@gmail.com</text:p>
          </table:table-cell>
          <table:table-cell table:style-name="ce54" table:formula="of:=[.C21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3]);&quot;&quot;;CONCATENATE([.K213];LEFT([.F213];4)))">
            <text:p/>
          </table:table-cell>
          <table:table-cell table:style-name="ce41" table:formula="of:=IF(ISBLANK([usuários.B213]);&quot;&quot;;&quot;SIMULADO_&quot;)">
            <text:p/>
          </table:table-cell>
          <table:table-cell table:style-name="ce41" table:formula="of:=IF(ISERR(VLOOKUP([usuários.A213];[EscolaID.A$2:.B$130];2;0));&quot;&quot;;VLOOKUP([usuários.A21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4])">
            <text:p/>
          </table:table-cell>
          <table:table-cell table:style-name="ce46" table:formula="of:=SUBSTITUTE(SUBSTITUTE(SUBSTITUTE(SUBSTITUTE(SUBSTITUTE(SUBSTITUTE(SUBSTITUTE(SUBSTITUTE(SUBSTITUTE(SUBSTITUTE(SUBSTITUTE(SUBSTITUTE([.A21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4]" office:value-type="float" office:value="0" calcext:value-type="float">
            <text:p/>
          </table:table-cell>
          <table:table-cell table:style-name="ce52" table:formula="of:=LOWER([Configurações.H214])" office:value-type="string" office:string-value="213212" calcext:value-type="string">
            <text:p>213212</text:p>
          </table:table-cell>
          <table:table-cell table:style-name="ce54" table:formula="of:=CONCATENATE([.D214];[Configurações.F214])" office:value-type="string" office:string-value="213212@gmail.com" calcext:value-type="string">
            <text:p>213212@gmail.com</text:p>
          </table:table-cell>
          <table:table-cell table:style-name="ce54" table:formula="of:=[.C21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4]);&quot;&quot;;CONCATENATE([.K214];LEFT([.F214];4)))">
            <text:p/>
          </table:table-cell>
          <table:table-cell table:style-name="ce41" table:formula="of:=IF(ISBLANK([usuários.B214]);&quot;&quot;;&quot;SIMULADO_&quot;)">
            <text:p/>
          </table:table-cell>
          <table:table-cell table:style-name="ce41" table:formula="of:=IF(ISERR(VLOOKUP([usuários.A214];[EscolaID.A$2:.B$130];2;0));&quot;&quot;;VLOOKUP([usuários.A21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5])">
            <text:p/>
          </table:table-cell>
          <table:table-cell table:style-name="ce46" table:formula="of:=SUBSTITUTE(SUBSTITUTE(SUBSTITUTE(SUBSTITUTE(SUBSTITUTE(SUBSTITUTE(SUBSTITUTE(SUBSTITUTE(SUBSTITUTE(SUBSTITUTE(SUBSTITUTE(SUBSTITUTE([.A21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5]" office:value-type="float" office:value="0" calcext:value-type="float">
            <text:p/>
          </table:table-cell>
          <table:table-cell table:style-name="ce52" table:formula="of:=LOWER([Configurações.H215])" office:value-type="string" office:string-value="213213" calcext:value-type="string">
            <text:p>213213</text:p>
          </table:table-cell>
          <table:table-cell table:style-name="ce54" table:formula="of:=CONCATENATE([.D215];[Configurações.F215])" office:value-type="string" office:string-value="213213@gmail.com" calcext:value-type="string">
            <text:p>213213@gmail.com</text:p>
          </table:table-cell>
          <table:table-cell table:style-name="ce54" table:formula="of:=[.C21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5]);&quot;&quot;;CONCATENATE([.K215];LEFT([.F215];4)))">
            <text:p/>
          </table:table-cell>
          <table:table-cell table:style-name="ce41" table:formula="of:=IF(ISBLANK([usuários.B215]);&quot;&quot;;&quot;SIMULADO_&quot;)">
            <text:p/>
          </table:table-cell>
          <table:table-cell table:style-name="ce41" table:formula="of:=IF(ISERR(VLOOKUP([usuários.A215];[EscolaID.A$2:.B$130];2;0));&quot;&quot;;VLOOKUP([usuários.A21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6])">
            <text:p/>
          </table:table-cell>
          <table:table-cell table:style-name="ce46" table:formula="of:=SUBSTITUTE(SUBSTITUTE(SUBSTITUTE(SUBSTITUTE(SUBSTITUTE(SUBSTITUTE(SUBSTITUTE(SUBSTITUTE(SUBSTITUTE(SUBSTITUTE(SUBSTITUTE(SUBSTITUTE([.A21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6]" office:value-type="float" office:value="0" calcext:value-type="float">
            <text:p/>
          </table:table-cell>
          <table:table-cell table:style-name="ce52" table:formula="of:=LOWER([Configurações.H216])" office:value-type="string" office:string-value="213214" calcext:value-type="string">
            <text:p>213214</text:p>
          </table:table-cell>
          <table:table-cell table:style-name="ce54" table:formula="of:=CONCATENATE([.D216];[Configurações.F216])" office:value-type="string" office:string-value="213214@gmail.com" calcext:value-type="string">
            <text:p>213214@gmail.com</text:p>
          </table:table-cell>
          <table:table-cell table:style-name="ce54" table:formula="of:=[.C21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6]);&quot;&quot;;CONCATENATE([.K216];LEFT([.F216];4)))">
            <text:p/>
          </table:table-cell>
          <table:table-cell table:style-name="ce41" table:formula="of:=IF(ISBLANK([usuários.B216]);&quot;&quot;;&quot;SIMULADO_&quot;)">
            <text:p/>
          </table:table-cell>
          <table:table-cell table:style-name="ce41" table:formula="of:=IF(ISERR(VLOOKUP([usuários.A216];[EscolaID.A$2:.B$130];2;0));&quot;&quot;;VLOOKUP([usuários.A21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7])">
            <text:p/>
          </table:table-cell>
          <table:table-cell table:style-name="ce46" table:formula="of:=SUBSTITUTE(SUBSTITUTE(SUBSTITUTE(SUBSTITUTE(SUBSTITUTE(SUBSTITUTE(SUBSTITUTE(SUBSTITUTE(SUBSTITUTE(SUBSTITUTE(SUBSTITUTE(SUBSTITUTE([.A21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7]" office:value-type="float" office:value="0" calcext:value-type="float">
            <text:p/>
          </table:table-cell>
          <table:table-cell table:style-name="ce52" table:formula="of:=LOWER([Configurações.H217])" office:value-type="string" office:string-value="213215" calcext:value-type="string">
            <text:p>213215</text:p>
          </table:table-cell>
          <table:table-cell table:style-name="ce54" table:formula="of:=CONCATENATE([.D217];[Configurações.F217])" office:value-type="string" office:string-value="213215@gmail.com" calcext:value-type="string">
            <text:p>213215@gmail.com</text:p>
          </table:table-cell>
          <table:table-cell table:style-name="ce54" table:formula="of:=[.C21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7]);&quot;&quot;;CONCATENATE([.K217];LEFT([.F217];4)))">
            <text:p/>
          </table:table-cell>
          <table:table-cell table:style-name="ce41" table:formula="of:=IF(ISBLANK([usuários.B217]);&quot;&quot;;&quot;SIMULADO_&quot;)">
            <text:p/>
          </table:table-cell>
          <table:table-cell table:style-name="ce41" table:formula="of:=IF(ISERR(VLOOKUP([usuários.A217];[EscolaID.A$2:.B$130];2;0));&quot;&quot;;VLOOKUP([usuários.A21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8])">
            <text:p/>
          </table:table-cell>
          <table:table-cell table:style-name="ce46" table:formula="of:=SUBSTITUTE(SUBSTITUTE(SUBSTITUTE(SUBSTITUTE(SUBSTITUTE(SUBSTITUTE(SUBSTITUTE(SUBSTITUTE(SUBSTITUTE(SUBSTITUTE(SUBSTITUTE(SUBSTITUTE([.A21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8]" office:value-type="float" office:value="0" calcext:value-type="float">
            <text:p/>
          </table:table-cell>
          <table:table-cell table:style-name="ce52" table:formula="of:=LOWER([Configurações.H218])" office:value-type="string" office:string-value="213216" calcext:value-type="string">
            <text:p>213216</text:p>
          </table:table-cell>
          <table:table-cell table:style-name="ce54" table:formula="of:=CONCATENATE([.D218];[Configurações.F218])" office:value-type="string" office:string-value="213216@gmail.com" calcext:value-type="string">
            <text:p>213216@gmail.com</text:p>
          </table:table-cell>
          <table:table-cell table:style-name="ce54" table:formula="of:=[.C21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8]);&quot;&quot;;CONCATENATE([.K218];LEFT([.F218];4)))">
            <text:p/>
          </table:table-cell>
          <table:table-cell table:style-name="ce41" table:formula="of:=IF(ISBLANK([usuários.B218]);&quot;&quot;;&quot;SIMULADO_&quot;)">
            <text:p/>
          </table:table-cell>
          <table:table-cell table:style-name="ce41" table:formula="of:=IF(ISERR(VLOOKUP([usuários.A218];[EscolaID.A$2:.B$130];2;0));&quot;&quot;;VLOOKUP([usuários.A21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19])">
            <text:p/>
          </table:table-cell>
          <table:table-cell table:style-name="ce46" table:formula="of:=SUBSTITUTE(SUBSTITUTE(SUBSTITUTE(SUBSTITUTE(SUBSTITUTE(SUBSTITUTE(SUBSTITUTE(SUBSTITUTE(SUBSTITUTE(SUBSTITUTE(SUBSTITUTE(SUBSTITUTE([.A21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19]" office:value-type="float" office:value="0" calcext:value-type="float">
            <text:p/>
          </table:table-cell>
          <table:table-cell table:style-name="ce52" table:formula="of:=LOWER([Configurações.H219])" office:value-type="string" office:string-value="213217" calcext:value-type="string">
            <text:p>213217</text:p>
          </table:table-cell>
          <table:table-cell table:style-name="ce54" table:formula="of:=CONCATENATE([.D219];[Configurações.F219])" office:value-type="string" office:string-value="213217@gmail.com" calcext:value-type="string">
            <text:p>213217@gmail.com</text:p>
          </table:table-cell>
          <table:table-cell table:style-name="ce54" table:formula="of:=[.C21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19]);&quot;&quot;;CONCATENATE([.K219];LEFT([.F219];4)))">
            <text:p/>
          </table:table-cell>
          <table:table-cell table:style-name="ce41" table:formula="of:=IF(ISBLANK([usuários.B219]);&quot;&quot;;&quot;SIMULADO_&quot;)">
            <text:p/>
          </table:table-cell>
          <table:table-cell table:style-name="ce41" table:formula="of:=IF(ISERR(VLOOKUP([usuários.A219];[EscolaID.A$2:.B$130];2;0));&quot;&quot;;VLOOKUP([usuários.A21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0])">
            <text:p/>
          </table:table-cell>
          <table:table-cell table:style-name="ce46" table:formula="of:=SUBSTITUTE(SUBSTITUTE(SUBSTITUTE(SUBSTITUTE(SUBSTITUTE(SUBSTITUTE(SUBSTITUTE(SUBSTITUTE(SUBSTITUTE(SUBSTITUTE(SUBSTITUTE(SUBSTITUTE([.A22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0]" office:value-type="float" office:value="0" calcext:value-type="float">
            <text:p/>
          </table:table-cell>
          <table:table-cell table:style-name="ce52" table:formula="of:=LOWER([Configurações.H220])" office:value-type="string" office:string-value="213218" calcext:value-type="string">
            <text:p>213218</text:p>
          </table:table-cell>
          <table:table-cell table:style-name="ce54" table:formula="of:=CONCATENATE([.D220];[Configurações.F220])" office:value-type="string" office:string-value="213218@gmail.com" calcext:value-type="string">
            <text:p>213218@gmail.com</text:p>
          </table:table-cell>
          <table:table-cell table:style-name="ce54" table:formula="of:=[.C22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0]);&quot;&quot;;CONCATENATE([.K220];LEFT([.F220];4)))">
            <text:p/>
          </table:table-cell>
          <table:table-cell table:style-name="ce41" table:formula="of:=IF(ISBLANK([usuários.B220]);&quot;&quot;;&quot;SIMULADO_&quot;)">
            <text:p/>
          </table:table-cell>
          <table:table-cell table:style-name="ce41" table:formula="of:=IF(ISERR(VLOOKUP([usuários.A220];[EscolaID.A$2:.B$130];2;0));&quot;&quot;;VLOOKUP([usuários.A22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1])">
            <text:p/>
          </table:table-cell>
          <table:table-cell table:style-name="ce46" table:formula="of:=SUBSTITUTE(SUBSTITUTE(SUBSTITUTE(SUBSTITUTE(SUBSTITUTE(SUBSTITUTE(SUBSTITUTE(SUBSTITUTE(SUBSTITUTE(SUBSTITUTE(SUBSTITUTE(SUBSTITUTE([.A22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1]" office:value-type="float" office:value="0" calcext:value-type="float">
            <text:p/>
          </table:table-cell>
          <table:table-cell table:style-name="ce52" table:formula="of:=LOWER([Configurações.H221])" office:value-type="string" office:string-value="213219" calcext:value-type="string">
            <text:p>213219</text:p>
          </table:table-cell>
          <table:table-cell table:style-name="ce54" table:formula="of:=CONCATENATE([.D221];[Configurações.F221])" office:value-type="string" office:string-value="213219@gmail.com" calcext:value-type="string">
            <text:p>213219@gmail.com</text:p>
          </table:table-cell>
          <table:table-cell table:style-name="ce54" table:formula="of:=[.C22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1]);&quot;&quot;;CONCATENATE([.K221];LEFT([.F221];4)))">
            <text:p/>
          </table:table-cell>
          <table:table-cell table:style-name="ce41" table:formula="of:=IF(ISBLANK([usuários.B221]);&quot;&quot;;&quot;SIMULADO_&quot;)">
            <text:p/>
          </table:table-cell>
          <table:table-cell table:style-name="ce41" table:formula="of:=IF(ISERR(VLOOKUP([usuários.A221];[EscolaID.A$2:.B$130];2;0));&quot;&quot;;VLOOKUP([usuários.A22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2])">
            <text:p/>
          </table:table-cell>
          <table:table-cell table:style-name="ce46" table:formula="of:=SUBSTITUTE(SUBSTITUTE(SUBSTITUTE(SUBSTITUTE(SUBSTITUTE(SUBSTITUTE(SUBSTITUTE(SUBSTITUTE(SUBSTITUTE(SUBSTITUTE(SUBSTITUTE(SUBSTITUTE([.A22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2]" office:value-type="float" office:value="0" calcext:value-type="float">
            <text:p/>
          </table:table-cell>
          <table:table-cell table:style-name="ce52" table:formula="of:=LOWER([Configurações.H222])" office:value-type="string" office:string-value="213220" calcext:value-type="string">
            <text:p>213220</text:p>
          </table:table-cell>
          <table:table-cell table:style-name="ce54" table:formula="of:=CONCATENATE([.D222];[Configurações.F222])" office:value-type="string" office:string-value="213220@gmail.com" calcext:value-type="string">
            <text:p>213220@gmail.com</text:p>
          </table:table-cell>
          <table:table-cell table:style-name="ce54" table:formula="of:=[.C22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2]);&quot;&quot;;CONCATENATE([.K222];LEFT([.F222];4)))">
            <text:p/>
          </table:table-cell>
          <table:table-cell table:style-name="ce41" table:formula="of:=IF(ISBLANK([usuários.B222]);&quot;&quot;;&quot;SIMULADO_&quot;)">
            <text:p/>
          </table:table-cell>
          <table:table-cell table:style-name="ce41" table:formula="of:=IF(ISERR(VLOOKUP([usuários.A222];[EscolaID.A$2:.B$130];2;0));&quot;&quot;;VLOOKUP([usuários.A22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3])">
            <text:p/>
          </table:table-cell>
          <table:table-cell table:style-name="ce46" table:formula="of:=SUBSTITUTE(SUBSTITUTE(SUBSTITUTE(SUBSTITUTE(SUBSTITUTE(SUBSTITUTE(SUBSTITUTE(SUBSTITUTE(SUBSTITUTE(SUBSTITUTE(SUBSTITUTE(SUBSTITUTE([.A22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3]" office:value-type="float" office:value="0" calcext:value-type="float">
            <text:p/>
          </table:table-cell>
          <table:table-cell table:style-name="ce52" table:formula="of:=LOWER([Configurações.H223])" office:value-type="string" office:string-value="213221" calcext:value-type="string">
            <text:p>213221</text:p>
          </table:table-cell>
          <table:table-cell table:style-name="ce54" table:formula="of:=CONCATENATE([.D223];[Configurações.F223])" office:value-type="string" office:string-value="213221@gmail.com" calcext:value-type="string">
            <text:p>213221@gmail.com</text:p>
          </table:table-cell>
          <table:table-cell table:style-name="ce54" table:formula="of:=[.C22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3]);&quot;&quot;;CONCATENATE([.K223];LEFT([.F223];4)))">
            <text:p/>
          </table:table-cell>
          <table:table-cell table:style-name="ce41" table:formula="of:=IF(ISBLANK([usuários.B223]);&quot;&quot;;&quot;SIMULADO_&quot;)">
            <text:p/>
          </table:table-cell>
          <table:table-cell table:style-name="ce41" table:formula="of:=IF(ISERR(VLOOKUP([usuários.A223];[EscolaID.A$2:.B$130];2;0));&quot;&quot;;VLOOKUP([usuários.A22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4])">
            <text:p/>
          </table:table-cell>
          <table:table-cell table:style-name="ce46" table:formula="of:=SUBSTITUTE(SUBSTITUTE(SUBSTITUTE(SUBSTITUTE(SUBSTITUTE(SUBSTITUTE(SUBSTITUTE(SUBSTITUTE(SUBSTITUTE(SUBSTITUTE(SUBSTITUTE(SUBSTITUTE([.A22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4]" office:value-type="float" office:value="0" calcext:value-type="float">
            <text:p/>
          </table:table-cell>
          <table:table-cell table:style-name="ce52" table:formula="of:=LOWER([Configurações.H224])" office:value-type="string" office:string-value="213222" calcext:value-type="string">
            <text:p>213222</text:p>
          </table:table-cell>
          <table:table-cell table:style-name="ce54" table:formula="of:=CONCATENATE([.D224];[Configurações.F224])" office:value-type="string" office:string-value="213222@gmail.com" calcext:value-type="string">
            <text:p>213222@gmail.com</text:p>
          </table:table-cell>
          <table:table-cell table:style-name="ce54" table:formula="of:=[.C22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4]);&quot;&quot;;CONCATENATE([.K224];LEFT([.F224];4)))">
            <text:p/>
          </table:table-cell>
          <table:table-cell table:style-name="ce41" table:formula="of:=IF(ISBLANK([usuários.B224]);&quot;&quot;;&quot;SIMULADO_&quot;)">
            <text:p/>
          </table:table-cell>
          <table:table-cell table:style-name="ce41" table:formula="of:=IF(ISERR(VLOOKUP([usuários.A224];[EscolaID.A$2:.B$130];2;0));&quot;&quot;;VLOOKUP([usuários.A22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5])">
            <text:p/>
          </table:table-cell>
          <table:table-cell table:style-name="ce46" table:formula="of:=SUBSTITUTE(SUBSTITUTE(SUBSTITUTE(SUBSTITUTE(SUBSTITUTE(SUBSTITUTE(SUBSTITUTE(SUBSTITUTE(SUBSTITUTE(SUBSTITUTE(SUBSTITUTE(SUBSTITUTE([.A22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5]" office:value-type="float" office:value="0" calcext:value-type="float">
            <text:p/>
          </table:table-cell>
          <table:table-cell table:style-name="ce52" table:formula="of:=LOWER([Configurações.H225])" office:value-type="string" office:string-value="213223" calcext:value-type="string">
            <text:p>213223</text:p>
          </table:table-cell>
          <table:table-cell table:style-name="ce54" table:formula="of:=CONCATENATE([.D225];[Configurações.F225])" office:value-type="string" office:string-value="213223@gmail.com" calcext:value-type="string">
            <text:p>213223@gmail.com</text:p>
          </table:table-cell>
          <table:table-cell table:style-name="ce54" table:formula="of:=[.C22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5]);&quot;&quot;;CONCATENATE([.K225];LEFT([.F225];4)))">
            <text:p/>
          </table:table-cell>
          <table:table-cell table:style-name="ce41" table:formula="of:=IF(ISBLANK([usuários.B225]);&quot;&quot;;&quot;SIMULADO_&quot;)">
            <text:p/>
          </table:table-cell>
          <table:table-cell table:style-name="ce41" table:formula="of:=IF(ISERR(VLOOKUP([usuários.A225];[EscolaID.A$2:.B$130];2;0));&quot;&quot;;VLOOKUP([usuários.A22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6])">
            <text:p/>
          </table:table-cell>
          <table:table-cell table:style-name="ce46" table:formula="of:=SUBSTITUTE(SUBSTITUTE(SUBSTITUTE(SUBSTITUTE(SUBSTITUTE(SUBSTITUTE(SUBSTITUTE(SUBSTITUTE(SUBSTITUTE(SUBSTITUTE(SUBSTITUTE(SUBSTITUTE([.A22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6]" office:value-type="float" office:value="0" calcext:value-type="float">
            <text:p/>
          </table:table-cell>
          <table:table-cell table:style-name="ce52" table:formula="of:=LOWER([Configurações.H226])" office:value-type="string" office:string-value="213224" calcext:value-type="string">
            <text:p>213224</text:p>
          </table:table-cell>
          <table:table-cell table:style-name="ce54" table:formula="of:=CONCATENATE([.D226];[Configurações.F226])" office:value-type="string" office:string-value="213224@gmail.com" calcext:value-type="string">
            <text:p>213224@gmail.com</text:p>
          </table:table-cell>
          <table:table-cell table:style-name="ce54" table:formula="of:=[.C22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6]);&quot;&quot;;CONCATENATE([.K226];LEFT([.F226];4)))">
            <text:p/>
          </table:table-cell>
          <table:table-cell table:style-name="ce41" table:formula="of:=IF(ISBLANK([usuários.B226]);&quot;&quot;;&quot;SIMULADO_&quot;)">
            <text:p/>
          </table:table-cell>
          <table:table-cell table:style-name="ce41" table:formula="of:=IF(ISERR(VLOOKUP([usuários.A226];[EscolaID.A$2:.B$130];2;0));&quot;&quot;;VLOOKUP([usuários.A22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7])">
            <text:p/>
          </table:table-cell>
          <table:table-cell table:style-name="ce46" table:formula="of:=SUBSTITUTE(SUBSTITUTE(SUBSTITUTE(SUBSTITUTE(SUBSTITUTE(SUBSTITUTE(SUBSTITUTE(SUBSTITUTE(SUBSTITUTE(SUBSTITUTE(SUBSTITUTE(SUBSTITUTE([.A22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7]" office:value-type="float" office:value="0" calcext:value-type="float">
            <text:p/>
          </table:table-cell>
          <table:table-cell table:style-name="ce52" table:formula="of:=LOWER([Configurações.H227])" office:value-type="string" office:string-value="213225" calcext:value-type="string">
            <text:p>213225</text:p>
          </table:table-cell>
          <table:table-cell table:style-name="ce54" table:formula="of:=CONCATENATE([.D227];[Configurações.F227])" office:value-type="string" office:string-value="213225@gmail.com" calcext:value-type="string">
            <text:p>213225@gmail.com</text:p>
          </table:table-cell>
          <table:table-cell table:style-name="ce54" table:formula="of:=[.C22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7]);&quot;&quot;;CONCATENATE([.K227];LEFT([.F227];4)))">
            <text:p/>
          </table:table-cell>
          <table:table-cell table:style-name="ce41" table:formula="of:=IF(ISBLANK([usuários.B227]);&quot;&quot;;&quot;SIMULADO_&quot;)">
            <text:p/>
          </table:table-cell>
          <table:table-cell table:style-name="ce41" table:formula="of:=IF(ISERR(VLOOKUP([usuários.A227];[EscolaID.A$2:.B$130];2;0));&quot;&quot;;VLOOKUP([usuários.A22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8])">
            <text:p/>
          </table:table-cell>
          <table:table-cell table:style-name="ce46" table:formula="of:=SUBSTITUTE(SUBSTITUTE(SUBSTITUTE(SUBSTITUTE(SUBSTITUTE(SUBSTITUTE(SUBSTITUTE(SUBSTITUTE(SUBSTITUTE(SUBSTITUTE(SUBSTITUTE(SUBSTITUTE([.A22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8]" office:value-type="float" office:value="0" calcext:value-type="float">
            <text:p/>
          </table:table-cell>
          <table:table-cell table:style-name="ce52" table:formula="of:=LOWER([Configurações.H228])" office:value-type="string" office:string-value="213226" calcext:value-type="string">
            <text:p>213226</text:p>
          </table:table-cell>
          <table:table-cell table:style-name="ce54" table:formula="of:=CONCATENATE([.D228];[Configurações.F228])" office:value-type="string" office:string-value="213226@gmail.com" calcext:value-type="string">
            <text:p>213226@gmail.com</text:p>
          </table:table-cell>
          <table:table-cell table:style-name="ce54" table:formula="of:=[.C22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8]);&quot;&quot;;CONCATENATE([.K228];LEFT([.F228];4)))">
            <text:p/>
          </table:table-cell>
          <table:table-cell table:style-name="ce41" table:formula="of:=IF(ISBLANK([usuários.B228]);&quot;&quot;;&quot;SIMULADO_&quot;)">
            <text:p/>
          </table:table-cell>
          <table:table-cell table:style-name="ce41" table:formula="of:=IF(ISERR(VLOOKUP([usuários.A228];[EscolaID.A$2:.B$130];2;0));&quot;&quot;;VLOOKUP([usuários.A22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29])">
            <text:p/>
          </table:table-cell>
          <table:table-cell table:style-name="ce46" table:formula="of:=SUBSTITUTE(SUBSTITUTE(SUBSTITUTE(SUBSTITUTE(SUBSTITUTE(SUBSTITUTE(SUBSTITUTE(SUBSTITUTE(SUBSTITUTE(SUBSTITUTE(SUBSTITUTE(SUBSTITUTE([.A22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29]" office:value-type="float" office:value="0" calcext:value-type="float">
            <text:p/>
          </table:table-cell>
          <table:table-cell table:style-name="ce52" table:formula="of:=LOWER([Configurações.H229])" office:value-type="string" office:string-value="213227" calcext:value-type="string">
            <text:p>213227</text:p>
          </table:table-cell>
          <table:table-cell table:style-name="ce54" table:formula="of:=CONCATENATE([.D229];[Configurações.F229])" office:value-type="string" office:string-value="213227@gmail.com" calcext:value-type="string">
            <text:p>213227@gmail.com</text:p>
          </table:table-cell>
          <table:table-cell table:style-name="ce54" table:formula="of:=[.C22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29]);&quot;&quot;;CONCATENATE([.K229];LEFT([.F229];4)))">
            <text:p/>
          </table:table-cell>
          <table:table-cell table:style-name="ce41" table:formula="of:=IF(ISBLANK([usuários.B229]);&quot;&quot;;&quot;SIMULADO_&quot;)">
            <text:p/>
          </table:table-cell>
          <table:table-cell table:style-name="ce41" table:formula="of:=IF(ISERR(VLOOKUP([usuários.A229];[EscolaID.A$2:.B$130];2;0));&quot;&quot;;VLOOKUP([usuários.A22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0])">
            <text:p/>
          </table:table-cell>
          <table:table-cell table:style-name="ce46" table:formula="of:=SUBSTITUTE(SUBSTITUTE(SUBSTITUTE(SUBSTITUTE(SUBSTITUTE(SUBSTITUTE(SUBSTITUTE(SUBSTITUTE(SUBSTITUTE(SUBSTITUTE(SUBSTITUTE(SUBSTITUTE([.A23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0]" office:value-type="float" office:value="0" calcext:value-type="float">
            <text:p/>
          </table:table-cell>
          <table:table-cell table:style-name="ce52" table:formula="of:=LOWER([Configurações.H230])" office:value-type="string" office:string-value="213228" calcext:value-type="string">
            <text:p>213228</text:p>
          </table:table-cell>
          <table:table-cell table:style-name="ce54" table:formula="of:=CONCATENATE([.D230];[Configurações.F230])" office:value-type="string" office:string-value="213228@gmail.com" calcext:value-type="string">
            <text:p>213228@gmail.com</text:p>
          </table:table-cell>
          <table:table-cell table:style-name="ce54" table:formula="of:=[.C23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0]);&quot;&quot;;CONCATENATE([.K230];LEFT([.F230];4)))">
            <text:p/>
          </table:table-cell>
          <table:table-cell table:style-name="ce41" table:formula="of:=IF(ISBLANK([usuários.B230]);&quot;&quot;;&quot;SIMULADO_&quot;)">
            <text:p/>
          </table:table-cell>
          <table:table-cell table:style-name="ce41" table:formula="of:=IF(ISERR(VLOOKUP([usuários.A230];[EscolaID.A$2:.B$130];2;0));&quot;&quot;;VLOOKUP([usuários.A23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1])">
            <text:p/>
          </table:table-cell>
          <table:table-cell table:style-name="ce46" table:formula="of:=SUBSTITUTE(SUBSTITUTE(SUBSTITUTE(SUBSTITUTE(SUBSTITUTE(SUBSTITUTE(SUBSTITUTE(SUBSTITUTE(SUBSTITUTE(SUBSTITUTE(SUBSTITUTE(SUBSTITUTE([.A23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1]" office:value-type="float" office:value="0" calcext:value-type="float">
            <text:p/>
          </table:table-cell>
          <table:table-cell table:style-name="ce52" table:formula="of:=LOWER([Configurações.H231])" office:value-type="string" office:string-value="213229" calcext:value-type="string">
            <text:p>213229</text:p>
          </table:table-cell>
          <table:table-cell table:style-name="ce54" table:formula="of:=CONCATENATE([.D231];[Configurações.F231])" office:value-type="string" office:string-value="213229@gmail.com" calcext:value-type="string">
            <text:p>213229@gmail.com</text:p>
          </table:table-cell>
          <table:table-cell table:style-name="ce54" table:formula="of:=[.C23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1]);&quot;&quot;;CONCATENATE([.K231];LEFT([.F231];4)))">
            <text:p/>
          </table:table-cell>
          <table:table-cell table:style-name="ce41" table:formula="of:=IF(ISBLANK([usuários.B231]);&quot;&quot;;&quot;SIMULADO_&quot;)">
            <text:p/>
          </table:table-cell>
          <table:table-cell table:style-name="ce41" table:formula="of:=IF(ISERR(VLOOKUP([usuários.A231];[EscolaID.A$2:.B$130];2;0));&quot;&quot;;VLOOKUP([usuários.A23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2])">
            <text:p/>
          </table:table-cell>
          <table:table-cell table:style-name="ce46" table:formula="of:=SUBSTITUTE(SUBSTITUTE(SUBSTITUTE(SUBSTITUTE(SUBSTITUTE(SUBSTITUTE(SUBSTITUTE(SUBSTITUTE(SUBSTITUTE(SUBSTITUTE(SUBSTITUTE(SUBSTITUTE([.A23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2]" office:value-type="float" office:value="0" calcext:value-type="float">
            <text:p/>
          </table:table-cell>
          <table:table-cell table:style-name="ce52" table:formula="of:=LOWER([Configurações.H232])" office:value-type="string" office:string-value="213230" calcext:value-type="string">
            <text:p>213230</text:p>
          </table:table-cell>
          <table:table-cell table:style-name="ce54" table:formula="of:=CONCATENATE([.D232];[Configurações.F232])" office:value-type="string" office:string-value="213230@gmail.com" calcext:value-type="string">
            <text:p>213230@gmail.com</text:p>
          </table:table-cell>
          <table:table-cell table:style-name="ce54" table:formula="of:=[.C23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2]);&quot;&quot;;CONCATENATE([.K232];LEFT([.F232];4)))">
            <text:p/>
          </table:table-cell>
          <table:table-cell table:style-name="ce41" table:formula="of:=IF(ISBLANK([usuários.B232]);&quot;&quot;;&quot;SIMULADO_&quot;)">
            <text:p/>
          </table:table-cell>
          <table:table-cell table:style-name="ce41" table:formula="of:=IF(ISERR(VLOOKUP([usuários.A232];[EscolaID.A$2:.B$130];2;0));&quot;&quot;;VLOOKUP([usuários.A23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3])">
            <text:p/>
          </table:table-cell>
          <table:table-cell table:style-name="ce46" table:formula="of:=SUBSTITUTE(SUBSTITUTE(SUBSTITUTE(SUBSTITUTE(SUBSTITUTE(SUBSTITUTE(SUBSTITUTE(SUBSTITUTE(SUBSTITUTE(SUBSTITUTE(SUBSTITUTE(SUBSTITUTE([.A23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3]" office:value-type="float" office:value="0" calcext:value-type="float">
            <text:p/>
          </table:table-cell>
          <table:table-cell table:style-name="ce52" table:formula="of:=LOWER([Configurações.H233])" office:value-type="string" office:string-value="213231" calcext:value-type="string">
            <text:p>213231</text:p>
          </table:table-cell>
          <table:table-cell table:style-name="ce54" table:formula="of:=CONCATENATE([.D233];[Configurações.F233])" office:value-type="string" office:string-value="213231@gmail.com" calcext:value-type="string">
            <text:p>213231@gmail.com</text:p>
          </table:table-cell>
          <table:table-cell table:style-name="ce54" table:formula="of:=[.C23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3]);&quot;&quot;;CONCATENATE([.K233];LEFT([.F233];4)))">
            <text:p/>
          </table:table-cell>
          <table:table-cell table:style-name="ce41" table:formula="of:=IF(ISBLANK([usuários.B233]);&quot;&quot;;&quot;SIMULADO_&quot;)">
            <text:p/>
          </table:table-cell>
          <table:table-cell table:style-name="ce41" table:formula="of:=IF(ISERR(VLOOKUP([usuários.A233];[EscolaID.A$2:.B$130];2;0));&quot;&quot;;VLOOKUP([usuários.A23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4])">
            <text:p/>
          </table:table-cell>
          <table:table-cell table:style-name="ce46" table:formula="of:=SUBSTITUTE(SUBSTITUTE(SUBSTITUTE(SUBSTITUTE(SUBSTITUTE(SUBSTITUTE(SUBSTITUTE(SUBSTITUTE(SUBSTITUTE(SUBSTITUTE(SUBSTITUTE(SUBSTITUTE([.A23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4]" office:value-type="float" office:value="0" calcext:value-type="float">
            <text:p/>
          </table:table-cell>
          <table:table-cell table:style-name="ce52" table:formula="of:=LOWER([Configurações.H234])" office:value-type="string" office:string-value="213232" calcext:value-type="string">
            <text:p>213232</text:p>
          </table:table-cell>
          <table:table-cell table:style-name="ce54" table:formula="of:=CONCATENATE([.D234];[Configurações.F234])" office:value-type="string" office:string-value="213232@gmail.com" calcext:value-type="string">
            <text:p>213232@gmail.com</text:p>
          </table:table-cell>
          <table:table-cell table:style-name="ce54" table:formula="of:=[.C23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4]);&quot;&quot;;CONCATENATE([.K234];LEFT([.F234];4)))">
            <text:p/>
          </table:table-cell>
          <table:table-cell table:style-name="ce41" table:formula="of:=IF(ISBLANK([usuários.B234]);&quot;&quot;;&quot;SIMULADO_&quot;)">
            <text:p/>
          </table:table-cell>
          <table:table-cell table:style-name="ce41" table:formula="of:=IF(ISERR(VLOOKUP([usuários.A234];[EscolaID.A$2:.B$130];2;0));&quot;&quot;;VLOOKUP([usuários.A23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5])">
            <text:p/>
          </table:table-cell>
          <table:table-cell table:style-name="ce46" table:formula="of:=SUBSTITUTE(SUBSTITUTE(SUBSTITUTE(SUBSTITUTE(SUBSTITUTE(SUBSTITUTE(SUBSTITUTE(SUBSTITUTE(SUBSTITUTE(SUBSTITUTE(SUBSTITUTE(SUBSTITUTE([.A23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5]" office:value-type="float" office:value="0" calcext:value-type="float">
            <text:p/>
          </table:table-cell>
          <table:table-cell table:style-name="ce52" table:formula="of:=LOWER([Configurações.H235])" office:value-type="string" office:string-value="213233" calcext:value-type="string">
            <text:p>213233</text:p>
          </table:table-cell>
          <table:table-cell table:style-name="ce54" table:formula="of:=CONCATENATE([.D235];[Configurações.F235])" office:value-type="string" office:string-value="213233@gmail.com" calcext:value-type="string">
            <text:p>213233@gmail.com</text:p>
          </table:table-cell>
          <table:table-cell table:style-name="ce54" table:formula="of:=[.C23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5]);&quot;&quot;;CONCATENATE([.K235];LEFT([.F235];4)))">
            <text:p/>
          </table:table-cell>
          <table:table-cell table:style-name="ce41" table:formula="of:=IF(ISBLANK([usuários.B235]);&quot;&quot;;&quot;SIMULADO_&quot;)">
            <text:p/>
          </table:table-cell>
          <table:table-cell table:style-name="ce41" table:formula="of:=IF(ISERR(VLOOKUP([usuários.A235];[EscolaID.A$2:.B$130];2;0));&quot;&quot;;VLOOKUP([usuários.A23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6])">
            <text:p/>
          </table:table-cell>
          <table:table-cell table:style-name="ce46" table:formula="of:=SUBSTITUTE(SUBSTITUTE(SUBSTITUTE(SUBSTITUTE(SUBSTITUTE(SUBSTITUTE(SUBSTITUTE(SUBSTITUTE(SUBSTITUTE(SUBSTITUTE(SUBSTITUTE(SUBSTITUTE([.A23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6]" office:value-type="float" office:value="0" calcext:value-type="float">
            <text:p/>
          </table:table-cell>
          <table:table-cell table:style-name="ce52" table:formula="of:=LOWER([Configurações.H236])" office:value-type="string" office:string-value="213234" calcext:value-type="string">
            <text:p>213234</text:p>
          </table:table-cell>
          <table:table-cell table:style-name="ce54" table:formula="of:=CONCATENATE([.D236];[Configurações.F236])" office:value-type="string" office:string-value="213234@gmail.com" calcext:value-type="string">
            <text:p>213234@gmail.com</text:p>
          </table:table-cell>
          <table:table-cell table:style-name="ce54" table:formula="of:=[.C23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6]);&quot;&quot;;CONCATENATE([.K236];LEFT([.F236];4)))">
            <text:p/>
          </table:table-cell>
          <table:table-cell table:style-name="ce41" table:formula="of:=IF(ISBLANK([usuários.B236]);&quot;&quot;;&quot;SIMULADO_&quot;)">
            <text:p/>
          </table:table-cell>
          <table:table-cell table:style-name="ce41" table:formula="of:=IF(ISERR(VLOOKUP([usuários.A236];[EscolaID.A$2:.B$130];2;0));&quot;&quot;;VLOOKUP([usuários.A23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7])">
            <text:p/>
          </table:table-cell>
          <table:table-cell table:style-name="ce46" table:formula="of:=SUBSTITUTE(SUBSTITUTE(SUBSTITUTE(SUBSTITUTE(SUBSTITUTE(SUBSTITUTE(SUBSTITUTE(SUBSTITUTE(SUBSTITUTE(SUBSTITUTE(SUBSTITUTE(SUBSTITUTE([.A23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7]" office:value-type="float" office:value="0" calcext:value-type="float">
            <text:p/>
          </table:table-cell>
          <table:table-cell table:style-name="ce52" table:formula="of:=LOWER([Configurações.H237])" office:value-type="string" office:string-value="213235" calcext:value-type="string">
            <text:p>213235</text:p>
          </table:table-cell>
          <table:table-cell table:style-name="ce54" table:formula="of:=CONCATENATE([.D237];[Configurações.F237])" office:value-type="string" office:string-value="213235@gmail.com" calcext:value-type="string">
            <text:p>213235@gmail.com</text:p>
          </table:table-cell>
          <table:table-cell table:style-name="ce54" table:formula="of:=[.C23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7]);&quot;&quot;;CONCATENATE([.K237];LEFT([.F237];4)))">
            <text:p/>
          </table:table-cell>
          <table:table-cell table:style-name="ce41" table:formula="of:=IF(ISBLANK([usuários.B237]);&quot;&quot;;&quot;SIMULADO_&quot;)">
            <text:p/>
          </table:table-cell>
          <table:table-cell table:style-name="ce41" table:formula="of:=IF(ISERR(VLOOKUP([usuários.A237];[EscolaID.A$2:.B$130];2;0));&quot;&quot;;VLOOKUP([usuários.A23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8])">
            <text:p/>
          </table:table-cell>
          <table:table-cell table:style-name="ce46" table:formula="of:=SUBSTITUTE(SUBSTITUTE(SUBSTITUTE(SUBSTITUTE(SUBSTITUTE(SUBSTITUTE(SUBSTITUTE(SUBSTITUTE(SUBSTITUTE(SUBSTITUTE(SUBSTITUTE(SUBSTITUTE([.A23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8]" office:value-type="float" office:value="0" calcext:value-type="float">
            <text:p/>
          </table:table-cell>
          <table:table-cell table:style-name="ce52" table:formula="of:=LOWER([Configurações.H238])" office:value-type="string" office:string-value="213236" calcext:value-type="string">
            <text:p>213236</text:p>
          </table:table-cell>
          <table:table-cell table:style-name="ce54" table:formula="of:=CONCATENATE([.D238];[Configurações.F238])" office:value-type="string" office:string-value="213236@gmail.com" calcext:value-type="string">
            <text:p>213236@gmail.com</text:p>
          </table:table-cell>
          <table:table-cell table:style-name="ce54" table:formula="of:=[.C23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8]);&quot;&quot;;CONCATENATE([.K238];LEFT([.F238];4)))">
            <text:p/>
          </table:table-cell>
          <table:table-cell table:style-name="ce41" table:formula="of:=IF(ISBLANK([usuários.B238]);&quot;&quot;;&quot;SIMULADO_&quot;)">
            <text:p/>
          </table:table-cell>
          <table:table-cell table:style-name="ce41" table:formula="of:=IF(ISERR(VLOOKUP([usuários.A238];[EscolaID.A$2:.B$130];2;0));&quot;&quot;;VLOOKUP([usuários.A23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39])">
            <text:p/>
          </table:table-cell>
          <table:table-cell table:style-name="ce46" table:formula="of:=SUBSTITUTE(SUBSTITUTE(SUBSTITUTE(SUBSTITUTE(SUBSTITUTE(SUBSTITUTE(SUBSTITUTE(SUBSTITUTE(SUBSTITUTE(SUBSTITUTE(SUBSTITUTE(SUBSTITUTE([.A23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39]" office:value-type="float" office:value="0" calcext:value-type="float">
            <text:p/>
          </table:table-cell>
          <table:table-cell table:style-name="ce52" table:formula="of:=LOWER([Configurações.H239])" office:value-type="string" office:string-value="213237" calcext:value-type="string">
            <text:p>213237</text:p>
          </table:table-cell>
          <table:table-cell table:style-name="ce54" table:formula="of:=CONCATENATE([.D239];[Configurações.F239])" office:value-type="string" office:string-value="213237@gmail.com" calcext:value-type="string">
            <text:p>213237@gmail.com</text:p>
          </table:table-cell>
          <table:table-cell table:style-name="ce54" table:formula="of:=[.C23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39]);&quot;&quot;;CONCATENATE([.K239];LEFT([.F239];4)))">
            <text:p/>
          </table:table-cell>
          <table:table-cell table:style-name="ce41" table:formula="of:=IF(ISBLANK([usuários.B239]);&quot;&quot;;&quot;SIMULADO_&quot;)">
            <text:p/>
          </table:table-cell>
          <table:table-cell table:style-name="ce41" table:formula="of:=IF(ISERR(VLOOKUP([usuários.A239];[EscolaID.A$2:.B$130];2;0));&quot;&quot;;VLOOKUP([usuários.A23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0])">
            <text:p/>
          </table:table-cell>
          <table:table-cell table:style-name="ce46" table:formula="of:=SUBSTITUTE(SUBSTITUTE(SUBSTITUTE(SUBSTITUTE(SUBSTITUTE(SUBSTITUTE(SUBSTITUTE(SUBSTITUTE(SUBSTITUTE(SUBSTITUTE(SUBSTITUTE(SUBSTITUTE([.A24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0]" office:value-type="float" office:value="0" calcext:value-type="float">
            <text:p/>
          </table:table-cell>
          <table:table-cell table:style-name="ce52" table:formula="of:=LOWER([Configurações.H240])" office:value-type="string" office:string-value="213238" calcext:value-type="string">
            <text:p>213238</text:p>
          </table:table-cell>
          <table:table-cell table:style-name="ce54" table:formula="of:=CONCATENATE([.D240];[Configurações.F240])" office:value-type="string" office:string-value="213238@gmail.com" calcext:value-type="string">
            <text:p>213238@gmail.com</text:p>
          </table:table-cell>
          <table:table-cell table:style-name="ce54" table:formula="of:=[.C24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0]);&quot;&quot;;CONCATENATE([.K240];LEFT([.F240];4)))">
            <text:p/>
          </table:table-cell>
          <table:table-cell table:style-name="ce41" table:formula="of:=IF(ISBLANK([usuários.B240]);&quot;&quot;;&quot;SIMULADO_&quot;)">
            <text:p/>
          </table:table-cell>
          <table:table-cell table:style-name="ce41" table:formula="of:=IF(ISERR(VLOOKUP([usuários.A240];[EscolaID.A$2:.B$130];2;0));&quot;&quot;;VLOOKUP([usuários.A24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1])">
            <text:p/>
          </table:table-cell>
          <table:table-cell table:style-name="ce46" table:formula="of:=SUBSTITUTE(SUBSTITUTE(SUBSTITUTE(SUBSTITUTE(SUBSTITUTE(SUBSTITUTE(SUBSTITUTE(SUBSTITUTE(SUBSTITUTE(SUBSTITUTE(SUBSTITUTE(SUBSTITUTE([.A24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1]" office:value-type="float" office:value="0" calcext:value-type="float">
            <text:p/>
          </table:table-cell>
          <table:table-cell table:style-name="ce52" table:formula="of:=LOWER([Configurações.H241])" office:value-type="string" office:string-value="213239" calcext:value-type="string">
            <text:p>213239</text:p>
          </table:table-cell>
          <table:table-cell table:style-name="ce54" table:formula="of:=CONCATENATE([.D241];[Configurações.F241])" office:value-type="string" office:string-value="213239@gmail.com" calcext:value-type="string">
            <text:p>213239@gmail.com</text:p>
          </table:table-cell>
          <table:table-cell table:style-name="ce54" table:formula="of:=[.C24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1]);&quot;&quot;;CONCATENATE([.K241];LEFT([.F241];4)))">
            <text:p/>
          </table:table-cell>
          <table:table-cell table:style-name="ce41" table:formula="of:=IF(ISBLANK([usuários.B241]);&quot;&quot;;&quot;SIMULADO_&quot;)">
            <text:p/>
          </table:table-cell>
          <table:table-cell table:style-name="ce41" table:formula="of:=IF(ISERR(VLOOKUP([usuários.A241];[EscolaID.A$2:.B$130];2;0));&quot;&quot;;VLOOKUP([usuários.A24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2])">
            <text:p/>
          </table:table-cell>
          <table:table-cell table:style-name="ce46" table:formula="of:=SUBSTITUTE(SUBSTITUTE(SUBSTITUTE(SUBSTITUTE(SUBSTITUTE(SUBSTITUTE(SUBSTITUTE(SUBSTITUTE(SUBSTITUTE(SUBSTITUTE(SUBSTITUTE(SUBSTITUTE([.A24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2]" office:value-type="float" office:value="0" calcext:value-type="float">
            <text:p/>
          </table:table-cell>
          <table:table-cell table:style-name="ce52" table:formula="of:=LOWER([Configurações.H242])" office:value-type="string" office:string-value="213240" calcext:value-type="string">
            <text:p>213240</text:p>
          </table:table-cell>
          <table:table-cell table:style-name="ce54" table:formula="of:=CONCATENATE([.D242];[Configurações.F242])" office:value-type="string" office:string-value="213240@gmail.com" calcext:value-type="string">
            <text:p>213240@gmail.com</text:p>
          </table:table-cell>
          <table:table-cell table:style-name="ce54" table:formula="of:=[.C24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2]);&quot;&quot;;CONCATENATE([.K242];LEFT([.F242];4)))">
            <text:p/>
          </table:table-cell>
          <table:table-cell table:style-name="ce41" table:formula="of:=IF(ISBLANK([usuários.B242]);&quot;&quot;;&quot;SIMULADO_&quot;)">
            <text:p/>
          </table:table-cell>
          <table:table-cell table:style-name="ce41" table:formula="of:=IF(ISERR(VLOOKUP([usuários.A242];[EscolaID.A$2:.B$130];2;0));&quot;&quot;;VLOOKUP([usuários.A24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3])">
            <text:p/>
          </table:table-cell>
          <table:table-cell table:style-name="ce46" table:formula="of:=SUBSTITUTE(SUBSTITUTE(SUBSTITUTE(SUBSTITUTE(SUBSTITUTE(SUBSTITUTE(SUBSTITUTE(SUBSTITUTE(SUBSTITUTE(SUBSTITUTE(SUBSTITUTE(SUBSTITUTE([.A24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3]" office:value-type="float" office:value="0" calcext:value-type="float">
            <text:p/>
          </table:table-cell>
          <table:table-cell table:style-name="ce52" table:formula="of:=LOWER([Configurações.H243])" office:value-type="string" office:string-value="213241" calcext:value-type="string">
            <text:p>213241</text:p>
          </table:table-cell>
          <table:table-cell table:style-name="ce54" table:formula="of:=CONCATENATE([.D243];[Configurações.F243])" office:value-type="string" office:string-value="213241@gmail.com" calcext:value-type="string">
            <text:p>213241@gmail.com</text:p>
          </table:table-cell>
          <table:table-cell table:style-name="ce54" table:formula="of:=[.C24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3]);&quot;&quot;;CONCATENATE([.K243];LEFT([.F243];4)))">
            <text:p/>
          </table:table-cell>
          <table:table-cell table:style-name="ce41" table:formula="of:=IF(ISBLANK([usuários.B243]);&quot;&quot;;&quot;SIMULADO_&quot;)">
            <text:p/>
          </table:table-cell>
          <table:table-cell table:style-name="ce41" table:formula="of:=IF(ISERR(VLOOKUP([usuários.A243];[EscolaID.A$2:.B$130];2;0));&quot;&quot;;VLOOKUP([usuários.A24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4])">
            <text:p/>
          </table:table-cell>
          <table:table-cell table:style-name="ce46" table:formula="of:=SUBSTITUTE(SUBSTITUTE(SUBSTITUTE(SUBSTITUTE(SUBSTITUTE(SUBSTITUTE(SUBSTITUTE(SUBSTITUTE(SUBSTITUTE(SUBSTITUTE(SUBSTITUTE(SUBSTITUTE([.A24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4]" office:value-type="float" office:value="0" calcext:value-type="float">
            <text:p/>
          </table:table-cell>
          <table:table-cell table:style-name="ce52" table:formula="of:=LOWER([Configurações.H244])" office:value-type="string" office:string-value="213242" calcext:value-type="string">
            <text:p>213242</text:p>
          </table:table-cell>
          <table:table-cell table:style-name="ce54" table:formula="of:=CONCATENATE([.D244];[Configurações.F244])" office:value-type="string" office:string-value="213242@gmail.com" calcext:value-type="string">
            <text:p>213242@gmail.com</text:p>
          </table:table-cell>
          <table:table-cell table:style-name="ce54" table:formula="of:=[.C24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4]);&quot;&quot;;CONCATENATE([.K244];LEFT([.F244];4)))">
            <text:p/>
          </table:table-cell>
          <table:table-cell table:style-name="ce41" table:formula="of:=IF(ISBLANK([usuários.B244]);&quot;&quot;;&quot;SIMULADO_&quot;)">
            <text:p/>
          </table:table-cell>
          <table:table-cell table:style-name="ce41" table:formula="of:=IF(ISERR(VLOOKUP([usuários.A244];[EscolaID.A$2:.B$130];2;0));&quot;&quot;;VLOOKUP([usuários.A24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5])">
            <text:p/>
          </table:table-cell>
          <table:table-cell table:style-name="ce46" table:formula="of:=SUBSTITUTE(SUBSTITUTE(SUBSTITUTE(SUBSTITUTE(SUBSTITUTE(SUBSTITUTE(SUBSTITUTE(SUBSTITUTE(SUBSTITUTE(SUBSTITUTE(SUBSTITUTE(SUBSTITUTE([.A24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5]" office:value-type="float" office:value="0" calcext:value-type="float">
            <text:p/>
          </table:table-cell>
          <table:table-cell table:style-name="ce52" table:formula="of:=LOWER([Configurações.H245])" office:value-type="string" office:string-value="213243" calcext:value-type="string">
            <text:p>213243</text:p>
          </table:table-cell>
          <table:table-cell table:style-name="ce54" table:formula="of:=CONCATENATE([.D245];[Configurações.F245])" office:value-type="string" office:string-value="213243@gmail.com" calcext:value-type="string">
            <text:p>213243@gmail.com</text:p>
          </table:table-cell>
          <table:table-cell table:style-name="ce54" table:formula="of:=[.C24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5]);&quot;&quot;;CONCATENATE([.K245];LEFT([.F245];4)))">
            <text:p/>
          </table:table-cell>
          <table:table-cell table:style-name="ce41" table:formula="of:=IF(ISBLANK([usuários.B245]);&quot;&quot;;&quot;SIMULADO_&quot;)">
            <text:p/>
          </table:table-cell>
          <table:table-cell table:style-name="ce41" table:formula="of:=IF(ISERR(VLOOKUP([usuários.A245];[EscolaID.A$2:.B$130];2;0));&quot;&quot;;VLOOKUP([usuários.A24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6])">
            <text:p/>
          </table:table-cell>
          <table:table-cell table:style-name="ce46" table:formula="of:=SUBSTITUTE(SUBSTITUTE(SUBSTITUTE(SUBSTITUTE(SUBSTITUTE(SUBSTITUTE(SUBSTITUTE(SUBSTITUTE(SUBSTITUTE(SUBSTITUTE(SUBSTITUTE(SUBSTITUTE([.A24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6]" office:value-type="float" office:value="0" calcext:value-type="float">
            <text:p/>
          </table:table-cell>
          <table:table-cell table:style-name="ce52" table:formula="of:=LOWER([Configurações.H246])" office:value-type="string" office:string-value="213244" calcext:value-type="string">
            <text:p>213244</text:p>
          </table:table-cell>
          <table:table-cell table:style-name="ce54" table:formula="of:=CONCATENATE([.D246];[Configurações.F246])" office:value-type="string" office:string-value="213244@gmail.com" calcext:value-type="string">
            <text:p>213244@gmail.com</text:p>
          </table:table-cell>
          <table:table-cell table:style-name="ce54" table:formula="of:=[.C24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6]);&quot;&quot;;CONCATENATE([.K246];LEFT([.F246];4)))">
            <text:p/>
          </table:table-cell>
          <table:table-cell table:style-name="ce41" table:formula="of:=IF(ISBLANK([usuários.B246]);&quot;&quot;;&quot;SIMULADO_&quot;)">
            <text:p/>
          </table:table-cell>
          <table:table-cell table:style-name="ce41" table:formula="of:=IF(ISERR(VLOOKUP([usuários.A246];[EscolaID.A$2:.B$130];2;0));&quot;&quot;;VLOOKUP([usuários.A24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7])">
            <text:p/>
          </table:table-cell>
          <table:table-cell table:style-name="ce46" table:formula="of:=SUBSTITUTE(SUBSTITUTE(SUBSTITUTE(SUBSTITUTE(SUBSTITUTE(SUBSTITUTE(SUBSTITUTE(SUBSTITUTE(SUBSTITUTE(SUBSTITUTE(SUBSTITUTE(SUBSTITUTE([.A24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7]" office:value-type="float" office:value="0" calcext:value-type="float">
            <text:p/>
          </table:table-cell>
          <table:table-cell table:style-name="ce52" table:formula="of:=LOWER([Configurações.H247])" office:value-type="string" office:string-value="213245" calcext:value-type="string">
            <text:p>213245</text:p>
          </table:table-cell>
          <table:table-cell table:style-name="ce54" table:formula="of:=CONCATENATE([.D247];[Configurações.F247])" office:value-type="string" office:string-value="213245@gmail.com" calcext:value-type="string">
            <text:p>213245@gmail.com</text:p>
          </table:table-cell>
          <table:table-cell table:style-name="ce54" table:formula="of:=[.C24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7]);&quot;&quot;;CONCATENATE([.K247];LEFT([.F247];4)))">
            <text:p/>
          </table:table-cell>
          <table:table-cell table:style-name="ce41" table:formula="of:=IF(ISBLANK([usuários.B247]);&quot;&quot;;&quot;SIMULADO_&quot;)">
            <text:p/>
          </table:table-cell>
          <table:table-cell table:style-name="ce41" table:formula="of:=IF(ISERR(VLOOKUP([usuários.A247];[EscolaID.A$2:.B$130];2;0));&quot;&quot;;VLOOKUP([usuários.A24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8])">
            <text:p/>
          </table:table-cell>
          <table:table-cell table:style-name="ce46" table:formula="of:=SUBSTITUTE(SUBSTITUTE(SUBSTITUTE(SUBSTITUTE(SUBSTITUTE(SUBSTITUTE(SUBSTITUTE(SUBSTITUTE(SUBSTITUTE(SUBSTITUTE(SUBSTITUTE(SUBSTITUTE([.A24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8]" office:value-type="float" office:value="0" calcext:value-type="float">
            <text:p/>
          </table:table-cell>
          <table:table-cell table:style-name="ce52" table:formula="of:=LOWER([Configurações.H248])" office:value-type="string" office:string-value="213246" calcext:value-type="string">
            <text:p>213246</text:p>
          </table:table-cell>
          <table:table-cell table:style-name="ce54" table:formula="of:=CONCATENATE([.D248];[Configurações.F248])" office:value-type="string" office:string-value="213246@gmail.com" calcext:value-type="string">
            <text:p>213246@gmail.com</text:p>
          </table:table-cell>
          <table:table-cell table:style-name="ce54" table:formula="of:=[.C24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8]);&quot;&quot;;CONCATENATE([.K248];LEFT([.F248];4)))">
            <text:p/>
          </table:table-cell>
          <table:table-cell table:style-name="ce41" table:formula="of:=IF(ISBLANK([usuários.B248]);&quot;&quot;;&quot;SIMULADO_&quot;)">
            <text:p/>
          </table:table-cell>
          <table:table-cell table:style-name="ce41" table:formula="of:=IF(ISERR(VLOOKUP([usuários.A248];[EscolaID.A$2:.B$130];2;0));&quot;&quot;;VLOOKUP([usuários.A24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49])">
            <text:p/>
          </table:table-cell>
          <table:table-cell table:style-name="ce46" table:formula="of:=SUBSTITUTE(SUBSTITUTE(SUBSTITUTE(SUBSTITUTE(SUBSTITUTE(SUBSTITUTE(SUBSTITUTE(SUBSTITUTE(SUBSTITUTE(SUBSTITUTE(SUBSTITUTE(SUBSTITUTE([.A24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49]" office:value-type="float" office:value="0" calcext:value-type="float">
            <text:p/>
          </table:table-cell>
          <table:table-cell table:style-name="ce52" table:formula="of:=LOWER([Configurações.H249])" office:value-type="string" office:string-value="213247" calcext:value-type="string">
            <text:p>213247</text:p>
          </table:table-cell>
          <table:table-cell table:style-name="ce54" table:formula="of:=CONCATENATE([.D249];[Configurações.F249])" office:value-type="string" office:string-value="213247@gmail.com" calcext:value-type="string">
            <text:p>213247@gmail.com</text:p>
          </table:table-cell>
          <table:table-cell table:style-name="ce54" table:formula="of:=[.C24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49]);&quot;&quot;;CONCATENATE([.K249];LEFT([.F249];4)))">
            <text:p/>
          </table:table-cell>
          <table:table-cell table:style-name="ce41" table:formula="of:=IF(ISBLANK([usuários.B249]);&quot;&quot;;&quot;SIMULADO_&quot;)">
            <text:p/>
          </table:table-cell>
          <table:table-cell table:style-name="ce41" table:formula="of:=IF(ISERR(VLOOKUP([usuários.A249];[EscolaID.A$2:.B$130];2;0));&quot;&quot;;VLOOKUP([usuários.A24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0])">
            <text:p/>
          </table:table-cell>
          <table:table-cell table:style-name="ce46" table:formula="of:=SUBSTITUTE(SUBSTITUTE(SUBSTITUTE(SUBSTITUTE(SUBSTITUTE(SUBSTITUTE(SUBSTITUTE(SUBSTITUTE(SUBSTITUTE(SUBSTITUTE(SUBSTITUTE(SUBSTITUTE([.A25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0]" office:value-type="float" office:value="0" calcext:value-type="float">
            <text:p/>
          </table:table-cell>
          <table:table-cell table:style-name="ce52" table:formula="of:=LOWER([Configurações.H250])" office:value-type="string" office:string-value="213248" calcext:value-type="string">
            <text:p>213248</text:p>
          </table:table-cell>
          <table:table-cell table:style-name="ce54" table:formula="of:=CONCATENATE([.D250];[Configurações.F250])" office:value-type="string" office:string-value="213248@gmail.com" calcext:value-type="string">
            <text:p>213248@gmail.com</text:p>
          </table:table-cell>
          <table:table-cell table:style-name="ce54" table:formula="of:=[.C25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0]);&quot;&quot;;CONCATENATE([.K250];LEFT([.F250];4)))">
            <text:p/>
          </table:table-cell>
          <table:table-cell table:style-name="ce41" table:formula="of:=IF(ISBLANK([usuários.B250]);&quot;&quot;;&quot;SIMULADO_&quot;)">
            <text:p/>
          </table:table-cell>
          <table:table-cell table:style-name="ce41" table:formula="of:=IF(ISERR(VLOOKUP([usuários.A250];[EscolaID.A$2:.B$130];2;0));&quot;&quot;;VLOOKUP([usuários.A25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1])">
            <text:p/>
          </table:table-cell>
          <table:table-cell table:style-name="ce46" table:formula="of:=SUBSTITUTE(SUBSTITUTE(SUBSTITUTE(SUBSTITUTE(SUBSTITUTE(SUBSTITUTE(SUBSTITUTE(SUBSTITUTE(SUBSTITUTE(SUBSTITUTE(SUBSTITUTE(SUBSTITUTE([.A25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1]" office:value-type="float" office:value="0" calcext:value-type="float">
            <text:p/>
          </table:table-cell>
          <table:table-cell table:style-name="ce52" table:formula="of:=LOWER([Configurações.H251])" office:value-type="string" office:string-value="213249" calcext:value-type="string">
            <text:p>213249</text:p>
          </table:table-cell>
          <table:table-cell table:style-name="ce54" table:formula="of:=CONCATENATE([.D251];[Configurações.F251])" office:value-type="string" office:string-value="213249@gmail.com" calcext:value-type="string">
            <text:p>213249@gmail.com</text:p>
          </table:table-cell>
          <table:table-cell table:style-name="ce54" table:formula="of:=[.C25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1]);&quot;&quot;;CONCATENATE([.K251];LEFT([.F251];4)))">
            <text:p/>
          </table:table-cell>
          <table:table-cell table:style-name="ce41" table:formula="of:=IF(ISBLANK([usuários.B251]);&quot;&quot;;&quot;SIMULADO_&quot;)">
            <text:p/>
          </table:table-cell>
          <table:table-cell table:style-name="ce41" table:formula="of:=IF(ISERR(VLOOKUP([usuários.A251];[EscolaID.A$2:.B$130];2;0));&quot;&quot;;VLOOKUP([usuários.A25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2])">
            <text:p/>
          </table:table-cell>
          <table:table-cell table:style-name="ce46" table:formula="of:=SUBSTITUTE(SUBSTITUTE(SUBSTITUTE(SUBSTITUTE(SUBSTITUTE(SUBSTITUTE(SUBSTITUTE(SUBSTITUTE(SUBSTITUTE(SUBSTITUTE(SUBSTITUTE(SUBSTITUTE([.A25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2]" office:value-type="float" office:value="0" calcext:value-type="float">
            <text:p/>
          </table:table-cell>
          <table:table-cell table:style-name="ce52" table:formula="of:=LOWER([Configurações.H252])" office:value-type="string" office:string-value="213250" calcext:value-type="string">
            <text:p>213250</text:p>
          </table:table-cell>
          <table:table-cell table:style-name="ce54" table:formula="of:=CONCATENATE([.D252];[Configurações.F252])" office:value-type="string" office:string-value="213250@gmail.com" calcext:value-type="string">
            <text:p>213250@gmail.com</text:p>
          </table:table-cell>
          <table:table-cell table:style-name="ce54" table:formula="of:=[.C25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2]);&quot;&quot;;CONCATENATE([.K252];LEFT([.F252];4)))">
            <text:p/>
          </table:table-cell>
          <table:table-cell table:style-name="ce41" table:formula="of:=IF(ISBLANK([usuários.B252]);&quot;&quot;;&quot;SIMULADO_&quot;)">
            <text:p/>
          </table:table-cell>
          <table:table-cell table:style-name="ce41" table:formula="of:=IF(ISERR(VLOOKUP([usuários.A252];[EscolaID.A$2:.B$130];2;0));&quot;&quot;;VLOOKUP([usuários.A25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3])">
            <text:p/>
          </table:table-cell>
          <table:table-cell table:style-name="ce46" table:formula="of:=SUBSTITUTE(SUBSTITUTE(SUBSTITUTE(SUBSTITUTE(SUBSTITUTE(SUBSTITUTE(SUBSTITUTE(SUBSTITUTE(SUBSTITUTE(SUBSTITUTE(SUBSTITUTE(SUBSTITUTE([.A25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3]" office:value-type="float" office:value="0" calcext:value-type="float">
            <text:p/>
          </table:table-cell>
          <table:table-cell table:style-name="ce52" table:formula="of:=LOWER([Configurações.H253])" office:value-type="string" office:string-value="213251" calcext:value-type="string">
            <text:p>213251</text:p>
          </table:table-cell>
          <table:table-cell table:style-name="ce54" table:formula="of:=CONCATENATE([.D253];[Configurações.F253])" office:value-type="string" office:string-value="213251@gmail.com" calcext:value-type="string">
            <text:p>213251@gmail.com</text:p>
          </table:table-cell>
          <table:table-cell table:style-name="ce54" table:formula="of:=[.C25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3]);&quot;&quot;;CONCATENATE([.K253];LEFT([.F253];4)))">
            <text:p/>
          </table:table-cell>
          <table:table-cell table:style-name="ce41" table:formula="of:=IF(ISBLANK([usuários.B253]);&quot;&quot;;&quot;SIMULADO_&quot;)">
            <text:p/>
          </table:table-cell>
          <table:table-cell table:style-name="ce41" table:formula="of:=IF(ISERR(VLOOKUP([usuários.A253];[EscolaID.A$2:.B$130];2;0));&quot;&quot;;VLOOKUP([usuários.A25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4])">
            <text:p/>
          </table:table-cell>
          <table:table-cell table:style-name="ce46" table:formula="of:=SUBSTITUTE(SUBSTITUTE(SUBSTITUTE(SUBSTITUTE(SUBSTITUTE(SUBSTITUTE(SUBSTITUTE(SUBSTITUTE(SUBSTITUTE(SUBSTITUTE(SUBSTITUTE(SUBSTITUTE([.A25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4]" office:value-type="float" office:value="0" calcext:value-type="float">
            <text:p/>
          </table:table-cell>
          <table:table-cell table:style-name="ce52" table:formula="of:=LOWER([Configurações.H254])" office:value-type="string" office:string-value="213252" calcext:value-type="string">
            <text:p>213252</text:p>
          </table:table-cell>
          <table:table-cell table:style-name="ce54" table:formula="of:=CONCATENATE([.D254];[Configurações.F254])" office:value-type="string" office:string-value="213252@gmail.com" calcext:value-type="string">
            <text:p>213252@gmail.com</text:p>
          </table:table-cell>
          <table:table-cell table:style-name="ce54" table:formula="of:=[.C25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4]);&quot;&quot;;CONCATENATE([.K254];LEFT([.F254];4)))">
            <text:p/>
          </table:table-cell>
          <table:table-cell table:style-name="ce41" table:formula="of:=IF(ISBLANK([usuários.B254]);&quot;&quot;;&quot;SIMULADO_&quot;)">
            <text:p/>
          </table:table-cell>
          <table:table-cell table:style-name="ce41" table:formula="of:=IF(ISERR(VLOOKUP([usuários.A254];[EscolaID.A$2:.B$130];2;0));&quot;&quot;;VLOOKUP([usuários.A25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5])">
            <text:p/>
          </table:table-cell>
          <table:table-cell table:style-name="ce46" table:formula="of:=SUBSTITUTE(SUBSTITUTE(SUBSTITUTE(SUBSTITUTE(SUBSTITUTE(SUBSTITUTE(SUBSTITUTE(SUBSTITUTE(SUBSTITUTE(SUBSTITUTE(SUBSTITUTE(SUBSTITUTE([.A25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5]" office:value-type="float" office:value="0" calcext:value-type="float">
            <text:p/>
          </table:table-cell>
          <table:table-cell table:style-name="ce52" table:formula="of:=LOWER([Configurações.H255])" office:value-type="string" office:string-value="213253" calcext:value-type="string">
            <text:p>213253</text:p>
          </table:table-cell>
          <table:table-cell table:style-name="ce54" table:formula="of:=CONCATENATE([.D255];[Configurações.F255])" office:value-type="string" office:string-value="213253@gmail.com" calcext:value-type="string">
            <text:p>213253@gmail.com</text:p>
          </table:table-cell>
          <table:table-cell table:style-name="ce54" table:formula="of:=[.C25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5]);&quot;&quot;;CONCATENATE([.K255];LEFT([.F255];4)))">
            <text:p/>
          </table:table-cell>
          <table:table-cell table:style-name="ce41" table:formula="of:=IF(ISBLANK([usuários.B255]);&quot;&quot;;&quot;SIMULADO_&quot;)">
            <text:p/>
          </table:table-cell>
          <table:table-cell table:style-name="ce41" table:formula="of:=IF(ISERR(VLOOKUP([usuários.A255];[EscolaID.A$2:.B$130];2;0));&quot;&quot;;VLOOKUP([usuários.A25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6])">
            <text:p/>
          </table:table-cell>
          <table:table-cell table:style-name="ce46" table:formula="of:=SUBSTITUTE(SUBSTITUTE(SUBSTITUTE(SUBSTITUTE(SUBSTITUTE(SUBSTITUTE(SUBSTITUTE(SUBSTITUTE(SUBSTITUTE(SUBSTITUTE(SUBSTITUTE(SUBSTITUTE([.A25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6]" office:value-type="float" office:value="0" calcext:value-type="float">
            <text:p/>
          </table:table-cell>
          <table:table-cell table:style-name="ce52" table:formula="of:=LOWER([Configurações.H256])" office:value-type="string" office:string-value="213254" calcext:value-type="string">
            <text:p>213254</text:p>
          </table:table-cell>
          <table:table-cell table:style-name="ce54" table:formula="of:=CONCATENATE([.D256];[Configurações.F256])" office:value-type="string" office:string-value="213254@gmail.com" calcext:value-type="string">
            <text:p>213254@gmail.com</text:p>
          </table:table-cell>
          <table:table-cell table:style-name="ce54" table:formula="of:=[.C25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6]);&quot;&quot;;CONCATENATE([.K256];LEFT([.F256];4)))">
            <text:p/>
          </table:table-cell>
          <table:table-cell table:style-name="ce41" table:formula="of:=IF(ISBLANK([usuários.B256]);&quot;&quot;;&quot;SIMULADO_&quot;)">
            <text:p/>
          </table:table-cell>
          <table:table-cell table:style-name="ce41" table:formula="of:=IF(ISERR(VLOOKUP([usuários.A256];[EscolaID.A$2:.B$130];2;0));&quot;&quot;;VLOOKUP([usuários.A25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7])">
            <text:p/>
          </table:table-cell>
          <table:table-cell table:style-name="ce46" table:formula="of:=SUBSTITUTE(SUBSTITUTE(SUBSTITUTE(SUBSTITUTE(SUBSTITUTE(SUBSTITUTE(SUBSTITUTE(SUBSTITUTE(SUBSTITUTE(SUBSTITUTE(SUBSTITUTE(SUBSTITUTE([.A25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7]" office:value-type="float" office:value="0" calcext:value-type="float">
            <text:p/>
          </table:table-cell>
          <table:table-cell table:style-name="ce52" table:formula="of:=LOWER([Configurações.H257])" office:value-type="string" office:string-value="213255" calcext:value-type="string">
            <text:p>213255</text:p>
          </table:table-cell>
          <table:table-cell table:style-name="ce54" table:formula="of:=CONCATENATE([.D257];[Configurações.F257])" office:value-type="string" office:string-value="213255@gmail.com" calcext:value-type="string">
            <text:p>213255@gmail.com</text:p>
          </table:table-cell>
          <table:table-cell table:style-name="ce54" table:formula="of:=[.C25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7]);&quot;&quot;;CONCATENATE([.K257];LEFT([.F257];4)))">
            <text:p/>
          </table:table-cell>
          <table:table-cell table:style-name="ce41" table:formula="of:=IF(ISBLANK([usuários.B257]);&quot;&quot;;&quot;SIMULADO_&quot;)">
            <text:p/>
          </table:table-cell>
          <table:table-cell table:style-name="ce41" table:formula="of:=IF(ISERR(VLOOKUP([usuários.A257];[EscolaID.A$2:.B$130];2;0));&quot;&quot;;VLOOKUP([usuários.A25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8])">
            <text:p/>
          </table:table-cell>
          <table:table-cell table:style-name="ce46" table:formula="of:=SUBSTITUTE(SUBSTITUTE(SUBSTITUTE(SUBSTITUTE(SUBSTITUTE(SUBSTITUTE(SUBSTITUTE(SUBSTITUTE(SUBSTITUTE(SUBSTITUTE(SUBSTITUTE(SUBSTITUTE([.A25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8]" office:value-type="float" office:value="0" calcext:value-type="float">
            <text:p/>
          </table:table-cell>
          <table:table-cell table:style-name="ce52" table:formula="of:=LOWER([Configurações.H258])" office:value-type="string" office:string-value="213256" calcext:value-type="string">
            <text:p>213256</text:p>
          </table:table-cell>
          <table:table-cell table:style-name="ce54" table:formula="of:=CONCATENATE([.D258];[Configurações.F258])" office:value-type="string" office:string-value="213256@gmail.com" calcext:value-type="string">
            <text:p>213256@gmail.com</text:p>
          </table:table-cell>
          <table:table-cell table:style-name="ce54" table:formula="of:=[.C25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8]);&quot;&quot;;CONCATENATE([.K258];LEFT([.F258];4)))">
            <text:p/>
          </table:table-cell>
          <table:table-cell table:style-name="ce41" table:formula="of:=IF(ISBLANK([usuários.B258]);&quot;&quot;;&quot;SIMULADO_&quot;)">
            <text:p/>
          </table:table-cell>
          <table:table-cell table:style-name="ce41" table:formula="of:=IF(ISERR(VLOOKUP([usuários.A258];[EscolaID.A$2:.B$130];2;0));&quot;&quot;;VLOOKUP([usuários.A25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59])">
            <text:p/>
          </table:table-cell>
          <table:table-cell table:style-name="ce46" table:formula="of:=SUBSTITUTE(SUBSTITUTE(SUBSTITUTE(SUBSTITUTE(SUBSTITUTE(SUBSTITUTE(SUBSTITUTE(SUBSTITUTE(SUBSTITUTE(SUBSTITUTE(SUBSTITUTE(SUBSTITUTE([.A25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59]" office:value-type="float" office:value="0" calcext:value-type="float">
            <text:p/>
          </table:table-cell>
          <table:table-cell table:style-name="ce52" table:formula="of:=LOWER([Configurações.H259])" office:value-type="string" office:string-value="213257" calcext:value-type="string">
            <text:p>213257</text:p>
          </table:table-cell>
          <table:table-cell table:style-name="ce54" table:formula="of:=CONCATENATE([.D259];[Configurações.F259])" office:value-type="string" office:string-value="213257@gmail.com" calcext:value-type="string">
            <text:p>213257@gmail.com</text:p>
          </table:table-cell>
          <table:table-cell table:style-name="ce54" table:formula="of:=[.C25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59]);&quot;&quot;;CONCATENATE([.K259];LEFT([.F259];4)))">
            <text:p/>
          </table:table-cell>
          <table:table-cell table:style-name="ce41" table:formula="of:=IF(ISBLANK([usuários.B259]);&quot;&quot;;&quot;SIMULADO_&quot;)">
            <text:p/>
          </table:table-cell>
          <table:table-cell table:style-name="ce41" table:formula="of:=IF(ISERR(VLOOKUP([usuários.A259];[EscolaID.A$2:.B$130];2;0));&quot;&quot;;VLOOKUP([usuários.A25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0])">
            <text:p/>
          </table:table-cell>
          <table:table-cell table:style-name="ce46" table:formula="of:=SUBSTITUTE(SUBSTITUTE(SUBSTITUTE(SUBSTITUTE(SUBSTITUTE(SUBSTITUTE(SUBSTITUTE(SUBSTITUTE(SUBSTITUTE(SUBSTITUTE(SUBSTITUTE(SUBSTITUTE([.A26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0]" office:value-type="float" office:value="0" calcext:value-type="float">
            <text:p/>
          </table:table-cell>
          <table:table-cell table:style-name="ce52" table:formula="of:=LOWER([Configurações.H260])" office:value-type="string" office:string-value="213258" calcext:value-type="string">
            <text:p>213258</text:p>
          </table:table-cell>
          <table:table-cell table:style-name="ce54" table:formula="of:=CONCATENATE([.D260];[Configurações.F260])" office:value-type="string" office:string-value="213258@gmail.com" calcext:value-type="string">
            <text:p>213258@gmail.com</text:p>
          </table:table-cell>
          <table:table-cell table:style-name="ce54" table:formula="of:=[.C26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0]);&quot;&quot;;CONCATENATE([.K260];LEFT([.F260];4)))">
            <text:p/>
          </table:table-cell>
          <table:table-cell table:style-name="ce41" table:formula="of:=IF(ISBLANK([usuários.B260]);&quot;&quot;;&quot;SIMULADO_&quot;)">
            <text:p/>
          </table:table-cell>
          <table:table-cell table:style-name="ce41" table:formula="of:=IF(ISERR(VLOOKUP([usuários.A260];[EscolaID.A$2:.B$130];2;0));&quot;&quot;;VLOOKUP([usuários.A26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1])">
            <text:p/>
          </table:table-cell>
          <table:table-cell table:style-name="ce46" table:formula="of:=SUBSTITUTE(SUBSTITUTE(SUBSTITUTE(SUBSTITUTE(SUBSTITUTE(SUBSTITUTE(SUBSTITUTE(SUBSTITUTE(SUBSTITUTE(SUBSTITUTE(SUBSTITUTE(SUBSTITUTE([.A26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1]" office:value-type="float" office:value="0" calcext:value-type="float">
            <text:p/>
          </table:table-cell>
          <table:table-cell table:style-name="ce52" table:formula="of:=LOWER([Configurações.H261])" office:value-type="string" office:string-value="213259" calcext:value-type="string">
            <text:p>213259</text:p>
          </table:table-cell>
          <table:table-cell table:style-name="ce54" table:formula="of:=CONCATENATE([.D261];[Configurações.F261])" office:value-type="string" office:string-value="213259@gmail.com" calcext:value-type="string">
            <text:p>213259@gmail.com</text:p>
          </table:table-cell>
          <table:table-cell table:style-name="ce54" table:formula="of:=[.C26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1]);&quot;&quot;;CONCATENATE([.K261];LEFT([.F261];4)))">
            <text:p/>
          </table:table-cell>
          <table:table-cell table:style-name="ce41" table:formula="of:=IF(ISBLANK([usuários.B261]);&quot;&quot;;&quot;SIMULADO_&quot;)">
            <text:p/>
          </table:table-cell>
          <table:table-cell table:style-name="ce41" table:formula="of:=IF(ISERR(VLOOKUP([usuários.A261];[EscolaID.A$2:.B$130];2;0));&quot;&quot;;VLOOKUP([usuários.A26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2])">
            <text:p/>
          </table:table-cell>
          <table:table-cell table:style-name="ce46" table:formula="of:=SUBSTITUTE(SUBSTITUTE(SUBSTITUTE(SUBSTITUTE(SUBSTITUTE(SUBSTITUTE(SUBSTITUTE(SUBSTITUTE(SUBSTITUTE(SUBSTITUTE(SUBSTITUTE(SUBSTITUTE([.A26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2]" office:value-type="float" office:value="0" calcext:value-type="float">
            <text:p/>
          </table:table-cell>
          <table:table-cell table:style-name="ce52" table:formula="of:=LOWER([Configurações.H262])" office:value-type="string" office:string-value="213260" calcext:value-type="string">
            <text:p>213260</text:p>
          </table:table-cell>
          <table:table-cell table:style-name="ce54" table:formula="of:=CONCATENATE([.D262];[Configurações.F262])" office:value-type="string" office:string-value="213260@gmail.com" calcext:value-type="string">
            <text:p>213260@gmail.com</text:p>
          </table:table-cell>
          <table:table-cell table:style-name="ce54" table:formula="of:=[.C26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2]);&quot;&quot;;CONCATENATE([.K262];LEFT([.F262];4)))">
            <text:p/>
          </table:table-cell>
          <table:table-cell table:style-name="ce41" table:formula="of:=IF(ISBLANK([usuários.B262]);&quot;&quot;;&quot;SIMULADO_&quot;)">
            <text:p/>
          </table:table-cell>
          <table:table-cell table:style-name="ce41" table:formula="of:=IF(ISERR(VLOOKUP([usuários.A262];[EscolaID.A$2:.B$130];2;0));&quot;&quot;;VLOOKUP([usuários.A26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3])">
            <text:p/>
          </table:table-cell>
          <table:table-cell table:style-name="ce46" table:formula="of:=SUBSTITUTE(SUBSTITUTE(SUBSTITUTE(SUBSTITUTE(SUBSTITUTE(SUBSTITUTE(SUBSTITUTE(SUBSTITUTE(SUBSTITUTE(SUBSTITUTE(SUBSTITUTE(SUBSTITUTE([.A26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3]" office:value-type="float" office:value="0" calcext:value-type="float">
            <text:p/>
          </table:table-cell>
          <table:table-cell table:style-name="ce52" table:formula="of:=LOWER([Configurações.H263])" office:value-type="string" office:string-value="213261" calcext:value-type="string">
            <text:p>213261</text:p>
          </table:table-cell>
          <table:table-cell table:style-name="ce54" table:formula="of:=CONCATENATE([.D263];[Configurações.F263])" office:value-type="string" office:string-value="213261@gmail.com" calcext:value-type="string">
            <text:p>213261@gmail.com</text:p>
          </table:table-cell>
          <table:table-cell table:style-name="ce54" table:formula="of:=[.C26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3]);&quot;&quot;;CONCATENATE([.K263];LEFT([.F263];4)))">
            <text:p/>
          </table:table-cell>
          <table:table-cell table:style-name="ce41" table:formula="of:=IF(ISBLANK([usuários.B263]);&quot;&quot;;&quot;SIMULADO_&quot;)">
            <text:p/>
          </table:table-cell>
          <table:table-cell table:style-name="ce41" table:formula="of:=IF(ISERR(VLOOKUP([usuários.A263];[EscolaID.A$2:.B$130];2;0));&quot;&quot;;VLOOKUP([usuários.A26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4])">
            <text:p/>
          </table:table-cell>
          <table:table-cell table:style-name="ce46" table:formula="of:=SUBSTITUTE(SUBSTITUTE(SUBSTITUTE(SUBSTITUTE(SUBSTITUTE(SUBSTITUTE(SUBSTITUTE(SUBSTITUTE(SUBSTITUTE(SUBSTITUTE(SUBSTITUTE(SUBSTITUTE([.A26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4]" office:value-type="float" office:value="0" calcext:value-type="float">
            <text:p/>
          </table:table-cell>
          <table:table-cell table:style-name="ce52" table:formula="of:=LOWER([Configurações.H264])" office:value-type="string" office:string-value="213262" calcext:value-type="string">
            <text:p>213262</text:p>
          </table:table-cell>
          <table:table-cell table:style-name="ce54" table:formula="of:=CONCATENATE([.D264];[Configurações.F264])" office:value-type="string" office:string-value="213262@gmail.com" calcext:value-type="string">
            <text:p>213262@gmail.com</text:p>
          </table:table-cell>
          <table:table-cell table:style-name="ce54" table:formula="of:=[.C26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4]);&quot;&quot;;CONCATENATE([.K264];LEFT([.F264];4)))">
            <text:p/>
          </table:table-cell>
          <table:table-cell table:style-name="ce41" table:formula="of:=IF(ISBLANK([usuários.B264]);&quot;&quot;;&quot;SIMULADO_&quot;)">
            <text:p/>
          </table:table-cell>
          <table:table-cell table:style-name="ce41" table:formula="of:=IF(ISERR(VLOOKUP([usuários.A264];[EscolaID.A$2:.B$130];2;0));&quot;&quot;;VLOOKUP([usuários.A26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5])">
            <text:p/>
          </table:table-cell>
          <table:table-cell table:style-name="ce46" table:formula="of:=SUBSTITUTE(SUBSTITUTE(SUBSTITUTE(SUBSTITUTE(SUBSTITUTE(SUBSTITUTE(SUBSTITUTE(SUBSTITUTE(SUBSTITUTE(SUBSTITUTE(SUBSTITUTE(SUBSTITUTE([.A26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5]" office:value-type="float" office:value="0" calcext:value-type="float">
            <text:p/>
          </table:table-cell>
          <table:table-cell table:style-name="ce52" table:formula="of:=LOWER([Configurações.H265])" office:value-type="string" office:string-value="213263" calcext:value-type="string">
            <text:p>213263</text:p>
          </table:table-cell>
          <table:table-cell table:style-name="ce54" table:formula="of:=CONCATENATE([.D265];[Configurações.F265])" office:value-type="string" office:string-value="213263@gmail.com" calcext:value-type="string">
            <text:p>213263@gmail.com</text:p>
          </table:table-cell>
          <table:table-cell table:style-name="ce54" table:formula="of:=[.C26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5]);&quot;&quot;;CONCATENATE([.K265];LEFT([.F265];4)))">
            <text:p/>
          </table:table-cell>
          <table:table-cell table:style-name="ce41" table:formula="of:=IF(ISBLANK([usuários.B265]);&quot;&quot;;&quot;SIMULADO_&quot;)">
            <text:p/>
          </table:table-cell>
          <table:table-cell table:style-name="ce41" table:formula="of:=IF(ISERR(VLOOKUP([usuários.A265];[EscolaID.A$2:.B$130];2;0));&quot;&quot;;VLOOKUP([usuários.A26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6])">
            <text:p/>
          </table:table-cell>
          <table:table-cell table:style-name="ce46" table:formula="of:=SUBSTITUTE(SUBSTITUTE(SUBSTITUTE(SUBSTITUTE(SUBSTITUTE(SUBSTITUTE(SUBSTITUTE(SUBSTITUTE(SUBSTITUTE(SUBSTITUTE(SUBSTITUTE(SUBSTITUTE([.A26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6]" office:value-type="float" office:value="0" calcext:value-type="float">
            <text:p/>
          </table:table-cell>
          <table:table-cell table:style-name="ce52" table:formula="of:=LOWER([Configurações.H266])" office:value-type="string" office:string-value="213264" calcext:value-type="string">
            <text:p>213264</text:p>
          </table:table-cell>
          <table:table-cell table:style-name="ce54" table:formula="of:=CONCATENATE([.D266];[Configurações.F266])" office:value-type="string" office:string-value="213264@gmail.com" calcext:value-type="string">
            <text:p>213264@gmail.com</text:p>
          </table:table-cell>
          <table:table-cell table:style-name="ce54" table:formula="of:=[.C26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6]);&quot;&quot;;CONCATENATE([.K266];LEFT([.F266];4)))">
            <text:p/>
          </table:table-cell>
          <table:table-cell table:style-name="ce41" table:formula="of:=IF(ISBLANK([usuários.B266]);&quot;&quot;;&quot;SIMULADO_&quot;)">
            <text:p/>
          </table:table-cell>
          <table:table-cell table:style-name="ce41" table:formula="of:=IF(ISERR(VLOOKUP([usuários.A266];[EscolaID.A$2:.B$130];2;0));&quot;&quot;;VLOOKUP([usuários.A26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7])">
            <text:p/>
          </table:table-cell>
          <table:table-cell table:style-name="ce46" table:formula="of:=SUBSTITUTE(SUBSTITUTE(SUBSTITUTE(SUBSTITUTE(SUBSTITUTE(SUBSTITUTE(SUBSTITUTE(SUBSTITUTE(SUBSTITUTE(SUBSTITUTE(SUBSTITUTE(SUBSTITUTE([.A26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7]" office:value-type="float" office:value="0" calcext:value-type="float">
            <text:p/>
          </table:table-cell>
          <table:table-cell table:style-name="ce52" table:formula="of:=LOWER([Configurações.H267])" office:value-type="string" office:string-value="213265" calcext:value-type="string">
            <text:p>213265</text:p>
          </table:table-cell>
          <table:table-cell table:style-name="ce54" table:formula="of:=CONCATENATE([.D267];[Configurações.F267])" office:value-type="string" office:string-value="213265@gmail.com" calcext:value-type="string">
            <text:p>213265@gmail.com</text:p>
          </table:table-cell>
          <table:table-cell table:style-name="ce54" table:formula="of:=[.C26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7]);&quot;&quot;;CONCATENATE([.K267];LEFT([.F267];4)))">
            <text:p/>
          </table:table-cell>
          <table:table-cell table:style-name="ce41" table:formula="of:=IF(ISBLANK([usuários.B267]);&quot;&quot;;&quot;SIMULADO_&quot;)">
            <text:p/>
          </table:table-cell>
          <table:table-cell table:style-name="ce41" table:formula="of:=IF(ISERR(VLOOKUP([usuários.A267];[EscolaID.A$2:.B$130];2;0));&quot;&quot;;VLOOKUP([usuários.A26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8])">
            <text:p/>
          </table:table-cell>
          <table:table-cell table:style-name="ce46" table:formula="of:=SUBSTITUTE(SUBSTITUTE(SUBSTITUTE(SUBSTITUTE(SUBSTITUTE(SUBSTITUTE(SUBSTITUTE(SUBSTITUTE(SUBSTITUTE(SUBSTITUTE(SUBSTITUTE(SUBSTITUTE([.A26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8]" office:value-type="float" office:value="0" calcext:value-type="float">
            <text:p/>
          </table:table-cell>
          <table:table-cell table:style-name="ce52" table:formula="of:=LOWER([Configurações.H268])" office:value-type="string" office:string-value="213266" calcext:value-type="string">
            <text:p>213266</text:p>
          </table:table-cell>
          <table:table-cell table:style-name="ce54" table:formula="of:=CONCATENATE([.D268];[Configurações.F268])" office:value-type="string" office:string-value="213266@gmail.com" calcext:value-type="string">
            <text:p>213266@gmail.com</text:p>
          </table:table-cell>
          <table:table-cell table:style-name="ce54" table:formula="of:=[.C26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8]);&quot;&quot;;CONCATENATE([.K268];LEFT([.F268];4)))">
            <text:p/>
          </table:table-cell>
          <table:table-cell table:style-name="ce41" table:formula="of:=IF(ISBLANK([usuários.B268]);&quot;&quot;;&quot;SIMULADO_&quot;)">
            <text:p/>
          </table:table-cell>
          <table:table-cell table:style-name="ce41" table:formula="of:=IF(ISERR(VLOOKUP([usuários.A268];[EscolaID.A$2:.B$130];2;0));&quot;&quot;;VLOOKUP([usuários.A26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69])">
            <text:p/>
          </table:table-cell>
          <table:table-cell table:style-name="ce46" table:formula="of:=SUBSTITUTE(SUBSTITUTE(SUBSTITUTE(SUBSTITUTE(SUBSTITUTE(SUBSTITUTE(SUBSTITUTE(SUBSTITUTE(SUBSTITUTE(SUBSTITUTE(SUBSTITUTE(SUBSTITUTE([.A26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69]" office:value-type="float" office:value="0" calcext:value-type="float">
            <text:p/>
          </table:table-cell>
          <table:table-cell table:style-name="ce52" table:formula="of:=LOWER([Configurações.H269])" office:value-type="string" office:string-value="213267" calcext:value-type="string">
            <text:p>213267</text:p>
          </table:table-cell>
          <table:table-cell table:style-name="ce54" table:formula="of:=CONCATENATE([.D269];[Configurações.F269])" office:value-type="string" office:string-value="213267@gmail.com" calcext:value-type="string">
            <text:p>213267@gmail.com</text:p>
          </table:table-cell>
          <table:table-cell table:style-name="ce54" table:formula="of:=[.C26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69]);&quot;&quot;;CONCATENATE([.K269];LEFT([.F269];4)))">
            <text:p/>
          </table:table-cell>
          <table:table-cell table:style-name="ce41" table:formula="of:=IF(ISBLANK([usuários.B269]);&quot;&quot;;&quot;SIMULADO_&quot;)">
            <text:p/>
          </table:table-cell>
          <table:table-cell table:style-name="ce41" table:formula="of:=IF(ISERR(VLOOKUP([usuários.A269];[EscolaID.A$2:.B$130];2;0));&quot;&quot;;VLOOKUP([usuários.A26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0])">
            <text:p/>
          </table:table-cell>
          <table:table-cell table:style-name="ce46" table:formula="of:=SUBSTITUTE(SUBSTITUTE(SUBSTITUTE(SUBSTITUTE(SUBSTITUTE(SUBSTITUTE(SUBSTITUTE(SUBSTITUTE(SUBSTITUTE(SUBSTITUTE(SUBSTITUTE(SUBSTITUTE([.A27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0]" office:value-type="float" office:value="0" calcext:value-type="float">
            <text:p/>
          </table:table-cell>
          <table:table-cell table:style-name="ce52" table:formula="of:=LOWER([Configurações.H270])" office:value-type="string" office:string-value="213268" calcext:value-type="string">
            <text:p>213268</text:p>
          </table:table-cell>
          <table:table-cell table:style-name="ce54" table:formula="of:=CONCATENATE([.D270];[Configurações.F270])" office:value-type="string" office:string-value="213268@gmail.com" calcext:value-type="string">
            <text:p>213268@gmail.com</text:p>
          </table:table-cell>
          <table:table-cell table:style-name="ce54" table:formula="of:=[.C27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0]);&quot;&quot;;CONCATENATE([.K270];LEFT([.F270];4)))">
            <text:p/>
          </table:table-cell>
          <table:table-cell table:style-name="ce41" table:formula="of:=IF(ISBLANK([usuários.B270]);&quot;&quot;;&quot;SIMULADO_&quot;)">
            <text:p/>
          </table:table-cell>
          <table:table-cell table:style-name="ce41" table:formula="of:=IF(ISERR(VLOOKUP([usuários.A270];[EscolaID.A$2:.B$130];2;0));&quot;&quot;;VLOOKUP([usuários.A27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1])">
            <text:p/>
          </table:table-cell>
          <table:table-cell table:style-name="ce46" table:formula="of:=SUBSTITUTE(SUBSTITUTE(SUBSTITUTE(SUBSTITUTE(SUBSTITUTE(SUBSTITUTE(SUBSTITUTE(SUBSTITUTE(SUBSTITUTE(SUBSTITUTE(SUBSTITUTE(SUBSTITUTE([.A27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1]" office:value-type="float" office:value="0" calcext:value-type="float">
            <text:p/>
          </table:table-cell>
          <table:table-cell table:style-name="ce52" table:formula="of:=LOWER([Configurações.H271])" office:value-type="string" office:string-value="213269" calcext:value-type="string">
            <text:p>213269</text:p>
          </table:table-cell>
          <table:table-cell table:style-name="ce54" table:formula="of:=CONCATENATE([.D271];[Configurações.F271])" office:value-type="string" office:string-value="213269@gmail.com" calcext:value-type="string">
            <text:p>213269@gmail.com</text:p>
          </table:table-cell>
          <table:table-cell table:style-name="ce54" table:formula="of:=[.C27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1]);&quot;&quot;;CONCATENATE([.K271];LEFT([.F271];4)))">
            <text:p/>
          </table:table-cell>
          <table:table-cell table:style-name="ce41" table:formula="of:=IF(ISBLANK([usuários.B271]);&quot;&quot;;&quot;SIMULADO_&quot;)">
            <text:p/>
          </table:table-cell>
          <table:table-cell table:style-name="ce41" table:formula="of:=IF(ISERR(VLOOKUP([usuários.A271];[EscolaID.A$2:.B$130];2;0));&quot;&quot;;VLOOKUP([usuários.A27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2])">
            <text:p/>
          </table:table-cell>
          <table:table-cell table:style-name="ce46" table:formula="of:=SUBSTITUTE(SUBSTITUTE(SUBSTITUTE(SUBSTITUTE(SUBSTITUTE(SUBSTITUTE(SUBSTITUTE(SUBSTITUTE(SUBSTITUTE(SUBSTITUTE(SUBSTITUTE(SUBSTITUTE([.A27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2]" office:value-type="float" office:value="0" calcext:value-type="float">
            <text:p/>
          </table:table-cell>
          <table:table-cell table:style-name="ce52" table:formula="of:=LOWER([Configurações.H272])" office:value-type="string" office:string-value="213270" calcext:value-type="string">
            <text:p>213270</text:p>
          </table:table-cell>
          <table:table-cell table:style-name="ce54" table:formula="of:=CONCATENATE([.D272];[Configurações.F272])" office:value-type="string" office:string-value="213270@gmail.com" calcext:value-type="string">
            <text:p>213270@gmail.com</text:p>
          </table:table-cell>
          <table:table-cell table:style-name="ce54" table:formula="of:=[.C27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2]);&quot;&quot;;CONCATENATE([.K272];LEFT([.F272];4)))">
            <text:p/>
          </table:table-cell>
          <table:table-cell table:style-name="ce41" table:formula="of:=IF(ISBLANK([usuários.B272]);&quot;&quot;;&quot;SIMULADO_&quot;)">
            <text:p/>
          </table:table-cell>
          <table:table-cell table:style-name="ce41" table:formula="of:=IF(ISERR(VLOOKUP([usuários.A272];[EscolaID.A$2:.B$130];2;0));&quot;&quot;;VLOOKUP([usuários.A27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3])">
            <text:p/>
          </table:table-cell>
          <table:table-cell table:style-name="ce46" table:formula="of:=SUBSTITUTE(SUBSTITUTE(SUBSTITUTE(SUBSTITUTE(SUBSTITUTE(SUBSTITUTE(SUBSTITUTE(SUBSTITUTE(SUBSTITUTE(SUBSTITUTE(SUBSTITUTE(SUBSTITUTE([.A27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3]" office:value-type="float" office:value="0" calcext:value-type="float">
            <text:p/>
          </table:table-cell>
          <table:table-cell table:style-name="ce52" table:formula="of:=LOWER([Configurações.H273])" office:value-type="string" office:string-value="213271" calcext:value-type="string">
            <text:p>213271</text:p>
          </table:table-cell>
          <table:table-cell table:style-name="ce54" table:formula="of:=CONCATENATE([.D273];[Configurações.F273])" office:value-type="string" office:string-value="213271@gmail.com" calcext:value-type="string">
            <text:p>213271@gmail.com</text:p>
          </table:table-cell>
          <table:table-cell table:style-name="ce54" table:formula="of:=[.C27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3]);&quot;&quot;;CONCATENATE([.K273];LEFT([.F273];4)))">
            <text:p/>
          </table:table-cell>
          <table:table-cell table:style-name="ce41" table:formula="of:=IF(ISBLANK([usuários.B273]);&quot;&quot;;&quot;SIMULADO_&quot;)">
            <text:p/>
          </table:table-cell>
          <table:table-cell table:style-name="ce41" table:formula="of:=IF(ISERR(VLOOKUP([usuários.A273];[EscolaID.A$2:.B$130];2;0));&quot;&quot;;VLOOKUP([usuários.A27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4])">
            <text:p/>
          </table:table-cell>
          <table:table-cell table:style-name="ce46" table:formula="of:=SUBSTITUTE(SUBSTITUTE(SUBSTITUTE(SUBSTITUTE(SUBSTITUTE(SUBSTITUTE(SUBSTITUTE(SUBSTITUTE(SUBSTITUTE(SUBSTITUTE(SUBSTITUTE(SUBSTITUTE([.A27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4]" office:value-type="float" office:value="0" calcext:value-type="float">
            <text:p/>
          </table:table-cell>
          <table:table-cell table:style-name="ce52" table:formula="of:=LOWER([Configurações.H274])" office:value-type="string" office:string-value="213272" calcext:value-type="string">
            <text:p>213272</text:p>
          </table:table-cell>
          <table:table-cell table:style-name="ce54" table:formula="of:=CONCATENATE([.D274];[Configurações.F274])" office:value-type="string" office:string-value="213272@gmail.com" calcext:value-type="string">
            <text:p>213272@gmail.com</text:p>
          </table:table-cell>
          <table:table-cell table:style-name="ce54" table:formula="of:=[.C27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4]);&quot;&quot;;CONCATENATE([.K274];LEFT([.F274];4)))">
            <text:p/>
          </table:table-cell>
          <table:table-cell table:style-name="ce41" table:formula="of:=IF(ISBLANK([usuários.B274]);&quot;&quot;;&quot;SIMULADO_&quot;)">
            <text:p/>
          </table:table-cell>
          <table:table-cell table:style-name="ce41" table:formula="of:=IF(ISERR(VLOOKUP([usuários.A274];[EscolaID.A$2:.B$130];2;0));&quot;&quot;;VLOOKUP([usuários.A27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5])">
            <text:p/>
          </table:table-cell>
          <table:table-cell table:style-name="ce46" table:formula="of:=SUBSTITUTE(SUBSTITUTE(SUBSTITUTE(SUBSTITUTE(SUBSTITUTE(SUBSTITUTE(SUBSTITUTE(SUBSTITUTE(SUBSTITUTE(SUBSTITUTE(SUBSTITUTE(SUBSTITUTE([.A27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5]" office:value-type="float" office:value="0" calcext:value-type="float">
            <text:p/>
          </table:table-cell>
          <table:table-cell table:style-name="ce52" table:formula="of:=LOWER([Configurações.H275])" office:value-type="string" office:string-value="213273" calcext:value-type="string">
            <text:p>213273</text:p>
          </table:table-cell>
          <table:table-cell table:style-name="ce54" table:formula="of:=CONCATENATE([.D275];[Configurações.F275])" office:value-type="string" office:string-value="213273@gmail.com" calcext:value-type="string">
            <text:p>213273@gmail.com</text:p>
          </table:table-cell>
          <table:table-cell table:style-name="ce54" table:formula="of:=[.C27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5]);&quot;&quot;;CONCATENATE([.K275];LEFT([.F275];4)))">
            <text:p/>
          </table:table-cell>
          <table:table-cell table:style-name="ce41" table:formula="of:=IF(ISBLANK([usuários.B275]);&quot;&quot;;&quot;SIMULADO_&quot;)">
            <text:p/>
          </table:table-cell>
          <table:table-cell table:style-name="ce41" table:formula="of:=IF(ISERR(VLOOKUP([usuários.A275];[EscolaID.A$2:.B$130];2;0));&quot;&quot;;VLOOKUP([usuários.A27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6])">
            <text:p/>
          </table:table-cell>
          <table:table-cell table:style-name="ce46" table:formula="of:=SUBSTITUTE(SUBSTITUTE(SUBSTITUTE(SUBSTITUTE(SUBSTITUTE(SUBSTITUTE(SUBSTITUTE(SUBSTITUTE(SUBSTITUTE(SUBSTITUTE(SUBSTITUTE(SUBSTITUTE([.A27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6]" office:value-type="float" office:value="0" calcext:value-type="float">
            <text:p/>
          </table:table-cell>
          <table:table-cell table:style-name="ce52" table:formula="of:=LOWER([Configurações.H276])" office:value-type="string" office:string-value="213274" calcext:value-type="string">
            <text:p>213274</text:p>
          </table:table-cell>
          <table:table-cell table:style-name="ce54" table:formula="of:=CONCATENATE([.D276];[Configurações.F276])" office:value-type="string" office:string-value="213274@gmail.com" calcext:value-type="string">
            <text:p>213274@gmail.com</text:p>
          </table:table-cell>
          <table:table-cell table:style-name="ce54" table:formula="of:=[.C27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6]);&quot;&quot;;CONCATENATE([.K276];LEFT([.F276];4)))">
            <text:p/>
          </table:table-cell>
          <table:table-cell table:style-name="ce41" table:formula="of:=IF(ISBLANK([usuários.B276]);&quot;&quot;;&quot;SIMULADO_&quot;)">
            <text:p/>
          </table:table-cell>
          <table:table-cell table:style-name="ce41" table:formula="of:=IF(ISERR(VLOOKUP([usuários.A276];[EscolaID.A$2:.B$130];2;0));&quot;&quot;;VLOOKUP([usuários.A27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7])">
            <text:p/>
          </table:table-cell>
          <table:table-cell table:style-name="ce46" table:formula="of:=SUBSTITUTE(SUBSTITUTE(SUBSTITUTE(SUBSTITUTE(SUBSTITUTE(SUBSTITUTE(SUBSTITUTE(SUBSTITUTE(SUBSTITUTE(SUBSTITUTE(SUBSTITUTE(SUBSTITUTE([.A27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7]" office:value-type="float" office:value="0" calcext:value-type="float">
            <text:p/>
          </table:table-cell>
          <table:table-cell table:style-name="ce52" table:formula="of:=LOWER([Configurações.H277])" office:value-type="string" office:string-value="213275" calcext:value-type="string">
            <text:p>213275</text:p>
          </table:table-cell>
          <table:table-cell table:style-name="ce54" table:formula="of:=CONCATENATE([.D277];[Configurações.F277])" office:value-type="string" office:string-value="213275@gmail.com" calcext:value-type="string">
            <text:p>213275@gmail.com</text:p>
          </table:table-cell>
          <table:table-cell table:style-name="ce54" table:formula="of:=[.C27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7]);&quot;&quot;;CONCATENATE([.K277];LEFT([.F277];4)))">
            <text:p/>
          </table:table-cell>
          <table:table-cell table:style-name="ce41" table:formula="of:=IF(ISBLANK([usuários.B277]);&quot;&quot;;&quot;SIMULADO_&quot;)">
            <text:p/>
          </table:table-cell>
          <table:table-cell table:style-name="ce41" table:formula="of:=IF(ISERR(VLOOKUP([usuários.A277];[EscolaID.A$2:.B$130];2;0));&quot;&quot;;VLOOKUP([usuários.A27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8])">
            <text:p/>
          </table:table-cell>
          <table:table-cell table:style-name="ce46" table:formula="of:=SUBSTITUTE(SUBSTITUTE(SUBSTITUTE(SUBSTITUTE(SUBSTITUTE(SUBSTITUTE(SUBSTITUTE(SUBSTITUTE(SUBSTITUTE(SUBSTITUTE(SUBSTITUTE(SUBSTITUTE([.A27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8]" office:value-type="float" office:value="0" calcext:value-type="float">
            <text:p/>
          </table:table-cell>
          <table:table-cell table:style-name="ce52" table:formula="of:=LOWER([Configurações.H278])" office:value-type="string" office:string-value="213276" calcext:value-type="string">
            <text:p>213276</text:p>
          </table:table-cell>
          <table:table-cell table:style-name="ce54" table:formula="of:=CONCATENATE([.D278];[Configurações.F278])" office:value-type="string" office:string-value="213276@gmail.com" calcext:value-type="string">
            <text:p>213276@gmail.com</text:p>
          </table:table-cell>
          <table:table-cell table:style-name="ce54" table:formula="of:=[.C27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8]);&quot;&quot;;CONCATENATE([.K278];LEFT([.F278];4)))">
            <text:p/>
          </table:table-cell>
          <table:table-cell table:style-name="ce41" table:formula="of:=IF(ISBLANK([usuários.B278]);&quot;&quot;;&quot;SIMULADO_&quot;)">
            <text:p/>
          </table:table-cell>
          <table:table-cell table:style-name="ce41" table:formula="of:=IF(ISERR(VLOOKUP([usuários.A278];[EscolaID.A$2:.B$130];2;0));&quot;&quot;;VLOOKUP([usuários.A27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79])">
            <text:p/>
          </table:table-cell>
          <table:table-cell table:style-name="ce46" table:formula="of:=SUBSTITUTE(SUBSTITUTE(SUBSTITUTE(SUBSTITUTE(SUBSTITUTE(SUBSTITUTE(SUBSTITUTE(SUBSTITUTE(SUBSTITUTE(SUBSTITUTE(SUBSTITUTE(SUBSTITUTE([.A27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79]" office:value-type="float" office:value="0" calcext:value-type="float">
            <text:p/>
          </table:table-cell>
          <table:table-cell table:style-name="ce52" table:formula="of:=LOWER([Configurações.H279])" office:value-type="string" office:string-value="213277" calcext:value-type="string">
            <text:p>213277</text:p>
          </table:table-cell>
          <table:table-cell table:style-name="ce54" table:formula="of:=CONCATENATE([.D279];[Configurações.F279])" office:value-type="string" office:string-value="213277@gmail.com" calcext:value-type="string">
            <text:p>213277@gmail.com</text:p>
          </table:table-cell>
          <table:table-cell table:style-name="ce54" table:formula="of:=[.C27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79]);&quot;&quot;;CONCATENATE([.K279];LEFT([.F279];4)))">
            <text:p/>
          </table:table-cell>
          <table:table-cell table:style-name="ce41" table:formula="of:=IF(ISBLANK([usuários.B279]);&quot;&quot;;&quot;SIMULADO_&quot;)">
            <text:p/>
          </table:table-cell>
          <table:table-cell table:style-name="ce41" table:formula="of:=IF(ISERR(VLOOKUP([usuários.A279];[EscolaID.A$2:.B$130];2;0));&quot;&quot;;VLOOKUP([usuários.A27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0])">
            <text:p/>
          </table:table-cell>
          <table:table-cell table:style-name="ce46" table:formula="of:=SUBSTITUTE(SUBSTITUTE(SUBSTITUTE(SUBSTITUTE(SUBSTITUTE(SUBSTITUTE(SUBSTITUTE(SUBSTITUTE(SUBSTITUTE(SUBSTITUTE(SUBSTITUTE(SUBSTITUTE([.A28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0]" office:value-type="float" office:value="0" calcext:value-type="float">
            <text:p/>
          </table:table-cell>
          <table:table-cell table:style-name="ce52" table:formula="of:=LOWER([Configurações.H280])" office:value-type="string" office:string-value="213278" calcext:value-type="string">
            <text:p>213278</text:p>
          </table:table-cell>
          <table:table-cell table:style-name="ce54" table:formula="of:=CONCATENATE([.D280];[Configurações.F280])" office:value-type="string" office:string-value="213278@gmail.com" calcext:value-type="string">
            <text:p>213278@gmail.com</text:p>
          </table:table-cell>
          <table:table-cell table:style-name="ce54" table:formula="of:=[.C28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0]);&quot;&quot;;CONCATENATE([.K280];LEFT([.F280];4)))">
            <text:p/>
          </table:table-cell>
          <table:table-cell table:style-name="ce41" table:formula="of:=IF(ISBLANK([usuários.B280]);&quot;&quot;;&quot;SIMULADO_&quot;)">
            <text:p/>
          </table:table-cell>
          <table:table-cell table:style-name="ce41" table:formula="of:=IF(ISERR(VLOOKUP([usuários.A280];[EscolaID.A$2:.B$130];2;0));&quot;&quot;;VLOOKUP([usuários.A28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1])">
            <text:p/>
          </table:table-cell>
          <table:table-cell table:style-name="ce46" table:formula="of:=SUBSTITUTE(SUBSTITUTE(SUBSTITUTE(SUBSTITUTE(SUBSTITUTE(SUBSTITUTE(SUBSTITUTE(SUBSTITUTE(SUBSTITUTE(SUBSTITUTE(SUBSTITUTE(SUBSTITUTE([.A28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1]" office:value-type="float" office:value="0" calcext:value-type="float">
            <text:p/>
          </table:table-cell>
          <table:table-cell table:style-name="ce52" table:formula="of:=LOWER([Configurações.H281])" office:value-type="string" office:string-value="213279" calcext:value-type="string">
            <text:p>213279</text:p>
          </table:table-cell>
          <table:table-cell table:style-name="ce54" table:formula="of:=CONCATENATE([.D281];[Configurações.F281])" office:value-type="string" office:string-value="213279@gmail.com" calcext:value-type="string">
            <text:p>213279@gmail.com</text:p>
          </table:table-cell>
          <table:table-cell table:style-name="ce54" table:formula="of:=[.C28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1]);&quot;&quot;;CONCATENATE([.K281];LEFT([.F281];4)))">
            <text:p/>
          </table:table-cell>
          <table:table-cell table:style-name="ce41" table:formula="of:=IF(ISBLANK([usuários.B281]);&quot;&quot;;&quot;SIMULADO_&quot;)">
            <text:p/>
          </table:table-cell>
          <table:table-cell table:style-name="ce41" table:formula="of:=IF(ISERR(VLOOKUP([usuários.A281];[EscolaID.A$2:.B$130];2;0));&quot;&quot;;VLOOKUP([usuários.A28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2])">
            <text:p/>
          </table:table-cell>
          <table:table-cell table:style-name="ce46" table:formula="of:=SUBSTITUTE(SUBSTITUTE(SUBSTITUTE(SUBSTITUTE(SUBSTITUTE(SUBSTITUTE(SUBSTITUTE(SUBSTITUTE(SUBSTITUTE(SUBSTITUTE(SUBSTITUTE(SUBSTITUTE([.A28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2]" office:value-type="float" office:value="0" calcext:value-type="float">
            <text:p/>
          </table:table-cell>
          <table:table-cell table:style-name="ce52" table:formula="of:=LOWER([Configurações.H282])" office:value-type="string" office:string-value="213280" calcext:value-type="string">
            <text:p>213280</text:p>
          </table:table-cell>
          <table:table-cell table:style-name="ce54" table:formula="of:=CONCATENATE([.D282];[Configurações.F282])" office:value-type="string" office:string-value="213280@gmail.com" calcext:value-type="string">
            <text:p>213280@gmail.com</text:p>
          </table:table-cell>
          <table:table-cell table:style-name="ce54" table:formula="of:=[.C28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2]);&quot;&quot;;CONCATENATE([.K282];LEFT([.F282];4)))">
            <text:p/>
          </table:table-cell>
          <table:table-cell table:style-name="ce41" table:formula="of:=IF(ISBLANK([usuários.B282]);&quot;&quot;;&quot;SIMULADO_&quot;)">
            <text:p/>
          </table:table-cell>
          <table:table-cell table:style-name="ce41" table:formula="of:=IF(ISERR(VLOOKUP([usuários.A282];[EscolaID.A$2:.B$130];2;0));&quot;&quot;;VLOOKUP([usuários.A28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3])">
            <text:p/>
          </table:table-cell>
          <table:table-cell table:style-name="ce46" table:formula="of:=SUBSTITUTE(SUBSTITUTE(SUBSTITUTE(SUBSTITUTE(SUBSTITUTE(SUBSTITUTE(SUBSTITUTE(SUBSTITUTE(SUBSTITUTE(SUBSTITUTE(SUBSTITUTE(SUBSTITUTE([.A28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3]" office:value-type="float" office:value="0" calcext:value-type="float">
            <text:p/>
          </table:table-cell>
          <table:table-cell table:style-name="ce52" table:formula="of:=LOWER([Configurações.H283])" office:value-type="string" office:string-value="213281" calcext:value-type="string">
            <text:p>213281</text:p>
          </table:table-cell>
          <table:table-cell table:style-name="ce54" table:formula="of:=CONCATENATE([.D283];[Configurações.F283])" office:value-type="string" office:string-value="213281@gmail.com" calcext:value-type="string">
            <text:p>213281@gmail.com</text:p>
          </table:table-cell>
          <table:table-cell table:style-name="ce54" table:formula="of:=[.C28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3]);&quot;&quot;;CONCATENATE([.K283];LEFT([.F283];4)))">
            <text:p/>
          </table:table-cell>
          <table:table-cell table:style-name="ce41" table:formula="of:=IF(ISBLANK([usuários.B283]);&quot;&quot;;&quot;SIMULADO_&quot;)">
            <text:p/>
          </table:table-cell>
          <table:table-cell table:style-name="ce41" table:formula="of:=IF(ISERR(VLOOKUP([usuários.A283];[EscolaID.A$2:.B$130];2;0));&quot;&quot;;VLOOKUP([usuários.A28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4])">
            <text:p/>
          </table:table-cell>
          <table:table-cell table:style-name="ce46" table:formula="of:=SUBSTITUTE(SUBSTITUTE(SUBSTITUTE(SUBSTITUTE(SUBSTITUTE(SUBSTITUTE(SUBSTITUTE(SUBSTITUTE(SUBSTITUTE(SUBSTITUTE(SUBSTITUTE(SUBSTITUTE([.A28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4]" office:value-type="float" office:value="0" calcext:value-type="float">
            <text:p/>
          </table:table-cell>
          <table:table-cell table:style-name="ce52" table:formula="of:=LOWER([Configurações.H284])" office:value-type="string" office:string-value="213282" calcext:value-type="string">
            <text:p>213282</text:p>
          </table:table-cell>
          <table:table-cell table:style-name="ce54" table:formula="of:=CONCATENATE([.D284];[Configurações.F284])" office:value-type="string" office:string-value="213282@gmail.com" calcext:value-type="string">
            <text:p>213282@gmail.com</text:p>
          </table:table-cell>
          <table:table-cell table:style-name="ce54" table:formula="of:=[.C28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4]);&quot;&quot;;CONCATENATE([.K284];LEFT([.F284];4)))">
            <text:p/>
          </table:table-cell>
          <table:table-cell table:style-name="ce41" table:formula="of:=IF(ISBLANK([usuários.B284]);&quot;&quot;;&quot;SIMULADO_&quot;)">
            <text:p/>
          </table:table-cell>
          <table:table-cell table:style-name="ce41" table:formula="of:=IF(ISERR(VLOOKUP([usuários.A284];[EscolaID.A$2:.B$130];2;0));&quot;&quot;;VLOOKUP([usuários.A28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5])">
            <text:p/>
          </table:table-cell>
          <table:table-cell table:style-name="ce46" table:formula="of:=SUBSTITUTE(SUBSTITUTE(SUBSTITUTE(SUBSTITUTE(SUBSTITUTE(SUBSTITUTE(SUBSTITUTE(SUBSTITUTE(SUBSTITUTE(SUBSTITUTE(SUBSTITUTE(SUBSTITUTE([.A28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5]" office:value-type="float" office:value="0" calcext:value-type="float">
            <text:p/>
          </table:table-cell>
          <table:table-cell table:style-name="ce52" table:formula="of:=LOWER([Configurações.H285])" office:value-type="string" office:string-value="213283" calcext:value-type="string">
            <text:p>213283</text:p>
          </table:table-cell>
          <table:table-cell table:style-name="ce54" table:formula="of:=CONCATENATE([.D285];[Configurações.F285])" office:value-type="string" office:string-value="213283@gmail.com" calcext:value-type="string">
            <text:p>213283@gmail.com</text:p>
          </table:table-cell>
          <table:table-cell table:style-name="ce54" table:formula="of:=[.C28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5]);&quot;&quot;;CONCATENATE([.K285];LEFT([.F285];4)))">
            <text:p/>
          </table:table-cell>
          <table:table-cell table:style-name="ce41" table:formula="of:=IF(ISBLANK([usuários.B285]);&quot;&quot;;&quot;SIMULADO_&quot;)">
            <text:p/>
          </table:table-cell>
          <table:table-cell table:style-name="ce41" table:formula="of:=IF(ISERR(VLOOKUP([usuários.A285];[EscolaID.A$2:.B$130];2;0));&quot;&quot;;VLOOKUP([usuários.A28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6])">
            <text:p/>
          </table:table-cell>
          <table:table-cell table:style-name="ce46" table:formula="of:=SUBSTITUTE(SUBSTITUTE(SUBSTITUTE(SUBSTITUTE(SUBSTITUTE(SUBSTITUTE(SUBSTITUTE(SUBSTITUTE(SUBSTITUTE(SUBSTITUTE(SUBSTITUTE(SUBSTITUTE([.A28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6]" office:value-type="float" office:value="0" calcext:value-type="float">
            <text:p/>
          </table:table-cell>
          <table:table-cell table:style-name="ce52" table:formula="of:=LOWER([Configurações.H286])" office:value-type="string" office:string-value="213284" calcext:value-type="string">
            <text:p>213284</text:p>
          </table:table-cell>
          <table:table-cell table:style-name="ce54" table:formula="of:=CONCATENATE([.D286];[Configurações.F286])" office:value-type="string" office:string-value="213284@gmail.com" calcext:value-type="string">
            <text:p>213284@gmail.com</text:p>
          </table:table-cell>
          <table:table-cell table:style-name="ce54" table:formula="of:=[.C28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6]);&quot;&quot;;CONCATENATE([.K286];LEFT([.F286];4)))">
            <text:p/>
          </table:table-cell>
          <table:table-cell table:style-name="ce41" table:formula="of:=IF(ISBLANK([usuários.B286]);&quot;&quot;;&quot;SIMULADO_&quot;)">
            <text:p/>
          </table:table-cell>
          <table:table-cell table:style-name="ce41" table:formula="of:=IF(ISERR(VLOOKUP([usuários.A286];[EscolaID.A$2:.B$130];2;0));&quot;&quot;;VLOOKUP([usuários.A28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7])">
            <text:p/>
          </table:table-cell>
          <table:table-cell table:style-name="ce46" table:formula="of:=SUBSTITUTE(SUBSTITUTE(SUBSTITUTE(SUBSTITUTE(SUBSTITUTE(SUBSTITUTE(SUBSTITUTE(SUBSTITUTE(SUBSTITUTE(SUBSTITUTE(SUBSTITUTE(SUBSTITUTE([.A28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7]" office:value-type="float" office:value="0" calcext:value-type="float">
            <text:p/>
          </table:table-cell>
          <table:table-cell table:style-name="ce52" table:formula="of:=LOWER([Configurações.H287])" office:value-type="string" office:string-value="213285" calcext:value-type="string">
            <text:p>213285</text:p>
          </table:table-cell>
          <table:table-cell table:style-name="ce54" table:formula="of:=CONCATENATE([.D287];[Configurações.F287])" office:value-type="string" office:string-value="213285@gmail.com" calcext:value-type="string">
            <text:p>213285@gmail.com</text:p>
          </table:table-cell>
          <table:table-cell table:style-name="ce54" table:formula="of:=[.C28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7]);&quot;&quot;;CONCATENATE([.K287];LEFT([.F287];4)))">
            <text:p/>
          </table:table-cell>
          <table:table-cell table:style-name="ce41" table:formula="of:=IF(ISBLANK([usuários.B287]);&quot;&quot;;&quot;SIMULADO_&quot;)">
            <text:p/>
          </table:table-cell>
          <table:table-cell table:style-name="ce41" table:formula="of:=IF(ISERR(VLOOKUP([usuários.A287];[EscolaID.A$2:.B$130];2;0));&quot;&quot;;VLOOKUP([usuários.A28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8])">
            <text:p/>
          </table:table-cell>
          <table:table-cell table:style-name="ce46" table:formula="of:=SUBSTITUTE(SUBSTITUTE(SUBSTITUTE(SUBSTITUTE(SUBSTITUTE(SUBSTITUTE(SUBSTITUTE(SUBSTITUTE(SUBSTITUTE(SUBSTITUTE(SUBSTITUTE(SUBSTITUTE([.A28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8]" office:value-type="float" office:value="0" calcext:value-type="float">
            <text:p/>
          </table:table-cell>
          <table:table-cell table:style-name="ce52" table:formula="of:=LOWER([Configurações.H288])" office:value-type="string" office:string-value="213286" calcext:value-type="string">
            <text:p>213286</text:p>
          </table:table-cell>
          <table:table-cell table:style-name="ce54" table:formula="of:=CONCATENATE([.D288];[Configurações.F288])" office:value-type="string" office:string-value="213286@gmail.com" calcext:value-type="string">
            <text:p>213286@gmail.com</text:p>
          </table:table-cell>
          <table:table-cell table:style-name="ce54" table:formula="of:=[.C28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8]);&quot;&quot;;CONCATENATE([.K288];LEFT([.F288];4)))">
            <text:p/>
          </table:table-cell>
          <table:table-cell table:style-name="ce41" table:formula="of:=IF(ISBLANK([usuários.B288]);&quot;&quot;;&quot;SIMULADO_&quot;)">
            <text:p/>
          </table:table-cell>
          <table:table-cell table:style-name="ce41" table:formula="of:=IF(ISERR(VLOOKUP([usuários.A288];[EscolaID.A$2:.B$130];2;0));&quot;&quot;;VLOOKUP([usuários.A28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89])">
            <text:p/>
          </table:table-cell>
          <table:table-cell table:style-name="ce46" table:formula="of:=SUBSTITUTE(SUBSTITUTE(SUBSTITUTE(SUBSTITUTE(SUBSTITUTE(SUBSTITUTE(SUBSTITUTE(SUBSTITUTE(SUBSTITUTE(SUBSTITUTE(SUBSTITUTE(SUBSTITUTE([.A28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89]" office:value-type="float" office:value="0" calcext:value-type="float">
            <text:p/>
          </table:table-cell>
          <table:table-cell table:style-name="ce52" table:formula="of:=LOWER([Configurações.H289])" office:value-type="string" office:string-value="213287" calcext:value-type="string">
            <text:p>213287</text:p>
          </table:table-cell>
          <table:table-cell table:style-name="ce54" table:formula="of:=CONCATENATE([.D289];[Configurações.F289])" office:value-type="string" office:string-value="213287@gmail.com" calcext:value-type="string">
            <text:p>213287@gmail.com</text:p>
          </table:table-cell>
          <table:table-cell table:style-name="ce54" table:formula="of:=[.C28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89]);&quot;&quot;;CONCATENATE([.K289];LEFT([.F289];4)))">
            <text:p/>
          </table:table-cell>
          <table:table-cell table:style-name="ce41" table:formula="of:=IF(ISBLANK([usuários.B289]);&quot;&quot;;&quot;SIMULADO_&quot;)">
            <text:p/>
          </table:table-cell>
          <table:table-cell table:style-name="ce41" table:formula="of:=IF(ISERR(VLOOKUP([usuários.A289];[EscolaID.A$2:.B$130];2;0));&quot;&quot;;VLOOKUP([usuários.A28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0])">
            <text:p/>
          </table:table-cell>
          <table:table-cell table:style-name="ce46" table:formula="of:=SUBSTITUTE(SUBSTITUTE(SUBSTITUTE(SUBSTITUTE(SUBSTITUTE(SUBSTITUTE(SUBSTITUTE(SUBSTITUTE(SUBSTITUTE(SUBSTITUTE(SUBSTITUTE(SUBSTITUTE([.A29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0]" office:value-type="float" office:value="0" calcext:value-type="float">
            <text:p/>
          </table:table-cell>
          <table:table-cell table:style-name="ce52" table:formula="of:=LOWER([Configurações.H290])" office:value-type="string" office:string-value="213288" calcext:value-type="string">
            <text:p>213288</text:p>
          </table:table-cell>
          <table:table-cell table:style-name="ce54" table:formula="of:=CONCATENATE([.D290];[Configurações.F290])" office:value-type="string" office:string-value="213288@gmail.com" calcext:value-type="string">
            <text:p>213288@gmail.com</text:p>
          </table:table-cell>
          <table:table-cell table:style-name="ce54" table:formula="of:=[.C29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0]);&quot;&quot;;CONCATENATE([.K290];LEFT([.F290];4)))">
            <text:p/>
          </table:table-cell>
          <table:table-cell table:style-name="ce41" table:formula="of:=IF(ISBLANK([usuários.B290]);&quot;&quot;;&quot;SIMULADO_&quot;)">
            <text:p/>
          </table:table-cell>
          <table:table-cell table:style-name="ce41" table:formula="of:=IF(ISERR(VLOOKUP([usuários.A290];[EscolaID.A$2:.B$130];2;0));&quot;&quot;;VLOOKUP([usuários.A29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1])">
            <text:p/>
          </table:table-cell>
          <table:table-cell table:style-name="ce46" table:formula="of:=SUBSTITUTE(SUBSTITUTE(SUBSTITUTE(SUBSTITUTE(SUBSTITUTE(SUBSTITUTE(SUBSTITUTE(SUBSTITUTE(SUBSTITUTE(SUBSTITUTE(SUBSTITUTE(SUBSTITUTE([.A29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1]" office:value-type="float" office:value="0" calcext:value-type="float">
            <text:p/>
          </table:table-cell>
          <table:table-cell table:style-name="ce52" table:formula="of:=LOWER([Configurações.H291])" office:value-type="string" office:string-value="213289" calcext:value-type="string">
            <text:p>213289</text:p>
          </table:table-cell>
          <table:table-cell table:style-name="ce54" table:formula="of:=CONCATENATE([.D291];[Configurações.F291])" office:value-type="string" office:string-value="213289@gmail.com" calcext:value-type="string">
            <text:p>213289@gmail.com</text:p>
          </table:table-cell>
          <table:table-cell table:style-name="ce54" table:formula="of:=[.C29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1]);&quot;&quot;;CONCATENATE([.K291];LEFT([.F291];4)))">
            <text:p/>
          </table:table-cell>
          <table:table-cell table:style-name="ce41" table:formula="of:=IF(ISBLANK([usuários.B291]);&quot;&quot;;&quot;SIMULADO_&quot;)">
            <text:p/>
          </table:table-cell>
          <table:table-cell table:style-name="ce41" table:formula="of:=IF(ISERR(VLOOKUP([usuários.A291];[EscolaID.A$2:.B$130];2;0));&quot;&quot;;VLOOKUP([usuários.A29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2])">
            <text:p/>
          </table:table-cell>
          <table:table-cell table:style-name="ce46" table:formula="of:=SUBSTITUTE(SUBSTITUTE(SUBSTITUTE(SUBSTITUTE(SUBSTITUTE(SUBSTITUTE(SUBSTITUTE(SUBSTITUTE(SUBSTITUTE(SUBSTITUTE(SUBSTITUTE(SUBSTITUTE([.A29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2]" office:value-type="float" office:value="0" calcext:value-type="float">
            <text:p/>
          </table:table-cell>
          <table:table-cell table:style-name="ce52" table:formula="of:=LOWER([Configurações.H292])" office:value-type="string" office:string-value="213290" calcext:value-type="string">
            <text:p>213290</text:p>
          </table:table-cell>
          <table:table-cell table:style-name="ce54" table:formula="of:=CONCATENATE([.D292];[Configurações.F292])" office:value-type="string" office:string-value="213290@gmail.com" calcext:value-type="string">
            <text:p>213290@gmail.com</text:p>
          </table:table-cell>
          <table:table-cell table:style-name="ce54" table:formula="of:=[.C29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2]);&quot;&quot;;CONCATENATE([.K292];LEFT([.F292];4)))">
            <text:p/>
          </table:table-cell>
          <table:table-cell table:style-name="ce41" table:formula="of:=IF(ISBLANK([usuários.B292]);&quot;&quot;;&quot;SIMULADO_&quot;)">
            <text:p/>
          </table:table-cell>
          <table:table-cell table:style-name="ce41" table:formula="of:=IF(ISERR(VLOOKUP([usuários.A292];[EscolaID.A$2:.B$130];2;0));&quot;&quot;;VLOOKUP([usuários.A29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3])">
            <text:p/>
          </table:table-cell>
          <table:table-cell table:style-name="ce46" table:formula="of:=SUBSTITUTE(SUBSTITUTE(SUBSTITUTE(SUBSTITUTE(SUBSTITUTE(SUBSTITUTE(SUBSTITUTE(SUBSTITUTE(SUBSTITUTE(SUBSTITUTE(SUBSTITUTE(SUBSTITUTE([.A29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3]" office:value-type="float" office:value="0" calcext:value-type="float">
            <text:p/>
          </table:table-cell>
          <table:table-cell table:style-name="ce52" table:formula="of:=LOWER([Configurações.H293])" office:value-type="string" office:string-value="213291" calcext:value-type="string">
            <text:p>213291</text:p>
          </table:table-cell>
          <table:table-cell table:style-name="ce54" table:formula="of:=CONCATENATE([.D293];[Configurações.F293])" office:value-type="string" office:string-value="213291@gmail.com" calcext:value-type="string">
            <text:p>213291@gmail.com</text:p>
          </table:table-cell>
          <table:table-cell table:style-name="ce54" table:formula="of:=[.C29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3]);&quot;&quot;;CONCATENATE([.K293];LEFT([.F293];4)))">
            <text:p/>
          </table:table-cell>
          <table:table-cell table:style-name="ce41" table:formula="of:=IF(ISBLANK([usuários.B293]);&quot;&quot;;&quot;SIMULADO_&quot;)">
            <text:p/>
          </table:table-cell>
          <table:table-cell table:style-name="ce41" table:formula="of:=IF(ISERR(VLOOKUP([usuários.A293];[EscolaID.A$2:.B$130];2;0));&quot;&quot;;VLOOKUP([usuários.A29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4])">
            <text:p/>
          </table:table-cell>
          <table:table-cell table:style-name="ce46" table:formula="of:=SUBSTITUTE(SUBSTITUTE(SUBSTITUTE(SUBSTITUTE(SUBSTITUTE(SUBSTITUTE(SUBSTITUTE(SUBSTITUTE(SUBSTITUTE(SUBSTITUTE(SUBSTITUTE(SUBSTITUTE([.A29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4]" office:value-type="float" office:value="0" calcext:value-type="float">
            <text:p/>
          </table:table-cell>
          <table:table-cell table:style-name="ce52" table:formula="of:=LOWER([Configurações.H294])" office:value-type="string" office:string-value="213292" calcext:value-type="string">
            <text:p>213292</text:p>
          </table:table-cell>
          <table:table-cell table:style-name="ce54" table:formula="of:=CONCATENATE([.D294];[Configurações.F294])" office:value-type="string" office:string-value="213292@gmail.com" calcext:value-type="string">
            <text:p>213292@gmail.com</text:p>
          </table:table-cell>
          <table:table-cell table:style-name="ce54" table:formula="of:=[.C29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4]);&quot;&quot;;CONCATENATE([.K294];LEFT([.F294];4)))">
            <text:p/>
          </table:table-cell>
          <table:table-cell table:style-name="ce41" table:formula="of:=IF(ISBLANK([usuários.B294]);&quot;&quot;;&quot;SIMULADO_&quot;)">
            <text:p/>
          </table:table-cell>
          <table:table-cell table:style-name="ce41" table:formula="of:=IF(ISERR(VLOOKUP([usuários.A294];[EscolaID.A$2:.B$130];2;0));&quot;&quot;;VLOOKUP([usuários.A29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5])">
            <text:p/>
          </table:table-cell>
          <table:table-cell table:style-name="ce46" table:formula="of:=SUBSTITUTE(SUBSTITUTE(SUBSTITUTE(SUBSTITUTE(SUBSTITUTE(SUBSTITUTE(SUBSTITUTE(SUBSTITUTE(SUBSTITUTE(SUBSTITUTE(SUBSTITUTE(SUBSTITUTE([.A29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5]" office:value-type="float" office:value="0" calcext:value-type="float">
            <text:p/>
          </table:table-cell>
          <table:table-cell table:style-name="ce52" table:formula="of:=LOWER([Configurações.H295])" office:value-type="string" office:string-value="213293" calcext:value-type="string">
            <text:p>213293</text:p>
          </table:table-cell>
          <table:table-cell table:style-name="ce54" table:formula="of:=CONCATENATE([.D295];[Configurações.F295])" office:value-type="string" office:string-value="213293@gmail.com" calcext:value-type="string">
            <text:p>213293@gmail.com</text:p>
          </table:table-cell>
          <table:table-cell table:style-name="ce54" table:formula="of:=[.C29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5]);&quot;&quot;;CONCATENATE([.K295];LEFT([.F295];4)))">
            <text:p/>
          </table:table-cell>
          <table:table-cell table:style-name="ce41" table:formula="of:=IF(ISBLANK([usuários.B295]);&quot;&quot;;&quot;SIMULADO_&quot;)">
            <text:p/>
          </table:table-cell>
          <table:table-cell table:style-name="ce41" table:formula="of:=IF(ISERR(VLOOKUP([usuários.A295];[EscolaID.A$2:.B$130];2;0));&quot;&quot;;VLOOKUP([usuários.A29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6])">
            <text:p/>
          </table:table-cell>
          <table:table-cell table:style-name="ce46" table:formula="of:=SUBSTITUTE(SUBSTITUTE(SUBSTITUTE(SUBSTITUTE(SUBSTITUTE(SUBSTITUTE(SUBSTITUTE(SUBSTITUTE(SUBSTITUTE(SUBSTITUTE(SUBSTITUTE(SUBSTITUTE([.A29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6]" office:value-type="float" office:value="0" calcext:value-type="float">
            <text:p/>
          </table:table-cell>
          <table:table-cell table:style-name="ce52" table:formula="of:=LOWER([Configurações.H296])" office:value-type="string" office:string-value="213294" calcext:value-type="string">
            <text:p>213294</text:p>
          </table:table-cell>
          <table:table-cell table:style-name="ce54" table:formula="of:=CONCATENATE([.D296];[Configurações.F296])" office:value-type="string" office:string-value="213294@gmail.com" calcext:value-type="string">
            <text:p>213294@gmail.com</text:p>
          </table:table-cell>
          <table:table-cell table:style-name="ce54" table:formula="of:=[.C29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6]);&quot;&quot;;CONCATENATE([.K296];LEFT([.F296];4)))">
            <text:p/>
          </table:table-cell>
          <table:table-cell table:style-name="ce41" table:formula="of:=IF(ISBLANK([usuários.B296]);&quot;&quot;;&quot;SIMULADO_&quot;)">
            <text:p/>
          </table:table-cell>
          <table:table-cell table:style-name="ce41" table:formula="of:=IF(ISERR(VLOOKUP([usuários.A296];[EscolaID.A$2:.B$130];2;0));&quot;&quot;;VLOOKUP([usuários.A29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7])">
            <text:p/>
          </table:table-cell>
          <table:table-cell table:style-name="ce46" table:formula="of:=SUBSTITUTE(SUBSTITUTE(SUBSTITUTE(SUBSTITUTE(SUBSTITUTE(SUBSTITUTE(SUBSTITUTE(SUBSTITUTE(SUBSTITUTE(SUBSTITUTE(SUBSTITUTE(SUBSTITUTE([.A29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7]" office:value-type="float" office:value="0" calcext:value-type="float">
            <text:p/>
          </table:table-cell>
          <table:table-cell table:style-name="ce52" table:formula="of:=LOWER([Configurações.H297])" office:value-type="string" office:string-value="213295" calcext:value-type="string">
            <text:p>213295</text:p>
          </table:table-cell>
          <table:table-cell table:style-name="ce54" table:formula="of:=CONCATENATE([.D297];[Configurações.F297])" office:value-type="string" office:string-value="213295@gmail.com" calcext:value-type="string">
            <text:p>213295@gmail.com</text:p>
          </table:table-cell>
          <table:table-cell table:style-name="ce54" table:formula="of:=[.C29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7]);&quot;&quot;;CONCATENATE([.K297];LEFT([.F297];4)))">
            <text:p/>
          </table:table-cell>
          <table:table-cell table:style-name="ce41" table:formula="of:=IF(ISBLANK([usuários.B297]);&quot;&quot;;&quot;SIMULADO_&quot;)">
            <text:p/>
          </table:table-cell>
          <table:table-cell table:style-name="ce41" table:formula="of:=IF(ISERR(VLOOKUP([usuários.A297];[EscolaID.A$2:.B$130];2;0));&quot;&quot;;VLOOKUP([usuários.A29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8])">
            <text:p/>
          </table:table-cell>
          <table:table-cell table:style-name="ce46" table:formula="of:=SUBSTITUTE(SUBSTITUTE(SUBSTITUTE(SUBSTITUTE(SUBSTITUTE(SUBSTITUTE(SUBSTITUTE(SUBSTITUTE(SUBSTITUTE(SUBSTITUTE(SUBSTITUTE(SUBSTITUTE([.A29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8]" office:value-type="float" office:value="0" calcext:value-type="float">
            <text:p/>
          </table:table-cell>
          <table:table-cell table:style-name="ce52" table:formula="of:=LOWER([Configurações.H298])" office:value-type="string" office:string-value="213296" calcext:value-type="string">
            <text:p>213296</text:p>
          </table:table-cell>
          <table:table-cell table:style-name="ce54" table:formula="of:=CONCATENATE([.D298];[Configurações.F298])" office:value-type="string" office:string-value="213296@gmail.com" calcext:value-type="string">
            <text:p>213296@gmail.com</text:p>
          </table:table-cell>
          <table:table-cell table:style-name="ce54" table:formula="of:=[.C29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8]);&quot;&quot;;CONCATENATE([.K298];LEFT([.F298];4)))">
            <text:p/>
          </table:table-cell>
          <table:table-cell table:style-name="ce41" table:formula="of:=IF(ISBLANK([usuários.B298]);&quot;&quot;;&quot;SIMULADO_&quot;)">
            <text:p/>
          </table:table-cell>
          <table:table-cell table:style-name="ce41" table:formula="of:=IF(ISERR(VLOOKUP([usuários.A298];[EscolaID.A$2:.B$130];2;0));&quot;&quot;;VLOOKUP([usuários.A29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299])">
            <text:p/>
          </table:table-cell>
          <table:table-cell table:style-name="ce46" table:formula="of:=SUBSTITUTE(SUBSTITUTE(SUBSTITUTE(SUBSTITUTE(SUBSTITUTE(SUBSTITUTE(SUBSTITUTE(SUBSTITUTE(SUBSTITUTE(SUBSTITUTE(SUBSTITUTE(SUBSTITUTE([.A29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299]" office:value-type="float" office:value="0" calcext:value-type="float">
            <text:p/>
          </table:table-cell>
          <table:table-cell table:style-name="ce52" table:formula="of:=LOWER([Configurações.H299])" office:value-type="string" office:string-value="213297" calcext:value-type="string">
            <text:p>213297</text:p>
          </table:table-cell>
          <table:table-cell table:style-name="ce54" table:formula="of:=CONCATENATE([.D299];[Configurações.F299])" office:value-type="string" office:string-value="213297@gmail.com" calcext:value-type="string">
            <text:p>213297@gmail.com</text:p>
          </table:table-cell>
          <table:table-cell table:style-name="ce54" table:formula="of:=[.C29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299]);&quot;&quot;;CONCATENATE([.K299];LEFT([.F299];4)))">
            <text:p/>
          </table:table-cell>
          <table:table-cell table:style-name="ce41" table:formula="of:=IF(ISBLANK([usuários.B299]);&quot;&quot;;&quot;SIMULADO_&quot;)">
            <text:p/>
          </table:table-cell>
          <table:table-cell table:style-name="ce41" table:formula="of:=IF(ISERR(VLOOKUP([usuários.A299];[EscolaID.A$2:.B$130];2;0));&quot;&quot;;VLOOKUP([usuários.A29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0])">
            <text:p/>
          </table:table-cell>
          <table:table-cell table:style-name="ce46" table:formula="of:=SUBSTITUTE(SUBSTITUTE(SUBSTITUTE(SUBSTITUTE(SUBSTITUTE(SUBSTITUTE(SUBSTITUTE(SUBSTITUTE(SUBSTITUTE(SUBSTITUTE(SUBSTITUTE(SUBSTITUTE([.A30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0]" office:value-type="float" office:value="0" calcext:value-type="float">
            <text:p/>
          </table:table-cell>
          <table:table-cell table:style-name="ce52" table:formula="of:=LOWER([Configurações.H300])" office:value-type="string" office:string-value="213298" calcext:value-type="string">
            <text:p>213298</text:p>
          </table:table-cell>
          <table:table-cell table:style-name="ce54" table:formula="of:=CONCATENATE([.D300];[Configurações.F300])" office:value-type="string" office:string-value="213298@gmail.com" calcext:value-type="string">
            <text:p>213298@gmail.com</text:p>
          </table:table-cell>
          <table:table-cell table:style-name="ce54" table:formula="of:=[.C30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0]);&quot;&quot;;CONCATENATE([.K300];LEFT([.F300];4)))">
            <text:p/>
          </table:table-cell>
          <table:table-cell table:style-name="ce41" table:formula="of:=IF(ISBLANK([usuários.B300]);&quot;&quot;;&quot;SIMULADO_&quot;)">
            <text:p/>
          </table:table-cell>
          <table:table-cell table:style-name="ce41" table:formula="of:=IF(ISERR(VLOOKUP([usuários.A300];[EscolaID.A$2:.B$130];2;0));&quot;&quot;;VLOOKUP([usuários.A30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1])">
            <text:p/>
          </table:table-cell>
          <table:table-cell table:style-name="ce46" table:formula="of:=SUBSTITUTE(SUBSTITUTE(SUBSTITUTE(SUBSTITUTE(SUBSTITUTE(SUBSTITUTE(SUBSTITUTE(SUBSTITUTE(SUBSTITUTE(SUBSTITUTE(SUBSTITUTE(SUBSTITUTE([.A30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1]" office:value-type="float" office:value="0" calcext:value-type="float">
            <text:p/>
          </table:table-cell>
          <table:table-cell table:style-name="ce52" table:formula="of:=LOWER([Configurações.H301])" office:value-type="string" office:string-value="213299" calcext:value-type="string">
            <text:p>213299</text:p>
          </table:table-cell>
          <table:table-cell table:style-name="ce54" table:formula="of:=CONCATENATE([.D301];[Configurações.F301])" office:value-type="string" office:string-value="213299@gmail.com" calcext:value-type="string">
            <text:p>213299@gmail.com</text:p>
          </table:table-cell>
          <table:table-cell table:style-name="ce54" table:formula="of:=[.C30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1]);&quot;&quot;;CONCATENATE([.K301];LEFT([.F301];4)))">
            <text:p/>
          </table:table-cell>
          <table:table-cell table:style-name="ce41" table:formula="of:=IF(ISBLANK([usuários.B301]);&quot;&quot;;&quot;SIMULADO_&quot;)">
            <text:p/>
          </table:table-cell>
          <table:table-cell table:style-name="ce41" table:formula="of:=IF(ISERR(VLOOKUP([usuários.A301];[EscolaID.A$2:.B$130];2;0));&quot;&quot;;VLOOKUP([usuários.A30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2])">
            <text:p/>
          </table:table-cell>
          <table:table-cell table:style-name="ce46" table:formula="of:=SUBSTITUTE(SUBSTITUTE(SUBSTITUTE(SUBSTITUTE(SUBSTITUTE(SUBSTITUTE(SUBSTITUTE(SUBSTITUTE(SUBSTITUTE(SUBSTITUTE(SUBSTITUTE(SUBSTITUTE([.A30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2]" office:value-type="float" office:value="0" calcext:value-type="float">
            <text:p/>
          </table:table-cell>
          <table:table-cell table:style-name="ce52" table:formula="of:=LOWER([Configurações.H302])" office:value-type="string" office:string-value="213300" calcext:value-type="string">
            <text:p>213300</text:p>
          </table:table-cell>
          <table:table-cell table:style-name="ce54" table:formula="of:=CONCATENATE([.D302];[Configurações.F302])" office:value-type="string" office:string-value="213300@gmail.com" calcext:value-type="string">
            <text:p>213300@gmail.com</text:p>
          </table:table-cell>
          <table:table-cell table:style-name="ce54" table:formula="of:=[.C30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2]);&quot;&quot;;CONCATENATE([.K302];LEFT([.F302];4)))">
            <text:p/>
          </table:table-cell>
          <table:table-cell table:style-name="ce41" table:formula="of:=IF(ISBLANK([usuários.B302]);&quot;&quot;;&quot;SIMULADO_&quot;)">
            <text:p/>
          </table:table-cell>
          <table:table-cell table:style-name="ce41" table:formula="of:=IF(ISERR(VLOOKUP([usuários.A302];[EscolaID.A$2:.B$130];2;0));&quot;&quot;;VLOOKUP([usuários.A30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3])">
            <text:p/>
          </table:table-cell>
          <table:table-cell table:style-name="ce46" table:formula="of:=SUBSTITUTE(SUBSTITUTE(SUBSTITUTE(SUBSTITUTE(SUBSTITUTE(SUBSTITUTE(SUBSTITUTE(SUBSTITUTE(SUBSTITUTE(SUBSTITUTE(SUBSTITUTE(SUBSTITUTE([.A30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3]" office:value-type="float" office:value="0" calcext:value-type="float">
            <text:p/>
          </table:table-cell>
          <table:table-cell table:style-name="ce52" table:formula="of:=LOWER([Configurações.H303])" office:value-type="string" office:string-value="213301" calcext:value-type="string">
            <text:p>213301</text:p>
          </table:table-cell>
          <table:table-cell table:style-name="ce54" table:formula="of:=CONCATENATE([.D303];[Configurações.F303])" office:value-type="string" office:string-value="213301@gmail.com" calcext:value-type="string">
            <text:p>213301@gmail.com</text:p>
          </table:table-cell>
          <table:table-cell table:style-name="ce54" table:formula="of:=[.C30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3]);&quot;&quot;;CONCATENATE([.K303];LEFT([.F303];4)))">
            <text:p/>
          </table:table-cell>
          <table:table-cell table:style-name="ce41" table:formula="of:=IF(ISBLANK([usuários.B303]);&quot;&quot;;&quot;SIMULADO_&quot;)">
            <text:p/>
          </table:table-cell>
          <table:table-cell table:style-name="ce41" table:formula="of:=IF(ISERR(VLOOKUP([usuários.A303];[EscolaID.A$2:.B$130];2;0));&quot;&quot;;VLOOKUP([usuários.A30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4])">
            <text:p/>
          </table:table-cell>
          <table:table-cell table:style-name="ce46" table:formula="of:=SUBSTITUTE(SUBSTITUTE(SUBSTITUTE(SUBSTITUTE(SUBSTITUTE(SUBSTITUTE(SUBSTITUTE(SUBSTITUTE(SUBSTITUTE(SUBSTITUTE(SUBSTITUTE(SUBSTITUTE([.A30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4]" office:value-type="float" office:value="0" calcext:value-type="float">
            <text:p/>
          </table:table-cell>
          <table:table-cell table:style-name="ce52" table:formula="of:=LOWER([Configurações.H304])" office:value-type="string" office:string-value="213302" calcext:value-type="string">
            <text:p>213302</text:p>
          </table:table-cell>
          <table:table-cell table:style-name="ce54" table:formula="of:=CONCATENATE([.D304];[Configurações.F304])" office:value-type="string" office:string-value="213302@gmail.com" calcext:value-type="string">
            <text:p>213302@gmail.com</text:p>
          </table:table-cell>
          <table:table-cell table:style-name="ce54" table:formula="of:=[.C30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4]);&quot;&quot;;CONCATENATE([.K304];LEFT([.F304];4)))">
            <text:p/>
          </table:table-cell>
          <table:table-cell table:style-name="ce41" table:formula="of:=IF(ISBLANK([usuários.B304]);&quot;&quot;;&quot;SIMULADO_&quot;)">
            <text:p/>
          </table:table-cell>
          <table:table-cell table:style-name="ce41" table:formula="of:=IF(ISERR(VLOOKUP([usuários.A304];[EscolaID.A$2:.B$130];2;0));&quot;&quot;;VLOOKUP([usuários.A30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5])">
            <text:p/>
          </table:table-cell>
          <table:table-cell table:style-name="ce46" table:formula="of:=SUBSTITUTE(SUBSTITUTE(SUBSTITUTE(SUBSTITUTE(SUBSTITUTE(SUBSTITUTE(SUBSTITUTE(SUBSTITUTE(SUBSTITUTE(SUBSTITUTE(SUBSTITUTE(SUBSTITUTE([.A30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5]" office:value-type="float" office:value="0" calcext:value-type="float">
            <text:p/>
          </table:table-cell>
          <table:table-cell table:style-name="ce52" table:formula="of:=LOWER([Configurações.H305])" office:value-type="string" office:string-value="213303" calcext:value-type="string">
            <text:p>213303</text:p>
          </table:table-cell>
          <table:table-cell table:style-name="ce54" table:formula="of:=CONCATENATE([.D305];[Configurações.F305])" office:value-type="string" office:string-value="213303@gmail.com" calcext:value-type="string">
            <text:p>213303@gmail.com</text:p>
          </table:table-cell>
          <table:table-cell table:style-name="ce54" table:formula="of:=[.C30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5]);&quot;&quot;;CONCATENATE([.K305];LEFT([.F305];4)))">
            <text:p/>
          </table:table-cell>
          <table:table-cell table:style-name="ce41" table:formula="of:=IF(ISBLANK([usuários.B305]);&quot;&quot;;&quot;SIMULADO_&quot;)">
            <text:p/>
          </table:table-cell>
          <table:table-cell table:style-name="ce41" table:formula="of:=IF(ISERR(VLOOKUP([usuários.A305];[EscolaID.A$2:.B$130];2;0));&quot;&quot;;VLOOKUP([usuários.A30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6])">
            <text:p/>
          </table:table-cell>
          <table:table-cell table:style-name="ce46" table:formula="of:=SUBSTITUTE(SUBSTITUTE(SUBSTITUTE(SUBSTITUTE(SUBSTITUTE(SUBSTITUTE(SUBSTITUTE(SUBSTITUTE(SUBSTITUTE(SUBSTITUTE(SUBSTITUTE(SUBSTITUTE([.A30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6]" office:value-type="float" office:value="0" calcext:value-type="float">
            <text:p/>
          </table:table-cell>
          <table:table-cell table:style-name="ce52" table:formula="of:=LOWER([Configurações.H306])" office:value-type="string" office:string-value="213304" calcext:value-type="string">
            <text:p>213304</text:p>
          </table:table-cell>
          <table:table-cell table:style-name="ce54" table:formula="of:=CONCATENATE([.D306];[Configurações.F306])" office:value-type="string" office:string-value="213304@gmail.com" calcext:value-type="string">
            <text:p>213304@gmail.com</text:p>
          </table:table-cell>
          <table:table-cell table:style-name="ce54" table:formula="of:=[.C30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6]);&quot;&quot;;CONCATENATE([.K306];LEFT([.F306];4)))">
            <text:p/>
          </table:table-cell>
          <table:table-cell table:style-name="ce41" table:formula="of:=IF(ISBLANK([usuários.B306]);&quot;&quot;;&quot;SIMULADO_&quot;)">
            <text:p/>
          </table:table-cell>
          <table:table-cell table:style-name="ce41" table:formula="of:=IF(ISERR(VLOOKUP([usuários.A306];[EscolaID.A$2:.B$130];2;0));&quot;&quot;;VLOOKUP([usuários.A30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7])">
            <text:p/>
          </table:table-cell>
          <table:table-cell table:style-name="ce46" table:formula="of:=SUBSTITUTE(SUBSTITUTE(SUBSTITUTE(SUBSTITUTE(SUBSTITUTE(SUBSTITUTE(SUBSTITUTE(SUBSTITUTE(SUBSTITUTE(SUBSTITUTE(SUBSTITUTE(SUBSTITUTE([.A30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7]" office:value-type="float" office:value="0" calcext:value-type="float">
            <text:p/>
          </table:table-cell>
          <table:table-cell table:style-name="ce52" table:formula="of:=LOWER([Configurações.H307])" office:value-type="string" office:string-value="213305" calcext:value-type="string">
            <text:p>213305</text:p>
          </table:table-cell>
          <table:table-cell table:style-name="ce54" table:formula="of:=CONCATENATE([.D307];[Configurações.F307])" office:value-type="string" office:string-value="213305@gmail.com" calcext:value-type="string">
            <text:p>213305@gmail.com</text:p>
          </table:table-cell>
          <table:table-cell table:style-name="ce54" table:formula="of:=[.C30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7]);&quot;&quot;;CONCATENATE([.K307];LEFT([.F307];4)))">
            <text:p/>
          </table:table-cell>
          <table:table-cell table:style-name="ce41" table:formula="of:=IF(ISBLANK([usuários.B307]);&quot;&quot;;&quot;SIMULADO_&quot;)">
            <text:p/>
          </table:table-cell>
          <table:table-cell table:style-name="ce41" table:formula="of:=IF(ISERR(VLOOKUP([usuários.A307];[EscolaID.A$2:.B$130];2;0));&quot;&quot;;VLOOKUP([usuários.A30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8])">
            <text:p/>
          </table:table-cell>
          <table:table-cell table:style-name="ce46" table:formula="of:=SUBSTITUTE(SUBSTITUTE(SUBSTITUTE(SUBSTITUTE(SUBSTITUTE(SUBSTITUTE(SUBSTITUTE(SUBSTITUTE(SUBSTITUTE(SUBSTITUTE(SUBSTITUTE(SUBSTITUTE([.A30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8]" office:value-type="float" office:value="0" calcext:value-type="float">
            <text:p/>
          </table:table-cell>
          <table:table-cell table:style-name="ce52" table:formula="of:=LOWER([Configurações.H308])" office:value-type="string" office:string-value="213306" calcext:value-type="string">
            <text:p>213306</text:p>
          </table:table-cell>
          <table:table-cell table:style-name="ce54" table:formula="of:=CONCATENATE([.D308];[Configurações.F308])" office:value-type="string" office:string-value="213306@gmail.com" calcext:value-type="string">
            <text:p>213306@gmail.com</text:p>
          </table:table-cell>
          <table:table-cell table:style-name="ce54" table:formula="of:=[.C30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8]);&quot;&quot;;CONCATENATE([.K308];LEFT([.F308];4)))">
            <text:p/>
          </table:table-cell>
          <table:table-cell table:style-name="ce41" table:formula="of:=IF(ISBLANK([usuários.B308]);&quot;&quot;;&quot;SIMULADO_&quot;)">
            <text:p/>
          </table:table-cell>
          <table:table-cell table:style-name="ce41" table:formula="of:=IF(ISERR(VLOOKUP([usuários.A308];[EscolaID.A$2:.B$130];2;0));&quot;&quot;;VLOOKUP([usuários.A30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09])">
            <text:p/>
          </table:table-cell>
          <table:table-cell table:style-name="ce46" table:formula="of:=SUBSTITUTE(SUBSTITUTE(SUBSTITUTE(SUBSTITUTE(SUBSTITUTE(SUBSTITUTE(SUBSTITUTE(SUBSTITUTE(SUBSTITUTE(SUBSTITUTE(SUBSTITUTE(SUBSTITUTE([.A30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09]" office:value-type="float" office:value="0" calcext:value-type="float">
            <text:p/>
          </table:table-cell>
          <table:table-cell table:style-name="ce52" table:formula="of:=LOWER([Configurações.H309])" office:value-type="string" office:string-value="213307" calcext:value-type="string">
            <text:p>213307</text:p>
          </table:table-cell>
          <table:table-cell table:style-name="ce54" table:formula="of:=CONCATENATE([.D309];[Configurações.F309])" office:value-type="string" office:string-value="213307@gmail.com" calcext:value-type="string">
            <text:p>213307@gmail.com</text:p>
          </table:table-cell>
          <table:table-cell table:style-name="ce54" table:formula="of:=[.C30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09]);&quot;&quot;;CONCATENATE([.K309];LEFT([.F309];4)))">
            <text:p/>
          </table:table-cell>
          <table:table-cell table:style-name="ce41" table:formula="of:=IF(ISBLANK([usuários.B309]);&quot;&quot;;&quot;SIMULADO_&quot;)">
            <text:p/>
          </table:table-cell>
          <table:table-cell table:style-name="ce41" table:formula="of:=IF(ISERR(VLOOKUP([usuários.A309];[EscolaID.A$2:.B$130];2;0));&quot;&quot;;VLOOKUP([usuários.A30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0])">
            <text:p/>
          </table:table-cell>
          <table:table-cell table:style-name="ce46" table:formula="of:=SUBSTITUTE(SUBSTITUTE(SUBSTITUTE(SUBSTITUTE(SUBSTITUTE(SUBSTITUTE(SUBSTITUTE(SUBSTITUTE(SUBSTITUTE(SUBSTITUTE(SUBSTITUTE(SUBSTITUTE([.A31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0]" office:value-type="float" office:value="0" calcext:value-type="float">
            <text:p/>
          </table:table-cell>
          <table:table-cell table:style-name="ce52" table:formula="of:=LOWER([Configurações.H310])" office:value-type="string" office:string-value="213308" calcext:value-type="string">
            <text:p>213308</text:p>
          </table:table-cell>
          <table:table-cell table:style-name="ce54" table:formula="of:=CONCATENATE([.D310];[Configurações.F310])" office:value-type="string" office:string-value="213308@gmail.com" calcext:value-type="string">
            <text:p>213308@gmail.com</text:p>
          </table:table-cell>
          <table:table-cell table:style-name="ce54" table:formula="of:=[.C31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0]);&quot;&quot;;CONCATENATE([.K310];LEFT([.F310];4)))">
            <text:p/>
          </table:table-cell>
          <table:table-cell table:style-name="ce41" table:formula="of:=IF(ISBLANK([usuários.B310]);&quot;&quot;;&quot;SIMULADO_&quot;)">
            <text:p/>
          </table:table-cell>
          <table:table-cell table:style-name="ce41" table:formula="of:=IF(ISERR(VLOOKUP([usuários.A310];[EscolaID.A$2:.B$130];2;0));&quot;&quot;;VLOOKUP([usuários.A31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1])">
            <text:p/>
          </table:table-cell>
          <table:table-cell table:style-name="ce46" table:formula="of:=SUBSTITUTE(SUBSTITUTE(SUBSTITUTE(SUBSTITUTE(SUBSTITUTE(SUBSTITUTE(SUBSTITUTE(SUBSTITUTE(SUBSTITUTE(SUBSTITUTE(SUBSTITUTE(SUBSTITUTE([.A31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1]" office:value-type="float" office:value="0" calcext:value-type="float">
            <text:p/>
          </table:table-cell>
          <table:table-cell table:style-name="ce52" table:formula="of:=LOWER([Configurações.H311])" office:value-type="string" office:string-value="213309" calcext:value-type="string">
            <text:p>213309</text:p>
          </table:table-cell>
          <table:table-cell table:style-name="ce54" table:formula="of:=CONCATENATE([.D311];[Configurações.F311])" office:value-type="string" office:string-value="213309@gmail.com" calcext:value-type="string">
            <text:p>213309@gmail.com</text:p>
          </table:table-cell>
          <table:table-cell table:style-name="ce54" table:formula="of:=[.C31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1]);&quot;&quot;;CONCATENATE([.K311];LEFT([.F311];4)))">
            <text:p/>
          </table:table-cell>
          <table:table-cell table:style-name="ce41" table:formula="of:=IF(ISBLANK([usuários.B311]);&quot;&quot;;&quot;SIMULADO_&quot;)">
            <text:p/>
          </table:table-cell>
          <table:table-cell table:style-name="ce41" table:formula="of:=IF(ISERR(VLOOKUP([usuários.A311];[EscolaID.A$2:.B$130];2;0));&quot;&quot;;VLOOKUP([usuários.A31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2])">
            <text:p/>
          </table:table-cell>
          <table:table-cell table:style-name="ce46" table:formula="of:=SUBSTITUTE(SUBSTITUTE(SUBSTITUTE(SUBSTITUTE(SUBSTITUTE(SUBSTITUTE(SUBSTITUTE(SUBSTITUTE(SUBSTITUTE(SUBSTITUTE(SUBSTITUTE(SUBSTITUTE([.A31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2]" office:value-type="float" office:value="0" calcext:value-type="float">
            <text:p/>
          </table:table-cell>
          <table:table-cell table:style-name="ce52" table:formula="of:=LOWER([Configurações.H312])" office:value-type="string" office:string-value="213310" calcext:value-type="string">
            <text:p>213310</text:p>
          </table:table-cell>
          <table:table-cell table:style-name="ce54" table:formula="of:=CONCATENATE([.D312];[Configurações.F312])" office:value-type="string" office:string-value="213310@gmail.com" calcext:value-type="string">
            <text:p>213310@gmail.com</text:p>
          </table:table-cell>
          <table:table-cell table:style-name="ce54" table:formula="of:=[.C31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2]);&quot;&quot;;CONCATENATE([.K312];LEFT([.F312];4)))">
            <text:p/>
          </table:table-cell>
          <table:table-cell table:style-name="ce41" table:formula="of:=IF(ISBLANK([usuários.B312]);&quot;&quot;;&quot;SIMULADO_&quot;)">
            <text:p/>
          </table:table-cell>
          <table:table-cell table:style-name="ce41" table:formula="of:=IF(ISERR(VLOOKUP([usuários.A312];[EscolaID.A$2:.B$130];2;0));&quot;&quot;;VLOOKUP([usuários.A31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3])">
            <text:p/>
          </table:table-cell>
          <table:table-cell table:style-name="ce46" table:formula="of:=SUBSTITUTE(SUBSTITUTE(SUBSTITUTE(SUBSTITUTE(SUBSTITUTE(SUBSTITUTE(SUBSTITUTE(SUBSTITUTE(SUBSTITUTE(SUBSTITUTE(SUBSTITUTE(SUBSTITUTE([.A31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3]" office:value-type="float" office:value="0" calcext:value-type="float">
            <text:p/>
          </table:table-cell>
          <table:table-cell table:style-name="ce52" table:formula="of:=LOWER([Configurações.H313])" office:value-type="string" office:string-value="213311" calcext:value-type="string">
            <text:p>213311</text:p>
          </table:table-cell>
          <table:table-cell table:style-name="ce54" table:formula="of:=CONCATENATE([.D313];[Configurações.F313])" office:value-type="string" office:string-value="213311@gmail.com" calcext:value-type="string">
            <text:p>213311@gmail.com</text:p>
          </table:table-cell>
          <table:table-cell table:style-name="ce54" table:formula="of:=[.C31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3]);&quot;&quot;;CONCATENATE([.K313];LEFT([.F313];4)))">
            <text:p/>
          </table:table-cell>
          <table:table-cell table:style-name="ce41" table:formula="of:=IF(ISBLANK([usuários.B313]);&quot;&quot;;&quot;SIMULADO_&quot;)">
            <text:p/>
          </table:table-cell>
          <table:table-cell table:style-name="ce41" table:formula="of:=IF(ISERR(VLOOKUP([usuários.A313];[EscolaID.A$2:.B$130];2;0));&quot;&quot;;VLOOKUP([usuários.A31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4])">
            <text:p/>
          </table:table-cell>
          <table:table-cell table:style-name="ce46" table:formula="of:=SUBSTITUTE(SUBSTITUTE(SUBSTITUTE(SUBSTITUTE(SUBSTITUTE(SUBSTITUTE(SUBSTITUTE(SUBSTITUTE(SUBSTITUTE(SUBSTITUTE(SUBSTITUTE(SUBSTITUTE([.A31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4]" office:value-type="float" office:value="0" calcext:value-type="float">
            <text:p/>
          </table:table-cell>
          <table:table-cell table:style-name="ce52" table:formula="of:=LOWER([Configurações.H314])" office:value-type="string" office:string-value="213312" calcext:value-type="string">
            <text:p>213312</text:p>
          </table:table-cell>
          <table:table-cell table:style-name="ce54" table:formula="of:=CONCATENATE([.D314];[Configurações.F314])" office:value-type="string" office:string-value="213312@gmail.com" calcext:value-type="string">
            <text:p>213312@gmail.com</text:p>
          </table:table-cell>
          <table:table-cell table:style-name="ce54" table:formula="of:=[.C31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4]);&quot;&quot;;CONCATENATE([.K314];LEFT([.F314];4)))">
            <text:p/>
          </table:table-cell>
          <table:table-cell table:style-name="ce41" table:formula="of:=IF(ISBLANK([usuários.B314]);&quot;&quot;;&quot;SIMULADO_&quot;)">
            <text:p/>
          </table:table-cell>
          <table:table-cell table:style-name="ce41" table:formula="of:=IF(ISERR(VLOOKUP([usuários.A314];[EscolaID.A$2:.B$130];2;0));&quot;&quot;;VLOOKUP([usuários.A31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5])">
            <text:p/>
          </table:table-cell>
          <table:table-cell table:style-name="ce46" table:formula="of:=SUBSTITUTE(SUBSTITUTE(SUBSTITUTE(SUBSTITUTE(SUBSTITUTE(SUBSTITUTE(SUBSTITUTE(SUBSTITUTE(SUBSTITUTE(SUBSTITUTE(SUBSTITUTE(SUBSTITUTE([.A31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5]" office:value-type="float" office:value="0" calcext:value-type="float">
            <text:p/>
          </table:table-cell>
          <table:table-cell table:style-name="ce52" table:formula="of:=LOWER([Configurações.H315])" office:value-type="string" office:string-value="213313" calcext:value-type="string">
            <text:p>213313</text:p>
          </table:table-cell>
          <table:table-cell table:style-name="ce54" table:formula="of:=CONCATENATE([.D315];[Configurações.F315])" office:value-type="string" office:string-value="213313@gmail.com" calcext:value-type="string">
            <text:p>213313@gmail.com</text:p>
          </table:table-cell>
          <table:table-cell table:style-name="ce54" table:formula="of:=[.C31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5]);&quot;&quot;;CONCATENATE([.K315];LEFT([.F315];4)))">
            <text:p/>
          </table:table-cell>
          <table:table-cell table:style-name="ce41" table:formula="of:=IF(ISBLANK([usuários.B315]);&quot;&quot;;&quot;SIMULADO_&quot;)">
            <text:p/>
          </table:table-cell>
          <table:table-cell table:style-name="ce41" table:formula="of:=IF(ISERR(VLOOKUP([usuários.A315];[EscolaID.A$2:.B$130];2;0));&quot;&quot;;VLOOKUP([usuários.A31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6])">
            <text:p/>
          </table:table-cell>
          <table:table-cell table:style-name="ce46" table:formula="of:=SUBSTITUTE(SUBSTITUTE(SUBSTITUTE(SUBSTITUTE(SUBSTITUTE(SUBSTITUTE(SUBSTITUTE(SUBSTITUTE(SUBSTITUTE(SUBSTITUTE(SUBSTITUTE(SUBSTITUTE([.A31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6]" office:value-type="float" office:value="0" calcext:value-type="float">
            <text:p/>
          </table:table-cell>
          <table:table-cell table:style-name="ce52" table:formula="of:=LOWER([Configurações.H316])" office:value-type="string" office:string-value="213314" calcext:value-type="string">
            <text:p>213314</text:p>
          </table:table-cell>
          <table:table-cell table:style-name="ce54" table:formula="of:=CONCATENATE([.D316];[Configurações.F316])" office:value-type="string" office:string-value="213314@gmail.com" calcext:value-type="string">
            <text:p>213314@gmail.com</text:p>
          </table:table-cell>
          <table:table-cell table:style-name="ce54" table:formula="of:=[.C31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6]);&quot;&quot;;CONCATENATE([.K316];LEFT([.F316];4)))">
            <text:p/>
          </table:table-cell>
          <table:table-cell table:style-name="ce41" table:formula="of:=IF(ISBLANK([usuários.B316]);&quot;&quot;;&quot;SIMULADO_&quot;)">
            <text:p/>
          </table:table-cell>
          <table:table-cell table:style-name="ce41" table:formula="of:=IF(ISERR(VLOOKUP([usuários.A316];[EscolaID.A$2:.B$130];2;0));&quot;&quot;;VLOOKUP([usuários.A31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7])">
            <text:p/>
          </table:table-cell>
          <table:table-cell table:style-name="ce46" table:formula="of:=SUBSTITUTE(SUBSTITUTE(SUBSTITUTE(SUBSTITUTE(SUBSTITUTE(SUBSTITUTE(SUBSTITUTE(SUBSTITUTE(SUBSTITUTE(SUBSTITUTE(SUBSTITUTE(SUBSTITUTE([.A31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7]" office:value-type="float" office:value="0" calcext:value-type="float">
            <text:p/>
          </table:table-cell>
          <table:table-cell table:style-name="ce52" table:formula="of:=LOWER([Configurações.H317])" office:value-type="string" office:string-value="213315" calcext:value-type="string">
            <text:p>213315</text:p>
          </table:table-cell>
          <table:table-cell table:style-name="ce54" table:formula="of:=CONCATENATE([.D317];[Configurações.F317])" office:value-type="string" office:string-value="213315@gmail.com" calcext:value-type="string">
            <text:p>213315@gmail.com</text:p>
          </table:table-cell>
          <table:table-cell table:style-name="ce54" table:formula="of:=[.C31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7]);&quot;&quot;;CONCATENATE([.K317];LEFT([.F317];4)))">
            <text:p/>
          </table:table-cell>
          <table:table-cell table:style-name="ce41" table:formula="of:=IF(ISBLANK([usuários.B317]);&quot;&quot;;&quot;SIMULADO_&quot;)">
            <text:p/>
          </table:table-cell>
          <table:table-cell table:style-name="ce41" table:formula="of:=IF(ISERR(VLOOKUP([usuários.A317];[EscolaID.A$2:.B$130];2;0));&quot;&quot;;VLOOKUP([usuários.A31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8])">
            <text:p/>
          </table:table-cell>
          <table:table-cell table:style-name="ce46" table:formula="of:=SUBSTITUTE(SUBSTITUTE(SUBSTITUTE(SUBSTITUTE(SUBSTITUTE(SUBSTITUTE(SUBSTITUTE(SUBSTITUTE(SUBSTITUTE(SUBSTITUTE(SUBSTITUTE(SUBSTITUTE([.A31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8]" office:value-type="float" office:value="0" calcext:value-type="float">
            <text:p/>
          </table:table-cell>
          <table:table-cell table:style-name="ce52" table:formula="of:=LOWER([Configurações.H318])" office:value-type="string" office:string-value="213316" calcext:value-type="string">
            <text:p>213316</text:p>
          </table:table-cell>
          <table:table-cell table:style-name="ce54" table:formula="of:=CONCATENATE([.D318];[Configurações.F318])" office:value-type="string" office:string-value="213316@gmail.com" calcext:value-type="string">
            <text:p>213316@gmail.com</text:p>
          </table:table-cell>
          <table:table-cell table:style-name="ce54" table:formula="of:=[.C31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8]);&quot;&quot;;CONCATENATE([.K318];LEFT([.F318];4)))">
            <text:p/>
          </table:table-cell>
          <table:table-cell table:style-name="ce41" table:formula="of:=IF(ISBLANK([usuários.B318]);&quot;&quot;;&quot;SIMULADO_&quot;)">
            <text:p/>
          </table:table-cell>
          <table:table-cell table:style-name="ce41" table:formula="of:=IF(ISERR(VLOOKUP([usuários.A318];[EscolaID.A$2:.B$130];2;0));&quot;&quot;;VLOOKUP([usuários.A31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19])">
            <text:p/>
          </table:table-cell>
          <table:table-cell table:style-name="ce46" table:formula="of:=SUBSTITUTE(SUBSTITUTE(SUBSTITUTE(SUBSTITUTE(SUBSTITUTE(SUBSTITUTE(SUBSTITUTE(SUBSTITUTE(SUBSTITUTE(SUBSTITUTE(SUBSTITUTE(SUBSTITUTE([.A31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19]" office:value-type="float" office:value="0" calcext:value-type="float">
            <text:p/>
          </table:table-cell>
          <table:table-cell table:style-name="ce52" table:formula="of:=LOWER([Configurações.H319])" office:value-type="string" office:string-value="213317" calcext:value-type="string">
            <text:p>213317</text:p>
          </table:table-cell>
          <table:table-cell table:style-name="ce54" table:formula="of:=CONCATENATE([.D319];[Configurações.F319])" office:value-type="string" office:string-value="213317@gmail.com" calcext:value-type="string">
            <text:p>213317@gmail.com</text:p>
          </table:table-cell>
          <table:table-cell table:style-name="ce54" table:formula="of:=[.C31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19]);&quot;&quot;;CONCATENATE([.K319];LEFT([.F319];4)))">
            <text:p/>
          </table:table-cell>
          <table:table-cell table:style-name="ce41" table:formula="of:=IF(ISBLANK([usuários.B319]);&quot;&quot;;&quot;SIMULADO_&quot;)">
            <text:p/>
          </table:table-cell>
          <table:table-cell table:style-name="ce41" table:formula="of:=IF(ISERR(VLOOKUP([usuários.A319];[EscolaID.A$2:.B$130];2;0));&quot;&quot;;VLOOKUP([usuários.A31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0])">
            <text:p/>
          </table:table-cell>
          <table:table-cell table:style-name="ce46" table:formula="of:=SUBSTITUTE(SUBSTITUTE(SUBSTITUTE(SUBSTITUTE(SUBSTITUTE(SUBSTITUTE(SUBSTITUTE(SUBSTITUTE(SUBSTITUTE(SUBSTITUTE(SUBSTITUTE(SUBSTITUTE([.A32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0]" office:value-type="float" office:value="0" calcext:value-type="float">
            <text:p/>
          </table:table-cell>
          <table:table-cell table:style-name="ce52" table:formula="of:=LOWER([Configurações.H320])" office:value-type="string" office:string-value="213318" calcext:value-type="string">
            <text:p>213318</text:p>
          </table:table-cell>
          <table:table-cell table:style-name="ce54" table:formula="of:=CONCATENATE([.D320];[Configurações.F320])" office:value-type="string" office:string-value="213318@gmail.com" calcext:value-type="string">
            <text:p>213318@gmail.com</text:p>
          </table:table-cell>
          <table:table-cell table:style-name="ce54" table:formula="of:=[.C32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0]);&quot;&quot;;CONCATENATE([.K320];LEFT([.F320];4)))">
            <text:p/>
          </table:table-cell>
          <table:table-cell table:style-name="ce41" table:formula="of:=IF(ISBLANK([usuários.B320]);&quot;&quot;;&quot;SIMULADO_&quot;)">
            <text:p/>
          </table:table-cell>
          <table:table-cell table:style-name="ce41" table:formula="of:=IF(ISERR(VLOOKUP([usuários.A320];[EscolaID.A$2:.B$130];2;0));&quot;&quot;;VLOOKUP([usuários.A32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1])">
            <text:p/>
          </table:table-cell>
          <table:table-cell table:style-name="ce46" table:formula="of:=SUBSTITUTE(SUBSTITUTE(SUBSTITUTE(SUBSTITUTE(SUBSTITUTE(SUBSTITUTE(SUBSTITUTE(SUBSTITUTE(SUBSTITUTE(SUBSTITUTE(SUBSTITUTE(SUBSTITUTE([.A32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1]" office:value-type="float" office:value="0" calcext:value-type="float">
            <text:p/>
          </table:table-cell>
          <table:table-cell table:style-name="ce52" table:formula="of:=LOWER([Configurações.H321])" office:value-type="string" office:string-value="213319" calcext:value-type="string">
            <text:p>213319</text:p>
          </table:table-cell>
          <table:table-cell table:style-name="ce54" table:formula="of:=CONCATENATE([.D321];[Configurações.F321])" office:value-type="string" office:string-value="213319@gmail.com" calcext:value-type="string">
            <text:p>213319@gmail.com</text:p>
          </table:table-cell>
          <table:table-cell table:style-name="ce54" table:formula="of:=[.C32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1]);&quot;&quot;;CONCATENATE([.K321];LEFT([.F321];4)))">
            <text:p/>
          </table:table-cell>
          <table:table-cell table:style-name="ce41" table:formula="of:=IF(ISBLANK([usuários.B321]);&quot;&quot;;&quot;SIMULADO_&quot;)">
            <text:p/>
          </table:table-cell>
          <table:table-cell table:style-name="ce41" table:formula="of:=IF(ISERR(VLOOKUP([usuários.A321];[EscolaID.A$2:.B$130];2;0));&quot;&quot;;VLOOKUP([usuários.A32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2])">
            <text:p/>
          </table:table-cell>
          <table:table-cell table:style-name="ce46" table:formula="of:=SUBSTITUTE(SUBSTITUTE(SUBSTITUTE(SUBSTITUTE(SUBSTITUTE(SUBSTITUTE(SUBSTITUTE(SUBSTITUTE(SUBSTITUTE(SUBSTITUTE(SUBSTITUTE(SUBSTITUTE([.A32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2]" office:value-type="float" office:value="0" calcext:value-type="float">
            <text:p/>
          </table:table-cell>
          <table:table-cell table:style-name="ce52" table:formula="of:=LOWER([Configurações.H322])" office:value-type="string" office:string-value="213320" calcext:value-type="string">
            <text:p>213320</text:p>
          </table:table-cell>
          <table:table-cell table:style-name="ce54" table:formula="of:=CONCATENATE([.D322];[Configurações.F322])" office:value-type="string" office:string-value="213320@gmail.com" calcext:value-type="string">
            <text:p>213320@gmail.com</text:p>
          </table:table-cell>
          <table:table-cell table:style-name="ce54" table:formula="of:=[.C32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2]);&quot;&quot;;CONCATENATE([.K322];LEFT([.F322];4)))">
            <text:p/>
          </table:table-cell>
          <table:table-cell table:style-name="ce41" table:formula="of:=IF(ISBLANK([usuários.B322]);&quot;&quot;;&quot;SIMULADO_&quot;)">
            <text:p/>
          </table:table-cell>
          <table:table-cell table:style-name="ce41" table:formula="of:=IF(ISERR(VLOOKUP([usuários.A322];[EscolaID.A$2:.B$130];2;0));&quot;&quot;;VLOOKUP([usuários.A32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3])">
            <text:p/>
          </table:table-cell>
          <table:table-cell table:style-name="ce46" table:formula="of:=SUBSTITUTE(SUBSTITUTE(SUBSTITUTE(SUBSTITUTE(SUBSTITUTE(SUBSTITUTE(SUBSTITUTE(SUBSTITUTE(SUBSTITUTE(SUBSTITUTE(SUBSTITUTE(SUBSTITUTE([.A32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3]" office:value-type="float" office:value="0" calcext:value-type="float">
            <text:p/>
          </table:table-cell>
          <table:table-cell table:style-name="ce52" table:formula="of:=LOWER([Configurações.H323])" office:value-type="string" office:string-value="213321" calcext:value-type="string">
            <text:p>213321</text:p>
          </table:table-cell>
          <table:table-cell table:style-name="ce54" table:formula="of:=CONCATENATE([.D323];[Configurações.F323])" office:value-type="string" office:string-value="213321@gmail.com" calcext:value-type="string">
            <text:p>213321@gmail.com</text:p>
          </table:table-cell>
          <table:table-cell table:style-name="ce54" table:formula="of:=[.C32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3]);&quot;&quot;;CONCATENATE([.K323];LEFT([.F323];4)))">
            <text:p/>
          </table:table-cell>
          <table:table-cell table:style-name="ce41" table:formula="of:=IF(ISBLANK([usuários.B323]);&quot;&quot;;&quot;SIMULADO_&quot;)">
            <text:p/>
          </table:table-cell>
          <table:table-cell table:style-name="ce41" table:formula="of:=IF(ISERR(VLOOKUP([usuários.A323];[EscolaID.A$2:.B$130];2;0));&quot;&quot;;VLOOKUP([usuários.A32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4])">
            <text:p/>
          </table:table-cell>
          <table:table-cell table:style-name="ce46" table:formula="of:=SUBSTITUTE(SUBSTITUTE(SUBSTITUTE(SUBSTITUTE(SUBSTITUTE(SUBSTITUTE(SUBSTITUTE(SUBSTITUTE(SUBSTITUTE(SUBSTITUTE(SUBSTITUTE(SUBSTITUTE([.A32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4]" office:value-type="float" office:value="0" calcext:value-type="float">
            <text:p/>
          </table:table-cell>
          <table:table-cell table:style-name="ce52" table:formula="of:=LOWER([Configurações.H324])" office:value-type="string" office:string-value="213322" calcext:value-type="string">
            <text:p>213322</text:p>
          </table:table-cell>
          <table:table-cell table:style-name="ce54" table:formula="of:=CONCATENATE([.D324];[Configurações.F324])" office:value-type="string" office:string-value="213322@gmail.com" calcext:value-type="string">
            <text:p>213322@gmail.com</text:p>
          </table:table-cell>
          <table:table-cell table:style-name="ce54" table:formula="of:=[.C32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4]);&quot;&quot;;CONCATENATE([.K324];LEFT([.F324];4)))">
            <text:p/>
          </table:table-cell>
          <table:table-cell table:style-name="ce41" table:formula="of:=IF(ISBLANK([usuários.B324]);&quot;&quot;;&quot;SIMULADO_&quot;)">
            <text:p/>
          </table:table-cell>
          <table:table-cell table:style-name="ce41" table:formula="of:=IF(ISERR(VLOOKUP([usuários.A324];[EscolaID.A$2:.B$130];2;0));&quot;&quot;;VLOOKUP([usuários.A32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5])">
            <text:p/>
          </table:table-cell>
          <table:table-cell table:style-name="ce46" table:formula="of:=SUBSTITUTE(SUBSTITUTE(SUBSTITUTE(SUBSTITUTE(SUBSTITUTE(SUBSTITUTE(SUBSTITUTE(SUBSTITUTE(SUBSTITUTE(SUBSTITUTE(SUBSTITUTE(SUBSTITUTE([.A32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5]" office:value-type="float" office:value="0" calcext:value-type="float">
            <text:p/>
          </table:table-cell>
          <table:table-cell table:style-name="ce52" table:formula="of:=LOWER([Configurações.H325])" office:value-type="string" office:string-value="213323" calcext:value-type="string">
            <text:p>213323</text:p>
          </table:table-cell>
          <table:table-cell table:style-name="ce54" table:formula="of:=CONCATENATE([.D325];[Configurações.F325])" office:value-type="string" office:string-value="213323@gmail.com" calcext:value-type="string">
            <text:p>213323@gmail.com</text:p>
          </table:table-cell>
          <table:table-cell table:style-name="ce54" table:formula="of:=[.C32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5]);&quot;&quot;;CONCATENATE([.K325];LEFT([.F325];4)))">
            <text:p/>
          </table:table-cell>
          <table:table-cell table:style-name="ce41" table:formula="of:=IF(ISBLANK([usuários.B325]);&quot;&quot;;&quot;SIMULADO_&quot;)">
            <text:p/>
          </table:table-cell>
          <table:table-cell table:style-name="ce41" table:formula="of:=IF(ISERR(VLOOKUP([usuários.A325];[EscolaID.A$2:.B$130];2;0));&quot;&quot;;VLOOKUP([usuários.A32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6])">
            <text:p/>
          </table:table-cell>
          <table:table-cell table:style-name="ce46" table:formula="of:=SUBSTITUTE(SUBSTITUTE(SUBSTITUTE(SUBSTITUTE(SUBSTITUTE(SUBSTITUTE(SUBSTITUTE(SUBSTITUTE(SUBSTITUTE(SUBSTITUTE(SUBSTITUTE(SUBSTITUTE([.A32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6]" office:value-type="float" office:value="0" calcext:value-type="float">
            <text:p/>
          </table:table-cell>
          <table:table-cell table:style-name="ce52" table:formula="of:=LOWER([Configurações.H326])" office:value-type="string" office:string-value="213324" calcext:value-type="string">
            <text:p>213324</text:p>
          </table:table-cell>
          <table:table-cell table:style-name="ce54" table:formula="of:=CONCATENATE([.D326];[Configurações.F326])" office:value-type="string" office:string-value="213324@gmail.com" calcext:value-type="string">
            <text:p>213324@gmail.com</text:p>
          </table:table-cell>
          <table:table-cell table:style-name="ce54" table:formula="of:=[.C32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6]);&quot;&quot;;CONCATENATE([.K326];LEFT([.F326];4)))">
            <text:p/>
          </table:table-cell>
          <table:table-cell table:style-name="ce41" table:formula="of:=IF(ISBLANK([usuários.B326]);&quot;&quot;;&quot;SIMULADO_&quot;)">
            <text:p/>
          </table:table-cell>
          <table:table-cell table:style-name="ce41" table:formula="of:=IF(ISERR(VLOOKUP([usuários.A326];[EscolaID.A$2:.B$130];2;0));&quot;&quot;;VLOOKUP([usuários.A32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7])">
            <text:p/>
          </table:table-cell>
          <table:table-cell table:style-name="ce46" table:formula="of:=SUBSTITUTE(SUBSTITUTE(SUBSTITUTE(SUBSTITUTE(SUBSTITUTE(SUBSTITUTE(SUBSTITUTE(SUBSTITUTE(SUBSTITUTE(SUBSTITUTE(SUBSTITUTE(SUBSTITUTE([.A32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7]" office:value-type="float" office:value="0" calcext:value-type="float">
            <text:p/>
          </table:table-cell>
          <table:table-cell table:style-name="ce52" table:formula="of:=LOWER([Configurações.H327])" office:value-type="string" office:string-value="213325" calcext:value-type="string">
            <text:p>213325</text:p>
          </table:table-cell>
          <table:table-cell table:style-name="ce54" table:formula="of:=CONCATENATE([.D327];[Configurações.F327])" office:value-type="string" office:string-value="213325@gmail.com" calcext:value-type="string">
            <text:p>213325@gmail.com</text:p>
          </table:table-cell>
          <table:table-cell table:style-name="ce54" table:formula="of:=[.C32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7]);&quot;&quot;;CONCATENATE([.K327];LEFT([.F327];4)))">
            <text:p/>
          </table:table-cell>
          <table:table-cell table:style-name="ce41" table:formula="of:=IF(ISBLANK([usuários.B327]);&quot;&quot;;&quot;SIMULADO_&quot;)">
            <text:p/>
          </table:table-cell>
          <table:table-cell table:style-name="ce41" table:formula="of:=IF(ISERR(VLOOKUP([usuários.A327];[EscolaID.A$2:.B$130];2;0));&quot;&quot;;VLOOKUP([usuários.A32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8])">
            <text:p/>
          </table:table-cell>
          <table:table-cell table:style-name="ce46" table:formula="of:=SUBSTITUTE(SUBSTITUTE(SUBSTITUTE(SUBSTITUTE(SUBSTITUTE(SUBSTITUTE(SUBSTITUTE(SUBSTITUTE(SUBSTITUTE(SUBSTITUTE(SUBSTITUTE(SUBSTITUTE([.A32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8]" office:value-type="float" office:value="0" calcext:value-type="float">
            <text:p/>
          </table:table-cell>
          <table:table-cell table:style-name="ce52" table:formula="of:=LOWER([Configurações.H328])" office:value-type="string" office:string-value="213326" calcext:value-type="string">
            <text:p>213326</text:p>
          </table:table-cell>
          <table:table-cell table:style-name="ce54" table:formula="of:=CONCATENATE([.D328];[Configurações.F328])" office:value-type="string" office:string-value="213326@gmail.com" calcext:value-type="string">
            <text:p>213326@gmail.com</text:p>
          </table:table-cell>
          <table:table-cell table:style-name="ce54" table:formula="of:=[.C32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8]);&quot;&quot;;CONCATENATE([.K328];LEFT([.F328];4)))">
            <text:p/>
          </table:table-cell>
          <table:table-cell table:style-name="ce41" table:formula="of:=IF(ISBLANK([usuários.B328]);&quot;&quot;;&quot;SIMULADO_&quot;)">
            <text:p/>
          </table:table-cell>
          <table:table-cell table:style-name="ce41" table:formula="of:=IF(ISERR(VLOOKUP([usuários.A328];[EscolaID.A$2:.B$130];2;0));&quot;&quot;;VLOOKUP([usuários.A32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29])">
            <text:p/>
          </table:table-cell>
          <table:table-cell table:style-name="ce46" table:formula="of:=SUBSTITUTE(SUBSTITUTE(SUBSTITUTE(SUBSTITUTE(SUBSTITUTE(SUBSTITUTE(SUBSTITUTE(SUBSTITUTE(SUBSTITUTE(SUBSTITUTE(SUBSTITUTE(SUBSTITUTE([.A32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29]" office:value-type="float" office:value="0" calcext:value-type="float">
            <text:p/>
          </table:table-cell>
          <table:table-cell table:style-name="ce52" table:formula="of:=LOWER([Configurações.H329])" office:value-type="string" office:string-value="213327" calcext:value-type="string">
            <text:p>213327</text:p>
          </table:table-cell>
          <table:table-cell table:style-name="ce54" table:formula="of:=CONCATENATE([.D329];[Configurações.F329])" office:value-type="string" office:string-value="213327@gmail.com" calcext:value-type="string">
            <text:p>213327@gmail.com</text:p>
          </table:table-cell>
          <table:table-cell table:style-name="ce54" table:formula="of:=[.C32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29]);&quot;&quot;;CONCATENATE([.K329];LEFT([.F329];4)))">
            <text:p/>
          </table:table-cell>
          <table:table-cell table:style-name="ce41" table:formula="of:=IF(ISBLANK([usuários.B329]);&quot;&quot;;&quot;SIMULADO_&quot;)">
            <text:p/>
          </table:table-cell>
          <table:table-cell table:style-name="ce41" table:formula="of:=IF(ISERR(VLOOKUP([usuários.A329];[EscolaID.A$2:.B$130];2;0));&quot;&quot;;VLOOKUP([usuários.A32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0])">
            <text:p/>
          </table:table-cell>
          <table:table-cell table:style-name="ce46" table:formula="of:=SUBSTITUTE(SUBSTITUTE(SUBSTITUTE(SUBSTITUTE(SUBSTITUTE(SUBSTITUTE(SUBSTITUTE(SUBSTITUTE(SUBSTITUTE(SUBSTITUTE(SUBSTITUTE(SUBSTITUTE([.A33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0]" office:value-type="float" office:value="0" calcext:value-type="float">
            <text:p/>
          </table:table-cell>
          <table:table-cell table:style-name="ce52" table:formula="of:=LOWER([Configurações.H330])" office:value-type="string" office:string-value="213328" calcext:value-type="string">
            <text:p>213328</text:p>
          </table:table-cell>
          <table:table-cell table:style-name="ce54" table:formula="of:=CONCATENATE([.D330];[Configurações.F330])" office:value-type="string" office:string-value="213328@gmail.com" calcext:value-type="string">
            <text:p>213328@gmail.com</text:p>
          </table:table-cell>
          <table:table-cell table:style-name="ce54" table:formula="of:=[.C33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0]);&quot;&quot;;CONCATENATE([.K330];LEFT([.F330];4)))">
            <text:p/>
          </table:table-cell>
          <table:table-cell table:style-name="ce41" table:formula="of:=IF(ISBLANK([usuários.B330]);&quot;&quot;;&quot;SIMULADO_&quot;)">
            <text:p/>
          </table:table-cell>
          <table:table-cell table:style-name="ce41" table:formula="of:=IF(ISERR(VLOOKUP([usuários.A330];[EscolaID.A$2:.B$130];2;0));&quot;&quot;;VLOOKUP([usuários.A33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1])">
            <text:p/>
          </table:table-cell>
          <table:table-cell table:style-name="ce46" table:formula="of:=SUBSTITUTE(SUBSTITUTE(SUBSTITUTE(SUBSTITUTE(SUBSTITUTE(SUBSTITUTE(SUBSTITUTE(SUBSTITUTE(SUBSTITUTE(SUBSTITUTE(SUBSTITUTE(SUBSTITUTE([.A33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1]" office:value-type="float" office:value="0" calcext:value-type="float">
            <text:p/>
          </table:table-cell>
          <table:table-cell table:style-name="ce52" table:formula="of:=LOWER([Configurações.H331])" office:value-type="string" office:string-value="213329" calcext:value-type="string">
            <text:p>213329</text:p>
          </table:table-cell>
          <table:table-cell table:style-name="ce54" table:formula="of:=CONCATENATE([.D331];[Configurações.F331])" office:value-type="string" office:string-value="213329@gmail.com" calcext:value-type="string">
            <text:p>213329@gmail.com</text:p>
          </table:table-cell>
          <table:table-cell table:style-name="ce54" table:formula="of:=[.C33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1]);&quot;&quot;;CONCATENATE([.K331];LEFT([.F331];4)))">
            <text:p/>
          </table:table-cell>
          <table:table-cell table:style-name="ce41" table:formula="of:=IF(ISBLANK([usuários.B331]);&quot;&quot;;&quot;SIMULADO_&quot;)">
            <text:p/>
          </table:table-cell>
          <table:table-cell table:style-name="ce41" table:formula="of:=IF(ISERR(VLOOKUP([usuários.A331];[EscolaID.A$2:.B$130];2;0));&quot;&quot;;VLOOKUP([usuários.A33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2])">
            <text:p/>
          </table:table-cell>
          <table:table-cell table:style-name="ce46" table:formula="of:=SUBSTITUTE(SUBSTITUTE(SUBSTITUTE(SUBSTITUTE(SUBSTITUTE(SUBSTITUTE(SUBSTITUTE(SUBSTITUTE(SUBSTITUTE(SUBSTITUTE(SUBSTITUTE(SUBSTITUTE([.A33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2]" office:value-type="float" office:value="0" calcext:value-type="float">
            <text:p/>
          </table:table-cell>
          <table:table-cell table:style-name="ce52" table:formula="of:=LOWER([Configurações.H332])" office:value-type="string" office:string-value="213330" calcext:value-type="string">
            <text:p>213330</text:p>
          </table:table-cell>
          <table:table-cell table:style-name="ce54" table:formula="of:=CONCATENATE([.D332];[Configurações.F332])" office:value-type="string" office:string-value="213330@gmail.com" calcext:value-type="string">
            <text:p>213330@gmail.com</text:p>
          </table:table-cell>
          <table:table-cell table:style-name="ce54" table:formula="of:=[.C33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2]);&quot;&quot;;CONCATENATE([.K332];LEFT([.F332];4)))">
            <text:p/>
          </table:table-cell>
          <table:table-cell table:style-name="ce41" table:formula="of:=IF(ISBLANK([usuários.B332]);&quot;&quot;;&quot;SIMULADO_&quot;)">
            <text:p/>
          </table:table-cell>
          <table:table-cell table:style-name="ce41" table:formula="of:=IF(ISERR(VLOOKUP([usuários.A332];[EscolaID.A$2:.B$130];2;0));&quot;&quot;;VLOOKUP([usuários.A33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3])">
            <text:p/>
          </table:table-cell>
          <table:table-cell table:style-name="ce46" table:formula="of:=SUBSTITUTE(SUBSTITUTE(SUBSTITUTE(SUBSTITUTE(SUBSTITUTE(SUBSTITUTE(SUBSTITUTE(SUBSTITUTE(SUBSTITUTE(SUBSTITUTE(SUBSTITUTE(SUBSTITUTE([.A33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3]" office:value-type="float" office:value="0" calcext:value-type="float">
            <text:p/>
          </table:table-cell>
          <table:table-cell table:style-name="ce52" table:formula="of:=LOWER([Configurações.H333])" office:value-type="string" office:string-value="213331" calcext:value-type="string">
            <text:p>213331</text:p>
          </table:table-cell>
          <table:table-cell table:style-name="ce54" table:formula="of:=CONCATENATE([.D333];[Configurações.F333])" office:value-type="string" office:string-value="213331@gmail.com" calcext:value-type="string">
            <text:p>213331@gmail.com</text:p>
          </table:table-cell>
          <table:table-cell table:style-name="ce54" table:formula="of:=[.C33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3]);&quot;&quot;;CONCATENATE([.K333];LEFT([.F333];4)))">
            <text:p/>
          </table:table-cell>
          <table:table-cell table:style-name="ce41" table:formula="of:=IF(ISBLANK([usuários.B333]);&quot;&quot;;&quot;SIMULADO_&quot;)">
            <text:p/>
          </table:table-cell>
          <table:table-cell table:style-name="ce41" table:formula="of:=IF(ISERR(VLOOKUP([usuários.A333];[EscolaID.A$2:.B$130];2;0));&quot;&quot;;VLOOKUP([usuários.A33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4])">
            <text:p/>
          </table:table-cell>
          <table:table-cell table:style-name="ce46" table:formula="of:=SUBSTITUTE(SUBSTITUTE(SUBSTITUTE(SUBSTITUTE(SUBSTITUTE(SUBSTITUTE(SUBSTITUTE(SUBSTITUTE(SUBSTITUTE(SUBSTITUTE(SUBSTITUTE(SUBSTITUTE([.A33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4]" office:value-type="float" office:value="0" calcext:value-type="float">
            <text:p/>
          </table:table-cell>
          <table:table-cell table:style-name="ce52" table:formula="of:=LOWER([Configurações.H334])" office:value-type="string" office:string-value="213332" calcext:value-type="string">
            <text:p>213332</text:p>
          </table:table-cell>
          <table:table-cell table:style-name="ce54" table:formula="of:=CONCATENATE([.D334];[Configurações.F334])" office:value-type="string" office:string-value="213332@gmail.com" calcext:value-type="string">
            <text:p>213332@gmail.com</text:p>
          </table:table-cell>
          <table:table-cell table:style-name="ce54" table:formula="of:=[.C33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4]);&quot;&quot;;CONCATENATE([.K334];LEFT([.F334];4)))">
            <text:p/>
          </table:table-cell>
          <table:table-cell table:style-name="ce41" table:formula="of:=IF(ISBLANK([usuários.B334]);&quot;&quot;;&quot;SIMULADO_&quot;)">
            <text:p/>
          </table:table-cell>
          <table:table-cell table:style-name="ce41" table:formula="of:=IF(ISERR(VLOOKUP([usuários.A334];[EscolaID.A$2:.B$130];2;0));&quot;&quot;;VLOOKUP([usuários.A33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5])">
            <text:p/>
          </table:table-cell>
          <table:table-cell table:style-name="ce46" table:formula="of:=SUBSTITUTE(SUBSTITUTE(SUBSTITUTE(SUBSTITUTE(SUBSTITUTE(SUBSTITUTE(SUBSTITUTE(SUBSTITUTE(SUBSTITUTE(SUBSTITUTE(SUBSTITUTE(SUBSTITUTE([.A33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5]" office:value-type="float" office:value="0" calcext:value-type="float">
            <text:p/>
          </table:table-cell>
          <table:table-cell table:style-name="ce52" table:formula="of:=LOWER([Configurações.H335])" office:value-type="string" office:string-value="213333" calcext:value-type="string">
            <text:p>213333</text:p>
          </table:table-cell>
          <table:table-cell table:style-name="ce54" table:formula="of:=CONCATENATE([.D335];[Configurações.F335])" office:value-type="string" office:string-value="213333@gmail.com" calcext:value-type="string">
            <text:p>213333@gmail.com</text:p>
          </table:table-cell>
          <table:table-cell table:style-name="ce54" table:formula="of:=[.C33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5]);&quot;&quot;;CONCATENATE([.K335];LEFT([.F335];4)))">
            <text:p/>
          </table:table-cell>
          <table:table-cell table:style-name="ce41" table:formula="of:=IF(ISBLANK([usuários.B335]);&quot;&quot;;&quot;SIMULADO_&quot;)">
            <text:p/>
          </table:table-cell>
          <table:table-cell table:style-name="ce41" table:formula="of:=IF(ISERR(VLOOKUP([usuários.A335];[EscolaID.A$2:.B$130];2;0));&quot;&quot;;VLOOKUP([usuários.A33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6])">
            <text:p/>
          </table:table-cell>
          <table:table-cell table:style-name="ce46" table:formula="of:=SUBSTITUTE(SUBSTITUTE(SUBSTITUTE(SUBSTITUTE(SUBSTITUTE(SUBSTITUTE(SUBSTITUTE(SUBSTITUTE(SUBSTITUTE(SUBSTITUTE(SUBSTITUTE(SUBSTITUTE([.A33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6]" office:value-type="float" office:value="0" calcext:value-type="float">
            <text:p/>
          </table:table-cell>
          <table:table-cell table:style-name="ce52" table:formula="of:=LOWER([Configurações.H336])" office:value-type="string" office:string-value="213334" calcext:value-type="string">
            <text:p>213334</text:p>
          </table:table-cell>
          <table:table-cell table:style-name="ce54" table:formula="of:=CONCATENATE([.D336];[Configurações.F336])" office:value-type="string" office:string-value="213334@gmail.com" calcext:value-type="string">
            <text:p>213334@gmail.com</text:p>
          </table:table-cell>
          <table:table-cell table:style-name="ce54" table:formula="of:=[.C33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6]);&quot;&quot;;CONCATENATE([.K336];LEFT([.F336];4)))">
            <text:p/>
          </table:table-cell>
          <table:table-cell table:style-name="ce41" table:formula="of:=IF(ISBLANK([usuários.B336]);&quot;&quot;;&quot;SIMULADO_&quot;)">
            <text:p/>
          </table:table-cell>
          <table:table-cell table:style-name="ce41" table:formula="of:=IF(ISERR(VLOOKUP([usuários.A336];[EscolaID.A$2:.B$130];2;0));&quot;&quot;;VLOOKUP([usuários.A33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7])">
            <text:p/>
          </table:table-cell>
          <table:table-cell table:style-name="ce46" table:formula="of:=SUBSTITUTE(SUBSTITUTE(SUBSTITUTE(SUBSTITUTE(SUBSTITUTE(SUBSTITUTE(SUBSTITUTE(SUBSTITUTE(SUBSTITUTE(SUBSTITUTE(SUBSTITUTE(SUBSTITUTE([.A33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7]" office:value-type="float" office:value="0" calcext:value-type="float">
            <text:p/>
          </table:table-cell>
          <table:table-cell table:style-name="ce52" table:formula="of:=LOWER([Configurações.H337])" office:value-type="string" office:string-value="213335" calcext:value-type="string">
            <text:p>213335</text:p>
          </table:table-cell>
          <table:table-cell table:style-name="ce54" table:formula="of:=CONCATENATE([.D337];[Configurações.F337])" office:value-type="string" office:string-value="213335@gmail.com" calcext:value-type="string">
            <text:p>213335@gmail.com</text:p>
          </table:table-cell>
          <table:table-cell table:style-name="ce54" table:formula="of:=[.C33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7]);&quot;&quot;;CONCATENATE([.K337];LEFT([.F337];4)))">
            <text:p/>
          </table:table-cell>
          <table:table-cell table:style-name="ce41" table:formula="of:=IF(ISBLANK([usuários.B337]);&quot;&quot;;&quot;SIMULADO_&quot;)">
            <text:p/>
          </table:table-cell>
          <table:table-cell table:style-name="ce41" table:formula="of:=IF(ISERR(VLOOKUP([usuários.A337];[EscolaID.A$2:.B$130];2;0));&quot;&quot;;VLOOKUP([usuários.A33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8])">
            <text:p/>
          </table:table-cell>
          <table:table-cell table:style-name="ce46" table:formula="of:=SUBSTITUTE(SUBSTITUTE(SUBSTITUTE(SUBSTITUTE(SUBSTITUTE(SUBSTITUTE(SUBSTITUTE(SUBSTITUTE(SUBSTITUTE(SUBSTITUTE(SUBSTITUTE(SUBSTITUTE([.A33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8]" office:value-type="float" office:value="0" calcext:value-type="float">
            <text:p/>
          </table:table-cell>
          <table:table-cell table:style-name="ce52" table:formula="of:=LOWER([Configurações.H338])" office:value-type="string" office:string-value="213336" calcext:value-type="string">
            <text:p>213336</text:p>
          </table:table-cell>
          <table:table-cell table:style-name="ce54" table:formula="of:=CONCATENATE([.D338];[Configurações.F338])" office:value-type="string" office:string-value="213336@gmail.com" calcext:value-type="string">
            <text:p>213336@gmail.com</text:p>
          </table:table-cell>
          <table:table-cell table:style-name="ce54" table:formula="of:=[.C33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8]);&quot;&quot;;CONCATENATE([.K338];LEFT([.F338];4)))">
            <text:p/>
          </table:table-cell>
          <table:table-cell table:style-name="ce41" table:formula="of:=IF(ISBLANK([usuários.B338]);&quot;&quot;;&quot;SIMULADO_&quot;)">
            <text:p/>
          </table:table-cell>
          <table:table-cell table:style-name="ce41" table:formula="of:=IF(ISERR(VLOOKUP([usuários.A338];[EscolaID.A$2:.B$130];2;0));&quot;&quot;;VLOOKUP([usuários.A33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39])">
            <text:p/>
          </table:table-cell>
          <table:table-cell table:style-name="ce46" table:formula="of:=SUBSTITUTE(SUBSTITUTE(SUBSTITUTE(SUBSTITUTE(SUBSTITUTE(SUBSTITUTE(SUBSTITUTE(SUBSTITUTE(SUBSTITUTE(SUBSTITUTE(SUBSTITUTE(SUBSTITUTE([.A33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39]" office:value-type="float" office:value="0" calcext:value-type="float">
            <text:p/>
          </table:table-cell>
          <table:table-cell table:style-name="ce52" table:formula="of:=LOWER([Configurações.H339])" office:value-type="string" office:string-value="213337" calcext:value-type="string">
            <text:p>213337</text:p>
          </table:table-cell>
          <table:table-cell table:style-name="ce54" table:formula="of:=CONCATENATE([.D339];[Configurações.F339])" office:value-type="string" office:string-value="213337@gmail.com" calcext:value-type="string">
            <text:p>213337@gmail.com</text:p>
          </table:table-cell>
          <table:table-cell table:style-name="ce54" table:formula="of:=[.C33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39]);&quot;&quot;;CONCATENATE([.K339];LEFT([.F339];4)))">
            <text:p/>
          </table:table-cell>
          <table:table-cell table:style-name="ce41" table:formula="of:=IF(ISBLANK([usuários.B339]);&quot;&quot;;&quot;SIMULADO_&quot;)">
            <text:p/>
          </table:table-cell>
          <table:table-cell table:style-name="ce41" table:formula="of:=IF(ISERR(VLOOKUP([usuários.A339];[EscolaID.A$2:.B$130];2;0));&quot;&quot;;VLOOKUP([usuários.A33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0])">
            <text:p/>
          </table:table-cell>
          <table:table-cell table:style-name="ce46" table:formula="of:=SUBSTITUTE(SUBSTITUTE(SUBSTITUTE(SUBSTITUTE(SUBSTITUTE(SUBSTITUTE(SUBSTITUTE(SUBSTITUTE(SUBSTITUTE(SUBSTITUTE(SUBSTITUTE(SUBSTITUTE([.A34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0]" office:value-type="float" office:value="0" calcext:value-type="float">
            <text:p/>
          </table:table-cell>
          <table:table-cell table:style-name="ce52" table:formula="of:=LOWER([Configurações.H340])" office:value-type="string" office:string-value="213338" calcext:value-type="string">
            <text:p>213338</text:p>
          </table:table-cell>
          <table:table-cell table:style-name="ce54" table:formula="of:=CONCATENATE([.D340];[Configurações.F340])" office:value-type="string" office:string-value="213338@gmail.com" calcext:value-type="string">
            <text:p>213338@gmail.com</text:p>
          </table:table-cell>
          <table:table-cell table:style-name="ce54" table:formula="of:=[.C34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0]);&quot;&quot;;CONCATENATE([.K340];LEFT([.F340];4)))">
            <text:p/>
          </table:table-cell>
          <table:table-cell table:style-name="ce41" table:formula="of:=IF(ISBLANK([usuários.B340]);&quot;&quot;;&quot;SIMULADO_&quot;)">
            <text:p/>
          </table:table-cell>
          <table:table-cell table:style-name="ce41" table:formula="of:=IF(ISERR(VLOOKUP([usuários.A340];[EscolaID.A$2:.B$130];2;0));&quot;&quot;;VLOOKUP([usuários.A34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1])">
            <text:p/>
          </table:table-cell>
          <table:table-cell table:style-name="ce46" table:formula="of:=SUBSTITUTE(SUBSTITUTE(SUBSTITUTE(SUBSTITUTE(SUBSTITUTE(SUBSTITUTE(SUBSTITUTE(SUBSTITUTE(SUBSTITUTE(SUBSTITUTE(SUBSTITUTE(SUBSTITUTE([.A34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1]" office:value-type="float" office:value="0" calcext:value-type="float">
            <text:p/>
          </table:table-cell>
          <table:table-cell table:style-name="ce52" table:formula="of:=LOWER([Configurações.H341])" office:value-type="string" office:string-value="213339" calcext:value-type="string">
            <text:p>213339</text:p>
          </table:table-cell>
          <table:table-cell table:style-name="ce54" table:formula="of:=CONCATENATE([.D341];[Configurações.F341])" office:value-type="string" office:string-value="213339@gmail.com" calcext:value-type="string">
            <text:p>213339@gmail.com</text:p>
          </table:table-cell>
          <table:table-cell table:style-name="ce54" table:formula="of:=[.C34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1]);&quot;&quot;;CONCATENATE([.K341];LEFT([.F341];4)))">
            <text:p/>
          </table:table-cell>
          <table:table-cell table:style-name="ce41" table:formula="of:=IF(ISBLANK([usuários.B341]);&quot;&quot;;&quot;SIMULADO_&quot;)">
            <text:p/>
          </table:table-cell>
          <table:table-cell table:style-name="ce41" table:formula="of:=IF(ISERR(VLOOKUP([usuários.A341];[EscolaID.A$2:.B$130];2;0));&quot;&quot;;VLOOKUP([usuários.A34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2])">
            <text:p/>
          </table:table-cell>
          <table:table-cell table:style-name="ce46" table:formula="of:=SUBSTITUTE(SUBSTITUTE(SUBSTITUTE(SUBSTITUTE(SUBSTITUTE(SUBSTITUTE(SUBSTITUTE(SUBSTITUTE(SUBSTITUTE(SUBSTITUTE(SUBSTITUTE(SUBSTITUTE([.A34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2]" office:value-type="float" office:value="0" calcext:value-type="float">
            <text:p/>
          </table:table-cell>
          <table:table-cell table:style-name="ce52" table:formula="of:=LOWER([Configurações.H342])" office:value-type="string" office:string-value="213340" calcext:value-type="string">
            <text:p>213340</text:p>
          </table:table-cell>
          <table:table-cell table:style-name="ce54" table:formula="of:=CONCATENATE([.D342];[Configurações.F342])" office:value-type="string" office:string-value="213340@gmail.com" calcext:value-type="string">
            <text:p>213340@gmail.com</text:p>
          </table:table-cell>
          <table:table-cell table:style-name="ce54" table:formula="of:=[.C34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2]);&quot;&quot;;CONCATENATE([.K342];LEFT([.F342];4)))">
            <text:p/>
          </table:table-cell>
          <table:table-cell table:style-name="ce41" table:formula="of:=IF(ISBLANK([usuários.B342]);&quot;&quot;;&quot;SIMULADO_&quot;)">
            <text:p/>
          </table:table-cell>
          <table:table-cell table:style-name="ce41" table:formula="of:=IF(ISERR(VLOOKUP([usuários.A342];[EscolaID.A$2:.B$130];2;0));&quot;&quot;;VLOOKUP([usuários.A34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3])">
            <text:p/>
          </table:table-cell>
          <table:table-cell table:style-name="ce46" table:formula="of:=SUBSTITUTE(SUBSTITUTE(SUBSTITUTE(SUBSTITUTE(SUBSTITUTE(SUBSTITUTE(SUBSTITUTE(SUBSTITUTE(SUBSTITUTE(SUBSTITUTE(SUBSTITUTE(SUBSTITUTE([.A34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3]" office:value-type="float" office:value="0" calcext:value-type="float">
            <text:p/>
          </table:table-cell>
          <table:table-cell table:style-name="ce52" table:formula="of:=LOWER([Configurações.H343])" office:value-type="string" office:string-value="213341" calcext:value-type="string">
            <text:p>213341</text:p>
          </table:table-cell>
          <table:table-cell table:style-name="ce54" table:formula="of:=CONCATENATE([.D343];[Configurações.F343])" office:value-type="string" office:string-value="213341@gmail.com" calcext:value-type="string">
            <text:p>213341@gmail.com</text:p>
          </table:table-cell>
          <table:table-cell table:style-name="ce54" table:formula="of:=[.C34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3]);&quot;&quot;;CONCATENATE([.K343];LEFT([.F343];4)))">
            <text:p/>
          </table:table-cell>
          <table:table-cell table:style-name="ce41" table:formula="of:=IF(ISBLANK([usuários.B343]);&quot;&quot;;&quot;SIMULADO_&quot;)">
            <text:p/>
          </table:table-cell>
          <table:table-cell table:style-name="ce41" table:formula="of:=IF(ISERR(VLOOKUP([usuários.A343];[EscolaID.A$2:.B$130];2;0));&quot;&quot;;VLOOKUP([usuários.A34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4])">
            <text:p/>
          </table:table-cell>
          <table:table-cell table:style-name="ce46" table:formula="of:=SUBSTITUTE(SUBSTITUTE(SUBSTITUTE(SUBSTITUTE(SUBSTITUTE(SUBSTITUTE(SUBSTITUTE(SUBSTITUTE(SUBSTITUTE(SUBSTITUTE(SUBSTITUTE(SUBSTITUTE([.A34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4]" office:value-type="float" office:value="0" calcext:value-type="float">
            <text:p/>
          </table:table-cell>
          <table:table-cell table:style-name="ce52" table:formula="of:=LOWER([Configurações.H344])" office:value-type="string" office:string-value="213342" calcext:value-type="string">
            <text:p>213342</text:p>
          </table:table-cell>
          <table:table-cell table:style-name="ce54" table:formula="of:=CONCATENATE([.D344];[Configurações.F344])" office:value-type="string" office:string-value="213342@gmail.com" calcext:value-type="string">
            <text:p>213342@gmail.com</text:p>
          </table:table-cell>
          <table:table-cell table:style-name="ce54" table:formula="of:=[.C34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4]);&quot;&quot;;CONCATENATE([.K344];LEFT([.F344];4)))">
            <text:p/>
          </table:table-cell>
          <table:table-cell table:style-name="ce41" table:formula="of:=IF(ISBLANK([usuários.B344]);&quot;&quot;;&quot;SIMULADO_&quot;)">
            <text:p/>
          </table:table-cell>
          <table:table-cell table:style-name="ce41" table:formula="of:=IF(ISERR(VLOOKUP([usuários.A344];[EscolaID.A$2:.B$130];2;0));&quot;&quot;;VLOOKUP([usuários.A34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5])">
            <text:p/>
          </table:table-cell>
          <table:table-cell table:style-name="ce46" table:formula="of:=SUBSTITUTE(SUBSTITUTE(SUBSTITUTE(SUBSTITUTE(SUBSTITUTE(SUBSTITUTE(SUBSTITUTE(SUBSTITUTE(SUBSTITUTE(SUBSTITUTE(SUBSTITUTE(SUBSTITUTE([.A34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5]" office:value-type="float" office:value="0" calcext:value-type="float">
            <text:p/>
          </table:table-cell>
          <table:table-cell table:style-name="ce52" table:formula="of:=LOWER([Configurações.H345])" office:value-type="string" office:string-value="213343" calcext:value-type="string">
            <text:p>213343</text:p>
          </table:table-cell>
          <table:table-cell table:style-name="ce54" table:formula="of:=CONCATENATE([.D345];[Configurações.F345])" office:value-type="string" office:string-value="213343@gmail.com" calcext:value-type="string">
            <text:p>213343@gmail.com</text:p>
          </table:table-cell>
          <table:table-cell table:style-name="ce54" table:formula="of:=[.C34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5]);&quot;&quot;;CONCATENATE([.K345];LEFT([.F345];4)))">
            <text:p/>
          </table:table-cell>
          <table:table-cell table:style-name="ce41" table:formula="of:=IF(ISBLANK([usuários.B345]);&quot;&quot;;&quot;SIMULADO_&quot;)">
            <text:p/>
          </table:table-cell>
          <table:table-cell table:style-name="ce41" table:formula="of:=IF(ISERR(VLOOKUP([usuários.A345];[EscolaID.A$2:.B$130];2;0));&quot;&quot;;VLOOKUP([usuários.A34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6])">
            <text:p/>
          </table:table-cell>
          <table:table-cell table:style-name="ce46" table:formula="of:=SUBSTITUTE(SUBSTITUTE(SUBSTITUTE(SUBSTITUTE(SUBSTITUTE(SUBSTITUTE(SUBSTITUTE(SUBSTITUTE(SUBSTITUTE(SUBSTITUTE(SUBSTITUTE(SUBSTITUTE([.A34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6]" office:value-type="float" office:value="0" calcext:value-type="float">
            <text:p/>
          </table:table-cell>
          <table:table-cell table:style-name="ce52" table:formula="of:=LOWER([Configurações.H346])" office:value-type="string" office:string-value="213344" calcext:value-type="string">
            <text:p>213344</text:p>
          </table:table-cell>
          <table:table-cell table:style-name="ce54" table:formula="of:=CONCATENATE([.D346];[Configurações.F346])" office:value-type="string" office:string-value="213344@gmail.com" calcext:value-type="string">
            <text:p>213344@gmail.com</text:p>
          </table:table-cell>
          <table:table-cell table:style-name="ce54" table:formula="of:=[.C34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6]);&quot;&quot;;CONCATENATE([.K346];LEFT([.F346];4)))">
            <text:p/>
          </table:table-cell>
          <table:table-cell table:style-name="ce41" table:formula="of:=IF(ISBLANK([usuários.B346]);&quot;&quot;;&quot;SIMULADO_&quot;)">
            <text:p/>
          </table:table-cell>
          <table:table-cell table:style-name="ce41" table:formula="of:=IF(ISERR(VLOOKUP([usuários.A346];[EscolaID.A$2:.B$130];2;0));&quot;&quot;;VLOOKUP([usuários.A34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7])">
            <text:p/>
          </table:table-cell>
          <table:table-cell table:style-name="ce46" table:formula="of:=SUBSTITUTE(SUBSTITUTE(SUBSTITUTE(SUBSTITUTE(SUBSTITUTE(SUBSTITUTE(SUBSTITUTE(SUBSTITUTE(SUBSTITUTE(SUBSTITUTE(SUBSTITUTE(SUBSTITUTE([.A34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7]" office:value-type="float" office:value="0" calcext:value-type="float">
            <text:p/>
          </table:table-cell>
          <table:table-cell table:style-name="ce52" table:formula="of:=LOWER([Configurações.H347])" office:value-type="string" office:string-value="213345" calcext:value-type="string">
            <text:p>213345</text:p>
          </table:table-cell>
          <table:table-cell table:style-name="ce54" table:formula="of:=CONCATENATE([.D347];[Configurações.F347])" office:value-type="string" office:string-value="213345@gmail.com" calcext:value-type="string">
            <text:p>213345@gmail.com</text:p>
          </table:table-cell>
          <table:table-cell table:style-name="ce54" table:formula="of:=[.C34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7]);&quot;&quot;;CONCATENATE([.K347];LEFT([.F347];4)))">
            <text:p/>
          </table:table-cell>
          <table:table-cell table:style-name="ce41" table:formula="of:=IF(ISBLANK([usuários.B347]);&quot;&quot;;&quot;SIMULADO_&quot;)">
            <text:p/>
          </table:table-cell>
          <table:table-cell table:style-name="ce41" table:formula="of:=IF(ISERR(VLOOKUP([usuários.A347];[EscolaID.A$2:.B$130];2;0));&quot;&quot;;VLOOKUP([usuários.A34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8])">
            <text:p/>
          </table:table-cell>
          <table:table-cell table:style-name="ce46" table:formula="of:=SUBSTITUTE(SUBSTITUTE(SUBSTITUTE(SUBSTITUTE(SUBSTITUTE(SUBSTITUTE(SUBSTITUTE(SUBSTITUTE(SUBSTITUTE(SUBSTITUTE(SUBSTITUTE(SUBSTITUTE([.A34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8]" office:value-type="float" office:value="0" calcext:value-type="float">
            <text:p/>
          </table:table-cell>
          <table:table-cell table:style-name="ce52" table:formula="of:=LOWER([Configurações.H348])" office:value-type="string" office:string-value="213346" calcext:value-type="string">
            <text:p>213346</text:p>
          </table:table-cell>
          <table:table-cell table:style-name="ce54" table:formula="of:=CONCATENATE([.D348];[Configurações.F348])" office:value-type="string" office:string-value="213346@gmail.com" calcext:value-type="string">
            <text:p>213346@gmail.com</text:p>
          </table:table-cell>
          <table:table-cell table:style-name="ce54" table:formula="of:=[.C34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8]);&quot;&quot;;CONCATENATE([.K348];LEFT([.F348];4)))">
            <text:p/>
          </table:table-cell>
          <table:table-cell table:style-name="ce41" table:formula="of:=IF(ISBLANK([usuários.B348]);&quot;&quot;;&quot;SIMULADO_&quot;)">
            <text:p/>
          </table:table-cell>
          <table:table-cell table:style-name="ce41" table:formula="of:=IF(ISERR(VLOOKUP([usuários.A348];[EscolaID.A$2:.B$130];2;0));&quot;&quot;;VLOOKUP([usuários.A34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49])">
            <text:p/>
          </table:table-cell>
          <table:table-cell table:style-name="ce46" table:formula="of:=SUBSTITUTE(SUBSTITUTE(SUBSTITUTE(SUBSTITUTE(SUBSTITUTE(SUBSTITUTE(SUBSTITUTE(SUBSTITUTE(SUBSTITUTE(SUBSTITUTE(SUBSTITUTE(SUBSTITUTE([.A34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49]" office:value-type="float" office:value="0" calcext:value-type="float">
            <text:p/>
          </table:table-cell>
          <table:table-cell table:style-name="ce52" table:formula="of:=LOWER([Configurações.H349])" office:value-type="string" office:string-value="213347" calcext:value-type="string">
            <text:p>213347</text:p>
          </table:table-cell>
          <table:table-cell table:style-name="ce54" table:formula="of:=CONCATENATE([.D349];[Configurações.F349])" office:value-type="string" office:string-value="213347@gmail.com" calcext:value-type="string">
            <text:p>213347@gmail.com</text:p>
          </table:table-cell>
          <table:table-cell table:style-name="ce54" table:formula="of:=[.C34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49]);&quot;&quot;;CONCATENATE([.K349];LEFT([.F349];4)))">
            <text:p/>
          </table:table-cell>
          <table:table-cell table:style-name="ce41" table:formula="of:=IF(ISBLANK([usuários.B349]);&quot;&quot;;&quot;SIMULADO_&quot;)">
            <text:p/>
          </table:table-cell>
          <table:table-cell table:style-name="ce41" table:formula="of:=IF(ISERR(VLOOKUP([usuários.A349];[EscolaID.A$2:.B$130];2;0));&quot;&quot;;VLOOKUP([usuários.A34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0])">
            <text:p/>
          </table:table-cell>
          <table:table-cell table:style-name="ce46" table:formula="of:=SUBSTITUTE(SUBSTITUTE(SUBSTITUTE(SUBSTITUTE(SUBSTITUTE(SUBSTITUTE(SUBSTITUTE(SUBSTITUTE(SUBSTITUTE(SUBSTITUTE(SUBSTITUTE(SUBSTITUTE([.A35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0]" office:value-type="float" office:value="0" calcext:value-type="float">
            <text:p/>
          </table:table-cell>
          <table:table-cell table:style-name="ce52" table:formula="of:=LOWER([Configurações.H350])" office:value-type="string" office:string-value="213348" calcext:value-type="string">
            <text:p>213348</text:p>
          </table:table-cell>
          <table:table-cell table:style-name="ce54" table:formula="of:=CONCATENATE([.D350];[Configurações.F350])" office:value-type="string" office:string-value="213348@gmail.com" calcext:value-type="string">
            <text:p>213348@gmail.com</text:p>
          </table:table-cell>
          <table:table-cell table:style-name="ce54" table:formula="of:=[.C35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0]);&quot;&quot;;CONCATENATE([.K350];LEFT([.F350];4)))">
            <text:p/>
          </table:table-cell>
          <table:table-cell table:style-name="ce41" table:formula="of:=IF(ISBLANK([usuários.B350]);&quot;&quot;;&quot;SIMULADO_&quot;)">
            <text:p/>
          </table:table-cell>
          <table:table-cell table:style-name="ce41" table:formula="of:=IF(ISERR(VLOOKUP([usuários.A350];[EscolaID.A$2:.B$130];2;0));&quot;&quot;;VLOOKUP([usuários.A35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1])">
            <text:p/>
          </table:table-cell>
          <table:table-cell table:style-name="ce46" table:formula="of:=SUBSTITUTE(SUBSTITUTE(SUBSTITUTE(SUBSTITUTE(SUBSTITUTE(SUBSTITUTE(SUBSTITUTE(SUBSTITUTE(SUBSTITUTE(SUBSTITUTE(SUBSTITUTE(SUBSTITUTE([.A35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1]" office:value-type="float" office:value="0" calcext:value-type="float">
            <text:p/>
          </table:table-cell>
          <table:table-cell table:style-name="ce52" table:formula="of:=LOWER([Configurações.H351])" office:value-type="string" office:string-value="213349" calcext:value-type="string">
            <text:p>213349</text:p>
          </table:table-cell>
          <table:table-cell table:style-name="ce54" table:formula="of:=CONCATENATE([.D351];[Configurações.F351])" office:value-type="string" office:string-value="213349@gmail.com" calcext:value-type="string">
            <text:p>213349@gmail.com</text:p>
          </table:table-cell>
          <table:table-cell table:style-name="ce54" table:formula="of:=[.C35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1]);&quot;&quot;;CONCATENATE([.K351];LEFT([.F351];4)))">
            <text:p/>
          </table:table-cell>
          <table:table-cell table:style-name="ce41" table:formula="of:=IF(ISBLANK([usuários.B351]);&quot;&quot;;&quot;SIMULADO_&quot;)">
            <text:p/>
          </table:table-cell>
          <table:table-cell table:style-name="ce41" table:formula="of:=IF(ISERR(VLOOKUP([usuários.A351];[EscolaID.A$2:.B$130];2;0));&quot;&quot;;VLOOKUP([usuários.A35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2])">
            <text:p/>
          </table:table-cell>
          <table:table-cell table:style-name="ce46" table:formula="of:=SUBSTITUTE(SUBSTITUTE(SUBSTITUTE(SUBSTITUTE(SUBSTITUTE(SUBSTITUTE(SUBSTITUTE(SUBSTITUTE(SUBSTITUTE(SUBSTITUTE(SUBSTITUTE(SUBSTITUTE([.A35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2]" office:value-type="float" office:value="0" calcext:value-type="float">
            <text:p/>
          </table:table-cell>
          <table:table-cell table:style-name="ce52" table:formula="of:=LOWER([Configurações.H352])" office:value-type="string" office:string-value="213350" calcext:value-type="string">
            <text:p>213350</text:p>
          </table:table-cell>
          <table:table-cell table:style-name="ce54" table:formula="of:=CONCATENATE([.D352];[Configurações.F352])" office:value-type="string" office:string-value="213350@gmail.com" calcext:value-type="string">
            <text:p>213350@gmail.com</text:p>
          </table:table-cell>
          <table:table-cell table:style-name="ce54" table:formula="of:=[.C35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2]);&quot;&quot;;CONCATENATE([.K352];LEFT([.F352];4)))">
            <text:p/>
          </table:table-cell>
          <table:table-cell table:style-name="ce41" table:formula="of:=IF(ISBLANK([usuários.B352]);&quot;&quot;;&quot;SIMULADO_&quot;)">
            <text:p/>
          </table:table-cell>
          <table:table-cell table:style-name="ce41" table:formula="of:=IF(ISERR(VLOOKUP([usuários.A352];[EscolaID.A$2:.B$130];2;0));&quot;&quot;;VLOOKUP([usuários.A35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3])">
            <text:p/>
          </table:table-cell>
          <table:table-cell table:style-name="ce46" table:formula="of:=SUBSTITUTE(SUBSTITUTE(SUBSTITUTE(SUBSTITUTE(SUBSTITUTE(SUBSTITUTE(SUBSTITUTE(SUBSTITUTE(SUBSTITUTE(SUBSTITUTE(SUBSTITUTE(SUBSTITUTE([.A35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3]" office:value-type="float" office:value="0" calcext:value-type="float">
            <text:p/>
          </table:table-cell>
          <table:table-cell table:style-name="ce52" table:formula="of:=LOWER([Configurações.H353])" office:value-type="string" office:string-value="213351" calcext:value-type="string">
            <text:p>213351</text:p>
          </table:table-cell>
          <table:table-cell table:style-name="ce54" table:formula="of:=CONCATENATE([.D353];[Configurações.F353])" office:value-type="string" office:string-value="213351@gmail.com" calcext:value-type="string">
            <text:p>213351@gmail.com</text:p>
          </table:table-cell>
          <table:table-cell table:style-name="ce54" table:formula="of:=[.C35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3]);&quot;&quot;;CONCATENATE([.K353];LEFT([.F353];4)))">
            <text:p/>
          </table:table-cell>
          <table:table-cell table:style-name="ce41" table:formula="of:=IF(ISBLANK([usuários.B353]);&quot;&quot;;&quot;SIMULADO_&quot;)">
            <text:p/>
          </table:table-cell>
          <table:table-cell table:style-name="ce41" table:formula="of:=IF(ISERR(VLOOKUP([usuários.A353];[EscolaID.A$2:.B$130];2;0));&quot;&quot;;VLOOKUP([usuários.A35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4])">
            <text:p/>
          </table:table-cell>
          <table:table-cell table:style-name="ce46" table:formula="of:=SUBSTITUTE(SUBSTITUTE(SUBSTITUTE(SUBSTITUTE(SUBSTITUTE(SUBSTITUTE(SUBSTITUTE(SUBSTITUTE(SUBSTITUTE(SUBSTITUTE(SUBSTITUTE(SUBSTITUTE([.A35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4]" office:value-type="float" office:value="0" calcext:value-type="float">
            <text:p/>
          </table:table-cell>
          <table:table-cell table:style-name="ce52" table:formula="of:=LOWER([Configurações.H354])" office:value-type="string" office:string-value="213352" calcext:value-type="string">
            <text:p>213352</text:p>
          </table:table-cell>
          <table:table-cell table:style-name="ce54" table:formula="of:=CONCATENATE([.D354];[Configurações.F354])" office:value-type="string" office:string-value="213352@gmail.com" calcext:value-type="string">
            <text:p>213352@gmail.com</text:p>
          </table:table-cell>
          <table:table-cell table:style-name="ce54" table:formula="of:=[.C35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4]);&quot;&quot;;CONCATENATE([.K354];LEFT([.F354];4)))">
            <text:p/>
          </table:table-cell>
          <table:table-cell table:style-name="ce41" table:formula="of:=IF(ISBLANK([usuários.B354]);&quot;&quot;;&quot;SIMULADO_&quot;)">
            <text:p/>
          </table:table-cell>
          <table:table-cell table:style-name="ce41" table:formula="of:=IF(ISERR(VLOOKUP([usuários.A354];[EscolaID.A$2:.B$130];2;0));&quot;&quot;;VLOOKUP([usuários.A35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5])">
            <text:p/>
          </table:table-cell>
          <table:table-cell table:style-name="ce46" table:formula="of:=SUBSTITUTE(SUBSTITUTE(SUBSTITUTE(SUBSTITUTE(SUBSTITUTE(SUBSTITUTE(SUBSTITUTE(SUBSTITUTE(SUBSTITUTE(SUBSTITUTE(SUBSTITUTE(SUBSTITUTE([.A35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5]" office:value-type="float" office:value="0" calcext:value-type="float">
            <text:p/>
          </table:table-cell>
          <table:table-cell table:style-name="ce52" table:formula="of:=LOWER([Configurações.H355])" office:value-type="string" office:string-value="213353" calcext:value-type="string">
            <text:p>213353</text:p>
          </table:table-cell>
          <table:table-cell table:style-name="ce54" table:formula="of:=CONCATENATE([.D355];[Configurações.F355])" office:value-type="string" office:string-value="213353@gmail.com" calcext:value-type="string">
            <text:p>213353@gmail.com</text:p>
          </table:table-cell>
          <table:table-cell table:style-name="ce54" table:formula="of:=[.C35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5]);&quot;&quot;;CONCATENATE([.K355];LEFT([.F355];4)))">
            <text:p/>
          </table:table-cell>
          <table:table-cell table:style-name="ce41" table:formula="of:=IF(ISBLANK([usuários.B355]);&quot;&quot;;&quot;SIMULADO_&quot;)">
            <text:p/>
          </table:table-cell>
          <table:table-cell table:style-name="ce41" table:formula="of:=IF(ISERR(VLOOKUP([usuários.A355];[EscolaID.A$2:.B$130];2;0));&quot;&quot;;VLOOKUP([usuários.A35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6])">
            <text:p/>
          </table:table-cell>
          <table:table-cell table:style-name="ce46" table:formula="of:=SUBSTITUTE(SUBSTITUTE(SUBSTITUTE(SUBSTITUTE(SUBSTITUTE(SUBSTITUTE(SUBSTITUTE(SUBSTITUTE(SUBSTITUTE(SUBSTITUTE(SUBSTITUTE(SUBSTITUTE([.A35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6]" office:value-type="float" office:value="0" calcext:value-type="float">
            <text:p/>
          </table:table-cell>
          <table:table-cell table:style-name="ce52" table:formula="of:=LOWER([Configurações.H356])" office:value-type="string" office:string-value="213354" calcext:value-type="string">
            <text:p>213354</text:p>
          </table:table-cell>
          <table:table-cell table:style-name="ce54" table:formula="of:=CONCATENATE([.D356];[Configurações.F356])" office:value-type="string" office:string-value="213354@gmail.com" calcext:value-type="string">
            <text:p>213354@gmail.com</text:p>
          </table:table-cell>
          <table:table-cell table:style-name="ce54" table:formula="of:=[.C35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6]);&quot;&quot;;CONCATENATE([.K356];LEFT([.F356];4)))">
            <text:p/>
          </table:table-cell>
          <table:table-cell table:style-name="ce41" table:formula="of:=IF(ISBLANK([usuários.B356]);&quot;&quot;;&quot;SIMULADO_&quot;)">
            <text:p/>
          </table:table-cell>
          <table:table-cell table:style-name="ce41" table:formula="of:=IF(ISERR(VLOOKUP([usuários.A356];[EscolaID.A$2:.B$130];2;0));&quot;&quot;;VLOOKUP([usuários.A35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7])">
            <text:p/>
          </table:table-cell>
          <table:table-cell table:style-name="ce46" table:formula="of:=SUBSTITUTE(SUBSTITUTE(SUBSTITUTE(SUBSTITUTE(SUBSTITUTE(SUBSTITUTE(SUBSTITUTE(SUBSTITUTE(SUBSTITUTE(SUBSTITUTE(SUBSTITUTE(SUBSTITUTE([.A35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7]" office:value-type="float" office:value="0" calcext:value-type="float">
            <text:p/>
          </table:table-cell>
          <table:table-cell table:style-name="ce52" table:formula="of:=LOWER([Configurações.H357])" office:value-type="string" office:string-value="213355" calcext:value-type="string">
            <text:p>213355</text:p>
          </table:table-cell>
          <table:table-cell table:style-name="ce54" table:formula="of:=CONCATENATE([.D357];[Configurações.F357])" office:value-type="string" office:string-value="213355@gmail.com" calcext:value-type="string">
            <text:p>213355@gmail.com</text:p>
          </table:table-cell>
          <table:table-cell table:style-name="ce54" table:formula="of:=[.C35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7]);&quot;&quot;;CONCATENATE([.K357];LEFT([.F357];4)))">
            <text:p/>
          </table:table-cell>
          <table:table-cell table:style-name="ce41" table:formula="of:=IF(ISBLANK([usuários.B357]);&quot;&quot;;&quot;SIMULADO_&quot;)">
            <text:p/>
          </table:table-cell>
          <table:table-cell table:style-name="ce41" table:formula="of:=IF(ISERR(VLOOKUP([usuários.A357];[EscolaID.A$2:.B$130];2;0));&quot;&quot;;VLOOKUP([usuários.A35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8])">
            <text:p/>
          </table:table-cell>
          <table:table-cell table:style-name="ce46" table:formula="of:=SUBSTITUTE(SUBSTITUTE(SUBSTITUTE(SUBSTITUTE(SUBSTITUTE(SUBSTITUTE(SUBSTITUTE(SUBSTITUTE(SUBSTITUTE(SUBSTITUTE(SUBSTITUTE(SUBSTITUTE([.A35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8]" office:value-type="float" office:value="0" calcext:value-type="float">
            <text:p/>
          </table:table-cell>
          <table:table-cell table:style-name="ce52" table:formula="of:=LOWER([Configurações.H358])" office:value-type="string" office:string-value="213356" calcext:value-type="string">
            <text:p>213356</text:p>
          </table:table-cell>
          <table:table-cell table:style-name="ce54" table:formula="of:=CONCATENATE([.D358];[Configurações.F358])" office:value-type="string" office:string-value="213356@gmail.com" calcext:value-type="string">
            <text:p>213356@gmail.com</text:p>
          </table:table-cell>
          <table:table-cell table:style-name="ce54" table:formula="of:=[.C35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8]);&quot;&quot;;CONCATENATE([.K358];LEFT([.F358];4)))">
            <text:p/>
          </table:table-cell>
          <table:table-cell table:style-name="ce41" table:formula="of:=IF(ISBLANK([usuários.B358]);&quot;&quot;;&quot;SIMULADO_&quot;)">
            <text:p/>
          </table:table-cell>
          <table:table-cell table:style-name="ce41" table:formula="of:=IF(ISERR(VLOOKUP([usuários.A358];[EscolaID.A$2:.B$130];2;0));&quot;&quot;;VLOOKUP([usuários.A35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59])">
            <text:p/>
          </table:table-cell>
          <table:table-cell table:style-name="ce46" table:formula="of:=SUBSTITUTE(SUBSTITUTE(SUBSTITUTE(SUBSTITUTE(SUBSTITUTE(SUBSTITUTE(SUBSTITUTE(SUBSTITUTE(SUBSTITUTE(SUBSTITUTE(SUBSTITUTE(SUBSTITUTE([.A35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59]" office:value-type="float" office:value="0" calcext:value-type="float">
            <text:p/>
          </table:table-cell>
          <table:table-cell table:style-name="ce52" table:formula="of:=LOWER([Configurações.H359])" office:value-type="string" office:string-value="213357" calcext:value-type="string">
            <text:p>213357</text:p>
          </table:table-cell>
          <table:table-cell table:style-name="ce54" table:formula="of:=CONCATENATE([.D359];[Configurações.F359])" office:value-type="string" office:string-value="213357@gmail.com" calcext:value-type="string">
            <text:p>213357@gmail.com</text:p>
          </table:table-cell>
          <table:table-cell table:style-name="ce54" table:formula="of:=[.C35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59]);&quot;&quot;;CONCATENATE([.K359];LEFT([.F359];4)))">
            <text:p/>
          </table:table-cell>
          <table:table-cell table:style-name="ce41" table:formula="of:=IF(ISBLANK([usuários.B359]);&quot;&quot;;&quot;SIMULADO_&quot;)">
            <text:p/>
          </table:table-cell>
          <table:table-cell table:style-name="ce41" table:formula="of:=IF(ISERR(VLOOKUP([usuários.A359];[EscolaID.A$2:.B$130];2;0));&quot;&quot;;VLOOKUP([usuários.A35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0])">
            <text:p/>
          </table:table-cell>
          <table:table-cell table:style-name="ce46" table:formula="of:=SUBSTITUTE(SUBSTITUTE(SUBSTITUTE(SUBSTITUTE(SUBSTITUTE(SUBSTITUTE(SUBSTITUTE(SUBSTITUTE(SUBSTITUTE(SUBSTITUTE(SUBSTITUTE(SUBSTITUTE([.A36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0]" office:value-type="float" office:value="0" calcext:value-type="float">
            <text:p/>
          </table:table-cell>
          <table:table-cell table:style-name="ce52" table:formula="of:=LOWER([Configurações.H360])" office:value-type="string" office:string-value="213358" calcext:value-type="string">
            <text:p>213358</text:p>
          </table:table-cell>
          <table:table-cell table:style-name="ce54" table:formula="of:=CONCATENATE([.D360];[Configurações.F360])" office:value-type="string" office:string-value="213358@gmail.com" calcext:value-type="string">
            <text:p>213358@gmail.com</text:p>
          </table:table-cell>
          <table:table-cell table:style-name="ce54" table:formula="of:=[.C36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0]);&quot;&quot;;CONCATENATE([.K360];LEFT([.F360];4)))">
            <text:p/>
          </table:table-cell>
          <table:table-cell table:style-name="ce41" table:formula="of:=IF(ISBLANK([usuários.B360]);&quot;&quot;;&quot;SIMULADO_&quot;)">
            <text:p/>
          </table:table-cell>
          <table:table-cell table:style-name="ce41" table:formula="of:=IF(ISERR(VLOOKUP([usuários.A360];[EscolaID.A$2:.B$130];2;0));&quot;&quot;;VLOOKUP([usuários.A36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1])">
            <text:p/>
          </table:table-cell>
          <table:table-cell table:style-name="ce46" table:formula="of:=SUBSTITUTE(SUBSTITUTE(SUBSTITUTE(SUBSTITUTE(SUBSTITUTE(SUBSTITUTE(SUBSTITUTE(SUBSTITUTE(SUBSTITUTE(SUBSTITUTE(SUBSTITUTE(SUBSTITUTE([.A36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1]" office:value-type="float" office:value="0" calcext:value-type="float">
            <text:p/>
          </table:table-cell>
          <table:table-cell table:style-name="ce52" table:formula="of:=LOWER([Configurações.H361])" office:value-type="string" office:string-value="213359" calcext:value-type="string">
            <text:p>213359</text:p>
          </table:table-cell>
          <table:table-cell table:style-name="ce54" table:formula="of:=CONCATENATE([.D361];[Configurações.F361])" office:value-type="string" office:string-value="213359@gmail.com" calcext:value-type="string">
            <text:p>213359@gmail.com</text:p>
          </table:table-cell>
          <table:table-cell table:style-name="ce54" table:formula="of:=[.C36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1]);&quot;&quot;;CONCATENATE([.K361];LEFT([.F361];4)))">
            <text:p/>
          </table:table-cell>
          <table:table-cell table:style-name="ce41" table:formula="of:=IF(ISBLANK([usuários.B361]);&quot;&quot;;&quot;SIMULADO_&quot;)">
            <text:p/>
          </table:table-cell>
          <table:table-cell table:style-name="ce41" table:formula="of:=IF(ISERR(VLOOKUP([usuários.A361];[EscolaID.A$2:.B$130];2;0));&quot;&quot;;VLOOKUP([usuários.A36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2])">
            <text:p/>
          </table:table-cell>
          <table:table-cell table:style-name="ce46" table:formula="of:=SUBSTITUTE(SUBSTITUTE(SUBSTITUTE(SUBSTITUTE(SUBSTITUTE(SUBSTITUTE(SUBSTITUTE(SUBSTITUTE(SUBSTITUTE(SUBSTITUTE(SUBSTITUTE(SUBSTITUTE([.A36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2]" office:value-type="float" office:value="0" calcext:value-type="float">
            <text:p/>
          </table:table-cell>
          <table:table-cell table:style-name="ce52" table:formula="of:=LOWER([Configurações.H362])" office:value-type="string" office:string-value="213360" calcext:value-type="string">
            <text:p>213360</text:p>
          </table:table-cell>
          <table:table-cell table:style-name="ce54" table:formula="of:=CONCATENATE([.D362];[Configurações.F362])" office:value-type="string" office:string-value="213360@gmail.com" calcext:value-type="string">
            <text:p>213360@gmail.com</text:p>
          </table:table-cell>
          <table:table-cell table:style-name="ce54" table:formula="of:=[.C36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2]);&quot;&quot;;CONCATENATE([.K362];LEFT([.F362];4)))">
            <text:p/>
          </table:table-cell>
          <table:table-cell table:style-name="ce41" table:formula="of:=IF(ISBLANK([usuários.B362]);&quot;&quot;;&quot;SIMULADO_&quot;)">
            <text:p/>
          </table:table-cell>
          <table:table-cell table:style-name="ce41" table:formula="of:=IF(ISERR(VLOOKUP([usuários.A362];[EscolaID.A$2:.B$130];2;0));&quot;&quot;;VLOOKUP([usuários.A36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3])">
            <text:p/>
          </table:table-cell>
          <table:table-cell table:style-name="ce46" table:formula="of:=SUBSTITUTE(SUBSTITUTE(SUBSTITUTE(SUBSTITUTE(SUBSTITUTE(SUBSTITUTE(SUBSTITUTE(SUBSTITUTE(SUBSTITUTE(SUBSTITUTE(SUBSTITUTE(SUBSTITUTE([.A36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3]" office:value-type="float" office:value="0" calcext:value-type="float">
            <text:p/>
          </table:table-cell>
          <table:table-cell table:style-name="ce52" table:formula="of:=LOWER([Configurações.H363])" office:value-type="string" office:string-value="213361" calcext:value-type="string">
            <text:p>213361</text:p>
          </table:table-cell>
          <table:table-cell table:style-name="ce54" table:formula="of:=CONCATENATE([.D363];[Configurações.F363])" office:value-type="string" office:string-value="213361@gmail.com" calcext:value-type="string">
            <text:p>213361@gmail.com</text:p>
          </table:table-cell>
          <table:table-cell table:style-name="ce54" table:formula="of:=[.C36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3]);&quot;&quot;;CONCATENATE([.K363];LEFT([.F363];4)))">
            <text:p/>
          </table:table-cell>
          <table:table-cell table:style-name="ce41" table:formula="of:=IF(ISBLANK([usuários.B363]);&quot;&quot;;&quot;SIMULADO_&quot;)">
            <text:p/>
          </table:table-cell>
          <table:table-cell table:style-name="ce41" table:formula="of:=IF(ISERR(VLOOKUP([usuários.A363];[EscolaID.A$2:.B$130];2;0));&quot;&quot;;VLOOKUP([usuários.A36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4])">
            <text:p/>
          </table:table-cell>
          <table:table-cell table:style-name="ce46" table:formula="of:=SUBSTITUTE(SUBSTITUTE(SUBSTITUTE(SUBSTITUTE(SUBSTITUTE(SUBSTITUTE(SUBSTITUTE(SUBSTITUTE(SUBSTITUTE(SUBSTITUTE(SUBSTITUTE(SUBSTITUTE([.A36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4]" office:value-type="float" office:value="0" calcext:value-type="float">
            <text:p/>
          </table:table-cell>
          <table:table-cell table:style-name="ce52" table:formula="of:=LOWER([Configurações.H364])" office:value-type="string" office:string-value="213362" calcext:value-type="string">
            <text:p>213362</text:p>
          </table:table-cell>
          <table:table-cell table:style-name="ce54" table:formula="of:=CONCATENATE([.D364];[Configurações.F364])" office:value-type="string" office:string-value="213362@gmail.com" calcext:value-type="string">
            <text:p>213362@gmail.com</text:p>
          </table:table-cell>
          <table:table-cell table:style-name="ce54" table:formula="of:=[.C36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4]);&quot;&quot;;CONCATENATE([.K364];LEFT([.F364];4)))">
            <text:p/>
          </table:table-cell>
          <table:table-cell table:style-name="ce41" table:formula="of:=IF(ISBLANK([usuários.B364]);&quot;&quot;;&quot;SIMULADO_&quot;)">
            <text:p/>
          </table:table-cell>
          <table:table-cell table:style-name="ce41" table:formula="of:=IF(ISERR(VLOOKUP([usuários.A364];[EscolaID.A$2:.B$130];2;0));&quot;&quot;;VLOOKUP([usuários.A36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5])">
            <text:p/>
          </table:table-cell>
          <table:table-cell table:style-name="ce46" table:formula="of:=SUBSTITUTE(SUBSTITUTE(SUBSTITUTE(SUBSTITUTE(SUBSTITUTE(SUBSTITUTE(SUBSTITUTE(SUBSTITUTE(SUBSTITUTE(SUBSTITUTE(SUBSTITUTE(SUBSTITUTE([.A36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5]" office:value-type="float" office:value="0" calcext:value-type="float">
            <text:p/>
          </table:table-cell>
          <table:table-cell table:style-name="ce52" table:formula="of:=LOWER([Configurações.H365])" office:value-type="string" office:string-value="213363" calcext:value-type="string">
            <text:p>213363</text:p>
          </table:table-cell>
          <table:table-cell table:style-name="ce54" table:formula="of:=CONCATENATE([.D365];[Configurações.F365])" office:value-type="string" office:string-value="213363@gmail.com" calcext:value-type="string">
            <text:p>213363@gmail.com</text:p>
          </table:table-cell>
          <table:table-cell table:style-name="ce54" table:formula="of:=[.C36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5]);&quot;&quot;;CONCATENATE([.K365];LEFT([.F365];4)))">
            <text:p/>
          </table:table-cell>
          <table:table-cell table:style-name="ce41" table:formula="of:=IF(ISBLANK([usuários.B365]);&quot;&quot;;&quot;SIMULADO_&quot;)">
            <text:p/>
          </table:table-cell>
          <table:table-cell table:style-name="ce41" table:formula="of:=IF(ISERR(VLOOKUP([usuários.A365];[EscolaID.A$2:.B$130];2;0));&quot;&quot;;VLOOKUP([usuários.A36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6])">
            <text:p/>
          </table:table-cell>
          <table:table-cell table:style-name="ce46" table:formula="of:=SUBSTITUTE(SUBSTITUTE(SUBSTITUTE(SUBSTITUTE(SUBSTITUTE(SUBSTITUTE(SUBSTITUTE(SUBSTITUTE(SUBSTITUTE(SUBSTITUTE(SUBSTITUTE(SUBSTITUTE([.A36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6]" office:value-type="float" office:value="0" calcext:value-type="float">
            <text:p/>
          </table:table-cell>
          <table:table-cell table:style-name="ce52" table:formula="of:=LOWER([Configurações.H366])" office:value-type="string" office:string-value="213364" calcext:value-type="string">
            <text:p>213364</text:p>
          </table:table-cell>
          <table:table-cell table:style-name="ce54" table:formula="of:=CONCATENATE([.D366];[Configurações.F366])" office:value-type="string" office:string-value="213364@gmail.com" calcext:value-type="string">
            <text:p>213364@gmail.com</text:p>
          </table:table-cell>
          <table:table-cell table:style-name="ce54" table:formula="of:=[.C36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6]);&quot;&quot;;CONCATENATE([.K366];LEFT([.F366];4)))">
            <text:p/>
          </table:table-cell>
          <table:table-cell table:style-name="ce41" table:formula="of:=IF(ISBLANK([usuários.B366]);&quot;&quot;;&quot;SIMULADO_&quot;)">
            <text:p/>
          </table:table-cell>
          <table:table-cell table:style-name="ce41" table:formula="of:=IF(ISERR(VLOOKUP([usuários.A366];[EscolaID.A$2:.B$130];2;0));&quot;&quot;;VLOOKUP([usuários.A36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7])">
            <text:p/>
          </table:table-cell>
          <table:table-cell table:style-name="ce46" table:formula="of:=SUBSTITUTE(SUBSTITUTE(SUBSTITUTE(SUBSTITUTE(SUBSTITUTE(SUBSTITUTE(SUBSTITUTE(SUBSTITUTE(SUBSTITUTE(SUBSTITUTE(SUBSTITUTE(SUBSTITUTE([.A36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7]" office:value-type="float" office:value="0" calcext:value-type="float">
            <text:p/>
          </table:table-cell>
          <table:table-cell table:style-name="ce52" table:formula="of:=LOWER([Configurações.H367])" office:value-type="string" office:string-value="213365" calcext:value-type="string">
            <text:p>213365</text:p>
          </table:table-cell>
          <table:table-cell table:style-name="ce54" table:formula="of:=CONCATENATE([.D367];[Configurações.F367])" office:value-type="string" office:string-value="213365@gmail.com" calcext:value-type="string">
            <text:p>213365@gmail.com</text:p>
          </table:table-cell>
          <table:table-cell table:style-name="ce54" table:formula="of:=[.C36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7]);&quot;&quot;;CONCATENATE([.K367];LEFT([.F367];4)))">
            <text:p/>
          </table:table-cell>
          <table:table-cell table:style-name="ce41" table:formula="of:=IF(ISBLANK([usuários.B367]);&quot;&quot;;&quot;SIMULADO_&quot;)">
            <text:p/>
          </table:table-cell>
          <table:table-cell table:style-name="ce41" table:formula="of:=IF(ISERR(VLOOKUP([usuários.A367];[EscolaID.A$2:.B$130];2;0));&quot;&quot;;VLOOKUP([usuários.A36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8])">
            <text:p/>
          </table:table-cell>
          <table:table-cell table:style-name="ce46" table:formula="of:=SUBSTITUTE(SUBSTITUTE(SUBSTITUTE(SUBSTITUTE(SUBSTITUTE(SUBSTITUTE(SUBSTITUTE(SUBSTITUTE(SUBSTITUTE(SUBSTITUTE(SUBSTITUTE(SUBSTITUTE([.A36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8]" office:value-type="float" office:value="0" calcext:value-type="float">
            <text:p/>
          </table:table-cell>
          <table:table-cell table:style-name="ce52" table:formula="of:=LOWER([Configurações.H368])" office:value-type="string" office:string-value="213366" calcext:value-type="string">
            <text:p>213366</text:p>
          </table:table-cell>
          <table:table-cell table:style-name="ce54" table:formula="of:=CONCATENATE([.D368];[Configurações.F368])" office:value-type="string" office:string-value="213366@gmail.com" calcext:value-type="string">
            <text:p>213366@gmail.com</text:p>
          </table:table-cell>
          <table:table-cell table:style-name="ce54" table:formula="of:=[.C36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8]);&quot;&quot;;CONCATENATE([.K368];LEFT([.F368];4)))">
            <text:p/>
          </table:table-cell>
          <table:table-cell table:style-name="ce41" table:formula="of:=IF(ISBLANK([usuários.B368]);&quot;&quot;;&quot;SIMULADO_&quot;)">
            <text:p/>
          </table:table-cell>
          <table:table-cell table:style-name="ce41" table:formula="of:=IF(ISERR(VLOOKUP([usuários.A368];[EscolaID.A$2:.B$130];2;0));&quot;&quot;;VLOOKUP([usuários.A36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69])">
            <text:p/>
          </table:table-cell>
          <table:table-cell table:style-name="ce46" table:formula="of:=SUBSTITUTE(SUBSTITUTE(SUBSTITUTE(SUBSTITUTE(SUBSTITUTE(SUBSTITUTE(SUBSTITUTE(SUBSTITUTE(SUBSTITUTE(SUBSTITUTE(SUBSTITUTE(SUBSTITUTE([.A36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69]" office:value-type="float" office:value="0" calcext:value-type="float">
            <text:p/>
          </table:table-cell>
          <table:table-cell table:style-name="ce52" table:formula="of:=LOWER([Configurações.H369])" office:value-type="string" office:string-value="213367" calcext:value-type="string">
            <text:p>213367</text:p>
          </table:table-cell>
          <table:table-cell table:style-name="ce54" table:formula="of:=CONCATENATE([.D369];[Configurações.F369])" office:value-type="string" office:string-value="213367@gmail.com" calcext:value-type="string">
            <text:p>213367@gmail.com</text:p>
          </table:table-cell>
          <table:table-cell table:style-name="ce54" table:formula="of:=[.C36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69]);&quot;&quot;;CONCATENATE([.K369];LEFT([.F369];4)))">
            <text:p/>
          </table:table-cell>
          <table:table-cell table:style-name="ce41" table:formula="of:=IF(ISBLANK([usuários.B369]);&quot;&quot;;&quot;SIMULADO_&quot;)">
            <text:p/>
          </table:table-cell>
          <table:table-cell table:style-name="ce41" table:formula="of:=IF(ISERR(VLOOKUP([usuários.A369];[EscolaID.A$2:.B$130];2;0));&quot;&quot;;VLOOKUP([usuários.A36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0])">
            <text:p/>
          </table:table-cell>
          <table:table-cell table:style-name="ce46" table:formula="of:=SUBSTITUTE(SUBSTITUTE(SUBSTITUTE(SUBSTITUTE(SUBSTITUTE(SUBSTITUTE(SUBSTITUTE(SUBSTITUTE(SUBSTITUTE(SUBSTITUTE(SUBSTITUTE(SUBSTITUTE([.A37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0]" office:value-type="float" office:value="0" calcext:value-type="float">
            <text:p/>
          </table:table-cell>
          <table:table-cell table:style-name="ce52" table:formula="of:=LOWER([Configurações.H370])" office:value-type="string" office:string-value="213368" calcext:value-type="string">
            <text:p>213368</text:p>
          </table:table-cell>
          <table:table-cell table:style-name="ce54" table:formula="of:=CONCATENATE([.D370];[Configurações.F370])" office:value-type="string" office:string-value="213368@gmail.com" calcext:value-type="string">
            <text:p>213368@gmail.com</text:p>
          </table:table-cell>
          <table:table-cell table:style-name="ce54" table:formula="of:=[.C37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0]);&quot;&quot;;CONCATENATE([.K370];LEFT([.F370];4)))">
            <text:p/>
          </table:table-cell>
          <table:table-cell table:style-name="ce41" table:formula="of:=IF(ISBLANK([usuários.B370]);&quot;&quot;;&quot;SIMULADO_&quot;)">
            <text:p/>
          </table:table-cell>
          <table:table-cell table:style-name="ce41" table:formula="of:=IF(ISERR(VLOOKUP([usuários.A370];[EscolaID.A$2:.B$130];2;0));&quot;&quot;;VLOOKUP([usuários.A37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1])">
            <text:p/>
          </table:table-cell>
          <table:table-cell table:style-name="ce46" table:formula="of:=SUBSTITUTE(SUBSTITUTE(SUBSTITUTE(SUBSTITUTE(SUBSTITUTE(SUBSTITUTE(SUBSTITUTE(SUBSTITUTE(SUBSTITUTE(SUBSTITUTE(SUBSTITUTE(SUBSTITUTE([.A37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1]" office:value-type="float" office:value="0" calcext:value-type="float">
            <text:p/>
          </table:table-cell>
          <table:table-cell table:style-name="ce52" table:formula="of:=LOWER([Configurações.H371])" office:value-type="string" office:string-value="213369" calcext:value-type="string">
            <text:p>213369</text:p>
          </table:table-cell>
          <table:table-cell table:style-name="ce54" table:formula="of:=CONCATENATE([.D371];[Configurações.F371])" office:value-type="string" office:string-value="213369@gmail.com" calcext:value-type="string">
            <text:p>213369@gmail.com</text:p>
          </table:table-cell>
          <table:table-cell table:style-name="ce54" table:formula="of:=[.C37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1]);&quot;&quot;;CONCATENATE([.K371];LEFT([.F371];4)))">
            <text:p/>
          </table:table-cell>
          <table:table-cell table:style-name="ce41" table:formula="of:=IF(ISBLANK([usuários.B371]);&quot;&quot;;&quot;SIMULADO_&quot;)">
            <text:p/>
          </table:table-cell>
          <table:table-cell table:style-name="ce41" table:formula="of:=IF(ISERR(VLOOKUP([usuários.A371];[EscolaID.A$2:.B$130];2;0));&quot;&quot;;VLOOKUP([usuários.A37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2])">
            <text:p/>
          </table:table-cell>
          <table:table-cell table:style-name="ce46" table:formula="of:=SUBSTITUTE(SUBSTITUTE(SUBSTITUTE(SUBSTITUTE(SUBSTITUTE(SUBSTITUTE(SUBSTITUTE(SUBSTITUTE(SUBSTITUTE(SUBSTITUTE(SUBSTITUTE(SUBSTITUTE([.A37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2]" office:value-type="float" office:value="0" calcext:value-type="float">
            <text:p/>
          </table:table-cell>
          <table:table-cell table:style-name="ce52" table:formula="of:=LOWER([Configurações.H372])" office:value-type="string" office:string-value="213370" calcext:value-type="string">
            <text:p>213370</text:p>
          </table:table-cell>
          <table:table-cell table:style-name="ce54" table:formula="of:=CONCATENATE([.D372];[Configurações.F372])" office:value-type="string" office:string-value="213370@gmail.com" calcext:value-type="string">
            <text:p>213370@gmail.com</text:p>
          </table:table-cell>
          <table:table-cell table:style-name="ce54" table:formula="of:=[.C37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2]);&quot;&quot;;CONCATENATE([.K372];LEFT([.F372];4)))">
            <text:p/>
          </table:table-cell>
          <table:table-cell table:style-name="ce41" table:formula="of:=IF(ISBLANK([usuários.B372]);&quot;&quot;;&quot;SIMULADO_&quot;)">
            <text:p/>
          </table:table-cell>
          <table:table-cell table:style-name="ce41" table:formula="of:=IF(ISERR(VLOOKUP([usuários.A372];[EscolaID.A$2:.B$130];2;0));&quot;&quot;;VLOOKUP([usuários.A37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3])">
            <text:p/>
          </table:table-cell>
          <table:table-cell table:style-name="ce46" table:formula="of:=SUBSTITUTE(SUBSTITUTE(SUBSTITUTE(SUBSTITUTE(SUBSTITUTE(SUBSTITUTE(SUBSTITUTE(SUBSTITUTE(SUBSTITUTE(SUBSTITUTE(SUBSTITUTE(SUBSTITUTE([.A37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3]" office:value-type="float" office:value="0" calcext:value-type="float">
            <text:p/>
          </table:table-cell>
          <table:table-cell table:style-name="ce52" table:formula="of:=LOWER([Configurações.H373])" office:value-type="string" office:string-value="213371" calcext:value-type="string">
            <text:p>213371</text:p>
          </table:table-cell>
          <table:table-cell table:style-name="ce54" table:formula="of:=CONCATENATE([.D373];[Configurações.F373])" office:value-type="string" office:string-value="213371@gmail.com" calcext:value-type="string">
            <text:p>213371@gmail.com</text:p>
          </table:table-cell>
          <table:table-cell table:style-name="ce54" table:formula="of:=[.C37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3]);&quot;&quot;;CONCATENATE([.K373];LEFT([.F373];4)))">
            <text:p/>
          </table:table-cell>
          <table:table-cell table:style-name="ce41" table:formula="of:=IF(ISBLANK([usuários.B373]);&quot;&quot;;&quot;SIMULADO_&quot;)">
            <text:p/>
          </table:table-cell>
          <table:table-cell table:style-name="ce41" table:formula="of:=IF(ISERR(VLOOKUP([usuários.A373];[EscolaID.A$2:.B$130];2;0));&quot;&quot;;VLOOKUP([usuários.A37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4])">
            <text:p/>
          </table:table-cell>
          <table:table-cell table:style-name="ce46" table:formula="of:=SUBSTITUTE(SUBSTITUTE(SUBSTITUTE(SUBSTITUTE(SUBSTITUTE(SUBSTITUTE(SUBSTITUTE(SUBSTITUTE(SUBSTITUTE(SUBSTITUTE(SUBSTITUTE(SUBSTITUTE([.A37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4]" office:value-type="float" office:value="0" calcext:value-type="float">
            <text:p/>
          </table:table-cell>
          <table:table-cell table:style-name="ce52" table:formula="of:=LOWER([Configurações.H374])" office:value-type="string" office:string-value="213372" calcext:value-type="string">
            <text:p>213372</text:p>
          </table:table-cell>
          <table:table-cell table:style-name="ce54" table:formula="of:=CONCATENATE([.D374];[Configurações.F374])" office:value-type="string" office:string-value="213372@gmail.com" calcext:value-type="string">
            <text:p>213372@gmail.com</text:p>
          </table:table-cell>
          <table:table-cell table:style-name="ce54" table:formula="of:=[.C37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4]);&quot;&quot;;CONCATENATE([.K374];LEFT([.F374];4)))">
            <text:p/>
          </table:table-cell>
          <table:table-cell table:style-name="ce41" table:formula="of:=IF(ISBLANK([usuários.B374]);&quot;&quot;;&quot;SIMULADO_&quot;)">
            <text:p/>
          </table:table-cell>
          <table:table-cell table:style-name="ce41" table:formula="of:=IF(ISERR(VLOOKUP([usuários.A374];[EscolaID.A$2:.B$130];2;0));&quot;&quot;;VLOOKUP([usuários.A37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5])">
            <text:p/>
          </table:table-cell>
          <table:table-cell table:style-name="ce46" table:formula="of:=SUBSTITUTE(SUBSTITUTE(SUBSTITUTE(SUBSTITUTE(SUBSTITUTE(SUBSTITUTE(SUBSTITUTE(SUBSTITUTE(SUBSTITUTE(SUBSTITUTE(SUBSTITUTE(SUBSTITUTE([.A37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5]" office:value-type="float" office:value="0" calcext:value-type="float">
            <text:p/>
          </table:table-cell>
          <table:table-cell table:style-name="ce52" table:formula="of:=LOWER([Configurações.H375])" office:value-type="string" office:string-value="213373" calcext:value-type="string">
            <text:p>213373</text:p>
          </table:table-cell>
          <table:table-cell table:style-name="ce54" table:formula="of:=CONCATENATE([.D375];[Configurações.F375])" office:value-type="string" office:string-value="213373@gmail.com" calcext:value-type="string">
            <text:p>213373@gmail.com</text:p>
          </table:table-cell>
          <table:table-cell table:style-name="ce54" table:formula="of:=[.C37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5]);&quot;&quot;;CONCATENATE([.K375];LEFT([.F375];4)))">
            <text:p/>
          </table:table-cell>
          <table:table-cell table:style-name="ce41" table:formula="of:=IF(ISBLANK([usuários.B375]);&quot;&quot;;&quot;SIMULADO_&quot;)">
            <text:p/>
          </table:table-cell>
          <table:table-cell table:style-name="ce41" table:formula="of:=IF(ISERR(VLOOKUP([usuários.A375];[EscolaID.A$2:.B$130];2;0));&quot;&quot;;VLOOKUP([usuários.A37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6])">
            <text:p/>
          </table:table-cell>
          <table:table-cell table:style-name="ce46" table:formula="of:=SUBSTITUTE(SUBSTITUTE(SUBSTITUTE(SUBSTITUTE(SUBSTITUTE(SUBSTITUTE(SUBSTITUTE(SUBSTITUTE(SUBSTITUTE(SUBSTITUTE(SUBSTITUTE(SUBSTITUTE([.A37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6]" office:value-type="float" office:value="0" calcext:value-type="float">
            <text:p/>
          </table:table-cell>
          <table:table-cell table:style-name="ce52" table:formula="of:=LOWER([Configurações.H376])" office:value-type="string" office:string-value="213374" calcext:value-type="string">
            <text:p>213374</text:p>
          </table:table-cell>
          <table:table-cell table:style-name="ce54" table:formula="of:=CONCATENATE([.D376];[Configurações.F376])" office:value-type="string" office:string-value="213374@gmail.com" calcext:value-type="string">
            <text:p>213374@gmail.com</text:p>
          </table:table-cell>
          <table:table-cell table:style-name="ce54" table:formula="of:=[.C37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6]);&quot;&quot;;CONCATENATE([.K376];LEFT([.F376];4)))">
            <text:p/>
          </table:table-cell>
          <table:table-cell table:style-name="ce41" table:formula="of:=IF(ISBLANK([usuários.B376]);&quot;&quot;;&quot;SIMULADO_&quot;)">
            <text:p/>
          </table:table-cell>
          <table:table-cell table:style-name="ce41" table:formula="of:=IF(ISERR(VLOOKUP([usuários.A376];[EscolaID.A$2:.B$130];2;0));&quot;&quot;;VLOOKUP([usuários.A37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7])">
            <text:p/>
          </table:table-cell>
          <table:table-cell table:style-name="ce46" table:formula="of:=SUBSTITUTE(SUBSTITUTE(SUBSTITUTE(SUBSTITUTE(SUBSTITUTE(SUBSTITUTE(SUBSTITUTE(SUBSTITUTE(SUBSTITUTE(SUBSTITUTE(SUBSTITUTE(SUBSTITUTE([.A37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7]" office:value-type="float" office:value="0" calcext:value-type="float">
            <text:p/>
          </table:table-cell>
          <table:table-cell table:style-name="ce52" table:formula="of:=LOWER([Configurações.H377])" office:value-type="string" office:string-value="213375" calcext:value-type="string">
            <text:p>213375</text:p>
          </table:table-cell>
          <table:table-cell table:style-name="ce54" table:formula="of:=CONCATENATE([.D377];[Configurações.F377])" office:value-type="string" office:string-value="213375@gmail.com" calcext:value-type="string">
            <text:p>213375@gmail.com</text:p>
          </table:table-cell>
          <table:table-cell table:style-name="ce54" table:formula="of:=[.C37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7]);&quot;&quot;;CONCATENATE([.K377];LEFT([.F377];4)))">
            <text:p/>
          </table:table-cell>
          <table:table-cell table:style-name="ce41" table:formula="of:=IF(ISBLANK([usuários.B377]);&quot;&quot;;&quot;SIMULADO_&quot;)">
            <text:p/>
          </table:table-cell>
          <table:table-cell table:style-name="ce41" table:formula="of:=IF(ISERR(VLOOKUP([usuários.A377];[EscolaID.A$2:.B$130];2;0));&quot;&quot;;VLOOKUP([usuários.A37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8])">
            <text:p/>
          </table:table-cell>
          <table:table-cell table:style-name="ce46" table:formula="of:=SUBSTITUTE(SUBSTITUTE(SUBSTITUTE(SUBSTITUTE(SUBSTITUTE(SUBSTITUTE(SUBSTITUTE(SUBSTITUTE(SUBSTITUTE(SUBSTITUTE(SUBSTITUTE(SUBSTITUTE([.A37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8]" office:value-type="float" office:value="0" calcext:value-type="float">
            <text:p/>
          </table:table-cell>
          <table:table-cell table:style-name="ce52" table:formula="of:=LOWER([Configurações.H378])" office:value-type="string" office:string-value="213376" calcext:value-type="string">
            <text:p>213376</text:p>
          </table:table-cell>
          <table:table-cell table:style-name="ce54" table:formula="of:=CONCATENATE([.D378];[Configurações.F378])" office:value-type="string" office:string-value="213376@gmail.com" calcext:value-type="string">
            <text:p>213376@gmail.com</text:p>
          </table:table-cell>
          <table:table-cell table:style-name="ce54" table:formula="of:=[.C37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8]);&quot;&quot;;CONCATENATE([.K378];LEFT([.F378];4)))">
            <text:p/>
          </table:table-cell>
          <table:table-cell table:style-name="ce41" table:formula="of:=IF(ISBLANK([usuários.B378]);&quot;&quot;;&quot;SIMULADO_&quot;)">
            <text:p/>
          </table:table-cell>
          <table:table-cell table:style-name="ce41" table:formula="of:=IF(ISERR(VLOOKUP([usuários.A378];[EscolaID.A$2:.B$130];2;0));&quot;&quot;;VLOOKUP([usuários.A37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79])">
            <text:p/>
          </table:table-cell>
          <table:table-cell table:style-name="ce46" table:formula="of:=SUBSTITUTE(SUBSTITUTE(SUBSTITUTE(SUBSTITUTE(SUBSTITUTE(SUBSTITUTE(SUBSTITUTE(SUBSTITUTE(SUBSTITUTE(SUBSTITUTE(SUBSTITUTE(SUBSTITUTE([.A37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79]" office:value-type="float" office:value="0" calcext:value-type="float">
            <text:p/>
          </table:table-cell>
          <table:table-cell table:style-name="ce52" table:formula="of:=LOWER([Configurações.H379])" office:value-type="string" office:string-value="213377" calcext:value-type="string">
            <text:p>213377</text:p>
          </table:table-cell>
          <table:table-cell table:style-name="ce54" table:formula="of:=CONCATENATE([.D379];[Configurações.F379])" office:value-type="string" office:string-value="213377@gmail.com" calcext:value-type="string">
            <text:p>213377@gmail.com</text:p>
          </table:table-cell>
          <table:table-cell table:style-name="ce54" table:formula="of:=[.C37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79]);&quot;&quot;;CONCATENATE([.K379];LEFT([.F379];4)))">
            <text:p/>
          </table:table-cell>
          <table:table-cell table:style-name="ce41" table:formula="of:=IF(ISBLANK([usuários.B379]);&quot;&quot;;&quot;SIMULADO_&quot;)">
            <text:p/>
          </table:table-cell>
          <table:table-cell table:style-name="ce41" table:formula="of:=IF(ISERR(VLOOKUP([usuários.A379];[EscolaID.A$2:.B$130];2;0));&quot;&quot;;VLOOKUP([usuários.A37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0])">
            <text:p/>
          </table:table-cell>
          <table:table-cell table:style-name="ce46" table:formula="of:=SUBSTITUTE(SUBSTITUTE(SUBSTITUTE(SUBSTITUTE(SUBSTITUTE(SUBSTITUTE(SUBSTITUTE(SUBSTITUTE(SUBSTITUTE(SUBSTITUTE(SUBSTITUTE(SUBSTITUTE([.A38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0]" office:value-type="float" office:value="0" calcext:value-type="float">
            <text:p/>
          </table:table-cell>
          <table:table-cell table:style-name="ce52" table:formula="of:=LOWER([Configurações.H380])" office:value-type="string" office:string-value="213378" calcext:value-type="string">
            <text:p>213378</text:p>
          </table:table-cell>
          <table:table-cell table:style-name="ce54" table:formula="of:=CONCATENATE([.D380];[Configurações.F380])" office:value-type="string" office:string-value="213378@gmail.com" calcext:value-type="string">
            <text:p>213378@gmail.com</text:p>
          </table:table-cell>
          <table:table-cell table:style-name="ce54" table:formula="of:=[.C38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0]);&quot;&quot;;CONCATENATE([.K380];LEFT([.F380];4)))">
            <text:p/>
          </table:table-cell>
          <table:table-cell table:style-name="ce41" table:formula="of:=IF(ISBLANK([usuários.B380]);&quot;&quot;;&quot;SIMULADO_&quot;)">
            <text:p/>
          </table:table-cell>
          <table:table-cell table:style-name="ce41" table:formula="of:=IF(ISERR(VLOOKUP([usuários.A380];[EscolaID.A$2:.B$130];2;0));&quot;&quot;;VLOOKUP([usuários.A38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1])">
            <text:p/>
          </table:table-cell>
          <table:table-cell table:style-name="ce46" table:formula="of:=SUBSTITUTE(SUBSTITUTE(SUBSTITUTE(SUBSTITUTE(SUBSTITUTE(SUBSTITUTE(SUBSTITUTE(SUBSTITUTE(SUBSTITUTE(SUBSTITUTE(SUBSTITUTE(SUBSTITUTE([.A38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1]" office:value-type="float" office:value="0" calcext:value-type="float">
            <text:p/>
          </table:table-cell>
          <table:table-cell table:style-name="ce52" table:formula="of:=LOWER([Configurações.H381])" office:value-type="string" office:string-value="213379" calcext:value-type="string">
            <text:p>213379</text:p>
          </table:table-cell>
          <table:table-cell table:style-name="ce54" table:formula="of:=CONCATENATE([.D381];[Configurações.F381])" office:value-type="string" office:string-value="213379@gmail.com" calcext:value-type="string">
            <text:p>213379@gmail.com</text:p>
          </table:table-cell>
          <table:table-cell table:style-name="ce54" table:formula="of:=[.C38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1]);&quot;&quot;;CONCATENATE([.K381];LEFT([.F381];4)))">
            <text:p/>
          </table:table-cell>
          <table:table-cell table:style-name="ce41" table:formula="of:=IF(ISBLANK([usuários.B381]);&quot;&quot;;&quot;SIMULADO_&quot;)">
            <text:p/>
          </table:table-cell>
          <table:table-cell table:style-name="ce41" table:formula="of:=IF(ISERR(VLOOKUP([usuários.A381];[EscolaID.A$2:.B$130];2;0));&quot;&quot;;VLOOKUP([usuários.A38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2])">
            <text:p/>
          </table:table-cell>
          <table:table-cell table:style-name="ce46" table:formula="of:=SUBSTITUTE(SUBSTITUTE(SUBSTITUTE(SUBSTITUTE(SUBSTITUTE(SUBSTITUTE(SUBSTITUTE(SUBSTITUTE(SUBSTITUTE(SUBSTITUTE(SUBSTITUTE(SUBSTITUTE([.A38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2]" office:value-type="float" office:value="0" calcext:value-type="float">
            <text:p/>
          </table:table-cell>
          <table:table-cell table:style-name="ce52" table:formula="of:=LOWER([Configurações.H382])" office:value-type="string" office:string-value="213380" calcext:value-type="string">
            <text:p>213380</text:p>
          </table:table-cell>
          <table:table-cell table:style-name="ce54" table:formula="of:=CONCATENATE([.D382];[Configurações.F382])" office:value-type="string" office:string-value="213380@gmail.com" calcext:value-type="string">
            <text:p>213380@gmail.com</text:p>
          </table:table-cell>
          <table:table-cell table:style-name="ce54" table:formula="of:=[.C38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2]);&quot;&quot;;CONCATENATE([.K382];LEFT([.F382];4)))">
            <text:p/>
          </table:table-cell>
          <table:table-cell table:style-name="ce41" table:formula="of:=IF(ISBLANK([usuários.B382]);&quot;&quot;;&quot;SIMULADO_&quot;)">
            <text:p/>
          </table:table-cell>
          <table:table-cell table:style-name="ce41" table:formula="of:=IF(ISERR(VLOOKUP([usuários.A382];[EscolaID.A$2:.B$130];2;0));&quot;&quot;;VLOOKUP([usuários.A38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3])">
            <text:p/>
          </table:table-cell>
          <table:table-cell table:style-name="ce46" table:formula="of:=SUBSTITUTE(SUBSTITUTE(SUBSTITUTE(SUBSTITUTE(SUBSTITUTE(SUBSTITUTE(SUBSTITUTE(SUBSTITUTE(SUBSTITUTE(SUBSTITUTE(SUBSTITUTE(SUBSTITUTE([.A38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3]" office:value-type="float" office:value="0" calcext:value-type="float">
            <text:p/>
          </table:table-cell>
          <table:table-cell table:style-name="ce52" table:formula="of:=LOWER([Configurações.H383])" office:value-type="string" office:string-value="213381" calcext:value-type="string">
            <text:p>213381</text:p>
          </table:table-cell>
          <table:table-cell table:style-name="ce54" table:formula="of:=CONCATENATE([.D383];[Configurações.F383])" office:value-type="string" office:string-value="213381@gmail.com" calcext:value-type="string">
            <text:p>213381@gmail.com</text:p>
          </table:table-cell>
          <table:table-cell table:style-name="ce54" table:formula="of:=[.C38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3]);&quot;&quot;;CONCATENATE([.K383];LEFT([.F383];4)))">
            <text:p/>
          </table:table-cell>
          <table:table-cell table:style-name="ce41" table:formula="of:=IF(ISBLANK([usuários.B383]);&quot;&quot;;&quot;SIMULADO_&quot;)">
            <text:p/>
          </table:table-cell>
          <table:table-cell table:style-name="ce41" table:formula="of:=IF(ISERR(VLOOKUP([usuários.A383];[EscolaID.A$2:.B$130];2;0));&quot;&quot;;VLOOKUP([usuários.A38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4])">
            <text:p/>
          </table:table-cell>
          <table:table-cell table:style-name="ce46" table:formula="of:=SUBSTITUTE(SUBSTITUTE(SUBSTITUTE(SUBSTITUTE(SUBSTITUTE(SUBSTITUTE(SUBSTITUTE(SUBSTITUTE(SUBSTITUTE(SUBSTITUTE(SUBSTITUTE(SUBSTITUTE([.A38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4]" office:value-type="float" office:value="0" calcext:value-type="float">
            <text:p/>
          </table:table-cell>
          <table:table-cell table:style-name="ce52" table:formula="of:=LOWER([Configurações.H384])" office:value-type="string" office:string-value="213382" calcext:value-type="string">
            <text:p>213382</text:p>
          </table:table-cell>
          <table:table-cell table:style-name="ce54" table:formula="of:=CONCATENATE([.D384];[Configurações.F384])" office:value-type="string" office:string-value="213382@gmail.com" calcext:value-type="string">
            <text:p>213382@gmail.com</text:p>
          </table:table-cell>
          <table:table-cell table:style-name="ce54" table:formula="of:=[.C38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4]);&quot;&quot;;CONCATENATE([.K384];LEFT([.F384];4)))">
            <text:p/>
          </table:table-cell>
          <table:table-cell table:style-name="ce41" table:formula="of:=IF(ISBLANK([usuários.B384]);&quot;&quot;;&quot;SIMULADO_&quot;)">
            <text:p/>
          </table:table-cell>
          <table:table-cell table:style-name="ce41" table:formula="of:=IF(ISERR(VLOOKUP([usuários.A384];[EscolaID.A$2:.B$130];2;0));&quot;&quot;;VLOOKUP([usuários.A38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5])">
            <text:p/>
          </table:table-cell>
          <table:table-cell table:style-name="ce46" table:formula="of:=SUBSTITUTE(SUBSTITUTE(SUBSTITUTE(SUBSTITUTE(SUBSTITUTE(SUBSTITUTE(SUBSTITUTE(SUBSTITUTE(SUBSTITUTE(SUBSTITUTE(SUBSTITUTE(SUBSTITUTE([.A38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5]" office:value-type="float" office:value="0" calcext:value-type="float">
            <text:p/>
          </table:table-cell>
          <table:table-cell table:style-name="ce52" table:formula="of:=LOWER([Configurações.H385])" office:value-type="string" office:string-value="213383" calcext:value-type="string">
            <text:p>213383</text:p>
          </table:table-cell>
          <table:table-cell table:style-name="ce54" table:formula="of:=CONCATENATE([.D385];[Configurações.F385])" office:value-type="string" office:string-value="213383@gmail.com" calcext:value-type="string">
            <text:p>213383@gmail.com</text:p>
          </table:table-cell>
          <table:table-cell table:style-name="ce54" table:formula="of:=[.C38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5]);&quot;&quot;;CONCATENATE([.K385];LEFT([.F385];4)))">
            <text:p/>
          </table:table-cell>
          <table:table-cell table:style-name="ce41" table:formula="of:=IF(ISBLANK([usuários.B385]);&quot;&quot;;&quot;SIMULADO_&quot;)">
            <text:p/>
          </table:table-cell>
          <table:table-cell table:style-name="ce41" table:formula="of:=IF(ISERR(VLOOKUP([usuários.A385];[EscolaID.A$2:.B$130];2;0));&quot;&quot;;VLOOKUP([usuários.A38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6])">
            <text:p/>
          </table:table-cell>
          <table:table-cell table:style-name="ce46" table:formula="of:=SUBSTITUTE(SUBSTITUTE(SUBSTITUTE(SUBSTITUTE(SUBSTITUTE(SUBSTITUTE(SUBSTITUTE(SUBSTITUTE(SUBSTITUTE(SUBSTITUTE(SUBSTITUTE(SUBSTITUTE([.A38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6]" office:value-type="float" office:value="0" calcext:value-type="float">
            <text:p/>
          </table:table-cell>
          <table:table-cell table:style-name="ce52" table:formula="of:=LOWER([Configurações.H386])" office:value-type="string" office:string-value="213384" calcext:value-type="string">
            <text:p>213384</text:p>
          </table:table-cell>
          <table:table-cell table:style-name="ce54" table:formula="of:=CONCATENATE([.D386];[Configurações.F386])" office:value-type="string" office:string-value="213384@gmail.com" calcext:value-type="string">
            <text:p>213384@gmail.com</text:p>
          </table:table-cell>
          <table:table-cell table:style-name="ce54" table:formula="of:=[.C38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6]);&quot;&quot;;CONCATENATE([.K386];LEFT([.F386];4)))">
            <text:p/>
          </table:table-cell>
          <table:table-cell table:style-name="ce41" table:formula="of:=IF(ISBLANK([usuários.B386]);&quot;&quot;;&quot;SIMULADO_&quot;)">
            <text:p/>
          </table:table-cell>
          <table:table-cell table:style-name="ce41" table:formula="of:=IF(ISERR(VLOOKUP([usuários.A386];[EscolaID.A$2:.B$130];2;0));&quot;&quot;;VLOOKUP([usuários.A38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7])">
            <text:p/>
          </table:table-cell>
          <table:table-cell table:style-name="ce46" table:formula="of:=SUBSTITUTE(SUBSTITUTE(SUBSTITUTE(SUBSTITUTE(SUBSTITUTE(SUBSTITUTE(SUBSTITUTE(SUBSTITUTE(SUBSTITUTE(SUBSTITUTE(SUBSTITUTE(SUBSTITUTE([.A38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7]" office:value-type="float" office:value="0" calcext:value-type="float">
            <text:p/>
          </table:table-cell>
          <table:table-cell table:style-name="ce52" table:formula="of:=LOWER([Configurações.H387])" office:value-type="string" office:string-value="213385" calcext:value-type="string">
            <text:p>213385</text:p>
          </table:table-cell>
          <table:table-cell table:style-name="ce54" table:formula="of:=CONCATENATE([.D387];[Configurações.F387])" office:value-type="string" office:string-value="213385@gmail.com" calcext:value-type="string">
            <text:p>213385@gmail.com</text:p>
          </table:table-cell>
          <table:table-cell table:style-name="ce54" table:formula="of:=[.C38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7]);&quot;&quot;;CONCATENATE([.K387];LEFT([.F387];4)))">
            <text:p/>
          </table:table-cell>
          <table:table-cell table:style-name="ce41" table:formula="of:=IF(ISBLANK([usuários.B387]);&quot;&quot;;&quot;SIMULADO_&quot;)">
            <text:p/>
          </table:table-cell>
          <table:table-cell table:style-name="ce41" table:formula="of:=IF(ISERR(VLOOKUP([usuários.A387];[EscolaID.A$2:.B$130];2;0));&quot;&quot;;VLOOKUP([usuários.A38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8])">
            <text:p/>
          </table:table-cell>
          <table:table-cell table:style-name="ce46" table:formula="of:=SUBSTITUTE(SUBSTITUTE(SUBSTITUTE(SUBSTITUTE(SUBSTITUTE(SUBSTITUTE(SUBSTITUTE(SUBSTITUTE(SUBSTITUTE(SUBSTITUTE(SUBSTITUTE(SUBSTITUTE([.A38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8]" office:value-type="float" office:value="0" calcext:value-type="float">
            <text:p/>
          </table:table-cell>
          <table:table-cell table:style-name="ce52" table:formula="of:=LOWER([Configurações.H388])" office:value-type="string" office:string-value="213386" calcext:value-type="string">
            <text:p>213386</text:p>
          </table:table-cell>
          <table:table-cell table:style-name="ce54" table:formula="of:=CONCATENATE([.D388];[Configurações.F388])" office:value-type="string" office:string-value="213386@gmail.com" calcext:value-type="string">
            <text:p>213386@gmail.com</text:p>
          </table:table-cell>
          <table:table-cell table:style-name="ce54" table:formula="of:=[.C38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8]);&quot;&quot;;CONCATENATE([.K388];LEFT([.F388];4)))">
            <text:p/>
          </table:table-cell>
          <table:table-cell table:style-name="ce41" table:formula="of:=IF(ISBLANK([usuários.B388]);&quot;&quot;;&quot;SIMULADO_&quot;)">
            <text:p/>
          </table:table-cell>
          <table:table-cell table:style-name="ce41" table:formula="of:=IF(ISERR(VLOOKUP([usuários.A388];[EscolaID.A$2:.B$130];2;0));&quot;&quot;;VLOOKUP([usuários.A38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89])">
            <text:p/>
          </table:table-cell>
          <table:table-cell table:style-name="ce46" table:formula="of:=SUBSTITUTE(SUBSTITUTE(SUBSTITUTE(SUBSTITUTE(SUBSTITUTE(SUBSTITUTE(SUBSTITUTE(SUBSTITUTE(SUBSTITUTE(SUBSTITUTE(SUBSTITUTE(SUBSTITUTE([.A38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89]" office:value-type="float" office:value="0" calcext:value-type="float">
            <text:p/>
          </table:table-cell>
          <table:table-cell table:style-name="ce52" table:formula="of:=LOWER([Configurações.H389])" office:value-type="string" office:string-value="213387" calcext:value-type="string">
            <text:p>213387</text:p>
          </table:table-cell>
          <table:table-cell table:style-name="ce54" table:formula="of:=CONCATENATE([.D389];[Configurações.F389])" office:value-type="string" office:string-value="213387@gmail.com" calcext:value-type="string">
            <text:p>213387@gmail.com</text:p>
          </table:table-cell>
          <table:table-cell table:style-name="ce54" table:formula="of:=[.C38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89]);&quot;&quot;;CONCATENATE([.K389];LEFT([.F389];4)))">
            <text:p/>
          </table:table-cell>
          <table:table-cell table:style-name="ce41" table:formula="of:=IF(ISBLANK([usuários.B389]);&quot;&quot;;&quot;SIMULADO_&quot;)">
            <text:p/>
          </table:table-cell>
          <table:table-cell table:style-name="ce41" table:formula="of:=IF(ISERR(VLOOKUP([usuários.A389];[EscolaID.A$2:.B$130];2;0));&quot;&quot;;VLOOKUP([usuários.A38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0])">
            <text:p/>
          </table:table-cell>
          <table:table-cell table:style-name="ce46" table:formula="of:=SUBSTITUTE(SUBSTITUTE(SUBSTITUTE(SUBSTITUTE(SUBSTITUTE(SUBSTITUTE(SUBSTITUTE(SUBSTITUTE(SUBSTITUTE(SUBSTITUTE(SUBSTITUTE(SUBSTITUTE([.A39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0]" office:value-type="float" office:value="0" calcext:value-type="float">
            <text:p/>
          </table:table-cell>
          <table:table-cell table:style-name="ce52" table:formula="of:=LOWER([Configurações.H390])" office:value-type="string" office:string-value="213388" calcext:value-type="string">
            <text:p>213388</text:p>
          </table:table-cell>
          <table:table-cell table:style-name="ce54" table:formula="of:=CONCATENATE([.D390];[Configurações.F390])" office:value-type="string" office:string-value="213388@gmail.com" calcext:value-type="string">
            <text:p>213388@gmail.com</text:p>
          </table:table-cell>
          <table:table-cell table:style-name="ce54" table:formula="of:=[.C39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0]);&quot;&quot;;CONCATENATE([.K390];LEFT([.F390];4)))">
            <text:p/>
          </table:table-cell>
          <table:table-cell table:style-name="ce41" table:formula="of:=IF(ISBLANK([usuários.B390]);&quot;&quot;;&quot;SIMULADO_&quot;)">
            <text:p/>
          </table:table-cell>
          <table:table-cell table:style-name="ce41" table:formula="of:=IF(ISERR(VLOOKUP([usuários.A390];[EscolaID.A$2:.B$130];2;0));&quot;&quot;;VLOOKUP([usuários.A39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1])">
            <text:p/>
          </table:table-cell>
          <table:table-cell table:style-name="ce46" table:formula="of:=SUBSTITUTE(SUBSTITUTE(SUBSTITUTE(SUBSTITUTE(SUBSTITUTE(SUBSTITUTE(SUBSTITUTE(SUBSTITUTE(SUBSTITUTE(SUBSTITUTE(SUBSTITUTE(SUBSTITUTE([.A39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1]" office:value-type="float" office:value="0" calcext:value-type="float">
            <text:p/>
          </table:table-cell>
          <table:table-cell table:style-name="ce52" table:formula="of:=LOWER([Configurações.H391])" office:value-type="string" office:string-value="213389" calcext:value-type="string">
            <text:p>213389</text:p>
          </table:table-cell>
          <table:table-cell table:style-name="ce54" table:formula="of:=CONCATENATE([.D391];[Configurações.F391])" office:value-type="string" office:string-value="213389@gmail.com" calcext:value-type="string">
            <text:p>213389@gmail.com</text:p>
          </table:table-cell>
          <table:table-cell table:style-name="ce54" table:formula="of:=[.C39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1]);&quot;&quot;;CONCATENATE([.K391];LEFT([.F391];4)))">
            <text:p/>
          </table:table-cell>
          <table:table-cell table:style-name="ce41" table:formula="of:=IF(ISBLANK([usuários.B391]);&quot;&quot;;&quot;SIMULADO_&quot;)">
            <text:p/>
          </table:table-cell>
          <table:table-cell table:style-name="ce41" table:formula="of:=IF(ISERR(VLOOKUP([usuários.A391];[EscolaID.A$2:.B$130];2;0));&quot;&quot;;VLOOKUP([usuários.A39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2])">
            <text:p/>
          </table:table-cell>
          <table:table-cell table:style-name="ce46" table:formula="of:=SUBSTITUTE(SUBSTITUTE(SUBSTITUTE(SUBSTITUTE(SUBSTITUTE(SUBSTITUTE(SUBSTITUTE(SUBSTITUTE(SUBSTITUTE(SUBSTITUTE(SUBSTITUTE(SUBSTITUTE([.A39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2]" office:value-type="float" office:value="0" calcext:value-type="float">
            <text:p/>
          </table:table-cell>
          <table:table-cell table:style-name="ce52" table:formula="of:=LOWER([Configurações.H392])" office:value-type="string" office:string-value="213390" calcext:value-type="string">
            <text:p>213390</text:p>
          </table:table-cell>
          <table:table-cell table:style-name="ce54" table:formula="of:=CONCATENATE([.D392];[Configurações.F392])" office:value-type="string" office:string-value="213390@gmail.com" calcext:value-type="string">
            <text:p>213390@gmail.com</text:p>
          </table:table-cell>
          <table:table-cell table:style-name="ce54" table:formula="of:=[.C39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2]);&quot;&quot;;CONCATENATE([.K392];LEFT([.F392];4)))">
            <text:p/>
          </table:table-cell>
          <table:table-cell table:style-name="ce41" table:formula="of:=IF(ISBLANK([usuários.B392]);&quot;&quot;;&quot;SIMULADO_&quot;)">
            <text:p/>
          </table:table-cell>
          <table:table-cell table:style-name="ce41" table:formula="of:=IF(ISERR(VLOOKUP([usuários.A392];[EscolaID.A$2:.B$130];2;0));&quot;&quot;;VLOOKUP([usuários.A39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3])">
            <text:p/>
          </table:table-cell>
          <table:table-cell table:style-name="ce46" table:formula="of:=SUBSTITUTE(SUBSTITUTE(SUBSTITUTE(SUBSTITUTE(SUBSTITUTE(SUBSTITUTE(SUBSTITUTE(SUBSTITUTE(SUBSTITUTE(SUBSTITUTE(SUBSTITUTE(SUBSTITUTE([.A39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3]" office:value-type="float" office:value="0" calcext:value-type="float">
            <text:p/>
          </table:table-cell>
          <table:table-cell table:style-name="ce52" table:formula="of:=LOWER([Configurações.H393])" office:value-type="string" office:string-value="213391" calcext:value-type="string">
            <text:p>213391</text:p>
          </table:table-cell>
          <table:table-cell table:style-name="ce54" table:formula="of:=CONCATENATE([.D393];[Configurações.F393])" office:value-type="string" office:string-value="213391@gmail.com" calcext:value-type="string">
            <text:p>213391@gmail.com</text:p>
          </table:table-cell>
          <table:table-cell table:style-name="ce54" table:formula="of:=[.C39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3]);&quot;&quot;;CONCATENATE([.K393];LEFT([.F393];4)))">
            <text:p/>
          </table:table-cell>
          <table:table-cell table:style-name="ce41" table:formula="of:=IF(ISBLANK([usuários.B393]);&quot;&quot;;&quot;SIMULADO_&quot;)">
            <text:p/>
          </table:table-cell>
          <table:table-cell table:style-name="ce41" table:formula="of:=IF(ISERR(VLOOKUP([usuários.A393];[EscolaID.A$2:.B$130];2;0));&quot;&quot;;VLOOKUP([usuários.A39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4])">
            <text:p/>
          </table:table-cell>
          <table:table-cell table:style-name="ce46" table:formula="of:=SUBSTITUTE(SUBSTITUTE(SUBSTITUTE(SUBSTITUTE(SUBSTITUTE(SUBSTITUTE(SUBSTITUTE(SUBSTITUTE(SUBSTITUTE(SUBSTITUTE(SUBSTITUTE(SUBSTITUTE([.A39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4]" office:value-type="float" office:value="0" calcext:value-type="float">
            <text:p/>
          </table:table-cell>
          <table:table-cell table:style-name="ce52" table:formula="of:=LOWER([Configurações.H394])" office:value-type="string" office:string-value="213392" calcext:value-type="string">
            <text:p>213392</text:p>
          </table:table-cell>
          <table:table-cell table:style-name="ce54" table:formula="of:=CONCATENATE([.D394];[Configurações.F394])" office:value-type="string" office:string-value="213392@gmail.com" calcext:value-type="string">
            <text:p>213392@gmail.com</text:p>
          </table:table-cell>
          <table:table-cell table:style-name="ce54" table:formula="of:=[.C39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4]);&quot;&quot;;CONCATENATE([.K394];LEFT([.F394];4)))">
            <text:p/>
          </table:table-cell>
          <table:table-cell table:style-name="ce41" table:formula="of:=IF(ISBLANK([usuários.B394]);&quot;&quot;;&quot;SIMULADO_&quot;)">
            <text:p/>
          </table:table-cell>
          <table:table-cell table:style-name="ce41" table:formula="of:=IF(ISERR(VLOOKUP([usuários.A394];[EscolaID.A$2:.B$130];2;0));&quot;&quot;;VLOOKUP([usuários.A39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5])">
            <text:p/>
          </table:table-cell>
          <table:table-cell table:style-name="ce46" table:formula="of:=SUBSTITUTE(SUBSTITUTE(SUBSTITUTE(SUBSTITUTE(SUBSTITUTE(SUBSTITUTE(SUBSTITUTE(SUBSTITUTE(SUBSTITUTE(SUBSTITUTE(SUBSTITUTE(SUBSTITUTE([.A39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5]" office:value-type="float" office:value="0" calcext:value-type="float">
            <text:p/>
          </table:table-cell>
          <table:table-cell table:style-name="ce52" table:formula="of:=LOWER([Configurações.H395])" office:value-type="string" office:string-value="213393" calcext:value-type="string">
            <text:p>213393</text:p>
          </table:table-cell>
          <table:table-cell table:style-name="ce54" table:formula="of:=CONCATENATE([.D395];[Configurações.F395])" office:value-type="string" office:string-value="213393@gmail.com" calcext:value-type="string">
            <text:p>213393@gmail.com</text:p>
          </table:table-cell>
          <table:table-cell table:style-name="ce54" table:formula="of:=[.C39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5]);&quot;&quot;;CONCATENATE([.K395];LEFT([.F395];4)))">
            <text:p/>
          </table:table-cell>
          <table:table-cell table:style-name="ce41" table:formula="of:=IF(ISBLANK([usuários.B395]);&quot;&quot;;&quot;SIMULADO_&quot;)">
            <text:p/>
          </table:table-cell>
          <table:table-cell table:style-name="ce41" table:formula="of:=IF(ISERR(VLOOKUP([usuários.A395];[EscolaID.A$2:.B$130];2;0));&quot;&quot;;VLOOKUP([usuários.A39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6])">
            <text:p/>
          </table:table-cell>
          <table:table-cell table:style-name="ce46" table:formula="of:=SUBSTITUTE(SUBSTITUTE(SUBSTITUTE(SUBSTITUTE(SUBSTITUTE(SUBSTITUTE(SUBSTITUTE(SUBSTITUTE(SUBSTITUTE(SUBSTITUTE(SUBSTITUTE(SUBSTITUTE([.A39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6]" office:value-type="float" office:value="0" calcext:value-type="float">
            <text:p/>
          </table:table-cell>
          <table:table-cell table:style-name="ce52" table:formula="of:=LOWER([Configurações.H396])" office:value-type="string" office:string-value="213394" calcext:value-type="string">
            <text:p>213394</text:p>
          </table:table-cell>
          <table:table-cell table:style-name="ce54" table:formula="of:=CONCATENATE([.D396];[Configurações.F396])" office:value-type="string" office:string-value="213394@gmail.com" calcext:value-type="string">
            <text:p>213394@gmail.com</text:p>
          </table:table-cell>
          <table:table-cell table:style-name="ce54" table:formula="of:=[.C39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6]);&quot;&quot;;CONCATENATE([.K396];LEFT([.F396];4)))">
            <text:p/>
          </table:table-cell>
          <table:table-cell table:style-name="ce41" table:formula="of:=IF(ISBLANK([usuários.B396]);&quot;&quot;;&quot;SIMULADO_&quot;)">
            <text:p/>
          </table:table-cell>
          <table:table-cell table:style-name="ce41" table:formula="of:=IF(ISERR(VLOOKUP([usuários.A396];[EscolaID.A$2:.B$130];2;0));&quot;&quot;;VLOOKUP([usuários.A39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7])">
            <text:p/>
          </table:table-cell>
          <table:table-cell table:style-name="ce46" table:formula="of:=SUBSTITUTE(SUBSTITUTE(SUBSTITUTE(SUBSTITUTE(SUBSTITUTE(SUBSTITUTE(SUBSTITUTE(SUBSTITUTE(SUBSTITUTE(SUBSTITUTE(SUBSTITUTE(SUBSTITUTE([.A39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7]" office:value-type="float" office:value="0" calcext:value-type="float">
            <text:p/>
          </table:table-cell>
          <table:table-cell table:style-name="ce52" table:formula="of:=LOWER([Configurações.H397])" office:value-type="string" office:string-value="213395" calcext:value-type="string">
            <text:p>213395</text:p>
          </table:table-cell>
          <table:table-cell table:style-name="ce54" table:formula="of:=CONCATENATE([.D397];[Configurações.F397])" office:value-type="string" office:string-value="213395@gmail.com" calcext:value-type="string">
            <text:p>213395@gmail.com</text:p>
          </table:table-cell>
          <table:table-cell table:style-name="ce54" table:formula="of:=[.C39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7]);&quot;&quot;;CONCATENATE([.K397];LEFT([.F397];4)))">
            <text:p/>
          </table:table-cell>
          <table:table-cell table:style-name="ce41" table:formula="of:=IF(ISBLANK([usuários.B397]);&quot;&quot;;&quot;SIMULADO_&quot;)">
            <text:p/>
          </table:table-cell>
          <table:table-cell table:style-name="ce41" table:formula="of:=IF(ISERR(VLOOKUP([usuários.A397];[EscolaID.A$2:.B$130];2;0));&quot;&quot;;VLOOKUP([usuários.A39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8])">
            <text:p/>
          </table:table-cell>
          <table:table-cell table:style-name="ce46" table:formula="of:=SUBSTITUTE(SUBSTITUTE(SUBSTITUTE(SUBSTITUTE(SUBSTITUTE(SUBSTITUTE(SUBSTITUTE(SUBSTITUTE(SUBSTITUTE(SUBSTITUTE(SUBSTITUTE(SUBSTITUTE([.A39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8]" office:value-type="float" office:value="0" calcext:value-type="float">
            <text:p/>
          </table:table-cell>
          <table:table-cell table:style-name="ce52" table:formula="of:=LOWER([Configurações.H398])" office:value-type="string" office:string-value="213396" calcext:value-type="string">
            <text:p>213396</text:p>
          </table:table-cell>
          <table:table-cell table:style-name="ce54" table:formula="of:=CONCATENATE([.D398];[Configurações.F398])" office:value-type="string" office:string-value="213396@gmail.com" calcext:value-type="string">
            <text:p>213396@gmail.com</text:p>
          </table:table-cell>
          <table:table-cell table:style-name="ce54" table:formula="of:=[.C39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8]);&quot;&quot;;CONCATENATE([.K398];LEFT([.F398];4)))">
            <text:p/>
          </table:table-cell>
          <table:table-cell table:style-name="ce41" table:formula="of:=IF(ISBLANK([usuários.B398]);&quot;&quot;;&quot;SIMULADO_&quot;)">
            <text:p/>
          </table:table-cell>
          <table:table-cell table:style-name="ce41" table:formula="of:=IF(ISERR(VLOOKUP([usuários.A398];[EscolaID.A$2:.B$130];2;0));&quot;&quot;;VLOOKUP([usuários.A39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399])">
            <text:p/>
          </table:table-cell>
          <table:table-cell table:style-name="ce46" table:formula="of:=SUBSTITUTE(SUBSTITUTE(SUBSTITUTE(SUBSTITUTE(SUBSTITUTE(SUBSTITUTE(SUBSTITUTE(SUBSTITUTE(SUBSTITUTE(SUBSTITUTE(SUBSTITUTE(SUBSTITUTE([.A39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399]" office:value-type="float" office:value="0" calcext:value-type="float">
            <text:p/>
          </table:table-cell>
          <table:table-cell table:style-name="ce52" table:formula="of:=LOWER([Configurações.H399])" office:value-type="string" office:string-value="213397" calcext:value-type="string">
            <text:p>213397</text:p>
          </table:table-cell>
          <table:table-cell table:style-name="ce54" table:formula="of:=CONCATENATE([.D399];[Configurações.F399])" office:value-type="string" office:string-value="213397@gmail.com" calcext:value-type="string">
            <text:p>213397@gmail.com</text:p>
          </table:table-cell>
          <table:table-cell table:style-name="ce54" table:formula="of:=[.C39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399]);&quot;&quot;;CONCATENATE([.K399];LEFT([.F399];4)))">
            <text:p/>
          </table:table-cell>
          <table:table-cell table:style-name="ce41" table:formula="of:=IF(ISBLANK([usuários.B399]);&quot;&quot;;&quot;SIMULADO_&quot;)">
            <text:p/>
          </table:table-cell>
          <table:table-cell table:style-name="ce41" table:formula="of:=IF(ISERR(VLOOKUP([usuários.A399];[EscolaID.A$2:.B$130];2;0));&quot;&quot;;VLOOKUP([usuários.A39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0])">
            <text:p/>
          </table:table-cell>
          <table:table-cell table:style-name="ce46" table:formula="of:=SUBSTITUTE(SUBSTITUTE(SUBSTITUTE(SUBSTITUTE(SUBSTITUTE(SUBSTITUTE(SUBSTITUTE(SUBSTITUTE(SUBSTITUTE(SUBSTITUTE(SUBSTITUTE(SUBSTITUTE([.A40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0]" office:value-type="float" office:value="0" calcext:value-type="float">
            <text:p/>
          </table:table-cell>
          <table:table-cell table:style-name="ce52" table:formula="of:=LOWER([Configurações.H400])" office:value-type="string" office:string-value="213398" calcext:value-type="string">
            <text:p>213398</text:p>
          </table:table-cell>
          <table:table-cell table:style-name="ce54" table:formula="of:=CONCATENATE([.D400];[Configurações.F400])" office:value-type="string" office:string-value="213398@gmail.com" calcext:value-type="string">
            <text:p>213398@gmail.com</text:p>
          </table:table-cell>
          <table:table-cell table:style-name="ce54" table:formula="of:=[.C40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0]);&quot;&quot;;CONCATENATE([.K400];LEFT([.F400];4)))">
            <text:p/>
          </table:table-cell>
          <table:table-cell table:style-name="ce41" table:formula="of:=IF(ISBLANK([usuários.B400]);&quot;&quot;;&quot;SIMULADO_&quot;)">
            <text:p/>
          </table:table-cell>
          <table:table-cell table:style-name="ce41" table:formula="of:=IF(ISERR(VLOOKUP([usuários.A400];[EscolaID.A$2:.B$130];2;0));&quot;&quot;;VLOOKUP([usuários.A40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1])">
            <text:p/>
          </table:table-cell>
          <table:table-cell table:style-name="ce46" table:formula="of:=SUBSTITUTE(SUBSTITUTE(SUBSTITUTE(SUBSTITUTE(SUBSTITUTE(SUBSTITUTE(SUBSTITUTE(SUBSTITUTE(SUBSTITUTE(SUBSTITUTE(SUBSTITUTE(SUBSTITUTE([.A40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1]" office:value-type="float" office:value="0" calcext:value-type="float">
            <text:p/>
          </table:table-cell>
          <table:table-cell table:style-name="ce52" table:formula="of:=LOWER([Configurações.H401])" office:value-type="string" office:string-value="213399" calcext:value-type="string">
            <text:p>213399</text:p>
          </table:table-cell>
          <table:table-cell table:style-name="ce54" table:formula="of:=CONCATENATE([.D401];[Configurações.F401])" office:value-type="string" office:string-value="213399@gmail.com" calcext:value-type="string">
            <text:p>213399@gmail.com</text:p>
          </table:table-cell>
          <table:table-cell table:style-name="ce54" table:formula="of:=[.C40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1]);&quot;&quot;;CONCATENATE([.K401];LEFT([.F401];4)))">
            <text:p/>
          </table:table-cell>
          <table:table-cell table:style-name="ce41" table:formula="of:=IF(ISBLANK([usuários.B401]);&quot;&quot;;&quot;SIMULADO_&quot;)">
            <text:p/>
          </table:table-cell>
          <table:table-cell table:style-name="ce41" table:formula="of:=IF(ISERR(VLOOKUP([usuários.A401];[EscolaID.A$2:.B$130];2;0));&quot;&quot;;VLOOKUP([usuários.A40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2])">
            <text:p/>
          </table:table-cell>
          <table:table-cell table:style-name="ce46" table:formula="of:=SUBSTITUTE(SUBSTITUTE(SUBSTITUTE(SUBSTITUTE(SUBSTITUTE(SUBSTITUTE(SUBSTITUTE(SUBSTITUTE(SUBSTITUTE(SUBSTITUTE(SUBSTITUTE(SUBSTITUTE([.A40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2]" office:value-type="float" office:value="0" calcext:value-type="float">
            <text:p/>
          </table:table-cell>
          <table:table-cell table:style-name="ce52" table:formula="of:=LOWER([Configurações.H402])" office:value-type="string" office:string-value="213400" calcext:value-type="string">
            <text:p>213400</text:p>
          </table:table-cell>
          <table:table-cell table:style-name="ce54" table:formula="of:=CONCATENATE([.D402];[Configurações.F402])" office:value-type="string" office:string-value="213400@gmail.com" calcext:value-type="string">
            <text:p>213400@gmail.com</text:p>
          </table:table-cell>
          <table:table-cell table:style-name="ce54" table:formula="of:=[.C40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2]);&quot;&quot;;CONCATENATE([.K402];LEFT([.F402];4)))">
            <text:p/>
          </table:table-cell>
          <table:table-cell table:style-name="ce41" table:formula="of:=IF(ISBLANK([usuários.B402]);&quot;&quot;;&quot;SIMULADO_&quot;)">
            <text:p/>
          </table:table-cell>
          <table:table-cell table:style-name="ce41" table:formula="of:=IF(ISERR(VLOOKUP([usuários.A402];[EscolaID.A$2:.B$130];2;0));&quot;&quot;;VLOOKUP([usuários.A40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3])">
            <text:p/>
          </table:table-cell>
          <table:table-cell table:style-name="ce46" table:formula="of:=SUBSTITUTE(SUBSTITUTE(SUBSTITUTE(SUBSTITUTE(SUBSTITUTE(SUBSTITUTE(SUBSTITUTE(SUBSTITUTE(SUBSTITUTE(SUBSTITUTE(SUBSTITUTE(SUBSTITUTE([.A40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3]" office:value-type="float" office:value="0" calcext:value-type="float">
            <text:p/>
          </table:table-cell>
          <table:table-cell table:style-name="ce52" table:formula="of:=LOWER([Configurações.H403])" office:value-type="string" office:string-value="213401" calcext:value-type="string">
            <text:p>213401</text:p>
          </table:table-cell>
          <table:table-cell table:style-name="ce54" table:formula="of:=CONCATENATE([.D403];[Configurações.F403])" office:value-type="string" office:string-value="213401@gmail.com" calcext:value-type="string">
            <text:p>213401@gmail.com</text:p>
          </table:table-cell>
          <table:table-cell table:style-name="ce54" table:formula="of:=[.C40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3]);&quot;&quot;;CONCATENATE([.K403];LEFT([.F403];4)))">
            <text:p/>
          </table:table-cell>
          <table:table-cell table:style-name="ce41" table:formula="of:=IF(ISBLANK([usuários.B403]);&quot;&quot;;&quot;SIMULADO_&quot;)">
            <text:p/>
          </table:table-cell>
          <table:table-cell table:style-name="ce41" table:formula="of:=IF(ISERR(VLOOKUP([usuários.A403];[EscolaID.A$2:.B$130];2;0));&quot;&quot;;VLOOKUP([usuários.A40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4])">
            <text:p/>
          </table:table-cell>
          <table:table-cell table:style-name="ce46" table:formula="of:=SUBSTITUTE(SUBSTITUTE(SUBSTITUTE(SUBSTITUTE(SUBSTITUTE(SUBSTITUTE(SUBSTITUTE(SUBSTITUTE(SUBSTITUTE(SUBSTITUTE(SUBSTITUTE(SUBSTITUTE([.A40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4]" office:value-type="float" office:value="0" calcext:value-type="float">
            <text:p/>
          </table:table-cell>
          <table:table-cell table:style-name="ce52" table:formula="of:=LOWER([Configurações.H404])" office:value-type="string" office:string-value="213402" calcext:value-type="string">
            <text:p>213402</text:p>
          </table:table-cell>
          <table:table-cell table:style-name="ce54" table:formula="of:=CONCATENATE([.D404];[Configurações.F404])" office:value-type="string" office:string-value="213402@gmail.com" calcext:value-type="string">
            <text:p>213402@gmail.com</text:p>
          </table:table-cell>
          <table:table-cell table:style-name="ce54" table:formula="of:=[.C40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4]);&quot;&quot;;CONCATENATE([.K404];LEFT([.F404];4)))">
            <text:p/>
          </table:table-cell>
          <table:table-cell table:style-name="ce41" table:formula="of:=IF(ISBLANK([usuários.B404]);&quot;&quot;;&quot;SIMULADO_&quot;)">
            <text:p/>
          </table:table-cell>
          <table:table-cell table:style-name="ce41" table:formula="of:=IF(ISERR(VLOOKUP([usuários.A404];[EscolaID.A$2:.B$130];2;0));&quot;&quot;;VLOOKUP([usuários.A40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5])">
            <text:p/>
          </table:table-cell>
          <table:table-cell table:style-name="ce46" table:formula="of:=SUBSTITUTE(SUBSTITUTE(SUBSTITUTE(SUBSTITUTE(SUBSTITUTE(SUBSTITUTE(SUBSTITUTE(SUBSTITUTE(SUBSTITUTE(SUBSTITUTE(SUBSTITUTE(SUBSTITUTE([.A40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5]" office:value-type="float" office:value="0" calcext:value-type="float">
            <text:p/>
          </table:table-cell>
          <table:table-cell table:style-name="ce52" table:formula="of:=LOWER([Configurações.H405])" office:value-type="string" office:string-value="213403" calcext:value-type="string">
            <text:p>213403</text:p>
          </table:table-cell>
          <table:table-cell table:style-name="ce54" table:formula="of:=CONCATENATE([.D405];[Configurações.F405])" office:value-type="string" office:string-value="213403@gmail.com" calcext:value-type="string">
            <text:p>213403@gmail.com</text:p>
          </table:table-cell>
          <table:table-cell table:style-name="ce54" table:formula="of:=[.C40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5]);&quot;&quot;;CONCATENATE([.K405];LEFT([.F405];4)))">
            <text:p/>
          </table:table-cell>
          <table:table-cell table:style-name="ce41" table:formula="of:=IF(ISBLANK([usuários.B405]);&quot;&quot;;&quot;SIMULADO_&quot;)">
            <text:p/>
          </table:table-cell>
          <table:table-cell table:style-name="ce41" table:formula="of:=IF(ISERR(VLOOKUP([usuários.A405];[EscolaID.A$2:.B$130];2;0));&quot;&quot;;VLOOKUP([usuários.A40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6])">
            <text:p/>
          </table:table-cell>
          <table:table-cell table:style-name="ce46" table:formula="of:=SUBSTITUTE(SUBSTITUTE(SUBSTITUTE(SUBSTITUTE(SUBSTITUTE(SUBSTITUTE(SUBSTITUTE(SUBSTITUTE(SUBSTITUTE(SUBSTITUTE(SUBSTITUTE(SUBSTITUTE([.A40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6]" office:value-type="float" office:value="0" calcext:value-type="float">
            <text:p/>
          </table:table-cell>
          <table:table-cell table:style-name="ce52" table:formula="of:=LOWER([Configurações.H406])" office:value-type="string" office:string-value="213404" calcext:value-type="string">
            <text:p>213404</text:p>
          </table:table-cell>
          <table:table-cell table:style-name="ce54" table:formula="of:=CONCATENATE([.D406];[Configurações.F406])" office:value-type="string" office:string-value="213404@gmail.com" calcext:value-type="string">
            <text:p>213404@gmail.com</text:p>
          </table:table-cell>
          <table:table-cell table:style-name="ce54" table:formula="of:=[.C40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6]);&quot;&quot;;CONCATENATE([.K406];LEFT([.F406];4)))">
            <text:p/>
          </table:table-cell>
          <table:table-cell table:style-name="ce41" table:formula="of:=IF(ISBLANK([usuários.B406]);&quot;&quot;;&quot;SIMULADO_&quot;)">
            <text:p/>
          </table:table-cell>
          <table:table-cell table:style-name="ce41" table:formula="of:=IF(ISERR(VLOOKUP([usuários.A406];[EscolaID.A$2:.B$130];2;0));&quot;&quot;;VLOOKUP([usuários.A40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7])">
            <text:p/>
          </table:table-cell>
          <table:table-cell table:style-name="ce46" table:formula="of:=SUBSTITUTE(SUBSTITUTE(SUBSTITUTE(SUBSTITUTE(SUBSTITUTE(SUBSTITUTE(SUBSTITUTE(SUBSTITUTE(SUBSTITUTE(SUBSTITUTE(SUBSTITUTE(SUBSTITUTE([.A40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7]" office:value-type="float" office:value="0" calcext:value-type="float">
            <text:p/>
          </table:table-cell>
          <table:table-cell table:style-name="ce52" table:formula="of:=LOWER([Configurações.H407])" office:value-type="string" office:string-value="213405" calcext:value-type="string">
            <text:p>213405</text:p>
          </table:table-cell>
          <table:table-cell table:style-name="ce54" table:formula="of:=CONCATENATE([.D407];[Configurações.F407])" office:value-type="string" office:string-value="213405@gmail.com" calcext:value-type="string">
            <text:p>213405@gmail.com</text:p>
          </table:table-cell>
          <table:table-cell table:style-name="ce54" table:formula="of:=[.C40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7]);&quot;&quot;;CONCATENATE([.K407];LEFT([.F407];4)))">
            <text:p/>
          </table:table-cell>
          <table:table-cell table:style-name="ce41" table:formula="of:=IF(ISBLANK([usuários.B407]);&quot;&quot;;&quot;SIMULADO_&quot;)">
            <text:p/>
          </table:table-cell>
          <table:table-cell table:style-name="ce41" table:formula="of:=IF(ISERR(VLOOKUP([usuários.A407];[EscolaID.A$2:.B$130];2;0));&quot;&quot;;VLOOKUP([usuários.A40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8])">
            <text:p/>
          </table:table-cell>
          <table:table-cell table:style-name="ce46" table:formula="of:=SUBSTITUTE(SUBSTITUTE(SUBSTITUTE(SUBSTITUTE(SUBSTITUTE(SUBSTITUTE(SUBSTITUTE(SUBSTITUTE(SUBSTITUTE(SUBSTITUTE(SUBSTITUTE(SUBSTITUTE([.A40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8]" office:value-type="float" office:value="0" calcext:value-type="float">
            <text:p/>
          </table:table-cell>
          <table:table-cell table:style-name="ce52" table:formula="of:=LOWER([Configurações.H408])" office:value-type="string" office:string-value="213406" calcext:value-type="string">
            <text:p>213406</text:p>
          </table:table-cell>
          <table:table-cell table:style-name="ce54" table:formula="of:=CONCATENATE([.D408];[Configurações.F408])" office:value-type="string" office:string-value="213406@gmail.com" calcext:value-type="string">
            <text:p>213406@gmail.com</text:p>
          </table:table-cell>
          <table:table-cell table:style-name="ce54" table:formula="of:=[.C40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8]);&quot;&quot;;CONCATENATE([.K408];LEFT([.F408];4)))">
            <text:p/>
          </table:table-cell>
          <table:table-cell table:style-name="ce41" table:formula="of:=IF(ISBLANK([usuários.B408]);&quot;&quot;;&quot;SIMULADO_&quot;)">
            <text:p/>
          </table:table-cell>
          <table:table-cell table:style-name="ce41" table:formula="of:=IF(ISERR(VLOOKUP([usuários.A408];[EscolaID.A$2:.B$130];2;0));&quot;&quot;;VLOOKUP([usuários.A40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09])">
            <text:p/>
          </table:table-cell>
          <table:table-cell table:style-name="ce46" table:formula="of:=SUBSTITUTE(SUBSTITUTE(SUBSTITUTE(SUBSTITUTE(SUBSTITUTE(SUBSTITUTE(SUBSTITUTE(SUBSTITUTE(SUBSTITUTE(SUBSTITUTE(SUBSTITUTE(SUBSTITUTE([.A40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09]" office:value-type="float" office:value="0" calcext:value-type="float">
            <text:p/>
          </table:table-cell>
          <table:table-cell table:style-name="ce52" table:formula="of:=LOWER([Configurações.H409])" office:value-type="string" office:string-value="213407" calcext:value-type="string">
            <text:p>213407</text:p>
          </table:table-cell>
          <table:table-cell table:style-name="ce54" table:formula="of:=CONCATENATE([.D409];[Configurações.F409])" office:value-type="string" office:string-value="213407@gmail.com" calcext:value-type="string">
            <text:p>213407@gmail.com</text:p>
          </table:table-cell>
          <table:table-cell table:style-name="ce54" table:formula="of:=[.C40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09]);&quot;&quot;;CONCATENATE([.K409];LEFT([.F409];4)))">
            <text:p/>
          </table:table-cell>
          <table:table-cell table:style-name="ce41" table:formula="of:=IF(ISBLANK([usuários.B409]);&quot;&quot;;&quot;SIMULADO_&quot;)">
            <text:p/>
          </table:table-cell>
          <table:table-cell table:style-name="ce41" table:formula="of:=IF(ISERR(VLOOKUP([usuários.A409];[EscolaID.A$2:.B$130];2;0));&quot;&quot;;VLOOKUP([usuários.A40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0])">
            <text:p/>
          </table:table-cell>
          <table:table-cell table:style-name="ce46" table:formula="of:=SUBSTITUTE(SUBSTITUTE(SUBSTITUTE(SUBSTITUTE(SUBSTITUTE(SUBSTITUTE(SUBSTITUTE(SUBSTITUTE(SUBSTITUTE(SUBSTITUTE(SUBSTITUTE(SUBSTITUTE([.A41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0]" office:value-type="float" office:value="0" calcext:value-type="float">
            <text:p/>
          </table:table-cell>
          <table:table-cell table:style-name="ce52" table:formula="of:=LOWER([Configurações.H410])" office:value-type="string" office:string-value="213408" calcext:value-type="string">
            <text:p>213408</text:p>
          </table:table-cell>
          <table:table-cell table:style-name="ce54" table:formula="of:=CONCATENATE([.D410];[Configurações.F410])" office:value-type="string" office:string-value="213408@gmail.com" calcext:value-type="string">
            <text:p>213408@gmail.com</text:p>
          </table:table-cell>
          <table:table-cell table:style-name="ce54" table:formula="of:=[.C41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0]);&quot;&quot;;CONCATENATE([.K410];LEFT([.F410];4)))">
            <text:p/>
          </table:table-cell>
          <table:table-cell table:style-name="ce41" table:formula="of:=IF(ISBLANK([usuários.B410]);&quot;&quot;;&quot;SIMULADO_&quot;)">
            <text:p/>
          </table:table-cell>
          <table:table-cell table:style-name="ce41" table:formula="of:=IF(ISERR(VLOOKUP([usuários.A410];[EscolaID.A$2:.B$130];2;0));&quot;&quot;;VLOOKUP([usuários.A41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1])">
            <text:p/>
          </table:table-cell>
          <table:table-cell table:style-name="ce46" table:formula="of:=SUBSTITUTE(SUBSTITUTE(SUBSTITUTE(SUBSTITUTE(SUBSTITUTE(SUBSTITUTE(SUBSTITUTE(SUBSTITUTE(SUBSTITUTE(SUBSTITUTE(SUBSTITUTE(SUBSTITUTE([.A41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1]" office:value-type="float" office:value="0" calcext:value-type="float">
            <text:p/>
          </table:table-cell>
          <table:table-cell table:style-name="ce52" table:formula="of:=LOWER([Configurações.H411])" office:value-type="string" office:string-value="213409" calcext:value-type="string">
            <text:p>213409</text:p>
          </table:table-cell>
          <table:table-cell table:style-name="ce54" table:formula="of:=CONCATENATE([.D411];[Configurações.F411])" office:value-type="string" office:string-value="213409@gmail.com" calcext:value-type="string">
            <text:p>213409@gmail.com</text:p>
          </table:table-cell>
          <table:table-cell table:style-name="ce54" table:formula="of:=[.C41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1]);&quot;&quot;;CONCATENATE([.K411];LEFT([.F411];4)))">
            <text:p/>
          </table:table-cell>
          <table:table-cell table:style-name="ce41" table:formula="of:=IF(ISBLANK([usuários.B411]);&quot;&quot;;&quot;SIMULADO_&quot;)">
            <text:p/>
          </table:table-cell>
          <table:table-cell table:style-name="ce41" table:formula="of:=IF(ISERR(VLOOKUP([usuários.A411];[EscolaID.A$2:.B$130];2;0));&quot;&quot;;VLOOKUP([usuários.A41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2])">
            <text:p/>
          </table:table-cell>
          <table:table-cell table:style-name="ce46" table:formula="of:=SUBSTITUTE(SUBSTITUTE(SUBSTITUTE(SUBSTITUTE(SUBSTITUTE(SUBSTITUTE(SUBSTITUTE(SUBSTITUTE(SUBSTITUTE(SUBSTITUTE(SUBSTITUTE(SUBSTITUTE([.A41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2]" office:value-type="float" office:value="0" calcext:value-type="float">
            <text:p/>
          </table:table-cell>
          <table:table-cell table:style-name="ce52" table:formula="of:=LOWER([Configurações.H412])" office:value-type="string" office:string-value="213410" calcext:value-type="string">
            <text:p>213410</text:p>
          </table:table-cell>
          <table:table-cell table:style-name="ce54" table:formula="of:=CONCATENATE([.D412];[Configurações.F412])" office:value-type="string" office:string-value="213410@gmail.com" calcext:value-type="string">
            <text:p>213410@gmail.com</text:p>
          </table:table-cell>
          <table:table-cell table:style-name="ce54" table:formula="of:=[.C41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2]);&quot;&quot;;CONCATENATE([.K412];LEFT([.F412];4)))">
            <text:p/>
          </table:table-cell>
          <table:table-cell table:style-name="ce41" table:formula="of:=IF(ISBLANK([usuários.B412]);&quot;&quot;;&quot;SIMULADO_&quot;)">
            <text:p/>
          </table:table-cell>
          <table:table-cell table:style-name="ce41" table:formula="of:=IF(ISERR(VLOOKUP([usuários.A412];[EscolaID.A$2:.B$130];2;0));&quot;&quot;;VLOOKUP([usuários.A41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3])">
            <text:p/>
          </table:table-cell>
          <table:table-cell table:style-name="ce46" table:formula="of:=SUBSTITUTE(SUBSTITUTE(SUBSTITUTE(SUBSTITUTE(SUBSTITUTE(SUBSTITUTE(SUBSTITUTE(SUBSTITUTE(SUBSTITUTE(SUBSTITUTE(SUBSTITUTE(SUBSTITUTE([.A41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3]" office:value-type="float" office:value="0" calcext:value-type="float">
            <text:p/>
          </table:table-cell>
          <table:table-cell table:style-name="ce52" table:formula="of:=LOWER([Configurações.H413])" office:value-type="string" office:string-value="213411" calcext:value-type="string">
            <text:p>213411</text:p>
          </table:table-cell>
          <table:table-cell table:style-name="ce54" table:formula="of:=CONCATENATE([.D413];[Configurações.F413])" office:value-type="string" office:string-value="213411@gmail.com" calcext:value-type="string">
            <text:p>213411@gmail.com</text:p>
          </table:table-cell>
          <table:table-cell table:style-name="ce54" table:formula="of:=[.C41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3]);&quot;&quot;;CONCATENATE([.K413];LEFT([.F413];4)))">
            <text:p/>
          </table:table-cell>
          <table:table-cell table:style-name="ce41" table:formula="of:=IF(ISBLANK([usuários.B413]);&quot;&quot;;&quot;SIMULADO_&quot;)">
            <text:p/>
          </table:table-cell>
          <table:table-cell table:style-name="ce41" table:formula="of:=IF(ISERR(VLOOKUP([usuários.A413];[EscolaID.A$2:.B$130];2;0));&quot;&quot;;VLOOKUP([usuários.A41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4])">
            <text:p/>
          </table:table-cell>
          <table:table-cell table:style-name="ce46" table:formula="of:=SUBSTITUTE(SUBSTITUTE(SUBSTITUTE(SUBSTITUTE(SUBSTITUTE(SUBSTITUTE(SUBSTITUTE(SUBSTITUTE(SUBSTITUTE(SUBSTITUTE(SUBSTITUTE(SUBSTITUTE([.A41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4]" office:value-type="float" office:value="0" calcext:value-type="float">
            <text:p/>
          </table:table-cell>
          <table:table-cell table:style-name="ce52" table:formula="of:=LOWER([Configurações.H414])" office:value-type="string" office:string-value="213412" calcext:value-type="string">
            <text:p>213412</text:p>
          </table:table-cell>
          <table:table-cell table:style-name="ce54" table:formula="of:=CONCATENATE([.D414];[Configurações.F414])" office:value-type="string" office:string-value="213412@gmail.com" calcext:value-type="string">
            <text:p>213412@gmail.com</text:p>
          </table:table-cell>
          <table:table-cell table:style-name="ce54" table:formula="of:=[.C41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4]);&quot;&quot;;CONCATENATE([.K414];LEFT([.F414];4)))">
            <text:p/>
          </table:table-cell>
          <table:table-cell table:style-name="ce41" table:formula="of:=IF(ISBLANK([usuários.B414]);&quot;&quot;;&quot;SIMULADO_&quot;)">
            <text:p/>
          </table:table-cell>
          <table:table-cell table:style-name="ce41" table:formula="of:=IF(ISERR(VLOOKUP([usuários.A414];[EscolaID.A$2:.B$130];2;0));&quot;&quot;;VLOOKUP([usuários.A41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5])">
            <text:p/>
          </table:table-cell>
          <table:table-cell table:style-name="ce46" table:formula="of:=SUBSTITUTE(SUBSTITUTE(SUBSTITUTE(SUBSTITUTE(SUBSTITUTE(SUBSTITUTE(SUBSTITUTE(SUBSTITUTE(SUBSTITUTE(SUBSTITUTE(SUBSTITUTE(SUBSTITUTE([.A41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5]" office:value-type="float" office:value="0" calcext:value-type="float">
            <text:p/>
          </table:table-cell>
          <table:table-cell table:style-name="ce52" table:formula="of:=LOWER([Configurações.H415])" office:value-type="string" office:string-value="213413" calcext:value-type="string">
            <text:p>213413</text:p>
          </table:table-cell>
          <table:table-cell table:style-name="ce54" table:formula="of:=CONCATENATE([.D415];[Configurações.F415])" office:value-type="string" office:string-value="213413@gmail.com" calcext:value-type="string">
            <text:p>213413@gmail.com</text:p>
          </table:table-cell>
          <table:table-cell table:style-name="ce54" table:formula="of:=[.C41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5]);&quot;&quot;;CONCATENATE([.K415];LEFT([.F415];4)))">
            <text:p/>
          </table:table-cell>
          <table:table-cell table:style-name="ce41" table:formula="of:=IF(ISBLANK([usuários.B415]);&quot;&quot;;&quot;SIMULADO_&quot;)">
            <text:p/>
          </table:table-cell>
          <table:table-cell table:style-name="ce41" table:formula="of:=IF(ISERR(VLOOKUP([usuários.A415];[EscolaID.A$2:.B$130];2;0));&quot;&quot;;VLOOKUP([usuários.A41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6])">
            <text:p/>
          </table:table-cell>
          <table:table-cell table:style-name="ce46" table:formula="of:=SUBSTITUTE(SUBSTITUTE(SUBSTITUTE(SUBSTITUTE(SUBSTITUTE(SUBSTITUTE(SUBSTITUTE(SUBSTITUTE(SUBSTITUTE(SUBSTITUTE(SUBSTITUTE(SUBSTITUTE([.A41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6]" office:value-type="float" office:value="0" calcext:value-type="float">
            <text:p/>
          </table:table-cell>
          <table:table-cell table:style-name="ce52" table:formula="of:=LOWER([Configurações.H416])" office:value-type="string" office:string-value="213414" calcext:value-type="string">
            <text:p>213414</text:p>
          </table:table-cell>
          <table:table-cell table:style-name="ce54" table:formula="of:=CONCATENATE([.D416];[Configurações.F416])" office:value-type="string" office:string-value="213414@gmail.com" calcext:value-type="string">
            <text:p>213414@gmail.com</text:p>
          </table:table-cell>
          <table:table-cell table:style-name="ce54" table:formula="of:=[.C41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6]);&quot;&quot;;CONCATENATE([.K416];LEFT([.F416];4)))">
            <text:p/>
          </table:table-cell>
          <table:table-cell table:style-name="ce41" table:formula="of:=IF(ISBLANK([usuários.B416]);&quot;&quot;;&quot;SIMULADO_&quot;)">
            <text:p/>
          </table:table-cell>
          <table:table-cell table:style-name="ce41" table:formula="of:=IF(ISERR(VLOOKUP([usuários.A416];[EscolaID.A$2:.B$130];2;0));&quot;&quot;;VLOOKUP([usuários.A41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7])">
            <text:p/>
          </table:table-cell>
          <table:table-cell table:style-name="ce46" table:formula="of:=SUBSTITUTE(SUBSTITUTE(SUBSTITUTE(SUBSTITUTE(SUBSTITUTE(SUBSTITUTE(SUBSTITUTE(SUBSTITUTE(SUBSTITUTE(SUBSTITUTE(SUBSTITUTE(SUBSTITUTE([.A41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7]" office:value-type="float" office:value="0" calcext:value-type="float">
            <text:p/>
          </table:table-cell>
          <table:table-cell table:style-name="ce52" table:formula="of:=LOWER([Configurações.H417])" office:value-type="string" office:string-value="213415" calcext:value-type="string">
            <text:p>213415</text:p>
          </table:table-cell>
          <table:table-cell table:style-name="ce54" table:formula="of:=CONCATENATE([.D417];[Configurações.F417])" office:value-type="string" office:string-value="213415@gmail.com" calcext:value-type="string">
            <text:p>213415@gmail.com</text:p>
          </table:table-cell>
          <table:table-cell table:style-name="ce54" table:formula="of:=[.C41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7]);&quot;&quot;;CONCATENATE([.K417];LEFT([.F417];4)))">
            <text:p/>
          </table:table-cell>
          <table:table-cell table:style-name="ce41" table:formula="of:=IF(ISBLANK([usuários.B417]);&quot;&quot;;&quot;SIMULADO_&quot;)">
            <text:p/>
          </table:table-cell>
          <table:table-cell table:style-name="ce41" table:formula="of:=IF(ISERR(VLOOKUP([usuários.A417];[EscolaID.A$2:.B$130];2;0));&quot;&quot;;VLOOKUP([usuários.A41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8])">
            <text:p/>
          </table:table-cell>
          <table:table-cell table:style-name="ce46" table:formula="of:=SUBSTITUTE(SUBSTITUTE(SUBSTITUTE(SUBSTITUTE(SUBSTITUTE(SUBSTITUTE(SUBSTITUTE(SUBSTITUTE(SUBSTITUTE(SUBSTITUTE(SUBSTITUTE(SUBSTITUTE([.A41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8]" office:value-type="float" office:value="0" calcext:value-type="float">
            <text:p/>
          </table:table-cell>
          <table:table-cell table:style-name="ce52" table:formula="of:=LOWER([Configurações.H418])" office:value-type="string" office:string-value="213416" calcext:value-type="string">
            <text:p>213416</text:p>
          </table:table-cell>
          <table:table-cell table:style-name="ce54" table:formula="of:=CONCATENATE([.D418];[Configurações.F418])" office:value-type="string" office:string-value="213416@gmail.com" calcext:value-type="string">
            <text:p>213416@gmail.com</text:p>
          </table:table-cell>
          <table:table-cell table:style-name="ce54" table:formula="of:=[.C41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8]);&quot;&quot;;CONCATENATE([.K418];LEFT([.F418];4)))">
            <text:p/>
          </table:table-cell>
          <table:table-cell table:style-name="ce41" table:formula="of:=IF(ISBLANK([usuários.B418]);&quot;&quot;;&quot;SIMULADO_&quot;)">
            <text:p/>
          </table:table-cell>
          <table:table-cell table:style-name="ce41" table:formula="of:=IF(ISERR(VLOOKUP([usuários.A418];[EscolaID.A$2:.B$130];2;0));&quot;&quot;;VLOOKUP([usuários.A41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19])">
            <text:p/>
          </table:table-cell>
          <table:table-cell table:style-name="ce46" table:formula="of:=SUBSTITUTE(SUBSTITUTE(SUBSTITUTE(SUBSTITUTE(SUBSTITUTE(SUBSTITUTE(SUBSTITUTE(SUBSTITUTE(SUBSTITUTE(SUBSTITUTE(SUBSTITUTE(SUBSTITUTE([.A41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19]" office:value-type="float" office:value="0" calcext:value-type="float">
            <text:p/>
          </table:table-cell>
          <table:table-cell table:style-name="ce52" table:formula="of:=LOWER([Configurações.H419])" office:value-type="string" office:string-value="213417" calcext:value-type="string">
            <text:p>213417</text:p>
          </table:table-cell>
          <table:table-cell table:style-name="ce54" table:formula="of:=CONCATENATE([.D419];[Configurações.F419])" office:value-type="string" office:string-value="213417@gmail.com" calcext:value-type="string">
            <text:p>213417@gmail.com</text:p>
          </table:table-cell>
          <table:table-cell table:style-name="ce54" table:formula="of:=[.C41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19]);&quot;&quot;;CONCATENATE([.K419];LEFT([.F419];4)))">
            <text:p/>
          </table:table-cell>
          <table:table-cell table:style-name="ce41" table:formula="of:=IF(ISBLANK([usuários.B419]);&quot;&quot;;&quot;SIMULADO_&quot;)">
            <text:p/>
          </table:table-cell>
          <table:table-cell table:style-name="ce41" table:formula="of:=IF(ISERR(VLOOKUP([usuários.A419];[EscolaID.A$2:.B$130];2;0));&quot;&quot;;VLOOKUP([usuários.A41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0])">
            <text:p/>
          </table:table-cell>
          <table:table-cell table:style-name="ce46" table:formula="of:=SUBSTITUTE(SUBSTITUTE(SUBSTITUTE(SUBSTITUTE(SUBSTITUTE(SUBSTITUTE(SUBSTITUTE(SUBSTITUTE(SUBSTITUTE(SUBSTITUTE(SUBSTITUTE(SUBSTITUTE([.A42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0]" office:value-type="float" office:value="0" calcext:value-type="float">
            <text:p/>
          </table:table-cell>
          <table:table-cell table:style-name="ce52" table:formula="of:=LOWER([Configurações.H420])" office:value-type="string" office:string-value="213418" calcext:value-type="string">
            <text:p>213418</text:p>
          </table:table-cell>
          <table:table-cell table:style-name="ce54" table:formula="of:=CONCATENATE([.D420];[Configurações.F420])" office:value-type="string" office:string-value="213418@gmail.com" calcext:value-type="string">
            <text:p>213418@gmail.com</text:p>
          </table:table-cell>
          <table:table-cell table:style-name="ce54" table:formula="of:=[.C42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0]);&quot;&quot;;CONCATENATE([.K420];LEFT([.F420];4)))">
            <text:p/>
          </table:table-cell>
          <table:table-cell table:style-name="ce41" table:formula="of:=IF(ISBLANK([usuários.B420]);&quot;&quot;;&quot;SIMULADO_&quot;)">
            <text:p/>
          </table:table-cell>
          <table:table-cell table:style-name="ce41" table:formula="of:=IF(ISERR(VLOOKUP([usuários.A420];[EscolaID.A$2:.B$130];2;0));&quot;&quot;;VLOOKUP([usuários.A42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1])">
            <text:p/>
          </table:table-cell>
          <table:table-cell table:style-name="ce46" table:formula="of:=SUBSTITUTE(SUBSTITUTE(SUBSTITUTE(SUBSTITUTE(SUBSTITUTE(SUBSTITUTE(SUBSTITUTE(SUBSTITUTE(SUBSTITUTE(SUBSTITUTE(SUBSTITUTE(SUBSTITUTE([.A42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1]" office:value-type="float" office:value="0" calcext:value-type="float">
            <text:p/>
          </table:table-cell>
          <table:table-cell table:style-name="ce52" table:formula="of:=LOWER([Configurações.H421])" office:value-type="string" office:string-value="213419" calcext:value-type="string">
            <text:p>213419</text:p>
          </table:table-cell>
          <table:table-cell table:style-name="ce54" table:formula="of:=CONCATENATE([.D421];[Configurações.F421])" office:value-type="string" office:string-value="213419@gmail.com" calcext:value-type="string">
            <text:p>213419@gmail.com</text:p>
          </table:table-cell>
          <table:table-cell table:style-name="ce54" table:formula="of:=[.C42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1]);&quot;&quot;;CONCATENATE([.K421];LEFT([.F421];4)))">
            <text:p/>
          </table:table-cell>
          <table:table-cell table:style-name="ce41" table:formula="of:=IF(ISBLANK([usuários.B421]);&quot;&quot;;&quot;SIMULADO_&quot;)">
            <text:p/>
          </table:table-cell>
          <table:table-cell table:style-name="ce41" table:formula="of:=IF(ISERR(VLOOKUP([usuários.A421];[EscolaID.A$2:.B$130];2;0));&quot;&quot;;VLOOKUP([usuários.A42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2])">
            <text:p/>
          </table:table-cell>
          <table:table-cell table:style-name="ce46" table:formula="of:=SUBSTITUTE(SUBSTITUTE(SUBSTITUTE(SUBSTITUTE(SUBSTITUTE(SUBSTITUTE(SUBSTITUTE(SUBSTITUTE(SUBSTITUTE(SUBSTITUTE(SUBSTITUTE(SUBSTITUTE([.A42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2]" office:value-type="float" office:value="0" calcext:value-type="float">
            <text:p/>
          </table:table-cell>
          <table:table-cell table:style-name="ce52" table:formula="of:=LOWER([Configurações.H422])" office:value-type="string" office:string-value="213420" calcext:value-type="string">
            <text:p>213420</text:p>
          </table:table-cell>
          <table:table-cell table:style-name="ce54" table:formula="of:=CONCATENATE([.D422];[Configurações.F422])" office:value-type="string" office:string-value="213420@gmail.com" calcext:value-type="string">
            <text:p>213420@gmail.com</text:p>
          </table:table-cell>
          <table:table-cell table:style-name="ce54" table:formula="of:=[.C42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2]);&quot;&quot;;CONCATENATE([.K422];LEFT([.F422];4)))">
            <text:p/>
          </table:table-cell>
          <table:table-cell table:style-name="ce41" table:formula="of:=IF(ISBLANK([usuários.B422]);&quot;&quot;;&quot;SIMULADO_&quot;)">
            <text:p/>
          </table:table-cell>
          <table:table-cell table:style-name="ce41" table:formula="of:=IF(ISERR(VLOOKUP([usuários.A422];[EscolaID.A$2:.B$130];2;0));&quot;&quot;;VLOOKUP([usuários.A42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3])">
            <text:p/>
          </table:table-cell>
          <table:table-cell table:style-name="ce46" table:formula="of:=SUBSTITUTE(SUBSTITUTE(SUBSTITUTE(SUBSTITUTE(SUBSTITUTE(SUBSTITUTE(SUBSTITUTE(SUBSTITUTE(SUBSTITUTE(SUBSTITUTE(SUBSTITUTE(SUBSTITUTE([.A42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3]" office:value-type="float" office:value="0" calcext:value-type="float">
            <text:p/>
          </table:table-cell>
          <table:table-cell table:style-name="ce52" table:formula="of:=LOWER([Configurações.H423])" office:value-type="string" office:string-value="213421" calcext:value-type="string">
            <text:p>213421</text:p>
          </table:table-cell>
          <table:table-cell table:style-name="ce54" table:formula="of:=CONCATENATE([.D423];[Configurações.F423])" office:value-type="string" office:string-value="213421@gmail.com" calcext:value-type="string">
            <text:p>213421@gmail.com</text:p>
          </table:table-cell>
          <table:table-cell table:style-name="ce54" table:formula="of:=[.C42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3]);&quot;&quot;;CONCATENATE([.K423];LEFT([.F423];4)))">
            <text:p/>
          </table:table-cell>
          <table:table-cell table:style-name="ce41" table:formula="of:=IF(ISBLANK([usuários.B423]);&quot;&quot;;&quot;SIMULADO_&quot;)">
            <text:p/>
          </table:table-cell>
          <table:table-cell table:style-name="ce41" table:formula="of:=IF(ISERR(VLOOKUP([usuários.A423];[EscolaID.A$2:.B$130];2;0));&quot;&quot;;VLOOKUP([usuários.A42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4])">
            <text:p/>
          </table:table-cell>
          <table:table-cell table:style-name="ce46" table:formula="of:=SUBSTITUTE(SUBSTITUTE(SUBSTITUTE(SUBSTITUTE(SUBSTITUTE(SUBSTITUTE(SUBSTITUTE(SUBSTITUTE(SUBSTITUTE(SUBSTITUTE(SUBSTITUTE(SUBSTITUTE([.A42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4]" office:value-type="float" office:value="0" calcext:value-type="float">
            <text:p/>
          </table:table-cell>
          <table:table-cell table:style-name="ce52" table:formula="of:=LOWER([Configurações.H424])" office:value-type="string" office:string-value="213422" calcext:value-type="string">
            <text:p>213422</text:p>
          </table:table-cell>
          <table:table-cell table:style-name="ce54" table:formula="of:=CONCATENATE([.D424];[Configurações.F424])" office:value-type="string" office:string-value="213422@gmail.com" calcext:value-type="string">
            <text:p>213422@gmail.com</text:p>
          </table:table-cell>
          <table:table-cell table:style-name="ce54" table:formula="of:=[.C42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4]);&quot;&quot;;CONCATENATE([.K424];LEFT([.F424];4)))">
            <text:p/>
          </table:table-cell>
          <table:table-cell table:style-name="ce41" table:formula="of:=IF(ISBLANK([usuários.B424]);&quot;&quot;;&quot;SIMULADO_&quot;)">
            <text:p/>
          </table:table-cell>
          <table:table-cell table:style-name="ce41" table:formula="of:=IF(ISERR(VLOOKUP([usuários.A424];[EscolaID.A$2:.B$130];2;0));&quot;&quot;;VLOOKUP([usuários.A42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5])">
            <text:p/>
          </table:table-cell>
          <table:table-cell table:style-name="ce46" table:formula="of:=SUBSTITUTE(SUBSTITUTE(SUBSTITUTE(SUBSTITUTE(SUBSTITUTE(SUBSTITUTE(SUBSTITUTE(SUBSTITUTE(SUBSTITUTE(SUBSTITUTE(SUBSTITUTE(SUBSTITUTE([.A42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5]" office:value-type="float" office:value="0" calcext:value-type="float">
            <text:p/>
          </table:table-cell>
          <table:table-cell table:style-name="ce52" table:formula="of:=LOWER([Configurações.H425])" office:value-type="string" office:string-value="213423" calcext:value-type="string">
            <text:p>213423</text:p>
          </table:table-cell>
          <table:table-cell table:style-name="ce54" table:formula="of:=CONCATENATE([.D425];[Configurações.F425])" office:value-type="string" office:string-value="213423@gmail.com" calcext:value-type="string">
            <text:p>213423@gmail.com</text:p>
          </table:table-cell>
          <table:table-cell table:style-name="ce54" table:formula="of:=[.C42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5]);&quot;&quot;;CONCATENATE([.K425];LEFT([.F425];4)))">
            <text:p/>
          </table:table-cell>
          <table:table-cell table:style-name="ce41" table:formula="of:=IF(ISBLANK([usuários.B425]);&quot;&quot;;&quot;SIMULADO_&quot;)">
            <text:p/>
          </table:table-cell>
          <table:table-cell table:style-name="ce41" table:formula="of:=IF(ISERR(VLOOKUP([usuários.A425];[EscolaID.A$2:.B$130];2;0));&quot;&quot;;VLOOKUP([usuários.A42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6])">
            <text:p/>
          </table:table-cell>
          <table:table-cell table:style-name="ce46" table:formula="of:=SUBSTITUTE(SUBSTITUTE(SUBSTITUTE(SUBSTITUTE(SUBSTITUTE(SUBSTITUTE(SUBSTITUTE(SUBSTITUTE(SUBSTITUTE(SUBSTITUTE(SUBSTITUTE(SUBSTITUTE([.A42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6]" office:value-type="float" office:value="0" calcext:value-type="float">
            <text:p/>
          </table:table-cell>
          <table:table-cell table:style-name="ce52" table:formula="of:=LOWER([Configurações.H426])" office:value-type="string" office:string-value="213424" calcext:value-type="string">
            <text:p>213424</text:p>
          </table:table-cell>
          <table:table-cell table:style-name="ce54" table:formula="of:=CONCATENATE([.D426];[Configurações.F426])" office:value-type="string" office:string-value="213424@gmail.com" calcext:value-type="string">
            <text:p>213424@gmail.com</text:p>
          </table:table-cell>
          <table:table-cell table:style-name="ce54" table:formula="of:=[.C42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6]);&quot;&quot;;CONCATENATE([.K426];LEFT([.F426];4)))">
            <text:p/>
          </table:table-cell>
          <table:table-cell table:style-name="ce41" table:formula="of:=IF(ISBLANK([usuários.B426]);&quot;&quot;;&quot;SIMULADO_&quot;)">
            <text:p/>
          </table:table-cell>
          <table:table-cell table:style-name="ce41" table:formula="of:=IF(ISERR(VLOOKUP([usuários.A426];[EscolaID.A$2:.B$130];2;0));&quot;&quot;;VLOOKUP([usuários.A42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7])">
            <text:p/>
          </table:table-cell>
          <table:table-cell table:style-name="ce46" table:formula="of:=SUBSTITUTE(SUBSTITUTE(SUBSTITUTE(SUBSTITUTE(SUBSTITUTE(SUBSTITUTE(SUBSTITUTE(SUBSTITUTE(SUBSTITUTE(SUBSTITUTE(SUBSTITUTE(SUBSTITUTE([.A42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7]" office:value-type="float" office:value="0" calcext:value-type="float">
            <text:p/>
          </table:table-cell>
          <table:table-cell table:style-name="ce52" table:formula="of:=LOWER([Configurações.H427])" office:value-type="string" office:string-value="213425" calcext:value-type="string">
            <text:p>213425</text:p>
          </table:table-cell>
          <table:table-cell table:style-name="ce54" table:formula="of:=CONCATENATE([.D427];[Configurações.F427])" office:value-type="string" office:string-value="213425@gmail.com" calcext:value-type="string">
            <text:p>213425@gmail.com</text:p>
          </table:table-cell>
          <table:table-cell table:style-name="ce54" table:formula="of:=[.C42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7]);&quot;&quot;;CONCATENATE([.K427];LEFT([.F427];4)))">
            <text:p/>
          </table:table-cell>
          <table:table-cell table:style-name="ce41" table:formula="of:=IF(ISBLANK([usuários.B427]);&quot;&quot;;&quot;SIMULADO_&quot;)">
            <text:p/>
          </table:table-cell>
          <table:table-cell table:style-name="ce41" table:formula="of:=IF(ISERR(VLOOKUP([usuários.A427];[EscolaID.A$2:.B$130];2;0));&quot;&quot;;VLOOKUP([usuários.A42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8])">
            <text:p/>
          </table:table-cell>
          <table:table-cell table:style-name="ce46" table:formula="of:=SUBSTITUTE(SUBSTITUTE(SUBSTITUTE(SUBSTITUTE(SUBSTITUTE(SUBSTITUTE(SUBSTITUTE(SUBSTITUTE(SUBSTITUTE(SUBSTITUTE(SUBSTITUTE(SUBSTITUTE([.A42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8]" office:value-type="float" office:value="0" calcext:value-type="float">
            <text:p/>
          </table:table-cell>
          <table:table-cell table:style-name="ce52" table:formula="of:=LOWER([Configurações.H428])" office:value-type="string" office:string-value="213426" calcext:value-type="string">
            <text:p>213426</text:p>
          </table:table-cell>
          <table:table-cell table:style-name="ce54" table:formula="of:=CONCATENATE([.D428];[Configurações.F428])" office:value-type="string" office:string-value="213426@gmail.com" calcext:value-type="string">
            <text:p>213426@gmail.com</text:p>
          </table:table-cell>
          <table:table-cell table:style-name="ce54" table:formula="of:=[.C42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8]);&quot;&quot;;CONCATENATE([.K428];LEFT([.F428];4)))">
            <text:p/>
          </table:table-cell>
          <table:table-cell table:style-name="ce41" table:formula="of:=IF(ISBLANK([usuários.B428]);&quot;&quot;;&quot;SIMULADO_&quot;)">
            <text:p/>
          </table:table-cell>
          <table:table-cell table:style-name="ce41" table:formula="of:=IF(ISERR(VLOOKUP([usuários.A428];[EscolaID.A$2:.B$130];2;0));&quot;&quot;;VLOOKUP([usuários.A42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29])">
            <text:p/>
          </table:table-cell>
          <table:table-cell table:style-name="ce46" table:formula="of:=SUBSTITUTE(SUBSTITUTE(SUBSTITUTE(SUBSTITUTE(SUBSTITUTE(SUBSTITUTE(SUBSTITUTE(SUBSTITUTE(SUBSTITUTE(SUBSTITUTE(SUBSTITUTE(SUBSTITUTE([.A42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29]" office:value-type="float" office:value="0" calcext:value-type="float">
            <text:p/>
          </table:table-cell>
          <table:table-cell table:style-name="ce52" table:formula="of:=LOWER([Configurações.H429])" office:value-type="string" office:string-value="213427" calcext:value-type="string">
            <text:p>213427</text:p>
          </table:table-cell>
          <table:table-cell table:style-name="ce54" table:formula="of:=CONCATENATE([.D429];[Configurações.F429])" office:value-type="string" office:string-value="213427@gmail.com" calcext:value-type="string">
            <text:p>213427@gmail.com</text:p>
          </table:table-cell>
          <table:table-cell table:style-name="ce54" table:formula="of:=[.C42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29]);&quot;&quot;;CONCATENATE([.K429];LEFT([.F429];4)))">
            <text:p/>
          </table:table-cell>
          <table:table-cell table:style-name="ce41" table:formula="of:=IF(ISBLANK([usuários.B429]);&quot;&quot;;&quot;SIMULADO_&quot;)">
            <text:p/>
          </table:table-cell>
          <table:table-cell table:style-name="ce41" table:formula="of:=IF(ISERR(VLOOKUP([usuários.A429];[EscolaID.A$2:.B$130];2;0));&quot;&quot;;VLOOKUP([usuários.A42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0])">
            <text:p/>
          </table:table-cell>
          <table:table-cell table:style-name="ce46" table:formula="of:=SUBSTITUTE(SUBSTITUTE(SUBSTITUTE(SUBSTITUTE(SUBSTITUTE(SUBSTITUTE(SUBSTITUTE(SUBSTITUTE(SUBSTITUTE(SUBSTITUTE(SUBSTITUTE(SUBSTITUTE([.A43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0]" office:value-type="float" office:value="0" calcext:value-type="float">
            <text:p/>
          </table:table-cell>
          <table:table-cell table:style-name="ce52" table:formula="of:=LOWER([Configurações.H430])" office:value-type="string" office:string-value="213428" calcext:value-type="string">
            <text:p>213428</text:p>
          </table:table-cell>
          <table:table-cell table:style-name="ce54" table:formula="of:=CONCATENATE([.D430];[Configurações.F430])" office:value-type="string" office:string-value="213428@gmail.com" calcext:value-type="string">
            <text:p>213428@gmail.com</text:p>
          </table:table-cell>
          <table:table-cell table:style-name="ce54" table:formula="of:=[.C43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0]);&quot;&quot;;CONCATENATE([.K430];LEFT([.F430];4)))">
            <text:p/>
          </table:table-cell>
          <table:table-cell table:style-name="ce41" table:formula="of:=IF(ISBLANK([usuários.B430]);&quot;&quot;;&quot;SIMULADO_&quot;)">
            <text:p/>
          </table:table-cell>
          <table:table-cell table:style-name="ce41" table:formula="of:=IF(ISERR(VLOOKUP([usuários.A430];[EscolaID.A$2:.B$130];2;0));&quot;&quot;;VLOOKUP([usuários.A43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1])">
            <text:p/>
          </table:table-cell>
          <table:table-cell table:style-name="ce46" table:formula="of:=SUBSTITUTE(SUBSTITUTE(SUBSTITUTE(SUBSTITUTE(SUBSTITUTE(SUBSTITUTE(SUBSTITUTE(SUBSTITUTE(SUBSTITUTE(SUBSTITUTE(SUBSTITUTE(SUBSTITUTE([.A43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1]" office:value-type="float" office:value="0" calcext:value-type="float">
            <text:p/>
          </table:table-cell>
          <table:table-cell table:style-name="ce52" table:formula="of:=LOWER([Configurações.H431])" office:value-type="string" office:string-value="213429" calcext:value-type="string">
            <text:p>213429</text:p>
          </table:table-cell>
          <table:table-cell table:style-name="ce54" table:formula="of:=CONCATENATE([.D431];[Configurações.F431])" office:value-type="string" office:string-value="213429@gmail.com" calcext:value-type="string">
            <text:p>213429@gmail.com</text:p>
          </table:table-cell>
          <table:table-cell table:style-name="ce54" table:formula="of:=[.C43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1]);&quot;&quot;;CONCATENATE([.K431];LEFT([.F431];4)))">
            <text:p/>
          </table:table-cell>
          <table:table-cell table:style-name="ce41" table:formula="of:=IF(ISBLANK([usuários.B431]);&quot;&quot;;&quot;SIMULADO_&quot;)">
            <text:p/>
          </table:table-cell>
          <table:table-cell table:style-name="ce41" table:formula="of:=IF(ISERR(VLOOKUP([usuários.A431];[EscolaID.A$2:.B$130];2;0));&quot;&quot;;VLOOKUP([usuários.A43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2])">
            <text:p/>
          </table:table-cell>
          <table:table-cell table:style-name="ce46" table:formula="of:=SUBSTITUTE(SUBSTITUTE(SUBSTITUTE(SUBSTITUTE(SUBSTITUTE(SUBSTITUTE(SUBSTITUTE(SUBSTITUTE(SUBSTITUTE(SUBSTITUTE(SUBSTITUTE(SUBSTITUTE([.A43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2]" office:value-type="float" office:value="0" calcext:value-type="float">
            <text:p/>
          </table:table-cell>
          <table:table-cell table:style-name="ce52" table:formula="of:=LOWER([Configurações.H432])" office:value-type="string" office:string-value="213430" calcext:value-type="string">
            <text:p>213430</text:p>
          </table:table-cell>
          <table:table-cell table:style-name="ce54" table:formula="of:=CONCATENATE([.D432];[Configurações.F432])" office:value-type="string" office:string-value="213430@gmail.com" calcext:value-type="string">
            <text:p>213430@gmail.com</text:p>
          </table:table-cell>
          <table:table-cell table:style-name="ce54" table:formula="of:=[.C43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2]);&quot;&quot;;CONCATENATE([.K432];LEFT([.F432];4)))">
            <text:p/>
          </table:table-cell>
          <table:table-cell table:style-name="ce41" table:formula="of:=IF(ISBLANK([usuários.B432]);&quot;&quot;;&quot;SIMULADO_&quot;)">
            <text:p/>
          </table:table-cell>
          <table:table-cell table:style-name="ce41" table:formula="of:=IF(ISERR(VLOOKUP([usuários.A432];[EscolaID.A$2:.B$130];2;0));&quot;&quot;;VLOOKUP([usuários.A43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3])">
            <text:p/>
          </table:table-cell>
          <table:table-cell table:style-name="ce46" table:formula="of:=SUBSTITUTE(SUBSTITUTE(SUBSTITUTE(SUBSTITUTE(SUBSTITUTE(SUBSTITUTE(SUBSTITUTE(SUBSTITUTE(SUBSTITUTE(SUBSTITUTE(SUBSTITUTE(SUBSTITUTE([.A43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3]" office:value-type="float" office:value="0" calcext:value-type="float">
            <text:p/>
          </table:table-cell>
          <table:table-cell table:style-name="ce52" table:formula="of:=LOWER([Configurações.H433])" office:value-type="string" office:string-value="213431" calcext:value-type="string">
            <text:p>213431</text:p>
          </table:table-cell>
          <table:table-cell table:style-name="ce54" table:formula="of:=CONCATENATE([.D433];[Configurações.F433])" office:value-type="string" office:string-value="213431@gmail.com" calcext:value-type="string">
            <text:p>213431@gmail.com</text:p>
          </table:table-cell>
          <table:table-cell table:style-name="ce54" table:formula="of:=[.C43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3]);&quot;&quot;;CONCATENATE([.K433];LEFT([.F433];4)))">
            <text:p/>
          </table:table-cell>
          <table:table-cell table:style-name="ce41" table:formula="of:=IF(ISBLANK([usuários.B433]);&quot;&quot;;&quot;SIMULADO_&quot;)">
            <text:p/>
          </table:table-cell>
          <table:table-cell table:style-name="ce41" table:formula="of:=IF(ISERR(VLOOKUP([usuários.A433];[EscolaID.A$2:.B$130];2;0));&quot;&quot;;VLOOKUP([usuários.A43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4])">
            <text:p/>
          </table:table-cell>
          <table:table-cell table:style-name="ce46" table:formula="of:=SUBSTITUTE(SUBSTITUTE(SUBSTITUTE(SUBSTITUTE(SUBSTITUTE(SUBSTITUTE(SUBSTITUTE(SUBSTITUTE(SUBSTITUTE(SUBSTITUTE(SUBSTITUTE(SUBSTITUTE([.A43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4]" office:value-type="float" office:value="0" calcext:value-type="float">
            <text:p/>
          </table:table-cell>
          <table:table-cell table:style-name="ce52" table:formula="of:=LOWER([Configurações.H434])" office:value-type="string" office:string-value="213432" calcext:value-type="string">
            <text:p>213432</text:p>
          </table:table-cell>
          <table:table-cell table:style-name="ce54" table:formula="of:=CONCATENATE([.D434];[Configurações.F434])" office:value-type="string" office:string-value="213432@gmail.com" calcext:value-type="string">
            <text:p>213432@gmail.com</text:p>
          </table:table-cell>
          <table:table-cell table:style-name="ce54" table:formula="of:=[.C43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4]);&quot;&quot;;CONCATENATE([.K434];LEFT([.F434];4)))">
            <text:p/>
          </table:table-cell>
          <table:table-cell table:style-name="ce41" table:formula="of:=IF(ISBLANK([usuários.B434]);&quot;&quot;;&quot;SIMULADO_&quot;)">
            <text:p/>
          </table:table-cell>
          <table:table-cell table:style-name="ce41" table:formula="of:=IF(ISERR(VLOOKUP([usuários.A434];[EscolaID.A$2:.B$130];2;0));&quot;&quot;;VLOOKUP([usuários.A43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5])">
            <text:p/>
          </table:table-cell>
          <table:table-cell table:style-name="ce46" table:formula="of:=SUBSTITUTE(SUBSTITUTE(SUBSTITUTE(SUBSTITUTE(SUBSTITUTE(SUBSTITUTE(SUBSTITUTE(SUBSTITUTE(SUBSTITUTE(SUBSTITUTE(SUBSTITUTE(SUBSTITUTE([.A43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5]" office:value-type="float" office:value="0" calcext:value-type="float">
            <text:p/>
          </table:table-cell>
          <table:table-cell table:style-name="ce52" table:formula="of:=LOWER([Configurações.H435])" office:value-type="string" office:string-value="213433" calcext:value-type="string">
            <text:p>213433</text:p>
          </table:table-cell>
          <table:table-cell table:style-name="ce54" table:formula="of:=CONCATENATE([.D435];[Configurações.F435])" office:value-type="string" office:string-value="213433@gmail.com" calcext:value-type="string">
            <text:p>213433@gmail.com</text:p>
          </table:table-cell>
          <table:table-cell table:style-name="ce54" table:formula="of:=[.C43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5]);&quot;&quot;;CONCATENATE([.K435];LEFT([.F435];4)))">
            <text:p/>
          </table:table-cell>
          <table:table-cell table:style-name="ce41" table:formula="of:=IF(ISBLANK([usuários.B435]);&quot;&quot;;&quot;SIMULADO_&quot;)">
            <text:p/>
          </table:table-cell>
          <table:table-cell table:style-name="ce41" table:formula="of:=IF(ISERR(VLOOKUP([usuários.A435];[EscolaID.A$2:.B$130];2;0));&quot;&quot;;VLOOKUP([usuários.A43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6])">
            <text:p/>
          </table:table-cell>
          <table:table-cell table:style-name="ce46" table:formula="of:=SUBSTITUTE(SUBSTITUTE(SUBSTITUTE(SUBSTITUTE(SUBSTITUTE(SUBSTITUTE(SUBSTITUTE(SUBSTITUTE(SUBSTITUTE(SUBSTITUTE(SUBSTITUTE(SUBSTITUTE([.A43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6]" office:value-type="float" office:value="0" calcext:value-type="float">
            <text:p/>
          </table:table-cell>
          <table:table-cell table:style-name="ce52" table:formula="of:=LOWER([Configurações.H436])" office:value-type="string" office:string-value="213434" calcext:value-type="string">
            <text:p>213434</text:p>
          </table:table-cell>
          <table:table-cell table:style-name="ce54" table:formula="of:=CONCATENATE([.D436];[Configurações.F436])" office:value-type="string" office:string-value="213434@gmail.com" calcext:value-type="string">
            <text:p>213434@gmail.com</text:p>
          </table:table-cell>
          <table:table-cell table:style-name="ce54" table:formula="of:=[.C43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6]);&quot;&quot;;CONCATENATE([.K436];LEFT([.F436];4)))">
            <text:p/>
          </table:table-cell>
          <table:table-cell table:style-name="ce41" table:formula="of:=IF(ISBLANK([usuários.B436]);&quot;&quot;;&quot;SIMULADO_&quot;)">
            <text:p/>
          </table:table-cell>
          <table:table-cell table:style-name="ce41" table:formula="of:=IF(ISERR(VLOOKUP([usuários.A436];[EscolaID.A$2:.B$130];2;0));&quot;&quot;;VLOOKUP([usuários.A43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7])">
            <text:p/>
          </table:table-cell>
          <table:table-cell table:style-name="ce46" table:formula="of:=SUBSTITUTE(SUBSTITUTE(SUBSTITUTE(SUBSTITUTE(SUBSTITUTE(SUBSTITUTE(SUBSTITUTE(SUBSTITUTE(SUBSTITUTE(SUBSTITUTE(SUBSTITUTE(SUBSTITUTE([.A43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7]" office:value-type="float" office:value="0" calcext:value-type="float">
            <text:p/>
          </table:table-cell>
          <table:table-cell table:style-name="ce52" table:formula="of:=LOWER([Configurações.H437])" office:value-type="string" office:string-value="213435" calcext:value-type="string">
            <text:p>213435</text:p>
          </table:table-cell>
          <table:table-cell table:style-name="ce54" table:formula="of:=CONCATENATE([.D437];[Configurações.F437])" office:value-type="string" office:string-value="213435@gmail.com" calcext:value-type="string">
            <text:p>213435@gmail.com</text:p>
          </table:table-cell>
          <table:table-cell table:style-name="ce54" table:formula="of:=[.C43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7]);&quot;&quot;;CONCATENATE([.K437];LEFT([.F437];4)))">
            <text:p/>
          </table:table-cell>
          <table:table-cell table:style-name="ce41" table:formula="of:=IF(ISBLANK([usuários.B437]);&quot;&quot;;&quot;SIMULADO_&quot;)">
            <text:p/>
          </table:table-cell>
          <table:table-cell table:style-name="ce41" table:formula="of:=IF(ISERR(VLOOKUP([usuários.A437];[EscolaID.A$2:.B$130];2;0));&quot;&quot;;VLOOKUP([usuários.A43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8])">
            <text:p/>
          </table:table-cell>
          <table:table-cell table:style-name="ce46" table:formula="of:=SUBSTITUTE(SUBSTITUTE(SUBSTITUTE(SUBSTITUTE(SUBSTITUTE(SUBSTITUTE(SUBSTITUTE(SUBSTITUTE(SUBSTITUTE(SUBSTITUTE(SUBSTITUTE(SUBSTITUTE([.A43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8]" office:value-type="float" office:value="0" calcext:value-type="float">
            <text:p/>
          </table:table-cell>
          <table:table-cell table:style-name="ce52" table:formula="of:=LOWER([Configurações.H438])" office:value-type="string" office:string-value="213436" calcext:value-type="string">
            <text:p>213436</text:p>
          </table:table-cell>
          <table:table-cell table:style-name="ce54" table:formula="of:=CONCATENATE([.D438];[Configurações.F438])" office:value-type="string" office:string-value="213436@gmail.com" calcext:value-type="string">
            <text:p>213436@gmail.com</text:p>
          </table:table-cell>
          <table:table-cell table:style-name="ce54" table:formula="of:=[.C43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8]);&quot;&quot;;CONCATENATE([.K438];LEFT([.F438];4)))">
            <text:p/>
          </table:table-cell>
          <table:table-cell table:style-name="ce41" table:formula="of:=IF(ISBLANK([usuários.B438]);&quot;&quot;;&quot;SIMULADO_&quot;)">
            <text:p/>
          </table:table-cell>
          <table:table-cell table:style-name="ce41" table:formula="of:=IF(ISERR(VLOOKUP([usuários.A438];[EscolaID.A$2:.B$130];2;0));&quot;&quot;;VLOOKUP([usuários.A43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39])">
            <text:p/>
          </table:table-cell>
          <table:table-cell table:style-name="ce46" table:formula="of:=SUBSTITUTE(SUBSTITUTE(SUBSTITUTE(SUBSTITUTE(SUBSTITUTE(SUBSTITUTE(SUBSTITUTE(SUBSTITUTE(SUBSTITUTE(SUBSTITUTE(SUBSTITUTE(SUBSTITUTE([.A43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39]" office:value-type="float" office:value="0" calcext:value-type="float">
            <text:p/>
          </table:table-cell>
          <table:table-cell table:style-name="ce52" table:formula="of:=LOWER([Configurações.H439])" office:value-type="string" office:string-value="213437" calcext:value-type="string">
            <text:p>213437</text:p>
          </table:table-cell>
          <table:table-cell table:style-name="ce54" table:formula="of:=CONCATENATE([.D439];[Configurações.F439])" office:value-type="string" office:string-value="213437@gmail.com" calcext:value-type="string">
            <text:p>213437@gmail.com</text:p>
          </table:table-cell>
          <table:table-cell table:style-name="ce54" table:formula="of:=[.C43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39]);&quot;&quot;;CONCATENATE([.K439];LEFT([.F439];4)))">
            <text:p/>
          </table:table-cell>
          <table:table-cell table:style-name="ce41" table:formula="of:=IF(ISBLANK([usuários.B439]);&quot;&quot;;&quot;SIMULADO_&quot;)">
            <text:p/>
          </table:table-cell>
          <table:table-cell table:style-name="ce41" table:formula="of:=IF(ISERR(VLOOKUP([usuários.A439];[EscolaID.A$2:.B$130];2;0));&quot;&quot;;VLOOKUP([usuários.A43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0])">
            <text:p/>
          </table:table-cell>
          <table:table-cell table:style-name="ce46" table:formula="of:=SUBSTITUTE(SUBSTITUTE(SUBSTITUTE(SUBSTITUTE(SUBSTITUTE(SUBSTITUTE(SUBSTITUTE(SUBSTITUTE(SUBSTITUTE(SUBSTITUTE(SUBSTITUTE(SUBSTITUTE([.A44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0]" office:value-type="float" office:value="0" calcext:value-type="float">
            <text:p/>
          </table:table-cell>
          <table:table-cell table:style-name="ce52" table:formula="of:=LOWER([Configurações.H440])" office:value-type="string" office:string-value="213438" calcext:value-type="string">
            <text:p>213438</text:p>
          </table:table-cell>
          <table:table-cell table:style-name="ce54" table:formula="of:=CONCATENATE([.D440];[Configurações.F440])" office:value-type="string" office:string-value="213438@gmail.com" calcext:value-type="string">
            <text:p>213438@gmail.com</text:p>
          </table:table-cell>
          <table:table-cell table:style-name="ce54" table:formula="of:=[.C44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0]);&quot;&quot;;CONCATENATE([.K440];LEFT([.F440];4)))">
            <text:p/>
          </table:table-cell>
          <table:table-cell table:style-name="ce41" table:formula="of:=IF(ISBLANK([usuários.B440]);&quot;&quot;;&quot;SIMULADO_&quot;)">
            <text:p/>
          </table:table-cell>
          <table:table-cell table:style-name="ce41" table:formula="of:=IF(ISERR(VLOOKUP([usuários.A440];[EscolaID.A$2:.B$130];2;0));&quot;&quot;;VLOOKUP([usuários.A44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1])">
            <text:p/>
          </table:table-cell>
          <table:table-cell table:style-name="ce46" table:formula="of:=SUBSTITUTE(SUBSTITUTE(SUBSTITUTE(SUBSTITUTE(SUBSTITUTE(SUBSTITUTE(SUBSTITUTE(SUBSTITUTE(SUBSTITUTE(SUBSTITUTE(SUBSTITUTE(SUBSTITUTE([.A44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1]" office:value-type="float" office:value="0" calcext:value-type="float">
            <text:p/>
          </table:table-cell>
          <table:table-cell table:style-name="ce52" table:formula="of:=LOWER([Configurações.H441])" office:value-type="string" office:string-value="213439" calcext:value-type="string">
            <text:p>213439</text:p>
          </table:table-cell>
          <table:table-cell table:style-name="ce54" table:formula="of:=CONCATENATE([.D441];[Configurações.F441])" office:value-type="string" office:string-value="213439@gmail.com" calcext:value-type="string">
            <text:p>213439@gmail.com</text:p>
          </table:table-cell>
          <table:table-cell table:style-name="ce54" table:formula="of:=[.C44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1]);&quot;&quot;;CONCATENATE([.K441];LEFT([.F441];4)))">
            <text:p/>
          </table:table-cell>
          <table:table-cell table:style-name="ce41" table:formula="of:=IF(ISBLANK([usuários.B441]);&quot;&quot;;&quot;SIMULADO_&quot;)">
            <text:p/>
          </table:table-cell>
          <table:table-cell table:style-name="ce41" table:formula="of:=IF(ISERR(VLOOKUP([usuários.A441];[EscolaID.A$2:.B$130];2;0));&quot;&quot;;VLOOKUP([usuários.A44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2])">
            <text:p/>
          </table:table-cell>
          <table:table-cell table:style-name="ce46" table:formula="of:=SUBSTITUTE(SUBSTITUTE(SUBSTITUTE(SUBSTITUTE(SUBSTITUTE(SUBSTITUTE(SUBSTITUTE(SUBSTITUTE(SUBSTITUTE(SUBSTITUTE(SUBSTITUTE(SUBSTITUTE([.A44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2]" office:value-type="float" office:value="0" calcext:value-type="float">
            <text:p/>
          </table:table-cell>
          <table:table-cell table:style-name="ce52" table:formula="of:=LOWER([Configurações.H442])" office:value-type="string" office:string-value="213440" calcext:value-type="string">
            <text:p>213440</text:p>
          </table:table-cell>
          <table:table-cell table:style-name="ce54" table:formula="of:=CONCATENATE([.D442];[Configurações.F442])" office:value-type="string" office:string-value="213440@gmail.com" calcext:value-type="string">
            <text:p>213440@gmail.com</text:p>
          </table:table-cell>
          <table:table-cell table:style-name="ce54" table:formula="of:=[.C44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2]);&quot;&quot;;CONCATENATE([.K442];LEFT([.F442];4)))">
            <text:p/>
          </table:table-cell>
          <table:table-cell table:style-name="ce41" table:formula="of:=IF(ISBLANK([usuários.B442]);&quot;&quot;;&quot;SIMULADO_&quot;)">
            <text:p/>
          </table:table-cell>
          <table:table-cell table:style-name="ce41" table:formula="of:=IF(ISERR(VLOOKUP([usuários.A442];[EscolaID.A$2:.B$130];2;0));&quot;&quot;;VLOOKUP([usuários.A44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3])">
            <text:p/>
          </table:table-cell>
          <table:table-cell table:style-name="ce46" table:formula="of:=SUBSTITUTE(SUBSTITUTE(SUBSTITUTE(SUBSTITUTE(SUBSTITUTE(SUBSTITUTE(SUBSTITUTE(SUBSTITUTE(SUBSTITUTE(SUBSTITUTE(SUBSTITUTE(SUBSTITUTE([.A44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3]" office:value-type="float" office:value="0" calcext:value-type="float">
            <text:p/>
          </table:table-cell>
          <table:table-cell table:style-name="ce52" table:formula="of:=LOWER([Configurações.H443])" office:value-type="string" office:string-value="213441" calcext:value-type="string">
            <text:p>213441</text:p>
          </table:table-cell>
          <table:table-cell table:style-name="ce54" table:formula="of:=CONCATENATE([.D443];[Configurações.F443])" office:value-type="string" office:string-value="213441@gmail.com" calcext:value-type="string">
            <text:p>213441@gmail.com</text:p>
          </table:table-cell>
          <table:table-cell table:style-name="ce54" table:formula="of:=[.C44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3]);&quot;&quot;;CONCATENATE([.K443];LEFT([.F443];4)))">
            <text:p/>
          </table:table-cell>
          <table:table-cell table:style-name="ce41" table:formula="of:=IF(ISBLANK([usuários.B443]);&quot;&quot;;&quot;SIMULADO_&quot;)">
            <text:p/>
          </table:table-cell>
          <table:table-cell table:style-name="ce41" table:formula="of:=IF(ISERR(VLOOKUP([usuários.A443];[EscolaID.A$2:.B$130];2;0));&quot;&quot;;VLOOKUP([usuários.A44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4])">
            <text:p/>
          </table:table-cell>
          <table:table-cell table:style-name="ce46" table:formula="of:=SUBSTITUTE(SUBSTITUTE(SUBSTITUTE(SUBSTITUTE(SUBSTITUTE(SUBSTITUTE(SUBSTITUTE(SUBSTITUTE(SUBSTITUTE(SUBSTITUTE(SUBSTITUTE(SUBSTITUTE([.A44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4]" office:value-type="float" office:value="0" calcext:value-type="float">
            <text:p/>
          </table:table-cell>
          <table:table-cell table:style-name="ce52" table:formula="of:=LOWER([Configurações.H444])" office:value-type="string" office:string-value="213442" calcext:value-type="string">
            <text:p>213442</text:p>
          </table:table-cell>
          <table:table-cell table:style-name="ce54" table:formula="of:=CONCATENATE([.D444];[Configurações.F444])" office:value-type="string" office:string-value="213442@gmail.com" calcext:value-type="string">
            <text:p>213442@gmail.com</text:p>
          </table:table-cell>
          <table:table-cell table:style-name="ce54" table:formula="of:=[.C44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4]);&quot;&quot;;CONCATENATE([.K444];LEFT([.F444];4)))">
            <text:p/>
          </table:table-cell>
          <table:table-cell table:style-name="ce41" table:formula="of:=IF(ISBLANK([usuários.B444]);&quot;&quot;;&quot;SIMULADO_&quot;)">
            <text:p/>
          </table:table-cell>
          <table:table-cell table:style-name="ce41" table:formula="of:=IF(ISERR(VLOOKUP([usuários.A444];[EscolaID.A$2:.B$130];2;0));&quot;&quot;;VLOOKUP([usuários.A44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5])">
            <text:p/>
          </table:table-cell>
          <table:table-cell table:style-name="ce46" table:formula="of:=SUBSTITUTE(SUBSTITUTE(SUBSTITUTE(SUBSTITUTE(SUBSTITUTE(SUBSTITUTE(SUBSTITUTE(SUBSTITUTE(SUBSTITUTE(SUBSTITUTE(SUBSTITUTE(SUBSTITUTE([.A44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5]" office:value-type="float" office:value="0" calcext:value-type="float">
            <text:p/>
          </table:table-cell>
          <table:table-cell table:style-name="ce52" table:formula="of:=LOWER([Configurações.H445])" office:value-type="string" office:string-value="213443" calcext:value-type="string">
            <text:p>213443</text:p>
          </table:table-cell>
          <table:table-cell table:style-name="ce54" table:formula="of:=CONCATENATE([.D445];[Configurações.F445])" office:value-type="string" office:string-value="213443@gmail.com" calcext:value-type="string">
            <text:p>213443@gmail.com</text:p>
          </table:table-cell>
          <table:table-cell table:style-name="ce54" table:formula="of:=[.C44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5]);&quot;&quot;;CONCATENATE([.K445];LEFT([.F445];4)))">
            <text:p/>
          </table:table-cell>
          <table:table-cell table:style-name="ce41" table:formula="of:=IF(ISBLANK([usuários.B445]);&quot;&quot;;&quot;SIMULADO_&quot;)">
            <text:p/>
          </table:table-cell>
          <table:table-cell table:style-name="ce41" table:formula="of:=IF(ISERR(VLOOKUP([usuários.A445];[EscolaID.A$2:.B$130];2;0));&quot;&quot;;VLOOKUP([usuários.A44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6])">
            <text:p/>
          </table:table-cell>
          <table:table-cell table:style-name="ce46" table:formula="of:=SUBSTITUTE(SUBSTITUTE(SUBSTITUTE(SUBSTITUTE(SUBSTITUTE(SUBSTITUTE(SUBSTITUTE(SUBSTITUTE(SUBSTITUTE(SUBSTITUTE(SUBSTITUTE(SUBSTITUTE([.A44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6]" office:value-type="float" office:value="0" calcext:value-type="float">
            <text:p/>
          </table:table-cell>
          <table:table-cell table:style-name="ce52" table:formula="of:=LOWER([Configurações.H446])" office:value-type="string" office:string-value="213444" calcext:value-type="string">
            <text:p>213444</text:p>
          </table:table-cell>
          <table:table-cell table:style-name="ce54" table:formula="of:=CONCATENATE([.D446];[Configurações.F446])" office:value-type="string" office:string-value="213444@gmail.com" calcext:value-type="string">
            <text:p>213444@gmail.com</text:p>
          </table:table-cell>
          <table:table-cell table:style-name="ce54" table:formula="of:=[.C44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6]);&quot;&quot;;CONCATENATE([.K446];LEFT([.F446];4)))">
            <text:p/>
          </table:table-cell>
          <table:table-cell table:style-name="ce41" table:formula="of:=IF(ISBLANK([usuários.B446]);&quot;&quot;;&quot;SIMULADO_&quot;)">
            <text:p/>
          </table:table-cell>
          <table:table-cell table:style-name="ce41" table:formula="of:=IF(ISERR(VLOOKUP([usuários.A446];[EscolaID.A$2:.B$130];2;0));&quot;&quot;;VLOOKUP([usuários.A44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7])">
            <text:p/>
          </table:table-cell>
          <table:table-cell table:style-name="ce46" table:formula="of:=SUBSTITUTE(SUBSTITUTE(SUBSTITUTE(SUBSTITUTE(SUBSTITUTE(SUBSTITUTE(SUBSTITUTE(SUBSTITUTE(SUBSTITUTE(SUBSTITUTE(SUBSTITUTE(SUBSTITUTE([.A44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7]" office:value-type="float" office:value="0" calcext:value-type="float">
            <text:p/>
          </table:table-cell>
          <table:table-cell table:style-name="ce52" table:formula="of:=LOWER([Configurações.H447])" office:value-type="string" office:string-value="213445" calcext:value-type="string">
            <text:p>213445</text:p>
          </table:table-cell>
          <table:table-cell table:style-name="ce54" table:formula="of:=CONCATENATE([.D447];[Configurações.F447])" office:value-type="string" office:string-value="213445@gmail.com" calcext:value-type="string">
            <text:p>213445@gmail.com</text:p>
          </table:table-cell>
          <table:table-cell table:style-name="ce54" table:formula="of:=[.C44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7]);&quot;&quot;;CONCATENATE([.K447];LEFT([.F447];4)))">
            <text:p/>
          </table:table-cell>
          <table:table-cell table:style-name="ce41" table:formula="of:=IF(ISBLANK([usuários.B447]);&quot;&quot;;&quot;SIMULADO_&quot;)">
            <text:p/>
          </table:table-cell>
          <table:table-cell table:style-name="ce41" table:formula="of:=IF(ISERR(VLOOKUP([usuários.A447];[EscolaID.A$2:.B$130];2;0));&quot;&quot;;VLOOKUP([usuários.A44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8])">
            <text:p/>
          </table:table-cell>
          <table:table-cell table:style-name="ce46" table:formula="of:=SUBSTITUTE(SUBSTITUTE(SUBSTITUTE(SUBSTITUTE(SUBSTITUTE(SUBSTITUTE(SUBSTITUTE(SUBSTITUTE(SUBSTITUTE(SUBSTITUTE(SUBSTITUTE(SUBSTITUTE([.A44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8]" office:value-type="float" office:value="0" calcext:value-type="float">
            <text:p/>
          </table:table-cell>
          <table:table-cell table:style-name="ce52" table:formula="of:=LOWER([Configurações.H448])" office:value-type="string" office:string-value="213446" calcext:value-type="string">
            <text:p>213446</text:p>
          </table:table-cell>
          <table:table-cell table:style-name="ce54" table:formula="of:=CONCATENATE([.D448];[Configurações.F448])" office:value-type="string" office:string-value="213446@gmail.com" calcext:value-type="string">
            <text:p>213446@gmail.com</text:p>
          </table:table-cell>
          <table:table-cell table:style-name="ce54" table:formula="of:=[.C44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8]);&quot;&quot;;CONCATENATE([.K448];LEFT([.F448];4)))">
            <text:p/>
          </table:table-cell>
          <table:table-cell table:style-name="ce41" table:formula="of:=IF(ISBLANK([usuários.B448]);&quot;&quot;;&quot;SIMULADO_&quot;)">
            <text:p/>
          </table:table-cell>
          <table:table-cell table:style-name="ce41" table:formula="of:=IF(ISERR(VLOOKUP([usuários.A448];[EscolaID.A$2:.B$130];2;0));&quot;&quot;;VLOOKUP([usuários.A44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49])">
            <text:p/>
          </table:table-cell>
          <table:table-cell table:style-name="ce46" table:formula="of:=SUBSTITUTE(SUBSTITUTE(SUBSTITUTE(SUBSTITUTE(SUBSTITUTE(SUBSTITUTE(SUBSTITUTE(SUBSTITUTE(SUBSTITUTE(SUBSTITUTE(SUBSTITUTE(SUBSTITUTE([.A44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49]" office:value-type="float" office:value="0" calcext:value-type="float">
            <text:p/>
          </table:table-cell>
          <table:table-cell table:style-name="ce52" table:formula="of:=LOWER([Configurações.H449])" office:value-type="string" office:string-value="213447" calcext:value-type="string">
            <text:p>213447</text:p>
          </table:table-cell>
          <table:table-cell table:style-name="ce54" table:formula="of:=CONCATENATE([.D449];[Configurações.F449])" office:value-type="string" office:string-value="213447@gmail.com" calcext:value-type="string">
            <text:p>213447@gmail.com</text:p>
          </table:table-cell>
          <table:table-cell table:style-name="ce54" table:formula="of:=[.C44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49]);&quot;&quot;;CONCATENATE([.K449];LEFT([.F449];4)))">
            <text:p/>
          </table:table-cell>
          <table:table-cell table:style-name="ce41" table:formula="of:=IF(ISBLANK([usuários.B449]);&quot;&quot;;&quot;SIMULADO_&quot;)">
            <text:p/>
          </table:table-cell>
          <table:table-cell table:style-name="ce41" table:formula="of:=IF(ISERR(VLOOKUP([usuários.A449];[EscolaID.A$2:.B$130];2;0));&quot;&quot;;VLOOKUP([usuários.A44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0])">
            <text:p/>
          </table:table-cell>
          <table:table-cell table:style-name="ce46" table:formula="of:=SUBSTITUTE(SUBSTITUTE(SUBSTITUTE(SUBSTITUTE(SUBSTITUTE(SUBSTITUTE(SUBSTITUTE(SUBSTITUTE(SUBSTITUTE(SUBSTITUTE(SUBSTITUTE(SUBSTITUTE([.A45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0]" office:value-type="float" office:value="0" calcext:value-type="float">
            <text:p/>
          </table:table-cell>
          <table:table-cell table:style-name="ce52" table:formula="of:=LOWER([Configurações.H450])" office:value-type="string" office:string-value="213448" calcext:value-type="string">
            <text:p>213448</text:p>
          </table:table-cell>
          <table:table-cell table:style-name="ce54" table:formula="of:=CONCATENATE([.D450];[Configurações.F450])" office:value-type="string" office:string-value="213448@gmail.com" calcext:value-type="string">
            <text:p>213448@gmail.com</text:p>
          </table:table-cell>
          <table:table-cell table:style-name="ce54" table:formula="of:=[.C45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0]);&quot;&quot;;CONCATENATE([.K450];LEFT([.F450];4)))">
            <text:p/>
          </table:table-cell>
          <table:table-cell table:style-name="ce41" table:formula="of:=IF(ISBLANK([usuários.B450]);&quot;&quot;;&quot;SIMULADO_&quot;)">
            <text:p/>
          </table:table-cell>
          <table:table-cell table:style-name="ce41" table:formula="of:=IF(ISERR(VLOOKUP([usuários.A450];[EscolaID.A$2:.B$130];2;0));&quot;&quot;;VLOOKUP([usuários.A45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1])">
            <text:p/>
          </table:table-cell>
          <table:table-cell table:style-name="ce46" table:formula="of:=SUBSTITUTE(SUBSTITUTE(SUBSTITUTE(SUBSTITUTE(SUBSTITUTE(SUBSTITUTE(SUBSTITUTE(SUBSTITUTE(SUBSTITUTE(SUBSTITUTE(SUBSTITUTE(SUBSTITUTE([.A45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1]" office:value-type="float" office:value="0" calcext:value-type="float">
            <text:p/>
          </table:table-cell>
          <table:table-cell table:style-name="ce52" table:formula="of:=LOWER([Configurações.H451])" office:value-type="string" office:string-value="213449" calcext:value-type="string">
            <text:p>213449</text:p>
          </table:table-cell>
          <table:table-cell table:style-name="ce54" table:formula="of:=CONCATENATE([.D451];[Configurações.F451])" office:value-type="string" office:string-value="213449@gmail.com" calcext:value-type="string">
            <text:p>213449@gmail.com</text:p>
          </table:table-cell>
          <table:table-cell table:style-name="ce54" table:formula="of:=[.C45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1]);&quot;&quot;;CONCATENATE([.K451];LEFT([.F451];4)))">
            <text:p/>
          </table:table-cell>
          <table:table-cell table:style-name="ce41" table:formula="of:=IF(ISBLANK([usuários.B451]);&quot;&quot;;&quot;SIMULADO_&quot;)">
            <text:p/>
          </table:table-cell>
          <table:table-cell table:style-name="ce41" table:formula="of:=IF(ISERR(VLOOKUP([usuários.A451];[EscolaID.A$2:.B$130];2;0));&quot;&quot;;VLOOKUP([usuários.A45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2])">
            <text:p/>
          </table:table-cell>
          <table:table-cell table:style-name="ce46" table:formula="of:=SUBSTITUTE(SUBSTITUTE(SUBSTITUTE(SUBSTITUTE(SUBSTITUTE(SUBSTITUTE(SUBSTITUTE(SUBSTITUTE(SUBSTITUTE(SUBSTITUTE(SUBSTITUTE(SUBSTITUTE([.A45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2]" office:value-type="float" office:value="0" calcext:value-type="float">
            <text:p/>
          </table:table-cell>
          <table:table-cell table:style-name="ce52" table:formula="of:=LOWER([Configurações.H452])" office:value-type="string" office:string-value="213450" calcext:value-type="string">
            <text:p>213450</text:p>
          </table:table-cell>
          <table:table-cell table:style-name="ce54" table:formula="of:=CONCATENATE([.D452];[Configurações.F452])" office:value-type="string" office:string-value="213450@gmail.com" calcext:value-type="string">
            <text:p>213450@gmail.com</text:p>
          </table:table-cell>
          <table:table-cell table:style-name="ce54" table:formula="of:=[.C45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2]);&quot;&quot;;CONCATENATE([.K452];LEFT([.F452];4)))">
            <text:p/>
          </table:table-cell>
          <table:table-cell table:style-name="ce41" table:formula="of:=IF(ISBLANK([usuários.B452]);&quot;&quot;;&quot;SIMULADO_&quot;)">
            <text:p/>
          </table:table-cell>
          <table:table-cell table:style-name="ce41" table:formula="of:=IF(ISERR(VLOOKUP([usuários.A452];[EscolaID.A$2:.B$130];2;0));&quot;&quot;;VLOOKUP([usuários.A45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3])">
            <text:p/>
          </table:table-cell>
          <table:table-cell table:style-name="ce46" table:formula="of:=SUBSTITUTE(SUBSTITUTE(SUBSTITUTE(SUBSTITUTE(SUBSTITUTE(SUBSTITUTE(SUBSTITUTE(SUBSTITUTE(SUBSTITUTE(SUBSTITUTE(SUBSTITUTE(SUBSTITUTE([.A45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3]" office:value-type="float" office:value="0" calcext:value-type="float">
            <text:p/>
          </table:table-cell>
          <table:table-cell table:style-name="ce52" table:formula="of:=LOWER([Configurações.H453])" office:value-type="string" office:string-value="213451" calcext:value-type="string">
            <text:p>213451</text:p>
          </table:table-cell>
          <table:table-cell table:style-name="ce54" table:formula="of:=CONCATENATE([.D453];[Configurações.F453])" office:value-type="string" office:string-value="213451@gmail.com" calcext:value-type="string">
            <text:p>213451@gmail.com</text:p>
          </table:table-cell>
          <table:table-cell table:style-name="ce54" table:formula="of:=[.C45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3]);&quot;&quot;;CONCATENATE([.K453];LEFT([.F453];4)))">
            <text:p/>
          </table:table-cell>
          <table:table-cell table:style-name="ce41" table:formula="of:=IF(ISBLANK([usuários.B453]);&quot;&quot;;&quot;SIMULADO_&quot;)">
            <text:p/>
          </table:table-cell>
          <table:table-cell table:style-name="ce41" table:formula="of:=IF(ISERR(VLOOKUP([usuários.A453];[EscolaID.A$2:.B$130];2;0));&quot;&quot;;VLOOKUP([usuários.A45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4])">
            <text:p/>
          </table:table-cell>
          <table:table-cell table:style-name="ce46" table:formula="of:=SUBSTITUTE(SUBSTITUTE(SUBSTITUTE(SUBSTITUTE(SUBSTITUTE(SUBSTITUTE(SUBSTITUTE(SUBSTITUTE(SUBSTITUTE(SUBSTITUTE(SUBSTITUTE(SUBSTITUTE([.A45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4]" office:value-type="float" office:value="0" calcext:value-type="float">
            <text:p/>
          </table:table-cell>
          <table:table-cell table:style-name="ce52" table:formula="of:=LOWER([Configurações.H454])" office:value-type="string" office:string-value="213452" calcext:value-type="string">
            <text:p>213452</text:p>
          </table:table-cell>
          <table:table-cell table:style-name="ce54" table:formula="of:=CONCATENATE([.D454];[Configurações.F454])" office:value-type="string" office:string-value="213452@gmail.com" calcext:value-type="string">
            <text:p>213452@gmail.com</text:p>
          </table:table-cell>
          <table:table-cell table:style-name="ce54" table:formula="of:=[.C45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4]);&quot;&quot;;CONCATENATE([.K454];LEFT([.F454];4)))">
            <text:p/>
          </table:table-cell>
          <table:table-cell table:style-name="ce41" table:formula="of:=IF(ISBLANK([usuários.B454]);&quot;&quot;;&quot;SIMULADO_&quot;)">
            <text:p/>
          </table:table-cell>
          <table:table-cell table:style-name="ce41" table:formula="of:=IF(ISERR(VLOOKUP([usuários.A454];[EscolaID.A$2:.B$130];2;0));&quot;&quot;;VLOOKUP([usuários.A45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5])">
            <text:p/>
          </table:table-cell>
          <table:table-cell table:style-name="ce46" table:formula="of:=SUBSTITUTE(SUBSTITUTE(SUBSTITUTE(SUBSTITUTE(SUBSTITUTE(SUBSTITUTE(SUBSTITUTE(SUBSTITUTE(SUBSTITUTE(SUBSTITUTE(SUBSTITUTE(SUBSTITUTE([.A45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5]" office:value-type="float" office:value="0" calcext:value-type="float">
            <text:p/>
          </table:table-cell>
          <table:table-cell table:style-name="ce52" table:formula="of:=LOWER([Configurações.H455])" office:value-type="string" office:string-value="213453" calcext:value-type="string">
            <text:p>213453</text:p>
          </table:table-cell>
          <table:table-cell table:style-name="ce54" table:formula="of:=CONCATENATE([.D455];[Configurações.F455])" office:value-type="string" office:string-value="213453@gmail.com" calcext:value-type="string">
            <text:p>213453@gmail.com</text:p>
          </table:table-cell>
          <table:table-cell table:style-name="ce54" table:formula="of:=[.C45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5]);&quot;&quot;;CONCATENATE([.K455];LEFT([.F455];4)))">
            <text:p/>
          </table:table-cell>
          <table:table-cell table:style-name="ce41" table:formula="of:=IF(ISBLANK([usuários.B455]);&quot;&quot;;&quot;SIMULADO_&quot;)">
            <text:p/>
          </table:table-cell>
          <table:table-cell table:style-name="ce41" table:formula="of:=IF(ISERR(VLOOKUP([usuários.A455];[EscolaID.A$2:.B$130];2;0));&quot;&quot;;VLOOKUP([usuários.A45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6])">
            <text:p/>
          </table:table-cell>
          <table:table-cell table:style-name="ce46" table:formula="of:=SUBSTITUTE(SUBSTITUTE(SUBSTITUTE(SUBSTITUTE(SUBSTITUTE(SUBSTITUTE(SUBSTITUTE(SUBSTITUTE(SUBSTITUTE(SUBSTITUTE(SUBSTITUTE(SUBSTITUTE([.A45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6]" office:value-type="float" office:value="0" calcext:value-type="float">
            <text:p/>
          </table:table-cell>
          <table:table-cell table:style-name="ce52" table:formula="of:=LOWER([Configurações.H456])" office:value-type="string" office:string-value="213454" calcext:value-type="string">
            <text:p>213454</text:p>
          </table:table-cell>
          <table:table-cell table:style-name="ce54" table:formula="of:=CONCATENATE([.D456];[Configurações.F456])" office:value-type="string" office:string-value="213454@gmail.com" calcext:value-type="string">
            <text:p>213454@gmail.com</text:p>
          </table:table-cell>
          <table:table-cell table:style-name="ce54" table:formula="of:=[.C45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6]);&quot;&quot;;CONCATENATE([.K456];LEFT([.F456];4)))">
            <text:p/>
          </table:table-cell>
          <table:table-cell table:style-name="ce41" table:formula="of:=IF(ISBLANK([usuários.B456]);&quot;&quot;;&quot;SIMULADO_&quot;)">
            <text:p/>
          </table:table-cell>
          <table:table-cell table:style-name="ce41" table:formula="of:=IF(ISERR(VLOOKUP([usuários.A456];[EscolaID.A$2:.B$130];2;0));&quot;&quot;;VLOOKUP([usuários.A45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7])">
            <text:p/>
          </table:table-cell>
          <table:table-cell table:style-name="ce46" table:formula="of:=SUBSTITUTE(SUBSTITUTE(SUBSTITUTE(SUBSTITUTE(SUBSTITUTE(SUBSTITUTE(SUBSTITUTE(SUBSTITUTE(SUBSTITUTE(SUBSTITUTE(SUBSTITUTE(SUBSTITUTE([.A45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7]" office:value-type="float" office:value="0" calcext:value-type="float">
            <text:p/>
          </table:table-cell>
          <table:table-cell table:style-name="ce52" table:formula="of:=LOWER([Configurações.H457])" office:value-type="string" office:string-value="213455" calcext:value-type="string">
            <text:p>213455</text:p>
          </table:table-cell>
          <table:table-cell table:style-name="ce54" table:formula="of:=CONCATENATE([.D457];[Configurações.F457])" office:value-type="string" office:string-value="213455@gmail.com" calcext:value-type="string">
            <text:p>213455@gmail.com</text:p>
          </table:table-cell>
          <table:table-cell table:style-name="ce54" table:formula="of:=[.C45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7]);&quot;&quot;;CONCATENATE([.K457];LEFT([.F457];4)))">
            <text:p/>
          </table:table-cell>
          <table:table-cell table:style-name="ce41" table:formula="of:=IF(ISBLANK([usuários.B457]);&quot;&quot;;&quot;SIMULADO_&quot;)">
            <text:p/>
          </table:table-cell>
          <table:table-cell table:style-name="ce41" table:formula="of:=IF(ISERR(VLOOKUP([usuários.A457];[EscolaID.A$2:.B$130];2;0));&quot;&quot;;VLOOKUP([usuários.A45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8])">
            <text:p/>
          </table:table-cell>
          <table:table-cell table:style-name="ce46" table:formula="of:=SUBSTITUTE(SUBSTITUTE(SUBSTITUTE(SUBSTITUTE(SUBSTITUTE(SUBSTITUTE(SUBSTITUTE(SUBSTITUTE(SUBSTITUTE(SUBSTITUTE(SUBSTITUTE(SUBSTITUTE([.A45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8]" office:value-type="float" office:value="0" calcext:value-type="float">
            <text:p/>
          </table:table-cell>
          <table:table-cell table:style-name="ce52" table:formula="of:=LOWER([Configurações.H458])" office:value-type="string" office:string-value="213456" calcext:value-type="string">
            <text:p>213456</text:p>
          </table:table-cell>
          <table:table-cell table:style-name="ce54" table:formula="of:=CONCATENATE([.D458];[Configurações.F458])" office:value-type="string" office:string-value="213456@gmail.com" calcext:value-type="string">
            <text:p>213456@gmail.com</text:p>
          </table:table-cell>
          <table:table-cell table:style-name="ce54" table:formula="of:=[.C45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8]);&quot;&quot;;CONCATENATE([.K458];LEFT([.F458];4)))">
            <text:p/>
          </table:table-cell>
          <table:table-cell table:style-name="ce41" table:formula="of:=IF(ISBLANK([usuários.B458]);&quot;&quot;;&quot;SIMULADO_&quot;)">
            <text:p/>
          </table:table-cell>
          <table:table-cell table:style-name="ce41" table:formula="of:=IF(ISERR(VLOOKUP([usuários.A458];[EscolaID.A$2:.B$130];2;0));&quot;&quot;;VLOOKUP([usuários.A45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59])">
            <text:p/>
          </table:table-cell>
          <table:table-cell table:style-name="ce46" table:formula="of:=SUBSTITUTE(SUBSTITUTE(SUBSTITUTE(SUBSTITUTE(SUBSTITUTE(SUBSTITUTE(SUBSTITUTE(SUBSTITUTE(SUBSTITUTE(SUBSTITUTE(SUBSTITUTE(SUBSTITUTE([.A45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59]" office:value-type="float" office:value="0" calcext:value-type="float">
            <text:p/>
          </table:table-cell>
          <table:table-cell table:style-name="ce52" table:formula="of:=LOWER([Configurações.H459])" office:value-type="string" office:string-value="213457" calcext:value-type="string">
            <text:p>213457</text:p>
          </table:table-cell>
          <table:table-cell table:style-name="ce54" table:formula="of:=CONCATENATE([.D459];[Configurações.F459])" office:value-type="string" office:string-value="213457@gmail.com" calcext:value-type="string">
            <text:p>213457@gmail.com</text:p>
          </table:table-cell>
          <table:table-cell table:style-name="ce54" table:formula="of:=[.C45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59]);&quot;&quot;;CONCATENATE([.K459];LEFT([.F459];4)))">
            <text:p/>
          </table:table-cell>
          <table:table-cell table:style-name="ce41" table:formula="of:=IF(ISBLANK([usuários.B459]);&quot;&quot;;&quot;SIMULADO_&quot;)">
            <text:p/>
          </table:table-cell>
          <table:table-cell table:style-name="ce41" table:formula="of:=IF(ISERR(VLOOKUP([usuários.A459];[EscolaID.A$2:.B$130];2;0));&quot;&quot;;VLOOKUP([usuários.A45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0])">
            <text:p/>
          </table:table-cell>
          <table:table-cell table:style-name="ce46" table:formula="of:=SUBSTITUTE(SUBSTITUTE(SUBSTITUTE(SUBSTITUTE(SUBSTITUTE(SUBSTITUTE(SUBSTITUTE(SUBSTITUTE(SUBSTITUTE(SUBSTITUTE(SUBSTITUTE(SUBSTITUTE([.A46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0]" office:value-type="float" office:value="0" calcext:value-type="float">
            <text:p/>
          </table:table-cell>
          <table:table-cell table:style-name="ce52" table:formula="of:=LOWER([Configurações.H460])" office:value-type="string" office:string-value="213458" calcext:value-type="string">
            <text:p>213458</text:p>
          </table:table-cell>
          <table:table-cell table:style-name="ce54" table:formula="of:=CONCATENATE([.D460];[Configurações.F460])" office:value-type="string" office:string-value="213458@gmail.com" calcext:value-type="string">
            <text:p>213458@gmail.com</text:p>
          </table:table-cell>
          <table:table-cell table:style-name="ce54" table:formula="of:=[.C46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0]);&quot;&quot;;CONCATENATE([.K460];LEFT([.F460];4)))">
            <text:p/>
          </table:table-cell>
          <table:table-cell table:style-name="ce41" table:formula="of:=IF(ISBLANK([usuários.B460]);&quot;&quot;;&quot;SIMULADO_&quot;)">
            <text:p/>
          </table:table-cell>
          <table:table-cell table:style-name="ce41" table:formula="of:=IF(ISERR(VLOOKUP([usuários.A460];[EscolaID.A$2:.B$130];2;0));&quot;&quot;;VLOOKUP([usuários.A46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1])">
            <text:p/>
          </table:table-cell>
          <table:table-cell table:style-name="ce46" table:formula="of:=SUBSTITUTE(SUBSTITUTE(SUBSTITUTE(SUBSTITUTE(SUBSTITUTE(SUBSTITUTE(SUBSTITUTE(SUBSTITUTE(SUBSTITUTE(SUBSTITUTE(SUBSTITUTE(SUBSTITUTE([.A46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1]" office:value-type="float" office:value="0" calcext:value-type="float">
            <text:p/>
          </table:table-cell>
          <table:table-cell table:style-name="ce52" table:formula="of:=LOWER([Configurações.H461])" office:value-type="string" office:string-value="213459" calcext:value-type="string">
            <text:p>213459</text:p>
          </table:table-cell>
          <table:table-cell table:style-name="ce54" table:formula="of:=CONCATENATE([.D461];[Configurações.F461])" office:value-type="string" office:string-value="213459@gmail.com" calcext:value-type="string">
            <text:p>213459@gmail.com</text:p>
          </table:table-cell>
          <table:table-cell table:style-name="ce54" table:formula="of:=[.C46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1]);&quot;&quot;;CONCATENATE([.K461];LEFT([.F461];4)))">
            <text:p/>
          </table:table-cell>
          <table:table-cell table:style-name="ce41" table:formula="of:=IF(ISBLANK([usuários.B461]);&quot;&quot;;&quot;SIMULADO_&quot;)">
            <text:p/>
          </table:table-cell>
          <table:table-cell table:style-name="ce41" table:formula="of:=IF(ISERR(VLOOKUP([usuários.A461];[EscolaID.A$2:.B$130];2;0));&quot;&quot;;VLOOKUP([usuários.A46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2])">
            <text:p/>
          </table:table-cell>
          <table:table-cell table:style-name="ce46" table:formula="of:=SUBSTITUTE(SUBSTITUTE(SUBSTITUTE(SUBSTITUTE(SUBSTITUTE(SUBSTITUTE(SUBSTITUTE(SUBSTITUTE(SUBSTITUTE(SUBSTITUTE(SUBSTITUTE(SUBSTITUTE([.A46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2]" office:value-type="float" office:value="0" calcext:value-type="float">
            <text:p/>
          </table:table-cell>
          <table:table-cell table:style-name="ce52" table:formula="of:=LOWER([Configurações.H462])" office:value-type="string" office:string-value="213460" calcext:value-type="string">
            <text:p>213460</text:p>
          </table:table-cell>
          <table:table-cell table:style-name="ce54" table:formula="of:=CONCATENATE([.D462];[Configurações.F462])" office:value-type="string" office:string-value="213460@gmail.com" calcext:value-type="string">
            <text:p>213460@gmail.com</text:p>
          </table:table-cell>
          <table:table-cell table:style-name="ce54" table:formula="of:=[.C46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2]);&quot;&quot;;CONCATENATE([.K462];LEFT([.F462];4)))">
            <text:p/>
          </table:table-cell>
          <table:table-cell table:style-name="ce41" table:formula="of:=IF(ISBLANK([usuários.B462]);&quot;&quot;;&quot;SIMULADO_&quot;)">
            <text:p/>
          </table:table-cell>
          <table:table-cell table:style-name="ce41" table:formula="of:=IF(ISERR(VLOOKUP([usuários.A462];[EscolaID.A$2:.B$130];2;0));&quot;&quot;;VLOOKUP([usuários.A46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3])">
            <text:p/>
          </table:table-cell>
          <table:table-cell table:style-name="ce46" table:formula="of:=SUBSTITUTE(SUBSTITUTE(SUBSTITUTE(SUBSTITUTE(SUBSTITUTE(SUBSTITUTE(SUBSTITUTE(SUBSTITUTE(SUBSTITUTE(SUBSTITUTE(SUBSTITUTE(SUBSTITUTE([.A46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3]" office:value-type="float" office:value="0" calcext:value-type="float">
            <text:p/>
          </table:table-cell>
          <table:table-cell table:style-name="ce52" table:formula="of:=LOWER([Configurações.H463])" office:value-type="string" office:string-value="213461" calcext:value-type="string">
            <text:p>213461</text:p>
          </table:table-cell>
          <table:table-cell table:style-name="ce54" table:formula="of:=CONCATENATE([.D463];[Configurações.F463])" office:value-type="string" office:string-value="213461@gmail.com" calcext:value-type="string">
            <text:p>213461@gmail.com</text:p>
          </table:table-cell>
          <table:table-cell table:style-name="ce54" table:formula="of:=[.C46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3]);&quot;&quot;;CONCATENATE([.K463];LEFT([.F463];4)))">
            <text:p/>
          </table:table-cell>
          <table:table-cell table:style-name="ce41" table:formula="of:=IF(ISBLANK([usuários.B463]);&quot;&quot;;&quot;SIMULADO_&quot;)">
            <text:p/>
          </table:table-cell>
          <table:table-cell table:style-name="ce41" table:formula="of:=IF(ISERR(VLOOKUP([usuários.A463];[EscolaID.A$2:.B$130];2;0));&quot;&quot;;VLOOKUP([usuários.A46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4])">
            <text:p/>
          </table:table-cell>
          <table:table-cell table:style-name="ce46" table:formula="of:=SUBSTITUTE(SUBSTITUTE(SUBSTITUTE(SUBSTITUTE(SUBSTITUTE(SUBSTITUTE(SUBSTITUTE(SUBSTITUTE(SUBSTITUTE(SUBSTITUTE(SUBSTITUTE(SUBSTITUTE([.A46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4]" office:value-type="float" office:value="0" calcext:value-type="float">
            <text:p/>
          </table:table-cell>
          <table:table-cell table:style-name="ce52" table:formula="of:=LOWER([Configurações.H464])" office:value-type="string" office:string-value="213462" calcext:value-type="string">
            <text:p>213462</text:p>
          </table:table-cell>
          <table:table-cell table:style-name="ce54" table:formula="of:=CONCATENATE([.D464];[Configurações.F464])" office:value-type="string" office:string-value="213462@gmail.com" calcext:value-type="string">
            <text:p>213462@gmail.com</text:p>
          </table:table-cell>
          <table:table-cell table:style-name="ce54" table:formula="of:=[.C46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4]);&quot;&quot;;CONCATENATE([.K464];LEFT([.F464];4)))">
            <text:p/>
          </table:table-cell>
          <table:table-cell table:style-name="ce41" table:formula="of:=IF(ISBLANK([usuários.B464]);&quot;&quot;;&quot;SIMULADO_&quot;)">
            <text:p/>
          </table:table-cell>
          <table:table-cell table:style-name="ce41" table:formula="of:=IF(ISERR(VLOOKUP([usuários.A464];[EscolaID.A$2:.B$130];2;0));&quot;&quot;;VLOOKUP([usuários.A46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5])">
            <text:p/>
          </table:table-cell>
          <table:table-cell table:style-name="ce46" table:formula="of:=SUBSTITUTE(SUBSTITUTE(SUBSTITUTE(SUBSTITUTE(SUBSTITUTE(SUBSTITUTE(SUBSTITUTE(SUBSTITUTE(SUBSTITUTE(SUBSTITUTE(SUBSTITUTE(SUBSTITUTE([.A46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5]" office:value-type="float" office:value="0" calcext:value-type="float">
            <text:p/>
          </table:table-cell>
          <table:table-cell table:style-name="ce52" table:formula="of:=LOWER([Configurações.H465])" office:value-type="string" office:string-value="213463" calcext:value-type="string">
            <text:p>213463</text:p>
          </table:table-cell>
          <table:table-cell table:style-name="ce54" table:formula="of:=CONCATENATE([.D465];[Configurações.F465])" office:value-type="string" office:string-value="213463@gmail.com" calcext:value-type="string">
            <text:p>213463@gmail.com</text:p>
          </table:table-cell>
          <table:table-cell table:style-name="ce54" table:formula="of:=[.C46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5]);&quot;&quot;;CONCATENATE([.K465];LEFT([.F465];4)))">
            <text:p/>
          </table:table-cell>
          <table:table-cell table:style-name="ce41" table:formula="of:=IF(ISBLANK([usuários.B465]);&quot;&quot;;&quot;SIMULADO_&quot;)">
            <text:p/>
          </table:table-cell>
          <table:table-cell table:style-name="ce41" table:formula="of:=IF(ISERR(VLOOKUP([usuários.A465];[EscolaID.A$2:.B$130];2;0));&quot;&quot;;VLOOKUP([usuários.A46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6])">
            <text:p/>
          </table:table-cell>
          <table:table-cell table:style-name="ce46" table:formula="of:=SUBSTITUTE(SUBSTITUTE(SUBSTITUTE(SUBSTITUTE(SUBSTITUTE(SUBSTITUTE(SUBSTITUTE(SUBSTITUTE(SUBSTITUTE(SUBSTITUTE(SUBSTITUTE(SUBSTITUTE([.A46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6]" office:value-type="float" office:value="0" calcext:value-type="float">
            <text:p/>
          </table:table-cell>
          <table:table-cell table:style-name="ce52" table:formula="of:=LOWER([Configurações.H466])" office:value-type="string" office:string-value="213464" calcext:value-type="string">
            <text:p>213464</text:p>
          </table:table-cell>
          <table:table-cell table:style-name="ce54" table:formula="of:=CONCATENATE([.D466];[Configurações.F466])" office:value-type="string" office:string-value="213464@gmail.com" calcext:value-type="string">
            <text:p>213464@gmail.com</text:p>
          </table:table-cell>
          <table:table-cell table:style-name="ce54" table:formula="of:=[.C46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6]);&quot;&quot;;CONCATENATE([.K466];LEFT([.F466];4)))">
            <text:p/>
          </table:table-cell>
          <table:table-cell table:style-name="ce41" table:formula="of:=IF(ISBLANK([usuários.B466]);&quot;&quot;;&quot;SIMULADO_&quot;)">
            <text:p/>
          </table:table-cell>
          <table:table-cell table:style-name="ce41" table:formula="of:=IF(ISERR(VLOOKUP([usuários.A466];[EscolaID.A$2:.B$130];2;0));&quot;&quot;;VLOOKUP([usuários.A46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7])">
            <text:p/>
          </table:table-cell>
          <table:table-cell table:style-name="ce46" table:formula="of:=SUBSTITUTE(SUBSTITUTE(SUBSTITUTE(SUBSTITUTE(SUBSTITUTE(SUBSTITUTE(SUBSTITUTE(SUBSTITUTE(SUBSTITUTE(SUBSTITUTE(SUBSTITUTE(SUBSTITUTE([.A46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7]" office:value-type="float" office:value="0" calcext:value-type="float">
            <text:p/>
          </table:table-cell>
          <table:table-cell table:style-name="ce52" table:formula="of:=LOWER([Configurações.H467])" office:value-type="string" office:string-value="213465" calcext:value-type="string">
            <text:p>213465</text:p>
          </table:table-cell>
          <table:table-cell table:style-name="ce54" table:formula="of:=CONCATENATE([.D467];[Configurações.F467])" office:value-type="string" office:string-value="213465@gmail.com" calcext:value-type="string">
            <text:p>213465@gmail.com</text:p>
          </table:table-cell>
          <table:table-cell table:style-name="ce54" table:formula="of:=[.C46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7]);&quot;&quot;;CONCATENATE([.K467];LEFT([.F467];4)))">
            <text:p/>
          </table:table-cell>
          <table:table-cell table:style-name="ce41" table:formula="of:=IF(ISBLANK([usuários.B467]);&quot;&quot;;&quot;SIMULADO_&quot;)">
            <text:p/>
          </table:table-cell>
          <table:table-cell table:style-name="ce41" table:formula="of:=IF(ISERR(VLOOKUP([usuários.A467];[EscolaID.A$2:.B$130];2;0));&quot;&quot;;VLOOKUP([usuários.A46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8])">
            <text:p/>
          </table:table-cell>
          <table:table-cell table:style-name="ce46" table:formula="of:=SUBSTITUTE(SUBSTITUTE(SUBSTITUTE(SUBSTITUTE(SUBSTITUTE(SUBSTITUTE(SUBSTITUTE(SUBSTITUTE(SUBSTITUTE(SUBSTITUTE(SUBSTITUTE(SUBSTITUTE([.A46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8]" office:value-type="float" office:value="0" calcext:value-type="float">
            <text:p/>
          </table:table-cell>
          <table:table-cell table:style-name="ce52" table:formula="of:=LOWER([Configurações.H468])" office:value-type="string" office:string-value="213466" calcext:value-type="string">
            <text:p>213466</text:p>
          </table:table-cell>
          <table:table-cell table:style-name="ce54" table:formula="of:=CONCATENATE([.D468];[Configurações.F468])" office:value-type="string" office:string-value="213466@gmail.com" calcext:value-type="string">
            <text:p>213466@gmail.com</text:p>
          </table:table-cell>
          <table:table-cell table:style-name="ce54" table:formula="of:=[.C46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8]);&quot;&quot;;CONCATENATE([.K468];LEFT([.F468];4)))">
            <text:p/>
          </table:table-cell>
          <table:table-cell table:style-name="ce41" table:formula="of:=IF(ISBLANK([usuários.B468]);&quot;&quot;;&quot;SIMULADO_&quot;)">
            <text:p/>
          </table:table-cell>
          <table:table-cell table:style-name="ce41" table:formula="of:=IF(ISERR(VLOOKUP([usuários.A468];[EscolaID.A$2:.B$130];2;0));&quot;&quot;;VLOOKUP([usuários.A46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69])">
            <text:p/>
          </table:table-cell>
          <table:table-cell table:style-name="ce46" table:formula="of:=SUBSTITUTE(SUBSTITUTE(SUBSTITUTE(SUBSTITUTE(SUBSTITUTE(SUBSTITUTE(SUBSTITUTE(SUBSTITUTE(SUBSTITUTE(SUBSTITUTE(SUBSTITUTE(SUBSTITUTE([.A46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69]" office:value-type="float" office:value="0" calcext:value-type="float">
            <text:p/>
          </table:table-cell>
          <table:table-cell table:style-name="ce52" table:formula="of:=LOWER([Configurações.H469])" office:value-type="string" office:string-value="213467" calcext:value-type="string">
            <text:p>213467</text:p>
          </table:table-cell>
          <table:table-cell table:style-name="ce54" table:formula="of:=CONCATENATE([.D469];[Configurações.F469])" office:value-type="string" office:string-value="213467@gmail.com" calcext:value-type="string">
            <text:p>213467@gmail.com</text:p>
          </table:table-cell>
          <table:table-cell table:style-name="ce54" table:formula="of:=[.C46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69]);&quot;&quot;;CONCATENATE([.K469];LEFT([.F469];4)))">
            <text:p/>
          </table:table-cell>
          <table:table-cell table:style-name="ce41" table:formula="of:=IF(ISBLANK([usuários.B469]);&quot;&quot;;&quot;SIMULADO_&quot;)">
            <text:p/>
          </table:table-cell>
          <table:table-cell table:style-name="ce41" table:formula="of:=IF(ISERR(VLOOKUP([usuários.A469];[EscolaID.A$2:.B$130];2;0));&quot;&quot;;VLOOKUP([usuários.A46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0])">
            <text:p/>
          </table:table-cell>
          <table:table-cell table:style-name="ce46" table:formula="of:=SUBSTITUTE(SUBSTITUTE(SUBSTITUTE(SUBSTITUTE(SUBSTITUTE(SUBSTITUTE(SUBSTITUTE(SUBSTITUTE(SUBSTITUTE(SUBSTITUTE(SUBSTITUTE(SUBSTITUTE([.A47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0]" office:value-type="float" office:value="0" calcext:value-type="float">
            <text:p/>
          </table:table-cell>
          <table:table-cell table:style-name="ce52" table:formula="of:=LOWER([Configurações.H470])" office:value-type="string" office:string-value="213468" calcext:value-type="string">
            <text:p>213468</text:p>
          </table:table-cell>
          <table:table-cell table:style-name="ce54" table:formula="of:=CONCATENATE([.D470];[Configurações.F470])" office:value-type="string" office:string-value="213468@gmail.com" calcext:value-type="string">
            <text:p>213468@gmail.com</text:p>
          </table:table-cell>
          <table:table-cell table:style-name="ce54" table:formula="of:=[.C47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0]);&quot;&quot;;CONCATENATE([.K470];LEFT([.F470];4)))">
            <text:p/>
          </table:table-cell>
          <table:table-cell table:style-name="ce41" table:formula="of:=IF(ISBLANK([usuários.B470]);&quot;&quot;;&quot;SIMULADO_&quot;)">
            <text:p/>
          </table:table-cell>
          <table:table-cell table:style-name="ce41" table:formula="of:=IF(ISERR(VLOOKUP([usuários.A470];[EscolaID.A$2:.B$130];2;0));&quot;&quot;;VLOOKUP([usuários.A47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1])">
            <text:p/>
          </table:table-cell>
          <table:table-cell table:style-name="ce46" table:formula="of:=SUBSTITUTE(SUBSTITUTE(SUBSTITUTE(SUBSTITUTE(SUBSTITUTE(SUBSTITUTE(SUBSTITUTE(SUBSTITUTE(SUBSTITUTE(SUBSTITUTE(SUBSTITUTE(SUBSTITUTE([.A47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1]" office:value-type="float" office:value="0" calcext:value-type="float">
            <text:p/>
          </table:table-cell>
          <table:table-cell table:style-name="ce52" table:formula="of:=LOWER([Configurações.H471])" office:value-type="string" office:string-value="213469" calcext:value-type="string">
            <text:p>213469</text:p>
          </table:table-cell>
          <table:table-cell table:style-name="ce54" table:formula="of:=CONCATENATE([.D471];[Configurações.F471])" office:value-type="string" office:string-value="213469@gmail.com" calcext:value-type="string">
            <text:p>213469@gmail.com</text:p>
          </table:table-cell>
          <table:table-cell table:style-name="ce54" table:formula="of:=[.C47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1]);&quot;&quot;;CONCATENATE([.K471];LEFT([.F471];4)))">
            <text:p/>
          </table:table-cell>
          <table:table-cell table:style-name="ce41" table:formula="of:=IF(ISBLANK([usuários.B471]);&quot;&quot;;&quot;SIMULADO_&quot;)">
            <text:p/>
          </table:table-cell>
          <table:table-cell table:style-name="ce41" table:formula="of:=IF(ISERR(VLOOKUP([usuários.A471];[EscolaID.A$2:.B$130];2;0));&quot;&quot;;VLOOKUP([usuários.A47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2])">
            <text:p/>
          </table:table-cell>
          <table:table-cell table:style-name="ce46" table:formula="of:=SUBSTITUTE(SUBSTITUTE(SUBSTITUTE(SUBSTITUTE(SUBSTITUTE(SUBSTITUTE(SUBSTITUTE(SUBSTITUTE(SUBSTITUTE(SUBSTITUTE(SUBSTITUTE(SUBSTITUTE([.A47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2]" office:value-type="float" office:value="0" calcext:value-type="float">
            <text:p/>
          </table:table-cell>
          <table:table-cell table:style-name="ce52" table:formula="of:=LOWER([Configurações.H472])" office:value-type="string" office:string-value="213470" calcext:value-type="string">
            <text:p>213470</text:p>
          </table:table-cell>
          <table:table-cell table:style-name="ce54" table:formula="of:=CONCATENATE([.D472];[Configurações.F472])" office:value-type="string" office:string-value="213470@gmail.com" calcext:value-type="string">
            <text:p>213470@gmail.com</text:p>
          </table:table-cell>
          <table:table-cell table:style-name="ce54" table:formula="of:=[.C47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2]);&quot;&quot;;CONCATENATE([.K472];LEFT([.F472];4)))">
            <text:p/>
          </table:table-cell>
          <table:table-cell table:style-name="ce41" table:formula="of:=IF(ISBLANK([usuários.B472]);&quot;&quot;;&quot;SIMULADO_&quot;)">
            <text:p/>
          </table:table-cell>
          <table:table-cell table:style-name="ce41" table:formula="of:=IF(ISERR(VLOOKUP([usuários.A472];[EscolaID.A$2:.B$130];2;0));&quot;&quot;;VLOOKUP([usuários.A47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3])">
            <text:p/>
          </table:table-cell>
          <table:table-cell table:style-name="ce46" table:formula="of:=SUBSTITUTE(SUBSTITUTE(SUBSTITUTE(SUBSTITUTE(SUBSTITUTE(SUBSTITUTE(SUBSTITUTE(SUBSTITUTE(SUBSTITUTE(SUBSTITUTE(SUBSTITUTE(SUBSTITUTE([.A47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3]" office:value-type="float" office:value="0" calcext:value-type="float">
            <text:p/>
          </table:table-cell>
          <table:table-cell table:style-name="ce52" table:formula="of:=LOWER([Configurações.H473])" office:value-type="string" office:string-value="213471" calcext:value-type="string">
            <text:p>213471</text:p>
          </table:table-cell>
          <table:table-cell table:style-name="ce54" table:formula="of:=CONCATENATE([.D473];[Configurações.F473])" office:value-type="string" office:string-value="213471@gmail.com" calcext:value-type="string">
            <text:p>213471@gmail.com</text:p>
          </table:table-cell>
          <table:table-cell table:style-name="ce54" table:formula="of:=[.C47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3]);&quot;&quot;;CONCATENATE([.K473];LEFT([.F473];4)))">
            <text:p/>
          </table:table-cell>
          <table:table-cell table:style-name="ce41" table:formula="of:=IF(ISBLANK([usuários.B473]);&quot;&quot;;&quot;SIMULADO_&quot;)">
            <text:p/>
          </table:table-cell>
          <table:table-cell table:style-name="ce41" table:formula="of:=IF(ISERR(VLOOKUP([usuários.A473];[EscolaID.A$2:.B$130];2;0));&quot;&quot;;VLOOKUP([usuários.A47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4])">
            <text:p/>
          </table:table-cell>
          <table:table-cell table:style-name="ce46" table:formula="of:=SUBSTITUTE(SUBSTITUTE(SUBSTITUTE(SUBSTITUTE(SUBSTITUTE(SUBSTITUTE(SUBSTITUTE(SUBSTITUTE(SUBSTITUTE(SUBSTITUTE(SUBSTITUTE(SUBSTITUTE([.A47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4]" office:value-type="float" office:value="0" calcext:value-type="float">
            <text:p/>
          </table:table-cell>
          <table:table-cell table:style-name="ce52" table:formula="of:=LOWER([Configurações.H474])" office:value-type="string" office:string-value="213472" calcext:value-type="string">
            <text:p>213472</text:p>
          </table:table-cell>
          <table:table-cell table:style-name="ce54" table:formula="of:=CONCATENATE([.D474];[Configurações.F474])" office:value-type="string" office:string-value="213472@gmail.com" calcext:value-type="string">
            <text:p>213472@gmail.com</text:p>
          </table:table-cell>
          <table:table-cell table:style-name="ce54" table:formula="of:=[.C47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4]);&quot;&quot;;CONCATENATE([.K474];LEFT([.F474];4)))">
            <text:p/>
          </table:table-cell>
          <table:table-cell table:style-name="ce41" table:formula="of:=IF(ISBLANK([usuários.B474]);&quot;&quot;;&quot;SIMULADO_&quot;)">
            <text:p/>
          </table:table-cell>
          <table:table-cell table:style-name="ce41" table:formula="of:=IF(ISERR(VLOOKUP([usuários.A474];[EscolaID.A$2:.B$130];2;0));&quot;&quot;;VLOOKUP([usuários.A47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5])">
            <text:p/>
          </table:table-cell>
          <table:table-cell table:style-name="ce46" table:formula="of:=SUBSTITUTE(SUBSTITUTE(SUBSTITUTE(SUBSTITUTE(SUBSTITUTE(SUBSTITUTE(SUBSTITUTE(SUBSTITUTE(SUBSTITUTE(SUBSTITUTE(SUBSTITUTE(SUBSTITUTE([.A47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5]" office:value-type="float" office:value="0" calcext:value-type="float">
            <text:p/>
          </table:table-cell>
          <table:table-cell table:style-name="ce52" table:formula="of:=LOWER([Configurações.H475])" office:value-type="string" office:string-value="213473" calcext:value-type="string">
            <text:p>213473</text:p>
          </table:table-cell>
          <table:table-cell table:style-name="ce54" table:formula="of:=CONCATENATE([.D475];[Configurações.F475])" office:value-type="string" office:string-value="213473@gmail.com" calcext:value-type="string">
            <text:p>213473@gmail.com</text:p>
          </table:table-cell>
          <table:table-cell table:style-name="ce54" table:formula="of:=[.C47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5]);&quot;&quot;;CONCATENATE([.K475];LEFT([.F475];4)))">
            <text:p/>
          </table:table-cell>
          <table:table-cell table:style-name="ce41" table:formula="of:=IF(ISBLANK([usuários.B475]);&quot;&quot;;&quot;SIMULADO_&quot;)">
            <text:p/>
          </table:table-cell>
          <table:table-cell table:style-name="ce41" table:formula="of:=IF(ISERR(VLOOKUP([usuários.A475];[EscolaID.A$2:.B$130];2;0));&quot;&quot;;VLOOKUP([usuários.A47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6])">
            <text:p/>
          </table:table-cell>
          <table:table-cell table:style-name="ce46" table:formula="of:=SUBSTITUTE(SUBSTITUTE(SUBSTITUTE(SUBSTITUTE(SUBSTITUTE(SUBSTITUTE(SUBSTITUTE(SUBSTITUTE(SUBSTITUTE(SUBSTITUTE(SUBSTITUTE(SUBSTITUTE([.A47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6]" office:value-type="float" office:value="0" calcext:value-type="float">
            <text:p/>
          </table:table-cell>
          <table:table-cell table:style-name="ce52" table:formula="of:=LOWER([Configurações.H476])" office:value-type="string" office:string-value="213474" calcext:value-type="string">
            <text:p>213474</text:p>
          </table:table-cell>
          <table:table-cell table:style-name="ce54" table:formula="of:=CONCATENATE([.D476];[Configurações.F476])" office:value-type="string" office:string-value="213474@gmail.com" calcext:value-type="string">
            <text:p>213474@gmail.com</text:p>
          </table:table-cell>
          <table:table-cell table:style-name="ce54" table:formula="of:=[.C47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6]);&quot;&quot;;CONCATENATE([.K476];LEFT([.F476];4)))">
            <text:p/>
          </table:table-cell>
          <table:table-cell table:style-name="ce41" table:formula="of:=IF(ISBLANK([usuários.B476]);&quot;&quot;;&quot;SIMULADO_&quot;)">
            <text:p/>
          </table:table-cell>
          <table:table-cell table:style-name="ce41" table:formula="of:=IF(ISERR(VLOOKUP([usuários.A476];[EscolaID.A$2:.B$130];2;0));&quot;&quot;;VLOOKUP([usuários.A47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7])">
            <text:p/>
          </table:table-cell>
          <table:table-cell table:style-name="ce46" table:formula="of:=SUBSTITUTE(SUBSTITUTE(SUBSTITUTE(SUBSTITUTE(SUBSTITUTE(SUBSTITUTE(SUBSTITUTE(SUBSTITUTE(SUBSTITUTE(SUBSTITUTE(SUBSTITUTE(SUBSTITUTE([.A47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7]" office:value-type="float" office:value="0" calcext:value-type="float">
            <text:p/>
          </table:table-cell>
          <table:table-cell table:style-name="ce52" table:formula="of:=LOWER([Configurações.H477])" office:value-type="string" office:string-value="213475" calcext:value-type="string">
            <text:p>213475</text:p>
          </table:table-cell>
          <table:table-cell table:style-name="ce54" table:formula="of:=CONCATENATE([.D477];[Configurações.F477])" office:value-type="string" office:string-value="213475@gmail.com" calcext:value-type="string">
            <text:p>213475@gmail.com</text:p>
          </table:table-cell>
          <table:table-cell table:style-name="ce54" table:formula="of:=[.C47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7]);&quot;&quot;;CONCATENATE([.K477];LEFT([.F477];4)))">
            <text:p/>
          </table:table-cell>
          <table:table-cell table:style-name="ce41" table:formula="of:=IF(ISBLANK([usuários.B477]);&quot;&quot;;&quot;SIMULADO_&quot;)">
            <text:p/>
          </table:table-cell>
          <table:table-cell table:style-name="ce41" table:formula="of:=IF(ISERR(VLOOKUP([usuários.A477];[EscolaID.A$2:.B$130];2;0));&quot;&quot;;VLOOKUP([usuários.A47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8])">
            <text:p/>
          </table:table-cell>
          <table:table-cell table:style-name="ce46" table:formula="of:=SUBSTITUTE(SUBSTITUTE(SUBSTITUTE(SUBSTITUTE(SUBSTITUTE(SUBSTITUTE(SUBSTITUTE(SUBSTITUTE(SUBSTITUTE(SUBSTITUTE(SUBSTITUTE(SUBSTITUTE([.A47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8]" office:value-type="float" office:value="0" calcext:value-type="float">
            <text:p/>
          </table:table-cell>
          <table:table-cell table:style-name="ce52" table:formula="of:=LOWER([Configurações.H478])" office:value-type="string" office:string-value="213476" calcext:value-type="string">
            <text:p>213476</text:p>
          </table:table-cell>
          <table:table-cell table:style-name="ce54" table:formula="of:=CONCATENATE([.D478];[Configurações.F478])" office:value-type="string" office:string-value="213476@gmail.com" calcext:value-type="string">
            <text:p>213476@gmail.com</text:p>
          </table:table-cell>
          <table:table-cell table:style-name="ce54" table:formula="of:=[.C47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8]);&quot;&quot;;CONCATENATE([.K478];LEFT([.F478];4)))">
            <text:p/>
          </table:table-cell>
          <table:table-cell table:style-name="ce41" table:formula="of:=IF(ISBLANK([usuários.B478]);&quot;&quot;;&quot;SIMULADO_&quot;)">
            <text:p/>
          </table:table-cell>
          <table:table-cell table:style-name="ce41" table:formula="of:=IF(ISERR(VLOOKUP([usuários.A478];[EscolaID.A$2:.B$130];2;0));&quot;&quot;;VLOOKUP([usuários.A47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79])">
            <text:p/>
          </table:table-cell>
          <table:table-cell table:style-name="ce46" table:formula="of:=SUBSTITUTE(SUBSTITUTE(SUBSTITUTE(SUBSTITUTE(SUBSTITUTE(SUBSTITUTE(SUBSTITUTE(SUBSTITUTE(SUBSTITUTE(SUBSTITUTE(SUBSTITUTE(SUBSTITUTE([.A47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79]" office:value-type="float" office:value="0" calcext:value-type="float">
            <text:p/>
          </table:table-cell>
          <table:table-cell table:style-name="ce52" table:formula="of:=LOWER([Configurações.H479])" office:value-type="string" office:string-value="213477" calcext:value-type="string">
            <text:p>213477</text:p>
          </table:table-cell>
          <table:table-cell table:style-name="ce54" table:formula="of:=CONCATENATE([.D479];[Configurações.F479])" office:value-type="string" office:string-value="213477@gmail.com" calcext:value-type="string">
            <text:p>213477@gmail.com</text:p>
          </table:table-cell>
          <table:table-cell table:style-name="ce54" table:formula="of:=[.C47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79]);&quot;&quot;;CONCATENATE([.K479];LEFT([.F479];4)))">
            <text:p/>
          </table:table-cell>
          <table:table-cell table:style-name="ce41" table:formula="of:=IF(ISBLANK([usuários.B479]);&quot;&quot;;&quot;SIMULADO_&quot;)">
            <text:p/>
          </table:table-cell>
          <table:table-cell table:style-name="ce41" table:formula="of:=IF(ISERR(VLOOKUP([usuários.A479];[EscolaID.A$2:.B$130];2;0));&quot;&quot;;VLOOKUP([usuários.A47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0])">
            <text:p/>
          </table:table-cell>
          <table:table-cell table:style-name="ce46" table:formula="of:=SUBSTITUTE(SUBSTITUTE(SUBSTITUTE(SUBSTITUTE(SUBSTITUTE(SUBSTITUTE(SUBSTITUTE(SUBSTITUTE(SUBSTITUTE(SUBSTITUTE(SUBSTITUTE(SUBSTITUTE([.A48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0]" office:value-type="float" office:value="0" calcext:value-type="float">
            <text:p/>
          </table:table-cell>
          <table:table-cell table:style-name="ce52" table:formula="of:=LOWER([Configurações.H480])" office:value-type="string" office:string-value="213478" calcext:value-type="string">
            <text:p>213478</text:p>
          </table:table-cell>
          <table:table-cell table:style-name="ce54" table:formula="of:=CONCATENATE([.D480];[Configurações.F480])" office:value-type="string" office:string-value="213478@gmail.com" calcext:value-type="string">
            <text:p>213478@gmail.com</text:p>
          </table:table-cell>
          <table:table-cell table:style-name="ce54" table:formula="of:=[.C48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0]);&quot;&quot;;CONCATENATE([.K480];LEFT([.F480];4)))">
            <text:p/>
          </table:table-cell>
          <table:table-cell table:style-name="ce41" table:formula="of:=IF(ISBLANK([usuários.B480]);&quot;&quot;;&quot;SIMULADO_&quot;)">
            <text:p/>
          </table:table-cell>
          <table:table-cell table:style-name="ce41" table:formula="of:=IF(ISERR(VLOOKUP([usuários.A480];[EscolaID.A$2:.B$130];2;0));&quot;&quot;;VLOOKUP([usuários.A48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1])">
            <text:p/>
          </table:table-cell>
          <table:table-cell table:style-name="ce46" table:formula="of:=SUBSTITUTE(SUBSTITUTE(SUBSTITUTE(SUBSTITUTE(SUBSTITUTE(SUBSTITUTE(SUBSTITUTE(SUBSTITUTE(SUBSTITUTE(SUBSTITUTE(SUBSTITUTE(SUBSTITUTE([.A48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1]" office:value-type="float" office:value="0" calcext:value-type="float">
            <text:p/>
          </table:table-cell>
          <table:table-cell table:style-name="ce52" table:formula="of:=LOWER([Configurações.H481])" office:value-type="string" office:string-value="213479" calcext:value-type="string">
            <text:p>213479</text:p>
          </table:table-cell>
          <table:table-cell table:style-name="ce54" table:formula="of:=CONCATENATE([.D481];[Configurações.F481])" office:value-type="string" office:string-value="213479@gmail.com" calcext:value-type="string">
            <text:p>213479@gmail.com</text:p>
          </table:table-cell>
          <table:table-cell table:style-name="ce54" table:formula="of:=[.C48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1]);&quot;&quot;;CONCATENATE([.K481];LEFT([.F481];4)))">
            <text:p/>
          </table:table-cell>
          <table:table-cell table:style-name="ce41" table:formula="of:=IF(ISBLANK([usuários.B481]);&quot;&quot;;&quot;SIMULADO_&quot;)">
            <text:p/>
          </table:table-cell>
          <table:table-cell table:style-name="ce41" table:formula="of:=IF(ISERR(VLOOKUP([usuários.A481];[EscolaID.A$2:.B$130];2;0));&quot;&quot;;VLOOKUP([usuários.A48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2])">
            <text:p/>
          </table:table-cell>
          <table:table-cell table:style-name="ce46" table:formula="of:=SUBSTITUTE(SUBSTITUTE(SUBSTITUTE(SUBSTITUTE(SUBSTITUTE(SUBSTITUTE(SUBSTITUTE(SUBSTITUTE(SUBSTITUTE(SUBSTITUTE(SUBSTITUTE(SUBSTITUTE([.A48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2]" office:value-type="float" office:value="0" calcext:value-type="float">
            <text:p/>
          </table:table-cell>
          <table:table-cell table:style-name="ce52" table:formula="of:=LOWER([Configurações.H482])" office:value-type="string" office:string-value="213480" calcext:value-type="string">
            <text:p>213480</text:p>
          </table:table-cell>
          <table:table-cell table:style-name="ce54" table:formula="of:=CONCATENATE([.D482];[Configurações.F482])" office:value-type="string" office:string-value="213480@gmail.com" calcext:value-type="string">
            <text:p>213480@gmail.com</text:p>
          </table:table-cell>
          <table:table-cell table:style-name="ce54" table:formula="of:=[.C48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2]);&quot;&quot;;CONCATENATE([.K482];LEFT([.F482];4)))">
            <text:p/>
          </table:table-cell>
          <table:table-cell table:style-name="ce41" table:formula="of:=IF(ISBLANK([usuários.B482]);&quot;&quot;;&quot;SIMULADO_&quot;)">
            <text:p/>
          </table:table-cell>
          <table:table-cell table:style-name="ce41" table:formula="of:=IF(ISERR(VLOOKUP([usuários.A482];[EscolaID.A$2:.B$130];2;0));&quot;&quot;;VLOOKUP([usuários.A48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3])">
            <text:p/>
          </table:table-cell>
          <table:table-cell table:style-name="ce46" table:formula="of:=SUBSTITUTE(SUBSTITUTE(SUBSTITUTE(SUBSTITUTE(SUBSTITUTE(SUBSTITUTE(SUBSTITUTE(SUBSTITUTE(SUBSTITUTE(SUBSTITUTE(SUBSTITUTE(SUBSTITUTE([.A48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3]" office:value-type="float" office:value="0" calcext:value-type="float">
            <text:p/>
          </table:table-cell>
          <table:table-cell table:style-name="ce52" table:formula="of:=LOWER([Configurações.H483])" office:value-type="string" office:string-value="213481" calcext:value-type="string">
            <text:p>213481</text:p>
          </table:table-cell>
          <table:table-cell table:style-name="ce54" table:formula="of:=CONCATENATE([.D483];[Configurações.F483])" office:value-type="string" office:string-value="213481@gmail.com" calcext:value-type="string">
            <text:p>213481@gmail.com</text:p>
          </table:table-cell>
          <table:table-cell table:style-name="ce54" table:formula="of:=[.C48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3]);&quot;&quot;;CONCATENATE([.K483];LEFT([.F483];4)))">
            <text:p/>
          </table:table-cell>
          <table:table-cell table:style-name="ce41" table:formula="of:=IF(ISBLANK([usuários.B483]);&quot;&quot;;&quot;SIMULADO_&quot;)">
            <text:p/>
          </table:table-cell>
          <table:table-cell table:style-name="ce41" table:formula="of:=IF(ISERR(VLOOKUP([usuários.A483];[EscolaID.A$2:.B$130];2;0));&quot;&quot;;VLOOKUP([usuários.A48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4])">
            <text:p/>
          </table:table-cell>
          <table:table-cell table:style-name="ce46" table:formula="of:=SUBSTITUTE(SUBSTITUTE(SUBSTITUTE(SUBSTITUTE(SUBSTITUTE(SUBSTITUTE(SUBSTITUTE(SUBSTITUTE(SUBSTITUTE(SUBSTITUTE(SUBSTITUTE(SUBSTITUTE([.A48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4]" office:value-type="float" office:value="0" calcext:value-type="float">
            <text:p/>
          </table:table-cell>
          <table:table-cell table:style-name="ce52" table:formula="of:=LOWER([Configurações.H484])" office:value-type="string" office:string-value="213482" calcext:value-type="string">
            <text:p>213482</text:p>
          </table:table-cell>
          <table:table-cell table:style-name="ce54" table:formula="of:=CONCATENATE([.D484];[Configurações.F484])" office:value-type="string" office:string-value="213482@gmail.com" calcext:value-type="string">
            <text:p>213482@gmail.com</text:p>
          </table:table-cell>
          <table:table-cell table:style-name="ce54" table:formula="of:=[.C48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4]);&quot;&quot;;CONCATENATE([.K484];LEFT([.F484];4)))">
            <text:p/>
          </table:table-cell>
          <table:table-cell table:style-name="ce41" table:formula="of:=IF(ISBLANK([usuários.B484]);&quot;&quot;;&quot;SIMULADO_&quot;)">
            <text:p/>
          </table:table-cell>
          <table:table-cell table:style-name="ce41" table:formula="of:=IF(ISERR(VLOOKUP([usuários.A484];[EscolaID.A$2:.B$130];2;0));&quot;&quot;;VLOOKUP([usuários.A48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5])">
            <text:p/>
          </table:table-cell>
          <table:table-cell table:style-name="ce46" table:formula="of:=SUBSTITUTE(SUBSTITUTE(SUBSTITUTE(SUBSTITUTE(SUBSTITUTE(SUBSTITUTE(SUBSTITUTE(SUBSTITUTE(SUBSTITUTE(SUBSTITUTE(SUBSTITUTE(SUBSTITUTE([.A48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5]" office:value-type="float" office:value="0" calcext:value-type="float">
            <text:p/>
          </table:table-cell>
          <table:table-cell table:style-name="ce52" table:formula="of:=LOWER([Configurações.H485])" office:value-type="string" office:string-value="213483" calcext:value-type="string">
            <text:p>213483</text:p>
          </table:table-cell>
          <table:table-cell table:style-name="ce54" table:formula="of:=CONCATENATE([.D485];[Configurações.F485])" office:value-type="string" office:string-value="213483@gmail.com" calcext:value-type="string">
            <text:p>213483@gmail.com</text:p>
          </table:table-cell>
          <table:table-cell table:style-name="ce54" table:formula="of:=[.C48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5]);&quot;&quot;;CONCATENATE([.K485];LEFT([.F485];4)))">
            <text:p/>
          </table:table-cell>
          <table:table-cell table:style-name="ce41" table:formula="of:=IF(ISBLANK([usuários.B485]);&quot;&quot;;&quot;SIMULADO_&quot;)">
            <text:p/>
          </table:table-cell>
          <table:table-cell table:style-name="ce41" table:formula="of:=IF(ISERR(VLOOKUP([usuários.A485];[EscolaID.A$2:.B$130];2;0));&quot;&quot;;VLOOKUP([usuários.A48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6])">
            <text:p/>
          </table:table-cell>
          <table:table-cell table:style-name="ce46" table:formula="of:=SUBSTITUTE(SUBSTITUTE(SUBSTITUTE(SUBSTITUTE(SUBSTITUTE(SUBSTITUTE(SUBSTITUTE(SUBSTITUTE(SUBSTITUTE(SUBSTITUTE(SUBSTITUTE(SUBSTITUTE([.A48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6]" office:value-type="float" office:value="0" calcext:value-type="float">
            <text:p/>
          </table:table-cell>
          <table:table-cell table:style-name="ce52" table:formula="of:=LOWER([Configurações.H486])" office:value-type="string" office:string-value="213484" calcext:value-type="string">
            <text:p>213484</text:p>
          </table:table-cell>
          <table:table-cell table:style-name="ce54" table:formula="of:=CONCATENATE([.D486];[Configurações.F486])" office:value-type="string" office:string-value="213484@gmail.com" calcext:value-type="string">
            <text:p>213484@gmail.com</text:p>
          </table:table-cell>
          <table:table-cell table:style-name="ce54" table:formula="of:=[.C48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6]);&quot;&quot;;CONCATENATE([.K486];LEFT([.F486];4)))">
            <text:p/>
          </table:table-cell>
          <table:table-cell table:style-name="ce41" table:formula="of:=IF(ISBLANK([usuários.B486]);&quot;&quot;;&quot;SIMULADO_&quot;)">
            <text:p/>
          </table:table-cell>
          <table:table-cell table:style-name="ce41" table:formula="of:=IF(ISERR(VLOOKUP([usuários.A486];[EscolaID.A$2:.B$130];2;0));&quot;&quot;;VLOOKUP([usuários.A48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7])">
            <text:p/>
          </table:table-cell>
          <table:table-cell table:style-name="ce46" table:formula="of:=SUBSTITUTE(SUBSTITUTE(SUBSTITUTE(SUBSTITUTE(SUBSTITUTE(SUBSTITUTE(SUBSTITUTE(SUBSTITUTE(SUBSTITUTE(SUBSTITUTE(SUBSTITUTE(SUBSTITUTE([.A48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7]" office:value-type="float" office:value="0" calcext:value-type="float">
            <text:p/>
          </table:table-cell>
          <table:table-cell table:style-name="ce52" table:formula="of:=LOWER([Configurações.H487])" office:value-type="string" office:string-value="213485" calcext:value-type="string">
            <text:p>213485</text:p>
          </table:table-cell>
          <table:table-cell table:style-name="ce54" table:formula="of:=CONCATENATE([.D487];[Configurações.F487])" office:value-type="string" office:string-value="213485@gmail.com" calcext:value-type="string">
            <text:p>213485@gmail.com</text:p>
          </table:table-cell>
          <table:table-cell table:style-name="ce54" table:formula="of:=[.C48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7]);&quot;&quot;;CONCATENATE([.K487];LEFT([.F487];4)))">
            <text:p/>
          </table:table-cell>
          <table:table-cell table:style-name="ce41" table:formula="of:=IF(ISBLANK([usuários.B487]);&quot;&quot;;&quot;SIMULADO_&quot;)">
            <text:p/>
          </table:table-cell>
          <table:table-cell table:style-name="ce41" table:formula="of:=IF(ISERR(VLOOKUP([usuários.A487];[EscolaID.A$2:.B$130];2;0));&quot;&quot;;VLOOKUP([usuários.A48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8])">
            <text:p/>
          </table:table-cell>
          <table:table-cell table:style-name="ce46" table:formula="of:=SUBSTITUTE(SUBSTITUTE(SUBSTITUTE(SUBSTITUTE(SUBSTITUTE(SUBSTITUTE(SUBSTITUTE(SUBSTITUTE(SUBSTITUTE(SUBSTITUTE(SUBSTITUTE(SUBSTITUTE([.A48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8]" office:value-type="float" office:value="0" calcext:value-type="float">
            <text:p/>
          </table:table-cell>
          <table:table-cell table:style-name="ce52" table:formula="of:=LOWER([Configurações.H488])" office:value-type="string" office:string-value="213486" calcext:value-type="string">
            <text:p>213486</text:p>
          </table:table-cell>
          <table:table-cell table:style-name="ce54" table:formula="of:=CONCATENATE([.D488];[Configurações.F488])" office:value-type="string" office:string-value="213486@gmail.com" calcext:value-type="string">
            <text:p>213486@gmail.com</text:p>
          </table:table-cell>
          <table:table-cell table:style-name="ce54" table:formula="of:=[.C48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8]);&quot;&quot;;CONCATENATE([.K488];LEFT([.F488];4)))">
            <text:p/>
          </table:table-cell>
          <table:table-cell table:style-name="ce41" table:formula="of:=IF(ISBLANK([usuários.B488]);&quot;&quot;;&quot;SIMULADO_&quot;)">
            <text:p/>
          </table:table-cell>
          <table:table-cell table:style-name="ce41" table:formula="of:=IF(ISERR(VLOOKUP([usuários.A488];[EscolaID.A$2:.B$130];2;0));&quot;&quot;;VLOOKUP([usuários.A48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89])">
            <text:p/>
          </table:table-cell>
          <table:table-cell table:style-name="ce46" table:formula="of:=SUBSTITUTE(SUBSTITUTE(SUBSTITUTE(SUBSTITUTE(SUBSTITUTE(SUBSTITUTE(SUBSTITUTE(SUBSTITUTE(SUBSTITUTE(SUBSTITUTE(SUBSTITUTE(SUBSTITUTE([.A48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89]" office:value-type="float" office:value="0" calcext:value-type="float">
            <text:p/>
          </table:table-cell>
          <table:table-cell table:style-name="ce52" table:formula="of:=LOWER([Configurações.H489])" office:value-type="string" office:string-value="213487" calcext:value-type="string">
            <text:p>213487</text:p>
          </table:table-cell>
          <table:table-cell table:style-name="ce54" table:formula="of:=CONCATENATE([.D489];[Configurações.F489])" office:value-type="string" office:string-value="213487@gmail.com" calcext:value-type="string">
            <text:p>213487@gmail.com</text:p>
          </table:table-cell>
          <table:table-cell table:style-name="ce54" table:formula="of:=[.C48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89]);&quot;&quot;;CONCATENATE([.K489];LEFT([.F489];4)))">
            <text:p/>
          </table:table-cell>
          <table:table-cell table:style-name="ce41" table:formula="of:=IF(ISBLANK([usuários.B489]);&quot;&quot;;&quot;SIMULADO_&quot;)">
            <text:p/>
          </table:table-cell>
          <table:table-cell table:style-name="ce41" table:formula="of:=IF(ISERR(VLOOKUP([usuários.A489];[EscolaID.A$2:.B$130];2;0));&quot;&quot;;VLOOKUP([usuários.A48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0])">
            <text:p/>
          </table:table-cell>
          <table:table-cell table:style-name="ce46" table:formula="of:=SUBSTITUTE(SUBSTITUTE(SUBSTITUTE(SUBSTITUTE(SUBSTITUTE(SUBSTITUTE(SUBSTITUTE(SUBSTITUTE(SUBSTITUTE(SUBSTITUTE(SUBSTITUTE(SUBSTITUTE([.A49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0]" office:value-type="float" office:value="0" calcext:value-type="float">
            <text:p/>
          </table:table-cell>
          <table:table-cell table:style-name="ce52" table:formula="of:=LOWER([Configurações.H490])" office:value-type="string" office:string-value="213488" calcext:value-type="string">
            <text:p>213488</text:p>
          </table:table-cell>
          <table:table-cell table:style-name="ce54" table:formula="of:=CONCATENATE([.D490];[Configurações.F490])" office:value-type="string" office:string-value="213488@gmail.com" calcext:value-type="string">
            <text:p>213488@gmail.com</text:p>
          </table:table-cell>
          <table:table-cell table:style-name="ce54" table:formula="of:=[.C49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0]);&quot;&quot;;CONCATENATE([.K490];LEFT([.F490];4)))">
            <text:p/>
          </table:table-cell>
          <table:table-cell table:style-name="ce41" table:formula="of:=IF(ISBLANK([usuários.B490]);&quot;&quot;;&quot;SIMULADO_&quot;)">
            <text:p/>
          </table:table-cell>
          <table:table-cell table:style-name="ce41" table:formula="of:=IF(ISERR(VLOOKUP([usuários.A490];[EscolaID.A$2:.B$130];2;0));&quot;&quot;;VLOOKUP([usuários.A49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1])">
            <text:p/>
          </table:table-cell>
          <table:table-cell table:style-name="ce46" table:formula="of:=SUBSTITUTE(SUBSTITUTE(SUBSTITUTE(SUBSTITUTE(SUBSTITUTE(SUBSTITUTE(SUBSTITUTE(SUBSTITUTE(SUBSTITUTE(SUBSTITUTE(SUBSTITUTE(SUBSTITUTE([.A491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1]" office:value-type="float" office:value="0" calcext:value-type="float">
            <text:p/>
          </table:table-cell>
          <table:table-cell table:style-name="ce52" table:formula="of:=LOWER([Configurações.H491])" office:value-type="string" office:string-value="213489" calcext:value-type="string">
            <text:p>213489</text:p>
          </table:table-cell>
          <table:table-cell table:style-name="ce54" table:formula="of:=CONCATENATE([.D491];[Configurações.F491])" office:value-type="string" office:string-value="213489@gmail.com" calcext:value-type="string">
            <text:p>213489@gmail.com</text:p>
          </table:table-cell>
          <table:table-cell table:style-name="ce54" table:formula="of:=[.C491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1]);&quot;&quot;;CONCATENATE([.K491];LEFT([.F491];4)))">
            <text:p/>
          </table:table-cell>
          <table:table-cell table:style-name="ce41" table:formula="of:=IF(ISBLANK([usuários.B491]);&quot;&quot;;&quot;SIMULADO_&quot;)">
            <text:p/>
          </table:table-cell>
          <table:table-cell table:style-name="ce41" table:formula="of:=IF(ISERR(VLOOKUP([usuários.A491];[EscolaID.A$2:.B$130];2;0));&quot;&quot;;VLOOKUP([usuários.A491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2])">
            <text:p/>
          </table:table-cell>
          <table:table-cell table:style-name="ce46" table:formula="of:=SUBSTITUTE(SUBSTITUTE(SUBSTITUTE(SUBSTITUTE(SUBSTITUTE(SUBSTITUTE(SUBSTITUTE(SUBSTITUTE(SUBSTITUTE(SUBSTITUTE(SUBSTITUTE(SUBSTITUTE([.A492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2]" office:value-type="float" office:value="0" calcext:value-type="float">
            <text:p/>
          </table:table-cell>
          <table:table-cell table:style-name="ce52" table:formula="of:=LOWER([Configurações.H492])" office:value-type="string" office:string-value="213490" calcext:value-type="string">
            <text:p>213490</text:p>
          </table:table-cell>
          <table:table-cell table:style-name="ce54" table:formula="of:=CONCATENATE([.D492];[Configurações.F492])" office:value-type="string" office:string-value="213490@gmail.com" calcext:value-type="string">
            <text:p>213490@gmail.com</text:p>
          </table:table-cell>
          <table:table-cell table:style-name="ce54" table:formula="of:=[.C492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2]);&quot;&quot;;CONCATENATE([.K492];LEFT([.F492];4)))">
            <text:p/>
          </table:table-cell>
          <table:table-cell table:style-name="ce41" table:formula="of:=IF(ISBLANK([usuários.B492]);&quot;&quot;;&quot;SIMULADO_&quot;)">
            <text:p/>
          </table:table-cell>
          <table:table-cell table:style-name="ce41" table:formula="of:=IF(ISERR(VLOOKUP([usuários.A492];[EscolaID.A$2:.B$130];2;0));&quot;&quot;;VLOOKUP([usuários.A492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3])">
            <text:p/>
          </table:table-cell>
          <table:table-cell table:style-name="ce46" table:formula="of:=SUBSTITUTE(SUBSTITUTE(SUBSTITUTE(SUBSTITUTE(SUBSTITUTE(SUBSTITUTE(SUBSTITUTE(SUBSTITUTE(SUBSTITUTE(SUBSTITUTE(SUBSTITUTE(SUBSTITUTE([.A493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3]" office:value-type="float" office:value="0" calcext:value-type="float">
            <text:p/>
          </table:table-cell>
          <table:table-cell table:style-name="ce52" table:formula="of:=LOWER([Configurações.H493])" office:value-type="string" office:string-value="213491" calcext:value-type="string">
            <text:p>213491</text:p>
          </table:table-cell>
          <table:table-cell table:style-name="ce54" table:formula="of:=CONCATENATE([.D493];[Configurações.F493])" office:value-type="string" office:string-value="213491@gmail.com" calcext:value-type="string">
            <text:p>213491@gmail.com</text:p>
          </table:table-cell>
          <table:table-cell table:style-name="ce54" table:formula="of:=[.C493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3]);&quot;&quot;;CONCATENATE([.K493];LEFT([.F493];4)))">
            <text:p/>
          </table:table-cell>
          <table:table-cell table:style-name="ce41" table:formula="of:=IF(ISBLANK([usuários.B493]);&quot;&quot;;&quot;SIMULADO_&quot;)">
            <text:p/>
          </table:table-cell>
          <table:table-cell table:style-name="ce41" table:formula="of:=IF(ISERR(VLOOKUP([usuários.A493];[EscolaID.A$2:.B$130];2;0));&quot;&quot;;VLOOKUP([usuários.A493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4])">
            <text:p/>
          </table:table-cell>
          <table:table-cell table:style-name="ce46" table:formula="of:=SUBSTITUTE(SUBSTITUTE(SUBSTITUTE(SUBSTITUTE(SUBSTITUTE(SUBSTITUTE(SUBSTITUTE(SUBSTITUTE(SUBSTITUTE(SUBSTITUTE(SUBSTITUTE(SUBSTITUTE([.A494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4]" office:value-type="float" office:value="0" calcext:value-type="float">
            <text:p/>
          </table:table-cell>
          <table:table-cell table:style-name="ce52" table:formula="of:=LOWER([Configurações.H494])" office:value-type="string" office:string-value="213492" calcext:value-type="string">
            <text:p>213492</text:p>
          </table:table-cell>
          <table:table-cell table:style-name="ce54" table:formula="of:=CONCATENATE([.D494];[Configurações.F494])" office:value-type="string" office:string-value="213492@gmail.com" calcext:value-type="string">
            <text:p>213492@gmail.com</text:p>
          </table:table-cell>
          <table:table-cell table:style-name="ce54" table:formula="of:=[.C494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4]);&quot;&quot;;CONCATENATE([.K494];LEFT([.F494];4)))">
            <text:p/>
          </table:table-cell>
          <table:table-cell table:style-name="ce41" table:formula="of:=IF(ISBLANK([usuários.B494]);&quot;&quot;;&quot;SIMULADO_&quot;)">
            <text:p/>
          </table:table-cell>
          <table:table-cell table:style-name="ce41" table:formula="of:=IF(ISERR(VLOOKUP([usuários.A494];[EscolaID.A$2:.B$130];2;0));&quot;&quot;;VLOOKUP([usuários.A494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5])">
            <text:p/>
          </table:table-cell>
          <table:table-cell table:style-name="ce46" table:formula="of:=SUBSTITUTE(SUBSTITUTE(SUBSTITUTE(SUBSTITUTE(SUBSTITUTE(SUBSTITUTE(SUBSTITUTE(SUBSTITUTE(SUBSTITUTE(SUBSTITUTE(SUBSTITUTE(SUBSTITUTE([.A495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5]" office:value-type="float" office:value="0" calcext:value-type="float">
            <text:p/>
          </table:table-cell>
          <table:table-cell table:style-name="ce52" table:formula="of:=LOWER([Configurações.H495])" office:value-type="string" office:string-value="213493" calcext:value-type="string">
            <text:p>213493</text:p>
          </table:table-cell>
          <table:table-cell table:style-name="ce54" table:formula="of:=CONCATENATE([.D495];[Configurações.F495])" office:value-type="string" office:string-value="213493@gmail.com" calcext:value-type="string">
            <text:p>213493@gmail.com</text:p>
          </table:table-cell>
          <table:table-cell table:style-name="ce54" table:formula="of:=[.C495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5]);&quot;&quot;;CONCATENATE([.K495];LEFT([.F495];4)))">
            <text:p/>
          </table:table-cell>
          <table:table-cell table:style-name="ce41" table:formula="of:=IF(ISBLANK([usuários.B495]);&quot;&quot;;&quot;SIMULADO_&quot;)">
            <text:p/>
          </table:table-cell>
          <table:table-cell table:style-name="ce41" table:formula="of:=IF(ISERR(VLOOKUP([usuários.A495];[EscolaID.A$2:.B$130];2;0));&quot;&quot;;VLOOKUP([usuários.A495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6])">
            <text:p/>
          </table:table-cell>
          <table:table-cell table:style-name="ce46" table:formula="of:=SUBSTITUTE(SUBSTITUTE(SUBSTITUTE(SUBSTITUTE(SUBSTITUTE(SUBSTITUTE(SUBSTITUTE(SUBSTITUTE(SUBSTITUTE(SUBSTITUTE(SUBSTITUTE(SUBSTITUTE([.A496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6]" office:value-type="float" office:value="0" calcext:value-type="float">
            <text:p/>
          </table:table-cell>
          <table:table-cell table:style-name="ce52" table:formula="of:=LOWER([Configurações.H496])" office:value-type="string" office:string-value="213494" calcext:value-type="string">
            <text:p>213494</text:p>
          </table:table-cell>
          <table:table-cell table:style-name="ce54" table:formula="of:=CONCATENATE([.D496];[Configurações.F496])" office:value-type="string" office:string-value="213494@gmail.com" calcext:value-type="string">
            <text:p>213494@gmail.com</text:p>
          </table:table-cell>
          <table:table-cell table:style-name="ce54" table:formula="of:=[.C496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6]);&quot;&quot;;CONCATENATE([.K496];LEFT([.F496];4)))">
            <text:p/>
          </table:table-cell>
          <table:table-cell table:style-name="ce41" table:formula="of:=IF(ISBLANK([usuários.B496]);&quot;&quot;;&quot;SIMULADO_&quot;)">
            <text:p/>
          </table:table-cell>
          <table:table-cell table:style-name="ce41" table:formula="of:=IF(ISERR(VLOOKUP([usuários.A496];[EscolaID.A$2:.B$130];2;0));&quot;&quot;;VLOOKUP([usuários.A496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7])">
            <text:p/>
          </table:table-cell>
          <table:table-cell table:style-name="ce46" table:formula="of:=SUBSTITUTE(SUBSTITUTE(SUBSTITUTE(SUBSTITUTE(SUBSTITUTE(SUBSTITUTE(SUBSTITUTE(SUBSTITUTE(SUBSTITUTE(SUBSTITUTE(SUBSTITUTE(SUBSTITUTE([.A497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7]" office:value-type="float" office:value="0" calcext:value-type="float">
            <text:p/>
          </table:table-cell>
          <table:table-cell table:style-name="ce52" table:formula="of:=LOWER([Configurações.H497])" office:value-type="string" office:string-value="213495" calcext:value-type="string">
            <text:p>213495</text:p>
          </table:table-cell>
          <table:table-cell table:style-name="ce54" table:formula="of:=CONCATENATE([.D497];[Configurações.F497])" office:value-type="string" office:string-value="213495@gmail.com" calcext:value-type="string">
            <text:p>213495@gmail.com</text:p>
          </table:table-cell>
          <table:table-cell table:style-name="ce54" table:formula="of:=[.C497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7]);&quot;&quot;;CONCATENATE([.K497];LEFT([.F497];4)))">
            <text:p/>
          </table:table-cell>
          <table:table-cell table:style-name="ce41" table:formula="of:=IF(ISBLANK([usuários.B497]);&quot;&quot;;&quot;SIMULADO_&quot;)">
            <text:p/>
          </table:table-cell>
          <table:table-cell table:style-name="ce41" table:formula="of:=IF(ISERR(VLOOKUP([usuários.A497];[EscolaID.A$2:.B$130];2;0));&quot;&quot;;VLOOKUP([usuários.A497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8])">
            <text:p/>
          </table:table-cell>
          <table:table-cell table:style-name="ce46" table:formula="of:=SUBSTITUTE(SUBSTITUTE(SUBSTITUTE(SUBSTITUTE(SUBSTITUTE(SUBSTITUTE(SUBSTITUTE(SUBSTITUTE(SUBSTITUTE(SUBSTITUTE(SUBSTITUTE(SUBSTITUTE([.A498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8]" office:value-type="float" office:value="0" calcext:value-type="float">
            <text:p/>
          </table:table-cell>
          <table:table-cell table:style-name="ce52" table:formula="of:=LOWER([Configurações.H498])" office:value-type="string" office:string-value="213496" calcext:value-type="string">
            <text:p>213496</text:p>
          </table:table-cell>
          <table:table-cell table:style-name="ce54" table:formula="of:=CONCATENATE([.D498];[Configurações.F498])" office:value-type="string" office:string-value="213496@gmail.com" calcext:value-type="string">
            <text:p>213496@gmail.com</text:p>
          </table:table-cell>
          <table:table-cell table:style-name="ce54" table:formula="of:=[.C498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8]);&quot;&quot;;CONCATENATE([.K498];LEFT([.F498];4)))">
            <text:p/>
          </table:table-cell>
          <table:table-cell table:style-name="ce41" table:formula="of:=IF(ISBLANK([usuários.B498]);&quot;&quot;;&quot;SIMULADO_&quot;)">
            <text:p/>
          </table:table-cell>
          <table:table-cell table:style-name="ce41" table:formula="of:=IF(ISERR(VLOOKUP([usuários.A498];[EscolaID.A$2:.B$130];2;0));&quot;&quot;;VLOOKUP([usuários.A498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499])">
            <text:p/>
          </table:table-cell>
          <table:table-cell table:style-name="ce46" table:formula="of:=SUBSTITUTE(SUBSTITUTE(SUBSTITUTE(SUBSTITUTE(SUBSTITUTE(SUBSTITUTE(SUBSTITUTE(SUBSTITUTE(SUBSTITUTE(SUBSTITUTE(SUBSTITUTE(SUBSTITUTE([.A499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499]" office:value-type="float" office:value="0" calcext:value-type="float">
            <text:p/>
          </table:table-cell>
          <table:table-cell table:style-name="ce52" table:formula="of:=LOWER([Configurações.H499])" office:value-type="string" office:string-value="213497" calcext:value-type="string">
            <text:p>213497</text:p>
          </table:table-cell>
          <table:table-cell table:style-name="ce54" table:formula="of:=CONCATENATE([.D499];[Configurações.F499])" office:value-type="string" office:string-value="213497@gmail.com" calcext:value-type="string">
            <text:p>213497@gmail.com</text:p>
          </table:table-cell>
          <table:table-cell table:style-name="ce54" table:formula="of:=[.C499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499]);&quot;&quot;;CONCATENATE([.K499];LEFT([.F499];4)))">
            <text:p/>
          </table:table-cell>
          <table:table-cell table:style-name="ce41" table:formula="of:=IF(ISBLANK([usuários.B499]);&quot;&quot;;&quot;SIMULADO_&quot;)">
            <text:p/>
          </table:table-cell>
          <table:table-cell table:style-name="ce41" table:formula="of:=IF(ISERR(VLOOKUP([usuários.A499];[EscolaID.A$2:.B$130];2;0));&quot;&quot;;VLOOKUP([usuários.A499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>
          <table:table-cell table:formula="of:=UPPER([usuários.B500])">
            <text:p/>
          </table:table-cell>
          <table:table-cell table:style-name="ce46" table:formula="of:=SUBSTITUTE(SUBSTITUTE(SUBSTITUTE(SUBSTITUTE(SUBSTITUTE(SUBSTITUTE(SUBSTITUTE(SUBSTITUTE(SUBSTITUTE(SUBSTITUTE(SUBSTITUTE(SUBSTITUTE([.A500];&quot;É&quot;;&quot;E&quot;);&quot;Ê&quot;;&quot;E&quot;);&quot;Á&quot;;&quot;A&quot;);&quot;Â&quot;;&quot;A&quot;);&quot;Ã&quot;;&quot;A&quot;);&quot;Í&quot;;&quot;I&quot;);&quot;Ó&quot;;&quot;O&quot;);&quot;Ô&quot;;&quot;O&quot;);&quot;Õ&quot;;&quot;O&quot;);&quot;Ú&quot;;&quot;U&quot;);&quot;Ü&quot;;&quot;U&quot;);&quot;Ç&quot;;&quot;C&quot;)">
            <text:p/>
          </table:table-cell>
          <table:table-cell table:style-name="ce33" table:formula="of:=[usuários.C500]" office:value-type="float" office:value="0" calcext:value-type="float">
            <text:p/>
          </table:table-cell>
          <table:table-cell table:style-name="ce52" table:formula="of:=LOWER([Configurações.H500])" office:value-type="string" office:string-value="213498" calcext:value-type="string">
            <text:p>213498</text:p>
          </table:table-cell>
          <table:table-cell table:style-name="ce54" table:formula="of:=CONCATENATE([.D500];[Configurações.F500])" office:value-type="string" office:string-value="213498@gmail.com" calcext:value-type="string">
            <text:p>213498@gmail.com</text:p>
          </table:table-cell>
          <table:table-cell table:style-name="ce54" table:formula="of:=[.C500]" office:value-type="float" office:value="0" calcext:value-type="float">
            <text:p>0</text:p>
          </table:table-cell>
          <table:table-cell table:style-name="ce54" office:value-type="string" calcext:value-type="string">
            <text:p>Juazeiro</text:p>
          </table:table-cell>
          <table:table-cell table:style-name="ce54" office:value-type="string" calcext:value-type="string">
            <text:p>BR</text:p>
          </table:table-cell>
          <table:table-cell table:style-name="ce54" office:value-type="float" office:value="123456" calcext:value-type="float">
            <text:p>123456</text:p>
          </table:table-cell>
          <table:table-cell table:style-name="ce57" table:formula="of:=IF(ISBLANK([usuários.B500]);&quot;&quot;;CONCATENATE([.K500];LEFT([.F500];4)))">
            <text:p/>
          </table:table-cell>
          <table:table-cell table:style-name="ce41" table:formula="of:=IF(ISBLANK([usuários.B500]);&quot;&quot;;&quot;SIMULADO_&quot;)">
            <text:p/>
          </table:table-cell>
          <table:table-cell table:style-name="ce41" table:formula="of:=IF(ISERR(VLOOKUP([usuários.A500];[EscolaID.A$2:.B$130];2;0));&quot;&quot;;VLOOKUP([usuários.A500];[EscolaID.A$2:.B$130];2;0))" office:value-type="string" office:string-value="EDUCANDÁRIO JOÃO XXIII" calcext:value-type="string">
            <text:p>EDUCANDÁRIO JOÃO XXIII</text:p>
          </table:table-cell>
          <table:table-cell table:number-columns-repeated="1011"/>
        </table:table-row>
        <table:table-row table:style-name="ro3" table:number-rows-repeated="9868">
          <table:table-cell table:number-columns-repeated="3"/>
          <table:table-cell table:style-name="ce53"/>
          <table:table-cell table:number-columns-repeated="2"/>
          <table:table-cell table:style-name="ce41" table:number-columns-repeated="2"/>
          <table:table-cell table:number-columns-repeated="1015"/>
        </table:table-row>
        <table:table-row table:style-name="ro3" table:number-rows-repeated="103820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onfigurações" table:style-name="ta2">
        <table:table-column table:style-name="co18" table:default-cell-style-name="ce71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2" table:number-columns-repeated="1016" table:default-cell-style-name="Default"/>
        <table:table-row table:style-name="ro6">
          <table:table-cell table:style-name="ce131" office:value-type="string" calcext:value-type="string">
            <text:p>FULL NAME</text:p>
          </table:table-cell>
          <table:table-cell table:style-name="ce137" office:value-type="string" calcext:value-type="string">
            <text:p>FIRST NAME</text:p>
          </table:table-cell>
          <table:table-cell table:style-name="ce137" office:value-type="string" calcext:value-type="string">
            <text:p>LAST NAME</text:p>
          </table:table-cell>
          <table:table-cell table:style-name="ce137" office:value-type="string" calcext:value-type="string">
            <text:p>FIRST AND SECOND NAME</text:p>
          </table:table-cell>
          <table:table-cell table:style-name="ce137" office:value-type="string" calcext:value-type="string">
            <text:p>LOGIN</text:p>
          </table:table-cell>
          <table:table-cell table:style-name="ce137" office:value-type="string" calcext:value-type="string">
            <text:p>E-mail</text:p>
          </table:table-cell>
          <table:table-cell table:style-name="ce77" office:value-type="string" calcext:value-type="string">
            <text:p>CodUnico</text:p>
          </table:table-cell>
          <table:table-cell table:style-name="ce77" office:value-type="string" calcext:value-type="string">
            <text:p>loginfinal</text:p>
          </table:table-cell>
          <table:table-cell table:style-name="ce77" table:number-columns-repeated="1009"/>
          <table:table-cell table:number-columns-repeated="7"/>
        </table:table-row>
        <table:table-row table:style-name="ro6">
          <table:table-cell table:style-name="ce61" office:value-type="string" calcext:value-type="string">
            <text:p>NOME COMPLETO</text:p>
          </table:table-cell>
          <table:table-cell table:style-name="ce73" office:value-type="string" calcext:value-type="string">
            <text:p>PRIMEIRO NOME</text:p>
          </table:table-cell>
          <table:table-cell table:style-name="ce73" office:value-type="string" calcext:value-type="string">
            <text:p>SOBRENOME</text:p>
          </table:table-cell>
          <table:table-cell table:style-name="ce73" office:value-type="string" calcext:value-type="string">
            <text:p>PRIMEIRO E SEGUNDO NOME</text:p>
          </table:table-cell>
          <table:table-cell table:style-name="ce73" office:value-type="string" calcext:value-type="string">
            <text:p>USUÁRIO</text:p>
          </table:table-cell>
          <table:table-cell table:style-name="ce73"/>
          <table:table-cell table:style-name="ce78"/>
          <table:table-cell table:style-name="ce78" office:value-type="string" calcext:value-type="string">
            <text:p>usuário</text:p>
          </table:table-cell>
          <table:table-cell table:style-name="ce78" table:number-columns-repeated="1009"/>
          <table:table-cell table:style-name="ce79" table:number-columns-repeated="7"/>
        </table:table-row>
        <table:table-row table:style-name="ro7">
          <table:table-cell table:style-name="ce70" table:formula="of:=[usuários_2.B3]" office:value-type="string" office:string-value="MIGUEL DOS SANTOS SILVA" calcext:value-type="string">
            <text:p>MIGUEL DOS SANTOS SILVA</text:p>
          </table:table-cell>
          <table:table-cell table:style-name="ce74" table:formula="of:=LEFT([.A3];FIND(&quot; &quot;;[.A3]))" office:value-type="string" office:string-value="MIGUEL " calcext:value-type="string">
            <text:p>MIGUEL </text:p>
          </table:table-cell>
          <table:table-cell table:style-name="ce74" table:formula="of:=SUBSTITUTE([.A3];[.B3];&quot;&quot;)" office:value-type="string" office:string-value="DOS SANTOS SILVA" calcext:value-type="string">
            <text:p>DOS SANTOS SILVA</text:p>
          </table:table-cell>
          <table:table-cell table:style-name="ce75" table:formula="of:=LEFT([.A3];FIND(&quot; &quot;;[.A3];FIND(&quot; &quot;;[.A3])+1)-1)" office:value-type="string" office:string-value="MIGUEL DOS" calcext:value-type="string">
            <text:p>MIGUEL DOS</text:p>
          </table:table-cell>
          <table:table-cell table:style-name="ce74" table:formula="of:=SUBSTITUTE([.D3];&quot; &quot;;&quot;&quot;)" office:value-type="string" office:string-value="MIGUELDOS" calcext:value-type="string">
            <text:p>MIGUELDOS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" calcext:value-type="float">
            <text:p>1</text:p>
          </table:table-cell>
          <table:table-cell table:formula="of:=CONCATENATE([usuários.A3];[.G3])" office:value-type="string" office:string-value="2131" calcext:value-type="string">
            <text:p>2131</text:p>
          </table:table-cell>
          <table:table-cell table:number-columns-repeated="1016"/>
        </table:table-row>
        <table:table-row table:style-name="ro7">
          <table:table-cell table:style-name="ce70" table:formula="of:=[usuários_2.B4]">
            <text:p/>
          </table:table-cell>
          <table:table-cell table:style-name="ce74" table:formula="of:=LEFT([.A4];FIND(&quot; &quot;;[.A4]))" office:value-type="string" office:string-value="" calcext:value-type="error">
            <text:p>#VALOR!</text:p>
          </table:table-cell>
          <table:table-cell table:style-name="ce74" table:formula="of:=SUBSTITUTE([.A4];[.B4];&quot;&quot;)" office:value-type="string" office:string-value="" calcext:value-type="error">
            <text:p>#VALOR!</text:p>
          </table:table-cell>
          <table:table-cell table:style-name="ce75" table:formula="of:=LEFT([.A4];FIND(&quot; &quot;;[.A4];FIND(&quot; &quot;;[.A4])+1)-1)" office:value-type="string" office:string-value="" calcext:value-type="error">
            <text:p>#VALOR!</text:p>
          </table:table-cell>
          <table:table-cell table:style-name="ce74" table:formula="of:=SUBSTITUTE([.D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" calcext:value-type="float">
            <text:p>2</text:p>
          </table:table-cell>
          <table:table-cell table:formula="of:=CONCATENATE([usuários.A4];[.G4])" office:value-type="string" office:string-value="2132" calcext:value-type="string">
            <text:p>2132</text:p>
          </table:table-cell>
          <table:table-cell table:number-columns-repeated="1016"/>
        </table:table-row>
        <table:table-row table:style-name="ro7">
          <table:table-cell table:style-name="ce70" table:formula="of:=[usuários_2.B5]">
            <text:p/>
          </table:table-cell>
          <table:table-cell table:style-name="ce74" table:formula="of:=LEFT([.A5];FIND(&quot; &quot;;[.A5]))" office:value-type="string" office:string-value="" calcext:value-type="error">
            <text:p>#VALOR!</text:p>
          </table:table-cell>
          <table:table-cell table:style-name="ce74" table:formula="of:=SUBSTITUTE([.A5];[.B5];&quot;&quot;)" office:value-type="string" office:string-value="" calcext:value-type="error">
            <text:p>#VALOR!</text:p>
          </table:table-cell>
          <table:table-cell table:style-name="ce75" table:formula="of:=LEFT([.A5];FIND(&quot; &quot;;[.A5];FIND(&quot; &quot;;[.A5])+1)-1)" office:value-type="string" office:string-value="" calcext:value-type="error">
            <text:p>#VALOR!</text:p>
          </table:table-cell>
          <table:table-cell table:style-name="ce74" table:formula="of:=SUBSTITUTE([.D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" calcext:value-type="float">
            <text:p>3</text:p>
          </table:table-cell>
          <table:table-cell table:formula="of:=CONCATENATE([usuários.A5];[.G5])" office:value-type="string" office:string-value="2133" calcext:value-type="string">
            <text:p>2133</text:p>
          </table:table-cell>
          <table:table-cell table:number-columns-repeated="1016"/>
        </table:table-row>
        <table:table-row table:style-name="ro7">
          <table:table-cell table:style-name="ce70" table:formula="of:=[usuários_2.B6]">
            <text:p/>
          </table:table-cell>
          <table:table-cell table:style-name="ce74" table:formula="of:=LEFT([.A6];FIND(&quot; &quot;;[.A6]))" office:value-type="string" office:string-value="" calcext:value-type="error">
            <text:p>#VALOR!</text:p>
          </table:table-cell>
          <table:table-cell table:style-name="ce74" table:formula="of:=SUBSTITUTE([.A6];[.B6];&quot;&quot;)" office:value-type="string" office:string-value="" calcext:value-type="error">
            <text:p>#VALOR!</text:p>
          </table:table-cell>
          <table:table-cell table:style-name="ce75" table:formula="of:=LEFT([.A6];FIND(&quot; &quot;;[.A6];FIND(&quot; &quot;;[.A6])+1)-1)" office:value-type="string" office:string-value="" calcext:value-type="error">
            <text:p>#VALOR!</text:p>
          </table:table-cell>
          <table:table-cell table:style-name="ce74" table:formula="of:=SUBSTITUTE([.D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" calcext:value-type="float">
            <text:p>4</text:p>
          </table:table-cell>
          <table:table-cell table:formula="of:=CONCATENATE([usuários.A6];[.G6])" office:value-type="string" office:string-value="2134" calcext:value-type="string">
            <text:p>2134</text:p>
          </table:table-cell>
          <table:table-cell table:number-columns-repeated="1016"/>
        </table:table-row>
        <table:table-row table:style-name="ro7">
          <table:table-cell table:style-name="ce70" table:formula="of:=[usuários_2.B7]">
            <text:p/>
          </table:table-cell>
          <table:table-cell table:style-name="ce74" table:formula="of:=LEFT([.A7];FIND(&quot; &quot;;[.A7]))" office:value-type="string" office:string-value="" calcext:value-type="error">
            <text:p>#VALOR!</text:p>
          </table:table-cell>
          <table:table-cell table:style-name="ce74" table:formula="of:=SUBSTITUTE([.A7];[.B7];&quot;&quot;)" office:value-type="string" office:string-value="" calcext:value-type="error">
            <text:p>#VALOR!</text:p>
          </table:table-cell>
          <table:table-cell table:style-name="ce75" table:formula="of:=LEFT([.A7];FIND(&quot; &quot;;[.A7];FIND(&quot; &quot;;[.A7])+1)-1)" office:value-type="string" office:string-value="" calcext:value-type="error">
            <text:p>#VALOR!</text:p>
          </table:table-cell>
          <table:table-cell table:style-name="ce74" table:formula="of:=SUBSTITUTE([.D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" calcext:value-type="float">
            <text:p>5</text:p>
          </table:table-cell>
          <table:table-cell table:formula="of:=CONCATENATE([usuários.A7];[.G7])" office:value-type="string" office:string-value="2135" calcext:value-type="string">
            <text:p>2135</text:p>
          </table:table-cell>
          <table:table-cell table:number-columns-repeated="1016"/>
        </table:table-row>
        <table:table-row table:style-name="ro7">
          <table:table-cell table:style-name="ce70" table:formula="of:=[usuários_2.B8]">
            <text:p/>
          </table:table-cell>
          <table:table-cell table:style-name="ce74" table:formula="of:=LEFT([.A8];FIND(&quot; &quot;;[.A8]))" office:value-type="string" office:string-value="" calcext:value-type="error">
            <text:p>#VALOR!</text:p>
          </table:table-cell>
          <table:table-cell table:style-name="ce74" table:formula="of:=SUBSTITUTE([.A8];[.B8];&quot;&quot;)" office:value-type="string" office:string-value="" calcext:value-type="error">
            <text:p>#VALOR!</text:p>
          </table:table-cell>
          <table:table-cell table:style-name="ce75" table:formula="of:=LEFT([.A8];FIND(&quot; &quot;;[.A8];FIND(&quot; &quot;;[.A8])+1)-1)" office:value-type="string" office:string-value="" calcext:value-type="error">
            <text:p>#VALOR!</text:p>
          </table:table-cell>
          <table:table-cell table:style-name="ce74" table:formula="of:=SUBSTITUTE([.D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" calcext:value-type="float">
            <text:p>6</text:p>
          </table:table-cell>
          <table:table-cell table:formula="of:=CONCATENATE([usuários.A8];[.G8])" office:value-type="string" office:string-value="2136" calcext:value-type="string">
            <text:p>2136</text:p>
          </table:table-cell>
          <table:table-cell table:number-columns-repeated="1016"/>
        </table:table-row>
        <table:table-row table:style-name="ro7">
          <table:table-cell table:style-name="ce70" table:formula="of:=[usuários_2.B9]">
            <text:p/>
          </table:table-cell>
          <table:table-cell table:style-name="ce74" table:formula="of:=LEFT([.A9];FIND(&quot; &quot;;[.A9]))" office:value-type="string" office:string-value="" calcext:value-type="error">
            <text:p>#VALOR!</text:p>
          </table:table-cell>
          <table:table-cell table:style-name="ce74" table:formula="of:=SUBSTITUTE([.A9];[.B9];&quot;&quot;)" office:value-type="string" office:string-value="" calcext:value-type="error">
            <text:p>#VALOR!</text:p>
          </table:table-cell>
          <table:table-cell table:style-name="ce75" table:formula="of:=LEFT([.A9];FIND(&quot; &quot;;[.A9];FIND(&quot; &quot;;[.A9])+1)-1)" office:value-type="string" office:string-value="" calcext:value-type="error">
            <text:p>#VALOR!</text:p>
          </table:table-cell>
          <table:table-cell table:style-name="ce74" table:formula="of:=SUBSTITUTE([.D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" calcext:value-type="float">
            <text:p>7</text:p>
          </table:table-cell>
          <table:table-cell table:formula="of:=CONCATENATE([usuários.A9];[.G9])" office:value-type="string" office:string-value="2137" calcext:value-type="string">
            <text:p>2137</text:p>
          </table:table-cell>
          <table:table-cell table:number-columns-repeated="1016"/>
        </table:table-row>
        <table:table-row table:style-name="ro7">
          <table:table-cell table:style-name="ce70" table:formula="of:=[usuários_2.B10]">
            <text:p/>
          </table:table-cell>
          <table:table-cell table:style-name="ce74" table:formula="of:=LEFT([.A10];FIND(&quot; &quot;;[.A10]))" office:value-type="string" office:string-value="" calcext:value-type="error">
            <text:p>#VALOR!</text:p>
          </table:table-cell>
          <table:table-cell table:style-name="ce74" table:formula="of:=SUBSTITUTE([.A10];[.B10];&quot;&quot;)" office:value-type="string" office:string-value="" calcext:value-type="error">
            <text:p>#VALOR!</text:p>
          </table:table-cell>
          <table:table-cell table:style-name="ce75" table:formula="of:=LEFT([.A10];FIND(&quot; &quot;;[.A10];FIND(&quot; &quot;;[.A10])+1)-1)" office:value-type="string" office:string-value="" calcext:value-type="error">
            <text:p>#VALOR!</text:p>
          </table:table-cell>
          <table:table-cell table:style-name="ce74" table:formula="of:=SUBSTITUTE([.D1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" calcext:value-type="float">
            <text:p>8</text:p>
          </table:table-cell>
          <table:table-cell table:formula="of:=CONCATENATE([usuários.A10];[.G10])" office:value-type="string" office:string-value="2138" calcext:value-type="string">
            <text:p>2138</text:p>
          </table:table-cell>
          <table:table-cell table:number-columns-repeated="1016"/>
        </table:table-row>
        <table:table-row table:style-name="ro7">
          <table:table-cell table:style-name="ce70" table:formula="of:=[usuários_2.B11]">
            <text:p/>
          </table:table-cell>
          <table:table-cell table:style-name="ce74" table:formula="of:=LEFT([.A11];FIND(&quot; &quot;;[.A11]))" office:value-type="string" office:string-value="" calcext:value-type="error">
            <text:p>#VALOR!</text:p>
          </table:table-cell>
          <table:table-cell table:style-name="ce74" table:formula="of:=SUBSTITUTE([.A11];[.B11];&quot;&quot;)" office:value-type="string" office:string-value="" calcext:value-type="error">
            <text:p>#VALOR!</text:p>
          </table:table-cell>
          <table:table-cell table:style-name="ce75" table:formula="of:=LEFT([.A11];FIND(&quot; &quot;;[.A11];FIND(&quot; &quot;;[.A11])+1)-1)" office:value-type="string" office:string-value="" calcext:value-type="error">
            <text:p>#VALOR!</text:p>
          </table:table-cell>
          <table:table-cell table:style-name="ce74" table:formula="of:=SUBSTITUTE([.D1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" calcext:value-type="float">
            <text:p>9</text:p>
          </table:table-cell>
          <table:table-cell table:formula="of:=CONCATENATE([usuários.A11];[.G11])" office:value-type="string" office:string-value="2139" calcext:value-type="string">
            <text:p>2139</text:p>
          </table:table-cell>
          <table:table-cell table:number-columns-repeated="1016"/>
        </table:table-row>
        <table:table-row table:style-name="ro7">
          <table:table-cell table:style-name="ce70" table:formula="of:=[usuários_2.B12]">
            <text:p/>
          </table:table-cell>
          <table:table-cell table:style-name="ce74" table:formula="of:=LEFT([.A12];FIND(&quot; &quot;;[.A12]))" office:value-type="string" office:string-value="" calcext:value-type="error">
            <text:p>#VALOR!</text:p>
          </table:table-cell>
          <table:table-cell table:style-name="ce74" table:formula="of:=SUBSTITUTE([.A12];[.B12];&quot;&quot;)" office:value-type="string" office:string-value="" calcext:value-type="error">
            <text:p>#VALOR!</text:p>
          </table:table-cell>
          <table:table-cell table:style-name="ce75" table:formula="of:=LEFT([.A12];FIND(&quot; &quot;;[.A12];FIND(&quot; &quot;;[.A12])+1)-1)" office:value-type="string" office:string-value="" calcext:value-type="error">
            <text:p>#VALOR!</text:p>
          </table:table-cell>
          <table:table-cell table:style-name="ce74" table:formula="of:=SUBSTITUTE([.D1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" calcext:value-type="float">
            <text:p>10</text:p>
          </table:table-cell>
          <table:table-cell table:formula="of:=CONCATENATE([usuários.A12];[.G12])" office:value-type="string" office:string-value="21310" calcext:value-type="string">
            <text:p>21310</text:p>
          </table:table-cell>
          <table:table-cell table:number-columns-repeated="1016"/>
        </table:table-row>
        <table:table-row table:style-name="ro7">
          <table:table-cell table:style-name="ce70" table:formula="of:=[usuários_2.B13]">
            <text:p/>
          </table:table-cell>
          <table:table-cell table:style-name="ce74" table:formula="of:=LEFT([.A13];FIND(&quot; &quot;;[.A13]))" office:value-type="string" office:string-value="" calcext:value-type="error">
            <text:p>#VALOR!</text:p>
          </table:table-cell>
          <table:table-cell table:style-name="ce74" table:formula="of:=SUBSTITUTE([.A13];[.B13];&quot;&quot;)" office:value-type="string" office:string-value="" calcext:value-type="error">
            <text:p>#VALOR!</text:p>
          </table:table-cell>
          <table:table-cell table:style-name="ce75" table:formula="of:=LEFT([.A13];FIND(&quot; &quot;;[.A13];FIND(&quot; &quot;;[.A13])+1)-1)" office:value-type="string" office:string-value="" calcext:value-type="error">
            <text:p>#VALOR!</text:p>
          </table:table-cell>
          <table:table-cell table:style-name="ce74" table:formula="of:=SUBSTITUTE([.D1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" calcext:value-type="float">
            <text:p>11</text:p>
          </table:table-cell>
          <table:table-cell table:formula="of:=CONCATENATE([usuários.A13];[.G13])" office:value-type="string" office:string-value="21311" calcext:value-type="string">
            <text:p>21311</text:p>
          </table:table-cell>
          <table:table-cell table:number-columns-repeated="1016"/>
        </table:table-row>
        <table:table-row table:style-name="ro7">
          <table:table-cell table:style-name="ce70" table:formula="of:=[usuários_2.B14]">
            <text:p/>
          </table:table-cell>
          <table:table-cell table:style-name="ce74" table:formula="of:=LEFT([.A14];FIND(&quot; &quot;;[.A14]))" office:value-type="string" office:string-value="" calcext:value-type="error">
            <text:p>#VALOR!</text:p>
          </table:table-cell>
          <table:table-cell table:style-name="ce74" table:formula="of:=SUBSTITUTE([.A14];[.B14];&quot;&quot;)" office:value-type="string" office:string-value="" calcext:value-type="error">
            <text:p>#VALOR!</text:p>
          </table:table-cell>
          <table:table-cell table:style-name="ce75" table:formula="of:=LEFT([.A14];FIND(&quot; &quot;;[.A14];FIND(&quot; &quot;;[.A14])+1)-1)" office:value-type="string" office:string-value="" calcext:value-type="error">
            <text:p>#VALOR!</text:p>
          </table:table-cell>
          <table:table-cell table:style-name="ce74" table:formula="of:=SUBSTITUTE([.D1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" calcext:value-type="float">
            <text:p>12</text:p>
          </table:table-cell>
          <table:table-cell table:formula="of:=CONCATENATE([usuários.A14];[.G14])" office:value-type="string" office:string-value="21312" calcext:value-type="string">
            <text:p>21312</text:p>
          </table:table-cell>
          <table:table-cell table:number-columns-repeated="1016"/>
        </table:table-row>
        <table:table-row table:style-name="ro7">
          <table:table-cell table:style-name="ce70" table:formula="of:=[usuários_2.B15]">
            <text:p/>
          </table:table-cell>
          <table:table-cell table:style-name="ce74" table:formula="of:=LEFT([.A15];FIND(&quot; &quot;;[.A15]))" office:value-type="string" office:string-value="" calcext:value-type="error">
            <text:p>#VALOR!</text:p>
          </table:table-cell>
          <table:table-cell table:style-name="ce74" table:formula="of:=SUBSTITUTE([.A15];[.B15];&quot;&quot;)" office:value-type="string" office:string-value="" calcext:value-type="error">
            <text:p>#VALOR!</text:p>
          </table:table-cell>
          <table:table-cell table:style-name="ce75" table:formula="of:=LEFT([.A15];FIND(&quot; &quot;;[.A15];FIND(&quot; &quot;;[.A15])+1)-1)" office:value-type="string" office:string-value="" calcext:value-type="error">
            <text:p>#VALOR!</text:p>
          </table:table-cell>
          <table:table-cell table:style-name="ce74" table:formula="of:=SUBSTITUTE([.D1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" calcext:value-type="float">
            <text:p>13</text:p>
          </table:table-cell>
          <table:table-cell table:formula="of:=CONCATENATE([usuários.A15];[.G15])" office:value-type="string" office:string-value="21313" calcext:value-type="string">
            <text:p>21313</text:p>
          </table:table-cell>
          <table:table-cell table:number-columns-repeated="1016"/>
        </table:table-row>
        <table:table-row table:style-name="ro7">
          <table:table-cell table:style-name="ce70" table:formula="of:=[usuários_2.B16]">
            <text:p/>
          </table:table-cell>
          <table:table-cell table:style-name="ce74" table:formula="of:=LEFT([.A16];FIND(&quot; &quot;;[.A16]))" office:value-type="string" office:string-value="" calcext:value-type="error">
            <text:p>#VALOR!</text:p>
          </table:table-cell>
          <table:table-cell table:style-name="ce74" table:formula="of:=SUBSTITUTE([.A16];[.B16];&quot;&quot;)" office:value-type="string" office:string-value="" calcext:value-type="error">
            <text:p>#VALOR!</text:p>
          </table:table-cell>
          <table:table-cell table:style-name="ce75" table:formula="of:=LEFT([.A16];FIND(&quot; &quot;;[.A16];FIND(&quot; &quot;;[.A16])+1)-1)" office:value-type="string" office:string-value="" calcext:value-type="error">
            <text:p>#VALOR!</text:p>
          </table:table-cell>
          <table:table-cell table:style-name="ce74" table:formula="of:=SUBSTITUTE([.D1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" calcext:value-type="float">
            <text:p>14</text:p>
          </table:table-cell>
          <table:table-cell table:formula="of:=CONCATENATE([usuários.A16];[.G16])" office:value-type="string" office:string-value="21314" calcext:value-type="string">
            <text:p>21314</text:p>
          </table:table-cell>
          <table:table-cell table:number-columns-repeated="1016"/>
        </table:table-row>
        <table:table-row table:style-name="ro7">
          <table:table-cell table:style-name="ce70" table:formula="of:=[usuários_2.B17]">
            <text:p/>
          </table:table-cell>
          <table:table-cell table:style-name="ce74" table:formula="of:=LEFT([.A17];FIND(&quot; &quot;;[.A17]))" office:value-type="string" office:string-value="" calcext:value-type="error">
            <text:p>#VALOR!</text:p>
          </table:table-cell>
          <table:table-cell table:style-name="ce74" table:formula="of:=SUBSTITUTE([.A17];[.B17];&quot;&quot;)" office:value-type="string" office:string-value="" calcext:value-type="error">
            <text:p>#VALOR!</text:p>
          </table:table-cell>
          <table:table-cell table:style-name="ce75" table:formula="of:=LEFT([.A17];FIND(&quot; &quot;;[.A17];FIND(&quot; &quot;;[.A17])+1)-1)" office:value-type="string" office:string-value="" calcext:value-type="error">
            <text:p>#VALOR!</text:p>
          </table:table-cell>
          <table:table-cell table:style-name="ce74" table:formula="of:=SUBSTITUTE([.D1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" calcext:value-type="float">
            <text:p>15</text:p>
          </table:table-cell>
          <table:table-cell table:formula="of:=CONCATENATE([usuários.A17];[.G17])" office:value-type="string" office:string-value="21315" calcext:value-type="string">
            <text:p>21315</text:p>
          </table:table-cell>
          <table:table-cell table:number-columns-repeated="1016"/>
        </table:table-row>
        <table:table-row table:style-name="ro7">
          <table:table-cell table:style-name="ce70" table:formula="of:=[usuários_2.B18]">
            <text:p/>
          </table:table-cell>
          <table:table-cell table:style-name="ce74" table:formula="of:=LEFT([.A18];FIND(&quot; &quot;;[.A18]))" office:value-type="string" office:string-value="" calcext:value-type="error">
            <text:p>#VALOR!</text:p>
          </table:table-cell>
          <table:table-cell table:style-name="ce74" table:formula="of:=SUBSTITUTE([.A18];[.B18];&quot;&quot;)" office:value-type="string" office:string-value="" calcext:value-type="error">
            <text:p>#VALOR!</text:p>
          </table:table-cell>
          <table:table-cell table:style-name="ce75" table:formula="of:=LEFT([.A18];FIND(&quot; &quot;;[.A18];FIND(&quot; &quot;;[.A18])+1)-1)" office:value-type="string" office:string-value="" calcext:value-type="error">
            <text:p>#VALOR!</text:p>
          </table:table-cell>
          <table:table-cell table:style-name="ce74" table:formula="of:=SUBSTITUTE([.D1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" calcext:value-type="float">
            <text:p>16</text:p>
          </table:table-cell>
          <table:table-cell table:formula="of:=CONCATENATE([usuários.A18];[.G18])" office:value-type="string" office:string-value="21316" calcext:value-type="string">
            <text:p>21316</text:p>
          </table:table-cell>
          <table:table-cell table:number-columns-repeated="1016"/>
        </table:table-row>
        <table:table-row table:style-name="ro7">
          <table:table-cell table:style-name="ce70" table:formula="of:=[usuários_2.B19]">
            <text:p/>
          </table:table-cell>
          <table:table-cell table:style-name="ce74" table:formula="of:=LEFT([.A19];FIND(&quot; &quot;;[.A19]))" office:value-type="string" office:string-value="" calcext:value-type="error">
            <text:p>#VALOR!</text:p>
          </table:table-cell>
          <table:table-cell table:style-name="ce74" table:formula="of:=SUBSTITUTE([.A19];[.B19];&quot;&quot;)" office:value-type="string" office:string-value="" calcext:value-type="error">
            <text:p>#VALOR!</text:p>
          </table:table-cell>
          <table:table-cell table:style-name="ce75" table:formula="of:=LEFT([.A19];FIND(&quot; &quot;;[.A19];FIND(&quot; &quot;;[.A19])+1)-1)" office:value-type="string" office:string-value="" calcext:value-type="error">
            <text:p>#VALOR!</text:p>
          </table:table-cell>
          <table:table-cell table:style-name="ce74" table:formula="of:=SUBSTITUTE([.D1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" calcext:value-type="float">
            <text:p>17</text:p>
          </table:table-cell>
          <table:table-cell table:formula="of:=CONCATENATE([usuários.A19];[.G19])" office:value-type="string" office:string-value="21317" calcext:value-type="string">
            <text:p>21317</text:p>
          </table:table-cell>
          <table:table-cell table:number-columns-repeated="1016"/>
        </table:table-row>
        <table:table-row table:style-name="ro7">
          <table:table-cell table:style-name="ce70" table:formula="of:=[usuários_2.B20]">
            <text:p/>
          </table:table-cell>
          <table:table-cell table:style-name="ce74" table:formula="of:=LEFT([.A20];FIND(&quot; &quot;;[.A20]))" office:value-type="string" office:string-value="" calcext:value-type="error">
            <text:p>#VALOR!</text:p>
          </table:table-cell>
          <table:table-cell table:style-name="ce74" table:formula="of:=SUBSTITUTE([.A20];[.B20];&quot;&quot;)" office:value-type="string" office:string-value="" calcext:value-type="error">
            <text:p>#VALOR!</text:p>
          </table:table-cell>
          <table:table-cell table:style-name="ce75" table:formula="of:=LEFT([.A20];FIND(&quot; &quot;;[.A20];FIND(&quot; &quot;;[.A20])+1)-1)" office:value-type="string" office:string-value="" calcext:value-type="error">
            <text:p>#VALOR!</text:p>
          </table:table-cell>
          <table:table-cell table:style-name="ce74" table:formula="of:=SUBSTITUTE([.D2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" calcext:value-type="float">
            <text:p>18</text:p>
          </table:table-cell>
          <table:table-cell table:formula="of:=CONCATENATE([usuários.A20];[.G20])" office:value-type="string" office:string-value="21318" calcext:value-type="string">
            <text:p>21318</text:p>
          </table:table-cell>
          <table:table-cell table:number-columns-repeated="1016"/>
        </table:table-row>
        <table:table-row table:style-name="ro7">
          <table:table-cell table:style-name="ce70" table:formula="of:=[usuários_2.B21]">
            <text:p/>
          </table:table-cell>
          <table:table-cell table:style-name="ce74" table:formula="of:=LEFT([.A21];FIND(&quot; &quot;;[.A21]))" office:value-type="string" office:string-value="" calcext:value-type="error">
            <text:p>#VALOR!</text:p>
          </table:table-cell>
          <table:table-cell table:style-name="ce74" table:formula="of:=SUBSTITUTE([.A21];[.B21];&quot;&quot;)" office:value-type="string" office:string-value="" calcext:value-type="error">
            <text:p>#VALOR!</text:p>
          </table:table-cell>
          <table:table-cell table:style-name="ce75" table:formula="of:=LEFT([.A21];FIND(&quot; &quot;;[.A21];FIND(&quot; &quot;;[.A21])+1)-1)" office:value-type="string" office:string-value="" calcext:value-type="error">
            <text:p>#VALOR!</text:p>
          </table:table-cell>
          <table:table-cell table:style-name="ce74" table:formula="of:=SUBSTITUTE([.D2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" calcext:value-type="float">
            <text:p>19</text:p>
          </table:table-cell>
          <table:table-cell table:formula="of:=CONCATENATE([usuários.A21];[.G21])" office:value-type="string" office:string-value="21319" calcext:value-type="string">
            <text:p>21319</text:p>
          </table:table-cell>
          <table:table-cell table:number-columns-repeated="1016"/>
        </table:table-row>
        <table:table-row table:style-name="ro7">
          <table:table-cell table:style-name="ce70" table:formula="of:=[usuários_2.B22]">
            <text:p/>
          </table:table-cell>
          <table:table-cell table:style-name="ce74" table:formula="of:=LEFT([.A22];FIND(&quot; &quot;;[.A22]))" office:value-type="string" office:string-value="" calcext:value-type="error">
            <text:p>#VALOR!</text:p>
          </table:table-cell>
          <table:table-cell table:style-name="ce74" table:formula="of:=SUBSTITUTE([.A22];[.B22];&quot;&quot;)" office:value-type="string" office:string-value="" calcext:value-type="error">
            <text:p>#VALOR!</text:p>
          </table:table-cell>
          <table:table-cell table:style-name="ce75" table:formula="of:=LEFT([.A22];FIND(&quot; &quot;;[.A22];FIND(&quot; &quot;;[.A22])+1)-1)" office:value-type="string" office:string-value="" calcext:value-type="error">
            <text:p>#VALOR!</text:p>
          </table:table-cell>
          <table:table-cell table:style-name="ce74" table:formula="of:=SUBSTITUTE([.D2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" calcext:value-type="float">
            <text:p>20</text:p>
          </table:table-cell>
          <table:table-cell table:formula="of:=CONCATENATE([usuários.A22];[.G22])" office:value-type="string" office:string-value="21320" calcext:value-type="string">
            <text:p>21320</text:p>
          </table:table-cell>
          <table:table-cell table:number-columns-repeated="1016"/>
        </table:table-row>
        <table:table-row table:style-name="ro7">
          <table:table-cell table:style-name="ce70" table:formula="of:=[usuários_2.B23]">
            <text:p/>
          </table:table-cell>
          <table:table-cell table:style-name="ce74" table:formula="of:=LEFT([.A23];FIND(&quot; &quot;;[.A23]))" office:value-type="string" office:string-value="" calcext:value-type="error">
            <text:p>#VALOR!</text:p>
          </table:table-cell>
          <table:table-cell table:style-name="ce74" table:formula="of:=SUBSTITUTE([.A23];[.B23];&quot;&quot;)" office:value-type="string" office:string-value="" calcext:value-type="error">
            <text:p>#VALOR!</text:p>
          </table:table-cell>
          <table:table-cell table:style-name="ce75" table:formula="of:=LEFT([.A23];FIND(&quot; &quot;;[.A23];FIND(&quot; &quot;;[.A23])+1)-1)" office:value-type="string" office:string-value="" calcext:value-type="error">
            <text:p>#VALOR!</text:p>
          </table:table-cell>
          <table:table-cell table:style-name="ce74" table:formula="of:=SUBSTITUTE([.D2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" calcext:value-type="float">
            <text:p>21</text:p>
          </table:table-cell>
          <table:table-cell table:formula="of:=CONCATENATE([usuários.A23];[.G23])" office:value-type="string" office:string-value="21321" calcext:value-type="string">
            <text:p>21321</text:p>
          </table:table-cell>
          <table:table-cell table:number-columns-repeated="1016"/>
        </table:table-row>
        <table:table-row table:style-name="ro7">
          <table:table-cell table:style-name="ce70" table:formula="of:=[usuários_2.B24]">
            <text:p/>
          </table:table-cell>
          <table:table-cell table:style-name="ce74" table:formula="of:=LEFT([.A24];FIND(&quot; &quot;;[.A24]))" office:value-type="string" office:string-value="" calcext:value-type="error">
            <text:p>#VALOR!</text:p>
          </table:table-cell>
          <table:table-cell table:style-name="ce74" table:formula="of:=SUBSTITUTE([.A24];[.B24];&quot;&quot;)" office:value-type="string" office:string-value="" calcext:value-type="error">
            <text:p>#VALOR!</text:p>
          </table:table-cell>
          <table:table-cell table:style-name="ce75" table:formula="of:=LEFT([.A24];FIND(&quot; &quot;;[.A24];FIND(&quot; &quot;;[.A24])+1)-1)" office:value-type="string" office:string-value="" calcext:value-type="error">
            <text:p>#VALOR!</text:p>
          </table:table-cell>
          <table:table-cell table:style-name="ce74" table:formula="of:=SUBSTITUTE([.D2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" calcext:value-type="float">
            <text:p>22</text:p>
          </table:table-cell>
          <table:table-cell table:formula="of:=CONCATENATE([usuários.A24];[.G24])" office:value-type="string" office:string-value="21322" calcext:value-type="string">
            <text:p>21322</text:p>
          </table:table-cell>
          <table:table-cell table:number-columns-repeated="1016"/>
        </table:table-row>
        <table:table-row table:style-name="ro7">
          <table:table-cell table:style-name="ce70" table:formula="of:=[usuários_2.B25]">
            <text:p/>
          </table:table-cell>
          <table:table-cell table:style-name="ce74" table:formula="of:=LEFT([.A25];FIND(&quot; &quot;;[.A25]))" office:value-type="string" office:string-value="" calcext:value-type="error">
            <text:p>#VALOR!</text:p>
          </table:table-cell>
          <table:table-cell table:style-name="ce74" table:formula="of:=SUBSTITUTE([.A25];[.B25];&quot;&quot;)" office:value-type="string" office:string-value="" calcext:value-type="error">
            <text:p>#VALOR!</text:p>
          </table:table-cell>
          <table:table-cell table:style-name="ce75" table:formula="of:=LEFT([.A25];FIND(&quot; &quot;;[.A25];FIND(&quot; &quot;;[.A25])+1)-1)" office:value-type="string" office:string-value="" calcext:value-type="error">
            <text:p>#VALOR!</text:p>
          </table:table-cell>
          <table:table-cell table:style-name="ce74" table:formula="of:=SUBSTITUTE([.D2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" calcext:value-type="float">
            <text:p>23</text:p>
          </table:table-cell>
          <table:table-cell table:formula="of:=CONCATENATE([usuários.A25];[.G25])" office:value-type="string" office:string-value="21323" calcext:value-type="string">
            <text:p>21323</text:p>
          </table:table-cell>
          <table:table-cell table:number-columns-repeated="1016"/>
        </table:table-row>
        <table:table-row table:style-name="ro7">
          <table:table-cell table:style-name="ce70" table:formula="of:=[usuários_2.B26]">
            <text:p/>
          </table:table-cell>
          <table:table-cell table:style-name="ce74" table:formula="of:=LEFT([.A26];FIND(&quot; &quot;;[.A26]))" office:value-type="string" office:string-value="" calcext:value-type="error">
            <text:p>#VALOR!</text:p>
          </table:table-cell>
          <table:table-cell table:style-name="ce74" table:formula="of:=SUBSTITUTE([.A26];[.B26];&quot;&quot;)" office:value-type="string" office:string-value="" calcext:value-type="error">
            <text:p>#VALOR!</text:p>
          </table:table-cell>
          <table:table-cell table:style-name="ce75" table:formula="of:=LEFT([.A26];FIND(&quot; &quot;;[.A26];FIND(&quot; &quot;;[.A26])+1)-1)" office:value-type="string" office:string-value="" calcext:value-type="error">
            <text:p>#VALOR!</text:p>
          </table:table-cell>
          <table:table-cell table:style-name="ce74" table:formula="of:=SUBSTITUTE([.D2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" calcext:value-type="float">
            <text:p>24</text:p>
          </table:table-cell>
          <table:table-cell table:formula="of:=CONCATENATE([usuários.A26];[.G26])" office:value-type="string" office:string-value="21324" calcext:value-type="string">
            <text:p>21324</text:p>
          </table:table-cell>
          <table:table-cell table:number-columns-repeated="1016"/>
        </table:table-row>
        <table:table-row table:style-name="ro7">
          <table:table-cell table:style-name="ce70" table:formula="of:=[usuários_2.B27]">
            <text:p/>
          </table:table-cell>
          <table:table-cell table:style-name="ce74" table:formula="of:=LEFT([.A27];FIND(&quot; &quot;;[.A27]))" office:value-type="string" office:string-value="" calcext:value-type="error">
            <text:p>#VALOR!</text:p>
          </table:table-cell>
          <table:table-cell table:style-name="ce74" table:formula="of:=SUBSTITUTE([.A27];[.B27];&quot;&quot;)" office:value-type="string" office:string-value="" calcext:value-type="error">
            <text:p>#VALOR!</text:p>
          </table:table-cell>
          <table:table-cell table:style-name="ce75" table:formula="of:=LEFT([.A27];FIND(&quot; &quot;;[.A27];FIND(&quot; &quot;;[.A27])+1)-1)" office:value-type="string" office:string-value="" calcext:value-type="error">
            <text:p>#VALOR!</text:p>
          </table:table-cell>
          <table:table-cell table:style-name="ce74" table:formula="of:=SUBSTITUTE([.D2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" calcext:value-type="float">
            <text:p>25</text:p>
          </table:table-cell>
          <table:table-cell table:formula="of:=CONCATENATE([usuários.A27];[.G27])" office:value-type="string" office:string-value="21325" calcext:value-type="string">
            <text:p>21325</text:p>
          </table:table-cell>
          <table:table-cell table:number-columns-repeated="1016"/>
        </table:table-row>
        <table:table-row table:style-name="ro7">
          <table:table-cell table:style-name="ce70" table:formula="of:=[usuários_2.B28]">
            <text:p/>
          </table:table-cell>
          <table:table-cell table:style-name="ce74" table:formula="of:=LEFT([.A28];FIND(&quot; &quot;;[.A28]))" office:value-type="string" office:string-value="" calcext:value-type="error">
            <text:p>#VALOR!</text:p>
          </table:table-cell>
          <table:table-cell table:style-name="ce74" table:formula="of:=SUBSTITUTE([.A28];[.B28];&quot;&quot;)" office:value-type="string" office:string-value="" calcext:value-type="error">
            <text:p>#VALOR!</text:p>
          </table:table-cell>
          <table:table-cell table:style-name="ce75" table:formula="of:=LEFT([.A28];FIND(&quot; &quot;;[.A28];FIND(&quot; &quot;;[.A28])+1)-1)" office:value-type="string" office:string-value="" calcext:value-type="error">
            <text:p>#VALOR!</text:p>
          </table:table-cell>
          <table:table-cell table:style-name="ce74" table:formula="of:=SUBSTITUTE([.D2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" calcext:value-type="float">
            <text:p>26</text:p>
          </table:table-cell>
          <table:table-cell table:formula="of:=CONCATENATE([usuários.A28];[.G28])" office:value-type="string" office:string-value="21326" calcext:value-type="string">
            <text:p>21326</text:p>
          </table:table-cell>
          <table:table-cell table:number-columns-repeated="1016"/>
        </table:table-row>
        <table:table-row table:style-name="ro7">
          <table:table-cell table:style-name="ce70" table:formula="of:=[usuários_2.B29]">
            <text:p/>
          </table:table-cell>
          <table:table-cell table:style-name="ce74" table:formula="of:=LEFT([.A29];FIND(&quot; &quot;;[.A29]))" office:value-type="string" office:string-value="" calcext:value-type="error">
            <text:p>#VALOR!</text:p>
          </table:table-cell>
          <table:table-cell table:style-name="ce74" table:formula="of:=SUBSTITUTE([.A29];[.B29];&quot;&quot;)" office:value-type="string" office:string-value="" calcext:value-type="error">
            <text:p>#VALOR!</text:p>
          </table:table-cell>
          <table:table-cell table:style-name="ce75" table:formula="of:=LEFT([.A29];FIND(&quot; &quot;;[.A29];FIND(&quot; &quot;;[.A29])+1)-1)" office:value-type="string" office:string-value="" calcext:value-type="error">
            <text:p>#VALOR!</text:p>
          </table:table-cell>
          <table:table-cell table:style-name="ce74" table:formula="of:=SUBSTITUTE([.D2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" calcext:value-type="float">
            <text:p>27</text:p>
          </table:table-cell>
          <table:table-cell table:formula="of:=CONCATENATE([usuários.A29];[.G29])" office:value-type="string" office:string-value="21327" calcext:value-type="string">
            <text:p>21327</text:p>
          </table:table-cell>
          <table:table-cell table:number-columns-repeated="1016"/>
        </table:table-row>
        <table:table-row table:style-name="ro7">
          <table:table-cell table:style-name="ce70" table:formula="of:=[usuários_2.B30]">
            <text:p/>
          </table:table-cell>
          <table:table-cell table:style-name="ce74" table:formula="of:=LEFT([.A30];FIND(&quot; &quot;;[.A30]))" office:value-type="string" office:string-value="" calcext:value-type="error">
            <text:p>#VALOR!</text:p>
          </table:table-cell>
          <table:table-cell table:style-name="ce74" table:formula="of:=SUBSTITUTE([.A30];[.B30];&quot;&quot;)" office:value-type="string" office:string-value="" calcext:value-type="error">
            <text:p>#VALOR!</text:p>
          </table:table-cell>
          <table:table-cell table:style-name="ce75" table:formula="of:=LEFT([.A30];FIND(&quot; &quot;;[.A30];FIND(&quot; &quot;;[.A30])+1)-1)" office:value-type="string" office:string-value="" calcext:value-type="error">
            <text:p>#VALOR!</text:p>
          </table:table-cell>
          <table:table-cell table:style-name="ce74" table:formula="of:=SUBSTITUTE([.D3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" calcext:value-type="float">
            <text:p>28</text:p>
          </table:table-cell>
          <table:table-cell table:formula="of:=CONCATENATE([usuários.A30];[.G30])" office:value-type="string" office:string-value="21328" calcext:value-type="string">
            <text:p>21328</text:p>
          </table:table-cell>
          <table:table-cell table:number-columns-repeated="1016"/>
        </table:table-row>
        <table:table-row table:style-name="ro7">
          <table:table-cell table:style-name="ce70" table:formula="of:=[usuários_2.B31]">
            <text:p/>
          </table:table-cell>
          <table:table-cell table:style-name="ce74" table:formula="of:=LEFT([.A31];FIND(&quot; &quot;;[.A31]))" office:value-type="string" office:string-value="" calcext:value-type="error">
            <text:p>#VALOR!</text:p>
          </table:table-cell>
          <table:table-cell table:style-name="ce74" table:formula="of:=SUBSTITUTE([.A31];[.B31];&quot;&quot;)" office:value-type="string" office:string-value="" calcext:value-type="error">
            <text:p>#VALOR!</text:p>
          </table:table-cell>
          <table:table-cell table:style-name="ce75" table:formula="of:=LEFT([.A31];FIND(&quot; &quot;;[.A31];FIND(&quot; &quot;;[.A31])+1)-1)" office:value-type="string" office:string-value="" calcext:value-type="error">
            <text:p>#VALOR!</text:p>
          </table:table-cell>
          <table:table-cell table:style-name="ce74" table:formula="of:=SUBSTITUTE([.D3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" calcext:value-type="float">
            <text:p>29</text:p>
          </table:table-cell>
          <table:table-cell table:formula="of:=CONCATENATE([usuários.A31];[.G31])" office:value-type="string" office:string-value="21329" calcext:value-type="string">
            <text:p>21329</text:p>
          </table:table-cell>
          <table:table-cell table:number-columns-repeated="1016"/>
        </table:table-row>
        <table:table-row table:style-name="ro7">
          <table:table-cell table:style-name="ce70" table:formula="of:=[usuários_2.B32]">
            <text:p/>
          </table:table-cell>
          <table:table-cell table:style-name="ce74" table:formula="of:=LEFT([.A32];FIND(&quot; &quot;;[.A32]))" office:value-type="string" office:string-value="" calcext:value-type="error">
            <text:p>#VALOR!</text:p>
          </table:table-cell>
          <table:table-cell table:style-name="ce74" table:formula="of:=SUBSTITUTE([.A32];[.B32];&quot;&quot;)" office:value-type="string" office:string-value="" calcext:value-type="error">
            <text:p>#VALOR!</text:p>
          </table:table-cell>
          <table:table-cell table:style-name="ce75" table:formula="of:=LEFT([.A32];FIND(&quot; &quot;;[.A32];FIND(&quot; &quot;;[.A32])+1)-1)" office:value-type="string" office:string-value="" calcext:value-type="error">
            <text:p>#VALOR!</text:p>
          </table:table-cell>
          <table:table-cell table:style-name="ce74" table:formula="of:=SUBSTITUTE([.D3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" calcext:value-type="float">
            <text:p>30</text:p>
          </table:table-cell>
          <table:table-cell table:formula="of:=CONCATENATE([usuários.A32];[.G32])" office:value-type="string" office:string-value="21330" calcext:value-type="string">
            <text:p>21330</text:p>
          </table:table-cell>
          <table:table-cell table:number-columns-repeated="1016"/>
        </table:table-row>
        <table:table-row table:style-name="ro7">
          <table:table-cell table:style-name="ce70" table:formula="of:=[usuários_2.B33]">
            <text:p/>
          </table:table-cell>
          <table:table-cell table:style-name="ce74" table:formula="of:=LEFT([.A33];FIND(&quot; &quot;;[.A33]))" office:value-type="string" office:string-value="" calcext:value-type="error">
            <text:p>#VALOR!</text:p>
          </table:table-cell>
          <table:table-cell table:style-name="ce74" table:formula="of:=SUBSTITUTE([.A33];[.B33];&quot;&quot;)" office:value-type="string" office:string-value="" calcext:value-type="error">
            <text:p>#VALOR!</text:p>
          </table:table-cell>
          <table:table-cell table:style-name="ce75" table:formula="of:=LEFT([.A33];FIND(&quot; &quot;;[.A33];FIND(&quot; &quot;;[.A33])+1)-1)" office:value-type="string" office:string-value="" calcext:value-type="error">
            <text:p>#VALOR!</text:p>
          </table:table-cell>
          <table:table-cell table:style-name="ce74" table:formula="of:=SUBSTITUTE([.D3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" calcext:value-type="float">
            <text:p>31</text:p>
          </table:table-cell>
          <table:table-cell table:formula="of:=CONCATENATE([usuários.A33];[.G33])" office:value-type="string" office:string-value="21331" calcext:value-type="string">
            <text:p>21331</text:p>
          </table:table-cell>
          <table:table-cell table:number-columns-repeated="1016"/>
        </table:table-row>
        <table:table-row table:style-name="ro7">
          <table:table-cell table:style-name="ce70" table:formula="of:=[usuários_2.B34]">
            <text:p/>
          </table:table-cell>
          <table:table-cell table:style-name="ce74" table:formula="of:=LEFT([.A34];FIND(&quot; &quot;;[.A34]))" office:value-type="string" office:string-value="" calcext:value-type="error">
            <text:p>#VALOR!</text:p>
          </table:table-cell>
          <table:table-cell table:style-name="ce74" table:formula="of:=SUBSTITUTE([.A34];[.B34];&quot;&quot;)" office:value-type="string" office:string-value="" calcext:value-type="error">
            <text:p>#VALOR!</text:p>
          </table:table-cell>
          <table:table-cell table:style-name="ce75" table:formula="of:=LEFT([.A34];FIND(&quot; &quot;;[.A34];FIND(&quot; &quot;;[.A34])+1)-1)" office:value-type="string" office:string-value="" calcext:value-type="error">
            <text:p>#VALOR!</text:p>
          </table:table-cell>
          <table:table-cell table:style-name="ce74" table:formula="of:=SUBSTITUTE([.D3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" calcext:value-type="float">
            <text:p>32</text:p>
          </table:table-cell>
          <table:table-cell table:formula="of:=CONCATENATE([usuários.A34];[.G34])" office:value-type="string" office:string-value="21332" calcext:value-type="string">
            <text:p>21332</text:p>
          </table:table-cell>
          <table:table-cell table:number-columns-repeated="1016"/>
        </table:table-row>
        <table:table-row table:style-name="ro7">
          <table:table-cell table:style-name="ce70" table:formula="of:=[usuários_2.B35]">
            <text:p/>
          </table:table-cell>
          <table:table-cell table:style-name="ce74" table:formula="of:=LEFT([.A35];FIND(&quot; &quot;;[.A35]))" office:value-type="string" office:string-value="" calcext:value-type="error">
            <text:p>#VALOR!</text:p>
          </table:table-cell>
          <table:table-cell table:style-name="ce74" table:formula="of:=SUBSTITUTE([.A35];[.B35];&quot;&quot;)" office:value-type="string" office:string-value="" calcext:value-type="error">
            <text:p>#VALOR!</text:p>
          </table:table-cell>
          <table:table-cell table:style-name="ce75" table:formula="of:=LEFT([.A35];FIND(&quot; &quot;;[.A35];FIND(&quot; &quot;;[.A35])+1)-1)" office:value-type="string" office:string-value="" calcext:value-type="error">
            <text:p>#VALOR!</text:p>
          </table:table-cell>
          <table:table-cell table:style-name="ce74" table:formula="of:=SUBSTITUTE([.D3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" calcext:value-type="float">
            <text:p>33</text:p>
          </table:table-cell>
          <table:table-cell table:formula="of:=CONCATENATE([usuários.A35];[.G35])" office:value-type="string" office:string-value="21333" calcext:value-type="string">
            <text:p>21333</text:p>
          </table:table-cell>
          <table:table-cell table:number-columns-repeated="1016"/>
        </table:table-row>
        <table:table-row table:style-name="ro7">
          <table:table-cell table:style-name="ce70" table:formula="of:=[usuários_2.B36]">
            <text:p/>
          </table:table-cell>
          <table:table-cell table:style-name="ce74" table:formula="of:=LEFT([.A36];FIND(&quot; &quot;;[.A36]))" office:value-type="string" office:string-value="" calcext:value-type="error">
            <text:p>#VALOR!</text:p>
          </table:table-cell>
          <table:table-cell table:style-name="ce74" table:formula="of:=SUBSTITUTE([.A36];[.B36];&quot;&quot;)" office:value-type="string" office:string-value="" calcext:value-type="error">
            <text:p>#VALOR!</text:p>
          </table:table-cell>
          <table:table-cell table:style-name="ce75" table:formula="of:=LEFT([.A36];FIND(&quot; &quot;;[.A36];FIND(&quot; &quot;;[.A36])+1)-1)" office:value-type="string" office:string-value="" calcext:value-type="error">
            <text:p>#VALOR!</text:p>
          </table:table-cell>
          <table:table-cell table:style-name="ce74" table:formula="of:=SUBSTITUTE([.D3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" calcext:value-type="float">
            <text:p>34</text:p>
          </table:table-cell>
          <table:table-cell table:formula="of:=CONCATENATE([usuários.A36];[.G36])" office:value-type="string" office:string-value="21334" calcext:value-type="string">
            <text:p>21334</text:p>
          </table:table-cell>
          <table:table-cell table:number-columns-repeated="1016"/>
        </table:table-row>
        <table:table-row table:style-name="ro7">
          <table:table-cell table:style-name="ce70" table:formula="of:=[usuários_2.B37]">
            <text:p/>
          </table:table-cell>
          <table:table-cell table:style-name="ce74" table:formula="of:=LEFT([.A37];FIND(&quot; &quot;;[.A37]))" office:value-type="string" office:string-value="" calcext:value-type="error">
            <text:p>#VALOR!</text:p>
          </table:table-cell>
          <table:table-cell table:style-name="ce74" table:formula="of:=SUBSTITUTE([.A37];[.B37];&quot;&quot;)" office:value-type="string" office:string-value="" calcext:value-type="error">
            <text:p>#VALOR!</text:p>
          </table:table-cell>
          <table:table-cell table:style-name="ce75" table:formula="of:=LEFT([.A37];FIND(&quot; &quot;;[.A37];FIND(&quot; &quot;;[.A37])+1)-1)" office:value-type="string" office:string-value="" calcext:value-type="error">
            <text:p>#VALOR!</text:p>
          </table:table-cell>
          <table:table-cell table:style-name="ce74" table:formula="of:=SUBSTITUTE([.D3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" calcext:value-type="float">
            <text:p>35</text:p>
          </table:table-cell>
          <table:table-cell table:formula="of:=CONCATENATE([usuários.A37];[.G37])" office:value-type="string" office:string-value="21335" calcext:value-type="string">
            <text:p>21335</text:p>
          </table:table-cell>
          <table:table-cell table:number-columns-repeated="1016"/>
        </table:table-row>
        <table:table-row table:style-name="ro7">
          <table:table-cell table:style-name="ce70" table:formula="of:=[usuários_2.B38]">
            <text:p/>
          </table:table-cell>
          <table:table-cell table:style-name="ce74" table:formula="of:=LEFT([.A38];FIND(&quot; &quot;;[.A38]))" office:value-type="string" office:string-value="" calcext:value-type="error">
            <text:p>#VALOR!</text:p>
          </table:table-cell>
          <table:table-cell table:style-name="ce74" table:formula="of:=SUBSTITUTE([.A38];[.B38];&quot;&quot;)" office:value-type="string" office:string-value="" calcext:value-type="error">
            <text:p>#VALOR!</text:p>
          </table:table-cell>
          <table:table-cell table:style-name="ce75" table:formula="of:=LEFT([.A38];FIND(&quot; &quot;;[.A38];FIND(&quot; &quot;;[.A38])+1)-1)" office:value-type="string" office:string-value="" calcext:value-type="error">
            <text:p>#VALOR!</text:p>
          </table:table-cell>
          <table:table-cell table:style-name="ce74" table:formula="of:=SUBSTITUTE([.D3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" calcext:value-type="float">
            <text:p>36</text:p>
          </table:table-cell>
          <table:table-cell table:formula="of:=CONCATENATE([usuários.A38];[.G38])" office:value-type="string" office:string-value="21336" calcext:value-type="string">
            <text:p>21336</text:p>
          </table:table-cell>
          <table:table-cell table:number-columns-repeated="1016"/>
        </table:table-row>
        <table:table-row table:style-name="ro7">
          <table:table-cell table:style-name="ce70" table:formula="of:=[usuários_2.B39]">
            <text:p/>
          </table:table-cell>
          <table:table-cell table:style-name="ce74" table:formula="of:=LEFT([.A39];FIND(&quot; &quot;;[.A39]))" office:value-type="string" office:string-value="" calcext:value-type="error">
            <text:p>#VALOR!</text:p>
          </table:table-cell>
          <table:table-cell table:style-name="ce74" table:formula="of:=SUBSTITUTE([.A39];[.B39];&quot;&quot;)" office:value-type="string" office:string-value="" calcext:value-type="error">
            <text:p>#VALOR!</text:p>
          </table:table-cell>
          <table:table-cell table:style-name="ce75" table:formula="of:=LEFT([.A39];FIND(&quot; &quot;;[.A39];FIND(&quot; &quot;;[.A39])+1)-1)" office:value-type="string" office:string-value="" calcext:value-type="error">
            <text:p>#VALOR!</text:p>
          </table:table-cell>
          <table:table-cell table:style-name="ce74" table:formula="of:=SUBSTITUTE([.D3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" calcext:value-type="float">
            <text:p>37</text:p>
          </table:table-cell>
          <table:table-cell table:formula="of:=CONCATENATE([usuários.A39];[.G39])" office:value-type="string" office:string-value="21337" calcext:value-type="string">
            <text:p>21337</text:p>
          </table:table-cell>
          <table:table-cell table:number-columns-repeated="1016"/>
        </table:table-row>
        <table:table-row table:style-name="ro7">
          <table:table-cell table:style-name="ce70" table:formula="of:=[usuários_2.B40]">
            <text:p/>
          </table:table-cell>
          <table:table-cell table:style-name="ce74" table:formula="of:=LEFT([.A40];FIND(&quot; &quot;;[.A40]))" office:value-type="string" office:string-value="" calcext:value-type="error">
            <text:p>#VALOR!</text:p>
          </table:table-cell>
          <table:table-cell table:style-name="ce74" table:formula="of:=SUBSTITUTE([.A40];[.B40];&quot;&quot;)" office:value-type="string" office:string-value="" calcext:value-type="error">
            <text:p>#VALOR!</text:p>
          </table:table-cell>
          <table:table-cell table:style-name="ce75" table:formula="of:=LEFT([.A40];FIND(&quot; &quot;;[.A40];FIND(&quot; &quot;;[.A40])+1)-1)" office:value-type="string" office:string-value="" calcext:value-type="error">
            <text:p>#VALOR!</text:p>
          </table:table-cell>
          <table:table-cell table:style-name="ce74" table:formula="of:=SUBSTITUTE([.D4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" calcext:value-type="float">
            <text:p>38</text:p>
          </table:table-cell>
          <table:table-cell table:formula="of:=CONCATENATE([usuários.A40];[.G40])" office:value-type="string" office:string-value="21338" calcext:value-type="string">
            <text:p>21338</text:p>
          </table:table-cell>
          <table:table-cell table:number-columns-repeated="1016"/>
        </table:table-row>
        <table:table-row table:style-name="ro7">
          <table:table-cell table:style-name="ce70" table:formula="of:=[usuários_2.B41]">
            <text:p/>
          </table:table-cell>
          <table:table-cell table:style-name="ce74" table:formula="of:=LEFT([.A41];FIND(&quot; &quot;;[.A41]))" office:value-type="string" office:string-value="" calcext:value-type="error">
            <text:p>#VALOR!</text:p>
          </table:table-cell>
          <table:table-cell table:style-name="ce74" table:formula="of:=SUBSTITUTE([.A41];[.B41];&quot;&quot;)" office:value-type="string" office:string-value="" calcext:value-type="error">
            <text:p>#VALOR!</text:p>
          </table:table-cell>
          <table:table-cell table:style-name="ce75" table:formula="of:=LEFT([.A41];FIND(&quot; &quot;;[.A41];FIND(&quot; &quot;;[.A41])+1)-1)" office:value-type="string" office:string-value="" calcext:value-type="error">
            <text:p>#VALOR!</text:p>
          </table:table-cell>
          <table:table-cell table:style-name="ce74" table:formula="of:=SUBSTITUTE([.D4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" calcext:value-type="float">
            <text:p>39</text:p>
          </table:table-cell>
          <table:table-cell table:formula="of:=CONCATENATE([usuários.A41];[.G41])" office:value-type="string" office:string-value="21339" calcext:value-type="string">
            <text:p>21339</text:p>
          </table:table-cell>
          <table:table-cell table:number-columns-repeated="1016"/>
        </table:table-row>
        <table:table-row table:style-name="ro7">
          <table:table-cell table:style-name="ce70" table:formula="of:=[usuários_2.B42]">
            <text:p/>
          </table:table-cell>
          <table:table-cell table:style-name="ce74" table:formula="of:=LEFT([.A42];FIND(&quot; &quot;;[.A42]))" office:value-type="string" office:string-value="" calcext:value-type="error">
            <text:p>#VALOR!</text:p>
          </table:table-cell>
          <table:table-cell table:style-name="ce74" table:formula="of:=SUBSTITUTE([.A42];[.B42];&quot;&quot;)" office:value-type="string" office:string-value="" calcext:value-type="error">
            <text:p>#VALOR!</text:p>
          </table:table-cell>
          <table:table-cell table:style-name="ce75" table:formula="of:=LEFT([.A42];FIND(&quot; &quot;;[.A42];FIND(&quot; &quot;;[.A42])+1)-1)" office:value-type="string" office:string-value="" calcext:value-type="error">
            <text:p>#VALOR!</text:p>
          </table:table-cell>
          <table:table-cell table:style-name="ce74" table:formula="of:=SUBSTITUTE([.D4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" calcext:value-type="float">
            <text:p>40</text:p>
          </table:table-cell>
          <table:table-cell table:formula="of:=CONCATENATE([usuários.A42];[.G42])" office:value-type="string" office:string-value="21340" calcext:value-type="string">
            <text:p>21340</text:p>
          </table:table-cell>
          <table:table-cell table:number-columns-repeated="1016"/>
        </table:table-row>
        <table:table-row table:style-name="ro7">
          <table:table-cell table:style-name="ce70" table:formula="of:=[usuários_2.B43]">
            <text:p/>
          </table:table-cell>
          <table:table-cell table:style-name="ce74" table:formula="of:=LEFT([.A43];FIND(&quot; &quot;;[.A43]))" office:value-type="string" office:string-value="" calcext:value-type="error">
            <text:p>#VALOR!</text:p>
          </table:table-cell>
          <table:table-cell table:style-name="ce74" table:formula="of:=SUBSTITUTE([.A43];[.B43];&quot;&quot;)" office:value-type="string" office:string-value="" calcext:value-type="error">
            <text:p>#VALOR!</text:p>
          </table:table-cell>
          <table:table-cell table:style-name="ce75" table:formula="of:=LEFT([.A43];FIND(&quot; &quot;;[.A43];FIND(&quot; &quot;;[.A43])+1)-1)" office:value-type="string" office:string-value="" calcext:value-type="error">
            <text:p>#VALOR!</text:p>
          </table:table-cell>
          <table:table-cell table:style-name="ce74" table:formula="of:=SUBSTITUTE([.D4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" calcext:value-type="float">
            <text:p>41</text:p>
          </table:table-cell>
          <table:table-cell table:formula="of:=CONCATENATE([usuários.A43];[.G43])" office:value-type="string" office:string-value="21341" calcext:value-type="string">
            <text:p>21341</text:p>
          </table:table-cell>
          <table:table-cell table:number-columns-repeated="1016"/>
        </table:table-row>
        <table:table-row table:style-name="ro7">
          <table:table-cell table:style-name="ce70" table:formula="of:=[usuários_2.B44]">
            <text:p/>
          </table:table-cell>
          <table:table-cell table:style-name="ce74" table:formula="of:=LEFT([.A44];FIND(&quot; &quot;;[.A44]))" office:value-type="string" office:string-value="" calcext:value-type="error">
            <text:p>#VALOR!</text:p>
          </table:table-cell>
          <table:table-cell table:style-name="ce74" table:formula="of:=SUBSTITUTE([.A44];[.B44];&quot;&quot;)" office:value-type="string" office:string-value="" calcext:value-type="error">
            <text:p>#VALOR!</text:p>
          </table:table-cell>
          <table:table-cell table:style-name="ce75" table:formula="of:=LEFT([.A44];FIND(&quot; &quot;;[.A44];FIND(&quot; &quot;;[.A44])+1)-1)" office:value-type="string" office:string-value="" calcext:value-type="error">
            <text:p>#VALOR!</text:p>
          </table:table-cell>
          <table:table-cell table:style-name="ce74" table:formula="of:=SUBSTITUTE([.D4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" calcext:value-type="float">
            <text:p>42</text:p>
          </table:table-cell>
          <table:table-cell table:formula="of:=CONCATENATE([usuários.A44];[.G44])" office:value-type="string" office:string-value="21342" calcext:value-type="string">
            <text:p>21342</text:p>
          </table:table-cell>
          <table:table-cell table:number-columns-repeated="1016"/>
        </table:table-row>
        <table:table-row table:style-name="ro7">
          <table:table-cell table:style-name="ce70" table:formula="of:=[usuários_2.B45]">
            <text:p/>
          </table:table-cell>
          <table:table-cell table:style-name="ce74" table:formula="of:=LEFT([.A45];FIND(&quot; &quot;;[.A45]))" office:value-type="string" office:string-value="" calcext:value-type="error">
            <text:p>#VALOR!</text:p>
          </table:table-cell>
          <table:table-cell table:style-name="ce74" table:formula="of:=SUBSTITUTE([.A45];[.B45];&quot;&quot;)" office:value-type="string" office:string-value="" calcext:value-type="error">
            <text:p>#VALOR!</text:p>
          </table:table-cell>
          <table:table-cell table:style-name="ce75" table:formula="of:=LEFT([.A45];FIND(&quot; &quot;;[.A45];FIND(&quot; &quot;;[.A45])+1)-1)" office:value-type="string" office:string-value="" calcext:value-type="error">
            <text:p>#VALOR!</text:p>
          </table:table-cell>
          <table:table-cell table:style-name="ce74" table:formula="of:=SUBSTITUTE([.D4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" calcext:value-type="float">
            <text:p>43</text:p>
          </table:table-cell>
          <table:table-cell table:formula="of:=CONCATENATE([usuários.A45];[.G45])" office:value-type="string" office:string-value="21343" calcext:value-type="string">
            <text:p>21343</text:p>
          </table:table-cell>
          <table:table-cell table:number-columns-repeated="1016"/>
        </table:table-row>
        <table:table-row table:style-name="ro7">
          <table:table-cell table:style-name="ce70" table:formula="of:=[usuários_2.B46]">
            <text:p/>
          </table:table-cell>
          <table:table-cell table:style-name="ce74" table:formula="of:=LEFT([.A46];FIND(&quot; &quot;;[.A46]))" office:value-type="string" office:string-value="" calcext:value-type="error">
            <text:p>#VALOR!</text:p>
          </table:table-cell>
          <table:table-cell table:style-name="ce74" table:formula="of:=SUBSTITUTE([.A46];[.B46];&quot;&quot;)" office:value-type="string" office:string-value="" calcext:value-type="error">
            <text:p>#VALOR!</text:p>
          </table:table-cell>
          <table:table-cell table:style-name="ce75" table:formula="of:=LEFT([.A46];FIND(&quot; &quot;;[.A46];FIND(&quot; &quot;;[.A46])+1)-1)" office:value-type="string" office:string-value="" calcext:value-type="error">
            <text:p>#VALOR!</text:p>
          </table:table-cell>
          <table:table-cell table:style-name="ce74" table:formula="of:=SUBSTITUTE([.D4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" calcext:value-type="float">
            <text:p>44</text:p>
          </table:table-cell>
          <table:table-cell table:formula="of:=CONCATENATE([usuários.A46];[.G46])" office:value-type="string" office:string-value="21344" calcext:value-type="string">
            <text:p>21344</text:p>
          </table:table-cell>
          <table:table-cell table:number-columns-repeated="1016"/>
        </table:table-row>
        <table:table-row table:style-name="ro7">
          <table:table-cell table:style-name="ce70" table:formula="of:=[usuários_2.B47]">
            <text:p/>
          </table:table-cell>
          <table:table-cell table:style-name="ce74" table:formula="of:=LEFT([.A47];FIND(&quot; &quot;;[.A47]))" office:value-type="string" office:string-value="" calcext:value-type="error">
            <text:p>#VALOR!</text:p>
          </table:table-cell>
          <table:table-cell table:style-name="ce74" table:formula="of:=SUBSTITUTE([.A47];[.B47];&quot;&quot;)" office:value-type="string" office:string-value="" calcext:value-type="error">
            <text:p>#VALOR!</text:p>
          </table:table-cell>
          <table:table-cell table:style-name="ce75" table:formula="of:=LEFT([.A47];FIND(&quot; &quot;;[.A47];FIND(&quot; &quot;;[.A47])+1)-1)" office:value-type="string" office:string-value="" calcext:value-type="error">
            <text:p>#VALOR!</text:p>
          </table:table-cell>
          <table:table-cell table:style-name="ce74" table:formula="of:=SUBSTITUTE([.D4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" calcext:value-type="float">
            <text:p>45</text:p>
          </table:table-cell>
          <table:table-cell table:formula="of:=CONCATENATE([usuários.A47];[.G47])" office:value-type="string" office:string-value="21345" calcext:value-type="string">
            <text:p>21345</text:p>
          </table:table-cell>
          <table:table-cell table:number-columns-repeated="1016"/>
        </table:table-row>
        <table:table-row table:style-name="ro7">
          <table:table-cell table:style-name="ce70" table:formula="of:=[usuários_2.B48]">
            <text:p/>
          </table:table-cell>
          <table:table-cell table:style-name="ce74" table:formula="of:=LEFT([.A48];FIND(&quot; &quot;;[.A48]))" office:value-type="string" office:string-value="" calcext:value-type="error">
            <text:p>#VALOR!</text:p>
          </table:table-cell>
          <table:table-cell table:style-name="ce74" table:formula="of:=SUBSTITUTE([.A48];[.B48];&quot;&quot;)" office:value-type="string" office:string-value="" calcext:value-type="error">
            <text:p>#VALOR!</text:p>
          </table:table-cell>
          <table:table-cell table:style-name="ce75" table:formula="of:=LEFT([.A48];FIND(&quot; &quot;;[.A48];FIND(&quot; &quot;;[.A48])+1)-1)" office:value-type="string" office:string-value="" calcext:value-type="error">
            <text:p>#VALOR!</text:p>
          </table:table-cell>
          <table:table-cell table:style-name="ce74" table:formula="of:=SUBSTITUTE([.D4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" calcext:value-type="float">
            <text:p>46</text:p>
          </table:table-cell>
          <table:table-cell table:formula="of:=CONCATENATE([usuários.A48];[.G48])" office:value-type="string" office:string-value="21346" calcext:value-type="string">
            <text:p>21346</text:p>
          </table:table-cell>
          <table:table-cell table:number-columns-repeated="1016"/>
        </table:table-row>
        <table:table-row table:style-name="ro7">
          <table:table-cell table:style-name="ce70" table:formula="of:=[usuários_2.B49]">
            <text:p/>
          </table:table-cell>
          <table:table-cell table:style-name="ce74" table:formula="of:=LEFT([.A49];FIND(&quot; &quot;;[.A49]))" office:value-type="string" office:string-value="" calcext:value-type="error">
            <text:p>#VALOR!</text:p>
          </table:table-cell>
          <table:table-cell table:style-name="ce74" table:formula="of:=SUBSTITUTE([.A49];[.B49];&quot;&quot;)" office:value-type="string" office:string-value="" calcext:value-type="error">
            <text:p>#VALOR!</text:p>
          </table:table-cell>
          <table:table-cell table:style-name="ce75" table:formula="of:=LEFT([.A49];FIND(&quot; &quot;;[.A49];FIND(&quot; &quot;;[.A49])+1)-1)" office:value-type="string" office:string-value="" calcext:value-type="error">
            <text:p>#VALOR!</text:p>
          </table:table-cell>
          <table:table-cell table:style-name="ce74" table:formula="of:=SUBSTITUTE([.D4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" calcext:value-type="float">
            <text:p>47</text:p>
          </table:table-cell>
          <table:table-cell table:formula="of:=CONCATENATE([usuários.A49];[.G49])" office:value-type="string" office:string-value="21347" calcext:value-type="string">
            <text:p>21347</text:p>
          </table:table-cell>
          <table:table-cell table:number-columns-repeated="1016"/>
        </table:table-row>
        <table:table-row table:style-name="ro7">
          <table:table-cell table:style-name="ce70" table:formula="of:=[usuários_2.B50]">
            <text:p/>
          </table:table-cell>
          <table:table-cell table:style-name="ce74" table:formula="of:=LEFT([.A50];FIND(&quot; &quot;;[.A50]))" office:value-type="string" office:string-value="" calcext:value-type="error">
            <text:p>#VALOR!</text:p>
          </table:table-cell>
          <table:table-cell table:style-name="ce74" table:formula="of:=SUBSTITUTE([.A50];[.B50];&quot;&quot;)" office:value-type="string" office:string-value="" calcext:value-type="error">
            <text:p>#VALOR!</text:p>
          </table:table-cell>
          <table:table-cell table:style-name="ce75" table:formula="of:=LEFT([.A50];FIND(&quot; &quot;;[.A50];FIND(&quot; &quot;;[.A50])+1)-1)" office:value-type="string" office:string-value="" calcext:value-type="error">
            <text:p>#VALOR!</text:p>
          </table:table-cell>
          <table:table-cell table:style-name="ce74" table:formula="of:=SUBSTITUTE([.D5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" calcext:value-type="float">
            <text:p>48</text:p>
          </table:table-cell>
          <table:table-cell table:formula="of:=CONCATENATE([usuários.A50];[.G50])" office:value-type="string" office:string-value="21348" calcext:value-type="string">
            <text:p>21348</text:p>
          </table:table-cell>
          <table:table-cell table:number-columns-repeated="1016"/>
        </table:table-row>
        <table:table-row table:style-name="ro7">
          <table:table-cell table:style-name="ce70" table:formula="of:=[usuários_2.B51]">
            <text:p/>
          </table:table-cell>
          <table:table-cell table:style-name="ce74" table:formula="of:=LEFT([.A51];FIND(&quot; &quot;;[.A51]))" office:value-type="string" office:string-value="" calcext:value-type="error">
            <text:p>#VALOR!</text:p>
          </table:table-cell>
          <table:table-cell table:style-name="ce74" table:formula="of:=SUBSTITUTE([.A51];[.B51];&quot;&quot;)" office:value-type="string" office:string-value="" calcext:value-type="error">
            <text:p>#VALOR!</text:p>
          </table:table-cell>
          <table:table-cell table:style-name="ce75" table:formula="of:=LEFT([.A51];FIND(&quot; &quot;;[.A51];FIND(&quot; &quot;;[.A51])+1)-1)" office:value-type="string" office:string-value="" calcext:value-type="error">
            <text:p>#VALOR!</text:p>
          </table:table-cell>
          <table:table-cell table:style-name="ce74" table:formula="of:=SUBSTITUTE([.D5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" calcext:value-type="float">
            <text:p>49</text:p>
          </table:table-cell>
          <table:table-cell table:formula="of:=CONCATENATE([usuários.A51];[.G51])" office:value-type="string" office:string-value="21349" calcext:value-type="string">
            <text:p>21349</text:p>
          </table:table-cell>
          <table:table-cell table:number-columns-repeated="1016"/>
        </table:table-row>
        <table:table-row table:style-name="ro7">
          <table:table-cell table:style-name="ce70" table:formula="of:=[usuários_2.B52]">
            <text:p/>
          </table:table-cell>
          <table:table-cell table:style-name="ce74" table:formula="of:=LEFT([.A52];FIND(&quot; &quot;;[.A52]))" office:value-type="string" office:string-value="" calcext:value-type="error">
            <text:p>#VALOR!</text:p>
          </table:table-cell>
          <table:table-cell table:style-name="ce74" table:formula="of:=SUBSTITUTE([.A52];[.B52];&quot;&quot;)" office:value-type="string" office:string-value="" calcext:value-type="error">
            <text:p>#VALOR!</text:p>
          </table:table-cell>
          <table:table-cell table:style-name="ce75" table:formula="of:=LEFT([.A52];FIND(&quot; &quot;;[.A52];FIND(&quot; &quot;;[.A52])+1)-1)" office:value-type="string" office:string-value="" calcext:value-type="error">
            <text:p>#VALOR!</text:p>
          </table:table-cell>
          <table:table-cell table:style-name="ce74" table:formula="of:=SUBSTITUTE([.D5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0" calcext:value-type="float">
            <text:p>50</text:p>
          </table:table-cell>
          <table:table-cell table:formula="of:=CONCATENATE([usuários.A52];[.G52])" office:value-type="string" office:string-value="21350" calcext:value-type="string">
            <text:p>21350</text:p>
          </table:table-cell>
          <table:table-cell table:number-columns-repeated="1016"/>
        </table:table-row>
        <table:table-row table:style-name="ro7">
          <table:table-cell table:style-name="ce70" table:formula="of:=[usuários_2.B53]">
            <text:p/>
          </table:table-cell>
          <table:table-cell table:style-name="ce74" table:formula="of:=LEFT([.A53];FIND(&quot; &quot;;[.A53]))" office:value-type="string" office:string-value="" calcext:value-type="error">
            <text:p>#VALOR!</text:p>
          </table:table-cell>
          <table:table-cell table:style-name="ce74" table:formula="of:=SUBSTITUTE([.A53];[.B53];&quot;&quot;)" office:value-type="string" office:string-value="" calcext:value-type="error">
            <text:p>#VALOR!</text:p>
          </table:table-cell>
          <table:table-cell table:style-name="ce75" table:formula="of:=LEFT([.A53];FIND(&quot; &quot;;[.A53];FIND(&quot; &quot;;[.A53])+1)-1)" office:value-type="string" office:string-value="" calcext:value-type="error">
            <text:p>#VALOR!</text:p>
          </table:table-cell>
          <table:table-cell table:style-name="ce74" table:formula="of:=SUBSTITUTE([.D5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1" calcext:value-type="float">
            <text:p>51</text:p>
          </table:table-cell>
          <table:table-cell table:formula="of:=CONCATENATE([usuários.A53];[.G53])" office:value-type="string" office:string-value="21351" calcext:value-type="string">
            <text:p>21351</text:p>
          </table:table-cell>
          <table:table-cell table:number-columns-repeated="1016"/>
        </table:table-row>
        <table:table-row table:style-name="ro7">
          <table:table-cell table:style-name="ce70" table:formula="of:=[usuários_2.B54]">
            <text:p/>
          </table:table-cell>
          <table:table-cell table:style-name="ce74" table:formula="of:=LEFT([.A54];FIND(&quot; &quot;;[.A54]))" office:value-type="string" office:string-value="" calcext:value-type="error">
            <text:p>#VALOR!</text:p>
          </table:table-cell>
          <table:table-cell table:style-name="ce74" table:formula="of:=SUBSTITUTE([.A54];[.B54];&quot;&quot;)" office:value-type="string" office:string-value="" calcext:value-type="error">
            <text:p>#VALOR!</text:p>
          </table:table-cell>
          <table:table-cell table:style-name="ce75" table:formula="of:=LEFT([.A54];FIND(&quot; &quot;;[.A54];FIND(&quot; &quot;;[.A54])+1)-1)" office:value-type="string" office:string-value="" calcext:value-type="error">
            <text:p>#VALOR!</text:p>
          </table:table-cell>
          <table:table-cell table:style-name="ce74" table:formula="of:=SUBSTITUTE([.D5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2" calcext:value-type="float">
            <text:p>52</text:p>
          </table:table-cell>
          <table:table-cell table:formula="of:=CONCATENATE([usuários.A54];[.G54])" office:value-type="string" office:string-value="21352" calcext:value-type="string">
            <text:p>21352</text:p>
          </table:table-cell>
          <table:table-cell table:number-columns-repeated="1016"/>
        </table:table-row>
        <table:table-row table:style-name="ro7">
          <table:table-cell table:style-name="ce70" table:formula="of:=[usuários_2.B55]">
            <text:p/>
          </table:table-cell>
          <table:table-cell table:style-name="ce74" table:formula="of:=LEFT([.A55];FIND(&quot; &quot;;[.A55]))" office:value-type="string" office:string-value="" calcext:value-type="error">
            <text:p>#VALOR!</text:p>
          </table:table-cell>
          <table:table-cell table:style-name="ce74" table:formula="of:=SUBSTITUTE([.A55];[.B55];&quot;&quot;)" office:value-type="string" office:string-value="" calcext:value-type="error">
            <text:p>#VALOR!</text:p>
          </table:table-cell>
          <table:table-cell table:style-name="ce75" table:formula="of:=LEFT([.A55];FIND(&quot; &quot;;[.A55];FIND(&quot; &quot;;[.A55])+1)-1)" office:value-type="string" office:string-value="" calcext:value-type="error">
            <text:p>#VALOR!</text:p>
          </table:table-cell>
          <table:table-cell table:style-name="ce74" table:formula="of:=SUBSTITUTE([.D5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3" calcext:value-type="float">
            <text:p>53</text:p>
          </table:table-cell>
          <table:table-cell table:formula="of:=CONCATENATE([usuários.A55];[.G55])" office:value-type="string" office:string-value="21353" calcext:value-type="string">
            <text:p>21353</text:p>
          </table:table-cell>
          <table:table-cell table:number-columns-repeated="1016"/>
        </table:table-row>
        <table:table-row table:style-name="ro7">
          <table:table-cell table:style-name="ce70" table:formula="of:=[usuários_2.B56]">
            <text:p/>
          </table:table-cell>
          <table:table-cell table:style-name="ce74" table:formula="of:=LEFT([.A56];FIND(&quot; &quot;;[.A56]))" office:value-type="string" office:string-value="" calcext:value-type="error">
            <text:p>#VALOR!</text:p>
          </table:table-cell>
          <table:table-cell table:style-name="ce74" table:formula="of:=SUBSTITUTE([.A56];[.B56];&quot;&quot;)" office:value-type="string" office:string-value="" calcext:value-type="error">
            <text:p>#VALOR!</text:p>
          </table:table-cell>
          <table:table-cell table:style-name="ce75" table:formula="of:=LEFT([.A56];FIND(&quot; &quot;;[.A56];FIND(&quot; &quot;;[.A56])+1)-1)" office:value-type="string" office:string-value="" calcext:value-type="error">
            <text:p>#VALOR!</text:p>
          </table:table-cell>
          <table:table-cell table:style-name="ce74" table:formula="of:=SUBSTITUTE([.D5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4" calcext:value-type="float">
            <text:p>54</text:p>
          </table:table-cell>
          <table:table-cell table:formula="of:=CONCATENATE([usuários.A56];[.G56])" office:value-type="string" office:string-value="21354" calcext:value-type="string">
            <text:p>21354</text:p>
          </table:table-cell>
          <table:table-cell table:number-columns-repeated="1016"/>
        </table:table-row>
        <table:table-row table:style-name="ro7">
          <table:table-cell table:style-name="ce70" table:formula="of:=[usuários_2.B57]">
            <text:p/>
          </table:table-cell>
          <table:table-cell table:style-name="ce74" table:formula="of:=LEFT([.A57];FIND(&quot; &quot;;[.A57]))" office:value-type="string" office:string-value="" calcext:value-type="error">
            <text:p>#VALOR!</text:p>
          </table:table-cell>
          <table:table-cell table:style-name="ce74" table:formula="of:=SUBSTITUTE([.A57];[.B57];&quot;&quot;)" office:value-type="string" office:string-value="" calcext:value-type="error">
            <text:p>#VALOR!</text:p>
          </table:table-cell>
          <table:table-cell table:style-name="ce75" table:formula="of:=LEFT([.A57];FIND(&quot; &quot;;[.A57];FIND(&quot; &quot;;[.A57])+1)-1)" office:value-type="string" office:string-value="" calcext:value-type="error">
            <text:p>#VALOR!</text:p>
          </table:table-cell>
          <table:table-cell table:style-name="ce74" table:formula="of:=SUBSTITUTE([.D5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5" calcext:value-type="float">
            <text:p>55</text:p>
          </table:table-cell>
          <table:table-cell table:formula="of:=CONCATENATE([usuários.A57];[.G57])" office:value-type="string" office:string-value="21355" calcext:value-type="string">
            <text:p>21355</text:p>
          </table:table-cell>
          <table:table-cell table:number-columns-repeated="1016"/>
        </table:table-row>
        <table:table-row table:style-name="ro7">
          <table:table-cell table:style-name="ce70" table:formula="of:=[usuários_2.B58]">
            <text:p/>
          </table:table-cell>
          <table:table-cell table:style-name="ce74" table:formula="of:=LEFT([.A58];FIND(&quot; &quot;;[.A58]))" office:value-type="string" office:string-value="" calcext:value-type="error">
            <text:p>#VALOR!</text:p>
          </table:table-cell>
          <table:table-cell table:style-name="ce74" table:formula="of:=SUBSTITUTE([.A58];[.B58];&quot;&quot;)" office:value-type="string" office:string-value="" calcext:value-type="error">
            <text:p>#VALOR!</text:p>
          </table:table-cell>
          <table:table-cell table:style-name="ce75" table:formula="of:=LEFT([.A58];FIND(&quot; &quot;;[.A58];FIND(&quot; &quot;;[.A58])+1)-1)" office:value-type="string" office:string-value="" calcext:value-type="error">
            <text:p>#VALOR!</text:p>
          </table:table-cell>
          <table:table-cell table:style-name="ce74" table:formula="of:=SUBSTITUTE([.D5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6" calcext:value-type="float">
            <text:p>56</text:p>
          </table:table-cell>
          <table:table-cell table:formula="of:=CONCATENATE([usuários.A58];[.G58])" office:value-type="string" office:string-value="21356" calcext:value-type="string">
            <text:p>21356</text:p>
          </table:table-cell>
          <table:table-cell table:number-columns-repeated="1016"/>
        </table:table-row>
        <table:table-row table:style-name="ro7">
          <table:table-cell table:style-name="ce70" table:formula="of:=[usuários_2.B59]">
            <text:p/>
          </table:table-cell>
          <table:table-cell table:style-name="ce74" table:formula="of:=LEFT([.A59];FIND(&quot; &quot;;[.A59]))" office:value-type="string" office:string-value="" calcext:value-type="error">
            <text:p>#VALOR!</text:p>
          </table:table-cell>
          <table:table-cell table:style-name="ce74" table:formula="of:=SUBSTITUTE([.A59];[.B59];&quot;&quot;)" office:value-type="string" office:string-value="" calcext:value-type="error">
            <text:p>#VALOR!</text:p>
          </table:table-cell>
          <table:table-cell table:style-name="ce75" table:formula="of:=LEFT([.A59];FIND(&quot; &quot;;[.A59];FIND(&quot; &quot;;[.A59])+1)-1)" office:value-type="string" office:string-value="" calcext:value-type="error">
            <text:p>#VALOR!</text:p>
          </table:table-cell>
          <table:table-cell table:style-name="ce74" table:formula="of:=SUBSTITUTE([.D5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7" calcext:value-type="float">
            <text:p>57</text:p>
          </table:table-cell>
          <table:table-cell table:formula="of:=CONCATENATE([usuários.A59];[.G59])" office:value-type="string" office:string-value="21357" calcext:value-type="string">
            <text:p>21357</text:p>
          </table:table-cell>
          <table:table-cell table:number-columns-repeated="1016"/>
        </table:table-row>
        <table:table-row table:style-name="ro7">
          <table:table-cell table:style-name="ce70" table:formula="of:=[usuários_2.B60]">
            <text:p/>
          </table:table-cell>
          <table:table-cell table:style-name="ce74" table:formula="of:=LEFT([.A60];FIND(&quot; &quot;;[.A60]))" office:value-type="string" office:string-value="" calcext:value-type="error">
            <text:p>#VALOR!</text:p>
          </table:table-cell>
          <table:table-cell table:style-name="ce74" table:formula="of:=SUBSTITUTE([.A60];[.B60];&quot;&quot;)" office:value-type="string" office:string-value="" calcext:value-type="error">
            <text:p>#VALOR!</text:p>
          </table:table-cell>
          <table:table-cell table:style-name="ce75" table:formula="of:=LEFT([.A60];FIND(&quot; &quot;;[.A60];FIND(&quot; &quot;;[.A60])+1)-1)" office:value-type="string" office:string-value="" calcext:value-type="error">
            <text:p>#VALOR!</text:p>
          </table:table-cell>
          <table:table-cell table:style-name="ce74" table:formula="of:=SUBSTITUTE([.D6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8" calcext:value-type="float">
            <text:p>58</text:p>
          </table:table-cell>
          <table:table-cell table:formula="of:=CONCATENATE([usuários.A60];[.G60])" office:value-type="string" office:string-value="21358" calcext:value-type="string">
            <text:p>21358</text:p>
          </table:table-cell>
          <table:table-cell table:number-columns-repeated="1016"/>
        </table:table-row>
        <table:table-row table:style-name="ro7">
          <table:table-cell table:style-name="ce70" table:formula="of:=[usuários_2.B61]">
            <text:p/>
          </table:table-cell>
          <table:table-cell table:style-name="ce74" table:formula="of:=LEFT([.A61];FIND(&quot; &quot;;[.A61]))" office:value-type="string" office:string-value="" calcext:value-type="error">
            <text:p>#VALOR!</text:p>
          </table:table-cell>
          <table:table-cell table:style-name="ce74" table:formula="of:=SUBSTITUTE([.A61];[.B61];&quot;&quot;)" office:value-type="string" office:string-value="" calcext:value-type="error">
            <text:p>#VALOR!</text:p>
          </table:table-cell>
          <table:table-cell table:style-name="ce75" table:formula="of:=LEFT([.A61];FIND(&quot; &quot;;[.A61];FIND(&quot; &quot;;[.A61])+1)-1)" office:value-type="string" office:string-value="" calcext:value-type="error">
            <text:p>#VALOR!</text:p>
          </table:table-cell>
          <table:table-cell table:style-name="ce74" table:formula="of:=SUBSTITUTE([.D6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59" calcext:value-type="float">
            <text:p>59</text:p>
          </table:table-cell>
          <table:table-cell table:formula="of:=CONCATENATE([usuários.A61];[.G61])" office:value-type="string" office:string-value="21359" calcext:value-type="string">
            <text:p>21359</text:p>
          </table:table-cell>
          <table:table-cell table:number-columns-repeated="1016"/>
        </table:table-row>
        <table:table-row table:style-name="ro7">
          <table:table-cell table:style-name="ce70" table:formula="of:=[usuários_2.B62]">
            <text:p/>
          </table:table-cell>
          <table:table-cell table:style-name="ce74" table:formula="of:=LEFT([.A62];FIND(&quot; &quot;;[.A62]))" office:value-type="string" office:string-value="" calcext:value-type="error">
            <text:p>#VALOR!</text:p>
          </table:table-cell>
          <table:table-cell table:style-name="ce74" table:formula="of:=SUBSTITUTE([.A62];[.B62];&quot;&quot;)" office:value-type="string" office:string-value="" calcext:value-type="error">
            <text:p>#VALOR!</text:p>
          </table:table-cell>
          <table:table-cell table:style-name="ce75" table:formula="of:=LEFT([.A62];FIND(&quot; &quot;;[.A62];FIND(&quot; &quot;;[.A62])+1)-1)" office:value-type="string" office:string-value="" calcext:value-type="error">
            <text:p>#VALOR!</text:p>
          </table:table-cell>
          <table:table-cell table:style-name="ce74" table:formula="of:=SUBSTITUTE([.D6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0" calcext:value-type="float">
            <text:p>60</text:p>
          </table:table-cell>
          <table:table-cell table:formula="of:=CONCATENATE([usuários.A62];[.G62])" office:value-type="string" office:string-value="21360" calcext:value-type="string">
            <text:p>21360</text:p>
          </table:table-cell>
          <table:table-cell table:number-columns-repeated="1016"/>
        </table:table-row>
        <table:table-row table:style-name="ro7">
          <table:table-cell table:style-name="ce70" table:formula="of:=[usuários_2.B63]">
            <text:p/>
          </table:table-cell>
          <table:table-cell table:style-name="ce74" table:formula="of:=LEFT([.A63];FIND(&quot; &quot;;[.A63]))" office:value-type="string" office:string-value="" calcext:value-type="error">
            <text:p>#VALOR!</text:p>
          </table:table-cell>
          <table:table-cell table:style-name="ce74" table:formula="of:=SUBSTITUTE([.A63];[.B63];&quot;&quot;)" office:value-type="string" office:string-value="" calcext:value-type="error">
            <text:p>#VALOR!</text:p>
          </table:table-cell>
          <table:table-cell table:style-name="ce75" table:formula="of:=LEFT([.A63];FIND(&quot; &quot;;[.A63];FIND(&quot; &quot;;[.A63])+1)-1)" office:value-type="string" office:string-value="" calcext:value-type="error">
            <text:p>#VALOR!</text:p>
          </table:table-cell>
          <table:table-cell table:style-name="ce74" table:formula="of:=SUBSTITUTE([.D6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1" calcext:value-type="float">
            <text:p>61</text:p>
          </table:table-cell>
          <table:table-cell table:formula="of:=CONCATENATE([usuários.A63];[.G63])" office:value-type="string" office:string-value="21361" calcext:value-type="string">
            <text:p>21361</text:p>
          </table:table-cell>
          <table:table-cell table:number-columns-repeated="1016"/>
        </table:table-row>
        <table:table-row table:style-name="ro7">
          <table:table-cell table:style-name="ce70" table:formula="of:=[usuários_2.B64]">
            <text:p/>
          </table:table-cell>
          <table:table-cell table:style-name="ce74" table:formula="of:=LEFT([.A64];FIND(&quot; &quot;;[.A64]))" office:value-type="string" office:string-value="" calcext:value-type="error">
            <text:p>#VALOR!</text:p>
          </table:table-cell>
          <table:table-cell table:style-name="ce74" table:formula="of:=SUBSTITUTE([.A64];[.B64];&quot;&quot;)" office:value-type="string" office:string-value="" calcext:value-type="error">
            <text:p>#VALOR!</text:p>
          </table:table-cell>
          <table:table-cell table:style-name="ce75" table:formula="of:=LEFT([.A64];FIND(&quot; &quot;;[.A64];FIND(&quot; &quot;;[.A64])+1)-1)" office:value-type="string" office:string-value="" calcext:value-type="error">
            <text:p>#VALOR!</text:p>
          </table:table-cell>
          <table:table-cell table:style-name="ce74" table:formula="of:=SUBSTITUTE([.D6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2" calcext:value-type="float">
            <text:p>62</text:p>
          </table:table-cell>
          <table:table-cell table:formula="of:=CONCATENATE([usuários.A64];[.G64])" office:value-type="string" office:string-value="21362" calcext:value-type="string">
            <text:p>21362</text:p>
          </table:table-cell>
          <table:table-cell table:number-columns-repeated="1016"/>
        </table:table-row>
        <table:table-row table:style-name="ro7">
          <table:table-cell table:style-name="ce70" table:formula="of:=[usuários_2.B65]">
            <text:p/>
          </table:table-cell>
          <table:table-cell table:style-name="ce74" table:formula="of:=LEFT([.A65];FIND(&quot; &quot;;[.A65]))" office:value-type="string" office:string-value="" calcext:value-type="error">
            <text:p>#VALOR!</text:p>
          </table:table-cell>
          <table:table-cell table:style-name="ce74" table:formula="of:=SUBSTITUTE([.A65];[.B65];&quot;&quot;)" office:value-type="string" office:string-value="" calcext:value-type="error">
            <text:p>#VALOR!</text:p>
          </table:table-cell>
          <table:table-cell table:style-name="ce75" table:formula="of:=LEFT([.A65];FIND(&quot; &quot;;[.A65];FIND(&quot; &quot;;[.A65])+1)-1)" office:value-type="string" office:string-value="" calcext:value-type="error">
            <text:p>#VALOR!</text:p>
          </table:table-cell>
          <table:table-cell table:style-name="ce74" table:formula="of:=SUBSTITUTE([.D6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3" calcext:value-type="float">
            <text:p>63</text:p>
          </table:table-cell>
          <table:table-cell table:formula="of:=CONCATENATE([usuários.A65];[.G65])" office:value-type="string" office:string-value="21363" calcext:value-type="string">
            <text:p>21363</text:p>
          </table:table-cell>
          <table:table-cell table:number-columns-repeated="1016"/>
        </table:table-row>
        <table:table-row table:style-name="ro7">
          <table:table-cell table:style-name="ce70" table:formula="of:=[usuários_2.B66]">
            <text:p/>
          </table:table-cell>
          <table:table-cell table:style-name="ce74" table:formula="of:=LEFT([.A66];FIND(&quot; &quot;;[.A66]))" office:value-type="string" office:string-value="" calcext:value-type="error">
            <text:p>#VALOR!</text:p>
          </table:table-cell>
          <table:table-cell table:style-name="ce74" table:formula="of:=SUBSTITUTE([.A66];[.B66];&quot;&quot;)" office:value-type="string" office:string-value="" calcext:value-type="error">
            <text:p>#VALOR!</text:p>
          </table:table-cell>
          <table:table-cell table:style-name="ce75" table:formula="of:=LEFT([.A66];FIND(&quot; &quot;;[.A66];FIND(&quot; &quot;;[.A66])+1)-1)" office:value-type="string" office:string-value="" calcext:value-type="error">
            <text:p>#VALOR!</text:p>
          </table:table-cell>
          <table:table-cell table:style-name="ce74" table:formula="of:=SUBSTITUTE([.D6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4" calcext:value-type="float">
            <text:p>64</text:p>
          </table:table-cell>
          <table:table-cell table:formula="of:=CONCATENATE([usuários.A66];[.G66])" office:value-type="string" office:string-value="21364" calcext:value-type="string">
            <text:p>21364</text:p>
          </table:table-cell>
          <table:table-cell table:number-columns-repeated="1016"/>
        </table:table-row>
        <table:table-row table:style-name="ro7">
          <table:table-cell table:style-name="ce70" table:formula="of:=[usuários_2.B67]">
            <text:p/>
          </table:table-cell>
          <table:table-cell table:style-name="ce74" table:formula="of:=LEFT([.A67];FIND(&quot; &quot;;[.A67]))" office:value-type="string" office:string-value="" calcext:value-type="error">
            <text:p>#VALOR!</text:p>
          </table:table-cell>
          <table:table-cell table:style-name="ce74" table:formula="of:=SUBSTITUTE([.A67];[.B67];&quot;&quot;)" office:value-type="string" office:string-value="" calcext:value-type="error">
            <text:p>#VALOR!</text:p>
          </table:table-cell>
          <table:table-cell table:style-name="ce75" table:formula="of:=LEFT([.A67];FIND(&quot; &quot;;[.A67];FIND(&quot; &quot;;[.A67])+1)-1)" office:value-type="string" office:string-value="" calcext:value-type="error">
            <text:p>#VALOR!</text:p>
          </table:table-cell>
          <table:table-cell table:style-name="ce74" table:formula="of:=SUBSTITUTE([.D6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5" calcext:value-type="float">
            <text:p>65</text:p>
          </table:table-cell>
          <table:table-cell table:formula="of:=CONCATENATE([usuários.A67];[.G67])" office:value-type="string" office:string-value="21365" calcext:value-type="string">
            <text:p>21365</text:p>
          </table:table-cell>
          <table:table-cell table:number-columns-repeated="1016"/>
        </table:table-row>
        <table:table-row table:style-name="ro7">
          <table:table-cell table:style-name="ce70" table:formula="of:=[usuários_2.B68]">
            <text:p/>
          </table:table-cell>
          <table:table-cell table:style-name="ce74" table:formula="of:=LEFT([.A68];FIND(&quot; &quot;;[.A68]))" office:value-type="string" office:string-value="" calcext:value-type="error">
            <text:p>#VALOR!</text:p>
          </table:table-cell>
          <table:table-cell table:style-name="ce74" table:formula="of:=SUBSTITUTE([.A68];[.B68];&quot;&quot;)" office:value-type="string" office:string-value="" calcext:value-type="error">
            <text:p>#VALOR!</text:p>
          </table:table-cell>
          <table:table-cell table:style-name="ce75" table:formula="of:=LEFT([.A68];FIND(&quot; &quot;;[.A68];FIND(&quot; &quot;;[.A68])+1)-1)" office:value-type="string" office:string-value="" calcext:value-type="error">
            <text:p>#VALOR!</text:p>
          </table:table-cell>
          <table:table-cell table:style-name="ce74" table:formula="of:=SUBSTITUTE([.D6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6" calcext:value-type="float">
            <text:p>66</text:p>
          </table:table-cell>
          <table:table-cell table:formula="of:=CONCATENATE([usuários.A68];[.G68])" office:value-type="string" office:string-value="21366" calcext:value-type="string">
            <text:p>21366</text:p>
          </table:table-cell>
          <table:table-cell table:number-columns-repeated="1016"/>
        </table:table-row>
        <table:table-row table:style-name="ro7">
          <table:table-cell table:style-name="ce70" table:formula="of:=[usuários_2.B69]">
            <text:p/>
          </table:table-cell>
          <table:table-cell table:style-name="ce74" table:formula="of:=LEFT([.A69];FIND(&quot; &quot;;[.A69]))" office:value-type="string" office:string-value="" calcext:value-type="error">
            <text:p>#VALOR!</text:p>
          </table:table-cell>
          <table:table-cell table:style-name="ce74" table:formula="of:=SUBSTITUTE([.A69];[.B69];&quot;&quot;)" office:value-type="string" office:string-value="" calcext:value-type="error">
            <text:p>#VALOR!</text:p>
          </table:table-cell>
          <table:table-cell table:style-name="ce75" table:formula="of:=LEFT([.A69];FIND(&quot; &quot;;[.A69];FIND(&quot; &quot;;[.A69])+1)-1)" office:value-type="string" office:string-value="" calcext:value-type="error">
            <text:p>#VALOR!</text:p>
          </table:table-cell>
          <table:table-cell table:style-name="ce74" table:formula="of:=SUBSTITUTE([.D6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7" calcext:value-type="float">
            <text:p>67</text:p>
          </table:table-cell>
          <table:table-cell table:formula="of:=CONCATENATE([usuários.A69];[.G69])" office:value-type="string" office:string-value="21367" calcext:value-type="string">
            <text:p>21367</text:p>
          </table:table-cell>
          <table:table-cell table:number-columns-repeated="1016"/>
        </table:table-row>
        <table:table-row table:style-name="ro7">
          <table:table-cell table:style-name="ce70" table:formula="of:=[usuários_2.B70]">
            <text:p/>
          </table:table-cell>
          <table:table-cell table:style-name="ce74" table:formula="of:=LEFT([.A70];FIND(&quot; &quot;;[.A70]))" office:value-type="string" office:string-value="" calcext:value-type="error">
            <text:p>#VALOR!</text:p>
          </table:table-cell>
          <table:table-cell table:style-name="ce74" table:formula="of:=SUBSTITUTE([.A70];[.B70];&quot;&quot;)" office:value-type="string" office:string-value="" calcext:value-type="error">
            <text:p>#VALOR!</text:p>
          </table:table-cell>
          <table:table-cell table:style-name="ce75" table:formula="of:=LEFT([.A70];FIND(&quot; &quot;;[.A70];FIND(&quot; &quot;;[.A70])+1)-1)" office:value-type="string" office:string-value="" calcext:value-type="error">
            <text:p>#VALOR!</text:p>
          </table:table-cell>
          <table:table-cell table:style-name="ce74" table:formula="of:=SUBSTITUTE([.D7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8" calcext:value-type="float">
            <text:p>68</text:p>
          </table:table-cell>
          <table:table-cell table:formula="of:=CONCATENATE([usuários.A70];[.G70])" office:value-type="string" office:string-value="21368" calcext:value-type="string">
            <text:p>21368</text:p>
          </table:table-cell>
          <table:table-cell table:number-columns-repeated="1016"/>
        </table:table-row>
        <table:table-row table:style-name="ro7">
          <table:table-cell table:style-name="ce70" table:formula="of:=[usuários_2.B71]">
            <text:p/>
          </table:table-cell>
          <table:table-cell table:style-name="ce74" table:formula="of:=LEFT([.A71];FIND(&quot; &quot;;[.A71]))" office:value-type="string" office:string-value="" calcext:value-type="error">
            <text:p>#VALOR!</text:p>
          </table:table-cell>
          <table:table-cell table:style-name="ce74" table:formula="of:=SUBSTITUTE([.A71];[.B71];&quot;&quot;)" office:value-type="string" office:string-value="" calcext:value-type="error">
            <text:p>#VALOR!</text:p>
          </table:table-cell>
          <table:table-cell table:style-name="ce75" table:formula="of:=LEFT([.A71];FIND(&quot; &quot;;[.A71];FIND(&quot; &quot;;[.A71])+1)-1)" office:value-type="string" office:string-value="" calcext:value-type="error">
            <text:p>#VALOR!</text:p>
          </table:table-cell>
          <table:table-cell table:style-name="ce74" table:formula="of:=SUBSTITUTE([.D7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69" calcext:value-type="float">
            <text:p>69</text:p>
          </table:table-cell>
          <table:table-cell table:formula="of:=CONCATENATE([usuários.A71];[.G71])" office:value-type="string" office:string-value="21369" calcext:value-type="string">
            <text:p>21369</text:p>
          </table:table-cell>
          <table:table-cell table:number-columns-repeated="1016"/>
        </table:table-row>
        <table:table-row table:style-name="ro7">
          <table:table-cell table:style-name="ce70" table:formula="of:=[usuários_2.B72]">
            <text:p/>
          </table:table-cell>
          <table:table-cell table:style-name="ce74" table:formula="of:=LEFT([.A72];FIND(&quot; &quot;;[.A72]))" office:value-type="string" office:string-value="" calcext:value-type="error">
            <text:p>#VALOR!</text:p>
          </table:table-cell>
          <table:table-cell table:style-name="ce74" table:formula="of:=SUBSTITUTE([.A72];[.B72];&quot;&quot;)" office:value-type="string" office:string-value="" calcext:value-type="error">
            <text:p>#VALOR!</text:p>
          </table:table-cell>
          <table:table-cell table:style-name="ce75" table:formula="of:=LEFT([.A72];FIND(&quot; &quot;;[.A72];FIND(&quot; &quot;;[.A72])+1)-1)" office:value-type="string" office:string-value="" calcext:value-type="error">
            <text:p>#VALOR!</text:p>
          </table:table-cell>
          <table:table-cell table:style-name="ce74" table:formula="of:=SUBSTITUTE([.D7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0" calcext:value-type="float">
            <text:p>70</text:p>
          </table:table-cell>
          <table:table-cell table:formula="of:=CONCATENATE([usuários.A72];[.G72])" office:value-type="string" office:string-value="21370" calcext:value-type="string">
            <text:p>21370</text:p>
          </table:table-cell>
          <table:table-cell table:number-columns-repeated="1016"/>
        </table:table-row>
        <table:table-row table:style-name="ro7">
          <table:table-cell table:style-name="ce70" table:formula="of:=[usuários_2.B73]">
            <text:p/>
          </table:table-cell>
          <table:table-cell table:style-name="ce74" table:formula="of:=LEFT([.A73];FIND(&quot; &quot;;[.A73]))" office:value-type="string" office:string-value="" calcext:value-type="error">
            <text:p>#VALOR!</text:p>
          </table:table-cell>
          <table:table-cell table:style-name="ce74" table:formula="of:=SUBSTITUTE([.A73];[.B73];&quot;&quot;)" office:value-type="string" office:string-value="" calcext:value-type="error">
            <text:p>#VALOR!</text:p>
          </table:table-cell>
          <table:table-cell table:style-name="ce75" table:formula="of:=LEFT([.A73];FIND(&quot; &quot;;[.A73];FIND(&quot; &quot;;[.A73])+1)-1)" office:value-type="string" office:string-value="" calcext:value-type="error">
            <text:p>#VALOR!</text:p>
          </table:table-cell>
          <table:table-cell table:style-name="ce74" table:formula="of:=SUBSTITUTE([.D7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1" calcext:value-type="float">
            <text:p>71</text:p>
          </table:table-cell>
          <table:table-cell table:formula="of:=CONCATENATE([usuários.A73];[.G73])" office:value-type="string" office:string-value="21371" calcext:value-type="string">
            <text:p>21371</text:p>
          </table:table-cell>
          <table:table-cell table:number-columns-repeated="1016"/>
        </table:table-row>
        <table:table-row table:style-name="ro7">
          <table:table-cell table:style-name="ce70" table:formula="of:=[usuários_2.B74]">
            <text:p/>
          </table:table-cell>
          <table:table-cell table:style-name="ce74" table:formula="of:=LEFT([.A74];FIND(&quot; &quot;;[.A74]))" office:value-type="string" office:string-value="" calcext:value-type="error">
            <text:p>#VALOR!</text:p>
          </table:table-cell>
          <table:table-cell table:style-name="ce74" table:formula="of:=SUBSTITUTE([.A74];[.B74];&quot;&quot;)" office:value-type="string" office:string-value="" calcext:value-type="error">
            <text:p>#VALOR!</text:p>
          </table:table-cell>
          <table:table-cell table:style-name="ce75" table:formula="of:=LEFT([.A74];FIND(&quot; &quot;;[.A74];FIND(&quot; &quot;;[.A74])+1)-1)" office:value-type="string" office:string-value="" calcext:value-type="error">
            <text:p>#VALOR!</text:p>
          </table:table-cell>
          <table:table-cell table:style-name="ce74" table:formula="of:=SUBSTITUTE([.D7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2" calcext:value-type="float">
            <text:p>72</text:p>
          </table:table-cell>
          <table:table-cell table:formula="of:=CONCATENATE([usuários.A74];[.G74])" office:value-type="string" office:string-value="21372" calcext:value-type="string">
            <text:p>21372</text:p>
          </table:table-cell>
          <table:table-cell table:number-columns-repeated="1016"/>
        </table:table-row>
        <table:table-row table:style-name="ro7">
          <table:table-cell table:style-name="ce70" table:formula="of:=[usuários_2.B75]">
            <text:p/>
          </table:table-cell>
          <table:table-cell table:style-name="ce74" table:formula="of:=LEFT([.A75];FIND(&quot; &quot;;[.A75]))" office:value-type="string" office:string-value="" calcext:value-type="error">
            <text:p>#VALOR!</text:p>
          </table:table-cell>
          <table:table-cell table:style-name="ce74" table:formula="of:=SUBSTITUTE([.A75];[.B75];&quot;&quot;)" office:value-type="string" office:string-value="" calcext:value-type="error">
            <text:p>#VALOR!</text:p>
          </table:table-cell>
          <table:table-cell table:style-name="ce75" table:formula="of:=LEFT([.A75];FIND(&quot; &quot;;[.A75];FIND(&quot; &quot;;[.A75])+1)-1)" office:value-type="string" office:string-value="" calcext:value-type="error">
            <text:p>#VALOR!</text:p>
          </table:table-cell>
          <table:table-cell table:style-name="ce74" table:formula="of:=SUBSTITUTE([.D7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3" calcext:value-type="float">
            <text:p>73</text:p>
          </table:table-cell>
          <table:table-cell table:formula="of:=CONCATENATE([usuários.A75];[.G75])" office:value-type="string" office:string-value="21373" calcext:value-type="string">
            <text:p>21373</text:p>
          </table:table-cell>
          <table:table-cell table:number-columns-repeated="1016"/>
        </table:table-row>
        <table:table-row table:style-name="ro7">
          <table:table-cell table:style-name="ce70" table:formula="of:=[usuários_2.B76]">
            <text:p/>
          </table:table-cell>
          <table:table-cell table:style-name="ce74" table:formula="of:=LEFT([.A76];FIND(&quot; &quot;;[.A76]))" office:value-type="string" office:string-value="" calcext:value-type="error">
            <text:p>#VALOR!</text:p>
          </table:table-cell>
          <table:table-cell table:style-name="ce74" table:formula="of:=SUBSTITUTE([.A76];[.B76];&quot;&quot;)" office:value-type="string" office:string-value="" calcext:value-type="error">
            <text:p>#VALOR!</text:p>
          </table:table-cell>
          <table:table-cell table:style-name="ce75" table:formula="of:=LEFT([.A76];FIND(&quot; &quot;;[.A76];FIND(&quot; &quot;;[.A76])+1)-1)" office:value-type="string" office:string-value="" calcext:value-type="error">
            <text:p>#VALOR!</text:p>
          </table:table-cell>
          <table:table-cell table:style-name="ce74" table:formula="of:=SUBSTITUTE([.D7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4" calcext:value-type="float">
            <text:p>74</text:p>
          </table:table-cell>
          <table:table-cell table:formula="of:=CONCATENATE([usuários.A76];[.G76])" office:value-type="string" office:string-value="21374" calcext:value-type="string">
            <text:p>21374</text:p>
          </table:table-cell>
          <table:table-cell table:number-columns-repeated="1016"/>
        </table:table-row>
        <table:table-row table:style-name="ro7">
          <table:table-cell table:style-name="ce70" table:formula="of:=[usuários_2.B77]">
            <text:p/>
          </table:table-cell>
          <table:table-cell table:style-name="ce74" table:formula="of:=LEFT([.A77];FIND(&quot; &quot;;[.A77]))" office:value-type="string" office:string-value="" calcext:value-type="error">
            <text:p>#VALOR!</text:p>
          </table:table-cell>
          <table:table-cell table:style-name="ce74" table:formula="of:=SUBSTITUTE([.A77];[.B77];&quot;&quot;)" office:value-type="string" office:string-value="" calcext:value-type="error">
            <text:p>#VALOR!</text:p>
          </table:table-cell>
          <table:table-cell table:style-name="ce75" table:formula="of:=LEFT([.A77];FIND(&quot; &quot;;[.A77];FIND(&quot; &quot;;[.A77])+1)-1)" office:value-type="string" office:string-value="" calcext:value-type="error">
            <text:p>#VALOR!</text:p>
          </table:table-cell>
          <table:table-cell table:style-name="ce74" table:formula="of:=SUBSTITUTE([.D7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5" calcext:value-type="float">
            <text:p>75</text:p>
          </table:table-cell>
          <table:table-cell table:formula="of:=CONCATENATE([usuários.A77];[.G77])" office:value-type="string" office:string-value="21375" calcext:value-type="string">
            <text:p>21375</text:p>
          </table:table-cell>
          <table:table-cell table:number-columns-repeated="1016"/>
        </table:table-row>
        <table:table-row table:style-name="ro7">
          <table:table-cell table:style-name="ce70" table:formula="of:=[usuários_2.B78]">
            <text:p/>
          </table:table-cell>
          <table:table-cell table:style-name="ce74" table:formula="of:=LEFT([.A78];FIND(&quot; &quot;;[.A78]))" office:value-type="string" office:string-value="" calcext:value-type="error">
            <text:p>#VALOR!</text:p>
          </table:table-cell>
          <table:table-cell table:style-name="ce74" table:formula="of:=SUBSTITUTE([.A78];[.B78];&quot;&quot;)" office:value-type="string" office:string-value="" calcext:value-type="error">
            <text:p>#VALOR!</text:p>
          </table:table-cell>
          <table:table-cell table:style-name="ce75" table:formula="of:=LEFT([.A78];FIND(&quot; &quot;;[.A78];FIND(&quot; &quot;;[.A78])+1)-1)" office:value-type="string" office:string-value="" calcext:value-type="error">
            <text:p>#VALOR!</text:p>
          </table:table-cell>
          <table:table-cell table:style-name="ce74" table:formula="of:=SUBSTITUTE([.D7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6" calcext:value-type="float">
            <text:p>76</text:p>
          </table:table-cell>
          <table:table-cell table:formula="of:=CONCATENATE([usuários.A78];[.G78])" office:value-type="string" office:string-value="21376" calcext:value-type="string">
            <text:p>21376</text:p>
          </table:table-cell>
          <table:table-cell table:number-columns-repeated="1016"/>
        </table:table-row>
        <table:table-row table:style-name="ro7">
          <table:table-cell table:style-name="ce70" table:formula="of:=[usuários_2.B79]">
            <text:p/>
          </table:table-cell>
          <table:table-cell table:style-name="ce74" table:formula="of:=LEFT([.A79];FIND(&quot; &quot;;[.A79]))" office:value-type="string" office:string-value="" calcext:value-type="error">
            <text:p>#VALOR!</text:p>
          </table:table-cell>
          <table:table-cell table:style-name="ce74" table:formula="of:=SUBSTITUTE([.A79];[.B79];&quot;&quot;)" office:value-type="string" office:string-value="" calcext:value-type="error">
            <text:p>#VALOR!</text:p>
          </table:table-cell>
          <table:table-cell table:style-name="ce75" table:formula="of:=LEFT([.A79];FIND(&quot; &quot;;[.A79];FIND(&quot; &quot;;[.A79])+1)-1)" office:value-type="string" office:string-value="" calcext:value-type="error">
            <text:p>#VALOR!</text:p>
          </table:table-cell>
          <table:table-cell table:style-name="ce74" table:formula="of:=SUBSTITUTE([.D7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7" calcext:value-type="float">
            <text:p>77</text:p>
          </table:table-cell>
          <table:table-cell table:formula="of:=CONCATENATE([usuários.A79];[.G79])" office:value-type="string" office:string-value="21377" calcext:value-type="string">
            <text:p>21377</text:p>
          </table:table-cell>
          <table:table-cell table:number-columns-repeated="1016"/>
        </table:table-row>
        <table:table-row table:style-name="ro7">
          <table:table-cell table:style-name="ce70" table:formula="of:=[usuários_2.B80]">
            <text:p/>
          </table:table-cell>
          <table:table-cell table:style-name="ce74" table:formula="of:=LEFT([.A80];FIND(&quot; &quot;;[.A80]))" office:value-type="string" office:string-value="" calcext:value-type="error">
            <text:p>#VALOR!</text:p>
          </table:table-cell>
          <table:table-cell table:style-name="ce74" table:formula="of:=SUBSTITUTE([.A80];[.B80];&quot;&quot;)" office:value-type="string" office:string-value="" calcext:value-type="error">
            <text:p>#VALOR!</text:p>
          </table:table-cell>
          <table:table-cell table:style-name="ce75" table:formula="of:=LEFT([.A80];FIND(&quot; &quot;;[.A80];FIND(&quot; &quot;;[.A80])+1)-1)" office:value-type="string" office:string-value="" calcext:value-type="error">
            <text:p>#VALOR!</text:p>
          </table:table-cell>
          <table:table-cell table:style-name="ce74" table:formula="of:=SUBSTITUTE([.D8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8" calcext:value-type="float">
            <text:p>78</text:p>
          </table:table-cell>
          <table:table-cell table:formula="of:=CONCATENATE([usuários.A80];[.G80])" office:value-type="string" office:string-value="21378" calcext:value-type="string">
            <text:p>21378</text:p>
          </table:table-cell>
          <table:table-cell table:number-columns-repeated="1016"/>
        </table:table-row>
        <table:table-row table:style-name="ro7">
          <table:table-cell table:style-name="ce70" table:formula="of:=[usuários_2.B81]">
            <text:p/>
          </table:table-cell>
          <table:table-cell table:style-name="ce74" table:formula="of:=LEFT([.A81];FIND(&quot; &quot;;[.A81]))" office:value-type="string" office:string-value="" calcext:value-type="error">
            <text:p>#VALOR!</text:p>
          </table:table-cell>
          <table:table-cell table:style-name="ce74" table:formula="of:=SUBSTITUTE([.A81];[.B81];&quot;&quot;)" office:value-type="string" office:string-value="" calcext:value-type="error">
            <text:p>#VALOR!</text:p>
          </table:table-cell>
          <table:table-cell table:style-name="ce75" table:formula="of:=LEFT([.A81];FIND(&quot; &quot;;[.A81];FIND(&quot; &quot;;[.A81])+1)-1)" office:value-type="string" office:string-value="" calcext:value-type="error">
            <text:p>#VALOR!</text:p>
          </table:table-cell>
          <table:table-cell table:style-name="ce74" table:formula="of:=SUBSTITUTE([.D8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79" calcext:value-type="float">
            <text:p>79</text:p>
          </table:table-cell>
          <table:table-cell table:formula="of:=CONCATENATE([usuários.A81];[.G81])" office:value-type="string" office:string-value="21379" calcext:value-type="string">
            <text:p>21379</text:p>
          </table:table-cell>
          <table:table-cell table:number-columns-repeated="1016"/>
        </table:table-row>
        <table:table-row table:style-name="ro7">
          <table:table-cell table:style-name="ce70" table:formula="of:=[usuários_2.B82]">
            <text:p/>
          </table:table-cell>
          <table:table-cell table:style-name="ce74" table:formula="of:=LEFT([.A82];FIND(&quot; &quot;;[.A82]))" office:value-type="string" office:string-value="" calcext:value-type="error">
            <text:p>#VALOR!</text:p>
          </table:table-cell>
          <table:table-cell table:style-name="ce74" table:formula="of:=SUBSTITUTE([.A82];[.B82];&quot;&quot;)" office:value-type="string" office:string-value="" calcext:value-type="error">
            <text:p>#VALOR!</text:p>
          </table:table-cell>
          <table:table-cell table:style-name="ce75" table:formula="of:=LEFT([.A82];FIND(&quot; &quot;;[.A82];FIND(&quot; &quot;;[.A82])+1)-1)" office:value-type="string" office:string-value="" calcext:value-type="error">
            <text:p>#VALOR!</text:p>
          </table:table-cell>
          <table:table-cell table:style-name="ce74" table:formula="of:=SUBSTITUTE([.D8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0" calcext:value-type="float">
            <text:p>80</text:p>
          </table:table-cell>
          <table:table-cell table:formula="of:=CONCATENATE([usuários.A82];[.G82])" office:value-type="string" office:string-value="21380" calcext:value-type="string">
            <text:p>21380</text:p>
          </table:table-cell>
          <table:table-cell table:number-columns-repeated="1016"/>
        </table:table-row>
        <table:table-row table:style-name="ro7">
          <table:table-cell table:style-name="ce70" table:formula="of:=[usuários_2.B83]">
            <text:p/>
          </table:table-cell>
          <table:table-cell table:style-name="ce74" table:formula="of:=LEFT([.A83];FIND(&quot; &quot;;[.A83]))" office:value-type="string" office:string-value="" calcext:value-type="error">
            <text:p>#VALOR!</text:p>
          </table:table-cell>
          <table:table-cell table:style-name="ce74" table:formula="of:=SUBSTITUTE([.A83];[.B83];&quot;&quot;)" office:value-type="string" office:string-value="" calcext:value-type="error">
            <text:p>#VALOR!</text:p>
          </table:table-cell>
          <table:table-cell table:style-name="ce75" table:formula="of:=LEFT([.A83];FIND(&quot; &quot;;[.A83];FIND(&quot; &quot;;[.A83])+1)-1)" office:value-type="string" office:string-value="" calcext:value-type="error">
            <text:p>#VALOR!</text:p>
          </table:table-cell>
          <table:table-cell table:style-name="ce74" table:formula="of:=SUBSTITUTE([.D8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1" calcext:value-type="float">
            <text:p>81</text:p>
          </table:table-cell>
          <table:table-cell table:formula="of:=CONCATENATE([usuários.A83];[.G83])" office:value-type="string" office:string-value="21381" calcext:value-type="string">
            <text:p>21381</text:p>
          </table:table-cell>
          <table:table-cell table:number-columns-repeated="1016"/>
        </table:table-row>
        <table:table-row table:style-name="ro7">
          <table:table-cell table:style-name="ce70" table:formula="of:=[usuários_2.B84]">
            <text:p/>
          </table:table-cell>
          <table:table-cell table:style-name="ce74" table:formula="of:=LEFT([.A84];FIND(&quot; &quot;;[.A84]))" office:value-type="string" office:string-value="" calcext:value-type="error">
            <text:p>#VALOR!</text:p>
          </table:table-cell>
          <table:table-cell table:style-name="ce74" table:formula="of:=SUBSTITUTE([.A84];[.B84];&quot;&quot;)" office:value-type="string" office:string-value="" calcext:value-type="error">
            <text:p>#VALOR!</text:p>
          </table:table-cell>
          <table:table-cell table:style-name="ce75" table:formula="of:=LEFT([.A84];FIND(&quot; &quot;;[.A84];FIND(&quot; &quot;;[.A84])+1)-1)" office:value-type="string" office:string-value="" calcext:value-type="error">
            <text:p>#VALOR!</text:p>
          </table:table-cell>
          <table:table-cell table:style-name="ce74" table:formula="of:=SUBSTITUTE([.D8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2" calcext:value-type="float">
            <text:p>82</text:p>
          </table:table-cell>
          <table:table-cell table:formula="of:=CONCATENATE([usuários.A84];[.G84])" office:value-type="string" office:string-value="21382" calcext:value-type="string">
            <text:p>21382</text:p>
          </table:table-cell>
          <table:table-cell table:number-columns-repeated="1016"/>
        </table:table-row>
        <table:table-row table:style-name="ro7">
          <table:table-cell table:style-name="ce70" table:formula="of:=[usuários_2.B85]">
            <text:p/>
          </table:table-cell>
          <table:table-cell table:style-name="ce74" table:formula="of:=LEFT([.A85];FIND(&quot; &quot;;[.A85]))" office:value-type="string" office:string-value="" calcext:value-type="error">
            <text:p>#VALOR!</text:p>
          </table:table-cell>
          <table:table-cell table:style-name="ce74" table:formula="of:=SUBSTITUTE([.A85];[.B85];&quot;&quot;)" office:value-type="string" office:string-value="" calcext:value-type="error">
            <text:p>#VALOR!</text:p>
          </table:table-cell>
          <table:table-cell table:style-name="ce75" table:formula="of:=LEFT([.A85];FIND(&quot; &quot;;[.A85];FIND(&quot; &quot;;[.A85])+1)-1)" office:value-type="string" office:string-value="" calcext:value-type="error">
            <text:p>#VALOR!</text:p>
          </table:table-cell>
          <table:table-cell table:style-name="ce74" table:formula="of:=SUBSTITUTE([.D8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3" calcext:value-type="float">
            <text:p>83</text:p>
          </table:table-cell>
          <table:table-cell table:formula="of:=CONCATENATE([usuários.A85];[.G85])" office:value-type="string" office:string-value="21383" calcext:value-type="string">
            <text:p>21383</text:p>
          </table:table-cell>
          <table:table-cell table:number-columns-repeated="1016"/>
        </table:table-row>
        <table:table-row table:style-name="ro7">
          <table:table-cell table:style-name="ce70" table:formula="of:=[usuários_2.B86]">
            <text:p/>
          </table:table-cell>
          <table:table-cell table:style-name="ce74" table:formula="of:=LEFT([.A86];FIND(&quot; &quot;;[.A86]))" office:value-type="string" office:string-value="" calcext:value-type="error">
            <text:p>#VALOR!</text:p>
          </table:table-cell>
          <table:table-cell table:style-name="ce74" table:formula="of:=SUBSTITUTE([.A86];[.B86];&quot;&quot;)" office:value-type="string" office:string-value="" calcext:value-type="error">
            <text:p>#VALOR!</text:p>
          </table:table-cell>
          <table:table-cell table:style-name="ce75" table:formula="of:=LEFT([.A86];FIND(&quot; &quot;;[.A86];FIND(&quot; &quot;;[.A86])+1)-1)" office:value-type="string" office:string-value="" calcext:value-type="error">
            <text:p>#VALOR!</text:p>
          </table:table-cell>
          <table:table-cell table:style-name="ce74" table:formula="of:=SUBSTITUTE([.D8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4" calcext:value-type="float">
            <text:p>84</text:p>
          </table:table-cell>
          <table:table-cell table:formula="of:=CONCATENATE([usuários.A86];[.G86])" office:value-type="string" office:string-value="21384" calcext:value-type="string">
            <text:p>21384</text:p>
          </table:table-cell>
          <table:table-cell table:number-columns-repeated="1016"/>
        </table:table-row>
        <table:table-row table:style-name="ro7">
          <table:table-cell table:style-name="ce70" table:formula="of:=[usuários_2.B87]">
            <text:p/>
          </table:table-cell>
          <table:table-cell table:style-name="ce74" table:formula="of:=LEFT([.A87];FIND(&quot; &quot;;[.A87]))" office:value-type="string" office:string-value="" calcext:value-type="error">
            <text:p>#VALOR!</text:p>
          </table:table-cell>
          <table:table-cell table:style-name="ce74" table:formula="of:=SUBSTITUTE([.A87];[.B87];&quot;&quot;)" office:value-type="string" office:string-value="" calcext:value-type="error">
            <text:p>#VALOR!</text:p>
          </table:table-cell>
          <table:table-cell table:style-name="ce75" table:formula="of:=LEFT([.A87];FIND(&quot; &quot;;[.A87];FIND(&quot; &quot;;[.A87])+1)-1)" office:value-type="string" office:string-value="" calcext:value-type="error">
            <text:p>#VALOR!</text:p>
          </table:table-cell>
          <table:table-cell table:style-name="ce74" table:formula="of:=SUBSTITUTE([.D8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5" calcext:value-type="float">
            <text:p>85</text:p>
          </table:table-cell>
          <table:table-cell table:formula="of:=CONCATENATE([usuários.A87];[.G87])" office:value-type="string" office:string-value="21385" calcext:value-type="string">
            <text:p>21385</text:p>
          </table:table-cell>
          <table:table-cell table:number-columns-repeated="1016"/>
        </table:table-row>
        <table:table-row table:style-name="ro7">
          <table:table-cell table:style-name="ce70" table:formula="of:=[usuários_2.B88]">
            <text:p/>
          </table:table-cell>
          <table:table-cell table:style-name="ce74" table:formula="of:=LEFT([.A88];FIND(&quot; &quot;;[.A88]))" office:value-type="string" office:string-value="" calcext:value-type="error">
            <text:p>#VALOR!</text:p>
          </table:table-cell>
          <table:table-cell table:style-name="ce74" table:formula="of:=SUBSTITUTE([.A88];[.B88];&quot;&quot;)" office:value-type="string" office:string-value="" calcext:value-type="error">
            <text:p>#VALOR!</text:p>
          </table:table-cell>
          <table:table-cell table:style-name="ce75" table:formula="of:=LEFT([.A88];FIND(&quot; &quot;;[.A88];FIND(&quot; &quot;;[.A88])+1)-1)" office:value-type="string" office:string-value="" calcext:value-type="error">
            <text:p>#VALOR!</text:p>
          </table:table-cell>
          <table:table-cell table:style-name="ce74" table:formula="of:=SUBSTITUTE([.D8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6" calcext:value-type="float">
            <text:p>86</text:p>
          </table:table-cell>
          <table:table-cell table:formula="of:=CONCATENATE([usuários.A88];[.G88])" office:value-type="string" office:string-value="21386" calcext:value-type="string">
            <text:p>21386</text:p>
          </table:table-cell>
          <table:table-cell table:number-columns-repeated="1016"/>
        </table:table-row>
        <table:table-row table:style-name="ro7">
          <table:table-cell table:style-name="ce70" table:formula="of:=[usuários_2.B89]">
            <text:p/>
          </table:table-cell>
          <table:table-cell table:style-name="ce74" table:formula="of:=LEFT([.A89];FIND(&quot; &quot;;[.A89]))" office:value-type="string" office:string-value="" calcext:value-type="error">
            <text:p>#VALOR!</text:p>
          </table:table-cell>
          <table:table-cell table:style-name="ce74" table:formula="of:=SUBSTITUTE([.A89];[.B89];&quot;&quot;)" office:value-type="string" office:string-value="" calcext:value-type="error">
            <text:p>#VALOR!</text:p>
          </table:table-cell>
          <table:table-cell table:style-name="ce75" table:formula="of:=LEFT([.A89];FIND(&quot; &quot;;[.A89];FIND(&quot; &quot;;[.A89])+1)-1)" office:value-type="string" office:string-value="" calcext:value-type="error">
            <text:p>#VALOR!</text:p>
          </table:table-cell>
          <table:table-cell table:style-name="ce74" table:formula="of:=SUBSTITUTE([.D8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7" calcext:value-type="float">
            <text:p>87</text:p>
          </table:table-cell>
          <table:table-cell table:formula="of:=CONCATENATE([usuários.A89];[.G89])" office:value-type="string" office:string-value="21387" calcext:value-type="string">
            <text:p>21387</text:p>
          </table:table-cell>
          <table:table-cell table:number-columns-repeated="1016"/>
        </table:table-row>
        <table:table-row table:style-name="ro7">
          <table:table-cell table:style-name="ce70" table:formula="of:=[usuários_2.B90]">
            <text:p/>
          </table:table-cell>
          <table:table-cell table:style-name="ce74" table:formula="of:=LEFT([.A90];FIND(&quot; &quot;;[.A90]))" office:value-type="string" office:string-value="" calcext:value-type="error">
            <text:p>#VALOR!</text:p>
          </table:table-cell>
          <table:table-cell table:style-name="ce74" table:formula="of:=SUBSTITUTE([.A90];[.B90];&quot;&quot;)" office:value-type="string" office:string-value="" calcext:value-type="error">
            <text:p>#VALOR!</text:p>
          </table:table-cell>
          <table:table-cell table:style-name="ce75" table:formula="of:=LEFT([.A90];FIND(&quot; &quot;;[.A90];FIND(&quot; &quot;;[.A90])+1)-1)" office:value-type="string" office:string-value="" calcext:value-type="error">
            <text:p>#VALOR!</text:p>
          </table:table-cell>
          <table:table-cell table:style-name="ce74" table:formula="of:=SUBSTITUTE([.D9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8" calcext:value-type="float">
            <text:p>88</text:p>
          </table:table-cell>
          <table:table-cell table:formula="of:=CONCATENATE([usuários.A90];[.G90])" office:value-type="string" office:string-value="21388" calcext:value-type="string">
            <text:p>21388</text:p>
          </table:table-cell>
          <table:table-cell table:number-columns-repeated="1016"/>
        </table:table-row>
        <table:table-row table:style-name="ro7">
          <table:table-cell table:style-name="ce70" table:formula="of:=[usuários_2.B91]">
            <text:p/>
          </table:table-cell>
          <table:table-cell table:style-name="ce74" table:formula="of:=LEFT([.A91];FIND(&quot; &quot;;[.A91]))" office:value-type="string" office:string-value="" calcext:value-type="error">
            <text:p>#VALOR!</text:p>
          </table:table-cell>
          <table:table-cell table:style-name="ce74" table:formula="of:=SUBSTITUTE([.A91];[.B91];&quot;&quot;)" office:value-type="string" office:string-value="" calcext:value-type="error">
            <text:p>#VALOR!</text:p>
          </table:table-cell>
          <table:table-cell table:style-name="ce75" table:formula="of:=LEFT([.A91];FIND(&quot; &quot;;[.A91];FIND(&quot; &quot;;[.A91])+1)-1)" office:value-type="string" office:string-value="" calcext:value-type="error">
            <text:p>#VALOR!</text:p>
          </table:table-cell>
          <table:table-cell table:style-name="ce74" table:formula="of:=SUBSTITUTE([.D9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89" calcext:value-type="float">
            <text:p>89</text:p>
          </table:table-cell>
          <table:table-cell table:formula="of:=CONCATENATE([usuários.A91];[.G91])" office:value-type="string" office:string-value="21389" calcext:value-type="string">
            <text:p>21389</text:p>
          </table:table-cell>
          <table:table-cell table:number-columns-repeated="1016"/>
        </table:table-row>
        <table:table-row table:style-name="ro7">
          <table:table-cell table:style-name="ce70" table:formula="of:=[usuários_2.B92]">
            <text:p/>
          </table:table-cell>
          <table:table-cell table:style-name="ce74" table:formula="of:=LEFT([.A92];FIND(&quot; &quot;;[.A92]))" office:value-type="string" office:string-value="" calcext:value-type="error">
            <text:p>#VALOR!</text:p>
          </table:table-cell>
          <table:table-cell table:style-name="ce74" table:formula="of:=SUBSTITUTE([.A92];[.B92];&quot;&quot;)" office:value-type="string" office:string-value="" calcext:value-type="error">
            <text:p>#VALOR!</text:p>
          </table:table-cell>
          <table:table-cell table:style-name="ce75" table:formula="of:=LEFT([.A92];FIND(&quot; &quot;;[.A92];FIND(&quot; &quot;;[.A92])+1)-1)" office:value-type="string" office:string-value="" calcext:value-type="error">
            <text:p>#VALOR!</text:p>
          </table:table-cell>
          <table:table-cell table:style-name="ce74" table:formula="of:=SUBSTITUTE([.D9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0" calcext:value-type="float">
            <text:p>90</text:p>
          </table:table-cell>
          <table:table-cell table:formula="of:=CONCATENATE([usuários.A92];[.G92])" office:value-type="string" office:string-value="21390" calcext:value-type="string">
            <text:p>21390</text:p>
          </table:table-cell>
          <table:table-cell table:number-columns-repeated="1016"/>
        </table:table-row>
        <table:table-row table:style-name="ro7">
          <table:table-cell table:style-name="ce70" table:formula="of:=[usuários_2.B93]">
            <text:p/>
          </table:table-cell>
          <table:table-cell table:style-name="ce74" table:formula="of:=LEFT([.A93];FIND(&quot; &quot;;[.A93]))" office:value-type="string" office:string-value="" calcext:value-type="error">
            <text:p>#VALOR!</text:p>
          </table:table-cell>
          <table:table-cell table:style-name="ce74" table:formula="of:=SUBSTITUTE([.A93];[.B93];&quot;&quot;)" office:value-type="string" office:string-value="" calcext:value-type="error">
            <text:p>#VALOR!</text:p>
          </table:table-cell>
          <table:table-cell table:style-name="ce75" table:formula="of:=LEFT([.A93];FIND(&quot; &quot;;[.A93];FIND(&quot; &quot;;[.A93])+1)-1)" office:value-type="string" office:string-value="" calcext:value-type="error">
            <text:p>#VALOR!</text:p>
          </table:table-cell>
          <table:table-cell table:style-name="ce74" table:formula="of:=SUBSTITUTE([.D9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1" calcext:value-type="float">
            <text:p>91</text:p>
          </table:table-cell>
          <table:table-cell table:formula="of:=CONCATENATE([usuários.A93];[.G93])" office:value-type="string" office:string-value="21391" calcext:value-type="string">
            <text:p>21391</text:p>
          </table:table-cell>
          <table:table-cell table:number-columns-repeated="1016"/>
        </table:table-row>
        <table:table-row table:style-name="ro7">
          <table:table-cell table:style-name="ce70" table:formula="of:=[usuários_2.B94]">
            <text:p/>
          </table:table-cell>
          <table:table-cell table:style-name="ce74" table:formula="of:=LEFT([.A94];FIND(&quot; &quot;;[.A94]))" office:value-type="string" office:string-value="" calcext:value-type="error">
            <text:p>#VALOR!</text:p>
          </table:table-cell>
          <table:table-cell table:style-name="ce74" table:formula="of:=SUBSTITUTE([.A94];[.B94];&quot;&quot;)" office:value-type="string" office:string-value="" calcext:value-type="error">
            <text:p>#VALOR!</text:p>
          </table:table-cell>
          <table:table-cell table:style-name="ce75" table:formula="of:=LEFT([.A94];FIND(&quot; &quot;;[.A94];FIND(&quot; &quot;;[.A94])+1)-1)" office:value-type="string" office:string-value="" calcext:value-type="error">
            <text:p>#VALOR!</text:p>
          </table:table-cell>
          <table:table-cell table:style-name="ce74" table:formula="of:=SUBSTITUTE([.D9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2" calcext:value-type="float">
            <text:p>92</text:p>
          </table:table-cell>
          <table:table-cell table:formula="of:=CONCATENATE([usuários.A94];[.G94])" office:value-type="string" office:string-value="21392" calcext:value-type="string">
            <text:p>21392</text:p>
          </table:table-cell>
          <table:table-cell table:number-columns-repeated="1016"/>
        </table:table-row>
        <table:table-row table:style-name="ro7">
          <table:table-cell table:style-name="ce70" table:formula="of:=[usuários_2.B95]">
            <text:p/>
          </table:table-cell>
          <table:table-cell table:style-name="ce74" table:formula="of:=LEFT([.A95];FIND(&quot; &quot;;[.A95]))" office:value-type="string" office:string-value="" calcext:value-type="error">
            <text:p>#VALOR!</text:p>
          </table:table-cell>
          <table:table-cell table:style-name="ce74" table:formula="of:=SUBSTITUTE([.A95];[.B95];&quot;&quot;)" office:value-type="string" office:string-value="" calcext:value-type="error">
            <text:p>#VALOR!</text:p>
          </table:table-cell>
          <table:table-cell table:style-name="ce75" table:formula="of:=LEFT([.A95];FIND(&quot; &quot;;[.A95];FIND(&quot; &quot;;[.A95])+1)-1)" office:value-type="string" office:string-value="" calcext:value-type="error">
            <text:p>#VALOR!</text:p>
          </table:table-cell>
          <table:table-cell table:style-name="ce74" table:formula="of:=SUBSTITUTE([.D9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3" calcext:value-type="float">
            <text:p>93</text:p>
          </table:table-cell>
          <table:table-cell table:formula="of:=CONCATENATE([usuários.A95];[.G95])" office:value-type="string" office:string-value="21393" calcext:value-type="string">
            <text:p>21393</text:p>
          </table:table-cell>
          <table:table-cell table:number-columns-repeated="1016"/>
        </table:table-row>
        <table:table-row table:style-name="ro7">
          <table:table-cell table:style-name="ce70" table:formula="of:=[usuários_2.B96]">
            <text:p/>
          </table:table-cell>
          <table:table-cell table:style-name="ce74" table:formula="of:=LEFT([.A96];FIND(&quot; &quot;;[.A96]))" office:value-type="string" office:string-value="" calcext:value-type="error">
            <text:p>#VALOR!</text:p>
          </table:table-cell>
          <table:table-cell table:style-name="ce74" table:formula="of:=SUBSTITUTE([.A96];[.B96];&quot;&quot;)" office:value-type="string" office:string-value="" calcext:value-type="error">
            <text:p>#VALOR!</text:p>
          </table:table-cell>
          <table:table-cell table:style-name="ce75" table:formula="of:=LEFT([.A96];FIND(&quot; &quot;;[.A96];FIND(&quot; &quot;;[.A96])+1)-1)" office:value-type="string" office:string-value="" calcext:value-type="error">
            <text:p>#VALOR!</text:p>
          </table:table-cell>
          <table:table-cell table:style-name="ce74" table:formula="of:=SUBSTITUTE([.D9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4" calcext:value-type="float">
            <text:p>94</text:p>
          </table:table-cell>
          <table:table-cell table:formula="of:=CONCATENATE([usuários.A96];[.G96])" office:value-type="string" office:string-value="21394" calcext:value-type="string">
            <text:p>21394</text:p>
          </table:table-cell>
          <table:table-cell table:number-columns-repeated="1016"/>
        </table:table-row>
        <table:table-row table:style-name="ro7">
          <table:table-cell table:style-name="ce70" table:formula="of:=[usuários_2.B97]">
            <text:p/>
          </table:table-cell>
          <table:table-cell table:style-name="ce74" table:formula="of:=LEFT([.A97];FIND(&quot; &quot;;[.A97]))" office:value-type="string" office:string-value="" calcext:value-type="error">
            <text:p>#VALOR!</text:p>
          </table:table-cell>
          <table:table-cell table:style-name="ce74" table:formula="of:=SUBSTITUTE([.A97];[.B97];&quot;&quot;)" office:value-type="string" office:string-value="" calcext:value-type="error">
            <text:p>#VALOR!</text:p>
          </table:table-cell>
          <table:table-cell table:style-name="ce75" table:formula="of:=LEFT([.A97];FIND(&quot; &quot;;[.A97];FIND(&quot; &quot;;[.A97])+1)-1)" office:value-type="string" office:string-value="" calcext:value-type="error">
            <text:p>#VALOR!</text:p>
          </table:table-cell>
          <table:table-cell table:style-name="ce74" table:formula="of:=SUBSTITUTE([.D9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5" calcext:value-type="float">
            <text:p>95</text:p>
          </table:table-cell>
          <table:table-cell table:formula="of:=CONCATENATE([usuários.A97];[.G97])" office:value-type="string" office:string-value="21395" calcext:value-type="string">
            <text:p>21395</text:p>
          </table:table-cell>
          <table:table-cell table:number-columns-repeated="1016"/>
        </table:table-row>
        <table:table-row table:style-name="ro7">
          <table:table-cell table:style-name="ce70" table:formula="of:=[usuários_2.B98]">
            <text:p/>
          </table:table-cell>
          <table:table-cell table:style-name="ce74" table:formula="of:=LEFT([.A98];FIND(&quot; &quot;;[.A98]))" office:value-type="string" office:string-value="" calcext:value-type="error">
            <text:p>#VALOR!</text:p>
          </table:table-cell>
          <table:table-cell table:style-name="ce74" table:formula="of:=SUBSTITUTE([.A98];[.B98];&quot;&quot;)" office:value-type="string" office:string-value="" calcext:value-type="error">
            <text:p>#VALOR!</text:p>
          </table:table-cell>
          <table:table-cell table:style-name="ce75" table:formula="of:=LEFT([.A98];FIND(&quot; &quot;;[.A98];FIND(&quot; &quot;;[.A98])+1)-1)" office:value-type="string" office:string-value="" calcext:value-type="error">
            <text:p>#VALOR!</text:p>
          </table:table-cell>
          <table:table-cell table:style-name="ce74" table:formula="of:=SUBSTITUTE([.D9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6" calcext:value-type="float">
            <text:p>96</text:p>
          </table:table-cell>
          <table:table-cell table:formula="of:=CONCATENATE([usuários.A98];[.G98])" office:value-type="string" office:string-value="21396" calcext:value-type="string">
            <text:p>21396</text:p>
          </table:table-cell>
          <table:table-cell table:number-columns-repeated="1016"/>
        </table:table-row>
        <table:table-row table:style-name="ro7">
          <table:table-cell table:style-name="ce70" table:formula="of:=[usuários_2.B99]">
            <text:p/>
          </table:table-cell>
          <table:table-cell table:style-name="ce74" table:formula="of:=LEFT([.A99];FIND(&quot; &quot;;[.A99]))" office:value-type="string" office:string-value="" calcext:value-type="error">
            <text:p>#VALOR!</text:p>
          </table:table-cell>
          <table:table-cell table:style-name="ce74" table:formula="of:=SUBSTITUTE([.A99];[.B99];&quot;&quot;)" office:value-type="string" office:string-value="" calcext:value-type="error">
            <text:p>#VALOR!</text:p>
          </table:table-cell>
          <table:table-cell table:style-name="ce75" table:formula="of:=LEFT([.A99];FIND(&quot; &quot;;[.A99];FIND(&quot; &quot;;[.A99])+1)-1)" office:value-type="string" office:string-value="" calcext:value-type="error">
            <text:p>#VALOR!</text:p>
          </table:table-cell>
          <table:table-cell table:style-name="ce74" table:formula="of:=SUBSTITUTE([.D9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7" calcext:value-type="float">
            <text:p>97</text:p>
          </table:table-cell>
          <table:table-cell table:formula="of:=CONCATENATE([usuários.A99];[.G99])" office:value-type="string" office:string-value="21397" calcext:value-type="string">
            <text:p>21397</text:p>
          </table:table-cell>
          <table:table-cell table:number-columns-repeated="1016"/>
        </table:table-row>
        <table:table-row table:style-name="ro7">
          <table:table-cell table:style-name="ce70" table:formula="of:=[usuários_2.B100]">
            <text:p/>
          </table:table-cell>
          <table:table-cell table:style-name="ce74" table:formula="of:=LEFT([.A100];FIND(&quot; &quot;;[.A100]))" office:value-type="string" office:string-value="" calcext:value-type="error">
            <text:p>#VALOR!</text:p>
          </table:table-cell>
          <table:table-cell table:style-name="ce74" table:formula="of:=SUBSTITUTE([.A100];[.B100];&quot;&quot;)" office:value-type="string" office:string-value="" calcext:value-type="error">
            <text:p>#VALOR!</text:p>
          </table:table-cell>
          <table:table-cell table:style-name="ce75" table:formula="of:=LEFT([.A100];FIND(&quot; &quot;;[.A100];FIND(&quot; &quot;;[.A100])+1)-1)" office:value-type="string" office:string-value="" calcext:value-type="error">
            <text:p>#VALOR!</text:p>
          </table:table-cell>
          <table:table-cell table:style-name="ce74" table:formula="of:=SUBSTITUTE([.D10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8" calcext:value-type="float">
            <text:p>98</text:p>
          </table:table-cell>
          <table:table-cell table:formula="of:=CONCATENATE([usuários.A100];[.G100])" office:value-type="string" office:string-value="21398" calcext:value-type="string">
            <text:p>21398</text:p>
          </table:table-cell>
          <table:table-cell table:number-columns-repeated="1016"/>
        </table:table-row>
        <table:table-row table:style-name="ro7">
          <table:table-cell table:style-name="ce70" table:formula="of:=[usuários_2.B101]">
            <text:p/>
          </table:table-cell>
          <table:table-cell table:style-name="ce74" table:formula="of:=LEFT([.A101];FIND(&quot; &quot;;[.A101]))" office:value-type="string" office:string-value="" calcext:value-type="error">
            <text:p>#VALOR!</text:p>
          </table:table-cell>
          <table:table-cell table:style-name="ce74" table:formula="of:=SUBSTITUTE([.A101];[.B101];&quot;&quot;)" office:value-type="string" office:string-value="" calcext:value-type="error">
            <text:p>#VALOR!</text:p>
          </table:table-cell>
          <table:table-cell table:style-name="ce75" table:formula="of:=LEFT([.A101];FIND(&quot; &quot;;[.A101];FIND(&quot; &quot;;[.A101])+1)-1)" office:value-type="string" office:string-value="" calcext:value-type="error">
            <text:p>#VALOR!</text:p>
          </table:table-cell>
          <table:table-cell table:style-name="ce74" table:formula="of:=SUBSTITUTE([.D10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99" calcext:value-type="float">
            <text:p>99</text:p>
          </table:table-cell>
          <table:table-cell table:formula="of:=CONCATENATE([usuários.A101];[.G101])" office:value-type="string" office:string-value="21399" calcext:value-type="string">
            <text:p>21399</text:p>
          </table:table-cell>
          <table:table-cell table:number-columns-repeated="1016"/>
        </table:table-row>
        <table:table-row table:style-name="ro7">
          <table:table-cell table:style-name="ce70" table:formula="of:=[usuários_2.B102]">
            <text:p/>
          </table:table-cell>
          <table:table-cell table:style-name="ce74" table:formula="of:=LEFT([.A102];FIND(&quot; &quot;;[.A102]))" office:value-type="string" office:string-value="" calcext:value-type="error">
            <text:p>#VALOR!</text:p>
          </table:table-cell>
          <table:table-cell table:style-name="ce74" table:formula="of:=SUBSTITUTE([.A102];[.B102];&quot;&quot;)" office:value-type="string" office:string-value="" calcext:value-type="error">
            <text:p>#VALOR!</text:p>
          </table:table-cell>
          <table:table-cell table:style-name="ce75" table:formula="of:=LEFT([.A102];FIND(&quot; &quot;;[.A102];FIND(&quot; &quot;;[.A102])+1)-1)" office:value-type="string" office:string-value="" calcext:value-type="error">
            <text:p>#VALOR!</text:p>
          </table:table-cell>
          <table:table-cell table:style-name="ce74" table:formula="of:=SUBSTITUTE([.D10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0" calcext:value-type="float">
            <text:p>100</text:p>
          </table:table-cell>
          <table:table-cell table:formula="of:=CONCATENATE([usuários.A102];[.G102])" office:value-type="string" office:string-value="213100" calcext:value-type="string">
            <text:p>213100</text:p>
          </table:table-cell>
          <table:table-cell table:number-columns-repeated="1016"/>
        </table:table-row>
        <table:table-row table:style-name="ro7">
          <table:table-cell table:style-name="ce70" table:formula="of:=[usuários_2.B103]">
            <text:p/>
          </table:table-cell>
          <table:table-cell table:style-name="ce74" table:formula="of:=LEFT([.A103];FIND(&quot; &quot;;[.A103]))" office:value-type="string" office:string-value="" calcext:value-type="error">
            <text:p>#VALOR!</text:p>
          </table:table-cell>
          <table:table-cell table:style-name="ce74" table:formula="of:=SUBSTITUTE([.A103];[.B103];&quot;&quot;)" office:value-type="string" office:string-value="" calcext:value-type="error">
            <text:p>#VALOR!</text:p>
          </table:table-cell>
          <table:table-cell table:style-name="ce75" table:formula="of:=LEFT([.A103];FIND(&quot; &quot;;[.A103];FIND(&quot; &quot;;[.A103])+1)-1)" office:value-type="string" office:string-value="" calcext:value-type="error">
            <text:p>#VALOR!</text:p>
          </table:table-cell>
          <table:table-cell table:style-name="ce74" table:formula="of:=SUBSTITUTE([.D10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1" calcext:value-type="float">
            <text:p>101</text:p>
          </table:table-cell>
          <table:table-cell table:formula="of:=CONCATENATE([usuários.A103];[.G103])" office:value-type="string" office:string-value="213101" calcext:value-type="string">
            <text:p>213101</text:p>
          </table:table-cell>
          <table:table-cell table:number-columns-repeated="1016"/>
        </table:table-row>
        <table:table-row table:style-name="ro7">
          <table:table-cell table:style-name="ce70" table:formula="of:=[usuários_2.B104]">
            <text:p/>
          </table:table-cell>
          <table:table-cell table:style-name="ce74" table:formula="of:=LEFT([.A104];FIND(&quot; &quot;;[.A104]))" office:value-type="string" office:string-value="" calcext:value-type="error">
            <text:p>#VALOR!</text:p>
          </table:table-cell>
          <table:table-cell table:style-name="ce74" table:formula="of:=SUBSTITUTE([.A104];[.B104];&quot;&quot;)" office:value-type="string" office:string-value="" calcext:value-type="error">
            <text:p>#VALOR!</text:p>
          </table:table-cell>
          <table:table-cell table:style-name="ce75" table:formula="of:=LEFT([.A104];FIND(&quot; &quot;;[.A104];FIND(&quot; &quot;;[.A104])+1)-1)" office:value-type="string" office:string-value="" calcext:value-type="error">
            <text:p>#VALOR!</text:p>
          </table:table-cell>
          <table:table-cell table:style-name="ce74" table:formula="of:=SUBSTITUTE([.D10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2" calcext:value-type="float">
            <text:p>102</text:p>
          </table:table-cell>
          <table:table-cell table:formula="of:=CONCATENATE([usuários.A104];[.G104])" office:value-type="string" office:string-value="213102" calcext:value-type="string">
            <text:p>213102</text:p>
          </table:table-cell>
          <table:table-cell table:number-columns-repeated="1016"/>
        </table:table-row>
        <table:table-row table:style-name="ro7">
          <table:table-cell table:style-name="ce70" table:formula="of:=[usuários_2.B105]">
            <text:p/>
          </table:table-cell>
          <table:table-cell table:style-name="ce74" table:formula="of:=LEFT([.A105];FIND(&quot; &quot;;[.A105]))" office:value-type="string" office:string-value="" calcext:value-type="error">
            <text:p>#VALOR!</text:p>
          </table:table-cell>
          <table:table-cell table:style-name="ce74" table:formula="of:=SUBSTITUTE([.A105];[.B105];&quot;&quot;)" office:value-type="string" office:string-value="" calcext:value-type="error">
            <text:p>#VALOR!</text:p>
          </table:table-cell>
          <table:table-cell table:style-name="ce75" table:formula="of:=LEFT([.A105];FIND(&quot; &quot;;[.A105];FIND(&quot; &quot;;[.A105])+1)-1)" office:value-type="string" office:string-value="" calcext:value-type="error">
            <text:p>#VALOR!</text:p>
          </table:table-cell>
          <table:table-cell table:style-name="ce74" table:formula="of:=SUBSTITUTE([.D10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3" calcext:value-type="float">
            <text:p>103</text:p>
          </table:table-cell>
          <table:table-cell table:formula="of:=CONCATENATE([usuários.A105];[.G105])" office:value-type="string" office:string-value="213103" calcext:value-type="string">
            <text:p>213103</text:p>
          </table:table-cell>
          <table:table-cell table:number-columns-repeated="1016"/>
        </table:table-row>
        <table:table-row table:style-name="ro7">
          <table:table-cell table:style-name="ce70" table:formula="of:=[usuários_2.B106]">
            <text:p/>
          </table:table-cell>
          <table:table-cell table:style-name="ce74" table:formula="of:=LEFT([.A106];FIND(&quot; &quot;;[.A106]))" office:value-type="string" office:string-value="" calcext:value-type="error">
            <text:p>#VALOR!</text:p>
          </table:table-cell>
          <table:table-cell table:style-name="ce74" table:formula="of:=SUBSTITUTE([.A106];[.B106];&quot;&quot;)" office:value-type="string" office:string-value="" calcext:value-type="error">
            <text:p>#VALOR!</text:p>
          </table:table-cell>
          <table:table-cell table:style-name="ce75" table:formula="of:=LEFT([.A106];FIND(&quot; &quot;;[.A106];FIND(&quot; &quot;;[.A106])+1)-1)" office:value-type="string" office:string-value="" calcext:value-type="error">
            <text:p>#VALOR!</text:p>
          </table:table-cell>
          <table:table-cell table:style-name="ce74" table:formula="of:=SUBSTITUTE([.D10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4" calcext:value-type="float">
            <text:p>104</text:p>
          </table:table-cell>
          <table:table-cell table:formula="of:=CONCATENATE([usuários.A106];[.G106])" office:value-type="string" office:string-value="213104" calcext:value-type="string">
            <text:p>213104</text:p>
          </table:table-cell>
          <table:table-cell table:number-columns-repeated="1016"/>
        </table:table-row>
        <table:table-row table:style-name="ro7">
          <table:table-cell table:style-name="ce70" table:formula="of:=[usuários_2.B107]">
            <text:p/>
          </table:table-cell>
          <table:table-cell table:style-name="ce74" table:formula="of:=LEFT([.A107];FIND(&quot; &quot;;[.A107]))" office:value-type="string" office:string-value="" calcext:value-type="error">
            <text:p>#VALOR!</text:p>
          </table:table-cell>
          <table:table-cell table:style-name="ce74" table:formula="of:=SUBSTITUTE([.A107];[.B107];&quot;&quot;)" office:value-type="string" office:string-value="" calcext:value-type="error">
            <text:p>#VALOR!</text:p>
          </table:table-cell>
          <table:table-cell table:style-name="ce75" table:formula="of:=LEFT([.A107];FIND(&quot; &quot;;[.A107];FIND(&quot; &quot;;[.A107])+1)-1)" office:value-type="string" office:string-value="" calcext:value-type="error">
            <text:p>#VALOR!</text:p>
          </table:table-cell>
          <table:table-cell table:style-name="ce74" table:formula="of:=SUBSTITUTE([.D10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5" calcext:value-type="float">
            <text:p>105</text:p>
          </table:table-cell>
          <table:table-cell table:formula="of:=CONCATENATE([usuários.A107];[.G107])" office:value-type="string" office:string-value="213105" calcext:value-type="string">
            <text:p>213105</text:p>
          </table:table-cell>
          <table:table-cell table:number-columns-repeated="1016"/>
        </table:table-row>
        <table:table-row table:style-name="ro7">
          <table:table-cell table:style-name="ce70" table:formula="of:=[usuários_2.B108]">
            <text:p/>
          </table:table-cell>
          <table:table-cell table:style-name="ce74" table:formula="of:=LEFT([.A108];FIND(&quot; &quot;;[.A108]))" office:value-type="string" office:string-value="" calcext:value-type="error">
            <text:p>#VALOR!</text:p>
          </table:table-cell>
          <table:table-cell table:style-name="ce74" table:formula="of:=SUBSTITUTE([.A108];[.B108];&quot;&quot;)" office:value-type="string" office:string-value="" calcext:value-type="error">
            <text:p>#VALOR!</text:p>
          </table:table-cell>
          <table:table-cell table:style-name="ce75" table:formula="of:=LEFT([.A108];FIND(&quot; &quot;;[.A108];FIND(&quot; &quot;;[.A108])+1)-1)" office:value-type="string" office:string-value="" calcext:value-type="error">
            <text:p>#VALOR!</text:p>
          </table:table-cell>
          <table:table-cell table:style-name="ce74" table:formula="of:=SUBSTITUTE([.D10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6" calcext:value-type="float">
            <text:p>106</text:p>
          </table:table-cell>
          <table:table-cell table:formula="of:=CONCATENATE([usuários.A108];[.G108])" office:value-type="string" office:string-value="213106" calcext:value-type="string">
            <text:p>213106</text:p>
          </table:table-cell>
          <table:table-cell table:number-columns-repeated="1016"/>
        </table:table-row>
        <table:table-row table:style-name="ro7">
          <table:table-cell table:style-name="ce70" table:formula="of:=[usuários_2.B109]">
            <text:p/>
          </table:table-cell>
          <table:table-cell table:style-name="ce74" table:formula="of:=LEFT([.A109];FIND(&quot; &quot;;[.A109]))" office:value-type="string" office:string-value="" calcext:value-type="error">
            <text:p>#VALOR!</text:p>
          </table:table-cell>
          <table:table-cell table:style-name="ce74" table:formula="of:=SUBSTITUTE([.A109];[.B109];&quot;&quot;)" office:value-type="string" office:string-value="" calcext:value-type="error">
            <text:p>#VALOR!</text:p>
          </table:table-cell>
          <table:table-cell table:style-name="ce75" table:formula="of:=LEFT([.A109];FIND(&quot; &quot;;[.A109];FIND(&quot; &quot;;[.A109])+1)-1)" office:value-type="string" office:string-value="" calcext:value-type="error">
            <text:p>#VALOR!</text:p>
          </table:table-cell>
          <table:table-cell table:style-name="ce74" table:formula="of:=SUBSTITUTE([.D10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7" calcext:value-type="float">
            <text:p>107</text:p>
          </table:table-cell>
          <table:table-cell table:formula="of:=CONCATENATE([usuários.A109];[.G109])" office:value-type="string" office:string-value="213107" calcext:value-type="string">
            <text:p>213107</text:p>
          </table:table-cell>
          <table:table-cell table:number-columns-repeated="1016"/>
        </table:table-row>
        <table:table-row table:style-name="ro7">
          <table:table-cell table:style-name="ce70" table:formula="of:=[usuários_2.B110]">
            <text:p/>
          </table:table-cell>
          <table:table-cell table:style-name="ce74" table:formula="of:=LEFT([.A110];FIND(&quot; &quot;;[.A110]))" office:value-type="string" office:string-value="" calcext:value-type="error">
            <text:p>#VALOR!</text:p>
          </table:table-cell>
          <table:table-cell table:style-name="ce74" table:formula="of:=SUBSTITUTE([.A110];[.B110];&quot;&quot;)" office:value-type="string" office:string-value="" calcext:value-type="error">
            <text:p>#VALOR!</text:p>
          </table:table-cell>
          <table:table-cell table:style-name="ce75" table:formula="of:=LEFT([.A110];FIND(&quot; &quot;;[.A110];FIND(&quot; &quot;;[.A110])+1)-1)" office:value-type="string" office:string-value="" calcext:value-type="error">
            <text:p>#VALOR!</text:p>
          </table:table-cell>
          <table:table-cell table:style-name="ce74" table:formula="of:=SUBSTITUTE([.D11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8" calcext:value-type="float">
            <text:p>108</text:p>
          </table:table-cell>
          <table:table-cell table:formula="of:=CONCATENATE([usuários.A110];[.G110])" office:value-type="string" office:string-value="213108" calcext:value-type="string">
            <text:p>213108</text:p>
          </table:table-cell>
          <table:table-cell table:number-columns-repeated="1016"/>
        </table:table-row>
        <table:table-row table:style-name="ro7">
          <table:table-cell table:style-name="ce70" table:formula="of:=[usuários_2.B111]">
            <text:p/>
          </table:table-cell>
          <table:table-cell table:style-name="ce74" table:formula="of:=LEFT([.A111];FIND(&quot; &quot;;[.A111]))" office:value-type="string" office:string-value="" calcext:value-type="error">
            <text:p>#VALOR!</text:p>
          </table:table-cell>
          <table:table-cell table:style-name="ce74" table:formula="of:=SUBSTITUTE([.A111];[.B111];&quot;&quot;)" office:value-type="string" office:string-value="" calcext:value-type="error">
            <text:p>#VALOR!</text:p>
          </table:table-cell>
          <table:table-cell table:style-name="ce75" table:formula="of:=LEFT([.A111];FIND(&quot; &quot;;[.A111];FIND(&quot; &quot;;[.A111])+1)-1)" office:value-type="string" office:string-value="" calcext:value-type="error">
            <text:p>#VALOR!</text:p>
          </table:table-cell>
          <table:table-cell table:style-name="ce74" table:formula="of:=SUBSTITUTE([.D11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09" calcext:value-type="float">
            <text:p>109</text:p>
          </table:table-cell>
          <table:table-cell table:formula="of:=CONCATENATE([usuários.A111];[.G111])" office:value-type="string" office:string-value="213109" calcext:value-type="string">
            <text:p>213109</text:p>
          </table:table-cell>
          <table:table-cell table:number-columns-repeated="1016"/>
        </table:table-row>
        <table:table-row table:style-name="ro7">
          <table:table-cell table:style-name="ce70" table:formula="of:=[usuários_2.B112]">
            <text:p/>
          </table:table-cell>
          <table:table-cell table:style-name="ce74" table:formula="of:=LEFT([.A112];FIND(&quot; &quot;;[.A112]))" office:value-type="string" office:string-value="" calcext:value-type="error">
            <text:p>#VALOR!</text:p>
          </table:table-cell>
          <table:table-cell table:style-name="ce74" table:formula="of:=SUBSTITUTE([.A112];[.B112];&quot;&quot;)" office:value-type="string" office:string-value="" calcext:value-type="error">
            <text:p>#VALOR!</text:p>
          </table:table-cell>
          <table:table-cell table:style-name="ce75" table:formula="of:=LEFT([.A112];FIND(&quot; &quot;;[.A112];FIND(&quot; &quot;;[.A112])+1)-1)" office:value-type="string" office:string-value="" calcext:value-type="error">
            <text:p>#VALOR!</text:p>
          </table:table-cell>
          <table:table-cell table:style-name="ce74" table:formula="of:=SUBSTITUTE([.D11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0" calcext:value-type="float">
            <text:p>110</text:p>
          </table:table-cell>
          <table:table-cell table:formula="of:=CONCATENATE([usuários.A112];[.G112])" office:value-type="string" office:string-value="213110" calcext:value-type="string">
            <text:p>213110</text:p>
          </table:table-cell>
          <table:table-cell table:number-columns-repeated="1016"/>
        </table:table-row>
        <table:table-row table:style-name="ro7">
          <table:table-cell table:style-name="ce70" table:formula="of:=[usuários_2.B113]">
            <text:p/>
          </table:table-cell>
          <table:table-cell table:style-name="ce74" table:formula="of:=LEFT([.A113];FIND(&quot; &quot;;[.A113]))" office:value-type="string" office:string-value="" calcext:value-type="error">
            <text:p>#VALOR!</text:p>
          </table:table-cell>
          <table:table-cell table:style-name="ce74" table:formula="of:=SUBSTITUTE([.A113];[.B113];&quot;&quot;)" office:value-type="string" office:string-value="" calcext:value-type="error">
            <text:p>#VALOR!</text:p>
          </table:table-cell>
          <table:table-cell table:style-name="ce75" table:formula="of:=LEFT([.A113];FIND(&quot; &quot;;[.A113];FIND(&quot; &quot;;[.A113])+1)-1)" office:value-type="string" office:string-value="" calcext:value-type="error">
            <text:p>#VALOR!</text:p>
          </table:table-cell>
          <table:table-cell table:style-name="ce74" table:formula="of:=SUBSTITUTE([.D11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1" calcext:value-type="float">
            <text:p>111</text:p>
          </table:table-cell>
          <table:table-cell table:formula="of:=CONCATENATE([usuários.A113];[.G113])" office:value-type="string" office:string-value="213111" calcext:value-type="string">
            <text:p>213111</text:p>
          </table:table-cell>
          <table:table-cell table:number-columns-repeated="1016"/>
        </table:table-row>
        <table:table-row table:style-name="ro7">
          <table:table-cell table:style-name="ce70" table:formula="of:=[usuários_2.B114]">
            <text:p/>
          </table:table-cell>
          <table:table-cell table:style-name="ce74" table:formula="of:=LEFT([.A114];FIND(&quot; &quot;;[.A114]))" office:value-type="string" office:string-value="" calcext:value-type="error">
            <text:p>#VALOR!</text:p>
          </table:table-cell>
          <table:table-cell table:style-name="ce74" table:formula="of:=SUBSTITUTE([.A114];[.B114];&quot;&quot;)" office:value-type="string" office:string-value="" calcext:value-type="error">
            <text:p>#VALOR!</text:p>
          </table:table-cell>
          <table:table-cell table:style-name="ce75" table:formula="of:=LEFT([.A114];FIND(&quot; &quot;;[.A114];FIND(&quot; &quot;;[.A114])+1)-1)" office:value-type="string" office:string-value="" calcext:value-type="error">
            <text:p>#VALOR!</text:p>
          </table:table-cell>
          <table:table-cell table:style-name="ce74" table:formula="of:=SUBSTITUTE([.D11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2" calcext:value-type="float">
            <text:p>112</text:p>
          </table:table-cell>
          <table:table-cell table:formula="of:=CONCATENATE([usuários.A114];[.G114])" office:value-type="string" office:string-value="213112" calcext:value-type="string">
            <text:p>213112</text:p>
          </table:table-cell>
          <table:table-cell table:number-columns-repeated="1016"/>
        </table:table-row>
        <table:table-row table:style-name="ro7">
          <table:table-cell table:style-name="ce70" table:formula="of:=[usuários_2.B115]">
            <text:p/>
          </table:table-cell>
          <table:table-cell table:style-name="ce74" table:formula="of:=LEFT([.A115];FIND(&quot; &quot;;[.A115]))" office:value-type="string" office:string-value="" calcext:value-type="error">
            <text:p>#VALOR!</text:p>
          </table:table-cell>
          <table:table-cell table:style-name="ce74" table:formula="of:=SUBSTITUTE([.A115];[.B115];&quot;&quot;)" office:value-type="string" office:string-value="" calcext:value-type="error">
            <text:p>#VALOR!</text:p>
          </table:table-cell>
          <table:table-cell table:style-name="ce75" table:formula="of:=LEFT([.A115];FIND(&quot; &quot;;[.A115];FIND(&quot; &quot;;[.A115])+1)-1)" office:value-type="string" office:string-value="" calcext:value-type="error">
            <text:p>#VALOR!</text:p>
          </table:table-cell>
          <table:table-cell table:style-name="ce74" table:formula="of:=SUBSTITUTE([.D11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3" calcext:value-type="float">
            <text:p>113</text:p>
          </table:table-cell>
          <table:table-cell table:formula="of:=CONCATENATE([usuários.A115];[.G115])" office:value-type="string" office:string-value="213113" calcext:value-type="string">
            <text:p>213113</text:p>
          </table:table-cell>
          <table:table-cell table:number-columns-repeated="1016"/>
        </table:table-row>
        <table:table-row table:style-name="ro7">
          <table:table-cell table:style-name="ce70" table:formula="of:=[usuários_2.B116]">
            <text:p/>
          </table:table-cell>
          <table:table-cell table:style-name="ce74" table:formula="of:=LEFT([.A116];FIND(&quot; &quot;;[.A116]))" office:value-type="string" office:string-value="" calcext:value-type="error">
            <text:p>#VALOR!</text:p>
          </table:table-cell>
          <table:table-cell table:style-name="ce74" table:formula="of:=SUBSTITUTE([.A116];[.B116];&quot;&quot;)" office:value-type="string" office:string-value="" calcext:value-type="error">
            <text:p>#VALOR!</text:p>
          </table:table-cell>
          <table:table-cell table:style-name="ce75" table:formula="of:=LEFT([.A116];FIND(&quot; &quot;;[.A116];FIND(&quot; &quot;;[.A116])+1)-1)" office:value-type="string" office:string-value="" calcext:value-type="error">
            <text:p>#VALOR!</text:p>
          </table:table-cell>
          <table:table-cell table:style-name="ce74" table:formula="of:=SUBSTITUTE([.D11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4" calcext:value-type="float">
            <text:p>114</text:p>
          </table:table-cell>
          <table:table-cell table:formula="of:=CONCATENATE([usuários.A116];[.G116])" office:value-type="string" office:string-value="213114" calcext:value-type="string">
            <text:p>213114</text:p>
          </table:table-cell>
          <table:table-cell table:number-columns-repeated="1016"/>
        </table:table-row>
        <table:table-row table:style-name="ro7">
          <table:table-cell table:style-name="ce70" table:formula="of:=[usuários_2.B117]">
            <text:p/>
          </table:table-cell>
          <table:table-cell table:style-name="ce74" table:formula="of:=LEFT([.A117];FIND(&quot; &quot;;[.A117]))" office:value-type="string" office:string-value="" calcext:value-type="error">
            <text:p>#VALOR!</text:p>
          </table:table-cell>
          <table:table-cell table:style-name="ce74" table:formula="of:=SUBSTITUTE([.A117];[.B117];&quot;&quot;)" office:value-type="string" office:string-value="" calcext:value-type="error">
            <text:p>#VALOR!</text:p>
          </table:table-cell>
          <table:table-cell table:style-name="ce75" table:formula="of:=LEFT([.A117];FIND(&quot; &quot;;[.A117];FIND(&quot; &quot;;[.A117])+1)-1)" office:value-type="string" office:string-value="" calcext:value-type="error">
            <text:p>#VALOR!</text:p>
          </table:table-cell>
          <table:table-cell table:style-name="ce74" table:formula="of:=SUBSTITUTE([.D11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5" calcext:value-type="float">
            <text:p>115</text:p>
          </table:table-cell>
          <table:table-cell table:formula="of:=CONCATENATE([usuários.A117];[.G117])" office:value-type="string" office:string-value="213115" calcext:value-type="string">
            <text:p>213115</text:p>
          </table:table-cell>
          <table:table-cell table:number-columns-repeated="1016"/>
        </table:table-row>
        <table:table-row table:style-name="ro7">
          <table:table-cell table:style-name="ce70" table:formula="of:=[usuários_2.B118]">
            <text:p/>
          </table:table-cell>
          <table:table-cell table:style-name="ce74" table:formula="of:=LEFT([.A118];FIND(&quot; &quot;;[.A118]))" office:value-type="string" office:string-value="" calcext:value-type="error">
            <text:p>#VALOR!</text:p>
          </table:table-cell>
          <table:table-cell table:style-name="ce74" table:formula="of:=SUBSTITUTE([.A118];[.B118];&quot;&quot;)" office:value-type="string" office:string-value="" calcext:value-type="error">
            <text:p>#VALOR!</text:p>
          </table:table-cell>
          <table:table-cell table:style-name="ce75" table:formula="of:=LEFT([.A118];FIND(&quot; &quot;;[.A118];FIND(&quot; &quot;;[.A118])+1)-1)" office:value-type="string" office:string-value="" calcext:value-type="error">
            <text:p>#VALOR!</text:p>
          </table:table-cell>
          <table:table-cell table:style-name="ce74" table:formula="of:=SUBSTITUTE([.D11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6" calcext:value-type="float">
            <text:p>116</text:p>
          </table:table-cell>
          <table:table-cell table:formula="of:=CONCATENATE([usuários.A118];[.G118])" office:value-type="string" office:string-value="213116" calcext:value-type="string">
            <text:p>213116</text:p>
          </table:table-cell>
          <table:table-cell table:number-columns-repeated="1016"/>
        </table:table-row>
        <table:table-row table:style-name="ro7">
          <table:table-cell table:style-name="ce70" table:formula="of:=[usuários_2.B119]">
            <text:p/>
          </table:table-cell>
          <table:table-cell table:style-name="ce74" table:formula="of:=LEFT([.A119];FIND(&quot; &quot;;[.A119]))" office:value-type="string" office:string-value="" calcext:value-type="error">
            <text:p>#VALOR!</text:p>
          </table:table-cell>
          <table:table-cell table:style-name="ce74" table:formula="of:=SUBSTITUTE([.A119];[.B119];&quot;&quot;)" office:value-type="string" office:string-value="" calcext:value-type="error">
            <text:p>#VALOR!</text:p>
          </table:table-cell>
          <table:table-cell table:style-name="ce75" table:formula="of:=LEFT([.A119];FIND(&quot; &quot;;[.A119];FIND(&quot; &quot;;[.A119])+1)-1)" office:value-type="string" office:string-value="" calcext:value-type="error">
            <text:p>#VALOR!</text:p>
          </table:table-cell>
          <table:table-cell table:style-name="ce74" table:formula="of:=SUBSTITUTE([.D11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7" calcext:value-type="float">
            <text:p>117</text:p>
          </table:table-cell>
          <table:table-cell table:formula="of:=CONCATENATE([usuários.A119];[.G119])" office:value-type="string" office:string-value="213117" calcext:value-type="string">
            <text:p>213117</text:p>
          </table:table-cell>
          <table:table-cell table:number-columns-repeated="1016"/>
        </table:table-row>
        <table:table-row table:style-name="ro7">
          <table:table-cell table:style-name="ce70" table:formula="of:=[usuários_2.B120]">
            <text:p/>
          </table:table-cell>
          <table:table-cell table:style-name="ce74" table:formula="of:=LEFT([.A120];FIND(&quot; &quot;;[.A120]))" office:value-type="string" office:string-value="" calcext:value-type="error">
            <text:p>#VALOR!</text:p>
          </table:table-cell>
          <table:table-cell table:style-name="ce74" table:formula="of:=SUBSTITUTE([.A120];[.B120];&quot;&quot;)" office:value-type="string" office:string-value="" calcext:value-type="error">
            <text:p>#VALOR!</text:p>
          </table:table-cell>
          <table:table-cell table:style-name="ce75" table:formula="of:=LEFT([.A120];FIND(&quot; &quot;;[.A120];FIND(&quot; &quot;;[.A120])+1)-1)" office:value-type="string" office:string-value="" calcext:value-type="error">
            <text:p>#VALOR!</text:p>
          </table:table-cell>
          <table:table-cell table:style-name="ce74" table:formula="of:=SUBSTITUTE([.D12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8" calcext:value-type="float">
            <text:p>118</text:p>
          </table:table-cell>
          <table:table-cell table:formula="of:=CONCATENATE([usuários.A120];[.G120])" office:value-type="string" office:string-value="213118" calcext:value-type="string">
            <text:p>213118</text:p>
          </table:table-cell>
          <table:table-cell table:number-columns-repeated="1016"/>
        </table:table-row>
        <table:table-row table:style-name="ro7">
          <table:table-cell table:style-name="ce70" table:formula="of:=[usuários_2.B121]">
            <text:p/>
          </table:table-cell>
          <table:table-cell table:style-name="ce74" table:formula="of:=LEFT([.A121];FIND(&quot; &quot;;[.A121]))" office:value-type="string" office:string-value="" calcext:value-type="error">
            <text:p>#VALOR!</text:p>
          </table:table-cell>
          <table:table-cell table:style-name="ce74" table:formula="of:=SUBSTITUTE([.A121];[.B121];&quot;&quot;)" office:value-type="string" office:string-value="" calcext:value-type="error">
            <text:p>#VALOR!</text:p>
          </table:table-cell>
          <table:table-cell table:style-name="ce75" table:formula="of:=LEFT([.A121];FIND(&quot; &quot;;[.A121];FIND(&quot; &quot;;[.A121])+1)-1)" office:value-type="string" office:string-value="" calcext:value-type="error">
            <text:p>#VALOR!</text:p>
          </table:table-cell>
          <table:table-cell table:style-name="ce74" table:formula="of:=SUBSTITUTE([.D12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19" calcext:value-type="float">
            <text:p>119</text:p>
          </table:table-cell>
          <table:table-cell table:formula="of:=CONCATENATE([usuários.A121];[.G121])" office:value-type="string" office:string-value="213119" calcext:value-type="string">
            <text:p>213119</text:p>
          </table:table-cell>
          <table:table-cell table:number-columns-repeated="1016"/>
        </table:table-row>
        <table:table-row table:style-name="ro7">
          <table:table-cell table:style-name="ce70" table:formula="of:=[usuários_2.B122]">
            <text:p/>
          </table:table-cell>
          <table:table-cell table:style-name="ce74" table:formula="of:=LEFT([.A122];FIND(&quot; &quot;;[.A122]))" office:value-type="string" office:string-value="" calcext:value-type="error">
            <text:p>#VALOR!</text:p>
          </table:table-cell>
          <table:table-cell table:style-name="ce74" table:formula="of:=SUBSTITUTE([.A122];[.B122];&quot;&quot;)" office:value-type="string" office:string-value="" calcext:value-type="error">
            <text:p>#VALOR!</text:p>
          </table:table-cell>
          <table:table-cell table:style-name="ce75" table:formula="of:=LEFT([.A122];FIND(&quot; &quot;;[.A122];FIND(&quot; &quot;;[.A122])+1)-1)" office:value-type="string" office:string-value="" calcext:value-type="error">
            <text:p>#VALOR!</text:p>
          </table:table-cell>
          <table:table-cell table:style-name="ce74" table:formula="of:=SUBSTITUTE([.D12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0" calcext:value-type="float">
            <text:p>120</text:p>
          </table:table-cell>
          <table:table-cell table:formula="of:=CONCATENATE([usuários.A122];[.G122])" office:value-type="string" office:string-value="213120" calcext:value-type="string">
            <text:p>213120</text:p>
          </table:table-cell>
          <table:table-cell table:number-columns-repeated="1016"/>
        </table:table-row>
        <table:table-row table:style-name="ro7">
          <table:table-cell table:style-name="ce70" table:formula="of:=[usuários_2.B123]">
            <text:p/>
          </table:table-cell>
          <table:table-cell table:style-name="ce74" table:formula="of:=LEFT([.A123];FIND(&quot; &quot;;[.A123]))" office:value-type="string" office:string-value="" calcext:value-type="error">
            <text:p>#VALOR!</text:p>
          </table:table-cell>
          <table:table-cell table:style-name="ce74" table:formula="of:=SUBSTITUTE([.A123];[.B123];&quot;&quot;)" office:value-type="string" office:string-value="" calcext:value-type="error">
            <text:p>#VALOR!</text:p>
          </table:table-cell>
          <table:table-cell table:style-name="ce75" table:formula="of:=LEFT([.A123];FIND(&quot; &quot;;[.A123];FIND(&quot; &quot;;[.A123])+1)-1)" office:value-type="string" office:string-value="" calcext:value-type="error">
            <text:p>#VALOR!</text:p>
          </table:table-cell>
          <table:table-cell table:style-name="ce74" table:formula="of:=SUBSTITUTE([.D12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1" calcext:value-type="float">
            <text:p>121</text:p>
          </table:table-cell>
          <table:table-cell table:formula="of:=CONCATENATE([usuários.A123];[.G123])" office:value-type="string" office:string-value="213121" calcext:value-type="string">
            <text:p>213121</text:p>
          </table:table-cell>
          <table:table-cell table:number-columns-repeated="1016"/>
        </table:table-row>
        <table:table-row table:style-name="ro7">
          <table:table-cell table:style-name="ce70" table:formula="of:=[usuários_2.B124]">
            <text:p/>
          </table:table-cell>
          <table:table-cell table:style-name="ce74" table:formula="of:=LEFT([.A124];FIND(&quot; &quot;;[.A124]))" office:value-type="string" office:string-value="" calcext:value-type="error">
            <text:p>#VALOR!</text:p>
          </table:table-cell>
          <table:table-cell table:style-name="ce74" table:formula="of:=SUBSTITUTE([.A124];[.B124];&quot;&quot;)" office:value-type="string" office:string-value="" calcext:value-type="error">
            <text:p>#VALOR!</text:p>
          </table:table-cell>
          <table:table-cell table:style-name="ce75" table:formula="of:=LEFT([.A124];FIND(&quot; &quot;;[.A124];FIND(&quot; &quot;;[.A124])+1)-1)" office:value-type="string" office:string-value="" calcext:value-type="error">
            <text:p>#VALOR!</text:p>
          </table:table-cell>
          <table:table-cell table:style-name="ce74" table:formula="of:=SUBSTITUTE([.D12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2" calcext:value-type="float">
            <text:p>122</text:p>
          </table:table-cell>
          <table:table-cell table:formula="of:=CONCATENATE([usuários.A124];[.G124])" office:value-type="string" office:string-value="213122" calcext:value-type="string">
            <text:p>213122</text:p>
          </table:table-cell>
          <table:table-cell table:number-columns-repeated="1016"/>
        </table:table-row>
        <table:table-row table:style-name="ro7">
          <table:table-cell table:style-name="ce70" table:formula="of:=[usuários_2.B125]">
            <text:p/>
          </table:table-cell>
          <table:table-cell table:style-name="ce74" table:formula="of:=LEFT([.A125];FIND(&quot; &quot;;[.A125]))" office:value-type="string" office:string-value="" calcext:value-type="error">
            <text:p>#VALOR!</text:p>
          </table:table-cell>
          <table:table-cell table:style-name="ce74" table:formula="of:=SUBSTITUTE([.A125];[.B125];&quot;&quot;)" office:value-type="string" office:string-value="" calcext:value-type="error">
            <text:p>#VALOR!</text:p>
          </table:table-cell>
          <table:table-cell table:style-name="ce75" table:formula="of:=LEFT([.A125];FIND(&quot; &quot;;[.A125];FIND(&quot; &quot;;[.A125])+1)-1)" office:value-type="string" office:string-value="" calcext:value-type="error">
            <text:p>#VALOR!</text:p>
          </table:table-cell>
          <table:table-cell table:style-name="ce74" table:formula="of:=SUBSTITUTE([.D12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3" calcext:value-type="float">
            <text:p>123</text:p>
          </table:table-cell>
          <table:table-cell table:formula="of:=CONCATENATE([usuários.A125];[.G125])" office:value-type="string" office:string-value="213123" calcext:value-type="string">
            <text:p>213123</text:p>
          </table:table-cell>
          <table:table-cell table:number-columns-repeated="1016"/>
        </table:table-row>
        <table:table-row table:style-name="ro7">
          <table:table-cell table:style-name="ce70" table:formula="of:=[usuários_2.B126]">
            <text:p/>
          </table:table-cell>
          <table:table-cell table:style-name="ce74" table:formula="of:=LEFT([.A126];FIND(&quot; &quot;;[.A126]))" office:value-type="string" office:string-value="" calcext:value-type="error">
            <text:p>#VALOR!</text:p>
          </table:table-cell>
          <table:table-cell table:style-name="ce74" table:formula="of:=SUBSTITUTE([.A126];[.B126];&quot;&quot;)" office:value-type="string" office:string-value="" calcext:value-type="error">
            <text:p>#VALOR!</text:p>
          </table:table-cell>
          <table:table-cell table:style-name="ce75" table:formula="of:=LEFT([.A126];FIND(&quot; &quot;;[.A126];FIND(&quot; &quot;;[.A126])+1)-1)" office:value-type="string" office:string-value="" calcext:value-type="error">
            <text:p>#VALOR!</text:p>
          </table:table-cell>
          <table:table-cell table:style-name="ce74" table:formula="of:=SUBSTITUTE([.D12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4" calcext:value-type="float">
            <text:p>124</text:p>
          </table:table-cell>
          <table:table-cell table:formula="of:=CONCATENATE([usuários.A126];[.G126])" office:value-type="string" office:string-value="213124" calcext:value-type="string">
            <text:p>213124</text:p>
          </table:table-cell>
          <table:table-cell table:number-columns-repeated="1016"/>
        </table:table-row>
        <table:table-row table:style-name="ro7">
          <table:table-cell table:style-name="ce70" table:formula="of:=[usuários_2.B127]">
            <text:p/>
          </table:table-cell>
          <table:table-cell table:style-name="ce74" table:formula="of:=LEFT([.A127];FIND(&quot; &quot;;[.A127]))" office:value-type="string" office:string-value="" calcext:value-type="error">
            <text:p>#VALOR!</text:p>
          </table:table-cell>
          <table:table-cell table:style-name="ce74" table:formula="of:=SUBSTITUTE([.A127];[.B127];&quot;&quot;)" office:value-type="string" office:string-value="" calcext:value-type="error">
            <text:p>#VALOR!</text:p>
          </table:table-cell>
          <table:table-cell table:style-name="ce75" table:formula="of:=LEFT([.A127];FIND(&quot; &quot;;[.A127];FIND(&quot; &quot;;[.A127])+1)-1)" office:value-type="string" office:string-value="" calcext:value-type="error">
            <text:p>#VALOR!</text:p>
          </table:table-cell>
          <table:table-cell table:style-name="ce74" table:formula="of:=SUBSTITUTE([.D12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5" calcext:value-type="float">
            <text:p>125</text:p>
          </table:table-cell>
          <table:table-cell table:formula="of:=CONCATENATE([usuários.A127];[.G127])" office:value-type="string" office:string-value="213125" calcext:value-type="string">
            <text:p>213125</text:p>
          </table:table-cell>
          <table:table-cell table:number-columns-repeated="1016"/>
        </table:table-row>
        <table:table-row table:style-name="ro7">
          <table:table-cell table:style-name="ce70" table:formula="of:=[usuários_2.B128]">
            <text:p/>
          </table:table-cell>
          <table:table-cell table:style-name="ce74" table:formula="of:=LEFT([.A128];FIND(&quot; &quot;;[.A128]))" office:value-type="string" office:string-value="" calcext:value-type="error">
            <text:p>#VALOR!</text:p>
          </table:table-cell>
          <table:table-cell table:style-name="ce74" table:formula="of:=SUBSTITUTE([.A128];[.B128];&quot;&quot;)" office:value-type="string" office:string-value="" calcext:value-type="error">
            <text:p>#VALOR!</text:p>
          </table:table-cell>
          <table:table-cell table:style-name="ce75" table:formula="of:=LEFT([.A128];FIND(&quot; &quot;;[.A128];FIND(&quot; &quot;;[.A128])+1)-1)" office:value-type="string" office:string-value="" calcext:value-type="error">
            <text:p>#VALOR!</text:p>
          </table:table-cell>
          <table:table-cell table:style-name="ce74" table:formula="of:=SUBSTITUTE([.D12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6" calcext:value-type="float">
            <text:p>126</text:p>
          </table:table-cell>
          <table:table-cell table:formula="of:=CONCATENATE([usuários.A128];[.G128])" office:value-type="string" office:string-value="213126" calcext:value-type="string">
            <text:p>213126</text:p>
          </table:table-cell>
          <table:table-cell table:number-columns-repeated="1016"/>
        </table:table-row>
        <table:table-row table:style-name="ro7">
          <table:table-cell table:style-name="ce70" table:formula="of:=[usuários_2.B129]">
            <text:p/>
          </table:table-cell>
          <table:table-cell table:style-name="ce74" table:formula="of:=LEFT([.A129];FIND(&quot; &quot;;[.A129]))" office:value-type="string" office:string-value="" calcext:value-type="error">
            <text:p>#VALOR!</text:p>
          </table:table-cell>
          <table:table-cell table:style-name="ce74" table:formula="of:=SUBSTITUTE([.A129];[.B129];&quot;&quot;)" office:value-type="string" office:string-value="" calcext:value-type="error">
            <text:p>#VALOR!</text:p>
          </table:table-cell>
          <table:table-cell table:style-name="ce75" table:formula="of:=LEFT([.A129];FIND(&quot; &quot;;[.A129];FIND(&quot; &quot;;[.A129])+1)-1)" office:value-type="string" office:string-value="" calcext:value-type="error">
            <text:p>#VALOR!</text:p>
          </table:table-cell>
          <table:table-cell table:style-name="ce74" table:formula="of:=SUBSTITUTE([.D12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7" calcext:value-type="float">
            <text:p>127</text:p>
          </table:table-cell>
          <table:table-cell table:formula="of:=CONCATENATE([usuários.A129];[.G129])" office:value-type="string" office:string-value="213127" calcext:value-type="string">
            <text:p>213127</text:p>
          </table:table-cell>
          <table:table-cell table:number-columns-repeated="1016"/>
        </table:table-row>
        <table:table-row table:style-name="ro7">
          <table:table-cell table:style-name="ce70" table:formula="of:=[usuários_2.B130]">
            <text:p/>
          </table:table-cell>
          <table:table-cell table:style-name="ce74" table:formula="of:=LEFT([.A130];FIND(&quot; &quot;;[.A130]))" office:value-type="string" office:string-value="" calcext:value-type="error">
            <text:p>#VALOR!</text:p>
          </table:table-cell>
          <table:table-cell table:style-name="ce74" table:formula="of:=SUBSTITUTE([.A130];[.B130];&quot;&quot;)" office:value-type="string" office:string-value="" calcext:value-type="error">
            <text:p>#VALOR!</text:p>
          </table:table-cell>
          <table:table-cell table:style-name="ce75" table:formula="of:=LEFT([.A130];FIND(&quot; &quot;;[.A130];FIND(&quot; &quot;;[.A130])+1)-1)" office:value-type="string" office:string-value="" calcext:value-type="error">
            <text:p>#VALOR!</text:p>
          </table:table-cell>
          <table:table-cell table:style-name="ce74" table:formula="of:=SUBSTITUTE([.D13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8" calcext:value-type="float">
            <text:p>128</text:p>
          </table:table-cell>
          <table:table-cell table:formula="of:=CONCATENATE([usuários.A130];[.G130])" office:value-type="string" office:string-value="213128" calcext:value-type="string">
            <text:p>213128</text:p>
          </table:table-cell>
          <table:table-cell table:number-columns-repeated="1016"/>
        </table:table-row>
        <table:table-row table:style-name="ro7">
          <table:table-cell table:style-name="ce70" table:formula="of:=[usuários_2.B131]">
            <text:p/>
          </table:table-cell>
          <table:table-cell table:style-name="ce74" table:formula="of:=LEFT([.A131];FIND(&quot; &quot;;[.A131]))" office:value-type="string" office:string-value="" calcext:value-type="error">
            <text:p>#VALOR!</text:p>
          </table:table-cell>
          <table:table-cell table:style-name="ce74" table:formula="of:=SUBSTITUTE([.A131];[.B131];&quot;&quot;)" office:value-type="string" office:string-value="" calcext:value-type="error">
            <text:p>#VALOR!</text:p>
          </table:table-cell>
          <table:table-cell table:style-name="ce75" table:formula="of:=LEFT([.A131];FIND(&quot; &quot;;[.A131];FIND(&quot; &quot;;[.A131])+1)-1)" office:value-type="string" office:string-value="" calcext:value-type="error">
            <text:p>#VALOR!</text:p>
          </table:table-cell>
          <table:table-cell table:style-name="ce74" table:formula="of:=SUBSTITUTE([.D13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29" calcext:value-type="float">
            <text:p>129</text:p>
          </table:table-cell>
          <table:table-cell table:formula="of:=CONCATENATE([usuários.A131];[.G131])" office:value-type="string" office:string-value="213129" calcext:value-type="string">
            <text:p>213129</text:p>
          </table:table-cell>
          <table:table-cell table:number-columns-repeated="1016"/>
        </table:table-row>
        <table:table-row table:style-name="ro7">
          <table:table-cell table:style-name="ce70" table:formula="of:=[usuários_2.B132]">
            <text:p/>
          </table:table-cell>
          <table:table-cell table:style-name="ce74" table:formula="of:=LEFT([.A132];FIND(&quot; &quot;;[.A132]))" office:value-type="string" office:string-value="" calcext:value-type="error">
            <text:p>#VALOR!</text:p>
          </table:table-cell>
          <table:table-cell table:style-name="ce74" table:formula="of:=SUBSTITUTE([.A132];[.B132];&quot;&quot;)" office:value-type="string" office:string-value="" calcext:value-type="error">
            <text:p>#VALOR!</text:p>
          </table:table-cell>
          <table:table-cell table:style-name="ce75" table:formula="of:=LEFT([.A132];FIND(&quot; &quot;;[.A132];FIND(&quot; &quot;;[.A132])+1)-1)" office:value-type="string" office:string-value="" calcext:value-type="error">
            <text:p>#VALOR!</text:p>
          </table:table-cell>
          <table:table-cell table:style-name="ce74" table:formula="of:=SUBSTITUTE([.D13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0" calcext:value-type="float">
            <text:p>130</text:p>
          </table:table-cell>
          <table:table-cell table:formula="of:=CONCATENATE([usuários.A132];[.G132])" office:value-type="string" office:string-value="213130" calcext:value-type="string">
            <text:p>213130</text:p>
          </table:table-cell>
          <table:table-cell table:number-columns-repeated="1016"/>
        </table:table-row>
        <table:table-row table:style-name="ro7">
          <table:table-cell table:style-name="ce70" table:formula="of:=[usuários_2.B133]">
            <text:p/>
          </table:table-cell>
          <table:table-cell table:style-name="ce74" table:formula="of:=LEFT([.A133];FIND(&quot; &quot;;[.A133]))" office:value-type="string" office:string-value="" calcext:value-type="error">
            <text:p>#VALOR!</text:p>
          </table:table-cell>
          <table:table-cell table:style-name="ce74" table:formula="of:=SUBSTITUTE([.A133];[.B133];&quot;&quot;)" office:value-type="string" office:string-value="" calcext:value-type="error">
            <text:p>#VALOR!</text:p>
          </table:table-cell>
          <table:table-cell table:style-name="ce75" table:formula="of:=LEFT([.A133];FIND(&quot; &quot;;[.A133];FIND(&quot; &quot;;[.A133])+1)-1)" office:value-type="string" office:string-value="" calcext:value-type="error">
            <text:p>#VALOR!</text:p>
          </table:table-cell>
          <table:table-cell table:style-name="ce74" table:formula="of:=SUBSTITUTE([.D13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1" calcext:value-type="float">
            <text:p>131</text:p>
          </table:table-cell>
          <table:table-cell table:formula="of:=CONCATENATE([usuários.A133];[.G133])" office:value-type="string" office:string-value="213131" calcext:value-type="string">
            <text:p>213131</text:p>
          </table:table-cell>
          <table:table-cell table:number-columns-repeated="1016"/>
        </table:table-row>
        <table:table-row table:style-name="ro7">
          <table:table-cell table:style-name="ce70" table:formula="of:=[usuários_2.B134]">
            <text:p/>
          </table:table-cell>
          <table:table-cell table:style-name="ce74" table:formula="of:=LEFT([.A134];FIND(&quot; &quot;;[.A134]))" office:value-type="string" office:string-value="" calcext:value-type="error">
            <text:p>#VALOR!</text:p>
          </table:table-cell>
          <table:table-cell table:style-name="ce74" table:formula="of:=SUBSTITUTE([.A134];[.B134];&quot;&quot;)" office:value-type="string" office:string-value="" calcext:value-type="error">
            <text:p>#VALOR!</text:p>
          </table:table-cell>
          <table:table-cell table:style-name="ce75" table:formula="of:=LEFT([.A134];FIND(&quot; &quot;;[.A134];FIND(&quot; &quot;;[.A134])+1)-1)" office:value-type="string" office:string-value="" calcext:value-type="error">
            <text:p>#VALOR!</text:p>
          </table:table-cell>
          <table:table-cell table:style-name="ce74" table:formula="of:=SUBSTITUTE([.D13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2" calcext:value-type="float">
            <text:p>132</text:p>
          </table:table-cell>
          <table:table-cell table:formula="of:=CONCATENATE([usuários.A134];[.G134])" office:value-type="string" office:string-value="213132" calcext:value-type="string">
            <text:p>213132</text:p>
          </table:table-cell>
          <table:table-cell table:number-columns-repeated="1016"/>
        </table:table-row>
        <table:table-row table:style-name="ro7">
          <table:table-cell table:style-name="ce70" table:formula="of:=[usuários_2.B135]">
            <text:p/>
          </table:table-cell>
          <table:table-cell table:style-name="ce74" table:formula="of:=LEFT([.A135];FIND(&quot; &quot;;[.A135]))" office:value-type="string" office:string-value="" calcext:value-type="error">
            <text:p>#VALOR!</text:p>
          </table:table-cell>
          <table:table-cell table:style-name="ce74" table:formula="of:=SUBSTITUTE([.A135];[.B135];&quot;&quot;)" office:value-type="string" office:string-value="" calcext:value-type="error">
            <text:p>#VALOR!</text:p>
          </table:table-cell>
          <table:table-cell table:style-name="ce75" table:formula="of:=LEFT([.A135];FIND(&quot; &quot;;[.A135];FIND(&quot; &quot;;[.A135])+1)-1)" office:value-type="string" office:string-value="" calcext:value-type="error">
            <text:p>#VALOR!</text:p>
          </table:table-cell>
          <table:table-cell table:style-name="ce74" table:formula="of:=SUBSTITUTE([.D13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3" calcext:value-type="float">
            <text:p>133</text:p>
          </table:table-cell>
          <table:table-cell table:formula="of:=CONCATENATE([usuários.A135];[.G135])" office:value-type="string" office:string-value="213133" calcext:value-type="string">
            <text:p>213133</text:p>
          </table:table-cell>
          <table:table-cell table:number-columns-repeated="1016"/>
        </table:table-row>
        <table:table-row table:style-name="ro7">
          <table:table-cell table:style-name="ce70" table:formula="of:=[usuários_2.B136]">
            <text:p/>
          </table:table-cell>
          <table:table-cell table:style-name="ce74" table:formula="of:=LEFT([.A136];FIND(&quot; &quot;;[.A136]))" office:value-type="string" office:string-value="" calcext:value-type="error">
            <text:p>#VALOR!</text:p>
          </table:table-cell>
          <table:table-cell table:style-name="ce74" table:formula="of:=SUBSTITUTE([.A136];[.B136];&quot;&quot;)" office:value-type="string" office:string-value="" calcext:value-type="error">
            <text:p>#VALOR!</text:p>
          </table:table-cell>
          <table:table-cell table:style-name="ce75" table:formula="of:=LEFT([.A136];FIND(&quot; &quot;;[.A136];FIND(&quot; &quot;;[.A136])+1)-1)" office:value-type="string" office:string-value="" calcext:value-type="error">
            <text:p>#VALOR!</text:p>
          </table:table-cell>
          <table:table-cell table:style-name="ce74" table:formula="of:=SUBSTITUTE([.D13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4" calcext:value-type="float">
            <text:p>134</text:p>
          </table:table-cell>
          <table:table-cell table:formula="of:=CONCATENATE([usuários.A136];[.G136])" office:value-type="string" office:string-value="213134" calcext:value-type="string">
            <text:p>213134</text:p>
          </table:table-cell>
          <table:table-cell table:number-columns-repeated="1016"/>
        </table:table-row>
        <table:table-row table:style-name="ro7">
          <table:table-cell table:style-name="ce70" table:formula="of:=[usuários_2.B137]">
            <text:p/>
          </table:table-cell>
          <table:table-cell table:style-name="ce74" table:formula="of:=LEFT([.A137];FIND(&quot; &quot;;[.A137]))" office:value-type="string" office:string-value="" calcext:value-type="error">
            <text:p>#VALOR!</text:p>
          </table:table-cell>
          <table:table-cell table:style-name="ce74" table:formula="of:=SUBSTITUTE([.A137];[.B137];&quot;&quot;)" office:value-type="string" office:string-value="" calcext:value-type="error">
            <text:p>#VALOR!</text:p>
          </table:table-cell>
          <table:table-cell table:style-name="ce75" table:formula="of:=LEFT([.A137];FIND(&quot; &quot;;[.A137];FIND(&quot; &quot;;[.A137])+1)-1)" office:value-type="string" office:string-value="" calcext:value-type="error">
            <text:p>#VALOR!</text:p>
          </table:table-cell>
          <table:table-cell table:style-name="ce74" table:formula="of:=SUBSTITUTE([.D13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5" calcext:value-type="float">
            <text:p>135</text:p>
          </table:table-cell>
          <table:table-cell table:formula="of:=CONCATENATE([usuários.A137];[.G137])" office:value-type="string" office:string-value="213135" calcext:value-type="string">
            <text:p>213135</text:p>
          </table:table-cell>
          <table:table-cell table:number-columns-repeated="1016"/>
        </table:table-row>
        <table:table-row table:style-name="ro7">
          <table:table-cell table:style-name="ce70" table:formula="of:=[usuários_2.B138]">
            <text:p/>
          </table:table-cell>
          <table:table-cell table:style-name="ce74" table:formula="of:=LEFT([.A138];FIND(&quot; &quot;;[.A138]))" office:value-type="string" office:string-value="" calcext:value-type="error">
            <text:p>#VALOR!</text:p>
          </table:table-cell>
          <table:table-cell table:style-name="ce74" table:formula="of:=SUBSTITUTE([.A138];[.B138];&quot;&quot;)" office:value-type="string" office:string-value="" calcext:value-type="error">
            <text:p>#VALOR!</text:p>
          </table:table-cell>
          <table:table-cell table:style-name="ce75" table:formula="of:=LEFT([.A138];FIND(&quot; &quot;;[.A138];FIND(&quot; &quot;;[.A138])+1)-1)" office:value-type="string" office:string-value="" calcext:value-type="error">
            <text:p>#VALOR!</text:p>
          </table:table-cell>
          <table:table-cell table:style-name="ce74" table:formula="of:=SUBSTITUTE([.D13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6" calcext:value-type="float">
            <text:p>136</text:p>
          </table:table-cell>
          <table:table-cell table:formula="of:=CONCATENATE([usuários.A138];[.G138])" office:value-type="string" office:string-value="213136" calcext:value-type="string">
            <text:p>213136</text:p>
          </table:table-cell>
          <table:table-cell table:number-columns-repeated="1016"/>
        </table:table-row>
        <table:table-row table:style-name="ro7">
          <table:table-cell table:style-name="ce70" table:formula="of:=[usuários_2.B139]">
            <text:p/>
          </table:table-cell>
          <table:table-cell table:style-name="ce74" table:formula="of:=LEFT([.A139];FIND(&quot; &quot;;[.A139]))" office:value-type="string" office:string-value="" calcext:value-type="error">
            <text:p>#VALOR!</text:p>
          </table:table-cell>
          <table:table-cell table:style-name="ce74" table:formula="of:=SUBSTITUTE([.A139];[.B139];&quot;&quot;)" office:value-type="string" office:string-value="" calcext:value-type="error">
            <text:p>#VALOR!</text:p>
          </table:table-cell>
          <table:table-cell table:style-name="ce75" table:formula="of:=LEFT([.A139];FIND(&quot; &quot;;[.A139];FIND(&quot; &quot;;[.A139])+1)-1)" office:value-type="string" office:string-value="" calcext:value-type="error">
            <text:p>#VALOR!</text:p>
          </table:table-cell>
          <table:table-cell table:style-name="ce74" table:formula="of:=SUBSTITUTE([.D13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7" calcext:value-type="float">
            <text:p>137</text:p>
          </table:table-cell>
          <table:table-cell table:formula="of:=CONCATENATE([usuários.A139];[.G139])" office:value-type="string" office:string-value="213137" calcext:value-type="string">
            <text:p>213137</text:p>
          </table:table-cell>
          <table:table-cell table:number-columns-repeated="1016"/>
        </table:table-row>
        <table:table-row table:style-name="ro7">
          <table:table-cell table:style-name="ce70" table:formula="of:=[usuários_2.B140]">
            <text:p/>
          </table:table-cell>
          <table:table-cell table:style-name="ce74" table:formula="of:=LEFT([.A140];FIND(&quot; &quot;;[.A140]))" office:value-type="string" office:string-value="" calcext:value-type="error">
            <text:p>#VALOR!</text:p>
          </table:table-cell>
          <table:table-cell table:style-name="ce74" table:formula="of:=SUBSTITUTE([.A140];[.B140];&quot;&quot;)" office:value-type="string" office:string-value="" calcext:value-type="error">
            <text:p>#VALOR!</text:p>
          </table:table-cell>
          <table:table-cell table:style-name="ce75" table:formula="of:=LEFT([.A140];FIND(&quot; &quot;;[.A140];FIND(&quot; &quot;;[.A140])+1)-1)" office:value-type="string" office:string-value="" calcext:value-type="error">
            <text:p>#VALOR!</text:p>
          </table:table-cell>
          <table:table-cell table:style-name="ce74" table:formula="of:=SUBSTITUTE([.D14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8" calcext:value-type="float">
            <text:p>138</text:p>
          </table:table-cell>
          <table:table-cell table:formula="of:=CONCATENATE([usuários.A140];[.G140])" office:value-type="string" office:string-value="213138" calcext:value-type="string">
            <text:p>213138</text:p>
          </table:table-cell>
          <table:table-cell table:number-columns-repeated="1016"/>
        </table:table-row>
        <table:table-row table:style-name="ro7">
          <table:table-cell table:style-name="ce70" table:formula="of:=[usuários_2.B141]">
            <text:p/>
          </table:table-cell>
          <table:table-cell table:style-name="ce74" table:formula="of:=LEFT([.A141];FIND(&quot; &quot;;[.A141]))" office:value-type="string" office:string-value="" calcext:value-type="error">
            <text:p>#VALOR!</text:p>
          </table:table-cell>
          <table:table-cell table:style-name="ce74" table:formula="of:=SUBSTITUTE([.A141];[.B141];&quot;&quot;)" office:value-type="string" office:string-value="" calcext:value-type="error">
            <text:p>#VALOR!</text:p>
          </table:table-cell>
          <table:table-cell table:style-name="ce75" table:formula="of:=LEFT([.A141];FIND(&quot; &quot;;[.A141];FIND(&quot; &quot;;[.A141])+1)-1)" office:value-type="string" office:string-value="" calcext:value-type="error">
            <text:p>#VALOR!</text:p>
          </table:table-cell>
          <table:table-cell table:style-name="ce74" table:formula="of:=SUBSTITUTE([.D14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39" calcext:value-type="float">
            <text:p>139</text:p>
          </table:table-cell>
          <table:table-cell table:formula="of:=CONCATENATE([usuários.A141];[.G141])" office:value-type="string" office:string-value="213139" calcext:value-type="string">
            <text:p>213139</text:p>
          </table:table-cell>
          <table:table-cell table:number-columns-repeated="1016"/>
        </table:table-row>
        <table:table-row table:style-name="ro7">
          <table:table-cell table:style-name="ce70" table:formula="of:=[usuários_2.B142]">
            <text:p/>
          </table:table-cell>
          <table:table-cell table:style-name="ce74" table:formula="of:=LEFT([.A142];FIND(&quot; &quot;;[.A142]))" office:value-type="string" office:string-value="" calcext:value-type="error">
            <text:p>#VALOR!</text:p>
          </table:table-cell>
          <table:table-cell table:style-name="ce74" table:formula="of:=SUBSTITUTE([.A142];[.B142];&quot;&quot;)" office:value-type="string" office:string-value="" calcext:value-type="error">
            <text:p>#VALOR!</text:p>
          </table:table-cell>
          <table:table-cell table:style-name="ce75" table:formula="of:=LEFT([.A142];FIND(&quot; &quot;;[.A142];FIND(&quot; &quot;;[.A142])+1)-1)" office:value-type="string" office:string-value="" calcext:value-type="error">
            <text:p>#VALOR!</text:p>
          </table:table-cell>
          <table:table-cell table:style-name="ce74" table:formula="of:=SUBSTITUTE([.D14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0" calcext:value-type="float">
            <text:p>140</text:p>
          </table:table-cell>
          <table:table-cell table:formula="of:=CONCATENATE([usuários.A142];[.G142])" office:value-type="string" office:string-value="213140" calcext:value-type="string">
            <text:p>213140</text:p>
          </table:table-cell>
          <table:table-cell table:number-columns-repeated="1016"/>
        </table:table-row>
        <table:table-row table:style-name="ro7">
          <table:table-cell table:style-name="ce70" table:formula="of:=[usuários_2.B143]">
            <text:p/>
          </table:table-cell>
          <table:table-cell table:style-name="ce74" table:formula="of:=LEFT([.A143];FIND(&quot; &quot;;[.A143]))" office:value-type="string" office:string-value="" calcext:value-type="error">
            <text:p>#VALOR!</text:p>
          </table:table-cell>
          <table:table-cell table:style-name="ce74" table:formula="of:=SUBSTITUTE([.A143];[.B143];&quot;&quot;)" office:value-type="string" office:string-value="" calcext:value-type="error">
            <text:p>#VALOR!</text:p>
          </table:table-cell>
          <table:table-cell table:style-name="ce75" table:formula="of:=LEFT([.A143];FIND(&quot; &quot;;[.A143];FIND(&quot; &quot;;[.A143])+1)-1)" office:value-type="string" office:string-value="" calcext:value-type="error">
            <text:p>#VALOR!</text:p>
          </table:table-cell>
          <table:table-cell table:style-name="ce74" table:formula="of:=SUBSTITUTE([.D14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1" calcext:value-type="float">
            <text:p>141</text:p>
          </table:table-cell>
          <table:table-cell table:formula="of:=CONCATENATE([usuários.A143];[.G143])" office:value-type="string" office:string-value="213141" calcext:value-type="string">
            <text:p>213141</text:p>
          </table:table-cell>
          <table:table-cell table:number-columns-repeated="1016"/>
        </table:table-row>
        <table:table-row table:style-name="ro7">
          <table:table-cell table:style-name="ce70" table:formula="of:=[usuários_2.B144]">
            <text:p/>
          </table:table-cell>
          <table:table-cell table:style-name="ce74" table:formula="of:=LEFT([.A144];FIND(&quot; &quot;;[.A144]))" office:value-type="string" office:string-value="" calcext:value-type="error">
            <text:p>#VALOR!</text:p>
          </table:table-cell>
          <table:table-cell table:style-name="ce74" table:formula="of:=SUBSTITUTE([.A144];[.B144];&quot;&quot;)" office:value-type="string" office:string-value="" calcext:value-type="error">
            <text:p>#VALOR!</text:p>
          </table:table-cell>
          <table:table-cell table:style-name="ce75" table:formula="of:=LEFT([.A144];FIND(&quot; &quot;;[.A144];FIND(&quot; &quot;;[.A144])+1)-1)" office:value-type="string" office:string-value="" calcext:value-type="error">
            <text:p>#VALOR!</text:p>
          </table:table-cell>
          <table:table-cell table:style-name="ce74" table:formula="of:=SUBSTITUTE([.D14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2" calcext:value-type="float">
            <text:p>142</text:p>
          </table:table-cell>
          <table:table-cell table:formula="of:=CONCATENATE([usuários.A144];[.G144])" office:value-type="string" office:string-value="213142" calcext:value-type="string">
            <text:p>213142</text:p>
          </table:table-cell>
          <table:table-cell table:number-columns-repeated="1016"/>
        </table:table-row>
        <table:table-row table:style-name="ro7">
          <table:table-cell table:style-name="ce70" table:formula="of:=[usuários_2.B145]">
            <text:p/>
          </table:table-cell>
          <table:table-cell table:style-name="ce74" table:formula="of:=LEFT([.A145];FIND(&quot; &quot;;[.A145]))" office:value-type="string" office:string-value="" calcext:value-type="error">
            <text:p>#VALOR!</text:p>
          </table:table-cell>
          <table:table-cell table:style-name="ce74" table:formula="of:=SUBSTITUTE([.A145];[.B145];&quot;&quot;)" office:value-type="string" office:string-value="" calcext:value-type="error">
            <text:p>#VALOR!</text:p>
          </table:table-cell>
          <table:table-cell table:style-name="ce75" table:formula="of:=LEFT([.A145];FIND(&quot; &quot;;[.A145];FIND(&quot; &quot;;[.A145])+1)-1)" office:value-type="string" office:string-value="" calcext:value-type="error">
            <text:p>#VALOR!</text:p>
          </table:table-cell>
          <table:table-cell table:style-name="ce74" table:formula="of:=SUBSTITUTE([.D14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3" calcext:value-type="float">
            <text:p>143</text:p>
          </table:table-cell>
          <table:table-cell table:formula="of:=CONCATENATE([usuários.A145];[.G145])" office:value-type="string" office:string-value="213143" calcext:value-type="string">
            <text:p>213143</text:p>
          </table:table-cell>
          <table:table-cell table:number-columns-repeated="1016"/>
        </table:table-row>
        <table:table-row table:style-name="ro7">
          <table:table-cell table:style-name="ce70" table:formula="of:=[usuários_2.B146]">
            <text:p/>
          </table:table-cell>
          <table:table-cell table:style-name="ce74" table:formula="of:=LEFT([.A146];FIND(&quot; &quot;;[.A146]))" office:value-type="string" office:string-value="" calcext:value-type="error">
            <text:p>#VALOR!</text:p>
          </table:table-cell>
          <table:table-cell table:style-name="ce74" table:formula="of:=SUBSTITUTE([.A146];[.B146];&quot;&quot;)" office:value-type="string" office:string-value="" calcext:value-type="error">
            <text:p>#VALOR!</text:p>
          </table:table-cell>
          <table:table-cell table:style-name="ce75" table:formula="of:=LEFT([.A146];FIND(&quot; &quot;;[.A146];FIND(&quot; &quot;;[.A146])+1)-1)" office:value-type="string" office:string-value="" calcext:value-type="error">
            <text:p>#VALOR!</text:p>
          </table:table-cell>
          <table:table-cell table:style-name="ce74" table:formula="of:=SUBSTITUTE([.D14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4" calcext:value-type="float">
            <text:p>144</text:p>
          </table:table-cell>
          <table:table-cell table:formula="of:=CONCATENATE([usuários.A146];[.G146])" office:value-type="string" office:string-value="213144" calcext:value-type="string">
            <text:p>213144</text:p>
          </table:table-cell>
          <table:table-cell table:number-columns-repeated="1016"/>
        </table:table-row>
        <table:table-row table:style-name="ro7">
          <table:table-cell table:style-name="ce70" table:formula="of:=[usuários_2.B147]">
            <text:p/>
          </table:table-cell>
          <table:table-cell table:style-name="ce74" table:formula="of:=LEFT([.A147];FIND(&quot; &quot;;[.A147]))" office:value-type="string" office:string-value="" calcext:value-type="error">
            <text:p>#VALOR!</text:p>
          </table:table-cell>
          <table:table-cell table:style-name="ce74" table:formula="of:=SUBSTITUTE([.A147];[.B147];&quot;&quot;)" office:value-type="string" office:string-value="" calcext:value-type="error">
            <text:p>#VALOR!</text:p>
          </table:table-cell>
          <table:table-cell table:style-name="ce75" table:formula="of:=LEFT([.A147];FIND(&quot; &quot;;[.A147];FIND(&quot; &quot;;[.A147])+1)-1)" office:value-type="string" office:string-value="" calcext:value-type="error">
            <text:p>#VALOR!</text:p>
          </table:table-cell>
          <table:table-cell table:style-name="ce74" table:formula="of:=SUBSTITUTE([.D14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5" calcext:value-type="float">
            <text:p>145</text:p>
          </table:table-cell>
          <table:table-cell table:formula="of:=CONCATENATE([usuários.A147];[.G147])" office:value-type="string" office:string-value="213145" calcext:value-type="string">
            <text:p>213145</text:p>
          </table:table-cell>
          <table:table-cell table:number-columns-repeated="1016"/>
        </table:table-row>
        <table:table-row table:style-name="ro7">
          <table:table-cell table:style-name="ce70" table:formula="of:=[usuários_2.B148]">
            <text:p/>
          </table:table-cell>
          <table:table-cell table:style-name="ce74" table:formula="of:=LEFT([.A148];FIND(&quot; &quot;;[.A148]))" office:value-type="string" office:string-value="" calcext:value-type="error">
            <text:p>#VALOR!</text:p>
          </table:table-cell>
          <table:table-cell table:style-name="ce74" table:formula="of:=SUBSTITUTE([.A148];[.B148];&quot;&quot;)" office:value-type="string" office:string-value="" calcext:value-type="error">
            <text:p>#VALOR!</text:p>
          </table:table-cell>
          <table:table-cell table:style-name="ce75" table:formula="of:=LEFT([.A148];FIND(&quot; &quot;;[.A148];FIND(&quot; &quot;;[.A148])+1)-1)" office:value-type="string" office:string-value="" calcext:value-type="error">
            <text:p>#VALOR!</text:p>
          </table:table-cell>
          <table:table-cell table:style-name="ce74" table:formula="of:=SUBSTITUTE([.D14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6" calcext:value-type="float">
            <text:p>146</text:p>
          </table:table-cell>
          <table:table-cell table:formula="of:=CONCATENATE([usuários.A148];[.G148])" office:value-type="string" office:string-value="213146" calcext:value-type="string">
            <text:p>213146</text:p>
          </table:table-cell>
          <table:table-cell table:number-columns-repeated="1016"/>
        </table:table-row>
        <table:table-row table:style-name="ro7">
          <table:table-cell table:style-name="ce70" table:formula="of:=[usuários_2.B149]">
            <text:p/>
          </table:table-cell>
          <table:table-cell table:style-name="ce74" table:formula="of:=LEFT([.A149];FIND(&quot; &quot;;[.A149]))" office:value-type="string" office:string-value="" calcext:value-type="error">
            <text:p>#VALOR!</text:p>
          </table:table-cell>
          <table:table-cell table:style-name="ce74" table:formula="of:=SUBSTITUTE([.A149];[.B149];&quot;&quot;)" office:value-type="string" office:string-value="" calcext:value-type="error">
            <text:p>#VALOR!</text:p>
          </table:table-cell>
          <table:table-cell table:style-name="ce75" table:formula="of:=LEFT([.A149];FIND(&quot; &quot;;[.A149];FIND(&quot; &quot;;[.A149])+1)-1)" office:value-type="string" office:string-value="" calcext:value-type="error">
            <text:p>#VALOR!</text:p>
          </table:table-cell>
          <table:table-cell table:style-name="ce74" table:formula="of:=SUBSTITUTE([.D14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7" calcext:value-type="float">
            <text:p>147</text:p>
          </table:table-cell>
          <table:table-cell table:formula="of:=CONCATENATE([usuários.A149];[.G149])" office:value-type="string" office:string-value="213147" calcext:value-type="string">
            <text:p>213147</text:p>
          </table:table-cell>
          <table:table-cell table:number-columns-repeated="1016"/>
        </table:table-row>
        <table:table-row table:style-name="ro7">
          <table:table-cell table:style-name="ce70" table:formula="of:=[usuários_2.B150]">
            <text:p/>
          </table:table-cell>
          <table:table-cell table:style-name="ce74" table:formula="of:=LEFT([.A150];FIND(&quot; &quot;;[.A150]))" office:value-type="string" office:string-value="" calcext:value-type="error">
            <text:p>#VALOR!</text:p>
          </table:table-cell>
          <table:table-cell table:style-name="ce74" table:formula="of:=SUBSTITUTE([.A150];[.B150];&quot;&quot;)" office:value-type="string" office:string-value="" calcext:value-type="error">
            <text:p>#VALOR!</text:p>
          </table:table-cell>
          <table:table-cell table:style-name="ce75" table:formula="of:=LEFT([.A150];FIND(&quot; &quot;;[.A150];FIND(&quot; &quot;;[.A150])+1)-1)" office:value-type="string" office:string-value="" calcext:value-type="error">
            <text:p>#VALOR!</text:p>
          </table:table-cell>
          <table:table-cell table:style-name="ce74" table:formula="of:=SUBSTITUTE([.D15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8" calcext:value-type="float">
            <text:p>148</text:p>
          </table:table-cell>
          <table:table-cell table:formula="of:=CONCATENATE([usuários.A150];[.G150])" office:value-type="string" office:string-value="213148" calcext:value-type="string">
            <text:p>213148</text:p>
          </table:table-cell>
          <table:table-cell table:number-columns-repeated="1016"/>
        </table:table-row>
        <table:table-row table:style-name="ro7">
          <table:table-cell table:style-name="ce70" table:formula="of:=[usuários_2.B151]">
            <text:p/>
          </table:table-cell>
          <table:table-cell table:style-name="ce74" table:formula="of:=LEFT([.A151];FIND(&quot; &quot;;[.A151]))" office:value-type="string" office:string-value="" calcext:value-type="error">
            <text:p>#VALOR!</text:p>
          </table:table-cell>
          <table:table-cell table:style-name="ce74" table:formula="of:=SUBSTITUTE([.A151];[.B151];&quot;&quot;)" office:value-type="string" office:string-value="" calcext:value-type="error">
            <text:p>#VALOR!</text:p>
          </table:table-cell>
          <table:table-cell table:style-name="ce75" table:formula="of:=LEFT([.A151];FIND(&quot; &quot;;[.A151];FIND(&quot; &quot;;[.A151])+1)-1)" office:value-type="string" office:string-value="" calcext:value-type="error">
            <text:p>#VALOR!</text:p>
          </table:table-cell>
          <table:table-cell table:style-name="ce74" table:formula="of:=SUBSTITUTE([.D15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49" calcext:value-type="float">
            <text:p>149</text:p>
          </table:table-cell>
          <table:table-cell table:formula="of:=CONCATENATE([usuários.A151];[.G151])" office:value-type="string" office:string-value="213149" calcext:value-type="string">
            <text:p>213149</text:p>
          </table:table-cell>
          <table:table-cell table:number-columns-repeated="1016"/>
        </table:table-row>
        <table:table-row table:style-name="ro7">
          <table:table-cell table:style-name="ce70" table:formula="of:=[usuários_2.B152]">
            <text:p/>
          </table:table-cell>
          <table:table-cell table:style-name="ce74" table:formula="of:=LEFT([.A152];FIND(&quot; &quot;;[.A152]))" office:value-type="string" office:string-value="" calcext:value-type="error">
            <text:p>#VALOR!</text:p>
          </table:table-cell>
          <table:table-cell table:style-name="ce74" table:formula="of:=SUBSTITUTE([.A152];[.B152];&quot;&quot;)" office:value-type="string" office:string-value="" calcext:value-type="error">
            <text:p>#VALOR!</text:p>
          </table:table-cell>
          <table:table-cell table:style-name="ce75" table:formula="of:=LEFT([.A152];FIND(&quot; &quot;;[.A152];FIND(&quot; &quot;;[.A152])+1)-1)" office:value-type="string" office:string-value="" calcext:value-type="error">
            <text:p>#VALOR!</text:p>
          </table:table-cell>
          <table:table-cell table:style-name="ce74" table:formula="of:=SUBSTITUTE([.D15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0" calcext:value-type="float">
            <text:p>150</text:p>
          </table:table-cell>
          <table:table-cell table:formula="of:=CONCATENATE([usuários.A152];[.G152])" office:value-type="string" office:string-value="213150" calcext:value-type="string">
            <text:p>213150</text:p>
          </table:table-cell>
          <table:table-cell table:number-columns-repeated="1016"/>
        </table:table-row>
        <table:table-row table:style-name="ro7">
          <table:table-cell table:style-name="ce70" table:formula="of:=[usuários_2.B153]">
            <text:p/>
          </table:table-cell>
          <table:table-cell table:style-name="ce74" table:formula="of:=LEFT([.A153];FIND(&quot; &quot;;[.A153]))" office:value-type="string" office:string-value="" calcext:value-type="error">
            <text:p>#VALOR!</text:p>
          </table:table-cell>
          <table:table-cell table:style-name="ce74" table:formula="of:=SUBSTITUTE([.A153];[.B153];&quot;&quot;)" office:value-type="string" office:string-value="" calcext:value-type="error">
            <text:p>#VALOR!</text:p>
          </table:table-cell>
          <table:table-cell table:style-name="ce75" table:formula="of:=LEFT([.A153];FIND(&quot; &quot;;[.A153];FIND(&quot; &quot;;[.A153])+1)-1)" office:value-type="string" office:string-value="" calcext:value-type="error">
            <text:p>#VALOR!</text:p>
          </table:table-cell>
          <table:table-cell table:style-name="ce74" table:formula="of:=SUBSTITUTE([.D15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1" calcext:value-type="float">
            <text:p>151</text:p>
          </table:table-cell>
          <table:table-cell table:formula="of:=CONCATENATE([usuários.A153];[.G153])" office:value-type="string" office:string-value="213151" calcext:value-type="string">
            <text:p>213151</text:p>
          </table:table-cell>
          <table:table-cell table:number-columns-repeated="1016"/>
        </table:table-row>
        <table:table-row table:style-name="ro7">
          <table:table-cell table:style-name="ce70" table:formula="of:=[usuários_2.B154]">
            <text:p/>
          </table:table-cell>
          <table:table-cell table:style-name="ce74" table:formula="of:=LEFT([.A154];FIND(&quot; &quot;;[.A154]))" office:value-type="string" office:string-value="" calcext:value-type="error">
            <text:p>#VALOR!</text:p>
          </table:table-cell>
          <table:table-cell table:style-name="ce74" table:formula="of:=SUBSTITUTE([.A154];[.B154];&quot;&quot;)" office:value-type="string" office:string-value="" calcext:value-type="error">
            <text:p>#VALOR!</text:p>
          </table:table-cell>
          <table:table-cell table:style-name="ce75" table:formula="of:=LEFT([.A154];FIND(&quot; &quot;;[.A154];FIND(&quot; &quot;;[.A154])+1)-1)" office:value-type="string" office:string-value="" calcext:value-type="error">
            <text:p>#VALOR!</text:p>
          </table:table-cell>
          <table:table-cell table:style-name="ce74" table:formula="of:=SUBSTITUTE([.D15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2" calcext:value-type="float">
            <text:p>152</text:p>
          </table:table-cell>
          <table:table-cell table:formula="of:=CONCATENATE([usuários.A154];[.G154])" office:value-type="string" office:string-value="213152" calcext:value-type="string">
            <text:p>213152</text:p>
          </table:table-cell>
          <table:table-cell table:number-columns-repeated="1016"/>
        </table:table-row>
        <table:table-row table:style-name="ro7">
          <table:table-cell table:style-name="ce70" table:formula="of:=[usuários_2.B155]">
            <text:p/>
          </table:table-cell>
          <table:table-cell table:style-name="ce74" table:formula="of:=LEFT([.A155];FIND(&quot; &quot;;[.A155]))" office:value-type="string" office:string-value="" calcext:value-type="error">
            <text:p>#VALOR!</text:p>
          </table:table-cell>
          <table:table-cell table:style-name="ce74" table:formula="of:=SUBSTITUTE([.A155];[.B155];&quot;&quot;)" office:value-type="string" office:string-value="" calcext:value-type="error">
            <text:p>#VALOR!</text:p>
          </table:table-cell>
          <table:table-cell table:style-name="ce75" table:formula="of:=LEFT([.A155];FIND(&quot; &quot;;[.A155];FIND(&quot; &quot;;[.A155])+1)-1)" office:value-type="string" office:string-value="" calcext:value-type="error">
            <text:p>#VALOR!</text:p>
          </table:table-cell>
          <table:table-cell table:style-name="ce74" table:formula="of:=SUBSTITUTE([.D15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3" calcext:value-type="float">
            <text:p>153</text:p>
          </table:table-cell>
          <table:table-cell table:formula="of:=CONCATENATE([usuários.A155];[.G155])" office:value-type="string" office:string-value="213153" calcext:value-type="string">
            <text:p>213153</text:p>
          </table:table-cell>
          <table:table-cell table:number-columns-repeated="1016"/>
        </table:table-row>
        <table:table-row table:style-name="ro7">
          <table:table-cell table:style-name="ce70" table:formula="of:=[usuários_2.B156]">
            <text:p/>
          </table:table-cell>
          <table:table-cell table:style-name="ce74" table:formula="of:=LEFT([.A156];FIND(&quot; &quot;;[.A156]))" office:value-type="string" office:string-value="" calcext:value-type="error">
            <text:p>#VALOR!</text:p>
          </table:table-cell>
          <table:table-cell table:style-name="ce74" table:formula="of:=SUBSTITUTE([.A156];[.B156];&quot;&quot;)" office:value-type="string" office:string-value="" calcext:value-type="error">
            <text:p>#VALOR!</text:p>
          </table:table-cell>
          <table:table-cell table:style-name="ce75" table:formula="of:=LEFT([.A156];FIND(&quot; &quot;;[.A156];FIND(&quot; &quot;;[.A156])+1)-1)" office:value-type="string" office:string-value="" calcext:value-type="error">
            <text:p>#VALOR!</text:p>
          </table:table-cell>
          <table:table-cell table:style-name="ce74" table:formula="of:=SUBSTITUTE([.D15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4" calcext:value-type="float">
            <text:p>154</text:p>
          </table:table-cell>
          <table:table-cell table:formula="of:=CONCATENATE([usuários.A156];[.G156])" office:value-type="string" office:string-value="213154" calcext:value-type="string">
            <text:p>213154</text:p>
          </table:table-cell>
          <table:table-cell table:number-columns-repeated="1016"/>
        </table:table-row>
        <table:table-row table:style-name="ro7">
          <table:table-cell table:style-name="ce70" table:formula="of:=[usuários_2.B157]">
            <text:p/>
          </table:table-cell>
          <table:table-cell table:style-name="ce74" table:formula="of:=LEFT([.A157];FIND(&quot; &quot;;[.A157]))" office:value-type="string" office:string-value="" calcext:value-type="error">
            <text:p>#VALOR!</text:p>
          </table:table-cell>
          <table:table-cell table:style-name="ce74" table:formula="of:=SUBSTITUTE([.A157];[.B157];&quot;&quot;)" office:value-type="string" office:string-value="" calcext:value-type="error">
            <text:p>#VALOR!</text:p>
          </table:table-cell>
          <table:table-cell table:style-name="ce75" table:formula="of:=LEFT([.A157];FIND(&quot; &quot;;[.A157];FIND(&quot; &quot;;[.A157])+1)-1)" office:value-type="string" office:string-value="" calcext:value-type="error">
            <text:p>#VALOR!</text:p>
          </table:table-cell>
          <table:table-cell table:style-name="ce74" table:formula="of:=SUBSTITUTE([.D15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5" calcext:value-type="float">
            <text:p>155</text:p>
          </table:table-cell>
          <table:table-cell table:formula="of:=CONCATENATE([usuários.A157];[.G157])" office:value-type="string" office:string-value="213155" calcext:value-type="string">
            <text:p>213155</text:p>
          </table:table-cell>
          <table:table-cell table:number-columns-repeated="1016"/>
        </table:table-row>
        <table:table-row table:style-name="ro7">
          <table:table-cell table:style-name="ce70" table:formula="of:=[usuários_2.B158]">
            <text:p/>
          </table:table-cell>
          <table:table-cell table:style-name="ce74" table:formula="of:=LEFT([.A158];FIND(&quot; &quot;;[.A158]))" office:value-type="string" office:string-value="" calcext:value-type="error">
            <text:p>#VALOR!</text:p>
          </table:table-cell>
          <table:table-cell table:style-name="ce74" table:formula="of:=SUBSTITUTE([.A158];[.B158];&quot;&quot;)" office:value-type="string" office:string-value="" calcext:value-type="error">
            <text:p>#VALOR!</text:p>
          </table:table-cell>
          <table:table-cell table:style-name="ce75" table:formula="of:=LEFT([.A158];FIND(&quot; &quot;;[.A158];FIND(&quot; &quot;;[.A158])+1)-1)" office:value-type="string" office:string-value="" calcext:value-type="error">
            <text:p>#VALOR!</text:p>
          </table:table-cell>
          <table:table-cell table:style-name="ce74" table:formula="of:=SUBSTITUTE([.D15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6" calcext:value-type="float">
            <text:p>156</text:p>
          </table:table-cell>
          <table:table-cell table:formula="of:=CONCATENATE([usuários.A158];[.G158])" office:value-type="string" office:string-value="213156" calcext:value-type="string">
            <text:p>213156</text:p>
          </table:table-cell>
          <table:table-cell table:number-columns-repeated="1016"/>
        </table:table-row>
        <table:table-row table:style-name="ro7">
          <table:table-cell table:style-name="ce70" table:formula="of:=[usuários_2.B159]">
            <text:p/>
          </table:table-cell>
          <table:table-cell table:style-name="ce74" table:formula="of:=LEFT([.A159];FIND(&quot; &quot;;[.A159]))" office:value-type="string" office:string-value="" calcext:value-type="error">
            <text:p>#VALOR!</text:p>
          </table:table-cell>
          <table:table-cell table:style-name="ce74" table:formula="of:=SUBSTITUTE([.A159];[.B159];&quot;&quot;)" office:value-type="string" office:string-value="" calcext:value-type="error">
            <text:p>#VALOR!</text:p>
          </table:table-cell>
          <table:table-cell table:style-name="ce75" table:formula="of:=LEFT([.A159];FIND(&quot; &quot;;[.A159];FIND(&quot; &quot;;[.A159])+1)-1)" office:value-type="string" office:string-value="" calcext:value-type="error">
            <text:p>#VALOR!</text:p>
          </table:table-cell>
          <table:table-cell table:style-name="ce74" table:formula="of:=SUBSTITUTE([.D15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7" calcext:value-type="float">
            <text:p>157</text:p>
          </table:table-cell>
          <table:table-cell table:formula="of:=CONCATENATE([usuários.A159];[.G159])" office:value-type="string" office:string-value="213157" calcext:value-type="string">
            <text:p>213157</text:p>
          </table:table-cell>
          <table:table-cell table:number-columns-repeated="1016"/>
        </table:table-row>
        <table:table-row table:style-name="ro7">
          <table:table-cell table:style-name="ce70" table:formula="of:=[usuários_2.B160]">
            <text:p/>
          </table:table-cell>
          <table:table-cell table:style-name="ce74" table:formula="of:=LEFT([.A160];FIND(&quot; &quot;;[.A160]))" office:value-type="string" office:string-value="" calcext:value-type="error">
            <text:p>#VALOR!</text:p>
          </table:table-cell>
          <table:table-cell table:style-name="ce74" table:formula="of:=SUBSTITUTE([.A160];[.B160];&quot;&quot;)" office:value-type="string" office:string-value="" calcext:value-type="error">
            <text:p>#VALOR!</text:p>
          </table:table-cell>
          <table:table-cell table:style-name="ce75" table:formula="of:=LEFT([.A160];FIND(&quot; &quot;;[.A160];FIND(&quot; &quot;;[.A160])+1)-1)" office:value-type="string" office:string-value="" calcext:value-type="error">
            <text:p>#VALOR!</text:p>
          </table:table-cell>
          <table:table-cell table:style-name="ce74" table:formula="of:=SUBSTITUTE([.D16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8" calcext:value-type="float">
            <text:p>158</text:p>
          </table:table-cell>
          <table:table-cell table:formula="of:=CONCATENATE([usuários.A160];[.G160])" office:value-type="string" office:string-value="213158" calcext:value-type="string">
            <text:p>213158</text:p>
          </table:table-cell>
          <table:table-cell table:number-columns-repeated="1016"/>
        </table:table-row>
        <table:table-row table:style-name="ro7">
          <table:table-cell table:style-name="ce70" table:formula="of:=[usuários_2.B161]">
            <text:p/>
          </table:table-cell>
          <table:table-cell table:style-name="ce74" table:formula="of:=LEFT([.A161];FIND(&quot; &quot;;[.A161]))" office:value-type="string" office:string-value="" calcext:value-type="error">
            <text:p>#VALOR!</text:p>
          </table:table-cell>
          <table:table-cell table:style-name="ce74" table:formula="of:=SUBSTITUTE([.A161];[.B161];&quot;&quot;)" office:value-type="string" office:string-value="" calcext:value-type="error">
            <text:p>#VALOR!</text:p>
          </table:table-cell>
          <table:table-cell table:style-name="ce75" table:formula="of:=LEFT([.A161];FIND(&quot; &quot;;[.A161];FIND(&quot; &quot;;[.A161])+1)-1)" office:value-type="string" office:string-value="" calcext:value-type="error">
            <text:p>#VALOR!</text:p>
          </table:table-cell>
          <table:table-cell table:style-name="ce74" table:formula="of:=SUBSTITUTE([.D16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59" calcext:value-type="float">
            <text:p>159</text:p>
          </table:table-cell>
          <table:table-cell table:formula="of:=CONCATENATE([usuários.A161];[.G161])" office:value-type="string" office:string-value="213159" calcext:value-type="string">
            <text:p>213159</text:p>
          </table:table-cell>
          <table:table-cell table:number-columns-repeated="1016"/>
        </table:table-row>
        <table:table-row table:style-name="ro7">
          <table:table-cell table:style-name="ce70" table:formula="of:=[usuários_2.B162]">
            <text:p/>
          </table:table-cell>
          <table:table-cell table:style-name="ce74" table:formula="of:=LEFT([.A162];FIND(&quot; &quot;;[.A162]))" office:value-type="string" office:string-value="" calcext:value-type="error">
            <text:p>#VALOR!</text:p>
          </table:table-cell>
          <table:table-cell table:style-name="ce74" table:formula="of:=SUBSTITUTE([.A162];[.B162];&quot;&quot;)" office:value-type="string" office:string-value="" calcext:value-type="error">
            <text:p>#VALOR!</text:p>
          </table:table-cell>
          <table:table-cell table:style-name="ce75" table:formula="of:=LEFT([.A162];FIND(&quot; &quot;;[.A162];FIND(&quot; &quot;;[.A162])+1)-1)" office:value-type="string" office:string-value="" calcext:value-type="error">
            <text:p>#VALOR!</text:p>
          </table:table-cell>
          <table:table-cell table:style-name="ce74" table:formula="of:=SUBSTITUTE([.D16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0" calcext:value-type="float">
            <text:p>160</text:p>
          </table:table-cell>
          <table:table-cell table:formula="of:=CONCATENATE([usuários.A162];[.G162])" office:value-type="string" office:string-value="213160" calcext:value-type="string">
            <text:p>213160</text:p>
          </table:table-cell>
          <table:table-cell table:number-columns-repeated="1016"/>
        </table:table-row>
        <table:table-row table:style-name="ro7">
          <table:table-cell table:style-name="ce70" table:formula="of:=[usuários_2.B163]">
            <text:p/>
          </table:table-cell>
          <table:table-cell table:style-name="ce74" table:formula="of:=LEFT([.A163];FIND(&quot; &quot;;[.A163]))" office:value-type="string" office:string-value="" calcext:value-type="error">
            <text:p>#VALOR!</text:p>
          </table:table-cell>
          <table:table-cell table:style-name="ce74" table:formula="of:=SUBSTITUTE([.A163];[.B163];&quot;&quot;)" office:value-type="string" office:string-value="" calcext:value-type="error">
            <text:p>#VALOR!</text:p>
          </table:table-cell>
          <table:table-cell table:style-name="ce75" table:formula="of:=LEFT([.A163];FIND(&quot; &quot;;[.A163];FIND(&quot; &quot;;[.A163])+1)-1)" office:value-type="string" office:string-value="" calcext:value-type="error">
            <text:p>#VALOR!</text:p>
          </table:table-cell>
          <table:table-cell table:style-name="ce74" table:formula="of:=SUBSTITUTE([.D16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1" calcext:value-type="float">
            <text:p>161</text:p>
          </table:table-cell>
          <table:table-cell table:formula="of:=CONCATENATE([usuários.A163];[.G163])" office:value-type="string" office:string-value="213161" calcext:value-type="string">
            <text:p>213161</text:p>
          </table:table-cell>
          <table:table-cell table:number-columns-repeated="1016"/>
        </table:table-row>
        <table:table-row table:style-name="ro7">
          <table:table-cell table:style-name="ce70" table:formula="of:=[usuários_2.B164]">
            <text:p/>
          </table:table-cell>
          <table:table-cell table:style-name="ce74" table:formula="of:=LEFT([.A164];FIND(&quot; &quot;;[.A164]))" office:value-type="string" office:string-value="" calcext:value-type="error">
            <text:p>#VALOR!</text:p>
          </table:table-cell>
          <table:table-cell table:style-name="ce74" table:formula="of:=SUBSTITUTE([.A164];[.B164];&quot;&quot;)" office:value-type="string" office:string-value="" calcext:value-type="error">
            <text:p>#VALOR!</text:p>
          </table:table-cell>
          <table:table-cell table:style-name="ce75" table:formula="of:=LEFT([.A164];FIND(&quot; &quot;;[.A164];FIND(&quot; &quot;;[.A164])+1)-1)" office:value-type="string" office:string-value="" calcext:value-type="error">
            <text:p>#VALOR!</text:p>
          </table:table-cell>
          <table:table-cell table:style-name="ce74" table:formula="of:=SUBSTITUTE([.D16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2" calcext:value-type="float">
            <text:p>162</text:p>
          </table:table-cell>
          <table:table-cell table:formula="of:=CONCATENATE([usuários.A164];[.G164])" office:value-type="string" office:string-value="213162" calcext:value-type="string">
            <text:p>213162</text:p>
          </table:table-cell>
          <table:table-cell table:number-columns-repeated="1016"/>
        </table:table-row>
        <table:table-row table:style-name="ro7">
          <table:table-cell table:style-name="ce70" table:formula="of:=[usuários_2.B165]">
            <text:p/>
          </table:table-cell>
          <table:table-cell table:style-name="ce74" table:formula="of:=LEFT([.A165];FIND(&quot; &quot;;[.A165]))" office:value-type="string" office:string-value="" calcext:value-type="error">
            <text:p>#VALOR!</text:p>
          </table:table-cell>
          <table:table-cell table:style-name="ce74" table:formula="of:=SUBSTITUTE([.A165];[.B165];&quot;&quot;)" office:value-type="string" office:string-value="" calcext:value-type="error">
            <text:p>#VALOR!</text:p>
          </table:table-cell>
          <table:table-cell table:style-name="ce75" table:formula="of:=LEFT([.A165];FIND(&quot; &quot;;[.A165];FIND(&quot; &quot;;[.A165])+1)-1)" office:value-type="string" office:string-value="" calcext:value-type="error">
            <text:p>#VALOR!</text:p>
          </table:table-cell>
          <table:table-cell table:style-name="ce74" table:formula="of:=SUBSTITUTE([.D16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3" calcext:value-type="float">
            <text:p>163</text:p>
          </table:table-cell>
          <table:table-cell table:formula="of:=CONCATENATE([usuários.A165];[.G165])" office:value-type="string" office:string-value="213163" calcext:value-type="string">
            <text:p>213163</text:p>
          </table:table-cell>
          <table:table-cell table:number-columns-repeated="1016"/>
        </table:table-row>
        <table:table-row table:style-name="ro7">
          <table:table-cell table:style-name="ce70" table:formula="of:=[usuários_2.B166]">
            <text:p/>
          </table:table-cell>
          <table:table-cell table:style-name="ce74" table:formula="of:=LEFT([.A166];FIND(&quot; &quot;;[.A166]))" office:value-type="string" office:string-value="" calcext:value-type="error">
            <text:p>#VALOR!</text:p>
          </table:table-cell>
          <table:table-cell table:style-name="ce74" table:formula="of:=SUBSTITUTE([.A166];[.B166];&quot;&quot;)" office:value-type="string" office:string-value="" calcext:value-type="error">
            <text:p>#VALOR!</text:p>
          </table:table-cell>
          <table:table-cell table:style-name="ce75" table:formula="of:=LEFT([.A166];FIND(&quot; &quot;;[.A166];FIND(&quot; &quot;;[.A166])+1)-1)" office:value-type="string" office:string-value="" calcext:value-type="error">
            <text:p>#VALOR!</text:p>
          </table:table-cell>
          <table:table-cell table:style-name="ce74" table:formula="of:=SUBSTITUTE([.D16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4" calcext:value-type="float">
            <text:p>164</text:p>
          </table:table-cell>
          <table:table-cell table:formula="of:=CONCATENATE([usuários.A166];[.G166])" office:value-type="string" office:string-value="213164" calcext:value-type="string">
            <text:p>213164</text:p>
          </table:table-cell>
          <table:table-cell table:number-columns-repeated="1016"/>
        </table:table-row>
        <table:table-row table:style-name="ro7">
          <table:table-cell table:style-name="ce70" table:formula="of:=[usuários_2.B167]">
            <text:p/>
          </table:table-cell>
          <table:table-cell table:style-name="ce74" table:formula="of:=LEFT([.A167];FIND(&quot; &quot;;[.A167]))" office:value-type="string" office:string-value="" calcext:value-type="error">
            <text:p>#VALOR!</text:p>
          </table:table-cell>
          <table:table-cell table:style-name="ce74" table:formula="of:=SUBSTITUTE([.A167];[.B167];&quot;&quot;)" office:value-type="string" office:string-value="" calcext:value-type="error">
            <text:p>#VALOR!</text:p>
          </table:table-cell>
          <table:table-cell table:style-name="ce75" table:formula="of:=LEFT([.A167];FIND(&quot; &quot;;[.A167];FIND(&quot; &quot;;[.A167])+1)-1)" office:value-type="string" office:string-value="" calcext:value-type="error">
            <text:p>#VALOR!</text:p>
          </table:table-cell>
          <table:table-cell table:style-name="ce74" table:formula="of:=SUBSTITUTE([.D16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5" calcext:value-type="float">
            <text:p>165</text:p>
          </table:table-cell>
          <table:table-cell table:formula="of:=CONCATENATE([usuários.A167];[.G167])" office:value-type="string" office:string-value="213165" calcext:value-type="string">
            <text:p>213165</text:p>
          </table:table-cell>
          <table:table-cell table:number-columns-repeated="1016"/>
        </table:table-row>
        <table:table-row table:style-name="ro7">
          <table:table-cell table:style-name="ce70" table:formula="of:=[usuários_2.B168]">
            <text:p/>
          </table:table-cell>
          <table:table-cell table:style-name="ce74" table:formula="of:=LEFT([.A168];FIND(&quot; &quot;;[.A168]))" office:value-type="string" office:string-value="" calcext:value-type="error">
            <text:p>#VALOR!</text:p>
          </table:table-cell>
          <table:table-cell table:style-name="ce74" table:formula="of:=SUBSTITUTE([.A168];[.B168];&quot;&quot;)" office:value-type="string" office:string-value="" calcext:value-type="error">
            <text:p>#VALOR!</text:p>
          </table:table-cell>
          <table:table-cell table:style-name="ce75" table:formula="of:=LEFT([.A168];FIND(&quot; &quot;;[.A168];FIND(&quot; &quot;;[.A168])+1)-1)" office:value-type="string" office:string-value="" calcext:value-type="error">
            <text:p>#VALOR!</text:p>
          </table:table-cell>
          <table:table-cell table:style-name="ce74" table:formula="of:=SUBSTITUTE([.D16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6" calcext:value-type="float">
            <text:p>166</text:p>
          </table:table-cell>
          <table:table-cell table:formula="of:=CONCATENATE([usuários.A168];[.G168])" office:value-type="string" office:string-value="213166" calcext:value-type="string">
            <text:p>213166</text:p>
          </table:table-cell>
          <table:table-cell table:number-columns-repeated="1016"/>
        </table:table-row>
        <table:table-row table:style-name="ro7">
          <table:table-cell table:style-name="ce70" table:formula="of:=[usuários_2.B169]">
            <text:p/>
          </table:table-cell>
          <table:table-cell table:style-name="ce74" table:formula="of:=LEFT([.A169];FIND(&quot; &quot;;[.A169]))" office:value-type="string" office:string-value="" calcext:value-type="error">
            <text:p>#VALOR!</text:p>
          </table:table-cell>
          <table:table-cell table:style-name="ce74" table:formula="of:=SUBSTITUTE([.A169];[.B169];&quot;&quot;)" office:value-type="string" office:string-value="" calcext:value-type="error">
            <text:p>#VALOR!</text:p>
          </table:table-cell>
          <table:table-cell table:style-name="ce75" table:formula="of:=LEFT([.A169];FIND(&quot; &quot;;[.A169];FIND(&quot; &quot;;[.A169])+1)-1)" office:value-type="string" office:string-value="" calcext:value-type="error">
            <text:p>#VALOR!</text:p>
          </table:table-cell>
          <table:table-cell table:style-name="ce74" table:formula="of:=SUBSTITUTE([.D16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7" calcext:value-type="float">
            <text:p>167</text:p>
          </table:table-cell>
          <table:table-cell table:formula="of:=CONCATENATE([usuários.A169];[.G169])" office:value-type="string" office:string-value="213167" calcext:value-type="string">
            <text:p>213167</text:p>
          </table:table-cell>
          <table:table-cell table:number-columns-repeated="1016"/>
        </table:table-row>
        <table:table-row table:style-name="ro7">
          <table:table-cell table:style-name="ce70" table:formula="of:=[usuários_2.B170]">
            <text:p/>
          </table:table-cell>
          <table:table-cell table:style-name="ce74" table:formula="of:=LEFT([.A170];FIND(&quot; &quot;;[.A170]))" office:value-type="string" office:string-value="" calcext:value-type="error">
            <text:p>#VALOR!</text:p>
          </table:table-cell>
          <table:table-cell table:style-name="ce74" table:formula="of:=SUBSTITUTE([.A170];[.B170];&quot;&quot;)" office:value-type="string" office:string-value="" calcext:value-type="error">
            <text:p>#VALOR!</text:p>
          </table:table-cell>
          <table:table-cell table:style-name="ce75" table:formula="of:=LEFT([.A170];FIND(&quot; &quot;;[.A170];FIND(&quot; &quot;;[.A170])+1)-1)" office:value-type="string" office:string-value="" calcext:value-type="error">
            <text:p>#VALOR!</text:p>
          </table:table-cell>
          <table:table-cell table:style-name="ce74" table:formula="of:=SUBSTITUTE([.D17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8" calcext:value-type="float">
            <text:p>168</text:p>
          </table:table-cell>
          <table:table-cell table:formula="of:=CONCATENATE([usuários.A170];[.G170])" office:value-type="string" office:string-value="213168" calcext:value-type="string">
            <text:p>213168</text:p>
          </table:table-cell>
          <table:table-cell table:number-columns-repeated="1016"/>
        </table:table-row>
        <table:table-row table:style-name="ro7">
          <table:table-cell table:style-name="ce70" table:formula="of:=[usuários_2.B171]">
            <text:p/>
          </table:table-cell>
          <table:table-cell table:style-name="ce74" table:formula="of:=LEFT([.A171];FIND(&quot; &quot;;[.A171]))" office:value-type="string" office:string-value="" calcext:value-type="error">
            <text:p>#VALOR!</text:p>
          </table:table-cell>
          <table:table-cell table:style-name="ce74" table:formula="of:=SUBSTITUTE([.A171];[.B171];&quot;&quot;)" office:value-type="string" office:string-value="" calcext:value-type="error">
            <text:p>#VALOR!</text:p>
          </table:table-cell>
          <table:table-cell table:style-name="ce75" table:formula="of:=LEFT([.A171];FIND(&quot; &quot;;[.A171];FIND(&quot; &quot;;[.A171])+1)-1)" office:value-type="string" office:string-value="" calcext:value-type="error">
            <text:p>#VALOR!</text:p>
          </table:table-cell>
          <table:table-cell table:style-name="ce74" table:formula="of:=SUBSTITUTE([.D17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69" calcext:value-type="float">
            <text:p>169</text:p>
          </table:table-cell>
          <table:table-cell table:formula="of:=CONCATENATE([usuários.A171];[.G171])" office:value-type="string" office:string-value="213169" calcext:value-type="string">
            <text:p>213169</text:p>
          </table:table-cell>
          <table:table-cell table:number-columns-repeated="1016"/>
        </table:table-row>
        <table:table-row table:style-name="ro7">
          <table:table-cell table:style-name="ce70" table:formula="of:=[usuários_2.B172]">
            <text:p/>
          </table:table-cell>
          <table:table-cell table:style-name="ce74" table:formula="of:=LEFT([.A172];FIND(&quot; &quot;;[.A172]))" office:value-type="string" office:string-value="" calcext:value-type="error">
            <text:p>#VALOR!</text:p>
          </table:table-cell>
          <table:table-cell table:style-name="ce74" table:formula="of:=SUBSTITUTE([.A172];[.B172];&quot;&quot;)" office:value-type="string" office:string-value="" calcext:value-type="error">
            <text:p>#VALOR!</text:p>
          </table:table-cell>
          <table:table-cell table:style-name="ce75" table:formula="of:=LEFT([.A172];FIND(&quot; &quot;;[.A172];FIND(&quot; &quot;;[.A172])+1)-1)" office:value-type="string" office:string-value="" calcext:value-type="error">
            <text:p>#VALOR!</text:p>
          </table:table-cell>
          <table:table-cell table:style-name="ce74" table:formula="of:=SUBSTITUTE([.D17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0" calcext:value-type="float">
            <text:p>170</text:p>
          </table:table-cell>
          <table:table-cell table:formula="of:=CONCATENATE([usuários.A172];[.G172])" office:value-type="string" office:string-value="213170" calcext:value-type="string">
            <text:p>213170</text:p>
          </table:table-cell>
          <table:table-cell table:number-columns-repeated="1016"/>
        </table:table-row>
        <table:table-row table:style-name="ro7">
          <table:table-cell table:style-name="ce70" table:formula="of:=[usuários_2.B173]">
            <text:p/>
          </table:table-cell>
          <table:table-cell table:style-name="ce74" table:formula="of:=LEFT([.A173];FIND(&quot; &quot;;[.A173]))" office:value-type="string" office:string-value="" calcext:value-type="error">
            <text:p>#VALOR!</text:p>
          </table:table-cell>
          <table:table-cell table:style-name="ce74" table:formula="of:=SUBSTITUTE([.A173];[.B173];&quot;&quot;)" office:value-type="string" office:string-value="" calcext:value-type="error">
            <text:p>#VALOR!</text:p>
          </table:table-cell>
          <table:table-cell table:style-name="ce75" table:formula="of:=LEFT([.A173];FIND(&quot; &quot;;[.A173];FIND(&quot; &quot;;[.A173])+1)-1)" office:value-type="string" office:string-value="" calcext:value-type="error">
            <text:p>#VALOR!</text:p>
          </table:table-cell>
          <table:table-cell table:style-name="ce74" table:formula="of:=SUBSTITUTE([.D17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1" calcext:value-type="float">
            <text:p>171</text:p>
          </table:table-cell>
          <table:table-cell table:formula="of:=CONCATENATE([usuários.A173];[.G173])" office:value-type="string" office:string-value="213171" calcext:value-type="string">
            <text:p>213171</text:p>
          </table:table-cell>
          <table:table-cell table:number-columns-repeated="1016"/>
        </table:table-row>
        <table:table-row table:style-name="ro7">
          <table:table-cell table:style-name="ce70" table:formula="of:=[usuários_2.B174]">
            <text:p/>
          </table:table-cell>
          <table:table-cell table:style-name="ce74" table:formula="of:=LEFT([.A174];FIND(&quot; &quot;;[.A174]))" office:value-type="string" office:string-value="" calcext:value-type="error">
            <text:p>#VALOR!</text:p>
          </table:table-cell>
          <table:table-cell table:style-name="ce74" table:formula="of:=SUBSTITUTE([.A174];[.B174];&quot;&quot;)" office:value-type="string" office:string-value="" calcext:value-type="error">
            <text:p>#VALOR!</text:p>
          </table:table-cell>
          <table:table-cell table:style-name="ce75" table:formula="of:=LEFT([.A174];FIND(&quot; &quot;;[.A174];FIND(&quot; &quot;;[.A174])+1)-1)" office:value-type="string" office:string-value="" calcext:value-type="error">
            <text:p>#VALOR!</text:p>
          </table:table-cell>
          <table:table-cell table:style-name="ce74" table:formula="of:=SUBSTITUTE([.D17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2" calcext:value-type="float">
            <text:p>172</text:p>
          </table:table-cell>
          <table:table-cell table:formula="of:=CONCATENATE([usuários.A174];[.G174])" office:value-type="string" office:string-value="213172" calcext:value-type="string">
            <text:p>213172</text:p>
          </table:table-cell>
          <table:table-cell table:number-columns-repeated="1016"/>
        </table:table-row>
        <table:table-row table:style-name="ro7">
          <table:table-cell table:style-name="ce70" table:formula="of:=[usuários_2.B175]">
            <text:p/>
          </table:table-cell>
          <table:table-cell table:style-name="ce74" table:formula="of:=LEFT([.A175];FIND(&quot; &quot;;[.A175]))" office:value-type="string" office:string-value="" calcext:value-type="error">
            <text:p>#VALOR!</text:p>
          </table:table-cell>
          <table:table-cell table:style-name="ce74" table:formula="of:=SUBSTITUTE([.A175];[.B175];&quot;&quot;)" office:value-type="string" office:string-value="" calcext:value-type="error">
            <text:p>#VALOR!</text:p>
          </table:table-cell>
          <table:table-cell table:style-name="ce75" table:formula="of:=LEFT([.A175];FIND(&quot; &quot;;[.A175];FIND(&quot; &quot;;[.A175])+1)-1)" office:value-type="string" office:string-value="" calcext:value-type="error">
            <text:p>#VALOR!</text:p>
          </table:table-cell>
          <table:table-cell table:style-name="ce74" table:formula="of:=SUBSTITUTE([.D17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3" calcext:value-type="float">
            <text:p>173</text:p>
          </table:table-cell>
          <table:table-cell table:formula="of:=CONCATENATE([usuários.A175];[.G175])" office:value-type="string" office:string-value="213173" calcext:value-type="string">
            <text:p>213173</text:p>
          </table:table-cell>
          <table:table-cell table:number-columns-repeated="1016"/>
        </table:table-row>
        <table:table-row table:style-name="ro7">
          <table:table-cell table:style-name="ce70" table:formula="of:=[usuários_2.B176]">
            <text:p/>
          </table:table-cell>
          <table:table-cell table:style-name="ce74" table:formula="of:=LEFT([.A176];FIND(&quot; &quot;;[.A176]))" office:value-type="string" office:string-value="" calcext:value-type="error">
            <text:p>#VALOR!</text:p>
          </table:table-cell>
          <table:table-cell table:style-name="ce74" table:formula="of:=SUBSTITUTE([.A176];[.B176];&quot;&quot;)" office:value-type="string" office:string-value="" calcext:value-type="error">
            <text:p>#VALOR!</text:p>
          </table:table-cell>
          <table:table-cell table:style-name="ce75" table:formula="of:=LEFT([.A176];FIND(&quot; &quot;;[.A176];FIND(&quot; &quot;;[.A176])+1)-1)" office:value-type="string" office:string-value="" calcext:value-type="error">
            <text:p>#VALOR!</text:p>
          </table:table-cell>
          <table:table-cell table:style-name="ce74" table:formula="of:=SUBSTITUTE([.D17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4" calcext:value-type="float">
            <text:p>174</text:p>
          </table:table-cell>
          <table:table-cell table:formula="of:=CONCATENATE([usuários.A176];[.G176])" office:value-type="string" office:string-value="213174" calcext:value-type="string">
            <text:p>213174</text:p>
          </table:table-cell>
          <table:table-cell table:number-columns-repeated="1016"/>
        </table:table-row>
        <table:table-row table:style-name="ro7">
          <table:table-cell table:style-name="ce70" table:formula="of:=[usuários_2.B177]">
            <text:p/>
          </table:table-cell>
          <table:table-cell table:style-name="ce74" table:formula="of:=LEFT([.A177];FIND(&quot; &quot;;[.A177]))" office:value-type="string" office:string-value="" calcext:value-type="error">
            <text:p>#VALOR!</text:p>
          </table:table-cell>
          <table:table-cell table:style-name="ce74" table:formula="of:=SUBSTITUTE([.A177];[.B177];&quot;&quot;)" office:value-type="string" office:string-value="" calcext:value-type="error">
            <text:p>#VALOR!</text:p>
          </table:table-cell>
          <table:table-cell table:style-name="ce75" table:formula="of:=LEFT([.A177];FIND(&quot; &quot;;[.A177];FIND(&quot; &quot;;[.A177])+1)-1)" office:value-type="string" office:string-value="" calcext:value-type="error">
            <text:p>#VALOR!</text:p>
          </table:table-cell>
          <table:table-cell table:style-name="ce74" table:formula="of:=SUBSTITUTE([.D17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5" calcext:value-type="float">
            <text:p>175</text:p>
          </table:table-cell>
          <table:table-cell table:formula="of:=CONCATENATE([usuários.A177];[.G177])" office:value-type="string" office:string-value="213175" calcext:value-type="string">
            <text:p>213175</text:p>
          </table:table-cell>
          <table:table-cell table:number-columns-repeated="1016"/>
        </table:table-row>
        <table:table-row table:style-name="ro7">
          <table:table-cell table:style-name="ce70" table:formula="of:=[usuários_2.B178]">
            <text:p/>
          </table:table-cell>
          <table:table-cell table:style-name="ce74" table:formula="of:=LEFT([.A178];FIND(&quot; &quot;;[.A178]))" office:value-type="string" office:string-value="" calcext:value-type="error">
            <text:p>#VALOR!</text:p>
          </table:table-cell>
          <table:table-cell table:style-name="ce74" table:formula="of:=SUBSTITUTE([.A178];[.B178];&quot;&quot;)" office:value-type="string" office:string-value="" calcext:value-type="error">
            <text:p>#VALOR!</text:p>
          </table:table-cell>
          <table:table-cell table:style-name="ce75" table:formula="of:=LEFT([.A178];FIND(&quot; &quot;;[.A178];FIND(&quot; &quot;;[.A178])+1)-1)" office:value-type="string" office:string-value="" calcext:value-type="error">
            <text:p>#VALOR!</text:p>
          </table:table-cell>
          <table:table-cell table:style-name="ce74" table:formula="of:=SUBSTITUTE([.D17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6" calcext:value-type="float">
            <text:p>176</text:p>
          </table:table-cell>
          <table:table-cell table:formula="of:=CONCATENATE([usuários.A178];[.G178])" office:value-type="string" office:string-value="213176" calcext:value-type="string">
            <text:p>213176</text:p>
          </table:table-cell>
          <table:table-cell table:number-columns-repeated="1016"/>
        </table:table-row>
        <table:table-row table:style-name="ro7">
          <table:table-cell table:style-name="ce70" table:formula="of:=[usuários_2.B179]">
            <text:p/>
          </table:table-cell>
          <table:table-cell table:style-name="ce74" table:formula="of:=LEFT([.A179];FIND(&quot; &quot;;[.A179]))" office:value-type="string" office:string-value="" calcext:value-type="error">
            <text:p>#VALOR!</text:p>
          </table:table-cell>
          <table:table-cell table:style-name="ce74" table:formula="of:=SUBSTITUTE([.A179];[.B179];&quot;&quot;)" office:value-type="string" office:string-value="" calcext:value-type="error">
            <text:p>#VALOR!</text:p>
          </table:table-cell>
          <table:table-cell table:style-name="ce75" table:formula="of:=LEFT([.A179];FIND(&quot; &quot;;[.A179];FIND(&quot; &quot;;[.A179])+1)-1)" office:value-type="string" office:string-value="" calcext:value-type="error">
            <text:p>#VALOR!</text:p>
          </table:table-cell>
          <table:table-cell table:style-name="ce74" table:formula="of:=SUBSTITUTE([.D17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7" calcext:value-type="float">
            <text:p>177</text:p>
          </table:table-cell>
          <table:table-cell table:formula="of:=CONCATENATE([usuários.A179];[.G179])" office:value-type="string" office:string-value="213177" calcext:value-type="string">
            <text:p>213177</text:p>
          </table:table-cell>
          <table:table-cell table:number-columns-repeated="1016"/>
        </table:table-row>
        <table:table-row table:style-name="ro7">
          <table:table-cell table:style-name="ce70" table:formula="of:=[usuários_2.B180]">
            <text:p/>
          </table:table-cell>
          <table:table-cell table:style-name="ce74" table:formula="of:=LEFT([.A180];FIND(&quot; &quot;;[.A180]))" office:value-type="string" office:string-value="" calcext:value-type="error">
            <text:p>#VALOR!</text:p>
          </table:table-cell>
          <table:table-cell table:style-name="ce74" table:formula="of:=SUBSTITUTE([.A180];[.B180];&quot;&quot;)" office:value-type="string" office:string-value="" calcext:value-type="error">
            <text:p>#VALOR!</text:p>
          </table:table-cell>
          <table:table-cell table:style-name="ce75" table:formula="of:=LEFT([.A180];FIND(&quot; &quot;;[.A180];FIND(&quot; &quot;;[.A180])+1)-1)" office:value-type="string" office:string-value="" calcext:value-type="error">
            <text:p>#VALOR!</text:p>
          </table:table-cell>
          <table:table-cell table:style-name="ce74" table:formula="of:=SUBSTITUTE([.D18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8" calcext:value-type="float">
            <text:p>178</text:p>
          </table:table-cell>
          <table:table-cell table:formula="of:=CONCATENATE([usuários.A180];[.G180])" office:value-type="string" office:string-value="213178" calcext:value-type="string">
            <text:p>213178</text:p>
          </table:table-cell>
          <table:table-cell table:number-columns-repeated="1016"/>
        </table:table-row>
        <table:table-row table:style-name="ro7">
          <table:table-cell table:style-name="ce70" table:formula="of:=[usuários_2.B181]">
            <text:p/>
          </table:table-cell>
          <table:table-cell table:style-name="ce74" table:formula="of:=LEFT([.A181];FIND(&quot; &quot;;[.A181]))" office:value-type="string" office:string-value="" calcext:value-type="error">
            <text:p>#VALOR!</text:p>
          </table:table-cell>
          <table:table-cell table:style-name="ce74" table:formula="of:=SUBSTITUTE([.A181];[.B181];&quot;&quot;)" office:value-type="string" office:string-value="" calcext:value-type="error">
            <text:p>#VALOR!</text:p>
          </table:table-cell>
          <table:table-cell table:style-name="ce75" table:formula="of:=LEFT([.A181];FIND(&quot; &quot;;[.A181];FIND(&quot; &quot;;[.A181])+1)-1)" office:value-type="string" office:string-value="" calcext:value-type="error">
            <text:p>#VALOR!</text:p>
          </table:table-cell>
          <table:table-cell table:style-name="ce74" table:formula="of:=SUBSTITUTE([.D18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79" calcext:value-type="float">
            <text:p>179</text:p>
          </table:table-cell>
          <table:table-cell table:formula="of:=CONCATENATE([usuários.A181];[.G181])" office:value-type="string" office:string-value="213179" calcext:value-type="string">
            <text:p>213179</text:p>
          </table:table-cell>
          <table:table-cell table:number-columns-repeated="1016"/>
        </table:table-row>
        <table:table-row table:style-name="ro7">
          <table:table-cell table:style-name="ce70" table:formula="of:=[usuários_2.B182]">
            <text:p/>
          </table:table-cell>
          <table:table-cell table:style-name="ce74" table:formula="of:=LEFT([.A182];FIND(&quot; &quot;;[.A182]))" office:value-type="string" office:string-value="" calcext:value-type="error">
            <text:p>#VALOR!</text:p>
          </table:table-cell>
          <table:table-cell table:style-name="ce74" table:formula="of:=SUBSTITUTE([.A182];[.B182];&quot;&quot;)" office:value-type="string" office:string-value="" calcext:value-type="error">
            <text:p>#VALOR!</text:p>
          </table:table-cell>
          <table:table-cell table:style-name="ce75" table:formula="of:=LEFT([.A182];FIND(&quot; &quot;;[.A182];FIND(&quot; &quot;;[.A182])+1)-1)" office:value-type="string" office:string-value="" calcext:value-type="error">
            <text:p>#VALOR!</text:p>
          </table:table-cell>
          <table:table-cell table:style-name="ce74" table:formula="of:=SUBSTITUTE([.D18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0" calcext:value-type="float">
            <text:p>180</text:p>
          </table:table-cell>
          <table:table-cell table:formula="of:=CONCATENATE([usuários.A182];[.G182])" office:value-type="string" office:string-value="213180" calcext:value-type="string">
            <text:p>213180</text:p>
          </table:table-cell>
          <table:table-cell table:number-columns-repeated="1016"/>
        </table:table-row>
        <table:table-row table:style-name="ro7">
          <table:table-cell table:style-name="ce70" table:formula="of:=[usuários_2.B183]">
            <text:p/>
          </table:table-cell>
          <table:table-cell table:style-name="ce74" table:formula="of:=LEFT([.A183];FIND(&quot; &quot;;[.A183]))" office:value-type="string" office:string-value="" calcext:value-type="error">
            <text:p>#VALOR!</text:p>
          </table:table-cell>
          <table:table-cell table:style-name="ce74" table:formula="of:=SUBSTITUTE([.A183];[.B183];&quot;&quot;)" office:value-type="string" office:string-value="" calcext:value-type="error">
            <text:p>#VALOR!</text:p>
          </table:table-cell>
          <table:table-cell table:style-name="ce75" table:formula="of:=LEFT([.A183];FIND(&quot; &quot;;[.A183];FIND(&quot; &quot;;[.A183])+1)-1)" office:value-type="string" office:string-value="" calcext:value-type="error">
            <text:p>#VALOR!</text:p>
          </table:table-cell>
          <table:table-cell table:style-name="ce74" table:formula="of:=SUBSTITUTE([.D18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1" calcext:value-type="float">
            <text:p>181</text:p>
          </table:table-cell>
          <table:table-cell table:formula="of:=CONCATENATE([usuários.A183];[.G183])" office:value-type="string" office:string-value="213181" calcext:value-type="string">
            <text:p>213181</text:p>
          </table:table-cell>
          <table:table-cell table:number-columns-repeated="1016"/>
        </table:table-row>
        <table:table-row table:style-name="ro7">
          <table:table-cell table:style-name="ce70" table:formula="of:=[usuários_2.B184]">
            <text:p/>
          </table:table-cell>
          <table:table-cell table:style-name="ce74" table:formula="of:=LEFT([.A184];FIND(&quot; &quot;;[.A184]))" office:value-type="string" office:string-value="" calcext:value-type="error">
            <text:p>#VALOR!</text:p>
          </table:table-cell>
          <table:table-cell table:style-name="ce74" table:formula="of:=SUBSTITUTE([.A184];[.B184];&quot;&quot;)" office:value-type="string" office:string-value="" calcext:value-type="error">
            <text:p>#VALOR!</text:p>
          </table:table-cell>
          <table:table-cell table:style-name="ce75" table:formula="of:=LEFT([.A184];FIND(&quot; &quot;;[.A184];FIND(&quot; &quot;;[.A184])+1)-1)" office:value-type="string" office:string-value="" calcext:value-type="error">
            <text:p>#VALOR!</text:p>
          </table:table-cell>
          <table:table-cell table:style-name="ce74" table:formula="of:=SUBSTITUTE([.D18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2" calcext:value-type="float">
            <text:p>182</text:p>
          </table:table-cell>
          <table:table-cell table:formula="of:=CONCATENATE([usuários.A184];[.G184])" office:value-type="string" office:string-value="213182" calcext:value-type="string">
            <text:p>213182</text:p>
          </table:table-cell>
          <table:table-cell table:number-columns-repeated="1016"/>
        </table:table-row>
        <table:table-row table:style-name="ro7">
          <table:table-cell table:style-name="ce70" table:formula="of:=[usuários_2.B185]">
            <text:p/>
          </table:table-cell>
          <table:table-cell table:style-name="ce74" table:formula="of:=LEFT([.A185];FIND(&quot; &quot;;[.A185]))" office:value-type="string" office:string-value="" calcext:value-type="error">
            <text:p>#VALOR!</text:p>
          </table:table-cell>
          <table:table-cell table:style-name="ce74" table:formula="of:=SUBSTITUTE([.A185];[.B185];&quot;&quot;)" office:value-type="string" office:string-value="" calcext:value-type="error">
            <text:p>#VALOR!</text:p>
          </table:table-cell>
          <table:table-cell table:style-name="ce75" table:formula="of:=LEFT([.A185];FIND(&quot; &quot;;[.A185];FIND(&quot; &quot;;[.A185])+1)-1)" office:value-type="string" office:string-value="" calcext:value-type="error">
            <text:p>#VALOR!</text:p>
          </table:table-cell>
          <table:table-cell table:style-name="ce74" table:formula="of:=SUBSTITUTE([.D18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3" calcext:value-type="float">
            <text:p>183</text:p>
          </table:table-cell>
          <table:table-cell table:formula="of:=CONCATENATE([usuários.A185];[.G185])" office:value-type="string" office:string-value="213183" calcext:value-type="string">
            <text:p>213183</text:p>
          </table:table-cell>
          <table:table-cell table:number-columns-repeated="1016"/>
        </table:table-row>
        <table:table-row table:style-name="ro7">
          <table:table-cell table:style-name="ce70" table:formula="of:=[usuários_2.B186]">
            <text:p/>
          </table:table-cell>
          <table:table-cell table:style-name="ce74" table:formula="of:=LEFT([.A186];FIND(&quot; &quot;;[.A186]))" office:value-type="string" office:string-value="" calcext:value-type="error">
            <text:p>#VALOR!</text:p>
          </table:table-cell>
          <table:table-cell table:style-name="ce74" table:formula="of:=SUBSTITUTE([.A186];[.B186];&quot;&quot;)" office:value-type="string" office:string-value="" calcext:value-type="error">
            <text:p>#VALOR!</text:p>
          </table:table-cell>
          <table:table-cell table:style-name="ce75" table:formula="of:=LEFT([.A186];FIND(&quot; &quot;;[.A186];FIND(&quot; &quot;;[.A186])+1)-1)" office:value-type="string" office:string-value="" calcext:value-type="error">
            <text:p>#VALOR!</text:p>
          </table:table-cell>
          <table:table-cell table:style-name="ce74" table:formula="of:=SUBSTITUTE([.D18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4" calcext:value-type="float">
            <text:p>184</text:p>
          </table:table-cell>
          <table:table-cell table:formula="of:=CONCATENATE([usuários.A186];[.G186])" office:value-type="string" office:string-value="213184" calcext:value-type="string">
            <text:p>213184</text:p>
          </table:table-cell>
          <table:table-cell table:number-columns-repeated="1016"/>
        </table:table-row>
        <table:table-row table:style-name="ro7">
          <table:table-cell table:style-name="ce70" table:formula="of:=[usuários_2.B187]">
            <text:p/>
          </table:table-cell>
          <table:table-cell table:style-name="ce74" table:formula="of:=LEFT([.A187];FIND(&quot; &quot;;[.A187]))" office:value-type="string" office:string-value="" calcext:value-type="error">
            <text:p>#VALOR!</text:p>
          </table:table-cell>
          <table:table-cell table:style-name="ce74" table:formula="of:=SUBSTITUTE([.A187];[.B187];&quot;&quot;)" office:value-type="string" office:string-value="" calcext:value-type="error">
            <text:p>#VALOR!</text:p>
          </table:table-cell>
          <table:table-cell table:style-name="ce75" table:formula="of:=LEFT([.A187];FIND(&quot; &quot;;[.A187];FIND(&quot; &quot;;[.A187])+1)-1)" office:value-type="string" office:string-value="" calcext:value-type="error">
            <text:p>#VALOR!</text:p>
          </table:table-cell>
          <table:table-cell table:style-name="ce74" table:formula="of:=SUBSTITUTE([.D18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5" calcext:value-type="float">
            <text:p>185</text:p>
          </table:table-cell>
          <table:table-cell table:formula="of:=CONCATENATE([usuários.A187];[.G187])" office:value-type="string" office:string-value="213185" calcext:value-type="string">
            <text:p>213185</text:p>
          </table:table-cell>
          <table:table-cell table:number-columns-repeated="1016"/>
        </table:table-row>
        <table:table-row table:style-name="ro7">
          <table:table-cell table:style-name="ce70" table:formula="of:=[usuários_2.B188]">
            <text:p/>
          </table:table-cell>
          <table:table-cell table:style-name="ce74" table:formula="of:=LEFT([.A188];FIND(&quot; &quot;;[.A188]))" office:value-type="string" office:string-value="" calcext:value-type="error">
            <text:p>#VALOR!</text:p>
          </table:table-cell>
          <table:table-cell table:style-name="ce74" table:formula="of:=SUBSTITUTE([.A188];[.B188];&quot;&quot;)" office:value-type="string" office:string-value="" calcext:value-type="error">
            <text:p>#VALOR!</text:p>
          </table:table-cell>
          <table:table-cell table:style-name="ce75" table:formula="of:=LEFT([.A188];FIND(&quot; &quot;;[.A188];FIND(&quot; &quot;;[.A188])+1)-1)" office:value-type="string" office:string-value="" calcext:value-type="error">
            <text:p>#VALOR!</text:p>
          </table:table-cell>
          <table:table-cell table:style-name="ce74" table:formula="of:=SUBSTITUTE([.D18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6" calcext:value-type="float">
            <text:p>186</text:p>
          </table:table-cell>
          <table:table-cell table:formula="of:=CONCATENATE([usuários.A188];[.G188])" office:value-type="string" office:string-value="213186" calcext:value-type="string">
            <text:p>213186</text:p>
          </table:table-cell>
          <table:table-cell table:number-columns-repeated="1016"/>
        </table:table-row>
        <table:table-row table:style-name="ro7">
          <table:table-cell table:style-name="ce70" table:formula="of:=[usuários_2.B189]">
            <text:p/>
          </table:table-cell>
          <table:table-cell table:style-name="ce74" table:formula="of:=LEFT([.A189];FIND(&quot; &quot;;[.A189]))" office:value-type="string" office:string-value="" calcext:value-type="error">
            <text:p>#VALOR!</text:p>
          </table:table-cell>
          <table:table-cell table:style-name="ce74" table:formula="of:=SUBSTITUTE([.A189];[.B189];&quot;&quot;)" office:value-type="string" office:string-value="" calcext:value-type="error">
            <text:p>#VALOR!</text:p>
          </table:table-cell>
          <table:table-cell table:style-name="ce75" table:formula="of:=LEFT([.A189];FIND(&quot; &quot;;[.A189];FIND(&quot; &quot;;[.A189])+1)-1)" office:value-type="string" office:string-value="" calcext:value-type="error">
            <text:p>#VALOR!</text:p>
          </table:table-cell>
          <table:table-cell table:style-name="ce74" table:formula="of:=SUBSTITUTE([.D18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7" calcext:value-type="float">
            <text:p>187</text:p>
          </table:table-cell>
          <table:table-cell table:formula="of:=CONCATENATE([usuários.A189];[.G189])" office:value-type="string" office:string-value="213187" calcext:value-type="string">
            <text:p>213187</text:p>
          </table:table-cell>
          <table:table-cell table:number-columns-repeated="1016"/>
        </table:table-row>
        <table:table-row table:style-name="ro7">
          <table:table-cell table:style-name="ce70" table:formula="of:=[usuários_2.B190]">
            <text:p/>
          </table:table-cell>
          <table:table-cell table:style-name="ce74" table:formula="of:=LEFT([.A190];FIND(&quot; &quot;;[.A190]))" office:value-type="string" office:string-value="" calcext:value-type="error">
            <text:p>#VALOR!</text:p>
          </table:table-cell>
          <table:table-cell table:style-name="ce74" table:formula="of:=SUBSTITUTE([.A190];[.B190];&quot;&quot;)" office:value-type="string" office:string-value="" calcext:value-type="error">
            <text:p>#VALOR!</text:p>
          </table:table-cell>
          <table:table-cell table:style-name="ce75" table:formula="of:=LEFT([.A190];FIND(&quot; &quot;;[.A190];FIND(&quot; &quot;;[.A190])+1)-1)" office:value-type="string" office:string-value="" calcext:value-type="error">
            <text:p>#VALOR!</text:p>
          </table:table-cell>
          <table:table-cell table:style-name="ce74" table:formula="of:=SUBSTITUTE([.D19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8" calcext:value-type="float">
            <text:p>188</text:p>
          </table:table-cell>
          <table:table-cell table:formula="of:=CONCATENATE([usuários.A190];[.G190])" office:value-type="string" office:string-value="213188" calcext:value-type="string">
            <text:p>213188</text:p>
          </table:table-cell>
          <table:table-cell table:number-columns-repeated="1016"/>
        </table:table-row>
        <table:table-row table:style-name="ro7">
          <table:table-cell table:style-name="ce70" table:formula="of:=[usuários_2.B191]">
            <text:p/>
          </table:table-cell>
          <table:table-cell table:style-name="ce74" table:formula="of:=LEFT([.A191];FIND(&quot; &quot;;[.A191]))" office:value-type="string" office:string-value="" calcext:value-type="error">
            <text:p>#VALOR!</text:p>
          </table:table-cell>
          <table:table-cell table:style-name="ce74" table:formula="of:=SUBSTITUTE([.A191];[.B191];&quot;&quot;)" office:value-type="string" office:string-value="" calcext:value-type="error">
            <text:p>#VALOR!</text:p>
          </table:table-cell>
          <table:table-cell table:style-name="ce75" table:formula="of:=LEFT([.A191];FIND(&quot; &quot;;[.A191];FIND(&quot; &quot;;[.A191])+1)-1)" office:value-type="string" office:string-value="" calcext:value-type="error">
            <text:p>#VALOR!</text:p>
          </table:table-cell>
          <table:table-cell table:style-name="ce74" table:formula="of:=SUBSTITUTE([.D19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89" calcext:value-type="float">
            <text:p>189</text:p>
          </table:table-cell>
          <table:table-cell table:formula="of:=CONCATENATE([usuários.A191];[.G191])" office:value-type="string" office:string-value="213189" calcext:value-type="string">
            <text:p>213189</text:p>
          </table:table-cell>
          <table:table-cell table:number-columns-repeated="1016"/>
        </table:table-row>
        <table:table-row table:style-name="ro7">
          <table:table-cell table:style-name="ce70" table:formula="of:=[usuários_2.B192]">
            <text:p/>
          </table:table-cell>
          <table:table-cell table:style-name="ce74" table:formula="of:=LEFT([.A192];FIND(&quot; &quot;;[.A192]))" office:value-type="string" office:string-value="" calcext:value-type="error">
            <text:p>#VALOR!</text:p>
          </table:table-cell>
          <table:table-cell table:style-name="ce74" table:formula="of:=SUBSTITUTE([.A192];[.B192];&quot;&quot;)" office:value-type="string" office:string-value="" calcext:value-type="error">
            <text:p>#VALOR!</text:p>
          </table:table-cell>
          <table:table-cell table:style-name="ce75" table:formula="of:=LEFT([.A192];FIND(&quot; &quot;;[.A192];FIND(&quot; &quot;;[.A192])+1)-1)" office:value-type="string" office:string-value="" calcext:value-type="error">
            <text:p>#VALOR!</text:p>
          </table:table-cell>
          <table:table-cell table:style-name="ce74" table:formula="of:=SUBSTITUTE([.D19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0" calcext:value-type="float">
            <text:p>190</text:p>
          </table:table-cell>
          <table:table-cell table:formula="of:=CONCATENATE([usuários.A192];[.G192])" office:value-type="string" office:string-value="213190" calcext:value-type="string">
            <text:p>213190</text:p>
          </table:table-cell>
          <table:table-cell table:number-columns-repeated="1016"/>
        </table:table-row>
        <table:table-row table:style-name="ro7">
          <table:table-cell table:style-name="ce70" table:formula="of:=[usuários_2.B193]">
            <text:p/>
          </table:table-cell>
          <table:table-cell table:style-name="ce74" table:formula="of:=LEFT([.A193];FIND(&quot; &quot;;[.A193]))" office:value-type="string" office:string-value="" calcext:value-type="error">
            <text:p>#VALOR!</text:p>
          </table:table-cell>
          <table:table-cell table:style-name="ce74" table:formula="of:=SUBSTITUTE([.A193];[.B193];&quot;&quot;)" office:value-type="string" office:string-value="" calcext:value-type="error">
            <text:p>#VALOR!</text:p>
          </table:table-cell>
          <table:table-cell table:style-name="ce75" table:formula="of:=LEFT([.A193];FIND(&quot; &quot;;[.A193];FIND(&quot; &quot;;[.A193])+1)-1)" office:value-type="string" office:string-value="" calcext:value-type="error">
            <text:p>#VALOR!</text:p>
          </table:table-cell>
          <table:table-cell table:style-name="ce74" table:formula="of:=SUBSTITUTE([.D19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1" calcext:value-type="float">
            <text:p>191</text:p>
          </table:table-cell>
          <table:table-cell table:formula="of:=CONCATENATE([usuários.A193];[.G193])" office:value-type="string" office:string-value="213191" calcext:value-type="string">
            <text:p>213191</text:p>
          </table:table-cell>
          <table:table-cell table:number-columns-repeated="1016"/>
        </table:table-row>
        <table:table-row table:style-name="ro7">
          <table:table-cell table:style-name="ce70" table:formula="of:=[usuários_2.B194]">
            <text:p/>
          </table:table-cell>
          <table:table-cell table:style-name="ce74" table:formula="of:=LEFT([.A194];FIND(&quot; &quot;;[.A194]))" office:value-type="string" office:string-value="" calcext:value-type="error">
            <text:p>#VALOR!</text:p>
          </table:table-cell>
          <table:table-cell table:style-name="ce74" table:formula="of:=SUBSTITUTE([.A194];[.B194];&quot;&quot;)" office:value-type="string" office:string-value="" calcext:value-type="error">
            <text:p>#VALOR!</text:p>
          </table:table-cell>
          <table:table-cell table:style-name="ce75" table:formula="of:=LEFT([.A194];FIND(&quot; &quot;;[.A194];FIND(&quot; &quot;;[.A194])+1)-1)" office:value-type="string" office:string-value="" calcext:value-type="error">
            <text:p>#VALOR!</text:p>
          </table:table-cell>
          <table:table-cell table:style-name="ce74" table:formula="of:=SUBSTITUTE([.D19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2" calcext:value-type="float">
            <text:p>192</text:p>
          </table:table-cell>
          <table:table-cell table:formula="of:=CONCATENATE([usuários.A194];[.G194])" office:value-type="string" office:string-value="213192" calcext:value-type="string">
            <text:p>213192</text:p>
          </table:table-cell>
          <table:table-cell table:number-columns-repeated="1016"/>
        </table:table-row>
        <table:table-row table:style-name="ro7">
          <table:table-cell table:style-name="ce70" table:formula="of:=[usuários_2.B195]">
            <text:p/>
          </table:table-cell>
          <table:table-cell table:style-name="ce74" table:formula="of:=LEFT([.A195];FIND(&quot; &quot;;[.A195]))" office:value-type="string" office:string-value="" calcext:value-type="error">
            <text:p>#VALOR!</text:p>
          </table:table-cell>
          <table:table-cell table:style-name="ce74" table:formula="of:=SUBSTITUTE([.A195];[.B195];&quot;&quot;)" office:value-type="string" office:string-value="" calcext:value-type="error">
            <text:p>#VALOR!</text:p>
          </table:table-cell>
          <table:table-cell table:style-name="ce75" table:formula="of:=LEFT([.A195];FIND(&quot; &quot;;[.A195];FIND(&quot; &quot;;[.A195])+1)-1)" office:value-type="string" office:string-value="" calcext:value-type="error">
            <text:p>#VALOR!</text:p>
          </table:table-cell>
          <table:table-cell table:style-name="ce74" table:formula="of:=SUBSTITUTE([.D19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3" calcext:value-type="float">
            <text:p>193</text:p>
          </table:table-cell>
          <table:table-cell table:formula="of:=CONCATENATE([usuários.A195];[.G195])" office:value-type="string" office:string-value="213193" calcext:value-type="string">
            <text:p>213193</text:p>
          </table:table-cell>
          <table:table-cell table:number-columns-repeated="1016"/>
        </table:table-row>
        <table:table-row table:style-name="ro7">
          <table:table-cell table:style-name="ce70" table:formula="of:=[usuários_2.B196]">
            <text:p/>
          </table:table-cell>
          <table:table-cell table:style-name="ce74" table:formula="of:=LEFT([.A196];FIND(&quot; &quot;;[.A196]))" office:value-type="string" office:string-value="" calcext:value-type="error">
            <text:p>#VALOR!</text:p>
          </table:table-cell>
          <table:table-cell table:style-name="ce74" table:formula="of:=SUBSTITUTE([.A196];[.B196];&quot;&quot;)" office:value-type="string" office:string-value="" calcext:value-type="error">
            <text:p>#VALOR!</text:p>
          </table:table-cell>
          <table:table-cell table:style-name="ce75" table:formula="of:=LEFT([.A196];FIND(&quot; &quot;;[.A196];FIND(&quot; &quot;;[.A196])+1)-1)" office:value-type="string" office:string-value="" calcext:value-type="error">
            <text:p>#VALOR!</text:p>
          </table:table-cell>
          <table:table-cell table:style-name="ce74" table:formula="of:=SUBSTITUTE([.D19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4" calcext:value-type="float">
            <text:p>194</text:p>
          </table:table-cell>
          <table:table-cell table:formula="of:=CONCATENATE([usuários.A196];[.G196])" office:value-type="string" office:string-value="213194" calcext:value-type="string">
            <text:p>213194</text:p>
          </table:table-cell>
          <table:table-cell table:number-columns-repeated="1016"/>
        </table:table-row>
        <table:table-row table:style-name="ro7">
          <table:table-cell table:style-name="ce70" table:formula="of:=[usuários_2.B197]">
            <text:p/>
          </table:table-cell>
          <table:table-cell table:style-name="ce74" table:formula="of:=LEFT([.A197];FIND(&quot; &quot;;[.A197]))" office:value-type="string" office:string-value="" calcext:value-type="error">
            <text:p>#VALOR!</text:p>
          </table:table-cell>
          <table:table-cell table:style-name="ce74" table:formula="of:=SUBSTITUTE([.A197];[.B197];&quot;&quot;)" office:value-type="string" office:string-value="" calcext:value-type="error">
            <text:p>#VALOR!</text:p>
          </table:table-cell>
          <table:table-cell table:style-name="ce75" table:formula="of:=LEFT([.A197];FIND(&quot; &quot;;[.A197];FIND(&quot; &quot;;[.A197])+1)-1)" office:value-type="string" office:string-value="" calcext:value-type="error">
            <text:p>#VALOR!</text:p>
          </table:table-cell>
          <table:table-cell table:style-name="ce74" table:formula="of:=SUBSTITUTE([.D19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5" calcext:value-type="float">
            <text:p>195</text:p>
          </table:table-cell>
          <table:table-cell table:formula="of:=CONCATENATE([usuários.A197];[.G197])" office:value-type="string" office:string-value="213195" calcext:value-type="string">
            <text:p>213195</text:p>
          </table:table-cell>
          <table:table-cell table:number-columns-repeated="1016"/>
        </table:table-row>
        <table:table-row table:style-name="ro7">
          <table:table-cell table:style-name="ce70" table:formula="of:=[usuários_2.B198]">
            <text:p/>
          </table:table-cell>
          <table:table-cell table:style-name="ce74" table:formula="of:=LEFT([.A198];FIND(&quot; &quot;;[.A198]))" office:value-type="string" office:string-value="" calcext:value-type="error">
            <text:p>#VALOR!</text:p>
          </table:table-cell>
          <table:table-cell table:style-name="ce74" table:formula="of:=SUBSTITUTE([.A198];[.B198];&quot;&quot;)" office:value-type="string" office:string-value="" calcext:value-type="error">
            <text:p>#VALOR!</text:p>
          </table:table-cell>
          <table:table-cell table:style-name="ce75" table:formula="of:=LEFT([.A198];FIND(&quot; &quot;;[.A198];FIND(&quot; &quot;;[.A198])+1)-1)" office:value-type="string" office:string-value="" calcext:value-type="error">
            <text:p>#VALOR!</text:p>
          </table:table-cell>
          <table:table-cell table:style-name="ce74" table:formula="of:=SUBSTITUTE([.D19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6" calcext:value-type="float">
            <text:p>196</text:p>
          </table:table-cell>
          <table:table-cell table:formula="of:=CONCATENATE([usuários.A198];[.G198])" office:value-type="string" office:string-value="213196" calcext:value-type="string">
            <text:p>213196</text:p>
          </table:table-cell>
          <table:table-cell table:number-columns-repeated="1016"/>
        </table:table-row>
        <table:table-row table:style-name="ro7">
          <table:table-cell table:style-name="ce70" table:formula="of:=[usuários_2.B199]">
            <text:p/>
          </table:table-cell>
          <table:table-cell table:style-name="ce74" table:formula="of:=LEFT([.A199];FIND(&quot; &quot;;[.A199]))" office:value-type="string" office:string-value="" calcext:value-type="error">
            <text:p>#VALOR!</text:p>
          </table:table-cell>
          <table:table-cell table:style-name="ce74" table:formula="of:=SUBSTITUTE([.A199];[.B199];&quot;&quot;)" office:value-type="string" office:string-value="" calcext:value-type="error">
            <text:p>#VALOR!</text:p>
          </table:table-cell>
          <table:table-cell table:style-name="ce75" table:formula="of:=LEFT([.A199];FIND(&quot; &quot;;[.A199];FIND(&quot; &quot;;[.A199])+1)-1)" office:value-type="string" office:string-value="" calcext:value-type="error">
            <text:p>#VALOR!</text:p>
          </table:table-cell>
          <table:table-cell table:style-name="ce74" table:formula="of:=SUBSTITUTE([.D19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7" calcext:value-type="float">
            <text:p>197</text:p>
          </table:table-cell>
          <table:table-cell table:formula="of:=CONCATENATE([usuários.A199];[.G199])" office:value-type="string" office:string-value="213197" calcext:value-type="string">
            <text:p>213197</text:p>
          </table:table-cell>
          <table:table-cell table:number-columns-repeated="1016"/>
        </table:table-row>
        <table:table-row table:style-name="ro7">
          <table:table-cell table:style-name="ce70" table:formula="of:=[usuários_2.B200]">
            <text:p/>
          </table:table-cell>
          <table:table-cell table:style-name="ce74" table:formula="of:=LEFT([.A200];FIND(&quot; &quot;;[.A200]))" office:value-type="string" office:string-value="" calcext:value-type="error">
            <text:p>#VALOR!</text:p>
          </table:table-cell>
          <table:table-cell table:style-name="ce74" table:formula="of:=SUBSTITUTE([.A200];[.B200];&quot;&quot;)" office:value-type="string" office:string-value="" calcext:value-type="error">
            <text:p>#VALOR!</text:p>
          </table:table-cell>
          <table:table-cell table:style-name="ce75" table:formula="of:=LEFT([.A200];FIND(&quot; &quot;;[.A200];FIND(&quot; &quot;;[.A200])+1)-1)" office:value-type="string" office:string-value="" calcext:value-type="error">
            <text:p>#VALOR!</text:p>
          </table:table-cell>
          <table:table-cell table:style-name="ce74" table:formula="of:=SUBSTITUTE([.D20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8" calcext:value-type="float">
            <text:p>198</text:p>
          </table:table-cell>
          <table:table-cell table:formula="of:=CONCATENATE([usuários.A200];[.G200])" office:value-type="string" office:string-value="213198" calcext:value-type="string">
            <text:p>213198</text:p>
          </table:table-cell>
          <table:table-cell table:number-columns-repeated="1016"/>
        </table:table-row>
        <table:table-row table:style-name="ro7">
          <table:table-cell table:style-name="ce70" table:formula="of:=[usuários_2.B201]">
            <text:p/>
          </table:table-cell>
          <table:table-cell table:style-name="ce74" table:formula="of:=LEFT([.A201];FIND(&quot; &quot;;[.A201]))" office:value-type="string" office:string-value="" calcext:value-type="error">
            <text:p>#VALOR!</text:p>
          </table:table-cell>
          <table:table-cell table:style-name="ce74" table:formula="of:=SUBSTITUTE([.A201];[.B201];&quot;&quot;)" office:value-type="string" office:string-value="" calcext:value-type="error">
            <text:p>#VALOR!</text:p>
          </table:table-cell>
          <table:table-cell table:style-name="ce75" table:formula="of:=LEFT([.A201];FIND(&quot; &quot;;[.A201];FIND(&quot; &quot;;[.A201])+1)-1)" office:value-type="string" office:string-value="" calcext:value-type="error">
            <text:p>#VALOR!</text:p>
          </table:table-cell>
          <table:table-cell table:style-name="ce74" table:formula="of:=SUBSTITUTE([.D20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199" calcext:value-type="float">
            <text:p>199</text:p>
          </table:table-cell>
          <table:table-cell table:formula="of:=CONCATENATE([usuários.A201];[.G201])" office:value-type="string" office:string-value="213199" calcext:value-type="string">
            <text:p>213199</text:p>
          </table:table-cell>
          <table:table-cell table:number-columns-repeated="1016"/>
        </table:table-row>
        <table:table-row table:style-name="ro7">
          <table:table-cell table:style-name="ce70" table:formula="of:=[usuários_2.B202]">
            <text:p/>
          </table:table-cell>
          <table:table-cell table:style-name="ce74" table:formula="of:=LEFT([.A202];FIND(&quot; &quot;;[.A202]))" office:value-type="string" office:string-value="" calcext:value-type="error">
            <text:p>#VALOR!</text:p>
          </table:table-cell>
          <table:table-cell table:style-name="ce74" table:formula="of:=SUBSTITUTE([.A202];[.B202];&quot;&quot;)" office:value-type="string" office:string-value="" calcext:value-type="error">
            <text:p>#VALOR!</text:p>
          </table:table-cell>
          <table:table-cell table:style-name="ce75" table:formula="of:=LEFT([.A202];FIND(&quot; &quot;;[.A202];FIND(&quot; &quot;;[.A202])+1)-1)" office:value-type="string" office:string-value="" calcext:value-type="error">
            <text:p>#VALOR!</text:p>
          </table:table-cell>
          <table:table-cell table:style-name="ce74" table:formula="of:=SUBSTITUTE([.D20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0" calcext:value-type="float">
            <text:p>200</text:p>
          </table:table-cell>
          <table:table-cell table:formula="of:=CONCATENATE([usuários.A202];[.G202])" office:value-type="string" office:string-value="213200" calcext:value-type="string">
            <text:p>213200</text:p>
          </table:table-cell>
          <table:table-cell table:number-columns-repeated="1016"/>
        </table:table-row>
        <table:table-row table:style-name="ro7">
          <table:table-cell table:style-name="ce70" table:formula="of:=[usuários_2.B203]">
            <text:p/>
          </table:table-cell>
          <table:table-cell table:style-name="ce74" table:formula="of:=LEFT([.A203];FIND(&quot; &quot;;[.A203]))" office:value-type="string" office:string-value="" calcext:value-type="error">
            <text:p>#VALOR!</text:p>
          </table:table-cell>
          <table:table-cell table:style-name="ce74" table:formula="of:=SUBSTITUTE([.A203];[.B203];&quot;&quot;)" office:value-type="string" office:string-value="" calcext:value-type="error">
            <text:p>#VALOR!</text:p>
          </table:table-cell>
          <table:table-cell table:style-name="ce75" table:formula="of:=LEFT([.A203];FIND(&quot; &quot;;[.A203];FIND(&quot; &quot;;[.A203])+1)-1)" office:value-type="string" office:string-value="" calcext:value-type="error">
            <text:p>#VALOR!</text:p>
          </table:table-cell>
          <table:table-cell table:style-name="ce74" table:formula="of:=SUBSTITUTE([.D20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1" calcext:value-type="float">
            <text:p>201</text:p>
          </table:table-cell>
          <table:table-cell table:formula="of:=CONCATENATE([usuários.A203];[.G203])" office:value-type="string" office:string-value="213201" calcext:value-type="string">
            <text:p>213201</text:p>
          </table:table-cell>
          <table:table-cell table:number-columns-repeated="1016"/>
        </table:table-row>
        <table:table-row table:style-name="ro7">
          <table:table-cell table:style-name="ce70" table:formula="of:=[usuários_2.B204]">
            <text:p/>
          </table:table-cell>
          <table:table-cell table:style-name="ce74" table:formula="of:=LEFT([.A204];FIND(&quot; &quot;;[.A204]))" office:value-type="string" office:string-value="" calcext:value-type="error">
            <text:p>#VALOR!</text:p>
          </table:table-cell>
          <table:table-cell table:style-name="ce74" table:formula="of:=SUBSTITUTE([.A204];[.B204];&quot;&quot;)" office:value-type="string" office:string-value="" calcext:value-type="error">
            <text:p>#VALOR!</text:p>
          </table:table-cell>
          <table:table-cell table:style-name="ce75" table:formula="of:=LEFT([.A204];FIND(&quot; &quot;;[.A204];FIND(&quot; &quot;;[.A204])+1)-1)" office:value-type="string" office:string-value="" calcext:value-type="error">
            <text:p>#VALOR!</text:p>
          </table:table-cell>
          <table:table-cell table:style-name="ce74" table:formula="of:=SUBSTITUTE([.D20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2" calcext:value-type="float">
            <text:p>202</text:p>
          </table:table-cell>
          <table:table-cell table:formula="of:=CONCATENATE([usuários.A204];[.G204])" office:value-type="string" office:string-value="213202" calcext:value-type="string">
            <text:p>213202</text:p>
          </table:table-cell>
          <table:table-cell table:number-columns-repeated="1016"/>
        </table:table-row>
        <table:table-row table:style-name="ro7">
          <table:table-cell table:style-name="ce70" table:formula="of:=[usuários_2.B205]">
            <text:p/>
          </table:table-cell>
          <table:table-cell table:style-name="ce74" table:formula="of:=LEFT([.A205];FIND(&quot; &quot;;[.A205]))" office:value-type="string" office:string-value="" calcext:value-type="error">
            <text:p>#VALOR!</text:p>
          </table:table-cell>
          <table:table-cell table:style-name="ce74" table:formula="of:=SUBSTITUTE([.A205];[.B205];&quot;&quot;)" office:value-type="string" office:string-value="" calcext:value-type="error">
            <text:p>#VALOR!</text:p>
          </table:table-cell>
          <table:table-cell table:style-name="ce75" table:formula="of:=LEFT([.A205];FIND(&quot; &quot;;[.A205];FIND(&quot; &quot;;[.A205])+1)-1)" office:value-type="string" office:string-value="" calcext:value-type="error">
            <text:p>#VALOR!</text:p>
          </table:table-cell>
          <table:table-cell table:style-name="ce74" table:formula="of:=SUBSTITUTE([.D20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3" calcext:value-type="float">
            <text:p>203</text:p>
          </table:table-cell>
          <table:table-cell table:formula="of:=CONCATENATE([usuários.A205];[.G205])" office:value-type="string" office:string-value="213203" calcext:value-type="string">
            <text:p>213203</text:p>
          </table:table-cell>
          <table:table-cell table:number-columns-repeated="1016"/>
        </table:table-row>
        <table:table-row table:style-name="ro7">
          <table:table-cell table:style-name="ce70" table:formula="of:=[usuários_2.B206]">
            <text:p/>
          </table:table-cell>
          <table:table-cell table:style-name="ce74" table:formula="of:=LEFT([.A206];FIND(&quot; &quot;;[.A206]))" office:value-type="string" office:string-value="" calcext:value-type="error">
            <text:p>#VALOR!</text:p>
          </table:table-cell>
          <table:table-cell table:style-name="ce74" table:formula="of:=SUBSTITUTE([.A206];[.B206];&quot;&quot;)" office:value-type="string" office:string-value="" calcext:value-type="error">
            <text:p>#VALOR!</text:p>
          </table:table-cell>
          <table:table-cell table:style-name="ce75" table:formula="of:=LEFT([.A206];FIND(&quot; &quot;;[.A206];FIND(&quot; &quot;;[.A206])+1)-1)" office:value-type="string" office:string-value="" calcext:value-type="error">
            <text:p>#VALOR!</text:p>
          </table:table-cell>
          <table:table-cell table:style-name="ce74" table:formula="of:=SUBSTITUTE([.D20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4" calcext:value-type="float">
            <text:p>204</text:p>
          </table:table-cell>
          <table:table-cell table:formula="of:=CONCATENATE([usuários.A206];[.G206])" office:value-type="string" office:string-value="213204" calcext:value-type="string">
            <text:p>213204</text:p>
          </table:table-cell>
          <table:table-cell table:number-columns-repeated="1016"/>
        </table:table-row>
        <table:table-row table:style-name="ro7">
          <table:table-cell table:style-name="ce70" table:formula="of:=[usuários_2.B207]">
            <text:p/>
          </table:table-cell>
          <table:table-cell table:style-name="ce74" table:formula="of:=LEFT([.A207];FIND(&quot; &quot;;[.A207]))" office:value-type="string" office:string-value="" calcext:value-type="error">
            <text:p>#VALOR!</text:p>
          </table:table-cell>
          <table:table-cell table:style-name="ce74" table:formula="of:=SUBSTITUTE([.A207];[.B207];&quot;&quot;)" office:value-type="string" office:string-value="" calcext:value-type="error">
            <text:p>#VALOR!</text:p>
          </table:table-cell>
          <table:table-cell table:style-name="ce75" table:formula="of:=LEFT([.A207];FIND(&quot; &quot;;[.A207];FIND(&quot; &quot;;[.A207])+1)-1)" office:value-type="string" office:string-value="" calcext:value-type="error">
            <text:p>#VALOR!</text:p>
          </table:table-cell>
          <table:table-cell table:style-name="ce74" table:formula="of:=SUBSTITUTE([.D20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5" calcext:value-type="float">
            <text:p>205</text:p>
          </table:table-cell>
          <table:table-cell table:formula="of:=CONCATENATE([usuários.A207];[.G207])" office:value-type="string" office:string-value="213205" calcext:value-type="string">
            <text:p>213205</text:p>
          </table:table-cell>
          <table:table-cell table:number-columns-repeated="1016"/>
        </table:table-row>
        <table:table-row table:style-name="ro7">
          <table:table-cell table:style-name="ce70" table:formula="of:=[usuários_2.B208]">
            <text:p/>
          </table:table-cell>
          <table:table-cell table:style-name="ce74" table:formula="of:=LEFT([.A208];FIND(&quot; &quot;;[.A208]))" office:value-type="string" office:string-value="" calcext:value-type="error">
            <text:p>#VALOR!</text:p>
          </table:table-cell>
          <table:table-cell table:style-name="ce74" table:formula="of:=SUBSTITUTE([.A208];[.B208];&quot;&quot;)" office:value-type="string" office:string-value="" calcext:value-type="error">
            <text:p>#VALOR!</text:p>
          </table:table-cell>
          <table:table-cell table:style-name="ce75" table:formula="of:=LEFT([.A208];FIND(&quot; &quot;;[.A208];FIND(&quot; &quot;;[.A208])+1)-1)" office:value-type="string" office:string-value="" calcext:value-type="error">
            <text:p>#VALOR!</text:p>
          </table:table-cell>
          <table:table-cell table:style-name="ce74" table:formula="of:=SUBSTITUTE([.D20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6" calcext:value-type="float">
            <text:p>206</text:p>
          </table:table-cell>
          <table:table-cell table:formula="of:=CONCATENATE([usuários.A208];[.G208])" office:value-type="string" office:string-value="213206" calcext:value-type="string">
            <text:p>213206</text:p>
          </table:table-cell>
          <table:table-cell table:number-columns-repeated="1016"/>
        </table:table-row>
        <table:table-row table:style-name="ro7">
          <table:table-cell table:style-name="ce70" table:formula="of:=[usuários_2.B209]">
            <text:p/>
          </table:table-cell>
          <table:table-cell table:style-name="ce74" table:formula="of:=LEFT([.A209];FIND(&quot; &quot;;[.A209]))" office:value-type="string" office:string-value="" calcext:value-type="error">
            <text:p>#VALOR!</text:p>
          </table:table-cell>
          <table:table-cell table:style-name="ce74" table:formula="of:=SUBSTITUTE([.A209];[.B209];&quot;&quot;)" office:value-type="string" office:string-value="" calcext:value-type="error">
            <text:p>#VALOR!</text:p>
          </table:table-cell>
          <table:table-cell table:style-name="ce75" table:formula="of:=LEFT([.A209];FIND(&quot; &quot;;[.A209];FIND(&quot; &quot;;[.A209])+1)-1)" office:value-type="string" office:string-value="" calcext:value-type="error">
            <text:p>#VALOR!</text:p>
          </table:table-cell>
          <table:table-cell table:style-name="ce74" table:formula="of:=SUBSTITUTE([.D20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7" calcext:value-type="float">
            <text:p>207</text:p>
          </table:table-cell>
          <table:table-cell table:formula="of:=CONCATENATE([usuários.A209];[.G209])" office:value-type="string" office:string-value="213207" calcext:value-type="string">
            <text:p>213207</text:p>
          </table:table-cell>
          <table:table-cell table:number-columns-repeated="1016"/>
        </table:table-row>
        <table:table-row table:style-name="ro7">
          <table:table-cell table:style-name="ce70" table:formula="of:=[usuários_2.B210]">
            <text:p/>
          </table:table-cell>
          <table:table-cell table:style-name="ce74" table:formula="of:=LEFT([.A210];FIND(&quot; &quot;;[.A210]))" office:value-type="string" office:string-value="" calcext:value-type="error">
            <text:p>#VALOR!</text:p>
          </table:table-cell>
          <table:table-cell table:style-name="ce74" table:formula="of:=SUBSTITUTE([.A210];[.B210];&quot;&quot;)" office:value-type="string" office:string-value="" calcext:value-type="error">
            <text:p>#VALOR!</text:p>
          </table:table-cell>
          <table:table-cell table:style-name="ce75" table:formula="of:=LEFT([.A210];FIND(&quot; &quot;;[.A210];FIND(&quot; &quot;;[.A210])+1)-1)" office:value-type="string" office:string-value="" calcext:value-type="error">
            <text:p>#VALOR!</text:p>
          </table:table-cell>
          <table:table-cell table:style-name="ce74" table:formula="of:=SUBSTITUTE([.D21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8" calcext:value-type="float">
            <text:p>208</text:p>
          </table:table-cell>
          <table:table-cell table:formula="of:=CONCATENATE([usuários.A210];[.G210])" office:value-type="string" office:string-value="213208" calcext:value-type="string">
            <text:p>213208</text:p>
          </table:table-cell>
          <table:table-cell table:number-columns-repeated="1016"/>
        </table:table-row>
        <table:table-row table:style-name="ro7">
          <table:table-cell table:style-name="ce70" table:formula="of:=[usuários_2.B211]">
            <text:p/>
          </table:table-cell>
          <table:table-cell table:style-name="ce74" table:formula="of:=LEFT([.A211];FIND(&quot; &quot;;[.A211]))" office:value-type="string" office:string-value="" calcext:value-type="error">
            <text:p>#VALOR!</text:p>
          </table:table-cell>
          <table:table-cell table:style-name="ce74" table:formula="of:=SUBSTITUTE([.A211];[.B211];&quot;&quot;)" office:value-type="string" office:string-value="" calcext:value-type="error">
            <text:p>#VALOR!</text:p>
          </table:table-cell>
          <table:table-cell table:style-name="ce75" table:formula="of:=LEFT([.A211];FIND(&quot; &quot;;[.A211];FIND(&quot; &quot;;[.A211])+1)-1)" office:value-type="string" office:string-value="" calcext:value-type="error">
            <text:p>#VALOR!</text:p>
          </table:table-cell>
          <table:table-cell table:style-name="ce74" table:formula="of:=SUBSTITUTE([.D21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09" calcext:value-type="float">
            <text:p>209</text:p>
          </table:table-cell>
          <table:table-cell table:formula="of:=CONCATENATE([usuários.A211];[.G211])" office:value-type="string" office:string-value="213209" calcext:value-type="string">
            <text:p>213209</text:p>
          </table:table-cell>
          <table:table-cell table:number-columns-repeated="1016"/>
        </table:table-row>
        <table:table-row table:style-name="ro7">
          <table:table-cell table:style-name="ce70" table:formula="of:=[usuários_2.B212]">
            <text:p/>
          </table:table-cell>
          <table:table-cell table:style-name="ce74" table:formula="of:=LEFT([.A212];FIND(&quot; &quot;;[.A212]))" office:value-type="string" office:string-value="" calcext:value-type="error">
            <text:p>#VALOR!</text:p>
          </table:table-cell>
          <table:table-cell table:style-name="ce74" table:formula="of:=SUBSTITUTE([.A212];[.B212];&quot;&quot;)" office:value-type="string" office:string-value="" calcext:value-type="error">
            <text:p>#VALOR!</text:p>
          </table:table-cell>
          <table:table-cell table:style-name="ce75" table:formula="of:=LEFT([.A212];FIND(&quot; &quot;;[.A212];FIND(&quot; &quot;;[.A212])+1)-1)" office:value-type="string" office:string-value="" calcext:value-type="error">
            <text:p>#VALOR!</text:p>
          </table:table-cell>
          <table:table-cell table:style-name="ce74" table:formula="of:=SUBSTITUTE([.D21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0" calcext:value-type="float">
            <text:p>210</text:p>
          </table:table-cell>
          <table:table-cell table:formula="of:=CONCATENATE([usuários.A212];[.G212])" office:value-type="string" office:string-value="213210" calcext:value-type="string">
            <text:p>213210</text:p>
          </table:table-cell>
          <table:table-cell table:number-columns-repeated="1016"/>
        </table:table-row>
        <table:table-row table:style-name="ro7">
          <table:table-cell table:style-name="ce70" table:formula="of:=[usuários_2.B213]">
            <text:p/>
          </table:table-cell>
          <table:table-cell table:style-name="ce74" table:formula="of:=LEFT([.A213];FIND(&quot; &quot;;[.A213]))" office:value-type="string" office:string-value="" calcext:value-type="error">
            <text:p>#VALOR!</text:p>
          </table:table-cell>
          <table:table-cell table:style-name="ce74" table:formula="of:=SUBSTITUTE([.A213];[.B213];&quot;&quot;)" office:value-type="string" office:string-value="" calcext:value-type="error">
            <text:p>#VALOR!</text:p>
          </table:table-cell>
          <table:table-cell table:style-name="ce75" table:formula="of:=LEFT([.A213];FIND(&quot; &quot;;[.A213];FIND(&quot; &quot;;[.A213])+1)-1)" office:value-type="string" office:string-value="" calcext:value-type="error">
            <text:p>#VALOR!</text:p>
          </table:table-cell>
          <table:table-cell table:style-name="ce74" table:formula="of:=SUBSTITUTE([.D21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1" calcext:value-type="float">
            <text:p>211</text:p>
          </table:table-cell>
          <table:table-cell table:formula="of:=CONCATENATE([usuários.A213];[.G213])" office:value-type="string" office:string-value="213211" calcext:value-type="string">
            <text:p>213211</text:p>
          </table:table-cell>
          <table:table-cell table:number-columns-repeated="1016"/>
        </table:table-row>
        <table:table-row table:style-name="ro7">
          <table:table-cell table:style-name="ce70" table:formula="of:=[usuários_2.B214]">
            <text:p/>
          </table:table-cell>
          <table:table-cell table:style-name="ce74" table:formula="of:=LEFT([.A214];FIND(&quot; &quot;;[.A214]))" office:value-type="string" office:string-value="" calcext:value-type="error">
            <text:p>#VALOR!</text:p>
          </table:table-cell>
          <table:table-cell table:style-name="ce74" table:formula="of:=SUBSTITUTE([.A214];[.B214];&quot;&quot;)" office:value-type="string" office:string-value="" calcext:value-type="error">
            <text:p>#VALOR!</text:p>
          </table:table-cell>
          <table:table-cell table:style-name="ce75" table:formula="of:=LEFT([.A214];FIND(&quot; &quot;;[.A214];FIND(&quot; &quot;;[.A214])+1)-1)" office:value-type="string" office:string-value="" calcext:value-type="error">
            <text:p>#VALOR!</text:p>
          </table:table-cell>
          <table:table-cell table:style-name="ce74" table:formula="of:=SUBSTITUTE([.D21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2" calcext:value-type="float">
            <text:p>212</text:p>
          </table:table-cell>
          <table:table-cell table:formula="of:=CONCATENATE([usuários.A214];[.G214])" office:value-type="string" office:string-value="213212" calcext:value-type="string">
            <text:p>213212</text:p>
          </table:table-cell>
          <table:table-cell table:number-columns-repeated="1016"/>
        </table:table-row>
        <table:table-row table:style-name="ro7">
          <table:table-cell table:style-name="ce70" table:formula="of:=[usuários_2.B215]">
            <text:p/>
          </table:table-cell>
          <table:table-cell table:style-name="ce74" table:formula="of:=LEFT([.A215];FIND(&quot; &quot;;[.A215]))" office:value-type="string" office:string-value="" calcext:value-type="error">
            <text:p>#VALOR!</text:p>
          </table:table-cell>
          <table:table-cell table:style-name="ce74" table:formula="of:=SUBSTITUTE([.A215];[.B215];&quot;&quot;)" office:value-type="string" office:string-value="" calcext:value-type="error">
            <text:p>#VALOR!</text:p>
          </table:table-cell>
          <table:table-cell table:style-name="ce75" table:formula="of:=LEFT([.A215];FIND(&quot; &quot;;[.A215];FIND(&quot; &quot;;[.A215])+1)-1)" office:value-type="string" office:string-value="" calcext:value-type="error">
            <text:p>#VALOR!</text:p>
          </table:table-cell>
          <table:table-cell table:style-name="ce74" table:formula="of:=SUBSTITUTE([.D21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3" calcext:value-type="float">
            <text:p>213</text:p>
          </table:table-cell>
          <table:table-cell table:formula="of:=CONCATENATE([usuários.A215];[.G215])" office:value-type="string" office:string-value="213213" calcext:value-type="string">
            <text:p>213213</text:p>
          </table:table-cell>
          <table:table-cell table:number-columns-repeated="1016"/>
        </table:table-row>
        <table:table-row table:style-name="ro7">
          <table:table-cell table:style-name="ce70" table:formula="of:=[usuários_2.B216]">
            <text:p/>
          </table:table-cell>
          <table:table-cell table:style-name="ce74" table:formula="of:=LEFT([.A216];FIND(&quot; &quot;;[.A216]))" office:value-type="string" office:string-value="" calcext:value-type="error">
            <text:p>#VALOR!</text:p>
          </table:table-cell>
          <table:table-cell table:style-name="ce74" table:formula="of:=SUBSTITUTE([.A216];[.B216];&quot;&quot;)" office:value-type="string" office:string-value="" calcext:value-type="error">
            <text:p>#VALOR!</text:p>
          </table:table-cell>
          <table:table-cell table:style-name="ce75" table:formula="of:=LEFT([.A216];FIND(&quot; &quot;;[.A216];FIND(&quot; &quot;;[.A216])+1)-1)" office:value-type="string" office:string-value="" calcext:value-type="error">
            <text:p>#VALOR!</text:p>
          </table:table-cell>
          <table:table-cell table:style-name="ce74" table:formula="of:=SUBSTITUTE([.D21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4" calcext:value-type="float">
            <text:p>214</text:p>
          </table:table-cell>
          <table:table-cell table:formula="of:=CONCATENATE([usuários.A216];[.G216])" office:value-type="string" office:string-value="213214" calcext:value-type="string">
            <text:p>213214</text:p>
          </table:table-cell>
          <table:table-cell table:number-columns-repeated="1016"/>
        </table:table-row>
        <table:table-row table:style-name="ro7">
          <table:table-cell table:style-name="ce70" table:formula="of:=[usuários_2.B217]">
            <text:p/>
          </table:table-cell>
          <table:table-cell table:style-name="ce74" table:formula="of:=LEFT([.A217];FIND(&quot; &quot;;[.A217]))" office:value-type="string" office:string-value="" calcext:value-type="error">
            <text:p>#VALOR!</text:p>
          </table:table-cell>
          <table:table-cell table:style-name="ce74" table:formula="of:=SUBSTITUTE([.A217];[.B217];&quot;&quot;)" office:value-type="string" office:string-value="" calcext:value-type="error">
            <text:p>#VALOR!</text:p>
          </table:table-cell>
          <table:table-cell table:style-name="ce75" table:formula="of:=LEFT([.A217];FIND(&quot; &quot;;[.A217];FIND(&quot; &quot;;[.A217])+1)-1)" office:value-type="string" office:string-value="" calcext:value-type="error">
            <text:p>#VALOR!</text:p>
          </table:table-cell>
          <table:table-cell table:style-name="ce74" table:formula="of:=SUBSTITUTE([.D21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5" calcext:value-type="float">
            <text:p>215</text:p>
          </table:table-cell>
          <table:table-cell table:formula="of:=CONCATENATE([usuários.A217];[.G217])" office:value-type="string" office:string-value="213215" calcext:value-type="string">
            <text:p>213215</text:p>
          </table:table-cell>
          <table:table-cell table:number-columns-repeated="1016"/>
        </table:table-row>
        <table:table-row table:style-name="ro7">
          <table:table-cell table:style-name="ce70" table:formula="of:=[usuários_2.B218]">
            <text:p/>
          </table:table-cell>
          <table:table-cell table:style-name="ce74" table:formula="of:=LEFT([.A218];FIND(&quot; &quot;;[.A218]))" office:value-type="string" office:string-value="" calcext:value-type="error">
            <text:p>#VALOR!</text:p>
          </table:table-cell>
          <table:table-cell table:style-name="ce74" table:formula="of:=SUBSTITUTE([.A218];[.B218];&quot;&quot;)" office:value-type="string" office:string-value="" calcext:value-type="error">
            <text:p>#VALOR!</text:p>
          </table:table-cell>
          <table:table-cell table:style-name="ce75" table:formula="of:=LEFT([.A218];FIND(&quot; &quot;;[.A218];FIND(&quot; &quot;;[.A218])+1)-1)" office:value-type="string" office:string-value="" calcext:value-type="error">
            <text:p>#VALOR!</text:p>
          </table:table-cell>
          <table:table-cell table:style-name="ce74" table:formula="of:=SUBSTITUTE([.D21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6" calcext:value-type="float">
            <text:p>216</text:p>
          </table:table-cell>
          <table:table-cell table:formula="of:=CONCATENATE([usuários.A218];[.G218])" office:value-type="string" office:string-value="213216" calcext:value-type="string">
            <text:p>213216</text:p>
          </table:table-cell>
          <table:table-cell table:number-columns-repeated="1016"/>
        </table:table-row>
        <table:table-row table:style-name="ro7">
          <table:table-cell table:style-name="ce70" table:formula="of:=[usuários_2.B219]">
            <text:p/>
          </table:table-cell>
          <table:table-cell table:style-name="ce74" table:formula="of:=LEFT([.A219];FIND(&quot; &quot;;[.A219]))" office:value-type="string" office:string-value="" calcext:value-type="error">
            <text:p>#VALOR!</text:p>
          </table:table-cell>
          <table:table-cell table:style-name="ce74" table:formula="of:=SUBSTITUTE([.A219];[.B219];&quot;&quot;)" office:value-type="string" office:string-value="" calcext:value-type="error">
            <text:p>#VALOR!</text:p>
          </table:table-cell>
          <table:table-cell table:style-name="ce75" table:formula="of:=LEFT([.A219];FIND(&quot; &quot;;[.A219];FIND(&quot; &quot;;[.A219])+1)-1)" office:value-type="string" office:string-value="" calcext:value-type="error">
            <text:p>#VALOR!</text:p>
          </table:table-cell>
          <table:table-cell table:style-name="ce74" table:formula="of:=SUBSTITUTE([.D21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7" calcext:value-type="float">
            <text:p>217</text:p>
          </table:table-cell>
          <table:table-cell table:formula="of:=CONCATENATE([usuários.A219];[.G219])" office:value-type="string" office:string-value="213217" calcext:value-type="string">
            <text:p>213217</text:p>
          </table:table-cell>
          <table:table-cell table:number-columns-repeated="1016"/>
        </table:table-row>
        <table:table-row table:style-name="ro7">
          <table:table-cell table:style-name="ce70" table:formula="of:=[usuários_2.B220]">
            <text:p/>
          </table:table-cell>
          <table:table-cell table:style-name="ce74" table:formula="of:=LEFT([.A220];FIND(&quot; &quot;;[.A220]))" office:value-type="string" office:string-value="" calcext:value-type="error">
            <text:p>#VALOR!</text:p>
          </table:table-cell>
          <table:table-cell table:style-name="ce74" table:formula="of:=SUBSTITUTE([.A220];[.B220];&quot;&quot;)" office:value-type="string" office:string-value="" calcext:value-type="error">
            <text:p>#VALOR!</text:p>
          </table:table-cell>
          <table:table-cell table:style-name="ce75" table:formula="of:=LEFT([.A220];FIND(&quot; &quot;;[.A220];FIND(&quot; &quot;;[.A220])+1)-1)" office:value-type="string" office:string-value="" calcext:value-type="error">
            <text:p>#VALOR!</text:p>
          </table:table-cell>
          <table:table-cell table:style-name="ce74" table:formula="of:=SUBSTITUTE([.D22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8" calcext:value-type="float">
            <text:p>218</text:p>
          </table:table-cell>
          <table:table-cell table:formula="of:=CONCATENATE([usuários.A220];[.G220])" office:value-type="string" office:string-value="213218" calcext:value-type="string">
            <text:p>213218</text:p>
          </table:table-cell>
          <table:table-cell table:number-columns-repeated="1016"/>
        </table:table-row>
        <table:table-row table:style-name="ro7">
          <table:table-cell table:style-name="ce70" table:formula="of:=[usuários_2.B221]">
            <text:p/>
          </table:table-cell>
          <table:table-cell table:style-name="ce74" table:formula="of:=LEFT([.A221];FIND(&quot; &quot;;[.A221]))" office:value-type="string" office:string-value="" calcext:value-type="error">
            <text:p>#VALOR!</text:p>
          </table:table-cell>
          <table:table-cell table:style-name="ce74" table:formula="of:=SUBSTITUTE([.A221];[.B221];&quot;&quot;)" office:value-type="string" office:string-value="" calcext:value-type="error">
            <text:p>#VALOR!</text:p>
          </table:table-cell>
          <table:table-cell table:style-name="ce75" table:formula="of:=LEFT([.A221];FIND(&quot; &quot;;[.A221];FIND(&quot; &quot;;[.A221])+1)-1)" office:value-type="string" office:string-value="" calcext:value-type="error">
            <text:p>#VALOR!</text:p>
          </table:table-cell>
          <table:table-cell table:style-name="ce74" table:formula="of:=SUBSTITUTE([.D22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19" calcext:value-type="float">
            <text:p>219</text:p>
          </table:table-cell>
          <table:table-cell table:formula="of:=CONCATENATE([usuários.A221];[.G221])" office:value-type="string" office:string-value="213219" calcext:value-type="string">
            <text:p>213219</text:p>
          </table:table-cell>
          <table:table-cell table:number-columns-repeated="1016"/>
        </table:table-row>
        <table:table-row table:style-name="ro7">
          <table:table-cell table:style-name="ce70" table:formula="of:=[usuários_2.B222]">
            <text:p/>
          </table:table-cell>
          <table:table-cell table:style-name="ce74" table:formula="of:=LEFT([.A222];FIND(&quot; &quot;;[.A222]))" office:value-type="string" office:string-value="" calcext:value-type="error">
            <text:p>#VALOR!</text:p>
          </table:table-cell>
          <table:table-cell table:style-name="ce74" table:formula="of:=SUBSTITUTE([.A222];[.B222];&quot;&quot;)" office:value-type="string" office:string-value="" calcext:value-type="error">
            <text:p>#VALOR!</text:p>
          </table:table-cell>
          <table:table-cell table:style-name="ce75" table:formula="of:=LEFT([.A222];FIND(&quot; &quot;;[.A222];FIND(&quot; &quot;;[.A222])+1)-1)" office:value-type="string" office:string-value="" calcext:value-type="error">
            <text:p>#VALOR!</text:p>
          </table:table-cell>
          <table:table-cell table:style-name="ce74" table:formula="of:=SUBSTITUTE([.D22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0" calcext:value-type="float">
            <text:p>220</text:p>
          </table:table-cell>
          <table:table-cell table:formula="of:=CONCATENATE([usuários.A222];[.G222])" office:value-type="string" office:string-value="213220" calcext:value-type="string">
            <text:p>213220</text:p>
          </table:table-cell>
          <table:table-cell table:number-columns-repeated="1016"/>
        </table:table-row>
        <table:table-row table:style-name="ro7">
          <table:table-cell table:style-name="ce70" table:formula="of:=[usuários_2.B223]">
            <text:p/>
          </table:table-cell>
          <table:table-cell table:style-name="ce74" table:formula="of:=LEFT([.A223];FIND(&quot; &quot;;[.A223]))" office:value-type="string" office:string-value="" calcext:value-type="error">
            <text:p>#VALOR!</text:p>
          </table:table-cell>
          <table:table-cell table:style-name="ce74" table:formula="of:=SUBSTITUTE([.A223];[.B223];&quot;&quot;)" office:value-type="string" office:string-value="" calcext:value-type="error">
            <text:p>#VALOR!</text:p>
          </table:table-cell>
          <table:table-cell table:style-name="ce75" table:formula="of:=LEFT([.A223];FIND(&quot; &quot;;[.A223];FIND(&quot; &quot;;[.A223])+1)-1)" office:value-type="string" office:string-value="" calcext:value-type="error">
            <text:p>#VALOR!</text:p>
          </table:table-cell>
          <table:table-cell table:style-name="ce74" table:formula="of:=SUBSTITUTE([.D22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1" calcext:value-type="float">
            <text:p>221</text:p>
          </table:table-cell>
          <table:table-cell table:formula="of:=CONCATENATE([usuários.A223];[.G223])" office:value-type="string" office:string-value="213221" calcext:value-type="string">
            <text:p>213221</text:p>
          </table:table-cell>
          <table:table-cell table:number-columns-repeated="1016"/>
        </table:table-row>
        <table:table-row table:style-name="ro7">
          <table:table-cell table:style-name="ce70" table:formula="of:=[usuários_2.B224]">
            <text:p/>
          </table:table-cell>
          <table:table-cell table:style-name="ce74" table:formula="of:=LEFT([.A224];FIND(&quot; &quot;;[.A224]))" office:value-type="string" office:string-value="" calcext:value-type="error">
            <text:p>#VALOR!</text:p>
          </table:table-cell>
          <table:table-cell table:style-name="ce74" table:formula="of:=SUBSTITUTE([.A224];[.B224];&quot;&quot;)" office:value-type="string" office:string-value="" calcext:value-type="error">
            <text:p>#VALOR!</text:p>
          </table:table-cell>
          <table:table-cell table:style-name="ce75" table:formula="of:=LEFT([.A224];FIND(&quot; &quot;;[.A224];FIND(&quot; &quot;;[.A224])+1)-1)" office:value-type="string" office:string-value="" calcext:value-type="error">
            <text:p>#VALOR!</text:p>
          </table:table-cell>
          <table:table-cell table:style-name="ce74" table:formula="of:=SUBSTITUTE([.D22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2" calcext:value-type="float">
            <text:p>222</text:p>
          </table:table-cell>
          <table:table-cell table:formula="of:=CONCATENATE([usuários.A224];[.G224])" office:value-type="string" office:string-value="213222" calcext:value-type="string">
            <text:p>213222</text:p>
          </table:table-cell>
          <table:table-cell table:number-columns-repeated="1016"/>
        </table:table-row>
        <table:table-row table:style-name="ro7">
          <table:table-cell table:style-name="ce70" table:formula="of:=[usuários_2.B225]">
            <text:p/>
          </table:table-cell>
          <table:table-cell table:style-name="ce74" table:formula="of:=LEFT([.A225];FIND(&quot; &quot;;[.A225]))" office:value-type="string" office:string-value="" calcext:value-type="error">
            <text:p>#VALOR!</text:p>
          </table:table-cell>
          <table:table-cell table:style-name="ce74" table:formula="of:=SUBSTITUTE([.A225];[.B225];&quot;&quot;)" office:value-type="string" office:string-value="" calcext:value-type="error">
            <text:p>#VALOR!</text:p>
          </table:table-cell>
          <table:table-cell table:style-name="ce75" table:formula="of:=LEFT([.A225];FIND(&quot; &quot;;[.A225];FIND(&quot; &quot;;[.A225])+1)-1)" office:value-type="string" office:string-value="" calcext:value-type="error">
            <text:p>#VALOR!</text:p>
          </table:table-cell>
          <table:table-cell table:style-name="ce74" table:formula="of:=SUBSTITUTE([.D22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3" calcext:value-type="float">
            <text:p>223</text:p>
          </table:table-cell>
          <table:table-cell table:formula="of:=CONCATENATE([usuários.A225];[.G225])" office:value-type="string" office:string-value="213223" calcext:value-type="string">
            <text:p>213223</text:p>
          </table:table-cell>
          <table:table-cell table:number-columns-repeated="1016"/>
        </table:table-row>
        <table:table-row table:style-name="ro7">
          <table:table-cell table:style-name="ce70" table:formula="of:=[usuários_2.B226]">
            <text:p/>
          </table:table-cell>
          <table:table-cell table:style-name="ce74" table:formula="of:=LEFT([.A226];FIND(&quot; &quot;;[.A226]))" office:value-type="string" office:string-value="" calcext:value-type="error">
            <text:p>#VALOR!</text:p>
          </table:table-cell>
          <table:table-cell table:style-name="ce74" table:formula="of:=SUBSTITUTE([.A226];[.B226];&quot;&quot;)" office:value-type="string" office:string-value="" calcext:value-type="error">
            <text:p>#VALOR!</text:p>
          </table:table-cell>
          <table:table-cell table:style-name="ce75" table:formula="of:=LEFT([.A226];FIND(&quot; &quot;;[.A226];FIND(&quot; &quot;;[.A226])+1)-1)" office:value-type="string" office:string-value="" calcext:value-type="error">
            <text:p>#VALOR!</text:p>
          </table:table-cell>
          <table:table-cell table:style-name="ce74" table:formula="of:=SUBSTITUTE([.D22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4" calcext:value-type="float">
            <text:p>224</text:p>
          </table:table-cell>
          <table:table-cell table:formula="of:=CONCATENATE([usuários.A226];[.G226])" office:value-type="string" office:string-value="213224" calcext:value-type="string">
            <text:p>213224</text:p>
          </table:table-cell>
          <table:table-cell table:number-columns-repeated="1016"/>
        </table:table-row>
        <table:table-row table:style-name="ro7">
          <table:table-cell table:style-name="ce70" table:formula="of:=[usuários_2.B227]">
            <text:p/>
          </table:table-cell>
          <table:table-cell table:style-name="ce74" table:formula="of:=LEFT([.A227];FIND(&quot; &quot;;[.A227]))" office:value-type="string" office:string-value="" calcext:value-type="error">
            <text:p>#VALOR!</text:p>
          </table:table-cell>
          <table:table-cell table:style-name="ce74" table:formula="of:=SUBSTITUTE([.A227];[.B227];&quot;&quot;)" office:value-type="string" office:string-value="" calcext:value-type="error">
            <text:p>#VALOR!</text:p>
          </table:table-cell>
          <table:table-cell table:style-name="ce75" table:formula="of:=LEFT([.A227];FIND(&quot; &quot;;[.A227];FIND(&quot; &quot;;[.A227])+1)-1)" office:value-type="string" office:string-value="" calcext:value-type="error">
            <text:p>#VALOR!</text:p>
          </table:table-cell>
          <table:table-cell table:style-name="ce74" table:formula="of:=SUBSTITUTE([.D22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5" calcext:value-type="float">
            <text:p>225</text:p>
          </table:table-cell>
          <table:table-cell table:formula="of:=CONCATENATE([usuários.A227];[.G227])" office:value-type="string" office:string-value="213225" calcext:value-type="string">
            <text:p>213225</text:p>
          </table:table-cell>
          <table:table-cell table:number-columns-repeated="1016"/>
        </table:table-row>
        <table:table-row table:style-name="ro7">
          <table:table-cell table:style-name="ce70" table:formula="of:=[usuários_2.B228]">
            <text:p/>
          </table:table-cell>
          <table:table-cell table:style-name="ce74" table:formula="of:=LEFT([.A228];FIND(&quot; &quot;;[.A228]))" office:value-type="string" office:string-value="" calcext:value-type="error">
            <text:p>#VALOR!</text:p>
          </table:table-cell>
          <table:table-cell table:style-name="ce74" table:formula="of:=SUBSTITUTE([.A228];[.B228];&quot;&quot;)" office:value-type="string" office:string-value="" calcext:value-type="error">
            <text:p>#VALOR!</text:p>
          </table:table-cell>
          <table:table-cell table:style-name="ce75" table:formula="of:=LEFT([.A228];FIND(&quot; &quot;;[.A228];FIND(&quot; &quot;;[.A228])+1)-1)" office:value-type="string" office:string-value="" calcext:value-type="error">
            <text:p>#VALOR!</text:p>
          </table:table-cell>
          <table:table-cell table:style-name="ce74" table:formula="of:=SUBSTITUTE([.D22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6" calcext:value-type="float">
            <text:p>226</text:p>
          </table:table-cell>
          <table:table-cell table:formula="of:=CONCATENATE([usuários.A228];[.G228])" office:value-type="string" office:string-value="213226" calcext:value-type="string">
            <text:p>213226</text:p>
          </table:table-cell>
          <table:table-cell table:number-columns-repeated="1016"/>
        </table:table-row>
        <table:table-row table:style-name="ro7">
          <table:table-cell table:style-name="ce70" table:formula="of:=[usuários_2.B229]">
            <text:p/>
          </table:table-cell>
          <table:table-cell table:style-name="ce74" table:formula="of:=LEFT([.A229];FIND(&quot; &quot;;[.A229]))" office:value-type="string" office:string-value="" calcext:value-type="error">
            <text:p>#VALOR!</text:p>
          </table:table-cell>
          <table:table-cell table:style-name="ce74" table:formula="of:=SUBSTITUTE([.A229];[.B229];&quot;&quot;)" office:value-type="string" office:string-value="" calcext:value-type="error">
            <text:p>#VALOR!</text:p>
          </table:table-cell>
          <table:table-cell table:style-name="ce75" table:formula="of:=LEFT([.A229];FIND(&quot; &quot;;[.A229];FIND(&quot; &quot;;[.A229])+1)-1)" office:value-type="string" office:string-value="" calcext:value-type="error">
            <text:p>#VALOR!</text:p>
          </table:table-cell>
          <table:table-cell table:style-name="ce74" table:formula="of:=SUBSTITUTE([.D22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7" calcext:value-type="float">
            <text:p>227</text:p>
          </table:table-cell>
          <table:table-cell table:formula="of:=CONCATENATE([usuários.A229];[.G229])" office:value-type="string" office:string-value="213227" calcext:value-type="string">
            <text:p>213227</text:p>
          </table:table-cell>
          <table:table-cell table:number-columns-repeated="1016"/>
        </table:table-row>
        <table:table-row table:style-name="ro7">
          <table:table-cell table:style-name="ce70" table:formula="of:=[usuários_2.B230]">
            <text:p/>
          </table:table-cell>
          <table:table-cell table:style-name="ce74" table:formula="of:=LEFT([.A230];FIND(&quot; &quot;;[.A230]))" office:value-type="string" office:string-value="" calcext:value-type="error">
            <text:p>#VALOR!</text:p>
          </table:table-cell>
          <table:table-cell table:style-name="ce74" table:formula="of:=SUBSTITUTE([.A230];[.B230];&quot;&quot;)" office:value-type="string" office:string-value="" calcext:value-type="error">
            <text:p>#VALOR!</text:p>
          </table:table-cell>
          <table:table-cell table:style-name="ce75" table:formula="of:=LEFT([.A230];FIND(&quot; &quot;;[.A230];FIND(&quot; &quot;;[.A230])+1)-1)" office:value-type="string" office:string-value="" calcext:value-type="error">
            <text:p>#VALOR!</text:p>
          </table:table-cell>
          <table:table-cell table:style-name="ce74" table:formula="of:=SUBSTITUTE([.D23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8" calcext:value-type="float">
            <text:p>228</text:p>
          </table:table-cell>
          <table:table-cell table:formula="of:=CONCATENATE([usuários.A230];[.G230])" office:value-type="string" office:string-value="213228" calcext:value-type="string">
            <text:p>213228</text:p>
          </table:table-cell>
          <table:table-cell table:number-columns-repeated="1016"/>
        </table:table-row>
        <table:table-row table:style-name="ro7">
          <table:table-cell table:style-name="ce70" table:formula="of:=[usuários_2.B231]">
            <text:p/>
          </table:table-cell>
          <table:table-cell table:style-name="ce74" table:formula="of:=LEFT([.A231];FIND(&quot; &quot;;[.A231]))" office:value-type="string" office:string-value="" calcext:value-type="error">
            <text:p>#VALOR!</text:p>
          </table:table-cell>
          <table:table-cell table:style-name="ce74" table:formula="of:=SUBSTITUTE([.A231];[.B231];&quot;&quot;)" office:value-type="string" office:string-value="" calcext:value-type="error">
            <text:p>#VALOR!</text:p>
          </table:table-cell>
          <table:table-cell table:style-name="ce75" table:formula="of:=LEFT([.A231];FIND(&quot; &quot;;[.A231];FIND(&quot; &quot;;[.A231])+1)-1)" office:value-type="string" office:string-value="" calcext:value-type="error">
            <text:p>#VALOR!</text:p>
          </table:table-cell>
          <table:table-cell table:style-name="ce74" table:formula="of:=SUBSTITUTE([.D23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29" calcext:value-type="float">
            <text:p>229</text:p>
          </table:table-cell>
          <table:table-cell table:formula="of:=CONCATENATE([usuários.A231];[.G231])" office:value-type="string" office:string-value="213229" calcext:value-type="string">
            <text:p>213229</text:p>
          </table:table-cell>
          <table:table-cell table:number-columns-repeated="1016"/>
        </table:table-row>
        <table:table-row table:style-name="ro7">
          <table:table-cell table:style-name="ce70" table:formula="of:=[usuários_2.B232]">
            <text:p/>
          </table:table-cell>
          <table:table-cell table:style-name="ce74" table:formula="of:=LEFT([.A232];FIND(&quot; &quot;;[.A232]))" office:value-type="string" office:string-value="" calcext:value-type="error">
            <text:p>#VALOR!</text:p>
          </table:table-cell>
          <table:table-cell table:style-name="ce74" table:formula="of:=SUBSTITUTE([.A232];[.B232];&quot;&quot;)" office:value-type="string" office:string-value="" calcext:value-type="error">
            <text:p>#VALOR!</text:p>
          </table:table-cell>
          <table:table-cell table:style-name="ce75" table:formula="of:=LEFT([.A232];FIND(&quot; &quot;;[.A232];FIND(&quot; &quot;;[.A232])+1)-1)" office:value-type="string" office:string-value="" calcext:value-type="error">
            <text:p>#VALOR!</text:p>
          </table:table-cell>
          <table:table-cell table:style-name="ce74" table:formula="of:=SUBSTITUTE([.D23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0" calcext:value-type="float">
            <text:p>230</text:p>
          </table:table-cell>
          <table:table-cell table:formula="of:=CONCATENATE([usuários.A232];[.G232])" office:value-type="string" office:string-value="213230" calcext:value-type="string">
            <text:p>213230</text:p>
          </table:table-cell>
          <table:table-cell table:number-columns-repeated="1016"/>
        </table:table-row>
        <table:table-row table:style-name="ro7">
          <table:table-cell table:style-name="ce70" table:formula="of:=[usuários_2.B233]">
            <text:p/>
          </table:table-cell>
          <table:table-cell table:style-name="ce74" table:formula="of:=LEFT([.A233];FIND(&quot; &quot;;[.A233]))" office:value-type="string" office:string-value="" calcext:value-type="error">
            <text:p>#VALOR!</text:p>
          </table:table-cell>
          <table:table-cell table:style-name="ce74" table:formula="of:=SUBSTITUTE([.A233];[.B233];&quot;&quot;)" office:value-type="string" office:string-value="" calcext:value-type="error">
            <text:p>#VALOR!</text:p>
          </table:table-cell>
          <table:table-cell table:style-name="ce75" table:formula="of:=LEFT([.A233];FIND(&quot; &quot;;[.A233];FIND(&quot; &quot;;[.A233])+1)-1)" office:value-type="string" office:string-value="" calcext:value-type="error">
            <text:p>#VALOR!</text:p>
          </table:table-cell>
          <table:table-cell table:style-name="ce74" table:formula="of:=SUBSTITUTE([.D23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1" calcext:value-type="float">
            <text:p>231</text:p>
          </table:table-cell>
          <table:table-cell table:formula="of:=CONCATENATE([usuários.A233];[.G233])" office:value-type="string" office:string-value="213231" calcext:value-type="string">
            <text:p>213231</text:p>
          </table:table-cell>
          <table:table-cell table:number-columns-repeated="1016"/>
        </table:table-row>
        <table:table-row table:style-name="ro7">
          <table:table-cell table:style-name="ce70" table:formula="of:=[usuários_2.B234]">
            <text:p/>
          </table:table-cell>
          <table:table-cell table:style-name="ce74" table:formula="of:=LEFT([.A234];FIND(&quot; &quot;;[.A234]))" office:value-type="string" office:string-value="" calcext:value-type="error">
            <text:p>#VALOR!</text:p>
          </table:table-cell>
          <table:table-cell table:style-name="ce74" table:formula="of:=SUBSTITUTE([.A234];[.B234];&quot;&quot;)" office:value-type="string" office:string-value="" calcext:value-type="error">
            <text:p>#VALOR!</text:p>
          </table:table-cell>
          <table:table-cell table:style-name="ce75" table:formula="of:=LEFT([.A234];FIND(&quot; &quot;;[.A234];FIND(&quot; &quot;;[.A234])+1)-1)" office:value-type="string" office:string-value="" calcext:value-type="error">
            <text:p>#VALOR!</text:p>
          </table:table-cell>
          <table:table-cell table:style-name="ce74" table:formula="of:=SUBSTITUTE([.D23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2" calcext:value-type="float">
            <text:p>232</text:p>
          </table:table-cell>
          <table:table-cell table:formula="of:=CONCATENATE([usuários.A234];[.G234])" office:value-type="string" office:string-value="213232" calcext:value-type="string">
            <text:p>213232</text:p>
          </table:table-cell>
          <table:table-cell table:number-columns-repeated="1016"/>
        </table:table-row>
        <table:table-row table:style-name="ro7">
          <table:table-cell table:style-name="ce70" table:formula="of:=[usuários_2.B235]">
            <text:p/>
          </table:table-cell>
          <table:table-cell table:style-name="ce74" table:formula="of:=LEFT([.A235];FIND(&quot; &quot;;[.A235]))" office:value-type="string" office:string-value="" calcext:value-type="error">
            <text:p>#VALOR!</text:p>
          </table:table-cell>
          <table:table-cell table:style-name="ce74" table:formula="of:=SUBSTITUTE([.A235];[.B235];&quot;&quot;)" office:value-type="string" office:string-value="" calcext:value-type="error">
            <text:p>#VALOR!</text:p>
          </table:table-cell>
          <table:table-cell table:style-name="ce75" table:formula="of:=LEFT([.A235];FIND(&quot; &quot;;[.A235];FIND(&quot; &quot;;[.A235])+1)-1)" office:value-type="string" office:string-value="" calcext:value-type="error">
            <text:p>#VALOR!</text:p>
          </table:table-cell>
          <table:table-cell table:style-name="ce74" table:formula="of:=SUBSTITUTE([.D23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3" calcext:value-type="float">
            <text:p>233</text:p>
          </table:table-cell>
          <table:table-cell table:formula="of:=CONCATENATE([usuários.A235];[.G235])" office:value-type="string" office:string-value="213233" calcext:value-type="string">
            <text:p>213233</text:p>
          </table:table-cell>
          <table:table-cell table:number-columns-repeated="1016"/>
        </table:table-row>
        <table:table-row table:style-name="ro7">
          <table:table-cell table:style-name="ce70" table:formula="of:=[usuários_2.B236]">
            <text:p/>
          </table:table-cell>
          <table:table-cell table:style-name="ce74" table:formula="of:=LEFT([.A236];FIND(&quot; &quot;;[.A236]))" office:value-type="string" office:string-value="" calcext:value-type="error">
            <text:p>#VALOR!</text:p>
          </table:table-cell>
          <table:table-cell table:style-name="ce74" table:formula="of:=SUBSTITUTE([.A236];[.B236];&quot;&quot;)" office:value-type="string" office:string-value="" calcext:value-type="error">
            <text:p>#VALOR!</text:p>
          </table:table-cell>
          <table:table-cell table:style-name="ce75" table:formula="of:=LEFT([.A236];FIND(&quot; &quot;;[.A236];FIND(&quot; &quot;;[.A236])+1)-1)" office:value-type="string" office:string-value="" calcext:value-type="error">
            <text:p>#VALOR!</text:p>
          </table:table-cell>
          <table:table-cell table:style-name="ce74" table:formula="of:=SUBSTITUTE([.D23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4" calcext:value-type="float">
            <text:p>234</text:p>
          </table:table-cell>
          <table:table-cell table:formula="of:=CONCATENATE([usuários.A236];[.G236])" office:value-type="string" office:string-value="213234" calcext:value-type="string">
            <text:p>213234</text:p>
          </table:table-cell>
          <table:table-cell table:number-columns-repeated="1016"/>
        </table:table-row>
        <table:table-row table:style-name="ro7">
          <table:table-cell table:style-name="ce70" table:formula="of:=[usuários_2.B237]">
            <text:p/>
          </table:table-cell>
          <table:table-cell table:style-name="ce74" table:formula="of:=LEFT([.A237];FIND(&quot; &quot;;[.A237]))" office:value-type="string" office:string-value="" calcext:value-type="error">
            <text:p>#VALOR!</text:p>
          </table:table-cell>
          <table:table-cell table:style-name="ce74" table:formula="of:=SUBSTITUTE([.A237];[.B237];&quot;&quot;)" office:value-type="string" office:string-value="" calcext:value-type="error">
            <text:p>#VALOR!</text:p>
          </table:table-cell>
          <table:table-cell table:style-name="ce75" table:formula="of:=LEFT([.A237];FIND(&quot; &quot;;[.A237];FIND(&quot; &quot;;[.A237])+1)-1)" office:value-type="string" office:string-value="" calcext:value-type="error">
            <text:p>#VALOR!</text:p>
          </table:table-cell>
          <table:table-cell table:style-name="ce74" table:formula="of:=SUBSTITUTE([.D23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5" calcext:value-type="float">
            <text:p>235</text:p>
          </table:table-cell>
          <table:table-cell table:formula="of:=CONCATENATE([usuários.A237];[.G237])" office:value-type="string" office:string-value="213235" calcext:value-type="string">
            <text:p>213235</text:p>
          </table:table-cell>
          <table:table-cell table:number-columns-repeated="1016"/>
        </table:table-row>
        <table:table-row table:style-name="ro7">
          <table:table-cell table:style-name="ce70" table:formula="of:=[usuários_2.B238]">
            <text:p/>
          </table:table-cell>
          <table:table-cell table:style-name="ce74" table:formula="of:=LEFT([.A238];FIND(&quot; &quot;;[.A238]))" office:value-type="string" office:string-value="" calcext:value-type="error">
            <text:p>#VALOR!</text:p>
          </table:table-cell>
          <table:table-cell table:style-name="ce74" table:formula="of:=SUBSTITUTE([.A238];[.B238];&quot;&quot;)" office:value-type="string" office:string-value="" calcext:value-type="error">
            <text:p>#VALOR!</text:p>
          </table:table-cell>
          <table:table-cell table:style-name="ce75" table:formula="of:=LEFT([.A238];FIND(&quot; &quot;;[.A238];FIND(&quot; &quot;;[.A238])+1)-1)" office:value-type="string" office:string-value="" calcext:value-type="error">
            <text:p>#VALOR!</text:p>
          </table:table-cell>
          <table:table-cell table:style-name="ce74" table:formula="of:=SUBSTITUTE([.D23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6" calcext:value-type="float">
            <text:p>236</text:p>
          </table:table-cell>
          <table:table-cell table:formula="of:=CONCATENATE([usuários.A238];[.G238])" office:value-type="string" office:string-value="213236" calcext:value-type="string">
            <text:p>213236</text:p>
          </table:table-cell>
          <table:table-cell table:number-columns-repeated="1016"/>
        </table:table-row>
        <table:table-row table:style-name="ro7">
          <table:table-cell table:style-name="ce70" table:formula="of:=[usuários_2.B239]">
            <text:p/>
          </table:table-cell>
          <table:table-cell table:style-name="ce74" table:formula="of:=LEFT([.A239];FIND(&quot; &quot;;[.A239]))" office:value-type="string" office:string-value="" calcext:value-type="error">
            <text:p>#VALOR!</text:p>
          </table:table-cell>
          <table:table-cell table:style-name="ce74" table:formula="of:=SUBSTITUTE([.A239];[.B239];&quot;&quot;)" office:value-type="string" office:string-value="" calcext:value-type="error">
            <text:p>#VALOR!</text:p>
          </table:table-cell>
          <table:table-cell table:style-name="ce75" table:formula="of:=LEFT([.A239];FIND(&quot; &quot;;[.A239];FIND(&quot; &quot;;[.A239])+1)-1)" office:value-type="string" office:string-value="" calcext:value-type="error">
            <text:p>#VALOR!</text:p>
          </table:table-cell>
          <table:table-cell table:style-name="ce74" table:formula="of:=SUBSTITUTE([.D23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7" calcext:value-type="float">
            <text:p>237</text:p>
          </table:table-cell>
          <table:table-cell table:formula="of:=CONCATENATE([usuários.A239];[.G239])" office:value-type="string" office:string-value="213237" calcext:value-type="string">
            <text:p>213237</text:p>
          </table:table-cell>
          <table:table-cell table:number-columns-repeated="1016"/>
        </table:table-row>
        <table:table-row table:style-name="ro7">
          <table:table-cell table:style-name="ce70" table:formula="of:=[usuários_2.B240]">
            <text:p/>
          </table:table-cell>
          <table:table-cell table:style-name="ce74" table:formula="of:=LEFT([.A240];FIND(&quot; &quot;;[.A240]))" office:value-type="string" office:string-value="" calcext:value-type="error">
            <text:p>#VALOR!</text:p>
          </table:table-cell>
          <table:table-cell table:style-name="ce74" table:formula="of:=SUBSTITUTE([.A240];[.B240];&quot;&quot;)" office:value-type="string" office:string-value="" calcext:value-type="error">
            <text:p>#VALOR!</text:p>
          </table:table-cell>
          <table:table-cell table:style-name="ce75" table:formula="of:=LEFT([.A240];FIND(&quot; &quot;;[.A240];FIND(&quot; &quot;;[.A240])+1)-1)" office:value-type="string" office:string-value="" calcext:value-type="error">
            <text:p>#VALOR!</text:p>
          </table:table-cell>
          <table:table-cell table:style-name="ce74" table:formula="of:=SUBSTITUTE([.D24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8" calcext:value-type="float">
            <text:p>238</text:p>
          </table:table-cell>
          <table:table-cell table:formula="of:=CONCATENATE([usuários.A240];[.G240])" office:value-type="string" office:string-value="213238" calcext:value-type="string">
            <text:p>213238</text:p>
          </table:table-cell>
          <table:table-cell table:number-columns-repeated="1016"/>
        </table:table-row>
        <table:table-row table:style-name="ro7">
          <table:table-cell table:style-name="ce70" table:formula="of:=[usuários_2.B241]">
            <text:p/>
          </table:table-cell>
          <table:table-cell table:style-name="ce74" table:formula="of:=LEFT([.A241];FIND(&quot; &quot;;[.A241]))" office:value-type="string" office:string-value="" calcext:value-type="error">
            <text:p>#VALOR!</text:p>
          </table:table-cell>
          <table:table-cell table:style-name="ce74" table:formula="of:=SUBSTITUTE([.A241];[.B241];&quot;&quot;)" office:value-type="string" office:string-value="" calcext:value-type="error">
            <text:p>#VALOR!</text:p>
          </table:table-cell>
          <table:table-cell table:style-name="ce75" table:formula="of:=LEFT([.A241];FIND(&quot; &quot;;[.A241];FIND(&quot; &quot;;[.A241])+1)-1)" office:value-type="string" office:string-value="" calcext:value-type="error">
            <text:p>#VALOR!</text:p>
          </table:table-cell>
          <table:table-cell table:style-name="ce74" table:formula="of:=SUBSTITUTE([.D24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39" calcext:value-type="float">
            <text:p>239</text:p>
          </table:table-cell>
          <table:table-cell table:formula="of:=CONCATENATE([usuários.A241];[.G241])" office:value-type="string" office:string-value="213239" calcext:value-type="string">
            <text:p>213239</text:p>
          </table:table-cell>
          <table:table-cell table:number-columns-repeated="1016"/>
        </table:table-row>
        <table:table-row table:style-name="ro7">
          <table:table-cell table:style-name="ce70" table:formula="of:=[usuários_2.B242]">
            <text:p/>
          </table:table-cell>
          <table:table-cell table:style-name="ce74" table:formula="of:=LEFT([.A242];FIND(&quot; &quot;;[.A242]))" office:value-type="string" office:string-value="" calcext:value-type="error">
            <text:p>#VALOR!</text:p>
          </table:table-cell>
          <table:table-cell table:style-name="ce74" table:formula="of:=SUBSTITUTE([.A242];[.B242];&quot;&quot;)" office:value-type="string" office:string-value="" calcext:value-type="error">
            <text:p>#VALOR!</text:p>
          </table:table-cell>
          <table:table-cell table:style-name="ce75" table:formula="of:=LEFT([.A242];FIND(&quot; &quot;;[.A242];FIND(&quot; &quot;;[.A242])+1)-1)" office:value-type="string" office:string-value="" calcext:value-type="error">
            <text:p>#VALOR!</text:p>
          </table:table-cell>
          <table:table-cell table:style-name="ce74" table:formula="of:=SUBSTITUTE([.D24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0" calcext:value-type="float">
            <text:p>240</text:p>
          </table:table-cell>
          <table:table-cell table:formula="of:=CONCATENATE([usuários.A242];[.G242])" office:value-type="string" office:string-value="213240" calcext:value-type="string">
            <text:p>213240</text:p>
          </table:table-cell>
          <table:table-cell table:number-columns-repeated="1016"/>
        </table:table-row>
        <table:table-row table:style-name="ro7">
          <table:table-cell table:style-name="ce70" table:formula="of:=[usuários_2.B243]">
            <text:p/>
          </table:table-cell>
          <table:table-cell table:style-name="ce74" table:formula="of:=LEFT([.A243];FIND(&quot; &quot;;[.A243]))" office:value-type="string" office:string-value="" calcext:value-type="error">
            <text:p>#VALOR!</text:p>
          </table:table-cell>
          <table:table-cell table:style-name="ce74" table:formula="of:=SUBSTITUTE([.A243];[.B243];&quot;&quot;)" office:value-type="string" office:string-value="" calcext:value-type="error">
            <text:p>#VALOR!</text:p>
          </table:table-cell>
          <table:table-cell table:style-name="ce75" table:formula="of:=LEFT([.A243];FIND(&quot; &quot;;[.A243];FIND(&quot; &quot;;[.A243])+1)-1)" office:value-type="string" office:string-value="" calcext:value-type="error">
            <text:p>#VALOR!</text:p>
          </table:table-cell>
          <table:table-cell table:style-name="ce74" table:formula="of:=SUBSTITUTE([.D24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1" calcext:value-type="float">
            <text:p>241</text:p>
          </table:table-cell>
          <table:table-cell table:formula="of:=CONCATENATE([usuários.A243];[.G243])" office:value-type="string" office:string-value="213241" calcext:value-type="string">
            <text:p>213241</text:p>
          </table:table-cell>
          <table:table-cell table:number-columns-repeated="1016"/>
        </table:table-row>
        <table:table-row table:style-name="ro7">
          <table:table-cell table:style-name="ce70" table:formula="of:=[usuários_2.B244]">
            <text:p/>
          </table:table-cell>
          <table:table-cell table:style-name="ce74" table:formula="of:=LEFT([.A244];FIND(&quot; &quot;;[.A244]))" office:value-type="string" office:string-value="" calcext:value-type="error">
            <text:p>#VALOR!</text:p>
          </table:table-cell>
          <table:table-cell table:style-name="ce74" table:formula="of:=SUBSTITUTE([.A244];[.B244];&quot;&quot;)" office:value-type="string" office:string-value="" calcext:value-type="error">
            <text:p>#VALOR!</text:p>
          </table:table-cell>
          <table:table-cell table:style-name="ce75" table:formula="of:=LEFT([.A244];FIND(&quot; &quot;;[.A244];FIND(&quot; &quot;;[.A244])+1)-1)" office:value-type="string" office:string-value="" calcext:value-type="error">
            <text:p>#VALOR!</text:p>
          </table:table-cell>
          <table:table-cell table:style-name="ce74" table:formula="of:=SUBSTITUTE([.D24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2" calcext:value-type="float">
            <text:p>242</text:p>
          </table:table-cell>
          <table:table-cell table:formula="of:=CONCATENATE([usuários.A244];[.G244])" office:value-type="string" office:string-value="213242" calcext:value-type="string">
            <text:p>213242</text:p>
          </table:table-cell>
          <table:table-cell table:number-columns-repeated="1016"/>
        </table:table-row>
        <table:table-row table:style-name="ro7">
          <table:table-cell table:style-name="ce70" table:formula="of:=[usuários_2.B245]">
            <text:p/>
          </table:table-cell>
          <table:table-cell table:style-name="ce74" table:formula="of:=LEFT([.A245];FIND(&quot; &quot;;[.A245]))" office:value-type="string" office:string-value="" calcext:value-type="error">
            <text:p>#VALOR!</text:p>
          </table:table-cell>
          <table:table-cell table:style-name="ce74" table:formula="of:=SUBSTITUTE([.A245];[.B245];&quot;&quot;)" office:value-type="string" office:string-value="" calcext:value-type="error">
            <text:p>#VALOR!</text:p>
          </table:table-cell>
          <table:table-cell table:style-name="ce75" table:formula="of:=LEFT([.A245];FIND(&quot; &quot;;[.A245];FIND(&quot; &quot;;[.A245])+1)-1)" office:value-type="string" office:string-value="" calcext:value-type="error">
            <text:p>#VALOR!</text:p>
          </table:table-cell>
          <table:table-cell table:style-name="ce74" table:formula="of:=SUBSTITUTE([.D24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3" calcext:value-type="float">
            <text:p>243</text:p>
          </table:table-cell>
          <table:table-cell table:formula="of:=CONCATENATE([usuários.A245];[.G245])" office:value-type="string" office:string-value="213243" calcext:value-type="string">
            <text:p>213243</text:p>
          </table:table-cell>
          <table:table-cell table:number-columns-repeated="1016"/>
        </table:table-row>
        <table:table-row table:style-name="ro7">
          <table:table-cell table:style-name="ce70" table:formula="of:=[usuários_2.B246]">
            <text:p/>
          </table:table-cell>
          <table:table-cell table:style-name="ce74" table:formula="of:=LEFT([.A246];FIND(&quot; &quot;;[.A246]))" office:value-type="string" office:string-value="" calcext:value-type="error">
            <text:p>#VALOR!</text:p>
          </table:table-cell>
          <table:table-cell table:style-name="ce74" table:formula="of:=SUBSTITUTE([.A246];[.B246];&quot;&quot;)" office:value-type="string" office:string-value="" calcext:value-type="error">
            <text:p>#VALOR!</text:p>
          </table:table-cell>
          <table:table-cell table:style-name="ce75" table:formula="of:=LEFT([.A246];FIND(&quot; &quot;;[.A246];FIND(&quot; &quot;;[.A246])+1)-1)" office:value-type="string" office:string-value="" calcext:value-type="error">
            <text:p>#VALOR!</text:p>
          </table:table-cell>
          <table:table-cell table:style-name="ce74" table:formula="of:=SUBSTITUTE([.D24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4" calcext:value-type="float">
            <text:p>244</text:p>
          </table:table-cell>
          <table:table-cell table:formula="of:=CONCATENATE([usuários.A246];[.G246])" office:value-type="string" office:string-value="213244" calcext:value-type="string">
            <text:p>213244</text:p>
          </table:table-cell>
          <table:table-cell table:number-columns-repeated="1016"/>
        </table:table-row>
        <table:table-row table:style-name="ro7">
          <table:table-cell table:style-name="ce70" table:formula="of:=[usuários_2.B247]">
            <text:p/>
          </table:table-cell>
          <table:table-cell table:style-name="ce74" table:formula="of:=LEFT([.A247];FIND(&quot; &quot;;[.A247]))" office:value-type="string" office:string-value="" calcext:value-type="error">
            <text:p>#VALOR!</text:p>
          </table:table-cell>
          <table:table-cell table:style-name="ce74" table:formula="of:=SUBSTITUTE([.A247];[.B247];&quot;&quot;)" office:value-type="string" office:string-value="" calcext:value-type="error">
            <text:p>#VALOR!</text:p>
          </table:table-cell>
          <table:table-cell table:style-name="ce75" table:formula="of:=LEFT([.A247];FIND(&quot; &quot;;[.A247];FIND(&quot; &quot;;[.A247])+1)-1)" office:value-type="string" office:string-value="" calcext:value-type="error">
            <text:p>#VALOR!</text:p>
          </table:table-cell>
          <table:table-cell table:style-name="ce74" table:formula="of:=SUBSTITUTE([.D24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5" calcext:value-type="float">
            <text:p>245</text:p>
          </table:table-cell>
          <table:table-cell table:formula="of:=CONCATENATE([usuários.A247];[.G247])" office:value-type="string" office:string-value="213245" calcext:value-type="string">
            <text:p>213245</text:p>
          </table:table-cell>
          <table:table-cell table:number-columns-repeated="1016"/>
        </table:table-row>
        <table:table-row table:style-name="ro7">
          <table:table-cell table:style-name="ce70" table:formula="of:=[usuários_2.B248]">
            <text:p/>
          </table:table-cell>
          <table:table-cell table:style-name="ce74" table:formula="of:=LEFT([.A248];FIND(&quot; &quot;;[.A248]))" office:value-type="string" office:string-value="" calcext:value-type="error">
            <text:p>#VALOR!</text:p>
          </table:table-cell>
          <table:table-cell table:style-name="ce74" table:formula="of:=SUBSTITUTE([.A248];[.B248];&quot;&quot;)" office:value-type="string" office:string-value="" calcext:value-type="error">
            <text:p>#VALOR!</text:p>
          </table:table-cell>
          <table:table-cell table:style-name="ce75" table:formula="of:=LEFT([.A248];FIND(&quot; &quot;;[.A248];FIND(&quot; &quot;;[.A248])+1)-1)" office:value-type="string" office:string-value="" calcext:value-type="error">
            <text:p>#VALOR!</text:p>
          </table:table-cell>
          <table:table-cell table:style-name="ce74" table:formula="of:=SUBSTITUTE([.D24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6" calcext:value-type="float">
            <text:p>246</text:p>
          </table:table-cell>
          <table:table-cell table:formula="of:=CONCATENATE([usuários.A248];[.G248])" office:value-type="string" office:string-value="213246" calcext:value-type="string">
            <text:p>213246</text:p>
          </table:table-cell>
          <table:table-cell table:number-columns-repeated="1016"/>
        </table:table-row>
        <table:table-row table:style-name="ro7">
          <table:table-cell table:style-name="ce70" table:formula="of:=[usuários_2.B249]">
            <text:p/>
          </table:table-cell>
          <table:table-cell table:style-name="ce74" table:formula="of:=LEFT([.A249];FIND(&quot; &quot;;[.A249]))" office:value-type="string" office:string-value="" calcext:value-type="error">
            <text:p>#VALOR!</text:p>
          </table:table-cell>
          <table:table-cell table:style-name="ce74" table:formula="of:=SUBSTITUTE([.A249];[.B249];&quot;&quot;)" office:value-type="string" office:string-value="" calcext:value-type="error">
            <text:p>#VALOR!</text:p>
          </table:table-cell>
          <table:table-cell table:style-name="ce75" table:formula="of:=LEFT([.A249];FIND(&quot; &quot;;[.A249];FIND(&quot; &quot;;[.A249])+1)-1)" office:value-type="string" office:string-value="" calcext:value-type="error">
            <text:p>#VALOR!</text:p>
          </table:table-cell>
          <table:table-cell table:style-name="ce74" table:formula="of:=SUBSTITUTE([.D24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7" calcext:value-type="float">
            <text:p>247</text:p>
          </table:table-cell>
          <table:table-cell table:formula="of:=CONCATENATE([usuários.A249];[.G249])" office:value-type="string" office:string-value="213247" calcext:value-type="string">
            <text:p>213247</text:p>
          </table:table-cell>
          <table:table-cell table:number-columns-repeated="1016"/>
        </table:table-row>
        <table:table-row table:style-name="ro7">
          <table:table-cell table:style-name="ce70" table:formula="of:=[usuários_2.B250]">
            <text:p/>
          </table:table-cell>
          <table:table-cell table:style-name="ce74" table:formula="of:=LEFT([.A250];FIND(&quot; &quot;;[.A250]))" office:value-type="string" office:string-value="" calcext:value-type="error">
            <text:p>#VALOR!</text:p>
          </table:table-cell>
          <table:table-cell table:style-name="ce74" table:formula="of:=SUBSTITUTE([.A250];[.B250];&quot;&quot;)" office:value-type="string" office:string-value="" calcext:value-type="error">
            <text:p>#VALOR!</text:p>
          </table:table-cell>
          <table:table-cell table:style-name="ce75" table:formula="of:=LEFT([.A250];FIND(&quot; &quot;;[.A250];FIND(&quot; &quot;;[.A250])+1)-1)" office:value-type="string" office:string-value="" calcext:value-type="error">
            <text:p>#VALOR!</text:p>
          </table:table-cell>
          <table:table-cell table:style-name="ce74" table:formula="of:=SUBSTITUTE([.D25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8" calcext:value-type="float">
            <text:p>248</text:p>
          </table:table-cell>
          <table:table-cell table:formula="of:=CONCATENATE([usuários.A250];[.G250])" office:value-type="string" office:string-value="213248" calcext:value-type="string">
            <text:p>213248</text:p>
          </table:table-cell>
          <table:table-cell table:number-columns-repeated="1016"/>
        </table:table-row>
        <table:table-row table:style-name="ro7">
          <table:table-cell table:style-name="ce70" table:formula="of:=[usuários_2.B251]">
            <text:p/>
          </table:table-cell>
          <table:table-cell table:style-name="ce74" table:formula="of:=LEFT([.A251];FIND(&quot; &quot;;[.A251]))" office:value-type="string" office:string-value="" calcext:value-type="error">
            <text:p>#VALOR!</text:p>
          </table:table-cell>
          <table:table-cell table:style-name="ce74" table:formula="of:=SUBSTITUTE([.A251];[.B251];&quot;&quot;)" office:value-type="string" office:string-value="" calcext:value-type="error">
            <text:p>#VALOR!</text:p>
          </table:table-cell>
          <table:table-cell table:style-name="ce75" table:formula="of:=LEFT([.A251];FIND(&quot; &quot;;[.A251];FIND(&quot; &quot;;[.A251])+1)-1)" office:value-type="string" office:string-value="" calcext:value-type="error">
            <text:p>#VALOR!</text:p>
          </table:table-cell>
          <table:table-cell table:style-name="ce74" table:formula="of:=SUBSTITUTE([.D25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49" calcext:value-type="float">
            <text:p>249</text:p>
          </table:table-cell>
          <table:table-cell table:formula="of:=CONCATENATE([usuários.A251];[.G251])" office:value-type="string" office:string-value="213249" calcext:value-type="string">
            <text:p>213249</text:p>
          </table:table-cell>
          <table:table-cell table:number-columns-repeated="1016"/>
        </table:table-row>
        <table:table-row table:style-name="ro7">
          <table:table-cell table:style-name="ce70" table:formula="of:=[usuários_2.B252]">
            <text:p/>
          </table:table-cell>
          <table:table-cell table:style-name="ce74" table:formula="of:=LEFT([.A252];FIND(&quot; &quot;;[.A252]))" office:value-type="string" office:string-value="" calcext:value-type="error">
            <text:p>#VALOR!</text:p>
          </table:table-cell>
          <table:table-cell table:style-name="ce74" table:formula="of:=SUBSTITUTE([.A252];[.B252];&quot;&quot;)" office:value-type="string" office:string-value="" calcext:value-type="error">
            <text:p>#VALOR!</text:p>
          </table:table-cell>
          <table:table-cell table:style-name="ce75" table:formula="of:=LEFT([.A252];FIND(&quot; &quot;;[.A252];FIND(&quot; &quot;;[.A252])+1)-1)" office:value-type="string" office:string-value="" calcext:value-type="error">
            <text:p>#VALOR!</text:p>
          </table:table-cell>
          <table:table-cell table:style-name="ce74" table:formula="of:=SUBSTITUTE([.D25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0" calcext:value-type="float">
            <text:p>250</text:p>
          </table:table-cell>
          <table:table-cell table:formula="of:=CONCATENATE([usuários.A252];[.G252])" office:value-type="string" office:string-value="213250" calcext:value-type="string">
            <text:p>213250</text:p>
          </table:table-cell>
          <table:table-cell table:number-columns-repeated="1016"/>
        </table:table-row>
        <table:table-row table:style-name="ro7">
          <table:table-cell table:style-name="ce70" table:formula="of:=[usuários_2.B253]">
            <text:p/>
          </table:table-cell>
          <table:table-cell table:style-name="ce74" table:formula="of:=LEFT([.A253];FIND(&quot; &quot;;[.A253]))" office:value-type="string" office:string-value="" calcext:value-type="error">
            <text:p>#VALOR!</text:p>
          </table:table-cell>
          <table:table-cell table:style-name="ce74" table:formula="of:=SUBSTITUTE([.A253];[.B253];&quot;&quot;)" office:value-type="string" office:string-value="" calcext:value-type="error">
            <text:p>#VALOR!</text:p>
          </table:table-cell>
          <table:table-cell table:style-name="ce75" table:formula="of:=LEFT([.A253];FIND(&quot; &quot;;[.A253];FIND(&quot; &quot;;[.A253])+1)-1)" office:value-type="string" office:string-value="" calcext:value-type="error">
            <text:p>#VALOR!</text:p>
          </table:table-cell>
          <table:table-cell table:style-name="ce74" table:formula="of:=SUBSTITUTE([.D25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1" calcext:value-type="float">
            <text:p>251</text:p>
          </table:table-cell>
          <table:table-cell table:formula="of:=CONCATENATE([usuários.A253];[.G253])" office:value-type="string" office:string-value="213251" calcext:value-type="string">
            <text:p>213251</text:p>
          </table:table-cell>
          <table:table-cell table:number-columns-repeated="1016"/>
        </table:table-row>
        <table:table-row table:style-name="ro7">
          <table:table-cell table:style-name="ce70" table:formula="of:=[usuários_2.B254]">
            <text:p/>
          </table:table-cell>
          <table:table-cell table:style-name="ce74" table:formula="of:=LEFT([.A254];FIND(&quot; &quot;;[.A254]))" office:value-type="string" office:string-value="" calcext:value-type="error">
            <text:p>#VALOR!</text:p>
          </table:table-cell>
          <table:table-cell table:style-name="ce74" table:formula="of:=SUBSTITUTE([.A254];[.B254];&quot;&quot;)" office:value-type="string" office:string-value="" calcext:value-type="error">
            <text:p>#VALOR!</text:p>
          </table:table-cell>
          <table:table-cell table:style-name="ce75" table:formula="of:=LEFT([.A254];FIND(&quot; &quot;;[.A254];FIND(&quot; &quot;;[.A254])+1)-1)" office:value-type="string" office:string-value="" calcext:value-type="error">
            <text:p>#VALOR!</text:p>
          </table:table-cell>
          <table:table-cell table:style-name="ce74" table:formula="of:=SUBSTITUTE([.D25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2" calcext:value-type="float">
            <text:p>252</text:p>
          </table:table-cell>
          <table:table-cell table:formula="of:=CONCATENATE([usuários.A254];[.G254])" office:value-type="string" office:string-value="213252" calcext:value-type="string">
            <text:p>213252</text:p>
          </table:table-cell>
          <table:table-cell table:number-columns-repeated="1016"/>
        </table:table-row>
        <table:table-row table:style-name="ro7">
          <table:table-cell table:style-name="ce70" table:formula="of:=[usuários_2.B255]">
            <text:p/>
          </table:table-cell>
          <table:table-cell table:style-name="ce74" table:formula="of:=LEFT([.A255];FIND(&quot; &quot;;[.A255]))" office:value-type="string" office:string-value="" calcext:value-type="error">
            <text:p>#VALOR!</text:p>
          </table:table-cell>
          <table:table-cell table:style-name="ce74" table:formula="of:=SUBSTITUTE([.A255];[.B255];&quot;&quot;)" office:value-type="string" office:string-value="" calcext:value-type="error">
            <text:p>#VALOR!</text:p>
          </table:table-cell>
          <table:table-cell table:style-name="ce75" table:formula="of:=LEFT([.A255];FIND(&quot; &quot;;[.A255];FIND(&quot; &quot;;[.A255])+1)-1)" office:value-type="string" office:string-value="" calcext:value-type="error">
            <text:p>#VALOR!</text:p>
          </table:table-cell>
          <table:table-cell table:style-name="ce74" table:formula="of:=SUBSTITUTE([.D25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3" calcext:value-type="float">
            <text:p>253</text:p>
          </table:table-cell>
          <table:table-cell table:formula="of:=CONCATENATE([usuários.A255];[.G255])" office:value-type="string" office:string-value="213253" calcext:value-type="string">
            <text:p>213253</text:p>
          </table:table-cell>
          <table:table-cell table:number-columns-repeated="1016"/>
        </table:table-row>
        <table:table-row table:style-name="ro7">
          <table:table-cell table:style-name="ce70" table:formula="of:=[usuários_2.B256]">
            <text:p/>
          </table:table-cell>
          <table:table-cell table:style-name="ce74" table:formula="of:=LEFT([.A256];FIND(&quot; &quot;;[.A256]))" office:value-type="string" office:string-value="" calcext:value-type="error">
            <text:p>#VALOR!</text:p>
          </table:table-cell>
          <table:table-cell table:style-name="ce74" table:formula="of:=SUBSTITUTE([.A256];[.B256];&quot;&quot;)" office:value-type="string" office:string-value="" calcext:value-type="error">
            <text:p>#VALOR!</text:p>
          </table:table-cell>
          <table:table-cell table:style-name="ce75" table:formula="of:=LEFT([.A256];FIND(&quot; &quot;;[.A256];FIND(&quot; &quot;;[.A256])+1)-1)" office:value-type="string" office:string-value="" calcext:value-type="error">
            <text:p>#VALOR!</text:p>
          </table:table-cell>
          <table:table-cell table:style-name="ce74" table:formula="of:=SUBSTITUTE([.D25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4" calcext:value-type="float">
            <text:p>254</text:p>
          </table:table-cell>
          <table:table-cell table:formula="of:=CONCATENATE([usuários.A256];[.G256])" office:value-type="string" office:string-value="213254" calcext:value-type="string">
            <text:p>213254</text:p>
          </table:table-cell>
          <table:table-cell table:number-columns-repeated="1016"/>
        </table:table-row>
        <table:table-row table:style-name="ro7">
          <table:table-cell table:style-name="ce70" table:formula="of:=[usuários_2.B257]">
            <text:p/>
          </table:table-cell>
          <table:table-cell table:style-name="ce74" table:formula="of:=LEFT([.A257];FIND(&quot; &quot;;[.A257]))" office:value-type="string" office:string-value="" calcext:value-type="error">
            <text:p>#VALOR!</text:p>
          </table:table-cell>
          <table:table-cell table:style-name="ce74" table:formula="of:=SUBSTITUTE([.A257];[.B257];&quot;&quot;)" office:value-type="string" office:string-value="" calcext:value-type="error">
            <text:p>#VALOR!</text:p>
          </table:table-cell>
          <table:table-cell table:style-name="ce75" table:formula="of:=LEFT([.A257];FIND(&quot; &quot;;[.A257];FIND(&quot; &quot;;[.A257])+1)-1)" office:value-type="string" office:string-value="" calcext:value-type="error">
            <text:p>#VALOR!</text:p>
          </table:table-cell>
          <table:table-cell table:style-name="ce74" table:formula="of:=SUBSTITUTE([.D25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5" calcext:value-type="float">
            <text:p>255</text:p>
          </table:table-cell>
          <table:table-cell table:formula="of:=CONCATENATE([usuários.A257];[.G257])" office:value-type="string" office:string-value="213255" calcext:value-type="string">
            <text:p>213255</text:p>
          </table:table-cell>
          <table:table-cell table:number-columns-repeated="1016"/>
        </table:table-row>
        <table:table-row table:style-name="ro7">
          <table:table-cell table:style-name="ce70" table:formula="of:=[usuários_2.B258]">
            <text:p/>
          </table:table-cell>
          <table:table-cell table:style-name="ce74" table:formula="of:=LEFT([.A258];FIND(&quot; &quot;;[.A258]))" office:value-type="string" office:string-value="" calcext:value-type="error">
            <text:p>#VALOR!</text:p>
          </table:table-cell>
          <table:table-cell table:style-name="ce74" table:formula="of:=SUBSTITUTE([.A258];[.B258];&quot;&quot;)" office:value-type="string" office:string-value="" calcext:value-type="error">
            <text:p>#VALOR!</text:p>
          </table:table-cell>
          <table:table-cell table:style-name="ce75" table:formula="of:=LEFT([.A258];FIND(&quot; &quot;;[.A258];FIND(&quot; &quot;;[.A258])+1)-1)" office:value-type="string" office:string-value="" calcext:value-type="error">
            <text:p>#VALOR!</text:p>
          </table:table-cell>
          <table:table-cell table:style-name="ce74" table:formula="of:=SUBSTITUTE([.D25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6" calcext:value-type="float">
            <text:p>256</text:p>
          </table:table-cell>
          <table:table-cell table:formula="of:=CONCATENATE([usuários.A258];[.G258])" office:value-type="string" office:string-value="213256" calcext:value-type="string">
            <text:p>213256</text:p>
          </table:table-cell>
          <table:table-cell table:number-columns-repeated="1016"/>
        </table:table-row>
        <table:table-row table:style-name="ro7">
          <table:table-cell table:style-name="ce70" table:formula="of:=[usuários_2.B259]">
            <text:p/>
          </table:table-cell>
          <table:table-cell table:style-name="ce74" table:formula="of:=LEFT([.A259];FIND(&quot; &quot;;[.A259]))" office:value-type="string" office:string-value="" calcext:value-type="error">
            <text:p>#VALOR!</text:p>
          </table:table-cell>
          <table:table-cell table:style-name="ce74" table:formula="of:=SUBSTITUTE([.A259];[.B259];&quot;&quot;)" office:value-type="string" office:string-value="" calcext:value-type="error">
            <text:p>#VALOR!</text:p>
          </table:table-cell>
          <table:table-cell table:style-name="ce75" table:formula="of:=LEFT([.A259];FIND(&quot; &quot;;[.A259];FIND(&quot; &quot;;[.A259])+1)-1)" office:value-type="string" office:string-value="" calcext:value-type="error">
            <text:p>#VALOR!</text:p>
          </table:table-cell>
          <table:table-cell table:style-name="ce74" table:formula="of:=SUBSTITUTE([.D25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7" calcext:value-type="float">
            <text:p>257</text:p>
          </table:table-cell>
          <table:table-cell table:formula="of:=CONCATENATE([usuários.A259];[.G259])" office:value-type="string" office:string-value="213257" calcext:value-type="string">
            <text:p>213257</text:p>
          </table:table-cell>
          <table:table-cell table:number-columns-repeated="1016"/>
        </table:table-row>
        <table:table-row table:style-name="ro7">
          <table:table-cell table:style-name="ce70" table:formula="of:=[usuários_2.B260]">
            <text:p/>
          </table:table-cell>
          <table:table-cell table:style-name="ce74" table:formula="of:=LEFT([.A260];FIND(&quot; &quot;;[.A260]))" office:value-type="string" office:string-value="" calcext:value-type="error">
            <text:p>#VALOR!</text:p>
          </table:table-cell>
          <table:table-cell table:style-name="ce74" table:formula="of:=SUBSTITUTE([.A260];[.B260];&quot;&quot;)" office:value-type="string" office:string-value="" calcext:value-type="error">
            <text:p>#VALOR!</text:p>
          </table:table-cell>
          <table:table-cell table:style-name="ce75" table:formula="of:=LEFT([.A260];FIND(&quot; &quot;;[.A260];FIND(&quot; &quot;;[.A260])+1)-1)" office:value-type="string" office:string-value="" calcext:value-type="error">
            <text:p>#VALOR!</text:p>
          </table:table-cell>
          <table:table-cell table:style-name="ce74" table:formula="of:=SUBSTITUTE([.D26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8" calcext:value-type="float">
            <text:p>258</text:p>
          </table:table-cell>
          <table:table-cell table:formula="of:=CONCATENATE([usuários.A260];[.G260])" office:value-type="string" office:string-value="213258" calcext:value-type="string">
            <text:p>213258</text:p>
          </table:table-cell>
          <table:table-cell table:number-columns-repeated="1016"/>
        </table:table-row>
        <table:table-row table:style-name="ro7">
          <table:table-cell table:style-name="ce70" table:formula="of:=[usuários_2.B261]">
            <text:p/>
          </table:table-cell>
          <table:table-cell table:style-name="ce74" table:formula="of:=LEFT([.A261];FIND(&quot; &quot;;[.A261]))" office:value-type="string" office:string-value="" calcext:value-type="error">
            <text:p>#VALOR!</text:p>
          </table:table-cell>
          <table:table-cell table:style-name="ce74" table:formula="of:=SUBSTITUTE([.A261];[.B261];&quot;&quot;)" office:value-type="string" office:string-value="" calcext:value-type="error">
            <text:p>#VALOR!</text:p>
          </table:table-cell>
          <table:table-cell table:style-name="ce75" table:formula="of:=LEFT([.A261];FIND(&quot; &quot;;[.A261];FIND(&quot; &quot;;[.A261])+1)-1)" office:value-type="string" office:string-value="" calcext:value-type="error">
            <text:p>#VALOR!</text:p>
          </table:table-cell>
          <table:table-cell table:style-name="ce74" table:formula="of:=SUBSTITUTE([.D26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59" calcext:value-type="float">
            <text:p>259</text:p>
          </table:table-cell>
          <table:table-cell table:formula="of:=CONCATENATE([usuários.A261];[.G261])" office:value-type="string" office:string-value="213259" calcext:value-type="string">
            <text:p>213259</text:p>
          </table:table-cell>
          <table:table-cell table:number-columns-repeated="1016"/>
        </table:table-row>
        <table:table-row table:style-name="ro7">
          <table:table-cell table:style-name="ce70" table:formula="of:=[usuários_2.B262]">
            <text:p/>
          </table:table-cell>
          <table:table-cell table:style-name="ce74" table:formula="of:=LEFT([.A262];FIND(&quot; &quot;;[.A262]))" office:value-type="string" office:string-value="" calcext:value-type="error">
            <text:p>#VALOR!</text:p>
          </table:table-cell>
          <table:table-cell table:style-name="ce74" table:formula="of:=SUBSTITUTE([.A262];[.B262];&quot;&quot;)" office:value-type="string" office:string-value="" calcext:value-type="error">
            <text:p>#VALOR!</text:p>
          </table:table-cell>
          <table:table-cell table:style-name="ce75" table:formula="of:=LEFT([.A262];FIND(&quot; &quot;;[.A262];FIND(&quot; &quot;;[.A262])+1)-1)" office:value-type="string" office:string-value="" calcext:value-type="error">
            <text:p>#VALOR!</text:p>
          </table:table-cell>
          <table:table-cell table:style-name="ce74" table:formula="of:=SUBSTITUTE([.D26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0" calcext:value-type="float">
            <text:p>260</text:p>
          </table:table-cell>
          <table:table-cell table:formula="of:=CONCATENATE([usuários.A262];[.G262])" office:value-type="string" office:string-value="213260" calcext:value-type="string">
            <text:p>213260</text:p>
          </table:table-cell>
          <table:table-cell table:number-columns-repeated="1016"/>
        </table:table-row>
        <table:table-row table:style-name="ro7">
          <table:table-cell table:style-name="ce70" table:formula="of:=[usuários_2.B263]">
            <text:p/>
          </table:table-cell>
          <table:table-cell table:style-name="ce74" table:formula="of:=LEFT([.A263];FIND(&quot; &quot;;[.A263]))" office:value-type="string" office:string-value="" calcext:value-type="error">
            <text:p>#VALOR!</text:p>
          </table:table-cell>
          <table:table-cell table:style-name="ce74" table:formula="of:=SUBSTITUTE([.A263];[.B263];&quot;&quot;)" office:value-type="string" office:string-value="" calcext:value-type="error">
            <text:p>#VALOR!</text:p>
          </table:table-cell>
          <table:table-cell table:style-name="ce75" table:formula="of:=LEFT([.A263];FIND(&quot; &quot;;[.A263];FIND(&quot; &quot;;[.A263])+1)-1)" office:value-type="string" office:string-value="" calcext:value-type="error">
            <text:p>#VALOR!</text:p>
          </table:table-cell>
          <table:table-cell table:style-name="ce74" table:formula="of:=SUBSTITUTE([.D26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1" calcext:value-type="float">
            <text:p>261</text:p>
          </table:table-cell>
          <table:table-cell table:formula="of:=CONCATENATE([usuários.A263];[.G263])" office:value-type="string" office:string-value="213261" calcext:value-type="string">
            <text:p>213261</text:p>
          </table:table-cell>
          <table:table-cell table:number-columns-repeated="1016"/>
        </table:table-row>
        <table:table-row table:style-name="ro7">
          <table:table-cell table:style-name="ce70" table:formula="of:=[usuários_2.B264]">
            <text:p/>
          </table:table-cell>
          <table:table-cell table:style-name="ce74" table:formula="of:=LEFT([.A264];FIND(&quot; &quot;;[.A264]))" office:value-type="string" office:string-value="" calcext:value-type="error">
            <text:p>#VALOR!</text:p>
          </table:table-cell>
          <table:table-cell table:style-name="ce74" table:formula="of:=SUBSTITUTE([.A264];[.B264];&quot;&quot;)" office:value-type="string" office:string-value="" calcext:value-type="error">
            <text:p>#VALOR!</text:p>
          </table:table-cell>
          <table:table-cell table:style-name="ce75" table:formula="of:=LEFT([.A264];FIND(&quot; &quot;;[.A264];FIND(&quot; &quot;;[.A264])+1)-1)" office:value-type="string" office:string-value="" calcext:value-type="error">
            <text:p>#VALOR!</text:p>
          </table:table-cell>
          <table:table-cell table:style-name="ce74" table:formula="of:=SUBSTITUTE([.D26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2" calcext:value-type="float">
            <text:p>262</text:p>
          </table:table-cell>
          <table:table-cell table:formula="of:=CONCATENATE([usuários.A264];[.G264])" office:value-type="string" office:string-value="213262" calcext:value-type="string">
            <text:p>213262</text:p>
          </table:table-cell>
          <table:table-cell table:number-columns-repeated="1016"/>
        </table:table-row>
        <table:table-row table:style-name="ro7">
          <table:table-cell table:style-name="ce70" table:formula="of:=[usuários_2.B265]">
            <text:p/>
          </table:table-cell>
          <table:table-cell table:style-name="ce74" table:formula="of:=LEFT([.A265];FIND(&quot; &quot;;[.A265]))" office:value-type="string" office:string-value="" calcext:value-type="error">
            <text:p>#VALOR!</text:p>
          </table:table-cell>
          <table:table-cell table:style-name="ce74" table:formula="of:=SUBSTITUTE([.A265];[.B265];&quot;&quot;)" office:value-type="string" office:string-value="" calcext:value-type="error">
            <text:p>#VALOR!</text:p>
          </table:table-cell>
          <table:table-cell table:style-name="ce75" table:formula="of:=LEFT([.A265];FIND(&quot; &quot;;[.A265];FIND(&quot; &quot;;[.A265])+1)-1)" office:value-type="string" office:string-value="" calcext:value-type="error">
            <text:p>#VALOR!</text:p>
          </table:table-cell>
          <table:table-cell table:style-name="ce74" table:formula="of:=SUBSTITUTE([.D26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3" calcext:value-type="float">
            <text:p>263</text:p>
          </table:table-cell>
          <table:table-cell table:formula="of:=CONCATENATE([usuários.A265];[.G265])" office:value-type="string" office:string-value="213263" calcext:value-type="string">
            <text:p>213263</text:p>
          </table:table-cell>
          <table:table-cell table:number-columns-repeated="1016"/>
        </table:table-row>
        <table:table-row table:style-name="ro7">
          <table:table-cell table:style-name="ce70" table:formula="of:=[usuários_2.B266]">
            <text:p/>
          </table:table-cell>
          <table:table-cell table:style-name="ce74" table:formula="of:=LEFT([.A266];FIND(&quot; &quot;;[.A266]))" office:value-type="string" office:string-value="" calcext:value-type="error">
            <text:p>#VALOR!</text:p>
          </table:table-cell>
          <table:table-cell table:style-name="ce74" table:formula="of:=SUBSTITUTE([.A266];[.B266];&quot;&quot;)" office:value-type="string" office:string-value="" calcext:value-type="error">
            <text:p>#VALOR!</text:p>
          </table:table-cell>
          <table:table-cell table:style-name="ce75" table:formula="of:=LEFT([.A266];FIND(&quot; &quot;;[.A266];FIND(&quot; &quot;;[.A266])+1)-1)" office:value-type="string" office:string-value="" calcext:value-type="error">
            <text:p>#VALOR!</text:p>
          </table:table-cell>
          <table:table-cell table:style-name="ce74" table:formula="of:=SUBSTITUTE([.D26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4" calcext:value-type="float">
            <text:p>264</text:p>
          </table:table-cell>
          <table:table-cell table:formula="of:=CONCATENATE([usuários.A266];[.G266])" office:value-type="string" office:string-value="213264" calcext:value-type="string">
            <text:p>213264</text:p>
          </table:table-cell>
          <table:table-cell table:number-columns-repeated="1016"/>
        </table:table-row>
        <table:table-row table:style-name="ro7">
          <table:table-cell table:style-name="ce70" table:formula="of:=[usuários_2.B267]">
            <text:p/>
          </table:table-cell>
          <table:table-cell table:style-name="ce74" table:formula="of:=LEFT([.A267];FIND(&quot; &quot;;[.A267]))" office:value-type="string" office:string-value="" calcext:value-type="error">
            <text:p>#VALOR!</text:p>
          </table:table-cell>
          <table:table-cell table:style-name="ce74" table:formula="of:=SUBSTITUTE([.A267];[.B267];&quot;&quot;)" office:value-type="string" office:string-value="" calcext:value-type="error">
            <text:p>#VALOR!</text:p>
          </table:table-cell>
          <table:table-cell table:style-name="ce75" table:formula="of:=LEFT([.A267];FIND(&quot; &quot;;[.A267];FIND(&quot; &quot;;[.A267])+1)-1)" office:value-type="string" office:string-value="" calcext:value-type="error">
            <text:p>#VALOR!</text:p>
          </table:table-cell>
          <table:table-cell table:style-name="ce74" table:formula="of:=SUBSTITUTE([.D26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5" calcext:value-type="float">
            <text:p>265</text:p>
          </table:table-cell>
          <table:table-cell table:formula="of:=CONCATENATE([usuários.A267];[.G267])" office:value-type="string" office:string-value="213265" calcext:value-type="string">
            <text:p>213265</text:p>
          </table:table-cell>
          <table:table-cell table:number-columns-repeated="1016"/>
        </table:table-row>
        <table:table-row table:style-name="ro7">
          <table:table-cell table:style-name="ce70" table:formula="of:=[usuários_2.B268]">
            <text:p/>
          </table:table-cell>
          <table:table-cell table:style-name="ce74" table:formula="of:=LEFT([.A268];FIND(&quot; &quot;;[.A268]))" office:value-type="string" office:string-value="" calcext:value-type="error">
            <text:p>#VALOR!</text:p>
          </table:table-cell>
          <table:table-cell table:style-name="ce74" table:formula="of:=SUBSTITUTE([.A268];[.B268];&quot;&quot;)" office:value-type="string" office:string-value="" calcext:value-type="error">
            <text:p>#VALOR!</text:p>
          </table:table-cell>
          <table:table-cell table:style-name="ce75" table:formula="of:=LEFT([.A268];FIND(&quot; &quot;;[.A268];FIND(&quot; &quot;;[.A268])+1)-1)" office:value-type="string" office:string-value="" calcext:value-type="error">
            <text:p>#VALOR!</text:p>
          </table:table-cell>
          <table:table-cell table:style-name="ce74" table:formula="of:=SUBSTITUTE([.D26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6" calcext:value-type="float">
            <text:p>266</text:p>
          </table:table-cell>
          <table:table-cell table:formula="of:=CONCATENATE([usuários.A268];[.G268])" office:value-type="string" office:string-value="213266" calcext:value-type="string">
            <text:p>213266</text:p>
          </table:table-cell>
          <table:table-cell table:number-columns-repeated="1016"/>
        </table:table-row>
        <table:table-row table:style-name="ro7">
          <table:table-cell table:style-name="ce70" table:formula="of:=[usuários_2.B269]">
            <text:p/>
          </table:table-cell>
          <table:table-cell table:style-name="ce74" table:formula="of:=LEFT([.A269];FIND(&quot; &quot;;[.A269]))" office:value-type="string" office:string-value="" calcext:value-type="error">
            <text:p>#VALOR!</text:p>
          </table:table-cell>
          <table:table-cell table:style-name="ce74" table:formula="of:=SUBSTITUTE([.A269];[.B269];&quot;&quot;)" office:value-type="string" office:string-value="" calcext:value-type="error">
            <text:p>#VALOR!</text:p>
          </table:table-cell>
          <table:table-cell table:style-name="ce75" table:formula="of:=LEFT([.A269];FIND(&quot; &quot;;[.A269];FIND(&quot; &quot;;[.A269])+1)-1)" office:value-type="string" office:string-value="" calcext:value-type="error">
            <text:p>#VALOR!</text:p>
          </table:table-cell>
          <table:table-cell table:style-name="ce74" table:formula="of:=SUBSTITUTE([.D26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7" calcext:value-type="float">
            <text:p>267</text:p>
          </table:table-cell>
          <table:table-cell table:formula="of:=CONCATENATE([usuários.A269];[.G269])" office:value-type="string" office:string-value="213267" calcext:value-type="string">
            <text:p>213267</text:p>
          </table:table-cell>
          <table:table-cell table:number-columns-repeated="1016"/>
        </table:table-row>
        <table:table-row table:style-name="ro7">
          <table:table-cell table:style-name="ce70" table:formula="of:=[usuários_2.B270]">
            <text:p/>
          </table:table-cell>
          <table:table-cell table:style-name="ce74" table:formula="of:=LEFT([.A270];FIND(&quot; &quot;;[.A270]))" office:value-type="string" office:string-value="" calcext:value-type="error">
            <text:p>#VALOR!</text:p>
          </table:table-cell>
          <table:table-cell table:style-name="ce74" table:formula="of:=SUBSTITUTE([.A270];[.B270];&quot;&quot;)" office:value-type="string" office:string-value="" calcext:value-type="error">
            <text:p>#VALOR!</text:p>
          </table:table-cell>
          <table:table-cell table:style-name="ce75" table:formula="of:=LEFT([.A270];FIND(&quot; &quot;;[.A270];FIND(&quot; &quot;;[.A270])+1)-1)" office:value-type="string" office:string-value="" calcext:value-type="error">
            <text:p>#VALOR!</text:p>
          </table:table-cell>
          <table:table-cell table:style-name="ce74" table:formula="of:=SUBSTITUTE([.D27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8" calcext:value-type="float">
            <text:p>268</text:p>
          </table:table-cell>
          <table:table-cell table:formula="of:=CONCATENATE([usuários.A270];[.G270])" office:value-type="string" office:string-value="213268" calcext:value-type="string">
            <text:p>213268</text:p>
          </table:table-cell>
          <table:table-cell table:number-columns-repeated="1016"/>
        </table:table-row>
        <table:table-row table:style-name="ro7">
          <table:table-cell table:style-name="ce70" table:formula="of:=[usuários_2.B271]">
            <text:p/>
          </table:table-cell>
          <table:table-cell table:style-name="ce74" table:formula="of:=LEFT([.A271];FIND(&quot; &quot;;[.A271]))" office:value-type="string" office:string-value="" calcext:value-type="error">
            <text:p>#VALOR!</text:p>
          </table:table-cell>
          <table:table-cell table:style-name="ce74" table:formula="of:=SUBSTITUTE([.A271];[.B271];&quot;&quot;)" office:value-type="string" office:string-value="" calcext:value-type="error">
            <text:p>#VALOR!</text:p>
          </table:table-cell>
          <table:table-cell table:style-name="ce75" table:formula="of:=LEFT([.A271];FIND(&quot; &quot;;[.A271];FIND(&quot; &quot;;[.A271])+1)-1)" office:value-type="string" office:string-value="" calcext:value-type="error">
            <text:p>#VALOR!</text:p>
          </table:table-cell>
          <table:table-cell table:style-name="ce74" table:formula="of:=SUBSTITUTE([.D27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69" calcext:value-type="float">
            <text:p>269</text:p>
          </table:table-cell>
          <table:table-cell table:formula="of:=CONCATENATE([usuários.A271];[.G271])" office:value-type="string" office:string-value="213269" calcext:value-type="string">
            <text:p>213269</text:p>
          </table:table-cell>
          <table:table-cell table:number-columns-repeated="1016"/>
        </table:table-row>
        <table:table-row table:style-name="ro7">
          <table:table-cell table:style-name="ce70" table:formula="of:=[usuários_2.B272]">
            <text:p/>
          </table:table-cell>
          <table:table-cell table:style-name="ce74" table:formula="of:=LEFT([.A272];FIND(&quot; &quot;;[.A272]))" office:value-type="string" office:string-value="" calcext:value-type="error">
            <text:p>#VALOR!</text:p>
          </table:table-cell>
          <table:table-cell table:style-name="ce74" table:formula="of:=SUBSTITUTE([.A272];[.B272];&quot;&quot;)" office:value-type="string" office:string-value="" calcext:value-type="error">
            <text:p>#VALOR!</text:p>
          </table:table-cell>
          <table:table-cell table:style-name="ce75" table:formula="of:=LEFT([.A272];FIND(&quot; &quot;;[.A272];FIND(&quot; &quot;;[.A272])+1)-1)" office:value-type="string" office:string-value="" calcext:value-type="error">
            <text:p>#VALOR!</text:p>
          </table:table-cell>
          <table:table-cell table:style-name="ce74" table:formula="of:=SUBSTITUTE([.D27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0" calcext:value-type="float">
            <text:p>270</text:p>
          </table:table-cell>
          <table:table-cell table:formula="of:=CONCATENATE([usuários.A272];[.G272])" office:value-type="string" office:string-value="213270" calcext:value-type="string">
            <text:p>213270</text:p>
          </table:table-cell>
          <table:table-cell table:number-columns-repeated="1016"/>
        </table:table-row>
        <table:table-row table:style-name="ro7">
          <table:table-cell table:style-name="ce70" table:formula="of:=[usuários_2.B273]">
            <text:p/>
          </table:table-cell>
          <table:table-cell table:style-name="ce74" table:formula="of:=LEFT([.A273];FIND(&quot; &quot;;[.A273]))" office:value-type="string" office:string-value="" calcext:value-type="error">
            <text:p>#VALOR!</text:p>
          </table:table-cell>
          <table:table-cell table:style-name="ce74" table:formula="of:=SUBSTITUTE([.A273];[.B273];&quot;&quot;)" office:value-type="string" office:string-value="" calcext:value-type="error">
            <text:p>#VALOR!</text:p>
          </table:table-cell>
          <table:table-cell table:style-name="ce75" table:formula="of:=LEFT([.A273];FIND(&quot; &quot;;[.A273];FIND(&quot; &quot;;[.A273])+1)-1)" office:value-type="string" office:string-value="" calcext:value-type="error">
            <text:p>#VALOR!</text:p>
          </table:table-cell>
          <table:table-cell table:style-name="ce74" table:formula="of:=SUBSTITUTE([.D27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1" calcext:value-type="float">
            <text:p>271</text:p>
          </table:table-cell>
          <table:table-cell table:formula="of:=CONCATENATE([usuários.A273];[.G273])" office:value-type="string" office:string-value="213271" calcext:value-type="string">
            <text:p>213271</text:p>
          </table:table-cell>
          <table:table-cell table:number-columns-repeated="1016"/>
        </table:table-row>
        <table:table-row table:style-name="ro7">
          <table:table-cell table:style-name="ce70" table:formula="of:=[usuários_2.B274]">
            <text:p/>
          </table:table-cell>
          <table:table-cell table:style-name="ce74" table:formula="of:=LEFT([.A274];FIND(&quot; &quot;;[.A274]))" office:value-type="string" office:string-value="" calcext:value-type="error">
            <text:p>#VALOR!</text:p>
          </table:table-cell>
          <table:table-cell table:style-name="ce74" table:formula="of:=SUBSTITUTE([.A274];[.B274];&quot;&quot;)" office:value-type="string" office:string-value="" calcext:value-type="error">
            <text:p>#VALOR!</text:p>
          </table:table-cell>
          <table:table-cell table:style-name="ce75" table:formula="of:=LEFT([.A274];FIND(&quot; &quot;;[.A274];FIND(&quot; &quot;;[.A274])+1)-1)" office:value-type="string" office:string-value="" calcext:value-type="error">
            <text:p>#VALOR!</text:p>
          </table:table-cell>
          <table:table-cell table:style-name="ce74" table:formula="of:=SUBSTITUTE([.D27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2" calcext:value-type="float">
            <text:p>272</text:p>
          </table:table-cell>
          <table:table-cell table:formula="of:=CONCATENATE([usuários.A274];[.G274])" office:value-type="string" office:string-value="213272" calcext:value-type="string">
            <text:p>213272</text:p>
          </table:table-cell>
          <table:table-cell table:number-columns-repeated="1016"/>
        </table:table-row>
        <table:table-row table:style-name="ro7">
          <table:table-cell table:style-name="ce70" table:formula="of:=[usuários_2.B275]">
            <text:p/>
          </table:table-cell>
          <table:table-cell table:style-name="ce74" table:formula="of:=LEFT([.A275];FIND(&quot; &quot;;[.A275]))" office:value-type="string" office:string-value="" calcext:value-type="error">
            <text:p>#VALOR!</text:p>
          </table:table-cell>
          <table:table-cell table:style-name="ce74" table:formula="of:=SUBSTITUTE([.A275];[.B275];&quot;&quot;)" office:value-type="string" office:string-value="" calcext:value-type="error">
            <text:p>#VALOR!</text:p>
          </table:table-cell>
          <table:table-cell table:style-name="ce75" table:formula="of:=LEFT([.A275];FIND(&quot; &quot;;[.A275];FIND(&quot; &quot;;[.A275])+1)-1)" office:value-type="string" office:string-value="" calcext:value-type="error">
            <text:p>#VALOR!</text:p>
          </table:table-cell>
          <table:table-cell table:style-name="ce74" table:formula="of:=SUBSTITUTE([.D27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3" calcext:value-type="float">
            <text:p>273</text:p>
          </table:table-cell>
          <table:table-cell table:formula="of:=CONCATENATE([usuários.A275];[.G275])" office:value-type="string" office:string-value="213273" calcext:value-type="string">
            <text:p>213273</text:p>
          </table:table-cell>
          <table:table-cell table:number-columns-repeated="1016"/>
        </table:table-row>
        <table:table-row table:style-name="ro7">
          <table:table-cell table:style-name="ce70" table:formula="of:=[usuários_2.B276]">
            <text:p/>
          </table:table-cell>
          <table:table-cell table:style-name="ce74" table:formula="of:=LEFT([.A276];FIND(&quot; &quot;;[.A276]))" office:value-type="string" office:string-value="" calcext:value-type="error">
            <text:p>#VALOR!</text:p>
          </table:table-cell>
          <table:table-cell table:style-name="ce74" table:formula="of:=SUBSTITUTE([.A276];[.B276];&quot;&quot;)" office:value-type="string" office:string-value="" calcext:value-type="error">
            <text:p>#VALOR!</text:p>
          </table:table-cell>
          <table:table-cell table:style-name="ce75" table:formula="of:=LEFT([.A276];FIND(&quot; &quot;;[.A276];FIND(&quot; &quot;;[.A276])+1)-1)" office:value-type="string" office:string-value="" calcext:value-type="error">
            <text:p>#VALOR!</text:p>
          </table:table-cell>
          <table:table-cell table:style-name="ce74" table:formula="of:=SUBSTITUTE([.D27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4" calcext:value-type="float">
            <text:p>274</text:p>
          </table:table-cell>
          <table:table-cell table:formula="of:=CONCATENATE([usuários.A276];[.G276])" office:value-type="string" office:string-value="213274" calcext:value-type="string">
            <text:p>213274</text:p>
          </table:table-cell>
          <table:table-cell table:number-columns-repeated="1016"/>
        </table:table-row>
        <table:table-row table:style-name="ro7">
          <table:table-cell table:style-name="ce70" table:formula="of:=[usuários_2.B277]">
            <text:p/>
          </table:table-cell>
          <table:table-cell table:style-name="ce74" table:formula="of:=LEFT([.A277];FIND(&quot; &quot;;[.A277]))" office:value-type="string" office:string-value="" calcext:value-type="error">
            <text:p>#VALOR!</text:p>
          </table:table-cell>
          <table:table-cell table:style-name="ce74" table:formula="of:=SUBSTITUTE([.A277];[.B277];&quot;&quot;)" office:value-type="string" office:string-value="" calcext:value-type="error">
            <text:p>#VALOR!</text:p>
          </table:table-cell>
          <table:table-cell table:style-name="ce75" table:formula="of:=LEFT([.A277];FIND(&quot; &quot;;[.A277];FIND(&quot; &quot;;[.A277])+1)-1)" office:value-type="string" office:string-value="" calcext:value-type="error">
            <text:p>#VALOR!</text:p>
          </table:table-cell>
          <table:table-cell table:style-name="ce74" table:formula="of:=SUBSTITUTE([.D27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5" calcext:value-type="float">
            <text:p>275</text:p>
          </table:table-cell>
          <table:table-cell table:formula="of:=CONCATENATE([usuários.A277];[.G277])" office:value-type="string" office:string-value="213275" calcext:value-type="string">
            <text:p>213275</text:p>
          </table:table-cell>
          <table:table-cell table:number-columns-repeated="1016"/>
        </table:table-row>
        <table:table-row table:style-name="ro7">
          <table:table-cell table:style-name="ce70" table:formula="of:=[usuários_2.B278]">
            <text:p/>
          </table:table-cell>
          <table:table-cell table:style-name="ce74" table:formula="of:=LEFT([.A278];FIND(&quot; &quot;;[.A278]))" office:value-type="string" office:string-value="" calcext:value-type="error">
            <text:p>#VALOR!</text:p>
          </table:table-cell>
          <table:table-cell table:style-name="ce74" table:formula="of:=SUBSTITUTE([.A278];[.B278];&quot;&quot;)" office:value-type="string" office:string-value="" calcext:value-type="error">
            <text:p>#VALOR!</text:p>
          </table:table-cell>
          <table:table-cell table:style-name="ce75" table:formula="of:=LEFT([.A278];FIND(&quot; &quot;;[.A278];FIND(&quot; &quot;;[.A278])+1)-1)" office:value-type="string" office:string-value="" calcext:value-type="error">
            <text:p>#VALOR!</text:p>
          </table:table-cell>
          <table:table-cell table:style-name="ce74" table:formula="of:=SUBSTITUTE([.D27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6" calcext:value-type="float">
            <text:p>276</text:p>
          </table:table-cell>
          <table:table-cell table:formula="of:=CONCATENATE([usuários.A278];[.G278])" office:value-type="string" office:string-value="213276" calcext:value-type="string">
            <text:p>213276</text:p>
          </table:table-cell>
          <table:table-cell table:number-columns-repeated="1016"/>
        </table:table-row>
        <table:table-row table:style-name="ro7">
          <table:table-cell table:style-name="ce70" table:formula="of:=[usuários_2.B279]">
            <text:p/>
          </table:table-cell>
          <table:table-cell table:style-name="ce74" table:formula="of:=LEFT([.A279];FIND(&quot; &quot;;[.A279]))" office:value-type="string" office:string-value="" calcext:value-type="error">
            <text:p>#VALOR!</text:p>
          </table:table-cell>
          <table:table-cell table:style-name="ce74" table:formula="of:=SUBSTITUTE([.A279];[.B279];&quot;&quot;)" office:value-type="string" office:string-value="" calcext:value-type="error">
            <text:p>#VALOR!</text:p>
          </table:table-cell>
          <table:table-cell table:style-name="ce75" table:formula="of:=LEFT([.A279];FIND(&quot; &quot;;[.A279];FIND(&quot; &quot;;[.A279])+1)-1)" office:value-type="string" office:string-value="" calcext:value-type="error">
            <text:p>#VALOR!</text:p>
          </table:table-cell>
          <table:table-cell table:style-name="ce74" table:formula="of:=SUBSTITUTE([.D27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7" calcext:value-type="float">
            <text:p>277</text:p>
          </table:table-cell>
          <table:table-cell table:formula="of:=CONCATENATE([usuários.A279];[.G279])" office:value-type="string" office:string-value="213277" calcext:value-type="string">
            <text:p>213277</text:p>
          </table:table-cell>
          <table:table-cell table:number-columns-repeated="1016"/>
        </table:table-row>
        <table:table-row table:style-name="ro7">
          <table:table-cell table:style-name="ce70" table:formula="of:=[usuários_2.B280]">
            <text:p/>
          </table:table-cell>
          <table:table-cell table:style-name="ce74" table:formula="of:=LEFT([.A280];FIND(&quot; &quot;;[.A280]))" office:value-type="string" office:string-value="" calcext:value-type="error">
            <text:p>#VALOR!</text:p>
          </table:table-cell>
          <table:table-cell table:style-name="ce74" table:formula="of:=SUBSTITUTE([.A280];[.B280];&quot;&quot;)" office:value-type="string" office:string-value="" calcext:value-type="error">
            <text:p>#VALOR!</text:p>
          </table:table-cell>
          <table:table-cell table:style-name="ce75" table:formula="of:=LEFT([.A280];FIND(&quot; &quot;;[.A280];FIND(&quot; &quot;;[.A280])+1)-1)" office:value-type="string" office:string-value="" calcext:value-type="error">
            <text:p>#VALOR!</text:p>
          </table:table-cell>
          <table:table-cell table:style-name="ce74" table:formula="of:=SUBSTITUTE([.D28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8" calcext:value-type="float">
            <text:p>278</text:p>
          </table:table-cell>
          <table:table-cell table:formula="of:=CONCATENATE([usuários.A280];[.G280])" office:value-type="string" office:string-value="213278" calcext:value-type="string">
            <text:p>213278</text:p>
          </table:table-cell>
          <table:table-cell table:number-columns-repeated="1016"/>
        </table:table-row>
        <table:table-row table:style-name="ro7">
          <table:table-cell table:style-name="ce70" table:formula="of:=[usuários_2.B281]">
            <text:p/>
          </table:table-cell>
          <table:table-cell table:style-name="ce74" table:formula="of:=LEFT([.A281];FIND(&quot; &quot;;[.A281]))" office:value-type="string" office:string-value="" calcext:value-type="error">
            <text:p>#VALOR!</text:p>
          </table:table-cell>
          <table:table-cell table:style-name="ce74" table:formula="of:=SUBSTITUTE([.A281];[.B281];&quot;&quot;)" office:value-type="string" office:string-value="" calcext:value-type="error">
            <text:p>#VALOR!</text:p>
          </table:table-cell>
          <table:table-cell table:style-name="ce75" table:formula="of:=LEFT([.A281];FIND(&quot; &quot;;[.A281];FIND(&quot; &quot;;[.A281])+1)-1)" office:value-type="string" office:string-value="" calcext:value-type="error">
            <text:p>#VALOR!</text:p>
          </table:table-cell>
          <table:table-cell table:style-name="ce74" table:formula="of:=SUBSTITUTE([.D28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79" calcext:value-type="float">
            <text:p>279</text:p>
          </table:table-cell>
          <table:table-cell table:formula="of:=CONCATENATE([usuários.A281];[.G281])" office:value-type="string" office:string-value="213279" calcext:value-type="string">
            <text:p>213279</text:p>
          </table:table-cell>
          <table:table-cell table:number-columns-repeated="1016"/>
        </table:table-row>
        <table:table-row table:style-name="ro7">
          <table:table-cell table:style-name="ce70" table:formula="of:=[usuários_2.B282]">
            <text:p/>
          </table:table-cell>
          <table:table-cell table:style-name="ce74" table:formula="of:=LEFT([.A282];FIND(&quot; &quot;;[.A282]))" office:value-type="string" office:string-value="" calcext:value-type="error">
            <text:p>#VALOR!</text:p>
          </table:table-cell>
          <table:table-cell table:style-name="ce74" table:formula="of:=SUBSTITUTE([.A282];[.B282];&quot;&quot;)" office:value-type="string" office:string-value="" calcext:value-type="error">
            <text:p>#VALOR!</text:p>
          </table:table-cell>
          <table:table-cell table:style-name="ce75" table:formula="of:=LEFT([.A282];FIND(&quot; &quot;;[.A282];FIND(&quot; &quot;;[.A282])+1)-1)" office:value-type="string" office:string-value="" calcext:value-type="error">
            <text:p>#VALOR!</text:p>
          </table:table-cell>
          <table:table-cell table:style-name="ce74" table:formula="of:=SUBSTITUTE([.D28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0" calcext:value-type="float">
            <text:p>280</text:p>
          </table:table-cell>
          <table:table-cell table:formula="of:=CONCATENATE([usuários.A282];[.G282])" office:value-type="string" office:string-value="213280" calcext:value-type="string">
            <text:p>213280</text:p>
          </table:table-cell>
          <table:table-cell table:number-columns-repeated="1016"/>
        </table:table-row>
        <table:table-row table:style-name="ro7">
          <table:table-cell table:style-name="ce70" table:formula="of:=[usuários_2.B283]">
            <text:p/>
          </table:table-cell>
          <table:table-cell table:style-name="ce74" table:formula="of:=LEFT([.A283];FIND(&quot; &quot;;[.A283]))" office:value-type="string" office:string-value="" calcext:value-type="error">
            <text:p>#VALOR!</text:p>
          </table:table-cell>
          <table:table-cell table:style-name="ce74" table:formula="of:=SUBSTITUTE([.A283];[.B283];&quot;&quot;)" office:value-type="string" office:string-value="" calcext:value-type="error">
            <text:p>#VALOR!</text:p>
          </table:table-cell>
          <table:table-cell table:style-name="ce75" table:formula="of:=LEFT([.A283];FIND(&quot; &quot;;[.A283];FIND(&quot; &quot;;[.A283])+1)-1)" office:value-type="string" office:string-value="" calcext:value-type="error">
            <text:p>#VALOR!</text:p>
          </table:table-cell>
          <table:table-cell table:style-name="ce74" table:formula="of:=SUBSTITUTE([.D28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1" calcext:value-type="float">
            <text:p>281</text:p>
          </table:table-cell>
          <table:table-cell table:formula="of:=CONCATENATE([usuários.A283];[.G283])" office:value-type="string" office:string-value="213281" calcext:value-type="string">
            <text:p>213281</text:p>
          </table:table-cell>
          <table:table-cell table:number-columns-repeated="1016"/>
        </table:table-row>
        <table:table-row table:style-name="ro7">
          <table:table-cell table:style-name="ce70" table:formula="of:=[usuários_2.B284]">
            <text:p/>
          </table:table-cell>
          <table:table-cell table:style-name="ce74" table:formula="of:=LEFT([.A284];FIND(&quot; &quot;;[.A284]))" office:value-type="string" office:string-value="" calcext:value-type="error">
            <text:p>#VALOR!</text:p>
          </table:table-cell>
          <table:table-cell table:style-name="ce74" table:formula="of:=SUBSTITUTE([.A284];[.B284];&quot;&quot;)" office:value-type="string" office:string-value="" calcext:value-type="error">
            <text:p>#VALOR!</text:p>
          </table:table-cell>
          <table:table-cell table:style-name="ce75" table:formula="of:=LEFT([.A284];FIND(&quot; &quot;;[.A284];FIND(&quot; &quot;;[.A284])+1)-1)" office:value-type="string" office:string-value="" calcext:value-type="error">
            <text:p>#VALOR!</text:p>
          </table:table-cell>
          <table:table-cell table:style-name="ce74" table:formula="of:=SUBSTITUTE([.D28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2" calcext:value-type="float">
            <text:p>282</text:p>
          </table:table-cell>
          <table:table-cell table:formula="of:=CONCATENATE([usuários.A284];[.G284])" office:value-type="string" office:string-value="213282" calcext:value-type="string">
            <text:p>213282</text:p>
          </table:table-cell>
          <table:table-cell table:number-columns-repeated="1016"/>
        </table:table-row>
        <table:table-row table:style-name="ro7">
          <table:table-cell table:style-name="ce70" table:formula="of:=[usuários_2.B285]">
            <text:p/>
          </table:table-cell>
          <table:table-cell table:style-name="ce74" table:formula="of:=LEFT([.A285];FIND(&quot; &quot;;[.A285]))" office:value-type="string" office:string-value="" calcext:value-type="error">
            <text:p>#VALOR!</text:p>
          </table:table-cell>
          <table:table-cell table:style-name="ce74" table:formula="of:=SUBSTITUTE([.A285];[.B285];&quot;&quot;)" office:value-type="string" office:string-value="" calcext:value-type="error">
            <text:p>#VALOR!</text:p>
          </table:table-cell>
          <table:table-cell table:style-name="ce75" table:formula="of:=LEFT([.A285];FIND(&quot; &quot;;[.A285];FIND(&quot; &quot;;[.A285])+1)-1)" office:value-type="string" office:string-value="" calcext:value-type="error">
            <text:p>#VALOR!</text:p>
          </table:table-cell>
          <table:table-cell table:style-name="ce74" table:formula="of:=SUBSTITUTE([.D28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3" calcext:value-type="float">
            <text:p>283</text:p>
          </table:table-cell>
          <table:table-cell table:formula="of:=CONCATENATE([usuários.A285];[.G285])" office:value-type="string" office:string-value="213283" calcext:value-type="string">
            <text:p>213283</text:p>
          </table:table-cell>
          <table:table-cell table:number-columns-repeated="1016"/>
        </table:table-row>
        <table:table-row table:style-name="ro7">
          <table:table-cell table:style-name="ce70" table:formula="of:=[usuários_2.B286]">
            <text:p/>
          </table:table-cell>
          <table:table-cell table:style-name="ce74" table:formula="of:=LEFT([.A286];FIND(&quot; &quot;;[.A286]))" office:value-type="string" office:string-value="" calcext:value-type="error">
            <text:p>#VALOR!</text:p>
          </table:table-cell>
          <table:table-cell table:style-name="ce74" table:formula="of:=SUBSTITUTE([.A286];[.B286];&quot;&quot;)" office:value-type="string" office:string-value="" calcext:value-type="error">
            <text:p>#VALOR!</text:p>
          </table:table-cell>
          <table:table-cell table:style-name="ce75" table:formula="of:=LEFT([.A286];FIND(&quot; &quot;;[.A286];FIND(&quot; &quot;;[.A286])+1)-1)" office:value-type="string" office:string-value="" calcext:value-type="error">
            <text:p>#VALOR!</text:p>
          </table:table-cell>
          <table:table-cell table:style-name="ce74" table:formula="of:=SUBSTITUTE([.D28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4" calcext:value-type="float">
            <text:p>284</text:p>
          </table:table-cell>
          <table:table-cell table:formula="of:=CONCATENATE([usuários.A286];[.G286])" office:value-type="string" office:string-value="213284" calcext:value-type="string">
            <text:p>213284</text:p>
          </table:table-cell>
          <table:table-cell table:number-columns-repeated="1016"/>
        </table:table-row>
        <table:table-row table:style-name="ro7">
          <table:table-cell table:style-name="ce70" table:formula="of:=[usuários_2.B287]">
            <text:p/>
          </table:table-cell>
          <table:table-cell table:style-name="ce74" table:formula="of:=LEFT([.A287];FIND(&quot; &quot;;[.A287]))" office:value-type="string" office:string-value="" calcext:value-type="error">
            <text:p>#VALOR!</text:p>
          </table:table-cell>
          <table:table-cell table:style-name="ce74" table:formula="of:=SUBSTITUTE([.A287];[.B287];&quot;&quot;)" office:value-type="string" office:string-value="" calcext:value-type="error">
            <text:p>#VALOR!</text:p>
          </table:table-cell>
          <table:table-cell table:style-name="ce75" table:formula="of:=LEFT([.A287];FIND(&quot; &quot;;[.A287];FIND(&quot; &quot;;[.A287])+1)-1)" office:value-type="string" office:string-value="" calcext:value-type="error">
            <text:p>#VALOR!</text:p>
          </table:table-cell>
          <table:table-cell table:style-name="ce74" table:formula="of:=SUBSTITUTE([.D28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5" calcext:value-type="float">
            <text:p>285</text:p>
          </table:table-cell>
          <table:table-cell table:formula="of:=CONCATENATE([usuários.A287];[.G287])" office:value-type="string" office:string-value="213285" calcext:value-type="string">
            <text:p>213285</text:p>
          </table:table-cell>
          <table:table-cell table:number-columns-repeated="1016"/>
        </table:table-row>
        <table:table-row table:style-name="ro7">
          <table:table-cell table:style-name="ce70" table:formula="of:=[usuários_2.B288]">
            <text:p/>
          </table:table-cell>
          <table:table-cell table:style-name="ce74" table:formula="of:=LEFT([.A288];FIND(&quot; &quot;;[.A288]))" office:value-type="string" office:string-value="" calcext:value-type="error">
            <text:p>#VALOR!</text:p>
          </table:table-cell>
          <table:table-cell table:style-name="ce74" table:formula="of:=SUBSTITUTE([.A288];[.B288];&quot;&quot;)" office:value-type="string" office:string-value="" calcext:value-type="error">
            <text:p>#VALOR!</text:p>
          </table:table-cell>
          <table:table-cell table:style-name="ce75" table:formula="of:=LEFT([.A288];FIND(&quot; &quot;;[.A288];FIND(&quot; &quot;;[.A288])+1)-1)" office:value-type="string" office:string-value="" calcext:value-type="error">
            <text:p>#VALOR!</text:p>
          </table:table-cell>
          <table:table-cell table:style-name="ce74" table:formula="of:=SUBSTITUTE([.D28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6" calcext:value-type="float">
            <text:p>286</text:p>
          </table:table-cell>
          <table:table-cell table:formula="of:=CONCATENATE([usuários.A288];[.G288])" office:value-type="string" office:string-value="213286" calcext:value-type="string">
            <text:p>213286</text:p>
          </table:table-cell>
          <table:table-cell table:number-columns-repeated="1016"/>
        </table:table-row>
        <table:table-row table:style-name="ro7">
          <table:table-cell table:style-name="ce70" table:formula="of:=[usuários_2.B289]">
            <text:p/>
          </table:table-cell>
          <table:table-cell table:style-name="ce74" table:formula="of:=LEFT([.A289];FIND(&quot; &quot;;[.A289]))" office:value-type="string" office:string-value="" calcext:value-type="error">
            <text:p>#VALOR!</text:p>
          </table:table-cell>
          <table:table-cell table:style-name="ce74" table:formula="of:=SUBSTITUTE([.A289];[.B289];&quot;&quot;)" office:value-type="string" office:string-value="" calcext:value-type="error">
            <text:p>#VALOR!</text:p>
          </table:table-cell>
          <table:table-cell table:style-name="ce75" table:formula="of:=LEFT([.A289];FIND(&quot; &quot;;[.A289];FIND(&quot; &quot;;[.A289])+1)-1)" office:value-type="string" office:string-value="" calcext:value-type="error">
            <text:p>#VALOR!</text:p>
          </table:table-cell>
          <table:table-cell table:style-name="ce74" table:formula="of:=SUBSTITUTE([.D28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7" calcext:value-type="float">
            <text:p>287</text:p>
          </table:table-cell>
          <table:table-cell table:formula="of:=CONCATENATE([usuários.A289];[.G289])" office:value-type="string" office:string-value="213287" calcext:value-type="string">
            <text:p>213287</text:p>
          </table:table-cell>
          <table:table-cell table:number-columns-repeated="1016"/>
        </table:table-row>
        <table:table-row table:style-name="ro7">
          <table:table-cell table:style-name="ce70" table:formula="of:=[usuários_2.B290]">
            <text:p/>
          </table:table-cell>
          <table:table-cell table:style-name="ce74" table:formula="of:=LEFT([.A290];FIND(&quot; &quot;;[.A290]))" office:value-type="string" office:string-value="" calcext:value-type="error">
            <text:p>#VALOR!</text:p>
          </table:table-cell>
          <table:table-cell table:style-name="ce74" table:formula="of:=SUBSTITUTE([.A290];[.B290];&quot;&quot;)" office:value-type="string" office:string-value="" calcext:value-type="error">
            <text:p>#VALOR!</text:p>
          </table:table-cell>
          <table:table-cell table:style-name="ce75" table:formula="of:=LEFT([.A290];FIND(&quot; &quot;;[.A290];FIND(&quot; &quot;;[.A290])+1)-1)" office:value-type="string" office:string-value="" calcext:value-type="error">
            <text:p>#VALOR!</text:p>
          </table:table-cell>
          <table:table-cell table:style-name="ce74" table:formula="of:=SUBSTITUTE([.D29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8" calcext:value-type="float">
            <text:p>288</text:p>
          </table:table-cell>
          <table:table-cell table:formula="of:=CONCATENATE([usuários.A290];[.G290])" office:value-type="string" office:string-value="213288" calcext:value-type="string">
            <text:p>213288</text:p>
          </table:table-cell>
          <table:table-cell table:number-columns-repeated="1016"/>
        </table:table-row>
        <table:table-row table:style-name="ro7">
          <table:table-cell table:style-name="ce70" table:formula="of:=[usuários_2.B291]">
            <text:p/>
          </table:table-cell>
          <table:table-cell table:style-name="ce74" table:formula="of:=LEFT([.A291];FIND(&quot; &quot;;[.A291]))" office:value-type="string" office:string-value="" calcext:value-type="error">
            <text:p>#VALOR!</text:p>
          </table:table-cell>
          <table:table-cell table:style-name="ce74" table:formula="of:=SUBSTITUTE([.A291];[.B291];&quot;&quot;)" office:value-type="string" office:string-value="" calcext:value-type="error">
            <text:p>#VALOR!</text:p>
          </table:table-cell>
          <table:table-cell table:style-name="ce75" table:formula="of:=LEFT([.A291];FIND(&quot; &quot;;[.A291];FIND(&quot; &quot;;[.A291])+1)-1)" office:value-type="string" office:string-value="" calcext:value-type="error">
            <text:p>#VALOR!</text:p>
          </table:table-cell>
          <table:table-cell table:style-name="ce74" table:formula="of:=SUBSTITUTE([.D29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89" calcext:value-type="float">
            <text:p>289</text:p>
          </table:table-cell>
          <table:table-cell table:formula="of:=CONCATENATE([usuários.A291];[.G291])" office:value-type="string" office:string-value="213289" calcext:value-type="string">
            <text:p>213289</text:p>
          </table:table-cell>
          <table:table-cell table:number-columns-repeated="1016"/>
        </table:table-row>
        <table:table-row table:style-name="ro7">
          <table:table-cell table:style-name="ce70" table:formula="of:=[usuários_2.B292]">
            <text:p/>
          </table:table-cell>
          <table:table-cell table:style-name="ce74" table:formula="of:=LEFT([.A292];FIND(&quot; &quot;;[.A292]))" office:value-type="string" office:string-value="" calcext:value-type="error">
            <text:p>#VALOR!</text:p>
          </table:table-cell>
          <table:table-cell table:style-name="ce74" table:formula="of:=SUBSTITUTE([.A292];[.B292];&quot;&quot;)" office:value-type="string" office:string-value="" calcext:value-type="error">
            <text:p>#VALOR!</text:p>
          </table:table-cell>
          <table:table-cell table:style-name="ce75" table:formula="of:=LEFT([.A292];FIND(&quot; &quot;;[.A292];FIND(&quot; &quot;;[.A292])+1)-1)" office:value-type="string" office:string-value="" calcext:value-type="error">
            <text:p>#VALOR!</text:p>
          </table:table-cell>
          <table:table-cell table:style-name="ce74" table:formula="of:=SUBSTITUTE([.D29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0" calcext:value-type="float">
            <text:p>290</text:p>
          </table:table-cell>
          <table:table-cell table:formula="of:=CONCATENATE([usuários.A292];[.G292])" office:value-type="string" office:string-value="213290" calcext:value-type="string">
            <text:p>213290</text:p>
          </table:table-cell>
          <table:table-cell table:number-columns-repeated="1016"/>
        </table:table-row>
        <table:table-row table:style-name="ro7">
          <table:table-cell table:style-name="ce70" table:formula="of:=[usuários_2.B293]">
            <text:p/>
          </table:table-cell>
          <table:table-cell table:style-name="ce74" table:formula="of:=LEFT([.A293];FIND(&quot; &quot;;[.A293]))" office:value-type="string" office:string-value="" calcext:value-type="error">
            <text:p>#VALOR!</text:p>
          </table:table-cell>
          <table:table-cell table:style-name="ce74" table:formula="of:=SUBSTITUTE([.A293];[.B293];&quot;&quot;)" office:value-type="string" office:string-value="" calcext:value-type="error">
            <text:p>#VALOR!</text:p>
          </table:table-cell>
          <table:table-cell table:style-name="ce75" table:formula="of:=LEFT([.A293];FIND(&quot; &quot;;[.A293];FIND(&quot; &quot;;[.A293])+1)-1)" office:value-type="string" office:string-value="" calcext:value-type="error">
            <text:p>#VALOR!</text:p>
          </table:table-cell>
          <table:table-cell table:style-name="ce74" table:formula="of:=SUBSTITUTE([.D29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1" calcext:value-type="float">
            <text:p>291</text:p>
          </table:table-cell>
          <table:table-cell table:formula="of:=CONCATENATE([usuários.A293];[.G293])" office:value-type="string" office:string-value="213291" calcext:value-type="string">
            <text:p>213291</text:p>
          </table:table-cell>
          <table:table-cell table:number-columns-repeated="1016"/>
        </table:table-row>
        <table:table-row table:style-name="ro7">
          <table:table-cell table:style-name="ce70" table:formula="of:=[usuários_2.B294]">
            <text:p/>
          </table:table-cell>
          <table:table-cell table:style-name="ce74" table:formula="of:=LEFT([.A294];FIND(&quot; &quot;;[.A294]))" office:value-type="string" office:string-value="" calcext:value-type="error">
            <text:p>#VALOR!</text:p>
          </table:table-cell>
          <table:table-cell table:style-name="ce74" table:formula="of:=SUBSTITUTE([.A294];[.B294];&quot;&quot;)" office:value-type="string" office:string-value="" calcext:value-type="error">
            <text:p>#VALOR!</text:p>
          </table:table-cell>
          <table:table-cell table:style-name="ce75" table:formula="of:=LEFT([.A294];FIND(&quot; &quot;;[.A294];FIND(&quot; &quot;;[.A294])+1)-1)" office:value-type="string" office:string-value="" calcext:value-type="error">
            <text:p>#VALOR!</text:p>
          </table:table-cell>
          <table:table-cell table:style-name="ce74" table:formula="of:=SUBSTITUTE([.D29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2" calcext:value-type="float">
            <text:p>292</text:p>
          </table:table-cell>
          <table:table-cell table:formula="of:=CONCATENATE([usuários.A294];[.G294])" office:value-type="string" office:string-value="213292" calcext:value-type="string">
            <text:p>213292</text:p>
          </table:table-cell>
          <table:table-cell table:number-columns-repeated="1016"/>
        </table:table-row>
        <table:table-row table:style-name="ro7">
          <table:table-cell table:style-name="ce70" table:formula="of:=[usuários_2.B295]">
            <text:p/>
          </table:table-cell>
          <table:table-cell table:style-name="ce74" table:formula="of:=LEFT([.A295];FIND(&quot; &quot;;[.A295]))" office:value-type="string" office:string-value="" calcext:value-type="error">
            <text:p>#VALOR!</text:p>
          </table:table-cell>
          <table:table-cell table:style-name="ce74" table:formula="of:=SUBSTITUTE([.A295];[.B295];&quot;&quot;)" office:value-type="string" office:string-value="" calcext:value-type="error">
            <text:p>#VALOR!</text:p>
          </table:table-cell>
          <table:table-cell table:style-name="ce75" table:formula="of:=LEFT([.A295];FIND(&quot; &quot;;[.A295];FIND(&quot; &quot;;[.A295])+1)-1)" office:value-type="string" office:string-value="" calcext:value-type="error">
            <text:p>#VALOR!</text:p>
          </table:table-cell>
          <table:table-cell table:style-name="ce74" table:formula="of:=SUBSTITUTE([.D29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3" calcext:value-type="float">
            <text:p>293</text:p>
          </table:table-cell>
          <table:table-cell table:formula="of:=CONCATENATE([usuários.A295];[.G295])" office:value-type="string" office:string-value="213293" calcext:value-type="string">
            <text:p>213293</text:p>
          </table:table-cell>
          <table:table-cell table:number-columns-repeated="1016"/>
        </table:table-row>
        <table:table-row table:style-name="ro7">
          <table:table-cell table:style-name="ce70" table:formula="of:=[usuários_2.B296]">
            <text:p/>
          </table:table-cell>
          <table:table-cell table:style-name="ce74" table:formula="of:=LEFT([.A296];FIND(&quot; &quot;;[.A296]))" office:value-type="string" office:string-value="" calcext:value-type="error">
            <text:p>#VALOR!</text:p>
          </table:table-cell>
          <table:table-cell table:style-name="ce74" table:formula="of:=SUBSTITUTE([.A296];[.B296];&quot;&quot;)" office:value-type="string" office:string-value="" calcext:value-type="error">
            <text:p>#VALOR!</text:p>
          </table:table-cell>
          <table:table-cell table:style-name="ce75" table:formula="of:=LEFT([.A296];FIND(&quot; &quot;;[.A296];FIND(&quot; &quot;;[.A296])+1)-1)" office:value-type="string" office:string-value="" calcext:value-type="error">
            <text:p>#VALOR!</text:p>
          </table:table-cell>
          <table:table-cell table:style-name="ce74" table:formula="of:=SUBSTITUTE([.D29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4" calcext:value-type="float">
            <text:p>294</text:p>
          </table:table-cell>
          <table:table-cell table:formula="of:=CONCATENATE([usuários.A296];[.G296])" office:value-type="string" office:string-value="213294" calcext:value-type="string">
            <text:p>213294</text:p>
          </table:table-cell>
          <table:table-cell table:number-columns-repeated="1016"/>
        </table:table-row>
        <table:table-row table:style-name="ro7">
          <table:table-cell table:style-name="ce70" table:formula="of:=[usuários_2.B297]">
            <text:p/>
          </table:table-cell>
          <table:table-cell table:style-name="ce74" table:formula="of:=LEFT([.A297];FIND(&quot; &quot;;[.A297]))" office:value-type="string" office:string-value="" calcext:value-type="error">
            <text:p>#VALOR!</text:p>
          </table:table-cell>
          <table:table-cell table:style-name="ce74" table:formula="of:=SUBSTITUTE([.A297];[.B297];&quot;&quot;)" office:value-type="string" office:string-value="" calcext:value-type="error">
            <text:p>#VALOR!</text:p>
          </table:table-cell>
          <table:table-cell table:style-name="ce75" table:formula="of:=LEFT([.A297];FIND(&quot; &quot;;[.A297];FIND(&quot; &quot;;[.A297])+1)-1)" office:value-type="string" office:string-value="" calcext:value-type="error">
            <text:p>#VALOR!</text:p>
          </table:table-cell>
          <table:table-cell table:style-name="ce74" table:formula="of:=SUBSTITUTE([.D29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5" calcext:value-type="float">
            <text:p>295</text:p>
          </table:table-cell>
          <table:table-cell table:formula="of:=CONCATENATE([usuários.A297];[.G297])" office:value-type="string" office:string-value="213295" calcext:value-type="string">
            <text:p>213295</text:p>
          </table:table-cell>
          <table:table-cell table:number-columns-repeated="1016"/>
        </table:table-row>
        <table:table-row table:style-name="ro7">
          <table:table-cell table:style-name="ce70" table:formula="of:=[usuários_2.B298]">
            <text:p/>
          </table:table-cell>
          <table:table-cell table:style-name="ce74" table:formula="of:=LEFT([.A298];FIND(&quot; &quot;;[.A298]))" office:value-type="string" office:string-value="" calcext:value-type="error">
            <text:p>#VALOR!</text:p>
          </table:table-cell>
          <table:table-cell table:style-name="ce74" table:formula="of:=SUBSTITUTE([.A298];[.B298];&quot;&quot;)" office:value-type="string" office:string-value="" calcext:value-type="error">
            <text:p>#VALOR!</text:p>
          </table:table-cell>
          <table:table-cell table:style-name="ce75" table:formula="of:=LEFT([.A298];FIND(&quot; &quot;;[.A298];FIND(&quot; &quot;;[.A298])+1)-1)" office:value-type="string" office:string-value="" calcext:value-type="error">
            <text:p>#VALOR!</text:p>
          </table:table-cell>
          <table:table-cell table:style-name="ce74" table:formula="of:=SUBSTITUTE([.D29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6" calcext:value-type="float">
            <text:p>296</text:p>
          </table:table-cell>
          <table:table-cell table:formula="of:=CONCATENATE([usuários.A298];[.G298])" office:value-type="string" office:string-value="213296" calcext:value-type="string">
            <text:p>213296</text:p>
          </table:table-cell>
          <table:table-cell table:number-columns-repeated="1016"/>
        </table:table-row>
        <table:table-row table:style-name="ro7">
          <table:table-cell table:style-name="ce70" table:formula="of:=[usuários_2.B299]">
            <text:p/>
          </table:table-cell>
          <table:table-cell table:style-name="ce74" table:formula="of:=LEFT([.A299];FIND(&quot; &quot;;[.A299]))" office:value-type="string" office:string-value="" calcext:value-type="error">
            <text:p>#VALOR!</text:p>
          </table:table-cell>
          <table:table-cell table:style-name="ce74" table:formula="of:=SUBSTITUTE([.A299];[.B299];&quot;&quot;)" office:value-type="string" office:string-value="" calcext:value-type="error">
            <text:p>#VALOR!</text:p>
          </table:table-cell>
          <table:table-cell table:style-name="ce75" table:formula="of:=LEFT([.A299];FIND(&quot; &quot;;[.A299];FIND(&quot; &quot;;[.A299])+1)-1)" office:value-type="string" office:string-value="" calcext:value-type="error">
            <text:p>#VALOR!</text:p>
          </table:table-cell>
          <table:table-cell table:style-name="ce74" table:formula="of:=SUBSTITUTE([.D29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7" calcext:value-type="float">
            <text:p>297</text:p>
          </table:table-cell>
          <table:table-cell table:formula="of:=CONCATENATE([usuários.A299];[.G299])" office:value-type="string" office:string-value="213297" calcext:value-type="string">
            <text:p>213297</text:p>
          </table:table-cell>
          <table:table-cell table:number-columns-repeated="1016"/>
        </table:table-row>
        <table:table-row table:style-name="ro7">
          <table:table-cell table:style-name="ce70" table:formula="of:=[usuários_2.B300]">
            <text:p/>
          </table:table-cell>
          <table:table-cell table:style-name="ce74" table:formula="of:=LEFT([.A300];FIND(&quot; &quot;;[.A300]))" office:value-type="string" office:string-value="" calcext:value-type="error">
            <text:p>#VALOR!</text:p>
          </table:table-cell>
          <table:table-cell table:style-name="ce74" table:formula="of:=SUBSTITUTE([.A300];[.B300];&quot;&quot;)" office:value-type="string" office:string-value="" calcext:value-type="error">
            <text:p>#VALOR!</text:p>
          </table:table-cell>
          <table:table-cell table:style-name="ce75" table:formula="of:=LEFT([.A300];FIND(&quot; &quot;;[.A300];FIND(&quot; &quot;;[.A300])+1)-1)" office:value-type="string" office:string-value="" calcext:value-type="error">
            <text:p>#VALOR!</text:p>
          </table:table-cell>
          <table:table-cell table:style-name="ce74" table:formula="of:=SUBSTITUTE([.D30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8" calcext:value-type="float">
            <text:p>298</text:p>
          </table:table-cell>
          <table:table-cell table:formula="of:=CONCATENATE([usuários.A300];[.G300])" office:value-type="string" office:string-value="213298" calcext:value-type="string">
            <text:p>213298</text:p>
          </table:table-cell>
          <table:table-cell table:number-columns-repeated="1016"/>
        </table:table-row>
        <table:table-row table:style-name="ro7">
          <table:table-cell table:style-name="ce70" table:formula="of:=[usuários_2.B301]">
            <text:p/>
          </table:table-cell>
          <table:table-cell table:style-name="ce74" table:formula="of:=LEFT([.A301];FIND(&quot; &quot;;[.A301]))" office:value-type="string" office:string-value="" calcext:value-type="error">
            <text:p>#VALOR!</text:p>
          </table:table-cell>
          <table:table-cell table:style-name="ce74" table:formula="of:=SUBSTITUTE([.A301];[.B301];&quot;&quot;)" office:value-type="string" office:string-value="" calcext:value-type="error">
            <text:p>#VALOR!</text:p>
          </table:table-cell>
          <table:table-cell table:style-name="ce75" table:formula="of:=LEFT([.A301];FIND(&quot; &quot;;[.A301];FIND(&quot; &quot;;[.A301])+1)-1)" office:value-type="string" office:string-value="" calcext:value-type="error">
            <text:p>#VALOR!</text:p>
          </table:table-cell>
          <table:table-cell table:style-name="ce74" table:formula="of:=SUBSTITUTE([.D30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299" calcext:value-type="float">
            <text:p>299</text:p>
          </table:table-cell>
          <table:table-cell table:formula="of:=CONCATENATE([usuários.A301];[.G301])" office:value-type="string" office:string-value="213299" calcext:value-type="string">
            <text:p>213299</text:p>
          </table:table-cell>
          <table:table-cell table:number-columns-repeated="1016"/>
        </table:table-row>
        <table:table-row table:style-name="ro7">
          <table:table-cell table:style-name="ce70" table:formula="of:=[usuários_2.B302]">
            <text:p/>
          </table:table-cell>
          <table:table-cell table:style-name="ce74" table:formula="of:=LEFT([.A302];FIND(&quot; &quot;;[.A302]))" office:value-type="string" office:string-value="" calcext:value-type="error">
            <text:p>#VALOR!</text:p>
          </table:table-cell>
          <table:table-cell table:style-name="ce74" table:formula="of:=SUBSTITUTE([.A302];[.B302];&quot;&quot;)" office:value-type="string" office:string-value="" calcext:value-type="error">
            <text:p>#VALOR!</text:p>
          </table:table-cell>
          <table:table-cell table:style-name="ce75" table:formula="of:=LEFT([.A302];FIND(&quot; &quot;;[.A302];FIND(&quot; &quot;;[.A302])+1)-1)" office:value-type="string" office:string-value="" calcext:value-type="error">
            <text:p>#VALOR!</text:p>
          </table:table-cell>
          <table:table-cell table:style-name="ce74" table:formula="of:=SUBSTITUTE([.D30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0" calcext:value-type="float">
            <text:p>300</text:p>
          </table:table-cell>
          <table:table-cell table:formula="of:=CONCATENATE([usuários.A302];[.G302])" office:value-type="string" office:string-value="213300" calcext:value-type="string">
            <text:p>213300</text:p>
          </table:table-cell>
          <table:table-cell table:number-columns-repeated="1016"/>
        </table:table-row>
        <table:table-row table:style-name="ro7">
          <table:table-cell table:style-name="ce70" table:formula="of:=[usuários_2.B303]">
            <text:p/>
          </table:table-cell>
          <table:table-cell table:style-name="ce74" table:formula="of:=LEFT([.A303];FIND(&quot; &quot;;[.A303]))" office:value-type="string" office:string-value="" calcext:value-type="error">
            <text:p>#VALOR!</text:p>
          </table:table-cell>
          <table:table-cell table:style-name="ce74" table:formula="of:=SUBSTITUTE([.A303];[.B303];&quot;&quot;)" office:value-type="string" office:string-value="" calcext:value-type="error">
            <text:p>#VALOR!</text:p>
          </table:table-cell>
          <table:table-cell table:style-name="ce75" table:formula="of:=LEFT([.A303];FIND(&quot; &quot;;[.A303];FIND(&quot; &quot;;[.A303])+1)-1)" office:value-type="string" office:string-value="" calcext:value-type="error">
            <text:p>#VALOR!</text:p>
          </table:table-cell>
          <table:table-cell table:style-name="ce74" table:formula="of:=SUBSTITUTE([.D30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1" calcext:value-type="float">
            <text:p>301</text:p>
          </table:table-cell>
          <table:table-cell table:formula="of:=CONCATENATE([usuários.A303];[.G303])" office:value-type="string" office:string-value="213301" calcext:value-type="string">
            <text:p>213301</text:p>
          </table:table-cell>
          <table:table-cell table:number-columns-repeated="1016"/>
        </table:table-row>
        <table:table-row table:style-name="ro7">
          <table:table-cell table:style-name="ce70" table:formula="of:=[usuários_2.B304]">
            <text:p/>
          </table:table-cell>
          <table:table-cell table:style-name="ce74" table:formula="of:=LEFT([.A304];FIND(&quot; &quot;;[.A304]))" office:value-type="string" office:string-value="" calcext:value-type="error">
            <text:p>#VALOR!</text:p>
          </table:table-cell>
          <table:table-cell table:style-name="ce74" table:formula="of:=SUBSTITUTE([.A304];[.B304];&quot;&quot;)" office:value-type="string" office:string-value="" calcext:value-type="error">
            <text:p>#VALOR!</text:p>
          </table:table-cell>
          <table:table-cell table:style-name="ce75" table:formula="of:=LEFT([.A304];FIND(&quot; &quot;;[.A304];FIND(&quot; &quot;;[.A304])+1)-1)" office:value-type="string" office:string-value="" calcext:value-type="error">
            <text:p>#VALOR!</text:p>
          </table:table-cell>
          <table:table-cell table:style-name="ce74" table:formula="of:=SUBSTITUTE([.D30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2" calcext:value-type="float">
            <text:p>302</text:p>
          </table:table-cell>
          <table:table-cell table:formula="of:=CONCATENATE([usuários.A304];[.G304])" office:value-type="string" office:string-value="213302" calcext:value-type="string">
            <text:p>213302</text:p>
          </table:table-cell>
          <table:table-cell table:number-columns-repeated="1016"/>
        </table:table-row>
        <table:table-row table:style-name="ro7">
          <table:table-cell table:style-name="ce70" table:formula="of:=[usuários_2.B305]">
            <text:p/>
          </table:table-cell>
          <table:table-cell table:style-name="ce74" table:formula="of:=LEFT([.A305];FIND(&quot; &quot;;[.A305]))" office:value-type="string" office:string-value="" calcext:value-type="error">
            <text:p>#VALOR!</text:p>
          </table:table-cell>
          <table:table-cell table:style-name="ce74" table:formula="of:=SUBSTITUTE([.A305];[.B305];&quot;&quot;)" office:value-type="string" office:string-value="" calcext:value-type="error">
            <text:p>#VALOR!</text:p>
          </table:table-cell>
          <table:table-cell table:style-name="ce75" table:formula="of:=LEFT([.A305];FIND(&quot; &quot;;[.A305];FIND(&quot; &quot;;[.A305])+1)-1)" office:value-type="string" office:string-value="" calcext:value-type="error">
            <text:p>#VALOR!</text:p>
          </table:table-cell>
          <table:table-cell table:style-name="ce74" table:formula="of:=SUBSTITUTE([.D30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3" calcext:value-type="float">
            <text:p>303</text:p>
          </table:table-cell>
          <table:table-cell table:formula="of:=CONCATENATE([usuários.A305];[.G305])" office:value-type="string" office:string-value="213303" calcext:value-type="string">
            <text:p>213303</text:p>
          </table:table-cell>
          <table:table-cell table:number-columns-repeated="1016"/>
        </table:table-row>
        <table:table-row table:style-name="ro7">
          <table:table-cell table:style-name="ce70" table:formula="of:=[usuários_2.B306]">
            <text:p/>
          </table:table-cell>
          <table:table-cell table:style-name="ce74" table:formula="of:=LEFT([.A306];FIND(&quot; &quot;;[.A306]))" office:value-type="string" office:string-value="" calcext:value-type="error">
            <text:p>#VALOR!</text:p>
          </table:table-cell>
          <table:table-cell table:style-name="ce74" table:formula="of:=SUBSTITUTE([.A306];[.B306];&quot;&quot;)" office:value-type="string" office:string-value="" calcext:value-type="error">
            <text:p>#VALOR!</text:p>
          </table:table-cell>
          <table:table-cell table:style-name="ce75" table:formula="of:=LEFT([.A306];FIND(&quot; &quot;;[.A306];FIND(&quot; &quot;;[.A306])+1)-1)" office:value-type="string" office:string-value="" calcext:value-type="error">
            <text:p>#VALOR!</text:p>
          </table:table-cell>
          <table:table-cell table:style-name="ce74" table:formula="of:=SUBSTITUTE([.D30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4" calcext:value-type="float">
            <text:p>304</text:p>
          </table:table-cell>
          <table:table-cell table:formula="of:=CONCATENATE([usuários.A306];[.G306])" office:value-type="string" office:string-value="213304" calcext:value-type="string">
            <text:p>213304</text:p>
          </table:table-cell>
          <table:table-cell table:number-columns-repeated="1016"/>
        </table:table-row>
        <table:table-row table:style-name="ro7">
          <table:table-cell table:style-name="ce70" table:formula="of:=[usuários_2.B307]">
            <text:p/>
          </table:table-cell>
          <table:table-cell table:style-name="ce74" table:formula="of:=LEFT([.A307];FIND(&quot; &quot;;[.A307]))" office:value-type="string" office:string-value="" calcext:value-type="error">
            <text:p>#VALOR!</text:p>
          </table:table-cell>
          <table:table-cell table:style-name="ce74" table:formula="of:=SUBSTITUTE([.A307];[.B307];&quot;&quot;)" office:value-type="string" office:string-value="" calcext:value-type="error">
            <text:p>#VALOR!</text:p>
          </table:table-cell>
          <table:table-cell table:style-name="ce75" table:formula="of:=LEFT([.A307];FIND(&quot; &quot;;[.A307];FIND(&quot; &quot;;[.A307])+1)-1)" office:value-type="string" office:string-value="" calcext:value-type="error">
            <text:p>#VALOR!</text:p>
          </table:table-cell>
          <table:table-cell table:style-name="ce74" table:formula="of:=SUBSTITUTE([.D30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5" calcext:value-type="float">
            <text:p>305</text:p>
          </table:table-cell>
          <table:table-cell table:formula="of:=CONCATENATE([usuários.A307];[.G307])" office:value-type="string" office:string-value="213305" calcext:value-type="string">
            <text:p>213305</text:p>
          </table:table-cell>
          <table:table-cell table:number-columns-repeated="1016"/>
        </table:table-row>
        <table:table-row table:style-name="ro7">
          <table:table-cell table:style-name="ce70" table:formula="of:=[usuários_2.B308]">
            <text:p/>
          </table:table-cell>
          <table:table-cell table:style-name="ce74" table:formula="of:=LEFT([.A308];FIND(&quot; &quot;;[.A308]))" office:value-type="string" office:string-value="" calcext:value-type="error">
            <text:p>#VALOR!</text:p>
          </table:table-cell>
          <table:table-cell table:style-name="ce74" table:formula="of:=SUBSTITUTE([.A308];[.B308];&quot;&quot;)" office:value-type="string" office:string-value="" calcext:value-type="error">
            <text:p>#VALOR!</text:p>
          </table:table-cell>
          <table:table-cell table:style-name="ce75" table:formula="of:=LEFT([.A308];FIND(&quot; &quot;;[.A308];FIND(&quot; &quot;;[.A308])+1)-1)" office:value-type="string" office:string-value="" calcext:value-type="error">
            <text:p>#VALOR!</text:p>
          </table:table-cell>
          <table:table-cell table:style-name="ce74" table:formula="of:=SUBSTITUTE([.D30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6" calcext:value-type="float">
            <text:p>306</text:p>
          </table:table-cell>
          <table:table-cell table:formula="of:=CONCATENATE([usuários.A308];[.G308])" office:value-type="string" office:string-value="213306" calcext:value-type="string">
            <text:p>213306</text:p>
          </table:table-cell>
          <table:table-cell table:number-columns-repeated="1016"/>
        </table:table-row>
        <table:table-row table:style-name="ro7">
          <table:table-cell table:style-name="ce70" table:formula="of:=[usuários_2.B309]">
            <text:p/>
          </table:table-cell>
          <table:table-cell table:style-name="ce74" table:formula="of:=LEFT([.A309];FIND(&quot; &quot;;[.A309]))" office:value-type="string" office:string-value="" calcext:value-type="error">
            <text:p>#VALOR!</text:p>
          </table:table-cell>
          <table:table-cell table:style-name="ce74" table:formula="of:=SUBSTITUTE([.A309];[.B309];&quot;&quot;)" office:value-type="string" office:string-value="" calcext:value-type="error">
            <text:p>#VALOR!</text:p>
          </table:table-cell>
          <table:table-cell table:style-name="ce75" table:formula="of:=LEFT([.A309];FIND(&quot; &quot;;[.A309];FIND(&quot; &quot;;[.A309])+1)-1)" office:value-type="string" office:string-value="" calcext:value-type="error">
            <text:p>#VALOR!</text:p>
          </table:table-cell>
          <table:table-cell table:style-name="ce74" table:formula="of:=SUBSTITUTE([.D30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7" calcext:value-type="float">
            <text:p>307</text:p>
          </table:table-cell>
          <table:table-cell table:formula="of:=CONCATENATE([usuários.A309];[.G309])" office:value-type="string" office:string-value="213307" calcext:value-type="string">
            <text:p>213307</text:p>
          </table:table-cell>
          <table:table-cell table:number-columns-repeated="1016"/>
        </table:table-row>
        <table:table-row table:style-name="ro7">
          <table:table-cell table:style-name="ce70" table:formula="of:=[usuários_2.B310]">
            <text:p/>
          </table:table-cell>
          <table:table-cell table:style-name="ce74" table:formula="of:=LEFT([.A310];FIND(&quot; &quot;;[.A310]))" office:value-type="string" office:string-value="" calcext:value-type="error">
            <text:p>#VALOR!</text:p>
          </table:table-cell>
          <table:table-cell table:style-name="ce74" table:formula="of:=SUBSTITUTE([.A310];[.B310];&quot;&quot;)" office:value-type="string" office:string-value="" calcext:value-type="error">
            <text:p>#VALOR!</text:p>
          </table:table-cell>
          <table:table-cell table:style-name="ce75" table:formula="of:=LEFT([.A310];FIND(&quot; &quot;;[.A310];FIND(&quot; &quot;;[.A310])+1)-1)" office:value-type="string" office:string-value="" calcext:value-type="error">
            <text:p>#VALOR!</text:p>
          </table:table-cell>
          <table:table-cell table:style-name="ce74" table:formula="of:=SUBSTITUTE([.D31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8" calcext:value-type="float">
            <text:p>308</text:p>
          </table:table-cell>
          <table:table-cell table:formula="of:=CONCATENATE([usuários.A310];[.G310])" office:value-type="string" office:string-value="213308" calcext:value-type="string">
            <text:p>213308</text:p>
          </table:table-cell>
          <table:table-cell table:number-columns-repeated="1016"/>
        </table:table-row>
        <table:table-row table:style-name="ro7">
          <table:table-cell table:style-name="ce70" table:formula="of:=[usuários_2.B311]">
            <text:p/>
          </table:table-cell>
          <table:table-cell table:style-name="ce74" table:formula="of:=LEFT([.A311];FIND(&quot; &quot;;[.A311]))" office:value-type="string" office:string-value="" calcext:value-type="error">
            <text:p>#VALOR!</text:p>
          </table:table-cell>
          <table:table-cell table:style-name="ce74" table:formula="of:=SUBSTITUTE([.A311];[.B311];&quot;&quot;)" office:value-type="string" office:string-value="" calcext:value-type="error">
            <text:p>#VALOR!</text:p>
          </table:table-cell>
          <table:table-cell table:style-name="ce75" table:formula="of:=LEFT([.A311];FIND(&quot; &quot;;[.A311];FIND(&quot; &quot;;[.A311])+1)-1)" office:value-type="string" office:string-value="" calcext:value-type="error">
            <text:p>#VALOR!</text:p>
          </table:table-cell>
          <table:table-cell table:style-name="ce74" table:formula="of:=SUBSTITUTE([.D31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09" calcext:value-type="float">
            <text:p>309</text:p>
          </table:table-cell>
          <table:table-cell table:formula="of:=CONCATENATE([usuários.A311];[.G311])" office:value-type="string" office:string-value="213309" calcext:value-type="string">
            <text:p>213309</text:p>
          </table:table-cell>
          <table:table-cell table:number-columns-repeated="1016"/>
        </table:table-row>
        <table:table-row table:style-name="ro7">
          <table:table-cell table:style-name="ce70" table:formula="of:=[usuários_2.B312]">
            <text:p/>
          </table:table-cell>
          <table:table-cell table:style-name="ce74" table:formula="of:=LEFT([.A312];FIND(&quot; &quot;;[.A312]))" office:value-type="string" office:string-value="" calcext:value-type="error">
            <text:p>#VALOR!</text:p>
          </table:table-cell>
          <table:table-cell table:style-name="ce74" table:formula="of:=SUBSTITUTE([.A312];[.B312];&quot;&quot;)" office:value-type="string" office:string-value="" calcext:value-type="error">
            <text:p>#VALOR!</text:p>
          </table:table-cell>
          <table:table-cell table:style-name="ce75" table:formula="of:=LEFT([.A312];FIND(&quot; &quot;;[.A312];FIND(&quot; &quot;;[.A312])+1)-1)" office:value-type="string" office:string-value="" calcext:value-type="error">
            <text:p>#VALOR!</text:p>
          </table:table-cell>
          <table:table-cell table:style-name="ce74" table:formula="of:=SUBSTITUTE([.D31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0" calcext:value-type="float">
            <text:p>310</text:p>
          </table:table-cell>
          <table:table-cell table:formula="of:=CONCATENATE([usuários.A312];[.G312])" office:value-type="string" office:string-value="213310" calcext:value-type="string">
            <text:p>213310</text:p>
          </table:table-cell>
          <table:table-cell table:number-columns-repeated="1016"/>
        </table:table-row>
        <table:table-row table:style-name="ro7">
          <table:table-cell table:style-name="ce70" table:formula="of:=[usuários_2.B313]">
            <text:p/>
          </table:table-cell>
          <table:table-cell table:style-name="ce74" table:formula="of:=LEFT([.A313];FIND(&quot; &quot;;[.A313]))" office:value-type="string" office:string-value="" calcext:value-type="error">
            <text:p>#VALOR!</text:p>
          </table:table-cell>
          <table:table-cell table:style-name="ce74" table:formula="of:=SUBSTITUTE([.A313];[.B313];&quot;&quot;)" office:value-type="string" office:string-value="" calcext:value-type="error">
            <text:p>#VALOR!</text:p>
          </table:table-cell>
          <table:table-cell table:style-name="ce75" table:formula="of:=LEFT([.A313];FIND(&quot; &quot;;[.A313];FIND(&quot; &quot;;[.A313])+1)-1)" office:value-type="string" office:string-value="" calcext:value-type="error">
            <text:p>#VALOR!</text:p>
          </table:table-cell>
          <table:table-cell table:style-name="ce74" table:formula="of:=SUBSTITUTE([.D31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1" calcext:value-type="float">
            <text:p>311</text:p>
          </table:table-cell>
          <table:table-cell table:formula="of:=CONCATENATE([usuários.A313];[.G313])" office:value-type="string" office:string-value="213311" calcext:value-type="string">
            <text:p>213311</text:p>
          </table:table-cell>
          <table:table-cell table:number-columns-repeated="1016"/>
        </table:table-row>
        <table:table-row table:style-name="ro7">
          <table:table-cell table:style-name="ce70" table:formula="of:=[usuários_2.B314]">
            <text:p/>
          </table:table-cell>
          <table:table-cell table:style-name="ce74" table:formula="of:=LEFT([.A314];FIND(&quot; &quot;;[.A314]))" office:value-type="string" office:string-value="" calcext:value-type="error">
            <text:p>#VALOR!</text:p>
          </table:table-cell>
          <table:table-cell table:style-name="ce74" table:formula="of:=SUBSTITUTE([.A314];[.B314];&quot;&quot;)" office:value-type="string" office:string-value="" calcext:value-type="error">
            <text:p>#VALOR!</text:p>
          </table:table-cell>
          <table:table-cell table:style-name="ce75" table:formula="of:=LEFT([.A314];FIND(&quot; &quot;;[.A314];FIND(&quot; &quot;;[.A314])+1)-1)" office:value-type="string" office:string-value="" calcext:value-type="error">
            <text:p>#VALOR!</text:p>
          </table:table-cell>
          <table:table-cell table:style-name="ce74" table:formula="of:=SUBSTITUTE([.D31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2" calcext:value-type="float">
            <text:p>312</text:p>
          </table:table-cell>
          <table:table-cell table:formula="of:=CONCATENATE([usuários.A314];[.G314])" office:value-type="string" office:string-value="213312" calcext:value-type="string">
            <text:p>213312</text:p>
          </table:table-cell>
          <table:table-cell table:number-columns-repeated="1016"/>
        </table:table-row>
        <table:table-row table:style-name="ro7">
          <table:table-cell table:style-name="ce70" table:formula="of:=[usuários_2.B315]">
            <text:p/>
          </table:table-cell>
          <table:table-cell table:style-name="ce74" table:formula="of:=LEFT([.A315];FIND(&quot; &quot;;[.A315]))" office:value-type="string" office:string-value="" calcext:value-type="error">
            <text:p>#VALOR!</text:p>
          </table:table-cell>
          <table:table-cell table:style-name="ce74" table:formula="of:=SUBSTITUTE([.A315];[.B315];&quot;&quot;)" office:value-type="string" office:string-value="" calcext:value-type="error">
            <text:p>#VALOR!</text:p>
          </table:table-cell>
          <table:table-cell table:style-name="ce75" table:formula="of:=LEFT([.A315];FIND(&quot; &quot;;[.A315];FIND(&quot; &quot;;[.A315])+1)-1)" office:value-type="string" office:string-value="" calcext:value-type="error">
            <text:p>#VALOR!</text:p>
          </table:table-cell>
          <table:table-cell table:style-name="ce74" table:formula="of:=SUBSTITUTE([.D31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3" calcext:value-type="float">
            <text:p>313</text:p>
          </table:table-cell>
          <table:table-cell table:formula="of:=CONCATENATE([usuários.A315];[.G315])" office:value-type="string" office:string-value="213313" calcext:value-type="string">
            <text:p>213313</text:p>
          </table:table-cell>
          <table:table-cell table:number-columns-repeated="1016"/>
        </table:table-row>
        <table:table-row table:style-name="ro7">
          <table:table-cell table:style-name="ce70" table:formula="of:=[usuários_2.B316]">
            <text:p/>
          </table:table-cell>
          <table:table-cell table:style-name="ce74" table:formula="of:=LEFT([.A316];FIND(&quot; &quot;;[.A316]))" office:value-type="string" office:string-value="" calcext:value-type="error">
            <text:p>#VALOR!</text:p>
          </table:table-cell>
          <table:table-cell table:style-name="ce74" table:formula="of:=SUBSTITUTE([.A316];[.B316];&quot;&quot;)" office:value-type="string" office:string-value="" calcext:value-type="error">
            <text:p>#VALOR!</text:p>
          </table:table-cell>
          <table:table-cell table:style-name="ce75" table:formula="of:=LEFT([.A316];FIND(&quot; &quot;;[.A316];FIND(&quot; &quot;;[.A316])+1)-1)" office:value-type="string" office:string-value="" calcext:value-type="error">
            <text:p>#VALOR!</text:p>
          </table:table-cell>
          <table:table-cell table:style-name="ce74" table:formula="of:=SUBSTITUTE([.D31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4" calcext:value-type="float">
            <text:p>314</text:p>
          </table:table-cell>
          <table:table-cell table:formula="of:=CONCATENATE([usuários.A316];[.G316])" office:value-type="string" office:string-value="213314" calcext:value-type="string">
            <text:p>213314</text:p>
          </table:table-cell>
          <table:table-cell table:number-columns-repeated="1016"/>
        </table:table-row>
        <table:table-row table:style-name="ro7">
          <table:table-cell table:style-name="ce70" table:formula="of:=[usuários_2.B317]">
            <text:p/>
          </table:table-cell>
          <table:table-cell table:style-name="ce74" table:formula="of:=LEFT([.A317];FIND(&quot; &quot;;[.A317]))" office:value-type="string" office:string-value="" calcext:value-type="error">
            <text:p>#VALOR!</text:p>
          </table:table-cell>
          <table:table-cell table:style-name="ce74" table:formula="of:=SUBSTITUTE([.A317];[.B317];&quot;&quot;)" office:value-type="string" office:string-value="" calcext:value-type="error">
            <text:p>#VALOR!</text:p>
          </table:table-cell>
          <table:table-cell table:style-name="ce75" table:formula="of:=LEFT([.A317];FIND(&quot; &quot;;[.A317];FIND(&quot; &quot;;[.A317])+1)-1)" office:value-type="string" office:string-value="" calcext:value-type="error">
            <text:p>#VALOR!</text:p>
          </table:table-cell>
          <table:table-cell table:style-name="ce74" table:formula="of:=SUBSTITUTE([.D31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5" calcext:value-type="float">
            <text:p>315</text:p>
          </table:table-cell>
          <table:table-cell table:formula="of:=CONCATENATE([usuários.A317];[.G317])" office:value-type="string" office:string-value="213315" calcext:value-type="string">
            <text:p>213315</text:p>
          </table:table-cell>
          <table:table-cell table:number-columns-repeated="1016"/>
        </table:table-row>
        <table:table-row table:style-name="ro7">
          <table:table-cell table:style-name="ce70" table:formula="of:=[usuários_2.B318]">
            <text:p/>
          </table:table-cell>
          <table:table-cell table:style-name="ce74" table:formula="of:=LEFT([.A318];FIND(&quot; &quot;;[.A318]))" office:value-type="string" office:string-value="" calcext:value-type="error">
            <text:p>#VALOR!</text:p>
          </table:table-cell>
          <table:table-cell table:style-name="ce74" table:formula="of:=SUBSTITUTE([.A318];[.B318];&quot;&quot;)" office:value-type="string" office:string-value="" calcext:value-type="error">
            <text:p>#VALOR!</text:p>
          </table:table-cell>
          <table:table-cell table:style-name="ce75" table:formula="of:=LEFT([.A318];FIND(&quot; &quot;;[.A318];FIND(&quot; &quot;;[.A318])+1)-1)" office:value-type="string" office:string-value="" calcext:value-type="error">
            <text:p>#VALOR!</text:p>
          </table:table-cell>
          <table:table-cell table:style-name="ce74" table:formula="of:=SUBSTITUTE([.D31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6" calcext:value-type="float">
            <text:p>316</text:p>
          </table:table-cell>
          <table:table-cell table:formula="of:=CONCATENATE([usuários.A318];[.G318])" office:value-type="string" office:string-value="213316" calcext:value-type="string">
            <text:p>213316</text:p>
          </table:table-cell>
          <table:table-cell table:number-columns-repeated="1016"/>
        </table:table-row>
        <table:table-row table:style-name="ro7">
          <table:table-cell table:style-name="ce70" table:formula="of:=[usuários_2.B319]">
            <text:p/>
          </table:table-cell>
          <table:table-cell table:style-name="ce74" table:formula="of:=LEFT([.A319];FIND(&quot; &quot;;[.A319]))" office:value-type="string" office:string-value="" calcext:value-type="error">
            <text:p>#VALOR!</text:p>
          </table:table-cell>
          <table:table-cell table:style-name="ce74" table:formula="of:=SUBSTITUTE([.A319];[.B319];&quot;&quot;)" office:value-type="string" office:string-value="" calcext:value-type="error">
            <text:p>#VALOR!</text:p>
          </table:table-cell>
          <table:table-cell table:style-name="ce75" table:formula="of:=LEFT([.A319];FIND(&quot; &quot;;[.A319];FIND(&quot; &quot;;[.A319])+1)-1)" office:value-type="string" office:string-value="" calcext:value-type="error">
            <text:p>#VALOR!</text:p>
          </table:table-cell>
          <table:table-cell table:style-name="ce74" table:formula="of:=SUBSTITUTE([.D31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7" calcext:value-type="float">
            <text:p>317</text:p>
          </table:table-cell>
          <table:table-cell table:formula="of:=CONCATENATE([usuários.A319];[.G319])" office:value-type="string" office:string-value="213317" calcext:value-type="string">
            <text:p>213317</text:p>
          </table:table-cell>
          <table:table-cell table:number-columns-repeated="1016"/>
        </table:table-row>
        <table:table-row table:style-name="ro7">
          <table:table-cell table:style-name="ce70" table:formula="of:=[usuários_2.B320]">
            <text:p/>
          </table:table-cell>
          <table:table-cell table:style-name="ce74" table:formula="of:=LEFT([.A320];FIND(&quot; &quot;;[.A320]))" office:value-type="string" office:string-value="" calcext:value-type="error">
            <text:p>#VALOR!</text:p>
          </table:table-cell>
          <table:table-cell table:style-name="ce74" table:formula="of:=SUBSTITUTE([.A320];[.B320];&quot;&quot;)" office:value-type="string" office:string-value="" calcext:value-type="error">
            <text:p>#VALOR!</text:p>
          </table:table-cell>
          <table:table-cell table:style-name="ce75" table:formula="of:=LEFT([.A320];FIND(&quot; &quot;;[.A320];FIND(&quot; &quot;;[.A320])+1)-1)" office:value-type="string" office:string-value="" calcext:value-type="error">
            <text:p>#VALOR!</text:p>
          </table:table-cell>
          <table:table-cell table:style-name="ce74" table:formula="of:=SUBSTITUTE([.D32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8" calcext:value-type="float">
            <text:p>318</text:p>
          </table:table-cell>
          <table:table-cell table:formula="of:=CONCATENATE([usuários.A320];[.G320])" office:value-type="string" office:string-value="213318" calcext:value-type="string">
            <text:p>213318</text:p>
          </table:table-cell>
          <table:table-cell table:number-columns-repeated="1016"/>
        </table:table-row>
        <table:table-row table:style-name="ro7">
          <table:table-cell table:style-name="ce70" table:formula="of:=[usuários_2.B321]">
            <text:p/>
          </table:table-cell>
          <table:table-cell table:style-name="ce74" table:formula="of:=LEFT([.A321];FIND(&quot; &quot;;[.A321]))" office:value-type="string" office:string-value="" calcext:value-type="error">
            <text:p>#VALOR!</text:p>
          </table:table-cell>
          <table:table-cell table:style-name="ce74" table:formula="of:=SUBSTITUTE([.A321];[.B321];&quot;&quot;)" office:value-type="string" office:string-value="" calcext:value-type="error">
            <text:p>#VALOR!</text:p>
          </table:table-cell>
          <table:table-cell table:style-name="ce75" table:formula="of:=LEFT([.A321];FIND(&quot; &quot;;[.A321];FIND(&quot; &quot;;[.A321])+1)-1)" office:value-type="string" office:string-value="" calcext:value-type="error">
            <text:p>#VALOR!</text:p>
          </table:table-cell>
          <table:table-cell table:style-name="ce74" table:formula="of:=SUBSTITUTE([.D32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19" calcext:value-type="float">
            <text:p>319</text:p>
          </table:table-cell>
          <table:table-cell table:formula="of:=CONCATENATE([usuários.A321];[.G321])" office:value-type="string" office:string-value="213319" calcext:value-type="string">
            <text:p>213319</text:p>
          </table:table-cell>
          <table:table-cell table:number-columns-repeated="1016"/>
        </table:table-row>
        <table:table-row table:style-name="ro7">
          <table:table-cell table:style-name="ce70" table:formula="of:=[usuários_2.B322]">
            <text:p/>
          </table:table-cell>
          <table:table-cell table:style-name="ce74" table:formula="of:=LEFT([.A322];FIND(&quot; &quot;;[.A322]))" office:value-type="string" office:string-value="" calcext:value-type="error">
            <text:p>#VALOR!</text:p>
          </table:table-cell>
          <table:table-cell table:style-name="ce74" table:formula="of:=SUBSTITUTE([.A322];[.B322];&quot;&quot;)" office:value-type="string" office:string-value="" calcext:value-type="error">
            <text:p>#VALOR!</text:p>
          </table:table-cell>
          <table:table-cell table:style-name="ce75" table:formula="of:=LEFT([.A322];FIND(&quot; &quot;;[.A322];FIND(&quot; &quot;;[.A322])+1)-1)" office:value-type="string" office:string-value="" calcext:value-type="error">
            <text:p>#VALOR!</text:p>
          </table:table-cell>
          <table:table-cell table:style-name="ce74" table:formula="of:=SUBSTITUTE([.D32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0" calcext:value-type="float">
            <text:p>320</text:p>
          </table:table-cell>
          <table:table-cell table:formula="of:=CONCATENATE([usuários.A322];[.G322])" office:value-type="string" office:string-value="213320" calcext:value-type="string">
            <text:p>213320</text:p>
          </table:table-cell>
          <table:table-cell table:number-columns-repeated="1016"/>
        </table:table-row>
        <table:table-row table:style-name="ro7">
          <table:table-cell table:style-name="ce70" table:formula="of:=[usuários_2.B323]">
            <text:p/>
          </table:table-cell>
          <table:table-cell table:style-name="ce74" table:formula="of:=LEFT([.A323];FIND(&quot; &quot;;[.A323]))" office:value-type="string" office:string-value="" calcext:value-type="error">
            <text:p>#VALOR!</text:p>
          </table:table-cell>
          <table:table-cell table:style-name="ce74" table:formula="of:=SUBSTITUTE([.A323];[.B323];&quot;&quot;)" office:value-type="string" office:string-value="" calcext:value-type="error">
            <text:p>#VALOR!</text:p>
          </table:table-cell>
          <table:table-cell table:style-name="ce75" table:formula="of:=LEFT([.A323];FIND(&quot; &quot;;[.A323];FIND(&quot; &quot;;[.A323])+1)-1)" office:value-type="string" office:string-value="" calcext:value-type="error">
            <text:p>#VALOR!</text:p>
          </table:table-cell>
          <table:table-cell table:style-name="ce74" table:formula="of:=SUBSTITUTE([.D32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1" calcext:value-type="float">
            <text:p>321</text:p>
          </table:table-cell>
          <table:table-cell table:formula="of:=CONCATENATE([usuários.A323];[.G323])" office:value-type="string" office:string-value="213321" calcext:value-type="string">
            <text:p>213321</text:p>
          </table:table-cell>
          <table:table-cell table:number-columns-repeated="1016"/>
        </table:table-row>
        <table:table-row table:style-name="ro7">
          <table:table-cell table:style-name="ce70" table:formula="of:=[usuários_2.B324]">
            <text:p/>
          </table:table-cell>
          <table:table-cell table:style-name="ce74" table:formula="of:=LEFT([.A324];FIND(&quot; &quot;;[.A324]))" office:value-type="string" office:string-value="" calcext:value-type="error">
            <text:p>#VALOR!</text:p>
          </table:table-cell>
          <table:table-cell table:style-name="ce74" table:formula="of:=SUBSTITUTE([.A324];[.B324];&quot;&quot;)" office:value-type="string" office:string-value="" calcext:value-type="error">
            <text:p>#VALOR!</text:p>
          </table:table-cell>
          <table:table-cell table:style-name="ce75" table:formula="of:=LEFT([.A324];FIND(&quot; &quot;;[.A324];FIND(&quot; &quot;;[.A324])+1)-1)" office:value-type="string" office:string-value="" calcext:value-type="error">
            <text:p>#VALOR!</text:p>
          </table:table-cell>
          <table:table-cell table:style-name="ce74" table:formula="of:=SUBSTITUTE([.D32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2" calcext:value-type="float">
            <text:p>322</text:p>
          </table:table-cell>
          <table:table-cell table:formula="of:=CONCATENATE([usuários.A324];[.G324])" office:value-type="string" office:string-value="213322" calcext:value-type="string">
            <text:p>213322</text:p>
          </table:table-cell>
          <table:table-cell table:number-columns-repeated="1016"/>
        </table:table-row>
        <table:table-row table:style-name="ro7">
          <table:table-cell table:style-name="ce70" table:formula="of:=[usuários_2.B325]">
            <text:p/>
          </table:table-cell>
          <table:table-cell table:style-name="ce74" table:formula="of:=LEFT([.A325];FIND(&quot; &quot;;[.A325]))" office:value-type="string" office:string-value="" calcext:value-type="error">
            <text:p>#VALOR!</text:p>
          </table:table-cell>
          <table:table-cell table:style-name="ce74" table:formula="of:=SUBSTITUTE([.A325];[.B325];&quot;&quot;)" office:value-type="string" office:string-value="" calcext:value-type="error">
            <text:p>#VALOR!</text:p>
          </table:table-cell>
          <table:table-cell table:style-name="ce75" table:formula="of:=LEFT([.A325];FIND(&quot; &quot;;[.A325];FIND(&quot; &quot;;[.A325])+1)-1)" office:value-type="string" office:string-value="" calcext:value-type="error">
            <text:p>#VALOR!</text:p>
          </table:table-cell>
          <table:table-cell table:style-name="ce74" table:formula="of:=SUBSTITUTE([.D32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3" calcext:value-type="float">
            <text:p>323</text:p>
          </table:table-cell>
          <table:table-cell table:formula="of:=CONCATENATE([usuários.A325];[.G325])" office:value-type="string" office:string-value="213323" calcext:value-type="string">
            <text:p>213323</text:p>
          </table:table-cell>
          <table:table-cell table:number-columns-repeated="1016"/>
        </table:table-row>
        <table:table-row table:style-name="ro7">
          <table:table-cell table:style-name="ce70" table:formula="of:=[usuários_2.B326]">
            <text:p/>
          </table:table-cell>
          <table:table-cell table:style-name="ce74" table:formula="of:=LEFT([.A326];FIND(&quot; &quot;;[.A326]))" office:value-type="string" office:string-value="" calcext:value-type="error">
            <text:p>#VALOR!</text:p>
          </table:table-cell>
          <table:table-cell table:style-name="ce74" table:formula="of:=SUBSTITUTE([.A326];[.B326];&quot;&quot;)" office:value-type="string" office:string-value="" calcext:value-type="error">
            <text:p>#VALOR!</text:p>
          </table:table-cell>
          <table:table-cell table:style-name="ce75" table:formula="of:=LEFT([.A326];FIND(&quot; &quot;;[.A326];FIND(&quot; &quot;;[.A326])+1)-1)" office:value-type="string" office:string-value="" calcext:value-type="error">
            <text:p>#VALOR!</text:p>
          </table:table-cell>
          <table:table-cell table:style-name="ce74" table:formula="of:=SUBSTITUTE([.D32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4" calcext:value-type="float">
            <text:p>324</text:p>
          </table:table-cell>
          <table:table-cell table:formula="of:=CONCATENATE([usuários.A326];[.G326])" office:value-type="string" office:string-value="213324" calcext:value-type="string">
            <text:p>213324</text:p>
          </table:table-cell>
          <table:table-cell table:number-columns-repeated="1016"/>
        </table:table-row>
        <table:table-row table:style-name="ro7">
          <table:table-cell table:style-name="ce70" table:formula="of:=[usuários_2.B327]">
            <text:p/>
          </table:table-cell>
          <table:table-cell table:style-name="ce74" table:formula="of:=LEFT([.A327];FIND(&quot; &quot;;[.A327]))" office:value-type="string" office:string-value="" calcext:value-type="error">
            <text:p>#VALOR!</text:p>
          </table:table-cell>
          <table:table-cell table:style-name="ce74" table:formula="of:=SUBSTITUTE([.A327];[.B327];&quot;&quot;)" office:value-type="string" office:string-value="" calcext:value-type="error">
            <text:p>#VALOR!</text:p>
          </table:table-cell>
          <table:table-cell table:style-name="ce75" table:formula="of:=LEFT([.A327];FIND(&quot; &quot;;[.A327];FIND(&quot; &quot;;[.A327])+1)-1)" office:value-type="string" office:string-value="" calcext:value-type="error">
            <text:p>#VALOR!</text:p>
          </table:table-cell>
          <table:table-cell table:style-name="ce74" table:formula="of:=SUBSTITUTE([.D32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5" calcext:value-type="float">
            <text:p>325</text:p>
          </table:table-cell>
          <table:table-cell table:formula="of:=CONCATENATE([usuários.A327];[.G327])" office:value-type="string" office:string-value="213325" calcext:value-type="string">
            <text:p>213325</text:p>
          </table:table-cell>
          <table:table-cell table:number-columns-repeated="1016"/>
        </table:table-row>
        <table:table-row table:style-name="ro7">
          <table:table-cell table:style-name="ce70" table:formula="of:=[usuários_2.B328]">
            <text:p/>
          </table:table-cell>
          <table:table-cell table:style-name="ce74" table:formula="of:=LEFT([.A328];FIND(&quot; &quot;;[.A328]))" office:value-type="string" office:string-value="" calcext:value-type="error">
            <text:p>#VALOR!</text:p>
          </table:table-cell>
          <table:table-cell table:style-name="ce74" table:formula="of:=SUBSTITUTE([.A328];[.B328];&quot;&quot;)" office:value-type="string" office:string-value="" calcext:value-type="error">
            <text:p>#VALOR!</text:p>
          </table:table-cell>
          <table:table-cell table:style-name="ce75" table:formula="of:=LEFT([.A328];FIND(&quot; &quot;;[.A328];FIND(&quot; &quot;;[.A328])+1)-1)" office:value-type="string" office:string-value="" calcext:value-type="error">
            <text:p>#VALOR!</text:p>
          </table:table-cell>
          <table:table-cell table:style-name="ce74" table:formula="of:=SUBSTITUTE([.D32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6" calcext:value-type="float">
            <text:p>326</text:p>
          </table:table-cell>
          <table:table-cell table:formula="of:=CONCATENATE([usuários.A328];[.G328])" office:value-type="string" office:string-value="213326" calcext:value-type="string">
            <text:p>213326</text:p>
          </table:table-cell>
          <table:table-cell table:number-columns-repeated="1016"/>
        </table:table-row>
        <table:table-row table:style-name="ro7">
          <table:table-cell table:style-name="ce70" table:formula="of:=[usuários_2.B329]">
            <text:p/>
          </table:table-cell>
          <table:table-cell table:style-name="ce74" table:formula="of:=LEFT([.A329];FIND(&quot; &quot;;[.A329]))" office:value-type="string" office:string-value="" calcext:value-type="error">
            <text:p>#VALOR!</text:p>
          </table:table-cell>
          <table:table-cell table:style-name="ce74" table:formula="of:=SUBSTITUTE([.A329];[.B329];&quot;&quot;)" office:value-type="string" office:string-value="" calcext:value-type="error">
            <text:p>#VALOR!</text:p>
          </table:table-cell>
          <table:table-cell table:style-name="ce75" table:formula="of:=LEFT([.A329];FIND(&quot; &quot;;[.A329];FIND(&quot; &quot;;[.A329])+1)-1)" office:value-type="string" office:string-value="" calcext:value-type="error">
            <text:p>#VALOR!</text:p>
          </table:table-cell>
          <table:table-cell table:style-name="ce74" table:formula="of:=SUBSTITUTE([.D32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7" calcext:value-type="float">
            <text:p>327</text:p>
          </table:table-cell>
          <table:table-cell table:formula="of:=CONCATENATE([usuários.A329];[.G329])" office:value-type="string" office:string-value="213327" calcext:value-type="string">
            <text:p>213327</text:p>
          </table:table-cell>
          <table:table-cell table:number-columns-repeated="1016"/>
        </table:table-row>
        <table:table-row table:style-name="ro7">
          <table:table-cell table:style-name="ce70" table:formula="of:=[usuários_2.B330]">
            <text:p/>
          </table:table-cell>
          <table:table-cell table:style-name="ce74" table:formula="of:=LEFT([.A330];FIND(&quot; &quot;;[.A330]))" office:value-type="string" office:string-value="" calcext:value-type="error">
            <text:p>#VALOR!</text:p>
          </table:table-cell>
          <table:table-cell table:style-name="ce74" table:formula="of:=SUBSTITUTE([.A330];[.B330];&quot;&quot;)" office:value-type="string" office:string-value="" calcext:value-type="error">
            <text:p>#VALOR!</text:p>
          </table:table-cell>
          <table:table-cell table:style-name="ce75" table:formula="of:=LEFT([.A330];FIND(&quot; &quot;;[.A330];FIND(&quot; &quot;;[.A330])+1)-1)" office:value-type="string" office:string-value="" calcext:value-type="error">
            <text:p>#VALOR!</text:p>
          </table:table-cell>
          <table:table-cell table:style-name="ce74" table:formula="of:=SUBSTITUTE([.D33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8" calcext:value-type="float">
            <text:p>328</text:p>
          </table:table-cell>
          <table:table-cell table:formula="of:=CONCATENATE([usuários.A330];[.G330])" office:value-type="string" office:string-value="213328" calcext:value-type="string">
            <text:p>213328</text:p>
          </table:table-cell>
          <table:table-cell table:number-columns-repeated="1016"/>
        </table:table-row>
        <table:table-row table:style-name="ro7">
          <table:table-cell table:style-name="ce70" table:formula="of:=[usuários_2.B331]">
            <text:p/>
          </table:table-cell>
          <table:table-cell table:style-name="ce74" table:formula="of:=LEFT([.A331];FIND(&quot; &quot;;[.A331]))" office:value-type="string" office:string-value="" calcext:value-type="error">
            <text:p>#VALOR!</text:p>
          </table:table-cell>
          <table:table-cell table:style-name="ce74" table:formula="of:=SUBSTITUTE([.A331];[.B331];&quot;&quot;)" office:value-type="string" office:string-value="" calcext:value-type="error">
            <text:p>#VALOR!</text:p>
          </table:table-cell>
          <table:table-cell table:style-name="ce75" table:formula="of:=LEFT([.A331];FIND(&quot; &quot;;[.A331];FIND(&quot; &quot;;[.A331])+1)-1)" office:value-type="string" office:string-value="" calcext:value-type="error">
            <text:p>#VALOR!</text:p>
          </table:table-cell>
          <table:table-cell table:style-name="ce74" table:formula="of:=SUBSTITUTE([.D33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29" calcext:value-type="float">
            <text:p>329</text:p>
          </table:table-cell>
          <table:table-cell table:formula="of:=CONCATENATE([usuários.A331];[.G331])" office:value-type="string" office:string-value="213329" calcext:value-type="string">
            <text:p>213329</text:p>
          </table:table-cell>
          <table:table-cell table:number-columns-repeated="1016"/>
        </table:table-row>
        <table:table-row table:style-name="ro7">
          <table:table-cell table:style-name="ce70" table:formula="of:=[usuários_2.B332]">
            <text:p/>
          </table:table-cell>
          <table:table-cell table:style-name="ce74" table:formula="of:=LEFT([.A332];FIND(&quot; &quot;;[.A332]))" office:value-type="string" office:string-value="" calcext:value-type="error">
            <text:p>#VALOR!</text:p>
          </table:table-cell>
          <table:table-cell table:style-name="ce74" table:formula="of:=SUBSTITUTE([.A332];[.B332];&quot;&quot;)" office:value-type="string" office:string-value="" calcext:value-type="error">
            <text:p>#VALOR!</text:p>
          </table:table-cell>
          <table:table-cell table:style-name="ce75" table:formula="of:=LEFT([.A332];FIND(&quot; &quot;;[.A332];FIND(&quot; &quot;;[.A332])+1)-1)" office:value-type="string" office:string-value="" calcext:value-type="error">
            <text:p>#VALOR!</text:p>
          </table:table-cell>
          <table:table-cell table:style-name="ce74" table:formula="of:=SUBSTITUTE([.D33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0" calcext:value-type="float">
            <text:p>330</text:p>
          </table:table-cell>
          <table:table-cell table:formula="of:=CONCATENATE([usuários.A332];[.G332])" office:value-type="string" office:string-value="213330" calcext:value-type="string">
            <text:p>213330</text:p>
          </table:table-cell>
          <table:table-cell table:number-columns-repeated="1016"/>
        </table:table-row>
        <table:table-row table:style-name="ro7">
          <table:table-cell table:style-name="ce70" table:formula="of:=[usuários_2.B333]">
            <text:p/>
          </table:table-cell>
          <table:table-cell table:style-name="ce74" table:formula="of:=LEFT([.A333];FIND(&quot; &quot;;[.A333]))" office:value-type="string" office:string-value="" calcext:value-type="error">
            <text:p>#VALOR!</text:p>
          </table:table-cell>
          <table:table-cell table:style-name="ce74" table:formula="of:=SUBSTITUTE([.A333];[.B333];&quot;&quot;)" office:value-type="string" office:string-value="" calcext:value-type="error">
            <text:p>#VALOR!</text:p>
          </table:table-cell>
          <table:table-cell table:style-name="ce75" table:formula="of:=LEFT([.A333];FIND(&quot; &quot;;[.A333];FIND(&quot; &quot;;[.A333])+1)-1)" office:value-type="string" office:string-value="" calcext:value-type="error">
            <text:p>#VALOR!</text:p>
          </table:table-cell>
          <table:table-cell table:style-name="ce74" table:formula="of:=SUBSTITUTE([.D33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1" calcext:value-type="float">
            <text:p>331</text:p>
          </table:table-cell>
          <table:table-cell table:formula="of:=CONCATENATE([usuários.A333];[.G333])" office:value-type="string" office:string-value="213331" calcext:value-type="string">
            <text:p>213331</text:p>
          </table:table-cell>
          <table:table-cell table:number-columns-repeated="1016"/>
        </table:table-row>
        <table:table-row table:style-name="ro7">
          <table:table-cell table:style-name="ce70" table:formula="of:=[usuários_2.B334]">
            <text:p/>
          </table:table-cell>
          <table:table-cell table:style-name="ce74" table:formula="of:=LEFT([.A334];FIND(&quot; &quot;;[.A334]))" office:value-type="string" office:string-value="" calcext:value-type="error">
            <text:p>#VALOR!</text:p>
          </table:table-cell>
          <table:table-cell table:style-name="ce74" table:formula="of:=SUBSTITUTE([.A334];[.B334];&quot;&quot;)" office:value-type="string" office:string-value="" calcext:value-type="error">
            <text:p>#VALOR!</text:p>
          </table:table-cell>
          <table:table-cell table:style-name="ce75" table:formula="of:=LEFT([.A334];FIND(&quot; &quot;;[.A334];FIND(&quot; &quot;;[.A334])+1)-1)" office:value-type="string" office:string-value="" calcext:value-type="error">
            <text:p>#VALOR!</text:p>
          </table:table-cell>
          <table:table-cell table:style-name="ce74" table:formula="of:=SUBSTITUTE([.D33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2" calcext:value-type="float">
            <text:p>332</text:p>
          </table:table-cell>
          <table:table-cell table:formula="of:=CONCATENATE([usuários.A334];[.G334])" office:value-type="string" office:string-value="213332" calcext:value-type="string">
            <text:p>213332</text:p>
          </table:table-cell>
          <table:table-cell table:number-columns-repeated="1016"/>
        </table:table-row>
        <table:table-row table:style-name="ro7">
          <table:table-cell table:style-name="ce70" table:formula="of:=[usuários_2.B335]">
            <text:p/>
          </table:table-cell>
          <table:table-cell table:style-name="ce74" table:formula="of:=LEFT([.A335];FIND(&quot; &quot;;[.A335]))" office:value-type="string" office:string-value="" calcext:value-type="error">
            <text:p>#VALOR!</text:p>
          </table:table-cell>
          <table:table-cell table:style-name="ce74" table:formula="of:=SUBSTITUTE([.A335];[.B335];&quot;&quot;)" office:value-type="string" office:string-value="" calcext:value-type="error">
            <text:p>#VALOR!</text:p>
          </table:table-cell>
          <table:table-cell table:style-name="ce75" table:formula="of:=LEFT([.A335];FIND(&quot; &quot;;[.A335];FIND(&quot; &quot;;[.A335])+1)-1)" office:value-type="string" office:string-value="" calcext:value-type="error">
            <text:p>#VALOR!</text:p>
          </table:table-cell>
          <table:table-cell table:style-name="ce74" table:formula="of:=SUBSTITUTE([.D33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3" calcext:value-type="float">
            <text:p>333</text:p>
          </table:table-cell>
          <table:table-cell table:formula="of:=CONCATENATE([usuários.A335];[.G335])" office:value-type="string" office:string-value="213333" calcext:value-type="string">
            <text:p>213333</text:p>
          </table:table-cell>
          <table:table-cell table:number-columns-repeated="1016"/>
        </table:table-row>
        <table:table-row table:style-name="ro7">
          <table:table-cell table:style-name="ce70" table:formula="of:=[usuários_2.B336]">
            <text:p/>
          </table:table-cell>
          <table:table-cell table:style-name="ce74" table:formula="of:=LEFT([.A336];FIND(&quot; &quot;;[.A336]))" office:value-type="string" office:string-value="" calcext:value-type="error">
            <text:p>#VALOR!</text:p>
          </table:table-cell>
          <table:table-cell table:style-name="ce74" table:formula="of:=SUBSTITUTE([.A336];[.B336];&quot;&quot;)" office:value-type="string" office:string-value="" calcext:value-type="error">
            <text:p>#VALOR!</text:p>
          </table:table-cell>
          <table:table-cell table:style-name="ce75" table:formula="of:=LEFT([.A336];FIND(&quot; &quot;;[.A336];FIND(&quot; &quot;;[.A336])+1)-1)" office:value-type="string" office:string-value="" calcext:value-type="error">
            <text:p>#VALOR!</text:p>
          </table:table-cell>
          <table:table-cell table:style-name="ce74" table:formula="of:=SUBSTITUTE([.D33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4" calcext:value-type="float">
            <text:p>334</text:p>
          </table:table-cell>
          <table:table-cell table:formula="of:=CONCATENATE([usuários.A336];[.G336])" office:value-type="string" office:string-value="213334" calcext:value-type="string">
            <text:p>213334</text:p>
          </table:table-cell>
          <table:table-cell table:number-columns-repeated="1016"/>
        </table:table-row>
        <table:table-row table:style-name="ro7">
          <table:table-cell table:style-name="ce70" table:formula="of:=[usuários_2.B337]">
            <text:p/>
          </table:table-cell>
          <table:table-cell table:style-name="ce74" table:formula="of:=LEFT([.A337];FIND(&quot; &quot;;[.A337]))" office:value-type="string" office:string-value="" calcext:value-type="error">
            <text:p>#VALOR!</text:p>
          </table:table-cell>
          <table:table-cell table:style-name="ce74" table:formula="of:=SUBSTITUTE([.A337];[.B337];&quot;&quot;)" office:value-type="string" office:string-value="" calcext:value-type="error">
            <text:p>#VALOR!</text:p>
          </table:table-cell>
          <table:table-cell table:style-name="ce75" table:formula="of:=LEFT([.A337];FIND(&quot; &quot;;[.A337];FIND(&quot; &quot;;[.A337])+1)-1)" office:value-type="string" office:string-value="" calcext:value-type="error">
            <text:p>#VALOR!</text:p>
          </table:table-cell>
          <table:table-cell table:style-name="ce74" table:formula="of:=SUBSTITUTE([.D33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5" calcext:value-type="float">
            <text:p>335</text:p>
          </table:table-cell>
          <table:table-cell table:formula="of:=CONCATENATE([usuários.A337];[.G337])" office:value-type="string" office:string-value="213335" calcext:value-type="string">
            <text:p>213335</text:p>
          </table:table-cell>
          <table:table-cell table:number-columns-repeated="1016"/>
        </table:table-row>
        <table:table-row table:style-name="ro7">
          <table:table-cell table:style-name="ce70" table:formula="of:=[usuários_2.B338]">
            <text:p/>
          </table:table-cell>
          <table:table-cell table:style-name="ce74" table:formula="of:=LEFT([.A338];FIND(&quot; &quot;;[.A338]))" office:value-type="string" office:string-value="" calcext:value-type="error">
            <text:p>#VALOR!</text:p>
          </table:table-cell>
          <table:table-cell table:style-name="ce74" table:formula="of:=SUBSTITUTE([.A338];[.B338];&quot;&quot;)" office:value-type="string" office:string-value="" calcext:value-type="error">
            <text:p>#VALOR!</text:p>
          </table:table-cell>
          <table:table-cell table:style-name="ce75" table:formula="of:=LEFT([.A338];FIND(&quot; &quot;;[.A338];FIND(&quot; &quot;;[.A338])+1)-1)" office:value-type="string" office:string-value="" calcext:value-type="error">
            <text:p>#VALOR!</text:p>
          </table:table-cell>
          <table:table-cell table:style-name="ce74" table:formula="of:=SUBSTITUTE([.D33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6" calcext:value-type="float">
            <text:p>336</text:p>
          </table:table-cell>
          <table:table-cell table:formula="of:=CONCATENATE([usuários.A338];[.G338])" office:value-type="string" office:string-value="213336" calcext:value-type="string">
            <text:p>213336</text:p>
          </table:table-cell>
          <table:table-cell table:number-columns-repeated="1016"/>
        </table:table-row>
        <table:table-row table:style-name="ro7">
          <table:table-cell table:style-name="ce70" table:formula="of:=[usuários_2.B339]">
            <text:p/>
          </table:table-cell>
          <table:table-cell table:style-name="ce74" table:formula="of:=LEFT([.A339];FIND(&quot; &quot;;[.A339]))" office:value-type="string" office:string-value="" calcext:value-type="error">
            <text:p>#VALOR!</text:p>
          </table:table-cell>
          <table:table-cell table:style-name="ce74" table:formula="of:=SUBSTITUTE([.A339];[.B339];&quot;&quot;)" office:value-type="string" office:string-value="" calcext:value-type="error">
            <text:p>#VALOR!</text:p>
          </table:table-cell>
          <table:table-cell table:style-name="ce75" table:formula="of:=LEFT([.A339];FIND(&quot; &quot;;[.A339];FIND(&quot; &quot;;[.A339])+1)-1)" office:value-type="string" office:string-value="" calcext:value-type="error">
            <text:p>#VALOR!</text:p>
          </table:table-cell>
          <table:table-cell table:style-name="ce74" table:formula="of:=SUBSTITUTE([.D33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7" calcext:value-type="float">
            <text:p>337</text:p>
          </table:table-cell>
          <table:table-cell table:formula="of:=CONCATENATE([usuários.A339];[.G339])" office:value-type="string" office:string-value="213337" calcext:value-type="string">
            <text:p>213337</text:p>
          </table:table-cell>
          <table:table-cell table:number-columns-repeated="1016"/>
        </table:table-row>
        <table:table-row table:style-name="ro7">
          <table:table-cell table:style-name="ce70" table:formula="of:=[usuários_2.B340]">
            <text:p/>
          </table:table-cell>
          <table:table-cell table:style-name="ce74" table:formula="of:=LEFT([.A340];FIND(&quot; &quot;;[.A340]))" office:value-type="string" office:string-value="" calcext:value-type="error">
            <text:p>#VALOR!</text:p>
          </table:table-cell>
          <table:table-cell table:style-name="ce74" table:formula="of:=SUBSTITUTE([.A340];[.B340];&quot;&quot;)" office:value-type="string" office:string-value="" calcext:value-type="error">
            <text:p>#VALOR!</text:p>
          </table:table-cell>
          <table:table-cell table:style-name="ce75" table:formula="of:=LEFT([.A340];FIND(&quot; &quot;;[.A340];FIND(&quot; &quot;;[.A340])+1)-1)" office:value-type="string" office:string-value="" calcext:value-type="error">
            <text:p>#VALOR!</text:p>
          </table:table-cell>
          <table:table-cell table:style-name="ce74" table:formula="of:=SUBSTITUTE([.D34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8" calcext:value-type="float">
            <text:p>338</text:p>
          </table:table-cell>
          <table:table-cell table:formula="of:=CONCATENATE([usuários.A340];[.G340])" office:value-type="string" office:string-value="213338" calcext:value-type="string">
            <text:p>213338</text:p>
          </table:table-cell>
          <table:table-cell table:number-columns-repeated="1016"/>
        </table:table-row>
        <table:table-row table:style-name="ro7">
          <table:table-cell table:style-name="ce70" table:formula="of:=[usuários_2.B341]">
            <text:p/>
          </table:table-cell>
          <table:table-cell table:style-name="ce74" table:formula="of:=LEFT([.A341];FIND(&quot; &quot;;[.A341]))" office:value-type="string" office:string-value="" calcext:value-type="error">
            <text:p>#VALOR!</text:p>
          </table:table-cell>
          <table:table-cell table:style-name="ce74" table:formula="of:=SUBSTITUTE([.A341];[.B341];&quot;&quot;)" office:value-type="string" office:string-value="" calcext:value-type="error">
            <text:p>#VALOR!</text:p>
          </table:table-cell>
          <table:table-cell table:style-name="ce75" table:formula="of:=LEFT([.A341];FIND(&quot; &quot;;[.A341];FIND(&quot; &quot;;[.A341])+1)-1)" office:value-type="string" office:string-value="" calcext:value-type="error">
            <text:p>#VALOR!</text:p>
          </table:table-cell>
          <table:table-cell table:style-name="ce74" table:formula="of:=SUBSTITUTE([.D34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39" calcext:value-type="float">
            <text:p>339</text:p>
          </table:table-cell>
          <table:table-cell table:formula="of:=CONCATENATE([usuários.A341];[.G341])" office:value-type="string" office:string-value="213339" calcext:value-type="string">
            <text:p>213339</text:p>
          </table:table-cell>
          <table:table-cell table:number-columns-repeated="1016"/>
        </table:table-row>
        <table:table-row table:style-name="ro7">
          <table:table-cell table:style-name="ce70" table:formula="of:=[usuários_2.B342]">
            <text:p/>
          </table:table-cell>
          <table:table-cell table:style-name="ce74" table:formula="of:=LEFT([.A342];FIND(&quot; &quot;;[.A342]))" office:value-type="string" office:string-value="" calcext:value-type="error">
            <text:p>#VALOR!</text:p>
          </table:table-cell>
          <table:table-cell table:style-name="ce74" table:formula="of:=SUBSTITUTE([.A342];[.B342];&quot;&quot;)" office:value-type="string" office:string-value="" calcext:value-type="error">
            <text:p>#VALOR!</text:p>
          </table:table-cell>
          <table:table-cell table:style-name="ce75" table:formula="of:=LEFT([.A342];FIND(&quot; &quot;;[.A342];FIND(&quot; &quot;;[.A342])+1)-1)" office:value-type="string" office:string-value="" calcext:value-type="error">
            <text:p>#VALOR!</text:p>
          </table:table-cell>
          <table:table-cell table:style-name="ce74" table:formula="of:=SUBSTITUTE([.D34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0" calcext:value-type="float">
            <text:p>340</text:p>
          </table:table-cell>
          <table:table-cell table:formula="of:=CONCATENATE([usuários.A342];[.G342])" office:value-type="string" office:string-value="213340" calcext:value-type="string">
            <text:p>213340</text:p>
          </table:table-cell>
          <table:table-cell table:number-columns-repeated="1016"/>
        </table:table-row>
        <table:table-row table:style-name="ro7">
          <table:table-cell table:style-name="ce70" table:formula="of:=[usuários_2.B343]">
            <text:p/>
          </table:table-cell>
          <table:table-cell table:style-name="ce74" table:formula="of:=LEFT([.A343];FIND(&quot; &quot;;[.A343]))" office:value-type="string" office:string-value="" calcext:value-type="error">
            <text:p>#VALOR!</text:p>
          </table:table-cell>
          <table:table-cell table:style-name="ce74" table:formula="of:=SUBSTITUTE([.A343];[.B343];&quot;&quot;)" office:value-type="string" office:string-value="" calcext:value-type="error">
            <text:p>#VALOR!</text:p>
          </table:table-cell>
          <table:table-cell table:style-name="ce75" table:formula="of:=LEFT([.A343];FIND(&quot; &quot;;[.A343];FIND(&quot; &quot;;[.A343])+1)-1)" office:value-type="string" office:string-value="" calcext:value-type="error">
            <text:p>#VALOR!</text:p>
          </table:table-cell>
          <table:table-cell table:style-name="ce74" table:formula="of:=SUBSTITUTE([.D34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1" calcext:value-type="float">
            <text:p>341</text:p>
          </table:table-cell>
          <table:table-cell table:formula="of:=CONCATENATE([usuários.A343];[.G343])" office:value-type="string" office:string-value="213341" calcext:value-type="string">
            <text:p>213341</text:p>
          </table:table-cell>
          <table:table-cell table:number-columns-repeated="1016"/>
        </table:table-row>
        <table:table-row table:style-name="ro7">
          <table:table-cell table:style-name="ce70" table:formula="of:=[usuários_2.B344]">
            <text:p/>
          </table:table-cell>
          <table:table-cell table:style-name="ce74" table:formula="of:=LEFT([.A344];FIND(&quot; &quot;;[.A344]))" office:value-type="string" office:string-value="" calcext:value-type="error">
            <text:p>#VALOR!</text:p>
          </table:table-cell>
          <table:table-cell table:style-name="ce74" table:formula="of:=SUBSTITUTE([.A344];[.B344];&quot;&quot;)" office:value-type="string" office:string-value="" calcext:value-type="error">
            <text:p>#VALOR!</text:p>
          </table:table-cell>
          <table:table-cell table:style-name="ce75" table:formula="of:=LEFT([.A344];FIND(&quot; &quot;;[.A344];FIND(&quot; &quot;;[.A344])+1)-1)" office:value-type="string" office:string-value="" calcext:value-type="error">
            <text:p>#VALOR!</text:p>
          </table:table-cell>
          <table:table-cell table:style-name="ce74" table:formula="of:=SUBSTITUTE([.D34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2" calcext:value-type="float">
            <text:p>342</text:p>
          </table:table-cell>
          <table:table-cell table:formula="of:=CONCATENATE([usuários.A344];[.G344])" office:value-type="string" office:string-value="213342" calcext:value-type="string">
            <text:p>213342</text:p>
          </table:table-cell>
          <table:table-cell table:number-columns-repeated="1016"/>
        </table:table-row>
        <table:table-row table:style-name="ro7">
          <table:table-cell table:style-name="ce70" table:formula="of:=[usuários_2.B345]">
            <text:p/>
          </table:table-cell>
          <table:table-cell table:style-name="ce74" table:formula="of:=LEFT([.A345];FIND(&quot; &quot;;[.A345]))" office:value-type="string" office:string-value="" calcext:value-type="error">
            <text:p>#VALOR!</text:p>
          </table:table-cell>
          <table:table-cell table:style-name="ce74" table:formula="of:=SUBSTITUTE([.A345];[.B345];&quot;&quot;)" office:value-type="string" office:string-value="" calcext:value-type="error">
            <text:p>#VALOR!</text:p>
          </table:table-cell>
          <table:table-cell table:style-name="ce75" table:formula="of:=LEFT([.A345];FIND(&quot; &quot;;[.A345];FIND(&quot; &quot;;[.A345])+1)-1)" office:value-type="string" office:string-value="" calcext:value-type="error">
            <text:p>#VALOR!</text:p>
          </table:table-cell>
          <table:table-cell table:style-name="ce74" table:formula="of:=SUBSTITUTE([.D34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3" calcext:value-type="float">
            <text:p>343</text:p>
          </table:table-cell>
          <table:table-cell table:formula="of:=CONCATENATE([usuários.A345];[.G345])" office:value-type="string" office:string-value="213343" calcext:value-type="string">
            <text:p>213343</text:p>
          </table:table-cell>
          <table:table-cell table:number-columns-repeated="1016"/>
        </table:table-row>
        <table:table-row table:style-name="ro7">
          <table:table-cell table:style-name="ce70" table:formula="of:=[usuários_2.B346]">
            <text:p/>
          </table:table-cell>
          <table:table-cell table:style-name="ce74" table:formula="of:=LEFT([.A346];FIND(&quot; &quot;;[.A346]))" office:value-type="string" office:string-value="" calcext:value-type="error">
            <text:p>#VALOR!</text:p>
          </table:table-cell>
          <table:table-cell table:style-name="ce74" table:formula="of:=SUBSTITUTE([.A346];[.B346];&quot;&quot;)" office:value-type="string" office:string-value="" calcext:value-type="error">
            <text:p>#VALOR!</text:p>
          </table:table-cell>
          <table:table-cell table:style-name="ce75" table:formula="of:=LEFT([.A346];FIND(&quot; &quot;;[.A346];FIND(&quot; &quot;;[.A346])+1)-1)" office:value-type="string" office:string-value="" calcext:value-type="error">
            <text:p>#VALOR!</text:p>
          </table:table-cell>
          <table:table-cell table:style-name="ce74" table:formula="of:=SUBSTITUTE([.D34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4" calcext:value-type="float">
            <text:p>344</text:p>
          </table:table-cell>
          <table:table-cell table:formula="of:=CONCATENATE([usuários.A346];[.G346])" office:value-type="string" office:string-value="213344" calcext:value-type="string">
            <text:p>213344</text:p>
          </table:table-cell>
          <table:table-cell table:number-columns-repeated="1016"/>
        </table:table-row>
        <table:table-row table:style-name="ro7">
          <table:table-cell table:style-name="ce70" table:formula="of:=[usuários_2.B347]">
            <text:p/>
          </table:table-cell>
          <table:table-cell table:style-name="ce74" table:formula="of:=LEFT([.A347];FIND(&quot; &quot;;[.A347]))" office:value-type="string" office:string-value="" calcext:value-type="error">
            <text:p>#VALOR!</text:p>
          </table:table-cell>
          <table:table-cell table:style-name="ce74" table:formula="of:=SUBSTITUTE([.A347];[.B347];&quot;&quot;)" office:value-type="string" office:string-value="" calcext:value-type="error">
            <text:p>#VALOR!</text:p>
          </table:table-cell>
          <table:table-cell table:style-name="ce75" table:formula="of:=LEFT([.A347];FIND(&quot; &quot;;[.A347];FIND(&quot; &quot;;[.A347])+1)-1)" office:value-type="string" office:string-value="" calcext:value-type="error">
            <text:p>#VALOR!</text:p>
          </table:table-cell>
          <table:table-cell table:style-name="ce74" table:formula="of:=SUBSTITUTE([.D34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5" calcext:value-type="float">
            <text:p>345</text:p>
          </table:table-cell>
          <table:table-cell table:formula="of:=CONCATENATE([usuários.A347];[.G347])" office:value-type="string" office:string-value="213345" calcext:value-type="string">
            <text:p>213345</text:p>
          </table:table-cell>
          <table:table-cell table:number-columns-repeated="1016"/>
        </table:table-row>
        <table:table-row table:style-name="ro7">
          <table:table-cell table:style-name="ce70" table:formula="of:=[usuários_2.B348]">
            <text:p/>
          </table:table-cell>
          <table:table-cell table:style-name="ce74" table:formula="of:=LEFT([.A348];FIND(&quot; &quot;;[.A348]))" office:value-type="string" office:string-value="" calcext:value-type="error">
            <text:p>#VALOR!</text:p>
          </table:table-cell>
          <table:table-cell table:style-name="ce74" table:formula="of:=SUBSTITUTE([.A348];[.B348];&quot;&quot;)" office:value-type="string" office:string-value="" calcext:value-type="error">
            <text:p>#VALOR!</text:p>
          </table:table-cell>
          <table:table-cell table:style-name="ce75" table:formula="of:=LEFT([.A348];FIND(&quot; &quot;;[.A348];FIND(&quot; &quot;;[.A348])+1)-1)" office:value-type="string" office:string-value="" calcext:value-type="error">
            <text:p>#VALOR!</text:p>
          </table:table-cell>
          <table:table-cell table:style-name="ce74" table:formula="of:=SUBSTITUTE([.D34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6" calcext:value-type="float">
            <text:p>346</text:p>
          </table:table-cell>
          <table:table-cell table:formula="of:=CONCATENATE([usuários.A348];[.G348])" office:value-type="string" office:string-value="213346" calcext:value-type="string">
            <text:p>213346</text:p>
          </table:table-cell>
          <table:table-cell table:number-columns-repeated="1016"/>
        </table:table-row>
        <table:table-row table:style-name="ro7">
          <table:table-cell table:style-name="ce70" table:formula="of:=[usuários_2.B349]">
            <text:p/>
          </table:table-cell>
          <table:table-cell table:style-name="ce74" table:formula="of:=LEFT([.A349];FIND(&quot; &quot;;[.A349]))" office:value-type="string" office:string-value="" calcext:value-type="error">
            <text:p>#VALOR!</text:p>
          </table:table-cell>
          <table:table-cell table:style-name="ce74" table:formula="of:=SUBSTITUTE([.A349];[.B349];&quot;&quot;)" office:value-type="string" office:string-value="" calcext:value-type="error">
            <text:p>#VALOR!</text:p>
          </table:table-cell>
          <table:table-cell table:style-name="ce75" table:formula="of:=LEFT([.A349];FIND(&quot; &quot;;[.A349];FIND(&quot; &quot;;[.A349])+1)-1)" office:value-type="string" office:string-value="" calcext:value-type="error">
            <text:p>#VALOR!</text:p>
          </table:table-cell>
          <table:table-cell table:style-name="ce74" table:formula="of:=SUBSTITUTE([.D34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7" calcext:value-type="float">
            <text:p>347</text:p>
          </table:table-cell>
          <table:table-cell table:formula="of:=CONCATENATE([usuários.A349];[.G349])" office:value-type="string" office:string-value="213347" calcext:value-type="string">
            <text:p>213347</text:p>
          </table:table-cell>
          <table:table-cell table:number-columns-repeated="1016"/>
        </table:table-row>
        <table:table-row table:style-name="ro7">
          <table:table-cell table:style-name="ce70" table:formula="of:=[usuários_2.B350]">
            <text:p/>
          </table:table-cell>
          <table:table-cell table:style-name="ce74" table:formula="of:=LEFT([.A350];FIND(&quot; &quot;;[.A350]))" office:value-type="string" office:string-value="" calcext:value-type="error">
            <text:p>#VALOR!</text:p>
          </table:table-cell>
          <table:table-cell table:style-name="ce74" table:formula="of:=SUBSTITUTE([.A350];[.B350];&quot;&quot;)" office:value-type="string" office:string-value="" calcext:value-type="error">
            <text:p>#VALOR!</text:p>
          </table:table-cell>
          <table:table-cell table:style-name="ce75" table:formula="of:=LEFT([.A350];FIND(&quot; &quot;;[.A350];FIND(&quot; &quot;;[.A350])+1)-1)" office:value-type="string" office:string-value="" calcext:value-type="error">
            <text:p>#VALOR!</text:p>
          </table:table-cell>
          <table:table-cell table:style-name="ce74" table:formula="of:=SUBSTITUTE([.D35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8" calcext:value-type="float">
            <text:p>348</text:p>
          </table:table-cell>
          <table:table-cell table:formula="of:=CONCATENATE([usuários.A350];[.G350])" office:value-type="string" office:string-value="213348" calcext:value-type="string">
            <text:p>213348</text:p>
          </table:table-cell>
          <table:table-cell table:number-columns-repeated="1016"/>
        </table:table-row>
        <table:table-row table:style-name="ro7">
          <table:table-cell table:style-name="ce70" table:formula="of:=[usuários_2.B351]">
            <text:p/>
          </table:table-cell>
          <table:table-cell table:style-name="ce74" table:formula="of:=LEFT([.A351];FIND(&quot; &quot;;[.A351]))" office:value-type="string" office:string-value="" calcext:value-type="error">
            <text:p>#VALOR!</text:p>
          </table:table-cell>
          <table:table-cell table:style-name="ce74" table:formula="of:=SUBSTITUTE([.A351];[.B351];&quot;&quot;)" office:value-type="string" office:string-value="" calcext:value-type="error">
            <text:p>#VALOR!</text:p>
          </table:table-cell>
          <table:table-cell table:style-name="ce75" table:formula="of:=LEFT([.A351];FIND(&quot; &quot;;[.A351];FIND(&quot; &quot;;[.A351])+1)-1)" office:value-type="string" office:string-value="" calcext:value-type="error">
            <text:p>#VALOR!</text:p>
          </table:table-cell>
          <table:table-cell table:style-name="ce74" table:formula="of:=SUBSTITUTE([.D35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49" calcext:value-type="float">
            <text:p>349</text:p>
          </table:table-cell>
          <table:table-cell table:formula="of:=CONCATENATE([usuários.A351];[.G351])" office:value-type="string" office:string-value="213349" calcext:value-type="string">
            <text:p>213349</text:p>
          </table:table-cell>
          <table:table-cell table:number-columns-repeated="1016"/>
        </table:table-row>
        <table:table-row table:style-name="ro7">
          <table:table-cell table:style-name="ce70" table:formula="of:=[usuários_2.B352]">
            <text:p/>
          </table:table-cell>
          <table:table-cell table:style-name="ce74" table:formula="of:=LEFT([.A352];FIND(&quot; &quot;;[.A352]))" office:value-type="string" office:string-value="" calcext:value-type="error">
            <text:p>#VALOR!</text:p>
          </table:table-cell>
          <table:table-cell table:style-name="ce74" table:formula="of:=SUBSTITUTE([.A352];[.B352];&quot;&quot;)" office:value-type="string" office:string-value="" calcext:value-type="error">
            <text:p>#VALOR!</text:p>
          </table:table-cell>
          <table:table-cell table:style-name="ce75" table:formula="of:=LEFT([.A352];FIND(&quot; &quot;;[.A352];FIND(&quot; &quot;;[.A352])+1)-1)" office:value-type="string" office:string-value="" calcext:value-type="error">
            <text:p>#VALOR!</text:p>
          </table:table-cell>
          <table:table-cell table:style-name="ce74" table:formula="of:=SUBSTITUTE([.D35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0" calcext:value-type="float">
            <text:p>350</text:p>
          </table:table-cell>
          <table:table-cell table:formula="of:=CONCATENATE([usuários.A352];[.G352])" office:value-type="string" office:string-value="213350" calcext:value-type="string">
            <text:p>213350</text:p>
          </table:table-cell>
          <table:table-cell table:number-columns-repeated="1016"/>
        </table:table-row>
        <table:table-row table:style-name="ro7">
          <table:table-cell table:style-name="ce70" table:formula="of:=[usuários_2.B353]">
            <text:p/>
          </table:table-cell>
          <table:table-cell table:style-name="ce74" table:formula="of:=LEFT([.A353];FIND(&quot; &quot;;[.A353]))" office:value-type="string" office:string-value="" calcext:value-type="error">
            <text:p>#VALOR!</text:p>
          </table:table-cell>
          <table:table-cell table:style-name="ce74" table:formula="of:=SUBSTITUTE([.A353];[.B353];&quot;&quot;)" office:value-type="string" office:string-value="" calcext:value-type="error">
            <text:p>#VALOR!</text:p>
          </table:table-cell>
          <table:table-cell table:style-name="ce75" table:formula="of:=LEFT([.A353];FIND(&quot; &quot;;[.A353];FIND(&quot; &quot;;[.A353])+1)-1)" office:value-type="string" office:string-value="" calcext:value-type="error">
            <text:p>#VALOR!</text:p>
          </table:table-cell>
          <table:table-cell table:style-name="ce74" table:formula="of:=SUBSTITUTE([.D35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1" calcext:value-type="float">
            <text:p>351</text:p>
          </table:table-cell>
          <table:table-cell table:formula="of:=CONCATENATE([usuários.A353];[.G353])" office:value-type="string" office:string-value="213351" calcext:value-type="string">
            <text:p>213351</text:p>
          </table:table-cell>
          <table:table-cell table:number-columns-repeated="1016"/>
        </table:table-row>
        <table:table-row table:style-name="ro7">
          <table:table-cell table:style-name="ce70" table:formula="of:=[usuários_2.B354]">
            <text:p/>
          </table:table-cell>
          <table:table-cell table:style-name="ce74" table:formula="of:=LEFT([.A354];FIND(&quot; &quot;;[.A354]))" office:value-type="string" office:string-value="" calcext:value-type="error">
            <text:p>#VALOR!</text:p>
          </table:table-cell>
          <table:table-cell table:style-name="ce74" table:formula="of:=SUBSTITUTE([.A354];[.B354];&quot;&quot;)" office:value-type="string" office:string-value="" calcext:value-type="error">
            <text:p>#VALOR!</text:p>
          </table:table-cell>
          <table:table-cell table:style-name="ce75" table:formula="of:=LEFT([.A354];FIND(&quot; &quot;;[.A354];FIND(&quot; &quot;;[.A354])+1)-1)" office:value-type="string" office:string-value="" calcext:value-type="error">
            <text:p>#VALOR!</text:p>
          </table:table-cell>
          <table:table-cell table:style-name="ce74" table:formula="of:=SUBSTITUTE([.D35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2" calcext:value-type="float">
            <text:p>352</text:p>
          </table:table-cell>
          <table:table-cell table:formula="of:=CONCATENATE([usuários.A354];[.G354])" office:value-type="string" office:string-value="213352" calcext:value-type="string">
            <text:p>213352</text:p>
          </table:table-cell>
          <table:table-cell table:number-columns-repeated="1016"/>
        </table:table-row>
        <table:table-row table:style-name="ro7">
          <table:table-cell table:style-name="ce70" table:formula="of:=[usuários_2.B355]">
            <text:p/>
          </table:table-cell>
          <table:table-cell table:style-name="ce74" table:formula="of:=LEFT([.A355];FIND(&quot; &quot;;[.A355]))" office:value-type="string" office:string-value="" calcext:value-type="error">
            <text:p>#VALOR!</text:p>
          </table:table-cell>
          <table:table-cell table:style-name="ce74" table:formula="of:=SUBSTITUTE([.A355];[.B355];&quot;&quot;)" office:value-type="string" office:string-value="" calcext:value-type="error">
            <text:p>#VALOR!</text:p>
          </table:table-cell>
          <table:table-cell table:style-name="ce75" table:formula="of:=LEFT([.A355];FIND(&quot; &quot;;[.A355];FIND(&quot; &quot;;[.A355])+1)-1)" office:value-type="string" office:string-value="" calcext:value-type="error">
            <text:p>#VALOR!</text:p>
          </table:table-cell>
          <table:table-cell table:style-name="ce74" table:formula="of:=SUBSTITUTE([.D35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3" calcext:value-type="float">
            <text:p>353</text:p>
          </table:table-cell>
          <table:table-cell table:formula="of:=CONCATENATE([usuários.A355];[.G355])" office:value-type="string" office:string-value="213353" calcext:value-type="string">
            <text:p>213353</text:p>
          </table:table-cell>
          <table:table-cell table:number-columns-repeated="1016"/>
        </table:table-row>
        <table:table-row table:style-name="ro7">
          <table:table-cell table:style-name="ce70" table:formula="of:=[usuários_2.B356]">
            <text:p/>
          </table:table-cell>
          <table:table-cell table:style-name="ce74" table:formula="of:=LEFT([.A356];FIND(&quot; &quot;;[.A356]))" office:value-type="string" office:string-value="" calcext:value-type="error">
            <text:p>#VALOR!</text:p>
          </table:table-cell>
          <table:table-cell table:style-name="ce74" table:formula="of:=SUBSTITUTE([.A356];[.B356];&quot;&quot;)" office:value-type="string" office:string-value="" calcext:value-type="error">
            <text:p>#VALOR!</text:p>
          </table:table-cell>
          <table:table-cell table:style-name="ce75" table:formula="of:=LEFT([.A356];FIND(&quot; &quot;;[.A356];FIND(&quot; &quot;;[.A356])+1)-1)" office:value-type="string" office:string-value="" calcext:value-type="error">
            <text:p>#VALOR!</text:p>
          </table:table-cell>
          <table:table-cell table:style-name="ce74" table:formula="of:=SUBSTITUTE([.D35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4" calcext:value-type="float">
            <text:p>354</text:p>
          </table:table-cell>
          <table:table-cell table:formula="of:=CONCATENATE([usuários.A356];[.G356])" office:value-type="string" office:string-value="213354" calcext:value-type="string">
            <text:p>213354</text:p>
          </table:table-cell>
          <table:table-cell table:number-columns-repeated="1016"/>
        </table:table-row>
        <table:table-row table:style-name="ro7">
          <table:table-cell table:style-name="ce70" table:formula="of:=[usuários_2.B357]">
            <text:p/>
          </table:table-cell>
          <table:table-cell table:style-name="ce74" table:formula="of:=LEFT([.A357];FIND(&quot; &quot;;[.A357]))" office:value-type="string" office:string-value="" calcext:value-type="error">
            <text:p>#VALOR!</text:p>
          </table:table-cell>
          <table:table-cell table:style-name="ce74" table:formula="of:=SUBSTITUTE([.A357];[.B357];&quot;&quot;)" office:value-type="string" office:string-value="" calcext:value-type="error">
            <text:p>#VALOR!</text:p>
          </table:table-cell>
          <table:table-cell table:style-name="ce75" table:formula="of:=LEFT([.A357];FIND(&quot; &quot;;[.A357];FIND(&quot; &quot;;[.A357])+1)-1)" office:value-type="string" office:string-value="" calcext:value-type="error">
            <text:p>#VALOR!</text:p>
          </table:table-cell>
          <table:table-cell table:style-name="ce74" table:formula="of:=SUBSTITUTE([.D35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5" calcext:value-type="float">
            <text:p>355</text:p>
          </table:table-cell>
          <table:table-cell table:formula="of:=CONCATENATE([usuários.A357];[.G357])" office:value-type="string" office:string-value="213355" calcext:value-type="string">
            <text:p>213355</text:p>
          </table:table-cell>
          <table:table-cell table:number-columns-repeated="1016"/>
        </table:table-row>
        <table:table-row table:style-name="ro7">
          <table:table-cell table:style-name="ce70" table:formula="of:=[usuários_2.B358]">
            <text:p/>
          </table:table-cell>
          <table:table-cell table:style-name="ce74" table:formula="of:=LEFT([.A358];FIND(&quot; &quot;;[.A358]))" office:value-type="string" office:string-value="" calcext:value-type="error">
            <text:p>#VALOR!</text:p>
          </table:table-cell>
          <table:table-cell table:style-name="ce74" table:formula="of:=SUBSTITUTE([.A358];[.B358];&quot;&quot;)" office:value-type="string" office:string-value="" calcext:value-type="error">
            <text:p>#VALOR!</text:p>
          </table:table-cell>
          <table:table-cell table:style-name="ce75" table:formula="of:=LEFT([.A358];FIND(&quot; &quot;;[.A358];FIND(&quot; &quot;;[.A358])+1)-1)" office:value-type="string" office:string-value="" calcext:value-type="error">
            <text:p>#VALOR!</text:p>
          </table:table-cell>
          <table:table-cell table:style-name="ce74" table:formula="of:=SUBSTITUTE([.D35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6" calcext:value-type="float">
            <text:p>356</text:p>
          </table:table-cell>
          <table:table-cell table:formula="of:=CONCATENATE([usuários.A358];[.G358])" office:value-type="string" office:string-value="213356" calcext:value-type="string">
            <text:p>213356</text:p>
          </table:table-cell>
          <table:table-cell table:number-columns-repeated="1016"/>
        </table:table-row>
        <table:table-row table:style-name="ro7">
          <table:table-cell table:style-name="ce70" table:formula="of:=[usuários_2.B359]">
            <text:p/>
          </table:table-cell>
          <table:table-cell table:style-name="ce74" table:formula="of:=LEFT([.A359];FIND(&quot; &quot;;[.A359]))" office:value-type="string" office:string-value="" calcext:value-type="error">
            <text:p>#VALOR!</text:p>
          </table:table-cell>
          <table:table-cell table:style-name="ce74" table:formula="of:=SUBSTITUTE([.A359];[.B359];&quot;&quot;)" office:value-type="string" office:string-value="" calcext:value-type="error">
            <text:p>#VALOR!</text:p>
          </table:table-cell>
          <table:table-cell table:style-name="ce75" table:formula="of:=LEFT([.A359];FIND(&quot; &quot;;[.A359];FIND(&quot; &quot;;[.A359])+1)-1)" office:value-type="string" office:string-value="" calcext:value-type="error">
            <text:p>#VALOR!</text:p>
          </table:table-cell>
          <table:table-cell table:style-name="ce74" table:formula="of:=SUBSTITUTE([.D35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7" calcext:value-type="float">
            <text:p>357</text:p>
          </table:table-cell>
          <table:table-cell table:formula="of:=CONCATENATE([usuários.A359];[.G359])" office:value-type="string" office:string-value="213357" calcext:value-type="string">
            <text:p>213357</text:p>
          </table:table-cell>
          <table:table-cell table:number-columns-repeated="1016"/>
        </table:table-row>
        <table:table-row table:style-name="ro7">
          <table:table-cell table:style-name="ce70" table:formula="of:=[usuários_2.B360]">
            <text:p/>
          </table:table-cell>
          <table:table-cell table:style-name="ce74" table:formula="of:=LEFT([.A360];FIND(&quot; &quot;;[.A360]))" office:value-type="string" office:string-value="" calcext:value-type="error">
            <text:p>#VALOR!</text:p>
          </table:table-cell>
          <table:table-cell table:style-name="ce74" table:formula="of:=SUBSTITUTE([.A360];[.B360];&quot;&quot;)" office:value-type="string" office:string-value="" calcext:value-type="error">
            <text:p>#VALOR!</text:p>
          </table:table-cell>
          <table:table-cell table:style-name="ce75" table:formula="of:=LEFT([.A360];FIND(&quot; &quot;;[.A360];FIND(&quot; &quot;;[.A360])+1)-1)" office:value-type="string" office:string-value="" calcext:value-type="error">
            <text:p>#VALOR!</text:p>
          </table:table-cell>
          <table:table-cell table:style-name="ce74" table:formula="of:=SUBSTITUTE([.D36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8" calcext:value-type="float">
            <text:p>358</text:p>
          </table:table-cell>
          <table:table-cell table:formula="of:=CONCATENATE([usuários.A360];[.G360])" office:value-type="string" office:string-value="213358" calcext:value-type="string">
            <text:p>213358</text:p>
          </table:table-cell>
          <table:table-cell table:number-columns-repeated="1016"/>
        </table:table-row>
        <table:table-row table:style-name="ro7">
          <table:table-cell table:style-name="ce70" table:formula="of:=[usuários_2.B361]">
            <text:p/>
          </table:table-cell>
          <table:table-cell table:style-name="ce74" table:formula="of:=LEFT([.A361];FIND(&quot; &quot;;[.A361]))" office:value-type="string" office:string-value="" calcext:value-type="error">
            <text:p>#VALOR!</text:p>
          </table:table-cell>
          <table:table-cell table:style-name="ce74" table:formula="of:=SUBSTITUTE([.A361];[.B361];&quot;&quot;)" office:value-type="string" office:string-value="" calcext:value-type="error">
            <text:p>#VALOR!</text:p>
          </table:table-cell>
          <table:table-cell table:style-name="ce75" table:formula="of:=LEFT([.A361];FIND(&quot; &quot;;[.A361];FIND(&quot; &quot;;[.A361])+1)-1)" office:value-type="string" office:string-value="" calcext:value-type="error">
            <text:p>#VALOR!</text:p>
          </table:table-cell>
          <table:table-cell table:style-name="ce74" table:formula="of:=SUBSTITUTE([.D36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59" calcext:value-type="float">
            <text:p>359</text:p>
          </table:table-cell>
          <table:table-cell table:formula="of:=CONCATENATE([usuários.A361];[.G361])" office:value-type="string" office:string-value="213359" calcext:value-type="string">
            <text:p>213359</text:p>
          </table:table-cell>
          <table:table-cell table:number-columns-repeated="1016"/>
        </table:table-row>
        <table:table-row table:style-name="ro7">
          <table:table-cell table:style-name="ce70" table:formula="of:=[usuários_2.B362]">
            <text:p/>
          </table:table-cell>
          <table:table-cell table:style-name="ce74" table:formula="of:=LEFT([.A362];FIND(&quot; &quot;;[.A362]))" office:value-type="string" office:string-value="" calcext:value-type="error">
            <text:p>#VALOR!</text:p>
          </table:table-cell>
          <table:table-cell table:style-name="ce74" table:formula="of:=SUBSTITUTE([.A362];[.B362];&quot;&quot;)" office:value-type="string" office:string-value="" calcext:value-type="error">
            <text:p>#VALOR!</text:p>
          </table:table-cell>
          <table:table-cell table:style-name="ce75" table:formula="of:=LEFT([.A362];FIND(&quot; &quot;;[.A362];FIND(&quot; &quot;;[.A362])+1)-1)" office:value-type="string" office:string-value="" calcext:value-type="error">
            <text:p>#VALOR!</text:p>
          </table:table-cell>
          <table:table-cell table:style-name="ce74" table:formula="of:=SUBSTITUTE([.D36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0" calcext:value-type="float">
            <text:p>360</text:p>
          </table:table-cell>
          <table:table-cell table:formula="of:=CONCATENATE([usuários.A362];[.G362])" office:value-type="string" office:string-value="213360" calcext:value-type="string">
            <text:p>213360</text:p>
          </table:table-cell>
          <table:table-cell table:number-columns-repeated="1016"/>
        </table:table-row>
        <table:table-row table:style-name="ro7">
          <table:table-cell table:style-name="ce70" table:formula="of:=[usuários_2.B363]">
            <text:p/>
          </table:table-cell>
          <table:table-cell table:style-name="ce74" table:formula="of:=LEFT([.A363];FIND(&quot; &quot;;[.A363]))" office:value-type="string" office:string-value="" calcext:value-type="error">
            <text:p>#VALOR!</text:p>
          </table:table-cell>
          <table:table-cell table:style-name="ce74" table:formula="of:=SUBSTITUTE([.A363];[.B363];&quot;&quot;)" office:value-type="string" office:string-value="" calcext:value-type="error">
            <text:p>#VALOR!</text:p>
          </table:table-cell>
          <table:table-cell table:style-name="ce75" table:formula="of:=LEFT([.A363];FIND(&quot; &quot;;[.A363];FIND(&quot; &quot;;[.A363])+1)-1)" office:value-type="string" office:string-value="" calcext:value-type="error">
            <text:p>#VALOR!</text:p>
          </table:table-cell>
          <table:table-cell table:style-name="ce74" table:formula="of:=SUBSTITUTE([.D36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1" calcext:value-type="float">
            <text:p>361</text:p>
          </table:table-cell>
          <table:table-cell table:formula="of:=CONCATENATE([usuários.A363];[.G363])" office:value-type="string" office:string-value="213361" calcext:value-type="string">
            <text:p>213361</text:p>
          </table:table-cell>
          <table:table-cell table:number-columns-repeated="1016"/>
        </table:table-row>
        <table:table-row table:style-name="ro7">
          <table:table-cell table:style-name="ce70" table:formula="of:=[usuários_2.B364]">
            <text:p/>
          </table:table-cell>
          <table:table-cell table:style-name="ce74" table:formula="of:=LEFT([.A364];FIND(&quot; &quot;;[.A364]))" office:value-type="string" office:string-value="" calcext:value-type="error">
            <text:p>#VALOR!</text:p>
          </table:table-cell>
          <table:table-cell table:style-name="ce74" table:formula="of:=SUBSTITUTE([.A364];[.B364];&quot;&quot;)" office:value-type="string" office:string-value="" calcext:value-type="error">
            <text:p>#VALOR!</text:p>
          </table:table-cell>
          <table:table-cell table:style-name="ce75" table:formula="of:=LEFT([.A364];FIND(&quot; &quot;;[.A364];FIND(&quot; &quot;;[.A364])+1)-1)" office:value-type="string" office:string-value="" calcext:value-type="error">
            <text:p>#VALOR!</text:p>
          </table:table-cell>
          <table:table-cell table:style-name="ce74" table:formula="of:=SUBSTITUTE([.D36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2" calcext:value-type="float">
            <text:p>362</text:p>
          </table:table-cell>
          <table:table-cell table:formula="of:=CONCATENATE([usuários.A364];[.G364])" office:value-type="string" office:string-value="213362" calcext:value-type="string">
            <text:p>213362</text:p>
          </table:table-cell>
          <table:table-cell table:number-columns-repeated="1016"/>
        </table:table-row>
        <table:table-row table:style-name="ro7">
          <table:table-cell table:style-name="ce70" table:formula="of:=[usuários_2.B365]">
            <text:p/>
          </table:table-cell>
          <table:table-cell table:style-name="ce74" table:formula="of:=LEFT([.A365];FIND(&quot; &quot;;[.A365]))" office:value-type="string" office:string-value="" calcext:value-type="error">
            <text:p>#VALOR!</text:p>
          </table:table-cell>
          <table:table-cell table:style-name="ce74" table:formula="of:=SUBSTITUTE([.A365];[.B365];&quot;&quot;)" office:value-type="string" office:string-value="" calcext:value-type="error">
            <text:p>#VALOR!</text:p>
          </table:table-cell>
          <table:table-cell table:style-name="ce75" table:formula="of:=LEFT([.A365];FIND(&quot; &quot;;[.A365];FIND(&quot; &quot;;[.A365])+1)-1)" office:value-type="string" office:string-value="" calcext:value-type="error">
            <text:p>#VALOR!</text:p>
          </table:table-cell>
          <table:table-cell table:style-name="ce74" table:formula="of:=SUBSTITUTE([.D36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3" calcext:value-type="float">
            <text:p>363</text:p>
          </table:table-cell>
          <table:table-cell table:formula="of:=CONCATENATE([usuários.A365];[.G365])" office:value-type="string" office:string-value="213363" calcext:value-type="string">
            <text:p>213363</text:p>
          </table:table-cell>
          <table:table-cell table:number-columns-repeated="1016"/>
        </table:table-row>
        <table:table-row table:style-name="ro7">
          <table:table-cell table:style-name="ce70" table:formula="of:=[usuários_2.B366]">
            <text:p/>
          </table:table-cell>
          <table:table-cell table:style-name="ce74" table:formula="of:=LEFT([.A366];FIND(&quot; &quot;;[.A366]))" office:value-type="string" office:string-value="" calcext:value-type="error">
            <text:p>#VALOR!</text:p>
          </table:table-cell>
          <table:table-cell table:style-name="ce74" table:formula="of:=SUBSTITUTE([.A366];[.B366];&quot;&quot;)" office:value-type="string" office:string-value="" calcext:value-type="error">
            <text:p>#VALOR!</text:p>
          </table:table-cell>
          <table:table-cell table:style-name="ce75" table:formula="of:=LEFT([.A366];FIND(&quot; &quot;;[.A366];FIND(&quot; &quot;;[.A366])+1)-1)" office:value-type="string" office:string-value="" calcext:value-type="error">
            <text:p>#VALOR!</text:p>
          </table:table-cell>
          <table:table-cell table:style-name="ce74" table:formula="of:=SUBSTITUTE([.D36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4" calcext:value-type="float">
            <text:p>364</text:p>
          </table:table-cell>
          <table:table-cell table:formula="of:=CONCATENATE([usuários.A366];[.G366])" office:value-type="string" office:string-value="213364" calcext:value-type="string">
            <text:p>213364</text:p>
          </table:table-cell>
          <table:table-cell table:number-columns-repeated="1016"/>
        </table:table-row>
        <table:table-row table:style-name="ro7">
          <table:table-cell table:style-name="ce70" table:formula="of:=[usuários_2.B367]">
            <text:p/>
          </table:table-cell>
          <table:table-cell table:style-name="ce74" table:formula="of:=LEFT([.A367];FIND(&quot; &quot;;[.A367]))" office:value-type="string" office:string-value="" calcext:value-type="error">
            <text:p>#VALOR!</text:p>
          </table:table-cell>
          <table:table-cell table:style-name="ce74" table:formula="of:=SUBSTITUTE([.A367];[.B367];&quot;&quot;)" office:value-type="string" office:string-value="" calcext:value-type="error">
            <text:p>#VALOR!</text:p>
          </table:table-cell>
          <table:table-cell table:style-name="ce75" table:formula="of:=LEFT([.A367];FIND(&quot; &quot;;[.A367];FIND(&quot; &quot;;[.A367])+1)-1)" office:value-type="string" office:string-value="" calcext:value-type="error">
            <text:p>#VALOR!</text:p>
          </table:table-cell>
          <table:table-cell table:style-name="ce74" table:formula="of:=SUBSTITUTE([.D36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5" calcext:value-type="float">
            <text:p>365</text:p>
          </table:table-cell>
          <table:table-cell table:formula="of:=CONCATENATE([usuários.A367];[.G367])" office:value-type="string" office:string-value="213365" calcext:value-type="string">
            <text:p>213365</text:p>
          </table:table-cell>
          <table:table-cell table:number-columns-repeated="1016"/>
        </table:table-row>
        <table:table-row table:style-name="ro7">
          <table:table-cell table:style-name="ce70" table:formula="of:=[usuários_2.B368]">
            <text:p/>
          </table:table-cell>
          <table:table-cell table:style-name="ce74" table:formula="of:=LEFT([.A368];FIND(&quot; &quot;;[.A368]))" office:value-type="string" office:string-value="" calcext:value-type="error">
            <text:p>#VALOR!</text:p>
          </table:table-cell>
          <table:table-cell table:style-name="ce74" table:formula="of:=SUBSTITUTE([.A368];[.B368];&quot;&quot;)" office:value-type="string" office:string-value="" calcext:value-type="error">
            <text:p>#VALOR!</text:p>
          </table:table-cell>
          <table:table-cell table:style-name="ce75" table:formula="of:=LEFT([.A368];FIND(&quot; &quot;;[.A368];FIND(&quot; &quot;;[.A368])+1)-1)" office:value-type="string" office:string-value="" calcext:value-type="error">
            <text:p>#VALOR!</text:p>
          </table:table-cell>
          <table:table-cell table:style-name="ce74" table:formula="of:=SUBSTITUTE([.D36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6" calcext:value-type="float">
            <text:p>366</text:p>
          </table:table-cell>
          <table:table-cell table:formula="of:=CONCATENATE([usuários.A368];[.G368])" office:value-type="string" office:string-value="213366" calcext:value-type="string">
            <text:p>213366</text:p>
          </table:table-cell>
          <table:table-cell table:number-columns-repeated="1016"/>
        </table:table-row>
        <table:table-row table:style-name="ro7">
          <table:table-cell table:style-name="ce70" table:formula="of:=[usuários_2.B369]">
            <text:p/>
          </table:table-cell>
          <table:table-cell table:style-name="ce74" table:formula="of:=LEFT([.A369];FIND(&quot; &quot;;[.A369]))" office:value-type="string" office:string-value="" calcext:value-type="error">
            <text:p>#VALOR!</text:p>
          </table:table-cell>
          <table:table-cell table:style-name="ce74" table:formula="of:=SUBSTITUTE([.A369];[.B369];&quot;&quot;)" office:value-type="string" office:string-value="" calcext:value-type="error">
            <text:p>#VALOR!</text:p>
          </table:table-cell>
          <table:table-cell table:style-name="ce75" table:formula="of:=LEFT([.A369];FIND(&quot; &quot;;[.A369];FIND(&quot; &quot;;[.A369])+1)-1)" office:value-type="string" office:string-value="" calcext:value-type="error">
            <text:p>#VALOR!</text:p>
          </table:table-cell>
          <table:table-cell table:style-name="ce74" table:formula="of:=SUBSTITUTE([.D36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7" calcext:value-type="float">
            <text:p>367</text:p>
          </table:table-cell>
          <table:table-cell table:formula="of:=CONCATENATE([usuários.A369];[.G369])" office:value-type="string" office:string-value="213367" calcext:value-type="string">
            <text:p>213367</text:p>
          </table:table-cell>
          <table:table-cell table:number-columns-repeated="1016"/>
        </table:table-row>
        <table:table-row table:style-name="ro7">
          <table:table-cell table:style-name="ce70" table:formula="of:=[usuários_2.B370]">
            <text:p/>
          </table:table-cell>
          <table:table-cell table:style-name="ce74" table:formula="of:=LEFT([.A370];FIND(&quot; &quot;;[.A370]))" office:value-type="string" office:string-value="" calcext:value-type="error">
            <text:p>#VALOR!</text:p>
          </table:table-cell>
          <table:table-cell table:style-name="ce74" table:formula="of:=SUBSTITUTE([.A370];[.B370];&quot;&quot;)" office:value-type="string" office:string-value="" calcext:value-type="error">
            <text:p>#VALOR!</text:p>
          </table:table-cell>
          <table:table-cell table:style-name="ce75" table:formula="of:=LEFT([.A370];FIND(&quot; &quot;;[.A370];FIND(&quot; &quot;;[.A370])+1)-1)" office:value-type="string" office:string-value="" calcext:value-type="error">
            <text:p>#VALOR!</text:p>
          </table:table-cell>
          <table:table-cell table:style-name="ce74" table:formula="of:=SUBSTITUTE([.D37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8" calcext:value-type="float">
            <text:p>368</text:p>
          </table:table-cell>
          <table:table-cell table:formula="of:=CONCATENATE([usuários.A370];[.G370])" office:value-type="string" office:string-value="213368" calcext:value-type="string">
            <text:p>213368</text:p>
          </table:table-cell>
          <table:table-cell table:number-columns-repeated="1016"/>
        </table:table-row>
        <table:table-row table:style-name="ro7">
          <table:table-cell table:style-name="ce70" table:formula="of:=[usuários_2.B371]">
            <text:p/>
          </table:table-cell>
          <table:table-cell table:style-name="ce74" table:formula="of:=LEFT([.A371];FIND(&quot; &quot;;[.A371]))" office:value-type="string" office:string-value="" calcext:value-type="error">
            <text:p>#VALOR!</text:p>
          </table:table-cell>
          <table:table-cell table:style-name="ce74" table:formula="of:=SUBSTITUTE([.A371];[.B371];&quot;&quot;)" office:value-type="string" office:string-value="" calcext:value-type="error">
            <text:p>#VALOR!</text:p>
          </table:table-cell>
          <table:table-cell table:style-name="ce75" table:formula="of:=LEFT([.A371];FIND(&quot; &quot;;[.A371];FIND(&quot; &quot;;[.A371])+1)-1)" office:value-type="string" office:string-value="" calcext:value-type="error">
            <text:p>#VALOR!</text:p>
          </table:table-cell>
          <table:table-cell table:style-name="ce74" table:formula="of:=SUBSTITUTE([.D37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69" calcext:value-type="float">
            <text:p>369</text:p>
          </table:table-cell>
          <table:table-cell table:formula="of:=CONCATENATE([usuários.A371];[.G371])" office:value-type="string" office:string-value="213369" calcext:value-type="string">
            <text:p>213369</text:p>
          </table:table-cell>
          <table:table-cell table:number-columns-repeated="1016"/>
        </table:table-row>
        <table:table-row table:style-name="ro7">
          <table:table-cell table:style-name="ce70" table:formula="of:=[usuários_2.B372]">
            <text:p/>
          </table:table-cell>
          <table:table-cell table:style-name="ce74" table:formula="of:=LEFT([.A372];FIND(&quot; &quot;;[.A372]))" office:value-type="string" office:string-value="" calcext:value-type="error">
            <text:p>#VALOR!</text:p>
          </table:table-cell>
          <table:table-cell table:style-name="ce74" table:formula="of:=SUBSTITUTE([.A372];[.B372];&quot;&quot;)" office:value-type="string" office:string-value="" calcext:value-type="error">
            <text:p>#VALOR!</text:p>
          </table:table-cell>
          <table:table-cell table:style-name="ce75" table:formula="of:=LEFT([.A372];FIND(&quot; &quot;;[.A372];FIND(&quot; &quot;;[.A372])+1)-1)" office:value-type="string" office:string-value="" calcext:value-type="error">
            <text:p>#VALOR!</text:p>
          </table:table-cell>
          <table:table-cell table:style-name="ce74" table:formula="of:=SUBSTITUTE([.D37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0" calcext:value-type="float">
            <text:p>370</text:p>
          </table:table-cell>
          <table:table-cell table:formula="of:=CONCATENATE([usuários.A372];[.G372])" office:value-type="string" office:string-value="213370" calcext:value-type="string">
            <text:p>213370</text:p>
          </table:table-cell>
          <table:table-cell table:number-columns-repeated="1016"/>
        </table:table-row>
        <table:table-row table:style-name="ro7">
          <table:table-cell table:style-name="ce70" table:formula="of:=[usuários_2.B373]">
            <text:p/>
          </table:table-cell>
          <table:table-cell table:style-name="ce74" table:formula="of:=LEFT([.A373];FIND(&quot; &quot;;[.A373]))" office:value-type="string" office:string-value="" calcext:value-type="error">
            <text:p>#VALOR!</text:p>
          </table:table-cell>
          <table:table-cell table:style-name="ce74" table:formula="of:=SUBSTITUTE([.A373];[.B373];&quot;&quot;)" office:value-type="string" office:string-value="" calcext:value-type="error">
            <text:p>#VALOR!</text:p>
          </table:table-cell>
          <table:table-cell table:style-name="ce75" table:formula="of:=LEFT([.A373];FIND(&quot; &quot;;[.A373];FIND(&quot; &quot;;[.A373])+1)-1)" office:value-type="string" office:string-value="" calcext:value-type="error">
            <text:p>#VALOR!</text:p>
          </table:table-cell>
          <table:table-cell table:style-name="ce74" table:formula="of:=SUBSTITUTE([.D37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1" calcext:value-type="float">
            <text:p>371</text:p>
          </table:table-cell>
          <table:table-cell table:formula="of:=CONCATENATE([usuários.A373];[.G373])" office:value-type="string" office:string-value="213371" calcext:value-type="string">
            <text:p>213371</text:p>
          </table:table-cell>
          <table:table-cell table:number-columns-repeated="1016"/>
        </table:table-row>
        <table:table-row table:style-name="ro7">
          <table:table-cell table:style-name="ce70" table:formula="of:=[usuários_2.B374]">
            <text:p/>
          </table:table-cell>
          <table:table-cell table:style-name="ce74" table:formula="of:=LEFT([.A374];FIND(&quot; &quot;;[.A374]))" office:value-type="string" office:string-value="" calcext:value-type="error">
            <text:p>#VALOR!</text:p>
          </table:table-cell>
          <table:table-cell table:style-name="ce74" table:formula="of:=SUBSTITUTE([.A374];[.B374];&quot;&quot;)" office:value-type="string" office:string-value="" calcext:value-type="error">
            <text:p>#VALOR!</text:p>
          </table:table-cell>
          <table:table-cell table:style-name="ce75" table:formula="of:=LEFT([.A374];FIND(&quot; &quot;;[.A374];FIND(&quot; &quot;;[.A374])+1)-1)" office:value-type="string" office:string-value="" calcext:value-type="error">
            <text:p>#VALOR!</text:p>
          </table:table-cell>
          <table:table-cell table:style-name="ce74" table:formula="of:=SUBSTITUTE([.D37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2" calcext:value-type="float">
            <text:p>372</text:p>
          </table:table-cell>
          <table:table-cell table:formula="of:=CONCATENATE([usuários.A374];[.G374])" office:value-type="string" office:string-value="213372" calcext:value-type="string">
            <text:p>213372</text:p>
          </table:table-cell>
          <table:table-cell table:number-columns-repeated="1016"/>
        </table:table-row>
        <table:table-row table:style-name="ro7">
          <table:table-cell table:style-name="ce70" table:formula="of:=[usuários_2.B375]">
            <text:p/>
          </table:table-cell>
          <table:table-cell table:style-name="ce74" table:formula="of:=LEFT([.A375];FIND(&quot; &quot;;[.A375]))" office:value-type="string" office:string-value="" calcext:value-type="error">
            <text:p>#VALOR!</text:p>
          </table:table-cell>
          <table:table-cell table:style-name="ce74" table:formula="of:=SUBSTITUTE([.A375];[.B375];&quot;&quot;)" office:value-type="string" office:string-value="" calcext:value-type="error">
            <text:p>#VALOR!</text:p>
          </table:table-cell>
          <table:table-cell table:style-name="ce75" table:formula="of:=LEFT([.A375];FIND(&quot; &quot;;[.A375];FIND(&quot; &quot;;[.A375])+1)-1)" office:value-type="string" office:string-value="" calcext:value-type="error">
            <text:p>#VALOR!</text:p>
          </table:table-cell>
          <table:table-cell table:style-name="ce74" table:formula="of:=SUBSTITUTE([.D37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3" calcext:value-type="float">
            <text:p>373</text:p>
          </table:table-cell>
          <table:table-cell table:formula="of:=CONCATENATE([usuários.A375];[.G375])" office:value-type="string" office:string-value="213373" calcext:value-type="string">
            <text:p>213373</text:p>
          </table:table-cell>
          <table:table-cell table:number-columns-repeated="1016"/>
        </table:table-row>
        <table:table-row table:style-name="ro7">
          <table:table-cell table:style-name="ce70" table:formula="of:=[usuários_2.B376]">
            <text:p/>
          </table:table-cell>
          <table:table-cell table:style-name="ce74" table:formula="of:=LEFT([.A376];FIND(&quot; &quot;;[.A376]))" office:value-type="string" office:string-value="" calcext:value-type="error">
            <text:p>#VALOR!</text:p>
          </table:table-cell>
          <table:table-cell table:style-name="ce74" table:formula="of:=SUBSTITUTE([.A376];[.B376];&quot;&quot;)" office:value-type="string" office:string-value="" calcext:value-type="error">
            <text:p>#VALOR!</text:p>
          </table:table-cell>
          <table:table-cell table:style-name="ce75" table:formula="of:=LEFT([.A376];FIND(&quot; &quot;;[.A376];FIND(&quot; &quot;;[.A376])+1)-1)" office:value-type="string" office:string-value="" calcext:value-type="error">
            <text:p>#VALOR!</text:p>
          </table:table-cell>
          <table:table-cell table:style-name="ce74" table:formula="of:=SUBSTITUTE([.D37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4" calcext:value-type="float">
            <text:p>374</text:p>
          </table:table-cell>
          <table:table-cell table:formula="of:=CONCATENATE([usuários.A376];[.G376])" office:value-type="string" office:string-value="213374" calcext:value-type="string">
            <text:p>213374</text:p>
          </table:table-cell>
          <table:table-cell table:number-columns-repeated="1016"/>
        </table:table-row>
        <table:table-row table:style-name="ro7">
          <table:table-cell table:style-name="ce70" table:formula="of:=[usuários_2.B377]">
            <text:p/>
          </table:table-cell>
          <table:table-cell table:style-name="ce74" table:formula="of:=LEFT([.A377];FIND(&quot; &quot;;[.A377]))" office:value-type="string" office:string-value="" calcext:value-type="error">
            <text:p>#VALOR!</text:p>
          </table:table-cell>
          <table:table-cell table:style-name="ce74" table:formula="of:=SUBSTITUTE([.A377];[.B377];&quot;&quot;)" office:value-type="string" office:string-value="" calcext:value-type="error">
            <text:p>#VALOR!</text:p>
          </table:table-cell>
          <table:table-cell table:style-name="ce75" table:formula="of:=LEFT([.A377];FIND(&quot; &quot;;[.A377];FIND(&quot; &quot;;[.A377])+1)-1)" office:value-type="string" office:string-value="" calcext:value-type="error">
            <text:p>#VALOR!</text:p>
          </table:table-cell>
          <table:table-cell table:style-name="ce74" table:formula="of:=SUBSTITUTE([.D37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5" calcext:value-type="float">
            <text:p>375</text:p>
          </table:table-cell>
          <table:table-cell table:formula="of:=CONCATENATE([usuários.A377];[.G377])" office:value-type="string" office:string-value="213375" calcext:value-type="string">
            <text:p>213375</text:p>
          </table:table-cell>
          <table:table-cell table:number-columns-repeated="1016"/>
        </table:table-row>
        <table:table-row table:style-name="ro7">
          <table:table-cell table:style-name="ce70" table:formula="of:=[usuários_2.B378]">
            <text:p/>
          </table:table-cell>
          <table:table-cell table:style-name="ce74" table:formula="of:=LEFT([.A378];FIND(&quot; &quot;;[.A378]))" office:value-type="string" office:string-value="" calcext:value-type="error">
            <text:p>#VALOR!</text:p>
          </table:table-cell>
          <table:table-cell table:style-name="ce74" table:formula="of:=SUBSTITUTE([.A378];[.B378];&quot;&quot;)" office:value-type="string" office:string-value="" calcext:value-type="error">
            <text:p>#VALOR!</text:p>
          </table:table-cell>
          <table:table-cell table:style-name="ce75" table:formula="of:=LEFT([.A378];FIND(&quot; &quot;;[.A378];FIND(&quot; &quot;;[.A378])+1)-1)" office:value-type="string" office:string-value="" calcext:value-type="error">
            <text:p>#VALOR!</text:p>
          </table:table-cell>
          <table:table-cell table:style-name="ce74" table:formula="of:=SUBSTITUTE([.D37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6" calcext:value-type="float">
            <text:p>376</text:p>
          </table:table-cell>
          <table:table-cell table:formula="of:=CONCATENATE([usuários.A378];[.G378])" office:value-type="string" office:string-value="213376" calcext:value-type="string">
            <text:p>213376</text:p>
          </table:table-cell>
          <table:table-cell table:number-columns-repeated="1016"/>
        </table:table-row>
        <table:table-row table:style-name="ro7">
          <table:table-cell table:style-name="ce70" table:formula="of:=[usuários_2.B379]">
            <text:p/>
          </table:table-cell>
          <table:table-cell table:style-name="ce74" table:formula="of:=LEFT([.A379];FIND(&quot; &quot;;[.A379]))" office:value-type="string" office:string-value="" calcext:value-type="error">
            <text:p>#VALOR!</text:p>
          </table:table-cell>
          <table:table-cell table:style-name="ce74" table:formula="of:=SUBSTITUTE([.A379];[.B379];&quot;&quot;)" office:value-type="string" office:string-value="" calcext:value-type="error">
            <text:p>#VALOR!</text:p>
          </table:table-cell>
          <table:table-cell table:style-name="ce75" table:formula="of:=LEFT([.A379];FIND(&quot; &quot;;[.A379];FIND(&quot; &quot;;[.A379])+1)-1)" office:value-type="string" office:string-value="" calcext:value-type="error">
            <text:p>#VALOR!</text:p>
          </table:table-cell>
          <table:table-cell table:style-name="ce74" table:formula="of:=SUBSTITUTE([.D37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7" calcext:value-type="float">
            <text:p>377</text:p>
          </table:table-cell>
          <table:table-cell table:formula="of:=CONCATENATE([usuários.A379];[.G379])" office:value-type="string" office:string-value="213377" calcext:value-type="string">
            <text:p>213377</text:p>
          </table:table-cell>
          <table:table-cell table:number-columns-repeated="1016"/>
        </table:table-row>
        <table:table-row table:style-name="ro7">
          <table:table-cell table:style-name="ce70" table:formula="of:=[usuários_2.B380]">
            <text:p/>
          </table:table-cell>
          <table:table-cell table:style-name="ce74" table:formula="of:=LEFT([.A380];FIND(&quot; &quot;;[.A380]))" office:value-type="string" office:string-value="" calcext:value-type="error">
            <text:p>#VALOR!</text:p>
          </table:table-cell>
          <table:table-cell table:style-name="ce74" table:formula="of:=SUBSTITUTE([.A380];[.B380];&quot;&quot;)" office:value-type="string" office:string-value="" calcext:value-type="error">
            <text:p>#VALOR!</text:p>
          </table:table-cell>
          <table:table-cell table:style-name="ce75" table:formula="of:=LEFT([.A380];FIND(&quot; &quot;;[.A380];FIND(&quot; &quot;;[.A380])+1)-1)" office:value-type="string" office:string-value="" calcext:value-type="error">
            <text:p>#VALOR!</text:p>
          </table:table-cell>
          <table:table-cell table:style-name="ce74" table:formula="of:=SUBSTITUTE([.D38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8" calcext:value-type="float">
            <text:p>378</text:p>
          </table:table-cell>
          <table:table-cell table:formula="of:=CONCATENATE([usuários.A380];[.G380])" office:value-type="string" office:string-value="213378" calcext:value-type="string">
            <text:p>213378</text:p>
          </table:table-cell>
          <table:table-cell table:number-columns-repeated="1016"/>
        </table:table-row>
        <table:table-row table:style-name="ro7">
          <table:table-cell table:style-name="ce70" table:formula="of:=[usuários_2.B381]">
            <text:p/>
          </table:table-cell>
          <table:table-cell table:style-name="ce74" table:formula="of:=LEFT([.A381];FIND(&quot; &quot;;[.A381]))" office:value-type="string" office:string-value="" calcext:value-type="error">
            <text:p>#VALOR!</text:p>
          </table:table-cell>
          <table:table-cell table:style-name="ce74" table:formula="of:=SUBSTITUTE([.A381];[.B381];&quot;&quot;)" office:value-type="string" office:string-value="" calcext:value-type="error">
            <text:p>#VALOR!</text:p>
          </table:table-cell>
          <table:table-cell table:style-name="ce75" table:formula="of:=LEFT([.A381];FIND(&quot; &quot;;[.A381];FIND(&quot; &quot;;[.A381])+1)-1)" office:value-type="string" office:string-value="" calcext:value-type="error">
            <text:p>#VALOR!</text:p>
          </table:table-cell>
          <table:table-cell table:style-name="ce74" table:formula="of:=SUBSTITUTE([.D38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79" calcext:value-type="float">
            <text:p>379</text:p>
          </table:table-cell>
          <table:table-cell table:formula="of:=CONCATENATE([usuários.A381];[.G381])" office:value-type="string" office:string-value="213379" calcext:value-type="string">
            <text:p>213379</text:p>
          </table:table-cell>
          <table:table-cell table:number-columns-repeated="1016"/>
        </table:table-row>
        <table:table-row table:style-name="ro7">
          <table:table-cell table:style-name="ce70" table:formula="of:=[usuários_2.B382]">
            <text:p/>
          </table:table-cell>
          <table:table-cell table:style-name="ce74" table:formula="of:=LEFT([.A382];FIND(&quot; &quot;;[.A382]))" office:value-type="string" office:string-value="" calcext:value-type="error">
            <text:p>#VALOR!</text:p>
          </table:table-cell>
          <table:table-cell table:style-name="ce74" table:formula="of:=SUBSTITUTE([.A382];[.B382];&quot;&quot;)" office:value-type="string" office:string-value="" calcext:value-type="error">
            <text:p>#VALOR!</text:p>
          </table:table-cell>
          <table:table-cell table:style-name="ce75" table:formula="of:=LEFT([.A382];FIND(&quot; &quot;;[.A382];FIND(&quot; &quot;;[.A382])+1)-1)" office:value-type="string" office:string-value="" calcext:value-type="error">
            <text:p>#VALOR!</text:p>
          </table:table-cell>
          <table:table-cell table:style-name="ce74" table:formula="of:=SUBSTITUTE([.D38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0" calcext:value-type="float">
            <text:p>380</text:p>
          </table:table-cell>
          <table:table-cell table:formula="of:=CONCATENATE([usuários.A382];[.G382])" office:value-type="string" office:string-value="213380" calcext:value-type="string">
            <text:p>213380</text:p>
          </table:table-cell>
          <table:table-cell table:number-columns-repeated="1016"/>
        </table:table-row>
        <table:table-row table:style-name="ro7">
          <table:table-cell table:style-name="ce70" table:formula="of:=[usuários_2.B383]">
            <text:p/>
          </table:table-cell>
          <table:table-cell table:style-name="ce74" table:formula="of:=LEFT([.A383];FIND(&quot; &quot;;[.A383]))" office:value-type="string" office:string-value="" calcext:value-type="error">
            <text:p>#VALOR!</text:p>
          </table:table-cell>
          <table:table-cell table:style-name="ce74" table:formula="of:=SUBSTITUTE([.A383];[.B383];&quot;&quot;)" office:value-type="string" office:string-value="" calcext:value-type="error">
            <text:p>#VALOR!</text:p>
          </table:table-cell>
          <table:table-cell table:style-name="ce75" table:formula="of:=LEFT([.A383];FIND(&quot; &quot;;[.A383];FIND(&quot; &quot;;[.A383])+1)-1)" office:value-type="string" office:string-value="" calcext:value-type="error">
            <text:p>#VALOR!</text:p>
          </table:table-cell>
          <table:table-cell table:style-name="ce74" table:formula="of:=SUBSTITUTE([.D38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1" calcext:value-type="float">
            <text:p>381</text:p>
          </table:table-cell>
          <table:table-cell table:formula="of:=CONCATENATE([usuários.A383];[.G383])" office:value-type="string" office:string-value="213381" calcext:value-type="string">
            <text:p>213381</text:p>
          </table:table-cell>
          <table:table-cell table:number-columns-repeated="1016"/>
        </table:table-row>
        <table:table-row table:style-name="ro7">
          <table:table-cell table:style-name="ce70" table:formula="of:=[usuários_2.B384]">
            <text:p/>
          </table:table-cell>
          <table:table-cell table:style-name="ce74" table:formula="of:=LEFT([.A384];FIND(&quot; &quot;;[.A384]))" office:value-type="string" office:string-value="" calcext:value-type="error">
            <text:p>#VALOR!</text:p>
          </table:table-cell>
          <table:table-cell table:style-name="ce74" table:formula="of:=SUBSTITUTE([.A384];[.B384];&quot;&quot;)" office:value-type="string" office:string-value="" calcext:value-type="error">
            <text:p>#VALOR!</text:p>
          </table:table-cell>
          <table:table-cell table:style-name="ce75" table:formula="of:=LEFT([.A384];FIND(&quot; &quot;;[.A384];FIND(&quot; &quot;;[.A384])+1)-1)" office:value-type="string" office:string-value="" calcext:value-type="error">
            <text:p>#VALOR!</text:p>
          </table:table-cell>
          <table:table-cell table:style-name="ce74" table:formula="of:=SUBSTITUTE([.D38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2" calcext:value-type="float">
            <text:p>382</text:p>
          </table:table-cell>
          <table:table-cell table:formula="of:=CONCATENATE([usuários.A384];[.G384])" office:value-type="string" office:string-value="213382" calcext:value-type="string">
            <text:p>213382</text:p>
          </table:table-cell>
          <table:table-cell table:number-columns-repeated="1016"/>
        </table:table-row>
        <table:table-row table:style-name="ro7">
          <table:table-cell table:style-name="ce70" table:formula="of:=[usuários_2.B385]">
            <text:p/>
          </table:table-cell>
          <table:table-cell table:style-name="ce74" table:formula="of:=LEFT([.A385];FIND(&quot; &quot;;[.A385]))" office:value-type="string" office:string-value="" calcext:value-type="error">
            <text:p>#VALOR!</text:p>
          </table:table-cell>
          <table:table-cell table:style-name="ce74" table:formula="of:=SUBSTITUTE([.A385];[.B385];&quot;&quot;)" office:value-type="string" office:string-value="" calcext:value-type="error">
            <text:p>#VALOR!</text:p>
          </table:table-cell>
          <table:table-cell table:style-name="ce75" table:formula="of:=LEFT([.A385];FIND(&quot; &quot;;[.A385];FIND(&quot; &quot;;[.A385])+1)-1)" office:value-type="string" office:string-value="" calcext:value-type="error">
            <text:p>#VALOR!</text:p>
          </table:table-cell>
          <table:table-cell table:style-name="ce74" table:formula="of:=SUBSTITUTE([.D38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3" calcext:value-type="float">
            <text:p>383</text:p>
          </table:table-cell>
          <table:table-cell table:formula="of:=CONCATENATE([usuários.A385];[.G385])" office:value-type="string" office:string-value="213383" calcext:value-type="string">
            <text:p>213383</text:p>
          </table:table-cell>
          <table:table-cell table:number-columns-repeated="1016"/>
        </table:table-row>
        <table:table-row table:style-name="ro7">
          <table:table-cell table:style-name="ce70" table:formula="of:=[usuários_2.B386]">
            <text:p/>
          </table:table-cell>
          <table:table-cell table:style-name="ce74" table:formula="of:=LEFT([.A386];FIND(&quot; &quot;;[.A386]))" office:value-type="string" office:string-value="" calcext:value-type="error">
            <text:p>#VALOR!</text:p>
          </table:table-cell>
          <table:table-cell table:style-name="ce74" table:formula="of:=SUBSTITUTE([.A386];[.B386];&quot;&quot;)" office:value-type="string" office:string-value="" calcext:value-type="error">
            <text:p>#VALOR!</text:p>
          </table:table-cell>
          <table:table-cell table:style-name="ce75" table:formula="of:=LEFT([.A386];FIND(&quot; &quot;;[.A386];FIND(&quot; &quot;;[.A386])+1)-1)" office:value-type="string" office:string-value="" calcext:value-type="error">
            <text:p>#VALOR!</text:p>
          </table:table-cell>
          <table:table-cell table:style-name="ce74" table:formula="of:=SUBSTITUTE([.D38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4" calcext:value-type="float">
            <text:p>384</text:p>
          </table:table-cell>
          <table:table-cell table:formula="of:=CONCATENATE([usuários.A386];[.G386])" office:value-type="string" office:string-value="213384" calcext:value-type="string">
            <text:p>213384</text:p>
          </table:table-cell>
          <table:table-cell table:number-columns-repeated="1016"/>
        </table:table-row>
        <table:table-row table:style-name="ro7">
          <table:table-cell table:style-name="ce70" table:formula="of:=[usuários_2.B387]">
            <text:p/>
          </table:table-cell>
          <table:table-cell table:style-name="ce74" table:formula="of:=LEFT([.A387];FIND(&quot; &quot;;[.A387]))" office:value-type="string" office:string-value="" calcext:value-type="error">
            <text:p>#VALOR!</text:p>
          </table:table-cell>
          <table:table-cell table:style-name="ce74" table:formula="of:=SUBSTITUTE([.A387];[.B387];&quot;&quot;)" office:value-type="string" office:string-value="" calcext:value-type="error">
            <text:p>#VALOR!</text:p>
          </table:table-cell>
          <table:table-cell table:style-name="ce75" table:formula="of:=LEFT([.A387];FIND(&quot; &quot;;[.A387];FIND(&quot; &quot;;[.A387])+1)-1)" office:value-type="string" office:string-value="" calcext:value-type="error">
            <text:p>#VALOR!</text:p>
          </table:table-cell>
          <table:table-cell table:style-name="ce74" table:formula="of:=SUBSTITUTE([.D38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5" calcext:value-type="float">
            <text:p>385</text:p>
          </table:table-cell>
          <table:table-cell table:formula="of:=CONCATENATE([usuários.A387];[.G387])" office:value-type="string" office:string-value="213385" calcext:value-type="string">
            <text:p>213385</text:p>
          </table:table-cell>
          <table:table-cell table:number-columns-repeated="1016"/>
        </table:table-row>
        <table:table-row table:style-name="ro7">
          <table:table-cell table:style-name="ce70" table:formula="of:=[usuários_2.B388]">
            <text:p/>
          </table:table-cell>
          <table:table-cell table:style-name="ce74" table:formula="of:=LEFT([.A388];FIND(&quot; &quot;;[.A388]))" office:value-type="string" office:string-value="" calcext:value-type="error">
            <text:p>#VALOR!</text:p>
          </table:table-cell>
          <table:table-cell table:style-name="ce74" table:formula="of:=SUBSTITUTE([.A388];[.B388];&quot;&quot;)" office:value-type="string" office:string-value="" calcext:value-type="error">
            <text:p>#VALOR!</text:p>
          </table:table-cell>
          <table:table-cell table:style-name="ce75" table:formula="of:=LEFT([.A388];FIND(&quot; &quot;;[.A388];FIND(&quot; &quot;;[.A388])+1)-1)" office:value-type="string" office:string-value="" calcext:value-type="error">
            <text:p>#VALOR!</text:p>
          </table:table-cell>
          <table:table-cell table:style-name="ce74" table:formula="of:=SUBSTITUTE([.D38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6" calcext:value-type="float">
            <text:p>386</text:p>
          </table:table-cell>
          <table:table-cell table:formula="of:=CONCATENATE([usuários.A388];[.G388])" office:value-type="string" office:string-value="213386" calcext:value-type="string">
            <text:p>213386</text:p>
          </table:table-cell>
          <table:table-cell table:number-columns-repeated="1016"/>
        </table:table-row>
        <table:table-row table:style-name="ro7">
          <table:table-cell table:style-name="ce70" table:formula="of:=[usuários_2.B389]">
            <text:p/>
          </table:table-cell>
          <table:table-cell table:style-name="ce74" table:formula="of:=LEFT([.A389];FIND(&quot; &quot;;[.A389]))" office:value-type="string" office:string-value="" calcext:value-type="error">
            <text:p>#VALOR!</text:p>
          </table:table-cell>
          <table:table-cell table:style-name="ce74" table:formula="of:=SUBSTITUTE([.A389];[.B389];&quot;&quot;)" office:value-type="string" office:string-value="" calcext:value-type="error">
            <text:p>#VALOR!</text:p>
          </table:table-cell>
          <table:table-cell table:style-name="ce75" table:formula="of:=LEFT([.A389];FIND(&quot; &quot;;[.A389];FIND(&quot; &quot;;[.A389])+1)-1)" office:value-type="string" office:string-value="" calcext:value-type="error">
            <text:p>#VALOR!</text:p>
          </table:table-cell>
          <table:table-cell table:style-name="ce74" table:formula="of:=SUBSTITUTE([.D38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7" calcext:value-type="float">
            <text:p>387</text:p>
          </table:table-cell>
          <table:table-cell table:formula="of:=CONCATENATE([usuários.A389];[.G389])" office:value-type="string" office:string-value="213387" calcext:value-type="string">
            <text:p>213387</text:p>
          </table:table-cell>
          <table:table-cell table:number-columns-repeated="1016"/>
        </table:table-row>
        <table:table-row table:style-name="ro7">
          <table:table-cell table:style-name="ce70" table:formula="of:=[usuários_2.B390]">
            <text:p/>
          </table:table-cell>
          <table:table-cell table:style-name="ce74" table:formula="of:=LEFT([.A390];FIND(&quot; &quot;;[.A390]))" office:value-type="string" office:string-value="" calcext:value-type="error">
            <text:p>#VALOR!</text:p>
          </table:table-cell>
          <table:table-cell table:style-name="ce74" table:formula="of:=SUBSTITUTE([.A390];[.B390];&quot;&quot;)" office:value-type="string" office:string-value="" calcext:value-type="error">
            <text:p>#VALOR!</text:p>
          </table:table-cell>
          <table:table-cell table:style-name="ce75" table:formula="of:=LEFT([.A390];FIND(&quot; &quot;;[.A390];FIND(&quot; &quot;;[.A390])+1)-1)" office:value-type="string" office:string-value="" calcext:value-type="error">
            <text:p>#VALOR!</text:p>
          </table:table-cell>
          <table:table-cell table:style-name="ce74" table:formula="of:=SUBSTITUTE([.D39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8" calcext:value-type="float">
            <text:p>388</text:p>
          </table:table-cell>
          <table:table-cell table:formula="of:=CONCATENATE([usuários.A390];[.G390])" office:value-type="string" office:string-value="213388" calcext:value-type="string">
            <text:p>213388</text:p>
          </table:table-cell>
          <table:table-cell table:number-columns-repeated="1016"/>
        </table:table-row>
        <table:table-row table:style-name="ro7">
          <table:table-cell table:style-name="ce70" table:formula="of:=[usuários_2.B391]">
            <text:p/>
          </table:table-cell>
          <table:table-cell table:style-name="ce74" table:formula="of:=LEFT([.A391];FIND(&quot; &quot;;[.A391]))" office:value-type="string" office:string-value="" calcext:value-type="error">
            <text:p>#VALOR!</text:p>
          </table:table-cell>
          <table:table-cell table:style-name="ce74" table:formula="of:=SUBSTITUTE([.A391];[.B391];&quot;&quot;)" office:value-type="string" office:string-value="" calcext:value-type="error">
            <text:p>#VALOR!</text:p>
          </table:table-cell>
          <table:table-cell table:style-name="ce75" table:formula="of:=LEFT([.A391];FIND(&quot; &quot;;[.A391];FIND(&quot; &quot;;[.A391])+1)-1)" office:value-type="string" office:string-value="" calcext:value-type="error">
            <text:p>#VALOR!</text:p>
          </table:table-cell>
          <table:table-cell table:style-name="ce74" table:formula="of:=SUBSTITUTE([.D39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89" calcext:value-type="float">
            <text:p>389</text:p>
          </table:table-cell>
          <table:table-cell table:formula="of:=CONCATENATE([usuários.A391];[.G391])" office:value-type="string" office:string-value="213389" calcext:value-type="string">
            <text:p>213389</text:p>
          </table:table-cell>
          <table:table-cell table:number-columns-repeated="1016"/>
        </table:table-row>
        <table:table-row table:style-name="ro7">
          <table:table-cell table:style-name="ce70" table:formula="of:=[usuários_2.B392]">
            <text:p/>
          </table:table-cell>
          <table:table-cell table:style-name="ce74" table:formula="of:=LEFT([.A392];FIND(&quot; &quot;;[.A392]))" office:value-type="string" office:string-value="" calcext:value-type="error">
            <text:p>#VALOR!</text:p>
          </table:table-cell>
          <table:table-cell table:style-name="ce74" table:formula="of:=SUBSTITUTE([.A392];[.B392];&quot;&quot;)" office:value-type="string" office:string-value="" calcext:value-type="error">
            <text:p>#VALOR!</text:p>
          </table:table-cell>
          <table:table-cell table:style-name="ce75" table:formula="of:=LEFT([.A392];FIND(&quot; &quot;;[.A392];FIND(&quot; &quot;;[.A392])+1)-1)" office:value-type="string" office:string-value="" calcext:value-type="error">
            <text:p>#VALOR!</text:p>
          </table:table-cell>
          <table:table-cell table:style-name="ce74" table:formula="of:=SUBSTITUTE([.D39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0" calcext:value-type="float">
            <text:p>390</text:p>
          </table:table-cell>
          <table:table-cell table:formula="of:=CONCATENATE([usuários.A392];[.G392])" office:value-type="string" office:string-value="213390" calcext:value-type="string">
            <text:p>213390</text:p>
          </table:table-cell>
          <table:table-cell table:number-columns-repeated="1016"/>
        </table:table-row>
        <table:table-row table:style-name="ro7">
          <table:table-cell table:style-name="ce70" table:formula="of:=[usuários_2.B393]">
            <text:p/>
          </table:table-cell>
          <table:table-cell table:style-name="ce74" table:formula="of:=LEFT([.A393];FIND(&quot; &quot;;[.A393]))" office:value-type="string" office:string-value="" calcext:value-type="error">
            <text:p>#VALOR!</text:p>
          </table:table-cell>
          <table:table-cell table:style-name="ce74" table:formula="of:=SUBSTITUTE([.A393];[.B393];&quot;&quot;)" office:value-type="string" office:string-value="" calcext:value-type="error">
            <text:p>#VALOR!</text:p>
          </table:table-cell>
          <table:table-cell table:style-name="ce75" table:formula="of:=LEFT([.A393];FIND(&quot; &quot;;[.A393];FIND(&quot; &quot;;[.A393])+1)-1)" office:value-type="string" office:string-value="" calcext:value-type="error">
            <text:p>#VALOR!</text:p>
          </table:table-cell>
          <table:table-cell table:style-name="ce74" table:formula="of:=SUBSTITUTE([.D39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1" calcext:value-type="float">
            <text:p>391</text:p>
          </table:table-cell>
          <table:table-cell table:formula="of:=CONCATENATE([usuários.A393];[.G393])" office:value-type="string" office:string-value="213391" calcext:value-type="string">
            <text:p>213391</text:p>
          </table:table-cell>
          <table:table-cell table:number-columns-repeated="1016"/>
        </table:table-row>
        <table:table-row table:style-name="ro7">
          <table:table-cell table:style-name="ce70" table:formula="of:=[usuários_2.B394]">
            <text:p/>
          </table:table-cell>
          <table:table-cell table:style-name="ce74" table:formula="of:=LEFT([.A394];FIND(&quot; &quot;;[.A394]))" office:value-type="string" office:string-value="" calcext:value-type="error">
            <text:p>#VALOR!</text:p>
          </table:table-cell>
          <table:table-cell table:style-name="ce74" table:formula="of:=SUBSTITUTE([.A394];[.B394];&quot;&quot;)" office:value-type="string" office:string-value="" calcext:value-type="error">
            <text:p>#VALOR!</text:p>
          </table:table-cell>
          <table:table-cell table:style-name="ce75" table:formula="of:=LEFT([.A394];FIND(&quot; &quot;;[.A394];FIND(&quot; &quot;;[.A394])+1)-1)" office:value-type="string" office:string-value="" calcext:value-type="error">
            <text:p>#VALOR!</text:p>
          </table:table-cell>
          <table:table-cell table:style-name="ce74" table:formula="of:=SUBSTITUTE([.D39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2" calcext:value-type="float">
            <text:p>392</text:p>
          </table:table-cell>
          <table:table-cell table:formula="of:=CONCATENATE([usuários.A394];[.G394])" office:value-type="string" office:string-value="213392" calcext:value-type="string">
            <text:p>213392</text:p>
          </table:table-cell>
          <table:table-cell table:number-columns-repeated="1016"/>
        </table:table-row>
        <table:table-row table:style-name="ro7">
          <table:table-cell table:style-name="ce70" table:formula="of:=[usuários_2.B395]">
            <text:p/>
          </table:table-cell>
          <table:table-cell table:style-name="ce74" table:formula="of:=LEFT([.A395];FIND(&quot; &quot;;[.A395]))" office:value-type="string" office:string-value="" calcext:value-type="error">
            <text:p>#VALOR!</text:p>
          </table:table-cell>
          <table:table-cell table:style-name="ce74" table:formula="of:=SUBSTITUTE([.A395];[.B395];&quot;&quot;)" office:value-type="string" office:string-value="" calcext:value-type="error">
            <text:p>#VALOR!</text:p>
          </table:table-cell>
          <table:table-cell table:style-name="ce75" table:formula="of:=LEFT([.A395];FIND(&quot; &quot;;[.A395];FIND(&quot; &quot;;[.A395])+1)-1)" office:value-type="string" office:string-value="" calcext:value-type="error">
            <text:p>#VALOR!</text:p>
          </table:table-cell>
          <table:table-cell table:style-name="ce74" table:formula="of:=SUBSTITUTE([.D39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3" calcext:value-type="float">
            <text:p>393</text:p>
          </table:table-cell>
          <table:table-cell table:formula="of:=CONCATENATE([usuários.A395];[.G395])" office:value-type="string" office:string-value="213393" calcext:value-type="string">
            <text:p>213393</text:p>
          </table:table-cell>
          <table:table-cell table:number-columns-repeated="1016"/>
        </table:table-row>
        <table:table-row table:style-name="ro7">
          <table:table-cell table:style-name="ce70" table:formula="of:=[usuários_2.B396]">
            <text:p/>
          </table:table-cell>
          <table:table-cell table:style-name="ce74" table:formula="of:=LEFT([.A396];FIND(&quot; &quot;;[.A396]))" office:value-type="string" office:string-value="" calcext:value-type="error">
            <text:p>#VALOR!</text:p>
          </table:table-cell>
          <table:table-cell table:style-name="ce74" table:formula="of:=SUBSTITUTE([.A396];[.B396];&quot;&quot;)" office:value-type="string" office:string-value="" calcext:value-type="error">
            <text:p>#VALOR!</text:p>
          </table:table-cell>
          <table:table-cell table:style-name="ce75" table:formula="of:=LEFT([.A396];FIND(&quot; &quot;;[.A396];FIND(&quot; &quot;;[.A396])+1)-1)" office:value-type="string" office:string-value="" calcext:value-type="error">
            <text:p>#VALOR!</text:p>
          </table:table-cell>
          <table:table-cell table:style-name="ce74" table:formula="of:=SUBSTITUTE([.D39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4" calcext:value-type="float">
            <text:p>394</text:p>
          </table:table-cell>
          <table:table-cell table:formula="of:=CONCATENATE([usuários.A396];[.G396])" office:value-type="string" office:string-value="213394" calcext:value-type="string">
            <text:p>213394</text:p>
          </table:table-cell>
          <table:table-cell table:number-columns-repeated="1016"/>
        </table:table-row>
        <table:table-row table:style-name="ro7">
          <table:table-cell table:style-name="ce70" table:formula="of:=[usuários_2.B397]">
            <text:p/>
          </table:table-cell>
          <table:table-cell table:style-name="ce74" table:formula="of:=LEFT([.A397];FIND(&quot; &quot;;[.A397]))" office:value-type="string" office:string-value="" calcext:value-type="error">
            <text:p>#VALOR!</text:p>
          </table:table-cell>
          <table:table-cell table:style-name="ce74" table:formula="of:=SUBSTITUTE([.A397];[.B397];&quot;&quot;)" office:value-type="string" office:string-value="" calcext:value-type="error">
            <text:p>#VALOR!</text:p>
          </table:table-cell>
          <table:table-cell table:style-name="ce75" table:formula="of:=LEFT([.A397];FIND(&quot; &quot;;[.A397];FIND(&quot; &quot;;[.A397])+1)-1)" office:value-type="string" office:string-value="" calcext:value-type="error">
            <text:p>#VALOR!</text:p>
          </table:table-cell>
          <table:table-cell table:style-name="ce74" table:formula="of:=SUBSTITUTE([.D39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5" calcext:value-type="float">
            <text:p>395</text:p>
          </table:table-cell>
          <table:table-cell table:formula="of:=CONCATENATE([usuários.A397];[.G397])" office:value-type="string" office:string-value="213395" calcext:value-type="string">
            <text:p>213395</text:p>
          </table:table-cell>
          <table:table-cell table:number-columns-repeated="1016"/>
        </table:table-row>
        <table:table-row table:style-name="ro7">
          <table:table-cell table:style-name="ce70" table:formula="of:=[usuários_2.B398]">
            <text:p/>
          </table:table-cell>
          <table:table-cell table:style-name="ce74" table:formula="of:=LEFT([.A398];FIND(&quot; &quot;;[.A398]))" office:value-type="string" office:string-value="" calcext:value-type="error">
            <text:p>#VALOR!</text:p>
          </table:table-cell>
          <table:table-cell table:style-name="ce74" table:formula="of:=SUBSTITUTE([.A398];[.B398];&quot;&quot;)" office:value-type="string" office:string-value="" calcext:value-type="error">
            <text:p>#VALOR!</text:p>
          </table:table-cell>
          <table:table-cell table:style-name="ce75" table:formula="of:=LEFT([.A398];FIND(&quot; &quot;;[.A398];FIND(&quot; &quot;;[.A398])+1)-1)" office:value-type="string" office:string-value="" calcext:value-type="error">
            <text:p>#VALOR!</text:p>
          </table:table-cell>
          <table:table-cell table:style-name="ce74" table:formula="of:=SUBSTITUTE([.D39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6" calcext:value-type="float">
            <text:p>396</text:p>
          </table:table-cell>
          <table:table-cell table:formula="of:=CONCATENATE([usuários.A398];[.G398])" office:value-type="string" office:string-value="213396" calcext:value-type="string">
            <text:p>213396</text:p>
          </table:table-cell>
          <table:table-cell table:number-columns-repeated="1016"/>
        </table:table-row>
        <table:table-row table:style-name="ro7">
          <table:table-cell table:style-name="ce70" table:formula="of:=[usuários_2.B399]">
            <text:p/>
          </table:table-cell>
          <table:table-cell table:style-name="ce74" table:formula="of:=LEFT([.A399];FIND(&quot; &quot;;[.A399]))" office:value-type="string" office:string-value="" calcext:value-type="error">
            <text:p>#VALOR!</text:p>
          </table:table-cell>
          <table:table-cell table:style-name="ce74" table:formula="of:=SUBSTITUTE([.A399];[.B399];&quot;&quot;)" office:value-type="string" office:string-value="" calcext:value-type="error">
            <text:p>#VALOR!</text:p>
          </table:table-cell>
          <table:table-cell table:style-name="ce75" table:formula="of:=LEFT([.A399];FIND(&quot; &quot;;[.A399];FIND(&quot; &quot;;[.A399])+1)-1)" office:value-type="string" office:string-value="" calcext:value-type="error">
            <text:p>#VALOR!</text:p>
          </table:table-cell>
          <table:table-cell table:style-name="ce74" table:formula="of:=SUBSTITUTE([.D39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7" calcext:value-type="float">
            <text:p>397</text:p>
          </table:table-cell>
          <table:table-cell table:formula="of:=CONCATENATE([usuários.A399];[.G399])" office:value-type="string" office:string-value="213397" calcext:value-type="string">
            <text:p>213397</text:p>
          </table:table-cell>
          <table:table-cell table:number-columns-repeated="1016"/>
        </table:table-row>
        <table:table-row table:style-name="ro7">
          <table:table-cell table:style-name="ce70" table:formula="of:=[usuários_2.B400]">
            <text:p/>
          </table:table-cell>
          <table:table-cell table:style-name="ce74" table:formula="of:=LEFT([.A400];FIND(&quot; &quot;;[.A400]))" office:value-type="string" office:string-value="" calcext:value-type="error">
            <text:p>#VALOR!</text:p>
          </table:table-cell>
          <table:table-cell table:style-name="ce74" table:formula="of:=SUBSTITUTE([.A400];[.B400];&quot;&quot;)" office:value-type="string" office:string-value="" calcext:value-type="error">
            <text:p>#VALOR!</text:p>
          </table:table-cell>
          <table:table-cell table:style-name="ce75" table:formula="of:=LEFT([.A400];FIND(&quot; &quot;;[.A400];FIND(&quot; &quot;;[.A400])+1)-1)" office:value-type="string" office:string-value="" calcext:value-type="error">
            <text:p>#VALOR!</text:p>
          </table:table-cell>
          <table:table-cell table:style-name="ce74" table:formula="of:=SUBSTITUTE([.D40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8" calcext:value-type="float">
            <text:p>398</text:p>
          </table:table-cell>
          <table:table-cell table:formula="of:=CONCATENATE([usuários.A400];[.G400])" office:value-type="string" office:string-value="213398" calcext:value-type="string">
            <text:p>213398</text:p>
          </table:table-cell>
          <table:table-cell table:number-columns-repeated="1016"/>
        </table:table-row>
        <table:table-row table:style-name="ro7">
          <table:table-cell table:style-name="ce70" table:formula="of:=[usuários_2.B401]">
            <text:p/>
          </table:table-cell>
          <table:table-cell table:style-name="ce74" table:formula="of:=LEFT([.A401];FIND(&quot; &quot;;[.A401]))" office:value-type="string" office:string-value="" calcext:value-type="error">
            <text:p>#VALOR!</text:p>
          </table:table-cell>
          <table:table-cell table:style-name="ce74" table:formula="of:=SUBSTITUTE([.A401];[.B401];&quot;&quot;)" office:value-type="string" office:string-value="" calcext:value-type="error">
            <text:p>#VALOR!</text:p>
          </table:table-cell>
          <table:table-cell table:style-name="ce75" table:formula="of:=LEFT([.A401];FIND(&quot; &quot;;[.A401];FIND(&quot; &quot;;[.A401])+1)-1)" office:value-type="string" office:string-value="" calcext:value-type="error">
            <text:p>#VALOR!</text:p>
          </table:table-cell>
          <table:table-cell table:style-name="ce74" table:formula="of:=SUBSTITUTE([.D40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399" calcext:value-type="float">
            <text:p>399</text:p>
          </table:table-cell>
          <table:table-cell table:formula="of:=CONCATENATE([usuários.A401];[.G401])" office:value-type="string" office:string-value="213399" calcext:value-type="string">
            <text:p>213399</text:p>
          </table:table-cell>
          <table:table-cell table:number-columns-repeated="1016"/>
        </table:table-row>
        <table:table-row table:style-name="ro7">
          <table:table-cell table:style-name="ce70" table:formula="of:=[usuários_2.B402]">
            <text:p/>
          </table:table-cell>
          <table:table-cell table:style-name="ce74" table:formula="of:=LEFT([.A402];FIND(&quot; &quot;;[.A402]))" office:value-type="string" office:string-value="" calcext:value-type="error">
            <text:p>#VALOR!</text:p>
          </table:table-cell>
          <table:table-cell table:style-name="ce74" table:formula="of:=SUBSTITUTE([.A402];[.B402];&quot;&quot;)" office:value-type="string" office:string-value="" calcext:value-type="error">
            <text:p>#VALOR!</text:p>
          </table:table-cell>
          <table:table-cell table:style-name="ce75" table:formula="of:=LEFT([.A402];FIND(&quot; &quot;;[.A402];FIND(&quot; &quot;;[.A402])+1)-1)" office:value-type="string" office:string-value="" calcext:value-type="error">
            <text:p>#VALOR!</text:p>
          </table:table-cell>
          <table:table-cell table:style-name="ce74" table:formula="of:=SUBSTITUTE([.D40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0" calcext:value-type="float">
            <text:p>400</text:p>
          </table:table-cell>
          <table:table-cell table:formula="of:=CONCATENATE([usuários.A402];[.G402])" office:value-type="string" office:string-value="213400" calcext:value-type="string">
            <text:p>213400</text:p>
          </table:table-cell>
          <table:table-cell table:number-columns-repeated="1016"/>
        </table:table-row>
        <table:table-row table:style-name="ro7">
          <table:table-cell table:style-name="ce70" table:formula="of:=[usuários_2.B403]">
            <text:p/>
          </table:table-cell>
          <table:table-cell table:style-name="ce74" table:formula="of:=LEFT([.A403];FIND(&quot; &quot;;[.A403]))" office:value-type="string" office:string-value="" calcext:value-type="error">
            <text:p>#VALOR!</text:p>
          </table:table-cell>
          <table:table-cell table:style-name="ce74" table:formula="of:=SUBSTITUTE([.A403];[.B403];&quot;&quot;)" office:value-type="string" office:string-value="" calcext:value-type="error">
            <text:p>#VALOR!</text:p>
          </table:table-cell>
          <table:table-cell table:style-name="ce75" table:formula="of:=LEFT([.A403];FIND(&quot; &quot;;[.A403];FIND(&quot; &quot;;[.A403])+1)-1)" office:value-type="string" office:string-value="" calcext:value-type="error">
            <text:p>#VALOR!</text:p>
          </table:table-cell>
          <table:table-cell table:style-name="ce74" table:formula="of:=SUBSTITUTE([.D40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1" calcext:value-type="float">
            <text:p>401</text:p>
          </table:table-cell>
          <table:table-cell table:formula="of:=CONCATENATE([usuários.A403];[.G403])" office:value-type="string" office:string-value="213401" calcext:value-type="string">
            <text:p>213401</text:p>
          </table:table-cell>
          <table:table-cell table:number-columns-repeated="1016"/>
        </table:table-row>
        <table:table-row table:style-name="ro7">
          <table:table-cell table:style-name="ce70" table:formula="of:=[usuários_2.B404]">
            <text:p/>
          </table:table-cell>
          <table:table-cell table:style-name="ce74" table:formula="of:=LEFT([.A404];FIND(&quot; &quot;;[.A404]))" office:value-type="string" office:string-value="" calcext:value-type="error">
            <text:p>#VALOR!</text:p>
          </table:table-cell>
          <table:table-cell table:style-name="ce74" table:formula="of:=SUBSTITUTE([.A404];[.B404];&quot;&quot;)" office:value-type="string" office:string-value="" calcext:value-type="error">
            <text:p>#VALOR!</text:p>
          </table:table-cell>
          <table:table-cell table:style-name="ce75" table:formula="of:=LEFT([.A404];FIND(&quot; &quot;;[.A404];FIND(&quot; &quot;;[.A404])+1)-1)" office:value-type="string" office:string-value="" calcext:value-type="error">
            <text:p>#VALOR!</text:p>
          </table:table-cell>
          <table:table-cell table:style-name="ce74" table:formula="of:=SUBSTITUTE([.D40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2" calcext:value-type="float">
            <text:p>402</text:p>
          </table:table-cell>
          <table:table-cell table:formula="of:=CONCATENATE([usuários.A404];[.G404])" office:value-type="string" office:string-value="213402" calcext:value-type="string">
            <text:p>213402</text:p>
          </table:table-cell>
          <table:table-cell table:number-columns-repeated="1016"/>
        </table:table-row>
        <table:table-row table:style-name="ro7">
          <table:table-cell table:style-name="ce70" table:formula="of:=[usuários_2.B405]">
            <text:p/>
          </table:table-cell>
          <table:table-cell table:style-name="ce74" table:formula="of:=LEFT([.A405];FIND(&quot; &quot;;[.A405]))" office:value-type="string" office:string-value="" calcext:value-type="error">
            <text:p>#VALOR!</text:p>
          </table:table-cell>
          <table:table-cell table:style-name="ce74" table:formula="of:=SUBSTITUTE([.A405];[.B405];&quot;&quot;)" office:value-type="string" office:string-value="" calcext:value-type="error">
            <text:p>#VALOR!</text:p>
          </table:table-cell>
          <table:table-cell table:style-name="ce75" table:formula="of:=LEFT([.A405];FIND(&quot; &quot;;[.A405];FIND(&quot; &quot;;[.A405])+1)-1)" office:value-type="string" office:string-value="" calcext:value-type="error">
            <text:p>#VALOR!</text:p>
          </table:table-cell>
          <table:table-cell table:style-name="ce74" table:formula="of:=SUBSTITUTE([.D40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3" calcext:value-type="float">
            <text:p>403</text:p>
          </table:table-cell>
          <table:table-cell table:formula="of:=CONCATENATE([usuários.A405];[.G405])" office:value-type="string" office:string-value="213403" calcext:value-type="string">
            <text:p>213403</text:p>
          </table:table-cell>
          <table:table-cell table:number-columns-repeated="1016"/>
        </table:table-row>
        <table:table-row table:style-name="ro7">
          <table:table-cell table:style-name="ce70" table:formula="of:=[usuários_2.B406]">
            <text:p/>
          </table:table-cell>
          <table:table-cell table:style-name="ce74" table:formula="of:=LEFT([.A406];FIND(&quot; &quot;;[.A406]))" office:value-type="string" office:string-value="" calcext:value-type="error">
            <text:p>#VALOR!</text:p>
          </table:table-cell>
          <table:table-cell table:style-name="ce74" table:formula="of:=SUBSTITUTE([.A406];[.B406];&quot;&quot;)" office:value-type="string" office:string-value="" calcext:value-type="error">
            <text:p>#VALOR!</text:p>
          </table:table-cell>
          <table:table-cell table:style-name="ce75" table:formula="of:=LEFT([.A406];FIND(&quot; &quot;;[.A406];FIND(&quot; &quot;;[.A406])+1)-1)" office:value-type="string" office:string-value="" calcext:value-type="error">
            <text:p>#VALOR!</text:p>
          </table:table-cell>
          <table:table-cell table:style-name="ce74" table:formula="of:=SUBSTITUTE([.D40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4" calcext:value-type="float">
            <text:p>404</text:p>
          </table:table-cell>
          <table:table-cell table:formula="of:=CONCATENATE([usuários.A406];[.G406])" office:value-type="string" office:string-value="213404" calcext:value-type="string">
            <text:p>213404</text:p>
          </table:table-cell>
          <table:table-cell table:number-columns-repeated="1016"/>
        </table:table-row>
        <table:table-row table:style-name="ro7">
          <table:table-cell table:style-name="ce70" table:formula="of:=[usuários_2.B407]">
            <text:p/>
          </table:table-cell>
          <table:table-cell table:style-name="ce74" table:formula="of:=LEFT([.A407];FIND(&quot; &quot;;[.A407]))" office:value-type="string" office:string-value="" calcext:value-type="error">
            <text:p>#VALOR!</text:p>
          </table:table-cell>
          <table:table-cell table:style-name="ce74" table:formula="of:=SUBSTITUTE([.A407];[.B407];&quot;&quot;)" office:value-type="string" office:string-value="" calcext:value-type="error">
            <text:p>#VALOR!</text:p>
          </table:table-cell>
          <table:table-cell table:style-name="ce75" table:formula="of:=LEFT([.A407];FIND(&quot; &quot;;[.A407];FIND(&quot; &quot;;[.A407])+1)-1)" office:value-type="string" office:string-value="" calcext:value-type="error">
            <text:p>#VALOR!</text:p>
          </table:table-cell>
          <table:table-cell table:style-name="ce74" table:formula="of:=SUBSTITUTE([.D40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5" calcext:value-type="float">
            <text:p>405</text:p>
          </table:table-cell>
          <table:table-cell table:formula="of:=CONCATENATE([usuários.A407];[.G407])" office:value-type="string" office:string-value="213405" calcext:value-type="string">
            <text:p>213405</text:p>
          </table:table-cell>
          <table:table-cell table:number-columns-repeated="1016"/>
        </table:table-row>
        <table:table-row table:style-name="ro7">
          <table:table-cell table:style-name="ce70" table:formula="of:=[usuários_2.B408]">
            <text:p/>
          </table:table-cell>
          <table:table-cell table:style-name="ce74" table:formula="of:=LEFT([.A408];FIND(&quot; &quot;;[.A408]))" office:value-type="string" office:string-value="" calcext:value-type="error">
            <text:p>#VALOR!</text:p>
          </table:table-cell>
          <table:table-cell table:style-name="ce74" table:formula="of:=SUBSTITUTE([.A408];[.B408];&quot;&quot;)" office:value-type="string" office:string-value="" calcext:value-type="error">
            <text:p>#VALOR!</text:p>
          </table:table-cell>
          <table:table-cell table:style-name="ce75" table:formula="of:=LEFT([.A408];FIND(&quot; &quot;;[.A408];FIND(&quot; &quot;;[.A408])+1)-1)" office:value-type="string" office:string-value="" calcext:value-type="error">
            <text:p>#VALOR!</text:p>
          </table:table-cell>
          <table:table-cell table:style-name="ce74" table:formula="of:=SUBSTITUTE([.D40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6" calcext:value-type="float">
            <text:p>406</text:p>
          </table:table-cell>
          <table:table-cell table:formula="of:=CONCATENATE([usuários.A408];[.G408])" office:value-type="string" office:string-value="213406" calcext:value-type="string">
            <text:p>213406</text:p>
          </table:table-cell>
          <table:table-cell table:number-columns-repeated="1016"/>
        </table:table-row>
        <table:table-row table:style-name="ro7">
          <table:table-cell table:style-name="ce70" table:formula="of:=[usuários_2.B409]">
            <text:p/>
          </table:table-cell>
          <table:table-cell table:style-name="ce74" table:formula="of:=LEFT([.A409];FIND(&quot; &quot;;[.A409]))" office:value-type="string" office:string-value="" calcext:value-type="error">
            <text:p>#VALOR!</text:p>
          </table:table-cell>
          <table:table-cell table:style-name="ce74" table:formula="of:=SUBSTITUTE([.A409];[.B409];&quot;&quot;)" office:value-type="string" office:string-value="" calcext:value-type="error">
            <text:p>#VALOR!</text:p>
          </table:table-cell>
          <table:table-cell table:style-name="ce75" table:formula="of:=LEFT([.A409];FIND(&quot; &quot;;[.A409];FIND(&quot; &quot;;[.A409])+1)-1)" office:value-type="string" office:string-value="" calcext:value-type="error">
            <text:p>#VALOR!</text:p>
          </table:table-cell>
          <table:table-cell table:style-name="ce74" table:formula="of:=SUBSTITUTE([.D40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7" calcext:value-type="float">
            <text:p>407</text:p>
          </table:table-cell>
          <table:table-cell table:formula="of:=CONCATENATE([usuários.A409];[.G409])" office:value-type="string" office:string-value="213407" calcext:value-type="string">
            <text:p>213407</text:p>
          </table:table-cell>
          <table:table-cell table:number-columns-repeated="1016"/>
        </table:table-row>
        <table:table-row table:style-name="ro7">
          <table:table-cell table:style-name="ce70" table:formula="of:=[usuários_2.B410]">
            <text:p/>
          </table:table-cell>
          <table:table-cell table:style-name="ce74" table:formula="of:=LEFT([.A410];FIND(&quot; &quot;;[.A410]))" office:value-type="string" office:string-value="" calcext:value-type="error">
            <text:p>#VALOR!</text:p>
          </table:table-cell>
          <table:table-cell table:style-name="ce74" table:formula="of:=SUBSTITUTE([.A410];[.B410];&quot;&quot;)" office:value-type="string" office:string-value="" calcext:value-type="error">
            <text:p>#VALOR!</text:p>
          </table:table-cell>
          <table:table-cell table:style-name="ce75" table:formula="of:=LEFT([.A410];FIND(&quot; &quot;;[.A410];FIND(&quot; &quot;;[.A410])+1)-1)" office:value-type="string" office:string-value="" calcext:value-type="error">
            <text:p>#VALOR!</text:p>
          </table:table-cell>
          <table:table-cell table:style-name="ce74" table:formula="of:=SUBSTITUTE([.D41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8" calcext:value-type="float">
            <text:p>408</text:p>
          </table:table-cell>
          <table:table-cell table:formula="of:=CONCATENATE([usuários.A410];[.G410])" office:value-type="string" office:string-value="213408" calcext:value-type="string">
            <text:p>213408</text:p>
          </table:table-cell>
          <table:table-cell table:number-columns-repeated="1016"/>
        </table:table-row>
        <table:table-row table:style-name="ro7">
          <table:table-cell table:style-name="ce70" table:formula="of:=[usuários_2.B411]">
            <text:p/>
          </table:table-cell>
          <table:table-cell table:style-name="ce74" table:formula="of:=LEFT([.A411];FIND(&quot; &quot;;[.A411]))" office:value-type="string" office:string-value="" calcext:value-type="error">
            <text:p>#VALOR!</text:p>
          </table:table-cell>
          <table:table-cell table:style-name="ce74" table:formula="of:=SUBSTITUTE([.A411];[.B411];&quot;&quot;)" office:value-type="string" office:string-value="" calcext:value-type="error">
            <text:p>#VALOR!</text:p>
          </table:table-cell>
          <table:table-cell table:style-name="ce75" table:formula="of:=LEFT([.A411];FIND(&quot; &quot;;[.A411];FIND(&quot; &quot;;[.A411])+1)-1)" office:value-type="string" office:string-value="" calcext:value-type="error">
            <text:p>#VALOR!</text:p>
          </table:table-cell>
          <table:table-cell table:style-name="ce74" table:formula="of:=SUBSTITUTE([.D41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09" calcext:value-type="float">
            <text:p>409</text:p>
          </table:table-cell>
          <table:table-cell table:formula="of:=CONCATENATE([usuários.A411];[.G411])" office:value-type="string" office:string-value="213409" calcext:value-type="string">
            <text:p>213409</text:p>
          </table:table-cell>
          <table:table-cell table:number-columns-repeated="1016"/>
        </table:table-row>
        <table:table-row table:style-name="ro7">
          <table:table-cell table:style-name="ce70" table:formula="of:=[usuários_2.B412]">
            <text:p/>
          </table:table-cell>
          <table:table-cell table:style-name="ce74" table:formula="of:=LEFT([.A412];FIND(&quot; &quot;;[.A412]))" office:value-type="string" office:string-value="" calcext:value-type="error">
            <text:p>#VALOR!</text:p>
          </table:table-cell>
          <table:table-cell table:style-name="ce74" table:formula="of:=SUBSTITUTE([.A412];[.B412];&quot;&quot;)" office:value-type="string" office:string-value="" calcext:value-type="error">
            <text:p>#VALOR!</text:p>
          </table:table-cell>
          <table:table-cell table:style-name="ce75" table:formula="of:=LEFT([.A412];FIND(&quot; &quot;;[.A412];FIND(&quot; &quot;;[.A412])+1)-1)" office:value-type="string" office:string-value="" calcext:value-type="error">
            <text:p>#VALOR!</text:p>
          </table:table-cell>
          <table:table-cell table:style-name="ce74" table:formula="of:=SUBSTITUTE([.D41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0" calcext:value-type="float">
            <text:p>410</text:p>
          </table:table-cell>
          <table:table-cell table:formula="of:=CONCATENATE([usuários.A412];[.G412])" office:value-type="string" office:string-value="213410" calcext:value-type="string">
            <text:p>213410</text:p>
          </table:table-cell>
          <table:table-cell table:number-columns-repeated="1016"/>
        </table:table-row>
        <table:table-row table:style-name="ro7">
          <table:table-cell table:style-name="ce70" table:formula="of:=[usuários_2.B413]">
            <text:p/>
          </table:table-cell>
          <table:table-cell table:style-name="ce74" table:formula="of:=LEFT([.A413];FIND(&quot; &quot;;[.A413]))" office:value-type="string" office:string-value="" calcext:value-type="error">
            <text:p>#VALOR!</text:p>
          </table:table-cell>
          <table:table-cell table:style-name="ce74" table:formula="of:=SUBSTITUTE([.A413];[.B413];&quot;&quot;)" office:value-type="string" office:string-value="" calcext:value-type="error">
            <text:p>#VALOR!</text:p>
          </table:table-cell>
          <table:table-cell table:style-name="ce75" table:formula="of:=LEFT([.A413];FIND(&quot; &quot;;[.A413];FIND(&quot; &quot;;[.A413])+1)-1)" office:value-type="string" office:string-value="" calcext:value-type="error">
            <text:p>#VALOR!</text:p>
          </table:table-cell>
          <table:table-cell table:style-name="ce74" table:formula="of:=SUBSTITUTE([.D41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1" calcext:value-type="float">
            <text:p>411</text:p>
          </table:table-cell>
          <table:table-cell table:formula="of:=CONCATENATE([usuários.A413];[.G413])" office:value-type="string" office:string-value="213411" calcext:value-type="string">
            <text:p>213411</text:p>
          </table:table-cell>
          <table:table-cell table:number-columns-repeated="1016"/>
        </table:table-row>
        <table:table-row table:style-name="ro7">
          <table:table-cell table:style-name="ce70" table:formula="of:=[usuários_2.B414]">
            <text:p/>
          </table:table-cell>
          <table:table-cell table:style-name="ce74" table:formula="of:=LEFT([.A414];FIND(&quot; &quot;;[.A414]))" office:value-type="string" office:string-value="" calcext:value-type="error">
            <text:p>#VALOR!</text:p>
          </table:table-cell>
          <table:table-cell table:style-name="ce74" table:formula="of:=SUBSTITUTE([.A414];[.B414];&quot;&quot;)" office:value-type="string" office:string-value="" calcext:value-type="error">
            <text:p>#VALOR!</text:p>
          </table:table-cell>
          <table:table-cell table:style-name="ce75" table:formula="of:=LEFT([.A414];FIND(&quot; &quot;;[.A414];FIND(&quot; &quot;;[.A414])+1)-1)" office:value-type="string" office:string-value="" calcext:value-type="error">
            <text:p>#VALOR!</text:p>
          </table:table-cell>
          <table:table-cell table:style-name="ce74" table:formula="of:=SUBSTITUTE([.D41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2" calcext:value-type="float">
            <text:p>412</text:p>
          </table:table-cell>
          <table:table-cell table:formula="of:=CONCATENATE([usuários.A414];[.G414])" office:value-type="string" office:string-value="213412" calcext:value-type="string">
            <text:p>213412</text:p>
          </table:table-cell>
          <table:table-cell table:number-columns-repeated="1016"/>
        </table:table-row>
        <table:table-row table:style-name="ro7">
          <table:table-cell table:style-name="ce70" table:formula="of:=[usuários_2.B415]">
            <text:p/>
          </table:table-cell>
          <table:table-cell table:style-name="ce74" table:formula="of:=LEFT([.A415];FIND(&quot; &quot;;[.A415]))" office:value-type="string" office:string-value="" calcext:value-type="error">
            <text:p>#VALOR!</text:p>
          </table:table-cell>
          <table:table-cell table:style-name="ce74" table:formula="of:=SUBSTITUTE([.A415];[.B415];&quot;&quot;)" office:value-type="string" office:string-value="" calcext:value-type="error">
            <text:p>#VALOR!</text:p>
          </table:table-cell>
          <table:table-cell table:style-name="ce75" table:formula="of:=LEFT([.A415];FIND(&quot; &quot;;[.A415];FIND(&quot; &quot;;[.A415])+1)-1)" office:value-type="string" office:string-value="" calcext:value-type="error">
            <text:p>#VALOR!</text:p>
          </table:table-cell>
          <table:table-cell table:style-name="ce74" table:formula="of:=SUBSTITUTE([.D41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3" calcext:value-type="float">
            <text:p>413</text:p>
          </table:table-cell>
          <table:table-cell table:formula="of:=CONCATENATE([usuários.A415];[.G415])" office:value-type="string" office:string-value="213413" calcext:value-type="string">
            <text:p>213413</text:p>
          </table:table-cell>
          <table:table-cell table:number-columns-repeated="1016"/>
        </table:table-row>
        <table:table-row table:style-name="ro7">
          <table:table-cell table:style-name="ce70" table:formula="of:=[usuários_2.B416]">
            <text:p/>
          </table:table-cell>
          <table:table-cell table:style-name="ce74" table:formula="of:=LEFT([.A416];FIND(&quot; &quot;;[.A416]))" office:value-type="string" office:string-value="" calcext:value-type="error">
            <text:p>#VALOR!</text:p>
          </table:table-cell>
          <table:table-cell table:style-name="ce74" table:formula="of:=SUBSTITUTE([.A416];[.B416];&quot;&quot;)" office:value-type="string" office:string-value="" calcext:value-type="error">
            <text:p>#VALOR!</text:p>
          </table:table-cell>
          <table:table-cell table:style-name="ce75" table:formula="of:=LEFT([.A416];FIND(&quot; &quot;;[.A416];FIND(&quot; &quot;;[.A416])+1)-1)" office:value-type="string" office:string-value="" calcext:value-type="error">
            <text:p>#VALOR!</text:p>
          </table:table-cell>
          <table:table-cell table:style-name="ce74" table:formula="of:=SUBSTITUTE([.D41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4" calcext:value-type="float">
            <text:p>414</text:p>
          </table:table-cell>
          <table:table-cell table:formula="of:=CONCATENATE([usuários.A416];[.G416])" office:value-type="string" office:string-value="213414" calcext:value-type="string">
            <text:p>213414</text:p>
          </table:table-cell>
          <table:table-cell table:number-columns-repeated="1016"/>
        </table:table-row>
        <table:table-row table:style-name="ro7">
          <table:table-cell table:style-name="ce70" table:formula="of:=[usuários_2.B417]">
            <text:p/>
          </table:table-cell>
          <table:table-cell table:style-name="ce74" table:formula="of:=LEFT([.A417];FIND(&quot; &quot;;[.A417]))" office:value-type="string" office:string-value="" calcext:value-type="error">
            <text:p>#VALOR!</text:p>
          </table:table-cell>
          <table:table-cell table:style-name="ce74" table:formula="of:=SUBSTITUTE([.A417];[.B417];&quot;&quot;)" office:value-type="string" office:string-value="" calcext:value-type="error">
            <text:p>#VALOR!</text:p>
          </table:table-cell>
          <table:table-cell table:style-name="ce75" table:formula="of:=LEFT([.A417];FIND(&quot; &quot;;[.A417];FIND(&quot; &quot;;[.A417])+1)-1)" office:value-type="string" office:string-value="" calcext:value-type="error">
            <text:p>#VALOR!</text:p>
          </table:table-cell>
          <table:table-cell table:style-name="ce74" table:formula="of:=SUBSTITUTE([.D41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5" calcext:value-type="float">
            <text:p>415</text:p>
          </table:table-cell>
          <table:table-cell table:formula="of:=CONCATENATE([usuários.A417];[.G417])" office:value-type="string" office:string-value="213415" calcext:value-type="string">
            <text:p>213415</text:p>
          </table:table-cell>
          <table:table-cell table:number-columns-repeated="1016"/>
        </table:table-row>
        <table:table-row table:style-name="ro7">
          <table:table-cell table:style-name="ce70" table:formula="of:=[usuários_2.B418]">
            <text:p/>
          </table:table-cell>
          <table:table-cell table:style-name="ce74" table:formula="of:=LEFT([.A418];FIND(&quot; &quot;;[.A418]))" office:value-type="string" office:string-value="" calcext:value-type="error">
            <text:p>#VALOR!</text:p>
          </table:table-cell>
          <table:table-cell table:style-name="ce74" table:formula="of:=SUBSTITUTE([.A418];[.B418];&quot;&quot;)" office:value-type="string" office:string-value="" calcext:value-type="error">
            <text:p>#VALOR!</text:p>
          </table:table-cell>
          <table:table-cell table:style-name="ce75" table:formula="of:=LEFT([.A418];FIND(&quot; &quot;;[.A418];FIND(&quot; &quot;;[.A418])+1)-1)" office:value-type="string" office:string-value="" calcext:value-type="error">
            <text:p>#VALOR!</text:p>
          </table:table-cell>
          <table:table-cell table:style-name="ce74" table:formula="of:=SUBSTITUTE([.D41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6" calcext:value-type="float">
            <text:p>416</text:p>
          </table:table-cell>
          <table:table-cell table:formula="of:=CONCATENATE([usuários.A418];[.G418])" office:value-type="string" office:string-value="213416" calcext:value-type="string">
            <text:p>213416</text:p>
          </table:table-cell>
          <table:table-cell table:number-columns-repeated="1016"/>
        </table:table-row>
        <table:table-row table:style-name="ro7">
          <table:table-cell table:style-name="ce70" table:formula="of:=[usuários_2.B419]">
            <text:p/>
          </table:table-cell>
          <table:table-cell table:style-name="ce74" table:formula="of:=LEFT([.A419];FIND(&quot; &quot;;[.A419]))" office:value-type="string" office:string-value="" calcext:value-type="error">
            <text:p>#VALOR!</text:p>
          </table:table-cell>
          <table:table-cell table:style-name="ce74" table:formula="of:=SUBSTITUTE([.A419];[.B419];&quot;&quot;)" office:value-type="string" office:string-value="" calcext:value-type="error">
            <text:p>#VALOR!</text:p>
          </table:table-cell>
          <table:table-cell table:style-name="ce75" table:formula="of:=LEFT([.A419];FIND(&quot; &quot;;[.A419];FIND(&quot; &quot;;[.A419])+1)-1)" office:value-type="string" office:string-value="" calcext:value-type="error">
            <text:p>#VALOR!</text:p>
          </table:table-cell>
          <table:table-cell table:style-name="ce74" table:formula="of:=SUBSTITUTE([.D41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7" calcext:value-type="float">
            <text:p>417</text:p>
          </table:table-cell>
          <table:table-cell table:formula="of:=CONCATENATE([usuários.A419];[.G419])" office:value-type="string" office:string-value="213417" calcext:value-type="string">
            <text:p>213417</text:p>
          </table:table-cell>
          <table:table-cell table:number-columns-repeated="1016"/>
        </table:table-row>
        <table:table-row table:style-name="ro7">
          <table:table-cell table:style-name="ce70" table:formula="of:=[usuários_2.B420]">
            <text:p/>
          </table:table-cell>
          <table:table-cell table:style-name="ce74" table:formula="of:=LEFT([.A420];FIND(&quot; &quot;;[.A420]))" office:value-type="string" office:string-value="" calcext:value-type="error">
            <text:p>#VALOR!</text:p>
          </table:table-cell>
          <table:table-cell table:style-name="ce74" table:formula="of:=SUBSTITUTE([.A420];[.B420];&quot;&quot;)" office:value-type="string" office:string-value="" calcext:value-type="error">
            <text:p>#VALOR!</text:p>
          </table:table-cell>
          <table:table-cell table:style-name="ce75" table:formula="of:=LEFT([.A420];FIND(&quot; &quot;;[.A420];FIND(&quot; &quot;;[.A420])+1)-1)" office:value-type="string" office:string-value="" calcext:value-type="error">
            <text:p>#VALOR!</text:p>
          </table:table-cell>
          <table:table-cell table:style-name="ce74" table:formula="of:=SUBSTITUTE([.D42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8" calcext:value-type="float">
            <text:p>418</text:p>
          </table:table-cell>
          <table:table-cell table:formula="of:=CONCATENATE([usuários.A420];[.G420])" office:value-type="string" office:string-value="213418" calcext:value-type="string">
            <text:p>213418</text:p>
          </table:table-cell>
          <table:table-cell table:number-columns-repeated="1016"/>
        </table:table-row>
        <table:table-row table:style-name="ro7">
          <table:table-cell table:style-name="ce70" table:formula="of:=[usuários_2.B421]">
            <text:p/>
          </table:table-cell>
          <table:table-cell table:style-name="ce74" table:formula="of:=LEFT([.A421];FIND(&quot; &quot;;[.A421]))" office:value-type="string" office:string-value="" calcext:value-type="error">
            <text:p>#VALOR!</text:p>
          </table:table-cell>
          <table:table-cell table:style-name="ce74" table:formula="of:=SUBSTITUTE([.A421];[.B421];&quot;&quot;)" office:value-type="string" office:string-value="" calcext:value-type="error">
            <text:p>#VALOR!</text:p>
          </table:table-cell>
          <table:table-cell table:style-name="ce75" table:formula="of:=LEFT([.A421];FIND(&quot; &quot;;[.A421];FIND(&quot; &quot;;[.A421])+1)-1)" office:value-type="string" office:string-value="" calcext:value-type="error">
            <text:p>#VALOR!</text:p>
          </table:table-cell>
          <table:table-cell table:style-name="ce74" table:formula="of:=SUBSTITUTE([.D42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19" calcext:value-type="float">
            <text:p>419</text:p>
          </table:table-cell>
          <table:table-cell table:formula="of:=CONCATENATE([usuários.A421];[.G421])" office:value-type="string" office:string-value="213419" calcext:value-type="string">
            <text:p>213419</text:p>
          </table:table-cell>
          <table:table-cell table:number-columns-repeated="1016"/>
        </table:table-row>
        <table:table-row table:style-name="ro7">
          <table:table-cell table:style-name="ce70" table:formula="of:=[usuários_2.B422]">
            <text:p/>
          </table:table-cell>
          <table:table-cell table:style-name="ce74" table:formula="of:=LEFT([.A422];FIND(&quot; &quot;;[.A422]))" office:value-type="string" office:string-value="" calcext:value-type="error">
            <text:p>#VALOR!</text:p>
          </table:table-cell>
          <table:table-cell table:style-name="ce74" table:formula="of:=SUBSTITUTE([.A422];[.B422];&quot;&quot;)" office:value-type="string" office:string-value="" calcext:value-type="error">
            <text:p>#VALOR!</text:p>
          </table:table-cell>
          <table:table-cell table:style-name="ce75" table:formula="of:=LEFT([.A422];FIND(&quot; &quot;;[.A422];FIND(&quot; &quot;;[.A422])+1)-1)" office:value-type="string" office:string-value="" calcext:value-type="error">
            <text:p>#VALOR!</text:p>
          </table:table-cell>
          <table:table-cell table:style-name="ce74" table:formula="of:=SUBSTITUTE([.D42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0" calcext:value-type="float">
            <text:p>420</text:p>
          </table:table-cell>
          <table:table-cell table:formula="of:=CONCATENATE([usuários.A422];[.G422])" office:value-type="string" office:string-value="213420" calcext:value-type="string">
            <text:p>213420</text:p>
          </table:table-cell>
          <table:table-cell table:number-columns-repeated="1016"/>
        </table:table-row>
        <table:table-row table:style-name="ro7">
          <table:table-cell table:style-name="ce70" table:formula="of:=[usuários_2.B423]">
            <text:p/>
          </table:table-cell>
          <table:table-cell table:style-name="ce74" table:formula="of:=LEFT([.A423];FIND(&quot; &quot;;[.A423]))" office:value-type="string" office:string-value="" calcext:value-type="error">
            <text:p>#VALOR!</text:p>
          </table:table-cell>
          <table:table-cell table:style-name="ce74" table:formula="of:=SUBSTITUTE([.A423];[.B423];&quot;&quot;)" office:value-type="string" office:string-value="" calcext:value-type="error">
            <text:p>#VALOR!</text:p>
          </table:table-cell>
          <table:table-cell table:style-name="ce75" table:formula="of:=LEFT([.A423];FIND(&quot; &quot;;[.A423];FIND(&quot; &quot;;[.A423])+1)-1)" office:value-type="string" office:string-value="" calcext:value-type="error">
            <text:p>#VALOR!</text:p>
          </table:table-cell>
          <table:table-cell table:style-name="ce74" table:formula="of:=SUBSTITUTE([.D42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1" calcext:value-type="float">
            <text:p>421</text:p>
          </table:table-cell>
          <table:table-cell table:formula="of:=CONCATENATE([usuários.A423];[.G423])" office:value-type="string" office:string-value="213421" calcext:value-type="string">
            <text:p>213421</text:p>
          </table:table-cell>
          <table:table-cell table:number-columns-repeated="1016"/>
        </table:table-row>
        <table:table-row table:style-name="ro7">
          <table:table-cell table:style-name="ce70" table:formula="of:=[usuários_2.B424]">
            <text:p/>
          </table:table-cell>
          <table:table-cell table:style-name="ce74" table:formula="of:=LEFT([.A424];FIND(&quot; &quot;;[.A424]))" office:value-type="string" office:string-value="" calcext:value-type="error">
            <text:p>#VALOR!</text:p>
          </table:table-cell>
          <table:table-cell table:style-name="ce74" table:formula="of:=SUBSTITUTE([.A424];[.B424];&quot;&quot;)" office:value-type="string" office:string-value="" calcext:value-type="error">
            <text:p>#VALOR!</text:p>
          </table:table-cell>
          <table:table-cell table:style-name="ce75" table:formula="of:=LEFT([.A424];FIND(&quot; &quot;;[.A424];FIND(&quot; &quot;;[.A424])+1)-1)" office:value-type="string" office:string-value="" calcext:value-type="error">
            <text:p>#VALOR!</text:p>
          </table:table-cell>
          <table:table-cell table:style-name="ce74" table:formula="of:=SUBSTITUTE([.D42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2" calcext:value-type="float">
            <text:p>422</text:p>
          </table:table-cell>
          <table:table-cell table:formula="of:=CONCATENATE([usuários.A424];[.G424])" office:value-type="string" office:string-value="213422" calcext:value-type="string">
            <text:p>213422</text:p>
          </table:table-cell>
          <table:table-cell table:number-columns-repeated="1016"/>
        </table:table-row>
        <table:table-row table:style-name="ro7">
          <table:table-cell table:style-name="ce70" table:formula="of:=[usuários_2.B425]">
            <text:p/>
          </table:table-cell>
          <table:table-cell table:style-name="ce74" table:formula="of:=LEFT([.A425];FIND(&quot; &quot;;[.A425]))" office:value-type="string" office:string-value="" calcext:value-type="error">
            <text:p>#VALOR!</text:p>
          </table:table-cell>
          <table:table-cell table:style-name="ce74" table:formula="of:=SUBSTITUTE([.A425];[.B425];&quot;&quot;)" office:value-type="string" office:string-value="" calcext:value-type="error">
            <text:p>#VALOR!</text:p>
          </table:table-cell>
          <table:table-cell table:style-name="ce75" table:formula="of:=LEFT([.A425];FIND(&quot; &quot;;[.A425];FIND(&quot; &quot;;[.A425])+1)-1)" office:value-type="string" office:string-value="" calcext:value-type="error">
            <text:p>#VALOR!</text:p>
          </table:table-cell>
          <table:table-cell table:style-name="ce74" table:formula="of:=SUBSTITUTE([.D42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3" calcext:value-type="float">
            <text:p>423</text:p>
          </table:table-cell>
          <table:table-cell table:formula="of:=CONCATENATE([usuários.A425];[.G425])" office:value-type="string" office:string-value="213423" calcext:value-type="string">
            <text:p>213423</text:p>
          </table:table-cell>
          <table:table-cell table:number-columns-repeated="1016"/>
        </table:table-row>
        <table:table-row table:style-name="ro7">
          <table:table-cell table:style-name="ce70" table:formula="of:=[usuários_2.B426]">
            <text:p/>
          </table:table-cell>
          <table:table-cell table:style-name="ce74" table:formula="of:=LEFT([.A426];FIND(&quot; &quot;;[.A426]))" office:value-type="string" office:string-value="" calcext:value-type="error">
            <text:p>#VALOR!</text:p>
          </table:table-cell>
          <table:table-cell table:style-name="ce74" table:formula="of:=SUBSTITUTE([.A426];[.B426];&quot;&quot;)" office:value-type="string" office:string-value="" calcext:value-type="error">
            <text:p>#VALOR!</text:p>
          </table:table-cell>
          <table:table-cell table:style-name="ce75" table:formula="of:=LEFT([.A426];FIND(&quot; &quot;;[.A426];FIND(&quot; &quot;;[.A426])+1)-1)" office:value-type="string" office:string-value="" calcext:value-type="error">
            <text:p>#VALOR!</text:p>
          </table:table-cell>
          <table:table-cell table:style-name="ce74" table:formula="of:=SUBSTITUTE([.D42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4" calcext:value-type="float">
            <text:p>424</text:p>
          </table:table-cell>
          <table:table-cell table:formula="of:=CONCATENATE([usuários.A426];[.G426])" office:value-type="string" office:string-value="213424" calcext:value-type="string">
            <text:p>213424</text:p>
          </table:table-cell>
          <table:table-cell table:number-columns-repeated="1016"/>
        </table:table-row>
        <table:table-row table:style-name="ro7">
          <table:table-cell table:style-name="ce70" table:formula="of:=[usuários_2.B427]">
            <text:p/>
          </table:table-cell>
          <table:table-cell table:style-name="ce74" table:formula="of:=LEFT([.A427];FIND(&quot; &quot;;[.A427]))" office:value-type="string" office:string-value="" calcext:value-type="error">
            <text:p>#VALOR!</text:p>
          </table:table-cell>
          <table:table-cell table:style-name="ce74" table:formula="of:=SUBSTITUTE([.A427];[.B427];&quot;&quot;)" office:value-type="string" office:string-value="" calcext:value-type="error">
            <text:p>#VALOR!</text:p>
          </table:table-cell>
          <table:table-cell table:style-name="ce75" table:formula="of:=LEFT([.A427];FIND(&quot; &quot;;[.A427];FIND(&quot; &quot;;[.A427])+1)-1)" office:value-type="string" office:string-value="" calcext:value-type="error">
            <text:p>#VALOR!</text:p>
          </table:table-cell>
          <table:table-cell table:style-name="ce74" table:formula="of:=SUBSTITUTE([.D42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5" calcext:value-type="float">
            <text:p>425</text:p>
          </table:table-cell>
          <table:table-cell table:formula="of:=CONCATENATE([usuários.A427];[.G427])" office:value-type="string" office:string-value="213425" calcext:value-type="string">
            <text:p>213425</text:p>
          </table:table-cell>
          <table:table-cell table:number-columns-repeated="1016"/>
        </table:table-row>
        <table:table-row table:style-name="ro7">
          <table:table-cell table:style-name="ce70" table:formula="of:=[usuários_2.B428]">
            <text:p/>
          </table:table-cell>
          <table:table-cell table:style-name="ce74" table:formula="of:=LEFT([.A428];FIND(&quot; &quot;;[.A428]))" office:value-type="string" office:string-value="" calcext:value-type="error">
            <text:p>#VALOR!</text:p>
          </table:table-cell>
          <table:table-cell table:style-name="ce74" table:formula="of:=SUBSTITUTE([.A428];[.B428];&quot;&quot;)" office:value-type="string" office:string-value="" calcext:value-type="error">
            <text:p>#VALOR!</text:p>
          </table:table-cell>
          <table:table-cell table:style-name="ce75" table:formula="of:=LEFT([.A428];FIND(&quot; &quot;;[.A428];FIND(&quot; &quot;;[.A428])+1)-1)" office:value-type="string" office:string-value="" calcext:value-type="error">
            <text:p>#VALOR!</text:p>
          </table:table-cell>
          <table:table-cell table:style-name="ce74" table:formula="of:=SUBSTITUTE([.D42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6" calcext:value-type="float">
            <text:p>426</text:p>
          </table:table-cell>
          <table:table-cell table:formula="of:=CONCATENATE([usuários.A428];[.G428])" office:value-type="string" office:string-value="213426" calcext:value-type="string">
            <text:p>213426</text:p>
          </table:table-cell>
          <table:table-cell table:number-columns-repeated="1016"/>
        </table:table-row>
        <table:table-row table:style-name="ro7">
          <table:table-cell table:style-name="ce70" table:formula="of:=[usuários_2.B429]">
            <text:p/>
          </table:table-cell>
          <table:table-cell table:style-name="ce74" table:formula="of:=LEFT([.A429];FIND(&quot; &quot;;[.A429]))" office:value-type="string" office:string-value="" calcext:value-type="error">
            <text:p>#VALOR!</text:p>
          </table:table-cell>
          <table:table-cell table:style-name="ce74" table:formula="of:=SUBSTITUTE([.A429];[.B429];&quot;&quot;)" office:value-type="string" office:string-value="" calcext:value-type="error">
            <text:p>#VALOR!</text:p>
          </table:table-cell>
          <table:table-cell table:style-name="ce75" table:formula="of:=LEFT([.A429];FIND(&quot; &quot;;[.A429];FIND(&quot; &quot;;[.A429])+1)-1)" office:value-type="string" office:string-value="" calcext:value-type="error">
            <text:p>#VALOR!</text:p>
          </table:table-cell>
          <table:table-cell table:style-name="ce74" table:formula="of:=SUBSTITUTE([.D42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7" calcext:value-type="float">
            <text:p>427</text:p>
          </table:table-cell>
          <table:table-cell table:formula="of:=CONCATENATE([usuários.A429];[.G429])" office:value-type="string" office:string-value="213427" calcext:value-type="string">
            <text:p>213427</text:p>
          </table:table-cell>
          <table:table-cell table:number-columns-repeated="1016"/>
        </table:table-row>
        <table:table-row table:style-name="ro7">
          <table:table-cell table:style-name="ce70" table:formula="of:=[usuários_2.B430]">
            <text:p/>
          </table:table-cell>
          <table:table-cell table:style-name="ce74" table:formula="of:=LEFT([.A430];FIND(&quot; &quot;;[.A430]))" office:value-type="string" office:string-value="" calcext:value-type="error">
            <text:p>#VALOR!</text:p>
          </table:table-cell>
          <table:table-cell table:style-name="ce74" table:formula="of:=SUBSTITUTE([.A430];[.B430];&quot;&quot;)" office:value-type="string" office:string-value="" calcext:value-type="error">
            <text:p>#VALOR!</text:p>
          </table:table-cell>
          <table:table-cell table:style-name="ce75" table:formula="of:=LEFT([.A430];FIND(&quot; &quot;;[.A430];FIND(&quot; &quot;;[.A430])+1)-1)" office:value-type="string" office:string-value="" calcext:value-type="error">
            <text:p>#VALOR!</text:p>
          </table:table-cell>
          <table:table-cell table:style-name="ce74" table:formula="of:=SUBSTITUTE([.D43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8" calcext:value-type="float">
            <text:p>428</text:p>
          </table:table-cell>
          <table:table-cell table:formula="of:=CONCATENATE([usuários.A430];[.G430])" office:value-type="string" office:string-value="213428" calcext:value-type="string">
            <text:p>213428</text:p>
          </table:table-cell>
          <table:table-cell table:number-columns-repeated="1016"/>
        </table:table-row>
        <table:table-row table:style-name="ro7">
          <table:table-cell table:style-name="ce70" table:formula="of:=[usuários_2.B431]">
            <text:p/>
          </table:table-cell>
          <table:table-cell table:style-name="ce74" table:formula="of:=LEFT([.A431];FIND(&quot; &quot;;[.A431]))" office:value-type="string" office:string-value="" calcext:value-type="error">
            <text:p>#VALOR!</text:p>
          </table:table-cell>
          <table:table-cell table:style-name="ce74" table:formula="of:=SUBSTITUTE([.A431];[.B431];&quot;&quot;)" office:value-type="string" office:string-value="" calcext:value-type="error">
            <text:p>#VALOR!</text:p>
          </table:table-cell>
          <table:table-cell table:style-name="ce75" table:formula="of:=LEFT([.A431];FIND(&quot; &quot;;[.A431];FIND(&quot; &quot;;[.A431])+1)-1)" office:value-type="string" office:string-value="" calcext:value-type="error">
            <text:p>#VALOR!</text:p>
          </table:table-cell>
          <table:table-cell table:style-name="ce74" table:formula="of:=SUBSTITUTE([.D43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29" calcext:value-type="float">
            <text:p>429</text:p>
          </table:table-cell>
          <table:table-cell table:formula="of:=CONCATENATE([usuários.A431];[.G431])" office:value-type="string" office:string-value="213429" calcext:value-type="string">
            <text:p>213429</text:p>
          </table:table-cell>
          <table:table-cell table:number-columns-repeated="1016"/>
        </table:table-row>
        <table:table-row table:style-name="ro7">
          <table:table-cell table:style-name="ce70" table:formula="of:=[usuários_2.B432]">
            <text:p/>
          </table:table-cell>
          <table:table-cell table:style-name="ce74" table:formula="of:=LEFT([.A432];FIND(&quot; &quot;;[.A432]))" office:value-type="string" office:string-value="" calcext:value-type="error">
            <text:p>#VALOR!</text:p>
          </table:table-cell>
          <table:table-cell table:style-name="ce74" table:formula="of:=SUBSTITUTE([.A432];[.B432];&quot;&quot;)" office:value-type="string" office:string-value="" calcext:value-type="error">
            <text:p>#VALOR!</text:p>
          </table:table-cell>
          <table:table-cell table:style-name="ce75" table:formula="of:=LEFT([.A432];FIND(&quot; &quot;;[.A432];FIND(&quot; &quot;;[.A432])+1)-1)" office:value-type="string" office:string-value="" calcext:value-type="error">
            <text:p>#VALOR!</text:p>
          </table:table-cell>
          <table:table-cell table:style-name="ce74" table:formula="of:=SUBSTITUTE([.D43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0" calcext:value-type="float">
            <text:p>430</text:p>
          </table:table-cell>
          <table:table-cell table:formula="of:=CONCATENATE([usuários.A432];[.G432])" office:value-type="string" office:string-value="213430" calcext:value-type="string">
            <text:p>213430</text:p>
          </table:table-cell>
          <table:table-cell table:number-columns-repeated="1016"/>
        </table:table-row>
        <table:table-row table:style-name="ro7">
          <table:table-cell table:style-name="ce70" table:formula="of:=[usuários_2.B433]">
            <text:p/>
          </table:table-cell>
          <table:table-cell table:style-name="ce74" table:formula="of:=LEFT([.A433];FIND(&quot; &quot;;[.A433]))" office:value-type="string" office:string-value="" calcext:value-type="error">
            <text:p>#VALOR!</text:p>
          </table:table-cell>
          <table:table-cell table:style-name="ce74" table:formula="of:=SUBSTITUTE([.A433];[.B433];&quot;&quot;)" office:value-type="string" office:string-value="" calcext:value-type="error">
            <text:p>#VALOR!</text:p>
          </table:table-cell>
          <table:table-cell table:style-name="ce75" table:formula="of:=LEFT([.A433];FIND(&quot; &quot;;[.A433];FIND(&quot; &quot;;[.A433])+1)-1)" office:value-type="string" office:string-value="" calcext:value-type="error">
            <text:p>#VALOR!</text:p>
          </table:table-cell>
          <table:table-cell table:style-name="ce74" table:formula="of:=SUBSTITUTE([.D43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1" calcext:value-type="float">
            <text:p>431</text:p>
          </table:table-cell>
          <table:table-cell table:formula="of:=CONCATENATE([usuários.A433];[.G433])" office:value-type="string" office:string-value="213431" calcext:value-type="string">
            <text:p>213431</text:p>
          </table:table-cell>
          <table:table-cell table:number-columns-repeated="1016"/>
        </table:table-row>
        <table:table-row table:style-name="ro7">
          <table:table-cell table:style-name="ce70" table:formula="of:=[usuários_2.B434]">
            <text:p/>
          </table:table-cell>
          <table:table-cell table:style-name="ce74" table:formula="of:=LEFT([.A434];FIND(&quot; &quot;;[.A434]))" office:value-type="string" office:string-value="" calcext:value-type="error">
            <text:p>#VALOR!</text:p>
          </table:table-cell>
          <table:table-cell table:style-name="ce74" table:formula="of:=SUBSTITUTE([.A434];[.B434];&quot;&quot;)" office:value-type="string" office:string-value="" calcext:value-type="error">
            <text:p>#VALOR!</text:p>
          </table:table-cell>
          <table:table-cell table:style-name="ce75" table:formula="of:=LEFT([.A434];FIND(&quot; &quot;;[.A434];FIND(&quot; &quot;;[.A434])+1)-1)" office:value-type="string" office:string-value="" calcext:value-type="error">
            <text:p>#VALOR!</text:p>
          </table:table-cell>
          <table:table-cell table:style-name="ce74" table:formula="of:=SUBSTITUTE([.D43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2" calcext:value-type="float">
            <text:p>432</text:p>
          </table:table-cell>
          <table:table-cell table:formula="of:=CONCATENATE([usuários.A434];[.G434])" office:value-type="string" office:string-value="213432" calcext:value-type="string">
            <text:p>213432</text:p>
          </table:table-cell>
          <table:table-cell table:number-columns-repeated="1016"/>
        </table:table-row>
        <table:table-row table:style-name="ro7">
          <table:table-cell table:style-name="ce70" table:formula="of:=[usuários_2.B435]">
            <text:p/>
          </table:table-cell>
          <table:table-cell table:style-name="ce74" table:formula="of:=LEFT([.A435];FIND(&quot; &quot;;[.A435]))" office:value-type="string" office:string-value="" calcext:value-type="error">
            <text:p>#VALOR!</text:p>
          </table:table-cell>
          <table:table-cell table:style-name="ce74" table:formula="of:=SUBSTITUTE([.A435];[.B435];&quot;&quot;)" office:value-type="string" office:string-value="" calcext:value-type="error">
            <text:p>#VALOR!</text:p>
          </table:table-cell>
          <table:table-cell table:style-name="ce75" table:formula="of:=LEFT([.A435];FIND(&quot; &quot;;[.A435];FIND(&quot; &quot;;[.A435])+1)-1)" office:value-type="string" office:string-value="" calcext:value-type="error">
            <text:p>#VALOR!</text:p>
          </table:table-cell>
          <table:table-cell table:style-name="ce74" table:formula="of:=SUBSTITUTE([.D43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3" calcext:value-type="float">
            <text:p>433</text:p>
          </table:table-cell>
          <table:table-cell table:formula="of:=CONCATENATE([usuários.A435];[.G435])" office:value-type="string" office:string-value="213433" calcext:value-type="string">
            <text:p>213433</text:p>
          </table:table-cell>
          <table:table-cell table:number-columns-repeated="1016"/>
        </table:table-row>
        <table:table-row table:style-name="ro7">
          <table:table-cell table:style-name="ce70" table:formula="of:=[usuários_2.B436]">
            <text:p/>
          </table:table-cell>
          <table:table-cell table:style-name="ce74" table:formula="of:=LEFT([.A436];FIND(&quot; &quot;;[.A436]))" office:value-type="string" office:string-value="" calcext:value-type="error">
            <text:p>#VALOR!</text:p>
          </table:table-cell>
          <table:table-cell table:style-name="ce74" table:formula="of:=SUBSTITUTE([.A436];[.B436];&quot;&quot;)" office:value-type="string" office:string-value="" calcext:value-type="error">
            <text:p>#VALOR!</text:p>
          </table:table-cell>
          <table:table-cell table:style-name="ce75" table:formula="of:=LEFT([.A436];FIND(&quot; &quot;;[.A436];FIND(&quot; &quot;;[.A436])+1)-1)" office:value-type="string" office:string-value="" calcext:value-type="error">
            <text:p>#VALOR!</text:p>
          </table:table-cell>
          <table:table-cell table:style-name="ce74" table:formula="of:=SUBSTITUTE([.D43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4" calcext:value-type="float">
            <text:p>434</text:p>
          </table:table-cell>
          <table:table-cell table:formula="of:=CONCATENATE([usuários.A436];[.G436])" office:value-type="string" office:string-value="213434" calcext:value-type="string">
            <text:p>213434</text:p>
          </table:table-cell>
          <table:table-cell table:number-columns-repeated="1016"/>
        </table:table-row>
        <table:table-row table:style-name="ro7">
          <table:table-cell table:style-name="ce70" table:formula="of:=[usuários_2.B437]">
            <text:p/>
          </table:table-cell>
          <table:table-cell table:style-name="ce74" table:formula="of:=LEFT([.A437];FIND(&quot; &quot;;[.A437]))" office:value-type="string" office:string-value="" calcext:value-type="error">
            <text:p>#VALOR!</text:p>
          </table:table-cell>
          <table:table-cell table:style-name="ce74" table:formula="of:=SUBSTITUTE([.A437];[.B437];&quot;&quot;)" office:value-type="string" office:string-value="" calcext:value-type="error">
            <text:p>#VALOR!</text:p>
          </table:table-cell>
          <table:table-cell table:style-name="ce75" table:formula="of:=LEFT([.A437];FIND(&quot; &quot;;[.A437];FIND(&quot; &quot;;[.A437])+1)-1)" office:value-type="string" office:string-value="" calcext:value-type="error">
            <text:p>#VALOR!</text:p>
          </table:table-cell>
          <table:table-cell table:style-name="ce74" table:formula="of:=SUBSTITUTE([.D43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5" calcext:value-type="float">
            <text:p>435</text:p>
          </table:table-cell>
          <table:table-cell table:formula="of:=CONCATENATE([usuários.A437];[.G437])" office:value-type="string" office:string-value="213435" calcext:value-type="string">
            <text:p>213435</text:p>
          </table:table-cell>
          <table:table-cell table:number-columns-repeated="1016"/>
        </table:table-row>
        <table:table-row table:style-name="ro7">
          <table:table-cell table:style-name="ce70" table:formula="of:=[usuários_2.B438]">
            <text:p/>
          </table:table-cell>
          <table:table-cell table:style-name="ce74" table:formula="of:=LEFT([.A438];FIND(&quot; &quot;;[.A438]))" office:value-type="string" office:string-value="" calcext:value-type="error">
            <text:p>#VALOR!</text:p>
          </table:table-cell>
          <table:table-cell table:style-name="ce74" table:formula="of:=SUBSTITUTE([.A438];[.B438];&quot;&quot;)" office:value-type="string" office:string-value="" calcext:value-type="error">
            <text:p>#VALOR!</text:p>
          </table:table-cell>
          <table:table-cell table:style-name="ce75" table:formula="of:=LEFT([.A438];FIND(&quot; &quot;;[.A438];FIND(&quot; &quot;;[.A438])+1)-1)" office:value-type="string" office:string-value="" calcext:value-type="error">
            <text:p>#VALOR!</text:p>
          </table:table-cell>
          <table:table-cell table:style-name="ce74" table:formula="of:=SUBSTITUTE([.D43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6" calcext:value-type="float">
            <text:p>436</text:p>
          </table:table-cell>
          <table:table-cell table:formula="of:=CONCATENATE([usuários.A438];[.G438])" office:value-type="string" office:string-value="213436" calcext:value-type="string">
            <text:p>213436</text:p>
          </table:table-cell>
          <table:table-cell table:number-columns-repeated="1016"/>
        </table:table-row>
        <table:table-row table:style-name="ro7">
          <table:table-cell table:style-name="ce70" table:formula="of:=[usuários_2.B439]">
            <text:p/>
          </table:table-cell>
          <table:table-cell table:style-name="ce74" table:formula="of:=LEFT([.A439];FIND(&quot; &quot;;[.A439]))" office:value-type="string" office:string-value="" calcext:value-type="error">
            <text:p>#VALOR!</text:p>
          </table:table-cell>
          <table:table-cell table:style-name="ce74" table:formula="of:=SUBSTITUTE([.A439];[.B439];&quot;&quot;)" office:value-type="string" office:string-value="" calcext:value-type="error">
            <text:p>#VALOR!</text:p>
          </table:table-cell>
          <table:table-cell table:style-name="ce75" table:formula="of:=LEFT([.A439];FIND(&quot; &quot;;[.A439];FIND(&quot; &quot;;[.A439])+1)-1)" office:value-type="string" office:string-value="" calcext:value-type="error">
            <text:p>#VALOR!</text:p>
          </table:table-cell>
          <table:table-cell table:style-name="ce74" table:formula="of:=SUBSTITUTE([.D43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7" calcext:value-type="float">
            <text:p>437</text:p>
          </table:table-cell>
          <table:table-cell table:formula="of:=CONCATENATE([usuários.A439];[.G439])" office:value-type="string" office:string-value="213437" calcext:value-type="string">
            <text:p>213437</text:p>
          </table:table-cell>
          <table:table-cell table:number-columns-repeated="1016"/>
        </table:table-row>
        <table:table-row table:style-name="ro7">
          <table:table-cell table:style-name="ce70" table:formula="of:=[usuários_2.B440]">
            <text:p/>
          </table:table-cell>
          <table:table-cell table:style-name="ce74" table:formula="of:=LEFT([.A440];FIND(&quot; &quot;;[.A440]))" office:value-type="string" office:string-value="" calcext:value-type="error">
            <text:p>#VALOR!</text:p>
          </table:table-cell>
          <table:table-cell table:style-name="ce74" table:formula="of:=SUBSTITUTE([.A440];[.B440];&quot;&quot;)" office:value-type="string" office:string-value="" calcext:value-type="error">
            <text:p>#VALOR!</text:p>
          </table:table-cell>
          <table:table-cell table:style-name="ce75" table:formula="of:=LEFT([.A440];FIND(&quot; &quot;;[.A440];FIND(&quot; &quot;;[.A440])+1)-1)" office:value-type="string" office:string-value="" calcext:value-type="error">
            <text:p>#VALOR!</text:p>
          </table:table-cell>
          <table:table-cell table:style-name="ce74" table:formula="of:=SUBSTITUTE([.D44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8" calcext:value-type="float">
            <text:p>438</text:p>
          </table:table-cell>
          <table:table-cell table:formula="of:=CONCATENATE([usuários.A440];[.G440])" office:value-type="string" office:string-value="213438" calcext:value-type="string">
            <text:p>213438</text:p>
          </table:table-cell>
          <table:table-cell table:number-columns-repeated="1016"/>
        </table:table-row>
        <table:table-row table:style-name="ro7">
          <table:table-cell table:style-name="ce70" table:formula="of:=[usuários_2.B441]">
            <text:p/>
          </table:table-cell>
          <table:table-cell table:style-name="ce74" table:formula="of:=LEFT([.A441];FIND(&quot; &quot;;[.A441]))" office:value-type="string" office:string-value="" calcext:value-type="error">
            <text:p>#VALOR!</text:p>
          </table:table-cell>
          <table:table-cell table:style-name="ce74" table:formula="of:=SUBSTITUTE([.A441];[.B441];&quot;&quot;)" office:value-type="string" office:string-value="" calcext:value-type="error">
            <text:p>#VALOR!</text:p>
          </table:table-cell>
          <table:table-cell table:style-name="ce75" table:formula="of:=LEFT([.A441];FIND(&quot; &quot;;[.A441];FIND(&quot; &quot;;[.A441])+1)-1)" office:value-type="string" office:string-value="" calcext:value-type="error">
            <text:p>#VALOR!</text:p>
          </table:table-cell>
          <table:table-cell table:style-name="ce74" table:formula="of:=SUBSTITUTE([.D44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39" calcext:value-type="float">
            <text:p>439</text:p>
          </table:table-cell>
          <table:table-cell table:formula="of:=CONCATENATE([usuários.A441];[.G441])" office:value-type="string" office:string-value="213439" calcext:value-type="string">
            <text:p>213439</text:p>
          </table:table-cell>
          <table:table-cell table:number-columns-repeated="1016"/>
        </table:table-row>
        <table:table-row table:style-name="ro7">
          <table:table-cell table:style-name="ce70" table:formula="of:=[usuários_2.B442]">
            <text:p/>
          </table:table-cell>
          <table:table-cell table:style-name="ce74" table:formula="of:=LEFT([.A442];FIND(&quot; &quot;;[.A442]))" office:value-type="string" office:string-value="" calcext:value-type="error">
            <text:p>#VALOR!</text:p>
          </table:table-cell>
          <table:table-cell table:style-name="ce74" table:formula="of:=SUBSTITUTE([.A442];[.B442];&quot;&quot;)" office:value-type="string" office:string-value="" calcext:value-type="error">
            <text:p>#VALOR!</text:p>
          </table:table-cell>
          <table:table-cell table:style-name="ce75" table:formula="of:=LEFT([.A442];FIND(&quot; &quot;;[.A442];FIND(&quot; &quot;;[.A442])+1)-1)" office:value-type="string" office:string-value="" calcext:value-type="error">
            <text:p>#VALOR!</text:p>
          </table:table-cell>
          <table:table-cell table:style-name="ce74" table:formula="of:=SUBSTITUTE([.D44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0" calcext:value-type="float">
            <text:p>440</text:p>
          </table:table-cell>
          <table:table-cell table:formula="of:=CONCATENATE([usuários.A442];[.G442])" office:value-type="string" office:string-value="213440" calcext:value-type="string">
            <text:p>213440</text:p>
          </table:table-cell>
          <table:table-cell table:number-columns-repeated="1016"/>
        </table:table-row>
        <table:table-row table:style-name="ro7">
          <table:table-cell table:style-name="ce70" table:formula="of:=[usuários_2.B443]">
            <text:p/>
          </table:table-cell>
          <table:table-cell table:style-name="ce74" table:formula="of:=LEFT([.A443];FIND(&quot; &quot;;[.A443]))" office:value-type="string" office:string-value="" calcext:value-type="error">
            <text:p>#VALOR!</text:p>
          </table:table-cell>
          <table:table-cell table:style-name="ce74" table:formula="of:=SUBSTITUTE([.A443];[.B443];&quot;&quot;)" office:value-type="string" office:string-value="" calcext:value-type="error">
            <text:p>#VALOR!</text:p>
          </table:table-cell>
          <table:table-cell table:style-name="ce75" table:formula="of:=LEFT([.A443];FIND(&quot; &quot;;[.A443];FIND(&quot; &quot;;[.A443])+1)-1)" office:value-type="string" office:string-value="" calcext:value-type="error">
            <text:p>#VALOR!</text:p>
          </table:table-cell>
          <table:table-cell table:style-name="ce74" table:formula="of:=SUBSTITUTE([.D44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1" calcext:value-type="float">
            <text:p>441</text:p>
          </table:table-cell>
          <table:table-cell table:formula="of:=CONCATENATE([usuários.A443];[.G443])" office:value-type="string" office:string-value="213441" calcext:value-type="string">
            <text:p>213441</text:p>
          </table:table-cell>
          <table:table-cell table:number-columns-repeated="1016"/>
        </table:table-row>
        <table:table-row table:style-name="ro7">
          <table:table-cell table:style-name="ce70" table:formula="of:=[usuários_2.B444]">
            <text:p/>
          </table:table-cell>
          <table:table-cell table:style-name="ce74" table:formula="of:=LEFT([.A444];FIND(&quot; &quot;;[.A444]))" office:value-type="string" office:string-value="" calcext:value-type="error">
            <text:p>#VALOR!</text:p>
          </table:table-cell>
          <table:table-cell table:style-name="ce74" table:formula="of:=SUBSTITUTE([.A444];[.B444];&quot;&quot;)" office:value-type="string" office:string-value="" calcext:value-type="error">
            <text:p>#VALOR!</text:p>
          </table:table-cell>
          <table:table-cell table:style-name="ce75" table:formula="of:=LEFT([.A444];FIND(&quot; &quot;;[.A444];FIND(&quot; &quot;;[.A444])+1)-1)" office:value-type="string" office:string-value="" calcext:value-type="error">
            <text:p>#VALOR!</text:p>
          </table:table-cell>
          <table:table-cell table:style-name="ce74" table:formula="of:=SUBSTITUTE([.D44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2" calcext:value-type="float">
            <text:p>442</text:p>
          </table:table-cell>
          <table:table-cell table:formula="of:=CONCATENATE([usuários.A444];[.G444])" office:value-type="string" office:string-value="213442" calcext:value-type="string">
            <text:p>213442</text:p>
          </table:table-cell>
          <table:table-cell table:number-columns-repeated="1016"/>
        </table:table-row>
        <table:table-row table:style-name="ro7">
          <table:table-cell table:style-name="ce70" table:formula="of:=[usuários_2.B445]">
            <text:p/>
          </table:table-cell>
          <table:table-cell table:style-name="ce74" table:formula="of:=LEFT([.A445];FIND(&quot; &quot;;[.A445]))" office:value-type="string" office:string-value="" calcext:value-type="error">
            <text:p>#VALOR!</text:p>
          </table:table-cell>
          <table:table-cell table:style-name="ce74" table:formula="of:=SUBSTITUTE([.A445];[.B445];&quot;&quot;)" office:value-type="string" office:string-value="" calcext:value-type="error">
            <text:p>#VALOR!</text:p>
          </table:table-cell>
          <table:table-cell table:style-name="ce75" table:formula="of:=LEFT([.A445];FIND(&quot; &quot;;[.A445];FIND(&quot; &quot;;[.A445])+1)-1)" office:value-type="string" office:string-value="" calcext:value-type="error">
            <text:p>#VALOR!</text:p>
          </table:table-cell>
          <table:table-cell table:style-name="ce74" table:formula="of:=SUBSTITUTE([.D44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3" calcext:value-type="float">
            <text:p>443</text:p>
          </table:table-cell>
          <table:table-cell table:formula="of:=CONCATENATE([usuários.A445];[.G445])" office:value-type="string" office:string-value="213443" calcext:value-type="string">
            <text:p>213443</text:p>
          </table:table-cell>
          <table:table-cell table:number-columns-repeated="1016"/>
        </table:table-row>
        <table:table-row table:style-name="ro7">
          <table:table-cell table:style-name="ce70" table:formula="of:=[usuários_2.B446]">
            <text:p/>
          </table:table-cell>
          <table:table-cell table:style-name="ce74" table:formula="of:=LEFT([.A446];FIND(&quot; &quot;;[.A446]))" office:value-type="string" office:string-value="" calcext:value-type="error">
            <text:p>#VALOR!</text:p>
          </table:table-cell>
          <table:table-cell table:style-name="ce74" table:formula="of:=SUBSTITUTE([.A446];[.B446];&quot;&quot;)" office:value-type="string" office:string-value="" calcext:value-type="error">
            <text:p>#VALOR!</text:p>
          </table:table-cell>
          <table:table-cell table:style-name="ce75" table:formula="of:=LEFT([.A446];FIND(&quot; &quot;;[.A446];FIND(&quot; &quot;;[.A446])+1)-1)" office:value-type="string" office:string-value="" calcext:value-type="error">
            <text:p>#VALOR!</text:p>
          </table:table-cell>
          <table:table-cell table:style-name="ce74" table:formula="of:=SUBSTITUTE([.D44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4" calcext:value-type="float">
            <text:p>444</text:p>
          </table:table-cell>
          <table:table-cell table:formula="of:=CONCATENATE([usuários.A446];[.G446])" office:value-type="string" office:string-value="213444" calcext:value-type="string">
            <text:p>213444</text:p>
          </table:table-cell>
          <table:table-cell table:number-columns-repeated="1016"/>
        </table:table-row>
        <table:table-row table:style-name="ro7">
          <table:table-cell table:style-name="ce70" table:formula="of:=[usuários_2.B447]">
            <text:p/>
          </table:table-cell>
          <table:table-cell table:style-name="ce74" table:formula="of:=LEFT([.A447];FIND(&quot; &quot;;[.A447]))" office:value-type="string" office:string-value="" calcext:value-type="error">
            <text:p>#VALOR!</text:p>
          </table:table-cell>
          <table:table-cell table:style-name="ce74" table:formula="of:=SUBSTITUTE([.A447];[.B447];&quot;&quot;)" office:value-type="string" office:string-value="" calcext:value-type="error">
            <text:p>#VALOR!</text:p>
          </table:table-cell>
          <table:table-cell table:style-name="ce75" table:formula="of:=LEFT([.A447];FIND(&quot; &quot;;[.A447];FIND(&quot; &quot;;[.A447])+1)-1)" office:value-type="string" office:string-value="" calcext:value-type="error">
            <text:p>#VALOR!</text:p>
          </table:table-cell>
          <table:table-cell table:style-name="ce74" table:formula="of:=SUBSTITUTE([.D44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5" calcext:value-type="float">
            <text:p>445</text:p>
          </table:table-cell>
          <table:table-cell table:formula="of:=CONCATENATE([usuários.A447];[.G447])" office:value-type="string" office:string-value="213445" calcext:value-type="string">
            <text:p>213445</text:p>
          </table:table-cell>
          <table:table-cell table:number-columns-repeated="1016"/>
        </table:table-row>
        <table:table-row table:style-name="ro7">
          <table:table-cell table:style-name="ce70" table:formula="of:=[usuários_2.B448]">
            <text:p/>
          </table:table-cell>
          <table:table-cell table:style-name="ce74" table:formula="of:=LEFT([.A448];FIND(&quot; &quot;;[.A448]))" office:value-type="string" office:string-value="" calcext:value-type="error">
            <text:p>#VALOR!</text:p>
          </table:table-cell>
          <table:table-cell table:style-name="ce74" table:formula="of:=SUBSTITUTE([.A448];[.B448];&quot;&quot;)" office:value-type="string" office:string-value="" calcext:value-type="error">
            <text:p>#VALOR!</text:p>
          </table:table-cell>
          <table:table-cell table:style-name="ce75" table:formula="of:=LEFT([.A448];FIND(&quot; &quot;;[.A448];FIND(&quot; &quot;;[.A448])+1)-1)" office:value-type="string" office:string-value="" calcext:value-type="error">
            <text:p>#VALOR!</text:p>
          </table:table-cell>
          <table:table-cell table:style-name="ce74" table:formula="of:=SUBSTITUTE([.D44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6" calcext:value-type="float">
            <text:p>446</text:p>
          </table:table-cell>
          <table:table-cell table:formula="of:=CONCATENATE([usuários.A448];[.G448])" office:value-type="string" office:string-value="213446" calcext:value-type="string">
            <text:p>213446</text:p>
          </table:table-cell>
          <table:table-cell table:number-columns-repeated="1016"/>
        </table:table-row>
        <table:table-row table:style-name="ro7">
          <table:table-cell table:style-name="ce70" table:formula="of:=[usuários_2.B449]">
            <text:p/>
          </table:table-cell>
          <table:table-cell table:style-name="ce74" table:formula="of:=LEFT([.A449];FIND(&quot; &quot;;[.A449]))" office:value-type="string" office:string-value="" calcext:value-type="error">
            <text:p>#VALOR!</text:p>
          </table:table-cell>
          <table:table-cell table:style-name="ce74" table:formula="of:=SUBSTITUTE([.A449];[.B449];&quot;&quot;)" office:value-type="string" office:string-value="" calcext:value-type="error">
            <text:p>#VALOR!</text:p>
          </table:table-cell>
          <table:table-cell table:style-name="ce75" table:formula="of:=LEFT([.A449];FIND(&quot; &quot;;[.A449];FIND(&quot; &quot;;[.A449])+1)-1)" office:value-type="string" office:string-value="" calcext:value-type="error">
            <text:p>#VALOR!</text:p>
          </table:table-cell>
          <table:table-cell table:style-name="ce74" table:formula="of:=SUBSTITUTE([.D44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7" calcext:value-type="float">
            <text:p>447</text:p>
          </table:table-cell>
          <table:table-cell table:formula="of:=CONCATENATE([usuários.A449];[.G449])" office:value-type="string" office:string-value="213447" calcext:value-type="string">
            <text:p>213447</text:p>
          </table:table-cell>
          <table:table-cell table:number-columns-repeated="1016"/>
        </table:table-row>
        <table:table-row table:style-name="ro7">
          <table:table-cell table:style-name="ce70" table:formula="of:=[usuários_2.B450]">
            <text:p/>
          </table:table-cell>
          <table:table-cell table:style-name="ce74" table:formula="of:=LEFT([.A450];FIND(&quot; &quot;;[.A450]))" office:value-type="string" office:string-value="" calcext:value-type="error">
            <text:p>#VALOR!</text:p>
          </table:table-cell>
          <table:table-cell table:style-name="ce74" table:formula="of:=SUBSTITUTE([.A450];[.B450];&quot;&quot;)" office:value-type="string" office:string-value="" calcext:value-type="error">
            <text:p>#VALOR!</text:p>
          </table:table-cell>
          <table:table-cell table:style-name="ce75" table:formula="of:=LEFT([.A450];FIND(&quot; &quot;;[.A450];FIND(&quot; &quot;;[.A450])+1)-1)" office:value-type="string" office:string-value="" calcext:value-type="error">
            <text:p>#VALOR!</text:p>
          </table:table-cell>
          <table:table-cell table:style-name="ce74" table:formula="of:=SUBSTITUTE([.D45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8" calcext:value-type="float">
            <text:p>448</text:p>
          </table:table-cell>
          <table:table-cell table:formula="of:=CONCATENATE([usuários.A450];[.G450])" office:value-type="string" office:string-value="213448" calcext:value-type="string">
            <text:p>213448</text:p>
          </table:table-cell>
          <table:table-cell table:number-columns-repeated="1016"/>
        </table:table-row>
        <table:table-row table:style-name="ro7">
          <table:table-cell table:style-name="ce70" table:formula="of:=[usuários_2.B451]">
            <text:p/>
          </table:table-cell>
          <table:table-cell table:style-name="ce74" table:formula="of:=LEFT([.A451];FIND(&quot; &quot;;[.A451]))" office:value-type="string" office:string-value="" calcext:value-type="error">
            <text:p>#VALOR!</text:p>
          </table:table-cell>
          <table:table-cell table:style-name="ce74" table:formula="of:=SUBSTITUTE([.A451];[.B451];&quot;&quot;)" office:value-type="string" office:string-value="" calcext:value-type="error">
            <text:p>#VALOR!</text:p>
          </table:table-cell>
          <table:table-cell table:style-name="ce75" table:formula="of:=LEFT([.A451];FIND(&quot; &quot;;[.A451];FIND(&quot; &quot;;[.A451])+1)-1)" office:value-type="string" office:string-value="" calcext:value-type="error">
            <text:p>#VALOR!</text:p>
          </table:table-cell>
          <table:table-cell table:style-name="ce74" table:formula="of:=SUBSTITUTE([.D45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49" calcext:value-type="float">
            <text:p>449</text:p>
          </table:table-cell>
          <table:table-cell table:formula="of:=CONCATENATE([usuários.A451];[.G451])" office:value-type="string" office:string-value="213449" calcext:value-type="string">
            <text:p>213449</text:p>
          </table:table-cell>
          <table:table-cell table:number-columns-repeated="1016"/>
        </table:table-row>
        <table:table-row table:style-name="ro7">
          <table:table-cell table:style-name="ce70" table:formula="of:=[usuários_2.B452]">
            <text:p/>
          </table:table-cell>
          <table:table-cell table:style-name="ce74" table:formula="of:=LEFT([.A452];FIND(&quot; &quot;;[.A452]))" office:value-type="string" office:string-value="" calcext:value-type="error">
            <text:p>#VALOR!</text:p>
          </table:table-cell>
          <table:table-cell table:style-name="ce74" table:formula="of:=SUBSTITUTE([.A452];[.B452];&quot;&quot;)" office:value-type="string" office:string-value="" calcext:value-type="error">
            <text:p>#VALOR!</text:p>
          </table:table-cell>
          <table:table-cell table:style-name="ce75" table:formula="of:=LEFT([.A452];FIND(&quot; &quot;;[.A452];FIND(&quot; &quot;;[.A452])+1)-1)" office:value-type="string" office:string-value="" calcext:value-type="error">
            <text:p>#VALOR!</text:p>
          </table:table-cell>
          <table:table-cell table:style-name="ce74" table:formula="of:=SUBSTITUTE([.D45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0" calcext:value-type="float">
            <text:p>450</text:p>
          </table:table-cell>
          <table:table-cell table:formula="of:=CONCATENATE([usuários.A452];[.G452])" office:value-type="string" office:string-value="213450" calcext:value-type="string">
            <text:p>213450</text:p>
          </table:table-cell>
          <table:table-cell table:number-columns-repeated="1016"/>
        </table:table-row>
        <table:table-row table:style-name="ro7">
          <table:table-cell table:style-name="ce70" table:formula="of:=[usuários_2.B453]">
            <text:p/>
          </table:table-cell>
          <table:table-cell table:style-name="ce74" table:formula="of:=LEFT([.A453];FIND(&quot; &quot;;[.A453]))" office:value-type="string" office:string-value="" calcext:value-type="error">
            <text:p>#VALOR!</text:p>
          </table:table-cell>
          <table:table-cell table:style-name="ce74" table:formula="of:=SUBSTITUTE([.A453];[.B453];&quot;&quot;)" office:value-type="string" office:string-value="" calcext:value-type="error">
            <text:p>#VALOR!</text:p>
          </table:table-cell>
          <table:table-cell table:style-name="ce75" table:formula="of:=LEFT([.A453];FIND(&quot; &quot;;[.A453];FIND(&quot; &quot;;[.A453])+1)-1)" office:value-type="string" office:string-value="" calcext:value-type="error">
            <text:p>#VALOR!</text:p>
          </table:table-cell>
          <table:table-cell table:style-name="ce74" table:formula="of:=SUBSTITUTE([.D45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1" calcext:value-type="float">
            <text:p>451</text:p>
          </table:table-cell>
          <table:table-cell table:formula="of:=CONCATENATE([usuários.A453];[.G453])" office:value-type="string" office:string-value="213451" calcext:value-type="string">
            <text:p>213451</text:p>
          </table:table-cell>
          <table:table-cell table:number-columns-repeated="1016"/>
        </table:table-row>
        <table:table-row table:style-name="ro7">
          <table:table-cell table:style-name="ce70" table:formula="of:=[usuários_2.B454]">
            <text:p/>
          </table:table-cell>
          <table:table-cell table:style-name="ce74" table:formula="of:=LEFT([.A454];FIND(&quot; &quot;;[.A454]))" office:value-type="string" office:string-value="" calcext:value-type="error">
            <text:p>#VALOR!</text:p>
          </table:table-cell>
          <table:table-cell table:style-name="ce74" table:formula="of:=SUBSTITUTE([.A454];[.B454];&quot;&quot;)" office:value-type="string" office:string-value="" calcext:value-type="error">
            <text:p>#VALOR!</text:p>
          </table:table-cell>
          <table:table-cell table:style-name="ce75" table:formula="of:=LEFT([.A454];FIND(&quot; &quot;;[.A454];FIND(&quot; &quot;;[.A454])+1)-1)" office:value-type="string" office:string-value="" calcext:value-type="error">
            <text:p>#VALOR!</text:p>
          </table:table-cell>
          <table:table-cell table:style-name="ce74" table:formula="of:=SUBSTITUTE([.D45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2" calcext:value-type="float">
            <text:p>452</text:p>
          </table:table-cell>
          <table:table-cell table:formula="of:=CONCATENATE([usuários.A454];[.G454])" office:value-type="string" office:string-value="213452" calcext:value-type="string">
            <text:p>213452</text:p>
          </table:table-cell>
          <table:table-cell table:number-columns-repeated="1016"/>
        </table:table-row>
        <table:table-row table:style-name="ro7">
          <table:table-cell table:style-name="ce70" table:formula="of:=[usuários_2.B455]">
            <text:p/>
          </table:table-cell>
          <table:table-cell table:style-name="ce74" table:formula="of:=LEFT([.A455];FIND(&quot; &quot;;[.A455]))" office:value-type="string" office:string-value="" calcext:value-type="error">
            <text:p>#VALOR!</text:p>
          </table:table-cell>
          <table:table-cell table:style-name="ce74" table:formula="of:=SUBSTITUTE([.A455];[.B455];&quot;&quot;)" office:value-type="string" office:string-value="" calcext:value-type="error">
            <text:p>#VALOR!</text:p>
          </table:table-cell>
          <table:table-cell table:style-name="ce75" table:formula="of:=LEFT([.A455];FIND(&quot; &quot;;[.A455];FIND(&quot; &quot;;[.A455])+1)-1)" office:value-type="string" office:string-value="" calcext:value-type="error">
            <text:p>#VALOR!</text:p>
          </table:table-cell>
          <table:table-cell table:style-name="ce74" table:formula="of:=SUBSTITUTE([.D45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3" calcext:value-type="float">
            <text:p>453</text:p>
          </table:table-cell>
          <table:table-cell table:formula="of:=CONCATENATE([usuários.A455];[.G455])" office:value-type="string" office:string-value="213453" calcext:value-type="string">
            <text:p>213453</text:p>
          </table:table-cell>
          <table:table-cell table:number-columns-repeated="1016"/>
        </table:table-row>
        <table:table-row table:style-name="ro7">
          <table:table-cell table:style-name="ce70" table:formula="of:=[usuários_2.B456]">
            <text:p/>
          </table:table-cell>
          <table:table-cell table:style-name="ce74" table:formula="of:=LEFT([.A456];FIND(&quot; &quot;;[.A456]))" office:value-type="string" office:string-value="" calcext:value-type="error">
            <text:p>#VALOR!</text:p>
          </table:table-cell>
          <table:table-cell table:style-name="ce74" table:formula="of:=SUBSTITUTE([.A456];[.B456];&quot;&quot;)" office:value-type="string" office:string-value="" calcext:value-type="error">
            <text:p>#VALOR!</text:p>
          </table:table-cell>
          <table:table-cell table:style-name="ce75" table:formula="of:=LEFT([.A456];FIND(&quot; &quot;;[.A456];FIND(&quot; &quot;;[.A456])+1)-1)" office:value-type="string" office:string-value="" calcext:value-type="error">
            <text:p>#VALOR!</text:p>
          </table:table-cell>
          <table:table-cell table:style-name="ce74" table:formula="of:=SUBSTITUTE([.D45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4" calcext:value-type="float">
            <text:p>454</text:p>
          </table:table-cell>
          <table:table-cell table:formula="of:=CONCATENATE([usuários.A456];[.G456])" office:value-type="string" office:string-value="213454" calcext:value-type="string">
            <text:p>213454</text:p>
          </table:table-cell>
          <table:table-cell table:number-columns-repeated="1016"/>
        </table:table-row>
        <table:table-row table:style-name="ro7">
          <table:table-cell table:style-name="ce70" table:formula="of:=[usuários_2.B457]">
            <text:p/>
          </table:table-cell>
          <table:table-cell table:style-name="ce74" table:formula="of:=LEFT([.A457];FIND(&quot; &quot;;[.A457]))" office:value-type="string" office:string-value="" calcext:value-type="error">
            <text:p>#VALOR!</text:p>
          </table:table-cell>
          <table:table-cell table:style-name="ce74" table:formula="of:=SUBSTITUTE([.A457];[.B457];&quot;&quot;)" office:value-type="string" office:string-value="" calcext:value-type="error">
            <text:p>#VALOR!</text:p>
          </table:table-cell>
          <table:table-cell table:style-name="ce75" table:formula="of:=LEFT([.A457];FIND(&quot; &quot;;[.A457];FIND(&quot; &quot;;[.A457])+1)-1)" office:value-type="string" office:string-value="" calcext:value-type="error">
            <text:p>#VALOR!</text:p>
          </table:table-cell>
          <table:table-cell table:style-name="ce74" table:formula="of:=SUBSTITUTE([.D45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5" calcext:value-type="float">
            <text:p>455</text:p>
          </table:table-cell>
          <table:table-cell table:formula="of:=CONCATENATE([usuários.A457];[.G457])" office:value-type="string" office:string-value="213455" calcext:value-type="string">
            <text:p>213455</text:p>
          </table:table-cell>
          <table:table-cell table:number-columns-repeated="1016"/>
        </table:table-row>
        <table:table-row table:style-name="ro7">
          <table:table-cell table:style-name="ce70" table:formula="of:=[usuários_2.B458]">
            <text:p/>
          </table:table-cell>
          <table:table-cell table:style-name="ce74" table:formula="of:=LEFT([.A458];FIND(&quot; &quot;;[.A458]))" office:value-type="string" office:string-value="" calcext:value-type="error">
            <text:p>#VALOR!</text:p>
          </table:table-cell>
          <table:table-cell table:style-name="ce74" table:formula="of:=SUBSTITUTE([.A458];[.B458];&quot;&quot;)" office:value-type="string" office:string-value="" calcext:value-type="error">
            <text:p>#VALOR!</text:p>
          </table:table-cell>
          <table:table-cell table:style-name="ce75" table:formula="of:=LEFT([.A458];FIND(&quot; &quot;;[.A458];FIND(&quot; &quot;;[.A458])+1)-1)" office:value-type="string" office:string-value="" calcext:value-type="error">
            <text:p>#VALOR!</text:p>
          </table:table-cell>
          <table:table-cell table:style-name="ce74" table:formula="of:=SUBSTITUTE([.D45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6" calcext:value-type="float">
            <text:p>456</text:p>
          </table:table-cell>
          <table:table-cell table:formula="of:=CONCATENATE([usuários.A458];[.G458])" office:value-type="string" office:string-value="213456" calcext:value-type="string">
            <text:p>213456</text:p>
          </table:table-cell>
          <table:table-cell table:number-columns-repeated="1016"/>
        </table:table-row>
        <table:table-row table:style-name="ro7">
          <table:table-cell table:style-name="ce70" table:formula="of:=[usuários_2.B459]">
            <text:p/>
          </table:table-cell>
          <table:table-cell table:style-name="ce74" table:formula="of:=LEFT([.A459];FIND(&quot; &quot;;[.A459]))" office:value-type="string" office:string-value="" calcext:value-type="error">
            <text:p>#VALOR!</text:p>
          </table:table-cell>
          <table:table-cell table:style-name="ce74" table:formula="of:=SUBSTITUTE([.A459];[.B459];&quot;&quot;)" office:value-type="string" office:string-value="" calcext:value-type="error">
            <text:p>#VALOR!</text:p>
          </table:table-cell>
          <table:table-cell table:style-name="ce75" table:formula="of:=LEFT([.A459];FIND(&quot; &quot;;[.A459];FIND(&quot; &quot;;[.A459])+1)-1)" office:value-type="string" office:string-value="" calcext:value-type="error">
            <text:p>#VALOR!</text:p>
          </table:table-cell>
          <table:table-cell table:style-name="ce74" table:formula="of:=SUBSTITUTE([.D45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7" calcext:value-type="float">
            <text:p>457</text:p>
          </table:table-cell>
          <table:table-cell table:formula="of:=CONCATENATE([usuários.A459];[.G459])" office:value-type="string" office:string-value="213457" calcext:value-type="string">
            <text:p>213457</text:p>
          </table:table-cell>
          <table:table-cell table:number-columns-repeated="1016"/>
        </table:table-row>
        <table:table-row table:style-name="ro7">
          <table:table-cell table:style-name="ce70" table:formula="of:=[usuários_2.B460]">
            <text:p/>
          </table:table-cell>
          <table:table-cell table:style-name="ce74" table:formula="of:=LEFT([.A460];FIND(&quot; &quot;;[.A460]))" office:value-type="string" office:string-value="" calcext:value-type="error">
            <text:p>#VALOR!</text:p>
          </table:table-cell>
          <table:table-cell table:style-name="ce74" table:formula="of:=SUBSTITUTE([.A460];[.B460];&quot;&quot;)" office:value-type="string" office:string-value="" calcext:value-type="error">
            <text:p>#VALOR!</text:p>
          </table:table-cell>
          <table:table-cell table:style-name="ce75" table:formula="of:=LEFT([.A460];FIND(&quot; &quot;;[.A460];FIND(&quot; &quot;;[.A460])+1)-1)" office:value-type="string" office:string-value="" calcext:value-type="error">
            <text:p>#VALOR!</text:p>
          </table:table-cell>
          <table:table-cell table:style-name="ce74" table:formula="of:=SUBSTITUTE([.D46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8" calcext:value-type="float">
            <text:p>458</text:p>
          </table:table-cell>
          <table:table-cell table:formula="of:=CONCATENATE([usuários.A460];[.G460])" office:value-type="string" office:string-value="213458" calcext:value-type="string">
            <text:p>213458</text:p>
          </table:table-cell>
          <table:table-cell table:number-columns-repeated="1016"/>
        </table:table-row>
        <table:table-row table:style-name="ro7">
          <table:table-cell table:style-name="ce70" table:formula="of:=[usuários_2.B461]">
            <text:p/>
          </table:table-cell>
          <table:table-cell table:style-name="ce74" table:formula="of:=LEFT([.A461];FIND(&quot; &quot;;[.A461]))" office:value-type="string" office:string-value="" calcext:value-type="error">
            <text:p>#VALOR!</text:p>
          </table:table-cell>
          <table:table-cell table:style-name="ce74" table:formula="of:=SUBSTITUTE([.A461];[.B461];&quot;&quot;)" office:value-type="string" office:string-value="" calcext:value-type="error">
            <text:p>#VALOR!</text:p>
          </table:table-cell>
          <table:table-cell table:style-name="ce75" table:formula="of:=LEFT([.A461];FIND(&quot; &quot;;[.A461];FIND(&quot; &quot;;[.A461])+1)-1)" office:value-type="string" office:string-value="" calcext:value-type="error">
            <text:p>#VALOR!</text:p>
          </table:table-cell>
          <table:table-cell table:style-name="ce74" table:formula="of:=SUBSTITUTE([.D46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59" calcext:value-type="float">
            <text:p>459</text:p>
          </table:table-cell>
          <table:table-cell table:formula="of:=CONCATENATE([usuários.A461];[.G461])" office:value-type="string" office:string-value="213459" calcext:value-type="string">
            <text:p>213459</text:p>
          </table:table-cell>
          <table:table-cell table:number-columns-repeated="1016"/>
        </table:table-row>
        <table:table-row table:style-name="ro7">
          <table:table-cell table:style-name="ce70" table:formula="of:=[usuários_2.B462]">
            <text:p/>
          </table:table-cell>
          <table:table-cell table:style-name="ce74" table:formula="of:=LEFT([.A462];FIND(&quot; &quot;;[.A462]))" office:value-type="string" office:string-value="" calcext:value-type="error">
            <text:p>#VALOR!</text:p>
          </table:table-cell>
          <table:table-cell table:style-name="ce74" table:formula="of:=SUBSTITUTE([.A462];[.B462];&quot;&quot;)" office:value-type="string" office:string-value="" calcext:value-type="error">
            <text:p>#VALOR!</text:p>
          </table:table-cell>
          <table:table-cell table:style-name="ce75" table:formula="of:=LEFT([.A462];FIND(&quot; &quot;;[.A462];FIND(&quot; &quot;;[.A462])+1)-1)" office:value-type="string" office:string-value="" calcext:value-type="error">
            <text:p>#VALOR!</text:p>
          </table:table-cell>
          <table:table-cell table:style-name="ce74" table:formula="of:=SUBSTITUTE([.D46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0" calcext:value-type="float">
            <text:p>460</text:p>
          </table:table-cell>
          <table:table-cell table:formula="of:=CONCATENATE([usuários.A462];[.G462])" office:value-type="string" office:string-value="213460" calcext:value-type="string">
            <text:p>213460</text:p>
          </table:table-cell>
          <table:table-cell table:number-columns-repeated="1016"/>
        </table:table-row>
        <table:table-row table:style-name="ro7">
          <table:table-cell table:style-name="ce70" table:formula="of:=[usuários_2.B463]">
            <text:p/>
          </table:table-cell>
          <table:table-cell table:style-name="ce74" table:formula="of:=LEFT([.A463];FIND(&quot; &quot;;[.A463]))" office:value-type="string" office:string-value="" calcext:value-type="error">
            <text:p>#VALOR!</text:p>
          </table:table-cell>
          <table:table-cell table:style-name="ce74" table:formula="of:=SUBSTITUTE([.A463];[.B463];&quot;&quot;)" office:value-type="string" office:string-value="" calcext:value-type="error">
            <text:p>#VALOR!</text:p>
          </table:table-cell>
          <table:table-cell table:style-name="ce75" table:formula="of:=LEFT([.A463];FIND(&quot; &quot;;[.A463];FIND(&quot; &quot;;[.A463])+1)-1)" office:value-type="string" office:string-value="" calcext:value-type="error">
            <text:p>#VALOR!</text:p>
          </table:table-cell>
          <table:table-cell table:style-name="ce74" table:formula="of:=SUBSTITUTE([.D46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1" calcext:value-type="float">
            <text:p>461</text:p>
          </table:table-cell>
          <table:table-cell table:formula="of:=CONCATENATE([usuários.A463];[.G463])" office:value-type="string" office:string-value="213461" calcext:value-type="string">
            <text:p>213461</text:p>
          </table:table-cell>
          <table:table-cell table:number-columns-repeated="1016"/>
        </table:table-row>
        <table:table-row table:style-name="ro7">
          <table:table-cell table:style-name="ce70" table:formula="of:=[usuários_2.B464]">
            <text:p/>
          </table:table-cell>
          <table:table-cell table:style-name="ce74" table:formula="of:=LEFT([.A464];FIND(&quot; &quot;;[.A464]))" office:value-type="string" office:string-value="" calcext:value-type="error">
            <text:p>#VALOR!</text:p>
          </table:table-cell>
          <table:table-cell table:style-name="ce74" table:formula="of:=SUBSTITUTE([.A464];[.B464];&quot;&quot;)" office:value-type="string" office:string-value="" calcext:value-type="error">
            <text:p>#VALOR!</text:p>
          </table:table-cell>
          <table:table-cell table:style-name="ce75" table:formula="of:=LEFT([.A464];FIND(&quot; &quot;;[.A464];FIND(&quot; &quot;;[.A464])+1)-1)" office:value-type="string" office:string-value="" calcext:value-type="error">
            <text:p>#VALOR!</text:p>
          </table:table-cell>
          <table:table-cell table:style-name="ce74" table:formula="of:=SUBSTITUTE([.D46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2" calcext:value-type="float">
            <text:p>462</text:p>
          </table:table-cell>
          <table:table-cell table:formula="of:=CONCATENATE([usuários.A464];[.G464])" office:value-type="string" office:string-value="213462" calcext:value-type="string">
            <text:p>213462</text:p>
          </table:table-cell>
          <table:table-cell table:number-columns-repeated="1016"/>
        </table:table-row>
        <table:table-row table:style-name="ro7">
          <table:table-cell table:style-name="ce70" table:formula="of:=[usuários_2.B465]">
            <text:p/>
          </table:table-cell>
          <table:table-cell table:style-name="ce74" table:formula="of:=LEFT([.A465];FIND(&quot; &quot;;[.A465]))" office:value-type="string" office:string-value="" calcext:value-type="error">
            <text:p>#VALOR!</text:p>
          </table:table-cell>
          <table:table-cell table:style-name="ce74" table:formula="of:=SUBSTITUTE([.A465];[.B465];&quot;&quot;)" office:value-type="string" office:string-value="" calcext:value-type="error">
            <text:p>#VALOR!</text:p>
          </table:table-cell>
          <table:table-cell table:style-name="ce75" table:formula="of:=LEFT([.A465];FIND(&quot; &quot;;[.A465];FIND(&quot; &quot;;[.A465])+1)-1)" office:value-type="string" office:string-value="" calcext:value-type="error">
            <text:p>#VALOR!</text:p>
          </table:table-cell>
          <table:table-cell table:style-name="ce74" table:formula="of:=SUBSTITUTE([.D46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3" calcext:value-type="float">
            <text:p>463</text:p>
          </table:table-cell>
          <table:table-cell table:formula="of:=CONCATENATE([usuários.A465];[.G465])" office:value-type="string" office:string-value="213463" calcext:value-type="string">
            <text:p>213463</text:p>
          </table:table-cell>
          <table:table-cell table:number-columns-repeated="1016"/>
        </table:table-row>
        <table:table-row table:style-name="ro7">
          <table:table-cell table:style-name="ce70" table:formula="of:=[usuários_2.B466]">
            <text:p/>
          </table:table-cell>
          <table:table-cell table:style-name="ce74" table:formula="of:=LEFT([.A466];FIND(&quot; &quot;;[.A466]))" office:value-type="string" office:string-value="" calcext:value-type="error">
            <text:p>#VALOR!</text:p>
          </table:table-cell>
          <table:table-cell table:style-name="ce74" table:formula="of:=SUBSTITUTE([.A466];[.B466];&quot;&quot;)" office:value-type="string" office:string-value="" calcext:value-type="error">
            <text:p>#VALOR!</text:p>
          </table:table-cell>
          <table:table-cell table:style-name="ce75" table:formula="of:=LEFT([.A466];FIND(&quot; &quot;;[.A466];FIND(&quot; &quot;;[.A466])+1)-1)" office:value-type="string" office:string-value="" calcext:value-type="error">
            <text:p>#VALOR!</text:p>
          </table:table-cell>
          <table:table-cell table:style-name="ce74" table:formula="of:=SUBSTITUTE([.D46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4" calcext:value-type="float">
            <text:p>464</text:p>
          </table:table-cell>
          <table:table-cell table:formula="of:=CONCATENATE([usuários.A466];[.G466])" office:value-type="string" office:string-value="213464" calcext:value-type="string">
            <text:p>213464</text:p>
          </table:table-cell>
          <table:table-cell table:number-columns-repeated="1016"/>
        </table:table-row>
        <table:table-row table:style-name="ro7">
          <table:table-cell table:style-name="ce70" table:formula="of:=[usuários_2.B467]">
            <text:p/>
          </table:table-cell>
          <table:table-cell table:style-name="ce74" table:formula="of:=LEFT([.A467];FIND(&quot; &quot;;[.A467]))" office:value-type="string" office:string-value="" calcext:value-type="error">
            <text:p>#VALOR!</text:p>
          </table:table-cell>
          <table:table-cell table:style-name="ce74" table:formula="of:=SUBSTITUTE([.A467];[.B467];&quot;&quot;)" office:value-type="string" office:string-value="" calcext:value-type="error">
            <text:p>#VALOR!</text:p>
          </table:table-cell>
          <table:table-cell table:style-name="ce75" table:formula="of:=LEFT([.A467];FIND(&quot; &quot;;[.A467];FIND(&quot; &quot;;[.A467])+1)-1)" office:value-type="string" office:string-value="" calcext:value-type="error">
            <text:p>#VALOR!</text:p>
          </table:table-cell>
          <table:table-cell table:style-name="ce74" table:formula="of:=SUBSTITUTE([.D46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5" calcext:value-type="float">
            <text:p>465</text:p>
          </table:table-cell>
          <table:table-cell table:formula="of:=CONCATENATE([usuários.A467];[.G467])" office:value-type="string" office:string-value="213465" calcext:value-type="string">
            <text:p>213465</text:p>
          </table:table-cell>
          <table:table-cell table:number-columns-repeated="1016"/>
        </table:table-row>
        <table:table-row table:style-name="ro7">
          <table:table-cell table:style-name="ce70" table:formula="of:=[usuários_2.B468]">
            <text:p/>
          </table:table-cell>
          <table:table-cell table:style-name="ce74" table:formula="of:=LEFT([.A468];FIND(&quot; &quot;;[.A468]))" office:value-type="string" office:string-value="" calcext:value-type="error">
            <text:p>#VALOR!</text:p>
          </table:table-cell>
          <table:table-cell table:style-name="ce74" table:formula="of:=SUBSTITUTE([.A468];[.B468];&quot;&quot;)" office:value-type="string" office:string-value="" calcext:value-type="error">
            <text:p>#VALOR!</text:p>
          </table:table-cell>
          <table:table-cell table:style-name="ce75" table:formula="of:=LEFT([.A468];FIND(&quot; &quot;;[.A468];FIND(&quot; &quot;;[.A468])+1)-1)" office:value-type="string" office:string-value="" calcext:value-type="error">
            <text:p>#VALOR!</text:p>
          </table:table-cell>
          <table:table-cell table:style-name="ce74" table:formula="of:=SUBSTITUTE([.D46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6" calcext:value-type="float">
            <text:p>466</text:p>
          </table:table-cell>
          <table:table-cell table:formula="of:=CONCATENATE([usuários.A468];[.G468])" office:value-type="string" office:string-value="213466" calcext:value-type="string">
            <text:p>213466</text:p>
          </table:table-cell>
          <table:table-cell table:number-columns-repeated="1016"/>
        </table:table-row>
        <table:table-row table:style-name="ro7">
          <table:table-cell table:style-name="ce70" table:formula="of:=[usuários_2.B469]">
            <text:p/>
          </table:table-cell>
          <table:table-cell table:style-name="ce74" table:formula="of:=LEFT([.A469];FIND(&quot; &quot;;[.A469]))" office:value-type="string" office:string-value="" calcext:value-type="error">
            <text:p>#VALOR!</text:p>
          </table:table-cell>
          <table:table-cell table:style-name="ce74" table:formula="of:=SUBSTITUTE([.A469];[.B469];&quot;&quot;)" office:value-type="string" office:string-value="" calcext:value-type="error">
            <text:p>#VALOR!</text:p>
          </table:table-cell>
          <table:table-cell table:style-name="ce75" table:formula="of:=LEFT([.A469];FIND(&quot; &quot;;[.A469];FIND(&quot; &quot;;[.A469])+1)-1)" office:value-type="string" office:string-value="" calcext:value-type="error">
            <text:p>#VALOR!</text:p>
          </table:table-cell>
          <table:table-cell table:style-name="ce74" table:formula="of:=SUBSTITUTE([.D46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7" calcext:value-type="float">
            <text:p>467</text:p>
          </table:table-cell>
          <table:table-cell table:formula="of:=CONCATENATE([usuários.A469];[.G469])" office:value-type="string" office:string-value="213467" calcext:value-type="string">
            <text:p>213467</text:p>
          </table:table-cell>
          <table:table-cell table:number-columns-repeated="1016"/>
        </table:table-row>
        <table:table-row table:style-name="ro7">
          <table:table-cell table:style-name="ce70" table:formula="of:=[usuários_2.B470]">
            <text:p/>
          </table:table-cell>
          <table:table-cell table:style-name="ce74" table:formula="of:=LEFT([.A470];FIND(&quot; &quot;;[.A470]))" office:value-type="string" office:string-value="" calcext:value-type="error">
            <text:p>#VALOR!</text:p>
          </table:table-cell>
          <table:table-cell table:style-name="ce74" table:formula="of:=SUBSTITUTE([.A470];[.B470];&quot;&quot;)" office:value-type="string" office:string-value="" calcext:value-type="error">
            <text:p>#VALOR!</text:p>
          </table:table-cell>
          <table:table-cell table:style-name="ce75" table:formula="of:=LEFT([.A470];FIND(&quot; &quot;;[.A470];FIND(&quot; &quot;;[.A470])+1)-1)" office:value-type="string" office:string-value="" calcext:value-type="error">
            <text:p>#VALOR!</text:p>
          </table:table-cell>
          <table:table-cell table:style-name="ce74" table:formula="of:=SUBSTITUTE([.D47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8" calcext:value-type="float">
            <text:p>468</text:p>
          </table:table-cell>
          <table:table-cell table:formula="of:=CONCATENATE([usuários.A470];[.G470])" office:value-type="string" office:string-value="213468" calcext:value-type="string">
            <text:p>213468</text:p>
          </table:table-cell>
          <table:table-cell table:number-columns-repeated="1016"/>
        </table:table-row>
        <table:table-row table:style-name="ro7">
          <table:table-cell table:style-name="ce70" table:formula="of:=[usuários_2.B471]">
            <text:p/>
          </table:table-cell>
          <table:table-cell table:style-name="ce74" table:formula="of:=LEFT([.A471];FIND(&quot; &quot;;[.A471]))" office:value-type="string" office:string-value="" calcext:value-type="error">
            <text:p>#VALOR!</text:p>
          </table:table-cell>
          <table:table-cell table:style-name="ce74" table:formula="of:=SUBSTITUTE([.A471];[.B471];&quot;&quot;)" office:value-type="string" office:string-value="" calcext:value-type="error">
            <text:p>#VALOR!</text:p>
          </table:table-cell>
          <table:table-cell table:style-name="ce75" table:formula="of:=LEFT([.A471];FIND(&quot; &quot;;[.A471];FIND(&quot; &quot;;[.A471])+1)-1)" office:value-type="string" office:string-value="" calcext:value-type="error">
            <text:p>#VALOR!</text:p>
          </table:table-cell>
          <table:table-cell table:style-name="ce74" table:formula="of:=SUBSTITUTE([.D47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69" calcext:value-type="float">
            <text:p>469</text:p>
          </table:table-cell>
          <table:table-cell table:formula="of:=CONCATENATE([usuários.A471];[.G471])" office:value-type="string" office:string-value="213469" calcext:value-type="string">
            <text:p>213469</text:p>
          </table:table-cell>
          <table:table-cell table:number-columns-repeated="1016"/>
        </table:table-row>
        <table:table-row table:style-name="ro7">
          <table:table-cell table:style-name="ce70" table:formula="of:=[usuários_2.B472]">
            <text:p/>
          </table:table-cell>
          <table:table-cell table:style-name="ce74" table:formula="of:=LEFT([.A472];FIND(&quot; &quot;;[.A472]))" office:value-type="string" office:string-value="" calcext:value-type="error">
            <text:p>#VALOR!</text:p>
          </table:table-cell>
          <table:table-cell table:style-name="ce74" table:formula="of:=SUBSTITUTE([.A472];[.B472];&quot;&quot;)" office:value-type="string" office:string-value="" calcext:value-type="error">
            <text:p>#VALOR!</text:p>
          </table:table-cell>
          <table:table-cell table:style-name="ce75" table:formula="of:=LEFT([.A472];FIND(&quot; &quot;;[.A472];FIND(&quot; &quot;;[.A472])+1)-1)" office:value-type="string" office:string-value="" calcext:value-type="error">
            <text:p>#VALOR!</text:p>
          </table:table-cell>
          <table:table-cell table:style-name="ce74" table:formula="of:=SUBSTITUTE([.D47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0" calcext:value-type="float">
            <text:p>470</text:p>
          </table:table-cell>
          <table:table-cell table:formula="of:=CONCATENATE([usuários.A472];[.G472])" office:value-type="string" office:string-value="213470" calcext:value-type="string">
            <text:p>213470</text:p>
          </table:table-cell>
          <table:table-cell table:number-columns-repeated="1016"/>
        </table:table-row>
        <table:table-row table:style-name="ro7">
          <table:table-cell table:style-name="ce70" table:formula="of:=[usuários_2.B473]">
            <text:p/>
          </table:table-cell>
          <table:table-cell table:style-name="ce74" table:formula="of:=LEFT([.A473];FIND(&quot; &quot;;[.A473]))" office:value-type="string" office:string-value="" calcext:value-type="error">
            <text:p>#VALOR!</text:p>
          </table:table-cell>
          <table:table-cell table:style-name="ce74" table:formula="of:=SUBSTITUTE([.A473];[.B473];&quot;&quot;)" office:value-type="string" office:string-value="" calcext:value-type="error">
            <text:p>#VALOR!</text:p>
          </table:table-cell>
          <table:table-cell table:style-name="ce75" table:formula="of:=LEFT([.A473];FIND(&quot; &quot;;[.A473];FIND(&quot; &quot;;[.A473])+1)-1)" office:value-type="string" office:string-value="" calcext:value-type="error">
            <text:p>#VALOR!</text:p>
          </table:table-cell>
          <table:table-cell table:style-name="ce74" table:formula="of:=SUBSTITUTE([.D47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1" calcext:value-type="float">
            <text:p>471</text:p>
          </table:table-cell>
          <table:table-cell table:formula="of:=CONCATENATE([usuários.A473];[.G473])" office:value-type="string" office:string-value="213471" calcext:value-type="string">
            <text:p>213471</text:p>
          </table:table-cell>
          <table:table-cell table:number-columns-repeated="1016"/>
        </table:table-row>
        <table:table-row table:style-name="ro7">
          <table:table-cell table:style-name="ce70" table:formula="of:=[usuários_2.B474]">
            <text:p/>
          </table:table-cell>
          <table:table-cell table:style-name="ce74" table:formula="of:=LEFT([.A474];FIND(&quot; &quot;;[.A474]))" office:value-type="string" office:string-value="" calcext:value-type="error">
            <text:p>#VALOR!</text:p>
          </table:table-cell>
          <table:table-cell table:style-name="ce74" table:formula="of:=SUBSTITUTE([.A474];[.B474];&quot;&quot;)" office:value-type="string" office:string-value="" calcext:value-type="error">
            <text:p>#VALOR!</text:p>
          </table:table-cell>
          <table:table-cell table:style-name="ce75" table:formula="of:=LEFT([.A474];FIND(&quot; &quot;;[.A474];FIND(&quot; &quot;;[.A474])+1)-1)" office:value-type="string" office:string-value="" calcext:value-type="error">
            <text:p>#VALOR!</text:p>
          </table:table-cell>
          <table:table-cell table:style-name="ce74" table:formula="of:=SUBSTITUTE([.D47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2" calcext:value-type="float">
            <text:p>472</text:p>
          </table:table-cell>
          <table:table-cell table:formula="of:=CONCATENATE([usuários.A474];[.G474])" office:value-type="string" office:string-value="213472" calcext:value-type="string">
            <text:p>213472</text:p>
          </table:table-cell>
          <table:table-cell table:number-columns-repeated="1016"/>
        </table:table-row>
        <table:table-row table:style-name="ro7">
          <table:table-cell table:style-name="ce70" table:formula="of:=[usuários_2.B475]">
            <text:p/>
          </table:table-cell>
          <table:table-cell table:style-name="ce74" table:formula="of:=LEFT([.A475];FIND(&quot; &quot;;[.A475]))" office:value-type="string" office:string-value="" calcext:value-type="error">
            <text:p>#VALOR!</text:p>
          </table:table-cell>
          <table:table-cell table:style-name="ce74" table:formula="of:=SUBSTITUTE([.A475];[.B475];&quot;&quot;)" office:value-type="string" office:string-value="" calcext:value-type="error">
            <text:p>#VALOR!</text:p>
          </table:table-cell>
          <table:table-cell table:style-name="ce75" table:formula="of:=LEFT([.A475];FIND(&quot; &quot;;[.A475];FIND(&quot; &quot;;[.A475])+1)-1)" office:value-type="string" office:string-value="" calcext:value-type="error">
            <text:p>#VALOR!</text:p>
          </table:table-cell>
          <table:table-cell table:style-name="ce74" table:formula="of:=SUBSTITUTE([.D47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3" calcext:value-type="float">
            <text:p>473</text:p>
          </table:table-cell>
          <table:table-cell table:formula="of:=CONCATENATE([usuários.A475];[.G475])" office:value-type="string" office:string-value="213473" calcext:value-type="string">
            <text:p>213473</text:p>
          </table:table-cell>
          <table:table-cell table:number-columns-repeated="1016"/>
        </table:table-row>
        <table:table-row table:style-name="ro7">
          <table:table-cell table:style-name="ce70" table:formula="of:=[usuários_2.B476]">
            <text:p/>
          </table:table-cell>
          <table:table-cell table:style-name="ce74" table:formula="of:=LEFT([.A476];FIND(&quot; &quot;;[.A476]))" office:value-type="string" office:string-value="" calcext:value-type="error">
            <text:p>#VALOR!</text:p>
          </table:table-cell>
          <table:table-cell table:style-name="ce74" table:formula="of:=SUBSTITUTE([.A476];[.B476];&quot;&quot;)" office:value-type="string" office:string-value="" calcext:value-type="error">
            <text:p>#VALOR!</text:p>
          </table:table-cell>
          <table:table-cell table:style-name="ce75" table:formula="of:=LEFT([.A476];FIND(&quot; &quot;;[.A476];FIND(&quot; &quot;;[.A476])+1)-1)" office:value-type="string" office:string-value="" calcext:value-type="error">
            <text:p>#VALOR!</text:p>
          </table:table-cell>
          <table:table-cell table:style-name="ce74" table:formula="of:=SUBSTITUTE([.D47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4" calcext:value-type="float">
            <text:p>474</text:p>
          </table:table-cell>
          <table:table-cell table:formula="of:=CONCATENATE([usuários.A476];[.G476])" office:value-type="string" office:string-value="213474" calcext:value-type="string">
            <text:p>213474</text:p>
          </table:table-cell>
          <table:table-cell table:number-columns-repeated="1016"/>
        </table:table-row>
        <table:table-row table:style-name="ro7">
          <table:table-cell table:style-name="ce70" table:formula="of:=[usuários_2.B477]">
            <text:p/>
          </table:table-cell>
          <table:table-cell table:style-name="ce74" table:formula="of:=LEFT([.A477];FIND(&quot; &quot;;[.A477]))" office:value-type="string" office:string-value="" calcext:value-type="error">
            <text:p>#VALOR!</text:p>
          </table:table-cell>
          <table:table-cell table:style-name="ce74" table:formula="of:=SUBSTITUTE([.A477];[.B477];&quot;&quot;)" office:value-type="string" office:string-value="" calcext:value-type="error">
            <text:p>#VALOR!</text:p>
          </table:table-cell>
          <table:table-cell table:style-name="ce75" table:formula="of:=LEFT([.A477];FIND(&quot; &quot;;[.A477];FIND(&quot; &quot;;[.A477])+1)-1)" office:value-type="string" office:string-value="" calcext:value-type="error">
            <text:p>#VALOR!</text:p>
          </table:table-cell>
          <table:table-cell table:style-name="ce74" table:formula="of:=SUBSTITUTE([.D47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5" calcext:value-type="float">
            <text:p>475</text:p>
          </table:table-cell>
          <table:table-cell table:formula="of:=CONCATENATE([usuários.A477];[.G477])" office:value-type="string" office:string-value="213475" calcext:value-type="string">
            <text:p>213475</text:p>
          </table:table-cell>
          <table:table-cell table:number-columns-repeated="1016"/>
        </table:table-row>
        <table:table-row table:style-name="ro7">
          <table:table-cell table:style-name="ce70" table:formula="of:=[usuários_2.B478]">
            <text:p/>
          </table:table-cell>
          <table:table-cell table:style-name="ce74" table:formula="of:=LEFT([.A478];FIND(&quot; &quot;;[.A478]))" office:value-type="string" office:string-value="" calcext:value-type="error">
            <text:p>#VALOR!</text:p>
          </table:table-cell>
          <table:table-cell table:style-name="ce74" table:formula="of:=SUBSTITUTE([.A478];[.B478];&quot;&quot;)" office:value-type="string" office:string-value="" calcext:value-type="error">
            <text:p>#VALOR!</text:p>
          </table:table-cell>
          <table:table-cell table:style-name="ce75" table:formula="of:=LEFT([.A478];FIND(&quot; &quot;;[.A478];FIND(&quot; &quot;;[.A478])+1)-1)" office:value-type="string" office:string-value="" calcext:value-type="error">
            <text:p>#VALOR!</text:p>
          </table:table-cell>
          <table:table-cell table:style-name="ce74" table:formula="of:=SUBSTITUTE([.D47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6" calcext:value-type="float">
            <text:p>476</text:p>
          </table:table-cell>
          <table:table-cell table:formula="of:=CONCATENATE([usuários.A478];[.G478])" office:value-type="string" office:string-value="213476" calcext:value-type="string">
            <text:p>213476</text:p>
          </table:table-cell>
          <table:table-cell table:number-columns-repeated="1016"/>
        </table:table-row>
        <table:table-row table:style-name="ro7">
          <table:table-cell table:style-name="ce70" table:formula="of:=[usuários_2.B479]">
            <text:p/>
          </table:table-cell>
          <table:table-cell table:style-name="ce74" table:formula="of:=LEFT([.A479];FIND(&quot; &quot;;[.A479]))" office:value-type="string" office:string-value="" calcext:value-type="error">
            <text:p>#VALOR!</text:p>
          </table:table-cell>
          <table:table-cell table:style-name="ce74" table:formula="of:=SUBSTITUTE([.A479];[.B479];&quot;&quot;)" office:value-type="string" office:string-value="" calcext:value-type="error">
            <text:p>#VALOR!</text:p>
          </table:table-cell>
          <table:table-cell table:style-name="ce75" table:formula="of:=LEFT([.A479];FIND(&quot; &quot;;[.A479];FIND(&quot; &quot;;[.A479])+1)-1)" office:value-type="string" office:string-value="" calcext:value-type="error">
            <text:p>#VALOR!</text:p>
          </table:table-cell>
          <table:table-cell table:style-name="ce74" table:formula="of:=SUBSTITUTE([.D47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7" calcext:value-type="float">
            <text:p>477</text:p>
          </table:table-cell>
          <table:table-cell table:formula="of:=CONCATENATE([usuários.A479];[.G479])" office:value-type="string" office:string-value="213477" calcext:value-type="string">
            <text:p>213477</text:p>
          </table:table-cell>
          <table:table-cell table:number-columns-repeated="1016"/>
        </table:table-row>
        <table:table-row table:style-name="ro7">
          <table:table-cell table:style-name="ce70" table:formula="of:=[usuários_2.B480]">
            <text:p/>
          </table:table-cell>
          <table:table-cell table:style-name="ce74" table:formula="of:=LEFT([.A480];FIND(&quot; &quot;;[.A480]))" office:value-type="string" office:string-value="" calcext:value-type="error">
            <text:p>#VALOR!</text:p>
          </table:table-cell>
          <table:table-cell table:style-name="ce74" table:formula="of:=SUBSTITUTE([.A480];[.B480];&quot;&quot;)" office:value-type="string" office:string-value="" calcext:value-type="error">
            <text:p>#VALOR!</text:p>
          </table:table-cell>
          <table:table-cell table:style-name="ce75" table:formula="of:=LEFT([.A480];FIND(&quot; &quot;;[.A480];FIND(&quot; &quot;;[.A480])+1)-1)" office:value-type="string" office:string-value="" calcext:value-type="error">
            <text:p>#VALOR!</text:p>
          </table:table-cell>
          <table:table-cell table:style-name="ce74" table:formula="of:=SUBSTITUTE([.D48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8" calcext:value-type="float">
            <text:p>478</text:p>
          </table:table-cell>
          <table:table-cell table:formula="of:=CONCATENATE([usuários.A480];[.G480])" office:value-type="string" office:string-value="213478" calcext:value-type="string">
            <text:p>213478</text:p>
          </table:table-cell>
          <table:table-cell table:number-columns-repeated="1016"/>
        </table:table-row>
        <table:table-row table:style-name="ro7">
          <table:table-cell table:style-name="ce70" table:formula="of:=[usuários_2.B481]">
            <text:p/>
          </table:table-cell>
          <table:table-cell table:style-name="ce74" table:formula="of:=LEFT([.A481];FIND(&quot; &quot;;[.A481]))" office:value-type="string" office:string-value="" calcext:value-type="error">
            <text:p>#VALOR!</text:p>
          </table:table-cell>
          <table:table-cell table:style-name="ce74" table:formula="of:=SUBSTITUTE([.A481];[.B481];&quot;&quot;)" office:value-type="string" office:string-value="" calcext:value-type="error">
            <text:p>#VALOR!</text:p>
          </table:table-cell>
          <table:table-cell table:style-name="ce75" table:formula="of:=LEFT([.A481];FIND(&quot; &quot;;[.A481];FIND(&quot; &quot;;[.A481])+1)-1)" office:value-type="string" office:string-value="" calcext:value-type="error">
            <text:p>#VALOR!</text:p>
          </table:table-cell>
          <table:table-cell table:style-name="ce74" table:formula="of:=SUBSTITUTE([.D48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79" calcext:value-type="float">
            <text:p>479</text:p>
          </table:table-cell>
          <table:table-cell table:formula="of:=CONCATENATE([usuários.A481];[.G481])" office:value-type="string" office:string-value="213479" calcext:value-type="string">
            <text:p>213479</text:p>
          </table:table-cell>
          <table:table-cell table:number-columns-repeated="1016"/>
        </table:table-row>
        <table:table-row table:style-name="ro7">
          <table:table-cell table:style-name="ce70" table:formula="of:=[usuários_2.B482]">
            <text:p/>
          </table:table-cell>
          <table:table-cell table:style-name="ce74" table:formula="of:=LEFT([.A482];FIND(&quot; &quot;;[.A482]))" office:value-type="string" office:string-value="" calcext:value-type="error">
            <text:p>#VALOR!</text:p>
          </table:table-cell>
          <table:table-cell table:style-name="ce74" table:formula="of:=SUBSTITUTE([.A482];[.B482];&quot;&quot;)" office:value-type="string" office:string-value="" calcext:value-type="error">
            <text:p>#VALOR!</text:p>
          </table:table-cell>
          <table:table-cell table:style-name="ce75" table:formula="of:=LEFT([.A482];FIND(&quot; &quot;;[.A482];FIND(&quot; &quot;;[.A482])+1)-1)" office:value-type="string" office:string-value="" calcext:value-type="error">
            <text:p>#VALOR!</text:p>
          </table:table-cell>
          <table:table-cell table:style-name="ce74" table:formula="of:=SUBSTITUTE([.D48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0" calcext:value-type="float">
            <text:p>480</text:p>
          </table:table-cell>
          <table:table-cell table:formula="of:=CONCATENATE([usuários.A482];[.G482])" office:value-type="string" office:string-value="213480" calcext:value-type="string">
            <text:p>213480</text:p>
          </table:table-cell>
          <table:table-cell table:number-columns-repeated="1016"/>
        </table:table-row>
        <table:table-row table:style-name="ro7">
          <table:table-cell table:style-name="ce70" table:formula="of:=[usuários_2.B483]">
            <text:p/>
          </table:table-cell>
          <table:table-cell table:style-name="ce74" table:formula="of:=LEFT([.A483];FIND(&quot; &quot;;[.A483]))" office:value-type="string" office:string-value="" calcext:value-type="error">
            <text:p>#VALOR!</text:p>
          </table:table-cell>
          <table:table-cell table:style-name="ce74" table:formula="of:=SUBSTITUTE([.A483];[.B483];&quot;&quot;)" office:value-type="string" office:string-value="" calcext:value-type="error">
            <text:p>#VALOR!</text:p>
          </table:table-cell>
          <table:table-cell table:style-name="ce75" table:formula="of:=LEFT([.A483];FIND(&quot; &quot;;[.A483];FIND(&quot; &quot;;[.A483])+1)-1)" office:value-type="string" office:string-value="" calcext:value-type="error">
            <text:p>#VALOR!</text:p>
          </table:table-cell>
          <table:table-cell table:style-name="ce74" table:formula="of:=SUBSTITUTE([.D48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1" calcext:value-type="float">
            <text:p>481</text:p>
          </table:table-cell>
          <table:table-cell table:formula="of:=CONCATENATE([usuários.A483];[.G483])" office:value-type="string" office:string-value="213481" calcext:value-type="string">
            <text:p>213481</text:p>
          </table:table-cell>
          <table:table-cell table:number-columns-repeated="1016"/>
        </table:table-row>
        <table:table-row table:style-name="ro7">
          <table:table-cell table:style-name="ce70" table:formula="of:=[usuários_2.B484]">
            <text:p/>
          </table:table-cell>
          <table:table-cell table:style-name="ce74" table:formula="of:=LEFT([.A484];FIND(&quot; &quot;;[.A484]))" office:value-type="string" office:string-value="" calcext:value-type="error">
            <text:p>#VALOR!</text:p>
          </table:table-cell>
          <table:table-cell table:style-name="ce74" table:formula="of:=SUBSTITUTE([.A484];[.B484];&quot;&quot;)" office:value-type="string" office:string-value="" calcext:value-type="error">
            <text:p>#VALOR!</text:p>
          </table:table-cell>
          <table:table-cell table:style-name="ce75" table:formula="of:=LEFT([.A484];FIND(&quot; &quot;;[.A484];FIND(&quot; &quot;;[.A484])+1)-1)" office:value-type="string" office:string-value="" calcext:value-type="error">
            <text:p>#VALOR!</text:p>
          </table:table-cell>
          <table:table-cell table:style-name="ce74" table:formula="of:=SUBSTITUTE([.D48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2" calcext:value-type="float">
            <text:p>482</text:p>
          </table:table-cell>
          <table:table-cell table:formula="of:=CONCATENATE([usuários.A484];[.G484])" office:value-type="string" office:string-value="213482" calcext:value-type="string">
            <text:p>213482</text:p>
          </table:table-cell>
          <table:table-cell table:number-columns-repeated="1016"/>
        </table:table-row>
        <table:table-row table:style-name="ro7">
          <table:table-cell table:style-name="ce70" table:formula="of:=[usuários_2.B485]">
            <text:p/>
          </table:table-cell>
          <table:table-cell table:style-name="ce74" table:formula="of:=LEFT([.A485];FIND(&quot; &quot;;[.A485]))" office:value-type="string" office:string-value="" calcext:value-type="error">
            <text:p>#VALOR!</text:p>
          </table:table-cell>
          <table:table-cell table:style-name="ce74" table:formula="of:=SUBSTITUTE([.A485];[.B485];&quot;&quot;)" office:value-type="string" office:string-value="" calcext:value-type="error">
            <text:p>#VALOR!</text:p>
          </table:table-cell>
          <table:table-cell table:style-name="ce75" table:formula="of:=LEFT([.A485];FIND(&quot; &quot;;[.A485];FIND(&quot; &quot;;[.A485])+1)-1)" office:value-type="string" office:string-value="" calcext:value-type="error">
            <text:p>#VALOR!</text:p>
          </table:table-cell>
          <table:table-cell table:style-name="ce74" table:formula="of:=SUBSTITUTE([.D48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3" calcext:value-type="float">
            <text:p>483</text:p>
          </table:table-cell>
          <table:table-cell table:formula="of:=CONCATENATE([usuários.A485];[.G485])" office:value-type="string" office:string-value="213483" calcext:value-type="string">
            <text:p>213483</text:p>
          </table:table-cell>
          <table:table-cell table:number-columns-repeated="1016"/>
        </table:table-row>
        <table:table-row table:style-name="ro7">
          <table:table-cell table:style-name="ce70" table:formula="of:=[usuários_2.B486]">
            <text:p/>
          </table:table-cell>
          <table:table-cell table:style-name="ce74" table:formula="of:=LEFT([.A486];FIND(&quot; &quot;;[.A486]))" office:value-type="string" office:string-value="" calcext:value-type="error">
            <text:p>#VALOR!</text:p>
          </table:table-cell>
          <table:table-cell table:style-name="ce74" table:formula="of:=SUBSTITUTE([.A486];[.B486];&quot;&quot;)" office:value-type="string" office:string-value="" calcext:value-type="error">
            <text:p>#VALOR!</text:p>
          </table:table-cell>
          <table:table-cell table:style-name="ce75" table:formula="of:=LEFT([.A486];FIND(&quot; &quot;;[.A486];FIND(&quot; &quot;;[.A486])+1)-1)" office:value-type="string" office:string-value="" calcext:value-type="error">
            <text:p>#VALOR!</text:p>
          </table:table-cell>
          <table:table-cell table:style-name="ce74" table:formula="of:=SUBSTITUTE([.D48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4" calcext:value-type="float">
            <text:p>484</text:p>
          </table:table-cell>
          <table:table-cell table:formula="of:=CONCATENATE([usuários.A486];[.G486])" office:value-type="string" office:string-value="213484" calcext:value-type="string">
            <text:p>213484</text:p>
          </table:table-cell>
          <table:table-cell table:number-columns-repeated="1016"/>
        </table:table-row>
        <table:table-row table:style-name="ro7">
          <table:table-cell table:style-name="ce70" table:formula="of:=[usuários_2.B487]">
            <text:p/>
          </table:table-cell>
          <table:table-cell table:style-name="ce74" table:formula="of:=LEFT([.A487];FIND(&quot; &quot;;[.A487]))" office:value-type="string" office:string-value="" calcext:value-type="error">
            <text:p>#VALOR!</text:p>
          </table:table-cell>
          <table:table-cell table:style-name="ce74" table:formula="of:=SUBSTITUTE([.A487];[.B487];&quot;&quot;)" office:value-type="string" office:string-value="" calcext:value-type="error">
            <text:p>#VALOR!</text:p>
          </table:table-cell>
          <table:table-cell table:style-name="ce75" table:formula="of:=LEFT([.A487];FIND(&quot; &quot;;[.A487];FIND(&quot; &quot;;[.A487])+1)-1)" office:value-type="string" office:string-value="" calcext:value-type="error">
            <text:p>#VALOR!</text:p>
          </table:table-cell>
          <table:table-cell table:style-name="ce74" table:formula="of:=SUBSTITUTE([.D48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5" calcext:value-type="float">
            <text:p>485</text:p>
          </table:table-cell>
          <table:table-cell table:formula="of:=CONCATENATE([usuários.A487];[.G487])" office:value-type="string" office:string-value="213485" calcext:value-type="string">
            <text:p>213485</text:p>
          </table:table-cell>
          <table:table-cell table:number-columns-repeated="1016"/>
        </table:table-row>
        <table:table-row table:style-name="ro7">
          <table:table-cell table:style-name="ce70" table:formula="of:=[usuários_2.B488]">
            <text:p/>
          </table:table-cell>
          <table:table-cell table:style-name="ce74" table:formula="of:=LEFT([.A488];FIND(&quot; &quot;;[.A488]))" office:value-type="string" office:string-value="" calcext:value-type="error">
            <text:p>#VALOR!</text:p>
          </table:table-cell>
          <table:table-cell table:style-name="ce74" table:formula="of:=SUBSTITUTE([.A488];[.B488];&quot;&quot;)" office:value-type="string" office:string-value="" calcext:value-type="error">
            <text:p>#VALOR!</text:p>
          </table:table-cell>
          <table:table-cell table:style-name="ce75" table:formula="of:=LEFT([.A488];FIND(&quot; &quot;;[.A488];FIND(&quot; &quot;;[.A488])+1)-1)" office:value-type="string" office:string-value="" calcext:value-type="error">
            <text:p>#VALOR!</text:p>
          </table:table-cell>
          <table:table-cell table:style-name="ce74" table:formula="of:=SUBSTITUTE([.D48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6" calcext:value-type="float">
            <text:p>486</text:p>
          </table:table-cell>
          <table:table-cell table:formula="of:=CONCATENATE([usuários.A488];[.G488])" office:value-type="string" office:string-value="213486" calcext:value-type="string">
            <text:p>213486</text:p>
          </table:table-cell>
          <table:table-cell table:number-columns-repeated="1016"/>
        </table:table-row>
        <table:table-row table:style-name="ro7">
          <table:table-cell table:style-name="ce70" table:formula="of:=[usuários_2.B489]">
            <text:p/>
          </table:table-cell>
          <table:table-cell table:style-name="ce74" table:formula="of:=LEFT([.A489];FIND(&quot; &quot;;[.A489]))" office:value-type="string" office:string-value="" calcext:value-type="error">
            <text:p>#VALOR!</text:p>
          </table:table-cell>
          <table:table-cell table:style-name="ce74" table:formula="of:=SUBSTITUTE([.A489];[.B489];&quot;&quot;)" office:value-type="string" office:string-value="" calcext:value-type="error">
            <text:p>#VALOR!</text:p>
          </table:table-cell>
          <table:table-cell table:style-name="ce75" table:formula="of:=LEFT([.A489];FIND(&quot; &quot;;[.A489];FIND(&quot; &quot;;[.A489])+1)-1)" office:value-type="string" office:string-value="" calcext:value-type="error">
            <text:p>#VALOR!</text:p>
          </table:table-cell>
          <table:table-cell table:style-name="ce74" table:formula="of:=SUBSTITUTE([.D48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7" calcext:value-type="float">
            <text:p>487</text:p>
          </table:table-cell>
          <table:table-cell table:formula="of:=CONCATENATE([usuários.A489];[.G489])" office:value-type="string" office:string-value="213487" calcext:value-type="string">
            <text:p>213487</text:p>
          </table:table-cell>
          <table:table-cell table:number-columns-repeated="1016"/>
        </table:table-row>
        <table:table-row table:style-name="ro7">
          <table:table-cell table:style-name="ce70" table:formula="of:=[usuários_2.B490]">
            <text:p/>
          </table:table-cell>
          <table:table-cell table:style-name="ce74" table:formula="of:=LEFT([.A490];FIND(&quot; &quot;;[.A490]))" office:value-type="string" office:string-value="" calcext:value-type="error">
            <text:p>#VALOR!</text:p>
          </table:table-cell>
          <table:table-cell table:style-name="ce74" table:formula="of:=SUBSTITUTE([.A490];[.B490];&quot;&quot;)" office:value-type="string" office:string-value="" calcext:value-type="error">
            <text:p>#VALOR!</text:p>
          </table:table-cell>
          <table:table-cell table:style-name="ce75" table:formula="of:=LEFT([.A490];FIND(&quot; &quot;;[.A490];FIND(&quot; &quot;;[.A490])+1)-1)" office:value-type="string" office:string-value="" calcext:value-type="error">
            <text:p>#VALOR!</text:p>
          </table:table-cell>
          <table:table-cell table:style-name="ce74" table:formula="of:=SUBSTITUTE([.D49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8" calcext:value-type="float">
            <text:p>488</text:p>
          </table:table-cell>
          <table:table-cell table:formula="of:=CONCATENATE([usuários.A490];[.G490])" office:value-type="string" office:string-value="213488" calcext:value-type="string">
            <text:p>213488</text:p>
          </table:table-cell>
          <table:table-cell table:number-columns-repeated="1016"/>
        </table:table-row>
        <table:table-row table:style-name="ro7">
          <table:table-cell table:style-name="ce70" table:formula="of:=[usuários_2.B491]">
            <text:p/>
          </table:table-cell>
          <table:table-cell table:style-name="ce74" table:formula="of:=LEFT([.A491];FIND(&quot; &quot;;[.A491]))" office:value-type="string" office:string-value="" calcext:value-type="error">
            <text:p>#VALOR!</text:p>
          </table:table-cell>
          <table:table-cell table:style-name="ce74" table:formula="of:=SUBSTITUTE([.A491];[.B491];&quot;&quot;)" office:value-type="string" office:string-value="" calcext:value-type="error">
            <text:p>#VALOR!</text:p>
          </table:table-cell>
          <table:table-cell table:style-name="ce75" table:formula="of:=LEFT([.A491];FIND(&quot; &quot;;[.A491];FIND(&quot; &quot;;[.A491])+1)-1)" office:value-type="string" office:string-value="" calcext:value-type="error">
            <text:p>#VALOR!</text:p>
          </table:table-cell>
          <table:table-cell table:style-name="ce74" table:formula="of:=SUBSTITUTE([.D491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89" calcext:value-type="float">
            <text:p>489</text:p>
          </table:table-cell>
          <table:table-cell table:formula="of:=CONCATENATE([usuários.A491];[.G491])" office:value-type="string" office:string-value="213489" calcext:value-type="string">
            <text:p>213489</text:p>
          </table:table-cell>
          <table:table-cell table:number-columns-repeated="1016"/>
        </table:table-row>
        <table:table-row table:style-name="ro7">
          <table:table-cell table:style-name="ce70" table:formula="of:=[usuários_2.B492]">
            <text:p/>
          </table:table-cell>
          <table:table-cell table:style-name="ce74" table:formula="of:=LEFT([.A492];FIND(&quot; &quot;;[.A492]))" office:value-type="string" office:string-value="" calcext:value-type="error">
            <text:p>#VALOR!</text:p>
          </table:table-cell>
          <table:table-cell table:style-name="ce74" table:formula="of:=SUBSTITUTE([.A492];[.B492];&quot;&quot;)" office:value-type="string" office:string-value="" calcext:value-type="error">
            <text:p>#VALOR!</text:p>
          </table:table-cell>
          <table:table-cell table:style-name="ce75" table:formula="of:=LEFT([.A492];FIND(&quot; &quot;;[.A492];FIND(&quot; &quot;;[.A492])+1)-1)" office:value-type="string" office:string-value="" calcext:value-type="error">
            <text:p>#VALOR!</text:p>
          </table:table-cell>
          <table:table-cell table:style-name="ce74" table:formula="of:=SUBSTITUTE([.D492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0" calcext:value-type="float">
            <text:p>490</text:p>
          </table:table-cell>
          <table:table-cell table:formula="of:=CONCATENATE([usuários.A492];[.G492])" office:value-type="string" office:string-value="213490" calcext:value-type="string">
            <text:p>213490</text:p>
          </table:table-cell>
          <table:table-cell table:number-columns-repeated="1016"/>
        </table:table-row>
        <table:table-row table:style-name="ro7">
          <table:table-cell table:style-name="ce70" table:formula="of:=[usuários_2.B493]">
            <text:p/>
          </table:table-cell>
          <table:table-cell table:style-name="ce74" table:formula="of:=LEFT([.A493];FIND(&quot; &quot;;[.A493]))" office:value-type="string" office:string-value="" calcext:value-type="error">
            <text:p>#VALOR!</text:p>
          </table:table-cell>
          <table:table-cell table:style-name="ce74" table:formula="of:=SUBSTITUTE([.A493];[.B493];&quot;&quot;)" office:value-type="string" office:string-value="" calcext:value-type="error">
            <text:p>#VALOR!</text:p>
          </table:table-cell>
          <table:table-cell table:style-name="ce75" table:formula="of:=LEFT([.A493];FIND(&quot; &quot;;[.A493];FIND(&quot; &quot;;[.A493])+1)-1)" office:value-type="string" office:string-value="" calcext:value-type="error">
            <text:p>#VALOR!</text:p>
          </table:table-cell>
          <table:table-cell table:style-name="ce74" table:formula="of:=SUBSTITUTE([.D493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1" calcext:value-type="float">
            <text:p>491</text:p>
          </table:table-cell>
          <table:table-cell table:formula="of:=CONCATENATE([usuários.A493];[.G493])" office:value-type="string" office:string-value="213491" calcext:value-type="string">
            <text:p>213491</text:p>
          </table:table-cell>
          <table:table-cell table:number-columns-repeated="1016"/>
        </table:table-row>
        <table:table-row table:style-name="ro7">
          <table:table-cell table:style-name="ce70" table:formula="of:=[usuários_2.B494]">
            <text:p/>
          </table:table-cell>
          <table:table-cell table:style-name="ce74" table:formula="of:=LEFT([.A494];FIND(&quot; &quot;;[.A494]))" office:value-type="string" office:string-value="" calcext:value-type="error">
            <text:p>#VALOR!</text:p>
          </table:table-cell>
          <table:table-cell table:style-name="ce74" table:formula="of:=SUBSTITUTE([.A494];[.B494];&quot;&quot;)" office:value-type="string" office:string-value="" calcext:value-type="error">
            <text:p>#VALOR!</text:p>
          </table:table-cell>
          <table:table-cell table:style-name="ce75" table:formula="of:=LEFT([.A494];FIND(&quot; &quot;;[.A494];FIND(&quot; &quot;;[.A494])+1)-1)" office:value-type="string" office:string-value="" calcext:value-type="error">
            <text:p>#VALOR!</text:p>
          </table:table-cell>
          <table:table-cell table:style-name="ce74" table:formula="of:=SUBSTITUTE([.D494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2" calcext:value-type="float">
            <text:p>492</text:p>
          </table:table-cell>
          <table:table-cell table:formula="of:=CONCATENATE([usuários.A494];[.G494])" office:value-type="string" office:string-value="213492" calcext:value-type="string">
            <text:p>213492</text:p>
          </table:table-cell>
          <table:table-cell table:number-columns-repeated="1016"/>
        </table:table-row>
        <table:table-row table:style-name="ro7">
          <table:table-cell table:style-name="ce70" table:formula="of:=[usuários_2.B495]">
            <text:p/>
          </table:table-cell>
          <table:table-cell table:style-name="ce74" table:formula="of:=LEFT([.A495];FIND(&quot; &quot;;[.A495]))" office:value-type="string" office:string-value="" calcext:value-type="error">
            <text:p>#VALOR!</text:p>
          </table:table-cell>
          <table:table-cell table:style-name="ce74" table:formula="of:=SUBSTITUTE([.A495];[.B495];&quot;&quot;)" office:value-type="string" office:string-value="" calcext:value-type="error">
            <text:p>#VALOR!</text:p>
          </table:table-cell>
          <table:table-cell table:style-name="ce75" table:formula="of:=LEFT([.A495];FIND(&quot; &quot;;[.A495];FIND(&quot; &quot;;[.A495])+1)-1)" office:value-type="string" office:string-value="" calcext:value-type="error">
            <text:p>#VALOR!</text:p>
          </table:table-cell>
          <table:table-cell table:style-name="ce74" table:formula="of:=SUBSTITUTE([.D495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3" calcext:value-type="float">
            <text:p>493</text:p>
          </table:table-cell>
          <table:table-cell table:formula="of:=CONCATENATE([usuários.A495];[.G495])" office:value-type="string" office:string-value="213493" calcext:value-type="string">
            <text:p>213493</text:p>
          </table:table-cell>
          <table:table-cell table:number-columns-repeated="1016"/>
        </table:table-row>
        <table:table-row table:style-name="ro7">
          <table:table-cell table:style-name="ce70" table:formula="of:=[usuários_2.B496]">
            <text:p/>
          </table:table-cell>
          <table:table-cell table:style-name="ce74" table:formula="of:=LEFT([.A496];FIND(&quot; &quot;;[.A496]))" office:value-type="string" office:string-value="" calcext:value-type="error">
            <text:p>#VALOR!</text:p>
          </table:table-cell>
          <table:table-cell table:style-name="ce74" table:formula="of:=SUBSTITUTE([.A496];[.B496];&quot;&quot;)" office:value-type="string" office:string-value="" calcext:value-type="error">
            <text:p>#VALOR!</text:p>
          </table:table-cell>
          <table:table-cell table:style-name="ce75" table:formula="of:=LEFT([.A496];FIND(&quot; &quot;;[.A496];FIND(&quot; &quot;;[.A496])+1)-1)" office:value-type="string" office:string-value="" calcext:value-type="error">
            <text:p>#VALOR!</text:p>
          </table:table-cell>
          <table:table-cell table:style-name="ce74" table:formula="of:=SUBSTITUTE([.D496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4" calcext:value-type="float">
            <text:p>494</text:p>
          </table:table-cell>
          <table:table-cell table:formula="of:=CONCATENATE([usuários.A496];[.G496])" office:value-type="string" office:string-value="213494" calcext:value-type="string">
            <text:p>213494</text:p>
          </table:table-cell>
          <table:table-cell table:number-columns-repeated="1016"/>
        </table:table-row>
        <table:table-row table:style-name="ro7">
          <table:table-cell table:style-name="ce70" table:formula="of:=[usuários_2.B497]">
            <text:p/>
          </table:table-cell>
          <table:table-cell table:style-name="ce74" table:formula="of:=LEFT([.A497];FIND(&quot; &quot;;[.A497]))" office:value-type="string" office:string-value="" calcext:value-type="error">
            <text:p>#VALOR!</text:p>
          </table:table-cell>
          <table:table-cell table:style-name="ce74" table:formula="of:=SUBSTITUTE([.A497];[.B497];&quot;&quot;)" office:value-type="string" office:string-value="" calcext:value-type="error">
            <text:p>#VALOR!</text:p>
          </table:table-cell>
          <table:table-cell table:style-name="ce75" table:formula="of:=LEFT([.A497];FIND(&quot; &quot;;[.A497];FIND(&quot; &quot;;[.A497])+1)-1)" office:value-type="string" office:string-value="" calcext:value-type="error">
            <text:p>#VALOR!</text:p>
          </table:table-cell>
          <table:table-cell table:style-name="ce74" table:formula="of:=SUBSTITUTE([.D497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5" calcext:value-type="float">
            <text:p>495</text:p>
          </table:table-cell>
          <table:table-cell table:formula="of:=CONCATENATE([usuários.A497];[.G497])" office:value-type="string" office:string-value="213495" calcext:value-type="string">
            <text:p>213495</text:p>
          </table:table-cell>
          <table:table-cell table:number-columns-repeated="1016"/>
        </table:table-row>
        <table:table-row table:style-name="ro7">
          <table:table-cell table:style-name="ce70" table:formula="of:=[usuários_2.B498]">
            <text:p/>
          </table:table-cell>
          <table:table-cell table:style-name="ce74" table:formula="of:=LEFT([.A498];FIND(&quot; &quot;;[.A498]))" office:value-type="string" office:string-value="" calcext:value-type="error">
            <text:p>#VALOR!</text:p>
          </table:table-cell>
          <table:table-cell table:style-name="ce74" table:formula="of:=SUBSTITUTE([.A498];[.B498];&quot;&quot;)" office:value-type="string" office:string-value="" calcext:value-type="error">
            <text:p>#VALOR!</text:p>
          </table:table-cell>
          <table:table-cell table:style-name="ce75" table:formula="of:=LEFT([.A498];FIND(&quot; &quot;;[.A498];FIND(&quot; &quot;;[.A498])+1)-1)" office:value-type="string" office:string-value="" calcext:value-type="error">
            <text:p>#VALOR!</text:p>
          </table:table-cell>
          <table:table-cell table:style-name="ce74" table:formula="of:=SUBSTITUTE([.D498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6" calcext:value-type="float">
            <text:p>496</text:p>
          </table:table-cell>
          <table:table-cell table:formula="of:=CONCATENATE([usuários.A498];[.G498])" office:value-type="string" office:string-value="213496" calcext:value-type="string">
            <text:p>213496</text:p>
          </table:table-cell>
          <table:table-cell table:number-columns-repeated="1016"/>
        </table:table-row>
        <table:table-row table:style-name="ro7">
          <table:table-cell table:style-name="ce70" table:formula="of:=[usuários_2.B499]">
            <text:p/>
          </table:table-cell>
          <table:table-cell table:style-name="ce74" table:formula="of:=LEFT([.A499];FIND(&quot; &quot;;[.A499]))" office:value-type="string" office:string-value="" calcext:value-type="error">
            <text:p>#VALOR!</text:p>
          </table:table-cell>
          <table:table-cell table:style-name="ce74" table:formula="of:=SUBSTITUTE([.A499];[.B499];&quot;&quot;)" office:value-type="string" office:string-value="" calcext:value-type="error">
            <text:p>#VALOR!</text:p>
          </table:table-cell>
          <table:table-cell table:style-name="ce75" table:formula="of:=LEFT([.A499];FIND(&quot; &quot;;[.A499];FIND(&quot; &quot;;[.A499])+1)-1)" office:value-type="string" office:string-value="" calcext:value-type="error">
            <text:p>#VALOR!</text:p>
          </table:table-cell>
          <table:table-cell table:style-name="ce74" table:formula="of:=SUBSTITUTE([.D499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7" calcext:value-type="float">
            <text:p>497</text:p>
          </table:table-cell>
          <table:table-cell table:formula="of:=CONCATENATE([usuários.A499];[.G499])" office:value-type="string" office:string-value="213497" calcext:value-type="string">
            <text:p>213497</text:p>
          </table:table-cell>
          <table:table-cell table:number-columns-repeated="1016"/>
        </table:table-row>
        <table:table-row table:style-name="ro7">
          <table:table-cell table:style-name="ce70" table:formula="of:=[usuários_2.B500]">
            <text:p/>
          </table:table-cell>
          <table:table-cell table:style-name="ce74" table:formula="of:=LEFT([.A500];FIND(&quot; &quot;;[.A500]))" office:value-type="string" office:string-value="" calcext:value-type="error">
            <text:p>#VALOR!</text:p>
          </table:table-cell>
          <table:table-cell table:style-name="ce74" table:formula="of:=SUBSTITUTE([.A500];[.B500];&quot;&quot;)" office:value-type="string" office:string-value="" calcext:value-type="error">
            <text:p>#VALOR!</text:p>
          </table:table-cell>
          <table:table-cell table:style-name="ce75" table:formula="of:=LEFT([.A500];FIND(&quot; &quot;;[.A500];FIND(&quot; &quot;;[.A500])+1)-1)" office:value-type="string" office:string-value="" calcext:value-type="error">
            <text:p>#VALOR!</text:p>
          </table:table-cell>
          <table:table-cell table:style-name="ce74" table:formula="of:=SUBSTITUTE([.D500];&quot; &quot;;&quot;&quot;)" office:value-type="string" office:string-value="" calcext:value-type="error">
            <text:p>#VALOR!</text:p>
          </table:table-cell>
          <table:table-cell table:style-name="ce74" office:value-type="string" calcext:value-type="string">
            <text:p>@gmail.com</text:p>
          </table:table-cell>
          <table:table-cell office:value-type="float" office:value="498" calcext:value-type="float">
            <text:p>498</text:p>
          </table:table-cell>
          <table:table-cell table:formula="of:=CONCATENATE([usuários.A500];[.G500])" office:value-type="string" office:string-value="213498" calcext:value-type="string">
            <text:p>213498</text:p>
          </table:table-cell>
          <table:table-cell table:number-columns-repeated="1016"/>
        </table:table-row>
        <table:table-row table:style-name="ro7" table:number-rows-repeated="9614">
          <table:table-cell table:number-columns-repeated="3"/>
          <table:table-cell table:style-name="ce76"/>
          <table:table-cell table:number-columns-repeated="1020"/>
        </table:table-row>
        <table:table-row table:style-name="ro7" table:number-rows-repeated="103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colaID" table:style-name="ta2">
        <table:table-column table:style-name="co21" table:default-cell-style-name="ce64"/>
        <table:table-column table:style-name="co22" table:default-cell-style-name="ce64"/>
        <table:table-column table:style-name="co23" table:default-cell-style-name="ce67"/>
        <table:table-column table:style-name="co24" table:number-columns-repeated="1021" table:default-cell-style-name="ce64"/>
        <table:table-row table:style-name="ro4">
          <table:table-cell table:style-name="ce136" office:value-type="string" calcext:value-type="string">
            <text:p>EscolaID</text:p>
          </table:table-cell>
          <table:table-cell table:style-name="ce136" office:value-type="string" calcext:value-type="string">
            <text:p>Nome</text:p>
          </table:table-cell>
          <table:table-cell table:style-name="ce140" office:value-type="string" calcext:value-type="string">
            <text:p>Articulador</text:p>
          </table:table-cell>
          <table:table-cell table:number-columns-repeated="1021"/>
        </table:table-row>
        <table:table-row table:style-name="ro5">
          <table:table-cell table:style-name="ce63" office:value-type="float" office:value="174" calcext:value-type="float">
            <text:p>174</text:p>
          </table:table-cell>
          <table:table-cell table:style-name="ce65" office:value-type="string" calcext:value-type="string">
            <text:p>PREFEITO APRÍGIO DUARTE</text:p>
          </table:table-cell>
          <table:table-cell office:value-type="string" calcext:value-type="string">
            <text:p>Adilson Galdino</text:p>
          </table:table-cell>
          <table:table-cell table:number-columns-repeated="1021"/>
        </table:table-row>
        <table:table-row table:style-name="ro5">
          <table:table-cell table:style-name="ce63" office:value-type="float" office:value="218" calcext:value-type="float">
            <text:p>218</text:p>
          </table:table-cell>
          <table:table-cell table:style-name="ce65" office:value-type="string" calcext:value-type="string">
            <text:p>MIGUEL ÂNGELO DE SOUZA</text:p>
          </table:table-cell>
          <table:table-cell table:style-name="ce68" office:value-type="string" calcext:value-type="string">
            <text:p>Adriano Gonçalves</text:p>
          </table:table-cell>
          <table:table-cell table:number-columns-repeated="1021"/>
        </table:table-row>
        <table:table-row table:style-name="ro5">
          <table:table-cell table:style-name="ce63" office:value-type="float" office:value="183" calcext:value-type="float">
            <text:p>183</text:p>
          </table:table-cell>
          <table:table-cell table:style-name="ce65" office:value-type="string" calcext:value-type="string">
            <text:p>PROFª HAYDÉE FONSECA FALCÃO</text:p>
          </table:table-cell>
          <table:table-cell office:value-type="string" calcext:value-type="string">
            <text:p>Alan Jones</text:p>
          </table:table-cell>
          <table:table-cell table:number-columns-repeated="1021"/>
        </table:table-row>
        <table:table-row table:style-name="ro5">
          <table:table-cell table:style-name="ce63" office:value-type="float" office:value="107" calcext:value-type="float">
            <text:p>107</text:p>
          </table:table-cell>
          <table:table-cell table:style-name="ce65" office:value-type="string" calcext:value-type="string">
            <text:p>ANTONIO FRANCISCO DE OLIVEIRA</text:p>
          </table:table-cell>
          <table:table-cell table:style-name="ce68" office:value-type="string" calcext:value-type="string">
            <text:p>Alex Moreira</text:p>
          </table:table-cell>
          <table:table-cell table:number-columns-repeated="1021"/>
        </table:table-row>
        <table:table-row table:style-name="ro5">
          <table:table-cell table:style-name="ce63" office:value-type="float" office:value="188" calcext:value-type="float">
            <text:p>188</text:p>
          </table:table-cell>
          <table:table-cell table:style-name="ce65" office:value-type="string" calcext:value-type="string">
            <text:p>PROFª TEREZINHA FERREIRA DE OLIVEIRA</text:p>
          </table:table-cell>
          <table:table-cell office:value-type="string" calcext:value-type="string">
            <text:p>Alexandre Gonçalves</text:p>
          </table:table-cell>
          <table:table-cell table:number-columns-repeated="1021"/>
        </table:table-row>
        <table:table-row table:style-name="ro5">
          <table:table-cell table:style-name="ce63" office:value-type="float" office:value="184" calcext:value-type="float">
            <text:p>184</text:p>
          </table:table-cell>
          <table:table-cell table:style-name="ce65" office:value-type="string" calcext:value-type="string">
            <text:p>PROFª MARIA JOSÉ LIMA DA ROCHA</text:p>
          </table:table-cell>
          <table:table-cell office:value-type="string" calcext:value-type="string">
            <text:p>Antônio Márcio</text:p>
          </table:table-cell>
          <table:table-cell table:number-columns-repeated="1021"/>
        </table:table-row>
        <table:table-row table:style-name="ro5">
          <table:table-cell table:style-name="ce63" office:value-type="float" office:value="201" calcext:value-type="float">
            <text:p>201</text:p>
          </table:table-cell>
          <table:table-cell table:style-name="ce65" office:value-type="string" calcext:value-type="string">
            <text:p>PROFª IRACEMA DA PAIXAO</text:p>
          </table:table-cell>
          <table:table-cell office:value-type="string" calcext:value-type="string">
            <text:p>Armando Lopes</text:p>
          </table:table-cell>
          <table:table-cell table:number-columns-repeated="1021"/>
        </table:table-row>
        <table:table-row table:style-name="ro5">
          <table:table-cell table:style-name="ce63" office:value-type="float" office:value="140" calcext:value-type="float">
            <text:p>140</text:p>
          </table:table-cell>
          <table:table-cell table:style-name="ce65" office:value-type="string" calcext:value-type="string">
            <text:p>PAULO VI</text:p>
          </table:table-cell>
          <table:table-cell office:value-type="string" calcext:value-type="string">
            <text:p>Charles Alexandre</text:p>
          </table:table-cell>
          <table:table-cell table:number-columns-repeated="1021"/>
        </table:table-row>
        <table:table-row table:style-name="ro5">
          <table:table-cell table:style-name="ce63" office:value-type="float" office:value="100" calcext:value-type="float">
            <text:p>100</text:p>
          </table:table-cell>
          <table:table-cell table:style-name="ce65" office:value-type="string" calcext:value-type="string">
            <text:p>02 DE JULHO</text:p>
          </table:table-cell>
          <table:table-cell office:value-type="string" calcext:value-type="string">
            <text:p>Cleidiane Alves</text:p>
          </table:table-cell>
          <table:table-cell table:number-columns-repeated="1021"/>
        </table:table-row>
        <table:table-row table:style-name="ro5">
          <table:table-cell table:style-name="ce63" office:value-type="float" office:value="144" calcext:value-type="float">
            <text:p>144</text:p>
          </table:table-cell>
          <table:table-cell table:style-name="ce65" office:value-type="string" calcext:value-type="string">
            <text:p>PROFª EDUALDINA DAMASIO</text:p>
          </table:table-cell>
          <table:table-cell office:value-type="string" calcext:value-type="string">
            <text:p>Daiana Camila</text:p>
          </table:table-cell>
          <table:table-cell table:number-columns-repeated="1021"/>
        </table:table-row>
        <table:table-row table:style-name="ro5">
          <table:table-cell table:style-name="ce63" office:value-type="float" office:value="152" calcext:value-type="float">
            <text:p>152</text:p>
          </table:table-cell>
          <table:table-cell table:style-name="ce65" office:value-type="string" calcext:value-type="string">
            <text:p>PROFª LEOPOLDINA LEAL</text:p>
          </table:table-cell>
          <table:table-cell office:value-type="string" calcext:value-type="string">
            <text:p>Danillo Moura</text:p>
          </table:table-cell>
          <table:table-cell table:number-columns-repeated="1021"/>
        </table:table-row>
        <table:table-row table:style-name="ro5">
          <table:table-cell table:style-name="ce63" office:value-type="float" office:value="155" calcext:value-type="float">
            <text:p>155</text:p>
          </table:table-cell>
          <table:table-cell table:style-name="ce65" office:value-type="string" calcext:value-type="string">
            <text:p>MANDACARU</text:p>
          </table:table-cell>
          <table:table-cell table:style-name="ce68" office:value-type="string" calcext:value-type="string">
            <text:p>Donizete Rodrigues</text:p>
          </table:table-cell>
          <table:table-cell table:number-columns-repeated="1021"/>
        </table:table-row>
        <table:table-row table:style-name="ro5">
          <table:table-cell table:style-name="ce63" office:value-type="float" office:value="173" calcext:value-type="float">
            <text:p>173</text:p>
          </table:table-cell>
          <table:table-cell table:style-name="ce65" office:value-type="string" calcext:value-type="string">
            <text:p>PROFª ANTONILA DA FRANÇA CARDOSO</text:p>
          </table:table-cell>
          <table:table-cell table:style-name="ce68" office:value-type="string" calcext:value-type="string">
            <text:p>Fabiana Santana</text:p>
          </table:table-cell>
          <table:table-cell table:number-columns-repeated="1021"/>
        </table:table-row>
        <table:table-row table:style-name="ro5">
          <table:table-cell table:style-name="ce63" office:value-type="float" office:value="181" calcext:value-type="float">
            <text:p>181</text:p>
          </table:table-cell>
          <table:table-cell table:style-name="ce65" office:value-type="string" calcext:value-type="string">
            <text:p>PROFª GRACIOSA XAVIER RAMOS GOMES</text:p>
          </table:table-cell>
          <table:table-cell table:style-name="ce68" office:value-type="string" calcext:value-type="string">
            <text:p>Iris Cléa</text:p>
          </table:table-cell>
          <table:table-cell table:number-columns-repeated="1021"/>
        </table:table-row>
        <table:table-row table:style-name="ro5">
          <table:table-cell table:style-name="ce63" office:value-type="float" office:value="194" calcext:value-type="float">
            <text:p>194</text:p>
          </table:table-cell>
          <table:table-cell table:style-name="ce65" office:value-type="string" calcext:value-type="string">
            <text:p>SANTO ANTÔNIO</text:p>
          </table:table-cell>
          <table:table-cell table:style-name="ce68" office:value-type="string" calcext:value-type="string">
            <text:p>Isaías Freire</text:p>
          </table:table-cell>
          <table:table-cell table:number-columns-repeated="1021"/>
        </table:table-row>
        <table:table-row table:style-name="ro5">
          <table:table-cell table:style-name="ce63" office:value-type="float" office:value="156" calcext:value-type="float">
            <text:p>156</text:p>
          </table:table-cell>
          <table:table-cell table:style-name="ce65" office:value-type="string" calcext:value-type="string">
            <text:p>MANOEL DE SOUZA BONFIM</text:p>
          </table:table-cell>
          <table:table-cell table:style-name="ce68" office:value-type="string" calcext:value-type="string">
            <text:p>João Lucas</text:p>
          </table:table-cell>
          <table:table-cell table:number-columns-repeated="1021"/>
        </table:table-row>
        <table:table-row table:style-name="ro5">
          <table:table-cell table:style-name="ce63" office:value-type="float" office:value="226" calcext:value-type="float">
            <text:p>226</text:p>
          </table:table-cell>
          <table:table-cell table:style-name="ce65" office:value-type="string" calcext:value-type="string">
            <text:p>NOSSA SENHORA DAS GROTAS-SEDE</text:p>
          </table:table-cell>
          <table:table-cell office:value-type="string" calcext:value-type="string">
            <text:p>Joedson Silva</text:p>
          </table:table-cell>
          <table:table-cell table:number-columns-repeated="1021"/>
        </table:table-row>
        <table:table-row table:style-name="ro5">
          <table:table-cell table:style-name="ce63" office:value-type="float" office:value="126" calcext:value-type="float">
            <text:p>126</text:p>
          </table:table-cell>
          <table:table-cell table:style-name="ce65" office:value-type="string" calcext:value-type="string">
            <text:p>PROFº JOSÉ PEREIRA DA SILVA</text:p>
          </table:table-cell>
          <table:table-cell office:value-type="string" calcext:value-type="string">
            <text:p>Jonathas Marcello</text:p>
          </table:table-cell>
          <table:table-cell table:number-columns-repeated="1021"/>
        </table:table-row>
        <table:table-row table:style-name="ro5">
          <table:table-cell table:style-name="ce63" office:value-type="float" office:value="120" calcext:value-type="float">
            <text:p>120</text:p>
          </table:table-cell>
          <table:table-cell table:style-name="ce65" office:value-type="string" calcext:value-type="string">
            <text:p>DOUTOR JOSE ARAUJO DE SOUZA</text:p>
          </table:table-cell>
          <table:table-cell office:value-type="string" calcext:value-type="string">
            <text:p>Josimar</text:p>
          </table:table-cell>
          <table:table-cell table:number-columns-repeated="1021"/>
        </table:table-row>
        <table:table-row table:style-name="ro5">
          <table:table-cell table:style-name="ce63" office:value-type="float" office:value="187" calcext:value-type="float">
            <text:p>187</text:p>
          </table:table-cell>
          <table:table-cell table:style-name="ce65" office:value-type="string" calcext:value-type="string">
            <text:p>PROFº LUIZ CURSINO DA FRANÇA CARDOSO</text:p>
          </table:table-cell>
          <table:table-cell office:value-type="string" calcext:value-type="string">
            <text:p>Jovenilson Silva</text:p>
          </table:table-cell>
          <table:table-cell table:number-columns-repeated="1021"/>
        </table:table-row>
        <table:table-row table:style-name="ro5">
          <table:table-cell table:style-name="ce63" office:value-type="float" office:value="148" calcext:value-type="float">
            <text:p>148</text:p>
          </table:table-cell>
          <table:table-cell table:style-name="ce65" office:value-type="string" calcext:value-type="string">
            <text:p>JOCA DE SOUZA OLIVEIRA</text:p>
          </table:table-cell>
          <table:table-cell office:value-type="string" calcext:value-type="string">
            <text:p>Karen Tayla</text:p>
          </table:table-cell>
          <table:table-cell table:number-columns-repeated="1021"/>
        </table:table-row>
        <table:table-row table:style-name="ro5">
          <table:table-cell table:style-name="ce63" office:value-type="float" office:value="177" calcext:value-type="float">
            <text:p>177</text:p>
          </table:table-cell>
          <table:table-cell table:style-name="ce65" office:value-type="string" calcext:value-type="string">
            <text:p>PROFª CARMEM COSTA SANTOS</text:p>
          </table:table-cell>
          <table:table-cell office:value-type="string" calcext:value-type="string">
            <text:p>Leandro Guimarães</text:p>
          </table:table-cell>
          <table:table-cell table:number-columns-repeated="1021"/>
        </table:table-row>
        <table:table-row table:style-name="ro5">
          <table:table-cell table:style-name="ce63" office:value-type="float" office:value="112" calcext:value-type="float">
            <text:p>112</text:p>
          </table:table-cell>
          <table:table-cell table:style-name="ce65" office:value-type="string" calcext:value-type="string">
            <text:p>PROFº CARLOS DA COSTA SILVA</text:p>
          </table:table-cell>
          <table:table-cell office:value-type="string" calcext:value-type="string">
            <text:p>Márcio Nascimento</text:p>
          </table:table-cell>
          <table:table-cell table:number-columns-repeated="1021"/>
        </table:table-row>
        <table:table-row table:style-name="ro5">
          <table:table-cell table:style-name="ce63" office:value-type="float" office:value="222" calcext:value-type="float">
            <text:p>222</text:p>
          </table:table-cell>
          <table:table-cell table:style-name="ce65" office:value-type="string" calcext:value-type="string">
            <text:p>PROFª MARIA FRANCA PIRES</text:p>
          </table:table-cell>
          <table:table-cell table:style-name="ce68" office:value-type="string" calcext:value-type="string">
            <text:p>Marcos José</text:p>
          </table:table-cell>
          <table:table-cell table:number-columns-repeated="1021"/>
        </table:table-row>
        <table:table-row table:style-name="ro5">
          <table:table-cell table:style-name="ce63" office:value-type="float" office:value="209" calcext:value-type="float">
            <text:p>209</text:p>
          </table:table-cell>
          <table:table-cell table:style-name="ce65" office:value-type="string" calcext:value-type="string">
            <text:p>CENTRO SOCIAL URBANO - CSU</text:p>
          </table:table-cell>
          <table:table-cell office:value-type="string" calcext:value-type="string">
            <text:p>Mariana Athayde</text:p>
          </table:table-cell>
          <table:table-cell table:number-columns-repeated="1021"/>
        </table:table-row>
        <table:table-row table:style-name="ro5">
          <table:table-cell table:style-name="ce63" office:value-type="float" office:value="192" calcext:value-type="float">
            <text:p>192</text:p>
          </table:table-cell>
          <table:table-cell table:style-name="ce65" office:value-type="string" calcext:value-type="string">
            <text:p>SANTA INÊS</text:p>
          </table:table-cell>
          <table:table-cell table:style-name="ce68" office:value-type="string" calcext:value-type="string">
            <text:p>Micael Benaic</text:p>
          </table:table-cell>
          <table:table-cell table:number-columns-repeated="1021"/>
        </table:table-row>
        <table:table-row table:style-name="ro5">
          <table:table-cell table:style-name="ce63" office:value-type="float" office:value="213" calcext:value-type="float">
            <text:p>213</text:p>
          </table:table-cell>
          <table:table-cell table:style-name="ce65" office:value-type="string" calcext:value-type="string">
            <text:p>EDUCANDÁRIO JOÃO XXIII</text:p>
          </table:table-cell>
          <table:table-cell office:value-type="string" calcext:value-type="string">
            <text:p>Miguel Silva</text:p>
          </table:table-cell>
          <table:table-cell table:number-columns-repeated="1021"/>
        </table:table-row>
        <table:table-row table:style-name="ro5">
          <table:table-cell table:style-name="ce63" office:value-type="float" office:value="150" calcext:value-type="float">
            <text:p>150</text:p>
          </table:table-cell>
          <table:table-cell table:style-name="ce65" office:value-type="string" calcext:value-type="string">
            <text:p>JOSE PADILHA DE SOUZA</text:p>
          </table:table-cell>
          <table:table-cell office:value-type="string" calcext:value-type="string">
            <text:p>Neila Gomes</text:p>
          </table:table-cell>
          <table:table-cell table:number-columns-repeated="1021"/>
        </table:table-row>
        <table:table-row table:style-name="ro5">
          <table:table-cell table:style-name="ce63" office:value-type="float" office:value="182" calcext:value-type="float">
            <text:p>182</text:p>
          </table:table-cell>
          <table:table-cell table:style-name="ce65" office:value-type="string" calcext:value-type="string">
            <text:p>PROFª GUIOMAR LUSTOSA RODRIGUES</text:p>
          </table:table-cell>
          <table:table-cell office:value-type="string" calcext:value-type="string">
            <text:p>Nilmar Sá</text:p>
          </table:table-cell>
          <table:table-cell table:number-columns-repeated="1021"/>
        </table:table-row>
        <table:table-row table:style-name="ro5">
          <table:table-cell table:style-name="ce63" office:value-type="float" office:value="178" calcext:value-type="float">
            <text:p>178</text:p>
          </table:table-cell>
          <table:table-cell table:style-name="ce65" office:value-type="string" calcext:value-type="string">
            <text:p>PROFª CRENILDES LUIS BRANDÃO</text:p>
          </table:table-cell>
          <table:table-cell office:value-type="string" calcext:value-type="string">
            <text:p>Paloma Benevides</text:p>
          </table:table-cell>
          <table:table-cell table:number-columns-repeated="1021"/>
        </table:table-row>
        <table:table-row table:style-name="ro5">
          <table:table-cell table:style-name="ce63" office:value-type="float" office:value="161" calcext:value-type="float">
            <text:p>161</text:p>
          </table:table-cell>
          <table:table-cell table:style-name="ce65" office:value-type="string" calcext:value-type="string">
            <text:p>PROFª MARIA DE LOURDES DUARTE</text:p>
          </table:table-cell>
          <table:table-cell office:value-type="string" calcext:value-type="string">
            <text:p>Patrícia Normanha</text:p>
          </table:table-cell>
          <table:table-cell table:number-columns-repeated="1021"/>
        </table:table-row>
        <table:table-row table:style-name="ro5">
          <table:table-cell table:style-name="ce63" office:value-type="float" office:value="189" calcext:value-type="float">
            <text:p>189</text:p>
          </table:table-cell>
          <table:table-cell table:style-name="ce65" office:value-type="string" calcext:value-type="string">
            <text:p>PROMENOR</text:p>
          </table:table-cell>
          <table:table-cell office:value-type="string" calcext:value-type="string">
            <text:p>Polyana Cavalcante</text:p>
          </table:table-cell>
          <table:table-cell table:number-columns-repeated="1021"/>
        </table:table-row>
        <table:table-row table:style-name="ro5">
          <table:table-cell table:style-name="ce63" office:value-type="float" office:value="111" calcext:value-type="float">
            <text:p>111</text:p>
          </table:table-cell>
          <table:table-cell table:style-name="ce65" office:value-type="string" calcext:value-type="string">
            <text:p>CAIC - MISAEL AGUILAR</text:p>
          </table:table-cell>
          <table:table-cell office:value-type="string" calcext:value-type="string">
            <text:p>Rafael Passos</text:p>
          </table:table-cell>
          <table:table-cell table:number-columns-repeated="1021"/>
        </table:table-row>
        <table:table-row table:style-name="ro5">
          <table:table-cell table:style-name="ce63" office:value-type="float" office:value="179" calcext:value-type="float">
            <text:p>179</text:p>
          </table:table-cell>
          <table:table-cell table:style-name="ce65" office:value-type="string" calcext:value-type="string">
            <text:p>PROFª DINORAH ALBERNAZ MELO DA SILVA</text:p>
          </table:table-cell>
          <table:table-cell office:value-type="string" calcext:value-type="string">
            <text:p>Thiago Leal</text:p>
          </table:table-cell>
          <table:table-cell table:number-columns-repeated="1021"/>
        </table:table-row>
        <table:table-row table:style-name="ro5">
          <table:table-cell table:style-name="ce63" office:value-type="float" office:value="106" calcext:value-type="float">
            <text:p>106</text:p>
          </table:table-cell>
          <table:table-cell table:style-name="ce65" office:value-type="string" calcext:value-type="string">
            <text:p>ANÁLIA BARBOSA DE SOUZA</text:p>
          </table:table-cell>
          <table:table-cell office:value-type="string" calcext:value-type="string">
            <text:p>Thiago santos</text:p>
          </table:table-cell>
          <table:table-cell table:number-columns-repeated="1021"/>
        </table:table-row>
        <table:table-row table:style-name="ro5">
          <table:table-cell table:style-name="ce63" office:value-type="float" office:value="114" calcext:value-type="float">
            <text:p>114</text:p>
          </table:table-cell>
          <table:table-cell table:style-name="ce65" office:value-type="string" calcext:value-type="string">
            <text:p>CELSO CAVALCANTI DE CARVALHO</text:p>
          </table:table-cell>
          <table:table-cell table:style-name="ce68" office:value-type="string" calcext:value-type="string">
            <text:p>Vagner Cardoso</text:p>
          </table:table-cell>
          <table:table-cell table:number-columns-repeated="1021"/>
        </table:table-row>
        <table:table-row table:style-name="ro5">
          <table:table-cell table:style-name="ce63" office:value-type="float" office:value="225" calcext:value-type="float">
            <text:p>225</text:p>
          </table:table-cell>
          <table:table-cell table:style-name="ce65" office:value-type="string" calcext:value-type="string">
            <text:p>PROFª IRACY NUNES DA SILVA</text:p>
          </table:table-cell>
          <table:table-cell table:style-name="ce68" office:value-type="string" calcext:value-type="string">
            <text:p>Victor Tomaz</text:p>
          </table:table-cell>
          <table:table-cell table:number-columns-repeated="1021"/>
        </table:table-row>
        <table:table-row table:style-name="ro5">
          <table:table-cell table:style-name="ce63" office:value-type="float" office:value="199" calcext:value-type="float">
            <text:p>199</text:p>
          </table:table-cell>
          <table:table-cell table:style-name="ce65" office:value-type="string" calcext:value-type="string">
            <text:p>PRESIDENTE TANCREDO NEVES</text:p>
          </table:table-cell>
          <table:table-cell table:style-name="ce68" office:value-type="string" calcext:value-type="string">
            <text:p>Zenaide Miranda</text:p>
          </table:table-cell>
          <table:table-cell table:number-columns-repeated="1021"/>
        </table:table-row>
        <table:table-row table:style-name="ro5">
          <table:table-cell table:style-name="ce63" office:value-type="float" office:value="101" calcext:value-type="float">
            <text:p>101</text:p>
          </table:table-cell>
          <table:table-cell table:style-name="ce65" office:value-type="string" calcext:value-type="string">
            <text:p>15 DE JULH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2" calcext:value-type="float">
            <text:p>102</text:p>
          </table:table-cell>
          <table:table-cell table:style-name="ce65" office:value-type="string" calcext:value-type="string">
            <text:p>25 DE JULH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3" calcext:value-type="float">
            <text:p>103</text:p>
          </table:table-cell>
          <table:table-cell table:style-name="ce65" office:value-type="string" calcext:value-type="string">
            <text:p>AMERICO TANURI - JUNC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4" calcext:value-type="float">
            <text:p>104</text:p>
          </table:table-cell>
          <table:table-cell table:style-name="ce65" office:value-type="string" calcext:value-type="string">
            <text:p>AMERICO TANURY - MANIÇOB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5" calcext:value-type="float">
            <text:p>105</text:p>
          </table:table-cell>
          <table:table-cell table:style-name="ce65" office:value-type="string" calcext:value-type="string">
            <text:p>AMÉRICO TANURY - ABÓBO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8" calcext:value-type="float">
            <text:p>108</text:p>
          </table:table-cell>
          <table:table-cell table:style-name="ce65" office:value-type="string" calcext:value-type="string">
            <text:p>BOLIVAR SANT'ANN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09" calcext:value-type="float">
            <text:p>109</text:p>
          </table:table-cell>
          <table:table-cell table:style-name="ce65" office:value-type="string" calcext:value-type="string">
            <text:p>BOM JESUS - BARAUN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0" calcext:value-type="float">
            <text:p>110</text:p>
          </table:table-cell>
          <table:table-cell table:style-name="ce65" office:value-type="string" calcext:value-type="string">
            <text:p>BOM JESUS - NH1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3" calcext:value-type="float">
            <text:p>113</text:p>
          </table:table-cell>
          <table:table-cell table:style-name="ce65" office:value-type="string" calcext:value-type="string">
            <text:p>CAXANG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5" calcext:value-type="float">
            <text:p>115</text:p>
          </table:table-cell>
          <table:table-cell table:style-name="ce65" office:value-type="string" calcext:value-type="string">
            <text:p>CORAÇÃO DE JESUS - SERRA DA MAD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6" calcext:value-type="float">
            <text:p>116</text:p>
          </table:table-cell>
          <table:table-cell table:style-name="ce65" office:value-type="string" calcext:value-type="string">
            <text:p>CORAÇÃO DE JESUS - JUREMA VERMALH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7" calcext:value-type="float">
            <text:p>117</text:p>
          </table:table-cell>
          <table:table-cell table:style-name="ce65" office:value-type="string" calcext:value-type="string">
            <text:p>DEPUTADO RAIMUNDO DA CUNHA LEITE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8" calcext:value-type="float">
            <text:p>118</text:p>
          </table:table-cell>
          <table:table-cell table:style-name="ce65" office:value-type="string" calcext:value-type="string">
            <text:p>DOUTOR EDSON RIBEIR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19" calcext:value-type="float">
            <text:p>119</text:p>
          </table:table-cell>
          <table:table-cell table:style-name="ce65" office:value-type="string" calcext:value-type="string">
            <text:p>DURVAL BARBOSA DA CUNH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1" calcext:value-type="float">
            <text:p>121</text:p>
          </table:table-cell>
          <table:table-cell table:style-name="ce65" office:value-type="string" calcext:value-type="string">
            <text:p>E.M.E.I ANTONIO GUILERMIN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2" calcext:value-type="float">
            <text:p>122</text:p>
          </table:table-cell>
          <table:table-cell table:style-name="ce65" office:value-type="string" calcext:value-type="string">
            <text:p>E.M.E.I DILMA CALMON DE OLIV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3" calcext:value-type="float">
            <text:p>123</text:p>
          </table:table-cell>
          <table:table-cell table:style-name="ce65" office:value-type="string" calcext:value-type="string">
            <text:p>E.M.E.I LUZINETE DE OLIV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4" calcext:value-type="float">
            <text:p>124</text:p>
          </table:table-cell>
          <table:table-cell table:style-name="ce65" office:value-type="string" calcext:value-type="string">
            <text:p>E.M.E.I CAIC MISAEL AGUILAR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5" calcext:value-type="float">
            <text:p>125</text:p>
          </table:table-cell>
          <table:table-cell table:style-name="ce65" office:value-type="string" calcext:value-type="string">
            <text:p>E.M.E.I NAILDE DE SOUZA COST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7" calcext:value-type="float">
            <text:p>127</text:p>
          </table:table-cell>
          <table:table-cell table:style-name="ce65" office:value-type="string" calcext:value-type="string">
            <text:p>E.M.E.I ANNA HILDA LEITE FARIA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8" calcext:value-type="float">
            <text:p>128</text:p>
          </table:table-cell>
          <table:table-cell table:style-name="ce65" office:value-type="string" calcext:value-type="string">
            <text:p>E.M.E.I MARIA HOZANA NUN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29" calcext:value-type="float">
            <text:p>129</text:p>
          </table:table-cell>
          <table:table-cell table:style-name="ce65" office:value-type="string" calcext:value-type="string">
            <text:p>E.M.E.I ABÓBO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0" calcext:value-type="float">
            <text:p>130</text:p>
          </table:table-cell>
          <table:table-cell table:style-name="ce65" office:value-type="string" calcext:value-type="string">
            <text:p>E.M.E.I AMELIA DUARTE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1" calcext:value-type="float">
            <text:p>131</text:p>
          </table:table-cell>
          <table:table-cell table:style-name="ce65" office:value-type="string" calcext:value-type="string">
            <text:p>E.M.E.I ANA MARIA MORGADO CHAV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2" calcext:value-type="float">
            <text:p>132</text:p>
          </table:table-cell>
          <table:table-cell table:style-name="ce65" office:value-type="string" calcext:value-type="string">
            <text:p>E.M.E.I GENTIL DAMASIO DO NASCIMENT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3" calcext:value-type="float">
            <text:p>133</text:p>
          </table:table-cell>
          <table:table-cell table:style-name="ce65" office:value-type="string" calcext:value-type="string">
            <text:p>E.M.E.I MANOEL ALVES DA MOT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4" calcext:value-type="float">
            <text:p>134</text:p>
          </table:table-cell>
          <table:table-cell table:style-name="ce65" office:value-type="string" calcext:value-type="string">
            <text:p>E.M.E.I MARIA SUELY MEDRADO ARAÚJ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5" calcext:value-type="float">
            <text:p>135</text:p>
          </table:table-cell>
          <table:table-cell table:style-name="ce65" office:value-type="string" calcext:value-type="string">
            <text:p>E.M.E.I MARIA VIANA TANURI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6" calcext:value-type="float">
            <text:p>136</text:p>
          </table:table-cell>
          <table:table-cell table:style-name="ce65" office:value-type="string" calcext:value-type="string">
            <text:p>E.M.E.I NATALIA RODRIGU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7" calcext:value-type="float">
            <text:p>137</text:p>
          </table:table-cell>
          <table:table-cell table:style-name="ce65" office:value-type="string" calcext:value-type="string">
            <text:p>E.M.E.I SEMENTE DO AMANH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8" calcext:value-type="float">
            <text:p>138</text:p>
          </table:table-cell>
          <table:table-cell table:style-name="ce65" office:value-type="string" calcext:value-type="string">
            <text:p>EURÍDICE RIBEIRO VIAN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39" calcext:value-type="float">
            <text:p>139</text:p>
          </table:table-cell>
          <table:table-cell table:style-name="ce65" office:value-type="string" calcext:value-type="string">
            <text:p>FAMILIA UNID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2" calcext:value-type="float">
            <text:p>142</text:p>
          </table:table-cell>
          <table:table-cell table:style-name="ce65" office:value-type="string" calcext:value-type="string">
            <text:p>HELENA ARAUJO PINHEIR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3" calcext:value-type="float">
            <text:p>143</text:p>
          </table:table-cell>
          <table:table-cell table:style-name="ce65" office:value-type="string" calcext:value-type="string">
            <text:p>HERBET MOUZE RODRIGU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5" calcext:value-type="float">
            <text:p>145</text:p>
          </table:table-cell>
          <table:table-cell table:style-name="ce65" office:value-type="string" calcext:value-type="string">
            <text:p>JATOB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6" calcext:value-type="float">
            <text:p>146</text:p>
          </table:table-cell>
          <table:table-cell table:style-name="ce65" office:value-type="string" calcext:value-type="string">
            <text:p>JOANA RAMO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7" calcext:value-type="float">
            <text:p>147</text:p>
          </table:table-cell>
          <table:table-cell table:style-name="ce65" office:value-type="string" calcext:value-type="string">
            <text:p>JOAO NEVES DE ALMEID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49" calcext:value-type="float">
            <text:p>149</text:p>
          </table:table-cell>
          <table:table-cell table:style-name="ce65" office:value-type="string" calcext:value-type="string">
            <text:p>JOSÉ DE AMORIM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51" calcext:value-type="float">
            <text:p>151</text:p>
          </table:table-cell>
          <table:table-cell table:style-name="ce65" office:value-type="string" calcext:value-type="string">
            <text:p>JUDITE LEAL COSTA</text:p>
          </table:table-cell>
          <table:table-cell table:style-name="ce68" office:value-type="string" calcext:value-type="string">
            <text:p>Sem Articulador</text:p>
          </table:table-cell>
          <table:table-cell table:number-columns-repeated="1021"/>
        </table:table-row>
        <table:table-row table:style-name="ro5">
          <table:table-cell table:style-name="ce63" office:value-type="float" office:value="153" calcext:value-type="float">
            <text:p>153</text:p>
          </table:table-cell>
          <table:table-cell table:style-name="ce65" office:value-type="string" calcext:value-type="string">
            <text:p>LINDAURA MARIA DE JESU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54" calcext:value-type="float">
            <text:p>154</text:p>
          </table:table-cell>
          <table:table-cell table:style-name="ce65" office:value-type="string" calcext:value-type="string">
            <text:p>LUDGERO DE SOUZA COST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57" calcext:value-type="float">
            <text:p>157</text:p>
          </table:table-cell>
          <table:table-cell table:style-name="ce65" office:value-type="string" calcext:value-type="string">
            <text:p>PEDRO CORIOLAN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58" calcext:value-type="float">
            <text:p>158</text:p>
          </table:table-cell>
          <table:table-cell table:style-name="ce65" office:value-type="string" calcext:value-type="string">
            <text:p>MANOEL GOMES MARTIN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59" calcext:value-type="float">
            <text:p>159</text:p>
          </table:table-cell>
          <table:table-cell table:style-name="ce65" office:value-type="string" calcext:value-type="string">
            <text:p>MANOEL LUIZ DA SILV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0" calcext:value-type="float">
            <text:p>160</text:p>
          </table:table-cell>
          <table:table-cell table:style-name="ce65" office:value-type="string" calcext:value-type="string">
            <text:p>MANOEL NUNES AMORIM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2" calcext:value-type="float">
            <text:p>162</text:p>
          </table:table-cell>
          <table:table-cell table:style-name="ce65" office:value-type="string" calcext:value-type="string">
            <text:p>MARIA DO CARMO SA NOGU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3" calcext:value-type="float">
            <text:p>163</text:p>
          </table:table-cell>
          <table:table-cell table:style-name="ce65" office:value-type="string" calcext:value-type="string">
            <text:p>MARIA MONTEIRO BACELAR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4" calcext:value-type="float">
            <text:p>164</text:p>
          </table:table-cell>
          <table:table-cell table:style-name="ce65" office:value-type="string" calcext:value-type="string">
            <text:p>PROFª MATILDE COSTA MEDRAD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5" calcext:value-type="float">
            <text:p>165</text:p>
          </table:table-cell>
          <table:table-cell table:style-name="ce65" office:value-type="string" calcext:value-type="string">
            <text:p>NOSSA SENHORA DAS GROTAS - BOQUEIRA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6" calcext:value-type="float">
            <text:p>166</text:p>
          </table:table-cell>
          <table:table-cell table:style-name="ce65" office:value-type="string" calcext:value-type="string">
            <text:p>NOSSA SENHORA DAS GROTAS - CARNAÍB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7" calcext:value-type="float">
            <text:p>167</text:p>
          </table:table-cell>
          <table:table-cell table:style-name="ce65" office:value-type="string" calcext:value-type="string">
            <text:p>NOSSA SENHORA RAINHA DOS SANJO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8" calcext:value-type="float">
            <text:p>168</text:p>
          </table:table-cell>
          <table:table-cell table:style-name="ce65" office:value-type="string" calcext:value-type="string">
            <text:p>PROFª OSCARLINA TANURI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69" calcext:value-type="float">
            <text:p>169</text:p>
          </table:table-cell>
          <table:table-cell table:style-name="ce65" office:value-type="string" calcext:value-type="string">
            <text:p>OSORIO TELES DE MENEZ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70" calcext:value-type="float">
            <text:p>170</text:p>
          </table:table-cell>
          <table:table-cell table:style-name="ce65" office:value-type="string" calcext:value-type="string">
            <text:p>PASSAGEM DO SARGENT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71" calcext:value-type="float">
            <text:p>171</text:p>
          </table:table-cell>
          <table:table-cell table:style-name="ce65" office:value-type="string" calcext:value-type="string">
            <text:p>PEDRO DIA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72" calcext:value-type="float">
            <text:p>172</text:p>
          </table:table-cell>
          <table:table-cell table:style-name="ce65" office:value-type="string" calcext:value-type="string">
            <text:p>PONTAL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75" calcext:value-type="float">
            <text:p>175</text:p>
          </table:table-cell>
          <table:table-cell table:style-name="ce65" office:value-type="string" calcext:value-type="string">
            <text:p>PROFª ATANILHA LUZ ARAUJ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76" calcext:value-type="float">
            <text:p>176</text:p>
          </table:table-cell>
          <table:table-cell table:style-name="ce65" office:value-type="string" calcext:value-type="string">
            <text:p>PROFª BERNADETE BRAG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85" calcext:value-type="float">
            <text:p>185</text:p>
          </table:table-cell>
          <table:table-cell table:style-name="ce65" office:value-type="string" calcext:value-type="string">
            <text:p>PROFª MARIA JOSÉ LIMA DA ROCHA - EXT 1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86" calcext:value-type="float">
            <text:p>186</text:p>
          </table:table-cell>
          <table:table-cell table:style-name="ce65" office:value-type="string" calcext:value-type="string">
            <text:p>PROFª MARIA JOSÉ LIMA DA ROCHA - EXT 2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0" calcext:value-type="float">
            <text:p>190</text:p>
          </table:table-cell>
          <table:table-cell table:style-name="ce65" office:value-type="string" calcext:value-type="string">
            <text:p>RAIMUNDO MEDRADO PRIM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1" calcext:value-type="float">
            <text:p>191</text:p>
          </table:table-cell>
          <table:table-cell table:style-name="ce65" office:value-type="string" calcext:value-type="string">
            <text:p>ERUM - RURAL DA MASSAROC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3" calcext:value-type="float">
            <text:p>193</text:p>
          </table:table-cell>
          <table:table-cell table:style-name="ce65" office:value-type="string" calcext:value-type="string">
            <text:p>SANTA TEREZINH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5" calcext:value-type="float">
            <text:p>195</text:p>
          </table:table-cell>
          <table:table-cell table:style-name="ce65" office:value-type="string" calcext:value-type="string">
            <text:p>SÃO FRANCISCO DE ASSIS - MULUNGU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6" calcext:value-type="float">
            <text:p>196</text:p>
          </table:table-cell>
          <table:table-cell table:style-name="ce65" office:value-type="string" calcext:value-type="string">
            <text:p>SÃO FRANCISCO DE ASSIS - NH2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7" calcext:value-type="float">
            <text:p>197</text:p>
          </table:table-cell>
          <table:table-cell table:style-name="ce65" office:value-type="string" calcext:value-type="string">
            <text:p>SÃO JOSE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198" calcext:value-type="float">
            <text:p>198</text:p>
          </table:table-cell>
          <table:table-cell table:style-name="ce65" office:value-type="string" calcext:value-type="string">
            <text:p>SÃO SEBASTIÃO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2" calcext:value-type="float">
            <text:p>202</text:p>
          </table:table-cell>
          <table:table-cell table:style-name="ce65" office:value-type="string" calcext:value-type="string">
            <text:p>E.M.E.I BOM JESUS DOS NAVEGANT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3" calcext:value-type="float">
            <text:p>203</text:p>
          </table:table-cell>
          <table:table-cell table:style-name="ce65" office:value-type="string" calcext:value-type="string">
            <text:p>JOAO DIAS FERR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4" calcext:value-type="float">
            <text:p>204</text:p>
          </table:table-cell>
          <table:table-cell table:style-name="ce65" office:value-type="string" calcext:value-type="string">
            <text:p>JOAO DIAS FERREIRA - EXT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5" calcext:value-type="float">
            <text:p>205</text:p>
          </table:table-cell>
          <table:table-cell table:style-name="ce65" office:value-type="string" calcext:value-type="string">
            <text:p>MARIANO RODRIGUES DE SOUZ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6" calcext:value-type="float">
            <text:p>206</text:p>
          </table:table-cell>
          <table:table-cell table:style-name="ce65" office:value-type="string" calcext:value-type="string">
            <text:p>E.M.E.I FUNDAÇÃO LAR FELIZ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7" calcext:value-type="float">
            <text:p>207</text:p>
          </table:table-cell>
          <table:table-cell table:style-name="ce65" office:value-type="string" calcext:value-type="string">
            <text:p>E.M.E.I ARCENIO JOSE DA SILV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08" calcext:value-type="float">
            <text:p>208</text:p>
          </table:table-cell>
          <table:table-cell table:style-name="ce65" office:value-type="string" calcext:value-type="string">
            <text:p>E.M.E.I PRIMAVE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0" calcext:value-type="float">
            <text:p>210</text:p>
          </table:table-cell>
          <table:table-cell table:style-name="ce65" office:value-type="string" calcext:value-type="string">
            <text:p>ARGEMIRO JOSE DA CRUZ 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1" calcext:value-type="float">
            <text:p>211</text:p>
          </table:table-cell>
          <table:table-cell table:style-name="ce65" office:value-type="string" calcext:value-type="string">
            <text:p>E.M.E.I HELOÍSA HELENA BENEVIDES FARIA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2" calcext:value-type="float">
            <text:p>212</text:p>
          </table:table-cell>
          <table:table-cell table:style-name="ce65" office:value-type="string" calcext:value-type="string">
            <text:p>E.M.E.I NOSSO SENHOR DOS AFLITO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4" calcext:value-type="float">
            <text:p>214</text:p>
          </table:table-cell>
          <table:table-cell table:style-name="ce65" office:value-type="string" calcext:value-type="string">
            <text:p>E.M.E.I ANDRÉ LUIZ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5" calcext:value-type="float">
            <text:p>215</text:p>
          </table:table-cell>
          <table:table-cell table:style-name="ce65" office:value-type="string" calcext:value-type="string">
            <text:p>DOM JOSE RODRIGU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6" calcext:value-type="float">
            <text:p>216</text:p>
          </table:table-cell>
          <table:table-cell table:style-name="ce65" office:value-type="string" calcext:value-type="string">
            <text:p>LUCIA CARMEM SOBR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7" calcext:value-type="float">
            <text:p>217</text:p>
          </table:table-cell>
          <table:table-cell table:style-name="ce65" office:value-type="string" calcext:value-type="string">
            <text:p>MARIA AMÉLIA DE SOUZA OLIVEIR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19" calcext:value-type="float">
            <text:p>219</text:p>
          </table:table-cell>
          <table:table-cell table:style-name="ce65" office:value-type="string" calcext:value-type="string">
            <text:p>SÃO FRANCISCO DE ASSIS - PINHÕES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23" calcext:value-type="float">
            <text:p>223</text:p>
          </table:table-cell>
          <table:table-cell table:style-name="ce65" office:value-type="string" calcext:value-type="string">
            <text:p>ELEOTÉRIO SOARES FONSÊC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24" calcext:value-type="float">
            <text:p>224</text:p>
          </table:table-cell>
          <table:table-cell table:style-name="ce65" office:value-type="string" calcext:value-type="string">
            <text:p>RAIMUNDO CLEMENTINO DE SOUZA</text:p>
          </table:table-cell>
          <table:table-cell table:style-name="ce68"/>
          <table:table-cell table:number-columns-repeated="1021"/>
        </table:table-row>
        <table:table-row table:style-name="ro5">
          <table:table-cell table:style-name="ce63" office:value-type="float" office:value="227" calcext:value-type="float">
            <text:p>227</text:p>
          </table:table-cell>
          <table:table-cell table:style-name="ce65" office:value-type="string" calcext:value-type="string">
            <text:p>VEREADOR AMADEUS DAMASIO</text:p>
          </table:table-cell>
          <table:table-cell table:number-columns-repeated="1022"/>
        </table:table-row>
        <table:table-row table:style-name="ro5">
          <table:table-cell table:style-name="ce63" office:value-type="float" office:value="228" calcext:value-type="float">
            <text:p>228</text:p>
          </table:table-cell>
          <table:table-cell table:style-name="ce65" office:value-type="string" calcext:value-type="string">
            <text:p>VEREADOR AMADEUS DAMASIO - PAULO FREIRE</text:p>
          </table:table-cell>
          <table:table-cell table:number-columns-repeated="1022"/>
        </table:table-row>
        <table:table-row table:style-name="ro5">
          <table:table-cell table:style-name="ce63" office:value-type="float" office:value="229" calcext:value-type="float">
            <text:p>229</text:p>
          </table:table-cell>
          <table:table-cell table:style-name="ce65" office:value-type="string" calcext:value-type="string">
            <text:p>ELISEU SANTOS</text:p>
          </table:table-cell>
          <table:table-cell table:number-columns-repeated="1022"/>
        </table:table-row>
        <table:table-row table:style-name="ro5">
          <table:table-cell table:style-name="ce63" office:value-type="float" office:value="230" calcext:value-type="float">
            <text:p>230</text:p>
          </table:table-cell>
          <table:table-cell table:style-name="ce65" office:value-type="string" calcext:value-type="string">
            <text:p>I.F.B. PROFª CRISTIANA DA COSTA BRAGA</text:p>
          </table:table-cell>
          <table:table-cell table:number-columns-repeated="1022"/>
        </table:table-row>
        <table:table-row table:style-name="ro5">
          <table:table-cell table:style-name="ce63" office:value-type="float" office:value="231" calcext:value-type="float">
            <text:p>231</text:p>
          </table:table-cell>
          <table:table-cell table:style-name="ce65" office:value-type="string" calcext:value-type="string">
            <text:p>E.M.E.I AMÉLIA DUARTE - EXT</text:p>
          </table:table-cell>
          <table:table-cell table:number-columns-repeated="1022"/>
        </table:table-row>
        <table:table-row table:style-name="ro5">
          <table:table-cell table:style-name="ce63" office:value-type="float" office:value="232" calcext:value-type="float">
            <text:p>232</text:p>
          </table:table-cell>
          <table:table-cell table:style-name="ce65" office:value-type="string" calcext:value-type="string">
            <text:p>ELISEU SANTOS - ZUMBI DOS PALMARES</text:p>
          </table:table-cell>
          <table:table-cell table:number-columns-repeated="1022"/>
        </table:table-row>
        <table:table-row table:style-name="ro5">
          <table:table-cell table:style-name="ce63" office:value-type="float" office:value="235" calcext:value-type="float">
            <text:p>235</text:p>
          </table:table-cell>
          <table:table-cell table:style-name="ce65" office:value-type="string" calcext:value-type="string">
            <text:p>E.M.E.I MARIA JULIA RODRIGUES TANURI</text:p>
          </table:table-cell>
          <table:table-cell table:number-columns-repeated="1022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usuários.C1:usuários.C2" table:display-filter-buttons="true" table:orientation="column"/>
        <table:database-range table:name="__Anonymous_Sheet_DB__1" table:target-range-address="usuários_2.C1:usuários_2.C3" table:display-filter-buttons="true" table:orientation="column"/>
        <table:database-range table:name="__Anonymous_Sheet_DB__2" table:target-range-address="Configurações.A1:Configurações.F500" table:display-filter-buttons="true" table:orientation="column"/>
        <table:database-range table:name="__Anonymous_Sheet_DB__3" table:target-range-address="EscolaID.A1:EscolaID.C13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2P0" style:volatile="true">
      <number:text/>
    </number:number-style>
    <number:number-style style:name="N122P1" style:volatile="true">
      <number:text/>
    </number:number-style>
    <number:number-style style:name="N122P2" style:volatile="true">
      <number:text/>
    </number:number-style>
    <number:text-style style:name="N122">
      <number:text/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0" loext:min-decimal-places="0" number:min-integer-digits="1"/>
    </number:number-style>
    <number:number-style style:name="N124P1" style:volatile="true">
      <number:text>-</number:text>
      <number:number number:decimal-places="0" loext:min-decimal-places="0" number:min-integer-digits="1"/>
    </number:number-style>
    <number:number-style style:name="N124P2" style:volatile="true">
      <number:text/>
    </number:number-style>
    <number:text-style style:name="N124" number:title="Definido pelo usuário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-</number:text>
      <number:number number:decimal-places="0" loext:min-decimal-places="0" number:min-integer-digits="1"/>
    </number:number-style>
    <number:number-style style:name="N125P1" style:volatile="true">
      <number:text/>
    </number:number-style>
    <number:text-style style:name="N125">
      <number:text-content/>
      <style:map style:condition="value()&gt;=0" style:apply-style-name="N125P0"/>
      <style:map style:condition="value()&lt;0" style:apply-style-name="N125P1"/>
    </number:text-style>
    <number:number-style style:name="N126">
      <number:number number:decimal-places="0" loext:min-decimal-places="0" number:min-integer-digits="0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0" loext:min-decimal-places="0" number:min-integer-digits="2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pt" number:country="BR">
      <number:minutes number:style="long"/>
      <number:text>:</number:text>
      <number:seconds number:style="long"/>
    </number:time-style>
    <number:time-style style:name="N10135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pt" number:country="BR">
      <number:minutes number:style="long"/>
      <number:text>:</number:text>
      <number:seconds number:style="long" number:decimal-places="1"/>
    </number:time-style>
    <number:number-style style:name="N10137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VERMELHO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27">00/00/0000</text:date>, <text:time style:data-style-name="N2" text:time-value="07:45:55.63110107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initial-creator>Admin User</meta:initial-creator>
    <meta:creation-date>2015-06-01T15:37:37</meta:creation-date>
    <dc:date>2018-03-27T07:51:50.243371192</dc:date>
    <meta:editing-duration>PT15H50M53S</meta:editing-duration>
    <meta:editing-cycles>174</meta:editing-cycles>
    <meta:print-date>2017-03-13T10:14:32.899067802</meta:print-date>
    <meta:document-statistic meta:table-count="4" meta:cell-count="13791" meta:object-count="0"/>
  </office:meta>
</office:document-meta>
</file>